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A9B7C6" style:font-name="JetBrains Mono" style:font-name-asian="JetBrains Mono" style:font-name-complex="JetBrains Mono" fo:font-size="10pt" style:font-size-asian="10pt" style:font-size-complex="10pt" style:font-family-generic="modern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ED7D31" fo:font-size="10pt" style:font-size-asian="10pt" style:font-size-complex="10pt"/>
    </style:style>
    <style:style style:name="T1" style:family="text" style:parent-style-name="Default">
      <style:text-properties fo:color="#A9B7C6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CC7832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18041666666667cm"/>
    </style:style>
    <style:style style:name="co4" style:family="table-column">
      <style:table-column-properties fo:break-before="auto" style:column-width="2.13430555555556cm"/>
    </style:style>
    <style:style style:name="co5" style:family="table-column">
      <style:table-column-properties fo:break-before="auto" style:column-width="7.67291666666667cm"/>
    </style:style>
    <style:style style:name="co6" style:family="table-column">
      <style:table-column-properties fo:break-before="auto" style:column-width="2.76930555555556cm"/>
    </style:style>
    <style:style style:name="co7" style:family="table-column">
      <style:table-column-properties fo:break-before="auto" style:column-width="4.56847222222222cm"/>
    </style:style>
    <style:style style:name="co8" style:family="table-column">
      <style:table-column-properties fo:break-before="auto" style:column-width="1.78152777777778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4.40972222222222cm"/>
    </style:style>
    <style:style style:name="co11" style:family="table-column">
      <style:table-column-properties fo:break-before="auto" style:column-width="7.58472222222222cm"/>
    </style:style>
    <style:style style:name="co12" style:family="table-column">
      <style:table-column-properties fo:break-before="auto" style:column-width="2.55763888888889cm"/>
    </style:style>
    <style:style style:name="co13" style:family="table-column">
      <style:table-column-properties fo:break-before="auto" style:column-width="4.85069444444444cm"/>
    </style:style>
    <style:style style:name="co14" style:family="table-column">
      <style:table-column-properties fo:break-before="auto" style:column-width="7.10847222222222cm"/>
    </style:style>
    <style:style style:name="co15" style:family="table-column">
      <style:table-column-properties fo:break-before="auto" style:column-width="6.05013888888889cm"/>
    </style:style>
    <style:style style:name="co16" style:family="table-column">
      <style:table-column-properties fo:break-before="auto" style:column-width="3.08680555555556cm"/>
    </style:style>
    <style:style style:name="co17" style:family="table-column">
      <style:table-column-properties fo:break-before="auto" style:column-width="2.66347222222222cm"/>
    </style:style>
    <style:style style:name="co18" style:family="table-column">
      <style:table-column-properties fo:break-before="auto" style:column-width="2.73402777777778cm"/>
    </style:style>
    <style:style style:name="co19" style:family="table-column">
      <style:table-column-properties fo:break-before="auto" style:column-width="2.50472222222222cm"/>
    </style:style>
    <style:style style:name="co20" style:family="table-column">
      <style:table-column-properties fo:break-before="auto" style:column-width="2.71638888888889cm"/>
    </style:style>
    <style:style style:name="co21" style:family="table-column">
      <style:table-column-properties fo:break-before="auto" style:column-width="3.51013888888889cm"/>
    </style:style>
    <style:style style:name="co22" style:family="table-column">
      <style:table-column-properties fo:break-before="auto" style:column-width="11.8886111111111cm"/>
    </style:style>
    <style:style style:name="co23" style:family="table-column">
      <style:table-column-properties fo:break-before="auto" style:column-width="6.29708333333333cm"/>
    </style:style>
    <style:style style:name="co24" style:family="table-column">
      <style:table-column-properties fo:break-before="auto" style:column-width="2.39888888888889cm"/>
    </style:style>
    <style:style style:name="co25" style:family="table-column">
      <style:table-column-properties fo:break-before="auto" style:column-width="2.48708333333333cm"/>
    </style:style>
    <style:style style:name="co26" style:family="table-column">
      <style:table-column-properties fo:break-before="auto" style:column-width="4.25097222222222cm"/>
    </style:style>
    <style:style style:name="co27" style:family="table-column">
      <style:table-column-properties fo:break-before="auto" style:column-width="3.01625cm"/>
    </style:style>
    <style:style style:name="co28" style:family="table-column">
      <style:table-column-properties fo:break-before="auto" style:column-width="2.59291666666667cm"/>
    </style:style>
    <style:style style:name="co29" style:family="table-column">
      <style:table-column-properties fo:break-before="auto" style:column-width="10.14236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6pt" style:use-optimal-row-height="true" fo:break-before="auto"/>
    </style:style>
    <style:style style:name="ro3" style:family="table-row">
      <style:table-row-properties style:row-height="13pt" style:use-optimal-row-height="true" fo:break-before="auto"/>
    </style:style>
    <style:style style:name="ro4" style:family="table-row">
      <style:table-row-properties style:row-height="52pt" style:use-optimal-row-height="true" fo:break-before="auto"/>
    </style:style>
    <style:style style:name="ro5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-shape_parallel_flange" table:style-name="ta1">
        <table:table-column table:style-name="co1" table:default-cell-style-name="ce7"/>
        <table:table-column table:style-name="co2" table:number-columns-repeated="5" table:default-cell-style-name="ce7"/>
        <table:table-column table:style-name="co3" table:default-cell-style-name="ce5"/>
        <table:table-column table:style-name="co2" table:number-columns-repeated="2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2" table:number-columns-repeated="16371" table:default-cell-style-name="ce5"/>
        <table:table-row table:style-name="ro1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f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3" table:style-name="ce5"/>
          <table:table-cell office:value-type="string" table:style-name="ce6">
            <text:p>JSONString</text:p>
          </table:table-cell>
          <table:table-cell table:number-columns-repeated="16371" table:style-name="ce1"/>
        </table:table-row>
        <table:table-row table:style-name="ro1">
          <table:table-cell table:style-name="ce7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table:number-columns-repeated="7" table:style-name="ce5"/>
          <table:table-cell table:number-columns-repeated="16371" table:style-name="ce1"/>
        </table:table-row>
        <table:table-row table:style-name="ro1">
          <table:table-cell office:value-type="string" table:style-name="ce8">
            <text:p>HEA100</text:p>
          </table:table-cell>
          <table:table-cell office:value-type="float" office:value="96" table:style-name="ce8">
            <text:p>96</text:p>
          </table:table-cell>
          <table:table-cell office:value-type="float" office:value="100" table:style-name="ce8">
            <text:p>100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17">
            <text:p>HEA100</text:p>
          </table:table-cell>
          <table:table-cell office:value-type="string" table:style-name="ce17">
            <text:p>HE100A</text:p>
          </table:table-cell>
          <table:table-cell office:value-type="string" table:style-name="ce17">
            <text:p>HEA 100</text:p>
          </table:table-cell>
          <table:table-cell table:style-name="ce17"/>
          <table:table-cell office:value-type="string" office:string-value="synonyms&quot;:[&quot;HEA100&quot;,&quot;HE100A&quot;,&quot;HEA 100&quot;]}]}," table:formula="of:= &quot;synonyms&quot;&amp;&quot;&quot;&quot;&quot;&amp;&quot;:[&quot;&amp;&quot;&quot;&quot;&quot;&amp;[.H3]&amp;&quot;&quot;&quot;&quot;&amp;&quot;,&quot;&amp;&quot;&quot;&quot;&quot;&amp;[.I3]&amp;&quot;&quot;&quot;&quot;&amp;&quot;,&quot;&amp;&quot;&quot;&quot;&quot;&amp;[.J3]&amp;&quot;&quot;&quot;&quot;&amp;&quot;]}]},&quot;" table:style-name="ce17">
            <text:p>synonyms":["HEA100","HE100A","HEA 100"]}]},</text:p>
          </table:table-cell>
          <table:table-cell office:value-type="string" office:string-value="{&quot;HEA100&quot;: [{&quot;shape_coords&quot;:[96,100,5,8,12],&quot;shape_name&quot;:&quot;I-shape parallel flange&quot;,&quot;synonyms&quot;:[&quot;HEA100&quot;,&quot;HE100A&quot;,&quot;HEA 100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,&quot; &amp;[.D3]&amp; &quot;,&quot; &amp;[.E3]&amp; &quot;,&quot; &amp;[.F3] &amp; &quot;],&quot; &amp; &quot;&quot;&quot;&quot; &amp;&quot;shape_name&quot;&amp;&quot;&quot;&quot;&quot; &amp; &quot;:&quot; &amp; &quot;&quot;&quot;&quot; &amp;[.G3] &amp; &quot;&quot;&quot;&quot; &amp; &quot;,&quot; &amp; &quot;&quot;&quot;&quot;&amp;[.L3]" table:style-name="ce5">
            <text:p>{"HEA100": [{"shape_coords":[96,100,5,8,12],"shape_name":"I-shape parallel flange","synonyms":["HEA100","HE100A","HEA 1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120</text:p>
          </table:table-cell>
          <table:table-cell office:value-type="float" office:value="114" table:style-name="ce8">
            <text:p>114</text:p>
          </table:table-cell>
          <table:table-cell office:value-type="float" office:value="120" table:style-name="ce8">
            <text:p>120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17">
            <text:p>HEA120</text:p>
          </table:table-cell>
          <table:table-cell office:value-type="string" table:style-name="ce17">
            <text:p>HE120A</text:p>
          </table:table-cell>
          <table:table-cell office:value-type="string" table:style-name="ce17">
            <text:p>HEA 120</text:p>
          </table:table-cell>
          <table:table-cell table:style-name="ce17"/>
          <table:table-cell office:value-type="string" office:string-value="synonyms&quot;:[&quot;HEA120&quot;,&quot;HE120A&quot;,&quot;HEA 120&quot;]}]}," table:formula="of:= &quot;synonyms&quot;&amp;&quot;&quot;&quot;&quot;&amp;&quot;:[&quot;&amp;&quot;&quot;&quot;&quot;&amp;[.H4]&amp;&quot;&quot;&quot;&quot;&amp;&quot;,&quot;&amp;&quot;&quot;&quot;&quot;&amp;[.I4]&amp;&quot;&quot;&quot;&quot;&amp;&quot;,&quot;&amp;&quot;&quot;&quot;&quot;&amp;[.J4]&amp;&quot;&quot;&quot;&quot;&amp;&quot;]}]},&quot;" table:style-name="ce17">
            <text:p>synonyms":["HEA120","HE120A","HEA 120"]}]},</text:p>
          </table:table-cell>
          <table:table-cell office:value-type="string" office:string-value="{&quot;HEA120&quot;: [{&quot;shape_coords&quot;:[114,120,5,8,12],&quot;shape_name&quot;:&quot;I-shape parallel flange&quot;,&quot;synonyms&quot;:[&quot;HEA120&quot;,&quot;HE120A&quot;,&quot;HEA 12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],&quot; &amp; &quot;&quot;&quot;&quot; &amp;&quot;shape_name&quot;&amp;&quot;&quot;&quot;&quot; &amp; &quot;:&quot; &amp; &quot;&quot;&quot;&quot; &amp;[.G4] &amp; &quot;&quot;&quot;&quot; &amp; &quot;,&quot; &amp; &quot;&quot;&quot;&quot;&amp;[.L4]" table:style-name="ce5">
            <text:p>{"HEA120": [{"shape_coords":[114,120,5,8,12],"shape_name":"I-shape parallel flange","synonyms":["HEA120","HE120A","HEA 1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140</text:p>
          </table:table-cell>
          <table:table-cell office:value-type="float" office:value="133" table:style-name="ce8">
            <text:p>133</text:p>
          </table:table-cell>
          <table:table-cell office:value-type="float" office:value="140" table:style-name="ce8">
            <text:p>140</text:p>
          </table:table-cell>
          <table:table-cell office:value-type="float" office:value="5.5" table:style-name="ce8">
            <text:p>5,5</text:p>
          </table:table-cell>
          <table:table-cell office:value-type="float" office:value="8.5" table:style-name="ce8">
            <text:p>8,5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17">
            <text:p>HEA140</text:p>
          </table:table-cell>
          <table:table-cell office:value-type="string" table:style-name="ce17">
            <text:p>HE140A</text:p>
          </table:table-cell>
          <table:table-cell office:value-type="string" table:style-name="ce17">
            <text:p>HEA 140</text:p>
          </table:table-cell>
          <table:table-cell table:style-name="ce17"/>
          <table:table-cell office:value-type="string" office:string-value="synonyms&quot;:[&quot;HEA140&quot;,&quot;HE140A&quot;,&quot;HEA 140&quot;]}]}," table:formula="of:= &quot;synonyms&quot;&amp;&quot;&quot;&quot;&quot;&amp;&quot;:[&quot;&amp;&quot;&quot;&quot;&quot;&amp;[.H5]&amp;&quot;&quot;&quot;&quot;&amp;&quot;,&quot;&amp;&quot;&quot;&quot;&quot;&amp;[.I5]&amp;&quot;&quot;&quot;&quot;&amp;&quot;,&quot;&amp;&quot;&quot;&quot;&quot;&amp;[.J5]&amp;&quot;&quot;&quot;&quot;&amp;&quot;]}]},&quot;" table:style-name="ce17">
            <text:p>synonyms":["HEA140","HE140A","HEA 140"]}]},</text:p>
          </table:table-cell>
          <table:table-cell office:value-type="string" office:string-value="{&quot;HEA140&quot;: [{&quot;shape_coords&quot;:[133,140,5,5,8,5,12],&quot;shape_name&quot;:&quot;I-shape parallel flange&quot;,&quot;synonyms&quot;:[&quot;HEA140&quot;,&quot;HE140A&quot;,&quot;HEA 14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],&quot; &amp; &quot;&quot;&quot;&quot; &amp;&quot;shape_name&quot;&amp;&quot;&quot;&quot;&quot; &amp; &quot;:&quot; &amp; &quot;&quot;&quot;&quot; &amp;[.G5] &amp; &quot;&quot;&quot;&quot; &amp; &quot;,&quot; &amp; &quot;&quot;&quot;&quot;&amp;[.L5]" table:style-name="ce5">
            <text:p>{"HEA140": [{"shape_coords":[133,140,5,5,8,5,12],"shape_name":"I-shape parallel flange","synonyms":["HEA140","HE140A","HEA 1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160</text:p>
          </table:table-cell>
          <table:table-cell office:value-type="float" office:value="152" table:style-name="ce8">
            <text:p>152</text:p>
          </table:table-cell>
          <table:table-cell office:value-type="float" office:value="160" table:style-name="ce8">
            <text:p>160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17">
            <text:p>HEA160</text:p>
          </table:table-cell>
          <table:table-cell office:value-type="string" table:style-name="ce17">
            <text:p>HE160A</text:p>
          </table:table-cell>
          <table:table-cell office:value-type="string" table:style-name="ce17">
            <text:p>HEA 160</text:p>
          </table:table-cell>
          <table:table-cell table:style-name="ce17"/>
          <table:table-cell office:value-type="string" office:string-value="synonyms&quot;:[&quot;HEA160&quot;,&quot;HE160A&quot;,&quot;HEA 160&quot;]}]}," table:formula="of:= &quot;synonyms&quot;&amp;&quot;&quot;&quot;&quot;&amp;&quot;:[&quot;&amp;&quot;&quot;&quot;&quot;&amp;[.H6]&amp;&quot;&quot;&quot;&quot;&amp;&quot;,&quot;&amp;&quot;&quot;&quot;&quot;&amp;[.I6]&amp;&quot;&quot;&quot;&quot;&amp;&quot;,&quot;&amp;&quot;&quot;&quot;&quot;&amp;[.J6]&amp;&quot;&quot;&quot;&quot;&amp;&quot;]}]},&quot;" table:style-name="ce17">
            <text:p>synonyms":["HEA160","HE160A","HEA 160"]}]},</text:p>
          </table:table-cell>
          <table:table-cell office:value-type="string" office:string-value="{&quot;HEA160&quot;: [{&quot;shape_coords&quot;:[152,160,6,9,15],&quot;shape_name&quot;:&quot;I-shape parallel flange&quot;,&quot;synonyms&quot;:[&quot;HEA160&quot;,&quot;HE160A&quot;,&quot;HEA 16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],&quot; &amp; &quot;&quot;&quot;&quot; &amp;&quot;shape_name&quot;&amp;&quot;&quot;&quot;&quot; &amp; &quot;:&quot; &amp; &quot;&quot;&quot;&quot; &amp;[.G6] &amp; &quot;&quot;&quot;&quot; &amp; &quot;,&quot; &amp; &quot;&quot;&quot;&quot;&amp;[.L6]" table:style-name="ce5">
            <text:p>{"HEA160": [{"shape_coords":[152,160,6,9,15],"shape_name":"I-shape parallel flange","synonyms":["HEA160","HE160A","HEA 1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180</text:p>
          </table:table-cell>
          <table:table-cell office:value-type="float" office:value="171" table:style-name="ce8">
            <text:p>171</text:p>
          </table:table-cell>
          <table:table-cell office:value-type="float" office:value="180" table:style-name="ce8">
            <text:p>180</text:p>
          </table:table-cell>
          <table:table-cell office:value-type="float" office:value="6" table:style-name="ce8">
            <text:p>6</text:p>
          </table:table-cell>
          <table:table-cell office:value-type="float" office:value="9.5" table:style-name="ce8">
            <text:p>9,5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17">
            <text:p>HEA180</text:p>
          </table:table-cell>
          <table:table-cell office:value-type="string" table:style-name="ce17">
            <text:p>HE180A</text:p>
          </table:table-cell>
          <table:table-cell office:value-type="string" table:style-name="ce17">
            <text:p>HEA 180</text:p>
          </table:table-cell>
          <table:table-cell table:style-name="ce17"/>
          <table:table-cell office:value-type="string" office:string-value="synonyms&quot;:[&quot;HEA180&quot;,&quot;HE180A&quot;,&quot;HEA 180&quot;]}]}," table:formula="of:= &quot;synonyms&quot;&amp;&quot;&quot;&quot;&quot;&amp;&quot;:[&quot;&amp;&quot;&quot;&quot;&quot;&amp;[.H7]&amp;&quot;&quot;&quot;&quot;&amp;&quot;,&quot;&amp;&quot;&quot;&quot;&quot;&amp;[.I7]&amp;&quot;&quot;&quot;&quot;&amp;&quot;,&quot;&amp;&quot;&quot;&quot;&quot;&amp;[.J7]&amp;&quot;&quot;&quot;&quot;&amp;&quot;]}]},&quot;" table:style-name="ce17">
            <text:p>synonyms":["HEA180","HE180A","HEA 180"]}]},</text:p>
          </table:table-cell>
          <table:table-cell office:value-type="string" office:string-value="{&quot;HEA180&quot;: [{&quot;shape_coords&quot;:[171,180,6,9,5,15],&quot;shape_name&quot;:&quot;I-shape parallel flange&quot;,&quot;synonyms&quot;:[&quot;HEA180&quot;,&quot;HE180A&quot;,&quot;HEA 18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],&quot; &amp; &quot;&quot;&quot;&quot; &amp;&quot;shape_name&quot;&amp;&quot;&quot;&quot;&quot; &amp; &quot;:&quot; &amp; &quot;&quot;&quot;&quot; &amp;[.G7] &amp; &quot;&quot;&quot;&quot; &amp; &quot;,&quot; &amp; &quot;&quot;&quot;&quot;&amp;[.L7]" table:style-name="ce5">
            <text:p>{"HEA180": [{"shape_coords":[171,180,6,9,5,15],"shape_name":"I-shape parallel flange","synonyms":["HEA180","HE180A","HEA 18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200</text:p>
          </table:table-cell>
          <table:table-cell office:value-type="float" office:value="190" table:style-name="ce8">
            <text:p>190</text:p>
          </table:table-cell>
          <table:table-cell office:value-type="float" office:value="200" table:style-name="ce8">
            <text:p>200</text:p>
          </table:table-cell>
          <table:table-cell office:value-type="float" office:value="6.5" table:style-name="ce8">
            <text:p>6,5</text:p>
          </table:table-cell>
          <table:table-cell office:value-type="float" office:value="10" table:style-name="ce8">
            <text:p>10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17">
            <text:p>HEA200</text:p>
          </table:table-cell>
          <table:table-cell office:value-type="string" table:style-name="ce17">
            <text:p>HE200A</text:p>
          </table:table-cell>
          <table:table-cell office:value-type="string" table:style-name="ce17">
            <text:p>HEA 200</text:p>
          </table:table-cell>
          <table:table-cell table:style-name="ce17"/>
          <table:table-cell office:value-type="string" office:string-value="synonyms&quot;:[&quot;HEA200&quot;,&quot;HE200A&quot;,&quot;HEA 200&quot;]}]}," table:formula="of:= &quot;synonyms&quot;&amp;&quot;&quot;&quot;&quot;&amp;&quot;:[&quot;&amp;&quot;&quot;&quot;&quot;&amp;[.H8]&amp;&quot;&quot;&quot;&quot;&amp;&quot;,&quot;&amp;&quot;&quot;&quot;&quot;&amp;[.I8]&amp;&quot;&quot;&quot;&quot;&amp;&quot;,&quot;&amp;&quot;&quot;&quot;&quot;&amp;[.J8]&amp;&quot;&quot;&quot;&quot;&amp;&quot;]}]},&quot;" table:style-name="ce17">
            <text:p>synonyms":["HEA200","HE200A","HEA 200"]}]},</text:p>
          </table:table-cell>
          <table:table-cell office:value-type="string" office:string-value="{&quot;HEA200&quot;: [{&quot;shape_coords&quot;:[190,200,6,5,10,18],&quot;shape_name&quot;:&quot;I-shape parallel flange&quot;,&quot;synonyms&quot;:[&quot;HEA200&quot;,&quot;HE200A&quot;,&quot;HEA 20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],&quot; &amp; &quot;&quot;&quot;&quot; &amp;&quot;shape_name&quot;&amp;&quot;&quot;&quot;&quot; &amp; &quot;:&quot; &amp; &quot;&quot;&quot;&quot; &amp;[.G8] &amp; &quot;&quot;&quot;&quot; &amp; &quot;,&quot; &amp; &quot;&quot;&quot;&quot;&amp;[.L8]" table:style-name="ce5">
            <text:p>{"HEA200": [{"shape_coords":[190,200,6,5,10,18],"shape_name":"I-shape parallel flange","synonyms":["HEA200","HE200A","HEA 2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220</text:p>
          </table:table-cell>
          <table:table-cell office:value-type="float" office:value="210" table:style-name="ce8">
            <text:p>210</text:p>
          </table:table-cell>
          <table:table-cell office:value-type="float" office:value="220" table:style-name="ce8">
            <text:p>22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17">
            <text:p>HEA220</text:p>
          </table:table-cell>
          <table:table-cell office:value-type="string" table:style-name="ce17">
            <text:p>HE220A</text:p>
          </table:table-cell>
          <table:table-cell office:value-type="string" table:style-name="ce17">
            <text:p>HEA 220</text:p>
          </table:table-cell>
          <table:table-cell table:style-name="ce17"/>
          <table:table-cell office:value-type="string" office:string-value="synonyms&quot;:[&quot;HEA220&quot;,&quot;HE220A&quot;,&quot;HEA 220&quot;]}]}," table:formula="of:= &quot;synonyms&quot;&amp;&quot;&quot;&quot;&quot;&amp;&quot;:[&quot;&amp;&quot;&quot;&quot;&quot;&amp;[.H9]&amp;&quot;&quot;&quot;&quot;&amp;&quot;,&quot;&amp;&quot;&quot;&quot;&quot;&amp;[.I9]&amp;&quot;&quot;&quot;&quot;&amp;&quot;,&quot;&amp;&quot;&quot;&quot;&quot;&amp;[.J9]&amp;&quot;&quot;&quot;&quot;&amp;&quot;]}]},&quot;" table:style-name="ce17">
            <text:p>synonyms":["HEA220","HE220A","HEA 220"]}]},</text:p>
          </table:table-cell>
          <table:table-cell office:value-type="string" office:string-value="{&quot;HEA220&quot;: [{&quot;shape_coords&quot;:[210,220,7,11,18],&quot;shape_name&quot;:&quot;I-shape parallel flange&quot;,&quot;synonyms&quot;:[&quot;HEA220&quot;,&quot;HE220A&quot;,&quot;HEA 22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],&quot; &amp; &quot;&quot;&quot;&quot; &amp;&quot;shape_name&quot;&amp;&quot;&quot;&quot;&quot; &amp; &quot;:&quot; &amp; &quot;&quot;&quot;&quot; &amp;[.G9] &amp; &quot;&quot;&quot;&quot; &amp; &quot;,&quot; &amp; &quot;&quot;&quot;&quot;&amp;[.L9]" table:style-name="ce5">
            <text:p>{"HEA220": [{"shape_coords":[210,220,7,11,18],"shape_name":"I-shape parallel flange","synonyms":["HEA220","HE220A","HEA 2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240</text:p>
          </table:table-cell>
          <table:table-cell office:value-type="float" office:value="230" table:style-name="ce8">
            <text:p>230</text:p>
          </table:table-cell>
          <table:table-cell office:value-type="float" office:value="240" table:style-name="ce8">
            <text:p>240</text:p>
          </table:table-cell>
          <table:table-cell office:value-type="float" office:value="7.5" table:style-name="ce8">
            <text:p>7,5</text:p>
          </table:table-cell>
          <table:table-cell office:value-type="float" office:value="12" table:style-name="ce8">
            <text:p>12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17">
            <text:p>HEA240</text:p>
          </table:table-cell>
          <table:table-cell office:value-type="string" table:style-name="ce17">
            <text:p>HE240A</text:p>
          </table:table-cell>
          <table:table-cell office:value-type="string" table:style-name="ce17">
            <text:p>HEA 240</text:p>
          </table:table-cell>
          <table:table-cell table:style-name="ce17"/>
          <table:table-cell office:value-type="string" office:string-value="synonyms&quot;:[&quot;HEA240&quot;,&quot;HE240A&quot;,&quot;HEA 240&quot;]}]}," table:formula="of:= &quot;synonyms&quot;&amp;&quot;&quot;&quot;&quot;&amp;&quot;:[&quot;&amp;&quot;&quot;&quot;&quot;&amp;[.H10]&amp;&quot;&quot;&quot;&quot;&amp;&quot;,&quot;&amp;&quot;&quot;&quot;&quot;&amp;[.I10]&amp;&quot;&quot;&quot;&quot;&amp;&quot;,&quot;&amp;&quot;&quot;&quot;&quot;&amp;[.J10]&amp;&quot;&quot;&quot;&quot;&amp;&quot;]}]},&quot;" table:style-name="ce17">
            <text:p>synonyms":["HEA240","HE240A","HEA 240"]}]},</text:p>
          </table:table-cell>
          <table:table-cell office:value-type="string" office:string-value="{&quot;HEA240&quot;: [{&quot;shape_coords&quot;:[230,240,7,5,12,21],&quot;shape_name&quot;:&quot;I-shape parallel flange&quot;,&quot;synonyms&quot;:[&quot;HEA240&quot;,&quot;HE240A&quot;,&quot;HEA 24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],&quot; &amp; &quot;&quot;&quot;&quot; &amp;&quot;shape_name&quot;&amp;&quot;&quot;&quot;&quot; &amp; &quot;:&quot; &amp; &quot;&quot;&quot;&quot; &amp;[.G10] &amp; &quot;&quot;&quot;&quot; &amp; &quot;,&quot; &amp; &quot;&quot;&quot;&quot;&amp;[.L10]" table:style-name="ce5">
            <text:p>{"HEA240": [{"shape_coords":[230,240,7,5,12,21],"shape_name":"I-shape parallel flange","synonyms":["HEA240","HE240A","HEA 2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260</text:p>
          </table:table-cell>
          <table:table-cell office:value-type="float" office:value="250" table:style-name="ce8">
            <text:p>250</text:p>
          </table:table-cell>
          <table:table-cell office:value-type="float" office:value="260" table:style-name="ce8">
            <text:p>260</text:p>
          </table:table-cell>
          <table:table-cell office:value-type="float" office:value="7.5" table:style-name="ce8">
            <text:p>7,5</text:p>
          </table:table-cell>
          <table:table-cell office:value-type="float" office:value="12.5" table:style-name="ce8">
            <text:p>12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17">
            <text:p>HEA260</text:p>
          </table:table-cell>
          <table:table-cell office:value-type="string" table:style-name="ce17">
            <text:p>HE260A</text:p>
          </table:table-cell>
          <table:table-cell office:value-type="string" table:style-name="ce17">
            <text:p>HEA 260</text:p>
          </table:table-cell>
          <table:table-cell table:style-name="ce17"/>
          <table:table-cell office:value-type="string" office:string-value="synonyms&quot;:[&quot;HEA260&quot;,&quot;HE260A&quot;,&quot;HEA 260&quot;]}]}," table:formula="of:= &quot;synonyms&quot;&amp;&quot;&quot;&quot;&quot;&amp;&quot;:[&quot;&amp;&quot;&quot;&quot;&quot;&amp;[.H11]&amp;&quot;&quot;&quot;&quot;&amp;&quot;,&quot;&amp;&quot;&quot;&quot;&quot;&amp;[.I11]&amp;&quot;&quot;&quot;&quot;&amp;&quot;,&quot;&amp;&quot;&quot;&quot;&quot;&amp;[.J11]&amp;&quot;&quot;&quot;&quot;&amp;&quot;]}]},&quot;" table:style-name="ce17">
            <text:p>synonyms":["HEA260","HE260A","HEA 260"]}]},</text:p>
          </table:table-cell>
          <table:table-cell office:value-type="string" office:string-value="{&quot;HEA260&quot;: [{&quot;shape_coords&quot;:[250,260,7,5,12,5,24],&quot;shape_name&quot;:&quot;I-shape parallel flange&quot;,&quot;synonyms&quot;:[&quot;HEA260&quot;,&quot;HE260A&quot;,&quot;HEA 26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],&quot; &amp; &quot;&quot;&quot;&quot; &amp;&quot;shape_name&quot;&amp;&quot;&quot;&quot;&quot; &amp; &quot;:&quot; &amp; &quot;&quot;&quot;&quot; &amp;[.G11] &amp; &quot;&quot;&quot;&quot; &amp; &quot;,&quot; &amp; &quot;&quot;&quot;&quot;&amp;[.L11]" table:style-name="ce5">
            <text:p>{"HEA260": [{"shape_coords":[250,260,7,5,12,5,24],"shape_name":"I-shape parallel flange","synonyms":["HEA260","HE260A","HEA 2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280</text:p>
          </table:table-cell>
          <table:table-cell office:value-type="float" office:value="270" table:style-name="ce8">
            <text:p>270</text:p>
          </table:table-cell>
          <table:table-cell office:value-type="float" office:value="280" table:style-name="ce8">
            <text:p>280</text:p>
          </table:table-cell>
          <table:table-cell office:value-type="float" office:value="8" table:style-name="ce8">
            <text:p>8</text:p>
          </table:table-cell>
          <table:table-cell office:value-type="float" office:value="13" table:style-name="ce8">
            <text:p>13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17">
            <text:p>HEA280</text:p>
          </table:table-cell>
          <table:table-cell office:value-type="string" table:style-name="ce17">
            <text:p>HE280A</text:p>
          </table:table-cell>
          <table:table-cell office:value-type="string" table:style-name="ce17">
            <text:p>HEA 280</text:p>
          </table:table-cell>
          <table:table-cell table:style-name="ce17"/>
          <table:table-cell office:value-type="string" office:string-value="synonyms&quot;:[&quot;HEA280&quot;,&quot;HE280A&quot;,&quot;HEA 280&quot;]}]}," table:formula="of:= &quot;synonyms&quot;&amp;&quot;&quot;&quot;&quot;&amp;&quot;:[&quot;&amp;&quot;&quot;&quot;&quot;&amp;[.H12]&amp;&quot;&quot;&quot;&quot;&amp;&quot;,&quot;&amp;&quot;&quot;&quot;&quot;&amp;[.I12]&amp;&quot;&quot;&quot;&quot;&amp;&quot;,&quot;&amp;&quot;&quot;&quot;&quot;&amp;[.J12]&amp;&quot;&quot;&quot;&quot;&amp;&quot;]}]},&quot;" table:style-name="ce17">
            <text:p>synonyms":["HEA280","HE280A","HEA 280"]}]},</text:p>
          </table:table-cell>
          <table:table-cell office:value-type="string" office:string-value="{&quot;HEA280&quot;: [{&quot;shape_coords&quot;:[270,280,8,13,24],&quot;shape_name&quot;:&quot;I-shape parallel flange&quot;,&quot;synonyms&quot;:[&quot;HEA280&quot;,&quot;HE280A&quot;,&quot;HEA 28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],&quot; &amp; &quot;&quot;&quot;&quot; &amp;&quot;shape_name&quot;&amp;&quot;&quot;&quot;&quot; &amp; &quot;:&quot; &amp; &quot;&quot;&quot;&quot; &amp;[.G12] &amp; &quot;&quot;&quot;&quot; &amp; &quot;,&quot; &amp; &quot;&quot;&quot;&quot;&amp;[.L12]" table:style-name="ce5">
            <text:p>{"HEA280": [{"shape_coords":[270,280,8,13,24],"shape_name":"I-shape parallel flange","synonyms":["HEA280","HE280A","HEA 28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300</text:p>
          </table:table-cell>
          <table:table-cell office:value-type="float" office:value="290" table:style-name="ce8">
            <text:p>290</text:p>
          </table:table-cell>
          <table:table-cell office:value-type="float" office:value="300" table:style-name="ce8">
            <text:p>300</text:p>
          </table:table-cell>
          <table:table-cell office:value-type="float" office:value="8.5" table:style-name="ce8">
            <text:p>8,5</text:p>
          </table:table-cell>
          <table:table-cell office:value-type="float" office:value="14" table:style-name="ce8">
            <text:p>14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7">
            <text:p>HEA300</text:p>
          </table:table-cell>
          <table:table-cell office:value-type="string" table:style-name="ce17">
            <text:p>HE300A</text:p>
          </table:table-cell>
          <table:table-cell office:value-type="string" table:style-name="ce17">
            <text:p>HEA 300</text:p>
          </table:table-cell>
          <table:table-cell table:style-name="ce17"/>
          <table:table-cell office:value-type="string" office:string-value="synonyms&quot;:[&quot;HEA300&quot;,&quot;HE300A&quot;,&quot;HEA 300&quot;]}]}," table:formula="of:= &quot;synonyms&quot;&amp;&quot;&quot;&quot;&quot;&amp;&quot;:[&quot;&amp;&quot;&quot;&quot;&quot;&amp;[.H13]&amp;&quot;&quot;&quot;&quot;&amp;&quot;,&quot;&amp;&quot;&quot;&quot;&quot;&amp;[.I13]&amp;&quot;&quot;&quot;&quot;&amp;&quot;,&quot;&amp;&quot;&quot;&quot;&quot;&amp;[.J13]&amp;&quot;&quot;&quot;&quot;&amp;&quot;]}]},&quot;" table:style-name="ce17">
            <text:p>synonyms":["HEA300","HE300A","HEA 300"]}]},</text:p>
          </table:table-cell>
          <table:table-cell office:value-type="string" office:string-value="{&quot;HEA300&quot;: [{&quot;shape_coords&quot;:[290,300,8,5,14,27],&quot;shape_name&quot;:&quot;I-shape parallel flange&quot;,&quot;synonyms&quot;:[&quot;HEA300&quot;,&quot;HE300A&quot;,&quot;HEA 30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],&quot; &amp; &quot;&quot;&quot;&quot; &amp;&quot;shape_name&quot;&amp;&quot;&quot;&quot;&quot; &amp; &quot;:&quot; &amp; &quot;&quot;&quot;&quot; &amp;[.G13] &amp; &quot;&quot;&quot;&quot; &amp; &quot;,&quot; &amp; &quot;&quot;&quot;&quot;&amp;[.L13]" table:style-name="ce5">
            <text:p>{"HEA300": [{"shape_coords":[290,300,8,5,14,27],"shape_name":"I-shape parallel flange","synonyms":["HEA300","HE300A","HEA 3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320</text:p>
          </table:table-cell>
          <table:table-cell office:value-type="float" office:value="310" table:style-name="ce8">
            <text:p>310</text:p>
          </table:table-cell>
          <table:table-cell office:value-type="float" office:value="300" table:style-name="ce8">
            <text:p>300</text:p>
          </table:table-cell>
          <table:table-cell office:value-type="float" office:value="9" table:style-name="ce8">
            <text:p>9</text:p>
          </table:table-cell>
          <table:table-cell office:value-type="float" office:value="15.5" table:style-name="ce8">
            <text:p>15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7">
            <text:p>HEA320</text:p>
          </table:table-cell>
          <table:table-cell office:value-type="string" table:style-name="ce17">
            <text:p>HE320A</text:p>
          </table:table-cell>
          <table:table-cell office:value-type="string" table:style-name="ce17">
            <text:p>HEA 320</text:p>
          </table:table-cell>
          <table:table-cell table:style-name="ce17"/>
          <table:table-cell office:value-type="string" office:string-value="synonyms&quot;:[&quot;HEA320&quot;,&quot;HE320A&quot;,&quot;HEA 320&quot;]}]}," table:formula="of:= &quot;synonyms&quot;&amp;&quot;&quot;&quot;&quot;&amp;&quot;:[&quot;&amp;&quot;&quot;&quot;&quot;&amp;[.H14]&amp;&quot;&quot;&quot;&quot;&amp;&quot;,&quot;&amp;&quot;&quot;&quot;&quot;&amp;[.I14]&amp;&quot;&quot;&quot;&quot;&amp;&quot;,&quot;&amp;&quot;&quot;&quot;&quot;&amp;[.J14]&amp;&quot;&quot;&quot;&quot;&amp;&quot;]}]},&quot;" table:style-name="ce17">
            <text:p>synonyms":["HEA320","HE320A","HEA 320"]}]},</text:p>
          </table:table-cell>
          <table:table-cell office:value-type="string" office:string-value="{&quot;HEA320&quot;: [{&quot;shape_coords&quot;:[310,300,9,15,5,27],&quot;shape_name&quot;:&quot;I-shape parallel flange&quot;,&quot;synonyms&quot;:[&quot;HEA320&quot;,&quot;HE320A&quot;,&quot;HEA 32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],&quot; &amp; &quot;&quot;&quot;&quot; &amp;&quot;shape_name&quot;&amp;&quot;&quot;&quot;&quot; &amp; &quot;:&quot; &amp; &quot;&quot;&quot;&quot; &amp;[.G14] &amp; &quot;&quot;&quot;&quot; &amp; &quot;,&quot; &amp; &quot;&quot;&quot;&quot;&amp;[.L14]" table:style-name="ce5">
            <text:p>{"HEA320": [{"shape_coords":[310,300,9,15,5,27],"shape_name":"I-shape parallel flange","synonyms":["HEA320","HE320A","HEA 3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340</text:p>
          </table:table-cell>
          <table:table-cell office:value-type="float" office:value="330" table:style-name="ce8">
            <text:p>330</text:p>
          </table:table-cell>
          <table:table-cell office:value-type="float" office:value="300" table:style-name="ce8">
            <text:p>300</text:p>
          </table:table-cell>
          <table:table-cell office:value-type="float" office:value="9.5" table:style-name="ce8">
            <text:p>9,5</text:p>
          </table:table-cell>
          <table:table-cell office:value-type="float" office:value="16.5" table:style-name="ce8">
            <text:p>16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7">
            <text:p>HEA340</text:p>
          </table:table-cell>
          <table:table-cell office:value-type="string" table:style-name="ce17">
            <text:p>HE340A</text:p>
          </table:table-cell>
          <table:table-cell office:value-type="string" table:style-name="ce17">
            <text:p>HEA 340</text:p>
          </table:table-cell>
          <table:table-cell table:style-name="ce17"/>
          <table:table-cell office:value-type="string" office:string-value="synonyms&quot;:[&quot;HEA340&quot;,&quot;HE340A&quot;,&quot;HEA 340&quot;]}]}," table:formula="of:= &quot;synonyms&quot;&amp;&quot;&quot;&quot;&quot;&amp;&quot;:[&quot;&amp;&quot;&quot;&quot;&quot;&amp;[.H15]&amp;&quot;&quot;&quot;&quot;&amp;&quot;,&quot;&amp;&quot;&quot;&quot;&quot;&amp;[.I15]&amp;&quot;&quot;&quot;&quot;&amp;&quot;,&quot;&amp;&quot;&quot;&quot;&quot;&amp;[.J15]&amp;&quot;&quot;&quot;&quot;&amp;&quot;]}]},&quot;" table:style-name="ce17">
            <text:p>synonyms":["HEA340","HE340A","HEA 340"]}]},</text:p>
          </table:table-cell>
          <table:table-cell office:value-type="string" office:string-value="{&quot;HEA340&quot;: [{&quot;shape_coords&quot;:[330,300,9,5,16,5,27],&quot;shape_name&quot;:&quot;I-shape parallel flange&quot;,&quot;synonyms&quot;:[&quot;HEA340&quot;,&quot;HE340A&quot;,&quot;HEA 34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],&quot; &amp; &quot;&quot;&quot;&quot; &amp;&quot;shape_name&quot;&amp;&quot;&quot;&quot;&quot; &amp; &quot;:&quot; &amp; &quot;&quot;&quot;&quot; &amp;[.G15] &amp; &quot;&quot;&quot;&quot; &amp; &quot;,&quot; &amp; &quot;&quot;&quot;&quot;&amp;[.L15]" table:style-name="ce5">
            <text:p>{"HEA340": [{"shape_coords":[330,300,9,5,16,5,27],"shape_name":"I-shape parallel flange","synonyms":["HEA340","HE340A","HEA 3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360</text:p>
          </table:table-cell>
          <table:table-cell office:value-type="float" office:value="350" table:style-name="ce8">
            <text:p>350</text:p>
          </table:table-cell>
          <table:table-cell office:value-type="float" office:value="300" table:style-name="ce8">
            <text:p>300</text:p>
          </table:table-cell>
          <table:table-cell office:value-type="float" office:value="10" table:style-name="ce8">
            <text:p>10</text:p>
          </table:table-cell>
          <table:table-cell office:value-type="float" office:value="17.5" table:style-name="ce8">
            <text:p>17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7">
            <text:p>HEA360</text:p>
          </table:table-cell>
          <table:table-cell office:value-type="string" table:style-name="ce17">
            <text:p>HE360A</text:p>
          </table:table-cell>
          <table:table-cell office:value-type="string" table:style-name="ce17">
            <text:p>HEA 360</text:p>
          </table:table-cell>
          <table:table-cell table:style-name="ce17"/>
          <table:table-cell office:value-type="string" office:string-value="synonyms&quot;:[&quot;HEA360&quot;,&quot;HE360A&quot;,&quot;HEA 360&quot;]}]}," table:formula="of:= &quot;synonyms&quot;&amp;&quot;&quot;&quot;&quot;&amp;&quot;:[&quot;&amp;&quot;&quot;&quot;&quot;&amp;[.H16]&amp;&quot;&quot;&quot;&quot;&amp;&quot;,&quot;&amp;&quot;&quot;&quot;&quot;&amp;[.I16]&amp;&quot;&quot;&quot;&quot;&amp;&quot;,&quot;&amp;&quot;&quot;&quot;&quot;&amp;[.J16]&amp;&quot;&quot;&quot;&quot;&amp;&quot;]}]},&quot;" table:style-name="ce17">
            <text:p>synonyms":["HEA360","HE360A","HEA 360"]}]},</text:p>
          </table:table-cell>
          <table:table-cell office:value-type="string" office:string-value="{&quot;HEA360&quot;: [{&quot;shape_coords&quot;:[350,300,10,17,5,27],&quot;shape_name&quot;:&quot;I-shape parallel flange&quot;,&quot;synonyms&quot;:[&quot;HEA360&quot;,&quot;HE360A&quot;,&quot;HEA 36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],&quot; &amp; &quot;&quot;&quot;&quot; &amp;&quot;shape_name&quot;&amp;&quot;&quot;&quot;&quot; &amp; &quot;:&quot; &amp; &quot;&quot;&quot;&quot; &amp;[.G16] &amp; &quot;&quot;&quot;&quot; &amp; &quot;,&quot; &amp; &quot;&quot;&quot;&quot;&amp;[.L16]" table:style-name="ce5">
            <text:p>{"HEA360": [{"shape_coords":[350,300,10,17,5,27],"shape_name":"I-shape parallel flange","synonyms":["HEA360","HE360A","HEA 3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400</text:p>
          </table:table-cell>
          <table:table-cell office:value-type="float" office:value="390" table:style-name="ce8">
            <text:p>390</text:p>
          </table:table-cell>
          <table:table-cell office:value-type="float" office:value="300" table:style-name="ce8">
            <text:p>300</text:p>
          </table:table-cell>
          <table:table-cell office:value-type="float" office:value="11" table:style-name="ce8">
            <text:p>11</text:p>
          </table:table-cell>
          <table:table-cell office:value-type="float" office:value="19" table:style-name="ce8">
            <text:p>19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7">
            <text:p>HEA400</text:p>
          </table:table-cell>
          <table:table-cell office:value-type="string" table:style-name="ce17">
            <text:p>HE400A</text:p>
          </table:table-cell>
          <table:table-cell office:value-type="string" table:style-name="ce17">
            <text:p>HEA 400</text:p>
          </table:table-cell>
          <table:table-cell table:style-name="ce17"/>
          <table:table-cell office:value-type="string" office:string-value="synonyms&quot;:[&quot;HEA400&quot;,&quot;HE400A&quot;,&quot;HEA 400&quot;]}]}," table:formula="of:= &quot;synonyms&quot;&amp;&quot;&quot;&quot;&quot;&amp;&quot;:[&quot;&amp;&quot;&quot;&quot;&quot;&amp;[.H17]&amp;&quot;&quot;&quot;&quot;&amp;&quot;,&quot;&amp;&quot;&quot;&quot;&quot;&amp;[.I17]&amp;&quot;&quot;&quot;&quot;&amp;&quot;,&quot;&amp;&quot;&quot;&quot;&quot;&amp;[.J17]&amp;&quot;&quot;&quot;&quot;&amp;&quot;]}]},&quot;" table:style-name="ce17">
            <text:p>synonyms":["HEA400","HE400A","HEA 400"]}]},</text:p>
          </table:table-cell>
          <table:table-cell office:value-type="string" office:string-value="{&quot;HEA400&quot;: [{&quot;shape_coords&quot;:[390,300,11,19,27],&quot;shape_name&quot;:&quot;I-shape parallel flange&quot;,&quot;synonyms&quot;:[&quot;HEA400&quot;,&quot;HE400A&quot;,&quot;HEA 40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],&quot; &amp; &quot;&quot;&quot;&quot; &amp;&quot;shape_name&quot;&amp;&quot;&quot;&quot;&quot; &amp; &quot;:&quot; &amp; &quot;&quot;&quot;&quot; &amp;[.G17] &amp; &quot;&quot;&quot;&quot; &amp; &quot;,&quot; &amp; &quot;&quot;&quot;&quot;&amp;[.L17]" table:style-name="ce5">
            <text:p>{"HEA400": [{"shape_coords":[390,300,11,19,27],"shape_name":"I-shape parallel flange","synonyms":["HEA400","HE400A","HEA 4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450</text:p>
          </table:table-cell>
          <table:table-cell office:value-type="float" office:value="440" table:style-name="ce8">
            <text:p>440</text:p>
          </table:table-cell>
          <table:table-cell office:value-type="float" office:value="300" table:style-name="ce8">
            <text:p>300</text:p>
          </table:table-cell>
          <table:table-cell office:value-type="float" office:value="11.5" table:style-name="ce8">
            <text:p>11,5</text:p>
          </table:table-cell>
          <table:table-cell office:value-type="float" office:value="21" table:style-name="ce8">
            <text:p>21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7">
            <text:p>HEA450</text:p>
          </table:table-cell>
          <table:table-cell office:value-type="string" table:style-name="ce17">
            <text:p>HE450A</text:p>
          </table:table-cell>
          <table:table-cell office:value-type="string" table:style-name="ce17">
            <text:p>HEA 450</text:p>
          </table:table-cell>
          <table:table-cell table:style-name="ce17"/>
          <table:table-cell office:value-type="string" office:string-value="synonyms&quot;:[&quot;HEA450&quot;,&quot;HE450A&quot;,&quot;HEA 450&quot;]}]}," table:formula="of:= &quot;synonyms&quot;&amp;&quot;&quot;&quot;&quot;&amp;&quot;:[&quot;&amp;&quot;&quot;&quot;&quot;&amp;[.H18]&amp;&quot;&quot;&quot;&quot;&amp;&quot;,&quot;&amp;&quot;&quot;&quot;&quot;&amp;[.I18]&amp;&quot;&quot;&quot;&quot;&amp;&quot;,&quot;&amp;&quot;&quot;&quot;&quot;&amp;[.J18]&amp;&quot;&quot;&quot;&quot;&amp;&quot;]}]},&quot;" table:style-name="ce17">
            <text:p>synonyms":["HEA450","HE450A","HEA 450"]}]},</text:p>
          </table:table-cell>
          <table:table-cell office:value-type="string" office:string-value="{&quot;HEA450&quot;: [{&quot;shape_coords&quot;:[440,300,11,5,21,27],&quot;shape_name&quot;:&quot;I-shape parallel flange&quot;,&quot;synonyms&quot;:[&quot;HEA450&quot;,&quot;HE450A&quot;,&quot;HEA 45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],&quot; &amp; &quot;&quot;&quot;&quot; &amp;&quot;shape_name&quot;&amp;&quot;&quot;&quot;&quot; &amp; &quot;:&quot; &amp; &quot;&quot;&quot;&quot; &amp;[.G18] &amp; &quot;&quot;&quot;&quot; &amp; &quot;,&quot; &amp; &quot;&quot;&quot;&quot;&amp;[.L18]" table:style-name="ce5">
            <text:p>{"HEA450": [{"shape_coords":[440,300,11,5,21,27],"shape_name":"I-shape parallel flange","synonyms":["HEA450","HE450A","HEA 4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500</text:p>
          </table:table-cell>
          <table:table-cell office:value-type="float" office:value="490" table:style-name="ce8">
            <text:p>490</text:p>
          </table:table-cell>
          <table:table-cell office:value-type="float" office:value="300" table:style-name="ce8">
            <text:p>300</text:p>
          </table:table-cell>
          <table:table-cell office:value-type="float" office:value="12" table:style-name="ce8">
            <text:p>12</text:p>
          </table:table-cell>
          <table:table-cell office:value-type="float" office:value="23" table:style-name="ce8">
            <text:p>23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7">
            <text:p>HEA500</text:p>
          </table:table-cell>
          <table:table-cell office:value-type="string" table:style-name="ce17">
            <text:p>HE500A</text:p>
          </table:table-cell>
          <table:table-cell office:value-type="string" table:style-name="ce17">
            <text:p>HEA 500</text:p>
          </table:table-cell>
          <table:table-cell table:style-name="ce17"/>
          <table:table-cell office:value-type="string" office:string-value="synonyms&quot;:[&quot;HEA500&quot;,&quot;HE500A&quot;,&quot;HEA 500&quot;]}]}," table:formula="of:= &quot;synonyms&quot;&amp;&quot;&quot;&quot;&quot;&amp;&quot;:[&quot;&amp;&quot;&quot;&quot;&quot;&amp;[.H19]&amp;&quot;&quot;&quot;&quot;&amp;&quot;,&quot;&amp;&quot;&quot;&quot;&quot;&amp;[.I19]&amp;&quot;&quot;&quot;&quot;&amp;&quot;,&quot;&amp;&quot;&quot;&quot;&quot;&amp;[.J19]&amp;&quot;&quot;&quot;&quot;&amp;&quot;]}]},&quot;" table:style-name="ce17">
            <text:p>synonyms":["HEA500","HE500A","HEA 500"]}]},</text:p>
          </table:table-cell>
          <table:table-cell office:value-type="string" office:string-value="{&quot;HEA500&quot;: [{&quot;shape_coords&quot;:[490,300,12,23,27],&quot;shape_name&quot;:&quot;I-shape parallel flange&quot;,&quot;synonyms&quot;:[&quot;HEA500&quot;,&quot;HE500A&quot;,&quot;HEA 50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],&quot; &amp; &quot;&quot;&quot;&quot; &amp;&quot;shape_name&quot;&amp;&quot;&quot;&quot;&quot; &amp; &quot;:&quot; &amp; &quot;&quot;&quot;&quot; &amp;[.G19] &amp; &quot;&quot;&quot;&quot; &amp; &quot;,&quot; &amp; &quot;&quot;&quot;&quot;&amp;[.L19]" table:style-name="ce5">
            <text:p>{"HEA500": [{"shape_coords":[490,300,12,23,27],"shape_name":"I-shape parallel flange","synonyms":["HEA500","HE500A","HEA 5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550</text:p>
          </table:table-cell>
          <table:table-cell office:value-type="float" office:value="540" table:style-name="ce8">
            <text:p>540</text:p>
          </table:table-cell>
          <table:table-cell office:value-type="float" office:value="300" table:style-name="ce8">
            <text:p>300</text:p>
          </table:table-cell>
          <table:table-cell office:value-type="float" office:value="12.5" table:style-name="ce8">
            <text:p>12,5</text:p>
          </table:table-cell>
          <table:table-cell office:value-type="float" office:value="24" table:style-name="ce8">
            <text:p>24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7">
            <text:p>HEA550</text:p>
          </table:table-cell>
          <table:table-cell office:value-type="string" table:style-name="ce17">
            <text:p>HE550A</text:p>
          </table:table-cell>
          <table:table-cell office:value-type="string" table:style-name="ce17">
            <text:p>HEA 550</text:p>
          </table:table-cell>
          <table:table-cell table:style-name="ce17"/>
          <table:table-cell office:value-type="string" office:string-value="synonyms&quot;:[&quot;HEA550&quot;,&quot;HE550A&quot;,&quot;HEA 550&quot;]}]}," table:formula="of:= &quot;synonyms&quot;&amp;&quot;&quot;&quot;&quot;&amp;&quot;:[&quot;&amp;&quot;&quot;&quot;&quot;&amp;[.H20]&amp;&quot;&quot;&quot;&quot;&amp;&quot;,&quot;&amp;&quot;&quot;&quot;&quot;&amp;[.I20]&amp;&quot;&quot;&quot;&quot;&amp;&quot;,&quot;&amp;&quot;&quot;&quot;&quot;&amp;[.J20]&amp;&quot;&quot;&quot;&quot;&amp;&quot;]}]},&quot;" table:style-name="ce17">
            <text:p>synonyms":["HEA550","HE550A","HEA 550"]}]},</text:p>
          </table:table-cell>
          <table:table-cell office:value-type="string" office:string-value="{&quot;HEA550&quot;: [{&quot;shape_coords&quot;:[540,300,12,5,24,27],&quot;shape_name&quot;:&quot;I-shape parallel flange&quot;,&quot;synonyms&quot;:[&quot;HEA550&quot;,&quot;HE550A&quot;,&quot;HEA 550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],&quot; &amp; &quot;&quot;&quot;&quot; &amp;&quot;shape_name&quot;&amp;&quot;&quot;&quot;&quot; &amp; &quot;:&quot; &amp; &quot;&quot;&quot;&quot; &amp;[.G20] &amp; &quot;&quot;&quot;&quot; &amp; &quot;,&quot; &amp; &quot;&quot;&quot;&quot;&amp;[.L20]" table:style-name="ce5">
            <text:p>{"HEA550": [{"shape_coords":[540,300,12,5,24,27],"shape_name":"I-shape parallel flange","synonyms":["HEA550","HE550A","HEA 5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600</text:p>
          </table:table-cell>
          <table:table-cell office:value-type="float" office:value="590" table:style-name="ce8">
            <text:p>590</text:p>
          </table:table-cell>
          <table:table-cell office:value-type="float" office:value="300" table:style-name="ce8">
            <text:p>300</text:p>
          </table:table-cell>
          <table:table-cell office:value-type="float" office:value="13" table:style-name="ce8">
            <text:p>13</text:p>
          </table:table-cell>
          <table:table-cell office:value-type="float" office:value="25" table:style-name="ce8">
            <text:p>2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7">
            <text:p>HEA600</text:p>
          </table:table-cell>
          <table:table-cell office:value-type="string" table:style-name="ce17">
            <text:p>HE600A</text:p>
          </table:table-cell>
          <table:table-cell office:value-type="string" table:style-name="ce17">
            <text:p>HEA 600</text:p>
          </table:table-cell>
          <table:table-cell table:style-name="ce17"/>
          <table:table-cell office:value-type="string" office:string-value="synonyms&quot;:[&quot;HEA600&quot;,&quot;HE600A&quot;,&quot;HEA 600&quot;]}]}," table:formula="of:= &quot;synonyms&quot;&amp;&quot;&quot;&quot;&quot;&amp;&quot;:[&quot;&amp;&quot;&quot;&quot;&quot;&amp;[.H21]&amp;&quot;&quot;&quot;&quot;&amp;&quot;,&quot;&amp;&quot;&quot;&quot;&quot;&amp;[.I21]&amp;&quot;&quot;&quot;&quot;&amp;&quot;,&quot;&amp;&quot;&quot;&quot;&quot;&amp;[.J21]&amp;&quot;&quot;&quot;&quot;&amp;&quot;]}]},&quot;" table:style-name="ce17">
            <text:p>synonyms":["HEA600","HE600A","HEA 600"]}]},</text:p>
          </table:table-cell>
          <table:table-cell office:value-type="string" office:string-value="{&quot;HEA600&quot;: [{&quot;shape_coords&quot;:[590,300,13,25,27],&quot;shape_name&quot;:&quot;I-shape parallel flange&quot;,&quot;synonyms&quot;:[&quot;HEA600&quot;,&quot;HE600A&quot;,&quot;HEA 600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],&quot; &amp; &quot;&quot;&quot;&quot; &amp;&quot;shape_name&quot;&amp;&quot;&quot;&quot;&quot; &amp; &quot;:&quot; &amp; &quot;&quot;&quot;&quot; &amp;[.G21] &amp; &quot;&quot;&quot;&quot; &amp; &quot;,&quot; &amp; &quot;&quot;&quot;&quot;&amp;[.L21]" table:style-name="ce5">
            <text:p>{"HEA600": [{"shape_coords":[590,300,13,25,27],"shape_name":"I-shape parallel flange","synonyms":["HEA600","HE600A","HEA 6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650</text:p>
          </table:table-cell>
          <table:table-cell office:value-type="float" office:value="640" table:style-name="ce8">
            <text:p>640</text:p>
          </table:table-cell>
          <table:table-cell office:value-type="float" office:value="300" table:style-name="ce8">
            <text:p>300</text:p>
          </table:table-cell>
          <table:table-cell office:value-type="float" office:value="13.5" table:style-name="ce8">
            <text:p>13,5</text:p>
          </table:table-cell>
          <table:table-cell office:value-type="float" office:value="26" table:style-name="ce8">
            <text:p>26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7">
            <text:p>HEA650</text:p>
          </table:table-cell>
          <table:table-cell office:value-type="string" table:style-name="ce17">
            <text:p>HE650A</text:p>
          </table:table-cell>
          <table:table-cell office:value-type="string" table:style-name="ce17">
            <text:p>HEA 650</text:p>
          </table:table-cell>
          <table:table-cell table:style-name="ce17"/>
          <table:table-cell office:value-type="string" office:string-value="synonyms&quot;:[&quot;HEA650&quot;,&quot;HE650A&quot;,&quot;HEA 650&quot;]}]}," table:formula="of:= &quot;synonyms&quot;&amp;&quot;&quot;&quot;&quot;&amp;&quot;:[&quot;&amp;&quot;&quot;&quot;&quot;&amp;[.H22]&amp;&quot;&quot;&quot;&quot;&amp;&quot;,&quot;&amp;&quot;&quot;&quot;&quot;&amp;[.I22]&amp;&quot;&quot;&quot;&quot;&amp;&quot;,&quot;&amp;&quot;&quot;&quot;&quot;&amp;[.J22]&amp;&quot;&quot;&quot;&quot;&amp;&quot;]}]},&quot;" table:style-name="ce17">
            <text:p>synonyms":["HEA650","HE650A","HEA 650"]}]},</text:p>
          </table:table-cell>
          <table:table-cell office:value-type="string" office:string-value="{&quot;HEA650&quot;: [{&quot;shape_coords&quot;:[640,300,13,5,26,27],&quot;shape_name&quot;:&quot;I-shape parallel flange&quot;,&quot;synonyms&quot;:[&quot;HEA650&quot;,&quot;HE650A&quot;,&quot;HEA 650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],&quot; &amp; &quot;&quot;&quot;&quot; &amp;&quot;shape_name&quot;&amp;&quot;&quot;&quot;&quot; &amp; &quot;:&quot; &amp; &quot;&quot;&quot;&quot; &amp;[.G22] &amp; &quot;&quot;&quot;&quot; &amp; &quot;,&quot; &amp; &quot;&quot;&quot;&quot;&amp;[.L22]" table:style-name="ce5">
            <text:p>{"HEA650": [{"shape_coords":[640,300,13,5,26,27],"shape_name":"I-shape parallel flange","synonyms":["HEA650","HE650A","HEA 6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700</text:p>
          </table:table-cell>
          <table:table-cell office:value-type="float" office:value="690" table:style-name="ce8">
            <text:p>690</text:p>
          </table:table-cell>
          <table:table-cell office:value-type="float" office:value="300" table:style-name="ce8">
            <text:p>300</text:p>
          </table:table-cell>
          <table:table-cell office:value-type="float" office:value="14.5" table:style-name="ce8">
            <text:p>14,5</text:p>
          </table:table-cell>
          <table:table-cell office:value-type="float" office:value="27" table:style-name="ce8">
            <text:p>27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7">
            <text:p>HEA700</text:p>
          </table:table-cell>
          <table:table-cell office:value-type="string" table:style-name="ce17">
            <text:p>HE700A</text:p>
          </table:table-cell>
          <table:table-cell office:value-type="string" table:style-name="ce17">
            <text:p>HEA 700</text:p>
          </table:table-cell>
          <table:table-cell table:style-name="ce17"/>
          <table:table-cell office:value-type="string" office:string-value="synonyms&quot;:[&quot;HEA700&quot;,&quot;HE700A&quot;,&quot;HEA 700&quot;]}]}," table:formula="of:= &quot;synonyms&quot;&amp;&quot;&quot;&quot;&quot;&amp;&quot;:[&quot;&amp;&quot;&quot;&quot;&quot;&amp;[.H23]&amp;&quot;&quot;&quot;&quot;&amp;&quot;,&quot;&amp;&quot;&quot;&quot;&quot;&amp;[.I23]&amp;&quot;&quot;&quot;&quot;&amp;&quot;,&quot;&amp;&quot;&quot;&quot;&quot;&amp;[.J23]&amp;&quot;&quot;&quot;&quot;&amp;&quot;]}]},&quot;" table:style-name="ce17">
            <text:p>synonyms":["HEA700","HE700A","HEA 700"]}]},</text:p>
          </table:table-cell>
          <table:table-cell office:value-type="string" office:string-value="{&quot;HEA700&quot;: [{&quot;shape_coords&quot;:[690,300,14,5,27,27],&quot;shape_name&quot;:&quot;I-shape parallel flange&quot;,&quot;synonyms&quot;:[&quot;HEA700&quot;,&quot;HE700A&quot;,&quot;HEA 70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],&quot; &amp; &quot;&quot;&quot;&quot; &amp;&quot;shape_name&quot;&amp;&quot;&quot;&quot;&quot; &amp; &quot;:&quot; &amp; &quot;&quot;&quot;&quot; &amp;[.G23] &amp; &quot;&quot;&quot;&quot; &amp; &quot;,&quot; &amp; &quot;&quot;&quot;&quot;&amp;[.L23]" table:style-name="ce5">
            <text:p>{"HEA700": [{"shape_coords":[690,300,14,5,27,27],"shape_name":"I-shape parallel flange","synonyms":["HEA700","HE700A","HEA 7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800</text:p>
          </table:table-cell>
          <table:table-cell office:value-type="float" office:value="790" table:style-name="ce8">
            <text:p>790</text:p>
          </table:table-cell>
          <table:table-cell office:value-type="float" office:value="300" table:style-name="ce8">
            <text:p>300</text:p>
          </table:table-cell>
          <table:table-cell office:value-type="float" office:value="15" table:style-name="ce8">
            <text:p>15</text:p>
          </table:table-cell>
          <table:table-cell office:value-type="float" office:value="28" table:style-name="ce8">
            <text:p>28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17">
            <text:p>HEA800</text:p>
          </table:table-cell>
          <table:table-cell office:value-type="string" table:style-name="ce17">
            <text:p>HE800A</text:p>
          </table:table-cell>
          <table:table-cell office:value-type="string" table:style-name="ce17">
            <text:p>HEA 800</text:p>
          </table:table-cell>
          <table:table-cell table:style-name="ce17"/>
          <table:table-cell office:value-type="string" office:string-value="synonyms&quot;:[&quot;HEA800&quot;,&quot;HE800A&quot;,&quot;HEA 800&quot;]}]}," table:formula="of:= &quot;synonyms&quot;&amp;&quot;&quot;&quot;&quot;&amp;&quot;:[&quot;&amp;&quot;&quot;&quot;&quot;&amp;[.H24]&amp;&quot;&quot;&quot;&quot;&amp;&quot;,&quot;&amp;&quot;&quot;&quot;&quot;&amp;[.I24]&amp;&quot;&quot;&quot;&quot;&amp;&quot;,&quot;&amp;&quot;&quot;&quot;&quot;&amp;[.J24]&amp;&quot;&quot;&quot;&quot;&amp;&quot;]}]},&quot;" table:style-name="ce17">
            <text:p>synonyms":["HEA800","HE800A","HEA 800"]}]},</text:p>
          </table:table-cell>
          <table:table-cell office:value-type="string" office:string-value="{&quot;HEA800&quot;: [{&quot;shape_coords&quot;:[790,300,15,28,30],&quot;shape_name&quot;:&quot;I-shape parallel flange&quot;,&quot;synonyms&quot;:[&quot;HEA800&quot;,&quot;HE800A&quot;,&quot;HEA 800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],&quot; &amp; &quot;&quot;&quot;&quot; &amp;&quot;shape_name&quot;&amp;&quot;&quot;&quot;&quot; &amp; &quot;:&quot; &amp; &quot;&quot;&quot;&quot; &amp;[.G24] &amp; &quot;&quot;&quot;&quot; &amp; &quot;,&quot; &amp; &quot;&quot;&quot;&quot;&amp;[.L24]" table:style-name="ce5">
            <text:p>{"HEA800": [{"shape_coords":[790,300,15,28,30],"shape_name":"I-shape parallel flange","synonyms":["HEA800","HE800A","HEA 8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900</text:p>
          </table:table-cell>
          <table:table-cell office:value-type="float" office:value="890" table:style-name="ce8">
            <text:p>890</text:p>
          </table:table-cell>
          <table:table-cell office:value-type="float" office:value="300" table:style-name="ce8">
            <text:p>300</text:p>
          </table:table-cell>
          <table:table-cell office:value-type="float" office:value="16" table:style-name="ce8">
            <text:p>16</text:p>
          </table:table-cell>
          <table:table-cell office:value-type="float" office:value="30" table:style-name="ce8">
            <text:p>30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17">
            <text:p>HEA900</text:p>
          </table:table-cell>
          <table:table-cell office:value-type="string" table:style-name="ce17">
            <text:p>HE900A</text:p>
          </table:table-cell>
          <table:table-cell office:value-type="string" table:style-name="ce17">
            <text:p>HEA 900</text:p>
          </table:table-cell>
          <table:table-cell table:style-name="ce17"/>
          <table:table-cell office:value-type="string" office:string-value="synonyms&quot;:[&quot;HEA900&quot;,&quot;HE900A&quot;,&quot;HEA 900&quot;]}]}," table:formula="of:= &quot;synonyms&quot;&amp;&quot;&quot;&quot;&quot;&amp;&quot;:[&quot;&amp;&quot;&quot;&quot;&quot;&amp;[.H25]&amp;&quot;&quot;&quot;&quot;&amp;&quot;,&quot;&amp;&quot;&quot;&quot;&quot;&amp;[.I25]&amp;&quot;&quot;&quot;&quot;&amp;&quot;,&quot;&amp;&quot;&quot;&quot;&quot;&amp;[.J25]&amp;&quot;&quot;&quot;&quot;&amp;&quot;]}]},&quot;" table:style-name="ce17">
            <text:p>synonyms":["HEA900","HE900A","HEA 900"]}]},</text:p>
          </table:table-cell>
          <table:table-cell office:value-type="string" office:string-value="{&quot;HEA900&quot;: [{&quot;shape_coords&quot;:[890,300,16,30,30],&quot;shape_name&quot;:&quot;I-shape parallel flange&quot;,&quot;synonyms&quot;:[&quot;HEA900&quot;,&quot;HE900A&quot;,&quot;HEA 900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],&quot; &amp; &quot;&quot;&quot;&quot; &amp;&quot;shape_name&quot;&amp;&quot;&quot;&quot;&quot; &amp; &quot;:&quot; &amp; &quot;&quot;&quot;&quot; &amp;[.G25] &amp; &quot;&quot;&quot;&quot; &amp; &quot;,&quot; &amp; &quot;&quot;&quot;&quot;&amp;[.L25]" table:style-name="ce5">
            <text:p>{"HEA900": [{"shape_coords":[890,300,16,30,30],"shape_name":"I-shape parallel flange","synonyms":["HEA900","HE900A","HEA 9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1000</text:p>
          </table:table-cell>
          <table:table-cell office:value-type="float" office:value="990" table:style-name="ce8">
            <text:p>990</text:p>
          </table:table-cell>
          <table:table-cell office:value-type="float" office:value="300" table:style-name="ce8">
            <text:p>300</text:p>
          </table:table-cell>
          <table:table-cell office:value-type="float" office:value="16.5" table:style-name="ce8">
            <text:p>16,5</text:p>
          </table:table-cell>
          <table:table-cell office:value-type="float" office:value="31" table:style-name="ce8">
            <text:p>31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17">
            <text:p>HEA1000</text:p>
          </table:table-cell>
          <table:table-cell office:value-type="string" table:style-name="ce17">
            <text:p>HE1000A</text:p>
          </table:table-cell>
          <table:table-cell office:value-type="string" table:style-name="ce17">
            <text:p>HEA 1000</text:p>
          </table:table-cell>
          <table:table-cell table:style-name="ce17"/>
          <table:table-cell office:value-type="string" office:string-value="synonyms&quot;:[&quot;HEA1000&quot;,&quot;HE1000A&quot;,&quot;HEA 1000&quot;]}]}," table:formula="of:= &quot;synonyms&quot;&amp;&quot;&quot;&quot;&quot;&amp;&quot;:[&quot;&amp;&quot;&quot;&quot;&quot;&amp;[.H26]&amp;&quot;&quot;&quot;&quot;&amp;&quot;,&quot;&amp;&quot;&quot;&quot;&quot;&amp;[.I26]&amp;&quot;&quot;&quot;&quot;&amp;&quot;,&quot;&amp;&quot;&quot;&quot;&quot;&amp;[.J26]&amp;&quot;&quot;&quot;&quot;&amp;&quot;]}]},&quot;" table:style-name="ce17">
            <text:p>synonyms":["HEA1000","HE1000A","HEA 1000"]}]},</text:p>
          </table:table-cell>
          <table:table-cell office:value-type="string" office:string-value="{&quot;HEA1000&quot;: [{&quot;shape_coords&quot;:[990,300,16,5,31,30],&quot;shape_name&quot;:&quot;I-shape parallel flange&quot;,&quot;synonyms&quot;:[&quot;HEA1000&quot;,&quot;HE1000A&quot;,&quot;HEA 100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],&quot; &amp; &quot;&quot;&quot;&quot; &amp;&quot;shape_name&quot;&amp;&quot;&quot;&quot;&quot; &amp; &quot;:&quot; &amp; &quot;&quot;&quot;&quot; &amp;[.G26] &amp; &quot;&quot;&quot;&quot; &amp; &quot;,&quot; &amp; &quot;&quot;&quot;&quot;&amp;[.L26]" table:style-name="ce5">
            <text:p>{"HEA1000": [{"shape_coords":[990,300,16,5,31,30],"shape_name":"I-shape parallel flange","synonyms":["HEA1000","HE1000A","HEA 10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00</text:p>
          </table:table-cell>
          <table:table-cell office:value-type="string" table:style-name="ce5">
            <text:p>HE100B</text:p>
          </table:table-cell>
          <table:table-cell office:value-type="string" table:style-name="ce5">
            <text:p>HEB 100</text:p>
          </table:table-cell>
          <table:table-cell table:style-name="ce5"/>
          <table:table-cell office:value-type="string" office:string-value="synonyms&quot;:[&quot;HEB100&quot;,&quot;HE100B&quot;,&quot;HEB 100&quot;]}]}," table:formula="of:= &quot;synonyms&quot;&amp;&quot;&quot;&quot;&quot;&amp;&quot;:[&quot;&amp;&quot;&quot;&quot;&quot;&amp;[.H27]&amp;&quot;&quot;&quot;&quot;&amp;&quot;,&quot;&amp;&quot;&quot;&quot;&quot;&amp;[.I27]&amp;&quot;&quot;&quot;&quot;&amp;&quot;,&quot;&amp;&quot;&quot;&quot;&quot;&amp;[.J27]&amp;&quot;&quot;&quot;&quot;&amp;&quot;]}]},&quot;" table:style-name="ce17">
            <text:p>synonyms":["HEB100","HE100B","HEB 100"]}]},</text:p>
          </table:table-cell>
          <table:table-cell office:value-type="string" office:string-value="{&quot;HEB100&quot;: [{&quot;shape_coords&quot;:[100,100,6,10,12],&quot;shape_name&quot;:&quot;I-shape parallel flange&quot;,&quot;synonyms&quot;:[&quot;HEB100&quot;,&quot;HE100B&quot;,&quot;HEB 100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 &amp; &quot;],&quot; &amp; &quot;&quot;&quot;&quot; &amp;&quot;shape_name&quot;&amp;&quot;&quot;&quot;&quot; &amp; &quot;:&quot; &amp; &quot;&quot;&quot;&quot; &amp;[.G27] &amp; &quot;&quot;&quot;&quot; &amp; &quot;,&quot; &amp; &quot;&quot;&quot;&quot;&amp;[.L27]" table:style-name="ce5">
            <text:p>{"HEB100": [{"shape_coords":[100,100,6,10,12],"shape_name":"I-shape parallel flange","synonyms":["HEB100","HE100B","HEB 1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120</text:p>
          </table:table-cell>
          <table:table-cell office:value-type="float" office:value="120" table:style-name="ce7">
            <text:p>120</text:p>
          </table:table-cell>
          <table:table-cell office:value-type="float" office:value="120" table:style-name="ce7">
            <text:p>120</text:p>
          </table:table-cell>
          <table:table-cell office:value-type="float" office:value="6.5" table:style-name="ce7">
            <text:p>6,5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20</text:p>
          </table:table-cell>
          <table:table-cell office:value-type="string" table:style-name="ce5">
            <text:p>HE120B</text:p>
          </table:table-cell>
          <table:table-cell office:value-type="string" table:style-name="ce5">
            <text:p>HEB 120</text:p>
          </table:table-cell>
          <table:table-cell table:style-name="ce5"/>
          <table:table-cell office:value-type="string" office:string-value="synonyms&quot;:[&quot;HEB120&quot;,&quot;HE120B&quot;,&quot;HEB 120&quot;]}]}," table:formula="of:= &quot;synonyms&quot;&amp;&quot;&quot;&quot;&quot;&amp;&quot;:[&quot;&amp;&quot;&quot;&quot;&quot;&amp;[.H28]&amp;&quot;&quot;&quot;&quot;&amp;&quot;,&quot;&amp;&quot;&quot;&quot;&quot;&amp;[.I28]&amp;&quot;&quot;&quot;&quot;&amp;&quot;,&quot;&amp;&quot;&quot;&quot;&quot;&amp;[.J28]&amp;&quot;&quot;&quot;&quot;&amp;&quot;]}]},&quot;" table:style-name="ce17">
            <text:p>synonyms":["HEB120","HE120B","HEB 120"]}]},</text:p>
          </table:table-cell>
          <table:table-cell office:value-type="string" office:string-value="{&quot;HEB120&quot;: [{&quot;shape_coords&quot;:[120,120,6,5,11,12],&quot;shape_name&quot;:&quot;I-shape parallel flange&quot;,&quot;synonyms&quot;:[&quot;HEB120&quot;,&quot;HE120B&quot;,&quot;HEB 120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 &amp; &quot;],&quot; &amp; &quot;&quot;&quot;&quot; &amp;&quot;shape_name&quot;&amp;&quot;&quot;&quot;&quot; &amp; &quot;:&quot; &amp; &quot;&quot;&quot;&quot; &amp;[.G28] &amp; &quot;&quot;&quot;&quot; &amp; &quot;,&quot; &amp; &quot;&quot;&quot;&quot;&amp;[.L28]" table:style-name="ce5">
            <text:p>{"HEB120": [{"shape_coords":[120,120,6,5,11,12],"shape_name":"I-shape parallel flange","synonyms":["HEB120","HE120B","HEB 1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140</text:p>
          </table:table-cell>
          <table:table-cell office:value-type="float" office:value="140" table:style-name="ce7">
            <text:p>140</text:p>
          </table:table-cell>
          <table:table-cell office:value-type="float" office:value="140" table:style-name="ce7">
            <text:p>140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40</text:p>
          </table:table-cell>
          <table:table-cell office:value-type="string" table:style-name="ce5">
            <text:p>HE140B</text:p>
          </table:table-cell>
          <table:table-cell office:value-type="string" table:style-name="ce5">
            <text:p>HEB 140</text:p>
          </table:table-cell>
          <table:table-cell table:style-name="ce5"/>
          <table:table-cell office:value-type="string" office:string-value="synonyms&quot;:[&quot;HEB140&quot;,&quot;HE140B&quot;,&quot;HEB 140&quot;]}]}," table:formula="of:= &quot;synonyms&quot;&amp;&quot;&quot;&quot;&quot;&amp;&quot;:[&quot;&amp;&quot;&quot;&quot;&quot;&amp;[.H29]&amp;&quot;&quot;&quot;&quot;&amp;&quot;,&quot;&amp;&quot;&quot;&quot;&quot;&amp;[.I29]&amp;&quot;&quot;&quot;&quot;&amp;&quot;,&quot;&amp;&quot;&quot;&quot;&quot;&amp;[.J29]&amp;&quot;&quot;&quot;&quot;&amp;&quot;]}]},&quot;" table:style-name="ce17">
            <text:p>synonyms":["HEB140","HE140B","HEB 140"]}]},</text:p>
          </table:table-cell>
          <table:table-cell office:value-type="string" office:string-value="{&quot;HEB140&quot;: [{&quot;shape_coords&quot;:[140,140,7,12,12],&quot;shape_name&quot;:&quot;I-shape parallel flange&quot;,&quot;synonyms&quot;:[&quot;HEB140&quot;,&quot;HE140B&quot;,&quot;HEB 14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 &amp; &quot;],&quot; &amp; &quot;&quot;&quot;&quot; &amp;&quot;shape_name&quot;&amp;&quot;&quot;&quot;&quot; &amp; &quot;:&quot; &amp; &quot;&quot;&quot;&quot; &amp;[.G29] &amp; &quot;&quot;&quot;&quot; &amp; &quot;,&quot; &amp; &quot;&quot;&quot;&quot;&amp;[.L29]" table:style-name="ce5">
            <text:p>{"HEB140": [{"shape_coords":[140,140,7,12,12],"shape_name":"I-shape parallel flange","synonyms":["HEB140","HE140B","HEB 1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160</text:p>
          </table:table-cell>
          <table:table-cell office:value-type="float" office:value="160" table:style-name="ce7">
            <text:p>160</text:p>
          </table:table-cell>
          <table:table-cell office:value-type="float" office:value="160" table:style-name="ce7">
            <text:p>160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60</text:p>
          </table:table-cell>
          <table:table-cell office:value-type="string" table:style-name="ce5">
            <text:p>HE160B</text:p>
          </table:table-cell>
          <table:table-cell office:value-type="string" table:style-name="ce5">
            <text:p>HEB 160</text:p>
          </table:table-cell>
          <table:table-cell table:style-name="ce5"/>
          <table:table-cell office:value-type="string" office:string-value="synonyms&quot;:[&quot;HEB160&quot;,&quot;HE160B&quot;,&quot;HEB 160&quot;]}]}," table:formula="of:= &quot;synonyms&quot;&amp;&quot;&quot;&quot;&quot;&amp;&quot;:[&quot;&amp;&quot;&quot;&quot;&quot;&amp;[.H30]&amp;&quot;&quot;&quot;&quot;&amp;&quot;,&quot;&amp;&quot;&quot;&quot;&quot;&amp;[.I30]&amp;&quot;&quot;&quot;&quot;&amp;&quot;,&quot;&amp;&quot;&quot;&quot;&quot;&amp;[.J30]&amp;&quot;&quot;&quot;&quot;&amp;&quot;]}]},&quot;" table:style-name="ce17">
            <text:p>synonyms":["HEB160","HE160B","HEB 160"]}]},</text:p>
          </table:table-cell>
          <table:table-cell office:value-type="string" office:string-value="{&quot;HEB160&quot;: [{&quot;shape_coords&quot;:[160,160,8,13,15],&quot;shape_name&quot;:&quot;I-shape parallel flange&quot;,&quot;synonyms&quot;:[&quot;HEB160&quot;,&quot;HE160B&quot;,&quot;HEB 16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 &amp; &quot;],&quot; &amp; &quot;&quot;&quot;&quot; &amp;&quot;shape_name&quot;&amp;&quot;&quot;&quot;&quot; &amp; &quot;:&quot; &amp; &quot;&quot;&quot;&quot; &amp;[.G30] &amp; &quot;&quot;&quot;&quot; &amp; &quot;,&quot; &amp; &quot;&quot;&quot;&quot;&amp;[.L30]" table:style-name="ce5">
            <text:p>{"HEB160": [{"shape_coords":[160,160,8,13,15],"shape_name":"I-shape parallel flange","synonyms":["HEB160","HE160B","HEB 1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180</text:p>
          </table:table-cell>
          <table:table-cell office:value-type="float" office:value="180" table:style-name="ce7">
            <text:p>180</text:p>
          </table:table-cell>
          <table:table-cell office:value-type="float" office:value="180" table:style-name="ce7">
            <text:p>180</text:p>
          </table:table-cell>
          <table:table-cell office:value-type="float" office:value="8.5" table:style-name="ce7">
            <text:p>8,5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80</text:p>
          </table:table-cell>
          <table:table-cell office:value-type="string" table:style-name="ce5">
            <text:p>HE180B</text:p>
          </table:table-cell>
          <table:table-cell office:value-type="string" table:style-name="ce5">
            <text:p>HEB 180</text:p>
          </table:table-cell>
          <table:table-cell table:style-name="ce5"/>
          <table:table-cell office:value-type="string" office:string-value="synonyms&quot;:[&quot;HEB180&quot;,&quot;HE180B&quot;,&quot;HEB 180&quot;]}]}," table:formula="of:= &quot;synonyms&quot;&amp;&quot;&quot;&quot;&quot;&amp;&quot;:[&quot;&amp;&quot;&quot;&quot;&quot;&amp;[.H31]&amp;&quot;&quot;&quot;&quot;&amp;&quot;,&quot;&amp;&quot;&quot;&quot;&quot;&amp;[.I31]&amp;&quot;&quot;&quot;&quot;&amp;&quot;,&quot;&amp;&quot;&quot;&quot;&quot;&amp;[.J31]&amp;&quot;&quot;&quot;&quot;&amp;&quot;]}]},&quot;" table:style-name="ce17">
            <text:p>synonyms":["HEB180","HE180B","HEB 180"]}]},</text:p>
          </table:table-cell>
          <table:table-cell office:value-type="string" office:string-value="{&quot;HEB180&quot;: [{&quot;shape_coords&quot;:[180,180,8,5,14,15],&quot;shape_name&quot;:&quot;I-shape parallel flange&quot;,&quot;synonyms&quot;:[&quot;HEB180&quot;,&quot;HE180B&quot;,&quot;HEB 180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 &amp; &quot;],&quot; &amp; &quot;&quot;&quot;&quot; &amp;&quot;shape_name&quot;&amp;&quot;&quot;&quot;&quot; &amp; &quot;:&quot; &amp; &quot;&quot;&quot;&quot; &amp;[.G31] &amp; &quot;&quot;&quot;&quot; &amp; &quot;,&quot; &amp; &quot;&quot;&quot;&quot;&amp;[.L31]" table:style-name="ce5">
            <text:p>{"HEB180": [{"shape_coords":[180,180,8,5,14,15],"shape_name":"I-shape parallel flange","synonyms":["HEB180","HE180B","HEB 18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200</text:p>
          </table:table-cell>
          <table:table-cell office:value-type="float" office:value="200" table:style-name="ce7">
            <text:p>200</text:p>
          </table:table-cell>
          <table:table-cell office:value-type="float" office:value="200" table:style-name="ce7">
            <text:p>200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00</text:p>
          </table:table-cell>
          <table:table-cell office:value-type="string" table:style-name="ce5">
            <text:p>HE200B</text:p>
          </table:table-cell>
          <table:table-cell office:value-type="string" table:style-name="ce5">
            <text:p>HEB 200</text:p>
          </table:table-cell>
          <table:table-cell table:style-name="ce5"/>
          <table:table-cell office:value-type="string" office:string-value="synonyms&quot;:[&quot;HEB200&quot;,&quot;HE200B&quot;,&quot;HEB 200&quot;]}]}," table:formula="of:= &quot;synonyms&quot;&amp;&quot;&quot;&quot;&quot;&amp;&quot;:[&quot;&amp;&quot;&quot;&quot;&quot;&amp;[.H32]&amp;&quot;&quot;&quot;&quot;&amp;&quot;,&quot;&amp;&quot;&quot;&quot;&quot;&amp;[.I32]&amp;&quot;&quot;&quot;&quot;&amp;&quot;,&quot;&amp;&quot;&quot;&quot;&quot;&amp;[.J32]&amp;&quot;&quot;&quot;&quot;&amp;&quot;]}]},&quot;" table:style-name="ce17">
            <text:p>synonyms":["HEB200","HE200B","HEB 200"]}]},</text:p>
          </table:table-cell>
          <table:table-cell office:value-type="string" office:string-value="{&quot;HEB200&quot;: [{&quot;shape_coords&quot;:[200,200,9,15,18],&quot;shape_name&quot;:&quot;I-shape parallel flange&quot;,&quot;synonyms&quot;:[&quot;HEB200&quot;,&quot;HE200B&quot;,&quot;HEB 200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 &amp; &quot;],&quot; &amp; &quot;&quot;&quot;&quot; &amp;&quot;shape_name&quot;&amp;&quot;&quot;&quot;&quot; &amp; &quot;:&quot; &amp; &quot;&quot;&quot;&quot; &amp;[.G32] &amp; &quot;&quot;&quot;&quot; &amp; &quot;,&quot; &amp; &quot;&quot;&quot;&quot;&amp;[.L32]" table:style-name="ce5">
            <text:p>{"HEB200": [{"shape_coords":[200,200,9,15,18],"shape_name":"I-shape parallel flange","synonyms":["HEB200","HE200B","HEB 2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220</text:p>
          </table:table-cell>
          <table:table-cell office:value-type="float" office:value="220" table:style-name="ce7">
            <text:p>220</text:p>
          </table:table-cell>
          <table:table-cell office:value-type="float" office:value="220" table:style-name="ce7">
            <text:p>220</text:p>
          </table:table-cell>
          <table:table-cell office:value-type="float" office:value="9.5" table:style-name="ce7">
            <text:p>9,5</text:p>
          </table:table-cell>
          <table:table-cell office:value-type="float" office:value="16" table:style-name="ce7">
            <text:p>16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20</text:p>
          </table:table-cell>
          <table:table-cell office:value-type="string" table:style-name="ce5">
            <text:p>HE220B</text:p>
          </table:table-cell>
          <table:table-cell office:value-type="string" table:style-name="ce5">
            <text:p>HEB 220</text:p>
          </table:table-cell>
          <table:table-cell table:style-name="ce5"/>
          <table:table-cell office:value-type="string" office:string-value="synonyms&quot;:[&quot;HEB220&quot;,&quot;HE220B&quot;,&quot;HEB 220&quot;]}]}," table:formula="of:= &quot;synonyms&quot;&amp;&quot;&quot;&quot;&quot;&amp;&quot;:[&quot;&amp;&quot;&quot;&quot;&quot;&amp;[.H33]&amp;&quot;&quot;&quot;&quot;&amp;&quot;,&quot;&amp;&quot;&quot;&quot;&quot;&amp;[.I33]&amp;&quot;&quot;&quot;&quot;&amp;&quot;,&quot;&amp;&quot;&quot;&quot;&quot;&amp;[.J33]&amp;&quot;&quot;&quot;&quot;&amp;&quot;]}]},&quot;" table:style-name="ce17">
            <text:p>synonyms":["HEB220","HE220B","HEB 220"]}]},</text:p>
          </table:table-cell>
          <table:table-cell office:value-type="string" office:string-value="{&quot;HEB220&quot;: [{&quot;shape_coords&quot;:[220,220,9,5,16,18],&quot;shape_name&quot;:&quot;I-shape parallel flange&quot;,&quot;synonyms&quot;:[&quot;HEB220&quot;,&quot;HE220B&quot;,&quot;HEB 220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 &amp; &quot;],&quot; &amp; &quot;&quot;&quot;&quot; &amp;&quot;shape_name&quot;&amp;&quot;&quot;&quot;&quot; &amp; &quot;:&quot; &amp; &quot;&quot;&quot;&quot; &amp;[.G33] &amp; &quot;&quot;&quot;&quot; &amp; &quot;,&quot; &amp; &quot;&quot;&quot;&quot;&amp;[.L33]" table:style-name="ce5">
            <text:p>{"HEB220": [{"shape_coords":[220,220,9,5,16,18],"shape_name":"I-shape parallel flange","synonyms":["HEB220","HE220B","HEB 2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240</text:p>
          </table:table-cell>
          <table:table-cell office:value-type="float" office:value="240" table:style-name="ce7">
            <text:p>240</text:p>
          </table:table-cell>
          <table:table-cell office:value-type="float" office:value="240" table:style-name="ce7">
            <text:p>240</text:p>
          </table:table-cell>
          <table:table-cell office:value-type="float" office:value="10" table:style-name="ce7">
            <text:p>10</text:p>
          </table:table-cell>
          <table:table-cell office:value-type="float" office:value="17" table:style-name="ce7">
            <text:p>17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40</text:p>
          </table:table-cell>
          <table:table-cell office:value-type="string" table:style-name="ce5">
            <text:p>HE240B</text:p>
          </table:table-cell>
          <table:table-cell office:value-type="string" table:style-name="ce5">
            <text:p>HEB 240</text:p>
          </table:table-cell>
          <table:table-cell table:style-name="ce5"/>
          <table:table-cell office:value-type="string" office:string-value="synonyms&quot;:[&quot;HEB240&quot;,&quot;HE240B&quot;,&quot;HEB 240&quot;]}]}," table:formula="of:= &quot;synonyms&quot;&amp;&quot;&quot;&quot;&quot;&amp;&quot;:[&quot;&amp;&quot;&quot;&quot;&quot;&amp;[.H34]&amp;&quot;&quot;&quot;&quot;&amp;&quot;,&quot;&amp;&quot;&quot;&quot;&quot;&amp;[.I34]&amp;&quot;&quot;&quot;&quot;&amp;&quot;,&quot;&amp;&quot;&quot;&quot;&quot;&amp;[.J34]&amp;&quot;&quot;&quot;&quot;&amp;&quot;]}]},&quot;" table:style-name="ce17">
            <text:p>synonyms":["HEB240","HE240B","HEB 240"]}]},</text:p>
          </table:table-cell>
          <table:table-cell office:value-type="string" office:string-value="{&quot;HEB240&quot;: [{&quot;shape_coords&quot;:[240,240,10,17,21],&quot;shape_name&quot;:&quot;I-shape parallel flange&quot;,&quot;synonyms&quot;:[&quot;HEB240&quot;,&quot;HE240B&quot;,&quot;HEB 240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 &amp; &quot;],&quot; &amp; &quot;&quot;&quot;&quot; &amp;&quot;shape_name&quot;&amp;&quot;&quot;&quot;&quot; &amp; &quot;:&quot; &amp; &quot;&quot;&quot;&quot; &amp;[.G34] &amp; &quot;&quot;&quot;&quot; &amp; &quot;,&quot; &amp; &quot;&quot;&quot;&quot;&amp;[.L34]" table:style-name="ce5">
            <text:p>{"HEB240": [{"shape_coords":[240,240,10,17,21],"shape_name":"I-shape parallel flange","synonyms":["HEB240","HE240B","HEB 2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260</text:p>
          </table:table-cell>
          <table:table-cell office:value-type="float" office:value="260" table:style-name="ce7">
            <text:p>260</text:p>
          </table:table-cell>
          <table:table-cell office:value-type="float" office:value="260" table:style-name="ce7">
            <text:p>260</text:p>
          </table:table-cell>
          <table:table-cell office:value-type="float" office:value="10" table:style-name="ce7">
            <text:p>10</text:p>
          </table:table-cell>
          <table:table-cell office:value-type="float" office:value="17.5" table:style-name="ce7">
            <text:p>17,5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60</text:p>
          </table:table-cell>
          <table:table-cell office:value-type="string" table:style-name="ce5">
            <text:p>HE260B</text:p>
          </table:table-cell>
          <table:table-cell office:value-type="string" table:style-name="ce5">
            <text:p>HEB 260</text:p>
          </table:table-cell>
          <table:table-cell table:style-name="ce5"/>
          <table:table-cell office:value-type="string" office:string-value="synonyms&quot;:[&quot;HEB260&quot;,&quot;HE260B&quot;,&quot;HEB 260&quot;]}]}," table:formula="of:= &quot;synonyms&quot;&amp;&quot;&quot;&quot;&quot;&amp;&quot;:[&quot;&amp;&quot;&quot;&quot;&quot;&amp;[.H35]&amp;&quot;&quot;&quot;&quot;&amp;&quot;,&quot;&amp;&quot;&quot;&quot;&quot;&amp;[.I35]&amp;&quot;&quot;&quot;&quot;&amp;&quot;,&quot;&amp;&quot;&quot;&quot;&quot;&amp;[.J35]&amp;&quot;&quot;&quot;&quot;&amp;&quot;]}]},&quot;" table:style-name="ce17">
            <text:p>synonyms":["HEB260","HE260B","HEB 260"]}]},</text:p>
          </table:table-cell>
          <table:table-cell office:value-type="string" office:string-value="{&quot;HEB260&quot;: [{&quot;shape_coords&quot;:[260,260,10,17,5,24],&quot;shape_name&quot;:&quot;I-shape parallel flange&quot;,&quot;synonyms&quot;:[&quot;HEB260&quot;,&quot;HE260B&quot;,&quot;HEB 260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 &amp; &quot;],&quot; &amp; &quot;&quot;&quot;&quot; &amp;&quot;shape_name&quot;&amp;&quot;&quot;&quot;&quot; &amp; &quot;:&quot; &amp; &quot;&quot;&quot;&quot; &amp;[.G35] &amp; &quot;&quot;&quot;&quot; &amp; &quot;,&quot; &amp; &quot;&quot;&quot;&quot;&amp;[.L35]" table:style-name="ce5">
            <text:p>{"HEB260": [{"shape_coords":[260,260,10,17,5,24],"shape_name":"I-shape parallel flange","synonyms":["HEB260","HE260B","HEB 2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280</text:p>
          </table:table-cell>
          <table:table-cell office:value-type="float" office:value="280" table:style-name="ce7">
            <text:p>280</text:p>
          </table:table-cell>
          <table:table-cell office:value-type="float" office:value="280" table:style-name="ce7">
            <text:p>280</text:p>
          </table:table-cell>
          <table:table-cell office:value-type="float" office:value="10.5" table:style-name="ce7">
            <text:p>10,5</text:p>
          </table:table-cell>
          <table:table-cell office:value-type="float" office:value="18" table:style-name="ce7">
            <text:p>18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80</text:p>
          </table:table-cell>
          <table:table-cell office:value-type="string" table:style-name="ce5">
            <text:p>HE280B</text:p>
          </table:table-cell>
          <table:table-cell office:value-type="string" table:style-name="ce5">
            <text:p>HEB 280</text:p>
          </table:table-cell>
          <table:table-cell table:style-name="ce5"/>
          <table:table-cell office:value-type="string" office:string-value="synonyms&quot;:[&quot;HEB280&quot;,&quot;HE280B&quot;,&quot;HEB 280&quot;]}]}," table:formula="of:= &quot;synonyms&quot;&amp;&quot;&quot;&quot;&quot;&amp;&quot;:[&quot;&amp;&quot;&quot;&quot;&quot;&amp;[.H36]&amp;&quot;&quot;&quot;&quot;&amp;&quot;,&quot;&amp;&quot;&quot;&quot;&quot;&amp;[.I36]&amp;&quot;&quot;&quot;&quot;&amp;&quot;,&quot;&amp;&quot;&quot;&quot;&quot;&amp;[.J36]&amp;&quot;&quot;&quot;&quot;&amp;&quot;]}]},&quot;" table:style-name="ce17">
            <text:p>synonyms":["HEB280","HE280B","HEB 280"]}]},</text:p>
          </table:table-cell>
          <table:table-cell office:value-type="string" office:string-value="{&quot;HEB280&quot;: [{&quot;shape_coords&quot;:[280,280,10,5,18,24],&quot;shape_name&quot;:&quot;I-shape parallel flange&quot;,&quot;synonyms&quot;:[&quot;HEB280&quot;,&quot;HE280B&quot;,&quot;HEB 280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 &amp; &quot;],&quot; &amp; &quot;&quot;&quot;&quot; &amp;&quot;shape_name&quot;&amp;&quot;&quot;&quot;&quot; &amp; &quot;:&quot; &amp; &quot;&quot;&quot;&quot; &amp;[.G36] &amp; &quot;&quot;&quot;&quot; &amp; &quot;,&quot; &amp; &quot;&quot;&quot;&quot;&amp;[.L36]" table:style-name="ce5">
            <text:p>{"HEB280": [{"shape_coords":[280,280,10,5,18,24],"shape_name":"I-shape parallel flange","synonyms":["HEB280","HE280B","HEB 28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300</text:p>
          </table:table-cell>
          <table:table-cell office:value-type="float" office:value="300" table:style-name="ce7">
            <text:p>300</text:p>
          </table:table-cell>
          <table:table-cell office:value-type="float" office:value="300" table:style-name="ce7">
            <text:p>300</text:p>
          </table:table-cell>
          <table:table-cell office:value-type="float" office:value="11" table:style-name="ce7">
            <text:p>11</text:p>
          </table:table-cell>
          <table:table-cell office:value-type="float" office:value="19" table:style-name="ce7">
            <text:p>19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00</text:p>
          </table:table-cell>
          <table:table-cell office:value-type="string" table:style-name="ce5">
            <text:p>HE300B</text:p>
          </table:table-cell>
          <table:table-cell office:value-type="string" table:style-name="ce5">
            <text:p>HEB 300</text:p>
          </table:table-cell>
          <table:table-cell table:style-name="ce5"/>
          <table:table-cell office:value-type="string" office:string-value="synonyms&quot;:[&quot;HEB300&quot;,&quot;HE300B&quot;,&quot;HEB 300&quot;]}]}," table:formula="of:= &quot;synonyms&quot;&amp;&quot;&quot;&quot;&quot;&amp;&quot;:[&quot;&amp;&quot;&quot;&quot;&quot;&amp;[.H37]&amp;&quot;&quot;&quot;&quot;&amp;&quot;,&quot;&amp;&quot;&quot;&quot;&quot;&amp;[.I37]&amp;&quot;&quot;&quot;&quot;&amp;&quot;,&quot;&amp;&quot;&quot;&quot;&quot;&amp;[.J37]&amp;&quot;&quot;&quot;&quot;&amp;&quot;]}]},&quot;" table:style-name="ce17">
            <text:p>synonyms":["HEB300","HE300B","HEB 300"]}]},</text:p>
          </table:table-cell>
          <table:table-cell office:value-type="string" office:string-value="{&quot;HEB300&quot;: [{&quot;shape_coords&quot;:[300,300,11,19,27],&quot;shape_name&quot;:&quot;I-shape parallel flange&quot;,&quot;synonyms&quot;:[&quot;HEB300&quot;,&quot;HE300B&quot;,&quot;HEB 30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 &amp; &quot;],&quot; &amp; &quot;&quot;&quot;&quot; &amp;&quot;shape_name&quot;&amp;&quot;&quot;&quot;&quot; &amp; &quot;:&quot; &amp; &quot;&quot;&quot;&quot; &amp;[.G37] &amp; &quot;&quot;&quot;&quot; &amp; &quot;,&quot; &amp; &quot;&quot;&quot;&quot;&amp;[.L37]" table:style-name="ce5">
            <text:p>{"HEB300": [{"shape_coords":[300,300,11,19,27],"shape_name":"I-shape parallel flange","synonyms":["HEB300","HE300B","HEB 3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320</text:p>
          </table:table-cell>
          <table:table-cell office:value-type="float" office:value="320" table:style-name="ce7">
            <text:p>320</text:p>
          </table:table-cell>
          <table:table-cell office:value-type="float" office:value="300" table:style-name="ce7">
            <text:p>300</text:p>
          </table:table-cell>
          <table:table-cell office:value-type="float" office:value="11.5" table:style-name="ce7">
            <text:p>11,5</text:p>
          </table:table-cell>
          <table:table-cell office:value-type="float" office:value="20.5" table:style-name="ce7">
            <text:p>20,5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20</text:p>
          </table:table-cell>
          <table:table-cell office:value-type="string" table:style-name="ce5">
            <text:p>HE320B</text:p>
          </table:table-cell>
          <table:table-cell office:value-type="string" table:style-name="ce5">
            <text:p>HEB 320</text:p>
          </table:table-cell>
          <table:table-cell table:style-name="ce5"/>
          <table:table-cell office:value-type="string" office:string-value="synonyms&quot;:[&quot;HEB320&quot;,&quot;HE320B&quot;,&quot;HEB 320&quot;]}]}," table:formula="of:= &quot;synonyms&quot;&amp;&quot;&quot;&quot;&quot;&amp;&quot;:[&quot;&amp;&quot;&quot;&quot;&quot;&amp;[.H38]&amp;&quot;&quot;&quot;&quot;&amp;&quot;,&quot;&amp;&quot;&quot;&quot;&quot;&amp;[.I38]&amp;&quot;&quot;&quot;&quot;&amp;&quot;,&quot;&amp;&quot;&quot;&quot;&quot;&amp;[.J38]&amp;&quot;&quot;&quot;&quot;&amp;&quot;]}]},&quot;" table:style-name="ce17">
            <text:p>synonyms":["HEB320","HE320B","HEB 320"]}]},</text:p>
          </table:table-cell>
          <table:table-cell office:value-type="string" office:string-value="{&quot;HEB320&quot;: [{&quot;shape_coords&quot;:[320,300,11,5,20,5,27],&quot;shape_name&quot;:&quot;I-shape parallel flange&quot;,&quot;synonyms&quot;:[&quot;HEB320&quot;,&quot;HE320B&quot;,&quot;HEB 320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 &amp; &quot;],&quot; &amp; &quot;&quot;&quot;&quot; &amp;&quot;shape_name&quot;&amp;&quot;&quot;&quot;&quot; &amp; &quot;:&quot; &amp; &quot;&quot;&quot;&quot; &amp;[.G38] &amp; &quot;&quot;&quot;&quot; &amp; &quot;,&quot; &amp; &quot;&quot;&quot;&quot;&amp;[.L38]" table:style-name="ce5">
            <text:p>{"HEB320": [{"shape_coords":[320,300,11,5,20,5,27],"shape_name":"I-shape parallel flange","synonyms":["HEB320","HE320B","HEB 3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340</text:p>
          </table:table-cell>
          <table:table-cell office:value-type="float" office:value="340" table:style-name="ce7">
            <text:p>340</text:p>
          </table:table-cell>
          <table:table-cell office:value-type="float" office:value="300" table:style-name="ce7">
            <text:p>300</text:p>
          </table:table-cell>
          <table:table-cell office:value-type="float" office:value="12" table:style-name="ce7">
            <text:p>12</text:p>
          </table:table-cell>
          <table:table-cell office:value-type="float" office:value="21.5" table:style-name="ce7">
            <text:p>21,5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40</text:p>
          </table:table-cell>
          <table:table-cell office:value-type="string" table:style-name="ce5">
            <text:p>HE340B</text:p>
          </table:table-cell>
          <table:table-cell office:value-type="string" table:style-name="ce5">
            <text:p>HEB 340</text:p>
          </table:table-cell>
          <table:table-cell table:style-name="ce5"/>
          <table:table-cell office:value-type="string" office:string-value="synonyms&quot;:[&quot;HEB340&quot;,&quot;HE340B&quot;,&quot;HEB 340&quot;]}]}," table:formula="of:= &quot;synonyms&quot;&amp;&quot;&quot;&quot;&quot;&amp;&quot;:[&quot;&amp;&quot;&quot;&quot;&quot;&amp;[.H39]&amp;&quot;&quot;&quot;&quot;&amp;&quot;,&quot;&amp;&quot;&quot;&quot;&quot;&amp;[.I39]&amp;&quot;&quot;&quot;&quot;&amp;&quot;,&quot;&amp;&quot;&quot;&quot;&quot;&amp;[.J39]&amp;&quot;&quot;&quot;&quot;&amp;&quot;]}]},&quot;" table:style-name="ce17">
            <text:p>synonyms":["HEB340","HE340B","HEB 340"]}]},</text:p>
          </table:table-cell>
          <table:table-cell office:value-type="string" office:string-value="{&quot;HEB340&quot;: [{&quot;shape_coords&quot;:[340,300,12,21,5,27],&quot;shape_name&quot;:&quot;I-shape parallel flange&quot;,&quot;synonyms&quot;:[&quot;HEB340&quot;,&quot;HE340B&quot;,&quot;HEB 340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 &amp; &quot;],&quot; &amp; &quot;&quot;&quot;&quot; &amp;&quot;shape_name&quot;&amp;&quot;&quot;&quot;&quot; &amp; &quot;:&quot; &amp; &quot;&quot;&quot;&quot; &amp;[.G39] &amp; &quot;&quot;&quot;&quot; &amp; &quot;,&quot; &amp; &quot;&quot;&quot;&quot;&amp;[.L39]" table:style-name="ce5">
            <text:p>{"HEB340": [{"shape_coords":[340,300,12,21,5,27],"shape_name":"I-shape parallel flange","synonyms":["HEB340","HE340B","HEB 3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360</text:p>
          </table:table-cell>
          <table:table-cell office:value-type="float" office:value="360" table:style-name="ce7">
            <text:p>360</text:p>
          </table:table-cell>
          <table:table-cell office:value-type="float" office:value="300" table:style-name="ce7">
            <text:p>300</text:p>
          </table:table-cell>
          <table:table-cell office:value-type="float" office:value="12.5" table:style-name="ce7">
            <text:p>12,5</text:p>
          </table:table-cell>
          <table:table-cell office:value-type="float" office:value="22.5" table:style-name="ce7">
            <text:p>22,5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60</text:p>
          </table:table-cell>
          <table:table-cell office:value-type="string" table:style-name="ce5">
            <text:p>HE360B</text:p>
          </table:table-cell>
          <table:table-cell office:value-type="string" table:style-name="ce5">
            <text:p>HEB 360</text:p>
          </table:table-cell>
          <table:table-cell table:style-name="ce5"/>
          <table:table-cell office:value-type="string" office:string-value="synonyms&quot;:[&quot;HEB360&quot;,&quot;HE360B&quot;,&quot;HEB 360&quot;]}]}," table:formula="of:= &quot;synonyms&quot;&amp;&quot;&quot;&quot;&quot;&amp;&quot;:[&quot;&amp;&quot;&quot;&quot;&quot;&amp;[.H40]&amp;&quot;&quot;&quot;&quot;&amp;&quot;,&quot;&amp;&quot;&quot;&quot;&quot;&amp;[.I40]&amp;&quot;&quot;&quot;&quot;&amp;&quot;,&quot;&amp;&quot;&quot;&quot;&quot;&amp;[.J40]&amp;&quot;&quot;&quot;&quot;&amp;&quot;]}]},&quot;" table:style-name="ce17">
            <text:p>synonyms":["HEB360","HE360B","HEB 360"]}]},</text:p>
          </table:table-cell>
          <table:table-cell office:value-type="string" office:string-value="{&quot;HEB360&quot;: [{&quot;shape_coords&quot;:[360,300,12,5,22,5,27],&quot;shape_name&quot;:&quot;I-shape parallel flange&quot;,&quot;synonyms&quot;:[&quot;HEB360&quot;,&quot;HE360B&quot;,&quot;HEB 360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 &amp; &quot;],&quot; &amp; &quot;&quot;&quot;&quot; &amp;&quot;shape_name&quot;&amp;&quot;&quot;&quot;&quot; &amp; &quot;:&quot; &amp; &quot;&quot;&quot;&quot; &amp;[.G40] &amp; &quot;&quot;&quot;&quot; &amp; &quot;,&quot; &amp; &quot;&quot;&quot;&quot;&amp;[.L40]" table:style-name="ce5">
            <text:p>{"HEB360": [{"shape_coords":[360,300,12,5,22,5,27],"shape_name":"I-shape parallel flange","synonyms":["HEB360","HE360B","HEB 3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400</text:p>
          </table:table-cell>
          <table:table-cell office:value-type="float" office:value="400" table:style-name="ce7">
            <text:p>400</text:p>
          </table:table-cell>
          <table:table-cell office:value-type="float" office:value="300" table:style-name="ce7">
            <text:p>300</text:p>
          </table:table-cell>
          <table:table-cell office:value-type="float" office:value="13.5" table:style-name="ce7">
            <text:p>13,5</text:p>
          </table:table-cell>
          <table:table-cell office:value-type="float" office:value="24" table:style-name="ce7">
            <text:p>24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400</text:p>
          </table:table-cell>
          <table:table-cell office:value-type="string" table:style-name="ce5">
            <text:p>HE400B</text:p>
          </table:table-cell>
          <table:table-cell office:value-type="string" table:style-name="ce5">
            <text:p>HEB 400</text:p>
          </table:table-cell>
          <table:table-cell table:style-name="ce5"/>
          <table:table-cell office:value-type="string" office:string-value="synonyms&quot;:[&quot;HEB400&quot;,&quot;HE400B&quot;,&quot;HEB 400&quot;]}]}," table:formula="of:= &quot;synonyms&quot;&amp;&quot;&quot;&quot;&quot;&amp;&quot;:[&quot;&amp;&quot;&quot;&quot;&quot;&amp;[.H41]&amp;&quot;&quot;&quot;&quot;&amp;&quot;,&quot;&amp;&quot;&quot;&quot;&quot;&amp;[.I41]&amp;&quot;&quot;&quot;&quot;&amp;&quot;,&quot;&amp;&quot;&quot;&quot;&quot;&amp;[.J41]&amp;&quot;&quot;&quot;&quot;&amp;&quot;]}]},&quot;" table:style-name="ce17">
            <text:p>synonyms":["HEB400","HE400B","HEB 400"]}]},</text:p>
          </table:table-cell>
          <table:table-cell office:value-type="string" office:string-value="{&quot;HEB400&quot;: [{&quot;shape_coords&quot;:[400,300,13,5,24,27],&quot;shape_name&quot;:&quot;I-shape parallel flange&quot;,&quot;synonyms&quot;:[&quot;HEB400&quot;,&quot;HE400B&quot;,&quot;HEB 400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 &amp; &quot;],&quot; &amp; &quot;&quot;&quot;&quot; &amp;&quot;shape_name&quot;&amp;&quot;&quot;&quot;&quot; &amp; &quot;:&quot; &amp; &quot;&quot;&quot;&quot; &amp;[.G41] &amp; &quot;&quot;&quot;&quot; &amp; &quot;,&quot; &amp; &quot;&quot;&quot;&quot;&amp;[.L41]" table:style-name="ce5">
            <text:p>{"HEB400": [{"shape_coords":[400,300,13,5,24,27],"shape_name":"I-shape parallel flange","synonyms":["HEB400","HE400B","HEB 4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450</text:p>
          </table:table-cell>
          <table:table-cell office:value-type="float" office:value="450" table:style-name="ce7">
            <text:p>450</text:p>
          </table:table-cell>
          <table:table-cell office:value-type="float" office:value="300" table:style-name="ce7">
            <text:p>300</text:p>
          </table:table-cell>
          <table:table-cell office:value-type="float" office:value="14" table:style-name="ce7">
            <text:p>14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450</text:p>
          </table:table-cell>
          <table:table-cell office:value-type="string" table:style-name="ce5">
            <text:p>HE450B</text:p>
          </table:table-cell>
          <table:table-cell office:value-type="string" table:style-name="ce5">
            <text:p>HEB 450</text:p>
          </table:table-cell>
          <table:table-cell table:style-name="ce5"/>
          <table:table-cell office:value-type="string" office:string-value="synonyms&quot;:[&quot;HEB450&quot;,&quot;HE450B&quot;,&quot;HEB 450&quot;]}]}," table:formula="of:= &quot;synonyms&quot;&amp;&quot;&quot;&quot;&quot;&amp;&quot;:[&quot;&amp;&quot;&quot;&quot;&quot;&amp;[.H42]&amp;&quot;&quot;&quot;&quot;&amp;&quot;,&quot;&amp;&quot;&quot;&quot;&quot;&amp;[.I42]&amp;&quot;&quot;&quot;&quot;&amp;&quot;,&quot;&amp;&quot;&quot;&quot;&quot;&amp;[.J42]&amp;&quot;&quot;&quot;&quot;&amp;&quot;]}]},&quot;" table:style-name="ce17">
            <text:p>synonyms":["HEB450","HE450B","HEB 450"]}]},</text:p>
          </table:table-cell>
          <table:table-cell office:value-type="string" office:string-value="{&quot;HEB450&quot;: [{&quot;shape_coords&quot;:[450,300,14,26,27],&quot;shape_name&quot;:&quot;I-shape parallel flange&quot;,&quot;synonyms&quot;:[&quot;HEB450&quot;,&quot;HE450B&quot;,&quot;HEB 450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 &amp; &quot;],&quot; &amp; &quot;&quot;&quot;&quot; &amp;&quot;shape_name&quot;&amp;&quot;&quot;&quot;&quot; &amp; &quot;:&quot; &amp; &quot;&quot;&quot;&quot; &amp;[.G42] &amp; &quot;&quot;&quot;&quot; &amp; &quot;,&quot; &amp; &quot;&quot;&quot;&quot;&amp;[.L42]" table:style-name="ce5">
            <text:p>{"HEB450": [{"shape_coords":[450,300,14,26,27],"shape_name":"I-shape parallel flange","synonyms":["HEB450","HE450B","HEB 4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500</text:p>
          </table:table-cell>
          <table:table-cell office:value-type="float" office:value="500" table:style-name="ce7">
            <text:p>500</text:p>
          </table:table-cell>
          <table:table-cell office:value-type="float" office:value="300" table:style-name="ce7">
            <text:p>300</text:p>
          </table:table-cell>
          <table:table-cell office:value-type="float" office:value="14.5" table:style-name="ce7">
            <text:p>14,5</text:p>
          </table:table-cell>
          <table:table-cell office:value-type="float" office:value="28" table:style-name="ce7">
            <text:p>28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500</text:p>
          </table:table-cell>
          <table:table-cell office:value-type="string" table:style-name="ce5">
            <text:p>HE500B</text:p>
          </table:table-cell>
          <table:table-cell office:value-type="string" table:style-name="ce5">
            <text:p>HEB 500</text:p>
          </table:table-cell>
          <table:table-cell table:style-name="ce5"/>
          <table:table-cell office:value-type="string" office:string-value="synonyms&quot;:[&quot;HEB500&quot;,&quot;HE500B&quot;,&quot;HEB 500&quot;]}]}," table:formula="of:= &quot;synonyms&quot;&amp;&quot;&quot;&quot;&quot;&amp;&quot;:[&quot;&amp;&quot;&quot;&quot;&quot;&amp;[.H43]&amp;&quot;&quot;&quot;&quot;&amp;&quot;,&quot;&amp;&quot;&quot;&quot;&quot;&amp;[.I43]&amp;&quot;&quot;&quot;&quot;&amp;&quot;,&quot;&amp;&quot;&quot;&quot;&quot;&amp;[.J43]&amp;&quot;&quot;&quot;&quot;&amp;&quot;]}]},&quot;" table:style-name="ce17">
            <text:p>synonyms":["HEB500","HE500B","HEB 500"]}]},</text:p>
          </table:table-cell>
          <table:table-cell office:value-type="string" office:string-value="{&quot;HEB500&quot;: [{&quot;shape_coords&quot;:[500,300,14,5,28,27],&quot;shape_name&quot;:&quot;I-shape parallel flange&quot;,&quot;synonyms&quot;:[&quot;HEB500&quot;,&quot;HE500B&quot;,&quot;HEB 500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,&quot; &amp;[.D43]&amp; &quot;,&quot; &amp;[.E43]&amp; &quot;,&quot; &amp;[.F43] &amp; &quot;],&quot; &amp; &quot;&quot;&quot;&quot; &amp;&quot;shape_name&quot;&amp;&quot;&quot;&quot;&quot; &amp; &quot;:&quot; &amp; &quot;&quot;&quot;&quot; &amp;[.G43] &amp; &quot;&quot;&quot;&quot; &amp; &quot;,&quot; &amp; &quot;&quot;&quot;&quot;&amp;[.L43]" table:style-name="ce5">
            <text:p>{"HEB500": [{"shape_coords":[500,300,14,5,28,27],"shape_name":"I-shape parallel flange","synonyms":["HEB500","HE500B","HEB 5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550</text:p>
          </table:table-cell>
          <table:table-cell office:value-type="float" office:value="550" table:style-name="ce7">
            <text:p>550</text:p>
          </table:table-cell>
          <table:table-cell office:value-type="float" office:value="300" table:style-name="ce7">
            <text:p>300</text:p>
          </table:table-cell>
          <table:table-cell office:value-type="float" office:value="15" table:style-name="ce7">
            <text:p>15</text:p>
          </table:table-cell>
          <table:table-cell office:value-type="float" office:value="29" table:style-name="ce7">
            <text:p>29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550</text:p>
          </table:table-cell>
          <table:table-cell office:value-type="string" table:style-name="ce5">
            <text:p>HE550B</text:p>
          </table:table-cell>
          <table:table-cell office:value-type="string" table:style-name="ce5">
            <text:p>HEB 550</text:p>
          </table:table-cell>
          <table:table-cell table:style-name="ce5"/>
          <table:table-cell office:value-type="string" office:string-value="synonyms&quot;:[&quot;HEB550&quot;,&quot;HE550B&quot;,&quot;HEB 550&quot;]}]}," table:formula="of:= &quot;synonyms&quot;&amp;&quot;&quot;&quot;&quot;&amp;&quot;:[&quot;&amp;&quot;&quot;&quot;&quot;&amp;[.H44]&amp;&quot;&quot;&quot;&quot;&amp;&quot;,&quot;&amp;&quot;&quot;&quot;&quot;&amp;[.I44]&amp;&quot;&quot;&quot;&quot;&amp;&quot;,&quot;&amp;&quot;&quot;&quot;&quot;&amp;[.J44]&amp;&quot;&quot;&quot;&quot;&amp;&quot;]}]},&quot;" table:style-name="ce17">
            <text:p>synonyms":["HEB550","HE550B","HEB 550"]}]},</text:p>
          </table:table-cell>
          <table:table-cell office:value-type="string" office:string-value="{&quot;HEB550&quot;: [{&quot;shape_coords&quot;:[550,300,15,29,27],&quot;shape_name&quot;:&quot;I-shape parallel flange&quot;,&quot;synonyms&quot;:[&quot;HEB550&quot;,&quot;HE550B&quot;,&quot;HEB 550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,&quot; &amp;[.D44]&amp; &quot;,&quot; &amp;[.E44]&amp; &quot;,&quot; &amp;[.F44] &amp; &quot;],&quot; &amp; &quot;&quot;&quot;&quot; &amp;&quot;shape_name&quot;&amp;&quot;&quot;&quot;&quot; &amp; &quot;:&quot; &amp; &quot;&quot;&quot;&quot; &amp;[.G44] &amp; &quot;&quot;&quot;&quot; &amp; &quot;,&quot; &amp; &quot;&quot;&quot;&quot;&amp;[.L44]" table:style-name="ce5">
            <text:p>{"HEB550": [{"shape_coords":[550,300,15,29,27],"shape_name":"I-shape parallel flange","synonyms":["HEB550","HE550B","HEB 5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600</text:p>
          </table:table-cell>
          <table:table-cell office:value-type="float" office:value="600" table:style-name="ce7">
            <text:p>600</text:p>
          </table:table-cell>
          <table:table-cell office:value-type="float" office:value="300" table:style-name="ce7">
            <text:p>300</text:p>
          </table:table-cell>
          <table:table-cell office:value-type="float" office:value="15.5" table:style-name="ce7">
            <text:p>15,5</text:p>
          </table:table-cell>
          <table:table-cell office:value-type="float" office:value="30" table:style-name="ce7">
            <text:p>3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600</text:p>
          </table:table-cell>
          <table:table-cell office:value-type="string" table:style-name="ce5">
            <text:p>HE600B</text:p>
          </table:table-cell>
          <table:table-cell office:value-type="string" table:style-name="ce5">
            <text:p>HEB 600</text:p>
          </table:table-cell>
          <table:table-cell table:style-name="ce5"/>
          <table:table-cell office:value-type="string" office:string-value="synonyms&quot;:[&quot;HEB600&quot;,&quot;HE600B&quot;,&quot;HEB 600&quot;]}]}," table:formula="of:= &quot;synonyms&quot;&amp;&quot;&quot;&quot;&quot;&amp;&quot;:[&quot;&amp;&quot;&quot;&quot;&quot;&amp;[.H45]&amp;&quot;&quot;&quot;&quot;&amp;&quot;,&quot;&amp;&quot;&quot;&quot;&quot;&amp;[.I45]&amp;&quot;&quot;&quot;&quot;&amp;&quot;,&quot;&amp;&quot;&quot;&quot;&quot;&amp;[.J45]&amp;&quot;&quot;&quot;&quot;&amp;&quot;]}]},&quot;" table:style-name="ce17">
            <text:p>synonyms":["HEB600","HE600B","HEB 600"]}]},</text:p>
          </table:table-cell>
          <table:table-cell office:value-type="string" office:string-value="{&quot;HEB600&quot;: [{&quot;shape_coords&quot;:[600,300,15,5,30,27],&quot;shape_name&quot;:&quot;I-shape parallel flange&quot;,&quot;synonyms&quot;:[&quot;HEB600&quot;,&quot;HE600B&quot;,&quot;HEB 600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,&quot; &amp;[.D45]&amp; &quot;,&quot; &amp;[.E45]&amp; &quot;,&quot; &amp;[.F45] &amp; &quot;],&quot; &amp; &quot;&quot;&quot;&quot; &amp;&quot;shape_name&quot;&amp;&quot;&quot;&quot;&quot; &amp; &quot;:&quot; &amp; &quot;&quot;&quot;&quot; &amp;[.G45] &amp; &quot;&quot;&quot;&quot; &amp; &quot;,&quot; &amp; &quot;&quot;&quot;&quot;&amp;[.L45]" table:style-name="ce5">
            <text:p>{"HEB600": [{"shape_coords":[600,300,15,5,30,27],"shape_name":"I-shape parallel flange","synonyms":["HEB600","HE600B","HEB 6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650</text:p>
          </table:table-cell>
          <table:table-cell office:value-type="float" office:value="650" table:style-name="ce7">
            <text:p>650</text:p>
          </table:table-cell>
          <table:table-cell office:value-type="float" office:value="300" table:style-name="ce7">
            <text:p>300</text:p>
          </table:table-cell>
          <table:table-cell office:value-type="float" office:value="16" table:style-name="ce7">
            <text:p>16</text:p>
          </table:table-cell>
          <table:table-cell office:value-type="float" office:value="31" table:style-name="ce7">
            <text:p>31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650</text:p>
          </table:table-cell>
          <table:table-cell office:value-type="string" table:style-name="ce5">
            <text:p>HE650B</text:p>
          </table:table-cell>
          <table:table-cell office:value-type="string" table:style-name="ce5">
            <text:p>HEB 650</text:p>
          </table:table-cell>
          <table:table-cell table:style-name="ce5"/>
          <table:table-cell office:value-type="string" office:string-value="synonyms&quot;:[&quot;HEB650&quot;,&quot;HE650B&quot;,&quot;HEB 650&quot;]}]}," table:formula="of:= &quot;synonyms&quot;&amp;&quot;&quot;&quot;&quot;&amp;&quot;:[&quot;&amp;&quot;&quot;&quot;&quot;&amp;[.H46]&amp;&quot;&quot;&quot;&quot;&amp;&quot;,&quot;&amp;&quot;&quot;&quot;&quot;&amp;[.I46]&amp;&quot;&quot;&quot;&quot;&amp;&quot;,&quot;&amp;&quot;&quot;&quot;&quot;&amp;[.J46]&amp;&quot;&quot;&quot;&quot;&amp;&quot;]}]},&quot;" table:style-name="ce17">
            <text:p>synonyms":["HEB650","HE650B","HEB 650"]}]},</text:p>
          </table:table-cell>
          <table:table-cell office:value-type="string" office:string-value="{&quot;HEB650&quot;: [{&quot;shape_coords&quot;:[650,300,16,31,27],&quot;shape_name&quot;:&quot;I-shape parallel flange&quot;,&quot;synonyms&quot;:[&quot;HEB650&quot;,&quot;HE650B&quot;,&quot;HEB 650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,&quot; &amp;[.D46]&amp; &quot;,&quot; &amp;[.E46]&amp; &quot;,&quot; &amp;[.F46] &amp; &quot;],&quot; &amp; &quot;&quot;&quot;&quot; &amp;&quot;shape_name&quot;&amp;&quot;&quot;&quot;&quot; &amp; &quot;:&quot; &amp; &quot;&quot;&quot;&quot; &amp;[.G46] &amp; &quot;&quot;&quot;&quot; &amp; &quot;,&quot; &amp; &quot;&quot;&quot;&quot;&amp;[.L46]" table:style-name="ce5">
            <text:p>{"HEB650": [{"shape_coords":[650,300,16,31,27],"shape_name":"I-shape parallel flange","synonyms":["HEB650","HE650B","HEB 6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700</text:p>
          </table:table-cell>
          <table:table-cell office:value-type="float" office:value="700" table:style-name="ce7">
            <text:p>700</text:p>
          </table:table-cell>
          <table:table-cell office:value-type="float" office:value="300" table:style-name="ce7">
            <text:p>300</text:p>
          </table:table-cell>
          <table:table-cell office:value-type="float" office:value="17" table:style-name="ce7">
            <text:p>17</text:p>
          </table:table-cell>
          <table:table-cell office:value-type="float" office:value="32" table:style-name="ce7">
            <text:p>32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700</text:p>
          </table:table-cell>
          <table:table-cell office:value-type="string" table:style-name="ce5">
            <text:p>HE700B</text:p>
          </table:table-cell>
          <table:table-cell office:value-type="string" table:style-name="ce5">
            <text:p>HEB 700</text:p>
          </table:table-cell>
          <table:table-cell table:style-name="ce5"/>
          <table:table-cell office:value-type="string" office:string-value="synonyms&quot;:[&quot;HEB700&quot;,&quot;HE700B&quot;,&quot;HEB 700&quot;]}]}," table:formula="of:= &quot;synonyms&quot;&amp;&quot;&quot;&quot;&quot;&amp;&quot;:[&quot;&amp;&quot;&quot;&quot;&quot;&amp;[.H47]&amp;&quot;&quot;&quot;&quot;&amp;&quot;,&quot;&amp;&quot;&quot;&quot;&quot;&amp;[.I47]&amp;&quot;&quot;&quot;&quot;&amp;&quot;,&quot;&amp;&quot;&quot;&quot;&quot;&amp;[.J47]&amp;&quot;&quot;&quot;&quot;&amp;&quot;]}]},&quot;" table:style-name="ce17">
            <text:p>synonyms":["HEB700","HE700B","HEB 700"]}]},</text:p>
          </table:table-cell>
          <table:table-cell office:value-type="string" office:string-value="{&quot;HEB700&quot;: [{&quot;shape_coords&quot;:[700,300,17,32,27],&quot;shape_name&quot;:&quot;I-shape parallel flange&quot;,&quot;synonyms&quot;:[&quot;HEB700&quot;,&quot;HE700B&quot;,&quot;HEB 700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,&quot; &amp;[.D47]&amp; &quot;,&quot; &amp;[.E47]&amp; &quot;,&quot; &amp;[.F47] &amp; &quot;],&quot; &amp; &quot;&quot;&quot;&quot; &amp;&quot;shape_name&quot;&amp;&quot;&quot;&quot;&quot; &amp; &quot;:&quot; &amp; &quot;&quot;&quot;&quot; &amp;[.G47] &amp; &quot;&quot;&quot;&quot; &amp; &quot;,&quot; &amp; &quot;&quot;&quot;&quot;&amp;[.L47]" table:style-name="ce5">
            <text:p>{"HEB700": [{"shape_coords":[700,300,17,32,27],"shape_name":"I-shape parallel flange","synonyms":["HEB700","HE700B","HEB 7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800</text:p>
          </table:table-cell>
          <table:table-cell office:value-type="float" office:value="800" table:style-name="ce7">
            <text:p>800</text:p>
          </table:table-cell>
          <table:table-cell office:value-type="float" office:value="300" table:style-name="ce7">
            <text:p>300</text:p>
          </table:table-cell>
          <table:table-cell office:value-type="float" office:value="17.5" table:style-name="ce7">
            <text:p>17,5</text:p>
          </table:table-cell>
          <table:table-cell office:value-type="float" office:value="33" table:style-name="ce7">
            <text:p>33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800</text:p>
          </table:table-cell>
          <table:table-cell office:value-type="string" table:style-name="ce5">
            <text:p>HE800B</text:p>
          </table:table-cell>
          <table:table-cell office:value-type="string" table:style-name="ce5">
            <text:p>HEB 800</text:p>
          </table:table-cell>
          <table:table-cell table:style-name="ce5"/>
          <table:table-cell office:value-type="string" office:string-value="synonyms&quot;:[&quot;HEB800&quot;,&quot;HE800B&quot;,&quot;HEB 800&quot;]}]}," table:formula="of:= &quot;synonyms&quot;&amp;&quot;&quot;&quot;&quot;&amp;&quot;:[&quot;&amp;&quot;&quot;&quot;&quot;&amp;[.H48]&amp;&quot;&quot;&quot;&quot;&amp;&quot;,&quot;&amp;&quot;&quot;&quot;&quot;&amp;[.I48]&amp;&quot;&quot;&quot;&quot;&amp;&quot;,&quot;&amp;&quot;&quot;&quot;&quot;&amp;[.J48]&amp;&quot;&quot;&quot;&quot;&amp;&quot;]}]},&quot;" table:style-name="ce17">
            <text:p>synonyms":["HEB800","HE800B","HEB 800"]}]},</text:p>
          </table:table-cell>
          <table:table-cell office:value-type="string" office:string-value="{&quot;HEB800&quot;: [{&quot;shape_coords&quot;:[800,300,17,5,33,30],&quot;shape_name&quot;:&quot;I-shape parallel flange&quot;,&quot;synonyms&quot;:[&quot;HEB800&quot;,&quot;HE800B&quot;,&quot;HEB 800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,&quot; &amp;[.D48]&amp; &quot;,&quot; &amp;[.E48]&amp; &quot;,&quot; &amp;[.F48] &amp; &quot;],&quot; &amp; &quot;&quot;&quot;&quot; &amp;&quot;shape_name&quot;&amp;&quot;&quot;&quot;&quot; &amp; &quot;:&quot; &amp; &quot;&quot;&quot;&quot; &amp;[.G48] &amp; &quot;&quot;&quot;&quot; &amp; &quot;,&quot; &amp; &quot;&quot;&quot;&quot;&amp;[.L48]" table:style-name="ce5">
            <text:p>{"HEB800": [{"shape_coords":[800,300,17,5,33,30],"shape_name":"I-shape parallel flange","synonyms":["HEB800","HE800B","HEB 8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900</text:p>
          </table:table-cell>
          <table:table-cell office:value-type="float" office:value="900" table:style-name="ce7">
            <text:p>900</text:p>
          </table:table-cell>
          <table:table-cell office:value-type="float" office:value="300" table:style-name="ce7">
            <text:p>300</text:p>
          </table:table-cell>
          <table:table-cell office:value-type="float" office:value="18.5" table:style-name="ce7">
            <text:p>18,5</text:p>
          </table:table-cell>
          <table:table-cell office:value-type="float" office:value="35" table:style-name="ce7">
            <text:p>35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900</text:p>
          </table:table-cell>
          <table:table-cell office:value-type="string" table:style-name="ce5">
            <text:p>HE900B</text:p>
          </table:table-cell>
          <table:table-cell office:value-type="string" table:style-name="ce5">
            <text:p>HEB 900</text:p>
          </table:table-cell>
          <table:table-cell table:style-name="ce5"/>
          <table:table-cell office:value-type="string" office:string-value="synonyms&quot;:[&quot;HEB900&quot;,&quot;HE900B&quot;,&quot;HEB 900&quot;]}]}," table:formula="of:= &quot;synonyms&quot;&amp;&quot;&quot;&quot;&quot;&amp;&quot;:[&quot;&amp;&quot;&quot;&quot;&quot;&amp;[.H49]&amp;&quot;&quot;&quot;&quot;&amp;&quot;,&quot;&amp;&quot;&quot;&quot;&quot;&amp;[.I49]&amp;&quot;&quot;&quot;&quot;&amp;&quot;,&quot;&amp;&quot;&quot;&quot;&quot;&amp;[.J49]&amp;&quot;&quot;&quot;&quot;&amp;&quot;]}]},&quot;" table:style-name="ce17">
            <text:p>synonyms":["HEB900","HE900B","HEB 900"]}]},</text:p>
          </table:table-cell>
          <table:table-cell office:value-type="string" office:string-value="{&quot;HEB900&quot;: [{&quot;shape_coords&quot;:[900,300,18,5,35,30],&quot;shape_name&quot;:&quot;I-shape parallel flange&quot;,&quot;synonyms&quot;:[&quot;HEB900&quot;,&quot;HE900B&quot;,&quot;HEB 900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,&quot; &amp;[.D49]&amp; &quot;,&quot; &amp;[.E49]&amp; &quot;,&quot; &amp;[.F49] &amp; &quot;],&quot; &amp; &quot;&quot;&quot;&quot; &amp;&quot;shape_name&quot;&amp;&quot;&quot;&quot;&quot; &amp; &quot;:&quot; &amp; &quot;&quot;&quot;&quot; &amp;[.G49] &amp; &quot;&quot;&quot;&quot; &amp; &quot;,&quot; &amp; &quot;&quot;&quot;&quot;&amp;[.L49]" table:style-name="ce5">
            <text:p>{"HEB900": [{"shape_coords":[900,300,18,5,35,30],"shape_name":"I-shape parallel flange","synonyms":["HEB900","HE900B","HEB 9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1000</text:p>
          </table:table-cell>
          <table:table-cell office:value-type="float" office:value="1000" table:style-name="ce7">
            <text:p>1000</text:p>
          </table:table-cell>
          <table:table-cell office:value-type="float" office:value="300" table:style-name="ce7">
            <text:p>300</text:p>
          </table:table-cell>
          <table:table-cell office:value-type="float" office:value="19" table:style-name="ce7">
            <text:p>19</text:p>
          </table:table-cell>
          <table:table-cell office:value-type="float" office:value="36" table:style-name="ce7">
            <text:p>36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000</text:p>
          </table:table-cell>
          <table:table-cell office:value-type="string" table:style-name="ce5">
            <text:p>HE1000B</text:p>
          </table:table-cell>
          <table:table-cell office:value-type="string" table:style-name="ce5">
            <text:p>HEB 1000</text:p>
          </table:table-cell>
          <table:table-cell table:style-name="ce5"/>
          <table:table-cell office:value-type="string" office:string-value="synonyms&quot;:[&quot;HEB1000&quot;,&quot;HE1000B&quot;,&quot;HEB 1000&quot;]}]}," table:formula="of:= &quot;synonyms&quot;&amp;&quot;&quot;&quot;&quot;&amp;&quot;:[&quot;&amp;&quot;&quot;&quot;&quot;&amp;[.H50]&amp;&quot;&quot;&quot;&quot;&amp;&quot;,&quot;&amp;&quot;&quot;&quot;&quot;&amp;[.I50]&amp;&quot;&quot;&quot;&quot;&amp;&quot;,&quot;&amp;&quot;&quot;&quot;&quot;&amp;[.J50]&amp;&quot;&quot;&quot;&quot;&amp;&quot;]}]},&quot;" table:style-name="ce17">
            <text:p>synonyms":["HEB1000","HE1000B","HEB 1000"]}]},</text:p>
          </table:table-cell>
          <table:table-cell office:value-type="string" office:string-value="{&quot;HEB1000&quot;: [{&quot;shape_coords&quot;:[1000,300,19,36,30],&quot;shape_name&quot;:&quot;I-shape parallel flange&quot;,&quot;synonyms&quot;:[&quot;HEB1000&quot;,&quot;HE1000B&quot;,&quot;HEB 1000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,&quot; &amp;[.D50]&amp; &quot;,&quot; &amp;[.E50]&amp; &quot;,&quot; &amp;[.F50] &amp; &quot;],&quot; &amp; &quot;&quot;&quot;&quot; &amp;&quot;shape_name&quot;&amp;&quot;&quot;&quot;&quot; &amp; &quot;:&quot; &amp; &quot;&quot;&quot;&quot; &amp;[.G50] &amp; &quot;&quot;&quot;&quot; &amp; &quot;,&quot; &amp; &quot;&quot;&quot;&quot;&amp;[.L50]" table:style-name="ce5">
            <text:p>{"HEB1000": [{"shape_coords":[1000,300,19,36,30],"shape_name":"I-shape parallel flange","synonyms":["HEB1000","HE1000B","HEB 10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100</text:p>
          </table:table-cell>
          <table:table-cell office:value-type="float" office:value="120" table:style-name="ce7">
            <text:p>120</text:p>
          </table:table-cell>
          <table:table-cell office:value-type="float" office:value="106" table:style-name="ce7">
            <text:p>106</text:p>
          </table:table-cell>
          <table:table-cell office:value-type="float" office:value="12" table:style-name="ce7">
            <text:p>12</text:p>
          </table:table-cell>
          <table:table-cell office:value-type="float" office:value="20" table:style-name="ce7">
            <text:p>20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00</text:p>
          </table:table-cell>
          <table:table-cell office:value-type="string" table:style-name="ce5">
            <text:p>HE100M</text:p>
          </table:table-cell>
          <table:table-cell office:value-type="string" table:style-name="ce5">
            <text:p>HEM 100</text:p>
          </table:table-cell>
          <table:table-cell table:style-name="ce5"/>
          <table:table-cell office:value-type="string" office:string-value="synonyms&quot;:[&quot;HEM100&quot;,&quot;HE100M&quot;,&quot;HEM 100&quot;]}]}," table:formula="of:= &quot;synonyms&quot;&amp;&quot;&quot;&quot;&quot;&amp;&quot;:[&quot;&amp;&quot;&quot;&quot;&quot;&amp;[.H51]&amp;&quot;&quot;&quot;&quot;&amp;&quot;,&quot;&amp;&quot;&quot;&quot;&quot;&amp;[.I51]&amp;&quot;&quot;&quot;&quot;&amp;&quot;,&quot;&amp;&quot;&quot;&quot;&quot;&amp;[.J51]&amp;&quot;&quot;&quot;&quot;&amp;&quot;]}]},&quot;" table:style-name="ce17">
            <text:p>synonyms":["HEM100","HE100M","HEM 100"]}]},</text:p>
          </table:table-cell>
          <table:table-cell office:value-type="string" office:string-value="{&quot;HEM100&quot;: [{&quot;shape_coords&quot;:[120,106,12,20,12],&quot;shape_name&quot;:&quot;I-shape parallel flange&quot;,&quot;synonyms&quot;:[&quot;HEM100&quot;,&quot;HE100M&quot;,&quot;HEM 100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,&quot; &amp;[.D51]&amp; &quot;,&quot; &amp;[.E51]&amp; &quot;,&quot; &amp;[.F51] &amp; &quot;],&quot; &amp; &quot;&quot;&quot;&quot; &amp;&quot;shape_name&quot;&amp;&quot;&quot;&quot;&quot; &amp; &quot;:&quot; &amp; &quot;&quot;&quot;&quot; &amp;[.G51] &amp; &quot;&quot;&quot;&quot; &amp; &quot;,&quot; &amp; &quot;&quot;&quot;&quot;&amp;[.L51]" table:style-name="ce5">
            <text:p>{"HEM100": [{"shape_coords":[120,106,12,20,12],"shape_name":"I-shape parallel flange","synonyms":["HEM100","HE100M","HEM 1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120</text:p>
          </table:table-cell>
          <table:table-cell office:value-type="float" office:value="140" table:style-name="ce7">
            <text:p>140</text:p>
          </table:table-cell>
          <table:table-cell office:value-type="float" office:value="126" table:style-name="ce7">
            <text:p>126</text:p>
          </table:table-cell>
          <table:table-cell office:value-type="float" office:value="12.5" table:style-name="ce7">
            <text:p>12,5</text:p>
          </table:table-cell>
          <table:table-cell office:value-type="float" office:value="21" table:style-name="ce7">
            <text:p>21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20</text:p>
          </table:table-cell>
          <table:table-cell office:value-type="string" table:style-name="ce5">
            <text:p>HE120M</text:p>
          </table:table-cell>
          <table:table-cell office:value-type="string" table:style-name="ce5">
            <text:p>HEM 120</text:p>
          </table:table-cell>
          <table:table-cell table:style-name="ce5"/>
          <table:table-cell office:value-type="string" office:string-value="synonyms&quot;:[&quot;HEM120&quot;,&quot;HE120M&quot;,&quot;HEM 120&quot;]}]}," table:formula="of:= &quot;synonyms&quot;&amp;&quot;&quot;&quot;&quot;&amp;&quot;:[&quot;&amp;&quot;&quot;&quot;&quot;&amp;[.H52]&amp;&quot;&quot;&quot;&quot;&amp;&quot;,&quot;&amp;&quot;&quot;&quot;&quot;&amp;[.I52]&amp;&quot;&quot;&quot;&quot;&amp;&quot;,&quot;&amp;&quot;&quot;&quot;&quot;&amp;[.J52]&amp;&quot;&quot;&quot;&quot;&amp;&quot;]}]},&quot;" table:style-name="ce17">
            <text:p>synonyms":["HEM120","HE120M","HEM 120"]}]},</text:p>
          </table:table-cell>
          <table:table-cell office:value-type="string" office:string-value="{&quot;HEM120&quot;: [{&quot;shape_coords&quot;:[140,126,12,5,21,12],&quot;shape_name&quot;:&quot;I-shape parallel flange&quot;,&quot;synonyms&quot;:[&quot;HEM120&quot;,&quot;HE120M&quot;,&quot;HEM 120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,&quot; &amp;[.D52]&amp; &quot;,&quot; &amp;[.E52]&amp; &quot;,&quot; &amp;[.F52] &amp; &quot;],&quot; &amp; &quot;&quot;&quot;&quot; &amp;&quot;shape_name&quot;&amp;&quot;&quot;&quot;&quot; &amp; &quot;:&quot; &amp; &quot;&quot;&quot;&quot; &amp;[.G52] &amp; &quot;&quot;&quot;&quot; &amp; &quot;,&quot; &amp; &quot;&quot;&quot;&quot;&amp;[.L52]" table:style-name="ce5">
            <text:p>{"HEM120": [{"shape_coords":[140,126,12,5,21,12],"shape_name":"I-shape parallel flange","synonyms":["HEM120","HE120M","HEM 1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140</text:p>
          </table:table-cell>
          <table:table-cell office:value-type="float" office:value="160" table:style-name="ce7">
            <text:p>160</text:p>
          </table:table-cell>
          <table:table-cell office:value-type="float" office:value="146" table:style-name="ce7">
            <text:p>146</text:p>
          </table:table-cell>
          <table:table-cell office:value-type="float" office:value="13" table:style-name="ce7">
            <text:p>13</text:p>
          </table:table-cell>
          <table:table-cell office:value-type="float" office:value="22" table:style-name="ce7">
            <text:p>22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40</text:p>
          </table:table-cell>
          <table:table-cell office:value-type="string" table:style-name="ce5">
            <text:p>HE140M</text:p>
          </table:table-cell>
          <table:table-cell office:value-type="string" table:style-name="ce5">
            <text:p>HEM 140</text:p>
          </table:table-cell>
          <table:table-cell table:style-name="ce5"/>
          <table:table-cell office:value-type="string" office:string-value="synonyms&quot;:[&quot;HEM140&quot;,&quot;HE140M&quot;,&quot;HEM 140&quot;]}]}," table:formula="of:= &quot;synonyms&quot;&amp;&quot;&quot;&quot;&quot;&amp;&quot;:[&quot;&amp;&quot;&quot;&quot;&quot;&amp;[.H53]&amp;&quot;&quot;&quot;&quot;&amp;&quot;,&quot;&amp;&quot;&quot;&quot;&quot;&amp;[.I53]&amp;&quot;&quot;&quot;&quot;&amp;&quot;,&quot;&amp;&quot;&quot;&quot;&quot;&amp;[.J53]&amp;&quot;&quot;&quot;&quot;&amp;&quot;]}]},&quot;" table:style-name="ce17">
            <text:p>synonyms":["HEM140","HE140M","HEM 140"]}]},</text:p>
          </table:table-cell>
          <table:table-cell office:value-type="string" office:string-value="{&quot;HEM140&quot;: [{&quot;shape_coords&quot;:[160,146,13,22,12],&quot;shape_name&quot;:&quot;I-shape parallel flange&quot;,&quot;synonyms&quot;:[&quot;HEM140&quot;,&quot;HE140M&quot;,&quot;HEM 140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,&quot; &amp;[.D53]&amp; &quot;,&quot; &amp;[.E53]&amp; &quot;,&quot; &amp;[.F53] &amp; &quot;],&quot; &amp; &quot;&quot;&quot;&quot; &amp;&quot;shape_name&quot;&amp;&quot;&quot;&quot;&quot; &amp; &quot;:&quot; &amp; &quot;&quot;&quot;&quot; &amp;[.G53] &amp; &quot;&quot;&quot;&quot; &amp; &quot;,&quot; &amp; &quot;&quot;&quot;&quot;&amp;[.L53]" table:style-name="ce5">
            <text:p>{"HEM140": [{"shape_coords":[160,146,13,22,12],"shape_name":"I-shape parallel flange","synonyms":["HEM140","HE140M","HEM 1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160</text:p>
          </table:table-cell>
          <table:table-cell office:value-type="float" office:value="180" table:style-name="ce7">
            <text:p>180</text:p>
          </table:table-cell>
          <table:table-cell office:value-type="float" office:value="166" table:style-name="ce7">
            <text:p>166</text:p>
          </table:table-cell>
          <table:table-cell office:value-type="float" office:value="14" table:style-name="ce7">
            <text:p>14</text:p>
          </table:table-cell>
          <table:table-cell office:value-type="float" office:value="23" table:style-name="ce7">
            <text:p>23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60</text:p>
          </table:table-cell>
          <table:table-cell office:value-type="string" table:style-name="ce5">
            <text:p>HE160M</text:p>
          </table:table-cell>
          <table:table-cell office:value-type="string" table:style-name="ce5">
            <text:p>HEM 160</text:p>
          </table:table-cell>
          <table:table-cell table:style-name="ce5"/>
          <table:table-cell office:value-type="string" office:string-value="synonyms&quot;:[&quot;HEM160&quot;,&quot;HE160M&quot;,&quot;HEM 160&quot;]}]}," table:formula="of:= &quot;synonyms&quot;&amp;&quot;&quot;&quot;&quot;&amp;&quot;:[&quot;&amp;&quot;&quot;&quot;&quot;&amp;[.H54]&amp;&quot;&quot;&quot;&quot;&amp;&quot;,&quot;&amp;&quot;&quot;&quot;&quot;&amp;[.I54]&amp;&quot;&quot;&quot;&quot;&amp;&quot;,&quot;&amp;&quot;&quot;&quot;&quot;&amp;[.J54]&amp;&quot;&quot;&quot;&quot;&amp;&quot;]}]},&quot;" table:style-name="ce17">
            <text:p>synonyms":["HEM160","HE160M","HEM 160"]}]},</text:p>
          </table:table-cell>
          <table:table-cell office:value-type="string" office:string-value="{&quot;HEM160&quot;: [{&quot;shape_coords&quot;:[180,166,14,23,15],&quot;shape_name&quot;:&quot;I-shape parallel flange&quot;,&quot;synonyms&quot;:[&quot;HEM160&quot;,&quot;HE160M&quot;,&quot;HEM 160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,&quot; &amp;[.D54]&amp; &quot;,&quot; &amp;[.E54]&amp; &quot;,&quot; &amp;[.F54] &amp; &quot;],&quot; &amp; &quot;&quot;&quot;&quot; &amp;&quot;shape_name&quot;&amp;&quot;&quot;&quot;&quot; &amp; &quot;:&quot; &amp; &quot;&quot;&quot;&quot; &amp;[.G54] &amp; &quot;&quot;&quot;&quot; &amp; &quot;,&quot; &amp; &quot;&quot;&quot;&quot;&amp;[.L54]" table:style-name="ce5">
            <text:p>{"HEM160": [{"shape_coords":[180,166,14,23,15],"shape_name":"I-shape parallel flange","synonyms":["HEM160","HE160M","HEM 1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180</text:p>
          </table:table-cell>
          <table:table-cell office:value-type="float" office:value="200" table:style-name="ce7">
            <text:p>200</text:p>
          </table:table-cell>
          <table:table-cell office:value-type="float" office:value="186" table:style-name="ce7">
            <text:p>186</text:p>
          </table:table-cell>
          <table:table-cell office:value-type="float" office:value="14.5" table:style-name="ce7">
            <text:p>14,5</text:p>
          </table:table-cell>
          <table:table-cell office:value-type="float" office:value="24" table:style-name="ce7">
            <text:p>24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80</text:p>
          </table:table-cell>
          <table:table-cell office:value-type="string" table:style-name="ce5">
            <text:p>HE180M</text:p>
          </table:table-cell>
          <table:table-cell office:value-type="string" table:style-name="ce5">
            <text:p>HEM 180</text:p>
          </table:table-cell>
          <table:table-cell table:style-name="ce5"/>
          <table:table-cell office:value-type="string" office:string-value="synonyms&quot;:[&quot;HEM180&quot;,&quot;HE180M&quot;,&quot;HEM 180&quot;]}]}," table:formula="of:= &quot;synonyms&quot;&amp;&quot;&quot;&quot;&quot;&amp;&quot;:[&quot;&amp;&quot;&quot;&quot;&quot;&amp;[.H55]&amp;&quot;&quot;&quot;&quot;&amp;&quot;,&quot;&amp;&quot;&quot;&quot;&quot;&amp;[.I55]&amp;&quot;&quot;&quot;&quot;&amp;&quot;,&quot;&amp;&quot;&quot;&quot;&quot;&amp;[.J55]&amp;&quot;&quot;&quot;&quot;&amp;&quot;]}]},&quot;" table:style-name="ce17">
            <text:p>synonyms":["HEM180","HE180M","HEM 180"]}]},</text:p>
          </table:table-cell>
          <table:table-cell office:value-type="string" office:string-value="{&quot;HEM180&quot;: [{&quot;shape_coords&quot;:[200,186,14,5,24,15],&quot;shape_name&quot;:&quot;I-shape parallel flange&quot;,&quot;synonyms&quot;:[&quot;HEM180&quot;,&quot;HE180M&quot;,&quot;HEM 180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,&quot; &amp;[.D55]&amp; &quot;,&quot; &amp;[.E55]&amp; &quot;,&quot; &amp;[.F55] &amp; &quot;],&quot; &amp; &quot;&quot;&quot;&quot; &amp;&quot;shape_name&quot;&amp;&quot;&quot;&quot;&quot; &amp; &quot;:&quot; &amp; &quot;&quot;&quot;&quot; &amp;[.G55] &amp; &quot;&quot;&quot;&quot; &amp; &quot;,&quot; &amp; &quot;&quot;&quot;&quot;&amp;[.L55]" table:style-name="ce5">
            <text:p>{"HEM180": [{"shape_coords":[200,186,14,5,24,15],"shape_name":"I-shape parallel flange","synonyms":["HEM180","HE180M","HEM 18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200</text:p>
          </table:table-cell>
          <table:table-cell office:value-type="float" office:value="220" table:style-name="ce7">
            <text:p>220</text:p>
          </table:table-cell>
          <table:table-cell office:value-type="float" office:value="206" table:style-name="ce7">
            <text:p>206</text:p>
          </table:table-cell>
          <table:table-cell office:value-type="float" office:value="15" table:style-name="ce7">
            <text:p>15</text:p>
          </table:table-cell>
          <table:table-cell office:value-type="float" office:value="25" table:style-name="ce7">
            <text:p>25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00</text:p>
          </table:table-cell>
          <table:table-cell office:value-type="string" table:style-name="ce5">
            <text:p>HE200M</text:p>
          </table:table-cell>
          <table:table-cell office:value-type="string" table:style-name="ce5">
            <text:p>HEM 200</text:p>
          </table:table-cell>
          <table:table-cell table:style-name="ce5"/>
          <table:table-cell office:value-type="string" office:string-value="synonyms&quot;:[&quot;HEM200&quot;,&quot;HE200M&quot;,&quot;HEM 200&quot;]}]}," table:formula="of:= &quot;synonyms&quot;&amp;&quot;&quot;&quot;&quot;&amp;&quot;:[&quot;&amp;&quot;&quot;&quot;&quot;&amp;[.H56]&amp;&quot;&quot;&quot;&quot;&amp;&quot;,&quot;&amp;&quot;&quot;&quot;&quot;&amp;[.I56]&amp;&quot;&quot;&quot;&quot;&amp;&quot;,&quot;&amp;&quot;&quot;&quot;&quot;&amp;[.J56]&amp;&quot;&quot;&quot;&quot;&amp;&quot;]}]},&quot;" table:style-name="ce17">
            <text:p>synonyms":["HEM200","HE200M","HEM 200"]}]},</text:p>
          </table:table-cell>
          <table:table-cell office:value-type="string" office:string-value="{&quot;HEM200&quot;: [{&quot;shape_coords&quot;:[220,206,15,25,18],&quot;shape_name&quot;:&quot;I-shape parallel flange&quot;,&quot;synonyms&quot;:[&quot;HEM200&quot;,&quot;HE200M&quot;,&quot;HEM 200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,&quot; &amp;[.D56]&amp; &quot;,&quot; &amp;[.E56]&amp; &quot;,&quot; &amp;[.F56] &amp; &quot;],&quot; &amp; &quot;&quot;&quot;&quot; &amp;&quot;shape_name&quot;&amp;&quot;&quot;&quot;&quot; &amp; &quot;:&quot; &amp; &quot;&quot;&quot;&quot; &amp;[.G56] &amp; &quot;&quot;&quot;&quot; &amp; &quot;,&quot; &amp; &quot;&quot;&quot;&quot;&amp;[.L56]" table:style-name="ce5">
            <text:p>{"HEM200": [{"shape_coords":[220,206,15,25,18],"shape_name":"I-shape parallel flange","synonyms":["HEM200","HE200M","HEM 2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220</text:p>
          </table:table-cell>
          <table:table-cell office:value-type="float" office:value="240" table:style-name="ce7">
            <text:p>240</text:p>
          </table:table-cell>
          <table:table-cell office:value-type="float" office:value="226" table:style-name="ce7">
            <text:p>226</text:p>
          </table:table-cell>
          <table:table-cell office:value-type="float" office:value="15.5" table:style-name="ce7">
            <text:p>15,5</text:p>
          </table:table-cell>
          <table:table-cell office:value-type="float" office:value="26" table:style-name="ce7">
            <text:p>26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20</text:p>
          </table:table-cell>
          <table:table-cell office:value-type="string" table:style-name="ce5">
            <text:p>HE220M</text:p>
          </table:table-cell>
          <table:table-cell office:value-type="string" table:style-name="ce5">
            <text:p>HEM 220</text:p>
          </table:table-cell>
          <table:table-cell table:style-name="ce5"/>
          <table:table-cell office:value-type="string" office:string-value="synonyms&quot;:[&quot;HEM220&quot;,&quot;HE220M&quot;,&quot;HEM 220&quot;]}]}," table:formula="of:= &quot;synonyms&quot;&amp;&quot;&quot;&quot;&quot;&amp;&quot;:[&quot;&amp;&quot;&quot;&quot;&quot;&amp;[.H57]&amp;&quot;&quot;&quot;&quot;&amp;&quot;,&quot;&amp;&quot;&quot;&quot;&quot;&amp;[.I57]&amp;&quot;&quot;&quot;&quot;&amp;&quot;,&quot;&amp;&quot;&quot;&quot;&quot;&amp;[.J57]&amp;&quot;&quot;&quot;&quot;&amp;&quot;]}]},&quot;" table:style-name="ce17">
            <text:p>synonyms":["HEM220","HE220M","HEM 220"]}]},</text:p>
          </table:table-cell>
          <table:table-cell office:value-type="string" office:string-value="{&quot;HEM220&quot;: [{&quot;shape_coords&quot;:[240,226,15,5,26,18],&quot;shape_name&quot;:&quot;I-shape parallel flange&quot;,&quot;synonyms&quot;:[&quot;HEM220&quot;,&quot;HE220M&quot;,&quot;HEM 220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,&quot; &amp;[.D57]&amp; &quot;,&quot; &amp;[.E57]&amp; &quot;,&quot; &amp;[.F57] &amp; &quot;],&quot; &amp; &quot;&quot;&quot;&quot; &amp;&quot;shape_name&quot;&amp;&quot;&quot;&quot;&quot; &amp; &quot;:&quot; &amp; &quot;&quot;&quot;&quot; &amp;[.G57] &amp; &quot;&quot;&quot;&quot; &amp; &quot;,&quot; &amp; &quot;&quot;&quot;&quot;&amp;[.L57]" table:style-name="ce5">
            <text:p>{"HEM220": [{"shape_coords":[240,226,15,5,26,18],"shape_name":"I-shape parallel flange","synonyms":["HEM220","HE220M","HEM 2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240</text:p>
          </table:table-cell>
          <table:table-cell office:value-type="float" office:value="270" table:style-name="ce7">
            <text:p>270</text:p>
          </table:table-cell>
          <table:table-cell office:value-type="float" office:value="248" table:style-name="ce7">
            <text:p>248</text:p>
          </table:table-cell>
          <table:table-cell office:value-type="float" office:value="18" table:style-name="ce7">
            <text:p>18</text:p>
          </table:table-cell>
          <table:table-cell office:value-type="float" office:value="32" table:style-name="ce7">
            <text:p>32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40</text:p>
          </table:table-cell>
          <table:table-cell office:value-type="string" table:style-name="ce5">
            <text:p>HE240M</text:p>
          </table:table-cell>
          <table:table-cell office:value-type="string" table:style-name="ce5">
            <text:p>HEM 240</text:p>
          </table:table-cell>
          <table:table-cell table:style-name="ce5"/>
          <table:table-cell office:value-type="string" office:string-value="synonyms&quot;:[&quot;HEM240&quot;,&quot;HE240M&quot;,&quot;HEM 240&quot;]}]}," table:formula="of:= &quot;synonyms&quot;&amp;&quot;&quot;&quot;&quot;&amp;&quot;:[&quot;&amp;&quot;&quot;&quot;&quot;&amp;[.H58]&amp;&quot;&quot;&quot;&quot;&amp;&quot;,&quot;&amp;&quot;&quot;&quot;&quot;&amp;[.I58]&amp;&quot;&quot;&quot;&quot;&amp;&quot;,&quot;&amp;&quot;&quot;&quot;&quot;&amp;[.J58]&amp;&quot;&quot;&quot;&quot;&amp;&quot;]}]},&quot;" table:style-name="ce17">
            <text:p>synonyms":["HEM240","HE240M","HEM 240"]}]},</text:p>
          </table:table-cell>
          <table:table-cell office:value-type="string" office:string-value="{&quot;HEM240&quot;: [{&quot;shape_coords&quot;:[270,248,18,32,21],&quot;shape_name&quot;:&quot;I-shape parallel flange&quot;,&quot;synonyms&quot;:[&quot;HEM240&quot;,&quot;HE240M&quot;,&quot;HEM 240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,&quot; &amp;[.D58]&amp; &quot;,&quot; &amp;[.E58]&amp; &quot;,&quot; &amp;[.F58] &amp; &quot;],&quot; &amp; &quot;&quot;&quot;&quot; &amp;&quot;shape_name&quot;&amp;&quot;&quot;&quot;&quot; &amp; &quot;:&quot; &amp; &quot;&quot;&quot;&quot; &amp;[.G58] &amp; &quot;&quot;&quot;&quot; &amp; &quot;,&quot; &amp; &quot;&quot;&quot;&quot;&amp;[.L58]" table:style-name="ce5">
            <text:p>{"HEM240": [{"shape_coords":[270,248,18,32,21],"shape_name":"I-shape parallel flange","synonyms":["HEM240","HE240M","HEM 2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260</text:p>
          </table:table-cell>
          <table:table-cell office:value-type="float" office:value="290" table:style-name="ce7">
            <text:p>290</text:p>
          </table:table-cell>
          <table:table-cell office:value-type="float" office:value="268" table:style-name="ce7">
            <text:p>268</text:p>
          </table:table-cell>
          <table:table-cell office:value-type="float" office:value="18" table:style-name="ce7">
            <text:p>18</text:p>
          </table:table-cell>
          <table:table-cell office:value-type="float" office:value="32.5" table:style-name="ce7">
            <text:p>32,5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60</text:p>
          </table:table-cell>
          <table:table-cell office:value-type="string" table:style-name="ce5">
            <text:p>HE260M</text:p>
          </table:table-cell>
          <table:table-cell office:value-type="string" table:style-name="ce5">
            <text:p>HEM 260</text:p>
          </table:table-cell>
          <table:table-cell table:style-name="ce5"/>
          <table:table-cell office:value-type="string" office:string-value="synonyms&quot;:[&quot;HEM260&quot;,&quot;HE260M&quot;,&quot;HEM 260&quot;]}]}," table:formula="of:= &quot;synonyms&quot;&amp;&quot;&quot;&quot;&quot;&amp;&quot;:[&quot;&amp;&quot;&quot;&quot;&quot;&amp;[.H59]&amp;&quot;&quot;&quot;&quot;&amp;&quot;,&quot;&amp;&quot;&quot;&quot;&quot;&amp;[.I59]&amp;&quot;&quot;&quot;&quot;&amp;&quot;,&quot;&amp;&quot;&quot;&quot;&quot;&amp;[.J59]&amp;&quot;&quot;&quot;&quot;&amp;&quot;]}]},&quot;" table:style-name="ce17">
            <text:p>synonyms":["HEM260","HE260M","HEM 260"]}]},</text:p>
          </table:table-cell>
          <table:table-cell office:value-type="string" office:string-value="{&quot;HEM260&quot;: [{&quot;shape_coords&quot;:[290,268,18,32,5,24],&quot;shape_name&quot;:&quot;I-shape parallel flange&quot;,&quot;synonyms&quot;:[&quot;HEM260&quot;,&quot;HE260M&quot;,&quot;HEM 260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,&quot; &amp;[.D59]&amp; &quot;,&quot; &amp;[.E59]&amp; &quot;,&quot; &amp;[.F59] &amp; &quot;],&quot; &amp; &quot;&quot;&quot;&quot; &amp;&quot;shape_name&quot;&amp;&quot;&quot;&quot;&quot; &amp; &quot;:&quot; &amp; &quot;&quot;&quot;&quot; &amp;[.G59] &amp; &quot;&quot;&quot;&quot; &amp; &quot;,&quot; &amp; &quot;&quot;&quot;&quot;&amp;[.L59]" table:style-name="ce5">
            <text:p>{"HEM260": [{"shape_coords":[290,268,18,32,5,24],"shape_name":"I-shape parallel flange","synonyms":["HEM260","HE260M","HEM 2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280</text:p>
          </table:table-cell>
          <table:table-cell office:value-type="float" office:value="310" table:style-name="ce7">
            <text:p>310</text:p>
          </table:table-cell>
          <table:table-cell office:value-type="float" office:value="288" table:style-name="ce7">
            <text:p>288</text:p>
          </table:table-cell>
          <table:table-cell office:value-type="float" office:value="18.5" table:style-name="ce7">
            <text:p>18,5</text:p>
          </table:table-cell>
          <table:table-cell office:value-type="float" office:value="33" table:style-name="ce7">
            <text:p>33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80</text:p>
          </table:table-cell>
          <table:table-cell office:value-type="string" table:style-name="ce5">
            <text:p>HE280M</text:p>
          </table:table-cell>
          <table:table-cell office:value-type="string" table:style-name="ce5">
            <text:p>HEM 280</text:p>
          </table:table-cell>
          <table:table-cell table:style-name="ce5"/>
          <table:table-cell office:value-type="string" office:string-value="synonyms&quot;:[&quot;HEM280&quot;,&quot;HE280M&quot;,&quot;HEM 280&quot;]}]}," table:formula="of:= &quot;synonyms&quot;&amp;&quot;&quot;&quot;&quot;&amp;&quot;:[&quot;&amp;&quot;&quot;&quot;&quot;&amp;[.H60]&amp;&quot;&quot;&quot;&quot;&amp;&quot;,&quot;&amp;&quot;&quot;&quot;&quot;&amp;[.I60]&amp;&quot;&quot;&quot;&quot;&amp;&quot;,&quot;&amp;&quot;&quot;&quot;&quot;&amp;[.J60]&amp;&quot;&quot;&quot;&quot;&amp;&quot;]}]},&quot;" table:style-name="ce17">
            <text:p>synonyms":["HEM280","HE280M","HEM 280"]}]},</text:p>
          </table:table-cell>
          <table:table-cell office:value-type="string" office:string-value="{&quot;HEM280&quot;: [{&quot;shape_coords&quot;:[310,288,18,5,33,24],&quot;shape_name&quot;:&quot;I-shape parallel flange&quot;,&quot;synonyms&quot;:[&quot;HEM280&quot;,&quot;HE280M&quot;,&quot;HEM 280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,&quot; &amp;[.D60]&amp; &quot;,&quot; &amp;[.E60]&amp; &quot;,&quot; &amp;[.F60] &amp; &quot;],&quot; &amp; &quot;&quot;&quot;&quot; &amp;&quot;shape_name&quot;&amp;&quot;&quot;&quot;&quot; &amp; &quot;:&quot; &amp; &quot;&quot;&quot;&quot; &amp;[.G60] &amp; &quot;&quot;&quot;&quot; &amp; &quot;,&quot; &amp; &quot;&quot;&quot;&quot;&amp;[.L60]" table:style-name="ce5">
            <text:p>{"HEM280": [{"shape_coords":[310,288,18,5,33,24],"shape_name":"I-shape parallel flange","synonyms":["HEM280","HE280M","HEM 28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300</text:p>
          </table:table-cell>
          <table:table-cell office:value-type="float" office:value="340" table:style-name="ce7">
            <text:p>340</text:p>
          </table:table-cell>
          <table:table-cell office:value-type="float" office:value="310" table:style-name="ce7">
            <text:p>310</text:p>
          </table:table-cell>
          <table:table-cell office:value-type="float" office:value="21" table:style-name="ce7">
            <text:p>21</text:p>
          </table:table-cell>
          <table:table-cell office:value-type="float" office:value="39" table:style-name="ce7">
            <text:p>39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00</text:p>
          </table:table-cell>
          <table:table-cell office:value-type="string" table:style-name="ce5">
            <text:p>HE300M</text:p>
          </table:table-cell>
          <table:table-cell office:value-type="string" table:style-name="ce5">
            <text:p>HEM 300</text:p>
          </table:table-cell>
          <table:table-cell table:style-name="ce5"/>
          <table:table-cell office:value-type="string" office:string-value="synonyms&quot;:[&quot;HEM300&quot;,&quot;HE300M&quot;,&quot;HEM 300&quot;]}]}," table:formula="of:= &quot;synonyms&quot;&amp;&quot;&quot;&quot;&quot;&amp;&quot;:[&quot;&amp;&quot;&quot;&quot;&quot;&amp;[.H61]&amp;&quot;&quot;&quot;&quot;&amp;&quot;,&quot;&amp;&quot;&quot;&quot;&quot;&amp;[.I61]&amp;&quot;&quot;&quot;&quot;&amp;&quot;,&quot;&amp;&quot;&quot;&quot;&quot;&amp;[.J61]&amp;&quot;&quot;&quot;&quot;&amp;&quot;]}]},&quot;" table:style-name="ce17">
            <text:p>synonyms":["HEM300","HE300M","HEM 300"]}]},</text:p>
          </table:table-cell>
          <table:table-cell office:value-type="string" office:string-value="{&quot;HEM300&quot;: [{&quot;shape_coords&quot;:[340,310,21,39,27],&quot;shape_name&quot;:&quot;I-shape parallel flange&quot;,&quot;synonyms&quot;:[&quot;HEM300&quot;,&quot;HE300M&quot;,&quot;HEM 300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,&quot; &amp;[.D61]&amp; &quot;,&quot; &amp;[.E61]&amp; &quot;,&quot; &amp;[.F61] &amp; &quot;],&quot; &amp; &quot;&quot;&quot;&quot; &amp;&quot;shape_name&quot;&amp;&quot;&quot;&quot;&quot; &amp; &quot;:&quot; &amp; &quot;&quot;&quot;&quot; &amp;[.G61] &amp; &quot;&quot;&quot;&quot; &amp; &quot;,&quot; &amp; &quot;&quot;&quot;&quot;&amp;[.L61]" table:style-name="ce5">
            <text:p>{"HEM300": [{"shape_coords":[340,310,21,39,27],"shape_name":"I-shape parallel flange","synonyms":["HEM300","HE300M","HEM 3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320</text:p>
          </table:table-cell>
          <table:table-cell office:value-type="float" office:value="359" table:style-name="ce7">
            <text:p>359</text:p>
          </table:table-cell>
          <table:table-cell office:value-type="float" office:value="309" table:style-name="ce7">
            <text:p>309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20</text:p>
          </table:table-cell>
          <table:table-cell office:value-type="string" table:style-name="ce5">
            <text:p>HE320M</text:p>
          </table:table-cell>
          <table:table-cell office:value-type="string" table:style-name="ce5">
            <text:p>HEM 320</text:p>
          </table:table-cell>
          <table:table-cell table:style-name="ce5"/>
          <table:table-cell office:value-type="string" office:string-value="synonyms&quot;:[&quot;HEM320&quot;,&quot;HE320M&quot;,&quot;HEM 320&quot;]}]}," table:formula="of:= &quot;synonyms&quot;&amp;&quot;&quot;&quot;&quot;&amp;&quot;:[&quot;&amp;&quot;&quot;&quot;&quot;&amp;[.H62]&amp;&quot;&quot;&quot;&quot;&amp;&quot;,&quot;&amp;&quot;&quot;&quot;&quot;&amp;[.I62]&amp;&quot;&quot;&quot;&quot;&amp;&quot;,&quot;&amp;&quot;&quot;&quot;&quot;&amp;[.J62]&amp;&quot;&quot;&quot;&quot;&amp;&quot;]}]},&quot;" table:style-name="ce17">
            <text:p>synonyms":["HEM320","HE320M","HEM 320"]}]},</text:p>
          </table:table-cell>
          <table:table-cell office:value-type="string" office:string-value="{&quot;HEM320&quot;: [{&quot;shape_coords&quot;:[359,309,21,40,27],&quot;shape_name&quot;:&quot;I-shape parallel flange&quot;,&quot;synonyms&quot;:[&quot;HEM320&quot;,&quot;HE320M&quot;,&quot;HEM 320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,&quot; &amp;[.D62]&amp; &quot;,&quot; &amp;[.E62]&amp; &quot;,&quot; &amp;[.F62] &amp; &quot;],&quot; &amp; &quot;&quot;&quot;&quot; &amp;&quot;shape_name&quot;&amp;&quot;&quot;&quot;&quot; &amp; &quot;:&quot; &amp; &quot;&quot;&quot;&quot; &amp;[.G62] &amp; &quot;&quot;&quot;&quot; &amp; &quot;,&quot; &amp; &quot;&quot;&quot;&quot;&amp;[.L62]" table:style-name="ce5">
            <text:p>{"HEM320": [{"shape_coords":[359,309,21,40,27],"shape_name":"I-shape parallel flange","synonyms":["HEM320","HE320M","HEM 3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340</text:p>
          </table:table-cell>
          <table:table-cell office:value-type="float" office:value="377" table:style-name="ce7">
            <text:p>377</text:p>
          </table:table-cell>
          <table:table-cell office:value-type="float" office:value="309" table:style-name="ce7">
            <text:p>309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40</text:p>
          </table:table-cell>
          <table:table-cell office:value-type="string" table:style-name="ce5">
            <text:p>HE340M</text:p>
          </table:table-cell>
          <table:table-cell office:value-type="string" table:style-name="ce5">
            <text:p>HEM 340</text:p>
          </table:table-cell>
          <table:table-cell table:style-name="ce5"/>
          <table:table-cell office:value-type="string" office:string-value="synonyms&quot;:[&quot;HEM340&quot;,&quot;HE340M&quot;,&quot;HEM 340&quot;]}]}," table:formula="of:= &quot;synonyms&quot;&amp;&quot;&quot;&quot;&quot;&amp;&quot;:[&quot;&amp;&quot;&quot;&quot;&quot;&amp;[.H63]&amp;&quot;&quot;&quot;&quot;&amp;&quot;,&quot;&amp;&quot;&quot;&quot;&quot;&amp;[.I63]&amp;&quot;&quot;&quot;&quot;&amp;&quot;,&quot;&amp;&quot;&quot;&quot;&quot;&amp;[.J63]&amp;&quot;&quot;&quot;&quot;&amp;&quot;]}]},&quot;" table:style-name="ce17">
            <text:p>synonyms":["HEM340","HE340M","HEM 340"]}]},</text:p>
          </table:table-cell>
          <table:table-cell office:value-type="string" office:string-value="{&quot;HEM340&quot;: [{&quot;shape_coords&quot;:[377,309,21,40,27],&quot;shape_name&quot;:&quot;I-shape parallel flange&quot;,&quot;synonyms&quot;:[&quot;HEM340&quot;,&quot;HE340M&quot;,&quot;HEM 340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,&quot; &amp;[.D63]&amp; &quot;,&quot; &amp;[.E63]&amp; &quot;,&quot; &amp;[.F63] &amp; &quot;],&quot; &amp; &quot;&quot;&quot;&quot; &amp;&quot;shape_name&quot;&amp;&quot;&quot;&quot;&quot; &amp; &quot;:&quot; &amp; &quot;&quot;&quot;&quot; &amp;[.G63] &amp; &quot;&quot;&quot;&quot; &amp; &quot;,&quot; &amp; &quot;&quot;&quot;&quot;&amp;[.L63]" table:style-name="ce5">
            <text:p>{"HEM340": [{"shape_coords":[377,309,21,40,27],"shape_name":"I-shape parallel flange","synonyms":["HEM340","HE340M","HEM 3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360</text:p>
          </table:table-cell>
          <table:table-cell office:value-type="float" office:value="395" table:style-name="ce7">
            <text:p>395</text:p>
          </table:table-cell>
          <table:table-cell office:value-type="float" office:value="308" table:style-name="ce7">
            <text:p>308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60</text:p>
          </table:table-cell>
          <table:table-cell office:value-type="string" table:style-name="ce5">
            <text:p>HE360M</text:p>
          </table:table-cell>
          <table:table-cell office:value-type="string" table:style-name="ce5">
            <text:p>HEM 360</text:p>
          </table:table-cell>
          <table:table-cell table:style-name="ce5"/>
          <table:table-cell office:value-type="string" office:string-value="synonyms&quot;:[&quot;HEM360&quot;,&quot;HE360M&quot;,&quot;HEM 360&quot;]}]}," table:formula="of:= &quot;synonyms&quot;&amp;&quot;&quot;&quot;&quot;&amp;&quot;:[&quot;&amp;&quot;&quot;&quot;&quot;&amp;[.H64]&amp;&quot;&quot;&quot;&quot;&amp;&quot;,&quot;&amp;&quot;&quot;&quot;&quot;&amp;[.I64]&amp;&quot;&quot;&quot;&quot;&amp;&quot;,&quot;&amp;&quot;&quot;&quot;&quot;&amp;[.J64]&amp;&quot;&quot;&quot;&quot;&amp;&quot;]}]},&quot;" table:style-name="ce17">
            <text:p>synonyms":["HEM360","HE360M","HEM 360"]}]},</text:p>
          </table:table-cell>
          <table:table-cell office:value-type="string" office:string-value="{&quot;HEM360&quot;: [{&quot;shape_coords&quot;:[395,308,21,40,27],&quot;shape_name&quot;:&quot;I-shape parallel flange&quot;,&quot;synonyms&quot;:[&quot;HEM360&quot;,&quot;HE360M&quot;,&quot;HEM 360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,&quot; &amp;[.D64]&amp; &quot;,&quot; &amp;[.E64]&amp; &quot;,&quot; &amp;[.F64] &amp; &quot;],&quot; &amp; &quot;&quot;&quot;&quot; &amp;&quot;shape_name&quot;&amp;&quot;&quot;&quot;&quot; &amp; &quot;:&quot; &amp; &quot;&quot;&quot;&quot; &amp;[.G64] &amp; &quot;&quot;&quot;&quot; &amp; &quot;,&quot; &amp; &quot;&quot;&quot;&quot;&amp;[.L64]" table:style-name="ce5">
            <text:p>{"HEM360": [{"shape_coords":[395,308,21,40,27],"shape_name":"I-shape parallel flange","synonyms":["HEM360","HE360M","HEM 3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400</text:p>
          </table:table-cell>
          <table:table-cell office:value-type="float" office:value="432" table:style-name="ce7">
            <text:p>432</text:p>
          </table:table-cell>
          <table:table-cell office:value-type="float" office:value="307" table:style-name="ce7">
            <text:p>307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400</text:p>
          </table:table-cell>
          <table:table-cell office:value-type="string" table:style-name="ce5">
            <text:p>HE400M</text:p>
          </table:table-cell>
          <table:table-cell office:value-type="string" table:style-name="ce5">
            <text:p>HEM 400</text:p>
          </table:table-cell>
          <table:table-cell table:style-name="ce5"/>
          <table:table-cell office:value-type="string" office:string-value="synonyms&quot;:[&quot;HEM400&quot;,&quot;HE400M&quot;,&quot;HEM 400&quot;]}]}," table:formula="of:= &quot;synonyms&quot;&amp;&quot;&quot;&quot;&quot;&amp;&quot;:[&quot;&amp;&quot;&quot;&quot;&quot;&amp;[.H65]&amp;&quot;&quot;&quot;&quot;&amp;&quot;,&quot;&amp;&quot;&quot;&quot;&quot;&amp;[.I65]&amp;&quot;&quot;&quot;&quot;&amp;&quot;,&quot;&amp;&quot;&quot;&quot;&quot;&amp;[.J65]&amp;&quot;&quot;&quot;&quot;&amp;&quot;]}]},&quot;" table:style-name="ce17">
            <text:p>synonyms":["HEM400","HE400M","HEM 400"]}]},</text:p>
          </table:table-cell>
          <table:table-cell office:value-type="string" office:string-value="{&quot;HEM400&quot;: [{&quot;shape_coords&quot;:[432,307,21,40,27],&quot;shape_name&quot;:&quot;I-shape parallel flange&quot;,&quot;synonyms&quot;:[&quot;HEM400&quot;,&quot;HE400M&quot;,&quot;HEM 400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,&quot; &amp;[.D65]&amp; &quot;,&quot; &amp;[.E65]&amp; &quot;,&quot; &amp;[.F65] &amp; &quot;],&quot; &amp; &quot;&quot;&quot;&quot; &amp;&quot;shape_name&quot;&amp;&quot;&quot;&quot;&quot; &amp; &quot;:&quot; &amp; &quot;&quot;&quot;&quot; &amp;[.G65] &amp; &quot;&quot;&quot;&quot; &amp; &quot;,&quot; &amp; &quot;&quot;&quot;&quot;&amp;[.L65]" table:style-name="ce5">
            <text:p>{"HEM400": [{"shape_coords":[432,307,21,40,27],"shape_name":"I-shape parallel flange","synonyms":["HEM400","HE400M","HEM 4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450</text:p>
          </table:table-cell>
          <table:table-cell office:value-type="float" office:value="478" table:style-name="ce7">
            <text:p>478</text:p>
          </table:table-cell>
          <table:table-cell office:value-type="float" office:value="307" table:style-name="ce7">
            <text:p>307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450</text:p>
          </table:table-cell>
          <table:table-cell office:value-type="string" table:style-name="ce5">
            <text:p>HE450M</text:p>
          </table:table-cell>
          <table:table-cell office:value-type="string" table:style-name="ce5">
            <text:p>HEM 450</text:p>
          </table:table-cell>
          <table:table-cell table:style-name="ce5"/>
          <table:table-cell office:value-type="string" office:string-value="synonyms&quot;:[&quot;HEM450&quot;,&quot;HE450M&quot;,&quot;HEM 450&quot;]}]}," table:formula="of:= &quot;synonyms&quot;&amp;&quot;&quot;&quot;&quot;&amp;&quot;:[&quot;&amp;&quot;&quot;&quot;&quot;&amp;[.H66]&amp;&quot;&quot;&quot;&quot;&amp;&quot;,&quot;&amp;&quot;&quot;&quot;&quot;&amp;[.I66]&amp;&quot;&quot;&quot;&quot;&amp;&quot;,&quot;&amp;&quot;&quot;&quot;&quot;&amp;[.J66]&amp;&quot;&quot;&quot;&quot;&amp;&quot;]}]},&quot;" table:style-name="ce17">
            <text:p>synonyms":["HEM450","HE450M","HEM 450"]}]},</text:p>
          </table:table-cell>
          <table:table-cell office:value-type="string" office:string-value="{&quot;HEM450&quot;: [{&quot;shape_coords&quot;:[478,307,21,40,27],&quot;shape_name&quot;:&quot;I-shape parallel flange&quot;,&quot;synonyms&quot;:[&quot;HEM450&quot;,&quot;HE450M&quot;,&quot;HEM 450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,&quot; &amp;[.D66]&amp; &quot;,&quot; &amp;[.E66]&amp; &quot;,&quot; &amp;[.F66] &amp; &quot;],&quot; &amp; &quot;&quot;&quot;&quot; &amp;&quot;shape_name&quot;&amp;&quot;&quot;&quot;&quot; &amp; &quot;:&quot; &amp; &quot;&quot;&quot;&quot; &amp;[.G66] &amp; &quot;&quot;&quot;&quot; &amp; &quot;,&quot; &amp; &quot;&quot;&quot;&quot;&amp;[.L66]" table:style-name="ce5">
            <text:p>{"HEM450": [{"shape_coords":[478,307,21,40,27],"shape_name":"I-shape parallel flange","synonyms":["HEM450","HE450M","HEM 4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500</text:p>
          </table:table-cell>
          <table:table-cell office:value-type="float" office:value="524" table:style-name="ce7">
            <text:p>524</text:p>
          </table:table-cell>
          <table:table-cell office:value-type="float" office:value="306" table:style-name="ce7">
            <text:p>306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500</text:p>
          </table:table-cell>
          <table:table-cell office:value-type="string" table:style-name="ce5">
            <text:p>HE500M</text:p>
          </table:table-cell>
          <table:table-cell office:value-type="string" table:style-name="ce5">
            <text:p>HEM 500</text:p>
          </table:table-cell>
          <table:table-cell table:style-name="ce5"/>
          <table:table-cell office:value-type="string" office:string-value="synonyms&quot;:[&quot;HEM500&quot;,&quot;HE500M&quot;,&quot;HEM 500&quot;]}]}," table:formula="of:= &quot;synonyms&quot;&amp;&quot;&quot;&quot;&quot;&amp;&quot;:[&quot;&amp;&quot;&quot;&quot;&quot;&amp;[.H67]&amp;&quot;&quot;&quot;&quot;&amp;&quot;,&quot;&amp;&quot;&quot;&quot;&quot;&amp;[.I67]&amp;&quot;&quot;&quot;&quot;&amp;&quot;,&quot;&amp;&quot;&quot;&quot;&quot;&amp;[.J67]&amp;&quot;&quot;&quot;&quot;&amp;&quot;]}]},&quot;" table:style-name="ce17">
            <text:p>synonyms":["HEM500","HE500M","HEM 500"]}]},</text:p>
          </table:table-cell>
          <table:table-cell office:value-type="string" office:string-value="{&quot;HEM500&quot;: [{&quot;shape_coords&quot;:[524,306,21,40,27],&quot;shape_name&quot;:&quot;I-shape parallel flange&quot;,&quot;synonyms&quot;:[&quot;HEM500&quot;,&quot;HE500M&quot;,&quot;HEM 500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,&quot; &amp;[.D67]&amp; &quot;,&quot; &amp;[.E67]&amp; &quot;,&quot; &amp;[.F67] &amp; &quot;],&quot; &amp; &quot;&quot;&quot;&quot; &amp;&quot;shape_name&quot;&amp;&quot;&quot;&quot;&quot; &amp; &quot;:&quot; &amp; &quot;&quot;&quot;&quot; &amp;[.G67] &amp; &quot;&quot;&quot;&quot; &amp; &quot;,&quot; &amp; &quot;&quot;&quot;&quot;&amp;[.L67]" table:style-name="ce5">
            <text:p>{"HEM500": [{"shape_coords":[524,306,21,40,27],"shape_name":"I-shape parallel flange","synonyms":["HEM500","HE500M","HEM 5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550</text:p>
          </table:table-cell>
          <table:table-cell office:value-type="float" office:value="572" table:style-name="ce7">
            <text:p>572</text:p>
          </table:table-cell>
          <table:table-cell office:value-type="float" office:value="306" table:style-name="ce7">
            <text:p>306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550</text:p>
          </table:table-cell>
          <table:table-cell office:value-type="string" table:style-name="ce5">
            <text:p>HE550M</text:p>
          </table:table-cell>
          <table:table-cell office:value-type="string" table:style-name="ce5">
            <text:p>HEM 550</text:p>
          </table:table-cell>
          <table:table-cell table:style-name="ce5"/>
          <table:table-cell office:value-type="string" office:string-value="synonyms&quot;:[&quot;HEM550&quot;,&quot;HE550M&quot;,&quot;HEM 550&quot;]}]}," table:formula="of:= &quot;synonyms&quot;&amp;&quot;&quot;&quot;&quot;&amp;&quot;:[&quot;&amp;&quot;&quot;&quot;&quot;&amp;[.H68]&amp;&quot;&quot;&quot;&quot;&amp;&quot;,&quot;&amp;&quot;&quot;&quot;&quot;&amp;[.I68]&amp;&quot;&quot;&quot;&quot;&amp;&quot;,&quot;&amp;&quot;&quot;&quot;&quot;&amp;[.J68]&amp;&quot;&quot;&quot;&quot;&amp;&quot;]}]},&quot;" table:style-name="ce17">
            <text:p>synonyms":["HEM550","HE550M","HEM 550"]}]},</text:p>
          </table:table-cell>
          <table:table-cell office:value-type="string" office:string-value="{&quot;HEM550&quot;: [{&quot;shape_coords&quot;:[572,306,21,40,27],&quot;shape_name&quot;:&quot;I-shape parallel flange&quot;,&quot;synonyms&quot;:[&quot;HEM550&quot;,&quot;HE550M&quot;,&quot;HEM 550&quot;]}]}," table:formula="of:=&quot;{&quot; &amp; &quot;&quot;&quot;&quot;&amp;[.A68]&amp;&quot;&quot;&quot;&quot;&amp;&quot;: [{&quot;&quot;&quot; &amp;&quot;shape_coords&quot;&amp;&quot;&quot;&quot;&quot; &amp; &quot;:&quot; &amp; &quot;[&quot; &amp; [.B68] &amp; &quot;,&quot; &amp;[.C68] &amp; &quot;,&quot; &amp;[.D68]&amp; &quot;,&quot; &amp;[.E68]&amp; &quot;,&quot; &amp;[.F68] &amp; &quot;],&quot; &amp; &quot;&quot;&quot;&quot; &amp;&quot;shape_name&quot;&amp;&quot;&quot;&quot;&quot; &amp; &quot;:&quot; &amp; &quot;&quot;&quot;&quot; &amp;[.G68] &amp; &quot;&quot;&quot;&quot; &amp; &quot;,&quot; &amp; &quot;&quot;&quot;&quot;&amp;[.L68]" table:style-name="ce5">
            <text:p>{"HEM550": [{"shape_coords":[572,306,21,40,27],"shape_name":"I-shape parallel flange","synonyms":["HEM550","HE550M","HEM 5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600</text:p>
          </table:table-cell>
          <table:table-cell office:value-type="float" office:value="620" table:style-name="ce7">
            <text:p>620</text:p>
          </table:table-cell>
          <table:table-cell office:value-type="float" office:value="305" table:style-name="ce7">
            <text:p>305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600</text:p>
          </table:table-cell>
          <table:table-cell office:value-type="string" table:style-name="ce5">
            <text:p>HE600M</text:p>
          </table:table-cell>
          <table:table-cell office:value-type="string" table:style-name="ce5">
            <text:p>HEM 600</text:p>
          </table:table-cell>
          <table:table-cell table:style-name="ce5"/>
          <table:table-cell office:value-type="string" office:string-value="synonyms&quot;:[&quot;HEM600&quot;,&quot;HE600M&quot;,&quot;HEM 600&quot;]}]}," table:formula="of:= &quot;synonyms&quot;&amp;&quot;&quot;&quot;&quot;&amp;&quot;:[&quot;&amp;&quot;&quot;&quot;&quot;&amp;[.H69]&amp;&quot;&quot;&quot;&quot;&amp;&quot;,&quot;&amp;&quot;&quot;&quot;&quot;&amp;[.I69]&amp;&quot;&quot;&quot;&quot;&amp;&quot;,&quot;&amp;&quot;&quot;&quot;&quot;&amp;[.J69]&amp;&quot;&quot;&quot;&quot;&amp;&quot;]}]},&quot;" table:style-name="ce17">
            <text:p>synonyms":["HEM600","HE600M","HEM 600"]}]},</text:p>
          </table:table-cell>
          <table:table-cell office:value-type="string" office:string-value="{&quot;HEM600&quot;: [{&quot;shape_coords&quot;:[620,305,21,40,27],&quot;shape_name&quot;:&quot;I-shape parallel flange&quot;,&quot;synonyms&quot;:[&quot;HEM600&quot;,&quot;HE600M&quot;,&quot;HEM 600&quot;]}]}," table:formula="of:=&quot;{&quot; &amp; &quot;&quot;&quot;&quot;&amp;[.A69]&amp;&quot;&quot;&quot;&quot;&amp;&quot;: [{&quot;&quot;&quot; &amp;&quot;shape_coords&quot;&amp;&quot;&quot;&quot;&quot; &amp; &quot;:&quot; &amp; &quot;[&quot; &amp; [.B69] &amp; &quot;,&quot; &amp;[.C69] &amp; &quot;,&quot; &amp;[.D69]&amp; &quot;,&quot; &amp;[.E69]&amp; &quot;,&quot; &amp;[.F69] &amp; &quot;],&quot; &amp; &quot;&quot;&quot;&quot; &amp;&quot;shape_name&quot;&amp;&quot;&quot;&quot;&quot; &amp; &quot;:&quot; &amp; &quot;&quot;&quot;&quot; &amp;[.G69] &amp; &quot;&quot;&quot;&quot; &amp; &quot;,&quot; &amp; &quot;&quot;&quot;&quot;&amp;[.L69]" table:style-name="ce5">
            <text:p>{"HEM600": [{"shape_coords":[620,305,21,40,27],"shape_name":"I-shape parallel flange","synonyms":["HEM600","HE600M","HEM 6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650</text:p>
          </table:table-cell>
          <table:table-cell office:value-type="float" office:value="668" table:style-name="ce7">
            <text:p>668</text:p>
          </table:table-cell>
          <table:table-cell office:value-type="float" office:value="305" table:style-name="ce7">
            <text:p>305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650</text:p>
          </table:table-cell>
          <table:table-cell office:value-type="string" table:style-name="ce5">
            <text:p>HE650M</text:p>
          </table:table-cell>
          <table:table-cell office:value-type="string" table:style-name="ce5">
            <text:p>HEM 650</text:p>
          </table:table-cell>
          <table:table-cell table:style-name="ce5"/>
          <table:table-cell office:value-type="string" office:string-value="synonyms&quot;:[&quot;HEM650&quot;,&quot;HE650M&quot;,&quot;HEM 650&quot;]}]}," table:formula="of:= &quot;synonyms&quot;&amp;&quot;&quot;&quot;&quot;&amp;&quot;:[&quot;&amp;&quot;&quot;&quot;&quot;&amp;[.H70]&amp;&quot;&quot;&quot;&quot;&amp;&quot;,&quot;&amp;&quot;&quot;&quot;&quot;&amp;[.I70]&amp;&quot;&quot;&quot;&quot;&amp;&quot;,&quot;&amp;&quot;&quot;&quot;&quot;&amp;[.J70]&amp;&quot;&quot;&quot;&quot;&amp;&quot;]}]},&quot;" table:style-name="ce17">
            <text:p>synonyms":["HEM650","HE650M","HEM 650"]}]},</text:p>
          </table:table-cell>
          <table:table-cell office:value-type="string" office:string-value="{&quot;HEM650&quot;: [{&quot;shape_coords&quot;:[668,305,21,40,27],&quot;shape_name&quot;:&quot;I-shape parallel flange&quot;,&quot;synonyms&quot;:[&quot;HEM650&quot;,&quot;HE650M&quot;,&quot;HEM 650&quot;]}]}," table:formula="of:=&quot;{&quot; &amp; &quot;&quot;&quot;&quot;&amp;[.A70]&amp;&quot;&quot;&quot;&quot;&amp;&quot;: [{&quot;&quot;&quot; &amp;&quot;shape_coords&quot;&amp;&quot;&quot;&quot;&quot; &amp; &quot;:&quot; &amp; &quot;[&quot; &amp; [.B70] &amp; &quot;,&quot; &amp;[.C70] &amp; &quot;,&quot; &amp;[.D70]&amp; &quot;,&quot; &amp;[.E70]&amp; &quot;,&quot; &amp;[.F70] &amp; &quot;],&quot; &amp; &quot;&quot;&quot;&quot; &amp;&quot;shape_name&quot;&amp;&quot;&quot;&quot;&quot; &amp; &quot;:&quot; &amp; &quot;&quot;&quot;&quot; &amp;[.G70] &amp; &quot;&quot;&quot;&quot; &amp; &quot;,&quot; &amp; &quot;&quot;&quot;&quot;&amp;[.L70]" table:style-name="ce5">
            <text:p>{"HEM650": [{"shape_coords":[668,305,21,40,27],"shape_name":"I-shape parallel flange","synonyms":["HEM650","HE650M","HEM 6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700</text:p>
          </table:table-cell>
          <table:table-cell office:value-type="float" office:value="716" table:style-name="ce7">
            <text:p>716</text:p>
          </table:table-cell>
          <table:table-cell office:value-type="float" office:value="304" table:style-name="ce7">
            <text:p>304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700</text:p>
          </table:table-cell>
          <table:table-cell office:value-type="string" table:style-name="ce5">
            <text:p>HE700M</text:p>
          </table:table-cell>
          <table:table-cell office:value-type="string" table:style-name="ce5">
            <text:p>HEM 700</text:p>
          </table:table-cell>
          <table:table-cell table:style-name="ce5"/>
          <table:table-cell office:value-type="string" office:string-value="synonyms&quot;:[&quot;HEM700&quot;,&quot;HE700M&quot;,&quot;HEM 700&quot;]}]}," table:formula="of:= &quot;synonyms&quot;&amp;&quot;&quot;&quot;&quot;&amp;&quot;:[&quot;&amp;&quot;&quot;&quot;&quot;&amp;[.H71]&amp;&quot;&quot;&quot;&quot;&amp;&quot;,&quot;&amp;&quot;&quot;&quot;&quot;&amp;[.I71]&amp;&quot;&quot;&quot;&quot;&amp;&quot;,&quot;&amp;&quot;&quot;&quot;&quot;&amp;[.J71]&amp;&quot;&quot;&quot;&quot;&amp;&quot;]}]},&quot;" table:style-name="ce17">
            <text:p>synonyms":["HEM700","HE700M","HEM 700"]}]},</text:p>
          </table:table-cell>
          <table:table-cell office:value-type="string" office:string-value="{&quot;HEM700&quot;: [{&quot;shape_coords&quot;:[716,304,21,40,27],&quot;shape_name&quot;:&quot;I-shape parallel flange&quot;,&quot;synonyms&quot;:[&quot;HEM700&quot;,&quot;HE700M&quot;,&quot;HEM 700&quot;]}]}," table:formula="of:=&quot;{&quot; &amp; &quot;&quot;&quot;&quot;&amp;[.A71]&amp;&quot;&quot;&quot;&quot;&amp;&quot;: [{&quot;&quot;&quot; &amp;&quot;shape_coords&quot;&amp;&quot;&quot;&quot;&quot; &amp; &quot;:&quot; &amp; &quot;[&quot; &amp; [.B71] &amp; &quot;,&quot; &amp;[.C71] &amp; &quot;,&quot; &amp;[.D71]&amp; &quot;,&quot; &amp;[.E71]&amp; &quot;,&quot; &amp;[.F71] &amp; &quot;],&quot; &amp; &quot;&quot;&quot;&quot; &amp;&quot;shape_name&quot;&amp;&quot;&quot;&quot;&quot; &amp; &quot;:&quot; &amp; &quot;&quot;&quot;&quot; &amp;[.G71] &amp; &quot;&quot;&quot;&quot; &amp; &quot;,&quot; &amp; &quot;&quot;&quot;&quot;&amp;[.L71]" table:style-name="ce5">
            <text:p>{"HEM700": [{"shape_coords":[716,304,21,40,27],"shape_name":"I-shape parallel flange","synonyms":["HEM700","HE700M","HEM 7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800</text:p>
          </table:table-cell>
          <table:table-cell office:value-type="float" office:value="814" table:style-name="ce7">
            <text:p>814</text:p>
          </table:table-cell>
          <table:table-cell office:value-type="float" office:value="303" table:style-name="ce7">
            <text:p>303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800</text:p>
          </table:table-cell>
          <table:table-cell office:value-type="string" table:style-name="ce5">
            <text:p>HE800M</text:p>
          </table:table-cell>
          <table:table-cell office:value-type="string" table:style-name="ce5">
            <text:p>HEM 800</text:p>
          </table:table-cell>
          <table:table-cell table:style-name="ce5"/>
          <table:table-cell office:value-type="string" office:string-value="synonyms&quot;:[&quot;HEM800&quot;,&quot;HE800M&quot;,&quot;HEM 800&quot;]}]}," table:formula="of:= &quot;synonyms&quot;&amp;&quot;&quot;&quot;&quot;&amp;&quot;:[&quot;&amp;&quot;&quot;&quot;&quot;&amp;[.H72]&amp;&quot;&quot;&quot;&quot;&amp;&quot;,&quot;&amp;&quot;&quot;&quot;&quot;&amp;[.I72]&amp;&quot;&quot;&quot;&quot;&amp;&quot;,&quot;&amp;&quot;&quot;&quot;&quot;&amp;[.J72]&amp;&quot;&quot;&quot;&quot;&amp;&quot;]}]},&quot;" table:style-name="ce17">
            <text:p>synonyms":["HEM800","HE800M","HEM 800"]}]},</text:p>
          </table:table-cell>
          <table:table-cell office:value-type="string" office:string-value="{&quot;HEM800&quot;: [{&quot;shape_coords&quot;:[814,303,21,40,30],&quot;shape_name&quot;:&quot;I-shape parallel flange&quot;,&quot;synonyms&quot;:[&quot;HEM800&quot;,&quot;HE800M&quot;,&quot;HEM 800&quot;]}]}," table:formula="of:=&quot;{&quot; &amp; &quot;&quot;&quot;&quot;&amp;[.A72]&amp;&quot;&quot;&quot;&quot;&amp;&quot;: [{&quot;&quot;&quot; &amp;&quot;shape_coords&quot;&amp;&quot;&quot;&quot;&quot; &amp; &quot;:&quot; &amp; &quot;[&quot; &amp; [.B72] &amp; &quot;,&quot; &amp;[.C72] &amp; &quot;,&quot; &amp;[.D72]&amp; &quot;,&quot; &amp;[.E72]&amp; &quot;,&quot; &amp;[.F72] &amp; &quot;],&quot; &amp; &quot;&quot;&quot;&quot; &amp;&quot;shape_name&quot;&amp;&quot;&quot;&quot;&quot; &amp; &quot;:&quot; &amp; &quot;&quot;&quot;&quot; &amp;[.G72] &amp; &quot;&quot;&quot;&quot; &amp; &quot;,&quot; &amp; &quot;&quot;&quot;&quot;&amp;[.L72]" table:style-name="ce5">
            <text:p>{"HEM800": [{"shape_coords":[814,303,21,40,30],"shape_name":"I-shape parallel flange","synonyms":["HEM800","HE800M","HEM 8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900</text:p>
          </table:table-cell>
          <table:table-cell office:value-type="float" office:value="910" table:style-name="ce7">
            <text:p>910</text:p>
          </table:table-cell>
          <table:table-cell office:value-type="float" office:value="302" table:style-name="ce7">
            <text:p>302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900</text:p>
          </table:table-cell>
          <table:table-cell office:value-type="string" table:style-name="ce5">
            <text:p>HE900M</text:p>
          </table:table-cell>
          <table:table-cell office:value-type="string" table:style-name="ce5">
            <text:p>HEM 900</text:p>
          </table:table-cell>
          <table:table-cell table:style-name="ce5"/>
          <table:table-cell office:value-type="string" office:string-value="synonyms&quot;:[&quot;HEM900&quot;,&quot;HE900M&quot;,&quot;HEM 900&quot;]}]}," table:formula="of:= &quot;synonyms&quot;&amp;&quot;&quot;&quot;&quot;&amp;&quot;:[&quot;&amp;&quot;&quot;&quot;&quot;&amp;[.H73]&amp;&quot;&quot;&quot;&quot;&amp;&quot;,&quot;&amp;&quot;&quot;&quot;&quot;&amp;[.I73]&amp;&quot;&quot;&quot;&quot;&amp;&quot;,&quot;&amp;&quot;&quot;&quot;&quot;&amp;[.J73]&amp;&quot;&quot;&quot;&quot;&amp;&quot;]}]},&quot;" table:style-name="ce17">
            <text:p>synonyms":["HEM900","HE900M","HEM 900"]}]},</text:p>
          </table:table-cell>
          <table:table-cell office:value-type="string" office:string-value="{&quot;HEM900&quot;: [{&quot;shape_coords&quot;:[910,302,21,40,30],&quot;shape_name&quot;:&quot;I-shape parallel flange&quot;,&quot;synonyms&quot;:[&quot;HEM900&quot;,&quot;HE900M&quot;,&quot;HEM 900&quot;]}]}," table:formula="of:=&quot;{&quot; &amp; &quot;&quot;&quot;&quot;&amp;[.A73]&amp;&quot;&quot;&quot;&quot;&amp;&quot;: [{&quot;&quot;&quot; &amp;&quot;shape_coords&quot;&amp;&quot;&quot;&quot;&quot; &amp; &quot;:&quot; &amp; &quot;[&quot; &amp; [.B73] &amp; &quot;,&quot; &amp;[.C73] &amp; &quot;,&quot; &amp;[.D73]&amp; &quot;,&quot; &amp;[.E73]&amp; &quot;,&quot; &amp;[.F73] &amp; &quot;],&quot; &amp; &quot;&quot;&quot;&quot; &amp;&quot;shape_name&quot;&amp;&quot;&quot;&quot;&quot; &amp; &quot;:&quot; &amp; &quot;&quot;&quot;&quot; &amp;[.G73] &amp; &quot;&quot;&quot;&quot; &amp; &quot;,&quot; &amp; &quot;&quot;&quot;&quot;&amp;[.L73]" table:style-name="ce5">
            <text:p>{"HEM900": [{"shape_coords":[910,302,21,40,30],"shape_name":"I-shape parallel flange","synonyms":["HEM900","HE900M","HEM 900"]}]},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">
            <text:p>HEM1000</text:p>
          </table:table-cell>
          <table:table-cell office:value-type="float" office:value="1008" table:style-name="ce7">
            <text:p>1008</text:p>
          </table:table-cell>
          <table:table-cell office:value-type="float" office:value="302" table:style-name="ce7">
            <text:p>302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000</text:p>
          </table:table-cell>
          <table:table-cell office:value-type="string" table:style-name="ce5">
            <text:p>HE1000M</text:p>
          </table:table-cell>
          <table:table-cell office:value-type="string" table:style-name="ce5">
            <text:p>HEM 1000</text:p>
          </table:table-cell>
          <table:table-cell table:style-name="ce5"/>
          <table:table-cell office:value-type="string" office:string-value="synonyms&quot;:[&quot;HEM1000&quot;,&quot;HE1000M&quot;,&quot;HEM 1000&quot;]}]}," table:formula="of:= &quot;synonyms&quot;&amp;&quot;&quot;&quot;&quot;&amp;&quot;:[&quot;&amp;&quot;&quot;&quot;&quot;&amp;[.H74]&amp;&quot;&quot;&quot;&quot;&amp;&quot;,&quot;&amp;&quot;&quot;&quot;&quot;&amp;[.I74]&amp;&quot;&quot;&quot;&quot;&amp;&quot;,&quot;&amp;&quot;&quot;&quot;&quot;&amp;[.J74]&amp;&quot;&quot;&quot;&quot;&amp;&quot;]}]},&quot;" table:style-name="ce17">
            <text:p>synonyms":["HEM1000","HE1000M","HEM 1000"]}]},</text:p>
          </table:table-cell>
          <table:table-cell office:value-type="string" office:string-value="{&quot;HEM1000&quot;: [{&quot;shape_coords&quot;:[1008,302,21,40,30],&quot;shape_name&quot;:&quot;I-shape parallel flange&quot;,&quot;synonyms&quot;:[&quot;HEM1000&quot;,&quot;HE1000M&quot;,&quot;HEM 1000&quot;]}]}," table:formula="of:=&quot;{&quot; &amp; &quot;&quot;&quot;&quot;&amp;[.A74]&amp;&quot;&quot;&quot;&quot;&amp;&quot;: [{&quot;&quot;&quot; &amp;&quot;shape_coords&quot;&amp;&quot;&quot;&quot;&quot; &amp; &quot;:&quot; &amp; &quot;[&quot; &amp; [.B74] &amp; &quot;,&quot; &amp;[.C74] &amp; &quot;,&quot; &amp;[.D74]&amp; &quot;,&quot; &amp;[.E74]&amp; &quot;,&quot; &amp;[.F74] &amp; &quot;],&quot; &amp; &quot;&quot;&quot;&quot; &amp;&quot;shape_name&quot;&amp;&quot;&quot;&quot;&quot; &amp; &quot;:&quot; &amp; &quot;&quot;&quot;&quot; &amp;[.G74] &amp; &quot;&quot;&quot;&quot; &amp; &quot;,&quot; &amp; &quot;&quot;&quot;&quot;&amp;[.L74]" table:style-name="ce5">
            <text:p>{"HEM1000": [{"shape_coords":[1008,302,21,40,30],"shape_name":"I-shape parallel flange","synonyms":["HEM1000","HE1000M","HEM 10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80</text:p>
          </table:table-cell>
          <table:table-cell office:value-type="float" office:value="80" table:style-name="ce7">
            <text:p>80</text:p>
          </table:table-cell>
          <table:table-cell office:value-type="float" office:value="46" table:style-name="ce7">
            <text:p>46</text:p>
          </table:table-cell>
          <table:table-cell office:value-type="float" office:value="3.8" table:style-name="ce7">
            <text:p>3,8</text:p>
          </table:table-cell>
          <table:table-cell office:value-type="string" table:style-name="ce7">
            <text:p>5.2</text:p>
          </table:table-cell>
          <table:table-cell office:value-type="float" office:value="5" table:style-name="ce7">
            <text:p>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80</text:p>
          </table:table-cell>
          <table:table-cell office:value-type="string" table:style-name="ce5">
            <text:p>IPE 80</text:p>
          </table:table-cell>
          <table:table-cell office:value-type="string" table:style-name="ce5">
            <text:p>ipe 80</text:p>
          </table:table-cell>
          <table:table-cell table:style-name="ce5"/>
          <table:table-cell office:value-type="string" office:string-value="synonyms&quot;:[&quot;IPE80&quot;,&quot;IPE 80&quot;,&quot;ipe 80&quot;]}]}," table:formula="of:= &quot;synonyms&quot;&amp;&quot;&quot;&quot;&quot;&amp;&quot;:[&quot;&amp;&quot;&quot;&quot;&quot;&amp;[.H75]&amp;&quot;&quot;&quot;&quot;&amp;&quot;,&quot;&amp;&quot;&quot;&quot;&quot;&amp;[.I75]&amp;&quot;&quot;&quot;&quot;&amp;&quot;,&quot;&amp;&quot;&quot;&quot;&quot;&amp;[.J75]&amp;&quot;&quot;&quot;&quot;&amp;&quot;]}]},&quot;" table:style-name="ce17">
            <text:p>synonyms":["IPE80","IPE 80","ipe 80"]}]},</text:p>
          </table:table-cell>
          <table:table-cell office:value-type="string" office:string-value="{&quot;IPE80&quot;: [{&quot;shape_coords&quot;:[80,46,3,8,5.2,5],&quot;shape_name&quot;:&quot;I-shape parallel flange&quot;,&quot;synonyms&quot;:[&quot;IPE80&quot;,&quot;IPE 80&quot;,&quot;ipe 80&quot;]}]}," table:formula="of:=&quot;{&quot; &amp; &quot;&quot;&quot;&quot;&amp;[.A75]&amp;&quot;&quot;&quot;&quot;&amp;&quot;: [{&quot;&quot;&quot; &amp;&quot;shape_coords&quot;&amp;&quot;&quot;&quot;&quot; &amp; &quot;:&quot; &amp; &quot;[&quot; &amp; [.B75] &amp; &quot;,&quot; &amp;[.C75] &amp; &quot;,&quot; &amp;[.D75]&amp; &quot;,&quot; &amp;[.E75]&amp; &quot;,&quot; &amp;[.F75] &amp; &quot;],&quot; &amp; &quot;&quot;&quot;&quot; &amp;&quot;shape_name&quot;&amp;&quot;&quot;&quot;&quot; &amp; &quot;:&quot; &amp; &quot;&quot;&quot;&quot; &amp;[.G75] &amp; &quot;&quot;&quot;&quot; &amp; &quot;,&quot; &amp; &quot;&quot;&quot;&quot;&amp;[.L75]" table:style-name="ce5">
            <text:p>{"IPE80": [{"shape_coords":[80,46,3,8,5.2,5],"shape_name":"I-shape parallel flange","synonyms":["IPE80","IPE 80","ipe 8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100</text:p>
          </table:table-cell>
          <table:table-cell office:value-type="float" office:value="100" table:style-name="ce7">
            <text:p>100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4.1</text:p>
          </table:table-cell>
          <table:table-cell office:value-type="string" table:style-name="ce7">
            <text:p>5.7</text:p>
          </table:table-cell>
          <table:table-cell office:value-type="float" office:value="7" table:style-name="ce7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00</text:p>
          </table:table-cell>
          <table:table-cell office:value-type="string" table:style-name="ce5">
            <text:p>IPE 100</text:p>
          </table:table-cell>
          <table:table-cell office:value-type="string" table:style-name="ce5">
            <text:p>ipe 100</text:p>
          </table:table-cell>
          <table:table-cell table:style-name="ce5"/>
          <table:table-cell office:value-type="string" office:string-value="synonyms&quot;:[&quot;IPE100&quot;,&quot;IPE 100&quot;,&quot;ipe 100&quot;]}]}," table:formula="of:= &quot;synonyms&quot;&amp;&quot;&quot;&quot;&quot;&amp;&quot;:[&quot;&amp;&quot;&quot;&quot;&quot;&amp;[.H76]&amp;&quot;&quot;&quot;&quot;&amp;&quot;,&quot;&amp;&quot;&quot;&quot;&quot;&amp;[.I76]&amp;&quot;&quot;&quot;&quot;&amp;&quot;,&quot;&amp;&quot;&quot;&quot;&quot;&amp;[.J76]&amp;&quot;&quot;&quot;&quot;&amp;&quot;]}]},&quot;" table:style-name="ce17">
            <text:p>synonyms":["IPE100","IPE 100","ipe 100"]}]},</text:p>
          </table:table-cell>
          <table:table-cell office:value-type="string" office:string-value="{&quot;IPE100&quot;: [{&quot;shape_coords&quot;:[100,55,4.1,5.7,7],&quot;shape_name&quot;:&quot;I-shape parallel flange&quot;,&quot;synonyms&quot;:[&quot;IPE100&quot;,&quot;IPE 100&quot;,&quot;ipe 100&quot;]}]}," table:formula="of:=&quot;{&quot; &amp; &quot;&quot;&quot;&quot;&amp;[.A76]&amp;&quot;&quot;&quot;&quot;&amp;&quot;: [{&quot;&quot;&quot; &amp;&quot;shape_coords&quot;&amp;&quot;&quot;&quot;&quot; &amp; &quot;:&quot; &amp; &quot;[&quot; &amp; [.B76] &amp; &quot;,&quot; &amp;[.C76] &amp; &quot;,&quot; &amp;[.D76]&amp; &quot;,&quot; &amp;[.E76]&amp; &quot;,&quot; &amp;[.F76] &amp; &quot;],&quot; &amp; &quot;&quot;&quot;&quot; &amp;&quot;shape_name&quot;&amp;&quot;&quot;&quot;&quot; &amp; &quot;:&quot; &amp; &quot;&quot;&quot;&quot; &amp;[.G76] &amp; &quot;&quot;&quot;&quot; &amp; &quot;,&quot; &amp; &quot;&quot;&quot;&quot;&amp;[.L76]" table:style-name="ce5">
            <text:p>{"IPE100": [{"shape_coords":[100,55,4.1,5.7,7],"shape_name":"I-shape parallel flange","synonyms":["IPE100","IPE 100","ipe 1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120</text:p>
          </table:table-cell>
          <table:table-cell office:value-type="float" office:value="120" table:style-name="ce7">
            <text:p>120</text:p>
          </table:table-cell>
          <table:table-cell office:value-type="float" office:value="64" table:style-name="ce7">
            <text:p>64</text:p>
          </table:table-cell>
          <table:table-cell office:value-type="string" table:style-name="ce7">
            <text:p>4.4</text:p>
          </table:table-cell>
          <table:table-cell office:value-type="string" table:style-name="ce7">
            <text:p>6.3</text:p>
          </table:table-cell>
          <table:table-cell office:value-type="float" office:value="7" table:style-name="ce7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20</text:p>
          </table:table-cell>
          <table:table-cell office:value-type="string" table:style-name="ce5">
            <text:p>IPE 120</text:p>
          </table:table-cell>
          <table:table-cell office:value-type="string" table:style-name="ce5">
            <text:p>ipe 120</text:p>
          </table:table-cell>
          <table:table-cell table:style-name="ce5"/>
          <table:table-cell office:value-type="string" office:string-value="synonyms&quot;:[&quot;IPE120&quot;,&quot;IPE 120&quot;,&quot;ipe 120&quot;]}]}," table:formula="of:= &quot;synonyms&quot;&amp;&quot;&quot;&quot;&quot;&amp;&quot;:[&quot;&amp;&quot;&quot;&quot;&quot;&amp;[.H77]&amp;&quot;&quot;&quot;&quot;&amp;&quot;,&quot;&amp;&quot;&quot;&quot;&quot;&amp;[.I77]&amp;&quot;&quot;&quot;&quot;&amp;&quot;,&quot;&amp;&quot;&quot;&quot;&quot;&amp;[.J77]&amp;&quot;&quot;&quot;&quot;&amp;&quot;]}]},&quot;" table:style-name="ce17">
            <text:p>synonyms":["IPE120","IPE 120","ipe 120"]}]},</text:p>
          </table:table-cell>
          <table:table-cell office:value-type="string" office:string-value="{&quot;IPE120&quot;: [{&quot;shape_coords&quot;:[120,64,4.4,6.3,7],&quot;shape_name&quot;:&quot;I-shape parallel flange&quot;,&quot;synonyms&quot;:[&quot;IPE120&quot;,&quot;IPE 120&quot;,&quot;ipe 120&quot;]}]}," table:formula="of:=&quot;{&quot; &amp; &quot;&quot;&quot;&quot;&amp;[.A77]&amp;&quot;&quot;&quot;&quot;&amp;&quot;: [{&quot;&quot;&quot; &amp;&quot;shape_coords&quot;&amp;&quot;&quot;&quot;&quot; &amp; &quot;:&quot; &amp; &quot;[&quot; &amp; [.B77] &amp; &quot;,&quot; &amp;[.C77] &amp; &quot;,&quot; &amp;[.D77]&amp; &quot;,&quot; &amp;[.E77]&amp; &quot;,&quot; &amp;[.F77] &amp; &quot;],&quot; &amp; &quot;&quot;&quot;&quot; &amp;&quot;shape_name&quot;&amp;&quot;&quot;&quot;&quot; &amp; &quot;:&quot; &amp; &quot;&quot;&quot;&quot; &amp;[.G77] &amp; &quot;&quot;&quot;&quot; &amp; &quot;,&quot; &amp; &quot;&quot;&quot;&quot;&amp;[.L77]" table:style-name="ce5">
            <text:p>{"IPE120": [{"shape_coords":[120,64,4.4,6.3,7],"shape_name":"I-shape parallel flange","synonyms":["IPE120","IPE 120","ipe 1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140</text:p>
          </table:table-cell>
          <table:table-cell office:value-type="float" office:value="140" table:style-name="ce7">
            <text:p>140</text:p>
          </table:table-cell>
          <table:table-cell office:value-type="float" office:value="73" table:style-name="ce7">
            <text:p>73</text:p>
          </table:table-cell>
          <table:table-cell office:value-type="string" table:style-name="ce7">
            <text:p>4.7</text:p>
          </table:table-cell>
          <table:table-cell office:value-type="string" table:style-name="ce7">
            <text:p>6.9</text:p>
          </table:table-cell>
          <table:table-cell office:value-type="float" office:value="7" table:style-name="ce7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40</text:p>
          </table:table-cell>
          <table:table-cell office:value-type="string" table:style-name="ce5">
            <text:p>IPE 140</text:p>
          </table:table-cell>
          <table:table-cell office:value-type="string" table:style-name="ce5">
            <text:p>ipe 140</text:p>
          </table:table-cell>
          <table:table-cell table:style-name="ce5"/>
          <table:table-cell office:value-type="string" office:string-value="synonyms&quot;:[&quot;IPE140&quot;,&quot;IPE 140&quot;,&quot;ipe 140&quot;]}]}," table:formula="of:= &quot;synonyms&quot;&amp;&quot;&quot;&quot;&quot;&amp;&quot;:[&quot;&amp;&quot;&quot;&quot;&quot;&amp;[.H78]&amp;&quot;&quot;&quot;&quot;&amp;&quot;,&quot;&amp;&quot;&quot;&quot;&quot;&amp;[.I78]&amp;&quot;&quot;&quot;&quot;&amp;&quot;,&quot;&amp;&quot;&quot;&quot;&quot;&amp;[.J78]&amp;&quot;&quot;&quot;&quot;&amp;&quot;]}]},&quot;" table:style-name="ce17">
            <text:p>synonyms":["IPE140","IPE 140","ipe 140"]}]},</text:p>
          </table:table-cell>
          <table:table-cell office:value-type="string" office:string-value="{&quot;IPE140&quot;: [{&quot;shape_coords&quot;:[140,73,4.7,6.9,7],&quot;shape_name&quot;:&quot;I-shape parallel flange&quot;,&quot;synonyms&quot;:[&quot;IPE140&quot;,&quot;IPE 140&quot;,&quot;ipe 140&quot;]}]}," table:formula="of:=&quot;{&quot; &amp; &quot;&quot;&quot;&quot;&amp;[.A78]&amp;&quot;&quot;&quot;&quot;&amp;&quot;: [{&quot;&quot;&quot; &amp;&quot;shape_coords&quot;&amp;&quot;&quot;&quot;&quot; &amp; &quot;:&quot; &amp; &quot;[&quot; &amp; [.B78] &amp; &quot;,&quot; &amp;[.C78] &amp; &quot;,&quot; &amp;[.D78]&amp; &quot;,&quot; &amp;[.E78]&amp; &quot;,&quot; &amp;[.F78] &amp; &quot;],&quot; &amp; &quot;&quot;&quot;&quot; &amp;&quot;shape_name&quot;&amp;&quot;&quot;&quot;&quot; &amp; &quot;:&quot; &amp; &quot;&quot;&quot;&quot; &amp;[.G78] &amp; &quot;&quot;&quot;&quot; &amp; &quot;,&quot; &amp; &quot;&quot;&quot;&quot;&amp;[.L78]" table:style-name="ce5">
            <text:p>{"IPE140": [{"shape_coords":[140,73,4.7,6.9,7],"shape_name":"I-shape parallel flange","synonyms":["IPE140","IPE 140","ipe 1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160</text:p>
          </table:table-cell>
          <table:table-cell office:value-type="float" office:value="160" table:style-name="ce7">
            <text:p>160</text:p>
          </table:table-cell>
          <table:table-cell office:value-type="float" office:value="82" table:style-name="ce7">
            <text:p>82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7.4</text:p>
          </table:table-cell>
          <table:table-cell office:value-type="float" office:value="9" table:style-name="ce7">
            <text:p>9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60</text:p>
          </table:table-cell>
          <table:table-cell office:value-type="string" table:style-name="ce5">
            <text:p>IPE 160</text:p>
          </table:table-cell>
          <table:table-cell office:value-type="string" table:style-name="ce5">
            <text:p>ipe 160</text:p>
          </table:table-cell>
          <table:table-cell table:style-name="ce5"/>
          <table:table-cell office:value-type="string" office:string-value="synonyms&quot;:[&quot;IPE160&quot;,&quot;IPE 160&quot;,&quot;ipe 160&quot;]}]}," table:formula="of:= &quot;synonyms&quot;&amp;&quot;&quot;&quot;&quot;&amp;&quot;:[&quot;&amp;&quot;&quot;&quot;&quot;&amp;[.H79]&amp;&quot;&quot;&quot;&quot;&amp;&quot;,&quot;&amp;&quot;&quot;&quot;&quot;&amp;[.I79]&amp;&quot;&quot;&quot;&quot;&amp;&quot;,&quot;&amp;&quot;&quot;&quot;&quot;&amp;[.J79]&amp;&quot;&quot;&quot;&quot;&amp;&quot;]}]},&quot;" table:style-name="ce17">
            <text:p>synonyms":["IPE160","IPE 160","ipe 160"]}]},</text:p>
          </table:table-cell>
          <table:table-cell office:value-type="string" office:string-value="{&quot;IPE160&quot;: [{&quot;shape_coords&quot;:[160,82,5,7.4,9],&quot;shape_name&quot;:&quot;I-shape parallel flange&quot;,&quot;synonyms&quot;:[&quot;IPE160&quot;,&quot;IPE 160&quot;,&quot;ipe 160&quot;]}]}," table:formula="of:=&quot;{&quot; &amp; &quot;&quot;&quot;&quot;&amp;[.A79]&amp;&quot;&quot;&quot;&quot;&amp;&quot;: [{&quot;&quot;&quot; &amp;&quot;shape_coords&quot;&amp;&quot;&quot;&quot;&quot; &amp; &quot;:&quot; &amp; &quot;[&quot; &amp; [.B79] &amp; &quot;,&quot; &amp;[.C79] &amp; &quot;,&quot; &amp;[.D79]&amp; &quot;,&quot; &amp;[.E79]&amp; &quot;,&quot; &amp;[.F79] &amp; &quot;],&quot; &amp; &quot;&quot;&quot;&quot; &amp;&quot;shape_name&quot;&amp;&quot;&quot;&quot;&quot; &amp; &quot;:&quot; &amp; &quot;&quot;&quot;&quot; &amp;[.G79] &amp; &quot;&quot;&quot;&quot; &amp; &quot;,&quot; &amp; &quot;&quot;&quot;&quot;&amp;[.L79]" table:style-name="ce5">
            <text:p>{"IPE160": [{"shape_coords":[160,82,5,7.4,9],"shape_name":"I-shape parallel flange","synonyms":["IPE160","IPE 160","ipe 1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180</text:p>
          </table:table-cell>
          <table:table-cell office:value-type="float" office:value="180" table:style-name="ce7">
            <text:p>180</text:p>
          </table:table-cell>
          <table:table-cell office:value-type="float" office:value="91" table:style-name="ce7">
            <text:p>91</text:p>
          </table:table-cell>
          <table:table-cell office:value-type="string" table:style-name="ce7">
            <text:p>5.3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80</text:p>
          </table:table-cell>
          <table:table-cell office:value-type="string" table:style-name="ce5">
            <text:p>IPE 180</text:p>
          </table:table-cell>
          <table:table-cell office:value-type="string" table:style-name="ce5">
            <text:p>ipe 180</text:p>
          </table:table-cell>
          <table:table-cell table:style-name="ce5"/>
          <table:table-cell office:value-type="string" office:string-value="synonyms&quot;:[&quot;IPE180&quot;,&quot;IPE 180&quot;,&quot;ipe 180&quot;]}]}," table:formula="of:= &quot;synonyms&quot;&amp;&quot;&quot;&quot;&quot;&amp;&quot;:[&quot;&amp;&quot;&quot;&quot;&quot;&amp;[.H80]&amp;&quot;&quot;&quot;&quot;&amp;&quot;,&quot;&amp;&quot;&quot;&quot;&quot;&amp;[.I80]&amp;&quot;&quot;&quot;&quot;&amp;&quot;,&quot;&amp;&quot;&quot;&quot;&quot;&amp;[.J80]&amp;&quot;&quot;&quot;&quot;&amp;&quot;]}]},&quot;" table:style-name="ce17">
            <text:p>synonyms":["IPE180","IPE 180","ipe 180"]}]},</text:p>
          </table:table-cell>
          <table:table-cell office:value-type="string" office:string-value="{&quot;IPE180&quot;: [{&quot;shape_coords&quot;:[180,91,5.3,8,9],&quot;shape_name&quot;:&quot;I-shape parallel flange&quot;,&quot;synonyms&quot;:[&quot;IPE180&quot;,&quot;IPE 180&quot;,&quot;ipe 180&quot;]}]}," table:formula="of:=&quot;{&quot; &amp; &quot;&quot;&quot;&quot;&amp;[.A80]&amp;&quot;&quot;&quot;&quot;&amp;&quot;: [{&quot;&quot;&quot; &amp;&quot;shape_coords&quot;&amp;&quot;&quot;&quot;&quot; &amp; &quot;:&quot; &amp; &quot;[&quot; &amp; [.B80] &amp; &quot;,&quot; &amp;[.C80] &amp; &quot;,&quot; &amp;[.D80]&amp; &quot;,&quot; &amp;[.E80]&amp; &quot;,&quot; &amp;[.F80] &amp; &quot;],&quot; &amp; &quot;&quot;&quot;&quot; &amp;&quot;shape_name&quot;&amp;&quot;&quot;&quot;&quot; &amp; &quot;:&quot; &amp; &quot;&quot;&quot;&quot; &amp;[.G80] &amp; &quot;&quot;&quot;&quot; &amp; &quot;,&quot; &amp; &quot;&quot;&quot;&quot;&amp;[.L80]" table:style-name="ce5">
            <text:p>{"IPE180": [{"shape_coords":[180,91,5.3,8,9],"shape_name":"I-shape parallel flange","synonyms":["IPE180","IPE 180","ipe 18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200</text:p>
          </table:table-cell>
          <table:table-cell office:value-type="float" office:value="200" table:style-name="ce7">
            <text:p>200</text:p>
          </table:table-cell>
          <table:table-cell office:value-type="float" office:value="100" table:style-name="ce7">
            <text:p>100</text:p>
          </table:table-cell>
          <table:table-cell office:value-type="string" table:style-name="ce7">
            <text:p>5.6</text:p>
          </table:table-cell>
          <table:table-cell office:value-type="string" table:style-name="ce7">
            <text:p>8.5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00</text:p>
          </table:table-cell>
          <table:table-cell office:value-type="string" table:style-name="ce5">
            <text:p>IPE 200</text:p>
          </table:table-cell>
          <table:table-cell office:value-type="string" table:style-name="ce5">
            <text:p>ipe 200</text:p>
          </table:table-cell>
          <table:table-cell table:style-name="ce5"/>
          <table:table-cell office:value-type="string" office:string-value="synonyms&quot;:[&quot;IPE200&quot;,&quot;IPE 200&quot;,&quot;ipe 200&quot;]}]}," table:formula="of:= &quot;synonyms&quot;&amp;&quot;&quot;&quot;&quot;&amp;&quot;:[&quot;&amp;&quot;&quot;&quot;&quot;&amp;[.H81]&amp;&quot;&quot;&quot;&quot;&amp;&quot;,&quot;&amp;&quot;&quot;&quot;&quot;&amp;[.I81]&amp;&quot;&quot;&quot;&quot;&amp;&quot;,&quot;&amp;&quot;&quot;&quot;&quot;&amp;[.J81]&amp;&quot;&quot;&quot;&quot;&amp;&quot;]}]},&quot;" table:style-name="ce17">
            <text:p>synonyms":["IPE200","IPE 200","ipe 200"]}]},</text:p>
          </table:table-cell>
          <table:table-cell office:value-type="string" office:string-value="{&quot;IPE200&quot;: [{&quot;shape_coords&quot;:[200,100,5.6,8.5,12],&quot;shape_name&quot;:&quot;I-shape parallel flange&quot;,&quot;synonyms&quot;:[&quot;IPE200&quot;,&quot;IPE 200&quot;,&quot;ipe 200&quot;]}]}," table:formula="of:=&quot;{&quot; &amp; &quot;&quot;&quot;&quot;&amp;[.A81]&amp;&quot;&quot;&quot;&quot;&amp;&quot;: [{&quot;&quot;&quot; &amp;&quot;shape_coords&quot;&amp;&quot;&quot;&quot;&quot; &amp; &quot;:&quot; &amp; &quot;[&quot; &amp; [.B81] &amp; &quot;,&quot; &amp;[.C81] &amp; &quot;,&quot; &amp;[.D81]&amp; &quot;,&quot; &amp;[.E81]&amp; &quot;,&quot; &amp;[.F81] &amp; &quot;],&quot; &amp; &quot;&quot;&quot;&quot; &amp;&quot;shape_name&quot;&amp;&quot;&quot;&quot;&quot; &amp; &quot;:&quot; &amp; &quot;&quot;&quot;&quot; &amp;[.G81] &amp; &quot;&quot;&quot;&quot; &amp; &quot;,&quot; &amp; &quot;&quot;&quot;&quot;&amp;[.L81]" table:style-name="ce5">
            <text:p>{"IPE200": [{"shape_coords":[200,100,5.6,8.5,12],"shape_name":"I-shape parallel flange","synonyms":["IPE200","IPE 200","ipe 2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220</text:p>
          </table:table-cell>
          <table:table-cell office:value-type="float" office:value="220" table:style-name="ce7">
            <text:p>220</text:p>
          </table:table-cell>
          <table:table-cell office:value-type="float" office:value="110" table:style-name="ce7">
            <text:p>110</text:p>
          </table:table-cell>
          <table:table-cell office:value-type="string" table:style-name="ce7">
            <text:p>5.9</text:p>
          </table:table-cell>
          <table:table-cell office:value-type="string" table:style-name="ce7">
            <text:p>9.2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20</text:p>
          </table:table-cell>
          <table:table-cell office:value-type="string" table:style-name="ce5">
            <text:p>IPE 220</text:p>
          </table:table-cell>
          <table:table-cell office:value-type="string" table:style-name="ce5">
            <text:p>ipe 220</text:p>
          </table:table-cell>
          <table:table-cell table:style-name="ce5"/>
          <table:table-cell office:value-type="string" office:string-value="synonyms&quot;:[&quot;IPE220&quot;,&quot;IPE 220&quot;,&quot;ipe 220&quot;]}]}," table:formula="of:= &quot;synonyms&quot;&amp;&quot;&quot;&quot;&quot;&amp;&quot;:[&quot;&amp;&quot;&quot;&quot;&quot;&amp;[.H82]&amp;&quot;&quot;&quot;&quot;&amp;&quot;,&quot;&amp;&quot;&quot;&quot;&quot;&amp;[.I82]&amp;&quot;&quot;&quot;&quot;&amp;&quot;,&quot;&amp;&quot;&quot;&quot;&quot;&amp;[.J82]&amp;&quot;&quot;&quot;&quot;&amp;&quot;]}]},&quot;" table:style-name="ce17">
            <text:p>synonyms":["IPE220","IPE 220","ipe 220"]}]},</text:p>
          </table:table-cell>
          <table:table-cell office:value-type="string" office:string-value="{&quot;IPE220&quot;: [{&quot;shape_coords&quot;:[220,110,5.9,9.2,12],&quot;shape_name&quot;:&quot;I-shape parallel flange&quot;,&quot;synonyms&quot;:[&quot;IPE220&quot;,&quot;IPE 220&quot;,&quot;ipe 220&quot;]}]}," table:formula="of:=&quot;{&quot; &amp; &quot;&quot;&quot;&quot;&amp;[.A82]&amp;&quot;&quot;&quot;&quot;&amp;&quot;: [{&quot;&quot;&quot; &amp;&quot;shape_coords&quot;&amp;&quot;&quot;&quot;&quot; &amp; &quot;:&quot; &amp; &quot;[&quot; &amp; [.B82] &amp; &quot;,&quot; &amp;[.C82] &amp; &quot;,&quot; &amp;[.D82]&amp; &quot;,&quot; &amp;[.E82]&amp; &quot;,&quot; &amp;[.F82] &amp; &quot;],&quot; &amp; &quot;&quot;&quot;&quot; &amp;&quot;shape_name&quot;&amp;&quot;&quot;&quot;&quot; &amp; &quot;:&quot; &amp; &quot;&quot;&quot;&quot; &amp;[.G82] &amp; &quot;&quot;&quot;&quot; &amp; &quot;,&quot; &amp; &quot;&quot;&quot;&quot;&amp;[.L82]" table:style-name="ce5">
            <text:p>{"IPE220": [{"shape_coords":[220,110,5.9,9.2,12],"shape_name":"I-shape parallel flange","synonyms":["IPE220","IPE 220","ipe 2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240</text:p>
          </table:table-cell>
          <table:table-cell office:value-type="float" office:value="240" table:style-name="ce7">
            <text:p>240</text:p>
          </table:table-cell>
          <table:table-cell office:value-type="float" office:value="120" table:style-name="ce7">
            <text:p>120</text:p>
          </table:table-cell>
          <table:table-cell office:value-type="string" table:style-name="ce7">
            <text:p>6.2</text:p>
          </table:table-cell>
          <table:table-cell office:value-type="string" table:style-name="ce7">
            <text:p>9.8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40</text:p>
          </table:table-cell>
          <table:table-cell office:value-type="string" table:style-name="ce5">
            <text:p>IPE 240</text:p>
          </table:table-cell>
          <table:table-cell office:value-type="string" table:style-name="ce5">
            <text:p>ipe 240</text:p>
          </table:table-cell>
          <table:table-cell table:style-name="ce5"/>
          <table:table-cell office:value-type="string" office:string-value="synonyms&quot;:[&quot;IPE240&quot;,&quot;IPE 240&quot;,&quot;ipe 240&quot;]}]}," table:formula="of:= &quot;synonyms&quot;&amp;&quot;&quot;&quot;&quot;&amp;&quot;:[&quot;&amp;&quot;&quot;&quot;&quot;&amp;[.H83]&amp;&quot;&quot;&quot;&quot;&amp;&quot;,&quot;&amp;&quot;&quot;&quot;&quot;&amp;[.I83]&amp;&quot;&quot;&quot;&quot;&amp;&quot;,&quot;&amp;&quot;&quot;&quot;&quot;&amp;[.J83]&amp;&quot;&quot;&quot;&quot;&amp;&quot;]}]},&quot;" table:style-name="ce17">
            <text:p>synonyms":["IPE240","IPE 240","ipe 240"]}]},</text:p>
          </table:table-cell>
          <table:table-cell office:value-type="string" office:string-value="{&quot;IPE240&quot;: [{&quot;shape_coords&quot;:[240,120,6.2,9.8,15],&quot;shape_name&quot;:&quot;I-shape parallel flange&quot;,&quot;synonyms&quot;:[&quot;IPE240&quot;,&quot;IPE 240&quot;,&quot;ipe 240&quot;]}]}," table:formula="of:=&quot;{&quot; &amp; &quot;&quot;&quot;&quot;&amp;[.A83]&amp;&quot;&quot;&quot;&quot;&amp;&quot;: [{&quot;&quot;&quot; &amp;&quot;shape_coords&quot;&amp;&quot;&quot;&quot;&quot; &amp; &quot;:&quot; &amp; &quot;[&quot; &amp; [.B83] &amp; &quot;,&quot; &amp;[.C83] &amp; &quot;,&quot; &amp;[.D83]&amp; &quot;,&quot; &amp;[.E83]&amp; &quot;,&quot; &amp;[.F83] &amp; &quot;],&quot; &amp; &quot;&quot;&quot;&quot; &amp;&quot;shape_name&quot;&amp;&quot;&quot;&quot;&quot; &amp; &quot;:&quot; &amp; &quot;&quot;&quot;&quot; &amp;[.G83] &amp; &quot;&quot;&quot;&quot; &amp; &quot;,&quot; &amp; &quot;&quot;&quot;&quot;&amp;[.L83]" table:style-name="ce5">
            <text:p>{"IPE240": [{"shape_coords":[240,120,6.2,9.8,15],"shape_name":"I-shape parallel flange","synonyms":["IPE240","IPE 240","ipe 2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270</text:p>
          </table:table-cell>
          <table:table-cell office:value-type="float" office:value="270" table:style-name="ce7">
            <text:p>270</text:p>
          </table:table-cell>
          <table:table-cell office:value-type="float" office:value="135" table:style-name="ce7">
            <text:p>135</text:p>
          </table:table-cell>
          <table:table-cell office:value-type="string" table:style-name="ce7">
            <text:p>6.6</text:p>
          </table:table-cell>
          <table:table-cell office:value-type="string" table:style-name="ce7">
            <text:p>10.2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70</text:p>
          </table:table-cell>
          <table:table-cell office:value-type="string" table:style-name="ce5">
            <text:p>IPE 270</text:p>
          </table:table-cell>
          <table:table-cell office:value-type="string" table:style-name="ce5">
            <text:p>ipe 270</text:p>
          </table:table-cell>
          <table:table-cell table:style-name="ce5"/>
          <table:table-cell office:value-type="string" office:string-value="synonyms&quot;:[&quot;IPE270&quot;,&quot;IPE 270&quot;,&quot;ipe 270&quot;]}]}," table:formula="of:= &quot;synonyms&quot;&amp;&quot;&quot;&quot;&quot;&amp;&quot;:[&quot;&amp;&quot;&quot;&quot;&quot;&amp;[.H84]&amp;&quot;&quot;&quot;&quot;&amp;&quot;,&quot;&amp;&quot;&quot;&quot;&quot;&amp;[.I84]&amp;&quot;&quot;&quot;&quot;&amp;&quot;,&quot;&amp;&quot;&quot;&quot;&quot;&amp;[.J84]&amp;&quot;&quot;&quot;&quot;&amp;&quot;]}]},&quot;" table:style-name="ce17">
            <text:p>synonyms":["IPE270","IPE 270","ipe 270"]}]},</text:p>
          </table:table-cell>
          <table:table-cell office:value-type="string" office:string-value="{&quot;IPE270&quot;: [{&quot;shape_coords&quot;:[270,135,6.6,10.2,15],&quot;shape_name&quot;:&quot;I-shape parallel flange&quot;,&quot;synonyms&quot;:[&quot;IPE270&quot;,&quot;IPE 270&quot;,&quot;ipe 270&quot;]}]}," table:formula="of:=&quot;{&quot; &amp; &quot;&quot;&quot;&quot;&amp;[.A84]&amp;&quot;&quot;&quot;&quot;&amp;&quot;: [{&quot;&quot;&quot; &amp;&quot;shape_coords&quot;&amp;&quot;&quot;&quot;&quot; &amp; &quot;:&quot; &amp; &quot;[&quot; &amp; [.B84] &amp; &quot;,&quot; &amp;[.C84] &amp; &quot;,&quot; &amp;[.D84]&amp; &quot;,&quot; &amp;[.E84]&amp; &quot;,&quot; &amp;[.F84] &amp; &quot;],&quot; &amp; &quot;&quot;&quot;&quot; &amp;&quot;shape_name&quot;&amp;&quot;&quot;&quot;&quot; &amp; &quot;:&quot; &amp; &quot;&quot;&quot;&quot; &amp;[.G84] &amp; &quot;&quot;&quot;&quot; &amp; &quot;,&quot; &amp; &quot;&quot;&quot;&quot;&amp;[.L84]" table:style-name="ce5">
            <text:p>{"IPE270": [{"shape_coords":[270,135,6.6,10.2,15],"shape_name":"I-shape parallel flange","synonyms":["IPE270","IPE 270","ipe 27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300</text:p>
          </table:table-cell>
          <table:table-cell office:value-type="float" office:value="300" table:style-name="ce7">
            <text:p>300</text:p>
          </table:table-cell>
          <table:table-cell office:value-type="float" office:value="150" table:style-name="ce7">
            <text:p>150</text:p>
          </table:table-cell>
          <table:table-cell office:value-type="string" table:style-name="ce7">
            <text:p>7.1</text:p>
          </table:table-cell>
          <table:table-cell office:value-type="string" table:style-name="ce7">
            <text:p>10.7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00</text:p>
          </table:table-cell>
          <table:table-cell office:value-type="string" table:style-name="ce5">
            <text:p>IPE 300</text:p>
          </table:table-cell>
          <table:table-cell office:value-type="string" table:style-name="ce5">
            <text:p>ipe 300</text:p>
          </table:table-cell>
          <table:table-cell table:style-name="ce5"/>
          <table:table-cell office:value-type="string" office:string-value="synonyms&quot;:[&quot;IPE300&quot;,&quot;IPE 300&quot;,&quot;ipe 300&quot;]}]}," table:formula="of:= &quot;synonyms&quot;&amp;&quot;&quot;&quot;&quot;&amp;&quot;:[&quot;&amp;&quot;&quot;&quot;&quot;&amp;[.H85]&amp;&quot;&quot;&quot;&quot;&amp;&quot;,&quot;&amp;&quot;&quot;&quot;&quot;&amp;[.I85]&amp;&quot;&quot;&quot;&quot;&amp;&quot;,&quot;&amp;&quot;&quot;&quot;&quot;&amp;[.J85]&amp;&quot;&quot;&quot;&quot;&amp;&quot;]}]},&quot;" table:style-name="ce17">
            <text:p>synonyms":["IPE300","IPE 300","ipe 300"]}]},</text:p>
          </table:table-cell>
          <table:table-cell office:value-type="string" office:string-value="{&quot;IPE300&quot;: [{&quot;shape_coords&quot;:[300,150,7.1,10.7,15],&quot;shape_name&quot;:&quot;I-shape parallel flange&quot;,&quot;synonyms&quot;:[&quot;IPE300&quot;,&quot;IPE 300&quot;,&quot;ipe 300&quot;]}]}," table:formula="of:=&quot;{&quot; &amp; &quot;&quot;&quot;&quot;&amp;[.A85]&amp;&quot;&quot;&quot;&quot;&amp;&quot;: [{&quot;&quot;&quot; &amp;&quot;shape_coords&quot;&amp;&quot;&quot;&quot;&quot; &amp; &quot;:&quot; &amp; &quot;[&quot; &amp; [.B85] &amp; &quot;,&quot; &amp;[.C85] &amp; &quot;,&quot; &amp;[.D85]&amp; &quot;,&quot; &amp;[.E85]&amp; &quot;,&quot; &amp;[.F85] &amp; &quot;],&quot; &amp; &quot;&quot;&quot;&quot; &amp;&quot;shape_name&quot;&amp;&quot;&quot;&quot;&quot; &amp; &quot;:&quot; &amp; &quot;&quot;&quot;&quot; &amp;[.G85] &amp; &quot;&quot;&quot;&quot; &amp; &quot;,&quot; &amp; &quot;&quot;&quot;&quot;&amp;[.L85]" table:style-name="ce5">
            <text:p>{"IPE300": [{"shape_coords":[300,150,7.1,10.7,15],"shape_name":"I-shape parallel flange","synonyms":["IPE300","IPE 300","ipe 3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330</text:p>
          </table:table-cell>
          <table:table-cell office:value-type="float" office:value="330" table:style-name="ce7">
            <text:p>330</text:p>
          </table:table-cell>
          <table:table-cell office:value-type="float" office:value="160" table:style-name="ce7">
            <text:p>160</text:p>
          </table:table-cell>
          <table:table-cell office:value-type="string" table:style-name="ce7">
            <text:p>7.5</text:p>
          </table:table-cell>
          <table:table-cell office:value-type="string" table:style-name="ce7">
            <text:p>11.5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30</text:p>
          </table:table-cell>
          <table:table-cell office:value-type="string" table:style-name="ce5">
            <text:p>IPE 330</text:p>
          </table:table-cell>
          <table:table-cell office:value-type="string" table:style-name="ce5">
            <text:p>ipe 330</text:p>
          </table:table-cell>
          <table:table-cell table:style-name="ce5"/>
          <table:table-cell office:value-type="string" office:string-value="synonyms&quot;:[&quot;IPE330&quot;,&quot;IPE 330&quot;,&quot;ipe 330&quot;]}]}," table:formula="of:= &quot;synonyms&quot;&amp;&quot;&quot;&quot;&quot;&amp;&quot;:[&quot;&amp;&quot;&quot;&quot;&quot;&amp;[.H86]&amp;&quot;&quot;&quot;&quot;&amp;&quot;,&quot;&amp;&quot;&quot;&quot;&quot;&amp;[.I86]&amp;&quot;&quot;&quot;&quot;&amp;&quot;,&quot;&amp;&quot;&quot;&quot;&quot;&amp;[.J86]&amp;&quot;&quot;&quot;&quot;&amp;&quot;]}]},&quot;" table:style-name="ce17">
            <text:p>synonyms":["IPE330","IPE 330","ipe 330"]}]},</text:p>
          </table:table-cell>
          <table:table-cell office:value-type="string" office:string-value="{&quot;IPE330&quot;: [{&quot;shape_coords&quot;:[330,160,7.5,11.5,18],&quot;shape_name&quot;:&quot;I-shape parallel flange&quot;,&quot;synonyms&quot;:[&quot;IPE330&quot;,&quot;IPE 330&quot;,&quot;ipe 330&quot;]}]}," table:formula="of:=&quot;{&quot; &amp; &quot;&quot;&quot;&quot;&amp;[.A86]&amp;&quot;&quot;&quot;&quot;&amp;&quot;: [{&quot;&quot;&quot; &amp;&quot;shape_coords&quot;&amp;&quot;&quot;&quot;&quot; &amp; &quot;:&quot; &amp; &quot;[&quot; &amp; [.B86] &amp; &quot;,&quot; &amp;[.C86] &amp; &quot;,&quot; &amp;[.D86]&amp; &quot;,&quot; &amp;[.E86]&amp; &quot;,&quot; &amp;[.F86] &amp; &quot;],&quot; &amp; &quot;&quot;&quot;&quot; &amp;&quot;shape_name&quot;&amp;&quot;&quot;&quot;&quot; &amp; &quot;:&quot; &amp; &quot;&quot;&quot;&quot; &amp;[.G86] &amp; &quot;&quot;&quot;&quot; &amp; &quot;,&quot; &amp; &quot;&quot;&quot;&quot;&amp;[.L86]" table:style-name="ce5">
            <text:p>{"IPE330": [{"shape_coords":[330,160,7.5,11.5,18],"shape_name":"I-shape parallel flange","synonyms":["IPE330","IPE 330","ipe 33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360</text:p>
          </table:table-cell>
          <table:table-cell office:value-type="float" office:value="360" table:style-name="ce7">
            <text:p>360</text:p>
          </table:table-cell>
          <table:table-cell office:value-type="float" office:value="170" table:style-name="ce7">
            <text:p>170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2.7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60</text:p>
          </table:table-cell>
          <table:table-cell office:value-type="string" table:style-name="ce5">
            <text:p>IPE 360</text:p>
          </table:table-cell>
          <table:table-cell office:value-type="string" table:style-name="ce5">
            <text:p>ipe 360</text:p>
          </table:table-cell>
          <table:table-cell table:style-name="ce5"/>
          <table:table-cell office:value-type="string" office:string-value="synonyms&quot;:[&quot;IPE360&quot;,&quot;IPE 360&quot;,&quot;ipe 360&quot;]}]}," table:formula="of:= &quot;synonyms&quot;&amp;&quot;&quot;&quot;&quot;&amp;&quot;:[&quot;&amp;&quot;&quot;&quot;&quot;&amp;[.H87]&amp;&quot;&quot;&quot;&quot;&amp;&quot;,&quot;&amp;&quot;&quot;&quot;&quot;&amp;[.I87]&amp;&quot;&quot;&quot;&quot;&amp;&quot;,&quot;&amp;&quot;&quot;&quot;&quot;&amp;[.J87]&amp;&quot;&quot;&quot;&quot;&amp;&quot;]}]},&quot;" table:style-name="ce17">
            <text:p>synonyms":["IPE360","IPE 360","ipe 360"]}]},</text:p>
          </table:table-cell>
          <table:table-cell office:value-type="string" office:string-value="{&quot;IPE360&quot;: [{&quot;shape_coords&quot;:[360,170,8,12.7,18],&quot;shape_name&quot;:&quot;I-shape parallel flange&quot;,&quot;synonyms&quot;:[&quot;IPE360&quot;,&quot;IPE 360&quot;,&quot;ipe 360&quot;]}]}," table:formula="of:=&quot;{&quot; &amp; &quot;&quot;&quot;&quot;&amp;[.A87]&amp;&quot;&quot;&quot;&quot;&amp;&quot;: [{&quot;&quot;&quot; &amp;&quot;shape_coords&quot;&amp;&quot;&quot;&quot;&quot; &amp; &quot;:&quot; &amp; &quot;[&quot; &amp; [.B87] &amp; &quot;,&quot; &amp;[.C87] &amp; &quot;,&quot; &amp;[.D87]&amp; &quot;,&quot; &amp;[.E87]&amp; &quot;,&quot; &amp;[.F87] &amp; &quot;],&quot; &amp; &quot;&quot;&quot;&quot; &amp;&quot;shape_name&quot;&amp;&quot;&quot;&quot;&quot; &amp; &quot;:&quot; &amp; &quot;&quot;&quot;&quot; &amp;[.G87] &amp; &quot;&quot;&quot;&quot; &amp; &quot;,&quot; &amp; &quot;&quot;&quot;&quot;&amp;[.L87]" table:style-name="ce5">
            <text:p>{"IPE360": [{"shape_coords":[360,170,8,12.7,18],"shape_name":"I-shape parallel flange","synonyms":["IPE360","IPE 360","ipe 3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400</text:p>
          </table:table-cell>
          <table:table-cell office:value-type="float" office:value="400" table:style-name="ce7">
            <text:p>400</text:p>
          </table:table-cell>
          <table:table-cell office:value-type="float" office:value="180" table:style-name="ce7">
            <text:p>180</text:p>
          </table:table-cell>
          <table:table-cell office:value-type="string" table:style-name="ce7">
            <text:p>8.6</text:p>
          </table:table-cell>
          <table:table-cell office:value-type="string" table:style-name="ce7">
            <text:p>13.5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400</text:p>
          </table:table-cell>
          <table:table-cell office:value-type="string" table:style-name="ce5">
            <text:p>IPE 400</text:p>
          </table:table-cell>
          <table:table-cell office:value-type="string" table:style-name="ce5">
            <text:p>ipe 400</text:p>
          </table:table-cell>
          <table:table-cell table:style-name="ce5"/>
          <table:table-cell office:value-type="string" office:string-value="synonyms&quot;:[&quot;IPE400&quot;,&quot;IPE 400&quot;,&quot;ipe 400&quot;]}]}," table:formula="of:= &quot;synonyms&quot;&amp;&quot;&quot;&quot;&quot;&amp;&quot;:[&quot;&amp;&quot;&quot;&quot;&quot;&amp;[.H88]&amp;&quot;&quot;&quot;&quot;&amp;&quot;,&quot;&amp;&quot;&quot;&quot;&quot;&amp;[.I88]&amp;&quot;&quot;&quot;&quot;&amp;&quot;,&quot;&amp;&quot;&quot;&quot;&quot;&amp;[.J88]&amp;&quot;&quot;&quot;&quot;&amp;&quot;]}]},&quot;" table:style-name="ce17">
            <text:p>synonyms":["IPE400","IPE 400","ipe 400"]}]},</text:p>
          </table:table-cell>
          <table:table-cell office:value-type="string" office:string-value="{&quot;IPE400&quot;: [{&quot;shape_coords&quot;:[400,180,8.6,13.5,21],&quot;shape_name&quot;:&quot;I-shape parallel flange&quot;,&quot;synonyms&quot;:[&quot;IPE400&quot;,&quot;IPE 400&quot;,&quot;ipe 400&quot;]}]}," table:formula="of:=&quot;{&quot; &amp; &quot;&quot;&quot;&quot;&amp;[.A88]&amp;&quot;&quot;&quot;&quot;&amp;&quot;: [{&quot;&quot;&quot; &amp;&quot;shape_coords&quot;&amp;&quot;&quot;&quot;&quot; &amp; &quot;:&quot; &amp; &quot;[&quot; &amp; [.B88] &amp; &quot;,&quot; &amp;[.C88] &amp; &quot;,&quot; &amp;[.D88]&amp; &quot;,&quot; &amp;[.E88]&amp; &quot;,&quot; &amp;[.F88] &amp; &quot;],&quot; &amp; &quot;&quot;&quot;&quot; &amp;&quot;shape_name&quot;&amp;&quot;&quot;&quot;&quot; &amp; &quot;:&quot; &amp; &quot;&quot;&quot;&quot; &amp;[.G88] &amp; &quot;&quot;&quot;&quot; &amp; &quot;,&quot; &amp; &quot;&quot;&quot;&quot;&amp;[.L88]" table:style-name="ce5">
            <text:p>{"IPE400": [{"shape_coords":[400,180,8.6,13.5,21],"shape_name":"I-shape parallel flange","synonyms":["IPE400","IPE 400","ipe 4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450</text:p>
          </table:table-cell>
          <table:table-cell office:value-type="float" office:value="450" table:style-name="ce7">
            <text:p>450</text:p>
          </table:table-cell>
          <table:table-cell office:value-type="float" office:value="190" table:style-name="ce7">
            <text:p>190</text:p>
          </table:table-cell>
          <table:table-cell office:value-type="string" table:style-name="ce7">
            <text:p>9.4</text:p>
          </table:table-cell>
          <table:table-cell office:value-type="string" table:style-name="ce7">
            <text:p>14.6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450</text:p>
          </table:table-cell>
          <table:table-cell office:value-type="string" table:style-name="ce5">
            <text:p>IPE 450</text:p>
          </table:table-cell>
          <table:table-cell office:value-type="string" table:style-name="ce5">
            <text:p>ipe 450</text:p>
          </table:table-cell>
          <table:table-cell table:style-name="ce5"/>
          <table:table-cell office:value-type="string" office:string-value="synonyms&quot;:[&quot;IPE450&quot;,&quot;IPE 450&quot;,&quot;ipe 450&quot;]}]}," table:formula="of:= &quot;synonyms&quot;&amp;&quot;&quot;&quot;&quot;&amp;&quot;:[&quot;&amp;&quot;&quot;&quot;&quot;&amp;[.H89]&amp;&quot;&quot;&quot;&quot;&amp;&quot;,&quot;&amp;&quot;&quot;&quot;&quot;&amp;[.I89]&amp;&quot;&quot;&quot;&quot;&amp;&quot;,&quot;&amp;&quot;&quot;&quot;&quot;&amp;[.J89]&amp;&quot;&quot;&quot;&quot;&amp;&quot;]}]},&quot;" table:style-name="ce17">
            <text:p>synonyms":["IPE450","IPE 450","ipe 450"]}]},</text:p>
          </table:table-cell>
          <table:table-cell office:value-type="string" office:string-value="{&quot;IPE450&quot;: [{&quot;shape_coords&quot;:[450,190,9.4,14.6,21],&quot;shape_name&quot;:&quot;I-shape parallel flange&quot;,&quot;synonyms&quot;:[&quot;IPE450&quot;,&quot;IPE 450&quot;,&quot;ipe 450&quot;]}]}," table:formula="of:=&quot;{&quot; &amp; &quot;&quot;&quot;&quot;&amp;[.A89]&amp;&quot;&quot;&quot;&quot;&amp;&quot;: [{&quot;&quot;&quot; &amp;&quot;shape_coords&quot;&amp;&quot;&quot;&quot;&quot; &amp; &quot;:&quot; &amp; &quot;[&quot; &amp; [.B89] &amp; &quot;,&quot; &amp;[.C89] &amp; &quot;,&quot; &amp;[.D89]&amp; &quot;,&quot; &amp;[.E89]&amp; &quot;,&quot; &amp;[.F89] &amp; &quot;],&quot; &amp; &quot;&quot;&quot;&quot; &amp;&quot;shape_name&quot;&amp;&quot;&quot;&quot;&quot; &amp; &quot;:&quot; &amp; &quot;&quot;&quot;&quot; &amp;[.G89] &amp; &quot;&quot;&quot;&quot; &amp; &quot;,&quot; &amp; &quot;&quot;&quot;&quot;&amp;[.L89]" table:style-name="ce5">
            <text:p>{"IPE450": [{"shape_coords":[450,190,9.4,14.6,21],"shape_name":"I-shape parallel flange","synonyms":["IPE450","IPE 450","ipe 4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500</text:p>
          </table:table-cell>
          <table:table-cell office:value-type="float" office:value="500" table:style-name="ce7">
            <text:p>500</text:p>
          </table:table-cell>
          <table:table-cell office:value-type="float" office:value="200" table:style-name="ce7">
            <text:p>200</text:p>
          </table:table-cell>
          <table:table-cell office:value-type="string" table:style-name="ce7">
            <text:p>10.2</text:p>
          </table:table-cell>
          <table:table-cell office:value-type="float" office:value="16" table:style-name="ce7">
            <text:p>16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500</text:p>
          </table:table-cell>
          <table:table-cell office:value-type="string" table:style-name="ce5">
            <text:p>IPE 500</text:p>
          </table:table-cell>
          <table:table-cell office:value-type="string" table:style-name="ce5">
            <text:p>ipe 500</text:p>
          </table:table-cell>
          <table:table-cell table:style-name="ce5"/>
          <table:table-cell office:value-type="string" office:string-value="synonyms&quot;:[&quot;IPE500&quot;,&quot;IPE 500&quot;,&quot;ipe 500&quot;]}]}," table:formula="of:= &quot;synonyms&quot;&amp;&quot;&quot;&quot;&quot;&amp;&quot;:[&quot;&amp;&quot;&quot;&quot;&quot;&amp;[.H90]&amp;&quot;&quot;&quot;&quot;&amp;&quot;,&quot;&amp;&quot;&quot;&quot;&quot;&amp;[.I90]&amp;&quot;&quot;&quot;&quot;&amp;&quot;,&quot;&amp;&quot;&quot;&quot;&quot;&amp;[.J90]&amp;&quot;&quot;&quot;&quot;&amp;&quot;]}]},&quot;" table:style-name="ce17">
            <text:p>synonyms":["IPE500","IPE 500","ipe 500"]}]},</text:p>
          </table:table-cell>
          <table:table-cell office:value-type="string" office:string-value="{&quot;IPE500&quot;: [{&quot;shape_coords&quot;:[500,200,10.2,16,21],&quot;shape_name&quot;:&quot;I-shape parallel flange&quot;,&quot;synonyms&quot;:[&quot;IPE500&quot;,&quot;IPE 500&quot;,&quot;ipe 500&quot;]}]}," table:formula="of:=&quot;{&quot; &amp; &quot;&quot;&quot;&quot;&amp;[.A90]&amp;&quot;&quot;&quot;&quot;&amp;&quot;: [{&quot;&quot;&quot; &amp;&quot;shape_coords&quot;&amp;&quot;&quot;&quot;&quot; &amp; &quot;:&quot; &amp; &quot;[&quot; &amp; [.B90] &amp; &quot;,&quot; &amp;[.C90] &amp; &quot;,&quot; &amp;[.D90]&amp; &quot;,&quot; &amp;[.E90]&amp; &quot;,&quot; &amp;[.F90] &amp; &quot;],&quot; &amp; &quot;&quot;&quot;&quot; &amp;&quot;shape_name&quot;&amp;&quot;&quot;&quot;&quot; &amp; &quot;:&quot; &amp; &quot;&quot;&quot;&quot; &amp;[.G90] &amp; &quot;&quot;&quot;&quot; &amp; &quot;,&quot; &amp; &quot;&quot;&quot;&quot;&amp;[.L90]" table:style-name="ce5">
            <text:p>{"IPE500": [{"shape_coords":[500,200,10.2,16,21],"shape_name":"I-shape parallel flange","synonyms":["IPE500","IPE 500","ipe 5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550</text:p>
          </table:table-cell>
          <table:table-cell office:value-type="float" office:value="550" table:style-name="ce7">
            <text:p>550</text:p>
          </table:table-cell>
          <table:table-cell office:value-type="float" office:value="210" table:style-name="ce7">
            <text:p>210</text:p>
          </table:table-cell>
          <table:table-cell office:value-type="string" table:style-name="ce7">
            <text:p>11.1</text:p>
          </table:table-cell>
          <table:table-cell office:value-type="string" table:style-name="ce7">
            <text:p>17.2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550</text:p>
          </table:table-cell>
          <table:table-cell office:value-type="string" table:style-name="ce5">
            <text:p>IPE 550</text:p>
          </table:table-cell>
          <table:table-cell office:value-type="string" table:style-name="ce5">
            <text:p>ipe 550</text:p>
          </table:table-cell>
          <table:table-cell table:style-name="ce5"/>
          <table:table-cell office:value-type="string" office:string-value="synonyms&quot;:[&quot;IPE550&quot;,&quot;IPE 550&quot;,&quot;ipe 550&quot;]}]}," table:formula="of:= &quot;synonyms&quot;&amp;&quot;&quot;&quot;&quot;&amp;&quot;:[&quot;&amp;&quot;&quot;&quot;&quot;&amp;[.H91]&amp;&quot;&quot;&quot;&quot;&amp;&quot;,&quot;&amp;&quot;&quot;&quot;&quot;&amp;[.I91]&amp;&quot;&quot;&quot;&quot;&amp;&quot;,&quot;&amp;&quot;&quot;&quot;&quot;&amp;[.J91]&amp;&quot;&quot;&quot;&quot;&amp;&quot;]}]},&quot;" table:style-name="ce17">
            <text:p>synonyms":["IPE550","IPE 550","ipe 550"]}]},</text:p>
          </table:table-cell>
          <table:table-cell office:value-type="string" office:string-value="{&quot;IPE550&quot;: [{&quot;shape_coords&quot;:[550,210,11.1,17.2,24],&quot;shape_name&quot;:&quot;I-shape parallel flange&quot;,&quot;synonyms&quot;:[&quot;IPE550&quot;,&quot;IPE 550&quot;,&quot;ipe 550&quot;]}]}," table:formula="of:=&quot;{&quot; &amp; &quot;&quot;&quot;&quot;&amp;[.A91]&amp;&quot;&quot;&quot;&quot;&amp;&quot;: [{&quot;&quot;&quot; &amp;&quot;shape_coords&quot;&amp;&quot;&quot;&quot;&quot; &amp; &quot;:&quot; &amp; &quot;[&quot; &amp; [.B91] &amp; &quot;,&quot; &amp;[.C91] &amp; &quot;,&quot; &amp;[.D91]&amp; &quot;,&quot; &amp;[.E91]&amp; &quot;,&quot; &amp;[.F91] &amp; &quot;],&quot; &amp; &quot;&quot;&quot;&quot; &amp;&quot;shape_name&quot;&amp;&quot;&quot;&quot;&quot; &amp; &quot;:&quot; &amp; &quot;&quot;&quot;&quot; &amp;[.G91] &amp; &quot;&quot;&quot;&quot; &amp; &quot;,&quot; &amp; &quot;&quot;&quot;&quot;&amp;[.L91]" table:style-name="ce5">
            <text:p>{"IPE550": [{"shape_coords":[550,210,11.1,17.2,24],"shape_name":"I-shape parallel flange","synonyms":["IPE550","IPE 550","ipe 5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600</text:p>
          </table:table-cell>
          <table:table-cell office:value-type="float" office:value="600" table:style-name="ce7">
            <text:p>600</text:p>
          </table:table-cell>
          <table:table-cell office:value-type="float" office:value="220" table:style-name="ce7">
            <text:p>220</text:p>
          </table:table-cell>
          <table:table-cell office:value-type="float" office:value="12" table:style-name="ce7">
            <text:p>12</text:p>
          </table:table-cell>
          <table:table-cell office:value-type="float" office:value="19" table:style-name="ce7">
            <text:p>19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600</text:p>
          </table:table-cell>
          <table:table-cell office:value-type="string" table:style-name="ce5">
            <text:p>IPE 600</text:p>
          </table:table-cell>
          <table:table-cell office:value-type="string" table:style-name="ce5">
            <text:p>ipe 600</text:p>
          </table:table-cell>
          <table:table-cell table:style-name="ce5"/>
          <table:table-cell office:value-type="string" office:string-value="synonyms&quot;:[&quot;IPE600&quot;,&quot;IPE 600&quot;,&quot;ipe 600&quot;]}]}," table:formula="of:= &quot;synonyms&quot;&amp;&quot;&quot;&quot;&quot;&amp;&quot;:[&quot;&amp;&quot;&quot;&quot;&quot;&amp;[.H92]&amp;&quot;&quot;&quot;&quot;&amp;&quot;,&quot;&amp;&quot;&quot;&quot;&quot;&amp;[.I92]&amp;&quot;&quot;&quot;&quot;&amp;&quot;,&quot;&amp;&quot;&quot;&quot;&quot;&amp;[.J92]&amp;&quot;&quot;&quot;&quot;&amp;&quot;]}]},&quot;" table:style-name="ce17">
            <text:p>synonyms":["IPE600","IPE 600","ipe 600"]}]},</text:p>
          </table:table-cell>
          <table:table-cell office:value-type="string" office:string-value="{&quot;IPE600&quot;: [{&quot;shape_coords&quot;:[600,220,12,19,24],&quot;shape_name&quot;:&quot;I-shape parallel flange&quot;,&quot;synonyms&quot;:[&quot;IPE600&quot;,&quot;IPE 600&quot;,&quot;ipe 600&quot;]}]}," table:formula="of:=&quot;{&quot; &amp; &quot;&quot;&quot;&quot;&amp;[.A92]&amp;&quot;&quot;&quot;&quot;&amp;&quot;: [{&quot;&quot;&quot; &amp;&quot;shape_coords&quot;&amp;&quot;&quot;&quot;&quot; &amp; &quot;:&quot; &amp; &quot;[&quot; &amp; [.B92] &amp; &quot;,&quot; &amp;[.C92] &amp; &quot;,&quot; &amp;[.D92]&amp; &quot;,&quot; &amp;[.E92]&amp; &quot;,&quot; &amp;[.F92] &amp; &quot;],&quot; &amp; &quot;&quot;&quot;&quot; &amp;&quot;shape_name&quot;&amp;&quot;&quot;&quot;&quot; &amp; &quot;:&quot; &amp; &quot;&quot;&quot;&quot; &amp;[.G92] &amp; &quot;&quot;&quot;&quot; &amp; &quot;,&quot; &amp; &quot;&quot;&quot;&quot;&amp;[.L92]" table:style-name="ce5">
            <text:p>{"IPE600": [{"shape_coords":[600,220,12,19,24],"shape_name":"I-shape parallel flange","synonyms":["IPE600","IPE 600","ipe 600"]}]},</text:p>
          </table:table-cell>
          <table:table-cell table:number-columns-repeated="16371" table:style-name="ce1"/>
        </table:table-row>
        <table:table-row table:number-rows-repeated="1048484" table:style-name="ro3">
          <table:table-cell table:number-columns-repeated="16384"/>
        </table:table-row>
      </table:table>
      <table:table table:name="C-channel_sloped_flange" table:style-name="ta2">
        <table:table-column table:style-name="co7" table:default-cell-style-name="ce10"/>
        <table:table-column table:style-name="co8" table:number-columns-repeated="8" table:default-cell-style-name="ce10"/>
        <table:table-column table:style-name="co9" table:default-cell-style-name="ce10"/>
        <table:table-column table:style-name="co10" table:default-cell-style-name="ce10"/>
        <table:table-column table:style-name="co8" table:number-columns-repeated="3" table:default-cell-style-name="ce10"/>
        <table:table-column table:style-name="co11" table:default-cell-style-name="ce10"/>
        <table:table-column table:style-name="co8" table:number-columns-repeated="16369" table:default-cell-style-name="ce10"/>
        <table:table-row table:style-name="ro1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/r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3">
            <text:p>tl</text:p>
          </table:table-cell>
          <table:table-cell office:value-type="string" table:style-name="ce3">
            <text:p>sa</text:p>
          </table:table-cell>
          <table:table-cell office:value-type="string" table:style-name="ce2">
            <text:p>ex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3"/>
          <table:table-cell table:style-name="ce10"/>
          <table:table-cell table:style-name="ce5"/>
          <table:table-cell office:value-type="string" table:style-name="ce6">
            <text:p>JSONString</text:p>
          </table:table-cell>
          <table:table-cell table:number-columns-repeated="16368" table:style-name="ce1"/>
        </table:table-row>
        <table:table-row table:style-name="ro4">
          <table:table-cell table:style-name="ce2"/>
          <table:table-cell table:number-columns-repeated="4" table:style-name="ce3"/>
          <table:table-cell office:value-type="string" table:style-name="ce3">
            <text:p>web fillet</text:p>
          </table:table-cell>
          <table:table-cell office:value-type="string" table:style-name="ce3">
            <text:p>flange fillet</text:p>
          </table:table-cell>
          <table:table-cell office:value-type="string" table:style-name="ce3">
            <text:p>flange thickness location from right</text:p>
          </table:table-cell>
          <table:table-cell office:value-type="string" table:style-name="ce3">
            <text:p>angle of sloped angle</text:p>
          </table:table-cell>
          <table:table-cell office:value-type="string" table:style-name="ce2">
            <text:p>centroid horizontal</text:p>
          </table:table-cell>
          <table:table-cell table:number-columns-repeated="3" table:style-name="ce3"/>
          <table:table-cell table:style-name="ce10"/>
          <table:table-cell table:number-columns-repeated="2" table:style-name="ce5"/>
          <table:table-cell table:number-columns-repeated="16368" table:style-name="ce1"/>
        </table:table-row>
        <table:table-row table:style-name="ro1">
          <table:table-cell table:style-name="ce7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Percentage]</text:p>
          </table:table-cell>
          <table:table-cell office:value-type="string" table:style-name="ce7">
            <text:p>[mm]</text:p>
          </table:table-cell>
          <table:table-cell table:number-columns-repeated="3" table:style-name="ce7"/>
          <table:table-cell table:style-name="ce10"/>
          <table:table-cell table:style-name="ce17"/>
          <table:table-cell table:style-name="ce5"/>
          <table:table-cell table:number-columns-repeated="16368" table:style-name="ce1"/>
        </table:table-row>
        <table:table-row table:style-name="ro1">
          <table:table-cell office:value-type="string" table:style-name="ce7">
            <text:p>UNP80</text:p>
          </table:table-cell>
          <table:table-cell office:value-type="float" office:value="80" table:style-name="ce7">
            <text:p>80</text:p>
          </table:table-cell>
          <table:table-cell office:value-type="float" office:value="45" table:style-name="ce7">
            <text:p>45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8" table:formula="of:=[.E4]" table:style-name="ce7">
            <text:p>8</text:p>
          </table:table-cell>
          <table:table-cell office:value-type="float" office:value="4" table:style-name="ce7">
            <text:p>4</text:p>
          </table:table-cell>
          <table:table-cell office:value-type="float" office:value="22.5" table:formula="of:=[.C4]/2" table:style-name="ce18">
            <text:p>22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4.5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80</text:p>
          </table:table-cell>
          <table:table-cell office:value-type="string" table:style-name="ce7">
            <text:p>UNP 80</text:p>
          </table:table-cell>
          <table:table-cell office:value-type="string" table:style-name="ce7">
            <text:p>unp 80</text:p>
          </table:table-cell>
          <table:table-cell office:value-type="string" office:string-value="synonyms&quot;:[&quot;UNP80&quot;,&quot;UNP 80&quot;,&quot;unp 80&quot;]}]}," table:formula="of:= &quot;synonyms&quot;&amp;&quot;&quot;&quot;&quot;&amp;&quot;:[&quot;&amp;&quot;&quot;&quot;&quot;&amp;[.L4]&amp;&quot;&quot;&quot;&quot;&amp;&quot;,&quot;&amp;&quot;&quot;&quot;&quot;&amp;[.M4]&amp;&quot;&quot;&quot;&quot;&amp;&quot;,&quot;&amp;&quot;&quot;&quot;&quot;&amp;[.N4]&amp;&quot;&quot;&quot;&quot;&amp;&quot;]}]},&quot;" table:style-name="ce17">
            <text:p>synonyms":["UNP80","UNP 80","unp 80"]}]},</text:p>
          </table:table-cell>
          <table:table-cell office:value-type="string" office:string-value="{&quot;UNP80&quot;: [{&quot;shape_coords&quot;:[80,45,6,8,8,4,22,5,8,14.5],&quot;shape_name&quot;:&quot;C-channel sloped flange&quot;,&quot;synonyms&quot;:[&quot;UNP80&quot;,&quot;UNP 80&quot;,&quot;unp 8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&amp; &quot;,&quot; &amp;[.G4]&amp; &quot;,&quot; &amp;[.H4]&amp; &quot;,&quot; &amp;[.I4]&amp; &quot;,&quot; &amp;[.J4] &amp; &quot;],&quot; &amp; &quot;&quot;&quot;&quot; &amp;&quot;shape_name&quot;&amp;&quot;&quot;&quot;&quot; &amp; &quot;:&quot; &amp; &quot;&quot;&quot;&quot; &amp;[.K4] &amp; &quot;&quot;&quot;&quot; &amp; &quot;,&quot; &amp; &quot;&quot;&quot;&quot;&amp;[.O4]" table:style-name="ce5">
            <text:p>{"UNP80": [{"shape_coords":[80,45,6,8,8,4,22,5,8,14.5],"shape_name":"C-channel sloped flange","synonyms":["UNP80","UNP 80","unp 8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100</text:p>
          </table:table-cell>
          <table:table-cell office:value-type="float" office:value="100" table:style-name="ce7">
            <text:p>100</text:p>
          </table:table-cell>
          <table:table-cell office:value-type="float" office:value="50" table:style-name="ce7">
            <text:p>50</text:p>
          </table:table-cell>
          <table:table-cell office:value-type="float" office:value="6" table:style-name="ce7">
            <text:p>6</text:p>
          </table:table-cell>
          <table:table-cell office:value-type="float" office:value="8.5" table:style-name="ce7">
            <text:p>8,5</text:p>
          </table:table-cell>
          <table:table-cell office:value-type="float" office:value="8.5" table:style-name="ce7">
            <text:p>8,5</text:p>
          </table:table-cell>
          <table:table-cell office:value-type="float" office:value="4.5" table:style-name="ce7">
            <text:p>4,5</text:p>
          </table:table-cell>
          <table:table-cell office:value-type="float" office:value="25" table:formula="of:=[.C5]/2" table:style-name="ce18">
            <text:p>2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5.5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00</text:p>
          </table:table-cell>
          <table:table-cell office:value-type="string" table:style-name="ce7">
            <text:p>UNP 100</text:p>
          </table:table-cell>
          <table:table-cell office:value-type="string" table:style-name="ce7">
            <text:p>unp 100</text:p>
          </table:table-cell>
          <table:table-cell office:value-type="string" office:string-value="synonyms&quot;:[&quot;UNP100&quot;,&quot;UNP 100&quot;,&quot;unp 100&quot;]}]}," table:formula="of:= &quot;synonyms&quot;&amp;&quot;&quot;&quot;&quot;&amp;&quot;:[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17">
            <text:p>synonyms":["UNP100","UNP 100","unp 100"]}]},</text:p>
          </table:table-cell>
          <table:table-cell office:value-type="string" office:string-value="{&quot;UNP100&quot;: [{&quot;shape_coords&quot;:[100,50,6,8,5,8,5,4,5,25,8,15.5],&quot;shape_name&quot;:&quot;C-channel sloped flange&quot;,&quot;synonyms&quot;:[&quot;UNP100&quot;,&quot;UNP 100&quot;,&quot;unp 10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&amp; &quot;,&quot; &amp;[.J5] &amp; &quot;],&quot; &amp; &quot;&quot;&quot;&quot; &amp;&quot;shape_name&quot;&amp;&quot;&quot;&quot;&quot; &amp; &quot;:&quot; &amp; &quot;&quot;&quot;&quot; &amp;[.K5] &amp; &quot;&quot;&quot;&quot; &amp; &quot;,&quot; &amp; &quot;&quot;&quot;&quot;&amp;[.O5]" table:style-name="ce5">
            <text:p>{"UNP100": [{"shape_coords":[100,50,6,8,5,8,5,4,5,25,8,15.5],"shape_name":"C-channel sloped flange","synonyms":["UNP100","UNP 100","unp 10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120</text:p>
          </table:table-cell>
          <table:table-cell office:value-type="float" office:value="120" table:style-name="ce7">
            <text:p>120</text:p>
          </table:table-cell>
          <table:table-cell office:value-type="float" office:value="55" table:style-name="ce7">
            <text:p>55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9" table:formula="of:=[.E6]" table:style-name="ce7">
            <text:p>9</text:p>
          </table:table-cell>
          <table:table-cell office:value-type="string" table:style-name="ce7">
            <text:p>4.5</text:p>
          </table:table-cell>
          <table:table-cell office:value-type="float" office:value="27.5" table:formula="of:=[.C6]/2" table:style-name="ce18">
            <text:p>27,5</text:p>
          </table:table-cell>
          <table:table-cell office:value-type="float" office:value="8" table:style-name="ce7">
            <text:p>8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20</text:p>
          </table:table-cell>
          <table:table-cell office:value-type="string" table:style-name="ce7">
            <text:p>UNP 120</text:p>
          </table:table-cell>
          <table:table-cell office:value-type="string" table:style-name="ce7">
            <text:p>unp 120</text:p>
          </table:table-cell>
          <table:table-cell office:value-type="string" office:string-value="synonyms&quot;:[&quot;UNP120&quot;,&quot;UNP 120&quot;,&quot;unp 120&quot;]}]}," table:formula="of:= &quot;synonyms&quot;&amp;&quot;&quot;&quot;&quot;&amp;&quot;:[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17">
            <text:p>synonyms":["UNP120","UNP 120","unp 120"]}]},</text:p>
          </table:table-cell>
          <table:table-cell office:value-type="string" office:string-value="{&quot;UNP120&quot;: [{&quot;shape_coords&quot;:[120,55,7,9,9,4.5,27,5,8,16],&quot;shape_name&quot;:&quot;C-channel sloped flange&quot;,&quot;synonyms&quot;:[&quot;UNP120&quot;,&quot;UNP 120&quot;,&quot;unp 12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&amp; &quot;,&quot; &amp;[.J6] &amp; &quot;],&quot; &amp; &quot;&quot;&quot;&quot; &amp;&quot;shape_name&quot;&amp;&quot;&quot;&quot;&quot; &amp; &quot;:&quot; &amp; &quot;&quot;&quot;&quot; &amp;[.K6] &amp; &quot;&quot;&quot;&quot; &amp; &quot;,&quot; &amp; &quot;&quot;&quot;&quot;&amp;[.O6]" table:style-name="ce5">
            <text:p>{"UNP120": [{"shape_coords":[120,55,7,9,9,4.5,27,5,8,16],"shape_name":"C-channel sloped flange","synonyms":["UNP120","UNP 120","unp 12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140</text:p>
          </table:table-cell>
          <table:table-cell office:value-type="float" office:value="140" table:style-name="ce7">
            <text:p>140</text:p>
          </table:table-cell>
          <table:table-cell office:value-type="float" office:value="60" table:style-name="ce7">
            <text:p>60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0" table:formula="of:=[.E7]" table:style-name="ce7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30" table:formula="of:=[.C7]/2" table:style-name="ce18">
            <text:p>30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7.5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40</text:p>
          </table:table-cell>
          <table:table-cell office:value-type="string" table:style-name="ce7">
            <text:p>UNP 140</text:p>
          </table:table-cell>
          <table:table-cell office:value-type="string" table:style-name="ce7">
            <text:p>unp 140</text:p>
          </table:table-cell>
          <table:table-cell office:value-type="string" office:string-value="synonyms&quot;:[&quot;UNP140&quot;,&quot;UNP 140&quot;,&quot;unp 140&quot;]}]}," table:formula="of:= &quot;synonyms&quot;&amp;&quot;&quot;&quot;&quot;&amp;&quot;:[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17">
            <text:p>synonyms":["UNP140","UNP 140","unp 140"]}]},</text:p>
          </table:table-cell>
          <table:table-cell office:value-type="string" office:string-value="{&quot;UNP140&quot;: [{&quot;shape_coords&quot;:[140,60,7,10,10,5,30,8,17.5],&quot;shape_name&quot;:&quot;C-channel sloped flange&quot;,&quot;synonyms&quot;:[&quot;UNP140&quot;,&quot;UNP 140&quot;,&quot;unp 14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&amp; &quot;,&quot; &amp;[.J7] &amp; &quot;],&quot; &amp; &quot;&quot;&quot;&quot; &amp;&quot;shape_name&quot;&amp;&quot;&quot;&quot;&quot; &amp; &quot;:&quot; &amp; &quot;&quot;&quot;&quot; &amp;[.K7] &amp; &quot;&quot;&quot;&quot; &amp; &quot;,&quot; &amp; &quot;&quot;&quot;&quot;&amp;[.O7]" table:style-name="ce5">
            <text:p>{"UNP140": [{"shape_coords":[140,60,7,10,10,5,30,8,17.5],"shape_name":"C-channel sloped flange","synonyms":["UNP140","UNP 140","unp 14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160</text:p>
          </table:table-cell>
          <table:table-cell office:value-type="float" office:value="160" table:style-name="ce7">
            <text:p>160</text:p>
          </table:table-cell>
          <table:table-cell office:value-type="float" office:value="65" table:style-name="ce7">
            <text:p>65</text:p>
          </table:table-cell>
          <table:table-cell office:value-type="float" office:value="7.5" table:style-name="ce7">
            <text:p>7,5</text:p>
          </table:table-cell>
          <table:table-cell office:value-type="float" office:value="10.5" table:style-name="ce7">
            <text:p>10,5</text:p>
          </table:table-cell>
          <table:table-cell office:value-type="float" office:value="10.5" table:style-name="ce7">
            <text:p>10,5</text:p>
          </table:table-cell>
          <table:table-cell office:value-type="float" office:value="5.5" table:style-name="ce7">
            <text:p>5,5</text:p>
          </table:table-cell>
          <table:table-cell office:value-type="float" office:value="32.5" table:formula="of:=[.C8]/2" table:style-name="ce18">
            <text:p>32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8.4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60</text:p>
          </table:table-cell>
          <table:table-cell office:value-type="string" table:style-name="ce7">
            <text:p>UNP 160</text:p>
          </table:table-cell>
          <table:table-cell office:value-type="string" table:style-name="ce7">
            <text:p>unp 160</text:p>
          </table:table-cell>
          <table:table-cell office:value-type="string" office:string-value="synonyms&quot;:[&quot;UNP160&quot;,&quot;UNP 160&quot;,&quot;unp 160&quot;]}]}," table:formula="of:= &quot;synonyms&quot;&amp;&quot;&quot;&quot;&quot;&amp;&quot;:[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17">
            <text:p>synonyms":["UNP160","UNP 160","unp 160"]}]},</text:p>
          </table:table-cell>
          <table:table-cell office:value-type="string" office:string-value="{&quot;UNP160&quot;: [{&quot;shape_coords&quot;:[160,65,7,5,10,5,10,5,5,5,32,5,8,18.4],&quot;shape_name&quot;:&quot;C-channel sloped flange&quot;,&quot;synonyms&quot;:[&quot;UNP160&quot;,&quot;UNP 160&quot;,&quot;unp 16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&amp; &quot;,&quot; &amp;[.J8] &amp; &quot;],&quot; &amp; &quot;&quot;&quot;&quot; &amp;&quot;shape_name&quot;&amp;&quot;&quot;&quot;&quot; &amp; &quot;:&quot; &amp; &quot;&quot;&quot;&quot; &amp;[.K8] &amp; &quot;&quot;&quot;&quot; &amp; &quot;,&quot; &amp; &quot;&quot;&quot;&quot;&amp;[.O8]" table:style-name="ce5">
            <text:p>{"UNP160": [{"shape_coords":[160,65,7,5,10,5,10,5,5,5,32,5,8,18.4],"shape_name":"C-channel sloped flange","synonyms":["UNP160","UNP 160","unp 16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180</text:p>
          </table:table-cell>
          <table:table-cell office:value-type="float" office:value="180" table:style-name="ce7">
            <text:p>180</text:p>
          </table:table-cell>
          <table:table-cell office:value-type="float" office:value="70" table:style-name="ce7">
            <text:p>70</text:p>
          </table:table-cell>
          <table:table-cell office:value-type="float" office:value="8" table:style-name="ce7">
            <text:p>8</text:p>
          </table:table-cell>
          <table:table-cell office:value-type="float" office:value="11" table:style-name="ce7">
            <text:p>11</text:p>
          </table:table-cell>
          <table:table-cell office:value-type="float" office:value="11" table:formula="of:=[.E9]" table:style-name="ce7">
            <text:p>11</text:p>
          </table:table-cell>
          <table:table-cell office:value-type="string" table:style-name="ce7">
            <text:p>5.5</text:p>
          </table:table-cell>
          <table:table-cell office:value-type="float" office:value="35" table:formula="of:=[.C9]/2" table:style-name="ce18">
            <text:p>3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9.2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80</text:p>
          </table:table-cell>
          <table:table-cell office:value-type="string" table:style-name="ce7">
            <text:p>UNP 180</text:p>
          </table:table-cell>
          <table:table-cell office:value-type="string" table:style-name="ce7">
            <text:p>unp 180</text:p>
          </table:table-cell>
          <table:table-cell office:value-type="string" office:string-value="synonyms&quot;:[&quot;UNP180&quot;,&quot;UNP 180&quot;,&quot;unp 180&quot;]}]}," table:formula="of:= &quot;synonyms&quot;&amp;&quot;&quot;&quot;&quot;&amp;&quot;:[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17">
            <text:p>synonyms":["UNP180","UNP 180","unp 180"]}]},</text:p>
          </table:table-cell>
          <table:table-cell office:value-type="string" office:string-value="{&quot;UNP180&quot;: [{&quot;shape_coords&quot;:[180,70,8,11,11,5.5,35,8,19.2],&quot;shape_name&quot;:&quot;C-channel sloped flange&quot;,&quot;synonyms&quot;:[&quot;UNP180&quot;,&quot;UNP 180&quot;,&quot;unp 18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&amp; &quot;,&quot; &amp;[.J9] &amp; &quot;],&quot; &amp; &quot;&quot;&quot;&quot; &amp;&quot;shape_name&quot;&amp;&quot;&quot;&quot;&quot; &amp; &quot;:&quot; &amp; &quot;&quot;&quot;&quot; &amp;[.K9] &amp; &quot;&quot;&quot;&quot; &amp; &quot;,&quot; &amp; &quot;&quot;&quot;&quot;&amp;[.O9]" table:style-name="ce5">
            <text:p>{"UNP180": [{"shape_coords":[180,70,8,11,11,5.5,35,8,19.2],"shape_name":"C-channel sloped flange","synonyms":["UNP180","UNP 180","unp 18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200</text:p>
          </table:table-cell>
          <table:table-cell office:value-type="float" office:value="200" table:style-name="ce7">
            <text:p>200</text:p>
          </table:table-cell>
          <table:table-cell office:value-type="float" office:value="75" table:style-name="ce7">
            <text:p>75</text:p>
          </table:table-cell>
          <table:table-cell office:value-type="float" office:value="8.5" table:style-name="ce7">
            <text:p>8,5</text:p>
          </table:table-cell>
          <table:table-cell office:value-type="float" office:value="11.5" table:style-name="ce7">
            <text:p>11,5</text:p>
          </table:table-cell>
          <table:table-cell office:value-type="float" office:value="11.5" table:style-name="ce7">
            <text:p>11,5</text:p>
          </table:table-cell>
          <table:table-cell office:value-type="float" office:value="6" table:style-name="ce7">
            <text:p>6</text:p>
          </table:table-cell>
          <table:table-cell office:value-type="float" office:value="37.5" table:formula="of:=[.C10]/2" table:style-name="ce18">
            <text:p>37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0.1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00</text:p>
          </table:table-cell>
          <table:table-cell office:value-type="string" table:style-name="ce7">
            <text:p>UNP 200</text:p>
          </table:table-cell>
          <table:table-cell office:value-type="string" table:style-name="ce7">
            <text:p>unp 200</text:p>
          </table:table-cell>
          <table:table-cell office:value-type="string" office:string-value="synonyms&quot;:[&quot;UNP200&quot;,&quot;UNP 200&quot;,&quot;unp 200&quot;]}]}," table:formula="of:= &quot;synonyms&quot;&amp;&quot;&quot;&quot;&quot;&amp;&quot;:[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17">
            <text:p>synonyms":["UNP200","UNP 200","unp 200"]}]},</text:p>
          </table:table-cell>
          <table:table-cell office:value-type="string" office:string-value="{&quot;UNP200&quot;: [{&quot;shape_coords&quot;:[200,75,8,5,11,5,11,5,6,37,5,8,20.1],&quot;shape_name&quot;:&quot;C-channel sloped flange&quot;,&quot;synonyms&quot;:[&quot;UNP200&quot;,&quot;UNP 200&quot;,&quot;unp 20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&amp; &quot;,&quot; &amp;[.J10] &amp; &quot;],&quot; &amp; &quot;&quot;&quot;&quot; &amp;&quot;shape_name&quot;&amp;&quot;&quot;&quot;&quot; &amp; &quot;:&quot; &amp; &quot;&quot;&quot;&quot; &amp;[.K10] &amp; &quot;&quot;&quot;&quot; &amp; &quot;,&quot; &amp; &quot;&quot;&quot;&quot;&amp;[.O10]" table:style-name="ce5">
            <text:p>{"UNP200": [{"shape_coords":[200,75,8,5,11,5,11,5,6,37,5,8,20.1],"shape_name":"C-channel sloped flange","synonyms":["UNP200","UNP 200","unp 20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220</text:p>
          </table:table-cell>
          <table:table-cell office:value-type="float" office:value="220" table:style-name="ce7">
            <text:p>220</text:p>
          </table:table-cell>
          <table:table-cell office:value-type="float" office:value="80" table:style-name="ce7">
            <text:p>80</text:p>
          </table:table-cell>
          <table:table-cell office:value-type="float" office:value="9" table:style-name="ce7">
            <text:p>9</text:p>
          </table:table-cell>
          <table:table-cell office:value-type="float" office:value="12.5" table:style-name="ce7">
            <text:p>12,5</text:p>
          </table:table-cell>
          <table:table-cell office:value-type="float" office:value="12.5" table:style-name="ce7">
            <text:p>12,5</text:p>
          </table:table-cell>
          <table:table-cell office:value-type="string" table:style-name="ce7">
            <text:p>6.5</text:p>
          </table:table-cell>
          <table:table-cell office:value-type="float" office:value="40" table:formula="of:=[.C11]/2" table:style-name="ce18">
            <text:p>40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1.4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20</text:p>
          </table:table-cell>
          <table:table-cell office:value-type="string" table:style-name="ce7">
            <text:p>UNP 220</text:p>
          </table:table-cell>
          <table:table-cell office:value-type="string" table:style-name="ce7">
            <text:p>unp 220</text:p>
          </table:table-cell>
          <table:table-cell office:value-type="string" office:string-value="synonyms&quot;:[&quot;UNP220&quot;,&quot;UNP 220&quot;,&quot;unp 220&quot;]}]}," table:formula="of:= &quot;synonyms&quot;&amp;&quot;&quot;&quot;&quot;&amp;&quot;:[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17">
            <text:p>synonyms":["UNP220","UNP 220","unp 220"]}]},</text:p>
          </table:table-cell>
          <table:table-cell office:value-type="string" office:string-value="{&quot;UNP220&quot;: [{&quot;shape_coords&quot;:[220,80,9,12,5,12,5,6.5,40,8,21.4],&quot;shape_name&quot;:&quot;C-channel sloped flange&quot;,&quot;synonyms&quot;:[&quot;UNP220&quot;,&quot;UNP 220&quot;,&quot;unp 22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&amp; &quot;,&quot; &amp;[.J11] &amp; &quot;],&quot; &amp; &quot;&quot;&quot;&quot; &amp;&quot;shape_name&quot;&amp;&quot;&quot;&quot;&quot; &amp; &quot;:&quot; &amp; &quot;&quot;&quot;&quot; &amp;[.K11] &amp; &quot;&quot;&quot;&quot; &amp; &quot;,&quot; &amp; &quot;&quot;&quot;&quot;&amp;[.O11]" table:style-name="ce5">
            <text:p>{"UNP220": [{"shape_coords":[220,80,9,12,5,12,5,6.5,40,8,21.4],"shape_name":"C-channel sloped flange","synonyms":["UNP220","UNP 220","unp 22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240</text:p>
          </table:table-cell>
          <table:table-cell office:value-type="float" office:value="240" table:style-name="ce7">
            <text:p>240</text:p>
          </table:table-cell>
          <table:table-cell office:value-type="float" office:value="85" table:style-name="ce7">
            <text:p>85</text:p>
          </table:table-cell>
          <table:table-cell office:value-type="float" office:value="9.5" table:style-name="ce7">
            <text:p>9,5</text:p>
          </table:table-cell>
          <table:table-cell office:value-type="float" office:value="13" table:style-name="ce7">
            <text:p>13</text:p>
          </table:table-cell>
          <table:table-cell office:value-type="float" office:value="13" table:formula="of:=[.E12]" table:style-name="ce7">
            <text:p>13</text:p>
          </table:table-cell>
          <table:table-cell office:value-type="string" table:style-name="ce7">
            <text:p>6.5</text:p>
          </table:table-cell>
          <table:table-cell office:value-type="float" office:value="42.5" table:formula="of:=[.C12]/2" table:style-name="ce18">
            <text:p>42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2.3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40</text:p>
          </table:table-cell>
          <table:table-cell office:value-type="string" table:style-name="ce7">
            <text:p>UNP 240</text:p>
          </table:table-cell>
          <table:table-cell office:value-type="string" table:style-name="ce7">
            <text:p>unp 240</text:p>
          </table:table-cell>
          <table:table-cell office:value-type="string" office:string-value="synonyms&quot;:[&quot;UNP240&quot;,&quot;UNP 240&quot;,&quot;unp 240&quot;]}]}," table:formula="of:= &quot;synonyms&quot;&amp;&quot;&quot;&quot;&quot;&amp;&quot;:[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17">
            <text:p>synonyms":["UNP240","UNP 240","unp 240"]}]},</text:p>
          </table:table-cell>
          <table:table-cell office:value-type="string" office:string-value="{&quot;UNP240&quot;: [{&quot;shape_coords&quot;:[240,85,9,5,13,13,6.5,42,5,8,22.3],&quot;shape_name&quot;:&quot;C-channel sloped flange&quot;,&quot;synonyms&quot;:[&quot;UNP240&quot;,&quot;UNP 240&quot;,&quot;unp 24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&amp; &quot;,&quot; &amp;[.J12] &amp; &quot;],&quot; &amp; &quot;&quot;&quot;&quot; &amp;&quot;shape_name&quot;&amp;&quot;&quot;&quot;&quot; &amp; &quot;:&quot; &amp; &quot;&quot;&quot;&quot; &amp;[.K12] &amp; &quot;&quot;&quot;&quot; &amp; &quot;,&quot; &amp; &quot;&quot;&quot;&quot;&amp;[.O12]" table:style-name="ce5">
            <text:p>{"UNP240": [{"shape_coords":[240,85,9,5,13,13,6.5,42,5,8,22.3],"shape_name":"C-channel sloped flange","synonyms":["UNP240","UNP 240","unp 24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260</text:p>
          </table:table-cell>
          <table:table-cell office:value-type="float" office:value="260" table:style-name="ce7">
            <text:p>260</text:p>
          </table:table-cell>
          <table:table-cell office:value-type="float" office:value="90" table:style-name="ce7">
            <text:p>90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14" table:formula="of:=[.E13]" table:style-name="ce7">
            <text:p>14</text:p>
          </table:table-cell>
          <table:table-cell office:value-type="float" office:value="7" table:style-name="ce7">
            <text:p>7</text:p>
          </table:table-cell>
          <table:table-cell office:value-type="float" office:value="45" table:formula="of:=[.C13]/2" table:style-name="ce18">
            <text:p>4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3.6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60</text:p>
          </table:table-cell>
          <table:table-cell office:value-type="string" table:style-name="ce7">
            <text:p>UNP 260</text:p>
          </table:table-cell>
          <table:table-cell office:value-type="string" table:style-name="ce7">
            <text:p>unp 260</text:p>
          </table:table-cell>
          <table:table-cell office:value-type="string" office:string-value="synonyms&quot;:[&quot;UNP260&quot;,&quot;UNP 260&quot;,&quot;unp 260&quot;]}]}," table:formula="of:= &quot;synonyms&quot;&amp;&quot;&quot;&quot;&quot;&amp;&quot;:[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17">
            <text:p>synonyms":["UNP260","UNP 260","unp 260"]}]},</text:p>
          </table:table-cell>
          <table:table-cell office:value-type="string" office:string-value="{&quot;UNP260&quot;: [{&quot;shape_coords&quot;:[260,90,10,14,14,7,45,8,23.6],&quot;shape_name&quot;:&quot;C-channel sloped flange&quot;,&quot;synonyms&quot;:[&quot;UNP260&quot;,&quot;UNP 260&quot;,&quot;unp 26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&amp; &quot;,&quot; &amp;[.J13] &amp; &quot;],&quot; &amp; &quot;&quot;&quot;&quot; &amp;&quot;shape_name&quot;&amp;&quot;&quot;&quot;&quot; &amp; &quot;:&quot; &amp; &quot;&quot;&quot;&quot; &amp;[.K13] &amp; &quot;&quot;&quot;&quot; &amp; &quot;,&quot; &amp; &quot;&quot;&quot;&quot;&amp;[.O13]" table:style-name="ce5">
            <text:p>{"UNP260": [{"shape_coords":[260,90,10,14,14,7,45,8,23.6],"shape_name":"C-channel sloped flange","synonyms":["UNP260","UNP 260","unp 26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280</text:p>
          </table:table-cell>
          <table:table-cell office:value-type="float" office:value="280" table:style-name="ce7">
            <text:p>280</text:p>
          </table:table-cell>
          <table:table-cell office:value-type="float" office:value="95" table:style-name="ce7">
            <text:p>95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formula="of:=[.E14]" table:style-name="ce7">
            <text:p>15</text:p>
          </table:table-cell>
          <table:table-cell office:value-type="string" table:style-name="ce7">
            <text:p>7.5</text:p>
          </table:table-cell>
          <table:table-cell office:value-type="float" office:value="47.5" table:formula="of:=[.C14]/2" table:style-name="ce18">
            <text:p>47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5.3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80</text:p>
          </table:table-cell>
          <table:table-cell office:value-type="string" table:style-name="ce7">
            <text:p>UNP 280</text:p>
          </table:table-cell>
          <table:table-cell office:value-type="string" table:style-name="ce7">
            <text:p>unp 280</text:p>
          </table:table-cell>
          <table:table-cell office:value-type="string" office:string-value="synonyms&quot;:[&quot;UNP280&quot;,&quot;UNP 280&quot;,&quot;unp 280&quot;]}]}," table:formula="of:= &quot;synonyms&quot;&amp;&quot;&quot;&quot;&quot;&amp;&quot;:[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17">
            <text:p>synonyms":["UNP280","UNP 280","unp 280"]}]},</text:p>
          </table:table-cell>
          <table:table-cell office:value-type="string" office:string-value="{&quot;UNP280&quot;: [{&quot;shape_coords&quot;:[280,95,10,15,15,7.5,47,5,8,25.3],&quot;shape_name&quot;:&quot;C-channel sloped flange&quot;,&quot;synonyms&quot;:[&quot;UNP280&quot;,&quot;UNP 280&quot;,&quot;unp 28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&amp; &quot;,&quot; &amp;[.J14] &amp; &quot;],&quot; &amp; &quot;&quot;&quot;&quot; &amp;&quot;shape_name&quot;&amp;&quot;&quot;&quot;&quot; &amp; &quot;:&quot; &amp; &quot;&quot;&quot;&quot; &amp;[.K14] &amp; &quot;&quot;&quot;&quot; &amp; &quot;,&quot; &amp; &quot;&quot;&quot;&quot;&amp;[.O14]" table:style-name="ce5">
            <text:p>{"UNP280": [{"shape_coords":[280,95,10,15,15,7.5,47,5,8,25.3],"shape_name":"C-channel sloped flange","synonyms":["UNP280","UNP 280","unp 28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300</text:p>
          </table:table-cell>
          <table:table-cell office:value-type="float" office:value="300" table:style-name="ce7">
            <text:p>300</text:p>
          </table:table-cell>
          <table:table-cell office:value-type="float" office:value="100" table:style-name="ce7">
            <text:p>10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formula="of:=[.E15]" table:style-name="ce7">
            <text:p>16</text:p>
          </table:table-cell>
          <table:table-cell office:value-type="float" office:value="8" table:style-name="ce7">
            <text:p>8</text:p>
          </table:table-cell>
          <table:table-cell office:value-type="float" office:value="50" table:formula="of:=[.C15]/2" table:style-name="ce18">
            <text:p>50</text:p>
          </table:table-cell>
          <table:table-cell office:value-type="float" office:value="8" table:style-name="ce7">
            <text:p>8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300</text:p>
          </table:table-cell>
          <table:table-cell office:value-type="string" table:style-name="ce7">
            <text:p>UNP 300</text:p>
          </table:table-cell>
          <table:table-cell office:value-type="string" table:style-name="ce7">
            <text:p>unp 300</text:p>
          </table:table-cell>
          <table:table-cell office:value-type="string" office:string-value="synonyms&quot;:[&quot;UNP300&quot;,&quot;UNP 300&quot;,&quot;unp 300&quot;]}]}," table:formula="of:= &quot;synonyms&quot;&amp;&quot;&quot;&quot;&quot;&amp;&quot;:[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17">
            <text:p>synonyms":["UNP300","UNP 300","unp 300"]}]},</text:p>
          </table:table-cell>
          <table:table-cell office:value-type="string" office:string-value="{&quot;UNP300&quot;: [{&quot;shape_coords&quot;:[300,100,10,16,16,8,50,8,27],&quot;shape_name&quot;:&quot;C-channel sloped flange&quot;,&quot;synonyms&quot;:[&quot;UNP300&quot;,&quot;UNP 300&quot;,&quot;unp 30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&amp; &quot;,&quot; &amp;[.J15] &amp; &quot;],&quot; &amp; &quot;&quot;&quot;&quot; &amp;&quot;shape_name&quot;&amp;&quot;&quot;&quot;&quot; &amp; &quot;:&quot; &amp; &quot;&quot;&quot;&quot; &amp;[.K15] &amp; &quot;&quot;&quot;&quot; &amp; &quot;,&quot; &amp; &quot;&quot;&quot;&quot;&amp;[.O15]" table:style-name="ce5">
            <text:p>{"UNP300": [{"shape_coords":[300,100,10,16,16,8,50,8,27],"shape_name":"C-channel sloped flange","synonyms":["UNP300","UNP 300","unp 30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320</text:p>
          </table:table-cell>
          <table:table-cell office:value-type="float" office:value="320" table:style-name="ce7">
            <text:p>320</text:p>
          </table:table-cell>
          <table:table-cell office:value-type="float" office:value="100" table:style-name="ce7">
            <text:p>100</text:p>
          </table:table-cell>
          <table:table-cell office:value-type="float" office:value="14" table:style-name="ce7">
            <text:p>14</text:p>
          </table:table-cell>
          <table:table-cell office:value-type="float" office:value="17.5" table:style-name="ce7">
            <text:p>17,5</text:p>
          </table:table-cell>
          <table:table-cell office:value-type="float" office:value="17.5" table:style-name="ce7">
            <text:p>17,5</text:p>
          </table:table-cell>
          <table:table-cell office:value-type="string" table:style-name="ce7">
            <text:p>8.75</text:p>
          </table:table-cell>
          <table:table-cell office:value-type="float" office:value="50" table:formula="of:=[.C16]/2" table:style-name="ce18">
            <text:p>50</text:p>
          </table:table-cell>
          <table:table-cell office:value-type="float" office:value="5" table:style-name="ce7">
            <text:p>5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320</text:p>
          </table:table-cell>
          <table:table-cell office:value-type="string" table:style-name="ce7">
            <text:p>UNP 320</text:p>
          </table:table-cell>
          <table:table-cell office:value-type="string" table:style-name="ce7">
            <text:p>unp 320</text:p>
          </table:table-cell>
          <table:table-cell office:value-type="string" office:string-value="synonyms&quot;:[&quot;UNP320&quot;,&quot;UNP 320&quot;,&quot;unp 320&quot;]}]}," table:formula="of:= &quot;synonyms&quot;&amp;&quot;&quot;&quot;&quot;&amp;&quot;:[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17">
            <text:p>synonyms":["UNP320","UNP 320","unp 320"]}]},</text:p>
          </table:table-cell>
          <table:table-cell office:value-type="string" office:string-value="{&quot;UNP320&quot;: [{&quot;shape_coords&quot;:[320,100,14,17,5,17,5,8.75,50,5,26],&quot;shape_name&quot;:&quot;C-channel sloped flange&quot;,&quot;synonyms&quot;:[&quot;UNP320&quot;,&quot;UNP 320&quot;,&quot;unp 32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&amp; &quot;,&quot; &amp;[.J16] &amp; &quot;],&quot; &amp; &quot;&quot;&quot;&quot; &amp;&quot;shape_name&quot;&amp;&quot;&quot;&quot;&quot; &amp; &quot;:&quot; &amp; &quot;&quot;&quot;&quot; &amp;[.K16] &amp; &quot;&quot;&quot;&quot; &amp; &quot;,&quot; &amp; &quot;&quot;&quot;&quot;&amp;[.O16]" table:style-name="ce5">
            <text:p>{"UNP320": [{"shape_coords":[320,100,14,17,5,17,5,8.75,50,5,26],"shape_name":"C-channel sloped flange","synonyms":["UNP320","UNP 320","unp 32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350</text:p>
          </table:table-cell>
          <table:table-cell office:value-type="float" office:value="350" table:style-name="ce7">
            <text:p>350</text:p>
          </table:table-cell>
          <table:table-cell office:value-type="float" office:value="100" table:style-name="ce7">
            <text:p>100</text:p>
          </table:table-cell>
          <table:table-cell office:value-type="float" office:value="14" table:style-name="ce7">
            <text:p>14</text:p>
          </table:table-cell>
          <table:table-cell office:value-type="float" office:value="16" table:style-name="ce7">
            <text:p>16</text:p>
          </table:table-cell>
          <table:table-cell office:value-type="float" office:value="16" table:formula="of:=[.E17]" table:style-name="ce7">
            <text:p>16</text:p>
          </table:table-cell>
          <table:table-cell office:value-type="float" office:value="8" table:style-name="ce7">
            <text:p>8</text:p>
          </table:table-cell>
          <table:table-cell office:value-type="float" office:value="50" table:formula="of:=[.C17]/2" table:style-name="ce18">
            <text:p>50</text:p>
          </table:table-cell>
          <table:table-cell office:value-type="float" office:value="5" table:style-name="ce7">
            <text:p>5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350</text:p>
          </table:table-cell>
          <table:table-cell office:value-type="string" table:style-name="ce7">
            <text:p>UNP 350</text:p>
          </table:table-cell>
          <table:table-cell office:value-type="string" table:style-name="ce7">
            <text:p>unp 350</text:p>
          </table:table-cell>
          <table:table-cell office:value-type="string" office:string-value="synonyms&quot;:[&quot;UNP350&quot;,&quot;UNP 350&quot;,&quot;unp 350&quot;]}]}," table:formula="of:= &quot;synonyms&quot;&amp;&quot;&quot;&quot;&quot;&amp;&quot;:[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17">
            <text:p>synonyms":["UNP350","UNP 350","unp 350"]}]},</text:p>
          </table:table-cell>
          <table:table-cell office:value-type="string" office:string-value="{&quot;UNP350&quot;: [{&quot;shape_coords&quot;:[350,100,14,16,16,8,50,5,24],&quot;shape_name&quot;:&quot;C-channel sloped flange&quot;,&quot;synonyms&quot;:[&quot;UNP350&quot;,&quot;UNP 350&quot;,&quot;unp 35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&amp; &quot;,&quot; &amp;[.J17] &amp; &quot;],&quot; &amp; &quot;&quot;&quot;&quot; &amp;&quot;shape_name&quot;&amp;&quot;&quot;&quot;&quot; &amp; &quot;:&quot; &amp; &quot;&quot;&quot;&quot; &amp;[.K17] &amp; &quot;&quot;&quot;&quot; &amp; &quot;,&quot; &amp; &quot;&quot;&quot;&quot;&amp;[.O17]" table:style-name="ce5">
            <text:p>{"UNP350": [{"shape_coords":[350,100,14,16,16,8,50,5,24],"shape_name":"C-channel sloped flange","synonyms":["UNP350","UNP 350","unp 35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380</text:p>
          </table:table-cell>
          <table:table-cell office:value-type="float" office:value="380" table:style-name="ce7">
            <text:p>380</text:p>
          </table:table-cell>
          <table:table-cell office:value-type="float" office:value="102" table:style-name="ce7">
            <text:p>102</text:p>
          </table:table-cell>
          <table:table-cell office:value-type="float" office:value="13.5" table:style-name="ce7">
            <text:p>13,5</text:p>
          </table:table-cell>
          <table:table-cell office:value-type="float" office:value="16" table:style-name="ce7">
            <text:p>16</text:p>
          </table:table-cell>
          <table:table-cell office:value-type="float" office:value="16" table:formula="of:=[.E18]" table:style-name="ce7">
            <text:p>16</text:p>
          </table:table-cell>
          <table:table-cell office:value-type="float" office:value="8" table:style-name="ce7">
            <text:p>8</text:p>
          </table:table-cell>
          <table:table-cell office:value-type="float" office:value="51" table:formula="of:=[.C18]/2" table:style-name="ce18">
            <text:p>51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23.8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380</text:p>
          </table:table-cell>
          <table:table-cell office:value-type="string" table:style-name="ce7">
            <text:p>UNP 380</text:p>
          </table:table-cell>
          <table:table-cell office:value-type="string" table:style-name="ce7">
            <text:p>unp 380</text:p>
          </table:table-cell>
          <table:table-cell office:value-type="string" office:string-value="synonyms&quot;:[&quot;UNP380&quot;,&quot;UNP 380&quot;,&quot;unp 380&quot;]}]}," table:formula="of:= &quot;synonyms&quot;&amp;&quot;&quot;&quot;&quot;&amp;&quot;:[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17">
            <text:p>synonyms":["UNP380","UNP 380","unp 380"]}]},</text:p>
          </table:table-cell>
          <table:table-cell office:value-type="string" office:string-value="{&quot;UNP380&quot;: [{&quot;shape_coords&quot;:[380,102,13,5,16,16,8,51,5,23.8],&quot;shape_name&quot;:&quot;C-channel sloped flange&quot;,&quot;synonyms&quot;:[&quot;UNP380&quot;,&quot;UNP 380&quot;,&quot;unp 38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&amp; &quot;,&quot; &amp;[.J18] &amp; &quot;],&quot; &amp; &quot;&quot;&quot;&quot; &amp;&quot;shape_name&quot;&amp;&quot;&quot;&quot;&quot; &amp; &quot;:&quot; &amp; &quot;&quot;&quot;&quot; &amp;[.K18] &amp; &quot;&quot;&quot;&quot; &amp; &quot;,&quot; &amp; &quot;&quot;&quot;&quot;&amp;[.O18]" table:style-name="ce5">
            <text:p>{"UNP380": [{"shape_coords":[380,102,13,5,16,16,8,51,5,23.8],"shape_name":"C-channel sloped flange","synonyms":["UNP380","UNP 380","unp 38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400</text:p>
          </table:table-cell>
          <table:table-cell office:value-type="float" office:value="400" table:style-name="ce7">
            <text:p>400</text:p>
          </table:table-cell>
          <table:table-cell office:value-type="float" office:value="110" table:style-name="ce7">
            <text:p>110</text:p>
          </table:table-cell>
          <table:table-cell office:value-type="float" office:value="14" table:style-name="ce7">
            <text:p>14</text:p>
          </table:table-cell>
          <table:table-cell office:value-type="float" office:value="18" table:style-name="ce7">
            <text:p>18</text:p>
          </table:table-cell>
          <table:table-cell office:value-type="float" office:value="18" table:formula="of:=[.E19]" table:style-name="ce7">
            <text:p>18</text:p>
          </table:table-cell>
          <table:table-cell office:value-type="float" office:value="9" table:style-name="ce7">
            <text:p>9</text:p>
          </table:table-cell>
          <table:table-cell office:value-type="float" office:value="55" table:formula="of:=[.C19]/2" table:style-name="ce18">
            <text:p>55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26.5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400</text:p>
          </table:table-cell>
          <table:table-cell office:value-type="string" table:style-name="ce7">
            <text:p>UNP 400</text:p>
          </table:table-cell>
          <table:table-cell office:value-type="string" table:style-name="ce7">
            <text:p>unp 400</text:p>
          </table:table-cell>
          <table:table-cell office:value-type="string" office:string-value="synonyms&quot;:[&quot;UNP400&quot;,&quot;UNP 400&quot;,&quot;unp 400&quot;]}]}," table:formula="of:= &quot;synonyms&quot;&amp;&quot;&quot;&quot;&quot;&amp;&quot;:[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17">
            <text:p>synonyms":["UNP400","UNP 400","unp 400"]}]},</text:p>
          </table:table-cell>
          <table:table-cell office:value-type="string" office:string-value="{&quot;UNP400&quot;: [{&quot;shape_coords&quot;:[400,110,14,18,18,9,55,5,26.5],&quot;shape_name&quot;:&quot;C-channel sloped flange&quot;,&quot;synonyms&quot;:[&quot;UNP400&quot;,&quot;UNP 400&quot;,&quot;unp 40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&amp; &quot;,&quot; &amp;[.J19] &amp; &quot;],&quot; &amp; &quot;&quot;&quot;&quot; &amp;&quot;shape_name&quot;&amp;&quot;&quot;&quot;&quot; &amp; &quot;:&quot; &amp; &quot;&quot;&quot;&quot; &amp;[.K19] &amp; &quot;&quot;&quot;&quot; &amp; &quot;,&quot; &amp; &quot;&quot;&quot;&quot;&amp;[.O19]" table:style-name="ce5">
            <text:p>{"UNP400": [{"shape_coords":[400,110,14,18,18,9,55,5,26.5],"shape_name":"C-channel sloped flange","synonyms":["UNP400","UNP 400","unp 400"]}]},</text:p>
          </table:table-cell>
          <table:table-cell table:number-columns-repeated="16368" table:style-name="ce1"/>
        </table:table-row>
        <table:table-row table:number-rows-repeated="3" table:style-name="ro1">
          <table:table-cell table:number-columns-repeated="16" table:style-name="ce10"/>
          <table:table-cell table:number-columns-repeated="16368" table:style-name="ce1"/>
        </table:table-row>
        <table:table-row table:style-name="ro1">
          <table:table-cell table:style-name="ce10"/>
          <table:table-cell office:value-type="string" table:style-name="ce11">
            <text:p>h<text:span text:style-name="T2">,<text:s/></text:span>b<text:span text:style-name="T2">,<text:s/></text:span>tf<text:span text:style-name="T2">,<text:s/></text:span>tw<text:span text:style-name="T2">,<text:s/></text:span>r1<text:span text:style-name="T2">,<text:s/></text:span>r2<text:span text:style-name="T2">,<text:s/></text:span>tl<text:span text:style-name="T2">,<text:s/></text:span>sa<text:span text:style-name="T2">,<text:s/></text:span>ex):</text:p>
          </table:table-cell>
          <table:table-cell table:number-columns-repeated="14" table:style-name="ce10"/>
          <table:table-cell table:number-columns-repeated="16368" table:style-name="ce1"/>
        </table:table-row>
        <table:table-row table:number-rows-repeated="74" table:style-name="ro5">
          <table:table-cell table:number-columns-repeated="16384"/>
        </table:table-row>
        <table:table-row table:number-rows-repeated="4" table:style-name="ro1">
          <table:table-cell table:number-columns-repeated="10"/>
          <table:table-cell office:value-type="float" office:value="3" table:style-name="ce10">
            <text:p>3</text:p>
          </table:table-cell>
          <table:table-cell office:value-type="float" office:value="20" table:style-name="ce10">
            <text:p>20</text:p>
          </table:table-cell>
          <table:table-cell office:value-type="string" table:style-name="ce10">
            <text:p>C-channel sloped flange]}</text:p>
          </table:table-cell>
          <table:table-cell table:number-columns-repeated="16371"/>
        </table:table-row>
        <table:table-row table:number-rows-repeated="20" table:style-name="ro5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10">
            <text:p>19.7</text:p>
          </table:table-cell>
          <table:table-cell office:value-type="string" table:style-name="ce10">
            <text:p>LAngle]}</text:p>
          </table:table-cell>
          <table:table-cell table:number-columns-repeated="16372"/>
        </table:table-row>
        <table:table-row table:number-rows-repeated="1048454" table:style-name="ro5">
          <table:table-cell table:number-columns-repeated="16384"/>
        </table:table-row>
      </table:table>
      <table:table table:name="T_profile" table:style-name="ta3">
        <table:table-column table:style-name="co2" table:number-columns-repeated="16384" table:default-cell-style-name="ce1"/>
        <table:table-row table:style-name="ro1">
          <table:table-cell office:value-type="string" table:style-name="ce1">
            <text:p>Profilename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1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Shape</text:p>
          </table:table-cell>
          <table:table-cell office:value-type="string" table:style-name="ce1">
            <text:p>Sloped angle</text:p>
          </table:table-cell>
          <table:table-cell office:value-type="string" table:style-name="ce1">
            <text:p>Synonyms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[mm]</text:p>
          </table:table-cell>
          <table:table-cell office:value-type="string" table:style-name="ce1">
            <text:p>[mm]</text:p>
          </table:table-cell>
          <table:table-cell office:value-type="string" table:style-name="ce1">
            <text:p>[mm]</text:p>
          </table:table-cell>
          <table:table-cell office:value-type="string" table:style-name="ce1">
            <text:p>[mm]</text:p>
          </table:table-cell>
          <table:table-cell office:value-type="string" table:style-name="ce1">
            <text:p>[mm]</text:p>
          </table:table-cell>
          <table:table-cell office:value-type="string" table:style-name="ce1">
            <text:p>[mm]</text:p>
          </table:table-cell>
          <table:table-cell office:value-type="string" table:style-name="ce1">
            <text:p>[mm]</text:p>
          </table:table-cell>
          <table:table-cell table:style-name="ce1"/>
          <table:table-cell office:value-type="string" table:style-name="ce1">
            <text:p>[Percentage]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,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15</text:p>
          </table:table-cell>
          <table:table-cell office:value-type="string" table:style-name="ce1">
            <text:p>T 15</text:p>
          </table:table-cell>
          <table:table-cell office:value-type="string" office:string-value="t 15" table:formula="of:=LOWER([.L4])" table:style-name="ce1">
            <text:p>t 15</text:p>
          </table:table-cell>
          <table:table-cell office:value-type="string" office:string-value="t15" table:formula="of:=LOWER([.K4])" table:style-name="ce1">
            <text:p>t15</text:p>
          </table:table-cell>
          <table:table-cell office:value-type="string" office:string-value="synonyms&quot;:[&quot;T15&quot;,&quot;T 15&quot;,&quot;t 15&quot;,&quot;t15&quot;]}]}," table:formula="of:= &quot;synonyms&quot;&amp;&quot;&quot;&quot;&quot;&amp;&quot;:[&quot;&amp;&quot;&quot;&quot;&quot;&amp;[.K4]&amp;&quot;&quot;&quot;&quot;&amp;&quot;,&quot;&amp;&quot;&quot;&quot;&quot;&amp;[.L4]&amp;&quot;&quot;&quot;&quot;&amp;&quot;,&quot;&amp;&quot;&quot;&quot;&quot;&amp;[.M4]&amp;&quot;&quot;&quot;&quot;&amp;&quot;,&quot;&amp;&quot;&quot;&quot;&quot;&amp;[.N4]&amp;&quot;&quot;&quot;&quot;&amp;&quot;]}]},&quot;" table:style-name="ce1">
            <text:p>synonyms":["T15","T 15","t 15","t15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,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20</text:p>
          </table:table-cell>
          <table:table-cell office:value-type="string" table:style-name="ce1">
            <text:p>T 20</text:p>
          </table:table-cell>
          <table:table-cell office:value-type="string" office:string-value="t 20" table:formula="of:=LOWER([.L5])" table:style-name="ce1">
            <text:p>t 20</text:p>
          </table:table-cell>
          <table:table-cell office:value-type="string" office:string-value="t20" table:formula="of:=LOWER([.K5])" table:style-name="ce1">
            <text:p>t20</text:p>
          </table:table-cell>
          <table:table-cell office:value-type="string" office:string-value="synonyms&quot;:[&quot;T20&quot;,&quot;T 20&quot;,&quot;t 20&quot;,&quot;t20&quot;]}]}," table:formula="of:= &quot;synonyms&quot;&amp;&quot;&quot;&quot;&quot;&amp;&quot;:[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1">
            <text:p>synonyms":["T20","T 20","t 20","t20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.5" table:style-name="ce1">
            <text:p>3,5</text:p>
          </table:table-cell>
          <table:table-cell office:value-type="float" office:value="3.5" table:style-name="ce1">
            <text:p>3,5</text:p>
          </table:table-cell>
          <table:table-cell office:value-type="float" office:value="3.5" table:style-name="ce1">
            <text:p>3,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25</text:p>
          </table:table-cell>
          <table:table-cell office:value-type="string" table:style-name="ce1">
            <text:p>T 25</text:p>
          </table:table-cell>
          <table:table-cell office:value-type="string" office:string-value="t 25" table:formula="of:=LOWER([.L6])" table:style-name="ce1">
            <text:p>t 25</text:p>
          </table:table-cell>
          <table:table-cell office:value-type="string" office:string-value="t25" table:formula="of:=LOWER([.K6])" table:style-name="ce1">
            <text:p>t25</text:p>
          </table:table-cell>
          <table:table-cell office:value-type="string" office:string-value="synonyms&quot;:[&quot;T25&quot;,&quot;T 25&quot;,&quot;t 25&quot;,&quot;t25&quot;]}]}," table:formula="of:= &quot;synonyms&quot;&amp;&quot;&quot;&quot;&quot;&amp;&quot;:[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1">
            <text:p>synonyms":["T25","T 25","t 25","t25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30</text:p>
          </table:table-cell>
          <table:table-cell office:value-type="string" table:style-name="ce1">
            <text:p>T 30</text:p>
          </table:table-cell>
          <table:table-cell office:value-type="string" office:string-value="t 30" table:formula="of:=LOWER([.L7])" table:style-name="ce1">
            <text:p>t 30</text:p>
          </table:table-cell>
          <table:table-cell office:value-type="string" office:string-value="t30" table:formula="of:=LOWER([.K7])" table:style-name="ce1">
            <text:p>t30</text:p>
          </table:table-cell>
          <table:table-cell office:value-type="string" office:string-value="synonyms&quot;:[&quot;T30&quot;,&quot;T 30&quot;,&quot;t 30&quot;,&quot;t30&quot;]}]}," table:formula="of:= &quot;synonyms&quot;&amp;&quot;&quot;&quot;&quot;&amp;&quot;:[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1">
            <text:p>synonyms":["T30","T 30","t 30","t30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3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4.5" table:style-name="ce1">
            <text:p>4,5</text:p>
          </table:table-cell>
          <table:table-cell office:value-type="float" office:value="4.5" table:style-name="ce1">
            <text:p>4,5</text:p>
          </table:table-cell>
          <table:table-cell office:value-type="float" office:value="4.5" table:style-name="ce1">
            <text:p>4,5</text:p>
          </table:table-cell>
          <table:table-cell office:value-type="float" office:value="2.5" table:style-name="ce1">
            <text:p>2,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35</text:p>
          </table:table-cell>
          <table:table-cell office:value-type="string" table:style-name="ce1">
            <text:p>T 35</text:p>
          </table:table-cell>
          <table:table-cell office:value-type="string" office:string-value="t 35" table:formula="of:=LOWER([.L8])" table:style-name="ce1">
            <text:p>t 35</text:p>
          </table:table-cell>
          <table:table-cell office:value-type="string" office:string-value="t35" table:formula="of:=LOWER([.K8])" table:style-name="ce1">
            <text:p>t35</text:p>
          </table:table-cell>
          <table:table-cell office:value-type="string" office:string-value="synonyms&quot;:[&quot;T35&quot;,&quot;T 35&quot;,&quot;t 35&quot;,&quot;t35&quot;]}]}," table:formula="of:= &quot;synonyms&quot;&amp;&quot;&quot;&quot;&quot;&amp;&quot;:[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1">
            <text:p>synonyms":["T35","T 35","t 35","t35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.5" table:style-name="ce1">
            <text:p>2,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40</text:p>
          </table:table-cell>
          <table:table-cell office:value-type="string" table:style-name="ce1">
            <text:p>T 40</text:p>
          </table:table-cell>
          <table:table-cell office:value-type="string" office:string-value="t 40" table:formula="of:=LOWER([.L9])" table:style-name="ce1">
            <text:p>t 40</text:p>
          </table:table-cell>
          <table:table-cell office:value-type="string" office:string-value="t40" table:formula="of:=LOWER([.K9])" table:style-name="ce1">
            <text:p>t40</text:p>
          </table:table-cell>
          <table:table-cell office:value-type="string" office:string-value="synonyms&quot;:[&quot;T40&quot;,&quot;T 40&quot;,&quot;t 40&quot;,&quot;t40&quot;]}]}," table:formula="of:= &quot;synonyms&quot;&amp;&quot;&quot;&quot;&quot;&amp;&quot;:[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1">
            <text:p>synonyms":["T40","T 40","t 40","t40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45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5.5" table:style-name="ce1">
            <text:p>5,5</text:p>
          </table:table-cell>
          <table:table-cell office:value-type="float" office:value="5.5" table:style-name="ce1">
            <text:p>5,5</text:p>
          </table:table-cell>
          <table:table-cell office:value-type="float" office:value="5.5" table:style-name="ce1">
            <text:p>5,5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45</text:p>
          </table:table-cell>
          <table:table-cell office:value-type="string" table:style-name="ce1">
            <text:p>T 45</text:p>
          </table:table-cell>
          <table:table-cell office:value-type="string" office:string-value="t 45" table:formula="of:=LOWER([.L10])" table:style-name="ce1">
            <text:p>t 45</text:p>
          </table:table-cell>
          <table:table-cell office:value-type="string" office:string-value="t45" table:formula="of:=LOWER([.K10])" table:style-name="ce1">
            <text:p>t45</text:p>
          </table:table-cell>
          <table:table-cell office:value-type="string" office:string-value="synonyms&quot;:[&quot;T45&quot;,&quot;T 45&quot;,&quot;t 45&quot;,&quot;t45&quot;]}]}," table:formula="of:= &quot;synonyms&quot;&amp;&quot;&quot;&quot;&quot;&amp;&quot;:[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1">
            <text:p>synonyms":["T45","T 45","t 45","t45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50</text:p>
          </table:table-cell>
          <table:table-cell office:value-type="string" table:style-name="ce1">
            <text:p>T 50</text:p>
          </table:table-cell>
          <table:table-cell office:value-type="string" office:string-value="t 50" table:formula="of:=LOWER([.L11])" table:style-name="ce1">
            <text:p>t 50</text:p>
          </table:table-cell>
          <table:table-cell office:value-type="string" office:string-value="t50" table:formula="of:=LOWER([.K11])" table:style-name="ce1">
            <text:p>t50</text:p>
          </table:table-cell>
          <table:table-cell office:value-type="string" office:string-value="synonyms&quot;:[&quot;T50&quot;,&quot;T 50&quot;,&quot;t 50&quot;,&quot;t50&quot;]}]}," table:formula="of:= &quot;synonyms&quot;&amp;&quot;&quot;&quot;&quot;&amp;&quot;:[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1">
            <text:p>synonyms":["T50","T 50","t 50","t50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.5" table:style-name="ce1">
            <text:p>3,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60</text:p>
          </table:table-cell>
          <table:table-cell office:value-type="string" table:style-name="ce1">
            <text:p>T 60</text:p>
          </table:table-cell>
          <table:table-cell office:value-type="string" office:string-value="t 60" table:formula="of:=LOWER([.L12])" table:style-name="ce1">
            <text:p>t 60</text:p>
          </table:table-cell>
          <table:table-cell office:value-type="string" office:string-value="t60" table:formula="of:=LOWER([.K12])" table:style-name="ce1">
            <text:p>t60</text:p>
          </table:table-cell>
          <table:table-cell office:value-type="string" office:string-value="synonyms&quot;:[&quot;T60&quot;,&quot;T 60&quot;,&quot;t 60&quot;,&quot;t60&quot;]}]}," table:formula="of:= &quot;synonyms&quot;&amp;&quot;&quot;&quot;&quot;&amp;&quot;:[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1">
            <text:p>synonyms":["T60","T 60","t 60","t60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7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70</text:p>
          </table:table-cell>
          <table:table-cell office:value-type="string" table:style-name="ce1">
            <text:p>T 70</text:p>
          </table:table-cell>
          <table:table-cell office:value-type="string" office:string-value="t 70" table:formula="of:=LOWER([.L13])" table:style-name="ce1">
            <text:p>t 70</text:p>
          </table:table-cell>
          <table:table-cell office:value-type="string" office:string-value="t70" table:formula="of:=LOWER([.K13])" table:style-name="ce1">
            <text:p>t70</text:p>
          </table:table-cell>
          <table:table-cell office:value-type="string" office:string-value="synonyms&quot;:[&quot;T70&quot;,&quot;T 70&quot;,&quot;t 70&quot;,&quot;t70&quot;]}]}," table:formula="of:= &quot;synonyms&quot;&amp;&quot;&quot;&quot;&quot;&amp;&quot;:[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1">
            <text:p>synonyms":["T70","T 70","t 70","t70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80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4.5" table:style-name="ce1">
            <text:p>4,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80</text:p>
          </table:table-cell>
          <table:table-cell office:value-type="string" table:style-name="ce1">
            <text:p>T 80</text:p>
          </table:table-cell>
          <table:table-cell office:value-type="string" office:string-value="t 80" table:formula="of:=LOWER([.L14])" table:style-name="ce1">
            <text:p>t 80</text:p>
          </table:table-cell>
          <table:table-cell office:value-type="string" office:string-value="t80" table:formula="of:=LOWER([.K14])" table:style-name="ce1">
            <text:p>t80</text:p>
          </table:table-cell>
          <table:table-cell office:value-type="string" office:string-value="synonyms&quot;:[&quot;T80&quot;,&quot;T 80&quot;,&quot;t 80&quot;,&quot;t80&quot;]}]}," table:formula="of:= &quot;synonyms&quot;&amp;&quot;&quot;&quot;&quot;&amp;&quot;:[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1">
            <text:p>synonyms":["T80","T 80","t 80","t80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9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90</text:p>
          </table:table-cell>
          <table:table-cell office:value-type="string" table:style-name="ce1">
            <text:p>T 90</text:p>
          </table:table-cell>
          <table:table-cell office:value-type="string" office:string-value="t 90" table:formula="of:=LOWER([.L15])" table:style-name="ce1">
            <text:p>t 90</text:p>
          </table:table-cell>
          <table:table-cell office:value-type="string" office:string-value="t90" table:formula="of:=LOWER([.K15])" table:style-name="ce1">
            <text:p>t90</text:p>
          </table:table-cell>
          <table:table-cell office:value-type="string" office:string-value="synonyms&quot;:[&quot;T90&quot;,&quot;T 90&quot;,&quot;t 90&quot;,&quot;t90&quot;]}]}," table:formula="of:= &quot;synonyms&quot;&amp;&quot;&quot;&quot;&quot;&amp;&quot;:[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1">
            <text:p>synonyms":["T90","T 90","t 90","t90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5.5" table:style-name="ce1">
            <text:p>5,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100</text:p>
          </table:table-cell>
          <table:table-cell office:value-type="string" table:style-name="ce1">
            <text:p>T 100</text:p>
          </table:table-cell>
          <table:table-cell office:value-type="string" office:string-value="t 100" table:formula="of:=LOWER([.L16])" table:style-name="ce1">
            <text:p>t 100</text:p>
          </table:table-cell>
          <table:table-cell office:value-type="string" office:string-value="t100" table:formula="of:=LOWER([.K16])" table:style-name="ce1">
            <text:p>t100</text:p>
          </table:table-cell>
          <table:table-cell office:value-type="string" office:string-value="synonyms&quot;:[&quot;T100&quot;,&quot;T 100&quot;,&quot;t 100&quot;,&quot;t100&quot;]}]}," table:formula="of:= &quot;synonyms&quot;&amp;&quot;&quot;&quot;&quot;&amp;&quot;:[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1">
            <text:p>synonyms":["T100","T 100","t 100","t100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120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6.5" table:style-name="ce1">
            <text:p>6,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120</text:p>
          </table:table-cell>
          <table:table-cell office:value-type="string" table:style-name="ce1">
            <text:p>T 120</text:p>
          </table:table-cell>
          <table:table-cell office:value-type="string" office:string-value="t 120" table:formula="of:=LOWER([.L17])" table:style-name="ce1">
            <text:p>t 120</text:p>
          </table:table-cell>
          <table:table-cell office:value-type="string" office:string-value="t120" table:formula="of:=LOWER([.K17])" table:style-name="ce1">
            <text:p>t120</text:p>
          </table:table-cell>
          <table:table-cell office:value-type="string" office:string-value="synonyms&quot;:[&quot;T120&quot;,&quot;T 120&quot;,&quot;t 120&quot;,&quot;t120&quot;]}]}," table:formula="of:= &quot;synonyms&quot;&amp;&quot;&quot;&quot;&quot;&amp;&quot;:[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1">
            <text:p>synonyms":["T120","T 120","t 120","t120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140</text:p>
          </table:table-cell>
          <table:table-cell office:value-type="float" office:value="140" table:style-name="ce1">
            <text:p>140</text:p>
          </table:table-cell>
          <table:table-cell office:value-type="float" office:value="140" table:style-name="ce1">
            <text:p>14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7.5" table:style-name="ce1">
            <text:p>7,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140</text:p>
          </table:table-cell>
          <table:table-cell office:value-type="string" table:style-name="ce1">
            <text:p>T 140</text:p>
          </table:table-cell>
          <table:table-cell office:value-type="string" office:string-value="t 140" table:formula="of:=LOWER([.L18])" table:style-name="ce1">
            <text:p>t 140</text:p>
          </table:table-cell>
          <table:table-cell office:value-type="string" office:string-value="t140" table:formula="of:=LOWER([.K18])" table:style-name="ce1">
            <text:p>t140</text:p>
          </table:table-cell>
          <table:table-cell office:value-type="string" office:string-value="synonyms&quot;:[&quot;T140&quot;,&quot;T 140&quot;,&quot;t 140&quot;,&quot;t140&quot;]}]}," table:formula="of:= &quot;synonyms&quot;&amp;&quot;&quot;&quot;&quot;&amp;&quot;:[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1">
            <text:p>synonyms":["T140","T 140","t 140","t140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160</text:p>
          </table:table-cell>
          <table:table-cell office:value-type="float" office:value="160" table:style-name="ce1">
            <text:p>160</text:p>
          </table:table-cell>
          <table:table-cell office:value-type="float" office:value="160" table:style-name="ce1">
            <text:p>16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7.5" table:style-name="ce1">
            <text:p>7,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160</text:p>
          </table:table-cell>
          <table:table-cell office:value-type="string" table:style-name="ce1">
            <text:p>T 160</text:p>
          </table:table-cell>
          <table:table-cell office:value-type="string" office:string-value="t 160" table:formula="of:=LOWER([.L19])" table:style-name="ce1">
            <text:p>t 160</text:p>
          </table:table-cell>
          <table:table-cell office:value-type="string" office:string-value="t160" table:formula="of:=LOWER([.K19])" table:style-name="ce1">
            <text:p>t160</text:p>
          </table:table-cell>
          <table:table-cell office:value-type="string" office:string-value="synonyms&quot;:[&quot;T160&quot;,&quot;T 160&quot;,&quot;t 160&quot;,&quot;t160&quot;]}]}," table:formula="of:= &quot;synonyms&quot;&amp;&quot;&quot;&quot;&quot;&amp;&quot;:[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1">
            <text:p>synonyms":["T160","T 160","t 160","t160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180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4.5" table:style-name="ce1">
            <text:p>4,5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180</text:p>
          </table:table-cell>
          <table:table-cell office:value-type="string" table:style-name="ce1">
            <text:p>T 180</text:p>
          </table:table-cell>
          <table:table-cell office:value-type="string" office:string-value="t 180" table:formula="of:=LOWER([.L20])" table:style-name="ce1">
            <text:p>t 180</text:p>
          </table:table-cell>
          <table:table-cell office:value-type="string" office:string-value="t180" table:formula="of:=LOWER([.K20])" table:style-name="ce1">
            <text:p>t180</text:p>
          </table:table-cell>
          <table:table-cell office:value-type="string" office:string-value="synonyms&quot;:[&quot;T180&quot;,&quot;T 180&quot;,&quot;t 180&quot;,&quot;t180&quot;]}]}," table:formula="of:= &quot;synonyms&quot;&amp;&quot;&quot;&quot;&quot;&amp;&quot;:[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1">
            <text:p>synonyms":["T180","T 180","t 180","t180"]}]},</text:p>
          </table:table-cell>
          <table:table-cell table:number-columns-repeated="16369"/>
        </table:table-row>
        <table:table-row table:number-rows-repeated="1048556" table:style-name="ro1">
          <table:table-cell table:number-columns-repeated="16384"/>
        </table:table-row>
      </table:table>
      <table:table table:name="CChannelParallelFlange" table:style-name="ta2">
        <table:table-column table:style-name="co8" table:default-cell-style-name="ce1"/>
        <table:table-column table:style-name="co8" table:number-columns-repeated="6" table:default-cell-style-name="ce10"/>
        <table:table-column table:style-name="co12" table:default-cell-style-name="ce1"/>
        <table:table-column table:style-name="co13" table:default-cell-style-name="ce1"/>
        <table:table-column table:style-name="co8" table:number-columns-repeated="3" table:default-cell-style-name="ce1"/>
        <table:table-column table:style-name="co14" table:default-cell-style-name="ce1"/>
        <table:table-column table:style-name="co15" table:default-cell-style-name="ce1"/>
        <table:table-column table:style-name="co8" table:number-columns-repeated="16370" table:default-cell-style-name="ce1"/>
        <table:table-row table:style-name="ro1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/r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2">
            <text:p>ex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web fillet</text:p>
          </table:table-cell>
          <table:table-cell office:value-type="string" table:style-name="ce3">
            <text:p>web fillet</text:p>
          </table:table-cell>
          <table:table-cell office:value-type="string" table:style-name="ce2">
            <text:p>centroid horizontal</text:p>
          </table:table-cell>
          <table:table-cell table:number-columns-repeated="2" table:style-name="ce3"/>
          <table:table-cell table:style-name="ce5"/>
          <table:table-cell table:number-columns-repeated="16373" table:style-name="ce1"/>
        </table:table-row>
        <table:table-row table:style-name="ro1">
          <table:table-cell table:style-name="ce2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table:number-columns-repeated="2" table:style-name="ce3"/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style-name="ce5">
            <text:p>UPE80</text:p>
          </table:table-cell>
          <table:table-cell office:value-type="float" office:value="80" table:style-name="ce7">
            <text:p>80</text:p>
          </table:table-cell>
          <table:table-cell office:value-type="float" office:value="50" table:style-name="ce7">
            <text:p>50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18">
            <text:p>10</text:p>
          </table:table-cell>
          <table:table-cell office:value-type="float" office:value="10" table:style-name="ce18">
            <text:p>10</text:p>
          </table:table-cell>
          <table:table-cell office:value-type="float" office:value="25" table:style-name="ce18">
            <text:p>2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80</text:p>
          </table:table-cell>
          <table:table-cell office:value-type="string" table:style-name="ce5">
            <text:p>UPE 80</text:p>
          </table:table-cell>
          <table:table-cell office:value-type="string" table:style-name="ce5">
            <text:p>upe 80</text:p>
          </table:table-cell>
          <table:table-cell office:value-type="string" office:string-value="synonyms&quot;:[&quot;UPE80&quot;,&quot;UPE 80&quot;,&quot;upe 80&quot;]}]}," table:formula="of:= &quot;synonyms&quot;&amp;&quot;&quot;&quot;&quot;&amp;&quot;:[&quot;&amp;&quot;&quot;&quot;&quot;&amp;[.J4]&amp;&quot;&quot;&quot;&quot;&amp;&quot;,&quot;&amp;&quot;&quot;&quot;&quot;&amp;[.K4]&amp;&quot;&quot;&quot;&quot;&amp;&quot;,&quot;&amp;&quot;&quot;&quot;&quot;&amp;[.L4]&amp;&quot;&quot;&quot;&quot;&amp;&quot;]}]},&quot;" table:style-name="ce17">
            <text:p>synonyms":["UPE80","UPE 80","upe 80"]}]},</text:p>
          </table:table-cell>
          <table:table-cell office:value-type="string" office:string-value="{&quot;UPE80&quot;: [{&quot;shape_coords&quot;:[80,50,4,7,10,10,25],&quot;shape_name&quot;:&quot;C-channel parallel flange&quot;,&quot;synonyms&quot;:[&quot;UPE80&quot;,&quot;UPE 80&quot;,&quot;upe 8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&amp; &quot;,&quot; &amp;[.G4]&amp; &quot;,&quot; &amp;[.H4] &amp; &quot;],&quot; &amp; &quot;&quot;&quot;&quot; &amp;&quot;shape_name&quot;&amp;&quot;&quot;&quot;&quot; &amp; &quot;:&quot; &amp; &quot;&quot;&quot;&quot; &amp;[.I4] &amp; &quot;&quot;&quot;&quot; &amp; &quot;,&quot; &amp; &quot;&quot;&quot;&quot;&amp;[.M4]" table:style-name="ce5">
            <text:p>{"UPE80": [{"shape_coords":[80,50,4,7,10,10,25],"shape_name":"C-channel parallel flange","synonyms":["UPE80","UPE 80","upe 80"]}]},</text:p>
          </table:table-cell>
          <table:table-cell table:number-columns-repeated="4" table:style-name="ce1"/>
          <table:table-cell table:style-name="ce5"/>
          <table:table-cell table:number-columns-repeated="16365"/>
        </table:table-row>
        <table:table-row table:style-name="ro1">
          <table:table-cell office:value-type="string" table:style-name="ce5">
            <text:p>UPE100</text:p>
          </table:table-cell>
          <table:table-cell office:value-type="float" office:value="100" table:style-name="ce7">
            <text:p>100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4.5</text:p>
          </table:table-cell>
          <table:table-cell office:value-type="float" office:value="7.5" table:style-name="ce7">
            <text:p>7,5</text:p>
          </table:table-cell>
          <table:table-cell office:value-type="float" office:value="10" table:style-name="ce18">
            <text:p>10</text:p>
          </table:table-cell>
          <table:table-cell office:value-type="float" office:value="10" table:style-name="ce18">
            <text:p>10</text:p>
          </table:table-cell>
          <table:table-cell office:value-type="string" table:style-name="ce18">
            <text:p>27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100</text:p>
          </table:table-cell>
          <table:table-cell office:value-type="string" table:style-name="ce5">
            <text:p>UPE 100</text:p>
          </table:table-cell>
          <table:table-cell office:value-type="string" table:style-name="ce5">
            <text:p>upe 100</text:p>
          </table:table-cell>
          <table:table-cell office:value-type="string" office:string-value="synonyms&quot;:[&quot;UPE100&quot;,&quot;UPE 100&quot;,&quot;upe 100&quot;]}]}," table:formula="of:= &quot;synonyms&quot;&amp;&quot;&quot;&quot;&quot;&amp;&quot;:[&quot;&amp;&quot;&quot;&quot;&quot;&amp;[.J5]&amp;&quot;&quot;&quot;&quot;&amp;&quot;,&quot;&amp;&quot;&quot;&quot;&quot;&amp;[.K5]&amp;&quot;&quot;&quot;&quot;&amp;&quot;,&quot;&amp;&quot;&quot;&quot;&quot;&amp;[.L5]&amp;&quot;&quot;&quot;&quot;&amp;&quot;]}]},&quot;" table:style-name="ce17">
            <text:p>synonyms":["UPE100","UPE 100","upe 100"]}]},</text:p>
          </table:table-cell>
          <table:table-cell office:value-type="string" office:string-value="{&quot;UPE100&quot;: [{&quot;shape_coords&quot;:[100,55,4.5,7,5,10,10,27.5],&quot;shape_name&quot;:&quot;C-channel parallel flange&quot;,&quot;synonyms&quot;:[&quot;UPE100&quot;,&quot;UPE 100&quot;,&quot;upe 10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 &amp; &quot;],&quot; &amp; &quot;&quot;&quot;&quot; &amp;&quot;shape_name&quot;&amp;&quot;&quot;&quot;&quot; &amp; &quot;:&quot; &amp; &quot;&quot;&quot;&quot; &amp;[.I5] &amp; &quot;&quot;&quot;&quot; &amp; &quot;,&quot; &amp; &quot;&quot;&quot;&quot;&amp;[.M5]" table:style-name="ce5">
            <text:p>{"UPE100": [{"shape_coords":[100,55,4.5,7,5,10,10,27.5],"shape_name":"C-channel parallel flange","synonyms":["UPE100","UPE 100","upe 100"]}]}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UPE120</text:p>
          </table:table-cell>
          <table:table-cell office:value-type="float" office:value="120" table:style-name="ce7">
            <text:p>120</text:p>
          </table:table-cell>
          <table:table-cell office:value-type="float" office:value="60" table:style-name="ce7">
            <text:p>60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10" table:style-name="ce18">
            <text:p>10</text:p>
          </table:table-cell>
          <table:table-cell office:value-type="float" office:value="10" table:style-name="ce18">
            <text:p>10</text:p>
          </table:table-cell>
          <table:table-cell office:value-type="float" office:value="30" table:style-name="ce18">
            <text:p>30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120</text:p>
          </table:table-cell>
          <table:table-cell office:value-type="string" table:style-name="ce5">
            <text:p>UPE 120</text:p>
          </table:table-cell>
          <table:table-cell office:value-type="string" table:style-name="ce5">
            <text:p>upe 120</text:p>
          </table:table-cell>
          <table:table-cell office:value-type="string" office:string-value="synonyms&quot;:[&quot;UPE120&quot;,&quot;UPE 120&quot;,&quot;upe 120&quot;]}]}," table:formula="of:= &quot;synonyms&quot;&amp;&quot;&quot;&quot;&quot;&amp;&quot;:[&quot;&amp;&quot;&quot;&quot;&quot;&amp;[.J6]&amp;&quot;&quot;&quot;&quot;&amp;&quot;,&quot;&amp;&quot;&quot;&quot;&quot;&amp;[.K6]&amp;&quot;&quot;&quot;&quot;&amp;&quot;,&quot;&amp;&quot;&quot;&quot;&quot;&amp;[.L6]&amp;&quot;&quot;&quot;&quot;&amp;&quot;]}]},&quot;" table:style-name="ce17">
            <text:p>synonyms":["UPE120","UPE 120","upe 120"]}]},</text:p>
          </table:table-cell>
          <table:table-cell office:value-type="string" office:string-value="{&quot;UPE120&quot;: [{&quot;shape_coords&quot;:[120,60,5,8,10,10,30],&quot;shape_name&quot;:&quot;C-channel parallel flange&quot;,&quot;synonyms&quot;:[&quot;UPE120&quot;,&quot;UPE 120&quot;,&quot;upe 12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 &amp; &quot;],&quot; &amp; &quot;&quot;&quot;&quot; &amp;&quot;shape_name&quot;&amp;&quot;&quot;&quot;&quot; &amp; &quot;:&quot; &amp; &quot;&quot;&quot;&quot; &amp;[.I6] &amp; &quot;&quot;&quot;&quot; &amp; &quot;,&quot; &amp; &quot;&quot;&quot;&quot;&amp;[.M6]" table:style-name="ce5">
            <text:p>{"UPE120": [{"shape_coords":[120,60,5,8,10,10,30],"shape_name":"C-channel parallel flange","synonyms":["UPE120","UPE 120","upe 120"]}]}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UPE140</text:p>
          </table:table-cell>
          <table:table-cell office:value-type="float" office:value="140" table:style-name="ce7">
            <text:p>140</text:p>
          </table:table-cell>
          <table:table-cell office:value-type="float" office:value="65" table:style-name="ce7">
            <text:p>65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18">
            <text:p>10</text:p>
          </table:table-cell>
          <table:table-cell office:value-type="float" office:value="10" table:style-name="ce18">
            <text:p>10</text:p>
          </table:table-cell>
          <table:table-cell office:value-type="string" table:style-name="ce18">
            <text:p>32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140</text:p>
          </table:table-cell>
          <table:table-cell office:value-type="string" table:style-name="ce5">
            <text:p>UPE 140</text:p>
          </table:table-cell>
          <table:table-cell office:value-type="string" table:style-name="ce5">
            <text:p>upe 140</text:p>
          </table:table-cell>
          <table:table-cell office:value-type="string" office:string-value="synonyms&quot;:[&quot;UPE140&quot;,&quot;UPE 140&quot;,&quot;upe 140&quot;]}]}," table:formula="of:= &quot;synonyms&quot;&amp;&quot;&quot;&quot;&quot;&amp;&quot;:[&quot;&amp;&quot;&quot;&quot;&quot;&amp;[.J7]&amp;&quot;&quot;&quot;&quot;&amp;&quot;,&quot;&amp;&quot;&quot;&quot;&quot;&amp;[.K7]&amp;&quot;&quot;&quot;&quot;&amp;&quot;,&quot;&amp;&quot;&quot;&quot;&quot;&amp;[.L7]&amp;&quot;&quot;&quot;&quot;&amp;&quot;]}]},&quot;" table:style-name="ce17">
            <text:p>synonyms":["UPE140","UPE 140","upe 140"]}]},</text:p>
          </table:table-cell>
          <table:table-cell office:value-type="string" office:string-value="{&quot;UPE140&quot;: [{&quot;shape_coords&quot;:[140,65,5,9,10,10,32.5],&quot;shape_name&quot;:&quot;C-channel parallel flange&quot;,&quot;synonyms&quot;:[&quot;UPE140&quot;,&quot;UPE 140&quot;,&quot;upe 14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 &amp; &quot;],&quot; &amp; &quot;&quot;&quot;&quot; &amp;&quot;shape_name&quot;&amp;&quot;&quot;&quot;&quot; &amp; &quot;:&quot; &amp; &quot;&quot;&quot;&quot; &amp;[.I7] &amp; &quot;&quot;&quot;&quot; &amp; &quot;,&quot; &amp; &quot;&quot;&quot;&quot;&amp;[.M7]" table:style-name="ce5">
            <text:p>{"UPE140": [{"shape_coords":[140,65,5,9,10,10,32.5],"shape_name":"C-channel parallel flange","synonyms":["UPE140","UPE 140","upe 140"]}]}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UPE160</text:p>
          </table:table-cell>
          <table:table-cell office:value-type="float" office:value="160" table:style-name="ce7">
            <text:p>160</text:p>
          </table:table-cell>
          <table:table-cell office:value-type="float" office:value="70" table:style-name="ce7">
            <text:p>70</text:p>
          </table:table-cell>
          <table:table-cell office:value-type="float" office:value="5.5" table:style-name="ce7">
            <text:p>5,5</text:p>
          </table:table-cell>
          <table:table-cell office:value-type="float" office:value="9.5" table:style-name="ce7">
            <text:p>9,5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8">
            <text:p>12</text:p>
          </table:table-cell>
          <table:table-cell office:value-type="float" office:value="35" table:style-name="ce18">
            <text:p>3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160</text:p>
          </table:table-cell>
          <table:table-cell office:value-type="string" table:style-name="ce5">
            <text:p>UPE 160</text:p>
          </table:table-cell>
          <table:table-cell office:value-type="string" table:style-name="ce5">
            <text:p>upe 160</text:p>
          </table:table-cell>
          <table:table-cell office:value-type="string" office:string-value="synonyms&quot;:[&quot;UPE160&quot;,&quot;UPE 160&quot;,&quot;upe 160&quot;]}]}," table:formula="of:= &quot;synonyms&quot;&amp;&quot;&quot;&quot;&quot;&amp;&quot;:[&quot;&amp;&quot;&quot;&quot;&quot;&amp;[.J8]&amp;&quot;&quot;&quot;&quot;&amp;&quot;,&quot;&amp;&quot;&quot;&quot;&quot;&amp;[.K8]&amp;&quot;&quot;&quot;&quot;&amp;&quot;,&quot;&amp;&quot;&quot;&quot;&quot;&amp;[.L8]&amp;&quot;&quot;&quot;&quot;&amp;&quot;]}]},&quot;" table:style-name="ce17">
            <text:p>synonyms":["UPE160","UPE 160","upe 160"]}]},</text:p>
          </table:table-cell>
          <table:table-cell office:value-type="string" office:string-value="{&quot;UPE160&quot;: [{&quot;shape_coords&quot;:[160,70,5,5,9,5,12,12,35],&quot;shape_name&quot;:&quot;C-channel parallel flange&quot;,&quot;synonyms&quot;:[&quot;UPE160&quot;,&quot;UPE 160&quot;,&quot;upe 16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 &amp; &quot;],&quot; &amp; &quot;&quot;&quot;&quot; &amp;&quot;shape_name&quot;&amp;&quot;&quot;&quot;&quot; &amp; &quot;:&quot; &amp; &quot;&quot;&quot;&quot; &amp;[.I8] &amp; &quot;&quot;&quot;&quot; &amp; &quot;,&quot; &amp; &quot;&quot;&quot;&quot;&amp;[.M8]" table:style-name="ce5">
            <text:p>{"UPE160": [{"shape_coords":[160,70,5,5,9,5,12,12,35],"shape_name":"C-channel parallel flange","synonyms":["UPE160","UPE 160","upe 160"]}]}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UPE180</text:p>
          </table:table-cell>
          <table:table-cell office:value-type="float" office:value="180" table:style-name="ce7">
            <text:p>180</text:p>
          </table:table-cell>
          <table:table-cell office:value-type="float" office:value="75" table:style-name="ce7">
            <text:p>75</text:p>
          </table:table-cell>
          <table:table-cell office:value-type="float" office:value="5.5" table:style-name="ce7">
            <text:p>5,5</text:p>
          </table:table-cell>
          <table:table-cell office:value-type="float" office:value="10.5" table:style-name="ce7">
            <text:p>10,5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8">
            <text:p>12</text:p>
          </table:table-cell>
          <table:table-cell office:value-type="string" table:style-name="ce18">
            <text:p>37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180</text:p>
          </table:table-cell>
          <table:table-cell office:value-type="string" table:style-name="ce5">
            <text:p>UPE 180</text:p>
          </table:table-cell>
          <table:table-cell office:value-type="string" table:style-name="ce5">
            <text:p>upe 180</text:p>
          </table:table-cell>
          <table:table-cell office:value-type="string" office:string-value="synonyms&quot;:[&quot;UPE180&quot;,&quot;UPE 180&quot;,&quot;upe 180&quot;]}]}," table:formula="of:= &quot;synonyms&quot;&amp;&quot;&quot;&quot;&quot;&amp;&quot;:[&quot;&amp;&quot;&quot;&quot;&quot;&amp;[.J9]&amp;&quot;&quot;&quot;&quot;&amp;&quot;,&quot;&amp;&quot;&quot;&quot;&quot;&amp;[.K9]&amp;&quot;&quot;&quot;&quot;&amp;&quot;,&quot;&amp;&quot;&quot;&quot;&quot;&amp;[.L9]&amp;&quot;&quot;&quot;&quot;&amp;&quot;]}]},&quot;" table:style-name="ce17">
            <text:p>synonyms":["UPE180","UPE 180","upe 180"]}]},</text:p>
          </table:table-cell>
          <table:table-cell office:value-type="string" office:string-value="{&quot;UPE180&quot;: [{&quot;shape_coords&quot;:[180,75,5,5,10,5,12,12,37.5],&quot;shape_name&quot;:&quot;C-channel parallel flange&quot;,&quot;synonyms&quot;:[&quot;UPE180&quot;,&quot;UPE 180&quot;,&quot;upe 18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 &amp; &quot;],&quot; &amp; &quot;&quot;&quot;&quot; &amp;&quot;shape_name&quot;&amp;&quot;&quot;&quot;&quot; &amp; &quot;:&quot; &amp; &quot;&quot;&quot;&quot; &amp;[.I9] &amp; &quot;&quot;&quot;&quot; &amp; &quot;,&quot; &amp; &quot;&quot;&quot;&quot;&amp;[.M9]" table:style-name="ce5">
            <text:p>{"UPE180": [{"shape_coords":[180,75,5,5,10,5,12,12,37.5],"shape_name":"C-channel parallel flange","synonyms":["UPE180","UPE 180","upe 180"]}]}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UPE200</text:p>
          </table:table-cell>
          <table:table-cell office:value-type="float" office:value="200" table:style-name="ce7">
            <text:p>200</text:p>
          </table:table-cell>
          <table:table-cell office:value-type="float" office:value="80" table:style-name="ce7">
            <text:p>80</text:p>
          </table:table-cell>
          <table:table-cell office:value-type="float" office:value="6" table:style-name="ce7">
            <text:p>6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8">
            <text:p>12</text:p>
          </table:table-cell>
          <table:table-cell office:value-type="float" office:value="40" table:style-name="ce18">
            <text:p>40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200</text:p>
          </table:table-cell>
          <table:table-cell office:value-type="string" table:style-name="ce5">
            <text:p>UPE 200</text:p>
          </table:table-cell>
          <table:table-cell office:value-type="string" table:style-name="ce5">
            <text:p>upe 200</text:p>
          </table:table-cell>
          <table:table-cell office:value-type="string" office:string-value="synonyms&quot;:[&quot;UPE200&quot;,&quot;UPE 200&quot;,&quot;upe 200&quot;]}]}," table:formula="of:= &quot;synonyms&quot;&amp;&quot;&quot;&quot;&quot;&amp;&quot;:[&quot;&amp;&quot;&quot;&quot;&quot;&amp;[.J10]&amp;&quot;&quot;&quot;&quot;&amp;&quot;,&quot;&amp;&quot;&quot;&quot;&quot;&amp;[.K10]&amp;&quot;&quot;&quot;&quot;&amp;&quot;,&quot;&amp;&quot;&quot;&quot;&quot;&amp;[.L10]&amp;&quot;&quot;&quot;&quot;&amp;&quot;]}]},&quot;" table:style-name="ce17">
            <text:p>synonyms":["UPE200","UPE 200","upe 200"]}]},</text:p>
          </table:table-cell>
          <table:table-cell office:value-type="string" office:string-value="{&quot;UPE200&quot;: [{&quot;shape_coords&quot;:[200,80,6,11,12,12,40],&quot;shape_name&quot;:&quot;C-channel parallel flange&quot;,&quot;synonyms&quot;:[&quot;UPE200&quot;,&quot;UPE 200&quot;,&quot;upe 20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 &amp; &quot;],&quot; &amp; &quot;&quot;&quot;&quot; &amp;&quot;shape_name&quot;&amp;&quot;&quot;&quot;&quot; &amp; &quot;:&quot; &amp; &quot;&quot;&quot;&quot; &amp;[.I10] &amp; &quot;&quot;&quot;&quot; &amp; &quot;,&quot; &amp; &quot;&quot;&quot;&quot;&amp;[.M10]" table:style-name="ce5">
            <text:p>{"UPE200": [{"shape_coords":[200,80,6,11,12,12,40],"shape_name":"C-channel parallel flange","synonyms":["UPE200","UPE 200","upe 200"]}]}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UPE220</text:p>
          </table:table-cell>
          <table:table-cell office:value-type="float" office:value="220" table:style-name="ce7">
            <text:p>220</text:p>
          </table:table-cell>
          <table:table-cell office:value-type="float" office:value="85" table:style-name="ce7">
            <text:p>85</text:p>
          </table:table-cell>
          <table:table-cell office:value-type="float" office:value="6.5" table:style-name="ce7">
            <text:p>6,5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8">
            <text:p>12</text:p>
          </table:table-cell>
          <table:table-cell office:value-type="string" table:style-name="ce18">
            <text:p>42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220</text:p>
          </table:table-cell>
          <table:table-cell office:value-type="string" table:style-name="ce5">
            <text:p>UPE 220</text:p>
          </table:table-cell>
          <table:table-cell office:value-type="string" table:style-name="ce5">
            <text:p>upe 220</text:p>
          </table:table-cell>
          <table:table-cell office:value-type="string" office:string-value="synonyms&quot;:[&quot;UPE220&quot;,&quot;UPE 220&quot;,&quot;upe 220&quot;]}]}," table:formula="of:= &quot;synonyms&quot;&amp;&quot;&quot;&quot;&quot;&amp;&quot;:[&quot;&amp;&quot;&quot;&quot;&quot;&amp;[.J11]&amp;&quot;&quot;&quot;&quot;&amp;&quot;,&quot;&amp;&quot;&quot;&quot;&quot;&amp;[.K11]&amp;&quot;&quot;&quot;&quot;&amp;&quot;,&quot;&amp;&quot;&quot;&quot;&quot;&amp;[.L11]&amp;&quot;&quot;&quot;&quot;&amp;&quot;]}]},&quot;" table:style-name="ce17">
            <text:p>synonyms":["UPE220","UPE 220","upe 220"]}]},</text:p>
          </table:table-cell>
          <table:table-cell office:value-type="string" office:string-value="{&quot;UPE220&quot;: [{&quot;shape_coords&quot;:[220,85,6,5,12,12,12,42.5],&quot;shape_name&quot;:&quot;C-channel parallel flange&quot;,&quot;synonyms&quot;:[&quot;UPE220&quot;,&quot;UPE 220&quot;,&quot;upe 22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 &amp; &quot;],&quot; &amp; &quot;&quot;&quot;&quot; &amp;&quot;shape_name&quot;&amp;&quot;&quot;&quot;&quot; &amp; &quot;:&quot; &amp; &quot;&quot;&quot;&quot; &amp;[.I11] &amp; &quot;&quot;&quot;&quot; &amp; &quot;,&quot; &amp; &quot;&quot;&quot;&quot;&amp;[.M11]" table:style-name="ce5">
            <text:p>{"UPE220": [{"shape_coords":[220,85,6,5,12,12,12,42.5],"shape_name":"C-channel parallel flange","synonyms":["UPE220","UPE 220","upe 220"]}]}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UPE240</text:p>
          </table:table-cell>
          <table:table-cell office:value-type="float" office:value="240" table:style-name="ce7">
            <text:p>240</text:p>
          </table:table-cell>
          <table:table-cell office:value-type="float" office:value="90" table:style-name="ce7">
            <text:p>90</text:p>
          </table:table-cell>
          <table:table-cell office:value-type="float" office:value="7" table:style-name="ce7">
            <text:p>7</text:p>
          </table:table-cell>
          <table:table-cell office:value-type="float" office:value="12.5" table:style-name="ce7">
            <text:p>12,5</text:p>
          </table:table-cell>
          <table:table-cell office:value-type="float" office:value="15" table:style-name="ce18">
            <text:p>15</text:p>
          </table:table-cell>
          <table:table-cell office:value-type="float" office:value="15" table:style-name="ce18">
            <text:p>15</text:p>
          </table:table-cell>
          <table:table-cell office:value-type="float" office:value="45" table:style-name="ce18">
            <text:p>4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240</text:p>
          </table:table-cell>
          <table:table-cell office:value-type="string" table:style-name="ce5">
            <text:p>UPE 240</text:p>
          </table:table-cell>
          <table:table-cell office:value-type="string" table:style-name="ce5">
            <text:p>upe 240</text:p>
          </table:table-cell>
          <table:table-cell office:value-type="string" office:string-value="synonyms&quot;:[&quot;UPE240&quot;,&quot;UPE 240&quot;,&quot;upe 240&quot;]}]}," table:formula="of:= &quot;synonyms&quot;&amp;&quot;&quot;&quot;&quot;&amp;&quot;:[&quot;&amp;&quot;&quot;&quot;&quot;&amp;[.J12]&amp;&quot;&quot;&quot;&quot;&amp;&quot;,&quot;&amp;&quot;&quot;&quot;&quot;&amp;[.K12]&amp;&quot;&quot;&quot;&quot;&amp;&quot;,&quot;&amp;&quot;&quot;&quot;&quot;&amp;[.L12]&amp;&quot;&quot;&quot;&quot;&amp;&quot;]}]},&quot;" table:style-name="ce17">
            <text:p>synonyms":["UPE240","UPE 240","upe 240"]}]},</text:p>
          </table:table-cell>
          <table:table-cell office:value-type="string" office:string-value="{&quot;UPE240&quot;: [{&quot;shape_coords&quot;:[240,90,7,12,5,15,15,45],&quot;shape_name&quot;:&quot;C-channel parallel flange&quot;,&quot;synonyms&quot;:[&quot;UPE240&quot;,&quot;UPE 240&quot;,&quot;upe 24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 &amp; &quot;],&quot; &amp; &quot;&quot;&quot;&quot; &amp;&quot;shape_name&quot;&amp;&quot;&quot;&quot;&quot; &amp; &quot;:&quot; &amp; &quot;&quot;&quot;&quot; &amp;[.I12] &amp; &quot;&quot;&quot;&quot; &amp; &quot;,&quot; &amp; &quot;&quot;&quot;&quot;&amp;[.M12]" table:style-name="ce5">
            <text:p>{"UPE240": [{"shape_coords":[240,90,7,12,5,15,15,45],"shape_name":"C-channel parallel flange","synonyms":["UPE240","UPE 240","upe 240"]}]}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UPE270</text:p>
          </table:table-cell>
          <table:table-cell office:value-type="float" office:value="270" table:style-name="ce7">
            <text:p>270</text:p>
          </table:table-cell>
          <table:table-cell office:value-type="float" office:value="95" table:style-name="ce7">
            <text:p>95</text:p>
          </table:table-cell>
          <table:table-cell office:value-type="float" office:value="7.5" table:style-name="ce7">
            <text:p>7,5</text:p>
          </table:table-cell>
          <table:table-cell office:value-type="float" office:value="13.5" table:style-name="ce7">
            <text:p>13,5</text:p>
          </table:table-cell>
          <table:table-cell office:value-type="float" office:value="15" table:style-name="ce18">
            <text:p>15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47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270</text:p>
          </table:table-cell>
          <table:table-cell office:value-type="string" table:style-name="ce5">
            <text:p>UPE 270</text:p>
          </table:table-cell>
          <table:table-cell office:value-type="string" table:style-name="ce5">
            <text:p>upe 270</text:p>
          </table:table-cell>
          <table:table-cell office:value-type="string" office:string-value="synonyms&quot;:[&quot;UPE270&quot;,&quot;UPE 270&quot;,&quot;upe 270&quot;]}]}," table:formula="of:= &quot;synonyms&quot;&amp;&quot;&quot;&quot;&quot;&amp;&quot;:[&quot;&amp;&quot;&quot;&quot;&quot;&amp;[.J13]&amp;&quot;&quot;&quot;&quot;&amp;&quot;,&quot;&amp;&quot;&quot;&quot;&quot;&amp;[.K13]&amp;&quot;&quot;&quot;&quot;&amp;&quot;,&quot;&amp;&quot;&quot;&quot;&quot;&amp;[.L13]&amp;&quot;&quot;&quot;&quot;&amp;&quot;]}]},&quot;" table:style-name="ce17">
            <text:p>synonyms":["UPE270","UPE 270","upe 270"]}]},</text:p>
          </table:table-cell>
          <table:table-cell office:value-type="string" office:string-value="{&quot;UPE270&quot;: [{&quot;shape_coords&quot;:[270,95,7,5,13,5,15,15,47.5],&quot;shape_name&quot;:&quot;C-channel parallel flange&quot;,&quot;synonyms&quot;:[&quot;UPE270&quot;,&quot;UPE 270&quot;,&quot;upe 27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 &amp; &quot;],&quot; &amp; &quot;&quot;&quot;&quot; &amp;&quot;shape_name&quot;&amp;&quot;&quot;&quot;&quot; &amp; &quot;:&quot; &amp; &quot;&quot;&quot;&quot; &amp;[.I13] &amp; &quot;&quot;&quot;&quot; &amp; &quot;,&quot; &amp; &quot;&quot;&quot;&quot;&amp;[.M13]" table:style-name="ce5">
            <text:p>{"UPE270": [{"shape_coords":[270,95,7,5,13,5,15,15,47.5],"shape_name":"C-channel parallel flange","synonyms":["UPE270","UPE 270","upe 270"]}]}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UPE300</text:p>
          </table:table-cell>
          <table:table-cell office:value-type="float" office:value="300" table:style-name="ce7">
            <text:p>300</text:p>
          </table:table-cell>
          <table:table-cell office:value-type="float" office:value="100" table:style-name="ce7">
            <text:p>100</text:p>
          </table:table-cell>
          <table:table-cell office:value-type="float" office:value="9.5" table:style-name="ce7">
            <text:p>9,5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18">
            <text:p>15</text:p>
          </table:table-cell>
          <table:table-cell office:value-type="float" office:value="15" table:style-name="ce18">
            <text:p>15</text:p>
          </table:table-cell>
          <table:table-cell office:value-type="float" office:value="50" table:style-name="ce18">
            <text:p>50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300</text:p>
          </table:table-cell>
          <table:table-cell office:value-type="string" table:style-name="ce5">
            <text:p>UPE 300</text:p>
          </table:table-cell>
          <table:table-cell office:value-type="string" table:style-name="ce5">
            <text:p>upe 300</text:p>
          </table:table-cell>
          <table:table-cell office:value-type="string" office:string-value="synonyms&quot;:[&quot;UPE300&quot;,&quot;UPE 300&quot;,&quot;upe 300&quot;]}]}," table:formula="of:= &quot;synonyms&quot;&amp;&quot;&quot;&quot;&quot;&amp;&quot;:[&quot;&amp;&quot;&quot;&quot;&quot;&amp;[.J14]&amp;&quot;&quot;&quot;&quot;&amp;&quot;,&quot;&amp;&quot;&quot;&quot;&quot;&amp;[.K14]&amp;&quot;&quot;&quot;&quot;&amp;&quot;,&quot;&amp;&quot;&quot;&quot;&quot;&amp;[.L14]&amp;&quot;&quot;&quot;&quot;&amp;&quot;]}]},&quot;" table:style-name="ce17">
            <text:p>synonyms":["UPE300","UPE 300","upe 300"]}]},</text:p>
          </table:table-cell>
          <table:table-cell office:value-type="string" office:string-value="{&quot;UPE300&quot;: [{&quot;shape_coords&quot;:[300,100,9,5,15,15,15,50],&quot;shape_name&quot;:&quot;C-channel parallel flange&quot;,&quot;synonyms&quot;:[&quot;UPE300&quot;,&quot;UPE 300&quot;,&quot;upe 30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 &amp; &quot;],&quot; &amp; &quot;&quot;&quot;&quot; &amp;&quot;shape_name&quot;&amp;&quot;&quot;&quot;&quot; &amp; &quot;:&quot; &amp; &quot;&quot;&quot;&quot; &amp;[.I14] &amp; &quot;&quot;&quot;&quot; &amp; &quot;,&quot; &amp; &quot;&quot;&quot;&quot;&amp;[.M14]" table:style-name="ce5">
            <text:p>{"UPE300": [{"shape_coords":[300,100,9,5,15,15,15,50],"shape_name":"C-channel parallel flange","synonyms":["UPE300","UPE 300","upe 300"]}]}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UPE330</text:p>
          </table:table-cell>
          <table:table-cell office:value-type="float" office:value="330" table:style-name="ce7">
            <text:p>330</text:p>
          </table:table-cell>
          <table:table-cell office:value-type="float" office:value="105" table:style-name="ce7">
            <text:p>105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18" table:style-name="ce18">
            <text:p>18</text:p>
          </table:table-cell>
          <table:table-cell office:value-type="float" office:value="18" table:style-name="ce18">
            <text:p>18</text:p>
          </table:table-cell>
          <table:table-cell office:value-type="string" table:style-name="ce18">
            <text:p>52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330</text:p>
          </table:table-cell>
          <table:table-cell office:value-type="string" table:style-name="ce5">
            <text:p>UPE 330</text:p>
          </table:table-cell>
          <table:table-cell office:value-type="string" table:style-name="ce5">
            <text:p>upe 330</text:p>
          </table:table-cell>
          <table:table-cell office:value-type="string" office:string-value="synonyms&quot;:[&quot;UPE330&quot;,&quot;UPE 330&quot;,&quot;upe 330&quot;]}]}," table:formula="of:= &quot;synonyms&quot;&amp;&quot;&quot;&quot;&quot;&amp;&quot;:[&quot;&amp;&quot;&quot;&quot;&quot;&amp;[.J15]&amp;&quot;&quot;&quot;&quot;&amp;&quot;,&quot;&amp;&quot;&quot;&quot;&quot;&amp;[.K15]&amp;&quot;&quot;&quot;&quot;&amp;&quot;,&quot;&amp;&quot;&quot;&quot;&quot;&amp;[.L15]&amp;&quot;&quot;&quot;&quot;&amp;&quot;]}]},&quot;" table:style-name="ce17">
            <text:p>synonyms":["UPE330","UPE 330","upe 330"]}]},</text:p>
          </table:table-cell>
          <table:table-cell office:value-type="string" office:string-value="{&quot;UPE330&quot;: [{&quot;shape_coords&quot;:[330,105,11,16,18,18,52.5],&quot;shape_name&quot;:&quot;C-channel parallel flange&quot;,&quot;synonyms&quot;:[&quot;UPE330&quot;,&quot;UPE 330&quot;,&quot;upe 33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 &amp; &quot;],&quot; &amp; &quot;&quot;&quot;&quot; &amp;&quot;shape_name&quot;&amp;&quot;&quot;&quot;&quot; &amp; &quot;:&quot; &amp; &quot;&quot;&quot;&quot; &amp;[.I15] &amp; &quot;&quot;&quot;&quot; &amp; &quot;,&quot; &amp; &quot;&quot;&quot;&quot;&amp;[.M15]" table:style-name="ce5">
            <text:p>{"UPE330": [{"shape_coords":[330,105,11,16,18,18,52.5],"shape_name":"C-channel parallel flange","synonyms":["UPE330","UPE 330","upe 330"]}]}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UPE360</text:p>
          </table:table-cell>
          <table:table-cell office:value-type="float" office:value="360" table:style-name="ce7">
            <text:p>360</text:p>
          </table:table-cell>
          <table:table-cell office:value-type="float" office:value="110" table:style-name="ce7">
            <text:p>110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18">
            <text:p>18</text:p>
          </table:table-cell>
          <table:table-cell office:value-type="float" office:value="18" table:style-name="ce18">
            <text:p>18</text:p>
          </table:table-cell>
          <table:table-cell office:value-type="float" office:value="55" table:style-name="ce18">
            <text:p>5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360</text:p>
          </table:table-cell>
          <table:table-cell office:value-type="string" table:style-name="ce5">
            <text:p>UPE 360</text:p>
          </table:table-cell>
          <table:table-cell office:value-type="string" table:style-name="ce5">
            <text:p>upe 360</text:p>
          </table:table-cell>
          <table:table-cell office:value-type="string" office:string-value="synonyms&quot;:[&quot;UPE360&quot;,&quot;UPE 360&quot;,&quot;upe 360&quot;]}]}," table:formula="of:= &quot;synonyms&quot;&amp;&quot;&quot;&quot;&quot;&amp;&quot;:[&quot;&amp;&quot;&quot;&quot;&quot;&amp;[.J16]&amp;&quot;&quot;&quot;&quot;&amp;&quot;,&quot;&amp;&quot;&quot;&quot;&quot;&amp;[.K16]&amp;&quot;&quot;&quot;&quot;&amp;&quot;,&quot;&amp;&quot;&quot;&quot;&quot;&amp;[.L16]&amp;&quot;&quot;&quot;&quot;&amp;&quot;]}]},&quot;" table:style-name="ce17">
            <text:p>synonyms":["UPE360","UPE 360","upe 360"]}]},</text:p>
          </table:table-cell>
          <table:table-cell office:value-type="string" office:string-value="{&quot;UPE360&quot;: [{&quot;shape_coords&quot;:[360,110,12,17,18,18,55],&quot;shape_name&quot;:&quot;C-channel parallel flange&quot;,&quot;synonyms&quot;:[&quot;UPE360&quot;,&quot;UPE 360&quot;,&quot;upe 36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 &amp; &quot;],&quot; &amp; &quot;&quot;&quot;&quot; &amp;&quot;shape_name&quot;&amp;&quot;&quot;&quot;&quot; &amp; &quot;:&quot; &amp; &quot;&quot;&quot;&quot; &amp;[.I16] &amp; &quot;&quot;&quot;&quot; &amp; &quot;,&quot; &amp; &quot;&quot;&quot;&quot;&amp;[.M16]" table:style-name="ce5">
            <text:p>{"UPE360": [{"shape_coords":[360,110,12,17,18,18,55],"shape_name":"C-channel parallel flange","synonyms":["UPE360","UPE 360","upe 360"]}]},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UPE400</text:p>
          </table:table-cell>
          <table:table-cell office:value-type="float" office:value="400" table:style-name="ce7">
            <text:p>400</text:p>
          </table:table-cell>
          <table:table-cell office:value-type="float" office:value="115" table:style-name="ce7">
            <text:p>115</text:p>
          </table:table-cell>
          <table:table-cell office:value-type="string" table:style-name="ce7">
            <text:p>13.5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18">
            <text:p>18</text:p>
          </table:table-cell>
          <table:table-cell office:value-type="float" office:value="18" table:style-name="ce18">
            <text:p>18</text:p>
          </table:table-cell>
          <table:table-cell office:value-type="string" table:style-name="ce18">
            <text:p>57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400</text:p>
          </table:table-cell>
          <table:table-cell office:value-type="string" table:style-name="ce5">
            <text:p>UPE 400</text:p>
          </table:table-cell>
          <table:table-cell office:value-type="string" table:style-name="ce5">
            <text:p>upe 400</text:p>
          </table:table-cell>
          <table:table-cell office:value-type="string" office:string-value="synonyms&quot;:[&quot;UPE400&quot;,&quot;UPE 400&quot;,&quot;upe 400&quot;]}]}," table:formula="of:= &quot;synonyms&quot;&amp;&quot;&quot;&quot;&quot;&amp;&quot;:[&quot;&amp;&quot;&quot;&quot;&quot;&amp;[.J17]&amp;&quot;&quot;&quot;&quot;&amp;&quot;,&quot;&amp;&quot;&quot;&quot;&quot;&amp;[.K17]&amp;&quot;&quot;&quot;&quot;&amp;&quot;,&quot;&amp;&quot;&quot;&quot;&quot;&amp;[.L17]&amp;&quot;&quot;&quot;&quot;&amp;&quot;]}]},&quot;" table:style-name="ce17">
            <text:p>synonyms":["UPE400","UPE 400","upe 400"]}]},</text:p>
          </table:table-cell>
          <table:table-cell office:value-type="string" office:string-value="{&quot;UPE400&quot;: [{&quot;shape_coords&quot;:[400,115,13.5,18,18,18,57.5],&quot;shape_name&quot;:&quot;C-channel parallel flange&quot;,&quot;synonyms&quot;:[&quot;UPE400&quot;,&quot;UPE 400&quot;,&quot;upe 40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 &amp; &quot;],&quot; &amp; &quot;&quot;&quot;&quot; &amp;&quot;shape_name&quot;&amp;&quot;&quot;&quot;&quot; &amp; &quot;:&quot; &amp; &quot;&quot;&quot;&quot; &amp;[.I17] &amp; &quot;&quot;&quot;&quot; &amp; &quot;,&quot; &amp; &quot;&quot;&quot;&quot;&amp;[.M17]" table:style-name="ce5">
            <text:p>{"UPE400": [{"shape_coords":[400,115,13.5,18,18,18,57.5],"shape_name":"C-channel parallel flange","synonyms":["UPE400","UPE 400","upe 400"]}]},</text:p>
          </table:table-cell>
          <table:table-cell table:number-columns-repeated="16370"/>
        </table:table-row>
        <table:table-row table:style-name="ro1">
          <table:table-cell table:style-name="ce1"/>
          <table:table-cell table:number-columns-repeated="6" table:style-name="ce10"/>
          <table:table-cell table:number-columns-repeated="16377" table:style-name="ce1"/>
        </table:table-row>
        <table:table-row table:style-name="ro1">
          <table:table-cell table:style-name="ce1"/>
          <table:table-cell table:number-columns-repeated="2" table:style-name="ce10"/>
          <table:table-cell office:value-type="string" table:style-name="ce10">
            <text:p>CONTROLEREN</text:p>
          </table:table-cell>
          <table:table-cell table:number-columns-repeated="3" table:style-name="ce10"/>
          <table:table-cell table:number-columns-repeated="16377" table:style-name="ce1"/>
        </table:table-row>
        <table:table-row table:number-rows-repeated="1048557" table:style-name="ro5">
          <table:table-cell table:number-columns-repeated="16384"/>
        </table:table-row>
      </table:table>
      <table:table table:name="LAngle" table:style-name="ta2">
        <table:table-column table:style-name="co16" table:default-cell-style-name="ce10"/>
        <table:table-column table:style-name="co8" table:number-columns-repeated="6" table:default-cell-style-name="ce10"/>
        <table:table-column table:style-name="co17" table:default-cell-style-name="ce10"/>
        <table:table-column table:style-name="co18" table:default-cell-style-name="ce10"/>
        <table:table-column table:style-name="co8" table:default-cell-style-name="ce10"/>
        <table:table-column table:style-name="co19" table:default-cell-style-name="ce10"/>
        <table:table-column table:style-name="co20" table:default-cell-style-name="ce10"/>
        <table:table-column table:style-name="co8" table:number-columns-repeated="2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8" table:number-columns-repeated="16367" table:default-cell-style-name="ce10"/>
        <table:table-row table:style-name="ro1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2">
            <text:p>ex</text:p>
          </table:table-cell>
          <table:table-cell office:value-type="string" table:style-name="ce2">
            <text:p>ey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7"/>
          <table:table-cell table:number-columns-repeated="16372" table:style-name="ce10"/>
        </table:table-row>
        <table:table-row table:style-name="ro1">
          <table:table-cell table:style-name="ce2"/>
          <table:table-cell table:number-columns-repeated="6" table:style-name="ce3"/>
          <table:table-cell office:value-type="string" table:style-name="ce2">
            <text:p>centroid horizontal</text:p>
          </table:table-cell>
          <table:table-cell table:style-name="ce2"/>
          <table:table-cell table:number-columns-repeated="2" table:style-name="ce3"/>
          <table:table-cell table:style-name="ce7"/>
          <table:table-cell table:number-columns-repeated="16372" table:style-name="ce10"/>
        </table:table-row>
        <table:table-row table:style-name="ro1">
          <table:table-cell table:style-name="ce2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3">
            <text:p>Langle</text:p>
          </table:table-cell>
          <table:table-cell table:style-name="ce3"/>
          <table:table-cell table:style-name="ce7"/>
          <table:table-cell table:number-columns-repeated="16372" table:style-name="ce10"/>
        </table:table-row>
        <table:table-row table:style-name="ro1">
          <table:table-cell table:number-columns-repeated="16384" table:style-name="ce10"/>
        </table:table-row>
        <table:table-row table:style-name="ro1">
          <table:table-cell office:value-type="string" table:style-name="ce12">
            <text:p>L16/16/3</text:p>
          </table:table-cell>
          <table:table-cell office:value-type="float" office:value="16" table:style-name="ce12">
            <text:p>16</text:p>
          </table:table-cell>
          <table:table-cell office:value-type="float" office:value="16" table:style-name="ce12">
            <text:p>16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2.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6/16/3</text:p>
          </table:table-cell>
          <table:table-cell office:value-type="string" table:style-name="ce12">
            <text:p>L16/16/3</text:p>
          </table:table-cell>
          <table:table-cell office:value-type="string" table:style-name="ce12">
            <text:p>L16x16x3</text:p>
          </table:table-cell>
          <table:table-cell office:value-type="string" table:style-name="ce13">
            <text:p>L16x3</text:p>
          </table:table-cell>
          <table:table-cell office:value-type="string" table:style-name="ce13">
            <text:p>LEQU TOEVOEGEN</text:p>
          </table:table-cell>
          <table:table-cell office:value-type="string" office:string-value="synonyms&quot;:[&quot;H16/16/3&quot;,&quot;L16/16/3&quot;,&quot;L16x16x3&quot;,&quot;L16x3&quot;]}]}," table:formula="of:= &quot;synonyms&quot;&amp;&quot;&quot;&quot;&quot;&amp;&quot;:[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9">
            <text:p>synonyms":["H16/16/3","L16/16/3","L16x16x3","L16x3"]}]},</text:p>
          </table:table-cell>
          <table:table-cell office:value-type="string" office:string-value="{&quot;L16/16/3&quot;: [{&quot;shape_coords&quot;:[16,16,3,3,5,2.5,8,8],&quot;shape_name&quot;:&quot;LAngle&quot;,&quot;synonyms&quot;:[&quot;H16/16/3&quot;,&quot;L16/16/3&quot;,&quot;L16x16x3&quot;,&quot;L16x3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 &amp; &quot;],&quot; &amp; &quot;&quot;&quot;&quot; &amp;&quot;shape_name&quot;&amp;&quot;&quot;&quot;&quot; &amp; &quot;:&quot; &amp; &quot;&quot;&quot;&quot; &amp;[.J5] &amp; &quot;&quot;&quot;&quot; &amp; &quot;,&quot; &amp; &quot;&quot;&quot;&quot;&amp;[.P5]" table:style-name="ce5">
            <text:p>{"L16/16/3": [{"shape_coords":[16,16,3,3,5,2.5,8,8],"shape_name":"LAngle","synonyms":["H16/16/3","L16/16/3","L16x16x3","L16x3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16/16/4</text:p>
          </table:table-cell>
          <table:table-cell office:value-type="float" office:value="16" table:style-name="ce12">
            <text:p>16</text:p>
          </table:table-cell>
          <table:table-cell office:value-type="float" office:value="16" table:style-name="ce12">
            <text:p>16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3">
            <text:p>6</text:p>
          </table:table-cell>
          <table:table-cell office:value-type="float" office:value="3" table:style-name="ce13">
            <text:p>3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6/16/4</text:p>
          </table:table-cell>
          <table:table-cell office:value-type="string" table:style-name="ce12">
            <text:p>L16/16/4</text:p>
          </table:table-cell>
          <table:table-cell office:value-type="string" table:style-name="ce12">
            <text:p>L16x16x4</text:p>
          </table:table-cell>
          <table:table-cell office:value-type="string" table:style-name="ce13">
            <text:p>L16x4</text:p>
          </table:table-cell>
          <table:table-cell table:style-name="ce10"/>
          <table:table-cell office:value-type="string" office:string-value="synonyms&quot;:[&quot;H16/16/4&quot;,&quot;L16/16/4&quot;,&quot;L16x16x4&quot;,&quot;L16x4&quot;]}]}," table:formula="of:= &quot;synonyms&quot;&amp;&quot;&quot;&quot;&quot;&amp;&quot;:[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9">
            <text:p>synonyms":["H16/16/4","L16/16/4","L16x16x4","L16x4"]}]},</text:p>
          </table:table-cell>
          <table:table-cell office:value-type="string" office:string-value="{&quot;L16/16/4&quot;: [{&quot;shape_coords&quot;:[16,16,4,4,6,3,8,8],&quot;shape_name&quot;:&quot;LAngle&quot;,&quot;synonyms&quot;:[&quot;H16/16/4&quot;,&quot;L16/16/4&quot;,&quot;L16x16x4&quot;,&quot;L16x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 &amp; &quot;],&quot; &amp; &quot;&quot;&quot;&quot; &amp;&quot;shape_name&quot;&amp;&quot;&quot;&quot;&quot; &amp; &quot;:&quot; &amp; &quot;&quot;&quot;&quot; &amp;[.J6] &amp; &quot;&quot;&quot;&quot; &amp; &quot;,&quot; &amp; &quot;&quot;&quot;&quot;&amp;[.P6]" table:style-name="ce5">
            <text:p>{"L16/16/4": [{"shape_coords":[16,16,4,4,6,3,8,8],"shape_name":"LAngle","synonyms":["H16/16/4","L16/16/4","L16x16x4","L16x4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20/20/3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2.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20/20/3</text:p>
          </table:table-cell>
          <table:table-cell office:value-type="string" table:style-name="ce12">
            <text:p>L20/20/3</text:p>
          </table:table-cell>
          <table:table-cell office:value-type="string" table:style-name="ce12">
            <text:p>L20x20x3</text:p>
          </table:table-cell>
          <table:table-cell office:value-type="string" table:style-name="ce13">
            <text:p>L20x20x3</text:p>
          </table:table-cell>
          <table:table-cell table:style-name="ce10"/>
          <table:table-cell office:value-type="string" office:string-value="synonyms&quot;:[&quot;H20/20/3&quot;,&quot;L20/20/3&quot;,&quot;L20x20x3&quot;,&quot;L20x20x3&quot;]}]}," table:formula="of:= &quot;synonyms&quot;&amp;&quot;&quot;&quot;&quot;&amp;&quot;:[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9">
            <text:p>synonyms":["H20/20/3","L20/20/3","L20x20x3","L20x20x3"]}]},</text:p>
          </table:table-cell>
          <table:table-cell office:value-type="string" office:string-value="{&quot;L20/20/3&quot;: [{&quot;shape_coords&quot;:[20,20,3,3,5,2.5,10,10],&quot;shape_name&quot;:&quot;LAngle&quot;,&quot;synonyms&quot;:[&quot;H20/20/3&quot;,&quot;L20/20/3&quot;,&quot;L20x20x3&quot;,&quot;L20x20x3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 &amp; &quot;],&quot; &amp; &quot;&quot;&quot;&quot; &amp;&quot;shape_name&quot;&amp;&quot;&quot;&quot;&quot; &amp; &quot;:&quot; &amp; &quot;&quot;&quot;&quot; &amp;[.J7] &amp; &quot;&quot;&quot;&quot; &amp; &quot;,&quot; &amp; &quot;&quot;&quot;&quot;&amp;[.P7]" table:style-name="ce5">
            <text:p>{"L20/20/3": [{"shape_coords":[20,20,3,3,5,2.5,10,10],"shape_name":"LAngle","synonyms":["H20/20/3","L20/20/3","L20x20x3","L20x20x3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20/20/4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3">
            <text:p>6</text:p>
          </table:table-cell>
          <table:table-cell office:value-type="float" office:value="3" table:style-name="ce13">
            <text:p>3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20/20/4</text:p>
          </table:table-cell>
          <table:table-cell office:value-type="string" table:style-name="ce12">
            <text:p>L20/20/4</text:p>
          </table:table-cell>
          <table:table-cell office:value-type="string" table:style-name="ce12">
            <text:p>L20x20x4</text:p>
          </table:table-cell>
          <table:table-cell office:value-type="string" table:style-name="ce13">
            <text:p>L20x20x4</text:p>
          </table:table-cell>
          <table:table-cell table:style-name="ce10"/>
          <table:table-cell office:value-type="string" office:string-value="synonyms&quot;:[&quot;H20/20/4&quot;,&quot;L20/20/4&quot;,&quot;L20x20x4&quot;,&quot;L20x20x4&quot;]}]}," table:formula="of:= &quot;synonyms&quot;&amp;&quot;&quot;&quot;&quot;&amp;&quot;:[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9">
            <text:p>synonyms":["H20/20/4","L20/20/4","L20x20x4","L20x20x4"]}]},</text:p>
          </table:table-cell>
          <table:table-cell office:value-type="string" office:string-value="{&quot;L20/20/4&quot;: [{&quot;shape_coords&quot;:[20,20,4,4,6,3,10,10],&quot;shape_name&quot;:&quot;LAngle&quot;,&quot;synonyms&quot;:[&quot;H20/20/4&quot;,&quot;L20/20/4&quot;,&quot;L20x20x4&quot;,&quot;L20x20x4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 &amp; &quot;],&quot; &amp; &quot;&quot;&quot;&quot; &amp;&quot;shape_name&quot;&amp;&quot;&quot;&quot;&quot; &amp; &quot;:&quot; &amp; &quot;&quot;&quot;&quot; &amp;[.J8] &amp; &quot;&quot;&quot;&quot; &amp; &quot;,&quot; &amp; &quot;&quot;&quot;&quot;&amp;[.P8]" table:style-name="ce5">
            <text:p>{"L20/20/4": [{"shape_coords":[20,20,4,4,6,3,10,10],"shape_name":"LAngle","synonyms":["H20/20/4","L20/20/4","L20x20x4","L20x20x4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25/25/3</text:p>
          </table:table-cell>
          <table:table-cell office:value-type="float" office:value="25" table:style-name="ce12">
            <text:p>25</text:p>
          </table:table-cell>
          <table:table-cell office:value-type="float" office:value="25" table:style-name="ce12">
            <text:p>25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2.5</text:p>
          </table:table-cell>
          <table:table-cell office:value-type="string" table:style-name="ce13">
            <text:p>12.5</text:p>
          </table:table-cell>
          <table:table-cell office:value-type="string" table:style-name="ce13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25/25/3</text:p>
          </table:table-cell>
          <table:table-cell office:value-type="string" table:style-name="ce12">
            <text:p>L25/25/3</text:p>
          </table:table-cell>
          <table:table-cell office:value-type="string" table:style-name="ce12">
            <text:p>L25x25x3</text:p>
          </table:table-cell>
          <table:table-cell office:value-type="string" table:style-name="ce13">
            <text:p>L25x25x3</text:p>
          </table:table-cell>
          <table:table-cell table:style-name="ce10"/>
          <table:table-cell office:value-type="string" office:string-value="synonyms&quot;:[&quot;H25/25/3&quot;,&quot;L25/25/3&quot;,&quot;L25x25x3&quot;,&quot;L25x25x3&quot;]}]}," table:formula="of:= &quot;synonyms&quot;&amp;&quot;&quot;&quot;&quot;&amp;&quot;:[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9">
            <text:p>synonyms":["H25/25/3","L25/25/3","L25x25x3","L25x25x3"]}]},</text:p>
          </table:table-cell>
          <table:table-cell office:value-type="string" office:string-value="{&quot;L25/25/3&quot;: [{&quot;shape_coords&quot;:[25,25,3,3,5,2.5,12.5,12.5],&quot;shape_name&quot;:&quot;LAngle&quot;,&quot;synonyms&quot;:[&quot;H25/25/3&quot;,&quot;L25/25/3&quot;,&quot;L25x25x3&quot;,&quot;L25x25x3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 &amp; &quot;],&quot; &amp; &quot;&quot;&quot;&quot; &amp;&quot;shape_name&quot;&amp;&quot;&quot;&quot;&quot; &amp; &quot;:&quot; &amp; &quot;&quot;&quot;&quot; &amp;[.J9] &amp; &quot;&quot;&quot;&quot; &amp; &quot;,&quot; &amp; &quot;&quot;&quot;&quot;&amp;[.P9]" table:style-name="ce5">
            <text:p>{"L25/25/3": [{"shape_coords":[25,25,3,3,5,2.5,12.5,12.5],"shape_name":"LAngle","synonyms":["H25/25/3","L25/25/3","L25x25x3","L25x25x3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25/25/4</text:p>
          </table:table-cell>
          <table:table-cell office:value-type="float" office:value="25" table:style-name="ce12">
            <text:p>25</text:p>
          </table:table-cell>
          <table:table-cell office:value-type="float" office:value="25" table:style-name="ce12">
            <text:p>25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3">
            <text:p>6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12.5</text:p>
          </table:table-cell>
          <table:table-cell office:value-type="string" table:style-name="ce13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25/25/4</text:p>
          </table:table-cell>
          <table:table-cell office:value-type="string" table:style-name="ce12">
            <text:p>L25/25/4</text:p>
          </table:table-cell>
          <table:table-cell office:value-type="string" table:style-name="ce12">
            <text:p>L25x25x4</text:p>
          </table:table-cell>
          <table:table-cell office:value-type="string" table:style-name="ce13">
            <text:p>L25x25x4</text:p>
          </table:table-cell>
          <table:table-cell table:style-name="ce10"/>
          <table:table-cell office:value-type="string" office:string-value="synonyms&quot;:[&quot;H25/25/4&quot;,&quot;L25/25/4&quot;,&quot;L25x25x4&quot;,&quot;L25x25x4&quot;]}]}," table:formula="of:= &quot;synonyms&quot;&amp;&quot;&quot;&quot;&quot;&amp;&quot;:[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9">
            <text:p>synonyms":["H25/25/4","L25/25/4","L25x25x4","L25x25x4"]}]},</text:p>
          </table:table-cell>
          <table:table-cell office:value-type="string" office:string-value="{&quot;L25/25/4&quot;: [{&quot;shape_coords&quot;:[25,25,4,4,6,3,12.5,12.5],&quot;shape_name&quot;:&quot;LAngle&quot;,&quot;synonyms&quot;:[&quot;H25/25/4&quot;,&quot;L25/25/4&quot;,&quot;L25x25x4&quot;,&quot;L25x25x4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 &amp; &quot;],&quot; &amp; &quot;&quot;&quot;&quot; &amp;&quot;shape_name&quot;&amp;&quot;&quot;&quot;&quot; &amp; &quot;:&quot; &amp; &quot;&quot;&quot;&quot; &amp;[.J10] &amp; &quot;&quot;&quot;&quot; &amp; &quot;,&quot; &amp; &quot;&quot;&quot;&quot;&amp;[.P10]" table:style-name="ce5">
            <text:p>{"L25/25/4": [{"shape_coords":[25,25,4,4,6,3,12.5,12.5],"shape_name":"LAngle","synonyms":["H25/25/4","L25/25/4","L25x25x4","L25x25x4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25/25/5</text:p>
          </table:table-cell>
          <table:table-cell office:value-type="float" office:value="25" table:style-name="ce12">
            <text:p>25</text:p>
          </table:table-cell>
          <table:table-cell office:value-type="float" office:value="25" table:style-name="ce12">
            <text:p>25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3.5</text:p>
          </table:table-cell>
          <table:table-cell office:value-type="string" table:style-name="ce13">
            <text:p>12.5</text:p>
          </table:table-cell>
          <table:table-cell office:value-type="string" table:style-name="ce13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25/25/5</text:p>
          </table:table-cell>
          <table:table-cell office:value-type="string" table:style-name="ce12">
            <text:p>L25/25/5</text:p>
          </table:table-cell>
          <table:table-cell office:value-type="string" table:style-name="ce12">
            <text:p>L25x25x5</text:p>
          </table:table-cell>
          <table:table-cell office:value-type="string" table:style-name="ce13">
            <text:p>L25x25x5</text:p>
          </table:table-cell>
          <table:table-cell table:style-name="ce10"/>
          <table:table-cell office:value-type="string" office:string-value="synonyms&quot;:[&quot;H25/25/5&quot;,&quot;L25/25/5&quot;,&quot;L25x25x5&quot;,&quot;L25x25x5&quot;]}]}," table:formula="of:= &quot;synonyms&quot;&amp;&quot;&quot;&quot;&quot;&amp;&quot;:[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9">
            <text:p>synonyms":["H25/25/5","L25/25/5","L25x25x5","L25x25x5"]}]},</text:p>
          </table:table-cell>
          <table:table-cell office:value-type="string" office:string-value="{&quot;L25/25/5&quot;: [{&quot;shape_coords&quot;:[25,25,5,5,7,3.5,12.5,12.5],&quot;shape_name&quot;:&quot;LAngle&quot;,&quot;synonyms&quot;:[&quot;H25/25/5&quot;,&quot;L25/25/5&quot;,&quot;L25x25x5&quot;,&quot;L25x25x5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 &amp; &quot;],&quot; &amp; &quot;&quot;&quot;&quot; &amp;&quot;shape_name&quot;&amp;&quot;&quot;&quot;&quot; &amp; &quot;:&quot; &amp; &quot;&quot;&quot;&quot; &amp;[.J11] &amp; &quot;&quot;&quot;&quot; &amp; &quot;,&quot; &amp; &quot;&quot;&quot;&quot;&amp;[.P11]" table:style-name="ce5">
            <text:p>{"L25/25/5": [{"shape_coords":[25,25,5,5,7,3.5,12.5,12.5],"shape_name":"LAngle","synonyms":["H25/25/5","L25/25/5","L25x25x5","L25x25x5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30/30/3</text:p>
          </table:table-cell>
          <table:table-cell office:value-type="float" office:value="30" table:style-name="ce12">
            <text:p>30</text:p>
          </table:table-cell>
          <table:table-cell office:value-type="float" office:value="30" table:style-name="ce12">
            <text:p>30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5.5</text:p>
          </table:table-cell>
          <table:table-cell office:value-type="string" table:style-name="ce13">
            <text:p>2.75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30/30/3</text:p>
          </table:table-cell>
          <table:table-cell office:value-type="string" table:style-name="ce12">
            <text:p>L30/30/3</text:p>
          </table:table-cell>
          <table:table-cell office:value-type="string" table:style-name="ce12">
            <text:p>L30x30x3</text:p>
          </table:table-cell>
          <table:table-cell office:value-type="string" table:style-name="ce13">
            <text:p>L30x30x3</text:p>
          </table:table-cell>
          <table:table-cell table:style-name="ce10"/>
          <table:table-cell office:value-type="string" office:string-value="synonyms&quot;:[&quot;H30/30/3&quot;,&quot;L30/30/3&quot;,&quot;L30x30x3&quot;,&quot;L30x30x3&quot;]}]}," table:formula="of:= &quot;synonyms&quot;&amp;&quot;&quot;&quot;&quot;&amp;&quot;:[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9">
            <text:p>synonyms":["H30/30/3","L30/30/3","L30x30x3","L30x30x3"]}]},</text:p>
          </table:table-cell>
          <table:table-cell office:value-type="string" office:string-value="{&quot;L30/30/3&quot;: [{&quot;shape_coords&quot;:[30,30,3,3,5.5,2.75,15,15],&quot;shape_name&quot;:&quot;LAngle&quot;,&quot;synonyms&quot;:[&quot;H30/30/3&quot;,&quot;L30/30/3&quot;,&quot;L30x30x3&quot;,&quot;L30x30x3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 &amp; &quot;],&quot; &amp; &quot;&quot;&quot;&quot; &amp;&quot;shape_name&quot;&amp;&quot;&quot;&quot;&quot; &amp; &quot;:&quot; &amp; &quot;&quot;&quot;&quot; &amp;[.J12] &amp; &quot;&quot;&quot;&quot; &amp; &quot;,&quot; &amp; &quot;&quot;&quot;&quot;&amp;[.P12]" table:style-name="ce5">
            <text:p>{"L30/30/3": [{"shape_coords":[30,30,3,3,5.5,2.75,15,15],"shape_name":"LAngle","synonyms":["H30/30/3","L30/30/3","L30x30x3","L30x30x3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30/30/4</text:p>
          </table:table-cell>
          <table:table-cell office:value-type="float" office:value="30" table:style-name="ce12">
            <text:p>30</text:p>
          </table:table-cell>
          <table:table-cell office:value-type="float" office:value="30" table:style-name="ce12">
            <text:p>30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6.5</text:p>
          </table:table-cell>
          <table:table-cell office:value-type="string" table:style-name="ce13">
            <text:p>3.25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30/30/4</text:p>
          </table:table-cell>
          <table:table-cell office:value-type="string" table:style-name="ce12">
            <text:p>L30/30/4</text:p>
          </table:table-cell>
          <table:table-cell office:value-type="string" table:style-name="ce12">
            <text:p>L30x30x4</text:p>
          </table:table-cell>
          <table:table-cell office:value-type="string" table:style-name="ce13">
            <text:p>L30x30x4</text:p>
          </table:table-cell>
          <table:table-cell table:style-name="ce10"/>
          <table:table-cell office:value-type="string" office:string-value="synonyms&quot;:[&quot;H30/30/4&quot;,&quot;L30/30/4&quot;,&quot;L30x30x4&quot;,&quot;L30x30x4&quot;]}]}," table:formula="of:= &quot;synonyms&quot;&amp;&quot;&quot;&quot;&quot;&amp;&quot;:[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9">
            <text:p>synonyms":["H30/30/4","L30/30/4","L30x30x4","L30x30x4"]}]},</text:p>
          </table:table-cell>
          <table:table-cell office:value-type="string" office:string-value="{&quot;L30/30/4&quot;: [{&quot;shape_coords&quot;:[30,30,4,4,6.5,3.25,15,15],&quot;shape_name&quot;:&quot;LAngle&quot;,&quot;synonyms&quot;:[&quot;H30/30/4&quot;,&quot;L30/30/4&quot;,&quot;L30x30x4&quot;,&quot;L30x30x4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 &amp; &quot;],&quot; &amp; &quot;&quot;&quot;&quot; &amp;&quot;shape_name&quot;&amp;&quot;&quot;&quot;&quot; &amp; &quot;:&quot; &amp; &quot;&quot;&quot;&quot; &amp;[.J13] &amp; &quot;&quot;&quot;&quot; &amp; &quot;,&quot; &amp; &quot;&quot;&quot;&quot;&amp;[.P13]" table:style-name="ce5">
            <text:p>{"L30/30/4": [{"shape_coords":[30,30,4,4,6.5,3.25,15,15],"shape_name":"LAngle","synonyms":["H30/30/4","L30/30/4","L30x30x4","L30x30x4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30/30/5</text:p>
          </table:table-cell>
          <table:table-cell office:value-type="float" office:value="30" table:style-name="ce12">
            <text:p>30</text:p>
          </table:table-cell>
          <table:table-cell office:value-type="float" office:value="30" table:style-name="ce12">
            <text:p>30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string" table:style-name="ce13">
            <text:p>7.5</text:p>
          </table:table-cell>
          <table:table-cell office:value-type="string" table:style-name="ce13">
            <text:p>3.75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30/30/5</text:p>
          </table:table-cell>
          <table:table-cell office:value-type="string" table:style-name="ce12">
            <text:p>L30/30/5</text:p>
          </table:table-cell>
          <table:table-cell office:value-type="string" table:style-name="ce12">
            <text:p>L30x30x5</text:p>
          </table:table-cell>
          <table:table-cell office:value-type="string" table:style-name="ce13">
            <text:p>L30x30x5</text:p>
          </table:table-cell>
          <table:table-cell table:style-name="ce10"/>
          <table:table-cell office:value-type="string" office:string-value="synonyms&quot;:[&quot;H30/30/5&quot;,&quot;L30/30/5&quot;,&quot;L30x30x5&quot;,&quot;L30x30x5&quot;]}]}," table:formula="of:= &quot;synonyms&quot;&amp;&quot;&quot;&quot;&quot;&amp;&quot;:[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9">
            <text:p>synonyms":["H30/30/5","L30/30/5","L30x30x5","L30x30x5"]}]},</text:p>
          </table:table-cell>
          <table:table-cell office:value-type="string" office:string-value="{&quot;L30/30/5&quot;: [{&quot;shape_coords&quot;:[30,30,5,5,7.5,3.75,15,15],&quot;shape_name&quot;:&quot;LAngle&quot;,&quot;synonyms&quot;:[&quot;H30/30/5&quot;,&quot;L30/30/5&quot;,&quot;L30x30x5&quot;,&quot;L30x30x5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 &amp; &quot;],&quot; &amp; &quot;&quot;&quot;&quot; &amp;&quot;shape_name&quot;&amp;&quot;&quot;&quot;&quot; &amp; &quot;:&quot; &amp; &quot;&quot;&quot;&quot; &amp;[.J14] &amp; &quot;&quot;&quot;&quot; &amp; &quot;,&quot; &amp; &quot;&quot;&quot;&quot;&amp;[.P14]" table:style-name="ce5">
            <text:p>{"L30/30/5": [{"shape_coords":[30,30,5,5,7.5,3.75,15,15],"shape_name":"LAngle","synonyms":["H30/30/5","L30/30/5","L30x30x5","L30x30x5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30/30/6</text:p>
          </table:table-cell>
          <table:table-cell office:value-type="float" office:value="30" table:style-name="ce12">
            <text:p>30</text:p>
          </table:table-cell>
          <table:table-cell office:value-type="float" office:value="30" table:style-name="ce12">
            <text:p>3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string" table:style-name="ce13">
            <text:p>8.5</text:p>
          </table:table-cell>
          <table:table-cell office:value-type="string" table:style-name="ce13">
            <text:p>4.25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30/30/6</text:p>
          </table:table-cell>
          <table:table-cell office:value-type="string" table:style-name="ce12">
            <text:p>L30/30/6</text:p>
          </table:table-cell>
          <table:table-cell office:value-type="string" table:style-name="ce12">
            <text:p>L30x30x6</text:p>
          </table:table-cell>
          <table:table-cell office:value-type="string" table:style-name="ce13">
            <text:p>L30x30x6</text:p>
          </table:table-cell>
          <table:table-cell table:style-name="ce10"/>
          <table:table-cell office:value-type="string" office:string-value="synonyms&quot;:[&quot;H30/30/6&quot;,&quot;L30/30/6&quot;,&quot;L30x30x6&quot;,&quot;L30x30x6&quot;]}]}," table:formula="of:= &quot;synonyms&quot;&amp;&quot;&quot;&quot;&quot;&amp;&quot;:[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9">
            <text:p>synonyms":["H30/30/6","L30/30/6","L30x30x6","L30x30x6"]}]},</text:p>
          </table:table-cell>
          <table:table-cell office:value-type="string" office:string-value="{&quot;L30/30/6&quot;: [{&quot;shape_coords&quot;:[30,30,6,6,8.5,4.25,15,15],&quot;shape_name&quot;:&quot;LAngle&quot;,&quot;synonyms&quot;:[&quot;H30/30/6&quot;,&quot;L30/30/6&quot;,&quot;L30x30x6&quot;,&quot;L30x30x6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 &amp; &quot;],&quot; &amp; &quot;&quot;&quot;&quot; &amp;&quot;shape_name&quot;&amp;&quot;&quot;&quot;&quot; &amp; &quot;:&quot; &amp; &quot;&quot;&quot;&quot; &amp;[.J15] &amp; &quot;&quot;&quot;&quot; &amp; &quot;,&quot; &amp; &quot;&quot;&quot;&quot;&amp;[.P15]" table:style-name="ce5">
            <text:p>{"L30/30/6": [{"shape_coords":[30,30,6,6,8.5,4.25,15,15],"shape_name":"LAngle","synonyms":["H30/30/6","L30/30/6","L30x30x6","L30x30x6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35/35/3</text:p>
          </table:table-cell>
          <table:table-cell office:value-type="float" office:value="35" table:style-name="ce12">
            <text:p>35</text:p>
          </table:table-cell>
          <table:table-cell office:value-type="float" office:value="35" table:style-name="ce12">
            <text:p>35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5.5</text:p>
          </table:table-cell>
          <table:table-cell office:value-type="string" table:style-name="ce13">
            <text:p>2.75</text:p>
          </table:table-cell>
          <table:table-cell office:value-type="string" table:style-name="ce13">
            <text:p>17.5</text:p>
          </table:table-cell>
          <table:table-cell office:value-type="string" table:style-name="ce13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35/35/3</text:p>
          </table:table-cell>
          <table:table-cell office:value-type="string" table:style-name="ce12">
            <text:p>L35/35/3</text:p>
          </table:table-cell>
          <table:table-cell office:value-type="string" table:style-name="ce12">
            <text:p>L35x35x3</text:p>
          </table:table-cell>
          <table:table-cell office:value-type="string" table:style-name="ce13">
            <text:p>L35x35x3</text:p>
          </table:table-cell>
          <table:table-cell table:style-name="ce10"/>
          <table:table-cell office:value-type="string" office:string-value="synonyms&quot;:[&quot;H35/35/3&quot;,&quot;L35/35/3&quot;,&quot;L35x35x3&quot;,&quot;L35x35x3&quot;]}]}," table:formula="of:= &quot;synonyms&quot;&amp;&quot;&quot;&quot;&quot;&amp;&quot;:[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9">
            <text:p>synonyms":["H35/35/3","L35/35/3","L35x35x3","L35x35x3"]}]},</text:p>
          </table:table-cell>
          <table:table-cell office:value-type="string" office:string-value="{&quot;L35/35/3&quot;: [{&quot;shape_coords&quot;:[35,35,3,3,5.5,2.75,17.5,17.5],&quot;shape_name&quot;:&quot;LAngle&quot;,&quot;synonyms&quot;:[&quot;H35/35/3&quot;,&quot;L35/35/3&quot;,&quot;L35x35x3&quot;,&quot;L35x35x3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 &amp; &quot;],&quot; &amp; &quot;&quot;&quot;&quot; &amp;&quot;shape_name&quot;&amp;&quot;&quot;&quot;&quot; &amp; &quot;:&quot; &amp; &quot;&quot;&quot;&quot; &amp;[.J16] &amp; &quot;&quot;&quot;&quot; &amp; &quot;,&quot; &amp; &quot;&quot;&quot;&quot;&amp;[.P16]" table:style-name="ce5">
            <text:p>{"L35/35/3": [{"shape_coords":[35,35,3,3,5.5,2.75,17.5,17.5],"shape_name":"LAngle","synonyms":["H35/35/3","L35/35/3","L35x35x3","L35x35x3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35/35/4</text:p>
          </table:table-cell>
          <table:table-cell office:value-type="float" office:value="35" table:style-name="ce12">
            <text:p>35</text:p>
          </table:table-cell>
          <table:table-cell office:value-type="float" office:value="35" table:style-name="ce12">
            <text:p>35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6.5</text:p>
          </table:table-cell>
          <table:table-cell office:value-type="string" table:style-name="ce13">
            <text:p>3.25</text:p>
          </table:table-cell>
          <table:table-cell office:value-type="string" table:style-name="ce13">
            <text:p>17.5</text:p>
          </table:table-cell>
          <table:table-cell office:value-type="string" table:style-name="ce13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35/35/4</text:p>
          </table:table-cell>
          <table:table-cell office:value-type="string" table:style-name="ce12">
            <text:p>L35/35/4</text:p>
          </table:table-cell>
          <table:table-cell office:value-type="string" table:style-name="ce12">
            <text:p>L35x35x4</text:p>
          </table:table-cell>
          <table:table-cell office:value-type="string" table:style-name="ce13">
            <text:p>L35x35x4</text:p>
          </table:table-cell>
          <table:table-cell table:style-name="ce10"/>
          <table:table-cell office:value-type="string" office:string-value="synonyms&quot;:[&quot;H35/35/4&quot;,&quot;L35/35/4&quot;,&quot;L35x35x4&quot;,&quot;L35x35x4&quot;]}]}," table:formula="of:= &quot;synonyms&quot;&amp;&quot;&quot;&quot;&quot;&amp;&quot;:[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9">
            <text:p>synonyms":["H35/35/4","L35/35/4","L35x35x4","L35x35x4"]}]},</text:p>
          </table:table-cell>
          <table:table-cell office:value-type="string" office:string-value="{&quot;L35/35/4&quot;: [{&quot;shape_coords&quot;:[35,35,4,4,6.5,3.25,17.5,17.5],&quot;shape_name&quot;:&quot;LAngle&quot;,&quot;synonyms&quot;:[&quot;H35/35/4&quot;,&quot;L35/35/4&quot;,&quot;L35x35x4&quot;,&quot;L35x35x4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 &amp; &quot;],&quot; &amp; &quot;&quot;&quot;&quot; &amp;&quot;shape_name&quot;&amp;&quot;&quot;&quot;&quot; &amp; &quot;:&quot; &amp; &quot;&quot;&quot;&quot; &amp;[.J17] &amp; &quot;&quot;&quot;&quot; &amp; &quot;,&quot; &amp; &quot;&quot;&quot;&quot;&amp;[.P17]" table:style-name="ce5">
            <text:p>{"L35/35/4": [{"shape_coords":[35,35,4,4,6.5,3.25,17.5,17.5],"shape_name":"LAngle","synonyms":["H35/35/4","L35/35/4","L35x35x4","L35x35x4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35/35/5</text:p>
          </table:table-cell>
          <table:table-cell office:value-type="float" office:value="35" table:style-name="ce12">
            <text:p>35</text:p>
          </table:table-cell>
          <table:table-cell office:value-type="float" office:value="35" table:style-name="ce12">
            <text:p>35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string" table:style-name="ce13">
            <text:p>7.5</text:p>
          </table:table-cell>
          <table:table-cell office:value-type="string" table:style-name="ce13">
            <text:p>3.75</text:p>
          </table:table-cell>
          <table:table-cell office:value-type="string" table:style-name="ce13">
            <text:p>17.5</text:p>
          </table:table-cell>
          <table:table-cell office:value-type="string" table:style-name="ce13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35/35/5</text:p>
          </table:table-cell>
          <table:table-cell office:value-type="string" table:style-name="ce12">
            <text:p>L35/35/5</text:p>
          </table:table-cell>
          <table:table-cell office:value-type="string" table:style-name="ce12">
            <text:p>L35x35x5</text:p>
          </table:table-cell>
          <table:table-cell office:value-type="string" table:style-name="ce13">
            <text:p>L35x35x5</text:p>
          </table:table-cell>
          <table:table-cell table:style-name="ce10"/>
          <table:table-cell office:value-type="string" office:string-value="synonyms&quot;:[&quot;H35/35/5&quot;,&quot;L35/35/5&quot;,&quot;L35x35x5&quot;,&quot;L35x35x5&quot;]}]}," table:formula="of:= &quot;synonyms&quot;&amp;&quot;&quot;&quot;&quot;&amp;&quot;:[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9">
            <text:p>synonyms":["H35/35/5","L35/35/5","L35x35x5","L35x35x5"]}]},</text:p>
          </table:table-cell>
          <table:table-cell office:value-type="string" office:string-value="{&quot;L35/35/5&quot;: [{&quot;shape_coords&quot;:[35,35,5,5,7.5,3.75,17.5,17.5],&quot;shape_name&quot;:&quot;LAngle&quot;,&quot;synonyms&quot;:[&quot;H35/35/5&quot;,&quot;L35/35/5&quot;,&quot;L35x35x5&quot;,&quot;L35x35x5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 &amp; &quot;],&quot; &amp; &quot;&quot;&quot;&quot; &amp;&quot;shape_name&quot;&amp;&quot;&quot;&quot;&quot; &amp; &quot;:&quot; &amp; &quot;&quot;&quot;&quot; &amp;[.J18] &amp; &quot;&quot;&quot;&quot; &amp; &quot;,&quot; &amp; &quot;&quot;&quot;&quot;&amp;[.P18]" table:style-name="ce5">
            <text:p>{"L35/35/5": [{"shape_coords":[35,35,5,5,7.5,3.75,17.5,17.5],"shape_name":"LAngle","synonyms":["H35/35/5","L35/35/5","L35x35x5","L35x35x5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35/35/6</text:p>
          </table:table-cell>
          <table:table-cell office:value-type="float" office:value="35" table:style-name="ce12">
            <text:p>35</text:p>
          </table:table-cell>
          <table:table-cell office:value-type="float" office:value="35" table:style-name="ce12">
            <text:p>35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string" table:style-name="ce13">
            <text:p>8.5</text:p>
          </table:table-cell>
          <table:table-cell office:value-type="string" table:style-name="ce13">
            <text:p>4.25</text:p>
          </table:table-cell>
          <table:table-cell office:value-type="string" table:style-name="ce13">
            <text:p>17.5</text:p>
          </table:table-cell>
          <table:table-cell office:value-type="string" table:style-name="ce13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35/35/6</text:p>
          </table:table-cell>
          <table:table-cell office:value-type="string" table:style-name="ce12">
            <text:p>L35/35/6</text:p>
          </table:table-cell>
          <table:table-cell office:value-type="string" table:style-name="ce12">
            <text:p>L35x35x6</text:p>
          </table:table-cell>
          <table:table-cell office:value-type="string" table:style-name="ce13">
            <text:p>L35x35x6</text:p>
          </table:table-cell>
          <table:table-cell table:style-name="ce10"/>
          <table:table-cell office:value-type="string" office:string-value="synonyms&quot;:[&quot;H35/35/6&quot;,&quot;L35/35/6&quot;,&quot;L35x35x6&quot;,&quot;L35x35x6&quot;]}]}," table:formula="of:= &quot;synonyms&quot;&amp;&quot;&quot;&quot;&quot;&amp;&quot;:[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9">
            <text:p>synonyms":["H35/35/6","L35/35/6","L35x35x6","L35x35x6"]}]},</text:p>
          </table:table-cell>
          <table:table-cell office:value-type="string" office:string-value="{&quot;L35/35/6&quot;: [{&quot;shape_coords&quot;:[35,35,6,6,8.5,4.25,17.5,17.5],&quot;shape_name&quot;:&quot;LAngle&quot;,&quot;synonyms&quot;:[&quot;H35/35/6&quot;,&quot;L35/35/6&quot;,&quot;L35x35x6&quot;,&quot;L35x35x6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 &amp; &quot;],&quot; &amp; &quot;&quot;&quot;&quot; &amp;&quot;shape_name&quot;&amp;&quot;&quot;&quot;&quot; &amp; &quot;:&quot; &amp; &quot;&quot;&quot;&quot; &amp;[.J19] &amp; &quot;&quot;&quot;&quot; &amp; &quot;,&quot; &amp; &quot;&quot;&quot;&quot;&amp;[.P19]" table:style-name="ce5">
            <text:p>{"L35/35/6": [{"shape_coords":[35,35,6,6,8.5,4.25,17.5,17.5],"shape_name":"LAngle","synonyms":["H35/35/6","L35/35/6","L35x35x6","L35x35x6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40/40/3</text:p>
          </table:table-cell>
          <table:table-cell office:value-type="float" office:value="40" table:style-name="ce12">
            <text:p>40</text:p>
          </table:table-cell>
          <table:table-cell office:value-type="float" office:value="40" table:style-name="ce12">
            <text:p>40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6" table:style-name="ce13">
            <text:p>6</text:p>
          </table:table-cell>
          <table:table-cell office:value-type="float" office:value="3" table:style-name="ce13">
            <text:p>3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0/40/3</text:p>
          </table:table-cell>
          <table:table-cell office:value-type="string" table:style-name="ce12">
            <text:p>L40/40/3</text:p>
          </table:table-cell>
          <table:table-cell office:value-type="string" table:style-name="ce12">
            <text:p>L40x40x3</text:p>
          </table:table-cell>
          <table:table-cell office:value-type="string" table:style-name="ce13">
            <text:p>L40x40x3</text:p>
          </table:table-cell>
          <table:table-cell table:style-name="ce10"/>
          <table:table-cell office:value-type="string" office:string-value="synonyms&quot;:[&quot;H40/40/3&quot;,&quot;L40/40/3&quot;,&quot;L40x40x3&quot;,&quot;L40x40x3&quot;]}]}," table:formula="of:= &quot;synonyms&quot;&amp;&quot;&quot;&quot;&quot;&amp;&quot;:[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9">
            <text:p>synonyms":["H40/40/3","L40/40/3","L40x40x3","L40x40x3"]}]},</text:p>
          </table:table-cell>
          <table:table-cell office:value-type="string" office:string-value="{&quot;L40/40/3&quot;: [{&quot;shape_coords&quot;:[40,40,3,3,6,3,20,20],&quot;shape_name&quot;:&quot;LAngle&quot;,&quot;synonyms&quot;:[&quot;H40/40/3&quot;,&quot;L40/40/3&quot;,&quot;L40x40x3&quot;,&quot;L40x40x3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&amp; &quot;,&quot; &amp;[.G20]&amp; &quot;,&quot; &amp;[.H20]&amp; &quot;,&quot; &amp;[.I20] &amp; &quot;],&quot; &amp; &quot;&quot;&quot;&quot; &amp;&quot;shape_name&quot;&amp;&quot;&quot;&quot;&quot; &amp; &quot;:&quot; &amp; &quot;&quot;&quot;&quot; &amp;[.J20] &amp; &quot;&quot;&quot;&quot; &amp; &quot;,&quot; &amp; &quot;&quot;&quot;&quot;&amp;[.P20]" table:style-name="ce5">
            <text:p>{"L40/40/3": [{"shape_coords":[40,40,3,3,6,3,20,20],"shape_name":"LAngle","synonyms":["H40/40/3","L40/40/3","L40x40x3","L40x40x3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40/40/4</text:p>
          </table:table-cell>
          <table:table-cell office:value-type="float" office:value="40" table:style-name="ce12">
            <text:p>40</text:p>
          </table:table-cell>
          <table:table-cell office:value-type="float" office:value="40" table:style-name="ce12">
            <text:p>40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3.5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0/40/4</text:p>
          </table:table-cell>
          <table:table-cell office:value-type="string" table:style-name="ce12">
            <text:p>L40/40/4</text:p>
          </table:table-cell>
          <table:table-cell office:value-type="string" table:style-name="ce12">
            <text:p>L40x40x4</text:p>
          </table:table-cell>
          <table:table-cell office:value-type="string" table:style-name="ce13">
            <text:p>L40x40x4</text:p>
          </table:table-cell>
          <table:table-cell table:style-name="ce10"/>
          <table:table-cell office:value-type="string" office:string-value="synonyms&quot;:[&quot;H40/40/4&quot;,&quot;L40/40/4&quot;,&quot;L40x40x4&quot;,&quot;L40x40x4&quot;]}]}," table:formula="of:= &quot;synonyms&quot;&amp;&quot;&quot;&quot;&quot;&amp;&quot;:[&quot;&amp;&quot;&quot;&quot;&quot;&amp;[.K21]&amp;&quot;&quot;&quot;&quot;&amp;&quot;,&quot;&amp;&quot;&quot;&quot;&quot;&amp;[.L21]&amp;&quot;&quot;&quot;&quot;&amp;&quot;,&quot;&amp;&quot;&quot;&quot;&quot;&amp;[.M21]&amp;&quot;&quot;&quot;&quot;&amp;&quot;,&quot;&amp;&quot;&quot;&quot;&quot;&amp;[.N21]&amp;&quot;&quot;&quot;&quot;&amp;&quot;]}]},&quot;" table:style-name="ce9">
            <text:p>synonyms":["H40/40/4","L40/40/4","L40x40x4","L40x40x4"]}]},</text:p>
          </table:table-cell>
          <table:table-cell office:value-type="string" office:string-value="{&quot;L40/40/4&quot;: [{&quot;shape_coords&quot;:[40,40,4,4,7,3.5,20,20],&quot;shape_name&quot;:&quot;LAngle&quot;,&quot;synonyms&quot;:[&quot;H40/40/4&quot;,&quot;L40/40/4&quot;,&quot;L40x40x4&quot;,&quot;L40x40x4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&amp; &quot;,&quot; &amp;[.G21]&amp; &quot;,&quot; &amp;[.H21]&amp; &quot;,&quot; &amp;[.I21] &amp; &quot;],&quot; &amp; &quot;&quot;&quot;&quot; &amp;&quot;shape_name&quot;&amp;&quot;&quot;&quot;&quot; &amp; &quot;:&quot; &amp; &quot;&quot;&quot;&quot; &amp;[.J21] &amp; &quot;&quot;&quot;&quot; &amp; &quot;,&quot; &amp; &quot;&quot;&quot;&quot;&amp;[.P21]" table:style-name="ce5">
            <text:p>{"L40/40/4": [{"shape_coords":[40,40,4,4,7,3.5,20,20],"shape_name":"LAngle","synonyms":["H40/40/4","L40/40/4","L40x40x4","L40x40x4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40/40/5</text:p>
          </table:table-cell>
          <table:table-cell office:value-type="float" office:value="40" table:style-name="ce12">
            <text:p>40</text:p>
          </table:table-cell>
          <table:table-cell office:value-type="float" office:value="40" table:style-name="ce12">
            <text:p>40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8" table:style-name="ce13">
            <text:p>8</text:p>
          </table:table-cell>
          <table:table-cell office:value-type="float" office:value="4" table:style-name="ce13">
            <text:p>4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0/40/5</text:p>
          </table:table-cell>
          <table:table-cell office:value-type="string" table:style-name="ce12">
            <text:p>L40/40/5</text:p>
          </table:table-cell>
          <table:table-cell office:value-type="string" table:style-name="ce12">
            <text:p>L40x40x5</text:p>
          </table:table-cell>
          <table:table-cell office:value-type="string" table:style-name="ce13">
            <text:p>L40x40x5</text:p>
          </table:table-cell>
          <table:table-cell table:style-name="ce10"/>
          <table:table-cell office:value-type="string" office:string-value="synonyms&quot;:[&quot;H40/40/5&quot;,&quot;L40/40/5&quot;,&quot;L40x40x5&quot;,&quot;L40x40x5&quot;]}]}," table:formula="of:= &quot;synonyms&quot;&amp;&quot;&quot;&quot;&quot;&amp;&quot;:[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]}]},&quot;" table:style-name="ce9">
            <text:p>synonyms":["H40/40/5","L40/40/5","L40x40x5","L40x40x5"]}]},</text:p>
          </table:table-cell>
          <table:table-cell office:value-type="string" office:string-value="{&quot;L40/40/5&quot;: [{&quot;shape_coords&quot;:[40,40,5,5,8,4,20,20],&quot;shape_name&quot;:&quot;LAngle&quot;,&quot;synonyms&quot;:[&quot;H40/40/5&quot;,&quot;L40/40/5&quot;,&quot;L40x40x5&quot;,&quot;L40x40x5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&amp; &quot;,&quot; &amp;[.G22]&amp; &quot;,&quot; &amp;[.H22]&amp; &quot;,&quot; &amp;[.I22] &amp; &quot;],&quot; &amp; &quot;&quot;&quot;&quot; &amp;&quot;shape_name&quot;&amp;&quot;&quot;&quot;&quot; &amp; &quot;:&quot; &amp; &quot;&quot;&quot;&quot; &amp;[.J22] &amp; &quot;&quot;&quot;&quot; &amp; &quot;,&quot; &amp; &quot;&quot;&quot;&quot;&amp;[.P22]" table:style-name="ce5">
            <text:p>{"L40/40/5": [{"shape_coords":[40,40,5,5,8,4,20,20],"shape_name":"LAngle","synonyms":["H40/40/5","L40/40/5","L40x40x5","L40x40x5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40/40/6</text:p>
          </table:table-cell>
          <table:table-cell office:value-type="float" office:value="40" table:style-name="ce12">
            <text:p>40</text:p>
          </table:table-cell>
          <table:table-cell office:value-type="float" office:value="40" table:style-name="ce12">
            <text:p>4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4.5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0/40/6</text:p>
          </table:table-cell>
          <table:table-cell office:value-type="string" table:style-name="ce12">
            <text:p>L40/40/6</text:p>
          </table:table-cell>
          <table:table-cell office:value-type="string" table:style-name="ce12">
            <text:p>L40x40x6</text:p>
          </table:table-cell>
          <table:table-cell office:value-type="string" table:style-name="ce13">
            <text:p>L40x40x6</text:p>
          </table:table-cell>
          <table:table-cell table:style-name="ce10"/>
          <table:table-cell office:value-type="string" office:string-value="synonyms&quot;:[&quot;H40/40/6&quot;,&quot;L40/40/6&quot;,&quot;L40x40x6&quot;,&quot;L40x40x6&quot;]}]}," table:formula="of:= &quot;synonyms&quot;&amp;&quot;&quot;&quot;&quot;&amp;&quot;:[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]}]},&quot;" table:style-name="ce9">
            <text:p>synonyms":["H40/40/6","L40/40/6","L40x40x6","L40x40x6"]}]},</text:p>
          </table:table-cell>
          <table:table-cell office:value-type="string" office:string-value="{&quot;L40/40/6&quot;: [{&quot;shape_coords&quot;:[40,40,6,6,9,4.5,20,20],&quot;shape_name&quot;:&quot;LAngle&quot;,&quot;synonyms&quot;:[&quot;H40/40/6&quot;,&quot;L40/40/6&quot;,&quot;L40x40x6&quot;,&quot;L40x40x6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&amp; &quot;,&quot; &amp;[.G23]&amp; &quot;,&quot; &amp;[.H23]&amp; &quot;,&quot; &amp;[.I23] &amp; &quot;],&quot; &amp; &quot;&quot;&quot;&quot; &amp;&quot;shape_name&quot;&amp;&quot;&quot;&quot;&quot; &amp; &quot;:&quot; &amp; &quot;&quot;&quot;&quot; &amp;[.J23] &amp; &quot;&quot;&quot;&quot; &amp; &quot;,&quot; &amp; &quot;&quot;&quot;&quot;&amp;[.P23]" table:style-name="ce5">
            <text:p>{"L40/40/6": [{"shape_coords":[40,40,6,6,9,4.5,20,20],"shape_name":"LAngle","synonyms":["H40/40/6","L40/40/6","L40x40x6","L40x40x6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45/45/4</text:p>
          </table:table-cell>
          <table:table-cell office:value-type="float" office:value="45" table:style-name="ce12">
            <text:p>45</text:p>
          </table:table-cell>
          <table:table-cell office:value-type="float" office:value="45" table:style-name="ce12">
            <text:p>45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7.5</text:p>
          </table:table-cell>
          <table:table-cell office:value-type="string" table:style-name="ce13">
            <text:p>3.75</text:p>
          </table:table-cell>
          <table:table-cell office:value-type="string" table:style-name="ce13">
            <text:p>22.5</text:p>
          </table:table-cell>
          <table:table-cell office:value-type="string" table:style-name="ce13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5/45/4</text:p>
          </table:table-cell>
          <table:table-cell office:value-type="string" table:style-name="ce12">
            <text:p>L45/45/4</text:p>
          </table:table-cell>
          <table:table-cell office:value-type="string" table:style-name="ce12">
            <text:p>L45x45x4</text:p>
          </table:table-cell>
          <table:table-cell office:value-type="string" table:style-name="ce13">
            <text:p>L45x45x4</text:p>
          </table:table-cell>
          <table:table-cell table:style-name="ce10"/>
          <table:table-cell office:value-type="string" office:string-value="synonyms&quot;:[&quot;H45/45/4&quot;,&quot;L45/45/4&quot;,&quot;L45x45x4&quot;,&quot;L45x45x4&quot;]}]}," table:formula="of:= &quot;synonyms&quot;&amp;&quot;&quot;&quot;&quot;&amp;&quot;:[&quot;&amp;&quot;&quot;&quot;&quot;&amp;[.K24]&amp;&quot;&quot;&quot;&quot;&amp;&quot;,&quot;&amp;&quot;&quot;&quot;&quot;&amp;[.L24]&amp;&quot;&quot;&quot;&quot;&amp;&quot;,&quot;&amp;&quot;&quot;&quot;&quot;&amp;[.M24]&amp;&quot;&quot;&quot;&quot;&amp;&quot;,&quot;&amp;&quot;&quot;&quot;&quot;&amp;[.N24]&amp;&quot;&quot;&quot;&quot;&amp;&quot;]}]},&quot;" table:style-name="ce9">
            <text:p>synonyms":["H45/45/4","L45/45/4","L45x45x4","L45x45x4"]}]},</text:p>
          </table:table-cell>
          <table:table-cell office:value-type="string" office:string-value="{&quot;L45/45/4&quot;: [{&quot;shape_coords&quot;:[45,45,4,4,7.5,3.75,22.5,22.5],&quot;shape_name&quot;:&quot;LAngle&quot;,&quot;synonyms&quot;:[&quot;H45/45/4&quot;,&quot;L45/45/4&quot;,&quot;L45x45x4&quot;,&quot;L45x45x4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&amp; &quot;,&quot; &amp;[.G24]&amp; &quot;,&quot; &amp;[.H24]&amp; &quot;,&quot; &amp;[.I24] &amp; &quot;],&quot; &amp; &quot;&quot;&quot;&quot; &amp;&quot;shape_name&quot;&amp;&quot;&quot;&quot;&quot; &amp; &quot;:&quot; &amp; &quot;&quot;&quot;&quot; &amp;[.J24] &amp; &quot;&quot;&quot;&quot; &amp; &quot;,&quot; &amp; &quot;&quot;&quot;&quot;&amp;[.P24]" table:style-name="ce5">
            <text:p>{"L45/45/4": [{"shape_coords":[45,45,4,4,7.5,3.75,22.5,22.5],"shape_name":"LAngle","synonyms":["H45/45/4","L45/45/4","L45x45x4","L45x45x4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45/45/5</text:p>
          </table:table-cell>
          <table:table-cell office:value-type="float" office:value="45" table:style-name="ce12">
            <text:p>45</text:p>
          </table:table-cell>
          <table:table-cell office:value-type="float" office:value="45" table:style-name="ce12">
            <text:p>45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string" table:style-name="ce13">
            <text:p>8.5</text:p>
          </table:table-cell>
          <table:table-cell office:value-type="string" table:style-name="ce13">
            <text:p>4.25</text:p>
          </table:table-cell>
          <table:table-cell office:value-type="string" table:style-name="ce13">
            <text:p>22.5</text:p>
          </table:table-cell>
          <table:table-cell office:value-type="string" table:style-name="ce13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5/45/5</text:p>
          </table:table-cell>
          <table:table-cell office:value-type="string" table:style-name="ce12">
            <text:p>L45/45/5</text:p>
          </table:table-cell>
          <table:table-cell office:value-type="string" table:style-name="ce12">
            <text:p>L45x45x5</text:p>
          </table:table-cell>
          <table:table-cell office:value-type="string" table:style-name="ce13">
            <text:p>L45x45x5</text:p>
          </table:table-cell>
          <table:table-cell table:style-name="ce10"/>
          <table:table-cell office:value-type="string" office:string-value="synonyms&quot;:[&quot;H45/45/5&quot;,&quot;L45/45/5&quot;,&quot;L45x45x5&quot;,&quot;L45x45x5&quot;]}]}," table:formula="of:= &quot;synonyms&quot;&amp;&quot;&quot;&quot;&quot;&amp;&quot;:[&quot;&amp;&quot;&quot;&quot;&quot;&amp;[.K25]&amp;&quot;&quot;&quot;&quot;&amp;&quot;,&quot;&amp;&quot;&quot;&quot;&quot;&amp;[.L25]&amp;&quot;&quot;&quot;&quot;&amp;&quot;,&quot;&amp;&quot;&quot;&quot;&quot;&amp;[.M25]&amp;&quot;&quot;&quot;&quot;&amp;&quot;,&quot;&amp;&quot;&quot;&quot;&quot;&amp;[.N25]&amp;&quot;&quot;&quot;&quot;&amp;&quot;]}]},&quot;" table:style-name="ce9">
            <text:p>synonyms":["H45/45/5","L45/45/5","L45x45x5","L45x45x5"]}]},</text:p>
          </table:table-cell>
          <table:table-cell office:value-type="string" office:string-value="{&quot;L45/45/5&quot;: [{&quot;shape_coords&quot;:[45,45,5,5,8.5,4.25,22.5,22.5],&quot;shape_name&quot;:&quot;LAngle&quot;,&quot;synonyms&quot;:[&quot;H45/45/5&quot;,&quot;L45/45/5&quot;,&quot;L45x45x5&quot;,&quot;L45x45x5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&amp; &quot;,&quot; &amp;[.G25]&amp; &quot;,&quot; &amp;[.H25]&amp; &quot;,&quot; &amp;[.I25] &amp; &quot;],&quot; &amp; &quot;&quot;&quot;&quot; &amp;&quot;shape_name&quot;&amp;&quot;&quot;&quot;&quot; &amp; &quot;:&quot; &amp; &quot;&quot;&quot;&quot; &amp;[.J25] &amp; &quot;&quot;&quot;&quot; &amp; &quot;,&quot; &amp; &quot;&quot;&quot;&quot;&amp;[.P25]" table:style-name="ce5">
            <text:p>{"L45/45/5": [{"shape_coords":[45,45,5,5,8.5,4.25,22.5,22.5],"shape_name":"LAngle","synonyms":["H45/45/5","L45/45/5","L45x45x5","L45x45x5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45/45/6</text:p>
          </table:table-cell>
          <table:table-cell office:value-type="float" office:value="45" table:style-name="ce12">
            <text:p>45</text:p>
          </table:table-cell>
          <table:table-cell office:value-type="float" office:value="45" table:style-name="ce12">
            <text:p>45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string" table:style-name="ce13">
            <text:p>9.5</text:p>
          </table:table-cell>
          <table:table-cell office:value-type="string" table:style-name="ce13">
            <text:p>4.75</text:p>
          </table:table-cell>
          <table:table-cell office:value-type="string" table:style-name="ce13">
            <text:p>22.5</text:p>
          </table:table-cell>
          <table:table-cell office:value-type="string" table:style-name="ce13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5/45/6</text:p>
          </table:table-cell>
          <table:table-cell office:value-type="string" table:style-name="ce12">
            <text:p>L45/45/6</text:p>
          </table:table-cell>
          <table:table-cell office:value-type="string" table:style-name="ce12">
            <text:p>L45x45x6</text:p>
          </table:table-cell>
          <table:table-cell office:value-type="string" table:style-name="ce13">
            <text:p>L45x45x6</text:p>
          </table:table-cell>
          <table:table-cell table:style-name="ce10"/>
          <table:table-cell office:value-type="string" office:string-value="synonyms&quot;:[&quot;H45/45/6&quot;,&quot;L45/45/6&quot;,&quot;L45x45x6&quot;,&quot;L45x45x6&quot;]}]}," table:formula="of:= &quot;synonyms&quot;&amp;&quot;&quot;&quot;&quot;&amp;&quot;:[&quot;&amp;&quot;&quot;&quot;&quot;&amp;[.K26]&amp;&quot;&quot;&quot;&quot;&amp;&quot;,&quot;&amp;&quot;&quot;&quot;&quot;&amp;[.L26]&amp;&quot;&quot;&quot;&quot;&amp;&quot;,&quot;&amp;&quot;&quot;&quot;&quot;&amp;[.M26]&amp;&quot;&quot;&quot;&quot;&amp;&quot;,&quot;&amp;&quot;&quot;&quot;&quot;&amp;[.N26]&amp;&quot;&quot;&quot;&quot;&amp;&quot;]}]},&quot;" table:style-name="ce9">
            <text:p>synonyms":["H45/45/6","L45/45/6","L45x45x6","L45x45x6"]}]},</text:p>
          </table:table-cell>
          <table:table-cell office:value-type="string" office:string-value="{&quot;L45/45/6&quot;: [{&quot;shape_coords&quot;:[45,45,6,6,9.5,4.75,22.5,22.5],&quot;shape_name&quot;:&quot;LAngle&quot;,&quot;synonyms&quot;:[&quot;H45/45/6&quot;,&quot;L45/45/6&quot;,&quot;L45x45x6&quot;,&quot;L45x45x6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&amp; &quot;,&quot; &amp;[.G26]&amp; &quot;,&quot; &amp;[.H26]&amp; &quot;,&quot; &amp;[.I26] &amp; &quot;],&quot; &amp; &quot;&quot;&quot;&quot; &amp;&quot;shape_name&quot;&amp;&quot;&quot;&quot;&quot; &amp; &quot;:&quot; &amp; &quot;&quot;&quot;&quot; &amp;[.J26] &amp; &quot;&quot;&quot;&quot; &amp; &quot;,&quot; &amp; &quot;&quot;&quot;&quot;&amp;[.P26]" table:style-name="ce5">
            <text:p>{"L45/45/6": [{"shape_coords":[45,45,6,6,9.5,4.75,22.5,22.5],"shape_name":"LAngle","synonyms":["H45/45/6","L45/45/6","L45x45x6","L45x45x6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45/45/7</text:p>
          </table:table-cell>
          <table:table-cell office:value-type="float" office:value="45" table:style-name="ce12">
            <text:p>45</text:p>
          </table:table-cell>
          <table:table-cell office:value-type="float" office:value="45" table:style-name="ce12">
            <text:p>45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string" table:style-name="ce13">
            <text:p>10.5</text:p>
          </table:table-cell>
          <table:table-cell office:value-type="string" table:style-name="ce13">
            <text:p>5.25</text:p>
          </table:table-cell>
          <table:table-cell office:value-type="string" table:style-name="ce13">
            <text:p>22.5</text:p>
          </table:table-cell>
          <table:table-cell office:value-type="string" table:style-name="ce13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5/45/7</text:p>
          </table:table-cell>
          <table:table-cell office:value-type="string" table:style-name="ce12">
            <text:p>L45/45/7</text:p>
          </table:table-cell>
          <table:table-cell office:value-type="string" table:style-name="ce12">
            <text:p>L45x45x7</text:p>
          </table:table-cell>
          <table:table-cell office:value-type="string" table:style-name="ce13">
            <text:p>L45x45x7</text:p>
          </table:table-cell>
          <table:table-cell table:style-name="ce10"/>
          <table:table-cell office:value-type="string" office:string-value="synonyms&quot;:[&quot;H45/45/7&quot;,&quot;L45/45/7&quot;,&quot;L45x45x7&quot;,&quot;L45x45x7&quot;]}]}," table:formula="of:= &quot;synonyms&quot;&amp;&quot;&quot;&quot;&quot;&amp;&quot;:[&quot;&amp;&quot;&quot;&quot;&quot;&amp;[.K27]&amp;&quot;&quot;&quot;&quot;&amp;&quot;,&quot;&amp;&quot;&quot;&quot;&quot;&amp;[.L27]&amp;&quot;&quot;&quot;&quot;&amp;&quot;,&quot;&amp;&quot;&quot;&quot;&quot;&amp;[.M27]&amp;&quot;&quot;&quot;&quot;&amp;&quot;,&quot;&amp;&quot;&quot;&quot;&quot;&amp;[.N27]&amp;&quot;&quot;&quot;&quot;&amp;&quot;]}]},&quot;" table:style-name="ce9">
            <text:p>synonyms":["H45/45/7","L45/45/7","L45x45x7","L45x45x7"]}]},</text:p>
          </table:table-cell>
          <table:table-cell office:value-type="string" office:string-value="{&quot;L45/45/7&quot;: [{&quot;shape_coords&quot;:[45,45,7,7,10.5,5.25,22.5,22.5],&quot;shape_name&quot;:&quot;LAngle&quot;,&quot;synonyms&quot;:[&quot;H45/45/7&quot;,&quot;L45/45/7&quot;,&quot;L45x45x7&quot;,&quot;L45x45x7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&amp; &quot;,&quot; &amp;[.G27]&amp; &quot;,&quot; &amp;[.H27]&amp; &quot;,&quot; &amp;[.I27] &amp; &quot;],&quot; &amp; &quot;&quot;&quot;&quot; &amp;&quot;shape_name&quot;&amp;&quot;&quot;&quot;&quot; &amp; &quot;:&quot; &amp; &quot;&quot;&quot;&quot; &amp;[.J27] &amp; &quot;&quot;&quot;&quot; &amp; &quot;,&quot; &amp; &quot;&quot;&quot;&quot;&amp;[.P27]" table:style-name="ce5">
            <text:p>{"L45/45/7": [{"shape_coords":[45,45,7,7,10.5,5.25,22.5,22.5],"shape_name":"LAngle","synonyms":["H45/45/7","L45/45/7","L45x45x7","L45x45x7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50/50/4</text:p>
          </table:table-cell>
          <table:table-cell office:value-type="float" office:value="50" table:style-name="ce12">
            <text:p>50</text:p>
          </table:table-cell>
          <table:table-cell office:value-type="float" office:value="50" table:style-name="ce12">
            <text:p>50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7.5</text:p>
          </table:table-cell>
          <table:table-cell office:value-type="string" table:style-name="ce13">
            <text:p>3.75</text:p>
          </table:table-cell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0/50/4</text:p>
          </table:table-cell>
          <table:table-cell office:value-type="string" table:style-name="ce12">
            <text:p>L50/50/4</text:p>
          </table:table-cell>
          <table:table-cell office:value-type="string" table:style-name="ce12">
            <text:p>L50x50x4</text:p>
          </table:table-cell>
          <table:table-cell office:value-type="string" table:style-name="ce13">
            <text:p>L50x50x4</text:p>
          </table:table-cell>
          <table:table-cell table:style-name="ce10"/>
          <table:table-cell office:value-type="string" office:string-value="synonyms&quot;:[&quot;H50/50/4&quot;,&quot;L50/50/4&quot;,&quot;L50x50x4&quot;,&quot;L50x50x4&quot;]}]}," table:formula="of:= &quot;synonyms&quot;&amp;&quot;&quot;&quot;&quot;&amp;&quot;:[&quot;&amp;&quot;&quot;&quot;&quot;&amp;[.K28]&amp;&quot;&quot;&quot;&quot;&amp;&quot;,&quot;&amp;&quot;&quot;&quot;&quot;&amp;[.L28]&amp;&quot;&quot;&quot;&quot;&amp;&quot;,&quot;&amp;&quot;&quot;&quot;&quot;&amp;[.M28]&amp;&quot;&quot;&quot;&quot;&amp;&quot;,&quot;&amp;&quot;&quot;&quot;&quot;&amp;[.N28]&amp;&quot;&quot;&quot;&quot;&amp;&quot;]}]},&quot;" table:style-name="ce9">
            <text:p>synonyms":["H50/50/4","L50/50/4","L50x50x4","L50x50x4"]}]},</text:p>
          </table:table-cell>
          <table:table-cell office:value-type="string" office:string-value="{&quot;L50/50/4&quot;: [{&quot;shape_coords&quot;:[50,50,4,4,7.5,3.75,25,25],&quot;shape_name&quot;:&quot;LAngle&quot;,&quot;synonyms&quot;:[&quot;H50/50/4&quot;,&quot;L50/50/4&quot;,&quot;L50x50x4&quot;,&quot;L50x50x4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&amp; &quot;,&quot; &amp;[.G28]&amp; &quot;,&quot; &amp;[.H28]&amp; &quot;,&quot; &amp;[.I28] &amp; &quot;],&quot; &amp; &quot;&quot;&quot;&quot; &amp;&quot;shape_name&quot;&amp;&quot;&quot;&quot;&quot; &amp; &quot;:&quot; &amp; &quot;&quot;&quot;&quot; &amp;[.J28] &amp; &quot;&quot;&quot;&quot; &amp; &quot;,&quot; &amp; &quot;&quot;&quot;&quot;&amp;[.P28]" table:style-name="ce5">
            <text:p>{"L50/50/4": [{"shape_coords":[50,50,4,4,7.5,3.75,25,25],"shape_name":"LAngle","synonyms":["H50/50/4","L50/50/4","L50x50x4","L50x50x4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50/50/5</text:p>
          </table:table-cell>
          <table:table-cell office:value-type="float" office:value="50" table:style-name="ce12">
            <text:p>50</text:p>
          </table:table-cell>
          <table:table-cell office:value-type="float" office:value="50" table:style-name="ce12">
            <text:p>50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string" table:style-name="ce13">
            <text:p>8.5</text:p>
          </table:table-cell>
          <table:table-cell office:value-type="string" table:style-name="ce13">
            <text:p>4.25</text:p>
          </table:table-cell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0/50/5</text:p>
          </table:table-cell>
          <table:table-cell office:value-type="string" table:style-name="ce12">
            <text:p>L50/50/5</text:p>
          </table:table-cell>
          <table:table-cell office:value-type="string" table:style-name="ce12">
            <text:p>L50x50x5</text:p>
          </table:table-cell>
          <table:table-cell office:value-type="string" table:style-name="ce13">
            <text:p>L50x50x5</text:p>
          </table:table-cell>
          <table:table-cell table:style-name="ce10"/>
          <table:table-cell office:value-type="string" office:string-value="synonyms&quot;:[&quot;H50/50/5&quot;,&quot;L50/50/5&quot;,&quot;L50x50x5&quot;,&quot;L50x50x5&quot;]}]}," table:formula="of:= &quot;synonyms&quot;&amp;&quot;&quot;&quot;&quot;&amp;&quot;:[&quot;&amp;&quot;&quot;&quot;&quot;&amp;[.K29]&amp;&quot;&quot;&quot;&quot;&amp;&quot;,&quot;&amp;&quot;&quot;&quot;&quot;&amp;[.L29]&amp;&quot;&quot;&quot;&quot;&amp;&quot;,&quot;&amp;&quot;&quot;&quot;&quot;&amp;[.M29]&amp;&quot;&quot;&quot;&quot;&amp;&quot;,&quot;&amp;&quot;&quot;&quot;&quot;&amp;[.N29]&amp;&quot;&quot;&quot;&quot;&amp;&quot;]}]},&quot;" table:style-name="ce9">
            <text:p>synonyms":["H50/50/5","L50/50/5","L50x50x5","L50x50x5"]}]},</text:p>
          </table:table-cell>
          <table:table-cell office:value-type="string" office:string-value="{&quot;L50/50/5&quot;: [{&quot;shape_coords&quot;:[50,50,5,5,8.5,4.25,25,25],&quot;shape_name&quot;:&quot;LAngle&quot;,&quot;synonyms&quot;:[&quot;H50/50/5&quot;,&quot;L50/50/5&quot;,&quot;L50x50x5&quot;,&quot;L50x50x5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&amp; &quot;,&quot; &amp;[.G29]&amp; &quot;,&quot; &amp;[.H29]&amp; &quot;,&quot; &amp;[.I29] &amp; &quot;],&quot; &amp; &quot;&quot;&quot;&quot; &amp;&quot;shape_name&quot;&amp;&quot;&quot;&quot;&quot; &amp; &quot;:&quot; &amp; &quot;&quot;&quot;&quot; &amp;[.J29] &amp; &quot;&quot;&quot;&quot; &amp; &quot;,&quot; &amp; &quot;&quot;&quot;&quot;&amp;[.P29]" table:style-name="ce5">
            <text:p>{"L50/50/5": [{"shape_coords":[50,50,5,5,8.5,4.25,25,25],"shape_name":"LAngle","synonyms":["H50/50/5","L50/50/5","L50x50x5","L50x50x5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50/50/6</text:p>
          </table:table-cell>
          <table:table-cell office:value-type="float" office:value="50" table:style-name="ce12">
            <text:p>50</text:p>
          </table:table-cell>
          <table:table-cell office:value-type="float" office:value="50" table:style-name="ce12">
            <text:p>5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string" table:style-name="ce13">
            <text:p>9.5</text:p>
          </table:table-cell>
          <table:table-cell office:value-type="string" table:style-name="ce13">
            <text:p>4.75</text:p>
          </table:table-cell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0/50/6</text:p>
          </table:table-cell>
          <table:table-cell office:value-type="string" table:style-name="ce12">
            <text:p>L50/50/6</text:p>
          </table:table-cell>
          <table:table-cell office:value-type="string" table:style-name="ce12">
            <text:p>L50x50x6</text:p>
          </table:table-cell>
          <table:table-cell office:value-type="string" table:style-name="ce13">
            <text:p>L50x50x6</text:p>
          </table:table-cell>
          <table:table-cell table:style-name="ce10"/>
          <table:table-cell office:value-type="string" office:string-value="synonyms&quot;:[&quot;H50/50/6&quot;,&quot;L50/50/6&quot;,&quot;L50x50x6&quot;,&quot;L50x50x6&quot;]}]}," table:formula="of:= &quot;synonyms&quot;&amp;&quot;&quot;&quot;&quot;&amp;&quot;:[&quot;&amp;&quot;&quot;&quot;&quot;&amp;[.K30]&amp;&quot;&quot;&quot;&quot;&amp;&quot;,&quot;&amp;&quot;&quot;&quot;&quot;&amp;[.L30]&amp;&quot;&quot;&quot;&quot;&amp;&quot;,&quot;&amp;&quot;&quot;&quot;&quot;&amp;[.M30]&amp;&quot;&quot;&quot;&quot;&amp;&quot;,&quot;&amp;&quot;&quot;&quot;&quot;&amp;[.N30]&amp;&quot;&quot;&quot;&quot;&amp;&quot;]}]},&quot;" table:style-name="ce9">
            <text:p>synonyms":["H50/50/6","L50/50/6","L50x50x6","L50x50x6"]}]},</text:p>
          </table:table-cell>
          <table:table-cell office:value-type="string" office:string-value="{&quot;L50/50/6&quot;: [{&quot;shape_coords&quot;:[50,50,6,6,9.5,4.75,25,25],&quot;shape_name&quot;:&quot;LAngle&quot;,&quot;synonyms&quot;:[&quot;H50/50/6&quot;,&quot;L50/50/6&quot;,&quot;L50x50x6&quot;,&quot;L50x50x6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&amp; &quot;,&quot; &amp;[.G30]&amp; &quot;,&quot; &amp;[.H30]&amp; &quot;,&quot; &amp;[.I30] &amp; &quot;],&quot; &amp; &quot;&quot;&quot;&quot; &amp;&quot;shape_name&quot;&amp;&quot;&quot;&quot;&quot; &amp; &quot;:&quot; &amp; &quot;&quot;&quot;&quot; &amp;[.J30] &amp; &quot;&quot;&quot;&quot; &amp; &quot;,&quot; &amp; &quot;&quot;&quot;&quot;&amp;[.P30]" table:style-name="ce5">
            <text:p>{"L50/50/6": [{"shape_coords":[50,50,6,6,9.5,4.75,25,25],"shape_name":"LAngle","synonyms":["H50/50/6","L50/50/6","L50x50x6","L50x50x6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50/50/7</text:p>
          </table:table-cell>
          <table:table-cell office:value-type="float" office:value="50" table:style-name="ce12">
            <text:p>50</text:p>
          </table:table-cell>
          <table:table-cell office:value-type="float" office:value="50" table:style-name="ce12">
            <text:p>50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0/50/7</text:p>
          </table:table-cell>
          <table:table-cell office:value-type="string" table:style-name="ce12">
            <text:p>L50/50/7</text:p>
          </table:table-cell>
          <table:table-cell office:value-type="string" table:style-name="ce12">
            <text:p>L50x50x7</text:p>
          </table:table-cell>
          <table:table-cell office:value-type="string" table:style-name="ce13">
            <text:p>L50x50x7</text:p>
          </table:table-cell>
          <table:table-cell table:style-name="ce10"/>
          <table:table-cell office:value-type="string" office:string-value="synonyms&quot;:[&quot;H50/50/7&quot;,&quot;L50/50/7&quot;,&quot;L50x50x7&quot;,&quot;L50x50x7&quot;]}]}," table:formula="of:= &quot;synonyms&quot;&amp;&quot;&quot;&quot;&quot;&amp;&quot;:[&quot;&amp;&quot;&quot;&quot;&quot;&amp;[.K31]&amp;&quot;&quot;&quot;&quot;&amp;&quot;,&quot;&amp;&quot;&quot;&quot;&quot;&amp;[.L31]&amp;&quot;&quot;&quot;&quot;&amp;&quot;,&quot;&amp;&quot;&quot;&quot;&quot;&amp;[.M31]&amp;&quot;&quot;&quot;&quot;&amp;&quot;,&quot;&amp;&quot;&quot;&quot;&quot;&amp;[.N31]&amp;&quot;&quot;&quot;&quot;&amp;&quot;]}]},&quot;" table:style-name="ce9">
            <text:p>synonyms":["H50/50/7","L50/50/7","L50x50x7","L50x50x7"]}]},</text:p>
          </table:table-cell>
          <table:table-cell office:value-type="string" office:string-value="{&quot;L50/50/7&quot;: [{&quot;shape_coords&quot;:[50,50,7,7,10,5,25,25],&quot;shape_name&quot;:&quot;LAngle&quot;,&quot;synonyms&quot;:[&quot;H50/50/7&quot;,&quot;L50/50/7&quot;,&quot;L50x50x7&quot;,&quot;L50x50x7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&amp; &quot;,&quot; &amp;[.G31]&amp; &quot;,&quot; &amp;[.H31]&amp; &quot;,&quot; &amp;[.I31] &amp; &quot;],&quot; &amp; &quot;&quot;&quot;&quot; &amp;&quot;shape_name&quot;&amp;&quot;&quot;&quot;&quot; &amp; &quot;:&quot; &amp; &quot;&quot;&quot;&quot; &amp;[.J31] &amp; &quot;&quot;&quot;&quot; &amp; &quot;,&quot; &amp; &quot;&quot;&quot;&quot;&amp;[.P31]" table:style-name="ce5">
            <text:p>{"L50/50/7": [{"shape_coords":[50,50,7,7,10,5,25,25],"shape_name":"LAngle","synonyms":["H50/50/7","L50/50/7","L50x50x7","L50x50x7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50/50/8</text:p>
          </table:table-cell>
          <table:table-cell office:value-type="float" office:value="50" table:style-name="ce12">
            <text:p>50</text:p>
          </table:table-cell>
          <table:table-cell office:value-type="float" office:value="50" table:style-name="ce12">
            <text:p>5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5.5</text:p>
          </table:table-cell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0/50/8</text:p>
          </table:table-cell>
          <table:table-cell office:value-type="string" table:style-name="ce12">
            <text:p>L50/50/8</text:p>
          </table:table-cell>
          <table:table-cell office:value-type="string" table:style-name="ce12">
            <text:p>L50x50x8</text:p>
          </table:table-cell>
          <table:table-cell office:value-type="string" table:style-name="ce13">
            <text:p>L50x50x8</text:p>
          </table:table-cell>
          <table:table-cell table:style-name="ce10"/>
          <table:table-cell office:value-type="string" office:string-value="synonyms&quot;:[&quot;H50/50/8&quot;,&quot;L50/50/8&quot;,&quot;L50x50x8&quot;,&quot;L50x50x8&quot;]}]}," table:formula="of:= &quot;synonyms&quot;&amp;&quot;&quot;&quot;&quot;&amp;&quot;:[&quot;&amp;&quot;&quot;&quot;&quot;&amp;[.K32]&amp;&quot;&quot;&quot;&quot;&amp;&quot;,&quot;&amp;&quot;&quot;&quot;&quot;&amp;[.L32]&amp;&quot;&quot;&quot;&quot;&amp;&quot;,&quot;&amp;&quot;&quot;&quot;&quot;&amp;[.M32]&amp;&quot;&quot;&quot;&quot;&amp;&quot;,&quot;&amp;&quot;&quot;&quot;&quot;&amp;[.N32]&amp;&quot;&quot;&quot;&quot;&amp;&quot;]}]},&quot;" table:style-name="ce9">
            <text:p>synonyms":["H50/50/8","L50/50/8","L50x50x8","L50x50x8"]}]},</text:p>
          </table:table-cell>
          <table:table-cell office:value-type="string" office:string-value="{&quot;L50/50/8&quot;: [{&quot;shape_coords&quot;:[50,50,8,8,11,5.5,25,25],&quot;shape_name&quot;:&quot;LAngle&quot;,&quot;synonyms&quot;:[&quot;H50/50/8&quot;,&quot;L50/50/8&quot;,&quot;L50x50x8&quot;,&quot;L50x50x8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&amp; &quot;,&quot; &amp;[.G32]&amp; &quot;,&quot; &amp;[.H32]&amp; &quot;,&quot; &amp;[.I32] &amp; &quot;],&quot; &amp; &quot;&quot;&quot;&quot; &amp;&quot;shape_name&quot;&amp;&quot;&quot;&quot;&quot; &amp; &quot;:&quot; &amp; &quot;&quot;&quot;&quot; &amp;[.J32] &amp; &quot;&quot;&quot;&quot; &amp; &quot;,&quot; &amp; &quot;&quot;&quot;&quot;&amp;[.P32]" table:style-name="ce5">
            <text:p>{"L50/50/8": [{"shape_coords":[50,50,8,8,11,5.5,25,25],"shape_name":"LAngle","synonyms":["H50/50/8","L50/50/8","L50x50x8","L50x50x8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50/50/9</text:p>
          </table:table-cell>
          <table:table-cell office:value-type="float" office:value="50" table:style-name="ce12">
            <text:p>50</text:p>
          </table:table-cell>
          <table:table-cell office:value-type="float" office:value="50" table:style-name="ce12">
            <text:p>50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2">
            <text:p>9</text:p>
          </table:table-cell>
          <table:table-cell office:value-type="float" office:value="12" table:style-name="ce13">
            <text:p>12</text:p>
          </table:table-cell>
          <table:table-cell office:value-type="float" office:value="6" table:style-name="ce13">
            <text:p>6</text:p>
          </table:table-cell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0/50/9</text:p>
          </table:table-cell>
          <table:table-cell office:value-type="string" table:style-name="ce12">
            <text:p>L50/50/9</text:p>
          </table:table-cell>
          <table:table-cell office:value-type="string" table:style-name="ce12">
            <text:p>L50x50x9</text:p>
          </table:table-cell>
          <table:table-cell office:value-type="string" table:style-name="ce13">
            <text:p>L50x50x9</text:p>
          </table:table-cell>
          <table:table-cell table:style-name="ce10"/>
          <table:table-cell office:value-type="string" office:string-value="synonyms&quot;:[&quot;H50/50/9&quot;,&quot;L50/50/9&quot;,&quot;L50x50x9&quot;,&quot;L50x50x9&quot;]}]}," table:formula="of:= &quot;synonyms&quot;&amp;&quot;&quot;&quot;&quot;&amp;&quot;:[&quot;&amp;&quot;&quot;&quot;&quot;&amp;[.K33]&amp;&quot;&quot;&quot;&quot;&amp;&quot;,&quot;&amp;&quot;&quot;&quot;&quot;&amp;[.L33]&amp;&quot;&quot;&quot;&quot;&amp;&quot;,&quot;&amp;&quot;&quot;&quot;&quot;&amp;[.M33]&amp;&quot;&quot;&quot;&quot;&amp;&quot;,&quot;&amp;&quot;&quot;&quot;&quot;&amp;[.N33]&amp;&quot;&quot;&quot;&quot;&amp;&quot;]}]},&quot;" table:style-name="ce9">
            <text:p>synonyms":["H50/50/9","L50/50/9","L50x50x9","L50x50x9"]}]},</text:p>
          </table:table-cell>
          <table:table-cell office:value-type="string" office:string-value="{&quot;L50/50/9&quot;: [{&quot;shape_coords&quot;:[50,50,9,9,12,6,25,25],&quot;shape_name&quot;:&quot;LAngle&quot;,&quot;synonyms&quot;:[&quot;H50/50/9&quot;,&quot;L50/50/9&quot;,&quot;L50x50x9&quot;,&quot;L50x50x9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&amp; &quot;,&quot; &amp;[.G33]&amp; &quot;,&quot; &amp;[.H33]&amp; &quot;,&quot; &amp;[.I33] &amp; &quot;],&quot; &amp; &quot;&quot;&quot;&quot; &amp;&quot;shape_name&quot;&amp;&quot;&quot;&quot;&quot; &amp; &quot;:&quot; &amp; &quot;&quot;&quot;&quot; &amp;[.J33] &amp; &quot;&quot;&quot;&quot; &amp; &quot;,&quot; &amp; &quot;&quot;&quot;&quot;&amp;[.P33]" table:style-name="ce5">
            <text:p>{"L50/50/9": [{"shape_coords":[50,50,9,9,12,6,25,25],"shape_name":"LAngle","synonyms":["H50/50/9","L50/50/9","L50x50x9","L50x50x9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55/55/5</text:p>
          </table:table-cell>
          <table:table-cell office:value-type="float" office:value="55" table:style-name="ce12">
            <text:p>55</text:p>
          </table:table-cell>
          <table:table-cell office:value-type="float" office:value="55" table:style-name="ce12">
            <text:p>55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4.5</text:p>
          </table:table-cell>
          <table:table-cell office:value-type="string" table:style-name="ce13">
            <text:p>27.5</text:p>
          </table:table-cell>
          <table:table-cell office:value-type="string" table:style-name="ce13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5/55/5</text:p>
          </table:table-cell>
          <table:table-cell office:value-type="string" table:style-name="ce12">
            <text:p>L55/55/5</text:p>
          </table:table-cell>
          <table:table-cell office:value-type="string" table:style-name="ce12">
            <text:p>L55x55x5</text:p>
          </table:table-cell>
          <table:table-cell office:value-type="string" table:style-name="ce13">
            <text:p>L55x55x5</text:p>
          </table:table-cell>
          <table:table-cell table:style-name="ce10"/>
          <table:table-cell office:value-type="string" office:string-value="synonyms&quot;:[&quot;H55/55/5&quot;,&quot;L55/55/5&quot;,&quot;L55x55x5&quot;,&quot;L55x55x5&quot;]}]}," table:formula="of:= &quot;synonyms&quot;&amp;&quot;&quot;&quot;&quot;&amp;&quot;:[&quot;&amp;&quot;&quot;&quot;&quot;&amp;[.K34]&amp;&quot;&quot;&quot;&quot;&amp;&quot;,&quot;&amp;&quot;&quot;&quot;&quot;&amp;[.L34]&amp;&quot;&quot;&quot;&quot;&amp;&quot;,&quot;&amp;&quot;&quot;&quot;&quot;&amp;[.M34]&amp;&quot;&quot;&quot;&quot;&amp;&quot;,&quot;&amp;&quot;&quot;&quot;&quot;&amp;[.N34]&amp;&quot;&quot;&quot;&quot;&amp;&quot;]}]},&quot;" table:style-name="ce9">
            <text:p>synonyms":["H55/55/5","L55/55/5","L55x55x5","L55x55x5"]}]},</text:p>
          </table:table-cell>
          <table:table-cell office:value-type="string" office:string-value="{&quot;L55/55/5&quot;: [{&quot;shape_coords&quot;:[55,55,5,5,9,4.5,27.5,27.5],&quot;shape_name&quot;:&quot;LAngle&quot;,&quot;synonyms&quot;:[&quot;H55/55/5&quot;,&quot;L55/55/5&quot;,&quot;L55x55x5&quot;,&quot;L55x55x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&amp; &quot;,&quot; &amp;[.G34]&amp; &quot;,&quot; &amp;[.H34]&amp; &quot;,&quot; &amp;[.I34] &amp; &quot;],&quot; &amp; &quot;&quot;&quot;&quot; &amp;&quot;shape_name&quot;&amp;&quot;&quot;&quot;&quot; &amp; &quot;:&quot; &amp; &quot;&quot;&quot;&quot; &amp;[.J34] &amp; &quot;&quot;&quot;&quot; &amp; &quot;,&quot; &amp; &quot;&quot;&quot;&quot;&amp;[.P34]" table:style-name="ce5">
            <text:p>{"L55/55/5": [{"shape_coords":[55,55,5,5,9,4.5,27.5,27.5],"shape_name":"LAngle","synonyms":["H55/55/5","L55/55/5","L55x55x5","L55x55x5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55/55/6</text:p>
          </table:table-cell>
          <table:table-cell office:value-type="float" office:value="55" table:style-name="ce12">
            <text:p>55</text:p>
          </table:table-cell>
          <table:table-cell office:value-type="float" office:value="55" table:style-name="ce12">
            <text:p>55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27.5</text:p>
          </table:table-cell>
          <table:table-cell office:value-type="string" table:style-name="ce13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5/55/6</text:p>
          </table:table-cell>
          <table:table-cell office:value-type="string" table:style-name="ce12">
            <text:p>L55/55/6</text:p>
          </table:table-cell>
          <table:table-cell office:value-type="string" table:style-name="ce12">
            <text:p>L55x55x6</text:p>
          </table:table-cell>
          <table:table-cell office:value-type="string" table:style-name="ce13">
            <text:p>L55x55x6</text:p>
          </table:table-cell>
          <table:table-cell table:style-name="ce10"/>
          <table:table-cell office:value-type="string" office:string-value="synonyms&quot;:[&quot;H55/55/6&quot;,&quot;L55/55/6&quot;,&quot;L55x55x6&quot;,&quot;L55x55x6&quot;]}]}," table:formula="of:= &quot;synonyms&quot;&amp;&quot;&quot;&quot;&quot;&amp;&quot;:[&quot;&amp;&quot;&quot;&quot;&quot;&amp;[.K35]&amp;&quot;&quot;&quot;&quot;&amp;&quot;,&quot;&amp;&quot;&quot;&quot;&quot;&amp;[.L35]&amp;&quot;&quot;&quot;&quot;&amp;&quot;,&quot;&amp;&quot;&quot;&quot;&quot;&amp;[.M35]&amp;&quot;&quot;&quot;&quot;&amp;&quot;,&quot;&amp;&quot;&quot;&quot;&quot;&amp;[.N35]&amp;&quot;&quot;&quot;&quot;&amp;&quot;]}]},&quot;" table:style-name="ce9">
            <text:p>synonyms":["H55/55/6","L55/55/6","L55x55x6","L55x55x6"]}]},</text:p>
          </table:table-cell>
          <table:table-cell office:value-type="string" office:string-value="{&quot;L55/55/6&quot;: [{&quot;shape_coords&quot;:[55,55,6,6,10,5,27.5,27.5],&quot;shape_name&quot;:&quot;LAngle&quot;,&quot;synonyms&quot;:[&quot;H55/55/6&quot;,&quot;L55/55/6&quot;,&quot;L55x55x6&quot;,&quot;L55x55x6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&amp; &quot;,&quot; &amp;[.G35]&amp; &quot;,&quot; &amp;[.H35]&amp; &quot;,&quot; &amp;[.I35] &amp; &quot;],&quot; &amp; &quot;&quot;&quot;&quot; &amp;&quot;shape_name&quot;&amp;&quot;&quot;&quot;&quot; &amp; &quot;:&quot; &amp; &quot;&quot;&quot;&quot; &amp;[.J35] &amp; &quot;&quot;&quot;&quot; &amp; &quot;,&quot; &amp; &quot;&quot;&quot;&quot;&amp;[.P35]" table:style-name="ce5">
            <text:p>{"L55/55/6": [{"shape_coords":[55,55,6,6,10,5,27.5,27.5],"shape_name":"LAngle","synonyms":["H55/55/6","L55/55/6","L55x55x6","L55x55x6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55/55/7</text:p>
          </table:table-cell>
          <table:table-cell office:value-type="float" office:value="55" table:style-name="ce12">
            <text:p>55</text:p>
          </table:table-cell>
          <table:table-cell office:value-type="float" office:value="55" table:style-name="ce12">
            <text:p>55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5.5</text:p>
          </table:table-cell>
          <table:table-cell office:value-type="string" table:style-name="ce13">
            <text:p>27.5</text:p>
          </table:table-cell>
          <table:table-cell office:value-type="string" table:style-name="ce13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5/55/7</text:p>
          </table:table-cell>
          <table:table-cell office:value-type="string" table:style-name="ce12">
            <text:p>L55/55/7</text:p>
          </table:table-cell>
          <table:table-cell office:value-type="string" table:style-name="ce12">
            <text:p>L55x55x7</text:p>
          </table:table-cell>
          <table:table-cell office:value-type="string" table:style-name="ce13">
            <text:p>L55x55x7</text:p>
          </table:table-cell>
          <table:table-cell table:style-name="ce10"/>
          <table:table-cell office:value-type="string" office:string-value="synonyms&quot;:[&quot;H55/55/7&quot;,&quot;L55/55/7&quot;,&quot;L55x55x7&quot;,&quot;L55x55x7&quot;]}]}," table:formula="of:= &quot;synonyms&quot;&amp;&quot;&quot;&quot;&quot;&amp;&quot;:[&quot;&amp;&quot;&quot;&quot;&quot;&amp;[.K36]&amp;&quot;&quot;&quot;&quot;&amp;&quot;,&quot;&amp;&quot;&quot;&quot;&quot;&amp;[.L36]&amp;&quot;&quot;&quot;&quot;&amp;&quot;,&quot;&amp;&quot;&quot;&quot;&quot;&amp;[.M36]&amp;&quot;&quot;&quot;&quot;&amp;&quot;,&quot;&amp;&quot;&quot;&quot;&quot;&amp;[.N36]&amp;&quot;&quot;&quot;&quot;&amp;&quot;]}]},&quot;" table:style-name="ce9">
            <text:p>synonyms":["H55/55/7","L55/55/7","L55x55x7","L55x55x7"]}]},</text:p>
          </table:table-cell>
          <table:table-cell office:value-type="string" office:string-value="{&quot;L55/55/7&quot;: [{&quot;shape_coords&quot;:[55,55,7,7,11,5.5,27.5,27.5],&quot;shape_name&quot;:&quot;LAngle&quot;,&quot;synonyms&quot;:[&quot;H55/55/7&quot;,&quot;L55/55/7&quot;,&quot;L55x55x7&quot;,&quot;L55x55x7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&amp; &quot;,&quot; &amp;[.G36]&amp; &quot;,&quot; &amp;[.H36]&amp; &quot;,&quot; &amp;[.I36] &amp; &quot;],&quot; &amp; &quot;&quot;&quot;&quot; &amp;&quot;shape_name&quot;&amp;&quot;&quot;&quot;&quot; &amp; &quot;:&quot; &amp; &quot;&quot;&quot;&quot; &amp;[.J36] &amp; &quot;&quot;&quot;&quot; &amp; &quot;,&quot; &amp; &quot;&quot;&quot;&quot;&amp;[.P36]" table:style-name="ce5">
            <text:p>{"L55/55/7": [{"shape_coords":[55,55,7,7,11,5.5,27.5,27.5],"shape_name":"LAngle","synonyms":["H55/55/7","L55/55/7","L55x55x7","L55x55x7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55/55/8</text:p>
          </table:table-cell>
          <table:table-cell office:value-type="float" office:value="55" table:style-name="ce12">
            <text:p>55</text:p>
          </table:table-cell>
          <table:table-cell office:value-type="float" office:value="55" table:style-name="ce12">
            <text:p>55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2" table:style-name="ce13">
            <text:p>12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27.5</text:p>
          </table:table-cell>
          <table:table-cell office:value-type="string" table:style-name="ce13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5/55/8</text:p>
          </table:table-cell>
          <table:table-cell office:value-type="string" table:style-name="ce12">
            <text:p>L55/55/8</text:p>
          </table:table-cell>
          <table:table-cell office:value-type="string" table:style-name="ce12">
            <text:p>L55x55x8</text:p>
          </table:table-cell>
          <table:table-cell office:value-type="string" table:style-name="ce13">
            <text:p>L55x55x8</text:p>
          </table:table-cell>
          <table:table-cell table:style-name="ce10"/>
          <table:table-cell office:value-type="string" office:string-value="synonyms&quot;:[&quot;H55/55/8&quot;,&quot;L55/55/8&quot;,&quot;L55x55x8&quot;,&quot;L55x55x8&quot;]}]}," table:formula="of:= &quot;synonyms&quot;&amp;&quot;&quot;&quot;&quot;&amp;&quot;:[&quot;&amp;&quot;&quot;&quot;&quot;&amp;[.K37]&amp;&quot;&quot;&quot;&quot;&amp;&quot;,&quot;&amp;&quot;&quot;&quot;&quot;&amp;[.L37]&amp;&quot;&quot;&quot;&quot;&amp;&quot;,&quot;&amp;&quot;&quot;&quot;&quot;&amp;[.M37]&amp;&quot;&quot;&quot;&quot;&amp;&quot;,&quot;&amp;&quot;&quot;&quot;&quot;&amp;[.N37]&amp;&quot;&quot;&quot;&quot;&amp;&quot;]}]},&quot;" table:style-name="ce9">
            <text:p>synonyms":["H55/55/8","L55/55/8","L55x55x8","L55x55x8"]}]},</text:p>
          </table:table-cell>
          <table:table-cell office:value-type="string" office:string-value="{&quot;L55/55/8&quot;: [{&quot;shape_coords&quot;:[55,55,8,8,12,6,27.5,27.5],&quot;shape_name&quot;:&quot;LAngle&quot;,&quot;synonyms&quot;:[&quot;H55/55/8&quot;,&quot;L55/55/8&quot;,&quot;L55x55x8&quot;,&quot;L55x55x8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&amp; &quot;,&quot; &amp;[.G37]&amp; &quot;,&quot; &amp;[.H37]&amp; &quot;,&quot; &amp;[.I37] &amp; &quot;],&quot; &amp; &quot;&quot;&quot;&quot; &amp;&quot;shape_name&quot;&amp;&quot;&quot;&quot;&quot; &amp; &quot;:&quot; &amp; &quot;&quot;&quot;&quot; &amp;[.J37] &amp; &quot;&quot;&quot;&quot; &amp; &quot;,&quot; &amp; &quot;&quot;&quot;&quot;&amp;[.P37]" table:style-name="ce5">
            <text:p>{"L55/55/8": [{"shape_coords":[55,55,8,8,12,6,27.5,27.5],"shape_name":"LAngle","synonyms":["H55/55/8","L55/55/8","L55x55x8","L55x55x8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55/55/10</text:p>
          </table:table-cell>
          <table:table-cell office:value-type="float" office:value="55" table:style-name="ce12">
            <text:p>55</text:p>
          </table:table-cell>
          <table:table-cell office:value-type="float" office:value="55" table:style-name="ce12">
            <text:p>55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4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27.5</text:p>
          </table:table-cell>
          <table:table-cell office:value-type="string" table:style-name="ce13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5/55/10</text:p>
          </table:table-cell>
          <table:table-cell office:value-type="string" table:style-name="ce12">
            <text:p>L55/55/10</text:p>
          </table:table-cell>
          <table:table-cell office:value-type="string" table:style-name="ce12">
            <text:p>L55x55x10</text:p>
          </table:table-cell>
          <table:table-cell office:value-type="string" table:style-name="ce13">
            <text:p>L55x55x10</text:p>
          </table:table-cell>
          <table:table-cell table:style-name="ce10"/>
          <table:table-cell office:value-type="string" office:string-value="synonyms&quot;:[&quot;H55/55/10&quot;,&quot;L55/55/10&quot;,&quot;L55x55x10&quot;,&quot;L55x55x10&quot;]}]}," table:formula="of:= &quot;synonyms&quot;&amp;&quot;&quot;&quot;&quot;&amp;&quot;:[&quot;&amp;&quot;&quot;&quot;&quot;&amp;[.K38]&amp;&quot;&quot;&quot;&quot;&amp;&quot;,&quot;&amp;&quot;&quot;&quot;&quot;&amp;[.L38]&amp;&quot;&quot;&quot;&quot;&amp;&quot;,&quot;&amp;&quot;&quot;&quot;&quot;&amp;[.M38]&amp;&quot;&quot;&quot;&quot;&amp;&quot;,&quot;&amp;&quot;&quot;&quot;&quot;&amp;[.N38]&amp;&quot;&quot;&quot;&quot;&amp;&quot;]}]},&quot;" table:style-name="ce9">
            <text:p>synonyms":["H55/55/10","L55/55/10","L55x55x10","L55x55x10"]}]},</text:p>
          </table:table-cell>
          <table:table-cell office:value-type="string" office:string-value="{&quot;L55/55/10&quot;: [{&quot;shape_coords&quot;:[55,55,10,10,14,7,27.5,27.5],&quot;shape_name&quot;:&quot;LAngle&quot;,&quot;synonyms&quot;:[&quot;H55/55/10&quot;,&quot;L55/55/10&quot;,&quot;L55x55x10&quot;,&quot;L55x55x10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&amp; &quot;,&quot; &amp;[.G38]&amp; &quot;,&quot; &amp;[.H38]&amp; &quot;,&quot; &amp;[.I38] &amp; &quot;],&quot; &amp; &quot;&quot;&quot;&quot; &amp;&quot;shape_name&quot;&amp;&quot;&quot;&quot;&quot; &amp; &quot;:&quot; &amp; &quot;&quot;&quot;&quot; &amp;[.J38] &amp; &quot;&quot;&quot;&quot; &amp; &quot;,&quot; &amp; &quot;&quot;&quot;&quot;&amp;[.P38]" table:style-name="ce5">
            <text:p>{"L55/55/10": [{"shape_coords":[55,55,10,10,14,7,27.5,27.5],"shape_name":"LAngle","synonyms":["H55/55/10","L55/55/10","L55x55x10","L55x55x10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60/60/6</text:p>
          </table:table-cell>
          <table:table-cell office:value-type="float" office:value="60" table:style-name="ce12">
            <text:p>60</text:p>
          </table:table-cell>
          <table:table-cell office:value-type="float" office:value="60" table:style-name="ce12">
            <text:p>6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0/60/6</text:p>
          </table:table-cell>
          <table:table-cell office:value-type="string" table:style-name="ce12">
            <text:p>L60/60/6</text:p>
          </table:table-cell>
          <table:table-cell office:value-type="string" table:style-name="ce12">
            <text:p>L60x60x6</text:p>
          </table:table-cell>
          <table:table-cell office:value-type="string" table:style-name="ce13">
            <text:p>L60x60x6</text:p>
          </table:table-cell>
          <table:table-cell table:style-name="ce10"/>
          <table:table-cell office:value-type="string" office:string-value="synonyms&quot;:[&quot;H60/60/6&quot;,&quot;L60/60/6&quot;,&quot;L60x60x6&quot;,&quot;L60x60x6&quot;]}]}," table:formula="of:= &quot;synonyms&quot;&amp;&quot;&quot;&quot;&quot;&amp;&quot;:[&quot;&amp;&quot;&quot;&quot;&quot;&amp;[.K39]&amp;&quot;&quot;&quot;&quot;&amp;&quot;,&quot;&amp;&quot;&quot;&quot;&quot;&amp;[.L39]&amp;&quot;&quot;&quot;&quot;&amp;&quot;,&quot;&amp;&quot;&quot;&quot;&quot;&amp;[.M39]&amp;&quot;&quot;&quot;&quot;&amp;&quot;,&quot;&amp;&quot;&quot;&quot;&quot;&amp;[.N39]&amp;&quot;&quot;&quot;&quot;&amp;&quot;]}]},&quot;" table:style-name="ce9">
            <text:p>synonyms":["H60/60/6","L60/60/6","L60x60x6","L60x60x6"]}]},</text:p>
          </table:table-cell>
          <table:table-cell office:value-type="string" office:string-value="{&quot;L60/60/6&quot;: [{&quot;shape_coords&quot;:[60,60,6,6,10,5,30,30],&quot;shape_name&quot;:&quot;LAngle&quot;,&quot;synonyms&quot;:[&quot;H60/60/6&quot;,&quot;L60/60/6&quot;,&quot;L60x60x6&quot;,&quot;L60x60x6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&amp; &quot;,&quot; &amp;[.G39]&amp; &quot;,&quot; &amp;[.H39]&amp; &quot;,&quot; &amp;[.I39] &amp; &quot;],&quot; &amp; &quot;&quot;&quot;&quot; &amp;&quot;shape_name&quot;&amp;&quot;&quot;&quot;&quot; &amp; &quot;:&quot; &amp; &quot;&quot;&quot;&quot; &amp;[.J39] &amp; &quot;&quot;&quot;&quot; &amp; &quot;,&quot; &amp; &quot;&quot;&quot;&quot;&amp;[.P39]" table:style-name="ce5">
            <text:p>{"L60/60/6": [{"shape_coords":[60,60,6,6,10,5,30,30],"shape_name":"LAngle","synonyms":["H60/60/6","L60/60/6","L60x60x6","L60x60x6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60/60/7</text:p>
          </table:table-cell>
          <table:table-cell office:value-type="float" office:value="60" table:style-name="ce12">
            <text:p>60</text:p>
          </table:table-cell>
          <table:table-cell office:value-type="float" office:value="60" table:style-name="ce12">
            <text:p>60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5.5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0/60/7</text:p>
          </table:table-cell>
          <table:table-cell office:value-type="string" table:style-name="ce12">
            <text:p>L60/60/7</text:p>
          </table:table-cell>
          <table:table-cell office:value-type="string" table:style-name="ce12">
            <text:p>L60x60x7</text:p>
          </table:table-cell>
          <table:table-cell office:value-type="string" table:style-name="ce13">
            <text:p>L60x60x7</text:p>
          </table:table-cell>
          <table:table-cell table:style-name="ce10"/>
          <table:table-cell office:value-type="string" office:string-value="synonyms&quot;:[&quot;H60/60/7&quot;,&quot;L60/60/7&quot;,&quot;L60x60x7&quot;,&quot;L60x60x7&quot;]}]}," table:formula="of:= &quot;synonyms&quot;&amp;&quot;&quot;&quot;&quot;&amp;&quot;:[&quot;&amp;&quot;&quot;&quot;&quot;&amp;[.K40]&amp;&quot;&quot;&quot;&quot;&amp;&quot;,&quot;&amp;&quot;&quot;&quot;&quot;&amp;[.L40]&amp;&quot;&quot;&quot;&quot;&amp;&quot;,&quot;&amp;&quot;&quot;&quot;&quot;&amp;[.M40]&amp;&quot;&quot;&quot;&quot;&amp;&quot;,&quot;&amp;&quot;&quot;&quot;&quot;&amp;[.N40]&amp;&quot;&quot;&quot;&quot;&amp;&quot;]}]},&quot;" table:style-name="ce9">
            <text:p>synonyms":["H60/60/7","L60/60/7","L60x60x7","L60x60x7"]}]},</text:p>
          </table:table-cell>
          <table:table-cell office:value-type="string" office:string-value="{&quot;L60/60/7&quot;: [{&quot;shape_coords&quot;:[60,60,7,7,11,5.5,30,30],&quot;shape_name&quot;:&quot;LAngle&quot;,&quot;synonyms&quot;:[&quot;H60/60/7&quot;,&quot;L60/60/7&quot;,&quot;L60x60x7&quot;,&quot;L60x60x7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&amp; &quot;,&quot; &amp;[.G40]&amp; &quot;,&quot; &amp;[.H40]&amp; &quot;,&quot; &amp;[.I40] &amp; &quot;],&quot; &amp; &quot;&quot;&quot;&quot; &amp;&quot;shape_name&quot;&amp;&quot;&quot;&quot;&quot; &amp; &quot;:&quot; &amp; &quot;&quot;&quot;&quot; &amp;[.J40] &amp; &quot;&quot;&quot;&quot; &amp; &quot;,&quot; &amp; &quot;&quot;&quot;&quot;&amp;[.P40]" table:style-name="ce5">
            <text:p>{"L60/60/7": [{"shape_coords":[60,60,7,7,11,5.5,30,30],"shape_name":"LAngle","synonyms":["H60/60/7","L60/60/7","L60x60x7","L60x60x7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60/60/8</text:p>
          </table:table-cell>
          <table:table-cell office:value-type="float" office:value="60" table:style-name="ce12">
            <text:p>60</text:p>
          </table:table-cell>
          <table:table-cell office:value-type="float" office:value="60" table:style-name="ce12">
            <text:p>6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2" table:style-name="ce13">
            <text:p>12</text:p>
          </table:table-cell>
          <table:table-cell office:value-type="float" office:value="6" table:style-name="ce13">
            <text:p>6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0/60/8</text:p>
          </table:table-cell>
          <table:table-cell office:value-type="string" table:style-name="ce12">
            <text:p>L60/60/8</text:p>
          </table:table-cell>
          <table:table-cell office:value-type="string" table:style-name="ce12">
            <text:p>L60x60x8</text:p>
          </table:table-cell>
          <table:table-cell office:value-type="string" table:style-name="ce13">
            <text:p>L60x60x8</text:p>
          </table:table-cell>
          <table:table-cell table:style-name="ce10"/>
          <table:table-cell office:value-type="string" office:string-value="synonyms&quot;:[&quot;H60/60/8&quot;,&quot;L60/60/8&quot;,&quot;L60x60x8&quot;,&quot;L60x60x8&quot;]}]}," table:formula="of:= &quot;synonyms&quot;&amp;&quot;&quot;&quot;&quot;&amp;&quot;:[&quot;&amp;&quot;&quot;&quot;&quot;&amp;[.K41]&amp;&quot;&quot;&quot;&quot;&amp;&quot;,&quot;&amp;&quot;&quot;&quot;&quot;&amp;[.L41]&amp;&quot;&quot;&quot;&quot;&amp;&quot;,&quot;&amp;&quot;&quot;&quot;&quot;&amp;[.M41]&amp;&quot;&quot;&quot;&quot;&amp;&quot;,&quot;&amp;&quot;&quot;&quot;&quot;&amp;[.N41]&amp;&quot;&quot;&quot;&quot;&amp;&quot;]}]},&quot;" table:style-name="ce9">
            <text:p>synonyms":["H60/60/8","L60/60/8","L60x60x8","L60x60x8"]}]},</text:p>
          </table:table-cell>
          <table:table-cell office:value-type="string" office:string-value="{&quot;L60/60/8&quot;: [{&quot;shape_coords&quot;:[60,60,8,8,12,6,30,30],&quot;shape_name&quot;:&quot;LAngle&quot;,&quot;synonyms&quot;:[&quot;H60/60/8&quot;,&quot;L60/60/8&quot;,&quot;L60x60x8&quot;,&quot;L60x60x8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&amp; &quot;,&quot; &amp;[.G41]&amp; &quot;,&quot; &amp;[.H41]&amp; &quot;,&quot; &amp;[.I41] &amp; &quot;],&quot; &amp; &quot;&quot;&quot;&quot; &amp;&quot;shape_name&quot;&amp;&quot;&quot;&quot;&quot; &amp; &quot;:&quot; &amp; &quot;&quot;&quot;&quot; &amp;[.J41] &amp; &quot;&quot;&quot;&quot; &amp; &quot;,&quot; &amp; &quot;&quot;&quot;&quot;&amp;[.P41]" table:style-name="ce5">
            <text:p>{"L60/60/8": [{"shape_coords":[60,60,8,8,12,6,30,30],"shape_name":"LAngle","synonyms":["H60/60/8","L60/60/8","L60x60x8","L60x60x8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60/60/10</text:p>
          </table:table-cell>
          <table:table-cell office:value-type="float" office:value="60" table:style-name="ce12">
            <text:p>60</text:p>
          </table:table-cell>
          <table:table-cell office:value-type="float" office:value="60" table:style-name="ce12">
            <text:p>6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4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0/60/10</text:p>
          </table:table-cell>
          <table:table-cell office:value-type="string" table:style-name="ce12">
            <text:p>L60/60/10</text:p>
          </table:table-cell>
          <table:table-cell office:value-type="string" table:style-name="ce12">
            <text:p>L60x60x10</text:p>
          </table:table-cell>
          <table:table-cell office:value-type="string" table:style-name="ce13">
            <text:p>L60x60x10</text:p>
          </table:table-cell>
          <table:table-cell table:style-name="ce10"/>
          <table:table-cell office:value-type="string" office:string-value="synonyms&quot;:[&quot;H60/60/10&quot;,&quot;L60/60/10&quot;,&quot;L60x60x10&quot;,&quot;L60x60x10&quot;]}]}," table:formula="of:= &quot;synonyms&quot;&amp;&quot;&quot;&quot;&quot;&amp;&quot;:[&quot;&amp;&quot;&quot;&quot;&quot;&amp;[.K42]&amp;&quot;&quot;&quot;&quot;&amp;&quot;,&quot;&amp;&quot;&quot;&quot;&quot;&amp;[.L42]&amp;&quot;&quot;&quot;&quot;&amp;&quot;,&quot;&amp;&quot;&quot;&quot;&quot;&amp;[.M42]&amp;&quot;&quot;&quot;&quot;&amp;&quot;,&quot;&amp;&quot;&quot;&quot;&quot;&amp;[.N42]&amp;&quot;&quot;&quot;&quot;&amp;&quot;]}]},&quot;" table:style-name="ce9">
            <text:p>synonyms":["H60/60/10","L60/60/10","L60x60x10","L60x60x10"]}]},</text:p>
          </table:table-cell>
          <table:table-cell office:value-type="string" office:string-value="{&quot;L60/60/10&quot;: [{&quot;shape_coords&quot;:[60,60,10,10,14,7,30,30],&quot;shape_name&quot;:&quot;LAngle&quot;,&quot;synonyms&quot;:[&quot;H60/60/10&quot;,&quot;L60/60/10&quot;,&quot;L60x60x10&quot;,&quot;L60x60x10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&amp; &quot;,&quot; &amp;[.G42]&amp; &quot;,&quot; &amp;[.H42]&amp; &quot;,&quot; &amp;[.I42] &amp; &quot;],&quot; &amp; &quot;&quot;&quot;&quot; &amp;&quot;shape_name&quot;&amp;&quot;&quot;&quot;&quot; &amp; &quot;:&quot; &amp; &quot;&quot;&quot;&quot; &amp;[.J42] &amp; &quot;&quot;&quot;&quot; &amp; &quot;,&quot; &amp; &quot;&quot;&quot;&quot;&amp;[.P42]" table:style-name="ce5">
            <text:p>{"L60/60/10": [{"shape_coords":[60,60,10,10,14,7,30,30],"shape_name":"LAngle","synonyms":["H60/60/10","L60/60/10","L60x60x10","L60x60x10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65/65/6</text:p>
          </table:table-cell>
          <table:table-cell office:value-type="float" office:value="65" table:style-name="ce12">
            <text:p>65</text:p>
          </table:table-cell>
          <table:table-cell office:value-type="float" office:value="65" table:style-name="ce12">
            <text:p>65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32.5</text:p>
          </table:table-cell>
          <table:table-cell office:value-type="string" table:style-name="ce13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5/65/6</text:p>
          </table:table-cell>
          <table:table-cell office:value-type="string" table:style-name="ce12">
            <text:p>L65/65/6</text:p>
          </table:table-cell>
          <table:table-cell office:value-type="string" table:style-name="ce12">
            <text:p>L65x65x6</text:p>
          </table:table-cell>
          <table:table-cell office:value-type="string" table:style-name="ce13">
            <text:p>L65x65x6</text:p>
          </table:table-cell>
          <table:table-cell table:style-name="ce10"/>
          <table:table-cell office:value-type="string" office:string-value="synonyms&quot;:[&quot;H65/65/6&quot;,&quot;L65/65/6&quot;,&quot;L65x65x6&quot;,&quot;L65x65x6&quot;]}]}," table:formula="of:= &quot;synonyms&quot;&amp;&quot;&quot;&quot;&quot;&amp;&quot;:[&quot;&amp;&quot;&quot;&quot;&quot;&amp;[.K43]&amp;&quot;&quot;&quot;&quot;&amp;&quot;,&quot;&amp;&quot;&quot;&quot;&quot;&amp;[.L43]&amp;&quot;&quot;&quot;&quot;&amp;&quot;,&quot;&amp;&quot;&quot;&quot;&quot;&amp;[.M43]&amp;&quot;&quot;&quot;&quot;&amp;&quot;,&quot;&amp;&quot;&quot;&quot;&quot;&amp;[.N43]&amp;&quot;&quot;&quot;&quot;&amp;&quot;]}]},&quot;" table:style-name="ce9">
            <text:p>synonyms":["H65/65/6","L65/65/6","L65x65x6","L65x65x6"]}]},</text:p>
          </table:table-cell>
          <table:table-cell office:value-type="string" office:string-value="{&quot;L65/65/6&quot;: [{&quot;shape_coords&quot;:[65,65,6,6,10,5,32.5,32.5],&quot;shape_name&quot;:&quot;LAngle&quot;,&quot;synonyms&quot;:[&quot;H65/65/6&quot;,&quot;L65/65/6&quot;,&quot;L65x65x6&quot;,&quot;L65x65x6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,&quot; &amp;[.D43]&amp; &quot;,&quot; &amp;[.E43]&amp; &quot;,&quot; &amp;[.F43]&amp; &quot;,&quot; &amp;[.G43]&amp; &quot;,&quot; &amp;[.H43]&amp; &quot;,&quot; &amp;[.I43] &amp; &quot;],&quot; &amp; &quot;&quot;&quot;&quot; &amp;&quot;shape_name&quot;&amp;&quot;&quot;&quot;&quot; &amp; &quot;:&quot; &amp; &quot;&quot;&quot;&quot; &amp;[.J43] &amp; &quot;&quot;&quot;&quot; &amp; &quot;,&quot; &amp; &quot;&quot;&quot;&quot;&amp;[.P43]" table:style-name="ce5">
            <text:p>{"L65/65/6": [{"shape_coords":[65,65,6,6,10,5,32.5,32.5],"shape_name":"LAngle","synonyms":["H65/65/6","L65/65/6","L65x65x6","L65x65x6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65/65/7</text:p>
          </table:table-cell>
          <table:table-cell office:value-type="float" office:value="65" table:style-name="ce12">
            <text:p>65</text:p>
          </table:table-cell>
          <table:table-cell office:value-type="float" office:value="65" table:style-name="ce12">
            <text:p>65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5.5</text:p>
          </table:table-cell>
          <table:table-cell office:value-type="string" table:style-name="ce13">
            <text:p>32.5</text:p>
          </table:table-cell>
          <table:table-cell office:value-type="string" table:style-name="ce13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5/65/7</text:p>
          </table:table-cell>
          <table:table-cell office:value-type="string" table:style-name="ce12">
            <text:p>L65/65/7</text:p>
          </table:table-cell>
          <table:table-cell office:value-type="string" table:style-name="ce12">
            <text:p>L65x65x7</text:p>
          </table:table-cell>
          <table:table-cell office:value-type="string" table:style-name="ce13">
            <text:p>L65x65x7</text:p>
          </table:table-cell>
          <table:table-cell table:style-name="ce10"/>
          <table:table-cell office:value-type="string" office:string-value="synonyms&quot;:[&quot;H65/65/7&quot;,&quot;L65/65/7&quot;,&quot;L65x65x7&quot;,&quot;L65x65x7&quot;]}]}," table:formula="of:= &quot;synonyms&quot;&amp;&quot;&quot;&quot;&quot;&amp;&quot;:[&quot;&amp;&quot;&quot;&quot;&quot;&amp;[.K44]&amp;&quot;&quot;&quot;&quot;&amp;&quot;,&quot;&amp;&quot;&quot;&quot;&quot;&amp;[.L44]&amp;&quot;&quot;&quot;&quot;&amp;&quot;,&quot;&amp;&quot;&quot;&quot;&quot;&amp;[.M44]&amp;&quot;&quot;&quot;&quot;&amp;&quot;,&quot;&amp;&quot;&quot;&quot;&quot;&amp;[.N44]&amp;&quot;&quot;&quot;&quot;&amp;&quot;]}]},&quot;" table:style-name="ce9">
            <text:p>synonyms":["H65/65/7","L65/65/7","L65x65x7","L65x65x7"]}]},</text:p>
          </table:table-cell>
          <table:table-cell office:value-type="string" office:string-value="{&quot;L65/65/7&quot;: [{&quot;shape_coords&quot;:[65,65,7,7,11,5.5,32.5,32.5],&quot;shape_name&quot;:&quot;LAngle&quot;,&quot;synonyms&quot;:[&quot;H65/65/7&quot;,&quot;L65/65/7&quot;,&quot;L65x65x7&quot;,&quot;L65x65x7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,&quot; &amp;[.D44]&amp; &quot;,&quot; &amp;[.E44]&amp; &quot;,&quot; &amp;[.F44]&amp; &quot;,&quot; &amp;[.G44]&amp; &quot;,&quot; &amp;[.H44]&amp; &quot;,&quot; &amp;[.I44] &amp; &quot;],&quot; &amp; &quot;&quot;&quot;&quot; &amp;&quot;shape_name&quot;&amp;&quot;&quot;&quot;&quot; &amp; &quot;:&quot; &amp; &quot;&quot;&quot;&quot; &amp;[.J44] &amp; &quot;&quot;&quot;&quot; &amp; &quot;,&quot; &amp; &quot;&quot;&quot;&quot;&amp;[.P44]" table:style-name="ce5">
            <text:p>{"L65/65/7": [{"shape_coords":[65,65,7,7,11,5.5,32.5,32.5],"shape_name":"LAngle","synonyms":["H65/65/7","L65/65/7","L65x65x7","L65x65x7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65/65/8</text:p>
          </table:table-cell>
          <table:table-cell office:value-type="float" office:value="65" table:style-name="ce12">
            <text:p>65</text:p>
          </table:table-cell>
          <table:table-cell office:value-type="float" office:value="65" table:style-name="ce12">
            <text:p>65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2" table:style-name="ce13">
            <text:p>12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32.5</text:p>
          </table:table-cell>
          <table:table-cell office:value-type="string" table:style-name="ce13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5/65/8</text:p>
          </table:table-cell>
          <table:table-cell office:value-type="string" table:style-name="ce12">
            <text:p>L65/65/8</text:p>
          </table:table-cell>
          <table:table-cell office:value-type="string" table:style-name="ce12">
            <text:p>L65x65x8</text:p>
          </table:table-cell>
          <table:table-cell office:value-type="string" table:style-name="ce13">
            <text:p>L65x65x8</text:p>
          </table:table-cell>
          <table:table-cell table:style-name="ce10"/>
          <table:table-cell office:value-type="string" office:string-value="synonyms&quot;:[&quot;H65/65/8&quot;,&quot;L65/65/8&quot;,&quot;L65x65x8&quot;,&quot;L65x65x8&quot;]}]}," table:formula="of:= &quot;synonyms&quot;&amp;&quot;&quot;&quot;&quot;&amp;&quot;:[&quot;&amp;&quot;&quot;&quot;&quot;&amp;[.K45]&amp;&quot;&quot;&quot;&quot;&amp;&quot;,&quot;&amp;&quot;&quot;&quot;&quot;&amp;[.L45]&amp;&quot;&quot;&quot;&quot;&amp;&quot;,&quot;&amp;&quot;&quot;&quot;&quot;&amp;[.M45]&amp;&quot;&quot;&quot;&quot;&amp;&quot;,&quot;&amp;&quot;&quot;&quot;&quot;&amp;[.N45]&amp;&quot;&quot;&quot;&quot;&amp;&quot;]}]},&quot;" table:style-name="ce9">
            <text:p>synonyms":["H65/65/8","L65/65/8","L65x65x8","L65x65x8"]}]},</text:p>
          </table:table-cell>
          <table:table-cell office:value-type="string" office:string-value="{&quot;L65/65/8&quot;: [{&quot;shape_coords&quot;:[65,65,8,8,12,6,32.5,32.5],&quot;shape_name&quot;:&quot;LAngle&quot;,&quot;synonyms&quot;:[&quot;H65/65/8&quot;,&quot;L65/65/8&quot;,&quot;L65x65x8&quot;,&quot;L65x65x8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,&quot; &amp;[.D45]&amp; &quot;,&quot; &amp;[.E45]&amp; &quot;,&quot; &amp;[.F45]&amp; &quot;,&quot; &amp;[.G45]&amp; &quot;,&quot; &amp;[.H45]&amp; &quot;,&quot; &amp;[.I45] &amp; &quot;],&quot; &amp; &quot;&quot;&quot;&quot; &amp;&quot;shape_name&quot;&amp;&quot;&quot;&quot;&quot; &amp; &quot;:&quot; &amp; &quot;&quot;&quot;&quot; &amp;[.J45] &amp; &quot;&quot;&quot;&quot; &amp; &quot;,&quot; &amp; &quot;&quot;&quot;&quot;&amp;[.P45]" table:style-name="ce5">
            <text:p>{"L65/65/8": [{"shape_coords":[65,65,8,8,12,6,32.5,32.5],"shape_name":"LAngle","synonyms":["H65/65/8","L65/65/8","L65x65x8","L65x65x8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65/65/9</text:p>
          </table:table-cell>
          <table:table-cell office:value-type="float" office:value="65" table:style-name="ce12">
            <text:p>65</text:p>
          </table:table-cell>
          <table:table-cell office:value-type="float" office:value="65" table:style-name="ce12">
            <text:p>65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2">
            <text:p>9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6.5</text:p>
          </table:table-cell>
          <table:table-cell office:value-type="string" table:style-name="ce13">
            <text:p>32.5</text:p>
          </table:table-cell>
          <table:table-cell office:value-type="string" table:style-name="ce13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5/65/9</text:p>
          </table:table-cell>
          <table:table-cell office:value-type="string" table:style-name="ce12">
            <text:p>L65/65/9</text:p>
          </table:table-cell>
          <table:table-cell office:value-type="string" table:style-name="ce12">
            <text:p>L65x65x9</text:p>
          </table:table-cell>
          <table:table-cell office:value-type="string" table:style-name="ce13">
            <text:p>L65x65x9</text:p>
          </table:table-cell>
          <table:table-cell table:style-name="ce10"/>
          <table:table-cell office:value-type="string" office:string-value="synonyms&quot;:[&quot;H65/65/9&quot;,&quot;L65/65/9&quot;,&quot;L65x65x9&quot;,&quot;L65x65x9&quot;]}]}," table:formula="of:= &quot;synonyms&quot;&amp;&quot;&quot;&quot;&quot;&amp;&quot;:[&quot;&amp;&quot;&quot;&quot;&quot;&amp;[.K46]&amp;&quot;&quot;&quot;&quot;&amp;&quot;,&quot;&amp;&quot;&quot;&quot;&quot;&amp;[.L46]&amp;&quot;&quot;&quot;&quot;&amp;&quot;,&quot;&amp;&quot;&quot;&quot;&quot;&amp;[.M46]&amp;&quot;&quot;&quot;&quot;&amp;&quot;,&quot;&amp;&quot;&quot;&quot;&quot;&amp;[.N46]&amp;&quot;&quot;&quot;&quot;&amp;&quot;]}]},&quot;" table:style-name="ce9">
            <text:p>synonyms":["H65/65/9","L65/65/9","L65x65x9","L65x65x9"]}]},</text:p>
          </table:table-cell>
          <table:table-cell office:value-type="string" office:string-value="{&quot;L65/65/9&quot;: [{&quot;shape_coords&quot;:[65,65,9,9,13,6.5,32.5,32.5],&quot;shape_name&quot;:&quot;LAngle&quot;,&quot;synonyms&quot;:[&quot;H65/65/9&quot;,&quot;L65/65/9&quot;,&quot;L65x65x9&quot;,&quot;L65x65x9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,&quot; &amp;[.D46]&amp; &quot;,&quot; &amp;[.E46]&amp; &quot;,&quot; &amp;[.F46]&amp; &quot;,&quot; &amp;[.G46]&amp; &quot;,&quot; &amp;[.H46]&amp; &quot;,&quot; &amp;[.I46] &amp; &quot;],&quot; &amp; &quot;&quot;&quot;&quot; &amp;&quot;shape_name&quot;&amp;&quot;&quot;&quot;&quot; &amp; &quot;:&quot; &amp; &quot;&quot;&quot;&quot; &amp;[.J46] &amp; &quot;&quot;&quot;&quot; &amp; &quot;,&quot; &amp; &quot;&quot;&quot;&quot;&amp;[.P46]" table:style-name="ce5">
            <text:p>{"L65/65/9": [{"shape_coords":[65,65,9,9,13,6.5,32.5,32.5],"shape_name":"LAngle","synonyms":["H65/65/9","L65/65/9","L65x65x9","L65x65x9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65/65/10</text:p>
          </table:table-cell>
          <table:table-cell office:value-type="float" office:value="65" table:style-name="ce12">
            <text:p>65</text:p>
          </table:table-cell>
          <table:table-cell office:value-type="float" office:value="65" table:style-name="ce12">
            <text:p>65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4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32.5</text:p>
          </table:table-cell>
          <table:table-cell office:value-type="string" table:style-name="ce13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5/65/10</text:p>
          </table:table-cell>
          <table:table-cell office:value-type="string" table:style-name="ce12">
            <text:p>L65/65/10</text:p>
          </table:table-cell>
          <table:table-cell office:value-type="string" table:style-name="ce12">
            <text:p>L65x65x10</text:p>
          </table:table-cell>
          <table:table-cell office:value-type="string" table:style-name="ce13">
            <text:p>L65x65x10</text:p>
          </table:table-cell>
          <table:table-cell table:style-name="ce10"/>
          <table:table-cell office:value-type="string" office:string-value="synonyms&quot;:[&quot;H65/65/10&quot;,&quot;L65/65/10&quot;,&quot;L65x65x10&quot;,&quot;L65x65x10&quot;]}]}," table:formula="of:= &quot;synonyms&quot;&amp;&quot;&quot;&quot;&quot;&amp;&quot;:[&quot;&amp;&quot;&quot;&quot;&quot;&amp;[.K47]&amp;&quot;&quot;&quot;&quot;&amp;&quot;,&quot;&amp;&quot;&quot;&quot;&quot;&amp;[.L47]&amp;&quot;&quot;&quot;&quot;&amp;&quot;,&quot;&amp;&quot;&quot;&quot;&quot;&amp;[.M47]&amp;&quot;&quot;&quot;&quot;&amp;&quot;,&quot;&amp;&quot;&quot;&quot;&quot;&amp;[.N47]&amp;&quot;&quot;&quot;&quot;&amp;&quot;]}]},&quot;" table:style-name="ce9">
            <text:p>synonyms":["H65/65/10","L65/65/10","L65x65x10","L65x65x10"]}]},</text:p>
          </table:table-cell>
          <table:table-cell office:value-type="string" office:string-value="{&quot;L65/65/10&quot;: [{&quot;shape_coords&quot;:[65,65,10,10,14,7,32.5,32.5],&quot;shape_name&quot;:&quot;LAngle&quot;,&quot;synonyms&quot;:[&quot;H65/65/10&quot;,&quot;L65/65/10&quot;,&quot;L65x65x10&quot;,&quot;L65x65x10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,&quot; &amp;[.D47]&amp; &quot;,&quot; &amp;[.E47]&amp; &quot;,&quot; &amp;[.F47]&amp; &quot;,&quot; &amp;[.G47]&amp; &quot;,&quot; &amp;[.H47]&amp; &quot;,&quot; &amp;[.I47] &amp; &quot;],&quot; &amp; &quot;&quot;&quot;&quot; &amp;&quot;shape_name&quot;&amp;&quot;&quot;&quot;&quot; &amp; &quot;:&quot; &amp; &quot;&quot;&quot;&quot; &amp;[.J47] &amp; &quot;&quot;&quot;&quot; &amp; &quot;,&quot; &amp; &quot;&quot;&quot;&quot;&amp;[.P47]" table:style-name="ce5">
            <text:p>{"L65/65/10": [{"shape_coords":[65,65,10,10,14,7,32.5,32.5],"shape_name":"LAngle","synonyms":["H65/65/10","L65/65/10","L65x65x10","L65x65x10"]}]},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L65/65/11</text:p>
          </table:table-cell>
          <table:table-cell office:value-type="float" office:value="65" table:style-name="ce12">
            <text:p>65</text:p>
          </table:table-cell>
          <table:table-cell office:value-type="float" office:value="65" table:style-name="ce12">
            <text:p>65</text:p>
          </table:table-cell>
          <table:table-cell office:value-type="float" office:value="11" table:style-name="ce12">
            <text:p>11</text:p>
          </table:table-cell>
          <table:table-cell office:value-type="float" office:value="11" table:style-name="ce12">
            <text:p>11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7.5</text:p>
          </table:table-cell>
          <table:table-cell office:value-type="string" table:style-name="ce13">
            <text:p>32.5</text:p>
          </table:table-cell>
          <table:table-cell office:value-type="string" table:style-name="ce13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5/65/11</text:p>
          </table:table-cell>
          <table:table-cell office:value-type="string" table:style-name="ce12">
            <text:p>L65/65/11</text:p>
          </table:table-cell>
          <table:table-cell office:value-type="string" table:style-name="ce12">
            <text:p>L65x65x11</text:p>
          </table:table-cell>
          <table:table-cell office:value-type="string" table:style-name="ce13">
            <text:p>L65x65x11</text:p>
          </table:table-cell>
          <table:table-cell table:style-name="ce10"/>
          <table:table-cell office:value-type="string" office:string-value="synonyms&quot;:[&quot;H65/65/11&quot;,&quot;L65/65/11&quot;,&quot;L65x65x11&quot;,&quot;L65x65x11&quot;]}]}," table:formula="of:= &quot;synonyms&quot;&amp;&quot;&quot;&quot;&quot;&amp;&quot;:[&quot;&amp;&quot;&quot;&quot;&quot;&amp;[.K48]&amp;&quot;&quot;&quot;&quot;&amp;&quot;,&quot;&amp;&quot;&quot;&quot;&quot;&amp;[.L48]&amp;&quot;&quot;&quot;&quot;&amp;&quot;,&quot;&amp;&quot;&quot;&quot;&quot;&amp;[.M48]&amp;&quot;&quot;&quot;&quot;&amp;&quot;,&quot;&amp;&quot;&quot;&quot;&quot;&amp;[.N48]&amp;&quot;&quot;&quot;&quot;&amp;&quot;]}]},&quot;" table:style-name="ce9">
            <text:p>synonyms":["H65/65/11","L65/65/11","L65x65x11","L65x65x11"]}]},</text:p>
          </table:table-cell>
          <table:table-cell office:value-type="string" office:string-value="{&quot;L65/65/11&quot;: [{&quot;shape_coords&quot;:[65,65,11,11,15,7.5,32.5,32.5],&quot;shape_name&quot;:&quot;LAngle&quot;,&quot;synonyms&quot;:[&quot;H65/65/11&quot;,&quot;L65/65/11&quot;,&quot;L65x65x11&quot;,&quot;L65x65x11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,&quot; &amp;[.D48]&amp; &quot;,&quot; &amp;[.E48]&amp; &quot;,&quot; &amp;[.F48]&amp; &quot;,&quot; &amp;[.G48]&amp; &quot;,&quot; &amp;[.H48]&amp; &quot;,&quot; &amp;[.I48] &amp; &quot;],&quot; &amp; &quot;&quot;&quot;&quot; &amp;&quot;shape_name&quot;&amp;&quot;&quot;&quot;&quot; &amp; &quot;:&quot; &amp; &quot;&quot;&quot;&quot; &amp;[.J48] &amp; &quot;&quot;&quot;&quot; &amp; &quot;,&quot; &amp; &quot;&quot;&quot;&quot;&amp;[.P48]" table:style-name="ce5">
            <text:p>{"L65/65/11": [{"shape_coords":[65,65,11,11,15,7.5,32.5,32.5],"shape_name":"LAngle","synonyms":["H65/65/11","L65/65/11","L65x65x11","L65x65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70/70/7</text:p>
          </table:table-cell>
          <table:table-cell office:value-type="float" office:value="70" table:style-name="ce12">
            <text:p>70</text:p>
          </table:table-cell>
          <table:table-cell office:value-type="float" office:value="70" table:style-name="ce12">
            <text:p>70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15" table:style-name="ce13">
            <text:p>115</text:p>
          </table:table-cell>
          <table:table-cell office:value-type="string" table:style-name="ce13">
            <text:p>57.5</text:p>
          </table:table-cell>
          <table:table-cell office:value-type="float" office:value="35" table:style-name="ce13">
            <text:p>35</text:p>
          </table:table-cell>
          <table:table-cell office:value-type="float" office:value="35" table:style-name="ce13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0/70/7</text:p>
          </table:table-cell>
          <table:table-cell office:value-type="string" table:style-name="ce12">
            <text:p>L70/70/7</text:p>
          </table:table-cell>
          <table:table-cell office:value-type="string" table:style-name="ce12">
            <text:p>L70x70x7</text:p>
          </table:table-cell>
          <table:table-cell office:value-type="string" table:style-name="ce13">
            <text:p>L70x70x7</text:p>
          </table:table-cell>
          <table:table-cell table:style-name="ce10"/>
          <table:table-cell office:value-type="string" office:string-value="synonyms&quot;:[&quot;H70/70/7&quot;,&quot;L70/70/7&quot;,&quot;L70x70x7&quot;,&quot;L70x70x7&quot;]}]}," table:formula="of:= &quot;synonyms&quot;&amp;&quot;&quot;&quot;&quot;&amp;&quot;:[&quot;&amp;&quot;&quot;&quot;&quot;&amp;[.K49]&amp;&quot;&quot;&quot;&quot;&amp;&quot;,&quot;&amp;&quot;&quot;&quot;&quot;&amp;[.L49]&amp;&quot;&quot;&quot;&quot;&amp;&quot;,&quot;&amp;&quot;&quot;&quot;&quot;&amp;[.M49]&amp;&quot;&quot;&quot;&quot;&amp;&quot;,&quot;&amp;&quot;&quot;&quot;&quot;&amp;[.N49]&amp;&quot;&quot;&quot;&quot;&amp;&quot;]}]},&quot;" table:style-name="ce9">
            <text:p>synonyms":["H70/70/7","L70/70/7","L70x70x7","L70x70x7"]}]},</text:p>
          </table:table-cell>
          <table:table-cell office:value-type="string" office:string-value="{&quot;L70/70/7&quot;: [{&quot;shape_coords&quot;:[70,70,7,7,115,57.5,35,35],&quot;shape_name&quot;:&quot;LAngle&quot;,&quot;synonyms&quot;:[&quot;H70/70/7&quot;,&quot;L70/70/7&quot;,&quot;L70x70x7&quot;,&quot;L70x70x7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,&quot; &amp;[.D49]&amp; &quot;,&quot; &amp;[.E49]&amp; &quot;,&quot; &amp;[.F49]&amp; &quot;,&quot; &amp;[.G49]&amp; &quot;,&quot; &amp;[.H49]&amp; &quot;,&quot; &amp;[.I49] &amp; &quot;],&quot; &amp; &quot;&quot;&quot;&quot; &amp;&quot;shape_name&quot;&amp;&quot;&quot;&quot;&quot; &amp; &quot;:&quot; &amp; &quot;&quot;&quot;&quot; &amp;[.J49] &amp; &quot;&quot;&quot;&quot; &amp; &quot;,&quot; &amp; &quot;&quot;&quot;&quot;&amp;[.P49]" table:style-name="ce5">
            <text:p>{"L70/70/7": [{"shape_coords":[70,70,7,7,115,57.5,35,35],"shape_name":"LAngle","synonyms":["H70/70/7","L70/70/7","L70x70x7","L70x7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70/70/8</text:p>
          </table:table-cell>
          <table:table-cell office:value-type="float" office:value="70" table:style-name="ce12">
            <text:p>70</text:p>
          </table:table-cell>
          <table:table-cell office:value-type="float" office:value="70" table:style-name="ce12">
            <text:p>7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5.5</text:p>
          </table:table-cell>
          <table:table-cell office:value-type="float" office:value="35" table:style-name="ce13">
            <text:p>35</text:p>
          </table:table-cell>
          <table:table-cell office:value-type="float" office:value="35" table:style-name="ce13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0/70/8</text:p>
          </table:table-cell>
          <table:table-cell office:value-type="string" table:style-name="ce12">
            <text:p>L70/70/8</text:p>
          </table:table-cell>
          <table:table-cell office:value-type="string" table:style-name="ce12">
            <text:p>L70x70x8</text:p>
          </table:table-cell>
          <table:table-cell office:value-type="string" table:style-name="ce13">
            <text:p>L70x70x8</text:p>
          </table:table-cell>
          <table:table-cell table:style-name="ce10"/>
          <table:table-cell office:value-type="string" office:string-value="synonyms&quot;:[&quot;H70/70/8&quot;,&quot;L70/70/8&quot;,&quot;L70x70x8&quot;,&quot;L70x70x8&quot;]}]}," table:formula="of:= &quot;synonyms&quot;&amp;&quot;&quot;&quot;&quot;&amp;&quot;:[&quot;&amp;&quot;&quot;&quot;&quot;&amp;[.K50]&amp;&quot;&quot;&quot;&quot;&amp;&quot;,&quot;&amp;&quot;&quot;&quot;&quot;&amp;[.L50]&amp;&quot;&quot;&quot;&quot;&amp;&quot;,&quot;&amp;&quot;&quot;&quot;&quot;&amp;[.M50]&amp;&quot;&quot;&quot;&quot;&amp;&quot;,&quot;&amp;&quot;&quot;&quot;&quot;&amp;[.N50]&amp;&quot;&quot;&quot;&quot;&amp;&quot;]}]},&quot;" table:style-name="ce9">
            <text:p>synonyms":["H70/70/8","L70/70/8","L70x70x8","L70x70x8"]}]},</text:p>
          </table:table-cell>
          <table:table-cell office:value-type="string" office:string-value="{&quot;L70/70/8&quot;: [{&quot;shape_coords&quot;:[70,70,8,8,11,5.5,35,35],&quot;shape_name&quot;:&quot;LAngle&quot;,&quot;synonyms&quot;:[&quot;H70/70/8&quot;,&quot;L70/70/8&quot;,&quot;L70x70x8&quot;,&quot;L70x70x8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,&quot; &amp;[.D50]&amp; &quot;,&quot; &amp;[.E50]&amp; &quot;,&quot; &amp;[.F50]&amp; &quot;,&quot; &amp;[.G50]&amp; &quot;,&quot; &amp;[.H50]&amp; &quot;,&quot; &amp;[.I50] &amp; &quot;],&quot; &amp; &quot;&quot;&quot;&quot; &amp;&quot;shape_name&quot;&amp;&quot;&quot;&quot;&quot; &amp; &quot;:&quot; &amp; &quot;&quot;&quot;&quot; &amp;[.J50] &amp; &quot;&quot;&quot;&quot; &amp; &quot;,&quot; &amp; &quot;&quot;&quot;&quot;&amp;[.P50]" table:style-name="ce5">
            <text:p>{"L70/70/8": [{"shape_coords":[70,70,8,8,11,5.5,35,35],"shape_name":"LAngle","synonyms":["H70/70/8","L70/70/8","L70x70x8","L70x7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70/70/9</text:p>
          </table:table-cell>
          <table:table-cell office:value-type="float" office:value="70" table:style-name="ce12">
            <text:p>70</text:p>
          </table:table-cell>
          <table:table-cell office:value-type="float" office:value="70" table:style-name="ce12">
            <text:p>70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2">
            <text:p>9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6.5</text:p>
          </table:table-cell>
          <table:table-cell office:value-type="float" office:value="35" table:style-name="ce13">
            <text:p>35</text:p>
          </table:table-cell>
          <table:table-cell office:value-type="float" office:value="35" table:style-name="ce13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0/70/9</text:p>
          </table:table-cell>
          <table:table-cell office:value-type="string" table:style-name="ce12">
            <text:p>L70/70/9</text:p>
          </table:table-cell>
          <table:table-cell office:value-type="string" table:style-name="ce12">
            <text:p>L70x70x9</text:p>
          </table:table-cell>
          <table:table-cell office:value-type="string" table:style-name="ce13">
            <text:p>L70x70x9</text:p>
          </table:table-cell>
          <table:table-cell table:style-name="ce10"/>
          <table:table-cell office:value-type="string" office:string-value="synonyms&quot;:[&quot;H70/70/9&quot;,&quot;L70/70/9&quot;,&quot;L70x70x9&quot;,&quot;L70x70x9&quot;]}]}," table:formula="of:= &quot;synonyms&quot;&amp;&quot;&quot;&quot;&quot;&amp;&quot;:[&quot;&amp;&quot;&quot;&quot;&quot;&amp;[.K51]&amp;&quot;&quot;&quot;&quot;&amp;&quot;,&quot;&amp;&quot;&quot;&quot;&quot;&amp;[.L51]&amp;&quot;&quot;&quot;&quot;&amp;&quot;,&quot;&amp;&quot;&quot;&quot;&quot;&amp;[.M51]&amp;&quot;&quot;&quot;&quot;&amp;&quot;,&quot;&amp;&quot;&quot;&quot;&quot;&amp;[.N51]&amp;&quot;&quot;&quot;&quot;&amp;&quot;]}]},&quot;" table:style-name="ce9">
            <text:p>synonyms":["H70/70/9","L70/70/9","L70x70x9","L70x70x9"]}]},</text:p>
          </table:table-cell>
          <table:table-cell office:value-type="string" office:string-value="{&quot;L70/70/9&quot;: [{&quot;shape_coords&quot;:[70,70,9,9,13,6.5,35,35],&quot;shape_name&quot;:&quot;LAngle&quot;,&quot;synonyms&quot;:[&quot;H70/70/9&quot;,&quot;L70/70/9&quot;,&quot;L70x70x9&quot;,&quot;L70x70x9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,&quot; &amp;[.D51]&amp; &quot;,&quot; &amp;[.E51]&amp; &quot;,&quot; &amp;[.F51]&amp; &quot;,&quot; &amp;[.G51]&amp; &quot;,&quot; &amp;[.H51]&amp; &quot;,&quot; &amp;[.I51] &amp; &quot;],&quot; &amp; &quot;&quot;&quot;&quot; &amp;&quot;shape_name&quot;&amp;&quot;&quot;&quot;&quot; &amp; &quot;:&quot; &amp; &quot;&quot;&quot;&quot; &amp;[.J51] &amp; &quot;&quot;&quot;&quot; &amp; &quot;,&quot; &amp; &quot;&quot;&quot;&quot;&amp;[.P51]" table:style-name="ce5">
            <text:p>{"L70/70/9": [{"shape_coords":[70,70,9,9,13,6.5,35,35],"shape_name":"LAngle","synonyms":["H70/70/9","L70/70/9","L70x70x9","L70x7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70/70/11</text:p>
          </table:table-cell>
          <table:table-cell office:value-type="float" office:value="70" table:style-name="ce12">
            <text:p>70</text:p>
          </table:table-cell>
          <table:table-cell office:value-type="float" office:value="70" table:style-name="ce12">
            <text:p>70</text:p>
          </table:table-cell>
          <table:table-cell office:value-type="float" office:value="11" table:style-name="ce12">
            <text:p>11</text:p>
          </table:table-cell>
          <table:table-cell office:value-type="float" office:value="11" table:style-name="ce12">
            <text:p>11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7.5</text:p>
          </table:table-cell>
          <table:table-cell office:value-type="float" office:value="35" table:style-name="ce13">
            <text:p>35</text:p>
          </table:table-cell>
          <table:table-cell office:value-type="float" office:value="35" table:style-name="ce13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0/70/11</text:p>
          </table:table-cell>
          <table:table-cell office:value-type="string" table:style-name="ce12">
            <text:p>L70/70/11</text:p>
          </table:table-cell>
          <table:table-cell office:value-type="string" table:style-name="ce12">
            <text:p>L70x70x11</text:p>
          </table:table-cell>
          <table:table-cell office:value-type="string" table:style-name="ce13">
            <text:p>L70x70x11</text:p>
          </table:table-cell>
          <table:table-cell table:style-name="ce10"/>
          <table:table-cell office:value-type="string" office:string-value="synonyms&quot;:[&quot;H70/70/11&quot;,&quot;L70/70/11&quot;,&quot;L70x70x11&quot;,&quot;L70x70x11&quot;]}]}," table:formula="of:= &quot;synonyms&quot;&amp;&quot;&quot;&quot;&quot;&amp;&quot;:[&quot;&amp;&quot;&quot;&quot;&quot;&amp;[.K52]&amp;&quot;&quot;&quot;&quot;&amp;&quot;,&quot;&amp;&quot;&quot;&quot;&quot;&amp;[.L52]&amp;&quot;&quot;&quot;&quot;&amp;&quot;,&quot;&amp;&quot;&quot;&quot;&quot;&amp;[.M52]&amp;&quot;&quot;&quot;&quot;&amp;&quot;,&quot;&amp;&quot;&quot;&quot;&quot;&amp;[.N52]&amp;&quot;&quot;&quot;&quot;&amp;&quot;]}]},&quot;" table:style-name="ce9">
            <text:p>synonyms":["H70/70/11","L70/70/11","L70x70x11","L70x70x11"]}]},</text:p>
          </table:table-cell>
          <table:table-cell office:value-type="string" office:string-value="{&quot;L70/70/11&quot;: [{&quot;shape_coords&quot;:[70,70,11,11,15,7.5,35,35],&quot;shape_name&quot;:&quot;LAngle&quot;,&quot;synonyms&quot;:[&quot;H70/70/11&quot;,&quot;L70/70/11&quot;,&quot;L70x70x11&quot;,&quot;L70x70x11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,&quot; &amp;[.D52]&amp; &quot;,&quot; &amp;[.E52]&amp; &quot;,&quot; &amp;[.F52]&amp; &quot;,&quot; &amp;[.G52]&amp; &quot;,&quot; &amp;[.H52]&amp; &quot;,&quot; &amp;[.I52] &amp; &quot;],&quot; &amp; &quot;&quot;&quot;&quot; &amp;&quot;shape_name&quot;&amp;&quot;&quot;&quot;&quot; &amp; &quot;:&quot; &amp; &quot;&quot;&quot;&quot; &amp;[.J52] &amp; &quot;&quot;&quot;&quot; &amp; &quot;,&quot; &amp; &quot;&quot;&quot;&quot;&amp;[.P52]" table:style-name="ce5">
            <text:p>{"L70/70/11": [{"shape_coords":[70,70,11,11,15,7.5,35,35],"shape_name":"LAngle","synonyms":["H70/70/11","L70/70/11","L70x70x11","L70x70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75/75/7</text:p>
          </table:table-cell>
          <table:table-cell office:value-type="float" office:value="75" table:style-name="ce12">
            <text:p>75</text:p>
          </table:table-cell>
          <table:table-cell office:value-type="float" office:value="75" table:style-name="ce12">
            <text:p>75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2" table:style-name="ce13">
            <text:p>12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37.5</text:p>
          </table:table-cell>
          <table:table-cell office:value-type="string" table:style-name="ce13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5/75/7</text:p>
          </table:table-cell>
          <table:table-cell office:value-type="string" table:style-name="ce12">
            <text:p>L75/75/7</text:p>
          </table:table-cell>
          <table:table-cell office:value-type="string" table:style-name="ce12">
            <text:p>L75x75x7</text:p>
          </table:table-cell>
          <table:table-cell office:value-type="string" table:style-name="ce13">
            <text:p>L75x75x7</text:p>
          </table:table-cell>
          <table:table-cell table:style-name="ce10"/>
          <table:table-cell office:value-type="string" office:string-value="synonyms&quot;:[&quot;H75/75/7&quot;,&quot;L75/75/7&quot;,&quot;L75x75x7&quot;,&quot;L75x75x7&quot;]}]}," table:formula="of:= &quot;synonyms&quot;&amp;&quot;&quot;&quot;&quot;&amp;&quot;:[&quot;&amp;&quot;&quot;&quot;&quot;&amp;[.K53]&amp;&quot;&quot;&quot;&quot;&amp;&quot;,&quot;&amp;&quot;&quot;&quot;&quot;&amp;[.L53]&amp;&quot;&quot;&quot;&quot;&amp;&quot;,&quot;&amp;&quot;&quot;&quot;&quot;&amp;[.M53]&amp;&quot;&quot;&quot;&quot;&amp;&quot;,&quot;&amp;&quot;&quot;&quot;&quot;&amp;[.N53]&amp;&quot;&quot;&quot;&quot;&amp;&quot;]}]},&quot;" table:style-name="ce9">
            <text:p>synonyms":["H75/75/7","L75/75/7","L75x75x7","L75x75x7"]}]},</text:p>
          </table:table-cell>
          <table:table-cell office:value-type="string" office:string-value="{&quot;L75/75/7&quot;: [{&quot;shape_coords&quot;:[75,75,7,7,12,6,37.5,37.5],&quot;shape_name&quot;:&quot;LAngle&quot;,&quot;synonyms&quot;:[&quot;H75/75/7&quot;,&quot;L75/75/7&quot;,&quot;L75x75x7&quot;,&quot;L75x75x7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,&quot; &amp;[.D53]&amp; &quot;,&quot; &amp;[.E53]&amp; &quot;,&quot; &amp;[.F53]&amp; &quot;,&quot; &amp;[.G53]&amp; &quot;,&quot; &amp;[.H53]&amp; &quot;,&quot; &amp;[.I53] &amp; &quot;],&quot; &amp; &quot;&quot;&quot;&quot; &amp;&quot;shape_name&quot;&amp;&quot;&quot;&quot;&quot; &amp; &quot;:&quot; &amp; &quot;&quot;&quot;&quot; &amp;[.J53] &amp; &quot;&quot;&quot;&quot; &amp; &quot;,&quot; &amp; &quot;&quot;&quot;&quot;&amp;[.P53]" table:style-name="ce5">
            <text:p>{"L75/75/7": [{"shape_coords":[75,75,7,7,12,6,37.5,37.5],"shape_name":"LAngle","synonyms":["H75/75/7","L75/75/7","L75x75x7","L75x7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75/75/8</text:p>
          </table:table-cell>
          <table:table-cell office:value-type="float" office:value="75" table:style-name="ce12">
            <text:p>75</text:p>
          </table:table-cell>
          <table:table-cell office:value-type="float" office:value="75" table:style-name="ce12">
            <text:p>75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6.5</text:p>
          </table:table-cell>
          <table:table-cell office:value-type="string" table:style-name="ce13">
            <text:p>37.5</text:p>
          </table:table-cell>
          <table:table-cell office:value-type="string" table:style-name="ce13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5/75/8</text:p>
          </table:table-cell>
          <table:table-cell office:value-type="string" table:style-name="ce12">
            <text:p>L75/75/8</text:p>
          </table:table-cell>
          <table:table-cell office:value-type="string" table:style-name="ce12">
            <text:p>L75x75x8</text:p>
          </table:table-cell>
          <table:table-cell office:value-type="string" table:style-name="ce13">
            <text:p>L75x75x8</text:p>
          </table:table-cell>
          <table:table-cell table:style-name="ce10"/>
          <table:table-cell office:value-type="string" office:string-value="synonyms&quot;:[&quot;H75/75/8&quot;,&quot;L75/75/8&quot;,&quot;L75x75x8&quot;,&quot;L75x75x8&quot;]}]}," table:formula="of:= &quot;synonyms&quot;&amp;&quot;&quot;&quot;&quot;&amp;&quot;:[&quot;&amp;&quot;&quot;&quot;&quot;&amp;[.K54]&amp;&quot;&quot;&quot;&quot;&amp;&quot;,&quot;&amp;&quot;&quot;&quot;&quot;&amp;[.L54]&amp;&quot;&quot;&quot;&quot;&amp;&quot;,&quot;&amp;&quot;&quot;&quot;&quot;&amp;[.M54]&amp;&quot;&quot;&quot;&quot;&amp;&quot;,&quot;&amp;&quot;&quot;&quot;&quot;&amp;[.N54]&amp;&quot;&quot;&quot;&quot;&amp;&quot;]}]},&quot;" table:style-name="ce9">
            <text:p>synonyms":["H75/75/8","L75/75/8","L75x75x8","L75x75x8"]}]},</text:p>
          </table:table-cell>
          <table:table-cell office:value-type="string" office:string-value="{&quot;L75/75/8&quot;: [{&quot;shape_coords&quot;:[75,75,8,8,13,6.5,37.5,37.5],&quot;shape_name&quot;:&quot;LAngle&quot;,&quot;synonyms&quot;:[&quot;H75/75/8&quot;,&quot;L75/75/8&quot;,&quot;L75x75x8&quot;,&quot;L75x75x8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,&quot; &amp;[.D54]&amp; &quot;,&quot; &amp;[.E54]&amp; &quot;,&quot; &amp;[.F54]&amp; &quot;,&quot; &amp;[.G54]&amp; &quot;,&quot; &amp;[.H54]&amp; &quot;,&quot; &amp;[.I54] &amp; &quot;],&quot; &amp; &quot;&quot;&quot;&quot; &amp;&quot;shape_name&quot;&amp;&quot;&quot;&quot;&quot; &amp; &quot;:&quot; &amp; &quot;&quot;&quot;&quot; &amp;[.J54] &amp; &quot;&quot;&quot;&quot; &amp; &quot;,&quot; &amp; &quot;&quot;&quot;&quot;&amp;[.P54]" table:style-name="ce5">
            <text:p>{"L75/75/8": [{"shape_coords":[75,75,8,8,13,6.5,37.5,37.5],"shape_name":"LAngle","synonyms":["H75/75/8","L75/75/8","L75x75x8","L75x7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75/75/9</text:p>
          </table:table-cell>
          <table:table-cell office:value-type="float" office:value="75" table:style-name="ce12">
            <text:p>75</text:p>
          </table:table-cell>
          <table:table-cell office:value-type="float" office:value="75" table:style-name="ce12">
            <text:p>75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2">
            <text:p>9</text:p>
          </table:table-cell>
          <table:table-cell office:value-type="float" office:value="14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37.5</text:p>
          </table:table-cell>
          <table:table-cell office:value-type="string" table:style-name="ce13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5/75/9</text:p>
          </table:table-cell>
          <table:table-cell office:value-type="string" table:style-name="ce12">
            <text:p>L75/75/9</text:p>
          </table:table-cell>
          <table:table-cell office:value-type="string" table:style-name="ce12">
            <text:p>L75x75x9</text:p>
          </table:table-cell>
          <table:table-cell office:value-type="string" table:style-name="ce13">
            <text:p>L75x75x9</text:p>
          </table:table-cell>
          <table:table-cell table:style-name="ce10"/>
          <table:table-cell office:value-type="string" office:string-value="synonyms&quot;:[&quot;H75/75/9&quot;,&quot;L75/75/9&quot;,&quot;L75x75x9&quot;,&quot;L75x75x9&quot;]}]}," table:formula="of:= &quot;synonyms&quot;&amp;&quot;&quot;&quot;&quot;&amp;&quot;:[&quot;&amp;&quot;&quot;&quot;&quot;&amp;[.K55]&amp;&quot;&quot;&quot;&quot;&amp;&quot;,&quot;&amp;&quot;&quot;&quot;&quot;&amp;[.L55]&amp;&quot;&quot;&quot;&quot;&amp;&quot;,&quot;&amp;&quot;&quot;&quot;&quot;&amp;[.M55]&amp;&quot;&quot;&quot;&quot;&amp;&quot;,&quot;&amp;&quot;&quot;&quot;&quot;&amp;[.N55]&amp;&quot;&quot;&quot;&quot;&amp;&quot;]}]},&quot;" table:style-name="ce9">
            <text:p>synonyms":["H75/75/9","L75/75/9","L75x75x9","L75x75x9"]}]},</text:p>
          </table:table-cell>
          <table:table-cell office:value-type="string" office:string-value="{&quot;L75/75/9&quot;: [{&quot;shape_coords&quot;:[75,75,9,9,14,7,37.5,37.5],&quot;shape_name&quot;:&quot;LAngle&quot;,&quot;synonyms&quot;:[&quot;H75/75/9&quot;,&quot;L75/75/9&quot;,&quot;L75x75x9&quot;,&quot;L75x75x9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,&quot; &amp;[.D55]&amp; &quot;,&quot; &amp;[.E55]&amp; &quot;,&quot; &amp;[.F55]&amp; &quot;,&quot; &amp;[.G55]&amp; &quot;,&quot; &amp;[.H55]&amp; &quot;,&quot; &amp;[.I55] &amp; &quot;],&quot; &amp; &quot;&quot;&quot;&quot; &amp;&quot;shape_name&quot;&amp;&quot;&quot;&quot;&quot; &amp; &quot;:&quot; &amp; &quot;&quot;&quot;&quot; &amp;[.J55] &amp; &quot;&quot;&quot;&quot; &amp; &quot;,&quot; &amp; &quot;&quot;&quot;&quot;&amp;[.P55]" table:style-name="ce5">
            <text:p>{"L75/75/9": [{"shape_coords":[75,75,9,9,14,7,37.5,37.5],"shape_name":"LAngle","synonyms":["H75/75/9","L75/75/9","L75x75x9","L75x7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75/75/10</text:p>
          </table:table-cell>
          <table:table-cell office:value-type="float" office:value="75" table:style-name="ce12">
            <text:p>75</text:p>
          </table:table-cell>
          <table:table-cell office:value-type="float" office:value="75" table:style-name="ce12">
            <text:p>75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7.5</text:p>
          </table:table-cell>
          <table:table-cell office:value-type="string" table:style-name="ce13">
            <text:p>37.5</text:p>
          </table:table-cell>
          <table:table-cell office:value-type="string" table:style-name="ce13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5/75/10</text:p>
          </table:table-cell>
          <table:table-cell office:value-type="string" table:style-name="ce12">
            <text:p>L75/75/10</text:p>
          </table:table-cell>
          <table:table-cell office:value-type="string" table:style-name="ce12">
            <text:p>L75x75x10</text:p>
          </table:table-cell>
          <table:table-cell office:value-type="string" table:style-name="ce13">
            <text:p>L75x75x10</text:p>
          </table:table-cell>
          <table:table-cell table:style-name="ce10"/>
          <table:table-cell office:value-type="string" office:string-value="synonyms&quot;:[&quot;H75/75/10&quot;,&quot;L75/75/10&quot;,&quot;L75x75x10&quot;,&quot;L75x75x10&quot;]}]}," table:formula="of:= &quot;synonyms&quot;&amp;&quot;&quot;&quot;&quot;&amp;&quot;:[&quot;&amp;&quot;&quot;&quot;&quot;&amp;[.K56]&amp;&quot;&quot;&quot;&quot;&amp;&quot;,&quot;&amp;&quot;&quot;&quot;&quot;&amp;[.L56]&amp;&quot;&quot;&quot;&quot;&amp;&quot;,&quot;&amp;&quot;&quot;&quot;&quot;&amp;[.M56]&amp;&quot;&quot;&quot;&quot;&amp;&quot;,&quot;&amp;&quot;&quot;&quot;&quot;&amp;[.N56]&amp;&quot;&quot;&quot;&quot;&amp;&quot;]}]},&quot;" table:style-name="ce9">
            <text:p>synonyms":["H75/75/10","L75/75/10","L75x75x10","L75x75x10"]}]},</text:p>
          </table:table-cell>
          <table:table-cell office:value-type="string" office:string-value="{&quot;L75/75/10&quot;: [{&quot;shape_coords&quot;:[75,75,10,10,15,7.5,37.5,37.5],&quot;shape_name&quot;:&quot;LAngle&quot;,&quot;synonyms&quot;:[&quot;H75/75/10&quot;,&quot;L75/75/10&quot;,&quot;L75x75x10&quot;,&quot;L75x75x10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,&quot; &amp;[.D56]&amp; &quot;,&quot; &amp;[.E56]&amp; &quot;,&quot; &amp;[.F56]&amp; &quot;,&quot; &amp;[.G56]&amp; &quot;,&quot; &amp;[.H56]&amp; &quot;,&quot; &amp;[.I56] &amp; &quot;],&quot; &amp; &quot;&quot;&quot;&quot; &amp;&quot;shape_name&quot;&amp;&quot;&quot;&quot;&quot; &amp; &quot;:&quot; &amp; &quot;&quot;&quot;&quot; &amp;[.J56] &amp; &quot;&quot;&quot;&quot; &amp; &quot;,&quot; &amp; &quot;&quot;&quot;&quot;&amp;[.P56]" table:style-name="ce5">
            <text:p>{"L75/75/10": [{"shape_coords":[75,75,10,10,15,7.5,37.5,37.5],"shape_name":"LAngle","synonyms":["H75/75/10","L75/75/10","L75x75x10","L75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75/75/12</text:p>
          </table:table-cell>
          <table:table-cell office:value-type="float" office:value="75" table:style-name="ce12">
            <text:p>75</text:p>
          </table:table-cell>
          <table:table-cell office:value-type="float" office:value="75" table:style-name="ce12">
            <text:p>75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float" office:value="17" table:style-name="ce13">
            <text:p>17</text:p>
          </table:table-cell>
          <table:table-cell office:value-type="string" table:style-name="ce13">
            <text:p>8.5</text:p>
          </table:table-cell>
          <table:table-cell office:value-type="string" table:style-name="ce13">
            <text:p>37.5</text:p>
          </table:table-cell>
          <table:table-cell office:value-type="string" table:style-name="ce13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5/75/12</text:p>
          </table:table-cell>
          <table:table-cell office:value-type="string" table:style-name="ce12">
            <text:p>L75/75/12</text:p>
          </table:table-cell>
          <table:table-cell office:value-type="string" table:style-name="ce12">
            <text:p>L75x75x12</text:p>
          </table:table-cell>
          <table:table-cell office:value-type="string" table:style-name="ce13">
            <text:p>L75x75x12</text:p>
          </table:table-cell>
          <table:table-cell table:style-name="ce10"/>
          <table:table-cell office:value-type="string" office:string-value="synonyms&quot;:[&quot;H75/75/12&quot;,&quot;L75/75/12&quot;,&quot;L75x75x12&quot;,&quot;L75x75x12&quot;]}]}," table:formula="of:= &quot;synonyms&quot;&amp;&quot;&quot;&quot;&quot;&amp;&quot;:[&quot;&amp;&quot;&quot;&quot;&quot;&amp;[.K57]&amp;&quot;&quot;&quot;&quot;&amp;&quot;,&quot;&amp;&quot;&quot;&quot;&quot;&amp;[.L57]&amp;&quot;&quot;&quot;&quot;&amp;&quot;,&quot;&amp;&quot;&quot;&quot;&quot;&amp;[.M57]&amp;&quot;&quot;&quot;&quot;&amp;&quot;,&quot;&amp;&quot;&quot;&quot;&quot;&amp;[.N57]&amp;&quot;&quot;&quot;&quot;&amp;&quot;]}]},&quot;" table:style-name="ce9">
            <text:p>synonyms":["H75/75/12","L75/75/12","L75x75x12","L75x75x12"]}]},</text:p>
          </table:table-cell>
          <table:table-cell office:value-type="string" office:string-value="{&quot;L75/75/12&quot;: [{&quot;shape_coords&quot;:[75,75,12,12,17,8.5,37.5,37.5],&quot;shape_name&quot;:&quot;LAngle&quot;,&quot;synonyms&quot;:[&quot;H75/75/12&quot;,&quot;L75/75/12&quot;,&quot;L75x75x12&quot;,&quot;L75x75x12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,&quot; &amp;[.D57]&amp; &quot;,&quot; &amp;[.E57]&amp; &quot;,&quot; &amp;[.F57]&amp; &quot;,&quot; &amp;[.G57]&amp; &quot;,&quot; &amp;[.H57]&amp; &quot;,&quot; &amp;[.I57] &amp; &quot;],&quot; &amp; &quot;&quot;&quot;&quot; &amp;&quot;shape_name&quot;&amp;&quot;&quot;&quot;&quot; &amp; &quot;:&quot; &amp; &quot;&quot;&quot;&quot; &amp;[.J57] &amp; &quot;&quot;&quot;&quot; &amp; &quot;,&quot; &amp; &quot;&quot;&quot;&quot;&amp;[.P57]" table:style-name="ce5">
            <text:p>{"L75/75/12": [{"shape_coords":[75,75,12,12,17,8.5,37.5,37.5],"shape_name":"LAngle","synonyms":["H75/75/12","L75/75/12","L75x75x12","L75x75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80/80/8</text:p>
          </table:table-cell>
          <table:table-cell office:value-type="float" office:value="80" table:style-name="ce12">
            <text:p>80</text:p>
          </table:table-cell>
          <table:table-cell office:value-type="float" office:value="80" table:style-name="ce12">
            <text:p>8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6.5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80/80/8</text:p>
          </table:table-cell>
          <table:table-cell office:value-type="string" table:style-name="ce12">
            <text:p>L80/80/8</text:p>
          </table:table-cell>
          <table:table-cell office:value-type="string" table:style-name="ce12">
            <text:p>L80x80x8</text:p>
          </table:table-cell>
          <table:table-cell office:value-type="string" table:style-name="ce13">
            <text:p>L80x80x8</text:p>
          </table:table-cell>
          <table:table-cell table:style-name="ce10"/>
          <table:table-cell office:value-type="string" office:string-value="synonyms&quot;:[&quot;H80/80/8&quot;,&quot;L80/80/8&quot;,&quot;L80x80x8&quot;,&quot;L80x80x8&quot;]}]}," table:formula="of:= &quot;synonyms&quot;&amp;&quot;&quot;&quot;&quot;&amp;&quot;:[&quot;&amp;&quot;&quot;&quot;&quot;&amp;[.K58]&amp;&quot;&quot;&quot;&quot;&amp;&quot;,&quot;&amp;&quot;&quot;&quot;&quot;&amp;[.L58]&amp;&quot;&quot;&quot;&quot;&amp;&quot;,&quot;&amp;&quot;&quot;&quot;&quot;&amp;[.M58]&amp;&quot;&quot;&quot;&quot;&amp;&quot;,&quot;&amp;&quot;&quot;&quot;&quot;&amp;[.N58]&amp;&quot;&quot;&quot;&quot;&amp;&quot;]}]},&quot;" table:style-name="ce9">
            <text:p>synonyms":["H80/80/8","L80/80/8","L80x80x8","L80x80x8"]}]},</text:p>
          </table:table-cell>
          <table:table-cell office:value-type="string" office:string-value="{&quot;L80/80/8&quot;: [{&quot;shape_coords&quot;:[80,80,8,8,13,6.5,40,40],&quot;shape_name&quot;:&quot;LAngle&quot;,&quot;synonyms&quot;:[&quot;H80/80/8&quot;,&quot;L80/80/8&quot;,&quot;L80x80x8&quot;,&quot;L80x80x8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,&quot; &amp;[.D58]&amp; &quot;,&quot; &amp;[.E58]&amp; &quot;,&quot; &amp;[.F58]&amp; &quot;,&quot; &amp;[.G58]&amp; &quot;,&quot; &amp;[.H58]&amp; &quot;,&quot; &amp;[.I58] &amp; &quot;],&quot; &amp; &quot;&quot;&quot;&quot; &amp;&quot;shape_name&quot;&amp;&quot;&quot;&quot;&quot; &amp; &quot;:&quot; &amp; &quot;&quot;&quot;&quot; &amp;[.J58] &amp; &quot;&quot;&quot;&quot; &amp; &quot;,&quot; &amp; &quot;&quot;&quot;&quot;&amp;[.P58]" table:style-name="ce5">
            <text:p>{"L80/80/8": [{"shape_coords":[80,80,8,8,13,6.5,40,40],"shape_name":"LAngle","synonyms":["H80/80/8","L80/80/8","L80x80x8","L80x8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80/80/10</text:p>
          </table:table-cell>
          <table:table-cell office:value-type="float" office:value="80" table:style-name="ce12">
            <text:p>80</text:p>
          </table:table-cell>
          <table:table-cell office:value-type="float" office:value="80" table:style-name="ce12">
            <text:p>8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7.5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80/80/10</text:p>
          </table:table-cell>
          <table:table-cell office:value-type="string" table:style-name="ce12">
            <text:p>L80/80/10</text:p>
          </table:table-cell>
          <table:table-cell office:value-type="string" table:style-name="ce12">
            <text:p>L80x80x10</text:p>
          </table:table-cell>
          <table:table-cell office:value-type="string" table:style-name="ce13">
            <text:p>L80x80x10</text:p>
          </table:table-cell>
          <table:table-cell table:style-name="ce10"/>
          <table:table-cell office:value-type="string" office:string-value="synonyms&quot;:[&quot;H80/80/10&quot;,&quot;L80/80/10&quot;,&quot;L80x80x10&quot;,&quot;L80x80x10&quot;]}]}," table:formula="of:= &quot;synonyms&quot;&amp;&quot;&quot;&quot;&quot;&amp;&quot;:[&quot;&amp;&quot;&quot;&quot;&quot;&amp;[.K59]&amp;&quot;&quot;&quot;&quot;&amp;&quot;,&quot;&amp;&quot;&quot;&quot;&quot;&amp;[.L59]&amp;&quot;&quot;&quot;&quot;&amp;&quot;,&quot;&amp;&quot;&quot;&quot;&quot;&amp;[.M59]&amp;&quot;&quot;&quot;&quot;&amp;&quot;,&quot;&amp;&quot;&quot;&quot;&quot;&amp;[.N59]&amp;&quot;&quot;&quot;&quot;&amp;&quot;]}]},&quot;" table:style-name="ce9">
            <text:p>synonyms":["H80/80/10","L80/80/10","L80x80x10","L80x80x10"]}]},</text:p>
          </table:table-cell>
          <table:table-cell office:value-type="string" office:string-value="{&quot;L80/80/10&quot;: [{&quot;shape_coords&quot;:[80,80,10,10,15,7.5,40,40],&quot;shape_name&quot;:&quot;LAngle&quot;,&quot;synonyms&quot;:[&quot;H80/80/10&quot;,&quot;L80/80/10&quot;,&quot;L80x80x10&quot;,&quot;L80x80x10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,&quot; &amp;[.D59]&amp; &quot;,&quot; &amp;[.E59]&amp; &quot;,&quot; &amp;[.F59]&amp; &quot;,&quot; &amp;[.G59]&amp; &quot;,&quot; &amp;[.H59]&amp; &quot;,&quot; &amp;[.I59] &amp; &quot;],&quot; &amp; &quot;&quot;&quot;&quot; &amp;&quot;shape_name&quot;&amp;&quot;&quot;&quot;&quot; &amp; &quot;:&quot; &amp; &quot;&quot;&quot;&quot; &amp;[.J59] &amp; &quot;&quot;&quot;&quot; &amp; &quot;,&quot; &amp; &quot;&quot;&quot;&quot;&amp;[.P59]" table:style-name="ce5">
            <text:p>{"L80/80/10": [{"shape_coords":[80,80,10,10,15,7.5,40,40],"shape_name":"LAngle","synonyms":["H80/80/10","L80/80/10","L80x80x10","L80x8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80/80/12</text:p>
          </table:table-cell>
          <table:table-cell office:value-type="float" office:value="80" table:style-name="ce12">
            <text:p>80</text:p>
          </table:table-cell>
          <table:table-cell office:value-type="float" office:value="80" table:style-name="ce12">
            <text:p>80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float" office:value="17" table:style-name="ce13">
            <text:p>17</text:p>
          </table:table-cell>
          <table:table-cell office:value-type="string" table:style-name="ce13">
            <text:p>8.5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80/80/12</text:p>
          </table:table-cell>
          <table:table-cell office:value-type="string" table:style-name="ce12">
            <text:p>L80/80/12</text:p>
          </table:table-cell>
          <table:table-cell office:value-type="string" table:style-name="ce12">
            <text:p>L80x80x12</text:p>
          </table:table-cell>
          <table:table-cell office:value-type="string" table:style-name="ce13">
            <text:p>L80x80x12</text:p>
          </table:table-cell>
          <table:table-cell table:style-name="ce10"/>
          <table:table-cell office:value-type="string" office:string-value="synonyms&quot;:[&quot;H80/80/12&quot;,&quot;L80/80/12&quot;,&quot;L80x80x12&quot;,&quot;L80x80x12&quot;]}]}," table:formula="of:= &quot;synonyms&quot;&amp;&quot;&quot;&quot;&quot;&amp;&quot;:[&quot;&amp;&quot;&quot;&quot;&quot;&amp;[.K60]&amp;&quot;&quot;&quot;&quot;&amp;&quot;,&quot;&amp;&quot;&quot;&quot;&quot;&amp;[.L60]&amp;&quot;&quot;&quot;&quot;&amp;&quot;,&quot;&amp;&quot;&quot;&quot;&quot;&amp;[.M60]&amp;&quot;&quot;&quot;&quot;&amp;&quot;,&quot;&amp;&quot;&quot;&quot;&quot;&amp;[.N60]&amp;&quot;&quot;&quot;&quot;&amp;&quot;]}]},&quot;" table:style-name="ce9">
            <text:p>synonyms":["H80/80/12","L80/80/12","L80x80x12","L80x80x12"]}]},</text:p>
          </table:table-cell>
          <table:table-cell office:value-type="string" office:string-value="{&quot;L80/80/12&quot;: [{&quot;shape_coords&quot;:[80,80,12,12,17,8.5,40,40],&quot;shape_name&quot;:&quot;LAngle&quot;,&quot;synonyms&quot;:[&quot;H80/80/12&quot;,&quot;L80/80/12&quot;,&quot;L80x80x12&quot;,&quot;L80x80x12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,&quot; &amp;[.D60]&amp; &quot;,&quot; &amp;[.E60]&amp; &quot;,&quot; &amp;[.F60]&amp; &quot;,&quot; &amp;[.G60]&amp; &quot;,&quot; &amp;[.H60]&amp; &quot;,&quot; &amp;[.I60] &amp; &quot;],&quot; &amp; &quot;&quot;&quot;&quot; &amp;&quot;shape_name&quot;&amp;&quot;&quot;&quot;&quot; &amp; &quot;:&quot; &amp; &quot;&quot;&quot;&quot; &amp;[.J60] &amp; &quot;&quot;&quot;&quot; &amp; &quot;,&quot; &amp; &quot;&quot;&quot;&quot;&amp;[.P60]" table:style-name="ce5">
            <text:p>{"L80/80/12": [{"shape_coords":[80,80,12,12,17,8.5,40,40],"shape_name":"LAngle","synonyms":["H80/80/12","L80/80/12","L80x80x12","L80x8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90/90/8</text:p>
          </table:table-cell>
          <table:table-cell office:value-type="float" office:value="90" table:style-name="ce12">
            <text:p>90</text:p>
          </table:table-cell>
          <table:table-cell office:value-type="float" office:value="90" table:style-name="ce12">
            <text:p>9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6.5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90/90/8</text:p>
          </table:table-cell>
          <table:table-cell office:value-type="string" table:style-name="ce12">
            <text:p>L90/90/8</text:p>
          </table:table-cell>
          <table:table-cell office:value-type="string" table:style-name="ce12">
            <text:p>L90x90x8</text:p>
          </table:table-cell>
          <table:table-cell office:value-type="string" table:style-name="ce13">
            <text:p>L90x90x8</text:p>
          </table:table-cell>
          <table:table-cell table:style-name="ce10"/>
          <table:table-cell office:value-type="string" office:string-value="synonyms&quot;:[&quot;H90/90/8&quot;,&quot;L90/90/8&quot;,&quot;L90x90x8&quot;,&quot;L90x90x8&quot;]}]}," table:formula="of:= &quot;synonyms&quot;&amp;&quot;&quot;&quot;&quot;&amp;&quot;:[&quot;&amp;&quot;&quot;&quot;&quot;&amp;[.K61]&amp;&quot;&quot;&quot;&quot;&amp;&quot;,&quot;&amp;&quot;&quot;&quot;&quot;&amp;[.L61]&amp;&quot;&quot;&quot;&quot;&amp;&quot;,&quot;&amp;&quot;&quot;&quot;&quot;&amp;[.M61]&amp;&quot;&quot;&quot;&quot;&amp;&quot;,&quot;&amp;&quot;&quot;&quot;&quot;&amp;[.N61]&amp;&quot;&quot;&quot;&quot;&amp;&quot;]}]},&quot;" table:style-name="ce9">
            <text:p>synonyms":["H90/90/8","L90/90/8","L90x90x8","L90x90x8"]}]},</text:p>
          </table:table-cell>
          <table:table-cell office:value-type="string" office:string-value="{&quot;L90/90/8&quot;: [{&quot;shape_coords&quot;:[90,90,8,8,13,6.5,45,45],&quot;shape_name&quot;:&quot;LAngle&quot;,&quot;synonyms&quot;:[&quot;H90/90/8&quot;,&quot;L90/90/8&quot;,&quot;L90x90x8&quot;,&quot;L90x90x8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,&quot; &amp;[.D61]&amp; &quot;,&quot; &amp;[.E61]&amp; &quot;,&quot; &amp;[.F61]&amp; &quot;,&quot; &amp;[.G61]&amp; &quot;,&quot; &amp;[.H61]&amp; &quot;,&quot; &amp;[.I61] &amp; &quot;],&quot; &amp; &quot;&quot;&quot;&quot; &amp;&quot;shape_name&quot;&amp;&quot;&quot;&quot;&quot; &amp; &quot;:&quot; &amp; &quot;&quot;&quot;&quot; &amp;[.J61] &amp; &quot;&quot;&quot;&quot; &amp; &quot;,&quot; &amp; &quot;&quot;&quot;&quot;&amp;[.P61]" table:style-name="ce5">
            <text:p>{"L90/90/8": [{"shape_coords":[90,90,8,8,13,6.5,45,45],"shape_name":"LAngle","synonyms":["H90/90/8","L90/90/8","L90x90x8","L90x9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90/90/9</text:p>
          </table:table-cell>
          <table:table-cell office:value-type="float" office:value="90" table:style-name="ce12">
            <text:p>90</text:p>
          </table:table-cell>
          <table:table-cell office:value-type="float" office:value="90" table:style-name="ce12">
            <text:p>90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2">
            <text:p>9</text:p>
          </table:table-cell>
          <table:table-cell office:value-type="float" office:value="14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90/90/9</text:p>
          </table:table-cell>
          <table:table-cell office:value-type="string" table:style-name="ce12">
            <text:p>L90/90/9</text:p>
          </table:table-cell>
          <table:table-cell office:value-type="string" table:style-name="ce12">
            <text:p>L90x90x9</text:p>
          </table:table-cell>
          <table:table-cell office:value-type="string" table:style-name="ce13">
            <text:p>L90x90x9</text:p>
          </table:table-cell>
          <table:table-cell table:style-name="ce10"/>
          <table:table-cell office:value-type="string" office:string-value="synonyms&quot;:[&quot;H90/90/9&quot;,&quot;L90/90/9&quot;,&quot;L90x90x9&quot;,&quot;L90x90x9&quot;]}]}," table:formula="of:= &quot;synonyms&quot;&amp;&quot;&quot;&quot;&quot;&amp;&quot;:[&quot;&amp;&quot;&quot;&quot;&quot;&amp;[.K62]&amp;&quot;&quot;&quot;&quot;&amp;&quot;,&quot;&amp;&quot;&quot;&quot;&quot;&amp;[.L62]&amp;&quot;&quot;&quot;&quot;&amp;&quot;,&quot;&amp;&quot;&quot;&quot;&quot;&amp;[.M62]&amp;&quot;&quot;&quot;&quot;&amp;&quot;,&quot;&amp;&quot;&quot;&quot;&quot;&amp;[.N62]&amp;&quot;&quot;&quot;&quot;&amp;&quot;]}]},&quot;" table:style-name="ce9">
            <text:p>synonyms":["H90/90/9","L90/90/9","L90x90x9","L90x90x9"]}]},</text:p>
          </table:table-cell>
          <table:table-cell office:value-type="string" office:string-value="{&quot;L90/90/9&quot;: [{&quot;shape_coords&quot;:[90,90,9,9,14,7,45,45],&quot;shape_name&quot;:&quot;LAngle&quot;,&quot;synonyms&quot;:[&quot;H90/90/9&quot;,&quot;L90/90/9&quot;,&quot;L90x90x9&quot;,&quot;L90x90x9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,&quot; &amp;[.D62]&amp; &quot;,&quot; &amp;[.E62]&amp; &quot;,&quot; &amp;[.F62]&amp; &quot;,&quot; &amp;[.G62]&amp; &quot;,&quot; &amp;[.H62]&amp; &quot;,&quot; &amp;[.I62] &amp; &quot;],&quot; &amp; &quot;&quot;&quot;&quot; &amp;&quot;shape_name&quot;&amp;&quot;&quot;&quot;&quot; &amp; &quot;:&quot; &amp; &quot;&quot;&quot;&quot; &amp;[.J62] &amp; &quot;&quot;&quot;&quot; &amp; &quot;,&quot; &amp; &quot;&quot;&quot;&quot;&amp;[.P62]" table:style-name="ce5">
            <text:p>{"L90/90/9": [{"shape_coords":[90,90,9,9,14,7,45,45],"shape_name":"LAngle","synonyms":["H90/90/9","L90/90/9","L90x90x9","L90x9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90/90/10</text:p>
          </table:table-cell>
          <table:table-cell office:value-type="float" office:value="90" table:style-name="ce12">
            <text:p>90</text:p>
          </table:table-cell>
          <table:table-cell office:value-type="float" office:value="90" table:style-name="ce12">
            <text:p>9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7.5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90/90/10</text:p>
          </table:table-cell>
          <table:table-cell office:value-type="string" table:style-name="ce12">
            <text:p>L90/90/10</text:p>
          </table:table-cell>
          <table:table-cell office:value-type="string" table:style-name="ce12">
            <text:p>L90x90x10</text:p>
          </table:table-cell>
          <table:table-cell office:value-type="string" table:style-name="ce13">
            <text:p>L90x90x10</text:p>
          </table:table-cell>
          <table:table-cell table:style-name="ce10"/>
          <table:table-cell office:value-type="string" office:string-value="synonyms&quot;:[&quot;H90/90/10&quot;,&quot;L90/90/10&quot;,&quot;L90x90x10&quot;,&quot;L90x90x10&quot;]}]}," table:formula="of:= &quot;synonyms&quot;&amp;&quot;&quot;&quot;&quot;&amp;&quot;:[&quot;&amp;&quot;&quot;&quot;&quot;&amp;[.K63]&amp;&quot;&quot;&quot;&quot;&amp;&quot;,&quot;&amp;&quot;&quot;&quot;&quot;&amp;[.L63]&amp;&quot;&quot;&quot;&quot;&amp;&quot;,&quot;&amp;&quot;&quot;&quot;&quot;&amp;[.M63]&amp;&quot;&quot;&quot;&quot;&amp;&quot;,&quot;&amp;&quot;&quot;&quot;&quot;&amp;[.N63]&amp;&quot;&quot;&quot;&quot;&amp;&quot;]}]},&quot;" table:style-name="ce9">
            <text:p>synonyms":["H90/90/10","L90/90/10","L90x90x10","L90x90x10"]}]},</text:p>
          </table:table-cell>
          <table:table-cell office:value-type="string" office:string-value="{&quot;L90/90/10&quot;: [{&quot;shape_coords&quot;:[90,90,10,10,15,7.5,45,45],&quot;shape_name&quot;:&quot;LAngle&quot;,&quot;synonyms&quot;:[&quot;H90/90/10&quot;,&quot;L90/90/10&quot;,&quot;L90x90x10&quot;,&quot;L90x90x10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,&quot; &amp;[.D63]&amp; &quot;,&quot; &amp;[.E63]&amp; &quot;,&quot; &amp;[.F63]&amp; &quot;,&quot; &amp;[.G63]&amp; &quot;,&quot; &amp;[.H63]&amp; &quot;,&quot; &amp;[.I63] &amp; &quot;],&quot; &amp; &quot;&quot;&quot;&quot; &amp;&quot;shape_name&quot;&amp;&quot;&quot;&quot;&quot; &amp; &quot;:&quot; &amp; &quot;&quot;&quot;&quot; &amp;[.J63] &amp; &quot;&quot;&quot;&quot; &amp; &quot;,&quot; &amp; &quot;&quot;&quot;&quot;&amp;[.P63]" table:style-name="ce5">
            <text:p>{"L90/90/10": [{"shape_coords":[90,90,10,10,15,7.5,45,45],"shape_name":"LAngle","synonyms":["H90/90/10","L90/90/10","L90x90x10","L90x9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90/90/11</text:p>
          </table:table-cell>
          <table:table-cell office:value-type="float" office:value="90" table:style-name="ce12">
            <text:p>90</text:p>
          </table:table-cell>
          <table:table-cell office:value-type="float" office:value="90" table:style-name="ce12">
            <text:p>90</text:p>
          </table:table-cell>
          <table:table-cell office:value-type="float" office:value="11" table:style-name="ce12">
            <text:p>11</text:p>
          </table:table-cell>
          <table:table-cell office:value-type="float" office:value="11" table:style-name="ce12">
            <text:p>11</text:p>
          </table:table-cell>
          <table:table-cell office:value-type="float" office:value="16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90/90/11</text:p>
          </table:table-cell>
          <table:table-cell office:value-type="string" table:style-name="ce12">
            <text:p>L90/90/11</text:p>
          </table:table-cell>
          <table:table-cell office:value-type="string" table:style-name="ce12">
            <text:p>L90x90x11</text:p>
          </table:table-cell>
          <table:table-cell office:value-type="string" table:style-name="ce13">
            <text:p>L90x90x11</text:p>
          </table:table-cell>
          <table:table-cell table:style-name="ce10"/>
          <table:table-cell office:value-type="string" office:string-value="synonyms&quot;:[&quot;H90/90/11&quot;,&quot;L90/90/11&quot;,&quot;L90x90x11&quot;,&quot;L90x90x11&quot;]}]}," table:formula="of:= &quot;synonyms&quot;&amp;&quot;&quot;&quot;&quot;&amp;&quot;:[&quot;&amp;&quot;&quot;&quot;&quot;&amp;[.K64]&amp;&quot;&quot;&quot;&quot;&amp;&quot;,&quot;&amp;&quot;&quot;&quot;&quot;&amp;[.L64]&amp;&quot;&quot;&quot;&quot;&amp;&quot;,&quot;&amp;&quot;&quot;&quot;&quot;&amp;[.M64]&amp;&quot;&quot;&quot;&quot;&amp;&quot;,&quot;&amp;&quot;&quot;&quot;&quot;&amp;[.N64]&amp;&quot;&quot;&quot;&quot;&amp;&quot;]}]},&quot;" table:style-name="ce9">
            <text:p>synonyms":["H90/90/11","L90/90/11","L90x90x11","L90x90x11"]}]},</text:p>
          </table:table-cell>
          <table:table-cell office:value-type="string" office:string-value="{&quot;L90/90/11&quot;: [{&quot;shape_coords&quot;:[90,90,11,11,16,8,45,45],&quot;shape_name&quot;:&quot;LAngle&quot;,&quot;synonyms&quot;:[&quot;H90/90/11&quot;,&quot;L90/90/11&quot;,&quot;L90x90x11&quot;,&quot;L90x90x11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,&quot; &amp;[.D64]&amp; &quot;,&quot; &amp;[.E64]&amp; &quot;,&quot; &amp;[.F64]&amp; &quot;,&quot; &amp;[.G64]&amp; &quot;,&quot; &amp;[.H64]&amp; &quot;,&quot; &amp;[.I64] &amp; &quot;],&quot; &amp; &quot;&quot;&quot;&quot; &amp;&quot;shape_name&quot;&amp;&quot;&quot;&quot;&quot; &amp; &quot;:&quot; &amp; &quot;&quot;&quot;&quot; &amp;[.J64] &amp; &quot;&quot;&quot;&quot; &amp; &quot;,&quot; &amp; &quot;&quot;&quot;&quot;&amp;[.P64]" table:style-name="ce5">
            <text:p>{"L90/90/11": [{"shape_coords":[90,90,11,11,16,8,45,45],"shape_name":"LAngle","synonyms":["H90/90/11","L90/90/11","L90x90x11","L90x90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90/90/12</text:p>
          </table:table-cell>
          <table:table-cell office:value-type="float" office:value="90" table:style-name="ce12">
            <text:p>90</text:p>
          </table:table-cell>
          <table:table-cell office:value-type="float" office:value="90" table:style-name="ce12">
            <text:p>90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float" office:value="17" table:style-name="ce13">
            <text:p>17</text:p>
          </table:table-cell>
          <table:table-cell office:value-type="string" table:style-name="ce13">
            <text:p>8.5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90/90/12</text:p>
          </table:table-cell>
          <table:table-cell office:value-type="string" table:style-name="ce12">
            <text:p>L90/90/12</text:p>
          </table:table-cell>
          <table:table-cell office:value-type="string" table:style-name="ce12">
            <text:p>L90x90x12</text:p>
          </table:table-cell>
          <table:table-cell office:value-type="string" table:style-name="ce13">
            <text:p>L90x90x12</text:p>
          </table:table-cell>
          <table:table-cell table:style-name="ce10"/>
          <table:table-cell office:value-type="string" office:string-value="synonyms&quot;:[&quot;H90/90/12&quot;,&quot;L90/90/12&quot;,&quot;L90x90x12&quot;,&quot;L90x90x12&quot;]}]}," table:formula="of:= &quot;synonyms&quot;&amp;&quot;&quot;&quot;&quot;&amp;&quot;:[&quot;&amp;&quot;&quot;&quot;&quot;&amp;[.K65]&amp;&quot;&quot;&quot;&quot;&amp;&quot;,&quot;&amp;&quot;&quot;&quot;&quot;&amp;[.L65]&amp;&quot;&quot;&quot;&quot;&amp;&quot;,&quot;&amp;&quot;&quot;&quot;&quot;&amp;[.M65]&amp;&quot;&quot;&quot;&quot;&amp;&quot;,&quot;&amp;&quot;&quot;&quot;&quot;&amp;[.N65]&amp;&quot;&quot;&quot;&quot;&amp;&quot;]}]},&quot;" table:style-name="ce9">
            <text:p>synonyms":["H90/90/12","L90/90/12","L90x90x12","L90x90x12"]}]},</text:p>
          </table:table-cell>
          <table:table-cell office:value-type="string" office:string-value="{&quot;L90/90/12&quot;: [{&quot;shape_coords&quot;:[90,90,12,12,17,8.5,45,45],&quot;shape_name&quot;:&quot;LAngle&quot;,&quot;synonyms&quot;:[&quot;H90/90/12&quot;,&quot;L90/90/12&quot;,&quot;L90x90x12&quot;,&quot;L90x90x12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,&quot; &amp;[.D65]&amp; &quot;,&quot; &amp;[.E65]&amp; &quot;,&quot; &amp;[.F65]&amp; &quot;,&quot; &amp;[.G65]&amp; &quot;,&quot; &amp;[.H65]&amp; &quot;,&quot; &amp;[.I65] &amp; &quot;],&quot; &amp; &quot;&quot;&quot;&quot; &amp;&quot;shape_name&quot;&amp;&quot;&quot;&quot;&quot; &amp; &quot;:&quot; &amp; &quot;&quot;&quot;&quot; &amp;[.J65] &amp; &quot;&quot;&quot;&quot; &amp; &quot;,&quot; &amp; &quot;&quot;&quot;&quot;&amp;[.P65]" table:style-name="ce5">
            <text:p>{"L90/90/12": [{"shape_coords":[90,90,12,12,17,8.5,45,45],"shape_name":"LAngle","synonyms":["H90/90/12","L90/90/12","L90x90x12","L90x9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90/90/13</text:p>
          </table:table-cell>
          <table:table-cell office:value-type="float" office:value="90" table:style-name="ce12">
            <text:p>90</text:p>
          </table:table-cell>
          <table:table-cell office:value-type="float" office:value="90" table:style-name="ce12">
            <text:p>90</text:p>
          </table:table-cell>
          <table:table-cell office:value-type="float" office:value="13" table:style-name="ce12">
            <text:p>13</text:p>
          </table:table-cell>
          <table:table-cell office:value-type="float" office:value="13" table:style-name="ce12">
            <text:p>13</text:p>
          </table:table-cell>
          <table:table-cell office:value-type="float" office:value="18" table:style-name="ce13">
            <text:p>18</text:p>
          </table:table-cell>
          <table:table-cell office:value-type="float" office:value="9" table:style-name="ce13">
            <text:p>9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90/90/13</text:p>
          </table:table-cell>
          <table:table-cell office:value-type="string" table:style-name="ce12">
            <text:p>L90/90/13</text:p>
          </table:table-cell>
          <table:table-cell office:value-type="string" table:style-name="ce12">
            <text:p>L90x90x13</text:p>
          </table:table-cell>
          <table:table-cell office:value-type="string" table:style-name="ce13">
            <text:p>L90x90x13</text:p>
          </table:table-cell>
          <table:table-cell table:style-name="ce10"/>
          <table:table-cell office:value-type="string" office:string-value="synonyms&quot;:[&quot;H90/90/13&quot;,&quot;L90/90/13&quot;,&quot;L90x90x13&quot;,&quot;L90x90x13&quot;]}]}," table:formula="of:= &quot;synonyms&quot;&amp;&quot;&quot;&quot;&quot;&amp;&quot;:[&quot;&amp;&quot;&quot;&quot;&quot;&amp;[.K66]&amp;&quot;&quot;&quot;&quot;&amp;&quot;,&quot;&amp;&quot;&quot;&quot;&quot;&amp;[.L66]&amp;&quot;&quot;&quot;&quot;&amp;&quot;,&quot;&amp;&quot;&quot;&quot;&quot;&amp;[.M66]&amp;&quot;&quot;&quot;&quot;&amp;&quot;,&quot;&amp;&quot;&quot;&quot;&quot;&amp;[.N66]&amp;&quot;&quot;&quot;&quot;&amp;&quot;]}]},&quot;" table:style-name="ce9">
            <text:p>synonyms":["H90/90/13","L90/90/13","L90x90x13","L90x90x13"]}]},</text:p>
          </table:table-cell>
          <table:table-cell office:value-type="string" office:string-value="{&quot;L90/90/13&quot;: [{&quot;shape_coords&quot;:[90,90,13,13,18,9,45,45],&quot;shape_name&quot;:&quot;LAngle&quot;,&quot;synonyms&quot;:[&quot;H90/90/13&quot;,&quot;L90/90/13&quot;,&quot;L90x90x13&quot;,&quot;L90x90x13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,&quot; &amp;[.D66]&amp; &quot;,&quot; &amp;[.E66]&amp; &quot;,&quot; &amp;[.F66]&amp; &quot;,&quot; &amp;[.G66]&amp; &quot;,&quot; &amp;[.H66]&amp; &quot;,&quot; &amp;[.I66] &amp; &quot;],&quot; &amp; &quot;&quot;&quot;&quot; &amp;&quot;shape_name&quot;&amp;&quot;&quot;&quot;&quot; &amp; &quot;:&quot; &amp; &quot;&quot;&quot;&quot; &amp;[.J66] &amp; &quot;&quot;&quot;&quot; &amp; &quot;,&quot; &amp; &quot;&quot;&quot;&quot;&amp;[.P66]" table:style-name="ce5">
            <text:p>{"L90/90/13": [{"shape_coords":[90,90,13,13,18,9,45,45],"shape_name":"LAngle","synonyms":["H90/90/13","L90/90/13","L90x90x13","L90x9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90/90/16</text:p>
          </table:table-cell>
          <table:table-cell office:value-type="float" office:value="90" table:style-name="ce12">
            <text:p>90</text:p>
          </table:table-cell>
          <table:table-cell office:value-type="float" office:value="90" table:style-name="ce12">
            <text:p>90</text:p>
          </table:table-cell>
          <table:table-cell office:value-type="float" office:value="16" table:style-name="ce12">
            <text:p>16</text:p>
          </table:table-cell>
          <table:table-cell office:value-type="float" office:value="16" table:style-name="ce12">
            <text:p>16</text:p>
          </table:table-cell>
          <table:table-cell office:value-type="float" office:value="21" table:style-name="ce13">
            <text:p>21</text:p>
          </table:table-cell>
          <table:table-cell office:value-type="string" table:style-name="ce13">
            <text:p>10.5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90/90/16</text:p>
          </table:table-cell>
          <table:table-cell office:value-type="string" table:style-name="ce12">
            <text:p>L90/90/16</text:p>
          </table:table-cell>
          <table:table-cell office:value-type="string" table:style-name="ce12">
            <text:p>L90x90x16</text:p>
          </table:table-cell>
          <table:table-cell office:value-type="string" table:style-name="ce13">
            <text:p>L90x90x16</text:p>
          </table:table-cell>
          <table:table-cell table:style-name="ce10"/>
          <table:table-cell office:value-type="string" office:string-value="synonyms&quot;:[&quot;H90/90/16&quot;,&quot;L90/90/16&quot;,&quot;L90x90x16&quot;,&quot;L90x90x16&quot;]}]}," table:formula="of:= &quot;synonyms&quot;&amp;&quot;&quot;&quot;&quot;&amp;&quot;:[&quot;&amp;&quot;&quot;&quot;&quot;&amp;[.K67]&amp;&quot;&quot;&quot;&quot;&amp;&quot;,&quot;&amp;&quot;&quot;&quot;&quot;&amp;[.L67]&amp;&quot;&quot;&quot;&quot;&amp;&quot;,&quot;&amp;&quot;&quot;&quot;&quot;&amp;[.M67]&amp;&quot;&quot;&quot;&quot;&amp;&quot;,&quot;&amp;&quot;&quot;&quot;&quot;&amp;[.N67]&amp;&quot;&quot;&quot;&quot;&amp;&quot;]}]},&quot;" table:style-name="ce9">
            <text:p>synonyms":["H90/90/16","L90/90/16","L90x90x16","L90x90x16"]}]},</text:p>
          </table:table-cell>
          <table:table-cell office:value-type="string" office:string-value="{&quot;L90/90/16&quot;: [{&quot;shape_coords&quot;:[90,90,16,16,21,10.5,45,45],&quot;shape_name&quot;:&quot;LAngle&quot;,&quot;synonyms&quot;:[&quot;H90/90/16&quot;,&quot;L90/90/16&quot;,&quot;L90x90x16&quot;,&quot;L90x90x16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,&quot; &amp;[.D67]&amp; &quot;,&quot; &amp;[.E67]&amp; &quot;,&quot; &amp;[.F67]&amp; &quot;,&quot; &amp;[.G67]&amp; &quot;,&quot; &amp;[.H67]&amp; &quot;,&quot; &amp;[.I67] &amp; &quot;],&quot; &amp; &quot;&quot;&quot;&quot; &amp;&quot;shape_name&quot;&amp;&quot;&quot;&quot;&quot; &amp; &quot;:&quot; &amp; &quot;&quot;&quot;&quot; &amp;[.J67] &amp; &quot;&quot;&quot;&quot; &amp; &quot;,&quot; &amp; &quot;&quot;&quot;&quot;&amp;[.P67]" table:style-name="ce5">
            <text:p>{"L90/90/16": [{"shape_coords":[90,90,16,16,21,10.5,45,45],"shape_name":"LAngle","synonyms":["H90/90/16","L90/90/16","L90x90x16","L90x9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00/100/8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4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100/8</text:p>
          </table:table-cell>
          <table:table-cell office:value-type="string" table:style-name="ce12">
            <text:p>L100/100/8</text:p>
          </table:table-cell>
          <table:table-cell office:value-type="string" table:style-name="ce12">
            <text:p>L100x100x8</text:p>
          </table:table-cell>
          <table:table-cell office:value-type="string" table:style-name="ce13">
            <text:p>L100x100x8</text:p>
          </table:table-cell>
          <table:table-cell table:style-name="ce10"/>
          <table:table-cell office:value-type="string" office:string-value="synonyms&quot;:[&quot;H100/100/8&quot;,&quot;L100/100/8&quot;,&quot;L100x100x8&quot;,&quot;L100x100x8&quot;]}]}," table:formula="of:= &quot;synonyms&quot;&amp;&quot;&quot;&quot;&quot;&amp;&quot;:[&quot;&amp;&quot;&quot;&quot;&quot;&amp;[.K68]&amp;&quot;&quot;&quot;&quot;&amp;&quot;,&quot;&amp;&quot;&quot;&quot;&quot;&amp;[.L68]&amp;&quot;&quot;&quot;&quot;&amp;&quot;,&quot;&amp;&quot;&quot;&quot;&quot;&amp;[.M68]&amp;&quot;&quot;&quot;&quot;&amp;&quot;,&quot;&amp;&quot;&quot;&quot;&quot;&amp;[.N68]&amp;&quot;&quot;&quot;&quot;&amp;&quot;]}]},&quot;" table:style-name="ce9">
            <text:p>synonyms":["H100/100/8","L100/100/8","L100x100x8","L100x100x8"]}]},</text:p>
          </table:table-cell>
          <table:table-cell office:value-type="string" office:string-value="{&quot;L100/100/8&quot;: [{&quot;shape_coords&quot;:[100,100,8,8,14,7,50,50],&quot;shape_name&quot;:&quot;LAngle&quot;,&quot;synonyms&quot;:[&quot;H100/100/8&quot;,&quot;L100/100/8&quot;,&quot;L100x100x8&quot;,&quot;L100x100x8&quot;]}]}," table:formula="of:=&quot;{&quot; &amp; &quot;&quot;&quot;&quot;&amp;[.A68]&amp;&quot;&quot;&quot;&quot;&amp;&quot;: [{&quot;&quot;&quot; &amp;&quot;shape_coords&quot;&amp;&quot;&quot;&quot;&quot; &amp; &quot;:&quot; &amp; &quot;[&quot; &amp; [.B68] &amp; &quot;,&quot; &amp;[.C68] &amp; &quot;,&quot; &amp;[.D68]&amp; &quot;,&quot; &amp;[.E68]&amp; &quot;,&quot; &amp;[.F68]&amp; &quot;,&quot; &amp;[.G68]&amp; &quot;,&quot; &amp;[.H68]&amp; &quot;,&quot; &amp;[.I68] &amp; &quot;],&quot; &amp; &quot;&quot;&quot;&quot; &amp;&quot;shape_name&quot;&amp;&quot;&quot;&quot;&quot; &amp; &quot;:&quot; &amp; &quot;&quot;&quot;&quot; &amp;[.J68] &amp; &quot;&quot;&quot;&quot; &amp; &quot;,&quot; &amp; &quot;&quot;&quot;&quot;&amp;[.P68]" table:style-name="ce5">
            <text:p>{"L100/100/8": [{"shape_coords":[100,100,8,8,14,7,50,50],"shape_name":"LAngle","synonyms":["H100/100/8","L100/100/8","L100x100x8","L100x10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00/100/1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6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100/10</text:p>
          </table:table-cell>
          <table:table-cell office:value-type="string" table:style-name="ce12">
            <text:p>L100/100/10</text:p>
          </table:table-cell>
          <table:table-cell office:value-type="string" table:style-name="ce12">
            <text:p>L100x100x10</text:p>
          </table:table-cell>
          <table:table-cell office:value-type="string" table:style-name="ce13">
            <text:p>L100x100x10</text:p>
          </table:table-cell>
          <table:table-cell table:style-name="ce10"/>
          <table:table-cell office:value-type="string" office:string-value="synonyms&quot;:[&quot;H100/100/10&quot;,&quot;L100/100/10&quot;,&quot;L100x100x10&quot;,&quot;L100x100x10&quot;]}]}," table:formula="of:= &quot;synonyms&quot;&amp;&quot;&quot;&quot;&quot;&amp;&quot;:[&quot;&amp;&quot;&quot;&quot;&quot;&amp;[.K69]&amp;&quot;&quot;&quot;&quot;&amp;&quot;,&quot;&amp;&quot;&quot;&quot;&quot;&amp;[.L69]&amp;&quot;&quot;&quot;&quot;&amp;&quot;,&quot;&amp;&quot;&quot;&quot;&quot;&amp;[.M69]&amp;&quot;&quot;&quot;&quot;&amp;&quot;,&quot;&amp;&quot;&quot;&quot;&quot;&amp;[.N69]&amp;&quot;&quot;&quot;&quot;&amp;&quot;]}]},&quot;" table:style-name="ce9">
            <text:p>synonyms":["H100/100/10","L100/100/10","L100x100x10","L100x100x10"]}]},</text:p>
          </table:table-cell>
          <table:table-cell office:value-type="string" office:string-value="{&quot;L100/100/10&quot;: [{&quot;shape_coords&quot;:[100,100,10,10,16,8,50,50],&quot;shape_name&quot;:&quot;LAngle&quot;,&quot;synonyms&quot;:[&quot;H100/100/10&quot;,&quot;L100/100/10&quot;,&quot;L100x100x10&quot;,&quot;L100x100x10&quot;]}]}," table:formula="of:=&quot;{&quot; &amp; &quot;&quot;&quot;&quot;&amp;[.A69]&amp;&quot;&quot;&quot;&quot;&amp;&quot;: [{&quot;&quot;&quot; &amp;&quot;shape_coords&quot;&amp;&quot;&quot;&quot;&quot; &amp; &quot;:&quot; &amp; &quot;[&quot; &amp; [.B69] &amp; &quot;,&quot; &amp;[.C69] &amp; &quot;,&quot; &amp;[.D69]&amp; &quot;,&quot; &amp;[.E69]&amp; &quot;,&quot; &amp;[.F69]&amp; &quot;,&quot; &amp;[.G69]&amp; &quot;,&quot; &amp;[.H69]&amp; &quot;,&quot; &amp;[.I69] &amp; &quot;],&quot; &amp; &quot;&quot;&quot;&quot; &amp;&quot;shape_name&quot;&amp;&quot;&quot;&quot;&quot; &amp; &quot;:&quot; &amp; &quot;&quot;&quot;&quot; &amp;[.J69] &amp; &quot;&quot;&quot;&quot; &amp; &quot;,&quot; &amp; &quot;&quot;&quot;&quot;&amp;[.P69]" table:style-name="ce5">
            <text:p>{"L100/100/10": [{"shape_coords":[100,100,10,10,16,8,50,50],"shape_name":"LAngle","synonyms":["H100/100/10","L100/100/10","L100x100x10","L100x10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00/100/12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float" office:value="18" table:style-name="ce13">
            <text:p>18</text:p>
          </table:table-cell>
          <table:table-cell office:value-type="float" office:value="9" table:style-name="ce13">
            <text:p>9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100/12</text:p>
          </table:table-cell>
          <table:table-cell office:value-type="string" table:style-name="ce12">
            <text:p>L100/100/12</text:p>
          </table:table-cell>
          <table:table-cell office:value-type="string" table:style-name="ce12">
            <text:p>L100x100x12</text:p>
          </table:table-cell>
          <table:table-cell office:value-type="string" table:style-name="ce13">
            <text:p>L100x100x12</text:p>
          </table:table-cell>
          <table:table-cell table:style-name="ce10"/>
          <table:table-cell office:value-type="string" office:string-value="synonyms&quot;:[&quot;H100/100/12&quot;,&quot;L100/100/12&quot;,&quot;L100x100x12&quot;,&quot;L100x100x12&quot;]}]}," table:formula="of:= &quot;synonyms&quot;&amp;&quot;&quot;&quot;&quot;&amp;&quot;:[&quot;&amp;&quot;&quot;&quot;&quot;&amp;[.K70]&amp;&quot;&quot;&quot;&quot;&amp;&quot;,&quot;&amp;&quot;&quot;&quot;&quot;&amp;[.L70]&amp;&quot;&quot;&quot;&quot;&amp;&quot;,&quot;&amp;&quot;&quot;&quot;&quot;&amp;[.M70]&amp;&quot;&quot;&quot;&quot;&amp;&quot;,&quot;&amp;&quot;&quot;&quot;&quot;&amp;[.N70]&amp;&quot;&quot;&quot;&quot;&amp;&quot;]}]},&quot;" table:style-name="ce9">
            <text:p>synonyms":["H100/100/12","L100/100/12","L100x100x12","L100x100x12"]}]},</text:p>
          </table:table-cell>
          <table:table-cell office:value-type="string" office:string-value="{&quot;L100/100/12&quot;: [{&quot;shape_coords&quot;:[100,100,12,12,18,9,50,50],&quot;shape_name&quot;:&quot;LAngle&quot;,&quot;synonyms&quot;:[&quot;H100/100/12&quot;,&quot;L100/100/12&quot;,&quot;L100x100x12&quot;,&quot;L100x100x12&quot;]}]}," table:formula="of:=&quot;{&quot; &amp; &quot;&quot;&quot;&quot;&amp;[.A70]&amp;&quot;&quot;&quot;&quot;&amp;&quot;: [{&quot;&quot;&quot; &amp;&quot;shape_coords&quot;&amp;&quot;&quot;&quot;&quot; &amp; &quot;:&quot; &amp; &quot;[&quot; &amp; [.B70] &amp; &quot;,&quot; &amp;[.C70] &amp; &quot;,&quot; &amp;[.D70]&amp; &quot;,&quot; &amp;[.E70]&amp; &quot;,&quot; &amp;[.F70]&amp; &quot;,&quot; &amp;[.G70]&amp; &quot;,&quot; &amp;[.H70]&amp; &quot;,&quot; &amp;[.I70] &amp; &quot;],&quot; &amp; &quot;&quot;&quot;&quot; &amp;&quot;shape_name&quot;&amp;&quot;&quot;&quot;&quot; &amp; &quot;:&quot; &amp; &quot;&quot;&quot;&quot; &amp;[.J70] &amp; &quot;&quot;&quot;&quot; &amp; &quot;,&quot; &amp; &quot;&quot;&quot;&quot;&amp;[.P70]" table:style-name="ce5">
            <text:p>{"L100/100/12": [{"shape_coords":[100,100,12,12,18,9,50,50],"shape_name":"LAngle","synonyms":["H100/100/12","L100/100/12","L100x100x12","L100x10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00/100/14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float" office:value="20" table:style-name="ce13">
            <text:p>20</text:p>
          </table:table-cell>
          <table:table-cell office:value-type="float" office:value="10" table:style-name="ce13">
            <text:p>10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100/14</text:p>
          </table:table-cell>
          <table:table-cell office:value-type="string" table:style-name="ce12">
            <text:p>L100/100/14</text:p>
          </table:table-cell>
          <table:table-cell office:value-type="string" table:style-name="ce12">
            <text:p>L100x100x14</text:p>
          </table:table-cell>
          <table:table-cell office:value-type="string" table:style-name="ce13">
            <text:p>L100x100x14</text:p>
          </table:table-cell>
          <table:table-cell table:style-name="ce10"/>
          <table:table-cell office:value-type="string" office:string-value="synonyms&quot;:[&quot;H100/100/14&quot;,&quot;L100/100/14&quot;,&quot;L100x100x14&quot;,&quot;L100x100x14&quot;]}]}," table:formula="of:= &quot;synonyms&quot;&amp;&quot;&quot;&quot;&quot;&amp;&quot;:[&quot;&amp;&quot;&quot;&quot;&quot;&amp;[.K71]&amp;&quot;&quot;&quot;&quot;&amp;&quot;,&quot;&amp;&quot;&quot;&quot;&quot;&amp;[.L71]&amp;&quot;&quot;&quot;&quot;&amp;&quot;,&quot;&amp;&quot;&quot;&quot;&quot;&amp;[.M71]&amp;&quot;&quot;&quot;&quot;&amp;&quot;,&quot;&amp;&quot;&quot;&quot;&quot;&amp;[.N71]&amp;&quot;&quot;&quot;&quot;&amp;&quot;]}]},&quot;" table:style-name="ce9">
            <text:p>synonyms":["H100/100/14","L100/100/14","L100x100x14","L100x100x14"]}]},</text:p>
          </table:table-cell>
          <table:table-cell office:value-type="string" office:string-value="{&quot;L100/100/14&quot;: [{&quot;shape_coords&quot;:[100,100,14,14,20,10,50,50],&quot;shape_name&quot;:&quot;LAngle&quot;,&quot;synonyms&quot;:[&quot;H100/100/14&quot;,&quot;L100/100/14&quot;,&quot;L100x100x14&quot;,&quot;L100x100x14&quot;]}]}," table:formula="of:=&quot;{&quot; &amp; &quot;&quot;&quot;&quot;&amp;[.A71]&amp;&quot;&quot;&quot;&quot;&amp;&quot;: [{&quot;&quot;&quot; &amp;&quot;shape_coords&quot;&amp;&quot;&quot;&quot;&quot; &amp; &quot;:&quot; &amp; &quot;[&quot; &amp; [.B71] &amp; &quot;,&quot; &amp;[.C71] &amp; &quot;,&quot; &amp;[.D71]&amp; &quot;,&quot; &amp;[.E71]&amp; &quot;,&quot; &amp;[.F71]&amp; &quot;,&quot; &amp;[.G71]&amp; &quot;,&quot; &amp;[.H71]&amp; &quot;,&quot; &amp;[.I71] &amp; &quot;],&quot; &amp; &quot;&quot;&quot;&quot; &amp;&quot;shape_name&quot;&amp;&quot;&quot;&quot;&quot; &amp; &quot;:&quot; &amp; &quot;&quot;&quot;&quot; &amp;[.J71] &amp; &quot;&quot;&quot;&quot; &amp; &quot;,&quot; &amp; &quot;&quot;&quot;&quot;&amp;[.P71]" table:style-name="ce5">
            <text:p>{"L100/100/14": [{"shape_coords":[100,100,14,14,20,10,50,50],"shape_name":"LAngle","synonyms":["H100/100/14","L100/100/14","L100x100x14","L100x10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00/100/16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6" table:style-name="ce12">
            <text:p>16</text:p>
          </table:table-cell>
          <table:table-cell office:value-type="float" office:value="16" table:style-name="ce12">
            <text:p>16</text:p>
          </table:table-cell>
          <table:table-cell office:value-type="float" office:value="22" table:style-name="ce13">
            <text:p>22</text:p>
          </table:table-cell>
          <table:table-cell office:value-type="float" office:value="11" table:style-name="ce13">
            <text:p>11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100/16</text:p>
          </table:table-cell>
          <table:table-cell office:value-type="string" table:style-name="ce12">
            <text:p>L100/100/16</text:p>
          </table:table-cell>
          <table:table-cell office:value-type="string" table:style-name="ce12">
            <text:p>L100x100x16</text:p>
          </table:table-cell>
          <table:table-cell office:value-type="string" table:style-name="ce13">
            <text:p>L100x100x16</text:p>
          </table:table-cell>
          <table:table-cell table:style-name="ce10"/>
          <table:table-cell office:value-type="string" office:string-value="synonyms&quot;:[&quot;H100/100/16&quot;,&quot;L100/100/16&quot;,&quot;L100x100x16&quot;,&quot;L100x100x16&quot;]}]}," table:formula="of:= &quot;synonyms&quot;&amp;&quot;&quot;&quot;&quot;&amp;&quot;:[&quot;&amp;&quot;&quot;&quot;&quot;&amp;[.K72]&amp;&quot;&quot;&quot;&quot;&amp;&quot;,&quot;&amp;&quot;&quot;&quot;&quot;&amp;[.L72]&amp;&quot;&quot;&quot;&quot;&amp;&quot;,&quot;&amp;&quot;&quot;&quot;&quot;&amp;[.M72]&amp;&quot;&quot;&quot;&quot;&amp;&quot;,&quot;&amp;&quot;&quot;&quot;&quot;&amp;[.N72]&amp;&quot;&quot;&quot;&quot;&amp;&quot;]}]},&quot;" table:style-name="ce9">
            <text:p>synonyms":["H100/100/16","L100/100/16","L100x100x16","L100x100x16"]}]},</text:p>
          </table:table-cell>
          <table:table-cell office:value-type="string" office:string-value="{&quot;L100/100/16&quot;: [{&quot;shape_coords&quot;:[100,100,16,16,22,11,50,50],&quot;shape_name&quot;:&quot;LAngle&quot;,&quot;synonyms&quot;:[&quot;H100/100/16&quot;,&quot;L100/100/16&quot;,&quot;L100x100x16&quot;,&quot;L100x100x16&quot;]}]}," table:formula="of:=&quot;{&quot; &amp; &quot;&quot;&quot;&quot;&amp;[.A72]&amp;&quot;&quot;&quot;&quot;&amp;&quot;: [{&quot;&quot;&quot; &amp;&quot;shape_coords&quot;&amp;&quot;&quot;&quot;&quot; &amp; &quot;:&quot; &amp; &quot;[&quot; &amp; [.B72] &amp; &quot;,&quot; &amp;[.C72] &amp; &quot;,&quot; &amp;[.D72]&amp; &quot;,&quot; &amp;[.E72]&amp; &quot;,&quot; &amp;[.F72]&amp; &quot;,&quot; &amp;[.G72]&amp; &quot;,&quot; &amp;[.H72]&amp; &quot;,&quot; &amp;[.I72] &amp; &quot;],&quot; &amp; &quot;&quot;&quot;&quot; &amp;&quot;shape_name&quot;&amp;&quot;&quot;&quot;&quot; &amp; &quot;:&quot; &amp; &quot;&quot;&quot;&quot; &amp;[.J72] &amp; &quot;&quot;&quot;&quot; &amp; &quot;,&quot; &amp; &quot;&quot;&quot;&quot;&amp;[.P72]" table:style-name="ce5">
            <text:p>{"L100/100/16": [{"shape_coords":[100,100,16,16,22,11,50,50],"shape_name":"LAngle","synonyms":["H100/100/16","L100/100/16","L100x100x16","L100x10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10/110/10</text:p>
          </table:table-cell>
          <table:table-cell office:value-type="float" office:value="110" table:style-name="ce12">
            <text:p>110</text:p>
          </table:table-cell>
          <table:table-cell office:value-type="float" office:value="110" table:style-name="ce12">
            <text:p>11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6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55" table:style-name="ce13">
            <text:p>55</text:p>
          </table:table-cell>
          <table:table-cell office:value-type="float" office:value="55" table:style-name="ce13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10/110/10</text:p>
          </table:table-cell>
          <table:table-cell office:value-type="string" table:style-name="ce12">
            <text:p>L110/110/10</text:p>
          </table:table-cell>
          <table:table-cell office:value-type="string" table:style-name="ce12">
            <text:p>L110x110x10</text:p>
          </table:table-cell>
          <table:table-cell office:value-type="string" table:style-name="ce13">
            <text:p>L110x110x10</text:p>
          </table:table-cell>
          <table:table-cell table:style-name="ce10"/>
          <table:table-cell office:value-type="string" office:string-value="synonyms&quot;:[&quot;H110/110/10&quot;,&quot;L110/110/10&quot;,&quot;L110x110x10&quot;,&quot;L110x110x10&quot;]}]}," table:formula="of:= &quot;synonyms&quot;&amp;&quot;&quot;&quot;&quot;&amp;&quot;:[&quot;&amp;&quot;&quot;&quot;&quot;&amp;[.K73]&amp;&quot;&quot;&quot;&quot;&amp;&quot;,&quot;&amp;&quot;&quot;&quot;&quot;&amp;[.L73]&amp;&quot;&quot;&quot;&quot;&amp;&quot;,&quot;&amp;&quot;&quot;&quot;&quot;&amp;[.M73]&amp;&quot;&quot;&quot;&quot;&amp;&quot;,&quot;&amp;&quot;&quot;&quot;&quot;&amp;[.N73]&amp;&quot;&quot;&quot;&quot;&amp;&quot;]}]},&quot;" table:style-name="ce9">
            <text:p>synonyms":["H110/110/10","L110/110/10","L110x110x10","L110x110x10"]}]},</text:p>
          </table:table-cell>
          <table:table-cell office:value-type="string" office:string-value="{&quot;L110/110/10&quot;: [{&quot;shape_coords&quot;:[110,110,10,10,16,8,55,55],&quot;shape_name&quot;:&quot;LAngle&quot;,&quot;synonyms&quot;:[&quot;H110/110/10&quot;,&quot;L110/110/10&quot;,&quot;L110x110x10&quot;,&quot;L110x110x10&quot;]}]}," table:formula="of:=&quot;{&quot; &amp; &quot;&quot;&quot;&quot;&amp;[.A73]&amp;&quot;&quot;&quot;&quot;&amp;&quot;: [{&quot;&quot;&quot; &amp;&quot;shape_coords&quot;&amp;&quot;&quot;&quot;&quot; &amp; &quot;:&quot; &amp; &quot;[&quot; &amp; [.B73] &amp; &quot;,&quot; &amp;[.C73] &amp; &quot;,&quot; &amp;[.D73]&amp; &quot;,&quot; &amp;[.E73]&amp; &quot;,&quot; &amp;[.F73]&amp; &quot;,&quot; &amp;[.G73]&amp; &quot;,&quot; &amp;[.H73]&amp; &quot;,&quot; &amp;[.I73] &amp; &quot;],&quot; &amp; &quot;&quot;&quot;&quot; &amp;&quot;shape_name&quot;&amp;&quot;&quot;&quot;&quot; &amp; &quot;:&quot; &amp; &quot;&quot;&quot;&quot; &amp;[.J73] &amp; &quot;&quot;&quot;&quot; &amp; &quot;,&quot; &amp; &quot;&quot;&quot;&quot;&amp;[.P73]" table:style-name="ce5">
            <text:p>{"L110/110/10": [{"shape_coords":[110,110,10,10,16,8,55,55],"shape_name":"LAngle","synonyms":["H110/110/10","L110/110/10","L110x110x10","L110x11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10/110/12</text:p>
          </table:table-cell>
          <table:table-cell office:value-type="float" office:value="110" table:style-name="ce12">
            <text:p>110</text:p>
          </table:table-cell>
          <table:table-cell office:value-type="float" office:value="110" table:style-name="ce12">
            <text:p>110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float" office:value="18" table:style-name="ce13">
            <text:p>18</text:p>
          </table:table-cell>
          <table:table-cell office:value-type="float" office:value="9" table:style-name="ce13">
            <text:p>9</text:p>
          </table:table-cell>
          <table:table-cell office:value-type="float" office:value="55" table:style-name="ce13">
            <text:p>55</text:p>
          </table:table-cell>
          <table:table-cell office:value-type="float" office:value="55" table:style-name="ce13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10/110/12</text:p>
          </table:table-cell>
          <table:table-cell office:value-type="string" table:style-name="ce12">
            <text:p>L110/110/12</text:p>
          </table:table-cell>
          <table:table-cell office:value-type="string" table:style-name="ce12">
            <text:p>L110x110x12</text:p>
          </table:table-cell>
          <table:table-cell office:value-type="string" table:style-name="ce13">
            <text:p>L110x110x12</text:p>
          </table:table-cell>
          <table:table-cell table:style-name="ce10"/>
          <table:table-cell office:value-type="string" office:string-value="synonyms&quot;:[&quot;H110/110/12&quot;,&quot;L110/110/12&quot;,&quot;L110x110x12&quot;,&quot;L110x110x12&quot;]}]}," table:formula="of:= &quot;synonyms&quot;&amp;&quot;&quot;&quot;&quot;&amp;&quot;:[&quot;&amp;&quot;&quot;&quot;&quot;&amp;[.K74]&amp;&quot;&quot;&quot;&quot;&amp;&quot;,&quot;&amp;&quot;&quot;&quot;&quot;&amp;[.L74]&amp;&quot;&quot;&quot;&quot;&amp;&quot;,&quot;&amp;&quot;&quot;&quot;&quot;&amp;[.M74]&amp;&quot;&quot;&quot;&quot;&amp;&quot;,&quot;&amp;&quot;&quot;&quot;&quot;&amp;[.N74]&amp;&quot;&quot;&quot;&quot;&amp;&quot;]}]},&quot;" table:style-name="ce9">
            <text:p>synonyms":["H110/110/12","L110/110/12","L110x110x12","L110x110x12"]}]},</text:p>
          </table:table-cell>
          <table:table-cell office:value-type="string" office:string-value="{&quot;L110/110/12&quot;: [{&quot;shape_coords&quot;:[110,110,12,12,18,9,55,55],&quot;shape_name&quot;:&quot;LAngle&quot;,&quot;synonyms&quot;:[&quot;H110/110/12&quot;,&quot;L110/110/12&quot;,&quot;L110x110x12&quot;,&quot;L110x110x12&quot;]}]}," table:formula="of:=&quot;{&quot; &amp; &quot;&quot;&quot;&quot;&amp;[.A74]&amp;&quot;&quot;&quot;&quot;&amp;&quot;: [{&quot;&quot;&quot; &amp;&quot;shape_coords&quot;&amp;&quot;&quot;&quot;&quot; &amp; &quot;:&quot; &amp; &quot;[&quot; &amp; [.B74] &amp; &quot;,&quot; &amp;[.C74] &amp; &quot;,&quot; &amp;[.D74]&amp; &quot;,&quot; &amp;[.E74]&amp; &quot;,&quot; &amp;[.F74]&amp; &quot;,&quot; &amp;[.G74]&amp; &quot;,&quot; &amp;[.H74]&amp; &quot;,&quot; &amp;[.I74] &amp; &quot;],&quot; &amp; &quot;&quot;&quot;&quot; &amp;&quot;shape_name&quot;&amp;&quot;&quot;&quot;&quot; &amp; &quot;:&quot; &amp; &quot;&quot;&quot;&quot; &amp;[.J74] &amp; &quot;&quot;&quot;&quot; &amp; &quot;,&quot; &amp; &quot;&quot;&quot;&quot;&amp;[.P74]" table:style-name="ce5">
            <text:p>{"L110/110/12": [{"shape_coords":[110,110,12,12,18,9,55,55],"shape_name":"LAngle","synonyms":["H110/110/12","L110/110/12","L110x110x12","L110x11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10/110/14</text:p>
          </table:table-cell>
          <table:table-cell office:value-type="float" office:value="110" table:style-name="ce12">
            <text:p>110</text:p>
          </table:table-cell>
          <table:table-cell office:value-type="float" office:value="110" table:style-name="ce12">
            <text:p>110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float" office:value="20" table:style-name="ce13">
            <text:p>20</text:p>
          </table:table-cell>
          <table:table-cell office:value-type="float" office:value="10" table:style-name="ce13">
            <text:p>10</text:p>
          </table:table-cell>
          <table:table-cell office:value-type="float" office:value="55" table:style-name="ce13">
            <text:p>55</text:p>
          </table:table-cell>
          <table:table-cell office:value-type="float" office:value="55" table:style-name="ce13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10/110/14</text:p>
          </table:table-cell>
          <table:table-cell office:value-type="string" table:style-name="ce12">
            <text:p>L110/110/14</text:p>
          </table:table-cell>
          <table:table-cell office:value-type="string" table:style-name="ce12">
            <text:p>L110x110x14</text:p>
          </table:table-cell>
          <table:table-cell office:value-type="string" table:style-name="ce13">
            <text:p>L110x110x14</text:p>
          </table:table-cell>
          <table:table-cell table:style-name="ce10"/>
          <table:table-cell office:value-type="string" office:string-value="synonyms&quot;:[&quot;H110/110/14&quot;,&quot;L110/110/14&quot;,&quot;L110x110x14&quot;,&quot;L110x110x14&quot;]}]}," table:formula="of:= &quot;synonyms&quot;&amp;&quot;&quot;&quot;&quot;&amp;&quot;:[&quot;&amp;&quot;&quot;&quot;&quot;&amp;[.K75]&amp;&quot;&quot;&quot;&quot;&amp;&quot;,&quot;&amp;&quot;&quot;&quot;&quot;&amp;[.L75]&amp;&quot;&quot;&quot;&quot;&amp;&quot;,&quot;&amp;&quot;&quot;&quot;&quot;&amp;[.M75]&amp;&quot;&quot;&quot;&quot;&amp;&quot;,&quot;&amp;&quot;&quot;&quot;&quot;&amp;[.N75]&amp;&quot;&quot;&quot;&quot;&amp;&quot;]}]},&quot;" table:style-name="ce9">
            <text:p>synonyms":["H110/110/14","L110/110/14","L110x110x14","L110x110x14"]}]},</text:p>
          </table:table-cell>
          <table:table-cell office:value-type="string" office:string-value="{&quot;L110/110/14&quot;: [{&quot;shape_coords&quot;:[110,110,14,14,20,10,55,55],&quot;shape_name&quot;:&quot;LAngle&quot;,&quot;synonyms&quot;:[&quot;H110/110/14&quot;,&quot;L110/110/14&quot;,&quot;L110x110x14&quot;,&quot;L110x110x14&quot;]}]}," table:formula="of:=&quot;{&quot; &amp; &quot;&quot;&quot;&quot;&amp;[.A75]&amp;&quot;&quot;&quot;&quot;&amp;&quot;: [{&quot;&quot;&quot; &amp;&quot;shape_coords&quot;&amp;&quot;&quot;&quot;&quot; &amp; &quot;:&quot; &amp; &quot;[&quot; &amp; [.B75] &amp; &quot;,&quot; &amp;[.C75] &amp; &quot;,&quot; &amp;[.D75]&amp; &quot;,&quot; &amp;[.E75]&amp; &quot;,&quot; &amp;[.F75]&amp; &quot;,&quot; &amp;[.G75]&amp; &quot;,&quot; &amp;[.H75]&amp; &quot;,&quot; &amp;[.I75] &amp; &quot;],&quot; &amp; &quot;&quot;&quot;&quot; &amp;&quot;shape_name&quot;&amp;&quot;&quot;&quot;&quot; &amp; &quot;:&quot; &amp; &quot;&quot;&quot;&quot; &amp;[.J75] &amp; &quot;&quot;&quot;&quot; &amp; &quot;,&quot; &amp; &quot;&quot;&quot;&quot;&amp;[.P75]" table:style-name="ce5">
            <text:p>{"L110/110/14": [{"shape_coords":[110,110,14,14,20,10,55,55],"shape_name":"LAngle","synonyms":["H110/110/14","L110/110/14","L110x110x14","L110x11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10/110/16</text:p>
          </table:table-cell>
          <table:table-cell office:value-type="float" office:value="110" table:style-name="ce12">
            <text:p>110</text:p>
          </table:table-cell>
          <table:table-cell office:value-type="float" office:value="110" table:style-name="ce12">
            <text:p>110</text:p>
          </table:table-cell>
          <table:table-cell office:value-type="float" office:value="16" table:style-name="ce12">
            <text:p>16</text:p>
          </table:table-cell>
          <table:table-cell office:value-type="float" office:value="16" table:style-name="ce12">
            <text:p>16</text:p>
          </table:table-cell>
          <table:table-cell office:value-type="float" office:value="22" table:style-name="ce13">
            <text:p>22</text:p>
          </table:table-cell>
          <table:table-cell office:value-type="float" office:value="11" table:style-name="ce13">
            <text:p>11</text:p>
          </table:table-cell>
          <table:table-cell office:value-type="float" office:value="55" table:style-name="ce13">
            <text:p>55</text:p>
          </table:table-cell>
          <table:table-cell office:value-type="float" office:value="55" table:style-name="ce13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10/110/16</text:p>
          </table:table-cell>
          <table:table-cell office:value-type="string" table:style-name="ce12">
            <text:p>L110/110/16</text:p>
          </table:table-cell>
          <table:table-cell office:value-type="string" table:style-name="ce12">
            <text:p>L110x110x16</text:p>
          </table:table-cell>
          <table:table-cell office:value-type="string" table:style-name="ce13">
            <text:p>L110x110x16</text:p>
          </table:table-cell>
          <table:table-cell table:style-name="ce10"/>
          <table:table-cell office:value-type="string" office:string-value="synonyms&quot;:[&quot;H110/110/16&quot;,&quot;L110/110/16&quot;,&quot;L110x110x16&quot;,&quot;L110x110x16&quot;]}]}," table:formula="of:= &quot;synonyms&quot;&amp;&quot;&quot;&quot;&quot;&amp;&quot;:[&quot;&amp;&quot;&quot;&quot;&quot;&amp;[.K76]&amp;&quot;&quot;&quot;&quot;&amp;&quot;,&quot;&amp;&quot;&quot;&quot;&quot;&amp;[.L76]&amp;&quot;&quot;&quot;&quot;&amp;&quot;,&quot;&amp;&quot;&quot;&quot;&quot;&amp;[.M76]&amp;&quot;&quot;&quot;&quot;&amp;&quot;,&quot;&amp;&quot;&quot;&quot;&quot;&amp;[.N76]&amp;&quot;&quot;&quot;&quot;&amp;&quot;]}]},&quot;" table:style-name="ce9">
            <text:p>synonyms":["H110/110/16","L110/110/16","L110x110x16","L110x110x16"]}]},</text:p>
          </table:table-cell>
          <table:table-cell office:value-type="string" office:string-value="{&quot;L110/110/16&quot;: [{&quot;shape_coords&quot;:[110,110,16,16,22,11,55,55],&quot;shape_name&quot;:&quot;LAngle&quot;,&quot;synonyms&quot;:[&quot;H110/110/16&quot;,&quot;L110/110/16&quot;,&quot;L110x110x16&quot;,&quot;L110x110x16&quot;]}]}," table:formula="of:=&quot;{&quot; &amp; &quot;&quot;&quot;&quot;&amp;[.A76]&amp;&quot;&quot;&quot;&quot;&amp;&quot;: [{&quot;&quot;&quot; &amp;&quot;shape_coords&quot;&amp;&quot;&quot;&quot;&quot; &amp; &quot;:&quot; &amp; &quot;[&quot; &amp; [.B76] &amp; &quot;,&quot; &amp;[.C76] &amp; &quot;,&quot; &amp;[.D76]&amp; &quot;,&quot; &amp;[.E76]&amp; &quot;,&quot; &amp;[.F76]&amp; &quot;,&quot; &amp;[.G76]&amp; &quot;,&quot; &amp;[.H76]&amp; &quot;,&quot; &amp;[.I76] &amp; &quot;],&quot; &amp; &quot;&quot;&quot;&quot; &amp;&quot;shape_name&quot;&amp;&quot;&quot;&quot;&quot; &amp; &quot;:&quot; &amp; &quot;&quot;&quot;&quot; &amp;[.J76] &amp; &quot;&quot;&quot;&quot; &amp; &quot;,&quot; &amp; &quot;&quot;&quot;&quot;&amp;[.P76]" table:style-name="ce5">
            <text:p>{"L110/110/16": [{"shape_coords":[110,110,16,16,22,11,55,55],"shape_name":"LAngle","synonyms":["H110/110/16","L110/110/16","L110x110x16","L110x11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20/120/11</text:p>
          </table:table-cell>
          <table:table-cell office:value-type="float" office:value="120" table:style-name="ce12">
            <text:p>120</text:p>
          </table:table-cell>
          <table:table-cell office:value-type="float" office:value="120" table:style-name="ce12">
            <text:p>120</text:p>
          </table:table-cell>
          <table:table-cell office:value-type="float" office:value="11" table:style-name="ce12">
            <text:p>11</text:p>
          </table:table-cell>
          <table:table-cell office:value-type="float" office:value="11" table:style-name="ce12">
            <text:p>11</text:p>
          </table:table-cell>
          <table:table-cell office:value-type="float" office:value="17" table:style-name="ce13">
            <text:p>17</text:p>
          </table:table-cell>
          <table:table-cell office:value-type="string" table:style-name="ce13">
            <text:p>8.5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20/120/11</text:p>
          </table:table-cell>
          <table:table-cell office:value-type="string" table:style-name="ce12">
            <text:p>L120/120/11</text:p>
          </table:table-cell>
          <table:table-cell office:value-type="string" table:style-name="ce12">
            <text:p>L120x120x11</text:p>
          </table:table-cell>
          <table:table-cell office:value-type="string" table:style-name="ce13">
            <text:p>L120x120x11</text:p>
          </table:table-cell>
          <table:table-cell table:style-name="ce10"/>
          <table:table-cell office:value-type="string" office:string-value="synonyms&quot;:[&quot;H120/120/11&quot;,&quot;L120/120/11&quot;,&quot;L120x120x11&quot;,&quot;L120x120x11&quot;]}]}," table:formula="of:= &quot;synonyms&quot;&amp;&quot;&quot;&quot;&quot;&amp;&quot;:[&quot;&amp;&quot;&quot;&quot;&quot;&amp;[.K77]&amp;&quot;&quot;&quot;&quot;&amp;&quot;,&quot;&amp;&quot;&quot;&quot;&quot;&amp;[.L77]&amp;&quot;&quot;&quot;&quot;&amp;&quot;,&quot;&amp;&quot;&quot;&quot;&quot;&amp;[.M77]&amp;&quot;&quot;&quot;&quot;&amp;&quot;,&quot;&amp;&quot;&quot;&quot;&quot;&amp;[.N77]&amp;&quot;&quot;&quot;&quot;&amp;&quot;]}]},&quot;" table:style-name="ce9">
            <text:p>synonyms":["H120/120/11","L120/120/11","L120x120x11","L120x120x11"]}]},</text:p>
          </table:table-cell>
          <table:table-cell office:value-type="string" office:string-value="{&quot;L120/120/11&quot;: [{&quot;shape_coords&quot;:[120,120,11,11,17,8.5,60,60],&quot;shape_name&quot;:&quot;LAngle&quot;,&quot;synonyms&quot;:[&quot;H120/120/11&quot;,&quot;L120/120/11&quot;,&quot;L120x120x11&quot;,&quot;L120x120x11&quot;]}]}," table:formula="of:=&quot;{&quot; &amp; &quot;&quot;&quot;&quot;&amp;[.A77]&amp;&quot;&quot;&quot;&quot;&amp;&quot;: [{&quot;&quot;&quot; &amp;&quot;shape_coords&quot;&amp;&quot;&quot;&quot;&quot; &amp; &quot;:&quot; &amp; &quot;[&quot; &amp; [.B77] &amp; &quot;,&quot; &amp;[.C77] &amp; &quot;,&quot; &amp;[.D77]&amp; &quot;,&quot; &amp;[.E77]&amp; &quot;,&quot; &amp;[.F77]&amp; &quot;,&quot; &amp;[.G77]&amp; &quot;,&quot; &amp;[.H77]&amp; &quot;,&quot; &amp;[.I77] &amp; &quot;],&quot; &amp; &quot;&quot;&quot;&quot; &amp;&quot;shape_name&quot;&amp;&quot;&quot;&quot;&quot; &amp; &quot;:&quot; &amp; &quot;&quot;&quot;&quot; &amp;[.J77] &amp; &quot;&quot;&quot;&quot; &amp; &quot;,&quot; &amp; &quot;&quot;&quot;&quot;&amp;[.P77]" table:style-name="ce5">
            <text:p>{"L120/120/11": [{"shape_coords":[120,120,11,11,17,8.5,60,60],"shape_name":"LAngle","synonyms":["H120/120/11","L120/120/11","L120x120x11","L120x120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20/120/12</text:p>
          </table:table-cell>
          <table:table-cell office:value-type="float" office:value="120" table:style-name="ce12">
            <text:p>120</text:p>
          </table:table-cell>
          <table:table-cell office:value-type="float" office:value="120" table:style-name="ce12">
            <text:p>120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float" office:value="18" table:style-name="ce13">
            <text:p>18</text:p>
          </table:table-cell>
          <table:table-cell office:value-type="float" office:value="9" table:style-name="ce13">
            <text:p>9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20/120/12</text:p>
          </table:table-cell>
          <table:table-cell office:value-type="string" table:style-name="ce12">
            <text:p>L120/120/12</text:p>
          </table:table-cell>
          <table:table-cell office:value-type="string" table:style-name="ce12">
            <text:p>L120x120x12</text:p>
          </table:table-cell>
          <table:table-cell office:value-type="string" table:style-name="ce13">
            <text:p>L120x120x12</text:p>
          </table:table-cell>
          <table:table-cell table:style-name="ce10"/>
          <table:table-cell office:value-type="string" office:string-value="synonyms&quot;:[&quot;H120/120/12&quot;,&quot;L120/120/12&quot;,&quot;L120x120x12&quot;,&quot;L120x120x12&quot;]}]}," table:formula="of:= &quot;synonyms&quot;&amp;&quot;&quot;&quot;&quot;&amp;&quot;:[&quot;&amp;&quot;&quot;&quot;&quot;&amp;[.K78]&amp;&quot;&quot;&quot;&quot;&amp;&quot;,&quot;&amp;&quot;&quot;&quot;&quot;&amp;[.L78]&amp;&quot;&quot;&quot;&quot;&amp;&quot;,&quot;&amp;&quot;&quot;&quot;&quot;&amp;[.M78]&amp;&quot;&quot;&quot;&quot;&amp;&quot;,&quot;&amp;&quot;&quot;&quot;&quot;&amp;[.N78]&amp;&quot;&quot;&quot;&quot;&amp;&quot;]}]},&quot;" table:style-name="ce9">
            <text:p>synonyms":["H120/120/12","L120/120/12","L120x120x12","L120x120x12"]}]},</text:p>
          </table:table-cell>
          <table:table-cell office:value-type="string" office:string-value="{&quot;L120/120/12&quot;: [{&quot;shape_coords&quot;:[120,120,12,12,18,9,60,60],&quot;shape_name&quot;:&quot;LAngle&quot;,&quot;synonyms&quot;:[&quot;H120/120/12&quot;,&quot;L120/120/12&quot;,&quot;L120x120x12&quot;,&quot;L120x120x12&quot;]}]}," table:formula="of:=&quot;{&quot; &amp; &quot;&quot;&quot;&quot;&amp;[.A78]&amp;&quot;&quot;&quot;&quot;&amp;&quot;: [{&quot;&quot;&quot; &amp;&quot;shape_coords&quot;&amp;&quot;&quot;&quot;&quot; &amp; &quot;:&quot; &amp; &quot;[&quot; &amp; [.B78] &amp; &quot;,&quot; &amp;[.C78] &amp; &quot;,&quot; &amp;[.D78]&amp; &quot;,&quot; &amp;[.E78]&amp; &quot;,&quot; &amp;[.F78]&amp; &quot;,&quot; &amp;[.G78]&amp; &quot;,&quot; &amp;[.H78]&amp; &quot;,&quot; &amp;[.I78] &amp; &quot;],&quot; &amp; &quot;&quot;&quot;&quot; &amp;&quot;shape_name&quot;&amp;&quot;&quot;&quot;&quot; &amp; &quot;:&quot; &amp; &quot;&quot;&quot;&quot; &amp;[.J78] &amp; &quot;&quot;&quot;&quot; &amp; &quot;,&quot; &amp; &quot;&quot;&quot;&quot;&amp;[.P78]" table:style-name="ce5">
            <text:p>{"L120/120/12": [{"shape_coords":[120,120,12,12,18,9,60,60],"shape_name":"LAngle","synonyms":["H120/120/12","L120/120/12","L120x120x12","L120x12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20/120/13</text:p>
          </table:table-cell>
          <table:table-cell office:value-type="float" office:value="120" table:style-name="ce12">
            <text:p>120</text:p>
          </table:table-cell>
          <table:table-cell office:value-type="float" office:value="120" table:style-name="ce12">
            <text:p>120</text:p>
          </table:table-cell>
          <table:table-cell office:value-type="float" office:value="13" table:style-name="ce12">
            <text:p>13</text:p>
          </table:table-cell>
          <table:table-cell office:value-type="float" office:value="13" table:style-name="ce12">
            <text:p>13</text:p>
          </table:table-cell>
          <table:table-cell office:value-type="float" office:value="19" table:style-name="ce13">
            <text:p>19</text:p>
          </table:table-cell>
          <table:table-cell office:value-type="string" table:style-name="ce13">
            <text:p>9.5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20/120/13</text:p>
          </table:table-cell>
          <table:table-cell office:value-type="string" table:style-name="ce12">
            <text:p>L120/120/13</text:p>
          </table:table-cell>
          <table:table-cell office:value-type="string" table:style-name="ce12">
            <text:p>L120x120x13</text:p>
          </table:table-cell>
          <table:table-cell office:value-type="string" table:style-name="ce13">
            <text:p>L120x120x13</text:p>
          </table:table-cell>
          <table:table-cell table:style-name="ce10"/>
          <table:table-cell office:value-type="string" office:string-value="synonyms&quot;:[&quot;H120/120/13&quot;,&quot;L120/120/13&quot;,&quot;L120x120x13&quot;,&quot;L120x120x13&quot;]}]}," table:formula="of:= &quot;synonyms&quot;&amp;&quot;&quot;&quot;&quot;&amp;&quot;:[&quot;&amp;&quot;&quot;&quot;&quot;&amp;[.K79]&amp;&quot;&quot;&quot;&quot;&amp;&quot;,&quot;&amp;&quot;&quot;&quot;&quot;&amp;[.L79]&amp;&quot;&quot;&quot;&quot;&amp;&quot;,&quot;&amp;&quot;&quot;&quot;&quot;&amp;[.M79]&amp;&quot;&quot;&quot;&quot;&amp;&quot;,&quot;&amp;&quot;&quot;&quot;&quot;&amp;[.N79]&amp;&quot;&quot;&quot;&quot;&amp;&quot;]}]},&quot;" table:style-name="ce9">
            <text:p>synonyms":["H120/120/13","L120/120/13","L120x120x13","L120x120x13"]}]},</text:p>
          </table:table-cell>
          <table:table-cell office:value-type="string" office:string-value="{&quot;L120/120/13&quot;: [{&quot;shape_coords&quot;:[120,120,13,13,19,9.5,60,60],&quot;shape_name&quot;:&quot;LAngle&quot;,&quot;synonyms&quot;:[&quot;H120/120/13&quot;,&quot;L120/120/13&quot;,&quot;L120x120x13&quot;,&quot;L120x120x13&quot;]}]}," table:formula="of:=&quot;{&quot; &amp; &quot;&quot;&quot;&quot;&amp;[.A79]&amp;&quot;&quot;&quot;&quot;&amp;&quot;: [{&quot;&quot;&quot; &amp;&quot;shape_coords&quot;&amp;&quot;&quot;&quot;&quot; &amp; &quot;:&quot; &amp; &quot;[&quot; &amp; [.B79] &amp; &quot;,&quot; &amp;[.C79] &amp; &quot;,&quot; &amp;[.D79]&amp; &quot;,&quot; &amp;[.E79]&amp; &quot;,&quot; &amp;[.F79]&amp; &quot;,&quot; &amp;[.G79]&amp; &quot;,&quot; &amp;[.H79]&amp; &quot;,&quot; &amp;[.I79] &amp; &quot;],&quot; &amp; &quot;&quot;&quot;&quot; &amp;&quot;shape_name&quot;&amp;&quot;&quot;&quot;&quot; &amp; &quot;:&quot; &amp; &quot;&quot;&quot;&quot; &amp;[.J79] &amp; &quot;&quot;&quot;&quot; &amp; &quot;,&quot; &amp; &quot;&quot;&quot;&quot;&amp;[.P79]" table:style-name="ce5">
            <text:p>{"L120/120/13": [{"shape_coords":[120,120,13,13,19,9.5,60,60],"shape_name":"LAngle","synonyms":["H120/120/13","L120/120/13","L120x120x13","L120x12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20/120/15</text:p>
          </table:table-cell>
          <table:table-cell office:value-type="float" office:value="120" table:style-name="ce12">
            <text:p>120</text:p>
          </table:table-cell>
          <table:table-cell office:value-type="float" office:value="120" table:style-name="ce12">
            <text:p>120</text:p>
          </table:table-cell>
          <table:table-cell office:value-type="float" office:value="15" table:style-name="ce12">
            <text:p>15</text:p>
          </table:table-cell>
          <table:table-cell office:value-type="float" office:value="15" table:style-name="ce12">
            <text:p>15</text:p>
          </table:table-cell>
          <table:table-cell office:value-type="float" office:value="21" table:style-name="ce13">
            <text:p>21</text:p>
          </table:table-cell>
          <table:table-cell office:value-type="string" table:style-name="ce13">
            <text:p>10.5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20/120/15</text:p>
          </table:table-cell>
          <table:table-cell office:value-type="string" table:style-name="ce12">
            <text:p>L120/120/15</text:p>
          </table:table-cell>
          <table:table-cell office:value-type="string" table:style-name="ce12">
            <text:p>L120x120x15</text:p>
          </table:table-cell>
          <table:table-cell office:value-type="string" table:style-name="ce13">
            <text:p>L120x120x15</text:p>
          </table:table-cell>
          <table:table-cell table:style-name="ce10"/>
          <table:table-cell office:value-type="string" office:string-value="synonyms&quot;:[&quot;H120/120/15&quot;,&quot;L120/120/15&quot;,&quot;L120x120x15&quot;,&quot;L120x120x15&quot;]}]}," table:formula="of:= &quot;synonyms&quot;&amp;&quot;&quot;&quot;&quot;&amp;&quot;:[&quot;&amp;&quot;&quot;&quot;&quot;&amp;[.K80]&amp;&quot;&quot;&quot;&quot;&amp;&quot;,&quot;&amp;&quot;&quot;&quot;&quot;&amp;[.L80]&amp;&quot;&quot;&quot;&quot;&amp;&quot;,&quot;&amp;&quot;&quot;&quot;&quot;&amp;[.M80]&amp;&quot;&quot;&quot;&quot;&amp;&quot;,&quot;&amp;&quot;&quot;&quot;&quot;&amp;[.N80]&amp;&quot;&quot;&quot;&quot;&amp;&quot;]}]},&quot;" table:style-name="ce9">
            <text:p>synonyms":["H120/120/15","L120/120/15","L120x120x15","L120x120x15"]}]},</text:p>
          </table:table-cell>
          <table:table-cell office:value-type="string" office:string-value="{&quot;L120/120/15&quot;: [{&quot;shape_coords&quot;:[120,120,15,15,21,10.5,60,60],&quot;shape_name&quot;:&quot;LAngle&quot;,&quot;synonyms&quot;:[&quot;H120/120/15&quot;,&quot;L120/120/15&quot;,&quot;L120x120x15&quot;,&quot;L120x120x15&quot;]}]}," table:formula="of:=&quot;{&quot; &amp; &quot;&quot;&quot;&quot;&amp;[.A80]&amp;&quot;&quot;&quot;&quot;&amp;&quot;: [{&quot;&quot;&quot; &amp;&quot;shape_coords&quot;&amp;&quot;&quot;&quot;&quot; &amp; &quot;:&quot; &amp; &quot;[&quot; &amp; [.B80] &amp; &quot;,&quot; &amp;[.C80] &amp; &quot;,&quot; &amp;[.D80]&amp; &quot;,&quot; &amp;[.E80]&amp; &quot;,&quot; &amp;[.F80]&amp; &quot;,&quot; &amp;[.G80]&amp; &quot;,&quot; &amp;[.H80]&amp; &quot;,&quot; &amp;[.I80] &amp; &quot;],&quot; &amp; &quot;&quot;&quot;&quot; &amp;&quot;shape_name&quot;&amp;&quot;&quot;&quot;&quot; &amp; &quot;:&quot; &amp; &quot;&quot;&quot;&quot; &amp;[.J80] &amp; &quot;&quot;&quot;&quot; &amp; &quot;,&quot; &amp; &quot;&quot;&quot;&quot;&amp;[.P80]" table:style-name="ce5">
            <text:p>{"L120/120/15": [{"shape_coords":[120,120,15,15,21,10.5,60,60],"shape_name":"LAngle","synonyms":["H120/120/15","L120/120/15","L120x120x15","L120x12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30/130/12</text:p>
          </table:table-cell>
          <table:table-cell office:value-type="float" office:value="130" table:style-name="ce12">
            <text:p>130</text:p>
          </table:table-cell>
          <table:table-cell office:value-type="float" office:value="130" table:style-name="ce12">
            <text:p>130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float" office:value="19" table:style-name="ce13">
            <text:p>19</text:p>
          </table:table-cell>
          <table:table-cell office:value-type="string" table:style-name="ce13">
            <text:p>9.5</text:p>
          </table:table-cell>
          <table:table-cell office:value-type="float" office:value="65" table:style-name="ce13">
            <text:p>65</text:p>
          </table:table-cell>
          <table:table-cell office:value-type="float" office:value="65" table:style-name="ce13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30/130/12</text:p>
          </table:table-cell>
          <table:table-cell office:value-type="string" table:style-name="ce12">
            <text:p>L130/130/12</text:p>
          </table:table-cell>
          <table:table-cell office:value-type="string" table:style-name="ce12">
            <text:p>L130x130x12</text:p>
          </table:table-cell>
          <table:table-cell office:value-type="string" table:style-name="ce13">
            <text:p>L130x130x12</text:p>
          </table:table-cell>
          <table:table-cell table:style-name="ce10"/>
          <table:table-cell office:value-type="string" office:string-value="synonyms&quot;:[&quot;H130/130/12&quot;,&quot;L130/130/12&quot;,&quot;L130x130x12&quot;,&quot;L130x130x12&quot;]}]}," table:formula="of:= &quot;synonyms&quot;&amp;&quot;&quot;&quot;&quot;&amp;&quot;:[&quot;&amp;&quot;&quot;&quot;&quot;&amp;[.K81]&amp;&quot;&quot;&quot;&quot;&amp;&quot;,&quot;&amp;&quot;&quot;&quot;&quot;&amp;[.L81]&amp;&quot;&quot;&quot;&quot;&amp;&quot;,&quot;&amp;&quot;&quot;&quot;&quot;&amp;[.M81]&amp;&quot;&quot;&quot;&quot;&amp;&quot;,&quot;&amp;&quot;&quot;&quot;&quot;&amp;[.N81]&amp;&quot;&quot;&quot;&quot;&amp;&quot;]}]},&quot;" table:style-name="ce9">
            <text:p>synonyms":["H130/130/12","L130/130/12","L130x130x12","L130x130x12"]}]},</text:p>
          </table:table-cell>
          <table:table-cell office:value-type="string" office:string-value="{&quot;L130/130/12&quot;: [{&quot;shape_coords&quot;:[130,130,12,12,19,9.5,65,65],&quot;shape_name&quot;:&quot;LAngle&quot;,&quot;synonyms&quot;:[&quot;H130/130/12&quot;,&quot;L130/130/12&quot;,&quot;L130x130x12&quot;,&quot;L130x130x12&quot;]}]}," table:formula="of:=&quot;{&quot; &amp; &quot;&quot;&quot;&quot;&amp;[.A81]&amp;&quot;&quot;&quot;&quot;&amp;&quot;: [{&quot;&quot;&quot; &amp;&quot;shape_coords&quot;&amp;&quot;&quot;&quot;&quot; &amp; &quot;:&quot; &amp; &quot;[&quot; &amp; [.B81] &amp; &quot;,&quot; &amp;[.C81] &amp; &quot;,&quot; &amp;[.D81]&amp; &quot;,&quot; &amp;[.E81]&amp; &quot;,&quot; &amp;[.F81]&amp; &quot;,&quot; &amp;[.G81]&amp; &quot;,&quot; &amp;[.H81]&amp; &quot;,&quot; &amp;[.I81] &amp; &quot;],&quot; &amp; &quot;&quot;&quot;&quot; &amp;&quot;shape_name&quot;&amp;&quot;&quot;&quot;&quot; &amp; &quot;:&quot; &amp; &quot;&quot;&quot;&quot; &amp;[.J81] &amp; &quot;&quot;&quot;&quot; &amp; &quot;,&quot; &amp; &quot;&quot;&quot;&quot;&amp;[.P81]" table:style-name="ce5">
            <text:p>{"L130/130/12": [{"shape_coords":[130,130,12,12,19,9.5,65,65],"shape_name":"LAngle","synonyms":["H130/130/12","L130/130/12","L130x130x12","L130x13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30/130/13</text:p>
          </table:table-cell>
          <table:table-cell office:value-type="float" office:value="130" table:style-name="ce12">
            <text:p>130</text:p>
          </table:table-cell>
          <table:table-cell office:value-type="float" office:value="130" table:style-name="ce12">
            <text:p>130</text:p>
          </table:table-cell>
          <table:table-cell office:value-type="float" office:value="13" table:style-name="ce12">
            <text:p>13</text:p>
          </table:table-cell>
          <table:table-cell office:value-type="float" office:value="13" table:style-name="ce12">
            <text:p>13</text:p>
          </table:table-cell>
          <table:table-cell office:value-type="float" office:value="20" table:style-name="ce13">
            <text:p>20</text:p>
          </table:table-cell>
          <table:table-cell office:value-type="float" office:value="10" table:style-name="ce13">
            <text:p>10</text:p>
          </table:table-cell>
          <table:table-cell office:value-type="float" office:value="65" table:style-name="ce13">
            <text:p>65</text:p>
          </table:table-cell>
          <table:table-cell office:value-type="float" office:value="65" table:style-name="ce13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30/130/13</text:p>
          </table:table-cell>
          <table:table-cell office:value-type="string" table:style-name="ce12">
            <text:p>L130/130/13</text:p>
          </table:table-cell>
          <table:table-cell office:value-type="string" table:style-name="ce12">
            <text:p>L130x130x13</text:p>
          </table:table-cell>
          <table:table-cell office:value-type="string" table:style-name="ce13">
            <text:p>L130x130x13</text:p>
          </table:table-cell>
          <table:table-cell table:style-name="ce10"/>
          <table:table-cell office:value-type="string" office:string-value="synonyms&quot;:[&quot;H130/130/13&quot;,&quot;L130/130/13&quot;,&quot;L130x130x13&quot;,&quot;L130x130x13&quot;]}]}," table:formula="of:= &quot;synonyms&quot;&amp;&quot;&quot;&quot;&quot;&amp;&quot;:[&quot;&amp;&quot;&quot;&quot;&quot;&amp;[.K82]&amp;&quot;&quot;&quot;&quot;&amp;&quot;,&quot;&amp;&quot;&quot;&quot;&quot;&amp;[.L82]&amp;&quot;&quot;&quot;&quot;&amp;&quot;,&quot;&amp;&quot;&quot;&quot;&quot;&amp;[.M82]&amp;&quot;&quot;&quot;&quot;&amp;&quot;,&quot;&amp;&quot;&quot;&quot;&quot;&amp;[.N82]&amp;&quot;&quot;&quot;&quot;&amp;&quot;]}]},&quot;" table:style-name="ce9">
            <text:p>synonyms":["H130/130/13","L130/130/13","L130x130x13","L130x130x13"]}]},</text:p>
          </table:table-cell>
          <table:table-cell office:value-type="string" office:string-value="{&quot;L130/130/13&quot;: [{&quot;shape_coords&quot;:[130,130,13,13,20,10,65,65],&quot;shape_name&quot;:&quot;LAngle&quot;,&quot;synonyms&quot;:[&quot;H130/130/13&quot;,&quot;L130/130/13&quot;,&quot;L130x130x13&quot;,&quot;L130x130x13&quot;]}]}," table:formula="of:=&quot;{&quot; &amp; &quot;&quot;&quot;&quot;&amp;[.A82]&amp;&quot;&quot;&quot;&quot;&amp;&quot;: [{&quot;&quot;&quot; &amp;&quot;shape_coords&quot;&amp;&quot;&quot;&quot;&quot; &amp; &quot;:&quot; &amp; &quot;[&quot; &amp; [.B82] &amp; &quot;,&quot; &amp;[.C82] &amp; &quot;,&quot; &amp;[.D82]&amp; &quot;,&quot; &amp;[.E82]&amp; &quot;,&quot; &amp;[.F82]&amp; &quot;,&quot; &amp;[.G82]&amp; &quot;,&quot; &amp;[.H82]&amp; &quot;,&quot; &amp;[.I82] &amp; &quot;],&quot; &amp; &quot;&quot;&quot;&quot; &amp;&quot;shape_name&quot;&amp;&quot;&quot;&quot;&quot; &amp; &quot;:&quot; &amp; &quot;&quot;&quot;&quot; &amp;[.J82] &amp; &quot;&quot;&quot;&quot; &amp; &quot;,&quot; &amp; &quot;&quot;&quot;&quot;&amp;[.P82]" table:style-name="ce5">
            <text:p>{"L130/130/13": [{"shape_coords":[130,130,13,13,20,10,65,65],"shape_name":"LAngle","synonyms":["H130/130/13","L130/130/13","L130x130x13","L130x13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30/130/14</text:p>
          </table:table-cell>
          <table:table-cell office:value-type="float" office:value="130" table:style-name="ce12">
            <text:p>130</text:p>
          </table:table-cell>
          <table:table-cell office:value-type="float" office:value="130" table:style-name="ce12">
            <text:p>130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float" office:value="21" table:style-name="ce13">
            <text:p>21</text:p>
          </table:table-cell>
          <table:table-cell office:value-type="string" table:style-name="ce13">
            <text:p>10.5</text:p>
          </table:table-cell>
          <table:table-cell office:value-type="float" office:value="65" table:style-name="ce13">
            <text:p>65</text:p>
          </table:table-cell>
          <table:table-cell office:value-type="float" office:value="65" table:style-name="ce13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30/130/14</text:p>
          </table:table-cell>
          <table:table-cell office:value-type="string" table:style-name="ce12">
            <text:p>L130/130/14</text:p>
          </table:table-cell>
          <table:table-cell office:value-type="string" table:style-name="ce12">
            <text:p>L130x130x14</text:p>
          </table:table-cell>
          <table:table-cell office:value-type="string" table:style-name="ce13">
            <text:p>L130x130x14</text:p>
          </table:table-cell>
          <table:table-cell table:style-name="ce10"/>
          <table:table-cell office:value-type="string" office:string-value="synonyms&quot;:[&quot;H130/130/14&quot;,&quot;L130/130/14&quot;,&quot;L130x130x14&quot;,&quot;L130x130x14&quot;]}]}," table:formula="of:= &quot;synonyms&quot;&amp;&quot;&quot;&quot;&quot;&amp;&quot;:[&quot;&amp;&quot;&quot;&quot;&quot;&amp;[.K83]&amp;&quot;&quot;&quot;&quot;&amp;&quot;,&quot;&amp;&quot;&quot;&quot;&quot;&amp;[.L83]&amp;&quot;&quot;&quot;&quot;&amp;&quot;,&quot;&amp;&quot;&quot;&quot;&quot;&amp;[.M83]&amp;&quot;&quot;&quot;&quot;&amp;&quot;,&quot;&amp;&quot;&quot;&quot;&quot;&amp;[.N83]&amp;&quot;&quot;&quot;&quot;&amp;&quot;]}]},&quot;" table:style-name="ce9">
            <text:p>synonyms":["H130/130/14","L130/130/14","L130x130x14","L130x130x14"]}]},</text:p>
          </table:table-cell>
          <table:table-cell office:value-type="string" office:string-value="{&quot;L130/130/14&quot;: [{&quot;shape_coords&quot;:[130,130,14,14,21,10.5,65,65],&quot;shape_name&quot;:&quot;LAngle&quot;,&quot;synonyms&quot;:[&quot;H130/130/14&quot;,&quot;L130/130/14&quot;,&quot;L130x130x14&quot;,&quot;L130x130x14&quot;]}]}," table:formula="of:=&quot;{&quot; &amp; &quot;&quot;&quot;&quot;&amp;[.A83]&amp;&quot;&quot;&quot;&quot;&amp;&quot;: [{&quot;&quot;&quot; &amp;&quot;shape_coords&quot;&amp;&quot;&quot;&quot;&quot; &amp; &quot;:&quot; &amp; &quot;[&quot; &amp; [.B83] &amp; &quot;,&quot; &amp;[.C83] &amp; &quot;,&quot; &amp;[.D83]&amp; &quot;,&quot; &amp;[.E83]&amp; &quot;,&quot; &amp;[.F83]&amp; &quot;,&quot; &amp;[.G83]&amp; &quot;,&quot; &amp;[.H83]&amp; &quot;,&quot; &amp;[.I83] &amp; &quot;],&quot; &amp; &quot;&quot;&quot;&quot; &amp;&quot;shape_name&quot;&amp;&quot;&quot;&quot;&quot; &amp; &quot;:&quot; &amp; &quot;&quot;&quot;&quot; &amp;[.J83] &amp; &quot;&quot;&quot;&quot; &amp; &quot;,&quot; &amp; &quot;&quot;&quot;&quot;&amp;[.P83]" table:style-name="ce5">
            <text:p>{"L130/130/14": [{"shape_coords":[130,130,14,14,21,10.5,65,65],"shape_name":"LAngle","synonyms":["H130/130/14","L130/130/14","L130x130x14","L130x13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30/130/16</text:p>
          </table:table-cell>
          <table:table-cell office:value-type="float" office:value="130" table:style-name="ce12">
            <text:p>130</text:p>
          </table:table-cell>
          <table:table-cell office:value-type="float" office:value="130" table:style-name="ce12">
            <text:p>130</text:p>
          </table:table-cell>
          <table:table-cell office:value-type="float" office:value="16" table:style-name="ce12">
            <text:p>16</text:p>
          </table:table-cell>
          <table:table-cell office:value-type="float" office:value="16" table:style-name="ce12">
            <text:p>16</text:p>
          </table:table-cell>
          <table:table-cell office:value-type="float" office:value="23" table:style-name="ce13">
            <text:p>23</text:p>
          </table:table-cell>
          <table:table-cell office:value-type="string" table:style-name="ce13">
            <text:p>11.5</text:p>
          </table:table-cell>
          <table:table-cell office:value-type="float" office:value="65" table:style-name="ce13">
            <text:p>65</text:p>
          </table:table-cell>
          <table:table-cell office:value-type="float" office:value="65" table:style-name="ce13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30/130/16</text:p>
          </table:table-cell>
          <table:table-cell office:value-type="string" table:style-name="ce12">
            <text:p>L130/130/16</text:p>
          </table:table-cell>
          <table:table-cell office:value-type="string" table:style-name="ce12">
            <text:p>L130x130x16</text:p>
          </table:table-cell>
          <table:table-cell office:value-type="string" table:style-name="ce13">
            <text:p>L130x130x16</text:p>
          </table:table-cell>
          <table:table-cell table:style-name="ce10"/>
          <table:table-cell office:value-type="string" office:string-value="synonyms&quot;:[&quot;H130/130/16&quot;,&quot;L130/130/16&quot;,&quot;L130x130x16&quot;,&quot;L130x130x16&quot;]}]}," table:formula="of:= &quot;synonyms&quot;&amp;&quot;&quot;&quot;&quot;&amp;&quot;:[&quot;&amp;&quot;&quot;&quot;&quot;&amp;[.K84]&amp;&quot;&quot;&quot;&quot;&amp;&quot;,&quot;&amp;&quot;&quot;&quot;&quot;&amp;[.L84]&amp;&quot;&quot;&quot;&quot;&amp;&quot;,&quot;&amp;&quot;&quot;&quot;&quot;&amp;[.M84]&amp;&quot;&quot;&quot;&quot;&amp;&quot;,&quot;&amp;&quot;&quot;&quot;&quot;&amp;[.N84]&amp;&quot;&quot;&quot;&quot;&amp;&quot;]}]},&quot;" table:style-name="ce9">
            <text:p>synonyms":["H130/130/16","L130/130/16","L130x130x16","L130x130x16"]}]},</text:p>
          </table:table-cell>
          <table:table-cell office:value-type="string" office:string-value="{&quot;L130/130/16&quot;: [{&quot;shape_coords&quot;:[130,130,16,16,23,11.5,65,65],&quot;shape_name&quot;:&quot;LAngle&quot;,&quot;synonyms&quot;:[&quot;H130/130/16&quot;,&quot;L130/130/16&quot;,&quot;L130x130x16&quot;,&quot;L130x130x16&quot;]}]}," table:formula="of:=&quot;{&quot; &amp; &quot;&quot;&quot;&quot;&amp;[.A84]&amp;&quot;&quot;&quot;&quot;&amp;&quot;: [{&quot;&quot;&quot; &amp;&quot;shape_coords&quot;&amp;&quot;&quot;&quot;&quot; &amp; &quot;:&quot; &amp; &quot;[&quot; &amp; [.B84] &amp; &quot;,&quot; &amp;[.C84] &amp; &quot;,&quot; &amp;[.D84]&amp; &quot;,&quot; &amp;[.E84]&amp; &quot;,&quot; &amp;[.F84]&amp; &quot;,&quot; &amp;[.G84]&amp; &quot;,&quot; &amp;[.H84]&amp; &quot;,&quot; &amp;[.I84] &amp; &quot;],&quot; &amp; &quot;&quot;&quot;&quot; &amp;&quot;shape_name&quot;&amp;&quot;&quot;&quot;&quot; &amp; &quot;:&quot; &amp; &quot;&quot;&quot;&quot; &amp;[.J84] &amp; &quot;&quot;&quot;&quot; &amp; &quot;,&quot; &amp; &quot;&quot;&quot;&quot;&amp;[.P84]" table:style-name="ce5">
            <text:p>{"L130/130/16": [{"shape_coords":[130,130,16,16,23,11.5,65,65],"shape_name":"LAngle","synonyms":["H130/130/16","L130/130/16","L130x130x16","L130x13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40/140/13</text:p>
          </table:table-cell>
          <table:table-cell office:value-type="float" office:value="140" table:style-name="ce12">
            <text:p>140</text:p>
          </table:table-cell>
          <table:table-cell office:value-type="float" office:value="140" table:style-name="ce12">
            <text:p>140</text:p>
          </table:table-cell>
          <table:table-cell office:value-type="float" office:value="13" table:style-name="ce12">
            <text:p>13</text:p>
          </table:table-cell>
          <table:table-cell office:value-type="float" office:value="13" table:style-name="ce12">
            <text:p>13</text:p>
          </table:table-cell>
          <table:table-cell office:value-type="float" office:value="21" table:style-name="ce13">
            <text:p>21</text:p>
          </table:table-cell>
          <table:table-cell office:value-type="string" table:style-name="ce13">
            <text:p>10.5</text:p>
          </table:table-cell>
          <table:table-cell office:value-type="float" office:value="70" table:style-name="ce13">
            <text:p>70</text:p>
          </table:table-cell>
          <table:table-cell office:value-type="float" office:value="70" table:style-name="ce13">
            <text:p>7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40/140/13</text:p>
          </table:table-cell>
          <table:table-cell office:value-type="string" table:style-name="ce12">
            <text:p>L140/140/13</text:p>
          </table:table-cell>
          <table:table-cell office:value-type="string" table:style-name="ce12">
            <text:p>L140x140x13</text:p>
          </table:table-cell>
          <table:table-cell office:value-type="string" table:style-name="ce13">
            <text:p>L140x140x13</text:p>
          </table:table-cell>
          <table:table-cell table:style-name="ce10"/>
          <table:table-cell office:value-type="string" office:string-value="synonyms&quot;:[&quot;H140/140/13&quot;,&quot;L140/140/13&quot;,&quot;L140x140x13&quot;,&quot;L140x140x13&quot;]}]}," table:formula="of:= &quot;synonyms&quot;&amp;&quot;&quot;&quot;&quot;&amp;&quot;:[&quot;&amp;&quot;&quot;&quot;&quot;&amp;[.K85]&amp;&quot;&quot;&quot;&quot;&amp;&quot;,&quot;&amp;&quot;&quot;&quot;&quot;&amp;[.L85]&amp;&quot;&quot;&quot;&quot;&amp;&quot;,&quot;&amp;&quot;&quot;&quot;&quot;&amp;[.M85]&amp;&quot;&quot;&quot;&quot;&amp;&quot;,&quot;&amp;&quot;&quot;&quot;&quot;&amp;[.N85]&amp;&quot;&quot;&quot;&quot;&amp;&quot;]}]},&quot;" table:style-name="ce9">
            <text:p>synonyms":["H140/140/13","L140/140/13","L140x140x13","L140x140x13"]}]},</text:p>
          </table:table-cell>
          <table:table-cell office:value-type="string" office:string-value="{&quot;L140/140/13&quot;: [{&quot;shape_coords&quot;:[140,140,13,13,21,10.5,70,70],&quot;shape_name&quot;:&quot;LAngle&quot;,&quot;synonyms&quot;:[&quot;H140/140/13&quot;,&quot;L140/140/13&quot;,&quot;L140x140x13&quot;,&quot;L140x140x13&quot;]}]}," table:formula="of:=&quot;{&quot; &amp; &quot;&quot;&quot;&quot;&amp;[.A85]&amp;&quot;&quot;&quot;&quot;&amp;&quot;: [{&quot;&quot;&quot; &amp;&quot;shape_coords&quot;&amp;&quot;&quot;&quot;&quot; &amp; &quot;:&quot; &amp; &quot;[&quot; &amp; [.B85] &amp; &quot;,&quot; &amp;[.C85] &amp; &quot;,&quot; &amp;[.D85]&amp; &quot;,&quot; &amp;[.E85]&amp; &quot;,&quot; &amp;[.F85]&amp; &quot;,&quot; &amp;[.G85]&amp; &quot;,&quot; &amp;[.H85]&amp; &quot;,&quot; &amp;[.I85] &amp; &quot;],&quot; &amp; &quot;&quot;&quot;&quot; &amp;&quot;shape_name&quot;&amp;&quot;&quot;&quot;&quot; &amp; &quot;:&quot; &amp; &quot;&quot;&quot;&quot; &amp;[.J85] &amp; &quot;&quot;&quot;&quot; &amp; &quot;,&quot; &amp; &quot;&quot;&quot;&quot;&amp;[.P85]" table:style-name="ce5">
            <text:p>{"L140/140/13": [{"shape_coords":[140,140,13,13,21,10.5,70,70],"shape_name":"LAngle","synonyms":["H140/140/13","L140/140/13","L140x140x13","L140x14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40/140/15</text:p>
          </table:table-cell>
          <table:table-cell office:value-type="float" office:value="140" table:style-name="ce12">
            <text:p>140</text:p>
          </table:table-cell>
          <table:table-cell office:value-type="float" office:value="140" table:style-name="ce12">
            <text:p>140</text:p>
          </table:table-cell>
          <table:table-cell office:value-type="float" office:value="15" table:style-name="ce12">
            <text:p>15</text:p>
          </table:table-cell>
          <table:table-cell office:value-type="float" office:value="15" table:style-name="ce12">
            <text:p>15</text:p>
          </table:table-cell>
          <table:table-cell office:value-type="float" office:value="22" table:style-name="ce13">
            <text:p>22</text:p>
          </table:table-cell>
          <table:table-cell office:value-type="float" office:value="11" table:style-name="ce13">
            <text:p>11</text:p>
          </table:table-cell>
          <table:table-cell office:value-type="float" office:value="70" table:style-name="ce13">
            <text:p>70</text:p>
          </table:table-cell>
          <table:table-cell office:value-type="float" office:value="70" table:style-name="ce13">
            <text:p>7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40/140/15</text:p>
          </table:table-cell>
          <table:table-cell office:value-type="string" table:style-name="ce12">
            <text:p>L140/140/15</text:p>
          </table:table-cell>
          <table:table-cell office:value-type="string" table:style-name="ce12">
            <text:p>L140x140x15</text:p>
          </table:table-cell>
          <table:table-cell office:value-type="string" table:style-name="ce13">
            <text:p>L140x140x15</text:p>
          </table:table-cell>
          <table:table-cell table:style-name="ce10"/>
          <table:table-cell office:value-type="string" office:string-value="synonyms&quot;:[&quot;H140/140/15&quot;,&quot;L140/140/15&quot;,&quot;L140x140x15&quot;,&quot;L140x140x15&quot;]}]}," table:formula="of:= &quot;synonyms&quot;&amp;&quot;&quot;&quot;&quot;&amp;&quot;:[&quot;&amp;&quot;&quot;&quot;&quot;&amp;[.K86]&amp;&quot;&quot;&quot;&quot;&amp;&quot;,&quot;&amp;&quot;&quot;&quot;&quot;&amp;[.L86]&amp;&quot;&quot;&quot;&quot;&amp;&quot;,&quot;&amp;&quot;&quot;&quot;&quot;&amp;[.M86]&amp;&quot;&quot;&quot;&quot;&amp;&quot;,&quot;&amp;&quot;&quot;&quot;&quot;&amp;[.N86]&amp;&quot;&quot;&quot;&quot;&amp;&quot;]}]},&quot;" table:style-name="ce9">
            <text:p>synonyms":["H140/140/15","L140/140/15","L140x140x15","L140x140x15"]}]},</text:p>
          </table:table-cell>
          <table:table-cell office:value-type="string" office:string-value="{&quot;L140/140/15&quot;: [{&quot;shape_coords&quot;:[140,140,15,15,22,11,70,70],&quot;shape_name&quot;:&quot;LAngle&quot;,&quot;synonyms&quot;:[&quot;H140/140/15&quot;,&quot;L140/140/15&quot;,&quot;L140x140x15&quot;,&quot;L140x140x15&quot;]}]}," table:formula="of:=&quot;{&quot; &amp; &quot;&quot;&quot;&quot;&amp;[.A86]&amp;&quot;&quot;&quot;&quot;&amp;&quot;: [{&quot;&quot;&quot; &amp;&quot;shape_coords&quot;&amp;&quot;&quot;&quot;&quot; &amp; &quot;:&quot; &amp; &quot;[&quot; &amp; [.B86] &amp; &quot;,&quot; &amp;[.C86] &amp; &quot;,&quot; &amp;[.D86]&amp; &quot;,&quot; &amp;[.E86]&amp; &quot;,&quot; &amp;[.F86]&amp; &quot;,&quot; &amp;[.G86]&amp; &quot;,&quot; &amp;[.H86]&amp; &quot;,&quot; &amp;[.I86] &amp; &quot;],&quot; &amp; &quot;&quot;&quot;&quot; &amp;&quot;shape_name&quot;&amp;&quot;&quot;&quot;&quot; &amp; &quot;:&quot; &amp; &quot;&quot;&quot;&quot; &amp;[.J86] &amp; &quot;&quot;&quot;&quot; &amp; &quot;,&quot; &amp; &quot;&quot;&quot;&quot;&amp;[.P86]" table:style-name="ce5">
            <text:p>{"L140/140/15": [{"shape_coords":[140,140,15,15,22,11,70,70],"shape_name":"LAngle","synonyms":["H140/140/15","L140/140/15","L140x140x15","L140x14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50/150/12</text:p>
          </table:table-cell>
          <table:table-cell office:value-type="float" office:value="150" table:style-name="ce12">
            <text:p>150</text:p>
          </table:table-cell>
          <table:table-cell office:value-type="float" office:value="150" table:style-name="ce12">
            <text:p>150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float" office:value="20" table:style-name="ce13">
            <text:p>20</text:p>
          </table:table-cell>
          <table:table-cell office:value-type="float" office:value="10" table:style-name="ce13">
            <text:p>10</text:p>
          </table:table-cell>
          <table:table-cell office:value-type="float" office:value="75" table:style-name="ce13">
            <text:p>75</text:p>
          </table:table-cell>
          <table:table-cell office:value-type="float" office:value="75" table:style-name="ce13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50/150/12</text:p>
          </table:table-cell>
          <table:table-cell office:value-type="string" table:style-name="ce12">
            <text:p>L150/150/12</text:p>
          </table:table-cell>
          <table:table-cell office:value-type="string" table:style-name="ce12">
            <text:p>L150x150x12</text:p>
          </table:table-cell>
          <table:table-cell office:value-type="string" table:style-name="ce13">
            <text:p>L150x150x12</text:p>
          </table:table-cell>
          <table:table-cell table:style-name="ce10"/>
          <table:table-cell office:value-type="string" office:string-value="synonyms&quot;:[&quot;H150/150/12&quot;,&quot;L150/150/12&quot;,&quot;L150x150x12&quot;,&quot;L150x150x12&quot;]}]}," table:formula="of:= &quot;synonyms&quot;&amp;&quot;&quot;&quot;&quot;&amp;&quot;:[&quot;&amp;&quot;&quot;&quot;&quot;&amp;[.K87]&amp;&quot;&quot;&quot;&quot;&amp;&quot;,&quot;&amp;&quot;&quot;&quot;&quot;&amp;[.L87]&amp;&quot;&quot;&quot;&quot;&amp;&quot;,&quot;&amp;&quot;&quot;&quot;&quot;&amp;[.M87]&amp;&quot;&quot;&quot;&quot;&amp;&quot;,&quot;&amp;&quot;&quot;&quot;&quot;&amp;[.N87]&amp;&quot;&quot;&quot;&quot;&amp;&quot;]}]},&quot;" table:style-name="ce9">
            <text:p>synonyms":["H150/150/12","L150/150/12","L150x150x12","L150x150x12"]}]},</text:p>
          </table:table-cell>
          <table:table-cell office:value-type="string" office:string-value="{&quot;L150/150/12&quot;: [{&quot;shape_coords&quot;:[150,150,12,12,20,10,75,75],&quot;shape_name&quot;:&quot;LAngle&quot;,&quot;synonyms&quot;:[&quot;H150/150/12&quot;,&quot;L150/150/12&quot;,&quot;L150x150x12&quot;,&quot;L150x150x12&quot;]}]}," table:formula="of:=&quot;{&quot; &amp; &quot;&quot;&quot;&quot;&amp;[.A87]&amp;&quot;&quot;&quot;&quot;&amp;&quot;: [{&quot;&quot;&quot; &amp;&quot;shape_coords&quot;&amp;&quot;&quot;&quot;&quot; &amp; &quot;:&quot; &amp; &quot;[&quot; &amp; [.B87] &amp; &quot;,&quot; &amp;[.C87] &amp; &quot;,&quot; &amp;[.D87]&amp; &quot;,&quot; &amp;[.E87]&amp; &quot;,&quot; &amp;[.F87]&amp; &quot;,&quot; &amp;[.G87]&amp; &quot;,&quot; &amp;[.H87]&amp; &quot;,&quot; &amp;[.I87] &amp; &quot;],&quot; &amp; &quot;&quot;&quot;&quot; &amp;&quot;shape_name&quot;&amp;&quot;&quot;&quot;&quot; &amp; &quot;:&quot; &amp; &quot;&quot;&quot;&quot; &amp;[.J87] &amp; &quot;&quot;&quot;&quot; &amp; &quot;,&quot; &amp; &quot;&quot;&quot;&quot;&amp;[.P87]" table:style-name="ce5">
            <text:p>{"L150/150/12": [{"shape_coords":[150,150,12,12,20,10,75,75],"shape_name":"LAngle","synonyms":["H150/150/12","L150/150/12","L150x150x12","L150x15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50/150/14</text:p>
          </table:table-cell>
          <table:table-cell office:value-type="float" office:value="150" table:style-name="ce12">
            <text:p>150</text:p>
          </table:table-cell>
          <table:table-cell office:value-type="float" office:value="150" table:style-name="ce12">
            <text:p>150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float" office:value="22" table:style-name="ce13">
            <text:p>22</text:p>
          </table:table-cell>
          <table:table-cell office:value-type="float" office:value="11" table:style-name="ce13">
            <text:p>11</text:p>
          </table:table-cell>
          <table:table-cell office:value-type="float" office:value="75" table:style-name="ce13">
            <text:p>75</text:p>
          </table:table-cell>
          <table:table-cell office:value-type="float" office:value="75" table:style-name="ce13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50/150/14</text:p>
          </table:table-cell>
          <table:table-cell office:value-type="string" table:style-name="ce12">
            <text:p>L150/150/14</text:p>
          </table:table-cell>
          <table:table-cell office:value-type="string" table:style-name="ce12">
            <text:p>L150x150x14</text:p>
          </table:table-cell>
          <table:table-cell office:value-type="string" table:style-name="ce13">
            <text:p>L150x150x14</text:p>
          </table:table-cell>
          <table:table-cell table:style-name="ce10"/>
          <table:table-cell office:value-type="string" office:string-value="synonyms&quot;:[&quot;H150/150/14&quot;,&quot;L150/150/14&quot;,&quot;L150x150x14&quot;,&quot;L150x150x14&quot;]}]}," table:formula="of:= &quot;synonyms&quot;&amp;&quot;&quot;&quot;&quot;&amp;&quot;:[&quot;&amp;&quot;&quot;&quot;&quot;&amp;[.K88]&amp;&quot;&quot;&quot;&quot;&amp;&quot;,&quot;&amp;&quot;&quot;&quot;&quot;&amp;[.L88]&amp;&quot;&quot;&quot;&quot;&amp;&quot;,&quot;&amp;&quot;&quot;&quot;&quot;&amp;[.M88]&amp;&quot;&quot;&quot;&quot;&amp;&quot;,&quot;&amp;&quot;&quot;&quot;&quot;&amp;[.N88]&amp;&quot;&quot;&quot;&quot;&amp;&quot;]}]},&quot;" table:style-name="ce9">
            <text:p>synonyms":["H150/150/14","L150/150/14","L150x150x14","L150x150x14"]}]},</text:p>
          </table:table-cell>
          <table:table-cell office:value-type="string" office:string-value="{&quot;L150/150/14&quot;: [{&quot;shape_coords&quot;:[150,150,14,14,22,11,75,75],&quot;shape_name&quot;:&quot;LAngle&quot;,&quot;synonyms&quot;:[&quot;H150/150/14&quot;,&quot;L150/150/14&quot;,&quot;L150x150x14&quot;,&quot;L150x150x14&quot;]}]}," table:formula="of:=&quot;{&quot; &amp; &quot;&quot;&quot;&quot;&amp;[.A88]&amp;&quot;&quot;&quot;&quot;&amp;&quot;: [{&quot;&quot;&quot; &amp;&quot;shape_coords&quot;&amp;&quot;&quot;&quot;&quot; &amp; &quot;:&quot; &amp; &quot;[&quot; &amp; [.B88] &amp; &quot;,&quot; &amp;[.C88] &amp; &quot;,&quot; &amp;[.D88]&amp; &quot;,&quot; &amp;[.E88]&amp; &quot;,&quot; &amp;[.F88]&amp; &quot;,&quot; &amp;[.G88]&amp; &quot;,&quot; &amp;[.H88]&amp; &quot;,&quot; &amp;[.I88] &amp; &quot;],&quot; &amp; &quot;&quot;&quot;&quot; &amp;&quot;shape_name&quot;&amp;&quot;&quot;&quot;&quot; &amp; &quot;:&quot; &amp; &quot;&quot;&quot;&quot; &amp;[.J88] &amp; &quot;&quot;&quot;&quot; &amp; &quot;,&quot; &amp; &quot;&quot;&quot;&quot;&amp;[.P88]" table:style-name="ce5">
            <text:p>{"L150/150/14": [{"shape_coords":[150,150,14,14,22,11,75,75],"shape_name":"LAngle","synonyms":["H150/150/14","L150/150/14","L150x150x14","L150x15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50/150/15</text:p>
          </table:table-cell>
          <table:table-cell office:value-type="float" office:value="150" table:style-name="ce12">
            <text:p>150</text:p>
          </table:table-cell>
          <table:table-cell office:value-type="float" office:value="150" table:style-name="ce12">
            <text:p>150</text:p>
          </table:table-cell>
          <table:table-cell office:value-type="float" office:value="15" table:style-name="ce12">
            <text:p>15</text:p>
          </table:table-cell>
          <table:table-cell office:value-type="float" office:value="15" table:style-name="ce12">
            <text:p>15</text:p>
          </table:table-cell>
          <table:table-cell office:value-type="float" office:value="23" table:style-name="ce13">
            <text:p>23</text:p>
          </table:table-cell>
          <table:table-cell office:value-type="string" table:style-name="ce13">
            <text:p>11.5</text:p>
          </table:table-cell>
          <table:table-cell office:value-type="float" office:value="75" table:style-name="ce13">
            <text:p>75</text:p>
          </table:table-cell>
          <table:table-cell office:value-type="float" office:value="75" table:style-name="ce13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50/150/15</text:p>
          </table:table-cell>
          <table:table-cell office:value-type="string" table:style-name="ce12">
            <text:p>L150/150/15</text:p>
          </table:table-cell>
          <table:table-cell office:value-type="string" table:style-name="ce12">
            <text:p>L150x150x15</text:p>
          </table:table-cell>
          <table:table-cell office:value-type="string" table:style-name="ce13">
            <text:p>L150x150x15</text:p>
          </table:table-cell>
          <table:table-cell table:style-name="ce10"/>
          <table:table-cell office:value-type="string" office:string-value="synonyms&quot;:[&quot;H150/150/15&quot;,&quot;L150/150/15&quot;,&quot;L150x150x15&quot;,&quot;L150x150x15&quot;]}]}," table:formula="of:= &quot;synonyms&quot;&amp;&quot;&quot;&quot;&quot;&amp;&quot;:[&quot;&amp;&quot;&quot;&quot;&quot;&amp;[.K89]&amp;&quot;&quot;&quot;&quot;&amp;&quot;,&quot;&amp;&quot;&quot;&quot;&quot;&amp;[.L89]&amp;&quot;&quot;&quot;&quot;&amp;&quot;,&quot;&amp;&quot;&quot;&quot;&quot;&amp;[.M89]&amp;&quot;&quot;&quot;&quot;&amp;&quot;,&quot;&amp;&quot;&quot;&quot;&quot;&amp;[.N89]&amp;&quot;&quot;&quot;&quot;&amp;&quot;]}]},&quot;" table:style-name="ce9">
            <text:p>synonyms":["H150/150/15","L150/150/15","L150x150x15","L150x150x15"]}]},</text:p>
          </table:table-cell>
          <table:table-cell office:value-type="string" office:string-value="{&quot;L150/150/15&quot;: [{&quot;shape_coords&quot;:[150,150,15,15,23,11.5,75,75],&quot;shape_name&quot;:&quot;LAngle&quot;,&quot;synonyms&quot;:[&quot;H150/150/15&quot;,&quot;L150/150/15&quot;,&quot;L150x150x15&quot;,&quot;L150x150x15&quot;]}]}," table:formula="of:=&quot;{&quot; &amp; &quot;&quot;&quot;&quot;&amp;[.A89]&amp;&quot;&quot;&quot;&quot;&amp;&quot;: [{&quot;&quot;&quot; &amp;&quot;shape_coords&quot;&amp;&quot;&quot;&quot;&quot; &amp; &quot;:&quot; &amp; &quot;[&quot; &amp; [.B89] &amp; &quot;,&quot; &amp;[.C89] &amp; &quot;,&quot; &amp;[.D89]&amp; &quot;,&quot; &amp;[.E89]&amp; &quot;,&quot; &amp;[.F89]&amp; &quot;,&quot; &amp;[.G89]&amp; &quot;,&quot; &amp;[.H89]&amp; &quot;,&quot; &amp;[.I89] &amp; &quot;],&quot; &amp; &quot;&quot;&quot;&quot; &amp;&quot;shape_name&quot;&amp;&quot;&quot;&quot;&quot; &amp; &quot;:&quot; &amp; &quot;&quot;&quot;&quot; &amp;[.J89] &amp; &quot;&quot;&quot;&quot; &amp; &quot;,&quot; &amp; &quot;&quot;&quot;&quot;&amp;[.P89]" table:style-name="ce5">
            <text:p>{"L150/150/15": [{"shape_coords":[150,150,15,15,23,11.5,75,75],"shape_name":"LAngle","synonyms":["H150/150/15","L150/150/15","L150x150x15","L150x15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50/150/16</text:p>
          </table:table-cell>
          <table:table-cell office:value-type="float" office:value="150" table:style-name="ce12">
            <text:p>150</text:p>
          </table:table-cell>
          <table:table-cell office:value-type="float" office:value="150" table:style-name="ce12">
            <text:p>150</text:p>
          </table:table-cell>
          <table:table-cell office:value-type="float" office:value="16" table:style-name="ce12">
            <text:p>16</text:p>
          </table:table-cell>
          <table:table-cell office:value-type="float" office:value="16" table:style-name="ce12">
            <text:p>16</text:p>
          </table:table-cell>
          <table:table-cell office:value-type="float" office:value="24" table:style-name="ce13">
            <text:p>24</text:p>
          </table:table-cell>
          <table:table-cell office:value-type="float" office:value="12" table:style-name="ce13">
            <text:p>12</text:p>
          </table:table-cell>
          <table:table-cell office:value-type="float" office:value="75" table:style-name="ce13">
            <text:p>75</text:p>
          </table:table-cell>
          <table:table-cell office:value-type="float" office:value="75" table:style-name="ce13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50/150/16</text:p>
          </table:table-cell>
          <table:table-cell office:value-type="string" table:style-name="ce12">
            <text:p>L150/150/16</text:p>
          </table:table-cell>
          <table:table-cell office:value-type="string" table:style-name="ce12">
            <text:p>L150x150x16</text:p>
          </table:table-cell>
          <table:table-cell office:value-type="string" table:style-name="ce13">
            <text:p>L150x150x16</text:p>
          </table:table-cell>
          <table:table-cell table:style-name="ce10"/>
          <table:table-cell office:value-type="string" office:string-value="synonyms&quot;:[&quot;H150/150/16&quot;,&quot;L150/150/16&quot;,&quot;L150x150x16&quot;,&quot;L150x150x16&quot;]}]}," table:formula="of:= &quot;synonyms&quot;&amp;&quot;&quot;&quot;&quot;&amp;&quot;:[&quot;&amp;&quot;&quot;&quot;&quot;&amp;[.K90]&amp;&quot;&quot;&quot;&quot;&amp;&quot;,&quot;&amp;&quot;&quot;&quot;&quot;&amp;[.L90]&amp;&quot;&quot;&quot;&quot;&amp;&quot;,&quot;&amp;&quot;&quot;&quot;&quot;&amp;[.M90]&amp;&quot;&quot;&quot;&quot;&amp;&quot;,&quot;&amp;&quot;&quot;&quot;&quot;&amp;[.N90]&amp;&quot;&quot;&quot;&quot;&amp;&quot;]}]},&quot;" table:style-name="ce9">
            <text:p>synonyms":["H150/150/16","L150/150/16","L150x150x16","L150x150x16"]}]},</text:p>
          </table:table-cell>
          <table:table-cell office:value-type="string" office:string-value="{&quot;L150/150/16&quot;: [{&quot;shape_coords&quot;:[150,150,16,16,24,12,75,75],&quot;shape_name&quot;:&quot;LAngle&quot;,&quot;synonyms&quot;:[&quot;H150/150/16&quot;,&quot;L150/150/16&quot;,&quot;L150x150x16&quot;,&quot;L150x150x16&quot;]}]}," table:formula="of:=&quot;{&quot; &amp; &quot;&quot;&quot;&quot;&amp;[.A90]&amp;&quot;&quot;&quot;&quot;&amp;&quot;: [{&quot;&quot;&quot; &amp;&quot;shape_coords&quot;&amp;&quot;&quot;&quot;&quot; &amp; &quot;:&quot; &amp; &quot;[&quot; &amp; [.B90] &amp; &quot;,&quot; &amp;[.C90] &amp; &quot;,&quot; &amp;[.D90]&amp; &quot;,&quot; &amp;[.E90]&amp; &quot;,&quot; &amp;[.F90]&amp; &quot;,&quot; &amp;[.G90]&amp; &quot;,&quot; &amp;[.H90]&amp; &quot;,&quot; &amp;[.I90] &amp; &quot;],&quot; &amp; &quot;&quot;&quot;&quot; &amp;&quot;shape_name&quot;&amp;&quot;&quot;&quot;&quot; &amp; &quot;:&quot; &amp; &quot;&quot;&quot;&quot; &amp;[.J90] &amp; &quot;&quot;&quot;&quot; &amp; &quot;,&quot; &amp; &quot;&quot;&quot;&quot;&amp;[.P90]" table:style-name="ce5">
            <text:p>{"L150/150/16": [{"shape_coords":[150,150,16,16,24,12,75,75],"shape_name":"LAngle","synonyms":["H150/150/16","L150/150/16","L150x150x16","L150x15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50/150/18</text:p>
          </table:table-cell>
          <table:table-cell office:value-type="float" office:value="150" table:style-name="ce12">
            <text:p>150</text:p>
          </table:table-cell>
          <table:table-cell office:value-type="float" office:value="150" table:style-name="ce12">
            <text:p>150</text:p>
          </table:table-cell>
          <table:table-cell office:value-type="float" office:value="18" table:style-name="ce12">
            <text:p>18</text:p>
          </table:table-cell>
          <table:table-cell office:value-type="float" office:value="18" table:style-name="ce12">
            <text:p>18</text:p>
          </table:table-cell>
          <table:table-cell office:value-type="float" office:value="26" table:style-name="ce13">
            <text:p>26</text:p>
          </table:table-cell>
          <table:table-cell office:value-type="float" office:value="13" table:style-name="ce13">
            <text:p>13</text:p>
          </table:table-cell>
          <table:table-cell office:value-type="float" office:value="75" table:style-name="ce13">
            <text:p>75</text:p>
          </table:table-cell>
          <table:table-cell office:value-type="float" office:value="75" table:style-name="ce13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50/150/18</text:p>
          </table:table-cell>
          <table:table-cell office:value-type="string" table:style-name="ce12">
            <text:p>L150/150/18</text:p>
          </table:table-cell>
          <table:table-cell office:value-type="string" table:style-name="ce12">
            <text:p>L150x150x18</text:p>
          </table:table-cell>
          <table:table-cell office:value-type="string" table:style-name="ce13">
            <text:p>L150x150x18</text:p>
          </table:table-cell>
          <table:table-cell table:style-name="ce10"/>
          <table:table-cell office:value-type="string" office:string-value="synonyms&quot;:[&quot;H150/150/18&quot;,&quot;L150/150/18&quot;,&quot;L150x150x18&quot;,&quot;L150x150x18&quot;]}]}," table:formula="of:= &quot;synonyms&quot;&amp;&quot;&quot;&quot;&quot;&amp;&quot;:[&quot;&amp;&quot;&quot;&quot;&quot;&amp;[.K91]&amp;&quot;&quot;&quot;&quot;&amp;&quot;,&quot;&amp;&quot;&quot;&quot;&quot;&amp;[.L91]&amp;&quot;&quot;&quot;&quot;&amp;&quot;,&quot;&amp;&quot;&quot;&quot;&quot;&amp;[.M91]&amp;&quot;&quot;&quot;&quot;&amp;&quot;,&quot;&amp;&quot;&quot;&quot;&quot;&amp;[.N91]&amp;&quot;&quot;&quot;&quot;&amp;&quot;]}]},&quot;" table:style-name="ce9">
            <text:p>synonyms":["H150/150/18","L150/150/18","L150x150x18","L150x150x18"]}]},</text:p>
          </table:table-cell>
          <table:table-cell office:value-type="string" office:string-value="{&quot;L150/150/18&quot;: [{&quot;shape_coords&quot;:[150,150,18,18,26,13,75,75],&quot;shape_name&quot;:&quot;LAngle&quot;,&quot;synonyms&quot;:[&quot;H150/150/18&quot;,&quot;L150/150/18&quot;,&quot;L150x150x18&quot;,&quot;L150x150x18&quot;]}]}," table:formula="of:=&quot;{&quot; &amp; &quot;&quot;&quot;&quot;&amp;[.A91]&amp;&quot;&quot;&quot;&quot;&amp;&quot;: [{&quot;&quot;&quot; &amp;&quot;shape_coords&quot;&amp;&quot;&quot;&quot;&quot; &amp; &quot;:&quot; &amp; &quot;[&quot; &amp; [.B91] &amp; &quot;,&quot; &amp;[.C91] &amp; &quot;,&quot; &amp;[.D91]&amp; &quot;,&quot; &amp;[.E91]&amp; &quot;,&quot; &amp;[.F91]&amp; &quot;,&quot; &amp;[.G91]&amp; &quot;,&quot; &amp;[.H91]&amp; &quot;,&quot; &amp;[.I91] &amp; &quot;],&quot; &amp; &quot;&quot;&quot;&quot; &amp;&quot;shape_name&quot;&amp;&quot;&quot;&quot;&quot; &amp; &quot;:&quot; &amp; &quot;&quot;&quot;&quot; &amp;[.J91] &amp; &quot;&quot;&quot;&quot; &amp; &quot;,&quot; &amp; &quot;&quot;&quot;&quot;&amp;[.P91]" table:style-name="ce5">
            <text:p>{"L150/150/18": [{"shape_coords":[150,150,18,18,26,13,75,75],"shape_name":"LAngle","synonyms":["H150/150/18","L150/150/18","L150x150x18","L150x150x1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60/160/15</text:p>
          </table:table-cell>
          <table:table-cell office:value-type="float" office:value="160" table:style-name="ce12">
            <text:p>160</text:p>
          </table:table-cell>
          <table:table-cell office:value-type="float" office:value="160" table:style-name="ce12">
            <text:p>160</text:p>
          </table:table-cell>
          <table:table-cell office:value-type="float" office:value="15" table:style-name="ce12">
            <text:p>15</text:p>
          </table:table-cell>
          <table:table-cell office:value-type="float" office:value="15" table:style-name="ce12">
            <text:p>15</text:p>
          </table:table-cell>
          <table:table-cell office:value-type="float" office:value="23" table:style-name="ce13">
            <text:p>23</text:p>
          </table:table-cell>
          <table:table-cell office:value-type="string" table:style-name="ce13">
            <text:p>11.5</text:p>
          </table:table-cell>
          <table:table-cell office:value-type="float" office:value="80" table:style-name="ce13">
            <text:p>80</text:p>
          </table:table-cell>
          <table:table-cell office:value-type="float" office:value="80" table:style-name="ce13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60/160/15</text:p>
          </table:table-cell>
          <table:table-cell office:value-type="string" table:style-name="ce12">
            <text:p>L160/160/15</text:p>
          </table:table-cell>
          <table:table-cell office:value-type="string" table:style-name="ce12">
            <text:p>L160x160x15</text:p>
          </table:table-cell>
          <table:table-cell office:value-type="string" table:style-name="ce13">
            <text:p>L160x160x15</text:p>
          </table:table-cell>
          <table:table-cell table:style-name="ce10"/>
          <table:table-cell office:value-type="string" office:string-value="synonyms&quot;:[&quot;H160/160/15&quot;,&quot;L160/160/15&quot;,&quot;L160x160x15&quot;,&quot;L160x160x15&quot;]}]}," table:formula="of:= &quot;synonyms&quot;&amp;&quot;&quot;&quot;&quot;&amp;&quot;:[&quot;&amp;&quot;&quot;&quot;&quot;&amp;[.K92]&amp;&quot;&quot;&quot;&quot;&amp;&quot;,&quot;&amp;&quot;&quot;&quot;&quot;&amp;[.L92]&amp;&quot;&quot;&quot;&quot;&amp;&quot;,&quot;&amp;&quot;&quot;&quot;&quot;&amp;[.M92]&amp;&quot;&quot;&quot;&quot;&amp;&quot;,&quot;&amp;&quot;&quot;&quot;&quot;&amp;[.N92]&amp;&quot;&quot;&quot;&quot;&amp;&quot;]}]},&quot;" table:style-name="ce9">
            <text:p>synonyms":["H160/160/15","L160/160/15","L160x160x15","L160x160x15"]}]},</text:p>
          </table:table-cell>
          <table:table-cell office:value-type="string" office:string-value="{&quot;L160/160/15&quot;: [{&quot;shape_coords&quot;:[160,160,15,15,23,11.5,80,80],&quot;shape_name&quot;:&quot;LAngle&quot;,&quot;synonyms&quot;:[&quot;H160/160/15&quot;,&quot;L160/160/15&quot;,&quot;L160x160x15&quot;,&quot;L160x160x15&quot;]}]}," table:formula="of:=&quot;{&quot; &amp; &quot;&quot;&quot;&quot;&amp;[.A92]&amp;&quot;&quot;&quot;&quot;&amp;&quot;: [{&quot;&quot;&quot; &amp;&quot;shape_coords&quot;&amp;&quot;&quot;&quot;&quot; &amp; &quot;:&quot; &amp; &quot;[&quot; &amp; [.B92] &amp; &quot;,&quot; &amp;[.C92] &amp; &quot;,&quot; &amp;[.D92]&amp; &quot;,&quot; &amp;[.E92]&amp; &quot;,&quot; &amp;[.F92]&amp; &quot;,&quot; &amp;[.G92]&amp; &quot;,&quot; &amp;[.H92]&amp; &quot;,&quot; &amp;[.I92] &amp; &quot;],&quot; &amp; &quot;&quot;&quot;&quot; &amp;&quot;shape_name&quot;&amp;&quot;&quot;&quot;&quot; &amp; &quot;:&quot; &amp; &quot;&quot;&quot;&quot; &amp;[.J92] &amp; &quot;&quot;&quot;&quot; &amp; &quot;,&quot; &amp; &quot;&quot;&quot;&quot;&amp;[.P92]" table:style-name="ce5">
            <text:p>{"L160/160/15": [{"shape_coords":[160,160,15,15,23,11.5,80,80],"shape_name":"LAngle","synonyms":["H160/160/15","L160/160/15","L160x160x15","L160x16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60/160/17</text:p>
          </table:table-cell>
          <table:table-cell office:value-type="float" office:value="160" table:style-name="ce12">
            <text:p>160</text:p>
          </table:table-cell>
          <table:table-cell office:value-type="float" office:value="160" table:style-name="ce12">
            <text:p>160</text:p>
          </table:table-cell>
          <table:table-cell office:value-type="float" office:value="17" table:style-name="ce12">
            <text:p>17</text:p>
          </table:table-cell>
          <table:table-cell office:value-type="float" office:value="17" table:style-name="ce12">
            <text:p>17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12.5</text:p>
          </table:table-cell>
          <table:table-cell office:value-type="float" office:value="80" table:style-name="ce13">
            <text:p>80</text:p>
          </table:table-cell>
          <table:table-cell office:value-type="float" office:value="80" table:style-name="ce13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60/160/17</text:p>
          </table:table-cell>
          <table:table-cell office:value-type="string" table:style-name="ce12">
            <text:p>L160/160/17</text:p>
          </table:table-cell>
          <table:table-cell office:value-type="string" table:style-name="ce12">
            <text:p>L160x160x17</text:p>
          </table:table-cell>
          <table:table-cell office:value-type="string" table:style-name="ce13">
            <text:p>L160x160x17</text:p>
          </table:table-cell>
          <table:table-cell table:style-name="ce10"/>
          <table:table-cell office:value-type="string" office:string-value="synonyms&quot;:[&quot;H160/160/17&quot;,&quot;L160/160/17&quot;,&quot;L160x160x17&quot;,&quot;L160x160x17&quot;]}]}," table:formula="of:= &quot;synonyms&quot;&amp;&quot;&quot;&quot;&quot;&amp;&quot;:[&quot;&amp;&quot;&quot;&quot;&quot;&amp;[.K93]&amp;&quot;&quot;&quot;&quot;&amp;&quot;,&quot;&amp;&quot;&quot;&quot;&quot;&amp;[.L93]&amp;&quot;&quot;&quot;&quot;&amp;&quot;,&quot;&amp;&quot;&quot;&quot;&quot;&amp;[.M93]&amp;&quot;&quot;&quot;&quot;&amp;&quot;,&quot;&amp;&quot;&quot;&quot;&quot;&amp;[.N93]&amp;&quot;&quot;&quot;&quot;&amp;&quot;]}]},&quot;" table:style-name="ce9">
            <text:p>synonyms":["H160/160/17","L160/160/17","L160x160x17","L160x160x17"]}]},</text:p>
          </table:table-cell>
          <table:table-cell office:value-type="string" office:string-value="{&quot;L160/160/17&quot;: [{&quot;shape_coords&quot;:[160,160,17,17,25,12.5,80,80],&quot;shape_name&quot;:&quot;LAngle&quot;,&quot;synonyms&quot;:[&quot;H160/160/17&quot;,&quot;L160/160/17&quot;,&quot;L160x160x17&quot;,&quot;L160x160x17&quot;]}]}," table:formula="of:=&quot;{&quot; &amp; &quot;&quot;&quot;&quot;&amp;[.A93]&amp;&quot;&quot;&quot;&quot;&amp;&quot;: [{&quot;&quot;&quot; &amp;&quot;shape_coords&quot;&amp;&quot;&quot;&quot;&quot; &amp; &quot;:&quot; &amp; &quot;[&quot; &amp; [.B93] &amp; &quot;,&quot; &amp;[.C93] &amp; &quot;,&quot; &amp;[.D93]&amp; &quot;,&quot; &amp;[.E93]&amp; &quot;,&quot; &amp;[.F93]&amp; &quot;,&quot; &amp;[.G93]&amp; &quot;,&quot; &amp;[.H93]&amp; &quot;,&quot; &amp;[.I93] &amp; &quot;],&quot; &amp; &quot;&quot;&quot;&quot; &amp;&quot;shape_name&quot;&amp;&quot;&quot;&quot;&quot; &amp; &quot;:&quot; &amp; &quot;&quot;&quot;&quot; &amp;[.J93] &amp; &quot;&quot;&quot;&quot; &amp; &quot;,&quot; &amp; &quot;&quot;&quot;&quot;&amp;[.P93]" table:style-name="ce5">
            <text:p>{"L160/160/17": [{"shape_coords":[160,160,17,17,25,12.5,80,80],"shape_name":"LAngle","synonyms":["H160/160/17","L160/160/17","L160x160x17","L160x160x1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80/180/16</text:p>
          </table:table-cell>
          <table:table-cell office:value-type="float" office:value="180" table:style-name="ce12">
            <text:p>180</text:p>
          </table:table-cell>
          <table:table-cell office:value-type="float" office:value="180" table:style-name="ce12">
            <text:p>180</text:p>
          </table:table-cell>
          <table:table-cell office:value-type="float" office:value="16" table:style-name="ce12">
            <text:p>16</text:p>
          </table:table-cell>
          <table:table-cell office:value-type="float" office:value="16" table:style-name="ce12">
            <text:p>16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12.5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80/180/16</text:p>
          </table:table-cell>
          <table:table-cell office:value-type="string" table:style-name="ce12">
            <text:p>L180/180/16</text:p>
          </table:table-cell>
          <table:table-cell office:value-type="string" table:style-name="ce12">
            <text:p>L180x180x16</text:p>
          </table:table-cell>
          <table:table-cell office:value-type="string" table:style-name="ce13">
            <text:p>L180x180x16</text:p>
          </table:table-cell>
          <table:table-cell table:style-name="ce10"/>
          <table:table-cell office:value-type="string" office:string-value="synonyms&quot;:[&quot;H180/180/16&quot;,&quot;L180/180/16&quot;,&quot;L180x180x16&quot;,&quot;L180x180x16&quot;]}]}," table:formula="of:= &quot;synonyms&quot;&amp;&quot;&quot;&quot;&quot;&amp;&quot;:[&quot;&amp;&quot;&quot;&quot;&quot;&amp;[.K94]&amp;&quot;&quot;&quot;&quot;&amp;&quot;,&quot;&amp;&quot;&quot;&quot;&quot;&amp;[.L94]&amp;&quot;&quot;&quot;&quot;&amp;&quot;,&quot;&amp;&quot;&quot;&quot;&quot;&amp;[.M94]&amp;&quot;&quot;&quot;&quot;&amp;&quot;,&quot;&amp;&quot;&quot;&quot;&quot;&amp;[.N94]&amp;&quot;&quot;&quot;&quot;&amp;&quot;]}]},&quot;" table:style-name="ce9">
            <text:p>synonyms":["H180/180/16","L180/180/16","L180x180x16","L180x180x16"]}]},</text:p>
          </table:table-cell>
          <table:table-cell office:value-type="string" office:string-value="{&quot;L180/180/16&quot;: [{&quot;shape_coords&quot;:[180,180,16,16,25,12.5,90,90],&quot;shape_name&quot;:&quot;LAngle&quot;,&quot;synonyms&quot;:[&quot;H180/180/16&quot;,&quot;L180/180/16&quot;,&quot;L180x180x16&quot;,&quot;L180x180x16&quot;]}]}," table:formula="of:=&quot;{&quot; &amp; &quot;&quot;&quot;&quot;&amp;[.A94]&amp;&quot;&quot;&quot;&quot;&amp;&quot;: [{&quot;&quot;&quot; &amp;&quot;shape_coords&quot;&amp;&quot;&quot;&quot;&quot; &amp; &quot;:&quot; &amp; &quot;[&quot; &amp; [.B94] &amp; &quot;,&quot; &amp;[.C94] &amp; &quot;,&quot; &amp;[.D94]&amp; &quot;,&quot; &amp;[.E94]&amp; &quot;,&quot; &amp;[.F94]&amp; &quot;,&quot; &amp;[.G94]&amp; &quot;,&quot; &amp;[.H94]&amp; &quot;,&quot; &amp;[.I94] &amp; &quot;],&quot; &amp; &quot;&quot;&quot;&quot; &amp;&quot;shape_name&quot;&amp;&quot;&quot;&quot;&quot; &amp; &quot;:&quot; &amp; &quot;&quot;&quot;&quot; &amp;[.J94] &amp; &quot;&quot;&quot;&quot; &amp; &quot;,&quot; &amp; &quot;&quot;&quot;&quot;&amp;[.P94]" table:style-name="ce5">
            <text:p>{"L180/180/16": [{"shape_coords":[180,180,16,16,25,12.5,90,90],"shape_name":"LAngle","synonyms":["H180/180/16","L180/180/16","L180x180x16","L180x18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80/180/18</text:p>
          </table:table-cell>
          <table:table-cell office:value-type="float" office:value="180" table:style-name="ce12">
            <text:p>180</text:p>
          </table:table-cell>
          <table:table-cell office:value-type="float" office:value="180" table:style-name="ce12">
            <text:p>180</text:p>
          </table:table-cell>
          <table:table-cell office:value-type="float" office:value="18" table:style-name="ce12">
            <text:p>18</text:p>
          </table:table-cell>
          <table:table-cell office:value-type="float" office:value="18" table:style-name="ce12">
            <text:p>18</text:p>
          </table:table-cell>
          <table:table-cell office:value-type="float" office:value="27" table:style-name="ce13">
            <text:p>27</text:p>
          </table:table-cell>
          <table:table-cell office:value-type="string" table:style-name="ce13">
            <text:p>13.5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80/180/18</text:p>
          </table:table-cell>
          <table:table-cell office:value-type="string" table:style-name="ce12">
            <text:p>L180/180/18</text:p>
          </table:table-cell>
          <table:table-cell office:value-type="string" table:style-name="ce12">
            <text:p>L180x180x18</text:p>
          </table:table-cell>
          <table:table-cell office:value-type="string" table:style-name="ce13">
            <text:p>L180x180x18</text:p>
          </table:table-cell>
          <table:table-cell table:style-name="ce10"/>
          <table:table-cell office:value-type="string" office:string-value="synonyms&quot;:[&quot;H180/180/18&quot;,&quot;L180/180/18&quot;,&quot;L180x180x18&quot;,&quot;L180x180x18&quot;]}]}," table:formula="of:= &quot;synonyms&quot;&amp;&quot;&quot;&quot;&quot;&amp;&quot;:[&quot;&amp;&quot;&quot;&quot;&quot;&amp;[.K95]&amp;&quot;&quot;&quot;&quot;&amp;&quot;,&quot;&amp;&quot;&quot;&quot;&quot;&amp;[.L95]&amp;&quot;&quot;&quot;&quot;&amp;&quot;,&quot;&amp;&quot;&quot;&quot;&quot;&amp;[.M95]&amp;&quot;&quot;&quot;&quot;&amp;&quot;,&quot;&amp;&quot;&quot;&quot;&quot;&amp;[.N95]&amp;&quot;&quot;&quot;&quot;&amp;&quot;]}]},&quot;" table:style-name="ce9">
            <text:p>synonyms":["H180/180/18","L180/180/18","L180x180x18","L180x180x18"]}]},</text:p>
          </table:table-cell>
          <table:table-cell office:value-type="string" office:string-value="{&quot;L180/180/18&quot;: [{&quot;shape_coords&quot;:[180,180,18,18,27,13.5,90,90],&quot;shape_name&quot;:&quot;LAngle&quot;,&quot;synonyms&quot;:[&quot;H180/180/18&quot;,&quot;L180/180/18&quot;,&quot;L180x180x18&quot;,&quot;L180x180x18&quot;]}]}," table:formula="of:=&quot;{&quot; &amp; &quot;&quot;&quot;&quot;&amp;[.A95]&amp;&quot;&quot;&quot;&quot;&amp;&quot;: [{&quot;&quot;&quot; &amp;&quot;shape_coords&quot;&amp;&quot;&quot;&quot;&quot; &amp; &quot;:&quot; &amp; &quot;[&quot; &amp; [.B95] &amp; &quot;,&quot; &amp;[.C95] &amp; &quot;,&quot; &amp;[.D95]&amp; &quot;,&quot; &amp;[.E95]&amp; &quot;,&quot; &amp;[.F95]&amp; &quot;,&quot; &amp;[.G95]&amp; &quot;,&quot; &amp;[.H95]&amp; &quot;,&quot; &amp;[.I95] &amp; &quot;],&quot; &amp; &quot;&quot;&quot;&quot; &amp;&quot;shape_name&quot;&amp;&quot;&quot;&quot;&quot; &amp; &quot;:&quot; &amp; &quot;&quot;&quot;&quot; &amp;[.J95] &amp; &quot;&quot;&quot;&quot; &amp; &quot;,&quot; &amp; &quot;&quot;&quot;&quot;&amp;[.P95]" table:style-name="ce5">
            <text:p>{"L180/180/18": [{"shape_coords":[180,180,18,18,27,13.5,90,90],"shape_name":"LAngle","synonyms":["H180/180/18","L180/180/18","L180x180x18","L180x180x1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80/180/20</text:p>
          </table:table-cell>
          <table:table-cell office:value-type="float" office:value="180" table:style-name="ce12">
            <text:p>180</text:p>
          </table:table-cell>
          <table:table-cell office:value-type="float" office:value="180" table:style-name="ce12">
            <text:p>180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29" table:style-name="ce13">
            <text:p>29</text:p>
          </table:table-cell>
          <table:table-cell office:value-type="string" table:style-name="ce13">
            <text:p>14.5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80/180/20</text:p>
          </table:table-cell>
          <table:table-cell office:value-type="string" table:style-name="ce12">
            <text:p>L180/180/20</text:p>
          </table:table-cell>
          <table:table-cell office:value-type="string" table:style-name="ce12">
            <text:p>L180x180x20</text:p>
          </table:table-cell>
          <table:table-cell office:value-type="string" table:style-name="ce13">
            <text:p>L180x180x20</text:p>
          </table:table-cell>
          <table:table-cell table:style-name="ce10"/>
          <table:table-cell office:value-type="string" office:string-value="synonyms&quot;:[&quot;H180/180/20&quot;,&quot;L180/180/20&quot;,&quot;L180x180x20&quot;,&quot;L180x180x20&quot;]}]}," table:formula="of:= &quot;synonyms&quot;&amp;&quot;&quot;&quot;&quot;&amp;&quot;:[&quot;&amp;&quot;&quot;&quot;&quot;&amp;[.K96]&amp;&quot;&quot;&quot;&quot;&amp;&quot;,&quot;&amp;&quot;&quot;&quot;&quot;&amp;[.L96]&amp;&quot;&quot;&quot;&quot;&amp;&quot;,&quot;&amp;&quot;&quot;&quot;&quot;&amp;[.M96]&amp;&quot;&quot;&quot;&quot;&amp;&quot;,&quot;&amp;&quot;&quot;&quot;&quot;&amp;[.N96]&amp;&quot;&quot;&quot;&quot;&amp;&quot;]}]},&quot;" table:style-name="ce9">
            <text:p>synonyms":["H180/180/20","L180/180/20","L180x180x20","L180x180x20"]}]},</text:p>
          </table:table-cell>
          <table:table-cell office:value-type="string" office:string-value="{&quot;L180/180/20&quot;: [{&quot;shape_coords&quot;:[180,180,20,20,29,14.5,90,90],&quot;shape_name&quot;:&quot;LAngle&quot;,&quot;synonyms&quot;:[&quot;H180/180/20&quot;,&quot;L180/180/20&quot;,&quot;L180x180x20&quot;,&quot;L180x180x20&quot;]}]}," table:formula="of:=&quot;{&quot; &amp; &quot;&quot;&quot;&quot;&amp;[.A96]&amp;&quot;&quot;&quot;&quot;&amp;&quot;: [{&quot;&quot;&quot; &amp;&quot;shape_coords&quot;&amp;&quot;&quot;&quot;&quot; &amp; &quot;:&quot; &amp; &quot;[&quot; &amp; [.B96] &amp; &quot;,&quot; &amp;[.C96] &amp; &quot;,&quot; &amp;[.D96]&amp; &quot;,&quot; &amp;[.E96]&amp; &quot;,&quot; &amp;[.F96]&amp; &quot;,&quot; &amp;[.G96]&amp; &quot;,&quot; &amp;[.H96]&amp; &quot;,&quot; &amp;[.I96] &amp; &quot;],&quot; &amp; &quot;&quot;&quot;&quot; &amp;&quot;shape_name&quot;&amp;&quot;&quot;&quot;&quot; &amp; &quot;:&quot; &amp; &quot;&quot;&quot;&quot; &amp;[.J96] &amp; &quot;&quot;&quot;&quot; &amp; &quot;,&quot; &amp; &quot;&quot;&quot;&quot;&amp;[.P96]" table:style-name="ce5">
            <text:p>{"L180/180/20": [{"shape_coords":[180,180,20,20,29,14.5,90,90],"shape_name":"LAngle","synonyms":["H180/180/20","L180/180/20","L180x180x20","L180x180x2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200/200/16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office:value-type="float" office:value="16" table:style-name="ce12">
            <text:p>16</text:p>
          </table:table-cell>
          <table:table-cell office:value-type="float" office:value="16" table:style-name="ce12">
            <text:p>16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12.5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200/200/16</text:p>
          </table:table-cell>
          <table:table-cell office:value-type="string" table:style-name="ce12">
            <text:p>L200/200/16</text:p>
          </table:table-cell>
          <table:table-cell office:value-type="string" table:style-name="ce12">
            <text:p>L200x200x16</text:p>
          </table:table-cell>
          <table:table-cell office:value-type="string" table:style-name="ce13">
            <text:p>L200x200x16</text:p>
          </table:table-cell>
          <table:table-cell table:style-name="ce10"/>
          <table:table-cell office:value-type="string" office:string-value="synonyms&quot;:[&quot;H200/200/16&quot;,&quot;L200/200/16&quot;,&quot;L200x200x16&quot;,&quot;L200x200x16&quot;]}]}," table:formula="of:= &quot;synonyms&quot;&amp;&quot;&quot;&quot;&quot;&amp;&quot;:[&quot;&amp;&quot;&quot;&quot;&quot;&amp;[.K97]&amp;&quot;&quot;&quot;&quot;&amp;&quot;,&quot;&amp;&quot;&quot;&quot;&quot;&amp;[.L97]&amp;&quot;&quot;&quot;&quot;&amp;&quot;,&quot;&amp;&quot;&quot;&quot;&quot;&amp;[.M97]&amp;&quot;&quot;&quot;&quot;&amp;&quot;,&quot;&amp;&quot;&quot;&quot;&quot;&amp;[.N97]&amp;&quot;&quot;&quot;&quot;&amp;&quot;]}]},&quot;" table:style-name="ce9">
            <text:p>synonyms":["H200/200/16","L200/200/16","L200x200x16","L200x200x16"]}]},</text:p>
          </table:table-cell>
          <table:table-cell office:value-type="string" office:string-value="{&quot;L200/200/16&quot;: [{&quot;shape_coords&quot;:[200,200,16,16,25,12.5,100,100],&quot;shape_name&quot;:&quot;LAngle&quot;,&quot;synonyms&quot;:[&quot;H200/200/16&quot;,&quot;L200/200/16&quot;,&quot;L200x200x16&quot;,&quot;L200x200x16&quot;]}]}," table:formula="of:=&quot;{&quot; &amp; &quot;&quot;&quot;&quot;&amp;[.A97]&amp;&quot;&quot;&quot;&quot;&amp;&quot;: [{&quot;&quot;&quot; &amp;&quot;shape_coords&quot;&amp;&quot;&quot;&quot;&quot; &amp; &quot;:&quot; &amp; &quot;[&quot; &amp; [.B97] &amp; &quot;,&quot; &amp;[.C97] &amp; &quot;,&quot; &amp;[.D97]&amp; &quot;,&quot; &amp;[.E97]&amp; &quot;,&quot; &amp;[.F97]&amp; &quot;,&quot; &amp;[.G97]&amp; &quot;,&quot; &amp;[.H97]&amp; &quot;,&quot; &amp;[.I97] &amp; &quot;],&quot; &amp; &quot;&quot;&quot;&quot; &amp;&quot;shape_name&quot;&amp;&quot;&quot;&quot;&quot; &amp; &quot;:&quot; &amp; &quot;&quot;&quot;&quot; &amp;[.J97] &amp; &quot;&quot;&quot;&quot; &amp; &quot;,&quot; &amp; &quot;&quot;&quot;&quot;&amp;[.P97]" table:style-name="ce5">
            <text:p>{"L200/200/16": [{"shape_coords":[200,200,16,16,25,12.5,100,100],"shape_name":"LAngle","synonyms":["H200/200/16","L200/200/16","L200x200x16","L200x20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200/200/18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office:value-type="float" office:value="18" table:style-name="ce12">
            <text:p>18</text:p>
          </table:table-cell>
          <table:table-cell office:value-type="float" office:value="18" table:style-name="ce12">
            <text:p>18</text:p>
          </table:table-cell>
          <table:table-cell office:value-type="float" office:value="27" table:style-name="ce13">
            <text:p>27</text:p>
          </table:table-cell>
          <table:table-cell office:value-type="string" table:style-name="ce13">
            <text:p>13.5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200/200/18</text:p>
          </table:table-cell>
          <table:table-cell office:value-type="string" table:style-name="ce12">
            <text:p>L200/200/18</text:p>
          </table:table-cell>
          <table:table-cell office:value-type="string" table:style-name="ce12">
            <text:p>L200x200x18</text:p>
          </table:table-cell>
          <table:table-cell office:value-type="string" table:style-name="ce13">
            <text:p>L200x200x18</text:p>
          </table:table-cell>
          <table:table-cell table:style-name="ce10"/>
          <table:table-cell office:value-type="string" office:string-value="synonyms&quot;:[&quot;H200/200/18&quot;,&quot;L200/200/18&quot;,&quot;L200x200x18&quot;,&quot;L200x200x18&quot;]}]}," table:formula="of:= &quot;synonyms&quot;&amp;&quot;&quot;&quot;&quot;&amp;&quot;:[&quot;&amp;&quot;&quot;&quot;&quot;&amp;[.K98]&amp;&quot;&quot;&quot;&quot;&amp;&quot;,&quot;&amp;&quot;&quot;&quot;&quot;&amp;[.L98]&amp;&quot;&quot;&quot;&quot;&amp;&quot;,&quot;&amp;&quot;&quot;&quot;&quot;&amp;[.M98]&amp;&quot;&quot;&quot;&quot;&amp;&quot;,&quot;&amp;&quot;&quot;&quot;&quot;&amp;[.N98]&amp;&quot;&quot;&quot;&quot;&amp;&quot;]}]},&quot;" table:style-name="ce9">
            <text:p>synonyms":["H200/200/18","L200/200/18","L200x200x18","L200x200x18"]}]},</text:p>
          </table:table-cell>
          <table:table-cell office:value-type="string" office:string-value="{&quot;L200/200/18&quot;: [{&quot;shape_coords&quot;:[200,200,18,18,27,13.5,100,100],&quot;shape_name&quot;:&quot;LAngle&quot;,&quot;synonyms&quot;:[&quot;H200/200/18&quot;,&quot;L200/200/18&quot;,&quot;L200x200x18&quot;,&quot;L200x200x18&quot;]}]}," table:formula="of:=&quot;{&quot; &amp; &quot;&quot;&quot;&quot;&amp;[.A98]&amp;&quot;&quot;&quot;&quot;&amp;&quot;: [{&quot;&quot;&quot; &amp;&quot;shape_coords&quot;&amp;&quot;&quot;&quot;&quot; &amp; &quot;:&quot; &amp; &quot;[&quot; &amp; [.B98] &amp; &quot;,&quot; &amp;[.C98] &amp; &quot;,&quot; &amp;[.D98]&amp; &quot;,&quot; &amp;[.E98]&amp; &quot;,&quot; &amp;[.F98]&amp; &quot;,&quot; &amp;[.G98]&amp; &quot;,&quot; &amp;[.H98]&amp; &quot;,&quot; &amp;[.I98] &amp; &quot;],&quot; &amp; &quot;&quot;&quot;&quot; &amp;&quot;shape_name&quot;&amp;&quot;&quot;&quot;&quot; &amp; &quot;:&quot; &amp; &quot;&quot;&quot;&quot; &amp;[.J98] &amp; &quot;&quot;&quot;&quot; &amp; &quot;,&quot; &amp; &quot;&quot;&quot;&quot;&amp;[.P98]" table:style-name="ce5">
            <text:p>{"L200/200/18": [{"shape_coords":[200,200,18,18,27,13.5,100,100],"shape_name":"LAngle","synonyms":["H200/200/18","L200/200/18","L200x200x18","L200x200x1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200/200/20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29" table:style-name="ce13">
            <text:p>29</text:p>
          </table:table-cell>
          <table:table-cell office:value-type="string" table:style-name="ce13">
            <text:p>14.5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200/200/20</text:p>
          </table:table-cell>
          <table:table-cell office:value-type="string" table:style-name="ce12">
            <text:p>L200/200/20</text:p>
          </table:table-cell>
          <table:table-cell office:value-type="string" table:style-name="ce12">
            <text:p>L200x200x20</text:p>
          </table:table-cell>
          <table:table-cell office:value-type="string" table:style-name="ce13">
            <text:p>L200x200x20</text:p>
          </table:table-cell>
          <table:table-cell table:style-name="ce10"/>
          <table:table-cell office:value-type="string" office:string-value="synonyms&quot;:[&quot;H200/200/20&quot;,&quot;L200/200/20&quot;,&quot;L200x200x20&quot;,&quot;L200x200x20&quot;]}]}," table:formula="of:= &quot;synonyms&quot;&amp;&quot;&quot;&quot;&quot;&amp;&quot;:[&quot;&amp;&quot;&quot;&quot;&quot;&amp;[.K99]&amp;&quot;&quot;&quot;&quot;&amp;&quot;,&quot;&amp;&quot;&quot;&quot;&quot;&amp;[.L99]&amp;&quot;&quot;&quot;&quot;&amp;&quot;,&quot;&amp;&quot;&quot;&quot;&quot;&amp;[.M99]&amp;&quot;&quot;&quot;&quot;&amp;&quot;,&quot;&amp;&quot;&quot;&quot;&quot;&amp;[.N99]&amp;&quot;&quot;&quot;&quot;&amp;&quot;]}]},&quot;" table:style-name="ce9">
            <text:p>synonyms":["H200/200/20","L200/200/20","L200x200x20","L200x200x20"]}]},</text:p>
          </table:table-cell>
          <table:table-cell office:value-type="string" office:string-value="{&quot;L200/200/20&quot;: [{&quot;shape_coords&quot;:[200,200,20,20,29,14.5,100,100],&quot;shape_name&quot;:&quot;LAngle&quot;,&quot;synonyms&quot;:[&quot;H200/200/20&quot;,&quot;L200/200/20&quot;,&quot;L200x200x20&quot;,&quot;L200x200x20&quot;]}]}," table:formula="of:=&quot;{&quot; &amp; &quot;&quot;&quot;&quot;&amp;[.A99]&amp;&quot;&quot;&quot;&quot;&amp;&quot;: [{&quot;&quot;&quot; &amp;&quot;shape_coords&quot;&amp;&quot;&quot;&quot;&quot; &amp; &quot;:&quot; &amp; &quot;[&quot; &amp; [.B99] &amp; &quot;,&quot; &amp;[.C99] &amp; &quot;,&quot; &amp;[.D99]&amp; &quot;,&quot; &amp;[.E99]&amp; &quot;,&quot; &amp;[.F99]&amp; &quot;,&quot; &amp;[.G99]&amp; &quot;,&quot; &amp;[.H99]&amp; &quot;,&quot; &amp;[.I99] &amp; &quot;],&quot; &amp; &quot;&quot;&quot;&quot; &amp;&quot;shape_name&quot;&amp;&quot;&quot;&quot;&quot; &amp; &quot;:&quot; &amp; &quot;&quot;&quot;&quot; &amp;[.J99] &amp; &quot;&quot;&quot;&quot; &amp; &quot;,&quot; &amp; &quot;&quot;&quot;&quot;&amp;[.P99]" table:style-name="ce5">
            <text:p>{"L200/200/20": [{"shape_coords":[200,200,20,20,29,14.5,100,100],"shape_name":"LAngle","synonyms":["H200/200/20","L200/200/20","L200x200x20","L200x200x2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30/20/3</text:p>
          </table:table-cell>
          <table:table-cell office:value-type="float" office:value="30" table:style-name="ce12">
            <text:p>30</text:p>
          </table:table-cell>
          <table:table-cell office:value-type="float" office:value="20" table:style-name="ce12">
            <text:p>20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2.5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30/20/3</text:p>
          </table:table-cell>
          <table:table-cell office:value-type="string" table:style-name="ce12">
            <text:p>L30/20/3</text:p>
          </table:table-cell>
          <table:table-cell office:value-type="string" table:style-name="ce12">
            <text:p>L30x20x3</text:p>
          </table:table-cell>
          <table:table-cell office:value-type="string" table:style-name="ce13">
            <text:p>L30x20x3</text:p>
          </table:table-cell>
          <table:table-cell table:style-name="ce10"/>
          <table:table-cell office:value-type="string" office:string-value="synonyms&quot;:[&quot;H30/20/3&quot;,&quot;L30/20/3&quot;,&quot;L30x20x3&quot;,&quot;L30x20x3&quot;]}]}," table:formula="of:= &quot;synonyms&quot;&amp;&quot;&quot;&quot;&quot;&amp;&quot;:[&quot;&amp;&quot;&quot;&quot;&quot;&amp;[.K100]&amp;&quot;&quot;&quot;&quot;&amp;&quot;,&quot;&amp;&quot;&quot;&quot;&quot;&amp;[.L100]&amp;&quot;&quot;&quot;&quot;&amp;&quot;,&quot;&amp;&quot;&quot;&quot;&quot;&amp;[.M100]&amp;&quot;&quot;&quot;&quot;&amp;&quot;,&quot;&amp;&quot;&quot;&quot;&quot;&amp;[.N100]&amp;&quot;&quot;&quot;&quot;&amp;&quot;]}]},&quot;" table:style-name="ce9">
            <text:p>synonyms":["H30/20/3","L30/20/3","L30x20x3","L30x20x3"]}]},</text:p>
          </table:table-cell>
          <table:table-cell office:value-type="string" office:string-value="{&quot;L30/20/3&quot;: [{&quot;shape_coords&quot;:[30,20,3,3,5,2.5,10,15],&quot;shape_name&quot;:&quot;LAngle&quot;,&quot;synonyms&quot;:[&quot;H30/20/3&quot;,&quot;L30/20/3&quot;,&quot;L30x20x3&quot;,&quot;L30x20x3&quot;]}]}," table:formula="of:=&quot;{&quot; &amp; &quot;&quot;&quot;&quot;&amp;[.A100]&amp;&quot;&quot;&quot;&quot;&amp;&quot;: [{&quot;&quot;&quot; &amp;&quot;shape_coords&quot;&amp;&quot;&quot;&quot;&quot; &amp; &quot;:&quot; &amp; &quot;[&quot; &amp; [.B100] &amp; &quot;,&quot; &amp;[.C100] &amp; &quot;,&quot; &amp;[.D100]&amp; &quot;,&quot; &amp;[.E100]&amp; &quot;,&quot; &amp;[.F100]&amp; &quot;,&quot; &amp;[.G100]&amp; &quot;,&quot; &amp;[.H100]&amp; &quot;,&quot; &amp;[.I100] &amp; &quot;],&quot; &amp; &quot;&quot;&quot;&quot; &amp;&quot;shape_name&quot;&amp;&quot;&quot;&quot;&quot; &amp; &quot;:&quot; &amp; &quot;&quot;&quot;&quot; &amp;[.J100] &amp; &quot;&quot;&quot;&quot; &amp; &quot;,&quot; &amp; &quot;&quot;&quot;&quot;&amp;[.P100]" table:style-name="ce5">
            <text:p>{"L30/20/3": [{"shape_coords":[30,20,3,3,5,2.5,10,15],"shape_name":"LAngle","synonyms":["H30/20/3","L30/20/3","L30x20x3","L30x20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30/20/4</text:p>
          </table:table-cell>
          <table:table-cell office:value-type="float" office:value="30" table:style-name="ce12">
            <text:p>30</text:p>
          </table:table-cell>
          <table:table-cell office:value-type="float" office:value="20" table:style-name="ce12">
            <text:p>20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3">
            <text:p>6</text:p>
          </table:table-cell>
          <table:table-cell office:value-type="float" office:value="3" table:style-name="ce13">
            <text:p>3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30/20/4</text:p>
          </table:table-cell>
          <table:table-cell office:value-type="string" table:style-name="ce12">
            <text:p>L30/20/4</text:p>
          </table:table-cell>
          <table:table-cell office:value-type="string" table:style-name="ce12">
            <text:p>L30x20x4</text:p>
          </table:table-cell>
          <table:table-cell office:value-type="string" table:style-name="ce13">
            <text:p>L30x20x4</text:p>
          </table:table-cell>
          <table:table-cell table:style-name="ce10"/>
          <table:table-cell office:value-type="string" office:string-value="synonyms&quot;:[&quot;H30/20/4&quot;,&quot;L30/20/4&quot;,&quot;L30x20x4&quot;,&quot;L30x20x4&quot;]}]}," table:formula="of:= &quot;synonyms&quot;&amp;&quot;&quot;&quot;&quot;&amp;&quot;:[&quot;&amp;&quot;&quot;&quot;&quot;&amp;[.K101]&amp;&quot;&quot;&quot;&quot;&amp;&quot;,&quot;&amp;&quot;&quot;&quot;&quot;&amp;[.L101]&amp;&quot;&quot;&quot;&quot;&amp;&quot;,&quot;&amp;&quot;&quot;&quot;&quot;&amp;[.M101]&amp;&quot;&quot;&quot;&quot;&amp;&quot;,&quot;&amp;&quot;&quot;&quot;&quot;&amp;[.N101]&amp;&quot;&quot;&quot;&quot;&amp;&quot;]}]},&quot;" table:style-name="ce9">
            <text:p>synonyms":["H30/20/4","L30/20/4","L30x20x4","L30x20x4"]}]},</text:p>
          </table:table-cell>
          <table:table-cell office:value-type="string" office:string-value="{&quot;L30/20/4&quot;: [{&quot;shape_coords&quot;:[30,20,4,4,6,3,10,15],&quot;shape_name&quot;:&quot;LAngle&quot;,&quot;synonyms&quot;:[&quot;H30/20/4&quot;,&quot;L30/20/4&quot;,&quot;L30x20x4&quot;,&quot;L30x20x4&quot;]}]}," table:formula="of:=&quot;{&quot; &amp; &quot;&quot;&quot;&quot;&amp;[.A101]&amp;&quot;&quot;&quot;&quot;&amp;&quot;: [{&quot;&quot;&quot; &amp;&quot;shape_coords&quot;&amp;&quot;&quot;&quot;&quot; &amp; &quot;:&quot; &amp; &quot;[&quot; &amp; [.B101] &amp; &quot;,&quot; &amp;[.C101] &amp; &quot;,&quot; &amp;[.D101]&amp; &quot;,&quot; &amp;[.E101]&amp; &quot;,&quot; &amp;[.F101]&amp; &quot;,&quot; &amp;[.G101]&amp; &quot;,&quot; &amp;[.H101]&amp; &quot;,&quot; &amp;[.I101] &amp; &quot;],&quot; &amp; &quot;&quot;&quot;&quot; &amp;&quot;shape_name&quot;&amp;&quot;&quot;&quot;&quot; &amp; &quot;:&quot; &amp; &quot;&quot;&quot;&quot; &amp;[.J101] &amp; &quot;&quot;&quot;&quot; &amp; &quot;,&quot; &amp; &quot;&quot;&quot;&quot;&amp;[.P101]" table:style-name="ce5">
            <text:p>{"L30/20/4": [{"shape_coords":[30,20,4,4,6,3,10,15],"shape_name":"LAngle","synonyms":["H30/20/4","L30/20/4","L30x20x4","L30x2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40/20/3</text:p>
          </table:table-cell>
          <table:table-cell office:value-type="float" office:value="40" table:style-name="ce12">
            <text:p>40</text:p>
          </table:table-cell>
          <table:table-cell office:value-type="float" office:value="20" table:style-name="ce12">
            <text:p>20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2.5</text:p>
          </table:table-cell>
          <table:table-cell office:value-type="float" office:value="10" table:style-name="ce13">
            <text:p>10</text:p>
          </table:table-cell>
          <table:table-cell office:value-type="float" office:value="20" table:style-name="ce13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0/20/3</text:p>
          </table:table-cell>
          <table:table-cell office:value-type="string" table:style-name="ce12">
            <text:p>L40/20/3</text:p>
          </table:table-cell>
          <table:table-cell office:value-type="string" table:style-name="ce12">
            <text:p>L40x20x3</text:p>
          </table:table-cell>
          <table:table-cell office:value-type="string" table:style-name="ce13">
            <text:p>L40x20x3</text:p>
          </table:table-cell>
          <table:table-cell table:style-name="ce10"/>
          <table:table-cell office:value-type="string" office:string-value="synonyms&quot;:[&quot;H40/20/3&quot;,&quot;L40/20/3&quot;,&quot;L40x20x3&quot;,&quot;L40x20x3&quot;]}]}," table:formula="of:= &quot;synonyms&quot;&amp;&quot;&quot;&quot;&quot;&amp;&quot;:[&quot;&amp;&quot;&quot;&quot;&quot;&amp;[.K102]&amp;&quot;&quot;&quot;&quot;&amp;&quot;,&quot;&amp;&quot;&quot;&quot;&quot;&amp;[.L102]&amp;&quot;&quot;&quot;&quot;&amp;&quot;,&quot;&amp;&quot;&quot;&quot;&quot;&amp;[.M102]&amp;&quot;&quot;&quot;&quot;&amp;&quot;,&quot;&amp;&quot;&quot;&quot;&quot;&amp;[.N102]&amp;&quot;&quot;&quot;&quot;&amp;&quot;]}]},&quot;" table:style-name="ce9">
            <text:p>synonyms":["H40/20/3","L40/20/3","L40x20x3","L40x20x3"]}]},</text:p>
          </table:table-cell>
          <table:table-cell office:value-type="string" office:string-value="{&quot;L40/20/3&quot;: [{&quot;shape_coords&quot;:[40,20,3,3,5,2.5,10,20],&quot;shape_name&quot;:&quot;LAngle&quot;,&quot;synonyms&quot;:[&quot;H40/20/3&quot;,&quot;L40/20/3&quot;,&quot;L40x20x3&quot;,&quot;L40x20x3&quot;]}]}," table:formula="of:=&quot;{&quot; &amp; &quot;&quot;&quot;&quot;&amp;[.A102]&amp;&quot;&quot;&quot;&quot;&amp;&quot;: [{&quot;&quot;&quot; &amp;&quot;shape_coords&quot;&amp;&quot;&quot;&quot;&quot; &amp; &quot;:&quot; &amp; &quot;[&quot; &amp; [.B102] &amp; &quot;,&quot; &amp;[.C102] &amp; &quot;,&quot; &amp;[.D102]&amp; &quot;,&quot; &amp;[.E102]&amp; &quot;,&quot; &amp;[.F102]&amp; &quot;,&quot; &amp;[.G102]&amp; &quot;,&quot; &amp;[.H102]&amp; &quot;,&quot; &amp;[.I102] &amp; &quot;],&quot; &amp; &quot;&quot;&quot;&quot; &amp;&quot;shape_name&quot;&amp;&quot;&quot;&quot;&quot; &amp; &quot;:&quot; &amp; &quot;&quot;&quot;&quot; &amp;[.J102] &amp; &quot;&quot;&quot;&quot; &amp; &quot;,&quot; &amp; &quot;&quot;&quot;&quot;&amp;[.P102]" table:style-name="ce5">
            <text:p>{"L40/20/3": [{"shape_coords":[40,20,3,3,5,2.5,10,20],"shape_name":"LAngle","synonyms":["H40/20/3","L40/20/3","L40x20x3","L40x20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40/20/4</text:p>
          </table:table-cell>
          <table:table-cell office:value-type="float" office:value="40" table:style-name="ce12">
            <text:p>40</text:p>
          </table:table-cell>
          <table:table-cell office:value-type="float" office:value="20" table:style-name="ce12">
            <text:p>20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3">
            <text:p>6</text:p>
          </table:table-cell>
          <table:table-cell office:value-type="float" office:value="3" table:style-name="ce13">
            <text:p>3</text:p>
          </table:table-cell>
          <table:table-cell office:value-type="float" office:value="10" table:style-name="ce13">
            <text:p>10</text:p>
          </table:table-cell>
          <table:table-cell office:value-type="float" office:value="20" table:style-name="ce13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0/20/4</text:p>
          </table:table-cell>
          <table:table-cell office:value-type="string" table:style-name="ce12">
            <text:p>L40/20/4</text:p>
          </table:table-cell>
          <table:table-cell office:value-type="string" table:style-name="ce12">
            <text:p>L40x20x4</text:p>
          </table:table-cell>
          <table:table-cell office:value-type="string" table:style-name="ce13">
            <text:p>L40x20x4</text:p>
          </table:table-cell>
          <table:table-cell table:style-name="ce10"/>
          <table:table-cell office:value-type="string" office:string-value="synonyms&quot;:[&quot;H40/20/4&quot;,&quot;L40/20/4&quot;,&quot;L40x20x4&quot;,&quot;L40x20x4&quot;]}]}," table:formula="of:= &quot;synonyms&quot;&amp;&quot;&quot;&quot;&quot;&amp;&quot;:[&quot;&amp;&quot;&quot;&quot;&quot;&amp;[.K103]&amp;&quot;&quot;&quot;&quot;&amp;&quot;,&quot;&amp;&quot;&quot;&quot;&quot;&amp;[.L103]&amp;&quot;&quot;&quot;&quot;&amp;&quot;,&quot;&amp;&quot;&quot;&quot;&quot;&amp;[.M103]&amp;&quot;&quot;&quot;&quot;&amp;&quot;,&quot;&amp;&quot;&quot;&quot;&quot;&amp;[.N103]&amp;&quot;&quot;&quot;&quot;&amp;&quot;]}]},&quot;" table:style-name="ce9">
            <text:p>synonyms":["H40/20/4","L40/20/4","L40x20x4","L40x20x4"]}]},</text:p>
          </table:table-cell>
          <table:table-cell office:value-type="string" office:string-value="{&quot;L40/20/4&quot;: [{&quot;shape_coords&quot;:[40,20,4,4,6,3,10,20],&quot;shape_name&quot;:&quot;LAngle&quot;,&quot;synonyms&quot;:[&quot;H40/20/4&quot;,&quot;L40/20/4&quot;,&quot;L40x20x4&quot;,&quot;L40x20x4&quot;]}]}," table:formula="of:=&quot;{&quot; &amp; &quot;&quot;&quot;&quot;&amp;[.A103]&amp;&quot;&quot;&quot;&quot;&amp;&quot;: [{&quot;&quot;&quot; &amp;&quot;shape_coords&quot;&amp;&quot;&quot;&quot;&quot; &amp; &quot;:&quot; &amp; &quot;[&quot; &amp; [.B103] &amp; &quot;,&quot; &amp;[.C103] &amp; &quot;,&quot; &amp;[.D103]&amp; &quot;,&quot; &amp;[.E103]&amp; &quot;,&quot; &amp;[.F103]&amp; &quot;,&quot; &amp;[.G103]&amp; &quot;,&quot; &amp;[.H103]&amp; &quot;,&quot; &amp;[.I103] &amp; &quot;],&quot; &amp; &quot;&quot;&quot;&quot; &amp;&quot;shape_name&quot;&amp;&quot;&quot;&quot;&quot; &amp; &quot;:&quot; &amp; &quot;&quot;&quot;&quot; &amp;[.J103] &amp; &quot;&quot;&quot;&quot; &amp; &quot;,&quot; &amp; &quot;&quot;&quot;&quot;&amp;[.P103]" table:style-name="ce5">
            <text:p>{"L40/20/4": [{"shape_coords":[40,20,4,4,6,3,10,20],"shape_name":"LAngle","synonyms":["H40/20/4","L40/20/4","L40x20x4","L40x2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40/20/5</text:p>
          </table:table-cell>
          <table:table-cell office:value-type="float" office:value="40" table:style-name="ce12">
            <text:p>40</text:p>
          </table:table-cell>
          <table:table-cell office:value-type="float" office:value="20" table:style-name="ce12">
            <text:p>20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3.5</text:p>
          </table:table-cell>
          <table:table-cell office:value-type="float" office:value="10" table:style-name="ce13">
            <text:p>10</text:p>
          </table:table-cell>
          <table:table-cell office:value-type="float" office:value="20" table:style-name="ce13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0/20/5</text:p>
          </table:table-cell>
          <table:table-cell office:value-type="string" table:style-name="ce12">
            <text:p>L40/20/5</text:p>
          </table:table-cell>
          <table:table-cell office:value-type="string" table:style-name="ce12">
            <text:p>L40x20x5</text:p>
          </table:table-cell>
          <table:table-cell office:value-type="string" table:style-name="ce13">
            <text:p>L40x20x5</text:p>
          </table:table-cell>
          <table:table-cell table:style-name="ce10"/>
          <table:table-cell office:value-type="string" office:string-value="synonyms&quot;:[&quot;H40/20/5&quot;,&quot;L40/20/5&quot;,&quot;L40x20x5&quot;,&quot;L40x20x5&quot;]}]}," table:formula="of:= &quot;synonyms&quot;&amp;&quot;&quot;&quot;&quot;&amp;&quot;:[&quot;&amp;&quot;&quot;&quot;&quot;&amp;[.K104]&amp;&quot;&quot;&quot;&quot;&amp;&quot;,&quot;&amp;&quot;&quot;&quot;&quot;&amp;[.L104]&amp;&quot;&quot;&quot;&quot;&amp;&quot;,&quot;&amp;&quot;&quot;&quot;&quot;&amp;[.M104]&amp;&quot;&quot;&quot;&quot;&amp;&quot;,&quot;&amp;&quot;&quot;&quot;&quot;&amp;[.N104]&amp;&quot;&quot;&quot;&quot;&amp;&quot;]}]},&quot;" table:style-name="ce9">
            <text:p>synonyms":["H40/20/5","L40/20/5","L40x20x5","L40x20x5"]}]},</text:p>
          </table:table-cell>
          <table:table-cell office:value-type="string" office:string-value="{&quot;L40/20/5&quot;: [{&quot;shape_coords&quot;:[40,20,5,5,7,3.5,10,20],&quot;shape_name&quot;:&quot;LAngle&quot;,&quot;synonyms&quot;:[&quot;H40/20/5&quot;,&quot;L40/20/5&quot;,&quot;L40x20x5&quot;,&quot;L40x20x5&quot;]}]}," table:formula="of:=&quot;{&quot; &amp; &quot;&quot;&quot;&quot;&amp;[.A104]&amp;&quot;&quot;&quot;&quot;&amp;&quot;: [{&quot;&quot;&quot; &amp;&quot;shape_coords&quot;&amp;&quot;&quot;&quot;&quot; &amp; &quot;:&quot; &amp; &quot;[&quot; &amp; [.B104] &amp; &quot;,&quot; &amp;[.C104] &amp; &quot;,&quot; &amp;[.D104]&amp; &quot;,&quot; &amp;[.E104]&amp; &quot;,&quot; &amp;[.F104]&amp; &quot;,&quot; &amp;[.G104]&amp; &quot;,&quot; &amp;[.H104]&amp; &quot;,&quot; &amp;[.I104] &amp; &quot;],&quot; &amp; &quot;&quot;&quot;&quot; &amp;&quot;shape_name&quot;&amp;&quot;&quot;&quot;&quot; &amp; &quot;:&quot; &amp; &quot;&quot;&quot;&quot; &amp;[.J104] &amp; &quot;&quot;&quot;&quot; &amp; &quot;,&quot; &amp; &quot;&quot;&quot;&quot;&amp;[.P104]" table:style-name="ce5">
            <text:p>{"L40/20/5": [{"shape_coords":[40,20,5,5,7,3.5,10,20],"shape_name":"LAngle","synonyms":["H40/20/5","L40/20/5","L40x20x5","L40x2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40/25/4</text:p>
          </table:table-cell>
          <table:table-cell office:value-type="float" office:value="40" table:style-name="ce12">
            <text:p>40</text:p>
          </table:table-cell>
          <table:table-cell office:value-type="float" office:value="25" table:style-name="ce12">
            <text:p>25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65" table:style-name="ce13">
            <text:p>65</text:p>
          </table:table-cell>
          <table:table-cell office:value-type="string" table:style-name="ce13">
            <text:p>32.5</text:p>
          </table:table-cell>
          <table:table-cell office:value-type="string" table:style-name="ce13">
            <text:p>12.5</text:p>
          </table:table-cell>
          <table:table-cell office:value-type="float" office:value="20" table:style-name="ce13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0/25/4</text:p>
          </table:table-cell>
          <table:table-cell office:value-type="string" table:style-name="ce12">
            <text:p>L40/25/4</text:p>
          </table:table-cell>
          <table:table-cell office:value-type="string" table:style-name="ce12">
            <text:p>L40x25x4</text:p>
          </table:table-cell>
          <table:table-cell office:value-type="string" table:style-name="ce13">
            <text:p>L40x25x4</text:p>
          </table:table-cell>
          <table:table-cell table:style-name="ce10"/>
          <table:table-cell office:value-type="string" office:string-value="synonyms&quot;:[&quot;H40/25/4&quot;,&quot;L40/25/4&quot;,&quot;L40x25x4&quot;,&quot;L40x25x4&quot;]}]}," table:formula="of:= &quot;synonyms&quot;&amp;&quot;&quot;&quot;&quot;&amp;&quot;:[&quot;&amp;&quot;&quot;&quot;&quot;&amp;[.K105]&amp;&quot;&quot;&quot;&quot;&amp;&quot;,&quot;&amp;&quot;&quot;&quot;&quot;&amp;[.L105]&amp;&quot;&quot;&quot;&quot;&amp;&quot;,&quot;&amp;&quot;&quot;&quot;&quot;&amp;[.M105]&amp;&quot;&quot;&quot;&quot;&amp;&quot;,&quot;&amp;&quot;&quot;&quot;&quot;&amp;[.N105]&amp;&quot;&quot;&quot;&quot;&amp;&quot;]}]},&quot;" table:style-name="ce9">
            <text:p>synonyms":["H40/25/4","L40/25/4","L40x25x4","L40x25x4"]}]},</text:p>
          </table:table-cell>
          <table:table-cell office:value-type="string" office:string-value="{&quot;L40/25/4&quot;: [{&quot;shape_coords&quot;:[40,25,4,4,65,32.5,12.5,20],&quot;shape_name&quot;:&quot;LAngle&quot;,&quot;synonyms&quot;:[&quot;H40/25/4&quot;,&quot;L40/25/4&quot;,&quot;L40x25x4&quot;,&quot;L40x25x4&quot;]}]}," table:formula="of:=&quot;{&quot; &amp; &quot;&quot;&quot;&quot;&amp;[.A105]&amp;&quot;&quot;&quot;&quot;&amp;&quot;: [{&quot;&quot;&quot; &amp;&quot;shape_coords&quot;&amp;&quot;&quot;&quot;&quot; &amp; &quot;:&quot; &amp; &quot;[&quot; &amp; [.B105] &amp; &quot;,&quot; &amp;[.C105] &amp; &quot;,&quot; &amp;[.D105]&amp; &quot;,&quot; &amp;[.E105]&amp; &quot;,&quot; &amp;[.F105]&amp; &quot;,&quot; &amp;[.G105]&amp; &quot;,&quot; &amp;[.H105]&amp; &quot;,&quot; &amp;[.I105] &amp; &quot;],&quot; &amp; &quot;&quot;&quot;&quot; &amp;&quot;shape_name&quot;&amp;&quot;&quot;&quot;&quot; &amp; &quot;:&quot; &amp; &quot;&quot;&quot;&quot; &amp;[.J105] &amp; &quot;&quot;&quot;&quot; &amp; &quot;,&quot; &amp; &quot;&quot;&quot;&quot;&amp;[.P105]" table:style-name="ce5">
            <text:p>{"L40/25/4": [{"shape_coords":[40,25,4,4,65,32.5,12.5,20],"shape_name":"LAngle","synonyms":["H40/25/4","L40/25/4","L40x25x4","L40x25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40/25/5</text:p>
          </table:table-cell>
          <table:table-cell office:value-type="float" office:value="40" table:style-name="ce12">
            <text:p>40</text:p>
          </table:table-cell>
          <table:table-cell office:value-type="float" office:value="25" table:style-name="ce12">
            <text:p>25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75" table:style-name="ce13">
            <text:p>75</text:p>
          </table:table-cell>
          <table:table-cell office:value-type="string" table:style-name="ce13">
            <text:p>37.5</text:p>
          </table:table-cell>
          <table:table-cell office:value-type="string" table:style-name="ce13">
            <text:p>12.5</text:p>
          </table:table-cell>
          <table:table-cell office:value-type="float" office:value="20" table:style-name="ce13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0/25/5</text:p>
          </table:table-cell>
          <table:table-cell office:value-type="string" table:style-name="ce12">
            <text:p>L40/25/5</text:p>
          </table:table-cell>
          <table:table-cell office:value-type="string" table:style-name="ce12">
            <text:p>L40x25x5</text:p>
          </table:table-cell>
          <table:table-cell office:value-type="string" table:style-name="ce13">
            <text:p>L40x25x5</text:p>
          </table:table-cell>
          <table:table-cell table:style-name="ce10"/>
          <table:table-cell office:value-type="string" office:string-value="synonyms&quot;:[&quot;H40/25/5&quot;,&quot;L40/25/5&quot;,&quot;L40x25x5&quot;,&quot;L40x25x5&quot;]}]}," table:formula="of:= &quot;synonyms&quot;&amp;&quot;&quot;&quot;&quot;&amp;&quot;:[&quot;&amp;&quot;&quot;&quot;&quot;&amp;[.K106]&amp;&quot;&quot;&quot;&quot;&amp;&quot;,&quot;&amp;&quot;&quot;&quot;&quot;&amp;[.L106]&amp;&quot;&quot;&quot;&quot;&amp;&quot;,&quot;&amp;&quot;&quot;&quot;&quot;&amp;[.M106]&amp;&quot;&quot;&quot;&quot;&amp;&quot;,&quot;&amp;&quot;&quot;&quot;&quot;&amp;[.N106]&amp;&quot;&quot;&quot;&quot;&amp;&quot;]}]},&quot;" table:style-name="ce9">
            <text:p>synonyms":["H40/25/5","L40/25/5","L40x25x5","L40x25x5"]}]},</text:p>
          </table:table-cell>
          <table:table-cell office:value-type="string" office:string-value="{&quot;L40/25/5&quot;: [{&quot;shape_coords&quot;:[40,25,5,5,75,37.5,12.5,20],&quot;shape_name&quot;:&quot;LAngle&quot;,&quot;synonyms&quot;:[&quot;H40/25/5&quot;,&quot;L40/25/5&quot;,&quot;L40x25x5&quot;,&quot;L40x25x5&quot;]}]}," table:formula="of:=&quot;{&quot; &amp; &quot;&quot;&quot;&quot;&amp;[.A106]&amp;&quot;&quot;&quot;&quot;&amp;&quot;: [{&quot;&quot;&quot; &amp;&quot;shape_coords&quot;&amp;&quot;&quot;&quot;&quot; &amp; &quot;:&quot; &amp; &quot;[&quot; &amp; [.B106] &amp; &quot;,&quot; &amp;[.C106] &amp; &quot;,&quot; &amp;[.D106]&amp; &quot;,&quot; &amp;[.E106]&amp; &quot;,&quot; &amp;[.F106]&amp; &quot;,&quot; &amp;[.G106]&amp; &quot;,&quot; &amp;[.H106]&amp; &quot;,&quot; &amp;[.I106] &amp; &quot;],&quot; &amp; &quot;&quot;&quot;&quot; &amp;&quot;shape_name&quot;&amp;&quot;&quot;&quot;&quot; &amp; &quot;:&quot; &amp; &quot;&quot;&quot;&quot; &amp;[.J106] &amp; &quot;&quot;&quot;&quot; &amp; &quot;,&quot; &amp; &quot;&quot;&quot;&quot;&amp;[.P106]" table:style-name="ce5">
            <text:p>{"L40/25/5": [{"shape_coords":[40,25,5,5,75,37.5,12.5,20],"shape_name":"LAngle","synonyms":["H40/25/5","L40/25/5","L40x25x5","L40x25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45/30/4</text:p>
          </table:table-cell>
          <table:table-cell office:value-type="float" office:value="45" table:style-name="ce12">
            <text:p>45</text:p>
          </table:table-cell>
          <table:table-cell office:value-type="float" office:value="30" table:style-name="ce12">
            <text:p>30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65" table:style-name="ce13">
            <text:p>65</text:p>
          </table:table-cell>
          <table:table-cell office:value-type="string" table:style-name="ce13">
            <text:p>32.5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5/30/4</text:p>
          </table:table-cell>
          <table:table-cell office:value-type="string" table:style-name="ce12">
            <text:p>L45/30/4</text:p>
          </table:table-cell>
          <table:table-cell office:value-type="string" table:style-name="ce12">
            <text:p>L45x30x4</text:p>
          </table:table-cell>
          <table:table-cell office:value-type="string" table:style-name="ce13">
            <text:p>L45x30x4</text:p>
          </table:table-cell>
          <table:table-cell table:style-name="ce10"/>
          <table:table-cell office:value-type="string" office:string-value="synonyms&quot;:[&quot;H45/30/4&quot;,&quot;L45/30/4&quot;,&quot;L45x30x4&quot;,&quot;L45x30x4&quot;]}]}," table:formula="of:= &quot;synonyms&quot;&amp;&quot;&quot;&quot;&quot;&amp;&quot;:[&quot;&amp;&quot;&quot;&quot;&quot;&amp;[.K107]&amp;&quot;&quot;&quot;&quot;&amp;&quot;,&quot;&amp;&quot;&quot;&quot;&quot;&amp;[.L107]&amp;&quot;&quot;&quot;&quot;&amp;&quot;,&quot;&amp;&quot;&quot;&quot;&quot;&amp;[.M107]&amp;&quot;&quot;&quot;&quot;&amp;&quot;,&quot;&amp;&quot;&quot;&quot;&quot;&amp;[.N107]&amp;&quot;&quot;&quot;&quot;&amp;&quot;]}]},&quot;" table:style-name="ce9">
            <text:p>synonyms":["H45/30/4","L45/30/4","L45x30x4","L45x30x4"]}]},</text:p>
          </table:table-cell>
          <table:table-cell office:value-type="string" office:string-value="{&quot;L45/30/4&quot;: [{&quot;shape_coords&quot;:[45,30,4,4,65,32.5,15,22.5],&quot;shape_name&quot;:&quot;LAngle&quot;,&quot;synonyms&quot;:[&quot;H45/30/4&quot;,&quot;L45/30/4&quot;,&quot;L45x30x4&quot;,&quot;L45x30x4&quot;]}]}," table:formula="of:=&quot;{&quot; &amp; &quot;&quot;&quot;&quot;&amp;[.A107]&amp;&quot;&quot;&quot;&quot;&amp;&quot;: [{&quot;&quot;&quot; &amp;&quot;shape_coords&quot;&amp;&quot;&quot;&quot;&quot; &amp; &quot;:&quot; &amp; &quot;[&quot; &amp; [.B107] &amp; &quot;,&quot; &amp;[.C107] &amp; &quot;,&quot; &amp;[.D107]&amp; &quot;,&quot; &amp;[.E107]&amp; &quot;,&quot; &amp;[.F107]&amp; &quot;,&quot; &amp;[.G107]&amp; &quot;,&quot; &amp;[.H107]&amp; &quot;,&quot; &amp;[.I107] &amp; &quot;],&quot; &amp; &quot;&quot;&quot;&quot; &amp;&quot;shape_name&quot;&amp;&quot;&quot;&quot;&quot; &amp; &quot;:&quot; &amp; &quot;&quot;&quot;&quot; &amp;[.J107] &amp; &quot;&quot;&quot;&quot; &amp; &quot;,&quot; &amp; &quot;&quot;&quot;&quot;&amp;[.P107]" table:style-name="ce5">
            <text:p>{"L45/30/4": [{"shape_coords":[45,30,4,4,65,32.5,15,22.5],"shape_name":"LAngle","synonyms":["H45/30/4","L45/30/4","L45x30x4","L45x3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45/30/5</text:p>
          </table:table-cell>
          <table:table-cell office:value-type="float" office:value="45" table:style-name="ce12">
            <text:p>45</text:p>
          </table:table-cell>
          <table:table-cell office:value-type="float" office:value="30" table:style-name="ce12">
            <text:p>30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75" table:style-name="ce13">
            <text:p>75</text:p>
          </table:table-cell>
          <table:table-cell office:value-type="string" table:style-name="ce13">
            <text:p>37.5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5/30/5</text:p>
          </table:table-cell>
          <table:table-cell office:value-type="string" table:style-name="ce12">
            <text:p>L45/30/5</text:p>
          </table:table-cell>
          <table:table-cell office:value-type="string" table:style-name="ce12">
            <text:p>L45x30x5</text:p>
          </table:table-cell>
          <table:table-cell office:value-type="string" table:style-name="ce13">
            <text:p>L45x30x5</text:p>
          </table:table-cell>
          <table:table-cell table:style-name="ce10"/>
          <table:table-cell office:value-type="string" office:string-value="synonyms&quot;:[&quot;H45/30/5&quot;,&quot;L45/30/5&quot;,&quot;L45x30x5&quot;,&quot;L45x30x5&quot;]}]}," table:formula="of:= &quot;synonyms&quot;&amp;&quot;&quot;&quot;&quot;&amp;&quot;:[&quot;&amp;&quot;&quot;&quot;&quot;&amp;[.K108]&amp;&quot;&quot;&quot;&quot;&amp;&quot;,&quot;&amp;&quot;&quot;&quot;&quot;&amp;[.L108]&amp;&quot;&quot;&quot;&quot;&amp;&quot;,&quot;&amp;&quot;&quot;&quot;&quot;&amp;[.M108]&amp;&quot;&quot;&quot;&quot;&amp;&quot;,&quot;&amp;&quot;&quot;&quot;&quot;&amp;[.N108]&amp;&quot;&quot;&quot;&quot;&amp;&quot;]}]},&quot;" table:style-name="ce9">
            <text:p>synonyms":["H45/30/5","L45/30/5","L45x30x5","L45x30x5"]}]},</text:p>
          </table:table-cell>
          <table:table-cell office:value-type="string" office:string-value="{&quot;L45/30/5&quot;: [{&quot;shape_coords&quot;:[45,30,5,5,75,37.5,15,22.5],&quot;shape_name&quot;:&quot;LAngle&quot;,&quot;synonyms&quot;:[&quot;H45/30/5&quot;,&quot;L45/30/5&quot;,&quot;L45x30x5&quot;,&quot;L45x30x5&quot;]}]}," table:formula="of:=&quot;{&quot; &amp; &quot;&quot;&quot;&quot;&amp;[.A108]&amp;&quot;&quot;&quot;&quot;&amp;&quot;: [{&quot;&quot;&quot; &amp;&quot;shape_coords&quot;&amp;&quot;&quot;&quot;&quot; &amp; &quot;:&quot; &amp; &quot;[&quot; &amp; [.B108] &amp; &quot;,&quot; &amp;[.C108] &amp; &quot;,&quot; &amp;[.D108]&amp; &quot;,&quot; &amp;[.E108]&amp; &quot;,&quot; &amp;[.F108]&amp; &quot;,&quot; &amp;[.G108]&amp; &quot;,&quot; &amp;[.H108]&amp; &quot;,&quot; &amp;[.I108] &amp; &quot;],&quot; &amp; &quot;&quot;&quot;&quot; &amp;&quot;shape_name&quot;&amp;&quot;&quot;&quot;&quot; &amp; &quot;:&quot; &amp; &quot;&quot;&quot;&quot; &amp;[.J108] &amp; &quot;&quot;&quot;&quot; &amp; &quot;,&quot; &amp; &quot;&quot;&quot;&quot;&amp;[.P108]" table:style-name="ce5">
            <text:p>{"L45/30/5": [{"shape_coords":[45,30,5,5,75,37.5,15,22.5],"shape_name":"LAngle","synonyms":["H45/30/5","L45/30/5","L45x30x5","L45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50/30/5</text:p>
          </table:table-cell>
          <table:table-cell office:value-type="float" office:value="50" table:style-name="ce12">
            <text:p>50</text:p>
          </table:table-cell>
          <table:table-cell office:value-type="float" office:value="30" table:style-name="ce12">
            <text:p>30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75" table:style-name="ce13">
            <text:p>75</text:p>
          </table:table-cell>
          <table:table-cell office:value-type="string" table:style-name="ce13">
            <text:p>37.5</text:p>
          </table:table-cell>
          <table:table-cell office:value-type="float" office:value="15" table:style-name="ce13">
            <text:p>15</text:p>
          </table:table-cell>
          <table:table-cell office:value-type="float" office:value="25" table:style-name="ce13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0/30/5</text:p>
          </table:table-cell>
          <table:table-cell office:value-type="string" table:style-name="ce12">
            <text:p>L50/30/5</text:p>
          </table:table-cell>
          <table:table-cell office:value-type="string" table:style-name="ce12">
            <text:p>L50x30x5</text:p>
          </table:table-cell>
          <table:table-cell office:value-type="string" table:style-name="ce13">
            <text:p>L50x30x5</text:p>
          </table:table-cell>
          <table:table-cell table:style-name="ce10"/>
          <table:table-cell office:value-type="string" office:string-value="synonyms&quot;:[&quot;H50/30/5&quot;,&quot;L50/30/5&quot;,&quot;L50x30x5&quot;,&quot;L50x30x5&quot;]}]}," table:formula="of:= &quot;synonyms&quot;&amp;&quot;&quot;&quot;&quot;&amp;&quot;:[&quot;&amp;&quot;&quot;&quot;&quot;&amp;[.K109]&amp;&quot;&quot;&quot;&quot;&amp;&quot;,&quot;&amp;&quot;&quot;&quot;&quot;&amp;[.L109]&amp;&quot;&quot;&quot;&quot;&amp;&quot;,&quot;&amp;&quot;&quot;&quot;&quot;&amp;[.M109]&amp;&quot;&quot;&quot;&quot;&amp;&quot;,&quot;&amp;&quot;&quot;&quot;&quot;&amp;[.N109]&amp;&quot;&quot;&quot;&quot;&amp;&quot;]}]},&quot;" table:style-name="ce9">
            <text:p>synonyms":["H50/30/5","L50/30/5","L50x30x5","L50x30x5"]}]},</text:p>
          </table:table-cell>
          <table:table-cell office:value-type="string" office:string-value="{&quot;L50/30/5&quot;: [{&quot;shape_coords&quot;:[50,30,5,5,75,37.5,15,25],&quot;shape_name&quot;:&quot;LAngle&quot;,&quot;synonyms&quot;:[&quot;H50/30/5&quot;,&quot;L50/30/5&quot;,&quot;L50x30x5&quot;,&quot;L50x30x5&quot;]}]}," table:formula="of:=&quot;{&quot; &amp; &quot;&quot;&quot;&quot;&amp;[.A109]&amp;&quot;&quot;&quot;&quot;&amp;&quot;: [{&quot;&quot;&quot; &amp;&quot;shape_coords&quot;&amp;&quot;&quot;&quot;&quot; &amp; &quot;:&quot; &amp; &quot;[&quot; &amp; [.B109] &amp; &quot;,&quot; &amp;[.C109] &amp; &quot;,&quot; &amp;[.D109]&amp; &quot;,&quot; &amp;[.E109]&amp; &quot;,&quot; &amp;[.F109]&amp; &quot;,&quot; &amp;[.G109]&amp; &quot;,&quot; &amp;[.H109]&amp; &quot;,&quot; &amp;[.I109] &amp; &quot;],&quot; &amp; &quot;&quot;&quot;&quot; &amp;&quot;shape_name&quot;&amp;&quot;&quot;&quot;&quot; &amp; &quot;:&quot; &amp; &quot;&quot;&quot;&quot; &amp;[.J109] &amp; &quot;&quot;&quot;&quot; &amp; &quot;,&quot; &amp; &quot;&quot;&quot;&quot;&amp;[.P109]" table:style-name="ce5">
            <text:p>{"L50/30/5": [{"shape_coords":[50,30,5,5,75,37.5,15,25],"shape_name":"LAngle","synonyms":["H50/30/5","L50/30/5","L50x30x5","L50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50/30/6</text:p>
          </table:table-cell>
          <table:table-cell office:value-type="float" office:value="50" table:style-name="ce12">
            <text:p>50</text:p>
          </table:table-cell>
          <table:table-cell office:value-type="float" office:value="30" table:style-name="ce12">
            <text:p>3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85" table:style-name="ce13">
            <text:p>85</text:p>
          </table:table-cell>
          <table:table-cell office:value-type="string" table:style-name="ce13">
            <text:p>42.5</text:p>
          </table:table-cell>
          <table:table-cell office:value-type="float" office:value="15" table:style-name="ce13">
            <text:p>15</text:p>
          </table:table-cell>
          <table:table-cell office:value-type="float" office:value="25" table:style-name="ce13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0/30/6</text:p>
          </table:table-cell>
          <table:table-cell office:value-type="string" table:style-name="ce12">
            <text:p>L50/30/6</text:p>
          </table:table-cell>
          <table:table-cell office:value-type="string" table:style-name="ce12">
            <text:p>L50x30x6</text:p>
          </table:table-cell>
          <table:table-cell office:value-type="string" table:style-name="ce13">
            <text:p>L50x30x6</text:p>
          </table:table-cell>
          <table:table-cell table:style-name="ce10"/>
          <table:table-cell office:value-type="string" office:string-value="synonyms&quot;:[&quot;H50/30/6&quot;,&quot;L50/30/6&quot;,&quot;L50x30x6&quot;,&quot;L50x30x6&quot;]}]}," table:formula="of:= &quot;synonyms&quot;&amp;&quot;&quot;&quot;&quot;&amp;&quot;:[&quot;&amp;&quot;&quot;&quot;&quot;&amp;[.K110]&amp;&quot;&quot;&quot;&quot;&amp;&quot;,&quot;&amp;&quot;&quot;&quot;&quot;&amp;[.L110]&amp;&quot;&quot;&quot;&quot;&amp;&quot;,&quot;&amp;&quot;&quot;&quot;&quot;&amp;[.M110]&amp;&quot;&quot;&quot;&quot;&amp;&quot;,&quot;&amp;&quot;&quot;&quot;&quot;&amp;[.N110]&amp;&quot;&quot;&quot;&quot;&amp;&quot;]}]},&quot;" table:style-name="ce9">
            <text:p>synonyms":["H50/30/6","L50/30/6","L50x30x6","L50x30x6"]}]},</text:p>
          </table:table-cell>
          <table:table-cell office:value-type="string" office:string-value="{&quot;L50/30/6&quot;: [{&quot;shape_coords&quot;:[50,30,6,6,85,42.5,15,25],&quot;shape_name&quot;:&quot;LAngle&quot;,&quot;synonyms&quot;:[&quot;H50/30/6&quot;,&quot;L50/30/6&quot;,&quot;L50x30x6&quot;,&quot;L50x30x6&quot;]}]}," table:formula="of:=&quot;{&quot; &amp; &quot;&quot;&quot;&quot;&amp;[.A110]&amp;&quot;&quot;&quot;&quot;&amp;&quot;: [{&quot;&quot;&quot; &amp;&quot;shape_coords&quot;&amp;&quot;&quot;&quot;&quot; &amp; &quot;:&quot; &amp; &quot;[&quot; &amp; [.B110] &amp; &quot;,&quot; &amp;[.C110] &amp; &quot;,&quot; &amp;[.D110]&amp; &quot;,&quot; &amp;[.E110]&amp; &quot;,&quot; &amp;[.F110]&amp; &quot;,&quot; &amp;[.G110]&amp; &quot;,&quot; &amp;[.H110]&amp; &quot;,&quot; &amp;[.I110] &amp; &quot;],&quot; &amp; &quot;&quot;&quot;&quot; &amp;&quot;shape_name&quot;&amp;&quot;&quot;&quot;&quot; &amp; &quot;:&quot; &amp; &quot;&quot;&quot;&quot; &amp;[.J110] &amp; &quot;&quot;&quot;&quot; &amp; &quot;,&quot; &amp; &quot;&quot;&quot;&quot;&amp;[.P110]" table:style-name="ce5">
            <text:p>{"L50/30/6": [{"shape_coords":[50,30,6,6,85,42.5,15,25],"shape_name":"LAngle","synonyms":["H50/30/6","L50/30/6","L50x30x6","L50x3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50/40/5</text:p>
          </table:table-cell>
          <table:table-cell office:value-type="float" office:value="50" table:style-name="ce12">
            <text:p>50</text:p>
          </table:table-cell>
          <table:table-cell office:value-type="float" office:value="40" table:style-name="ce12">
            <text:p>40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75" table:style-name="ce13">
            <text:p>75</text:p>
          </table:table-cell>
          <table:table-cell office:value-type="string" table:style-name="ce13">
            <text:p>37.5</text:p>
          </table:table-cell>
          <table:table-cell office:value-type="float" office:value="20" table:style-name="ce13">
            <text:p>20</text:p>
          </table:table-cell>
          <table:table-cell office:value-type="float" office:value="25" table:style-name="ce13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0/40/5</text:p>
          </table:table-cell>
          <table:table-cell office:value-type="string" table:style-name="ce12">
            <text:p>L50/40/5</text:p>
          </table:table-cell>
          <table:table-cell office:value-type="string" table:style-name="ce12">
            <text:p>L50x40x5</text:p>
          </table:table-cell>
          <table:table-cell office:value-type="string" table:style-name="ce13">
            <text:p>L50x40x5</text:p>
          </table:table-cell>
          <table:table-cell table:style-name="ce10"/>
          <table:table-cell office:value-type="string" office:string-value="synonyms&quot;:[&quot;H50/40/5&quot;,&quot;L50/40/5&quot;,&quot;L50x40x5&quot;,&quot;L50x40x5&quot;]}]}," table:formula="of:= &quot;synonyms&quot;&amp;&quot;&quot;&quot;&quot;&amp;&quot;:[&quot;&amp;&quot;&quot;&quot;&quot;&amp;[.K111]&amp;&quot;&quot;&quot;&quot;&amp;&quot;,&quot;&amp;&quot;&quot;&quot;&quot;&amp;[.L111]&amp;&quot;&quot;&quot;&quot;&amp;&quot;,&quot;&amp;&quot;&quot;&quot;&quot;&amp;[.M111]&amp;&quot;&quot;&quot;&quot;&amp;&quot;,&quot;&amp;&quot;&quot;&quot;&quot;&amp;[.N111]&amp;&quot;&quot;&quot;&quot;&amp;&quot;]}]},&quot;" table:style-name="ce9">
            <text:p>synonyms":["H50/40/5","L50/40/5","L50x40x5","L50x40x5"]}]},</text:p>
          </table:table-cell>
          <table:table-cell office:value-type="string" office:string-value="{&quot;L50/40/5&quot;: [{&quot;shape_coords&quot;:[50,40,5,5,75,37.5,20,25],&quot;shape_name&quot;:&quot;LAngle&quot;,&quot;synonyms&quot;:[&quot;H50/40/5&quot;,&quot;L50/40/5&quot;,&quot;L50x40x5&quot;,&quot;L50x40x5&quot;]}]}," table:formula="of:=&quot;{&quot; &amp; &quot;&quot;&quot;&quot;&amp;[.A111]&amp;&quot;&quot;&quot;&quot;&amp;&quot;: [{&quot;&quot;&quot; &amp;&quot;shape_coords&quot;&amp;&quot;&quot;&quot;&quot; &amp; &quot;:&quot; &amp; &quot;[&quot; &amp; [.B111] &amp; &quot;,&quot; &amp;[.C111] &amp; &quot;,&quot; &amp;[.D111]&amp; &quot;,&quot; &amp;[.E111]&amp; &quot;,&quot; &amp;[.F111]&amp; &quot;,&quot; &amp;[.G111]&amp; &quot;,&quot; &amp;[.H111]&amp; &quot;,&quot; &amp;[.I111] &amp; &quot;],&quot; &amp; &quot;&quot;&quot;&quot; &amp;&quot;shape_name&quot;&amp;&quot;&quot;&quot;&quot; &amp; &quot;:&quot; &amp; &quot;&quot;&quot;&quot; &amp;[.J111] &amp; &quot;&quot;&quot;&quot; &amp; &quot;,&quot; &amp; &quot;&quot;&quot;&quot;&amp;[.P111]" table:style-name="ce5">
            <text:p>{"L50/40/5": [{"shape_coords":[50,40,5,5,75,37.5,20,25],"shape_name":"LAngle","synonyms":["H50/40/5","L50/40/5","L50x40x5","L50x4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50/40/6</text:p>
          </table:table-cell>
          <table:table-cell office:value-type="float" office:value="50" table:style-name="ce12">
            <text:p>50</text:p>
          </table:table-cell>
          <table:table-cell office:value-type="float" office:value="40" table:style-name="ce12">
            <text:p>4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85" table:style-name="ce13">
            <text:p>85</text:p>
          </table:table-cell>
          <table:table-cell office:value-type="string" table:style-name="ce13">
            <text:p>42.5</text:p>
          </table:table-cell>
          <table:table-cell office:value-type="float" office:value="20" table:style-name="ce13">
            <text:p>20</text:p>
          </table:table-cell>
          <table:table-cell office:value-type="float" office:value="25" table:style-name="ce13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0/40/6</text:p>
          </table:table-cell>
          <table:table-cell office:value-type="string" table:style-name="ce12">
            <text:p>L50/40/6</text:p>
          </table:table-cell>
          <table:table-cell office:value-type="string" table:style-name="ce12">
            <text:p>L50x40x6</text:p>
          </table:table-cell>
          <table:table-cell office:value-type="string" table:style-name="ce13">
            <text:p>L50x40x6</text:p>
          </table:table-cell>
          <table:table-cell table:style-name="ce10"/>
          <table:table-cell office:value-type="string" office:string-value="synonyms&quot;:[&quot;H50/40/6&quot;,&quot;L50/40/6&quot;,&quot;L50x40x6&quot;,&quot;L50x40x6&quot;]}]}," table:formula="of:= &quot;synonyms&quot;&amp;&quot;&quot;&quot;&quot;&amp;&quot;:[&quot;&amp;&quot;&quot;&quot;&quot;&amp;[.K112]&amp;&quot;&quot;&quot;&quot;&amp;&quot;,&quot;&amp;&quot;&quot;&quot;&quot;&amp;[.L112]&amp;&quot;&quot;&quot;&quot;&amp;&quot;,&quot;&amp;&quot;&quot;&quot;&quot;&amp;[.M112]&amp;&quot;&quot;&quot;&quot;&amp;&quot;,&quot;&amp;&quot;&quot;&quot;&quot;&amp;[.N112]&amp;&quot;&quot;&quot;&quot;&amp;&quot;]}]},&quot;" table:style-name="ce9">
            <text:p>synonyms":["H50/40/6","L50/40/6","L50x40x6","L50x40x6"]}]},</text:p>
          </table:table-cell>
          <table:table-cell office:value-type="string" office:string-value="{&quot;L50/40/6&quot;: [{&quot;shape_coords&quot;:[50,40,6,6,85,42.5,20,25],&quot;shape_name&quot;:&quot;LAngle&quot;,&quot;synonyms&quot;:[&quot;H50/40/6&quot;,&quot;L50/40/6&quot;,&quot;L50x40x6&quot;,&quot;L50x40x6&quot;]}]}," table:formula="of:=&quot;{&quot; &amp; &quot;&quot;&quot;&quot;&amp;[.A112]&amp;&quot;&quot;&quot;&quot;&amp;&quot;: [{&quot;&quot;&quot; &amp;&quot;shape_coords&quot;&amp;&quot;&quot;&quot;&quot; &amp; &quot;:&quot; &amp; &quot;[&quot; &amp; [.B112] &amp; &quot;,&quot; &amp;[.C112] &amp; &quot;,&quot; &amp;[.D112]&amp; &quot;,&quot; &amp;[.E112]&amp; &quot;,&quot; &amp;[.F112]&amp; &quot;,&quot; &amp;[.G112]&amp; &quot;,&quot; &amp;[.H112]&amp; &quot;,&quot; &amp;[.I112] &amp; &quot;],&quot; &amp; &quot;&quot;&quot;&quot; &amp;&quot;shape_name&quot;&amp;&quot;&quot;&quot;&quot; &amp; &quot;:&quot; &amp; &quot;&quot;&quot;&quot; &amp;[.J112] &amp; &quot;&quot;&quot;&quot; &amp; &quot;,&quot; &amp; &quot;&quot;&quot;&quot;&amp;[.P112]" table:style-name="ce5">
            <text:p>{"L50/40/6": [{"shape_coords":[50,40,6,6,85,42.5,20,25],"shape_name":"LAngle","synonyms":["H50/40/6","L50/40/6","L50x40x6","L5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60/30/5</text:p>
          </table:table-cell>
          <table:table-cell office:value-type="float" office:value="60" table:style-name="ce12">
            <text:p>60</text:p>
          </table:table-cell>
          <table:table-cell office:value-type="float" office:value="30" table:style-name="ce12">
            <text:p>30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8" table:style-name="ce13">
            <text:p>8</text:p>
          </table:table-cell>
          <table:table-cell office:value-type="float" office:value="4" table:style-name="ce13">
            <text:p>4</text:p>
          </table:table-cell>
          <table:table-cell office:value-type="float" office:value="15" table:style-name="ce13">
            <text:p>15</text:p>
          </table:table-cell>
          <table:table-cell office:value-type="float" office:value="30" table:style-name="ce13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0/30/5</text:p>
          </table:table-cell>
          <table:table-cell office:value-type="string" table:style-name="ce12">
            <text:p>L60/30/5</text:p>
          </table:table-cell>
          <table:table-cell office:value-type="string" table:style-name="ce12">
            <text:p>L60x30x5</text:p>
          </table:table-cell>
          <table:table-cell office:value-type="string" table:style-name="ce13">
            <text:p>L60x30x5</text:p>
          </table:table-cell>
          <table:table-cell table:style-name="ce10"/>
          <table:table-cell office:value-type="string" office:string-value="synonyms&quot;:[&quot;H60/30/5&quot;,&quot;L60/30/5&quot;,&quot;L60x30x5&quot;,&quot;L60x30x5&quot;]}]}," table:formula="of:= &quot;synonyms&quot;&amp;&quot;&quot;&quot;&quot;&amp;&quot;:[&quot;&amp;&quot;&quot;&quot;&quot;&amp;[.K113]&amp;&quot;&quot;&quot;&quot;&amp;&quot;,&quot;&amp;&quot;&quot;&quot;&quot;&amp;[.L113]&amp;&quot;&quot;&quot;&quot;&amp;&quot;,&quot;&amp;&quot;&quot;&quot;&quot;&amp;[.M113]&amp;&quot;&quot;&quot;&quot;&amp;&quot;,&quot;&amp;&quot;&quot;&quot;&quot;&amp;[.N113]&amp;&quot;&quot;&quot;&quot;&amp;&quot;]}]},&quot;" table:style-name="ce9">
            <text:p>synonyms":["H60/30/5","L60/30/5","L60x30x5","L60x30x5"]}]},</text:p>
          </table:table-cell>
          <table:table-cell office:value-type="string" office:string-value="{&quot;L60/30/5&quot;: [{&quot;shape_coords&quot;:[60,30,5,5,8,4,15,30],&quot;shape_name&quot;:&quot;LAngle&quot;,&quot;synonyms&quot;:[&quot;H60/30/5&quot;,&quot;L60/30/5&quot;,&quot;L60x30x5&quot;,&quot;L60x30x5&quot;]}]}," table:formula="of:=&quot;{&quot; &amp; &quot;&quot;&quot;&quot;&amp;[.A113]&amp;&quot;&quot;&quot;&quot;&amp;&quot;: [{&quot;&quot;&quot; &amp;&quot;shape_coords&quot;&amp;&quot;&quot;&quot;&quot; &amp; &quot;:&quot; &amp; &quot;[&quot; &amp; [.B113] &amp; &quot;,&quot; &amp;[.C113] &amp; &quot;,&quot; &amp;[.D113]&amp; &quot;,&quot; &amp;[.E113]&amp; &quot;,&quot; &amp;[.F113]&amp; &quot;,&quot; &amp;[.G113]&amp; &quot;,&quot; &amp;[.H113]&amp; &quot;,&quot; &amp;[.I113] &amp; &quot;],&quot; &amp; &quot;&quot;&quot;&quot; &amp;&quot;shape_name&quot;&amp;&quot;&quot;&quot;&quot; &amp; &quot;:&quot; &amp; &quot;&quot;&quot;&quot; &amp;[.J113] &amp; &quot;&quot;&quot;&quot; &amp; &quot;,&quot; &amp; &quot;&quot;&quot;&quot;&amp;[.P113]" table:style-name="ce5">
            <text:p>{"L60/30/5": [{"shape_coords":[60,30,5,5,8,4,15,30],"shape_name":"LAngle","synonyms":["H60/30/5","L60/30/5","L60x30x5","L60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60/30/6</text:p>
          </table:table-cell>
          <table:table-cell office:value-type="float" office:value="60" table:style-name="ce12">
            <text:p>60</text:p>
          </table:table-cell>
          <table:table-cell office:value-type="float" office:value="30" table:style-name="ce12">
            <text:p>3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4.5</text:p>
          </table:table-cell>
          <table:table-cell office:value-type="float" office:value="15" table:style-name="ce13">
            <text:p>15</text:p>
          </table:table-cell>
          <table:table-cell office:value-type="float" office:value="30" table:style-name="ce13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0/30/6</text:p>
          </table:table-cell>
          <table:table-cell office:value-type="string" table:style-name="ce12">
            <text:p>L60/30/6</text:p>
          </table:table-cell>
          <table:table-cell office:value-type="string" table:style-name="ce12">
            <text:p>L60x30x6</text:p>
          </table:table-cell>
          <table:table-cell office:value-type="string" table:style-name="ce13">
            <text:p>L60x30x6</text:p>
          </table:table-cell>
          <table:table-cell table:style-name="ce10"/>
          <table:table-cell office:value-type="string" office:string-value="synonyms&quot;:[&quot;H60/30/6&quot;,&quot;L60/30/6&quot;,&quot;L60x30x6&quot;,&quot;L60x30x6&quot;]}]}," table:formula="of:= &quot;synonyms&quot;&amp;&quot;&quot;&quot;&quot;&amp;&quot;:[&quot;&amp;&quot;&quot;&quot;&quot;&amp;[.K114]&amp;&quot;&quot;&quot;&quot;&amp;&quot;,&quot;&amp;&quot;&quot;&quot;&quot;&amp;[.L114]&amp;&quot;&quot;&quot;&quot;&amp;&quot;,&quot;&amp;&quot;&quot;&quot;&quot;&amp;[.M114]&amp;&quot;&quot;&quot;&quot;&amp;&quot;,&quot;&amp;&quot;&quot;&quot;&quot;&amp;[.N114]&amp;&quot;&quot;&quot;&quot;&amp;&quot;]}]},&quot;" table:style-name="ce9">
            <text:p>synonyms":["H60/30/6","L60/30/6","L60x30x6","L60x30x6"]}]},</text:p>
          </table:table-cell>
          <table:table-cell office:value-type="string" office:string-value="{&quot;L60/30/6&quot;: [{&quot;shape_coords&quot;:[60,30,6,6,9,4.5,15,30],&quot;shape_name&quot;:&quot;LAngle&quot;,&quot;synonyms&quot;:[&quot;H60/30/6&quot;,&quot;L60/30/6&quot;,&quot;L60x30x6&quot;,&quot;L60x30x6&quot;]}]}," table:formula="of:=&quot;{&quot; &amp; &quot;&quot;&quot;&quot;&amp;[.A114]&amp;&quot;&quot;&quot;&quot;&amp;&quot;: [{&quot;&quot;&quot; &amp;&quot;shape_coords&quot;&amp;&quot;&quot;&quot;&quot; &amp; &quot;:&quot; &amp; &quot;[&quot; &amp; [.B114] &amp; &quot;,&quot; &amp;[.C114] &amp; &quot;,&quot; &amp;[.D114]&amp; &quot;,&quot; &amp;[.E114]&amp; &quot;,&quot; &amp;[.F114]&amp; &quot;,&quot; &amp;[.G114]&amp; &quot;,&quot; &amp;[.H114]&amp; &quot;,&quot; &amp;[.I114] &amp; &quot;],&quot; &amp; &quot;&quot;&quot;&quot; &amp;&quot;shape_name&quot;&amp;&quot;&quot;&quot;&quot; &amp; &quot;:&quot; &amp; &quot;&quot;&quot;&quot; &amp;[.J114] &amp; &quot;&quot;&quot;&quot; &amp; &quot;,&quot; &amp; &quot;&quot;&quot;&quot;&amp;[.P114]" table:style-name="ce5">
            <text:p>{"L60/30/6": [{"shape_coords":[60,30,6,6,9,4.5,15,30],"shape_name":"LAngle","synonyms":["H60/30/6","L60/30/6","L60x30x6","L60x3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60/30/7</text:p>
          </table:table-cell>
          <table:table-cell office:value-type="float" office:value="60" table:style-name="ce12">
            <text:p>60</text:p>
          </table:table-cell>
          <table:table-cell office:value-type="float" office:value="30" table:style-name="ce12">
            <text:p>30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15" table:style-name="ce13">
            <text:p>15</text:p>
          </table:table-cell>
          <table:table-cell office:value-type="float" office:value="30" table:style-name="ce13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0/30/7</text:p>
          </table:table-cell>
          <table:table-cell office:value-type="string" table:style-name="ce12">
            <text:p>L60/30/7</text:p>
          </table:table-cell>
          <table:table-cell office:value-type="string" table:style-name="ce12">
            <text:p>L60x30x7</text:p>
          </table:table-cell>
          <table:table-cell office:value-type="string" table:style-name="ce13">
            <text:p>L60x30x7</text:p>
          </table:table-cell>
          <table:table-cell table:style-name="ce10"/>
          <table:table-cell office:value-type="string" office:string-value="synonyms&quot;:[&quot;H60/30/7&quot;,&quot;L60/30/7&quot;,&quot;L60x30x7&quot;,&quot;L60x30x7&quot;]}]}," table:formula="of:= &quot;synonyms&quot;&amp;&quot;&quot;&quot;&quot;&amp;&quot;:[&quot;&amp;&quot;&quot;&quot;&quot;&amp;[.K115]&amp;&quot;&quot;&quot;&quot;&amp;&quot;,&quot;&amp;&quot;&quot;&quot;&quot;&amp;[.L115]&amp;&quot;&quot;&quot;&quot;&amp;&quot;,&quot;&amp;&quot;&quot;&quot;&quot;&amp;[.M115]&amp;&quot;&quot;&quot;&quot;&amp;&quot;,&quot;&amp;&quot;&quot;&quot;&quot;&amp;[.N115]&amp;&quot;&quot;&quot;&quot;&amp;&quot;]}]},&quot;" table:style-name="ce9">
            <text:p>synonyms":["H60/30/7","L60/30/7","L60x30x7","L60x30x7"]}]},</text:p>
          </table:table-cell>
          <table:table-cell office:value-type="string" office:string-value="{&quot;L60/30/7&quot;: [{&quot;shape_coords&quot;:[60,30,7,7,10,5,15,30],&quot;shape_name&quot;:&quot;LAngle&quot;,&quot;synonyms&quot;:[&quot;H60/30/7&quot;,&quot;L60/30/7&quot;,&quot;L60x30x7&quot;,&quot;L60x30x7&quot;]}]}," table:formula="of:=&quot;{&quot; &amp; &quot;&quot;&quot;&quot;&amp;[.A115]&amp;&quot;&quot;&quot;&quot;&amp;&quot;: [{&quot;&quot;&quot; &amp;&quot;shape_coords&quot;&amp;&quot;&quot;&quot;&quot; &amp; &quot;:&quot; &amp; &quot;[&quot; &amp; [.B115] &amp; &quot;,&quot; &amp;[.C115] &amp; &quot;,&quot; &amp;[.D115]&amp; &quot;,&quot; &amp;[.E115]&amp; &quot;,&quot; &amp;[.F115]&amp; &quot;,&quot; &amp;[.G115]&amp; &quot;,&quot; &amp;[.H115]&amp; &quot;,&quot; &amp;[.I115] &amp; &quot;],&quot; &amp; &quot;&quot;&quot;&quot; &amp;&quot;shape_name&quot;&amp;&quot;&quot;&quot;&quot; &amp; &quot;:&quot; &amp; &quot;&quot;&quot;&quot; &amp;[.J115] &amp; &quot;&quot;&quot;&quot; &amp; &quot;,&quot; &amp; &quot;&quot;&quot;&quot;&amp;[.P115]" table:style-name="ce5">
            <text:p>{"L60/30/7": [{"shape_coords":[60,30,7,7,10,5,15,30],"shape_name":"LAngle","synonyms":["H60/30/7","L60/30/7","L60x30x7","L60x3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60/40/5</text:p>
          </table:table-cell>
          <table:table-cell office:value-type="float" office:value="60" table:style-name="ce12">
            <text:p>60</text:p>
          </table:table-cell>
          <table:table-cell office:value-type="float" office:value="40" table:style-name="ce12">
            <text:p>40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8" table:style-name="ce13">
            <text:p>8</text:p>
          </table:table-cell>
          <table:table-cell office:value-type="float" office:value="4" table:style-name="ce13">
            <text:p>4</text:p>
          </table:table-cell>
          <table:table-cell office:value-type="float" office:value="20" table:style-name="ce13">
            <text:p>20</text:p>
          </table:table-cell>
          <table:table-cell office:value-type="float" office:value="30" table:style-name="ce13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0/40/5</text:p>
          </table:table-cell>
          <table:table-cell office:value-type="string" table:style-name="ce12">
            <text:p>L60/40/5</text:p>
          </table:table-cell>
          <table:table-cell office:value-type="string" table:style-name="ce12">
            <text:p>L60x40x5</text:p>
          </table:table-cell>
          <table:table-cell office:value-type="string" table:style-name="ce13">
            <text:p>L60x40x5</text:p>
          </table:table-cell>
          <table:table-cell table:style-name="ce10"/>
          <table:table-cell office:value-type="string" office:string-value="synonyms&quot;:[&quot;H60/40/5&quot;,&quot;L60/40/5&quot;,&quot;L60x40x5&quot;,&quot;L60x40x5&quot;]}]}," table:formula="of:= &quot;synonyms&quot;&amp;&quot;&quot;&quot;&quot;&amp;&quot;:[&quot;&amp;&quot;&quot;&quot;&quot;&amp;[.K116]&amp;&quot;&quot;&quot;&quot;&amp;&quot;,&quot;&amp;&quot;&quot;&quot;&quot;&amp;[.L116]&amp;&quot;&quot;&quot;&quot;&amp;&quot;,&quot;&amp;&quot;&quot;&quot;&quot;&amp;[.M116]&amp;&quot;&quot;&quot;&quot;&amp;&quot;,&quot;&amp;&quot;&quot;&quot;&quot;&amp;[.N116]&amp;&quot;&quot;&quot;&quot;&amp;&quot;]}]},&quot;" table:style-name="ce9">
            <text:p>synonyms":["H60/40/5","L60/40/5","L60x40x5","L60x40x5"]}]},</text:p>
          </table:table-cell>
          <table:table-cell office:value-type="string" office:string-value="{&quot;L60/40/5&quot;: [{&quot;shape_coords&quot;:[60,40,5,5,8,4,20,30],&quot;shape_name&quot;:&quot;LAngle&quot;,&quot;synonyms&quot;:[&quot;H60/40/5&quot;,&quot;L60/40/5&quot;,&quot;L60x40x5&quot;,&quot;L60x40x5&quot;]}]}," table:formula="of:=&quot;{&quot; &amp; &quot;&quot;&quot;&quot;&amp;[.A116]&amp;&quot;&quot;&quot;&quot;&amp;&quot;: [{&quot;&quot;&quot; &amp;&quot;shape_coords&quot;&amp;&quot;&quot;&quot;&quot; &amp; &quot;:&quot; &amp; &quot;[&quot; &amp; [.B116] &amp; &quot;,&quot; &amp;[.C116] &amp; &quot;,&quot; &amp;[.D116]&amp; &quot;,&quot; &amp;[.E116]&amp; &quot;,&quot; &amp;[.F116]&amp; &quot;,&quot; &amp;[.G116]&amp; &quot;,&quot; &amp;[.H116]&amp; &quot;,&quot; &amp;[.I116] &amp; &quot;],&quot; &amp; &quot;&quot;&quot;&quot; &amp;&quot;shape_name&quot;&amp;&quot;&quot;&quot;&quot; &amp; &quot;:&quot; &amp; &quot;&quot;&quot;&quot; &amp;[.J116] &amp; &quot;&quot;&quot;&quot; &amp; &quot;,&quot; &amp; &quot;&quot;&quot;&quot;&amp;[.P116]" table:style-name="ce5">
            <text:p>{"L60/40/5": [{"shape_coords":[60,40,5,5,8,4,20,30],"shape_name":"LAngle","synonyms":["H60/40/5","L60/40/5","L60x40x5","L60x4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60/40/6</text:p>
          </table:table-cell>
          <table:table-cell office:value-type="float" office:value="60" table:style-name="ce12">
            <text:p>60</text:p>
          </table:table-cell>
          <table:table-cell office:value-type="float" office:value="40" table:style-name="ce12">
            <text:p>4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4.5</text:p>
          </table:table-cell>
          <table:table-cell office:value-type="float" office:value="20" table:style-name="ce13">
            <text:p>20</text:p>
          </table:table-cell>
          <table:table-cell office:value-type="float" office:value="30" table:style-name="ce13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0/40/6</text:p>
          </table:table-cell>
          <table:table-cell office:value-type="string" table:style-name="ce12">
            <text:p>L60/40/6</text:p>
          </table:table-cell>
          <table:table-cell office:value-type="string" table:style-name="ce12">
            <text:p>L60x40x6</text:p>
          </table:table-cell>
          <table:table-cell office:value-type="string" table:style-name="ce13">
            <text:p>L60x40x6</text:p>
          </table:table-cell>
          <table:table-cell table:style-name="ce10"/>
          <table:table-cell office:value-type="string" office:string-value="synonyms&quot;:[&quot;H60/40/6&quot;,&quot;L60/40/6&quot;,&quot;L60x40x6&quot;,&quot;L60x40x6&quot;]}]}," table:formula="of:= &quot;synonyms&quot;&amp;&quot;&quot;&quot;&quot;&amp;&quot;:[&quot;&amp;&quot;&quot;&quot;&quot;&amp;[.K117]&amp;&quot;&quot;&quot;&quot;&amp;&quot;,&quot;&amp;&quot;&quot;&quot;&quot;&amp;[.L117]&amp;&quot;&quot;&quot;&quot;&amp;&quot;,&quot;&amp;&quot;&quot;&quot;&quot;&amp;[.M117]&amp;&quot;&quot;&quot;&quot;&amp;&quot;,&quot;&amp;&quot;&quot;&quot;&quot;&amp;[.N117]&amp;&quot;&quot;&quot;&quot;&amp;&quot;]}]},&quot;" table:style-name="ce9">
            <text:p>synonyms":["H60/40/6","L60/40/6","L60x40x6","L60x40x6"]}]},</text:p>
          </table:table-cell>
          <table:table-cell office:value-type="string" office:string-value="{&quot;L60/40/6&quot;: [{&quot;shape_coords&quot;:[60,40,6,6,9,4.5,20,30],&quot;shape_name&quot;:&quot;LAngle&quot;,&quot;synonyms&quot;:[&quot;H60/40/6&quot;,&quot;L60/40/6&quot;,&quot;L60x40x6&quot;,&quot;L60x40x6&quot;]}]}," table:formula="of:=&quot;{&quot; &amp; &quot;&quot;&quot;&quot;&amp;[.A117]&amp;&quot;&quot;&quot;&quot;&amp;&quot;: [{&quot;&quot;&quot; &amp;&quot;shape_coords&quot;&amp;&quot;&quot;&quot;&quot; &amp; &quot;:&quot; &amp; &quot;[&quot; &amp; [.B117] &amp; &quot;,&quot; &amp;[.C117] &amp; &quot;,&quot; &amp;[.D117]&amp; &quot;,&quot; &amp;[.E117]&amp; &quot;,&quot; &amp;[.F117]&amp; &quot;,&quot; &amp;[.G117]&amp; &quot;,&quot; &amp;[.H117]&amp; &quot;,&quot; &amp;[.I117] &amp; &quot;],&quot; &amp; &quot;&quot;&quot;&quot; &amp;&quot;shape_name&quot;&amp;&quot;&quot;&quot;&quot; &amp; &quot;:&quot; &amp; &quot;&quot;&quot;&quot; &amp;[.J117] &amp; &quot;&quot;&quot;&quot; &amp; &quot;,&quot; &amp; &quot;&quot;&quot;&quot;&amp;[.P117]" table:style-name="ce5">
            <text:p>{"L60/40/6": [{"shape_coords":[60,40,6,6,9,4.5,20,30],"shape_name":"LAngle","synonyms":["H60/40/6","L60/40/6","L60x40x6","L6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60/40/7</text:p>
          </table:table-cell>
          <table:table-cell office:value-type="float" office:value="60" table:style-name="ce12">
            <text:p>60</text:p>
          </table:table-cell>
          <table:table-cell office:value-type="float" office:value="40" table:style-name="ce12">
            <text:p>40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20" table:style-name="ce13">
            <text:p>20</text:p>
          </table:table-cell>
          <table:table-cell office:value-type="float" office:value="30" table:style-name="ce13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0/40/7</text:p>
          </table:table-cell>
          <table:table-cell office:value-type="string" table:style-name="ce12">
            <text:p>L60/40/7</text:p>
          </table:table-cell>
          <table:table-cell office:value-type="string" table:style-name="ce12">
            <text:p>L60x40x7</text:p>
          </table:table-cell>
          <table:table-cell office:value-type="string" table:style-name="ce13">
            <text:p>L60x40x7</text:p>
          </table:table-cell>
          <table:table-cell table:style-name="ce10"/>
          <table:table-cell office:value-type="string" office:string-value="synonyms&quot;:[&quot;H60/40/7&quot;,&quot;L60/40/7&quot;,&quot;L60x40x7&quot;,&quot;L60x40x7&quot;]}]}," table:formula="of:= &quot;synonyms&quot;&amp;&quot;&quot;&quot;&quot;&amp;&quot;:[&quot;&amp;&quot;&quot;&quot;&quot;&amp;[.K118]&amp;&quot;&quot;&quot;&quot;&amp;&quot;,&quot;&amp;&quot;&quot;&quot;&quot;&amp;[.L118]&amp;&quot;&quot;&quot;&quot;&amp;&quot;,&quot;&amp;&quot;&quot;&quot;&quot;&amp;[.M118]&amp;&quot;&quot;&quot;&quot;&amp;&quot;,&quot;&amp;&quot;&quot;&quot;&quot;&amp;[.N118]&amp;&quot;&quot;&quot;&quot;&amp;&quot;]}]},&quot;" table:style-name="ce9">
            <text:p>synonyms":["H60/40/7","L60/40/7","L60x40x7","L60x40x7"]}]},</text:p>
          </table:table-cell>
          <table:table-cell office:value-type="string" office:string-value="{&quot;L60/40/7&quot;: [{&quot;shape_coords&quot;:[60,40,7,7,10,5,20,30],&quot;shape_name&quot;:&quot;LAngle&quot;,&quot;synonyms&quot;:[&quot;H60/40/7&quot;,&quot;L60/40/7&quot;,&quot;L60x40x7&quot;,&quot;L60x40x7&quot;]}]}," table:formula="of:=&quot;{&quot; &amp; &quot;&quot;&quot;&quot;&amp;[.A118]&amp;&quot;&quot;&quot;&quot;&amp;&quot;: [{&quot;&quot;&quot; &amp;&quot;shape_coords&quot;&amp;&quot;&quot;&quot;&quot; &amp; &quot;:&quot; &amp; &quot;[&quot; &amp; [.B118] &amp; &quot;,&quot; &amp;[.C118] &amp; &quot;,&quot; &amp;[.D118]&amp; &quot;,&quot; &amp;[.E118]&amp; &quot;,&quot; &amp;[.F118]&amp; &quot;,&quot; &amp;[.G118]&amp; &quot;,&quot; &amp;[.H118]&amp; &quot;,&quot; &amp;[.I118] &amp; &quot;],&quot; &amp; &quot;&quot;&quot;&quot; &amp;&quot;shape_name&quot;&amp;&quot;&quot;&quot;&quot; &amp; &quot;:&quot; &amp; &quot;&quot;&quot;&quot; &amp;[.J118] &amp; &quot;&quot;&quot;&quot; &amp; &quot;,&quot; &amp; &quot;&quot;&quot;&quot;&amp;[.P118]" table:style-name="ce5">
            <text:p>{"L60/40/7": [{"shape_coords":[60,40,7,7,10,5,20,30],"shape_name":"LAngle","synonyms":["H60/40/7","L60/40/7","L60x40x7","L60x4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65/50/5</text:p>
          </table:table-cell>
          <table:table-cell office:value-type="float" office:value="65" table:style-name="ce12">
            <text:p>65</text:p>
          </table:table-cell>
          <table:table-cell office:value-type="float" office:value="50" table:style-name="ce12">
            <text:p>50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85" table:style-name="ce13">
            <text:p>85</text:p>
          </table:table-cell>
          <table:table-cell office:value-type="string" table:style-name="ce13">
            <text:p>42.5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5/50/5</text:p>
          </table:table-cell>
          <table:table-cell office:value-type="string" table:style-name="ce12">
            <text:p>L65/50/5</text:p>
          </table:table-cell>
          <table:table-cell office:value-type="string" table:style-name="ce12">
            <text:p>L65x50x5</text:p>
          </table:table-cell>
          <table:table-cell office:value-type="string" table:style-name="ce13">
            <text:p>L65x50x5</text:p>
          </table:table-cell>
          <table:table-cell table:style-name="ce10"/>
          <table:table-cell office:value-type="string" office:string-value="synonyms&quot;:[&quot;H65/50/5&quot;,&quot;L65/50/5&quot;,&quot;L65x50x5&quot;,&quot;L65x50x5&quot;]}]}," table:formula="of:= &quot;synonyms&quot;&amp;&quot;&quot;&quot;&quot;&amp;&quot;:[&quot;&amp;&quot;&quot;&quot;&quot;&amp;[.K119]&amp;&quot;&quot;&quot;&quot;&amp;&quot;,&quot;&amp;&quot;&quot;&quot;&quot;&amp;[.L119]&amp;&quot;&quot;&quot;&quot;&amp;&quot;,&quot;&amp;&quot;&quot;&quot;&quot;&amp;[.M119]&amp;&quot;&quot;&quot;&quot;&amp;&quot;,&quot;&amp;&quot;&quot;&quot;&quot;&amp;[.N119]&amp;&quot;&quot;&quot;&quot;&amp;&quot;]}]},&quot;" table:style-name="ce9">
            <text:p>synonyms":["H65/50/5","L65/50/5","L65x50x5","L65x50x5"]}]},</text:p>
          </table:table-cell>
          <table:table-cell office:value-type="string" office:string-value="{&quot;L65/50/5&quot;: [{&quot;shape_coords&quot;:[65,50,5,5,85,42.5,25,32.5],&quot;shape_name&quot;:&quot;LAngle&quot;,&quot;synonyms&quot;:[&quot;H65/50/5&quot;,&quot;L65/50/5&quot;,&quot;L65x50x5&quot;,&quot;L65x50x5&quot;]}]}," table:formula="of:=&quot;{&quot; &amp; &quot;&quot;&quot;&quot;&amp;[.A119]&amp;&quot;&quot;&quot;&quot;&amp;&quot;: [{&quot;&quot;&quot; &amp;&quot;shape_coords&quot;&amp;&quot;&quot;&quot;&quot; &amp; &quot;:&quot; &amp; &quot;[&quot; &amp; [.B119] &amp; &quot;,&quot; &amp;[.C119] &amp; &quot;,&quot; &amp;[.D119]&amp; &quot;,&quot; &amp;[.E119]&amp; &quot;,&quot; &amp;[.F119]&amp; &quot;,&quot; &amp;[.G119]&amp; &quot;,&quot; &amp;[.H119]&amp; &quot;,&quot; &amp;[.I119] &amp; &quot;],&quot; &amp; &quot;&quot;&quot;&quot; &amp;&quot;shape_name&quot;&amp;&quot;&quot;&quot;&quot; &amp; &quot;:&quot; &amp; &quot;&quot;&quot;&quot; &amp;[.J119] &amp; &quot;&quot;&quot;&quot; &amp; &quot;,&quot; &amp; &quot;&quot;&quot;&quot;&amp;[.P119]" table:style-name="ce5">
            <text:p>{"L65/50/5": [{"shape_coords":[65,50,5,5,85,42.5,25,32.5],"shape_name":"LAngle","synonyms":["H65/50/5","L65/50/5","L65x50x5","L65x5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65/50/6</text:p>
          </table:table-cell>
          <table:table-cell office:value-type="float" office:value="65" table:style-name="ce12">
            <text:p>65</text:p>
          </table:table-cell>
          <table:table-cell office:value-type="float" office:value="50" table:style-name="ce12">
            <text:p>5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47.5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5/50/6</text:p>
          </table:table-cell>
          <table:table-cell office:value-type="string" table:style-name="ce12">
            <text:p>L65/50/6</text:p>
          </table:table-cell>
          <table:table-cell office:value-type="string" table:style-name="ce12">
            <text:p>L65x50x6</text:p>
          </table:table-cell>
          <table:table-cell office:value-type="string" table:style-name="ce13">
            <text:p>L65x50x6</text:p>
          </table:table-cell>
          <table:table-cell table:style-name="ce10"/>
          <table:table-cell office:value-type="string" office:string-value="synonyms&quot;:[&quot;H65/50/6&quot;,&quot;L65/50/6&quot;,&quot;L65x50x6&quot;,&quot;L65x50x6&quot;]}]}," table:formula="of:= &quot;synonyms&quot;&amp;&quot;&quot;&quot;&quot;&amp;&quot;:[&quot;&amp;&quot;&quot;&quot;&quot;&amp;[.K120]&amp;&quot;&quot;&quot;&quot;&amp;&quot;,&quot;&amp;&quot;&quot;&quot;&quot;&amp;[.L120]&amp;&quot;&quot;&quot;&quot;&amp;&quot;,&quot;&amp;&quot;&quot;&quot;&quot;&amp;[.M120]&amp;&quot;&quot;&quot;&quot;&amp;&quot;,&quot;&amp;&quot;&quot;&quot;&quot;&amp;[.N120]&amp;&quot;&quot;&quot;&quot;&amp;&quot;]}]},&quot;" table:style-name="ce9">
            <text:p>synonyms":["H65/50/6","L65/50/6","L65x50x6","L65x50x6"]}]},</text:p>
          </table:table-cell>
          <table:table-cell office:value-type="string" office:string-value="{&quot;L65/50/6&quot;: [{&quot;shape_coords&quot;:[65,50,6,6,95,47.5,25,32.5],&quot;shape_name&quot;:&quot;LAngle&quot;,&quot;synonyms&quot;:[&quot;H65/50/6&quot;,&quot;L65/50/6&quot;,&quot;L65x50x6&quot;,&quot;L65x50x6&quot;]}]}," table:formula="of:=&quot;{&quot; &amp; &quot;&quot;&quot;&quot;&amp;[.A120]&amp;&quot;&quot;&quot;&quot;&amp;&quot;: [{&quot;&quot;&quot; &amp;&quot;shape_coords&quot;&amp;&quot;&quot;&quot;&quot; &amp; &quot;:&quot; &amp; &quot;[&quot; &amp; [.B120] &amp; &quot;,&quot; &amp;[.C120] &amp; &quot;,&quot; &amp;[.D120]&amp; &quot;,&quot; &amp;[.E120]&amp; &quot;,&quot; &amp;[.F120]&amp; &quot;,&quot; &amp;[.G120]&amp; &quot;,&quot; &amp;[.H120]&amp; &quot;,&quot; &amp;[.I120] &amp; &quot;],&quot; &amp; &quot;&quot;&quot;&quot; &amp;&quot;shape_name&quot;&amp;&quot;&quot;&quot;&quot; &amp; &quot;:&quot; &amp; &quot;&quot;&quot;&quot; &amp;[.J120] &amp; &quot;&quot;&quot;&quot; &amp; &quot;,&quot; &amp; &quot;&quot;&quot;&quot;&amp;[.P120]" table:style-name="ce5">
            <text:p>{"L65/50/6": [{"shape_coords":[65,50,6,6,95,47.5,25,32.5],"shape_name":"LAngle","synonyms":["H65/50/6","L65/50/6","L65x50x6","L65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65/50/7</text:p>
          </table:table-cell>
          <table:table-cell office:value-type="float" office:value="65" table:style-name="ce12">
            <text:p>65</text:p>
          </table:table-cell>
          <table:table-cell office:value-type="float" office:value="50" table:style-name="ce12">
            <text:p>50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5/50/7</text:p>
          </table:table-cell>
          <table:table-cell office:value-type="string" table:style-name="ce12">
            <text:p>L65/50/7</text:p>
          </table:table-cell>
          <table:table-cell office:value-type="string" table:style-name="ce12">
            <text:p>L65x50x7</text:p>
          </table:table-cell>
          <table:table-cell office:value-type="string" table:style-name="ce13">
            <text:p>L65x50x7</text:p>
          </table:table-cell>
          <table:table-cell table:style-name="ce10"/>
          <table:table-cell office:value-type="string" office:string-value="synonyms&quot;:[&quot;H65/50/7&quot;,&quot;L65/50/7&quot;,&quot;L65x50x7&quot;,&quot;L65x50x7&quot;]}]}," table:formula="of:= &quot;synonyms&quot;&amp;&quot;&quot;&quot;&quot;&amp;&quot;:[&quot;&amp;&quot;&quot;&quot;&quot;&amp;[.K121]&amp;&quot;&quot;&quot;&quot;&amp;&quot;,&quot;&amp;&quot;&quot;&quot;&quot;&amp;[.L121]&amp;&quot;&quot;&quot;&quot;&amp;&quot;,&quot;&amp;&quot;&quot;&quot;&quot;&amp;[.M121]&amp;&quot;&quot;&quot;&quot;&amp;&quot;,&quot;&amp;&quot;&quot;&quot;&quot;&amp;[.N121]&amp;&quot;&quot;&quot;&quot;&amp;&quot;]}]},&quot;" table:style-name="ce9">
            <text:p>synonyms":["H65/50/7","L65/50/7","L65x50x7","L65x50x7"]}]},</text:p>
          </table:table-cell>
          <table:table-cell office:value-type="string" office:string-value="{&quot;L65/50/7&quot;: [{&quot;shape_coords&quot;:[65,50,7,7,10,5,25,32.5],&quot;shape_name&quot;:&quot;LAngle&quot;,&quot;synonyms&quot;:[&quot;H65/50/7&quot;,&quot;L65/50/7&quot;,&quot;L65x50x7&quot;,&quot;L65x50x7&quot;]}]}," table:formula="of:=&quot;{&quot; &amp; &quot;&quot;&quot;&quot;&amp;[.A121]&amp;&quot;&quot;&quot;&quot;&amp;&quot;: [{&quot;&quot;&quot; &amp;&quot;shape_coords&quot;&amp;&quot;&quot;&quot;&quot; &amp; &quot;:&quot; &amp; &quot;[&quot; &amp; [.B121] &amp; &quot;,&quot; &amp;[.C121] &amp; &quot;,&quot; &amp;[.D121]&amp; &quot;,&quot; &amp;[.E121]&amp; &quot;,&quot; &amp;[.F121]&amp; &quot;,&quot; &amp;[.G121]&amp; &quot;,&quot; &amp;[.H121]&amp; &quot;,&quot; &amp;[.I121] &amp; &quot;],&quot; &amp; &quot;&quot;&quot;&quot; &amp;&quot;shape_name&quot;&amp;&quot;&quot;&quot;&quot; &amp; &quot;:&quot; &amp; &quot;&quot;&quot;&quot; &amp;[.J121] &amp; &quot;&quot;&quot;&quot; &amp; &quot;,&quot; &amp; &quot;&quot;&quot;&quot;&amp;[.P121]" table:style-name="ce5">
            <text:p>{"L65/50/7": [{"shape_coords":[65,50,7,7,10,5,25,32.5],"shape_name":"LAngle","synonyms":["H65/50/7","L65/50/7","L65x50x7","L65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65/50/8</text:p>
          </table:table-cell>
          <table:table-cell office:value-type="float" office:value="65" table:style-name="ce12">
            <text:p>65</text:p>
          </table:table-cell>
          <table:table-cell office:value-type="float" office:value="50" table:style-name="ce12">
            <text:p>5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5.5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5/50/8</text:p>
          </table:table-cell>
          <table:table-cell office:value-type="string" table:style-name="ce12">
            <text:p>L65/50/8</text:p>
          </table:table-cell>
          <table:table-cell office:value-type="string" table:style-name="ce12">
            <text:p>L65x50x8</text:p>
          </table:table-cell>
          <table:table-cell office:value-type="string" table:style-name="ce13">
            <text:p>L65x50x8</text:p>
          </table:table-cell>
          <table:table-cell table:style-name="ce10"/>
          <table:table-cell office:value-type="string" office:string-value="synonyms&quot;:[&quot;H65/50/8&quot;,&quot;L65/50/8&quot;,&quot;L65x50x8&quot;,&quot;L65x50x8&quot;]}]}," table:formula="of:= &quot;synonyms&quot;&amp;&quot;&quot;&quot;&quot;&amp;&quot;:[&quot;&amp;&quot;&quot;&quot;&quot;&amp;[.K122]&amp;&quot;&quot;&quot;&quot;&amp;&quot;,&quot;&amp;&quot;&quot;&quot;&quot;&amp;[.L122]&amp;&quot;&quot;&quot;&quot;&amp;&quot;,&quot;&amp;&quot;&quot;&quot;&quot;&amp;[.M122]&amp;&quot;&quot;&quot;&quot;&amp;&quot;,&quot;&amp;&quot;&quot;&quot;&quot;&amp;[.N122]&amp;&quot;&quot;&quot;&quot;&amp;&quot;]}]},&quot;" table:style-name="ce9">
            <text:p>synonyms":["H65/50/8","L65/50/8","L65x50x8","L65x50x8"]}]},</text:p>
          </table:table-cell>
          <table:table-cell office:value-type="string" office:string-value="{&quot;L65/50/8&quot;: [{&quot;shape_coords&quot;:[65,50,8,8,11,5.5,25,32.5],&quot;shape_name&quot;:&quot;LAngle&quot;,&quot;synonyms&quot;:[&quot;H65/50/8&quot;,&quot;L65/50/8&quot;,&quot;L65x50x8&quot;,&quot;L65x50x8&quot;]}]}," table:formula="of:=&quot;{&quot; &amp; &quot;&quot;&quot;&quot;&amp;[.A122]&amp;&quot;&quot;&quot;&quot;&amp;&quot;: [{&quot;&quot;&quot; &amp;&quot;shape_coords&quot;&amp;&quot;&quot;&quot;&quot; &amp; &quot;:&quot; &amp; &quot;[&quot; &amp; [.B122] &amp; &quot;,&quot; &amp;[.C122] &amp; &quot;,&quot; &amp;[.D122]&amp; &quot;,&quot; &amp;[.E122]&amp; &quot;,&quot; &amp;[.F122]&amp; &quot;,&quot; &amp;[.G122]&amp; &quot;,&quot; &amp;[.H122]&amp; &quot;,&quot; &amp;[.I122] &amp; &quot;],&quot; &amp; &quot;&quot;&quot;&quot; &amp;&quot;shape_name&quot;&amp;&quot;&quot;&quot;&quot; &amp; &quot;:&quot; &amp; &quot;&quot;&quot;&quot; &amp;[.J122] &amp; &quot;&quot;&quot;&quot; &amp; &quot;,&quot; &amp; &quot;&quot;&quot;&quot;&amp;[.P122]" table:style-name="ce5">
            <text:p>{"L65/50/8": [{"shape_coords":[65,50,8,8,11,5.5,25,32.5],"shape_name":"LAngle","synonyms":["H65/50/8","L65/50/8","L65x50x8","L65x5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65/50/9</text:p>
          </table:table-cell>
          <table:table-cell office:value-type="float" office:value="65" table:style-name="ce12">
            <text:p>65</text:p>
          </table:table-cell>
          <table:table-cell office:value-type="float" office:value="50" table:style-name="ce12">
            <text:p>50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2">
            <text:p>9</text:p>
          </table:table-cell>
          <table:table-cell office:value-type="float" office:value="12" table:style-name="ce13">
            <text:p>12</text:p>
          </table:table-cell>
          <table:table-cell office:value-type="float" office:value="6" table:style-name="ce13">
            <text:p>6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5/50/9</text:p>
          </table:table-cell>
          <table:table-cell office:value-type="string" table:style-name="ce12">
            <text:p>L65/50/9</text:p>
          </table:table-cell>
          <table:table-cell office:value-type="string" table:style-name="ce12">
            <text:p>L65x50x9</text:p>
          </table:table-cell>
          <table:table-cell office:value-type="string" table:style-name="ce13">
            <text:p>L65x50x9</text:p>
          </table:table-cell>
          <table:table-cell table:style-name="ce10"/>
          <table:table-cell office:value-type="string" office:string-value="synonyms&quot;:[&quot;H65/50/9&quot;,&quot;L65/50/9&quot;,&quot;L65x50x9&quot;,&quot;L65x50x9&quot;]}]}," table:formula="of:= &quot;synonyms&quot;&amp;&quot;&quot;&quot;&quot;&amp;&quot;:[&quot;&amp;&quot;&quot;&quot;&quot;&amp;[.K123]&amp;&quot;&quot;&quot;&quot;&amp;&quot;,&quot;&amp;&quot;&quot;&quot;&quot;&amp;[.L123]&amp;&quot;&quot;&quot;&quot;&amp;&quot;,&quot;&amp;&quot;&quot;&quot;&quot;&amp;[.M123]&amp;&quot;&quot;&quot;&quot;&amp;&quot;,&quot;&amp;&quot;&quot;&quot;&quot;&amp;[.N123]&amp;&quot;&quot;&quot;&quot;&amp;&quot;]}]},&quot;" table:style-name="ce9">
            <text:p>synonyms":["H65/50/9","L65/50/9","L65x50x9","L65x50x9"]}]},</text:p>
          </table:table-cell>
          <table:table-cell office:value-type="string" office:string-value="{&quot;L65/50/9&quot;: [{&quot;shape_coords&quot;:[65,50,9,9,12,6,25,32.5],&quot;shape_name&quot;:&quot;LAngle&quot;,&quot;synonyms&quot;:[&quot;H65/50/9&quot;,&quot;L65/50/9&quot;,&quot;L65x50x9&quot;,&quot;L65x50x9&quot;]}]}," table:formula="of:=&quot;{&quot; &amp; &quot;&quot;&quot;&quot;&amp;[.A123]&amp;&quot;&quot;&quot;&quot;&amp;&quot;: [{&quot;&quot;&quot; &amp;&quot;shape_coords&quot;&amp;&quot;&quot;&quot;&quot; &amp; &quot;:&quot; &amp; &quot;[&quot; &amp; [.B123] &amp; &quot;,&quot; &amp;[.C123] &amp; &quot;,&quot; &amp;[.D123]&amp; &quot;,&quot; &amp;[.E123]&amp; &quot;,&quot; &amp;[.F123]&amp; &quot;,&quot; &amp;[.G123]&amp; &quot;,&quot; &amp;[.H123]&amp; &quot;,&quot; &amp;[.I123] &amp; &quot;],&quot; &amp; &quot;&quot;&quot;&quot; &amp;&quot;shape_name&quot;&amp;&quot;&quot;&quot;&quot; &amp; &quot;:&quot; &amp; &quot;&quot;&quot;&quot; &amp;[.J123] &amp; &quot;&quot;&quot;&quot; &amp; &quot;,&quot; &amp; &quot;&quot;&quot;&quot;&amp;[.P123]" table:style-name="ce5">
            <text:p>{"L65/50/9": [{"shape_coords":[65,50,9,9,12,6,25,32.5],"shape_name":"LAngle","synonyms":["H65/50/9","L65/50/9","L65x50x9","L65x5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75/50/5</text:p>
          </table:table-cell>
          <table:table-cell office:value-type="float" office:value="75" table:style-name="ce12">
            <text:p>75</text:p>
          </table:table-cell>
          <table:table-cell office:value-type="float" office:value="50" table:style-name="ce12">
            <text:p>50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85" table:style-name="ce13">
            <text:p>85</text:p>
          </table:table-cell>
          <table:table-cell office:value-type="string" table:style-name="ce13">
            <text:p>42.5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5/50/5</text:p>
          </table:table-cell>
          <table:table-cell office:value-type="string" table:style-name="ce12">
            <text:p>L75/50/5</text:p>
          </table:table-cell>
          <table:table-cell office:value-type="string" table:style-name="ce12">
            <text:p>L75x50x5</text:p>
          </table:table-cell>
          <table:table-cell office:value-type="string" table:style-name="ce13">
            <text:p>L75x50x5</text:p>
          </table:table-cell>
          <table:table-cell table:style-name="ce10"/>
          <table:table-cell office:value-type="string" office:string-value="synonyms&quot;:[&quot;H75/50/5&quot;,&quot;L75/50/5&quot;,&quot;L75x50x5&quot;,&quot;L75x50x5&quot;]}]}," table:formula="of:= &quot;synonyms&quot;&amp;&quot;&quot;&quot;&quot;&amp;&quot;:[&quot;&amp;&quot;&quot;&quot;&quot;&amp;[.K124]&amp;&quot;&quot;&quot;&quot;&amp;&quot;,&quot;&amp;&quot;&quot;&quot;&quot;&amp;[.L124]&amp;&quot;&quot;&quot;&quot;&amp;&quot;,&quot;&amp;&quot;&quot;&quot;&quot;&amp;[.M124]&amp;&quot;&quot;&quot;&quot;&amp;&quot;,&quot;&amp;&quot;&quot;&quot;&quot;&amp;[.N124]&amp;&quot;&quot;&quot;&quot;&amp;&quot;]}]},&quot;" table:style-name="ce9">
            <text:p>synonyms":["H75/50/5","L75/50/5","L75x50x5","L75x50x5"]}]},</text:p>
          </table:table-cell>
          <table:table-cell office:value-type="string" office:string-value="{&quot;L75/50/5&quot;: [{&quot;shape_coords&quot;:[75,50,5,5,85,42.5,25,37.5],&quot;shape_name&quot;:&quot;LAngle&quot;,&quot;synonyms&quot;:[&quot;H75/50/5&quot;,&quot;L75/50/5&quot;,&quot;L75x50x5&quot;,&quot;L75x50x5&quot;]}]}," table:formula="of:=&quot;{&quot; &amp; &quot;&quot;&quot;&quot;&amp;[.A124]&amp;&quot;&quot;&quot;&quot;&amp;&quot;: [{&quot;&quot;&quot; &amp;&quot;shape_coords&quot;&amp;&quot;&quot;&quot;&quot; &amp; &quot;:&quot; &amp; &quot;[&quot; &amp; [.B124] &amp; &quot;,&quot; &amp;[.C124] &amp; &quot;,&quot; &amp;[.D124]&amp; &quot;,&quot; &amp;[.E124]&amp; &quot;,&quot; &amp;[.F124]&amp; &quot;,&quot; &amp;[.G124]&amp; &quot;,&quot; &amp;[.H124]&amp; &quot;,&quot; &amp;[.I124] &amp; &quot;],&quot; &amp; &quot;&quot;&quot;&quot; &amp;&quot;shape_name&quot;&amp;&quot;&quot;&quot;&quot; &amp; &quot;:&quot; &amp; &quot;&quot;&quot;&quot; &amp;[.J124] &amp; &quot;&quot;&quot;&quot; &amp; &quot;,&quot; &amp; &quot;&quot;&quot;&quot;&amp;[.P124]" table:style-name="ce5">
            <text:p>{"L75/50/5": [{"shape_coords":[75,50,5,5,85,42.5,25,37.5],"shape_name":"LAngle","synonyms":["H75/50/5","L75/50/5","L75x50x5","L75x5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75/50/6</text:p>
          </table:table-cell>
          <table:table-cell office:value-type="float" office:value="75" table:style-name="ce12">
            <text:p>75</text:p>
          </table:table-cell>
          <table:table-cell office:value-type="float" office:value="50" table:style-name="ce12">
            <text:p>5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47.5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5/50/6</text:p>
          </table:table-cell>
          <table:table-cell office:value-type="string" table:style-name="ce12">
            <text:p>L75/50/6</text:p>
          </table:table-cell>
          <table:table-cell office:value-type="string" table:style-name="ce12">
            <text:p>L75x50x6</text:p>
          </table:table-cell>
          <table:table-cell office:value-type="string" table:style-name="ce13">
            <text:p>L75x50x6</text:p>
          </table:table-cell>
          <table:table-cell table:style-name="ce10"/>
          <table:table-cell office:value-type="string" office:string-value="synonyms&quot;:[&quot;H75/50/6&quot;,&quot;L75/50/6&quot;,&quot;L75x50x6&quot;,&quot;L75x50x6&quot;]}]}," table:formula="of:= &quot;synonyms&quot;&amp;&quot;&quot;&quot;&quot;&amp;&quot;:[&quot;&amp;&quot;&quot;&quot;&quot;&amp;[.K125]&amp;&quot;&quot;&quot;&quot;&amp;&quot;,&quot;&amp;&quot;&quot;&quot;&quot;&amp;[.L125]&amp;&quot;&quot;&quot;&quot;&amp;&quot;,&quot;&amp;&quot;&quot;&quot;&quot;&amp;[.M125]&amp;&quot;&quot;&quot;&quot;&amp;&quot;,&quot;&amp;&quot;&quot;&quot;&quot;&amp;[.N125]&amp;&quot;&quot;&quot;&quot;&amp;&quot;]}]},&quot;" table:style-name="ce9">
            <text:p>synonyms":["H75/50/6","L75/50/6","L75x50x6","L75x50x6"]}]},</text:p>
          </table:table-cell>
          <table:table-cell office:value-type="string" office:string-value="{&quot;L75/50/6&quot;: [{&quot;shape_coords&quot;:[75,50,6,6,95,47.5,25,37.5],&quot;shape_name&quot;:&quot;LAngle&quot;,&quot;synonyms&quot;:[&quot;H75/50/6&quot;,&quot;L75/50/6&quot;,&quot;L75x50x6&quot;,&quot;L75x50x6&quot;]}]}," table:formula="of:=&quot;{&quot; &amp; &quot;&quot;&quot;&quot;&amp;[.A125]&amp;&quot;&quot;&quot;&quot;&amp;&quot;: [{&quot;&quot;&quot; &amp;&quot;shape_coords&quot;&amp;&quot;&quot;&quot;&quot; &amp; &quot;:&quot; &amp; &quot;[&quot; &amp; [.B125] &amp; &quot;,&quot; &amp;[.C125] &amp; &quot;,&quot; &amp;[.D125]&amp; &quot;,&quot; &amp;[.E125]&amp; &quot;,&quot; &amp;[.F125]&amp; &quot;,&quot; &amp;[.G125]&amp; &quot;,&quot; &amp;[.H125]&amp; &quot;,&quot; &amp;[.I125] &amp; &quot;],&quot; &amp; &quot;&quot;&quot;&quot; &amp;&quot;shape_name&quot;&amp;&quot;&quot;&quot;&quot; &amp; &quot;:&quot; &amp; &quot;&quot;&quot;&quot; &amp;[.J125] &amp; &quot;&quot;&quot;&quot; &amp; &quot;,&quot; &amp; &quot;&quot;&quot;&quot;&amp;[.P125]" table:style-name="ce5">
            <text:p>{"L75/50/6": [{"shape_coords":[75,50,6,6,95,47.5,25,37.5],"shape_name":"LAngle","synonyms":["H75/50/6","L75/50/6","L75x50x6","L75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75/50/7</text:p>
          </table:table-cell>
          <table:table-cell office:value-type="float" office:value="75" table:style-name="ce12">
            <text:p>75</text:p>
          </table:table-cell>
          <table:table-cell office:value-type="float" office:value="50" table:style-name="ce12">
            <text:p>50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5/50/7</text:p>
          </table:table-cell>
          <table:table-cell office:value-type="string" table:style-name="ce12">
            <text:p>L75/50/7</text:p>
          </table:table-cell>
          <table:table-cell office:value-type="string" table:style-name="ce12">
            <text:p>L75x50x7</text:p>
          </table:table-cell>
          <table:table-cell office:value-type="string" table:style-name="ce13">
            <text:p>L75x50x7</text:p>
          </table:table-cell>
          <table:table-cell table:style-name="ce10"/>
          <table:table-cell office:value-type="string" office:string-value="synonyms&quot;:[&quot;H75/50/7&quot;,&quot;L75/50/7&quot;,&quot;L75x50x7&quot;,&quot;L75x50x7&quot;]}]}," table:formula="of:= &quot;synonyms&quot;&amp;&quot;&quot;&quot;&quot;&amp;&quot;:[&quot;&amp;&quot;&quot;&quot;&quot;&amp;[.K126]&amp;&quot;&quot;&quot;&quot;&amp;&quot;,&quot;&amp;&quot;&quot;&quot;&quot;&amp;[.L126]&amp;&quot;&quot;&quot;&quot;&amp;&quot;,&quot;&amp;&quot;&quot;&quot;&quot;&amp;[.M126]&amp;&quot;&quot;&quot;&quot;&amp;&quot;,&quot;&amp;&quot;&quot;&quot;&quot;&amp;[.N126]&amp;&quot;&quot;&quot;&quot;&amp;&quot;]}]},&quot;" table:style-name="ce9">
            <text:p>synonyms":["H75/50/7","L75/50/7","L75x50x7","L75x50x7"]}]},</text:p>
          </table:table-cell>
          <table:table-cell office:value-type="string" office:string-value="{&quot;L75/50/7&quot;: [{&quot;shape_coords&quot;:[75,50,7,7,10,5,25,37.5],&quot;shape_name&quot;:&quot;LAngle&quot;,&quot;synonyms&quot;:[&quot;H75/50/7&quot;,&quot;L75/50/7&quot;,&quot;L75x50x7&quot;,&quot;L75x50x7&quot;]}]}," table:formula="of:=&quot;{&quot; &amp; &quot;&quot;&quot;&quot;&amp;[.A126]&amp;&quot;&quot;&quot;&quot;&amp;&quot;: [{&quot;&quot;&quot; &amp;&quot;shape_coords&quot;&amp;&quot;&quot;&quot;&quot; &amp; &quot;:&quot; &amp; &quot;[&quot; &amp; [.B126] &amp; &quot;,&quot; &amp;[.C126] &amp; &quot;,&quot; &amp;[.D126]&amp; &quot;,&quot; &amp;[.E126]&amp; &quot;,&quot; &amp;[.F126]&amp; &quot;,&quot; &amp;[.G126]&amp; &quot;,&quot; &amp;[.H126]&amp; &quot;,&quot; &amp;[.I126] &amp; &quot;],&quot; &amp; &quot;&quot;&quot;&quot; &amp;&quot;shape_name&quot;&amp;&quot;&quot;&quot;&quot; &amp; &quot;:&quot; &amp; &quot;&quot;&quot;&quot; &amp;[.J126] &amp; &quot;&quot;&quot;&quot; &amp; &quot;,&quot; &amp; &quot;&quot;&quot;&quot;&amp;[.P126]" table:style-name="ce5">
            <text:p>{"L75/50/7": [{"shape_coords":[75,50,7,7,10,5,25,37.5],"shape_name":"LAngle","synonyms":["H75/50/7","L75/50/7","L75x50x7","L75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75/55/7</text:p>
          </table:table-cell>
          <table:table-cell office:value-type="float" office:value="75" table:style-name="ce12">
            <text:p>75</text:p>
          </table:table-cell>
          <table:table-cell office:value-type="float" office:value="55" table:style-name="ce12">
            <text:p>55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27.5</text:p>
          </table:table-cell>
          <table:table-cell office:value-type="string" table:style-name="ce13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5/55/7</text:p>
          </table:table-cell>
          <table:table-cell office:value-type="string" table:style-name="ce12">
            <text:p>L75/55/7</text:p>
          </table:table-cell>
          <table:table-cell office:value-type="string" table:style-name="ce12">
            <text:p>L75x55x7</text:p>
          </table:table-cell>
          <table:table-cell office:value-type="string" table:style-name="ce13">
            <text:p>L75x55x7</text:p>
          </table:table-cell>
          <table:table-cell table:style-name="ce10"/>
          <table:table-cell office:value-type="string" office:string-value="synonyms&quot;:[&quot;H75/55/7&quot;,&quot;L75/55/7&quot;,&quot;L75x55x7&quot;,&quot;L75x55x7&quot;]}]}," table:formula="of:= &quot;synonyms&quot;&amp;&quot;&quot;&quot;&quot;&amp;&quot;:[&quot;&amp;&quot;&quot;&quot;&quot;&amp;[.K127]&amp;&quot;&quot;&quot;&quot;&amp;&quot;,&quot;&amp;&quot;&quot;&quot;&quot;&amp;[.L127]&amp;&quot;&quot;&quot;&quot;&amp;&quot;,&quot;&amp;&quot;&quot;&quot;&quot;&amp;[.M127]&amp;&quot;&quot;&quot;&quot;&amp;&quot;,&quot;&amp;&quot;&quot;&quot;&quot;&amp;[.N127]&amp;&quot;&quot;&quot;&quot;&amp;&quot;]}]},&quot;" table:style-name="ce9">
            <text:p>synonyms":["H75/55/7","L75/55/7","L75x55x7","L75x55x7"]}]},</text:p>
          </table:table-cell>
          <table:table-cell office:value-type="string" office:string-value="{&quot;L75/55/7&quot;: [{&quot;shape_coords&quot;:[75,55,7,7,10,5,27.5,37.5],&quot;shape_name&quot;:&quot;LAngle&quot;,&quot;synonyms&quot;:[&quot;H75/55/7&quot;,&quot;L75/55/7&quot;,&quot;L75x55x7&quot;,&quot;L75x55x7&quot;]}]}," table:formula="of:=&quot;{&quot; &amp; &quot;&quot;&quot;&quot;&amp;[.A127]&amp;&quot;&quot;&quot;&quot;&amp;&quot;: [{&quot;&quot;&quot; &amp;&quot;shape_coords&quot;&amp;&quot;&quot;&quot;&quot; &amp; &quot;:&quot; &amp; &quot;[&quot; &amp; [.B127] &amp; &quot;,&quot; &amp;[.C127] &amp; &quot;,&quot; &amp;[.D127]&amp; &quot;,&quot; &amp;[.E127]&amp; &quot;,&quot; &amp;[.F127]&amp; &quot;,&quot; &amp;[.G127]&amp; &quot;,&quot; &amp;[.H127]&amp; &quot;,&quot; &amp;[.I127] &amp; &quot;],&quot; &amp; &quot;&quot;&quot;&quot; &amp;&quot;shape_name&quot;&amp;&quot;&quot;&quot;&quot; &amp; &quot;:&quot; &amp; &quot;&quot;&quot;&quot; &amp;[.J127] &amp; &quot;&quot;&quot;&quot; &amp; &quot;,&quot; &amp; &quot;&quot;&quot;&quot;&amp;[.P127]" table:style-name="ce5">
            <text:p>{"L75/55/7": [{"shape_coords":[75,55,7,7,10,5,27.5,37.5],"shape_name":"LAngle","synonyms":["H75/55/7","L75/55/7","L75x55x7","L75x5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75/65/6</text:p>
          </table:table-cell>
          <table:table-cell office:value-type="float" office:value="75" table:style-name="ce12">
            <text:p>75</text:p>
          </table:table-cell>
          <table:table-cell office:value-type="float" office:value="65" table:style-name="ce12">
            <text:p>65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32.5</text:p>
          </table:table-cell>
          <table:table-cell office:value-type="string" table:style-name="ce13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5/65/6</text:p>
          </table:table-cell>
          <table:table-cell office:value-type="string" table:style-name="ce12">
            <text:p>L75/65/6</text:p>
          </table:table-cell>
          <table:table-cell office:value-type="string" table:style-name="ce12">
            <text:p>L75x65x6</text:p>
          </table:table-cell>
          <table:table-cell office:value-type="string" table:style-name="ce13">
            <text:p>L75x65x6</text:p>
          </table:table-cell>
          <table:table-cell table:style-name="ce10"/>
          <table:table-cell office:value-type="string" office:string-value="synonyms&quot;:[&quot;H75/65/6&quot;,&quot;L75/65/6&quot;,&quot;L75x65x6&quot;,&quot;L75x65x6&quot;]}]}," table:formula="of:= &quot;synonyms&quot;&amp;&quot;&quot;&quot;&quot;&amp;&quot;:[&quot;&amp;&quot;&quot;&quot;&quot;&amp;[.K128]&amp;&quot;&quot;&quot;&quot;&amp;&quot;,&quot;&amp;&quot;&quot;&quot;&quot;&amp;[.L128]&amp;&quot;&quot;&quot;&quot;&amp;&quot;,&quot;&amp;&quot;&quot;&quot;&quot;&amp;[.M128]&amp;&quot;&quot;&quot;&quot;&amp;&quot;,&quot;&amp;&quot;&quot;&quot;&quot;&amp;[.N128]&amp;&quot;&quot;&quot;&quot;&amp;&quot;]}]},&quot;" table:style-name="ce9">
            <text:p>synonyms":["H75/65/6","L75/65/6","L75x65x6","L75x65x6"]}]},</text:p>
          </table:table-cell>
          <table:table-cell office:value-type="string" office:string-value="{&quot;L75/65/6&quot;: [{&quot;shape_coords&quot;:[75,65,6,6,10,5,32.5,37.5],&quot;shape_name&quot;:&quot;LAngle&quot;,&quot;synonyms&quot;:[&quot;H75/65/6&quot;,&quot;L75/65/6&quot;,&quot;L75x65x6&quot;,&quot;L75x65x6&quot;]}]}," table:formula="of:=&quot;{&quot; &amp; &quot;&quot;&quot;&quot;&amp;[.A128]&amp;&quot;&quot;&quot;&quot;&amp;&quot;: [{&quot;&quot;&quot; &amp;&quot;shape_coords&quot;&amp;&quot;&quot;&quot;&quot; &amp; &quot;:&quot; &amp; &quot;[&quot; &amp; [.B128] &amp; &quot;,&quot; &amp;[.C128] &amp; &quot;,&quot; &amp;[.D128]&amp; &quot;,&quot; &amp;[.E128]&amp; &quot;,&quot; &amp;[.F128]&amp; &quot;,&quot; &amp;[.G128]&amp; &quot;,&quot; &amp;[.H128]&amp; &quot;,&quot; &amp;[.I128] &amp; &quot;],&quot; &amp; &quot;&quot;&quot;&quot; &amp;&quot;shape_name&quot;&amp;&quot;&quot;&quot;&quot; &amp; &quot;:&quot; &amp; &quot;&quot;&quot;&quot; &amp;[.J128] &amp; &quot;&quot;&quot;&quot; &amp; &quot;,&quot; &amp; &quot;&quot;&quot;&quot;&amp;[.P128]" table:style-name="ce5">
            <text:p>{"L75/65/6": [{"shape_coords":[75,65,6,6,10,5,32.5,37.5],"shape_name":"LAngle","synonyms":["H75/65/6","L75/65/6","L75x65x6","L75x65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75/65/7</text:p>
          </table:table-cell>
          <table:table-cell office:value-type="float" office:value="75" table:style-name="ce12">
            <text:p>75</text:p>
          </table:table-cell>
          <table:table-cell office:value-type="float" office:value="65" table:style-name="ce12">
            <text:p>65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5.5</text:p>
          </table:table-cell>
          <table:table-cell office:value-type="string" table:style-name="ce13">
            <text:p>32.5</text:p>
          </table:table-cell>
          <table:table-cell office:value-type="string" table:style-name="ce13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5/65/7</text:p>
          </table:table-cell>
          <table:table-cell office:value-type="string" table:style-name="ce12">
            <text:p>L75/65/7</text:p>
          </table:table-cell>
          <table:table-cell office:value-type="string" table:style-name="ce12">
            <text:p>L75x65x7</text:p>
          </table:table-cell>
          <table:table-cell office:value-type="string" table:style-name="ce13">
            <text:p>L75x65x7</text:p>
          </table:table-cell>
          <table:table-cell table:style-name="ce10"/>
          <table:table-cell office:value-type="string" office:string-value="synonyms&quot;:[&quot;H75/65/7&quot;,&quot;L75/65/7&quot;,&quot;L75x65x7&quot;,&quot;L75x65x7&quot;]}]}," table:formula="of:= &quot;synonyms&quot;&amp;&quot;&quot;&quot;&quot;&amp;&quot;:[&quot;&amp;&quot;&quot;&quot;&quot;&amp;[.K129]&amp;&quot;&quot;&quot;&quot;&amp;&quot;,&quot;&amp;&quot;&quot;&quot;&quot;&amp;[.L129]&amp;&quot;&quot;&quot;&quot;&amp;&quot;,&quot;&amp;&quot;&quot;&quot;&quot;&amp;[.M129]&amp;&quot;&quot;&quot;&quot;&amp;&quot;,&quot;&amp;&quot;&quot;&quot;&quot;&amp;[.N129]&amp;&quot;&quot;&quot;&quot;&amp;&quot;]}]},&quot;" table:style-name="ce9">
            <text:p>synonyms":["H75/65/7","L75/65/7","L75x65x7","L75x65x7"]}]},</text:p>
          </table:table-cell>
          <table:table-cell office:value-type="string" office:string-value="{&quot;L75/65/7&quot;: [{&quot;shape_coords&quot;:[75,65,7,7,11,5.5,32.5,37.5],&quot;shape_name&quot;:&quot;LAngle&quot;,&quot;synonyms&quot;:[&quot;H75/65/7&quot;,&quot;L75/65/7&quot;,&quot;L75x65x7&quot;,&quot;L75x65x7&quot;]}]}," table:formula="of:=&quot;{&quot; &amp; &quot;&quot;&quot;&quot;&amp;[.A129]&amp;&quot;&quot;&quot;&quot;&amp;&quot;: [{&quot;&quot;&quot; &amp;&quot;shape_coords&quot;&amp;&quot;&quot;&quot;&quot; &amp; &quot;:&quot; &amp; &quot;[&quot; &amp; [.B129] &amp; &quot;,&quot; &amp;[.C129] &amp; &quot;,&quot; &amp;[.D129]&amp; &quot;,&quot; &amp;[.E129]&amp; &quot;,&quot; &amp;[.F129]&amp; &quot;,&quot; &amp;[.G129]&amp; &quot;,&quot; &amp;[.H129]&amp; &quot;,&quot; &amp;[.I129] &amp; &quot;],&quot; &amp; &quot;&quot;&quot;&quot; &amp;&quot;shape_name&quot;&amp;&quot;&quot;&quot;&quot; &amp; &quot;:&quot; &amp; &quot;&quot;&quot;&quot; &amp;[.J129] &amp; &quot;&quot;&quot;&quot; &amp; &quot;,&quot; &amp; &quot;&quot;&quot;&quot;&amp;[.P129]" table:style-name="ce5">
            <text:p>{"L75/65/7": [{"shape_coords":[75,65,7,7,11,5.5,32.5,37.5],"shape_name":"LAngle","synonyms":["H75/65/7","L75/65/7","L75x65x7","L75x6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75/65/8</text:p>
          </table:table-cell>
          <table:table-cell office:value-type="float" office:value="75" table:style-name="ce12">
            <text:p>75</text:p>
          </table:table-cell>
          <table:table-cell office:value-type="float" office:value="65" table:style-name="ce12">
            <text:p>65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2" table:style-name="ce13">
            <text:p>12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32.5</text:p>
          </table:table-cell>
          <table:table-cell office:value-type="string" table:style-name="ce13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5/65/8</text:p>
          </table:table-cell>
          <table:table-cell office:value-type="string" table:style-name="ce12">
            <text:p>L75/65/8</text:p>
          </table:table-cell>
          <table:table-cell office:value-type="string" table:style-name="ce12">
            <text:p>L75x65x8</text:p>
          </table:table-cell>
          <table:table-cell office:value-type="string" table:style-name="ce13">
            <text:p>L75x65x8</text:p>
          </table:table-cell>
          <table:table-cell table:style-name="ce10"/>
          <table:table-cell office:value-type="string" office:string-value="synonyms&quot;:[&quot;H75/65/8&quot;,&quot;L75/65/8&quot;,&quot;L75x65x8&quot;,&quot;L75x65x8&quot;]}]}," table:formula="of:= &quot;synonyms&quot;&amp;&quot;&quot;&quot;&quot;&amp;&quot;:[&quot;&amp;&quot;&quot;&quot;&quot;&amp;[.K130]&amp;&quot;&quot;&quot;&quot;&amp;&quot;,&quot;&amp;&quot;&quot;&quot;&quot;&amp;[.L130]&amp;&quot;&quot;&quot;&quot;&amp;&quot;,&quot;&amp;&quot;&quot;&quot;&quot;&amp;[.M130]&amp;&quot;&quot;&quot;&quot;&amp;&quot;,&quot;&amp;&quot;&quot;&quot;&quot;&amp;[.N130]&amp;&quot;&quot;&quot;&quot;&amp;&quot;]}]},&quot;" table:style-name="ce9">
            <text:p>synonyms":["H75/65/8","L75/65/8","L75x65x8","L75x65x8"]}]},</text:p>
          </table:table-cell>
          <table:table-cell office:value-type="string" office:string-value="{&quot;L75/65/8&quot;: [{&quot;shape_coords&quot;:[75,65,8,8,12,6,32.5,37.5],&quot;shape_name&quot;:&quot;LAngle&quot;,&quot;synonyms&quot;:[&quot;H75/65/8&quot;,&quot;L75/65/8&quot;,&quot;L75x65x8&quot;,&quot;L75x65x8&quot;]}]}," table:formula="of:=&quot;{&quot; &amp; &quot;&quot;&quot;&quot;&amp;[.A130]&amp;&quot;&quot;&quot;&quot;&amp;&quot;: [{&quot;&quot;&quot; &amp;&quot;shape_coords&quot;&amp;&quot;&quot;&quot;&quot; &amp; &quot;:&quot; &amp; &quot;[&quot; &amp; [.B130] &amp; &quot;,&quot; &amp;[.C130] &amp; &quot;,&quot; &amp;[.D130]&amp; &quot;,&quot; &amp;[.E130]&amp; &quot;,&quot; &amp;[.F130]&amp; &quot;,&quot; &amp;[.G130]&amp; &quot;,&quot; &amp;[.H130]&amp; &quot;,&quot; &amp;[.I130] &amp; &quot;],&quot; &amp; &quot;&quot;&quot;&quot; &amp;&quot;shape_name&quot;&amp;&quot;&quot;&quot;&quot; &amp; &quot;:&quot; &amp; &quot;&quot;&quot;&quot; &amp;[.J130] &amp; &quot;&quot;&quot;&quot; &amp; &quot;,&quot; &amp; &quot;&quot;&quot;&quot;&amp;[.P130]" table:style-name="ce5">
            <text:p>{"L75/65/8": [{"shape_coords":[75,65,8,8,12,6,32.5,37.5],"shape_name":"LAngle","synonyms":["H75/65/8","L75/65/8","L75x65x8","L75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75/65/10</text:p>
          </table:table-cell>
          <table:table-cell office:value-type="float" office:value="75" table:style-name="ce12">
            <text:p>75</text:p>
          </table:table-cell>
          <table:table-cell office:value-type="float" office:value="65" table:style-name="ce12">
            <text:p>65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4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32.5</text:p>
          </table:table-cell>
          <table:table-cell office:value-type="string" table:style-name="ce13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5/65/10</text:p>
          </table:table-cell>
          <table:table-cell office:value-type="string" table:style-name="ce12">
            <text:p>L75/65/10</text:p>
          </table:table-cell>
          <table:table-cell office:value-type="string" table:style-name="ce12">
            <text:p>L75x65x10</text:p>
          </table:table-cell>
          <table:table-cell office:value-type="string" table:style-name="ce13">
            <text:p>L75x65x10</text:p>
          </table:table-cell>
          <table:table-cell table:style-name="ce10"/>
          <table:table-cell office:value-type="string" office:string-value="synonyms&quot;:[&quot;H75/65/10&quot;,&quot;L75/65/10&quot;,&quot;L75x65x10&quot;,&quot;L75x65x10&quot;]}]}," table:formula="of:= &quot;synonyms&quot;&amp;&quot;&quot;&quot;&quot;&amp;&quot;:[&quot;&amp;&quot;&quot;&quot;&quot;&amp;[.K131]&amp;&quot;&quot;&quot;&quot;&amp;&quot;,&quot;&amp;&quot;&quot;&quot;&quot;&amp;[.L131]&amp;&quot;&quot;&quot;&quot;&amp;&quot;,&quot;&amp;&quot;&quot;&quot;&quot;&amp;[.M131]&amp;&quot;&quot;&quot;&quot;&amp;&quot;,&quot;&amp;&quot;&quot;&quot;&quot;&amp;[.N131]&amp;&quot;&quot;&quot;&quot;&amp;&quot;]}]},&quot;" table:style-name="ce9">
            <text:p>synonyms":["H75/65/10","L75/65/10","L75x65x10","L75x65x10"]}]},</text:p>
          </table:table-cell>
          <table:table-cell office:value-type="string" office:string-value="{&quot;L75/65/10&quot;: [{&quot;shape_coords&quot;:[75,65,10,10,14,7,32.5,37.5],&quot;shape_name&quot;:&quot;LAngle&quot;,&quot;synonyms&quot;:[&quot;H75/65/10&quot;,&quot;L75/65/10&quot;,&quot;L75x65x10&quot;,&quot;L75x65x10&quot;]}]}," table:formula="of:=&quot;{&quot; &amp; &quot;&quot;&quot;&quot;&amp;[.A131]&amp;&quot;&quot;&quot;&quot;&amp;&quot;: [{&quot;&quot;&quot; &amp;&quot;shape_coords&quot;&amp;&quot;&quot;&quot;&quot; &amp; &quot;:&quot; &amp; &quot;[&quot; &amp; [.B131] &amp; &quot;,&quot; &amp;[.C131] &amp; &quot;,&quot; &amp;[.D131]&amp; &quot;,&quot; &amp;[.E131]&amp; &quot;,&quot; &amp;[.F131]&amp; &quot;,&quot; &amp;[.G131]&amp; &quot;,&quot; &amp;[.H131]&amp; &quot;,&quot; &amp;[.I131] &amp; &quot;],&quot; &amp; &quot;&quot;&quot;&quot; &amp;&quot;shape_name&quot;&amp;&quot;&quot;&quot;&quot; &amp; &quot;:&quot; &amp; &quot;&quot;&quot;&quot; &amp;[.J131] &amp; &quot;&quot;&quot;&quot; &amp; &quot;,&quot; &amp; &quot;&quot;&quot;&quot;&amp;[.P131]" table:style-name="ce5">
            <text:p>{"L75/65/10": [{"shape_coords":[75,65,10,10,14,7,32.5,37.5],"shape_name":"LAngle","synonyms":["H75/65/10","L75/65/10","L75x65x10","L75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80/40/6</text:p>
          </table:table-cell>
          <table:table-cell office:value-type="float" office:value="80" table:style-name="ce12">
            <text:p>80</text:p>
          </table:table-cell>
          <table:table-cell office:value-type="float" office:value="40" table:style-name="ce12">
            <text:p>4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47.5</text:p>
          </table:table-cell>
          <table:table-cell office:value-type="float" office:value="20" table:style-name="ce13">
            <text:p>20</text:p>
          </table:table-cell>
          <table:table-cell office:value-type="float" office:value="40" table:style-name="ce13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80/40/6</text:p>
          </table:table-cell>
          <table:table-cell office:value-type="string" table:style-name="ce12">
            <text:p>L80/40/6</text:p>
          </table:table-cell>
          <table:table-cell office:value-type="string" table:style-name="ce12">
            <text:p>L80x40x6</text:p>
          </table:table-cell>
          <table:table-cell office:value-type="string" table:style-name="ce13">
            <text:p>L80x40x6</text:p>
          </table:table-cell>
          <table:table-cell table:style-name="ce10"/>
          <table:table-cell office:value-type="string" office:string-value="synonyms&quot;:[&quot;H80/40/6&quot;,&quot;L80/40/6&quot;,&quot;L80x40x6&quot;,&quot;L80x40x6&quot;]}]}," table:formula="of:= &quot;synonyms&quot;&amp;&quot;&quot;&quot;&quot;&amp;&quot;:[&quot;&amp;&quot;&quot;&quot;&quot;&amp;[.K132]&amp;&quot;&quot;&quot;&quot;&amp;&quot;,&quot;&amp;&quot;&quot;&quot;&quot;&amp;[.L132]&amp;&quot;&quot;&quot;&quot;&amp;&quot;,&quot;&amp;&quot;&quot;&quot;&quot;&amp;[.M132]&amp;&quot;&quot;&quot;&quot;&amp;&quot;,&quot;&amp;&quot;&quot;&quot;&quot;&amp;[.N132]&amp;&quot;&quot;&quot;&quot;&amp;&quot;]}]},&quot;" table:style-name="ce9">
            <text:p>synonyms":["H80/40/6","L80/40/6","L80x40x6","L80x40x6"]}]},</text:p>
          </table:table-cell>
          <table:table-cell office:value-type="string" office:string-value="{&quot;L80/40/6&quot;: [{&quot;shape_coords&quot;:[80,40,6,6,95,47.5,20,40],&quot;shape_name&quot;:&quot;LAngle&quot;,&quot;synonyms&quot;:[&quot;H80/40/6&quot;,&quot;L80/40/6&quot;,&quot;L80x40x6&quot;,&quot;L80x40x6&quot;]}]}," table:formula="of:=&quot;{&quot; &amp; &quot;&quot;&quot;&quot;&amp;[.A132]&amp;&quot;&quot;&quot;&quot;&amp;&quot;: [{&quot;&quot;&quot; &amp;&quot;shape_coords&quot;&amp;&quot;&quot;&quot;&quot; &amp; &quot;:&quot; &amp; &quot;[&quot; &amp; [.B132] &amp; &quot;,&quot; &amp;[.C132] &amp; &quot;,&quot; &amp;[.D132]&amp; &quot;,&quot; &amp;[.E132]&amp; &quot;,&quot; &amp;[.F132]&amp; &quot;,&quot; &amp;[.G132]&amp; &quot;,&quot; &amp;[.H132]&amp; &quot;,&quot; &amp;[.I132] &amp; &quot;],&quot; &amp; &quot;&quot;&quot;&quot; &amp;&quot;shape_name&quot;&amp;&quot;&quot;&quot;&quot; &amp; &quot;:&quot; &amp; &quot;&quot;&quot;&quot; &amp;[.J132] &amp; &quot;&quot;&quot;&quot; &amp; &quot;,&quot; &amp; &quot;&quot;&quot;&quot;&amp;[.P132]" table:style-name="ce5">
            <text:p>{"L80/40/6": [{"shape_coords":[80,40,6,6,95,47.5,20,40],"shape_name":"LAngle","synonyms":["H80/40/6","L80/40/6","L80x40x6","L8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80/40/7</text:p>
          </table:table-cell>
          <table:table-cell office:value-type="float" office:value="80" table:style-name="ce12">
            <text:p>80</text:p>
          </table:table-cell>
          <table:table-cell office:value-type="float" office:value="40" table:style-name="ce12">
            <text:p>40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20" table:style-name="ce13">
            <text:p>20</text:p>
          </table:table-cell>
          <table:table-cell office:value-type="float" office:value="40" table:style-name="ce13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80/40/7</text:p>
          </table:table-cell>
          <table:table-cell office:value-type="string" table:style-name="ce12">
            <text:p>L80/40/7</text:p>
          </table:table-cell>
          <table:table-cell office:value-type="string" table:style-name="ce12">
            <text:p>L80x40x7</text:p>
          </table:table-cell>
          <table:table-cell office:value-type="string" table:style-name="ce13">
            <text:p>L80x40x7</text:p>
          </table:table-cell>
          <table:table-cell table:style-name="ce10"/>
          <table:table-cell office:value-type="string" office:string-value="synonyms&quot;:[&quot;H80/40/7&quot;,&quot;L80/40/7&quot;,&quot;L80x40x7&quot;,&quot;L80x40x7&quot;]}]}," table:formula="of:= &quot;synonyms&quot;&amp;&quot;&quot;&quot;&quot;&amp;&quot;:[&quot;&amp;&quot;&quot;&quot;&quot;&amp;[.K133]&amp;&quot;&quot;&quot;&quot;&amp;&quot;,&quot;&amp;&quot;&quot;&quot;&quot;&amp;[.L133]&amp;&quot;&quot;&quot;&quot;&amp;&quot;,&quot;&amp;&quot;&quot;&quot;&quot;&amp;[.M133]&amp;&quot;&quot;&quot;&quot;&amp;&quot;,&quot;&amp;&quot;&quot;&quot;&quot;&amp;[.N133]&amp;&quot;&quot;&quot;&quot;&amp;&quot;]}]},&quot;" table:style-name="ce9">
            <text:p>synonyms":["H80/40/7","L80/40/7","L80x40x7","L80x40x7"]}]},</text:p>
          </table:table-cell>
          <table:table-cell office:value-type="string" office:string-value="{&quot;L80/40/7&quot;: [{&quot;shape_coords&quot;:[80,40,7,7,10,5,20,40],&quot;shape_name&quot;:&quot;LAngle&quot;,&quot;synonyms&quot;:[&quot;H80/40/7&quot;,&quot;L80/40/7&quot;,&quot;L80x40x7&quot;,&quot;L80x40x7&quot;]}]}," table:formula="of:=&quot;{&quot; &amp; &quot;&quot;&quot;&quot;&amp;[.A133]&amp;&quot;&quot;&quot;&quot;&amp;&quot;: [{&quot;&quot;&quot; &amp;&quot;shape_coords&quot;&amp;&quot;&quot;&quot;&quot; &amp; &quot;:&quot; &amp; &quot;[&quot; &amp; [.B133] &amp; &quot;,&quot; &amp;[.C133] &amp; &quot;,&quot; &amp;[.D133]&amp; &quot;,&quot; &amp;[.E133]&amp; &quot;,&quot; &amp;[.F133]&amp; &quot;,&quot; &amp;[.G133]&amp; &quot;,&quot; &amp;[.H133]&amp; &quot;,&quot; &amp;[.I133] &amp; &quot;],&quot; &amp; &quot;&quot;&quot;&quot; &amp;&quot;shape_name&quot;&amp;&quot;&quot;&quot;&quot; &amp; &quot;:&quot; &amp; &quot;&quot;&quot;&quot; &amp;[.J133] &amp; &quot;&quot;&quot;&quot; &amp; &quot;,&quot; &amp; &quot;&quot;&quot;&quot;&amp;[.P133]" table:style-name="ce5">
            <text:p>{"L80/40/7": [{"shape_coords":[80,40,7,7,10,5,20,40],"shape_name":"LAngle","synonyms":["H80/40/7","L80/40/7","L80x40x7","L80x4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80/40/8</text:p>
          </table:table-cell>
          <table:table-cell office:value-type="float" office:value="80" table:style-name="ce12">
            <text:p>80</text:p>
          </table:table-cell>
          <table:table-cell office:value-type="float" office:value="40" table:style-name="ce12">
            <text:p>4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5.5</text:p>
          </table:table-cell>
          <table:table-cell office:value-type="float" office:value="20" table:style-name="ce13">
            <text:p>20</text:p>
          </table:table-cell>
          <table:table-cell office:value-type="float" office:value="40" table:style-name="ce13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80/40/8</text:p>
          </table:table-cell>
          <table:table-cell office:value-type="string" table:style-name="ce12">
            <text:p>L80/40/8</text:p>
          </table:table-cell>
          <table:table-cell office:value-type="string" table:style-name="ce12">
            <text:p>L80x40x8</text:p>
          </table:table-cell>
          <table:table-cell office:value-type="string" table:style-name="ce13">
            <text:p>L80x40x8</text:p>
          </table:table-cell>
          <table:table-cell table:style-name="ce10"/>
          <table:table-cell office:value-type="string" office:string-value="synonyms&quot;:[&quot;H80/40/8&quot;,&quot;L80/40/8&quot;,&quot;L80x40x8&quot;,&quot;L80x40x8&quot;]}]}," table:formula="of:= &quot;synonyms&quot;&amp;&quot;&quot;&quot;&quot;&amp;&quot;:[&quot;&amp;&quot;&quot;&quot;&quot;&amp;[.K134]&amp;&quot;&quot;&quot;&quot;&amp;&quot;,&quot;&amp;&quot;&quot;&quot;&quot;&amp;[.L134]&amp;&quot;&quot;&quot;&quot;&amp;&quot;,&quot;&amp;&quot;&quot;&quot;&quot;&amp;[.M134]&amp;&quot;&quot;&quot;&quot;&amp;&quot;,&quot;&amp;&quot;&quot;&quot;&quot;&amp;[.N134]&amp;&quot;&quot;&quot;&quot;&amp;&quot;]}]},&quot;" table:style-name="ce9">
            <text:p>synonyms":["H80/40/8","L80/40/8","L80x40x8","L80x40x8"]}]},</text:p>
          </table:table-cell>
          <table:table-cell office:value-type="string" office:string-value="{&quot;L80/40/8&quot;: [{&quot;shape_coords&quot;:[80,40,8,8,11,5.5,20,40],&quot;shape_name&quot;:&quot;LAngle&quot;,&quot;synonyms&quot;:[&quot;H80/40/8&quot;,&quot;L80/40/8&quot;,&quot;L80x40x8&quot;,&quot;L80x40x8&quot;]}]}," table:formula="of:=&quot;{&quot; &amp; &quot;&quot;&quot;&quot;&amp;[.A134]&amp;&quot;&quot;&quot;&quot;&amp;&quot;: [{&quot;&quot;&quot; &amp;&quot;shape_coords&quot;&amp;&quot;&quot;&quot;&quot; &amp; &quot;:&quot; &amp; &quot;[&quot; &amp; [.B134] &amp; &quot;,&quot; &amp;[.C134] &amp; &quot;,&quot; &amp;[.D134]&amp; &quot;,&quot; &amp;[.E134]&amp; &quot;,&quot; &amp;[.F134]&amp; &quot;,&quot; &amp;[.G134]&amp; &quot;,&quot; &amp;[.H134]&amp; &quot;,&quot; &amp;[.I134] &amp; &quot;],&quot; &amp; &quot;&quot;&quot;&quot; &amp;&quot;shape_name&quot;&amp;&quot;&quot;&quot;&quot; &amp; &quot;:&quot; &amp; &quot;&quot;&quot;&quot; &amp;[.J134] &amp; &quot;&quot;&quot;&quot; &amp; &quot;,&quot; &amp; &quot;&quot;&quot;&quot;&amp;[.P134]" table:style-name="ce5">
            <text:p>{"L80/40/8": [{"shape_coords":[80,40,8,8,11,5.5,20,40],"shape_name":"LAngle","synonyms":["H80/40/8","L80/40/8","L80x40x8","L80x4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90/60/6</text:p>
          </table:table-cell>
          <table:table-cell office:value-type="float" office:value="90" table:style-name="ce12">
            <text:p>90</text:p>
          </table:table-cell>
          <table:table-cell office:value-type="float" office:value="60" table:style-name="ce12">
            <text:p>6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47.5</text:p>
          </table:table-cell>
          <table:table-cell office:value-type="float" office:value="30" table:style-name="ce13">
            <text:p>30</text:p>
          </table:table-cell>
          <table:table-cell office:value-type="float" office:value="45" table:style-name="ce13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90/60/6</text:p>
          </table:table-cell>
          <table:table-cell office:value-type="string" table:style-name="ce12">
            <text:p>L90/60/6</text:p>
          </table:table-cell>
          <table:table-cell office:value-type="string" table:style-name="ce12">
            <text:p>L90x60x6</text:p>
          </table:table-cell>
          <table:table-cell office:value-type="string" table:style-name="ce13">
            <text:p>L90x60x6</text:p>
          </table:table-cell>
          <table:table-cell table:style-name="ce10"/>
          <table:table-cell office:value-type="string" office:string-value="synonyms&quot;:[&quot;H90/60/6&quot;,&quot;L90/60/6&quot;,&quot;L90x60x6&quot;,&quot;L90x60x6&quot;]}]}," table:formula="of:= &quot;synonyms&quot;&amp;&quot;&quot;&quot;&quot;&amp;&quot;:[&quot;&amp;&quot;&quot;&quot;&quot;&amp;[.K135]&amp;&quot;&quot;&quot;&quot;&amp;&quot;,&quot;&amp;&quot;&quot;&quot;&quot;&amp;[.L135]&amp;&quot;&quot;&quot;&quot;&amp;&quot;,&quot;&amp;&quot;&quot;&quot;&quot;&amp;[.M135]&amp;&quot;&quot;&quot;&quot;&amp;&quot;,&quot;&amp;&quot;&quot;&quot;&quot;&amp;[.N135]&amp;&quot;&quot;&quot;&quot;&amp;&quot;]}]},&quot;" table:style-name="ce9">
            <text:p>synonyms":["H90/60/6","L90/60/6","L90x60x6","L90x60x6"]}]},</text:p>
          </table:table-cell>
          <table:table-cell office:value-type="string" office:string-value="{&quot;L90/60/6&quot;: [{&quot;shape_coords&quot;:[90,60,6,6,95,47.5,30,45],&quot;shape_name&quot;:&quot;LAngle&quot;,&quot;synonyms&quot;:[&quot;H90/60/6&quot;,&quot;L90/60/6&quot;,&quot;L90x60x6&quot;,&quot;L90x60x6&quot;]}]}," table:formula="of:=&quot;{&quot; &amp; &quot;&quot;&quot;&quot;&amp;[.A135]&amp;&quot;&quot;&quot;&quot;&amp;&quot;: [{&quot;&quot;&quot; &amp;&quot;shape_coords&quot;&amp;&quot;&quot;&quot;&quot; &amp; &quot;:&quot; &amp; &quot;[&quot; &amp; [.B135] &amp; &quot;,&quot; &amp;[.C135] &amp; &quot;,&quot; &amp;[.D135]&amp; &quot;,&quot; &amp;[.E135]&amp; &quot;,&quot; &amp;[.F135]&amp; &quot;,&quot; &amp;[.G135]&amp; &quot;,&quot; &amp;[.H135]&amp; &quot;,&quot; &amp;[.I135] &amp; &quot;],&quot; &amp; &quot;&quot;&quot;&quot; &amp;&quot;shape_name&quot;&amp;&quot;&quot;&quot;&quot; &amp; &quot;:&quot; &amp; &quot;&quot;&quot;&quot; &amp;[.J135] &amp; &quot;&quot;&quot;&quot; &amp; &quot;,&quot; &amp; &quot;&quot;&quot;&quot;&amp;[.P135]" table:style-name="ce5">
            <text:p>{"L90/60/6": [{"shape_coords":[90,60,6,6,95,47.5,30,45],"shape_name":"LAngle","synonyms":["H90/60/6","L90/60/6","L90x60x6","L90x6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90/60/8</text:p>
          </table:table-cell>
          <table:table-cell office:value-type="float" office:value="90" table:style-name="ce12">
            <text:p>90</text:p>
          </table:table-cell>
          <table:table-cell office:value-type="float" office:value="60" table:style-name="ce12">
            <text:p>6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5.5</text:p>
          </table:table-cell>
          <table:table-cell office:value-type="float" office:value="30" table:style-name="ce13">
            <text:p>30</text:p>
          </table:table-cell>
          <table:table-cell office:value-type="float" office:value="45" table:style-name="ce13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90/60/8</text:p>
          </table:table-cell>
          <table:table-cell office:value-type="string" table:style-name="ce12">
            <text:p>L90/60/8</text:p>
          </table:table-cell>
          <table:table-cell office:value-type="string" table:style-name="ce12">
            <text:p>L90x60x8</text:p>
          </table:table-cell>
          <table:table-cell office:value-type="string" table:style-name="ce13">
            <text:p>L90x60x8</text:p>
          </table:table-cell>
          <table:table-cell table:style-name="ce10"/>
          <table:table-cell office:value-type="string" office:string-value="synonyms&quot;:[&quot;H90/60/8&quot;,&quot;L90/60/8&quot;,&quot;L90x60x8&quot;,&quot;L90x60x8&quot;]}]}," table:formula="of:= &quot;synonyms&quot;&amp;&quot;&quot;&quot;&quot;&amp;&quot;:[&quot;&amp;&quot;&quot;&quot;&quot;&amp;[.K136]&amp;&quot;&quot;&quot;&quot;&amp;&quot;,&quot;&amp;&quot;&quot;&quot;&quot;&amp;[.L136]&amp;&quot;&quot;&quot;&quot;&amp;&quot;,&quot;&amp;&quot;&quot;&quot;&quot;&amp;[.M136]&amp;&quot;&quot;&quot;&quot;&amp;&quot;,&quot;&amp;&quot;&quot;&quot;&quot;&amp;[.N136]&amp;&quot;&quot;&quot;&quot;&amp;&quot;]}]},&quot;" table:style-name="ce9">
            <text:p>synonyms":["H90/60/8","L90/60/8","L90x60x8","L90x60x8"]}]},</text:p>
          </table:table-cell>
          <table:table-cell office:value-type="string" office:string-value="{&quot;L90/60/8&quot;: [{&quot;shape_coords&quot;:[90,60,8,8,11,5.5,30,45],&quot;shape_name&quot;:&quot;LAngle&quot;,&quot;synonyms&quot;:[&quot;H90/60/8&quot;,&quot;L90/60/8&quot;,&quot;L90x60x8&quot;,&quot;L90x60x8&quot;]}]}," table:formula="of:=&quot;{&quot; &amp; &quot;&quot;&quot;&quot;&amp;[.A136]&amp;&quot;&quot;&quot;&quot;&amp;&quot;: [{&quot;&quot;&quot; &amp;&quot;shape_coords&quot;&amp;&quot;&quot;&quot;&quot; &amp; &quot;:&quot; &amp; &quot;[&quot; &amp; [.B136] &amp; &quot;,&quot; &amp;[.C136] &amp; &quot;,&quot; &amp;[.D136]&amp; &quot;,&quot; &amp;[.E136]&amp; &quot;,&quot; &amp;[.F136]&amp; &quot;,&quot; &amp;[.G136]&amp; &quot;,&quot; &amp;[.H136]&amp; &quot;,&quot; &amp;[.I136] &amp; &quot;],&quot; &amp; &quot;&quot;&quot;&quot; &amp;&quot;shape_name&quot;&amp;&quot;&quot;&quot;&quot; &amp; &quot;:&quot; &amp; &quot;&quot;&quot;&quot; &amp;[.J136] &amp; &quot;&quot;&quot;&quot; &amp; &quot;,&quot; &amp; &quot;&quot;&quot;&quot;&amp;[.P136]" table:style-name="ce5">
            <text:p>{"L90/60/8": [{"shape_coords":[90,60,8,8,11,5.5,30,45],"shape_name":"LAngle","synonyms":["H90/60/8","L90/60/8","L90x60x8","L90x6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00/50/6</text:p>
          </table:table-cell>
          <table:table-cell office:value-type="float" office:value="100" table:style-name="ce12">
            <text:p>100</text:p>
          </table:table-cell>
          <table:table-cell office:value-type="float" office:value="50" table:style-name="ce12">
            <text:p>5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25" table:style-name="ce13">
            <text:p>25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50/6</text:p>
          </table:table-cell>
          <table:table-cell office:value-type="string" table:style-name="ce12">
            <text:p>L100/50/6</text:p>
          </table:table-cell>
          <table:table-cell office:value-type="string" table:style-name="ce12">
            <text:p>L100x50x6</text:p>
          </table:table-cell>
          <table:table-cell office:value-type="string" table:style-name="ce13">
            <text:p>L100x50x6</text:p>
          </table:table-cell>
          <table:table-cell table:style-name="ce10"/>
          <table:table-cell office:value-type="string" office:string-value="synonyms&quot;:[&quot;H100/50/6&quot;,&quot;L100/50/6&quot;,&quot;L100x50x6&quot;,&quot;L100x50x6&quot;]}]}," table:formula="of:= &quot;synonyms&quot;&amp;&quot;&quot;&quot;&quot;&amp;&quot;:[&quot;&amp;&quot;&quot;&quot;&quot;&amp;[.K137]&amp;&quot;&quot;&quot;&quot;&amp;&quot;,&quot;&amp;&quot;&quot;&quot;&quot;&amp;[.L137]&amp;&quot;&quot;&quot;&quot;&amp;&quot;,&quot;&amp;&quot;&quot;&quot;&quot;&amp;[.M137]&amp;&quot;&quot;&quot;&quot;&amp;&quot;,&quot;&amp;&quot;&quot;&quot;&quot;&amp;[.N137]&amp;&quot;&quot;&quot;&quot;&amp;&quot;]}]},&quot;" table:style-name="ce9">
            <text:p>synonyms":["H100/50/6","L100/50/6","L100x50x6","L100x50x6"]}]},</text:p>
          </table:table-cell>
          <table:table-cell office:value-type="string" office:string-value="{&quot;L100/50/6&quot;: [{&quot;shape_coords&quot;:[100,50,6,6,10,5,25,50],&quot;shape_name&quot;:&quot;LAngle&quot;,&quot;synonyms&quot;:[&quot;H100/50/6&quot;,&quot;L100/50/6&quot;,&quot;L100x50x6&quot;,&quot;L100x50x6&quot;]}]}," table:formula="of:=&quot;{&quot; &amp; &quot;&quot;&quot;&quot;&amp;[.A137]&amp;&quot;&quot;&quot;&quot;&amp;&quot;: [{&quot;&quot;&quot; &amp;&quot;shape_coords&quot;&amp;&quot;&quot;&quot;&quot; &amp; &quot;:&quot; &amp; &quot;[&quot; &amp; [.B137] &amp; &quot;,&quot; &amp;[.C137] &amp; &quot;,&quot; &amp;[.D137]&amp; &quot;,&quot; &amp;[.E137]&amp; &quot;,&quot; &amp;[.F137]&amp; &quot;,&quot; &amp;[.G137]&amp; &quot;,&quot; &amp;[.H137]&amp; &quot;,&quot; &amp;[.I137] &amp; &quot;],&quot; &amp; &quot;&quot;&quot;&quot; &amp;&quot;shape_name&quot;&amp;&quot;&quot;&quot;&quot; &amp; &quot;:&quot; &amp; &quot;&quot;&quot;&quot; &amp;[.J137] &amp; &quot;&quot;&quot;&quot; &amp; &quot;,&quot; &amp; &quot;&quot;&quot;&quot;&amp;[.P137]" table:style-name="ce5">
            <text:p>{"L100/50/6": [{"shape_coords":[100,50,6,6,10,5,25,50],"shape_name":"LAngle","synonyms":["H100/50/6","L100/50/6","L100x50x6","L100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00/50/7</text:p>
          </table:table-cell>
          <table:table-cell office:value-type="float" office:value="100" table:style-name="ce12">
            <text:p>100</text:p>
          </table:table-cell>
          <table:table-cell office:value-type="float" office:value="50" table:style-name="ce12">
            <text:p>50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5.5</text:p>
          </table:table-cell>
          <table:table-cell office:value-type="float" office:value="25" table:style-name="ce13">
            <text:p>25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50/7</text:p>
          </table:table-cell>
          <table:table-cell office:value-type="string" table:style-name="ce12">
            <text:p>L100/50/7</text:p>
          </table:table-cell>
          <table:table-cell office:value-type="string" table:style-name="ce12">
            <text:p>L100x50x7</text:p>
          </table:table-cell>
          <table:table-cell office:value-type="string" table:style-name="ce13">
            <text:p>L100x50x7</text:p>
          </table:table-cell>
          <table:table-cell table:style-name="ce10"/>
          <table:table-cell office:value-type="string" office:string-value="synonyms&quot;:[&quot;H100/50/7&quot;,&quot;L100/50/7&quot;,&quot;L100x50x7&quot;,&quot;L100x50x7&quot;]}]}," table:formula="of:= &quot;synonyms&quot;&amp;&quot;&quot;&quot;&quot;&amp;&quot;:[&quot;&amp;&quot;&quot;&quot;&quot;&amp;[.K138]&amp;&quot;&quot;&quot;&quot;&amp;&quot;,&quot;&amp;&quot;&quot;&quot;&quot;&amp;[.L138]&amp;&quot;&quot;&quot;&quot;&amp;&quot;,&quot;&amp;&quot;&quot;&quot;&quot;&amp;[.M138]&amp;&quot;&quot;&quot;&quot;&amp;&quot;,&quot;&amp;&quot;&quot;&quot;&quot;&amp;[.N138]&amp;&quot;&quot;&quot;&quot;&amp;&quot;]}]},&quot;" table:style-name="ce9">
            <text:p>synonyms":["H100/50/7","L100/50/7","L100x50x7","L100x50x7"]}]},</text:p>
          </table:table-cell>
          <table:table-cell office:value-type="string" office:string-value="{&quot;L100/50/7&quot;: [{&quot;shape_coords&quot;:[100,50,7,7,11,5.5,25,50],&quot;shape_name&quot;:&quot;LAngle&quot;,&quot;synonyms&quot;:[&quot;H100/50/7&quot;,&quot;L100/50/7&quot;,&quot;L100x50x7&quot;,&quot;L100x50x7&quot;]}]}," table:formula="of:=&quot;{&quot; &amp; &quot;&quot;&quot;&quot;&amp;[.A138]&amp;&quot;&quot;&quot;&quot;&amp;&quot;: [{&quot;&quot;&quot; &amp;&quot;shape_coords&quot;&amp;&quot;&quot;&quot;&quot; &amp; &quot;:&quot; &amp; &quot;[&quot; &amp; [.B138] &amp; &quot;,&quot; &amp;[.C138] &amp; &quot;,&quot; &amp;[.D138]&amp; &quot;,&quot; &amp;[.E138]&amp; &quot;,&quot; &amp;[.F138]&amp; &quot;,&quot; &amp;[.G138]&amp; &quot;,&quot; &amp;[.H138]&amp; &quot;,&quot; &amp;[.I138] &amp; &quot;],&quot; &amp; &quot;&quot;&quot;&quot; &amp;&quot;shape_name&quot;&amp;&quot;&quot;&quot;&quot; &amp; &quot;:&quot; &amp; &quot;&quot;&quot;&quot; &amp;[.J138] &amp; &quot;&quot;&quot;&quot; &amp; &quot;,&quot; &amp; &quot;&quot;&quot;&quot;&amp;[.P138]" table:style-name="ce5">
            <text:p>{"L100/50/7": [{"shape_coords":[100,50,7,7,11,5.5,25,50],"shape_name":"LAngle","synonyms":["H100/50/7","L100/50/7","L100x50x7","L100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00/50/8</text:p>
          </table:table-cell>
          <table:table-cell office:value-type="float" office:value="100" table:style-name="ce12">
            <text:p>100</text:p>
          </table:table-cell>
          <table:table-cell office:value-type="float" office:value="50" table:style-name="ce12">
            <text:p>5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2" table:style-name="ce13">
            <text:p>12</text:p>
          </table:table-cell>
          <table:table-cell office:value-type="float" office:value="6" table:style-name="ce13">
            <text:p>6</text:p>
          </table:table-cell>
          <table:table-cell office:value-type="float" office:value="25" table:style-name="ce13">
            <text:p>25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50/8</text:p>
          </table:table-cell>
          <table:table-cell office:value-type="string" table:style-name="ce12">
            <text:p>L100/50/8</text:p>
          </table:table-cell>
          <table:table-cell office:value-type="string" table:style-name="ce12">
            <text:p>L100x50x8</text:p>
          </table:table-cell>
          <table:table-cell office:value-type="string" table:style-name="ce13">
            <text:p>L100x50x8</text:p>
          </table:table-cell>
          <table:table-cell table:style-name="ce10"/>
          <table:table-cell office:value-type="string" office:string-value="synonyms&quot;:[&quot;H100/50/8&quot;,&quot;L100/50/8&quot;,&quot;L100x50x8&quot;,&quot;L100x50x8&quot;]}]}," table:formula="of:= &quot;synonyms&quot;&amp;&quot;&quot;&quot;&quot;&amp;&quot;:[&quot;&amp;&quot;&quot;&quot;&quot;&amp;[.K139]&amp;&quot;&quot;&quot;&quot;&amp;&quot;,&quot;&amp;&quot;&quot;&quot;&quot;&amp;[.L139]&amp;&quot;&quot;&quot;&quot;&amp;&quot;,&quot;&amp;&quot;&quot;&quot;&quot;&amp;[.M139]&amp;&quot;&quot;&quot;&quot;&amp;&quot;,&quot;&amp;&quot;&quot;&quot;&quot;&amp;[.N139]&amp;&quot;&quot;&quot;&quot;&amp;&quot;]}]},&quot;" table:style-name="ce9">
            <text:p>synonyms":["H100/50/8","L100/50/8","L100x50x8","L100x50x8"]}]},</text:p>
          </table:table-cell>
          <table:table-cell office:value-type="string" office:string-value="{&quot;L100/50/8&quot;: [{&quot;shape_coords&quot;:[100,50,8,8,12,6,25,50],&quot;shape_name&quot;:&quot;LAngle&quot;,&quot;synonyms&quot;:[&quot;H100/50/8&quot;,&quot;L100/50/8&quot;,&quot;L100x50x8&quot;,&quot;L100x50x8&quot;]}]}," table:formula="of:=&quot;{&quot; &amp; &quot;&quot;&quot;&quot;&amp;[.A139]&amp;&quot;&quot;&quot;&quot;&amp;&quot;: [{&quot;&quot;&quot; &amp;&quot;shape_coords&quot;&amp;&quot;&quot;&quot;&quot; &amp; &quot;:&quot; &amp; &quot;[&quot; &amp; [.B139] &amp; &quot;,&quot; &amp;[.C139] &amp; &quot;,&quot; &amp;[.D139]&amp; &quot;,&quot; &amp;[.E139]&amp; &quot;,&quot; &amp;[.F139]&amp; &quot;,&quot; &amp;[.G139]&amp; &quot;,&quot; &amp;[.H139]&amp; &quot;,&quot; &amp;[.I139] &amp; &quot;],&quot; &amp; &quot;&quot;&quot;&quot; &amp;&quot;shape_name&quot;&amp;&quot;&quot;&quot;&quot; &amp; &quot;:&quot; &amp; &quot;&quot;&quot;&quot; &amp;[.J139] &amp; &quot;&quot;&quot;&quot; &amp; &quot;,&quot; &amp; &quot;&quot;&quot;&quot;&amp;[.P139]" table:style-name="ce5">
            <text:p>{"L100/50/8": [{"shape_coords":[100,50,8,8,12,6,25,50],"shape_name":"LAngle","synonyms":["H100/50/8","L100/50/8","L100x50x8","L100x5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00/50/10</text:p>
          </table:table-cell>
          <table:table-cell office:value-type="float" office:value="100" table:style-name="ce12">
            <text:p>100</text:p>
          </table:table-cell>
          <table:table-cell office:value-type="float" office:value="50" table:style-name="ce12">
            <text:p>5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4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float" office:value="25" table:style-name="ce13">
            <text:p>25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50/10</text:p>
          </table:table-cell>
          <table:table-cell office:value-type="string" table:style-name="ce12">
            <text:p>L100/50/10</text:p>
          </table:table-cell>
          <table:table-cell office:value-type="string" table:style-name="ce12">
            <text:p>L100x50x10</text:p>
          </table:table-cell>
          <table:table-cell office:value-type="string" table:style-name="ce13">
            <text:p>L100x50x10</text:p>
          </table:table-cell>
          <table:table-cell table:style-name="ce10"/>
          <table:table-cell office:value-type="string" office:string-value="synonyms&quot;:[&quot;H100/50/10&quot;,&quot;L100/50/10&quot;,&quot;L100x50x10&quot;,&quot;L100x50x10&quot;]}]}," table:formula="of:= &quot;synonyms&quot;&amp;&quot;&quot;&quot;&quot;&amp;&quot;:[&quot;&amp;&quot;&quot;&quot;&quot;&amp;[.K140]&amp;&quot;&quot;&quot;&quot;&amp;&quot;,&quot;&amp;&quot;&quot;&quot;&quot;&amp;[.L140]&amp;&quot;&quot;&quot;&quot;&amp;&quot;,&quot;&amp;&quot;&quot;&quot;&quot;&amp;[.M140]&amp;&quot;&quot;&quot;&quot;&amp;&quot;,&quot;&amp;&quot;&quot;&quot;&quot;&amp;[.N140]&amp;&quot;&quot;&quot;&quot;&amp;&quot;]}]},&quot;" table:style-name="ce9">
            <text:p>synonyms":["H100/50/10","L100/50/10","L100x50x10","L100x50x10"]}]},</text:p>
          </table:table-cell>
          <table:table-cell office:value-type="string" office:string-value="{&quot;L100/50/10&quot;: [{&quot;shape_coords&quot;:[100,50,10,10,14,7,25,50],&quot;shape_name&quot;:&quot;LAngle&quot;,&quot;synonyms&quot;:[&quot;H100/50/10&quot;,&quot;L100/50/10&quot;,&quot;L100x50x10&quot;,&quot;L100x50x10&quot;]}]}," table:formula="of:=&quot;{&quot; &amp; &quot;&quot;&quot;&quot;&amp;[.A140]&amp;&quot;&quot;&quot;&quot;&amp;&quot;: [{&quot;&quot;&quot; &amp;&quot;shape_coords&quot;&amp;&quot;&quot;&quot;&quot; &amp; &quot;:&quot; &amp; &quot;[&quot; &amp; [.B140] &amp; &quot;,&quot; &amp;[.C140] &amp; &quot;,&quot; &amp;[.D140]&amp; &quot;,&quot; &amp;[.E140]&amp; &quot;,&quot; &amp;[.F140]&amp; &quot;,&quot; &amp;[.G140]&amp; &quot;,&quot; &amp;[.H140]&amp; &quot;,&quot; &amp;[.I140] &amp; &quot;],&quot; &amp; &quot;&quot;&quot;&quot; &amp;&quot;shape_name&quot;&amp;&quot;&quot;&quot;&quot; &amp; &quot;:&quot; &amp; &quot;&quot;&quot;&quot; &amp;[.J140] &amp; &quot;&quot;&quot;&quot; &amp; &quot;,&quot; &amp; &quot;&quot;&quot;&quot;&amp;[.P140]" table:style-name="ce5">
            <text:p>{"L100/50/10": [{"shape_coords":[100,50,10,10,14,7,25,50],"shape_name":"LAngle","synonyms":["H100/50/10","L100/50/10","L100x50x10","L100x5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00/65/7</text:p>
          </table:table-cell>
          <table:table-cell office:value-type="float" office:value="100" table:style-name="ce12">
            <text:p>100</text:p>
          </table:table-cell>
          <table:table-cell office:value-type="float" office:value="65" table:style-name="ce12">
            <text:p>65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2" table:style-name="ce13">
            <text:p>12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32.5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65/7</text:p>
          </table:table-cell>
          <table:table-cell office:value-type="string" table:style-name="ce12">
            <text:p>L100/65/7</text:p>
          </table:table-cell>
          <table:table-cell office:value-type="string" table:style-name="ce12">
            <text:p>L100x65x7</text:p>
          </table:table-cell>
          <table:table-cell office:value-type="string" table:style-name="ce13">
            <text:p>L100x65x7</text:p>
          </table:table-cell>
          <table:table-cell table:style-name="ce10"/>
          <table:table-cell office:value-type="string" office:string-value="synonyms&quot;:[&quot;H100/65/7&quot;,&quot;L100/65/7&quot;,&quot;L100x65x7&quot;,&quot;L100x65x7&quot;]}]}," table:formula="of:= &quot;synonyms&quot;&amp;&quot;&quot;&quot;&quot;&amp;&quot;:[&quot;&amp;&quot;&quot;&quot;&quot;&amp;[.K141]&amp;&quot;&quot;&quot;&quot;&amp;&quot;,&quot;&amp;&quot;&quot;&quot;&quot;&amp;[.L141]&amp;&quot;&quot;&quot;&quot;&amp;&quot;,&quot;&amp;&quot;&quot;&quot;&quot;&amp;[.M141]&amp;&quot;&quot;&quot;&quot;&amp;&quot;,&quot;&amp;&quot;&quot;&quot;&quot;&amp;[.N141]&amp;&quot;&quot;&quot;&quot;&amp;&quot;]}]},&quot;" table:style-name="ce9">
            <text:p>synonyms":["H100/65/7","L100/65/7","L100x65x7","L100x65x7"]}]},</text:p>
          </table:table-cell>
          <table:table-cell office:value-type="string" office:string-value="{&quot;L100/65/7&quot;: [{&quot;shape_coords&quot;:[100,65,7,7,12,6,32.5,50],&quot;shape_name&quot;:&quot;LAngle&quot;,&quot;synonyms&quot;:[&quot;H100/65/7&quot;,&quot;L100/65/7&quot;,&quot;L100x65x7&quot;,&quot;L100x65x7&quot;]}]}," table:formula="of:=&quot;{&quot; &amp; &quot;&quot;&quot;&quot;&amp;[.A141]&amp;&quot;&quot;&quot;&quot;&amp;&quot;: [{&quot;&quot;&quot; &amp;&quot;shape_coords&quot;&amp;&quot;&quot;&quot;&quot; &amp; &quot;:&quot; &amp; &quot;[&quot; &amp; [.B141] &amp; &quot;,&quot; &amp;[.C141] &amp; &quot;,&quot; &amp;[.D141]&amp; &quot;,&quot; &amp;[.E141]&amp; &quot;,&quot; &amp;[.F141]&amp; &quot;,&quot; &amp;[.G141]&amp; &quot;,&quot; &amp;[.H141]&amp; &quot;,&quot; &amp;[.I141] &amp; &quot;],&quot; &amp; &quot;&quot;&quot;&quot; &amp;&quot;shape_name&quot;&amp;&quot;&quot;&quot;&quot; &amp; &quot;:&quot; &amp; &quot;&quot;&quot;&quot; &amp;[.J141] &amp; &quot;&quot;&quot;&quot; &amp; &quot;,&quot; &amp; &quot;&quot;&quot;&quot;&amp;[.P141]" table:style-name="ce5">
            <text:p>{"L100/65/7": [{"shape_coords":[100,65,7,7,12,6,32.5,50],"shape_name":"LAngle","synonyms":["H100/65/7","L100/65/7","L100x65x7","L100x6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00/65/8</text:p>
          </table:table-cell>
          <table:table-cell office:value-type="float" office:value="100" table:style-name="ce12">
            <text:p>100</text:p>
          </table:table-cell>
          <table:table-cell office:value-type="float" office:value="65" table:style-name="ce12">
            <text:p>65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6.5</text:p>
          </table:table-cell>
          <table:table-cell office:value-type="string" table:style-name="ce13">
            <text:p>32.5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65/8</text:p>
          </table:table-cell>
          <table:table-cell office:value-type="string" table:style-name="ce12">
            <text:p>L100/65/8</text:p>
          </table:table-cell>
          <table:table-cell office:value-type="string" table:style-name="ce12">
            <text:p>L100x65x8</text:p>
          </table:table-cell>
          <table:table-cell office:value-type="string" table:style-name="ce13">
            <text:p>L100x65x8</text:p>
          </table:table-cell>
          <table:table-cell table:style-name="ce10"/>
          <table:table-cell office:value-type="string" office:string-value="synonyms&quot;:[&quot;H100/65/8&quot;,&quot;L100/65/8&quot;,&quot;L100x65x8&quot;,&quot;L100x65x8&quot;]}]}," table:formula="of:= &quot;synonyms&quot;&amp;&quot;&quot;&quot;&quot;&amp;&quot;:[&quot;&amp;&quot;&quot;&quot;&quot;&amp;[.K142]&amp;&quot;&quot;&quot;&quot;&amp;&quot;,&quot;&amp;&quot;&quot;&quot;&quot;&amp;[.L142]&amp;&quot;&quot;&quot;&quot;&amp;&quot;,&quot;&amp;&quot;&quot;&quot;&quot;&amp;[.M142]&amp;&quot;&quot;&quot;&quot;&amp;&quot;,&quot;&amp;&quot;&quot;&quot;&quot;&amp;[.N142]&amp;&quot;&quot;&quot;&quot;&amp;&quot;]}]},&quot;" table:style-name="ce9">
            <text:p>synonyms":["H100/65/8","L100/65/8","L100x65x8","L100x65x8"]}]},</text:p>
          </table:table-cell>
          <table:table-cell office:value-type="string" office:string-value="{&quot;L100/65/8&quot;: [{&quot;shape_coords&quot;:[100,65,8,8,13,6.5,32.5,50],&quot;shape_name&quot;:&quot;LAngle&quot;,&quot;synonyms&quot;:[&quot;H100/65/8&quot;,&quot;L100/65/8&quot;,&quot;L100x65x8&quot;,&quot;L100x65x8&quot;]}]}," table:formula="of:=&quot;{&quot; &amp; &quot;&quot;&quot;&quot;&amp;[.A142]&amp;&quot;&quot;&quot;&quot;&amp;&quot;: [{&quot;&quot;&quot; &amp;&quot;shape_coords&quot;&amp;&quot;&quot;&quot;&quot; &amp; &quot;:&quot; &amp; &quot;[&quot; &amp; [.B142] &amp; &quot;,&quot; &amp;[.C142] &amp; &quot;,&quot; &amp;[.D142]&amp; &quot;,&quot; &amp;[.E142]&amp; &quot;,&quot; &amp;[.F142]&amp; &quot;,&quot; &amp;[.G142]&amp; &quot;,&quot; &amp;[.H142]&amp; &quot;,&quot; &amp;[.I142] &amp; &quot;],&quot; &amp; &quot;&quot;&quot;&quot; &amp;&quot;shape_name&quot;&amp;&quot;&quot;&quot;&quot; &amp; &quot;:&quot; &amp; &quot;&quot;&quot;&quot; &amp;[.J142] &amp; &quot;&quot;&quot;&quot; &amp; &quot;,&quot; &amp; &quot;&quot;&quot;&quot;&amp;[.P142]" table:style-name="ce5">
            <text:p>{"L100/65/8": [{"shape_coords":[100,65,8,8,13,6.5,32.5,50],"shape_name":"LAngle","synonyms":["H100/65/8","L100/65/8","L100x65x8","L100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00/65/9</text:p>
          </table:table-cell>
          <table:table-cell office:value-type="float" office:value="100" table:style-name="ce12">
            <text:p>100</text:p>
          </table:table-cell>
          <table:table-cell office:value-type="float" office:value="65" table:style-name="ce12">
            <text:p>65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2">
            <text:p>9</text:p>
          </table:table-cell>
          <table:table-cell office:value-type="float" office:value="14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32.5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65/9</text:p>
          </table:table-cell>
          <table:table-cell office:value-type="string" table:style-name="ce12">
            <text:p>L100/65/9</text:p>
          </table:table-cell>
          <table:table-cell office:value-type="string" table:style-name="ce12">
            <text:p>L100x65x9</text:p>
          </table:table-cell>
          <table:table-cell office:value-type="string" table:style-name="ce13">
            <text:p>L100x65x9</text:p>
          </table:table-cell>
          <table:table-cell table:style-name="ce10"/>
          <table:table-cell office:value-type="string" office:string-value="synonyms&quot;:[&quot;H100/65/9&quot;,&quot;L100/65/9&quot;,&quot;L100x65x9&quot;,&quot;L100x65x9&quot;]}]}," table:formula="of:= &quot;synonyms&quot;&amp;&quot;&quot;&quot;&quot;&amp;&quot;:[&quot;&amp;&quot;&quot;&quot;&quot;&amp;[.K143]&amp;&quot;&quot;&quot;&quot;&amp;&quot;,&quot;&amp;&quot;&quot;&quot;&quot;&amp;[.L143]&amp;&quot;&quot;&quot;&quot;&amp;&quot;,&quot;&amp;&quot;&quot;&quot;&quot;&amp;[.M143]&amp;&quot;&quot;&quot;&quot;&amp;&quot;,&quot;&amp;&quot;&quot;&quot;&quot;&amp;[.N143]&amp;&quot;&quot;&quot;&quot;&amp;&quot;]}]},&quot;" table:style-name="ce9">
            <text:p>synonyms":["H100/65/9","L100/65/9","L100x65x9","L100x65x9"]}]},</text:p>
          </table:table-cell>
          <table:table-cell office:value-type="string" office:string-value="{&quot;L100/65/9&quot;: [{&quot;shape_coords&quot;:[100,65,9,9,14,7,32.5,50],&quot;shape_name&quot;:&quot;LAngle&quot;,&quot;synonyms&quot;:[&quot;H100/65/9&quot;,&quot;L100/65/9&quot;,&quot;L100x65x9&quot;,&quot;L100x65x9&quot;]}]}," table:formula="of:=&quot;{&quot; &amp; &quot;&quot;&quot;&quot;&amp;[.A143]&amp;&quot;&quot;&quot;&quot;&amp;&quot;: [{&quot;&quot;&quot; &amp;&quot;shape_coords&quot;&amp;&quot;&quot;&quot;&quot; &amp; &quot;:&quot; &amp; &quot;[&quot; &amp; [.B143] &amp; &quot;,&quot; &amp;[.C143] &amp; &quot;,&quot; &amp;[.D143]&amp; &quot;,&quot; &amp;[.E143]&amp; &quot;,&quot; &amp;[.F143]&amp; &quot;,&quot; &amp;[.G143]&amp; &quot;,&quot; &amp;[.H143]&amp; &quot;,&quot; &amp;[.I143] &amp; &quot;],&quot; &amp; &quot;&quot;&quot;&quot; &amp;&quot;shape_name&quot;&amp;&quot;&quot;&quot;&quot; &amp; &quot;:&quot; &amp; &quot;&quot;&quot;&quot; &amp;[.J143] &amp; &quot;&quot;&quot;&quot; &amp; &quot;,&quot; &amp; &quot;&quot;&quot;&quot;&amp;[.P143]" table:style-name="ce5">
            <text:p>{"L100/65/9": [{"shape_coords":[100,65,9,9,14,7,32.5,50],"shape_name":"LAngle","synonyms":["H100/65/9","L100/65/9","L100x65x9","L100x6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00/65/10</text:p>
          </table:table-cell>
          <table:table-cell office:value-type="float" office:value="100" table:style-name="ce12">
            <text:p>100</text:p>
          </table:table-cell>
          <table:table-cell office:value-type="float" office:value="65" table:style-name="ce12">
            <text:p>65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7.5</text:p>
          </table:table-cell>
          <table:table-cell office:value-type="string" table:style-name="ce13">
            <text:p>32.5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65/10</text:p>
          </table:table-cell>
          <table:table-cell office:value-type="string" table:style-name="ce12">
            <text:p>L100/65/10</text:p>
          </table:table-cell>
          <table:table-cell office:value-type="string" table:style-name="ce12">
            <text:p>L100x65x10</text:p>
          </table:table-cell>
          <table:table-cell office:value-type="string" table:style-name="ce13">
            <text:p>L100x65x10</text:p>
          </table:table-cell>
          <table:table-cell table:style-name="ce10"/>
          <table:table-cell office:value-type="string" office:string-value="synonyms&quot;:[&quot;H100/65/10&quot;,&quot;L100/65/10&quot;,&quot;L100x65x10&quot;,&quot;L100x65x10&quot;]}]}," table:formula="of:= &quot;synonyms&quot;&amp;&quot;&quot;&quot;&quot;&amp;&quot;:[&quot;&amp;&quot;&quot;&quot;&quot;&amp;[.K144]&amp;&quot;&quot;&quot;&quot;&amp;&quot;,&quot;&amp;&quot;&quot;&quot;&quot;&amp;[.L144]&amp;&quot;&quot;&quot;&quot;&amp;&quot;,&quot;&amp;&quot;&quot;&quot;&quot;&amp;[.M144]&amp;&quot;&quot;&quot;&quot;&amp;&quot;,&quot;&amp;&quot;&quot;&quot;&quot;&amp;[.N144]&amp;&quot;&quot;&quot;&quot;&amp;&quot;]}]},&quot;" table:style-name="ce9">
            <text:p>synonyms":["H100/65/10","L100/65/10","L100x65x10","L100x65x10"]}]},</text:p>
          </table:table-cell>
          <table:table-cell office:value-type="string" office:string-value="{&quot;L100/65/10&quot;: [{&quot;shape_coords&quot;:[100,65,10,10,15,7.5,32.5,50],&quot;shape_name&quot;:&quot;LAngle&quot;,&quot;synonyms&quot;:[&quot;H100/65/10&quot;,&quot;L100/65/10&quot;,&quot;L100x65x10&quot;,&quot;L100x65x10&quot;]}]}," table:formula="of:=&quot;{&quot; &amp; &quot;&quot;&quot;&quot;&amp;[.A144]&amp;&quot;&quot;&quot;&quot;&amp;&quot;: [{&quot;&quot;&quot; &amp;&quot;shape_coords&quot;&amp;&quot;&quot;&quot;&quot; &amp; &quot;:&quot; &amp; &quot;[&quot; &amp; [.B144] &amp; &quot;,&quot; &amp;[.C144] &amp; &quot;,&quot; &amp;[.D144]&amp; &quot;,&quot; &amp;[.E144]&amp; &quot;,&quot; &amp;[.F144]&amp; &quot;,&quot; &amp;[.G144]&amp; &quot;,&quot; &amp;[.H144]&amp; &quot;,&quot; &amp;[.I144] &amp; &quot;],&quot; &amp; &quot;&quot;&quot;&quot; &amp;&quot;shape_name&quot;&amp;&quot;&quot;&quot;&quot; &amp; &quot;:&quot; &amp; &quot;&quot;&quot;&quot; &amp;[.J144] &amp; &quot;&quot;&quot;&quot; &amp; &quot;,&quot; &amp; &quot;&quot;&quot;&quot;&amp;[.P144]" table:style-name="ce5">
            <text:p>{"L100/65/10": [{"shape_coords":[100,65,10,10,15,7.5,32.5,50],"shape_name":"LAngle","synonyms":["H100/65/10","L100/65/10","L100x65x10","L100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00/65/11</text:p>
          </table:table-cell>
          <table:table-cell office:value-type="float" office:value="100" table:style-name="ce12">
            <text:p>100</text:p>
          </table:table-cell>
          <table:table-cell office:value-type="float" office:value="65" table:style-name="ce12">
            <text:p>65</text:p>
          </table:table-cell>
          <table:table-cell office:value-type="float" office:value="11" table:style-name="ce12">
            <text:p>11</text:p>
          </table:table-cell>
          <table:table-cell office:value-type="float" office:value="11" table:style-name="ce12">
            <text:p>11</text:p>
          </table:table-cell>
          <table:table-cell office:value-type="float" office:value="16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32.5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65/11</text:p>
          </table:table-cell>
          <table:table-cell office:value-type="string" table:style-name="ce12">
            <text:p>L100/65/11</text:p>
          </table:table-cell>
          <table:table-cell office:value-type="string" table:style-name="ce12">
            <text:p>L100x65x11</text:p>
          </table:table-cell>
          <table:table-cell office:value-type="string" table:style-name="ce13">
            <text:p>L100x65x11</text:p>
          </table:table-cell>
          <table:table-cell table:style-name="ce10"/>
          <table:table-cell office:value-type="string" office:string-value="synonyms&quot;:[&quot;H100/65/11&quot;,&quot;L100/65/11&quot;,&quot;L100x65x11&quot;,&quot;L100x65x11&quot;]}]}," table:formula="of:= &quot;synonyms&quot;&amp;&quot;&quot;&quot;&quot;&amp;&quot;:[&quot;&amp;&quot;&quot;&quot;&quot;&amp;[.K145]&amp;&quot;&quot;&quot;&quot;&amp;&quot;,&quot;&amp;&quot;&quot;&quot;&quot;&amp;[.L145]&amp;&quot;&quot;&quot;&quot;&amp;&quot;,&quot;&amp;&quot;&quot;&quot;&quot;&amp;[.M145]&amp;&quot;&quot;&quot;&quot;&amp;&quot;,&quot;&amp;&quot;&quot;&quot;&quot;&amp;[.N145]&amp;&quot;&quot;&quot;&quot;&amp;&quot;]}]},&quot;" table:style-name="ce9">
            <text:p>synonyms":["H100/65/11","L100/65/11","L100x65x11","L100x65x11"]}]},</text:p>
          </table:table-cell>
          <table:table-cell office:value-type="string" office:string-value="{&quot;L100/65/11&quot;: [{&quot;shape_coords&quot;:[100,65,11,11,16,8,32.5,50],&quot;shape_name&quot;:&quot;LAngle&quot;,&quot;synonyms&quot;:[&quot;H100/65/11&quot;,&quot;L100/65/11&quot;,&quot;L100x65x11&quot;,&quot;L100x65x11&quot;]}]}," table:formula="of:=&quot;{&quot; &amp; &quot;&quot;&quot;&quot;&amp;[.A145]&amp;&quot;&quot;&quot;&quot;&amp;&quot;: [{&quot;&quot;&quot; &amp;&quot;shape_coords&quot;&amp;&quot;&quot;&quot;&quot; &amp; &quot;:&quot; &amp; &quot;[&quot; &amp; [.B145] &amp; &quot;,&quot; &amp;[.C145] &amp; &quot;,&quot; &amp;[.D145]&amp; &quot;,&quot; &amp;[.E145]&amp; &quot;,&quot; &amp;[.F145]&amp; &quot;,&quot; &amp;[.G145]&amp; &quot;,&quot; &amp;[.H145]&amp; &quot;,&quot; &amp;[.I145] &amp; &quot;],&quot; &amp; &quot;&quot;&quot;&quot; &amp;&quot;shape_name&quot;&amp;&quot;&quot;&quot;&quot; &amp; &quot;:&quot; &amp; &quot;&quot;&quot;&quot; &amp;[.J145] &amp; &quot;&quot;&quot;&quot; &amp; &quot;,&quot; &amp; &quot;&quot;&quot;&quot;&amp;[.P145]" table:style-name="ce5">
            <text:p>{"L100/65/11": [{"shape_coords":[100,65,11,11,16,8,32.5,50],"shape_name":"LAngle","synonyms":["H100/65/11","L100/65/11","L100x65x11","L100x65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00/75/7</text:p>
          </table:table-cell>
          <table:table-cell office:value-type="float" office:value="100" table:style-name="ce12">
            <text:p>100</text:p>
          </table:table-cell>
          <table:table-cell office:value-type="float" office:value="75" table:style-name="ce12">
            <text:p>75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2" table:style-name="ce13">
            <text:p>12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37.5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75/7</text:p>
          </table:table-cell>
          <table:table-cell office:value-type="string" table:style-name="ce12">
            <text:p>L100/75/7</text:p>
          </table:table-cell>
          <table:table-cell office:value-type="string" table:style-name="ce12">
            <text:p>L100x75x7</text:p>
          </table:table-cell>
          <table:table-cell office:value-type="string" table:style-name="ce13">
            <text:p>L100x75x7</text:p>
          </table:table-cell>
          <table:table-cell table:style-name="ce10"/>
          <table:table-cell office:value-type="string" office:string-value="synonyms&quot;:[&quot;H100/75/7&quot;,&quot;L100/75/7&quot;,&quot;L100x75x7&quot;,&quot;L100x75x7&quot;]}]}," table:formula="of:= &quot;synonyms&quot;&amp;&quot;&quot;&quot;&quot;&amp;&quot;:[&quot;&amp;&quot;&quot;&quot;&quot;&amp;[.K146]&amp;&quot;&quot;&quot;&quot;&amp;&quot;,&quot;&amp;&quot;&quot;&quot;&quot;&amp;[.L146]&amp;&quot;&quot;&quot;&quot;&amp;&quot;,&quot;&amp;&quot;&quot;&quot;&quot;&amp;[.M146]&amp;&quot;&quot;&quot;&quot;&amp;&quot;,&quot;&amp;&quot;&quot;&quot;&quot;&amp;[.N146]&amp;&quot;&quot;&quot;&quot;&amp;&quot;]}]},&quot;" table:style-name="ce9">
            <text:p>synonyms":["H100/75/7","L100/75/7","L100x75x7","L100x75x7"]}]},</text:p>
          </table:table-cell>
          <table:table-cell office:value-type="string" office:string-value="{&quot;L100/75/7&quot;: [{&quot;shape_coords&quot;:[100,75,7,7,12,6,37.5,50],&quot;shape_name&quot;:&quot;LAngle&quot;,&quot;synonyms&quot;:[&quot;H100/75/7&quot;,&quot;L100/75/7&quot;,&quot;L100x75x7&quot;,&quot;L100x75x7&quot;]}]}," table:formula="of:=&quot;{&quot; &amp; &quot;&quot;&quot;&quot;&amp;[.A146]&amp;&quot;&quot;&quot;&quot;&amp;&quot;: [{&quot;&quot;&quot; &amp;&quot;shape_coords&quot;&amp;&quot;&quot;&quot;&quot; &amp; &quot;:&quot; &amp; &quot;[&quot; &amp; [.B146] &amp; &quot;,&quot; &amp;[.C146] &amp; &quot;,&quot; &amp;[.D146]&amp; &quot;,&quot; &amp;[.E146]&amp; &quot;,&quot; &amp;[.F146]&amp; &quot;,&quot; &amp;[.G146]&amp; &quot;,&quot; &amp;[.H146]&amp; &quot;,&quot; &amp;[.I146] &amp; &quot;],&quot; &amp; &quot;&quot;&quot;&quot; &amp;&quot;shape_name&quot;&amp;&quot;&quot;&quot;&quot; &amp; &quot;:&quot; &amp; &quot;&quot;&quot;&quot; &amp;[.J146] &amp; &quot;&quot;&quot;&quot; &amp; &quot;,&quot; &amp; &quot;&quot;&quot;&quot;&amp;[.P146]" table:style-name="ce5">
            <text:p>{"L100/75/7": [{"shape_coords":[100,75,7,7,12,6,37.5,50],"shape_name":"LAngle","synonyms":["H100/75/7","L100/75/7","L100x75x7","L100x7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00/75/8</text:p>
          </table:table-cell>
          <table:table-cell office:value-type="float" office:value="100" table:style-name="ce12">
            <text:p>100</text:p>
          </table:table-cell>
          <table:table-cell office:value-type="float" office:value="75" table:style-name="ce12">
            <text:p>75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6.5</text:p>
          </table:table-cell>
          <table:table-cell office:value-type="string" table:style-name="ce13">
            <text:p>37.5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75/8</text:p>
          </table:table-cell>
          <table:table-cell office:value-type="string" table:style-name="ce12">
            <text:p>L100/75/8</text:p>
          </table:table-cell>
          <table:table-cell office:value-type="string" table:style-name="ce12">
            <text:p>L100x75x8</text:p>
          </table:table-cell>
          <table:table-cell office:value-type="string" table:style-name="ce13">
            <text:p>L100x75x8</text:p>
          </table:table-cell>
          <table:table-cell table:style-name="ce10"/>
          <table:table-cell office:value-type="string" office:string-value="synonyms&quot;:[&quot;H100/75/8&quot;,&quot;L100/75/8&quot;,&quot;L100x75x8&quot;,&quot;L100x75x8&quot;]}]}," table:formula="of:= &quot;synonyms&quot;&amp;&quot;&quot;&quot;&quot;&amp;&quot;:[&quot;&amp;&quot;&quot;&quot;&quot;&amp;[.K147]&amp;&quot;&quot;&quot;&quot;&amp;&quot;,&quot;&amp;&quot;&quot;&quot;&quot;&amp;[.L147]&amp;&quot;&quot;&quot;&quot;&amp;&quot;,&quot;&amp;&quot;&quot;&quot;&quot;&amp;[.M147]&amp;&quot;&quot;&quot;&quot;&amp;&quot;,&quot;&amp;&quot;&quot;&quot;&quot;&amp;[.N147]&amp;&quot;&quot;&quot;&quot;&amp;&quot;]}]},&quot;" table:style-name="ce9">
            <text:p>synonyms":["H100/75/8","L100/75/8","L100x75x8","L100x75x8"]}]},</text:p>
          </table:table-cell>
          <table:table-cell office:value-type="string" office:string-value="{&quot;L100/75/8&quot;: [{&quot;shape_coords&quot;:[100,75,8,8,13,6.5,37.5,50],&quot;shape_name&quot;:&quot;LAngle&quot;,&quot;synonyms&quot;:[&quot;H100/75/8&quot;,&quot;L100/75/8&quot;,&quot;L100x75x8&quot;,&quot;L100x75x8&quot;]}]}," table:formula="of:=&quot;{&quot; &amp; &quot;&quot;&quot;&quot;&amp;[.A147]&amp;&quot;&quot;&quot;&quot;&amp;&quot;: [{&quot;&quot;&quot; &amp;&quot;shape_coords&quot;&amp;&quot;&quot;&quot;&quot; &amp; &quot;:&quot; &amp; &quot;[&quot; &amp; [.B147] &amp; &quot;,&quot; &amp;[.C147] &amp; &quot;,&quot; &amp;[.D147]&amp; &quot;,&quot; &amp;[.E147]&amp; &quot;,&quot; &amp;[.F147]&amp; &quot;,&quot; &amp;[.G147]&amp; &quot;,&quot; &amp;[.H147]&amp; &quot;,&quot; &amp;[.I147] &amp; &quot;],&quot; &amp; &quot;&quot;&quot;&quot; &amp;&quot;shape_name&quot;&amp;&quot;&quot;&quot;&quot; &amp; &quot;:&quot; &amp; &quot;&quot;&quot;&quot; &amp;[.J147] &amp; &quot;&quot;&quot;&quot; &amp; &quot;,&quot; &amp; &quot;&quot;&quot;&quot;&amp;[.P147]" table:style-name="ce5">
            <text:p>{"L100/75/8": [{"shape_coords":[100,75,8,8,13,6.5,37.5,50],"shape_name":"LAngle","synonyms":["H100/75/8","L100/75/8","L100x75x8","L100x7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00/75/9</text:p>
          </table:table-cell>
          <table:table-cell office:value-type="float" office:value="100" table:style-name="ce12">
            <text:p>100</text:p>
          </table:table-cell>
          <table:table-cell office:value-type="float" office:value="75" table:style-name="ce12">
            <text:p>75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2">
            <text:p>9</text:p>
          </table:table-cell>
          <table:table-cell office:value-type="float" office:value="14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37.5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75/9</text:p>
          </table:table-cell>
          <table:table-cell office:value-type="string" table:style-name="ce12">
            <text:p>L100/75/9</text:p>
          </table:table-cell>
          <table:table-cell office:value-type="string" table:style-name="ce12">
            <text:p>L100x75x9</text:p>
          </table:table-cell>
          <table:table-cell office:value-type="string" table:style-name="ce13">
            <text:p>L100x75x9</text:p>
          </table:table-cell>
          <table:table-cell table:style-name="ce10"/>
          <table:table-cell office:value-type="string" office:string-value="synonyms&quot;:[&quot;H100/75/9&quot;,&quot;L100/75/9&quot;,&quot;L100x75x9&quot;,&quot;L100x75x9&quot;]}]}," table:formula="of:= &quot;synonyms&quot;&amp;&quot;&quot;&quot;&quot;&amp;&quot;:[&quot;&amp;&quot;&quot;&quot;&quot;&amp;[.K148]&amp;&quot;&quot;&quot;&quot;&amp;&quot;,&quot;&amp;&quot;&quot;&quot;&quot;&amp;[.L148]&amp;&quot;&quot;&quot;&quot;&amp;&quot;,&quot;&amp;&quot;&quot;&quot;&quot;&amp;[.M148]&amp;&quot;&quot;&quot;&quot;&amp;&quot;,&quot;&amp;&quot;&quot;&quot;&quot;&amp;[.N148]&amp;&quot;&quot;&quot;&quot;&amp;&quot;]}]},&quot;" table:style-name="ce9">
            <text:p>synonyms":["H100/75/9","L100/75/9","L100x75x9","L100x75x9"]}]},</text:p>
          </table:table-cell>
          <table:table-cell office:value-type="string" office:string-value="{&quot;L100/75/9&quot;: [{&quot;shape_coords&quot;:[100,75,9,9,14,7,37.5,50],&quot;shape_name&quot;:&quot;LAngle&quot;,&quot;synonyms&quot;:[&quot;H100/75/9&quot;,&quot;L100/75/9&quot;,&quot;L100x75x9&quot;,&quot;L100x75x9&quot;]}]}," table:formula="of:=&quot;{&quot; &amp; &quot;&quot;&quot;&quot;&amp;[.A148]&amp;&quot;&quot;&quot;&quot;&amp;&quot;: [{&quot;&quot;&quot; &amp;&quot;shape_coords&quot;&amp;&quot;&quot;&quot;&quot; &amp; &quot;:&quot; &amp; &quot;[&quot; &amp; [.B148] &amp; &quot;,&quot; &amp;[.C148] &amp; &quot;,&quot; &amp;[.D148]&amp; &quot;,&quot; &amp;[.E148]&amp; &quot;,&quot; &amp;[.F148]&amp; &quot;,&quot; &amp;[.G148]&amp; &quot;,&quot; &amp;[.H148]&amp; &quot;,&quot; &amp;[.I148] &amp; &quot;],&quot; &amp; &quot;&quot;&quot;&quot; &amp;&quot;shape_name&quot;&amp;&quot;&quot;&quot;&quot; &amp; &quot;:&quot; &amp; &quot;&quot;&quot;&quot; &amp;[.J148] &amp; &quot;&quot;&quot;&quot; &amp; &quot;,&quot; &amp; &quot;&quot;&quot;&quot;&amp;[.P148]" table:style-name="ce5">
            <text:p>{"L100/75/9": [{"shape_coords":[100,75,9,9,14,7,37.5,50],"shape_name":"LAngle","synonyms":["H100/75/9","L100/75/9","L100x75x9","L100x7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00/75/10</text:p>
          </table:table-cell>
          <table:table-cell office:value-type="float" office:value="100" table:style-name="ce12">
            <text:p>100</text:p>
          </table:table-cell>
          <table:table-cell office:value-type="float" office:value="75" table:style-name="ce12">
            <text:p>75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7.5</text:p>
          </table:table-cell>
          <table:table-cell office:value-type="string" table:style-name="ce13">
            <text:p>37.5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75/10</text:p>
          </table:table-cell>
          <table:table-cell office:value-type="string" table:style-name="ce12">
            <text:p>L100/75/10</text:p>
          </table:table-cell>
          <table:table-cell office:value-type="string" table:style-name="ce12">
            <text:p>L100x75x10</text:p>
          </table:table-cell>
          <table:table-cell office:value-type="string" table:style-name="ce13">
            <text:p>L100x75x10</text:p>
          </table:table-cell>
          <table:table-cell table:style-name="ce10"/>
          <table:table-cell office:value-type="string" office:string-value="synonyms&quot;:[&quot;H100/75/10&quot;,&quot;L100/75/10&quot;,&quot;L100x75x10&quot;,&quot;L100x75x10&quot;]}]}," table:formula="of:= &quot;synonyms&quot;&amp;&quot;&quot;&quot;&quot;&amp;&quot;:[&quot;&amp;&quot;&quot;&quot;&quot;&amp;[.K149]&amp;&quot;&quot;&quot;&quot;&amp;&quot;,&quot;&amp;&quot;&quot;&quot;&quot;&amp;[.L149]&amp;&quot;&quot;&quot;&quot;&amp;&quot;,&quot;&amp;&quot;&quot;&quot;&quot;&amp;[.M149]&amp;&quot;&quot;&quot;&quot;&amp;&quot;,&quot;&amp;&quot;&quot;&quot;&quot;&amp;[.N149]&amp;&quot;&quot;&quot;&quot;&amp;&quot;]}]},&quot;" table:style-name="ce9">
            <text:p>synonyms":["H100/75/10","L100/75/10","L100x75x10","L100x75x10"]}]},</text:p>
          </table:table-cell>
          <table:table-cell office:value-type="string" office:string-value="{&quot;L100/75/10&quot;: [{&quot;shape_coords&quot;:[100,75,10,10,15,7.5,37.5,50],&quot;shape_name&quot;:&quot;LAngle&quot;,&quot;synonyms&quot;:[&quot;H100/75/10&quot;,&quot;L100/75/10&quot;,&quot;L100x75x10&quot;,&quot;L100x75x10&quot;]}]}," table:formula="of:=&quot;{&quot; &amp; &quot;&quot;&quot;&quot;&amp;[.A149]&amp;&quot;&quot;&quot;&quot;&amp;&quot;: [{&quot;&quot;&quot; &amp;&quot;shape_coords&quot;&amp;&quot;&quot;&quot;&quot; &amp; &quot;:&quot; &amp; &quot;[&quot; &amp; [.B149] &amp; &quot;,&quot; &amp;[.C149] &amp; &quot;,&quot; &amp;[.D149]&amp; &quot;,&quot; &amp;[.E149]&amp; &quot;,&quot; &amp;[.F149]&amp; &quot;,&quot; &amp;[.G149]&amp; &quot;,&quot; &amp;[.H149]&amp; &quot;,&quot; &amp;[.I149] &amp; &quot;],&quot; &amp; &quot;&quot;&quot;&quot; &amp;&quot;shape_name&quot;&amp;&quot;&quot;&quot;&quot; &amp; &quot;:&quot; &amp; &quot;&quot;&quot;&quot; &amp;[.J149] &amp; &quot;&quot;&quot;&quot; &amp; &quot;,&quot; &amp; &quot;&quot;&quot;&quot;&amp;[.P149]" table:style-name="ce5">
            <text:p>{"L100/75/10": [{"shape_coords":[100,75,10,10,15,7.5,37.5,50],"shape_name":"LAngle","synonyms":["H100/75/10","L100/75/10","L100x75x10","L100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20/80/8</text:p>
          </table:table-cell>
          <table:table-cell office:value-type="float" office:value="120" table:style-name="ce12">
            <text:p>120</text:p>
          </table:table-cell>
          <table:table-cell office:value-type="float" office:value="80" table:style-name="ce12">
            <text:p>8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6.5</text:p>
          </table:table-cell>
          <table:table-cell office:value-type="float" office:value="40" table:style-name="ce13">
            <text:p>40</text:p>
          </table:table-cell>
          <table:table-cell office:value-type="float" office:value="60" table:style-name="ce13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20/80/8</text:p>
          </table:table-cell>
          <table:table-cell office:value-type="string" table:style-name="ce12">
            <text:p>L120/80/8</text:p>
          </table:table-cell>
          <table:table-cell office:value-type="string" table:style-name="ce12">
            <text:p>L120x80x8</text:p>
          </table:table-cell>
          <table:table-cell office:value-type="string" table:style-name="ce13">
            <text:p>L120x80x8</text:p>
          </table:table-cell>
          <table:table-cell table:style-name="ce10"/>
          <table:table-cell office:value-type="string" office:string-value="synonyms&quot;:[&quot;H120/80/8&quot;,&quot;L120/80/8&quot;,&quot;L120x80x8&quot;,&quot;L120x80x8&quot;]}]}," table:formula="of:= &quot;synonyms&quot;&amp;&quot;&quot;&quot;&quot;&amp;&quot;:[&quot;&amp;&quot;&quot;&quot;&quot;&amp;[.K150]&amp;&quot;&quot;&quot;&quot;&amp;&quot;,&quot;&amp;&quot;&quot;&quot;&quot;&amp;[.L150]&amp;&quot;&quot;&quot;&quot;&amp;&quot;,&quot;&amp;&quot;&quot;&quot;&quot;&amp;[.M150]&amp;&quot;&quot;&quot;&quot;&amp;&quot;,&quot;&amp;&quot;&quot;&quot;&quot;&amp;[.N150]&amp;&quot;&quot;&quot;&quot;&amp;&quot;]}]},&quot;" table:style-name="ce9">
            <text:p>synonyms":["H120/80/8","L120/80/8","L120x80x8","L120x80x8"]}]},</text:p>
          </table:table-cell>
          <table:table-cell office:value-type="string" office:string-value="{&quot;L120/80/8&quot;: [{&quot;shape_coords&quot;:[120,80,8,8,13,6.5,40,60],&quot;shape_name&quot;:&quot;LAngle&quot;,&quot;synonyms&quot;:[&quot;H120/80/8&quot;,&quot;L120/80/8&quot;,&quot;L120x80x8&quot;,&quot;L120x80x8&quot;]}]}," table:formula="of:=&quot;{&quot; &amp; &quot;&quot;&quot;&quot;&amp;[.A150]&amp;&quot;&quot;&quot;&quot;&amp;&quot;: [{&quot;&quot;&quot; &amp;&quot;shape_coords&quot;&amp;&quot;&quot;&quot;&quot; &amp; &quot;:&quot; &amp; &quot;[&quot; &amp; [.B150] &amp; &quot;,&quot; &amp;[.C150] &amp; &quot;,&quot; &amp;[.D150]&amp; &quot;,&quot; &amp;[.E150]&amp; &quot;,&quot; &amp;[.F150]&amp; &quot;,&quot; &amp;[.G150]&amp; &quot;,&quot; &amp;[.H150]&amp; &quot;,&quot; &amp;[.I150] &amp; &quot;],&quot; &amp; &quot;&quot;&quot;&quot; &amp;&quot;shape_name&quot;&amp;&quot;&quot;&quot;&quot; &amp; &quot;:&quot; &amp; &quot;&quot;&quot;&quot; &amp;[.J150] &amp; &quot;&quot;&quot;&quot; &amp; &quot;,&quot; &amp; &quot;&quot;&quot;&quot;&amp;[.P150]" table:style-name="ce5">
            <text:p>{"L120/80/8": [{"shape_coords":[120,80,8,8,13,6.5,40,60],"shape_name":"LAngle","synonyms":["H120/80/8","L120/80/8","L120x80x8","L120x8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20/80/12</text:p>
          </table:table-cell>
          <table:table-cell office:value-type="float" office:value="120" table:style-name="ce12">
            <text:p>120</text:p>
          </table:table-cell>
          <table:table-cell office:value-type="float" office:value="80" table:style-name="ce12">
            <text:p>80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float" office:value="17" table:style-name="ce13">
            <text:p>17</text:p>
          </table:table-cell>
          <table:table-cell office:value-type="string" table:style-name="ce13">
            <text:p>8.5</text:p>
          </table:table-cell>
          <table:table-cell office:value-type="float" office:value="40" table:style-name="ce13">
            <text:p>40</text:p>
          </table:table-cell>
          <table:table-cell office:value-type="float" office:value="60" table:style-name="ce13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20/80/12</text:p>
          </table:table-cell>
          <table:table-cell office:value-type="string" table:style-name="ce12">
            <text:p>L120/80/12</text:p>
          </table:table-cell>
          <table:table-cell office:value-type="string" table:style-name="ce12">
            <text:p>L120x80x12</text:p>
          </table:table-cell>
          <table:table-cell office:value-type="string" table:style-name="ce13">
            <text:p>L120x80x12</text:p>
          </table:table-cell>
          <table:table-cell table:style-name="ce10"/>
          <table:table-cell office:value-type="string" office:string-value="synonyms&quot;:[&quot;H120/80/12&quot;,&quot;L120/80/12&quot;,&quot;L120x80x12&quot;,&quot;L120x80x12&quot;]}]}," table:formula="of:= &quot;synonyms&quot;&amp;&quot;&quot;&quot;&quot;&amp;&quot;:[&quot;&amp;&quot;&quot;&quot;&quot;&amp;[.K151]&amp;&quot;&quot;&quot;&quot;&amp;&quot;,&quot;&amp;&quot;&quot;&quot;&quot;&amp;[.L151]&amp;&quot;&quot;&quot;&quot;&amp;&quot;,&quot;&amp;&quot;&quot;&quot;&quot;&amp;[.M151]&amp;&quot;&quot;&quot;&quot;&amp;&quot;,&quot;&amp;&quot;&quot;&quot;&quot;&amp;[.N151]&amp;&quot;&quot;&quot;&quot;&amp;&quot;]}]},&quot;" table:style-name="ce9">
            <text:p>synonyms":["H120/80/12","L120/80/12","L120x80x12","L120x80x12"]}]},</text:p>
          </table:table-cell>
          <table:table-cell office:value-type="string" office:string-value="{&quot;L120/80/12&quot;: [{&quot;shape_coords&quot;:[120,80,12,12,17,8.5,40,60],&quot;shape_name&quot;:&quot;LAngle&quot;,&quot;synonyms&quot;:[&quot;H120/80/12&quot;,&quot;L120/80/12&quot;,&quot;L120x80x12&quot;,&quot;L120x80x12&quot;]}]}," table:formula="of:=&quot;{&quot; &amp; &quot;&quot;&quot;&quot;&amp;[.A151]&amp;&quot;&quot;&quot;&quot;&amp;&quot;: [{&quot;&quot;&quot; &amp;&quot;shape_coords&quot;&amp;&quot;&quot;&quot;&quot; &amp; &quot;:&quot; &amp; &quot;[&quot; &amp; [.B151] &amp; &quot;,&quot; &amp;[.C151] &amp; &quot;,&quot; &amp;[.D151]&amp; &quot;,&quot; &amp;[.E151]&amp; &quot;,&quot; &amp;[.F151]&amp; &quot;,&quot; &amp;[.G151]&amp; &quot;,&quot; &amp;[.H151]&amp; &quot;,&quot; &amp;[.I151] &amp; &quot;],&quot; &amp; &quot;&quot;&quot;&quot; &amp;&quot;shape_name&quot;&amp;&quot;&quot;&quot;&quot; &amp; &quot;:&quot; &amp; &quot;&quot;&quot;&quot; &amp;[.J151] &amp; &quot;&quot;&quot;&quot; &amp; &quot;,&quot; &amp; &quot;&quot;&quot;&quot;&amp;[.P151]" table:style-name="ce5">
            <text:p>{"L120/80/12": [{"shape_coords":[120,80,12,12,17,8.5,40,60],"shape_name":"LAngle","synonyms":["H120/80/12","L120/80/12","L120x80x12","L120x8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30/65/8</text:p>
          </table:table-cell>
          <table:table-cell office:value-type="float" office:value="130" table:style-name="ce12">
            <text:p>130</text:p>
          </table:table-cell>
          <table:table-cell office:value-type="float" office:value="65" table:style-name="ce12">
            <text:p>65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6.5</text:p>
          </table:table-cell>
          <table:table-cell office:value-type="string" table:style-name="ce13">
            <text:p>32.5</text:p>
          </table:table-cell>
          <table:table-cell office:value-type="float" office:value="65" table:style-name="ce13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30/65/8</text:p>
          </table:table-cell>
          <table:table-cell office:value-type="string" table:style-name="ce12">
            <text:p>L130/65/8</text:p>
          </table:table-cell>
          <table:table-cell office:value-type="string" table:style-name="ce12">
            <text:p>L130x65x8</text:p>
          </table:table-cell>
          <table:table-cell office:value-type="string" table:style-name="ce13">
            <text:p>L130x65x8</text:p>
          </table:table-cell>
          <table:table-cell table:style-name="ce10"/>
          <table:table-cell office:value-type="string" office:string-value="synonyms&quot;:[&quot;H130/65/8&quot;,&quot;L130/65/8&quot;,&quot;L130x65x8&quot;,&quot;L130x65x8&quot;]}]}," table:formula="of:= &quot;synonyms&quot;&amp;&quot;&quot;&quot;&quot;&amp;&quot;:[&quot;&amp;&quot;&quot;&quot;&quot;&amp;[.K152]&amp;&quot;&quot;&quot;&quot;&amp;&quot;,&quot;&amp;&quot;&quot;&quot;&quot;&amp;[.L152]&amp;&quot;&quot;&quot;&quot;&amp;&quot;,&quot;&amp;&quot;&quot;&quot;&quot;&amp;[.M152]&amp;&quot;&quot;&quot;&quot;&amp;&quot;,&quot;&amp;&quot;&quot;&quot;&quot;&amp;[.N152]&amp;&quot;&quot;&quot;&quot;&amp;&quot;]}]},&quot;" table:style-name="ce9">
            <text:p>synonyms":["H130/65/8","L130/65/8","L130x65x8","L130x65x8"]}]},</text:p>
          </table:table-cell>
          <table:table-cell office:value-type="string" office:string-value="{&quot;L130/65/8&quot;: [{&quot;shape_coords&quot;:[130,65,8,8,13,6.5,32.5,65],&quot;shape_name&quot;:&quot;LAngle&quot;,&quot;synonyms&quot;:[&quot;H130/65/8&quot;,&quot;L130/65/8&quot;,&quot;L130x65x8&quot;,&quot;L130x65x8&quot;]}]}," table:formula="of:=&quot;{&quot; &amp; &quot;&quot;&quot;&quot;&amp;[.A152]&amp;&quot;&quot;&quot;&quot;&amp;&quot;: [{&quot;&quot;&quot; &amp;&quot;shape_coords&quot;&amp;&quot;&quot;&quot;&quot; &amp; &quot;:&quot; &amp; &quot;[&quot; &amp; [.B152] &amp; &quot;,&quot; &amp;[.C152] &amp; &quot;,&quot; &amp;[.D152]&amp; &quot;,&quot; &amp;[.E152]&amp; &quot;,&quot; &amp;[.F152]&amp; &quot;,&quot; &amp;[.G152]&amp; &quot;,&quot; &amp;[.H152]&amp; &quot;,&quot; &amp;[.I152] &amp; &quot;],&quot; &amp; &quot;&quot;&quot;&quot; &amp;&quot;shape_name&quot;&amp;&quot;&quot;&quot;&quot; &amp; &quot;:&quot; &amp; &quot;&quot;&quot;&quot; &amp;[.J152] &amp; &quot;&quot;&quot;&quot; &amp; &quot;,&quot; &amp; &quot;&quot;&quot;&quot;&amp;[.P152]" table:style-name="ce5">
            <text:p>{"L130/65/8": [{"shape_coords":[130,65,8,8,13,6.5,32.5,65],"shape_name":"LAngle","synonyms":["H130/65/8","L130/65/8","L130x65x8","L130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30/65/10</text:p>
          </table:table-cell>
          <table:table-cell office:value-type="float" office:value="130" table:style-name="ce12">
            <text:p>130</text:p>
          </table:table-cell>
          <table:table-cell office:value-type="float" office:value="65" table:style-name="ce12">
            <text:p>65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7.5</text:p>
          </table:table-cell>
          <table:table-cell office:value-type="string" table:style-name="ce13">
            <text:p>32.5</text:p>
          </table:table-cell>
          <table:table-cell office:value-type="float" office:value="65" table:style-name="ce13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30/65/10</text:p>
          </table:table-cell>
          <table:table-cell office:value-type="string" table:style-name="ce12">
            <text:p>L130/65/10</text:p>
          </table:table-cell>
          <table:table-cell office:value-type="string" table:style-name="ce12">
            <text:p>L130x65x10</text:p>
          </table:table-cell>
          <table:table-cell office:value-type="string" table:style-name="ce13">
            <text:p>L130x65x10</text:p>
          </table:table-cell>
          <table:table-cell table:style-name="ce10"/>
          <table:table-cell office:value-type="string" office:string-value="synonyms&quot;:[&quot;H130/65/10&quot;,&quot;L130/65/10&quot;,&quot;L130x65x10&quot;,&quot;L130x65x10&quot;]}]}," table:formula="of:= &quot;synonyms&quot;&amp;&quot;&quot;&quot;&quot;&amp;&quot;:[&quot;&amp;&quot;&quot;&quot;&quot;&amp;[.K153]&amp;&quot;&quot;&quot;&quot;&amp;&quot;,&quot;&amp;&quot;&quot;&quot;&quot;&amp;[.L153]&amp;&quot;&quot;&quot;&quot;&amp;&quot;,&quot;&amp;&quot;&quot;&quot;&quot;&amp;[.M153]&amp;&quot;&quot;&quot;&quot;&amp;&quot;,&quot;&amp;&quot;&quot;&quot;&quot;&amp;[.N153]&amp;&quot;&quot;&quot;&quot;&amp;&quot;]}]},&quot;" table:style-name="ce9">
            <text:p>synonyms":["H130/65/10","L130/65/10","L130x65x10","L130x65x10"]}]},</text:p>
          </table:table-cell>
          <table:table-cell office:value-type="string" office:string-value="{&quot;L130/65/10&quot;: [{&quot;shape_coords&quot;:[130,65,10,10,15,7.5,32.5,65],&quot;shape_name&quot;:&quot;LAngle&quot;,&quot;synonyms&quot;:[&quot;H130/65/10&quot;,&quot;L130/65/10&quot;,&quot;L130x65x10&quot;,&quot;L130x65x10&quot;]}]}," table:formula="of:=&quot;{&quot; &amp; &quot;&quot;&quot;&quot;&amp;[.A153]&amp;&quot;&quot;&quot;&quot;&amp;&quot;: [{&quot;&quot;&quot; &amp;&quot;shape_coords&quot;&amp;&quot;&quot;&quot;&quot; &amp; &quot;:&quot; &amp; &quot;[&quot; &amp; [.B153] &amp; &quot;,&quot; &amp;[.C153] &amp; &quot;,&quot; &amp;[.D153]&amp; &quot;,&quot; &amp;[.E153]&amp; &quot;,&quot; &amp;[.F153]&amp; &quot;,&quot; &amp;[.G153]&amp; &quot;,&quot; &amp;[.H153]&amp; &quot;,&quot; &amp;[.I153] &amp; &quot;],&quot; &amp; &quot;&quot;&quot;&quot; &amp;&quot;shape_name&quot;&amp;&quot;&quot;&quot;&quot; &amp; &quot;:&quot; &amp; &quot;&quot;&quot;&quot; &amp;[.J153] &amp; &quot;&quot;&quot;&quot; &amp; &quot;,&quot; &amp; &quot;&quot;&quot;&quot;&amp;[.P153]" table:style-name="ce5">
            <text:p>{"L130/65/10": [{"shape_coords":[130,65,10,10,15,7.5,32.5,65],"shape_name":"LAngle","synonyms":["H130/65/10","L130/65/10","L130x65x10","L130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30/65/12</text:p>
          </table:table-cell>
          <table:table-cell office:value-type="float" office:value="130" table:style-name="ce12">
            <text:p>130</text:p>
          </table:table-cell>
          <table:table-cell office:value-type="float" office:value="65" table:style-name="ce12">
            <text:p>65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float" office:value="17" table:style-name="ce13">
            <text:p>17</text:p>
          </table:table-cell>
          <table:table-cell office:value-type="string" table:style-name="ce13">
            <text:p>8.5</text:p>
          </table:table-cell>
          <table:table-cell office:value-type="string" table:style-name="ce13">
            <text:p>32.5</text:p>
          </table:table-cell>
          <table:table-cell office:value-type="float" office:value="65" table:style-name="ce13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30/65/12</text:p>
          </table:table-cell>
          <table:table-cell office:value-type="string" table:style-name="ce12">
            <text:p>L130/65/12</text:p>
          </table:table-cell>
          <table:table-cell office:value-type="string" table:style-name="ce12">
            <text:p>L130x65x12</text:p>
          </table:table-cell>
          <table:table-cell office:value-type="string" table:style-name="ce13">
            <text:p>L130x65x12</text:p>
          </table:table-cell>
          <table:table-cell table:style-name="ce10"/>
          <table:table-cell office:value-type="string" office:string-value="synonyms&quot;:[&quot;H130/65/12&quot;,&quot;L130/65/12&quot;,&quot;L130x65x12&quot;,&quot;L130x65x12&quot;]}]}," table:formula="of:= &quot;synonyms&quot;&amp;&quot;&quot;&quot;&quot;&amp;&quot;:[&quot;&amp;&quot;&quot;&quot;&quot;&amp;[.K154]&amp;&quot;&quot;&quot;&quot;&amp;&quot;,&quot;&amp;&quot;&quot;&quot;&quot;&amp;[.L154]&amp;&quot;&quot;&quot;&quot;&amp;&quot;,&quot;&amp;&quot;&quot;&quot;&quot;&amp;[.M154]&amp;&quot;&quot;&quot;&quot;&amp;&quot;,&quot;&amp;&quot;&quot;&quot;&quot;&amp;[.N154]&amp;&quot;&quot;&quot;&quot;&amp;&quot;]}]},&quot;" table:style-name="ce9">
            <text:p>synonyms":["H130/65/12","L130/65/12","L130x65x12","L130x65x12"]}]},</text:p>
          </table:table-cell>
          <table:table-cell office:value-type="string" office:string-value="{&quot;L130/65/12&quot;: [{&quot;shape_coords&quot;:[130,65,12,12,17,8.5,32.5,65],&quot;shape_name&quot;:&quot;LAngle&quot;,&quot;synonyms&quot;:[&quot;H130/65/12&quot;,&quot;L130/65/12&quot;,&quot;L130x65x12&quot;,&quot;L130x65x12&quot;]}]}," table:formula="of:=&quot;{&quot; &amp; &quot;&quot;&quot;&quot;&amp;[.A154]&amp;&quot;&quot;&quot;&quot;&amp;&quot;: [{&quot;&quot;&quot; &amp;&quot;shape_coords&quot;&amp;&quot;&quot;&quot;&quot; &amp; &quot;:&quot; &amp; &quot;[&quot; &amp; [.B154] &amp; &quot;,&quot; &amp;[.C154] &amp; &quot;,&quot; &amp;[.D154]&amp; &quot;,&quot; &amp;[.E154]&amp; &quot;,&quot; &amp;[.F154]&amp; &quot;,&quot; &amp;[.G154]&amp; &quot;,&quot; &amp;[.H154]&amp; &quot;,&quot; &amp;[.I154] &amp; &quot;],&quot; &amp; &quot;&quot;&quot;&quot; &amp;&quot;shape_name&quot;&amp;&quot;&quot;&quot;&quot; &amp; &quot;:&quot; &amp; &quot;&quot;&quot;&quot; &amp;[.J154] &amp; &quot;&quot;&quot;&quot; &amp; &quot;,&quot; &amp; &quot;&quot;&quot;&quot;&amp;[.P154]" table:style-name="ce5">
            <text:p>{"L130/65/12": [{"shape_coords":[130,65,12,12,17,8.5,32.5,65],"shape_name":"LAngle","synonyms":["H130/65/12","L130/65/12","L130x65x12","L130x65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30/75/8</text:p>
          </table:table-cell>
          <table:table-cell office:value-type="float" office:value="130" table:style-name="ce12">
            <text:p>130</text:p>
          </table:table-cell>
          <table:table-cell office:value-type="float" office:value="75" table:style-name="ce12">
            <text:p>75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6.5</text:p>
          </table:table-cell>
          <table:table-cell office:value-type="string" table:style-name="ce13">
            <text:p>37.5</text:p>
          </table:table-cell>
          <table:table-cell office:value-type="float" office:value="65" table:style-name="ce13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30/75/8</text:p>
          </table:table-cell>
          <table:table-cell office:value-type="string" table:style-name="ce12">
            <text:p>L130/75/8</text:p>
          </table:table-cell>
          <table:table-cell office:value-type="string" table:style-name="ce12">
            <text:p>L130x75x8</text:p>
          </table:table-cell>
          <table:table-cell office:value-type="string" table:style-name="ce13">
            <text:p>L130x75x8</text:p>
          </table:table-cell>
          <table:table-cell table:style-name="ce10"/>
          <table:table-cell office:value-type="string" office:string-value="synonyms&quot;:[&quot;H130/75/8&quot;,&quot;L130/75/8&quot;,&quot;L130x75x8&quot;,&quot;L130x75x8&quot;]}]}," table:formula="of:= &quot;synonyms&quot;&amp;&quot;&quot;&quot;&quot;&amp;&quot;:[&quot;&amp;&quot;&quot;&quot;&quot;&amp;[.K155]&amp;&quot;&quot;&quot;&quot;&amp;&quot;,&quot;&amp;&quot;&quot;&quot;&quot;&amp;[.L155]&amp;&quot;&quot;&quot;&quot;&amp;&quot;,&quot;&amp;&quot;&quot;&quot;&quot;&amp;[.M155]&amp;&quot;&quot;&quot;&quot;&amp;&quot;,&quot;&amp;&quot;&quot;&quot;&quot;&amp;[.N155]&amp;&quot;&quot;&quot;&quot;&amp;&quot;]}]},&quot;" table:style-name="ce9">
            <text:p>synonyms":["H130/75/8","L130/75/8","L130x75x8","L130x75x8"]}]},</text:p>
          </table:table-cell>
          <table:table-cell office:value-type="string" office:string-value="{&quot;L130/75/8&quot;: [{&quot;shape_coords&quot;:[130,75,8,8,13,6.5,37.5,65],&quot;shape_name&quot;:&quot;LAngle&quot;,&quot;synonyms&quot;:[&quot;H130/75/8&quot;,&quot;L130/75/8&quot;,&quot;L130x75x8&quot;,&quot;L130x75x8&quot;]}]}," table:formula="of:=&quot;{&quot; &amp; &quot;&quot;&quot;&quot;&amp;[.A155]&amp;&quot;&quot;&quot;&quot;&amp;&quot;: [{&quot;&quot;&quot; &amp;&quot;shape_coords&quot;&amp;&quot;&quot;&quot;&quot; &amp; &quot;:&quot; &amp; &quot;[&quot; &amp; [.B155] &amp; &quot;,&quot; &amp;[.C155] &amp; &quot;,&quot; &amp;[.D155]&amp; &quot;,&quot; &amp;[.E155]&amp; &quot;,&quot; &amp;[.F155]&amp; &quot;,&quot; &amp;[.G155]&amp; &quot;,&quot; &amp;[.H155]&amp; &quot;,&quot; &amp;[.I155] &amp; &quot;],&quot; &amp; &quot;&quot;&quot;&quot; &amp;&quot;shape_name&quot;&amp;&quot;&quot;&quot;&quot; &amp; &quot;:&quot; &amp; &quot;&quot;&quot;&quot; &amp;[.J155] &amp; &quot;&quot;&quot;&quot; &amp; &quot;,&quot; &amp; &quot;&quot;&quot;&quot;&amp;[.P155]" table:style-name="ce5">
            <text:p>{"L130/75/8": [{"shape_coords":[130,75,8,8,13,6.5,37.5,65],"shape_name":"LAngle","synonyms":["H130/75/8","L130/75/8","L130x75x8","L130x7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30/75/10</text:p>
          </table:table-cell>
          <table:table-cell office:value-type="float" office:value="130" table:style-name="ce12">
            <text:p>130</text:p>
          </table:table-cell>
          <table:table-cell office:value-type="float" office:value="75" table:style-name="ce12">
            <text:p>75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string" table:style-name="ce13">
            <text:p>15</text:p>
          </table:table-cell>
          <table:table-cell office:value-type="string" table:style-name="ce13">
            <text:p>7.5</text:p>
          </table:table-cell>
          <table:table-cell office:value-type="string" table:style-name="ce13">
            <text:p>37.5</text:p>
          </table:table-cell>
          <table:table-cell office:value-type="float" office:value="65" table:style-name="ce13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30/75/10</text:p>
          </table:table-cell>
          <table:table-cell office:value-type="string" table:style-name="ce12">
            <text:p>L130/75/10</text:p>
          </table:table-cell>
          <table:table-cell office:value-type="string" table:style-name="ce12">
            <text:p>L130x75x10</text:p>
          </table:table-cell>
          <table:table-cell office:value-type="string" table:style-name="ce13">
            <text:p>L130x75x10</text:p>
          </table:table-cell>
          <table:table-cell table:style-name="ce10"/>
          <table:table-cell office:value-type="string" office:string-value="synonyms&quot;:[&quot;H130/75/10&quot;,&quot;L130/75/10&quot;,&quot;L130x75x10&quot;,&quot;L130x75x10&quot;]}]}," table:formula="of:= &quot;synonyms&quot;&amp;&quot;&quot;&quot;&quot;&amp;&quot;:[&quot;&amp;&quot;&quot;&quot;&quot;&amp;[.K156]&amp;&quot;&quot;&quot;&quot;&amp;&quot;,&quot;&amp;&quot;&quot;&quot;&quot;&amp;[.L156]&amp;&quot;&quot;&quot;&quot;&amp;&quot;,&quot;&amp;&quot;&quot;&quot;&quot;&amp;[.M156]&amp;&quot;&quot;&quot;&quot;&amp;&quot;,&quot;&amp;&quot;&quot;&quot;&quot;&amp;[.N156]&amp;&quot;&quot;&quot;&quot;&amp;&quot;]}]},&quot;" table:style-name="ce9">
            <text:p>synonyms":["H130/75/10","L130/75/10","L130x75x10","L130x75x10"]}]},</text:p>
          </table:table-cell>
          <table:table-cell office:value-type="string" office:string-value="{&quot;L130/75/10&quot;: [{&quot;shape_coords&quot;:[130,75,10,10,15,7.5,37.5,65],&quot;shape_name&quot;:&quot;LAngle&quot;,&quot;synonyms&quot;:[&quot;H130/75/10&quot;,&quot;L130/75/10&quot;,&quot;L130x75x10&quot;,&quot;L130x75x10&quot;]}]}," table:formula="of:=&quot;{&quot; &amp; &quot;&quot;&quot;&quot;&amp;[.A156]&amp;&quot;&quot;&quot;&quot;&amp;&quot;: [{&quot;&quot;&quot; &amp;&quot;shape_coords&quot;&amp;&quot;&quot;&quot;&quot; &amp; &quot;:&quot; &amp; &quot;[&quot; &amp; [.B156] &amp; &quot;,&quot; &amp;[.C156] &amp; &quot;,&quot; &amp;[.D156]&amp; &quot;,&quot; &amp;[.E156]&amp; &quot;,&quot; &amp;[.F156]&amp; &quot;,&quot; &amp;[.G156]&amp; &quot;,&quot; &amp;[.H156]&amp; &quot;,&quot; &amp;[.I156] &amp; &quot;],&quot; &amp; &quot;&quot;&quot;&quot; &amp;&quot;shape_name&quot;&amp;&quot;&quot;&quot;&quot; &amp; &quot;:&quot; &amp; &quot;&quot;&quot;&quot; &amp;[.J156] &amp; &quot;&quot;&quot;&quot; &amp; &quot;,&quot; &amp; &quot;&quot;&quot;&quot;&amp;[.P156]" table:style-name="ce5">
            <text:p>{"L130/75/10": [{"shape_coords":[130,75,10,10,15,7.5,37.5,65],"shape_name":"LAngle","synonyms":["H130/75/10","L130/75/10","L130x75x10","L130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30/75/12</text:p>
          </table:table-cell>
          <table:table-cell office:value-type="float" office:value="130" table:style-name="ce12">
            <text:p>130</text:p>
          </table:table-cell>
          <table:table-cell office:value-type="float" office:value="75" table:style-name="ce12">
            <text:p>75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string" table:style-name="ce13">
            <text:p>17</text:p>
          </table:table-cell>
          <table:table-cell office:value-type="string" table:style-name="ce13">
            <text:p>8.5</text:p>
          </table:table-cell>
          <table:table-cell office:value-type="string" table:style-name="ce13">
            <text:p>37.5</text:p>
          </table:table-cell>
          <table:table-cell office:value-type="float" office:value="65" table:style-name="ce13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30/75/12</text:p>
          </table:table-cell>
          <table:table-cell office:value-type="string" table:style-name="ce12">
            <text:p>L130/75/12</text:p>
          </table:table-cell>
          <table:table-cell office:value-type="string" table:style-name="ce12">
            <text:p>L130x75x12</text:p>
          </table:table-cell>
          <table:table-cell office:value-type="string" table:style-name="ce13">
            <text:p>L130x75x12</text:p>
          </table:table-cell>
          <table:table-cell table:style-name="ce10"/>
          <table:table-cell office:value-type="string" office:string-value="synonyms&quot;:[&quot;H130/75/12&quot;,&quot;L130/75/12&quot;,&quot;L130x75x12&quot;,&quot;L130x75x12&quot;]}]}," table:formula="of:= &quot;synonyms&quot;&amp;&quot;&quot;&quot;&quot;&amp;&quot;:[&quot;&amp;&quot;&quot;&quot;&quot;&amp;[.K157]&amp;&quot;&quot;&quot;&quot;&amp;&quot;,&quot;&amp;&quot;&quot;&quot;&quot;&amp;[.L157]&amp;&quot;&quot;&quot;&quot;&amp;&quot;,&quot;&amp;&quot;&quot;&quot;&quot;&amp;[.M157]&amp;&quot;&quot;&quot;&quot;&amp;&quot;,&quot;&amp;&quot;&quot;&quot;&quot;&amp;[.N157]&amp;&quot;&quot;&quot;&quot;&amp;&quot;]}]},&quot;" table:style-name="ce9">
            <text:p>synonyms":["H130/75/12","L130/75/12","L130x75x12","L130x75x12"]}]},</text:p>
          </table:table-cell>
          <table:table-cell office:value-type="string" office:string-value="{&quot;L130/75/12&quot;: [{&quot;shape_coords&quot;:[130,75,12,12,17,8.5,37.5,65],&quot;shape_name&quot;:&quot;LAngle&quot;,&quot;synonyms&quot;:[&quot;H130/75/12&quot;,&quot;L130/75/12&quot;,&quot;L130x75x12&quot;,&quot;L130x75x12&quot;]}]}," table:formula="of:=&quot;{&quot; &amp; &quot;&quot;&quot;&quot;&amp;[.A157]&amp;&quot;&quot;&quot;&quot;&amp;&quot;: [{&quot;&quot;&quot; &amp;&quot;shape_coords&quot;&amp;&quot;&quot;&quot;&quot; &amp; &quot;:&quot; &amp; &quot;[&quot; &amp; [.B157] &amp; &quot;,&quot; &amp;[.C157] &amp; &quot;,&quot; &amp;[.D157]&amp; &quot;,&quot; &amp;[.E157]&amp; &quot;,&quot; &amp;[.F157]&amp; &quot;,&quot; &amp;[.G157]&amp; &quot;,&quot; &amp;[.H157]&amp; &quot;,&quot; &amp;[.I157] &amp; &quot;],&quot; &amp; &quot;&quot;&quot;&quot; &amp;&quot;shape_name&quot;&amp;&quot;&quot;&quot;&quot; &amp; &quot;:&quot; &amp; &quot;&quot;&quot;&quot; &amp;[.J157] &amp; &quot;&quot;&quot;&quot; &amp; &quot;,&quot; &amp; &quot;&quot;&quot;&quot;&amp;[.P157]" table:style-name="ce5">
            <text:p>{"L130/75/12": [{"shape_coords":[130,75,12,12,17,8.5,37.5,65],"shape_name":"LAngle","synonyms":["H130/75/12","L130/75/12","L130x75x12","L130x75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50/75/9</text:p>
          </table:table-cell>
          <table:table-cell office:value-type="float" office:value="150" table:style-name="ce12">
            <text:p>150</text:p>
          </table:table-cell>
          <table:table-cell office:value-type="float" office:value="75" table:style-name="ce12">
            <text:p>75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2">
            <text:p>9</text:p>
          </table:table-cell>
          <table:table-cell office:value-type="string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37.5</text:p>
          </table:table-cell>
          <table:table-cell office:value-type="float" office:value="75" table:style-name="ce13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50/75/9</text:p>
          </table:table-cell>
          <table:table-cell office:value-type="string" table:style-name="ce12">
            <text:p>L150/75/9</text:p>
          </table:table-cell>
          <table:table-cell office:value-type="string" table:style-name="ce12">
            <text:p>L150x75x9</text:p>
          </table:table-cell>
          <table:table-cell office:value-type="string" table:style-name="ce13">
            <text:p>L150x75x9</text:p>
          </table:table-cell>
          <table:table-cell table:style-name="ce10"/>
          <table:table-cell office:value-type="string" office:string-value="synonyms&quot;:[&quot;H150/75/9&quot;,&quot;L150/75/9&quot;,&quot;L150x75x9&quot;,&quot;L150x75x9&quot;]}]}," table:formula="of:= &quot;synonyms&quot;&amp;&quot;&quot;&quot;&quot;&amp;&quot;:[&quot;&amp;&quot;&quot;&quot;&quot;&amp;[.K158]&amp;&quot;&quot;&quot;&quot;&amp;&quot;,&quot;&amp;&quot;&quot;&quot;&quot;&amp;[.L158]&amp;&quot;&quot;&quot;&quot;&amp;&quot;,&quot;&amp;&quot;&quot;&quot;&quot;&amp;[.M158]&amp;&quot;&quot;&quot;&quot;&amp;&quot;,&quot;&amp;&quot;&quot;&quot;&quot;&amp;[.N158]&amp;&quot;&quot;&quot;&quot;&amp;&quot;]}]},&quot;" table:style-name="ce9">
            <text:p>synonyms":["H150/75/9","L150/75/9","L150x75x9","L150x75x9"]}]},</text:p>
          </table:table-cell>
          <table:table-cell office:value-type="string" office:string-value="{&quot;L150/75/9&quot;: [{&quot;shape_coords&quot;:[150,75,9,9,14,7,37.5,75],&quot;shape_name&quot;:&quot;LAngle&quot;,&quot;synonyms&quot;:[&quot;H150/75/9&quot;,&quot;L150/75/9&quot;,&quot;L150x75x9&quot;,&quot;L150x75x9&quot;]}]}," table:formula="of:=&quot;{&quot; &amp; &quot;&quot;&quot;&quot;&amp;[.A158]&amp;&quot;&quot;&quot;&quot;&amp;&quot;: [{&quot;&quot;&quot; &amp;&quot;shape_coords&quot;&amp;&quot;&quot;&quot;&quot; &amp; &quot;:&quot; &amp; &quot;[&quot; &amp; [.B158] &amp; &quot;,&quot; &amp;[.C158] &amp; &quot;,&quot; &amp;[.D158]&amp; &quot;,&quot; &amp;[.E158]&amp; &quot;,&quot; &amp;[.F158]&amp; &quot;,&quot; &amp;[.G158]&amp; &quot;,&quot; &amp;[.H158]&amp; &quot;,&quot; &amp;[.I158] &amp; &quot;],&quot; &amp; &quot;&quot;&quot;&quot; &amp;&quot;shape_name&quot;&amp;&quot;&quot;&quot;&quot; &amp; &quot;:&quot; &amp; &quot;&quot;&quot;&quot; &amp;[.J158] &amp; &quot;&quot;&quot;&quot; &amp; &quot;,&quot; &amp; &quot;&quot;&quot;&quot;&amp;[.P158]" table:style-name="ce5">
            <text:p>{"L150/75/9": [{"shape_coords":[150,75,9,9,14,7,37.5,75],"shape_name":"LAngle","synonyms":["H150/75/9","L150/75/9","L150x75x9","L150x7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50/75/10</text:p>
          </table:table-cell>
          <table:table-cell office:value-type="float" office:value="150" table:style-name="ce12">
            <text:p>150</text:p>
          </table:table-cell>
          <table:table-cell office:value-type="float" office:value="75" table:style-name="ce12">
            <text:p>75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string" table:style-name="ce13">
            <text:p>15</text:p>
          </table:table-cell>
          <table:table-cell office:value-type="string" table:style-name="ce13">
            <text:p>7.5</text:p>
          </table:table-cell>
          <table:table-cell office:value-type="string" table:style-name="ce13">
            <text:p>37.5</text:p>
          </table:table-cell>
          <table:table-cell office:value-type="float" office:value="75" table:style-name="ce13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50/75/10</text:p>
          </table:table-cell>
          <table:table-cell office:value-type="string" table:style-name="ce12">
            <text:p>L150/75/10</text:p>
          </table:table-cell>
          <table:table-cell office:value-type="string" table:style-name="ce12">
            <text:p>L150x75x10</text:p>
          </table:table-cell>
          <table:table-cell office:value-type="string" table:style-name="ce13">
            <text:p>L150x75x10</text:p>
          </table:table-cell>
          <table:table-cell table:style-name="ce10"/>
          <table:table-cell office:value-type="string" office:string-value="synonyms&quot;:[&quot;H150/75/10&quot;,&quot;L150/75/10&quot;,&quot;L150x75x10&quot;,&quot;L150x75x10&quot;]}]}," table:formula="of:= &quot;synonyms&quot;&amp;&quot;&quot;&quot;&quot;&amp;&quot;:[&quot;&amp;&quot;&quot;&quot;&quot;&amp;[.K159]&amp;&quot;&quot;&quot;&quot;&amp;&quot;,&quot;&amp;&quot;&quot;&quot;&quot;&amp;[.L159]&amp;&quot;&quot;&quot;&quot;&amp;&quot;,&quot;&amp;&quot;&quot;&quot;&quot;&amp;[.M159]&amp;&quot;&quot;&quot;&quot;&amp;&quot;,&quot;&amp;&quot;&quot;&quot;&quot;&amp;[.N159]&amp;&quot;&quot;&quot;&quot;&amp;&quot;]}]},&quot;" table:style-name="ce9">
            <text:p>synonyms":["H150/75/10","L150/75/10","L150x75x10","L150x75x10"]}]},</text:p>
          </table:table-cell>
          <table:table-cell office:value-type="string" office:string-value="{&quot;L150/75/10&quot;: [{&quot;shape_coords&quot;:[150,75,10,10,15,7.5,37.5,75],&quot;shape_name&quot;:&quot;LAngle&quot;,&quot;synonyms&quot;:[&quot;H150/75/10&quot;,&quot;L150/75/10&quot;,&quot;L150x75x10&quot;,&quot;L150x75x10&quot;]}]}," table:formula="of:=&quot;{&quot; &amp; &quot;&quot;&quot;&quot;&amp;[.A159]&amp;&quot;&quot;&quot;&quot;&amp;&quot;: [{&quot;&quot;&quot; &amp;&quot;shape_coords&quot;&amp;&quot;&quot;&quot;&quot; &amp; &quot;:&quot; &amp; &quot;[&quot; &amp; [.B159] &amp; &quot;,&quot; &amp;[.C159] &amp; &quot;,&quot; &amp;[.D159]&amp; &quot;,&quot; &amp;[.E159]&amp; &quot;,&quot; &amp;[.F159]&amp; &quot;,&quot; &amp;[.G159]&amp; &quot;,&quot; &amp;[.H159]&amp; &quot;,&quot; &amp;[.I159] &amp; &quot;],&quot; &amp; &quot;&quot;&quot;&quot; &amp;&quot;shape_name&quot;&amp;&quot;&quot;&quot;&quot; &amp; &quot;:&quot; &amp; &quot;&quot;&quot;&quot; &amp;[.J159] &amp; &quot;&quot;&quot;&quot; &amp; &quot;,&quot; &amp; &quot;&quot;&quot;&quot;&amp;[.P159]" table:style-name="ce5">
            <text:p>{"L150/75/10": [{"shape_coords":[150,75,10,10,15,7.5,37.5,75],"shape_name":"LAngle","synonyms":["H150/75/10","L150/75/10","L150x75x10","L150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50/75/11</text:p>
          </table:table-cell>
          <table:table-cell office:value-type="float" office:value="150" table:style-name="ce12">
            <text:p>150</text:p>
          </table:table-cell>
          <table:table-cell office:value-type="float" office:value="75" table:style-name="ce12">
            <text:p>75</text:p>
          </table:table-cell>
          <table:table-cell office:value-type="float" office:value="11" table:style-name="ce12">
            <text:p>11</text:p>
          </table:table-cell>
          <table:table-cell office:value-type="float" office:value="11" table:style-name="ce12">
            <text:p>11</text:p>
          </table:table-cell>
          <table:table-cell office:value-type="string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37.5</text:p>
          </table:table-cell>
          <table:table-cell office:value-type="float" office:value="75" table:style-name="ce13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50/75/11</text:p>
          </table:table-cell>
          <table:table-cell office:value-type="string" table:style-name="ce12">
            <text:p>L150/75/11</text:p>
          </table:table-cell>
          <table:table-cell office:value-type="string" table:style-name="ce12">
            <text:p>L150x75x11</text:p>
          </table:table-cell>
          <table:table-cell office:value-type="string" table:style-name="ce13">
            <text:p>L150x75x11</text:p>
          </table:table-cell>
          <table:table-cell table:style-name="ce10"/>
          <table:table-cell office:value-type="string" office:string-value="synonyms&quot;:[&quot;H150/75/11&quot;,&quot;L150/75/11&quot;,&quot;L150x75x11&quot;,&quot;L150x75x11&quot;]}]}," table:formula="of:= &quot;synonyms&quot;&amp;&quot;&quot;&quot;&quot;&amp;&quot;:[&quot;&amp;&quot;&quot;&quot;&quot;&amp;[.K160]&amp;&quot;&quot;&quot;&quot;&amp;&quot;,&quot;&amp;&quot;&quot;&quot;&quot;&amp;[.L160]&amp;&quot;&quot;&quot;&quot;&amp;&quot;,&quot;&amp;&quot;&quot;&quot;&quot;&amp;[.M160]&amp;&quot;&quot;&quot;&quot;&amp;&quot;,&quot;&amp;&quot;&quot;&quot;&quot;&amp;[.N160]&amp;&quot;&quot;&quot;&quot;&amp;&quot;]}]},&quot;" table:style-name="ce9">
            <text:p>synonyms":["H150/75/11","L150/75/11","L150x75x11","L150x75x11"]}]},</text:p>
          </table:table-cell>
          <table:table-cell office:value-type="string" office:string-value="{&quot;L150/75/11&quot;: [{&quot;shape_coords&quot;:[150,75,11,11,16,8,37.5,75],&quot;shape_name&quot;:&quot;LAngle&quot;,&quot;synonyms&quot;:[&quot;H150/75/11&quot;,&quot;L150/75/11&quot;,&quot;L150x75x11&quot;,&quot;L150x75x11&quot;]}]}," table:formula="of:=&quot;{&quot; &amp; &quot;&quot;&quot;&quot;&amp;[.A160]&amp;&quot;&quot;&quot;&quot;&amp;&quot;: [{&quot;&quot;&quot; &amp;&quot;shape_coords&quot;&amp;&quot;&quot;&quot;&quot; &amp; &quot;:&quot; &amp; &quot;[&quot; &amp; [.B160] &amp; &quot;,&quot; &amp;[.C160] &amp; &quot;,&quot; &amp;[.D160]&amp; &quot;,&quot; &amp;[.E160]&amp; &quot;,&quot; &amp;[.F160]&amp; &quot;,&quot; &amp;[.G160]&amp; &quot;,&quot; &amp;[.H160]&amp; &quot;,&quot; &amp;[.I160] &amp; &quot;],&quot; &amp; &quot;&quot;&quot;&quot; &amp;&quot;shape_name&quot;&amp;&quot;&quot;&quot;&quot; &amp; &quot;:&quot; &amp; &quot;&quot;&quot;&quot; &amp;[.J160] &amp; &quot;&quot;&quot;&quot; &amp; &quot;,&quot; &amp; &quot;&quot;&quot;&quot;&amp;[.P160]" table:style-name="ce5">
            <text:p>{"L150/75/11": [{"shape_coords":[150,75,11,11,16,8,37.5,75],"shape_name":"LAngle","synonyms":["H150/75/11","L150/75/11","L150x75x11","L150x75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50/90/10</text:p>
          </table:table-cell>
          <table:table-cell office:value-type="float" office:value="150" table:style-name="ce12">
            <text:p>150</text:p>
          </table:table-cell>
          <table:table-cell office:value-type="float" office:value="90" table:style-name="ce12">
            <text:p>9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string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45" table:style-name="ce13">
            <text:p>45</text:p>
          </table:table-cell>
          <table:table-cell office:value-type="float" office:value="75" table:style-name="ce13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50/90/10</text:p>
          </table:table-cell>
          <table:table-cell office:value-type="string" table:style-name="ce12">
            <text:p>L150/90/10</text:p>
          </table:table-cell>
          <table:table-cell office:value-type="string" table:style-name="ce12">
            <text:p>L150x90x10</text:p>
          </table:table-cell>
          <table:table-cell office:value-type="string" table:style-name="ce13">
            <text:p>L150x90x10</text:p>
          </table:table-cell>
          <table:table-cell table:style-name="ce10"/>
          <table:table-cell office:value-type="string" office:string-value="synonyms&quot;:[&quot;H150/90/10&quot;,&quot;L150/90/10&quot;,&quot;L150x90x10&quot;,&quot;L150x90x10&quot;]}]}," table:formula="of:= &quot;synonyms&quot;&amp;&quot;&quot;&quot;&quot;&amp;&quot;:[&quot;&amp;&quot;&quot;&quot;&quot;&amp;[.K161]&amp;&quot;&quot;&quot;&quot;&amp;&quot;,&quot;&amp;&quot;&quot;&quot;&quot;&amp;[.L161]&amp;&quot;&quot;&quot;&quot;&amp;&quot;,&quot;&amp;&quot;&quot;&quot;&quot;&amp;[.M161]&amp;&quot;&quot;&quot;&quot;&amp;&quot;,&quot;&amp;&quot;&quot;&quot;&quot;&amp;[.N161]&amp;&quot;&quot;&quot;&quot;&amp;&quot;]}]},&quot;" table:style-name="ce9">
            <text:p>synonyms":["H150/90/10","L150/90/10","L150x90x10","L150x90x10"]}]},</text:p>
          </table:table-cell>
          <table:table-cell office:value-type="string" office:string-value="{&quot;L150/90/10&quot;: [{&quot;shape_coords&quot;:[150,90,10,10,16,8,45,75],&quot;shape_name&quot;:&quot;LAngle&quot;,&quot;synonyms&quot;:[&quot;H150/90/10&quot;,&quot;L150/90/10&quot;,&quot;L150x90x10&quot;,&quot;L150x90x10&quot;]}]}," table:formula="of:=&quot;{&quot; &amp; &quot;&quot;&quot;&quot;&amp;[.A161]&amp;&quot;&quot;&quot;&quot;&amp;&quot;: [{&quot;&quot;&quot; &amp;&quot;shape_coords&quot;&amp;&quot;&quot;&quot;&quot; &amp; &quot;:&quot; &amp; &quot;[&quot; &amp; [.B161] &amp; &quot;,&quot; &amp;[.C161] &amp; &quot;,&quot; &amp;[.D161]&amp; &quot;,&quot; &amp;[.E161]&amp; &quot;,&quot; &amp;[.F161]&amp; &quot;,&quot; &amp;[.G161]&amp; &quot;,&quot; &amp;[.H161]&amp; &quot;,&quot; &amp;[.I161] &amp; &quot;],&quot; &amp; &quot;&quot;&quot;&quot; &amp;&quot;shape_name&quot;&amp;&quot;&quot;&quot;&quot; &amp; &quot;:&quot; &amp; &quot;&quot;&quot;&quot; &amp;[.J161] &amp; &quot;&quot;&quot;&quot; &amp; &quot;,&quot; &amp; &quot;&quot;&quot;&quot;&amp;[.P161]" table:style-name="ce5">
            <text:p>{"L150/90/10": [{"shape_coords":[150,90,10,10,16,8,45,75],"shape_name":"LAngle","synonyms":["H150/90/10","L150/90/10","L150x90x10","L150x9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50/90/12</text:p>
          </table:table-cell>
          <table:table-cell office:value-type="float" office:value="150" table:style-name="ce12">
            <text:p>150</text:p>
          </table:table-cell>
          <table:table-cell office:value-type="float" office:value="90" table:style-name="ce12">
            <text:p>90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string" table:style-name="ce13">
            <text:p>18</text:p>
          </table:table-cell>
          <table:table-cell office:value-type="float" office:value="9" table:style-name="ce13">
            <text:p>9</text:p>
          </table:table-cell>
          <table:table-cell office:value-type="float" office:value="45" table:style-name="ce13">
            <text:p>45</text:p>
          </table:table-cell>
          <table:table-cell office:value-type="float" office:value="75" table:style-name="ce13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50/90/12</text:p>
          </table:table-cell>
          <table:table-cell office:value-type="string" table:style-name="ce12">
            <text:p>L150/90/12</text:p>
          </table:table-cell>
          <table:table-cell office:value-type="string" table:style-name="ce12">
            <text:p>L150x90x12</text:p>
          </table:table-cell>
          <table:table-cell office:value-type="string" table:style-name="ce13">
            <text:p>L150x90x12</text:p>
          </table:table-cell>
          <table:table-cell table:style-name="ce10"/>
          <table:table-cell office:value-type="string" office:string-value="synonyms&quot;:[&quot;H150/90/12&quot;,&quot;L150/90/12&quot;,&quot;L150x90x12&quot;,&quot;L150x90x12&quot;]}]}," table:formula="of:= &quot;synonyms&quot;&amp;&quot;&quot;&quot;&quot;&amp;&quot;:[&quot;&amp;&quot;&quot;&quot;&quot;&amp;[.K162]&amp;&quot;&quot;&quot;&quot;&amp;&quot;,&quot;&amp;&quot;&quot;&quot;&quot;&amp;[.L162]&amp;&quot;&quot;&quot;&quot;&amp;&quot;,&quot;&amp;&quot;&quot;&quot;&quot;&amp;[.M162]&amp;&quot;&quot;&quot;&quot;&amp;&quot;,&quot;&amp;&quot;&quot;&quot;&quot;&amp;[.N162]&amp;&quot;&quot;&quot;&quot;&amp;&quot;]}]},&quot;" table:style-name="ce9">
            <text:p>synonyms":["H150/90/12","L150/90/12","L150x90x12","L150x90x12"]}]},</text:p>
          </table:table-cell>
          <table:table-cell office:value-type="string" office:string-value="{&quot;L150/90/12&quot;: [{&quot;shape_coords&quot;:[150,90,12,12,18,9,45,75],&quot;shape_name&quot;:&quot;LAngle&quot;,&quot;synonyms&quot;:[&quot;H150/90/12&quot;,&quot;L150/90/12&quot;,&quot;L150x90x12&quot;,&quot;L150x90x12&quot;]}]}," table:formula="of:=&quot;{&quot; &amp; &quot;&quot;&quot;&quot;&amp;[.A162]&amp;&quot;&quot;&quot;&quot;&amp;&quot;: [{&quot;&quot;&quot; &amp;&quot;shape_coords&quot;&amp;&quot;&quot;&quot;&quot; &amp; &quot;:&quot; &amp; &quot;[&quot; &amp; [.B162] &amp; &quot;,&quot; &amp;[.C162] &amp; &quot;,&quot; &amp;[.D162]&amp; &quot;,&quot; &amp;[.E162]&amp; &quot;,&quot; &amp;[.F162]&amp; &quot;,&quot; &amp;[.G162]&amp; &quot;,&quot; &amp;[.H162]&amp; &quot;,&quot; &amp;[.I162] &amp; &quot;],&quot; &amp; &quot;&quot;&quot;&quot; &amp;&quot;shape_name&quot;&amp;&quot;&quot;&quot;&quot; &amp; &quot;:&quot; &amp; &quot;&quot;&quot;&quot; &amp;[.J162] &amp; &quot;&quot;&quot;&quot; &amp; &quot;,&quot; &amp; &quot;&quot;&quot;&quot;&amp;[.P162]" table:style-name="ce5">
            <text:p>{"L150/90/12": [{"shape_coords":[150,90,12,12,18,9,45,75],"shape_name":"LAngle","synonyms":["H150/90/12","L150/90/12","L150x90x12","L150x9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50/100/10</text:p>
          </table:table-cell>
          <table:table-cell office:value-type="float" office:value="150" table:style-name="ce12">
            <text:p>150</text:p>
          </table:table-cell>
          <table:table-cell office:value-type="float" office:value="100" table:style-name="ce12">
            <text:p>10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string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50" table:style-name="ce13">
            <text:p>50</text:p>
          </table:table-cell>
          <table:table-cell office:value-type="float" office:value="75" table:style-name="ce13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50/100/10</text:p>
          </table:table-cell>
          <table:table-cell office:value-type="string" table:style-name="ce12">
            <text:p>L150/100/10</text:p>
          </table:table-cell>
          <table:table-cell office:value-type="string" table:style-name="ce12">
            <text:p>L150x100x10</text:p>
          </table:table-cell>
          <table:table-cell office:value-type="string" table:style-name="ce13">
            <text:p>L150x100x10</text:p>
          </table:table-cell>
          <table:table-cell table:style-name="ce10"/>
          <table:table-cell office:value-type="string" office:string-value="synonyms&quot;:[&quot;H150/100/10&quot;,&quot;L150/100/10&quot;,&quot;L150x100x10&quot;,&quot;L150x100x10&quot;]}]}," table:formula="of:= &quot;synonyms&quot;&amp;&quot;&quot;&quot;&quot;&amp;&quot;:[&quot;&amp;&quot;&quot;&quot;&quot;&amp;[.K163]&amp;&quot;&quot;&quot;&quot;&amp;&quot;,&quot;&amp;&quot;&quot;&quot;&quot;&amp;[.L163]&amp;&quot;&quot;&quot;&quot;&amp;&quot;,&quot;&amp;&quot;&quot;&quot;&quot;&amp;[.M163]&amp;&quot;&quot;&quot;&quot;&amp;&quot;,&quot;&amp;&quot;&quot;&quot;&quot;&amp;[.N163]&amp;&quot;&quot;&quot;&quot;&amp;&quot;]}]},&quot;" table:style-name="ce9">
            <text:p>synonyms":["H150/100/10","L150/100/10","L150x100x10","L150x100x10"]}]},</text:p>
          </table:table-cell>
          <table:table-cell office:value-type="string" office:string-value="{&quot;L150/100/10&quot;: [{&quot;shape_coords&quot;:[150,100,10,10,16,8,50,75],&quot;shape_name&quot;:&quot;LAngle&quot;,&quot;synonyms&quot;:[&quot;H150/100/10&quot;,&quot;L150/100/10&quot;,&quot;L150x100x10&quot;,&quot;L150x100x10&quot;]}]}," table:formula="of:=&quot;{&quot; &amp; &quot;&quot;&quot;&quot;&amp;[.A163]&amp;&quot;&quot;&quot;&quot;&amp;&quot;: [{&quot;&quot;&quot; &amp;&quot;shape_coords&quot;&amp;&quot;&quot;&quot;&quot; &amp; &quot;:&quot; &amp; &quot;[&quot; &amp; [.B163] &amp; &quot;,&quot; &amp;[.C163] &amp; &quot;,&quot; &amp;[.D163]&amp; &quot;,&quot; &amp;[.E163]&amp; &quot;,&quot; &amp;[.F163]&amp; &quot;,&quot; &amp;[.G163]&amp; &quot;,&quot; &amp;[.H163]&amp; &quot;,&quot; &amp;[.I163] &amp; &quot;],&quot; &amp; &quot;&quot;&quot;&quot; &amp;&quot;shape_name&quot;&amp;&quot;&quot;&quot;&quot; &amp; &quot;:&quot; &amp; &quot;&quot;&quot;&quot; &amp;[.J163] &amp; &quot;&quot;&quot;&quot; &amp; &quot;,&quot; &amp; &quot;&quot;&quot;&quot;&amp;[.P163]" table:style-name="ce5">
            <text:p>{"L150/100/10": [{"shape_coords":[150,100,10,10,16,8,50,75],"shape_name":"LAngle","synonyms":["H150/100/10","L150/100/10","L150x100x10","L150x10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50/100/12</text:p>
          </table:table-cell>
          <table:table-cell office:value-type="float" office:value="150" table:style-name="ce12">
            <text:p>150</text:p>
          </table:table-cell>
          <table:table-cell office:value-type="float" office:value="100" table:style-name="ce12">
            <text:p>100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string" table:style-name="ce13">
            <text:p>18</text:p>
          </table:table-cell>
          <table:table-cell office:value-type="float" office:value="9" table:style-name="ce13">
            <text:p>9</text:p>
          </table:table-cell>
          <table:table-cell office:value-type="float" office:value="50" table:style-name="ce13">
            <text:p>50</text:p>
          </table:table-cell>
          <table:table-cell office:value-type="float" office:value="75" table:style-name="ce13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50/100/12</text:p>
          </table:table-cell>
          <table:table-cell office:value-type="string" table:style-name="ce12">
            <text:p>L150/100/12</text:p>
          </table:table-cell>
          <table:table-cell office:value-type="string" table:style-name="ce12">
            <text:p>L150x100x12</text:p>
          </table:table-cell>
          <table:table-cell office:value-type="string" table:style-name="ce13">
            <text:p>L150x100x12</text:p>
          </table:table-cell>
          <table:table-cell table:style-name="ce10"/>
          <table:table-cell office:value-type="string" office:string-value="synonyms&quot;:[&quot;H150/100/12&quot;,&quot;L150/100/12&quot;,&quot;L150x100x12&quot;,&quot;L150x100x12&quot;]}]}," table:formula="of:= &quot;synonyms&quot;&amp;&quot;&quot;&quot;&quot;&amp;&quot;:[&quot;&amp;&quot;&quot;&quot;&quot;&amp;[.K164]&amp;&quot;&quot;&quot;&quot;&amp;&quot;,&quot;&amp;&quot;&quot;&quot;&quot;&amp;[.L164]&amp;&quot;&quot;&quot;&quot;&amp;&quot;,&quot;&amp;&quot;&quot;&quot;&quot;&amp;[.M164]&amp;&quot;&quot;&quot;&quot;&amp;&quot;,&quot;&amp;&quot;&quot;&quot;&quot;&amp;[.N164]&amp;&quot;&quot;&quot;&quot;&amp;&quot;]}]},&quot;" table:style-name="ce9">
            <text:p>synonyms":["H150/100/12","L150/100/12","L150x100x12","L150x100x12"]}]},</text:p>
          </table:table-cell>
          <table:table-cell office:value-type="string" office:string-value="{&quot;L150/100/12&quot;: [{&quot;shape_coords&quot;:[150,100,12,12,18,9,50,75],&quot;shape_name&quot;:&quot;LAngle&quot;,&quot;synonyms&quot;:[&quot;H150/100/12&quot;,&quot;L150/100/12&quot;,&quot;L150x100x12&quot;,&quot;L150x100x12&quot;]}]}," table:formula="of:=&quot;{&quot; &amp; &quot;&quot;&quot;&quot;&amp;[.A164]&amp;&quot;&quot;&quot;&quot;&amp;&quot;: [{&quot;&quot;&quot; &amp;&quot;shape_coords&quot;&amp;&quot;&quot;&quot;&quot; &amp; &quot;:&quot; &amp; &quot;[&quot; &amp; [.B164] &amp; &quot;,&quot; &amp;[.C164] &amp; &quot;,&quot; &amp;[.D164]&amp; &quot;,&quot; &amp;[.E164]&amp; &quot;,&quot; &amp;[.F164]&amp; &quot;,&quot; &amp;[.G164]&amp; &quot;,&quot; &amp;[.H164]&amp; &quot;,&quot; &amp;[.I164] &amp; &quot;],&quot; &amp; &quot;&quot;&quot;&quot; &amp;&quot;shape_name&quot;&amp;&quot;&quot;&quot;&quot; &amp; &quot;:&quot; &amp; &quot;&quot;&quot;&quot; &amp;[.J164] &amp; &quot;&quot;&quot;&quot; &amp; &quot;,&quot; &amp; &quot;&quot;&quot;&quot;&amp;[.P164]" table:style-name="ce5">
            <text:p>{"L150/100/12": [{"shape_coords":[150,100,12,12,18,9,50,75],"shape_name":"LAngle","synonyms":["H150/100/12","L150/100/12","L150x100x12","L150x10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50/100/14</text:p>
          </table:table-cell>
          <table:table-cell office:value-type="float" office:value="150" table:style-name="ce12">
            <text:p>150</text:p>
          </table:table-cell>
          <table:table-cell office:value-type="float" office:value="100" table:style-name="ce12">
            <text:p>100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string" table:style-name="ce13">
            <text:p>20</text:p>
          </table:table-cell>
          <table:table-cell office:value-type="float" office:value="10" table:style-name="ce13">
            <text:p>10</text:p>
          </table:table-cell>
          <table:table-cell office:value-type="float" office:value="50" table:style-name="ce13">
            <text:p>50</text:p>
          </table:table-cell>
          <table:table-cell office:value-type="float" office:value="75" table:style-name="ce13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50/100/14</text:p>
          </table:table-cell>
          <table:table-cell office:value-type="string" table:style-name="ce12">
            <text:p>L150/100/14</text:p>
          </table:table-cell>
          <table:table-cell office:value-type="string" table:style-name="ce12">
            <text:p>L150x100x14</text:p>
          </table:table-cell>
          <table:table-cell office:value-type="string" table:style-name="ce13">
            <text:p>L150x100x14</text:p>
          </table:table-cell>
          <table:table-cell table:style-name="ce10"/>
          <table:table-cell office:value-type="string" office:string-value="synonyms&quot;:[&quot;H150/100/14&quot;,&quot;L150/100/14&quot;,&quot;L150x100x14&quot;,&quot;L150x100x14&quot;]}]}," table:formula="of:= &quot;synonyms&quot;&amp;&quot;&quot;&quot;&quot;&amp;&quot;:[&quot;&amp;&quot;&quot;&quot;&quot;&amp;[.K165]&amp;&quot;&quot;&quot;&quot;&amp;&quot;,&quot;&amp;&quot;&quot;&quot;&quot;&amp;[.L165]&amp;&quot;&quot;&quot;&quot;&amp;&quot;,&quot;&amp;&quot;&quot;&quot;&quot;&amp;[.M165]&amp;&quot;&quot;&quot;&quot;&amp;&quot;,&quot;&amp;&quot;&quot;&quot;&quot;&amp;[.N165]&amp;&quot;&quot;&quot;&quot;&amp;&quot;]}]},&quot;" table:style-name="ce9">
            <text:p>synonyms":["H150/100/14","L150/100/14","L150x100x14","L150x100x14"]}]},</text:p>
          </table:table-cell>
          <table:table-cell office:value-type="string" office:string-value="{&quot;L150/100/14&quot;: [{&quot;shape_coords&quot;:[150,100,14,14,20,10,50,75],&quot;shape_name&quot;:&quot;LAngle&quot;,&quot;synonyms&quot;:[&quot;H150/100/14&quot;,&quot;L150/100/14&quot;,&quot;L150x100x14&quot;,&quot;L150x100x14&quot;]}]}," table:formula="of:=&quot;{&quot; &amp; &quot;&quot;&quot;&quot;&amp;[.A165]&amp;&quot;&quot;&quot;&quot;&amp;&quot;: [{&quot;&quot;&quot; &amp;&quot;shape_coords&quot;&amp;&quot;&quot;&quot;&quot; &amp; &quot;:&quot; &amp; &quot;[&quot; &amp; [.B165] &amp; &quot;,&quot; &amp;[.C165] &amp; &quot;,&quot; &amp;[.D165]&amp; &quot;,&quot; &amp;[.E165]&amp; &quot;,&quot; &amp;[.F165]&amp; &quot;,&quot; &amp;[.G165]&amp; &quot;,&quot; &amp;[.H165]&amp; &quot;,&quot; &amp;[.I165] &amp; &quot;],&quot; &amp; &quot;&quot;&quot;&quot; &amp;&quot;shape_name&quot;&amp;&quot;&quot;&quot;&quot; &amp; &quot;:&quot; &amp; &quot;&quot;&quot;&quot; &amp;[.J165] &amp; &quot;&quot;&quot;&quot; &amp; &quot;,&quot; &amp; &quot;&quot;&quot;&quot;&amp;[.P165]" table:style-name="ce5">
            <text:p>{"L150/100/14": [{"shape_coords":[150,100,14,14,20,10,50,75],"shape_name":"LAngle","synonyms":["H150/100/14","L150/100/14","L150x100x14","L150x10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60/80/10</text:p>
          </table:table-cell>
          <table:table-cell office:value-type="float" office:value="160" table:style-name="ce12">
            <text:p>160</text:p>
          </table:table-cell>
          <table:table-cell office:value-type="float" office:value="80" table:style-name="ce12">
            <text:p>8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string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40" table:style-name="ce13">
            <text:p>40</text:p>
          </table:table-cell>
          <table:table-cell office:value-type="float" office:value="80" table:style-name="ce13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60/80/10</text:p>
          </table:table-cell>
          <table:table-cell office:value-type="string" table:style-name="ce12">
            <text:p>L160/80/10</text:p>
          </table:table-cell>
          <table:table-cell office:value-type="string" table:style-name="ce12">
            <text:p>L160x80x10</text:p>
          </table:table-cell>
          <table:table-cell office:value-type="string" table:style-name="ce13">
            <text:p>L160x80x10</text:p>
          </table:table-cell>
          <table:table-cell table:style-name="ce10"/>
          <table:table-cell office:value-type="string" office:string-value="synonyms&quot;:[&quot;H160/80/10&quot;,&quot;L160/80/10&quot;,&quot;L160x80x10&quot;,&quot;L160x80x10&quot;]}]}," table:formula="of:= &quot;synonyms&quot;&amp;&quot;&quot;&quot;&quot;&amp;&quot;:[&quot;&amp;&quot;&quot;&quot;&quot;&amp;[.K166]&amp;&quot;&quot;&quot;&quot;&amp;&quot;,&quot;&amp;&quot;&quot;&quot;&quot;&amp;[.L166]&amp;&quot;&quot;&quot;&quot;&amp;&quot;,&quot;&amp;&quot;&quot;&quot;&quot;&amp;[.M166]&amp;&quot;&quot;&quot;&quot;&amp;&quot;,&quot;&amp;&quot;&quot;&quot;&quot;&amp;[.N166]&amp;&quot;&quot;&quot;&quot;&amp;&quot;]}]},&quot;" table:style-name="ce9">
            <text:p>synonyms":["H160/80/10","L160/80/10","L160x80x10","L160x80x10"]}]},</text:p>
          </table:table-cell>
          <table:table-cell office:value-type="string" office:string-value="{&quot;L160/80/10&quot;: [{&quot;shape_coords&quot;:[160,80,10,10,16,8,40,80],&quot;shape_name&quot;:&quot;LAngle&quot;,&quot;synonyms&quot;:[&quot;H160/80/10&quot;,&quot;L160/80/10&quot;,&quot;L160x80x10&quot;,&quot;L160x80x10&quot;]}]}," table:formula="of:=&quot;{&quot; &amp; &quot;&quot;&quot;&quot;&amp;[.A166]&amp;&quot;&quot;&quot;&quot;&amp;&quot;: [{&quot;&quot;&quot; &amp;&quot;shape_coords&quot;&amp;&quot;&quot;&quot;&quot; &amp; &quot;:&quot; &amp; &quot;[&quot; &amp; [.B166] &amp; &quot;,&quot; &amp;[.C166] &amp; &quot;,&quot; &amp;[.D166]&amp; &quot;,&quot; &amp;[.E166]&amp; &quot;,&quot; &amp;[.F166]&amp; &quot;,&quot; &amp;[.G166]&amp; &quot;,&quot; &amp;[.H166]&amp; &quot;,&quot; &amp;[.I166] &amp; &quot;],&quot; &amp; &quot;&quot;&quot;&quot; &amp;&quot;shape_name&quot;&amp;&quot;&quot;&quot;&quot; &amp; &quot;:&quot; &amp; &quot;&quot;&quot;&quot; &amp;[.J166] &amp; &quot;&quot;&quot;&quot; &amp; &quot;,&quot; &amp; &quot;&quot;&quot;&quot;&amp;[.P166]" table:style-name="ce5">
            <text:p>{"L160/80/10": [{"shape_coords":[160,80,10,10,16,8,40,80],"shape_name":"LAngle","synonyms":["H160/80/10","L160/80/10","L160x80x10","L160x8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60/80/12</text:p>
          </table:table-cell>
          <table:table-cell office:value-type="float" office:value="160" table:style-name="ce12">
            <text:p>160</text:p>
          </table:table-cell>
          <table:table-cell office:value-type="float" office:value="80" table:style-name="ce12">
            <text:p>80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string" table:style-name="ce13">
            <text:p>18</text:p>
          </table:table-cell>
          <table:table-cell office:value-type="float" office:value="9" table:style-name="ce13">
            <text:p>9</text:p>
          </table:table-cell>
          <table:table-cell office:value-type="float" office:value="40" table:style-name="ce13">
            <text:p>40</text:p>
          </table:table-cell>
          <table:table-cell office:value-type="float" office:value="80" table:style-name="ce13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60/80/12</text:p>
          </table:table-cell>
          <table:table-cell office:value-type="string" table:style-name="ce12">
            <text:p>L160/80/12</text:p>
          </table:table-cell>
          <table:table-cell office:value-type="string" table:style-name="ce12">
            <text:p>L160x80x12</text:p>
          </table:table-cell>
          <table:table-cell office:value-type="string" table:style-name="ce13">
            <text:p>L160x80x12</text:p>
          </table:table-cell>
          <table:table-cell table:style-name="ce10"/>
          <table:table-cell office:value-type="string" office:string-value="synonyms&quot;:[&quot;H160/80/12&quot;,&quot;L160/80/12&quot;,&quot;L160x80x12&quot;,&quot;L160x80x12&quot;]}]}," table:formula="of:= &quot;synonyms&quot;&amp;&quot;&quot;&quot;&quot;&amp;&quot;:[&quot;&amp;&quot;&quot;&quot;&quot;&amp;[.K167]&amp;&quot;&quot;&quot;&quot;&amp;&quot;,&quot;&amp;&quot;&quot;&quot;&quot;&amp;[.L167]&amp;&quot;&quot;&quot;&quot;&amp;&quot;,&quot;&amp;&quot;&quot;&quot;&quot;&amp;[.M167]&amp;&quot;&quot;&quot;&quot;&amp;&quot;,&quot;&amp;&quot;&quot;&quot;&quot;&amp;[.N167]&amp;&quot;&quot;&quot;&quot;&amp;&quot;]}]},&quot;" table:style-name="ce9">
            <text:p>synonyms":["H160/80/12","L160/80/12","L160x80x12","L160x80x12"]}]},</text:p>
          </table:table-cell>
          <table:table-cell office:value-type="string" office:string-value="{&quot;L160/80/12&quot;: [{&quot;shape_coords&quot;:[160,80,12,12,18,9,40,80],&quot;shape_name&quot;:&quot;LAngle&quot;,&quot;synonyms&quot;:[&quot;H160/80/12&quot;,&quot;L160/80/12&quot;,&quot;L160x80x12&quot;,&quot;L160x80x12&quot;]}]}," table:formula="of:=&quot;{&quot; &amp; &quot;&quot;&quot;&quot;&amp;[.A167]&amp;&quot;&quot;&quot;&quot;&amp;&quot;: [{&quot;&quot;&quot; &amp;&quot;shape_coords&quot;&amp;&quot;&quot;&quot;&quot; &amp; &quot;:&quot; &amp; &quot;[&quot; &amp; [.B167] &amp; &quot;,&quot; &amp;[.C167] &amp; &quot;,&quot; &amp;[.D167]&amp; &quot;,&quot; &amp;[.E167]&amp; &quot;,&quot; &amp;[.F167]&amp; &quot;,&quot; &amp;[.G167]&amp; &quot;,&quot; &amp;[.H167]&amp; &quot;,&quot; &amp;[.I167] &amp; &quot;],&quot; &amp; &quot;&quot;&quot;&quot; &amp;&quot;shape_name&quot;&amp;&quot;&quot;&quot;&quot; &amp; &quot;:&quot; &amp; &quot;&quot;&quot;&quot; &amp;[.J167] &amp; &quot;&quot;&quot;&quot; &amp; &quot;,&quot; &amp; &quot;&quot;&quot;&quot;&amp;[.P167]" table:style-name="ce5">
            <text:p>{"L160/80/12": [{"shape_coords":[160,80,12,12,18,9,40,80],"shape_name":"LAngle","synonyms":["H160/80/12","L160/80/12","L160x80x12","L160x8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160/80/14</text:p>
          </table:table-cell>
          <table:table-cell office:value-type="float" office:value="160" table:style-name="ce12">
            <text:p>160</text:p>
          </table:table-cell>
          <table:table-cell office:value-type="float" office:value="80" table:style-name="ce12">
            <text:p>80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string" table:style-name="ce13">
            <text:p>20</text:p>
          </table:table-cell>
          <table:table-cell office:value-type="float" office:value="10" table:style-name="ce13">
            <text:p>10</text:p>
          </table:table-cell>
          <table:table-cell office:value-type="float" office:value="40" table:style-name="ce13">
            <text:p>40</text:p>
          </table:table-cell>
          <table:table-cell office:value-type="float" office:value="80" table:style-name="ce13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60/80/14</text:p>
          </table:table-cell>
          <table:table-cell office:value-type="string" table:style-name="ce12">
            <text:p>L160/80/14</text:p>
          </table:table-cell>
          <table:table-cell office:value-type="string" table:style-name="ce12">
            <text:p>L160x80x14</text:p>
          </table:table-cell>
          <table:table-cell office:value-type="string" table:style-name="ce13">
            <text:p>L160x80x14</text:p>
          </table:table-cell>
          <table:table-cell table:style-name="ce10"/>
          <table:table-cell office:value-type="string" office:string-value="synonyms&quot;:[&quot;H160/80/14&quot;,&quot;L160/80/14&quot;,&quot;L160x80x14&quot;,&quot;L160x80x14&quot;]}]}," table:formula="of:= &quot;synonyms&quot;&amp;&quot;&quot;&quot;&quot;&amp;&quot;:[&quot;&amp;&quot;&quot;&quot;&quot;&amp;[.K168]&amp;&quot;&quot;&quot;&quot;&amp;&quot;,&quot;&amp;&quot;&quot;&quot;&quot;&amp;[.L168]&amp;&quot;&quot;&quot;&quot;&amp;&quot;,&quot;&amp;&quot;&quot;&quot;&quot;&amp;[.M168]&amp;&quot;&quot;&quot;&quot;&amp;&quot;,&quot;&amp;&quot;&quot;&quot;&quot;&amp;[.N168]&amp;&quot;&quot;&quot;&quot;&amp;&quot;]}]},&quot;" table:style-name="ce9">
            <text:p>synonyms":["H160/80/14","L160/80/14","L160x80x14","L160x80x14"]}]},</text:p>
          </table:table-cell>
          <table:table-cell office:value-type="string" office:string-value="{&quot;L160/80/14&quot;: [{&quot;shape_coords&quot;:[160,80,14,14,20,10,40,80],&quot;shape_name&quot;:&quot;LAngle&quot;,&quot;synonyms&quot;:[&quot;H160/80/14&quot;,&quot;L160/80/14&quot;,&quot;L160x80x14&quot;,&quot;L160x80x14&quot;]}]}," table:formula="of:=&quot;{&quot; &amp; &quot;&quot;&quot;&quot;&amp;[.A168]&amp;&quot;&quot;&quot;&quot;&amp;&quot;: [{&quot;&quot;&quot; &amp;&quot;shape_coords&quot;&amp;&quot;&quot;&quot;&quot; &amp; &quot;:&quot; &amp; &quot;[&quot; &amp; [.B168] &amp; &quot;,&quot; &amp;[.C168] &amp; &quot;,&quot; &amp;[.D168]&amp; &quot;,&quot; &amp;[.E168]&amp; &quot;,&quot; &amp;[.F168]&amp; &quot;,&quot; &amp;[.G168]&amp; &quot;,&quot; &amp;[.H168]&amp; &quot;,&quot; &amp;[.I168] &amp; &quot;],&quot; &amp; &quot;&quot;&quot;&quot; &amp;&quot;shape_name&quot;&amp;&quot;&quot;&quot;&quot; &amp; &quot;:&quot; &amp; &quot;&quot;&quot;&quot; &amp;[.J168] &amp; &quot;&quot;&quot;&quot; &amp; &quot;,&quot; &amp; &quot;&quot;&quot;&quot;&amp;[.P168]" table:style-name="ce5">
            <text:p>{"L160/80/14": [{"shape_coords":[160,80,14,14,20,10,40,80],"shape_name":"LAngle","synonyms":["H160/80/14","L160/80/14","L160x80x14","L160x8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200/100/10</text:p>
          </table:table-cell>
          <table:table-cell office:value-type="float" office:value="200" table:style-name="ce12">
            <text:p>200</text:p>
          </table:table-cell>
          <table:table-cell office:value-type="float" office:value="100" table:style-name="ce12">
            <text:p>10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string" table:style-name="ce13">
            <text:p>17</text:p>
          </table:table-cell>
          <table:table-cell office:value-type="string" table:style-name="ce13">
            <text:p>8.5</text:p>
          </table:table-cell>
          <table:table-cell office:value-type="float" office:value="50" table:style-name="ce13">
            <text:p>50</text:p>
          </table:table-cell>
          <table:table-cell office:value-type="float" office:value="100" table:style-name="ce13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200/100/10</text:p>
          </table:table-cell>
          <table:table-cell office:value-type="string" table:style-name="ce12">
            <text:p>L200/100/10</text:p>
          </table:table-cell>
          <table:table-cell office:value-type="string" table:style-name="ce12">
            <text:p>L200x100x10</text:p>
          </table:table-cell>
          <table:table-cell office:value-type="string" table:style-name="ce13">
            <text:p>L200x100x10</text:p>
          </table:table-cell>
          <table:table-cell table:style-name="ce10"/>
          <table:table-cell office:value-type="string" office:string-value="synonyms&quot;:[&quot;H200/100/10&quot;,&quot;L200/100/10&quot;,&quot;L200x100x10&quot;,&quot;L200x100x10&quot;]}]}," table:formula="of:= &quot;synonyms&quot;&amp;&quot;&quot;&quot;&quot;&amp;&quot;:[&quot;&amp;&quot;&quot;&quot;&quot;&amp;[.K169]&amp;&quot;&quot;&quot;&quot;&amp;&quot;,&quot;&amp;&quot;&quot;&quot;&quot;&amp;[.L169]&amp;&quot;&quot;&quot;&quot;&amp;&quot;,&quot;&amp;&quot;&quot;&quot;&quot;&amp;[.M169]&amp;&quot;&quot;&quot;&quot;&amp;&quot;,&quot;&amp;&quot;&quot;&quot;&quot;&amp;[.N169]&amp;&quot;&quot;&quot;&quot;&amp;&quot;]}]},&quot;" table:style-name="ce9">
            <text:p>synonyms":["H200/100/10","L200/100/10","L200x100x10","L200x100x10"]}]},</text:p>
          </table:table-cell>
          <table:table-cell office:value-type="string" office:string-value="{&quot;L200/100/10&quot;: [{&quot;shape_coords&quot;:[200,100,10,10,17,8.5,50,100],&quot;shape_name&quot;:&quot;LAngle&quot;,&quot;synonyms&quot;:[&quot;H200/100/10&quot;,&quot;L200/100/10&quot;,&quot;L200x100x10&quot;,&quot;L200x100x10&quot;]}]}," table:formula="of:=&quot;{&quot; &amp; &quot;&quot;&quot;&quot;&amp;[.A169]&amp;&quot;&quot;&quot;&quot;&amp;&quot;: [{&quot;&quot;&quot; &amp;&quot;shape_coords&quot;&amp;&quot;&quot;&quot;&quot; &amp; &quot;:&quot; &amp; &quot;[&quot; &amp; [.B169] &amp; &quot;,&quot; &amp;[.C169] &amp; &quot;,&quot; &amp;[.D169]&amp; &quot;,&quot; &amp;[.E169]&amp; &quot;,&quot; &amp;[.F169]&amp; &quot;,&quot; &amp;[.G169]&amp; &quot;,&quot; &amp;[.H169]&amp; &quot;,&quot; &amp;[.I169] &amp; &quot;],&quot; &amp; &quot;&quot;&quot;&quot; &amp;&quot;shape_name&quot;&amp;&quot;&quot;&quot;&quot; &amp; &quot;:&quot; &amp; &quot;&quot;&quot;&quot; &amp;[.J169] &amp; &quot;&quot;&quot;&quot; &amp; &quot;,&quot; &amp; &quot;&quot;&quot;&quot;&amp;[.P169]" table:style-name="ce5">
            <text:p>{"L200/100/10": [{"shape_coords":[200,100,10,10,17,8.5,50,100],"shape_name":"LAngle","synonyms":["H200/100/10","L200/100/10","L200x100x10","L200x10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200/100/12</text:p>
          </table:table-cell>
          <table:table-cell office:value-type="float" office:value="200" table:style-name="ce12">
            <text:p>200</text:p>
          </table:table-cell>
          <table:table-cell office:value-type="float" office:value="100" table:style-name="ce12">
            <text:p>100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string" table:style-name="ce13">
            <text:p>19</text:p>
          </table:table-cell>
          <table:table-cell office:value-type="string" table:style-name="ce13">
            <text:p>9.5</text:p>
          </table:table-cell>
          <table:table-cell office:value-type="float" office:value="50" table:style-name="ce13">
            <text:p>50</text:p>
          </table:table-cell>
          <table:table-cell office:value-type="float" office:value="100" table:style-name="ce13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200/100/12</text:p>
          </table:table-cell>
          <table:table-cell office:value-type="string" table:style-name="ce12">
            <text:p>L200/100/12</text:p>
          </table:table-cell>
          <table:table-cell office:value-type="string" table:style-name="ce12">
            <text:p>L200x100x12</text:p>
          </table:table-cell>
          <table:table-cell office:value-type="string" table:style-name="ce13">
            <text:p>L200x100x12</text:p>
          </table:table-cell>
          <table:table-cell table:style-name="ce10"/>
          <table:table-cell office:value-type="string" office:string-value="synonyms&quot;:[&quot;H200/100/12&quot;,&quot;L200/100/12&quot;,&quot;L200x100x12&quot;,&quot;L200x100x12&quot;]}]}," table:formula="of:= &quot;synonyms&quot;&amp;&quot;&quot;&quot;&quot;&amp;&quot;:[&quot;&amp;&quot;&quot;&quot;&quot;&amp;[.K170]&amp;&quot;&quot;&quot;&quot;&amp;&quot;,&quot;&amp;&quot;&quot;&quot;&quot;&amp;[.L170]&amp;&quot;&quot;&quot;&quot;&amp;&quot;,&quot;&amp;&quot;&quot;&quot;&quot;&amp;[.M170]&amp;&quot;&quot;&quot;&quot;&amp;&quot;,&quot;&amp;&quot;&quot;&quot;&quot;&amp;[.N170]&amp;&quot;&quot;&quot;&quot;&amp;&quot;]}]},&quot;" table:style-name="ce9">
            <text:p>synonyms":["H200/100/12","L200/100/12","L200x100x12","L200x100x12"]}]},</text:p>
          </table:table-cell>
          <table:table-cell office:value-type="string" office:string-value="{&quot;L200/100/12&quot;: [{&quot;shape_coords&quot;:[200,100,12,12,19,9.5,50,100],&quot;shape_name&quot;:&quot;LAngle&quot;,&quot;synonyms&quot;:[&quot;H200/100/12&quot;,&quot;L200/100/12&quot;,&quot;L200x100x12&quot;,&quot;L200x100x12&quot;]}]}," table:formula="of:=&quot;{&quot; &amp; &quot;&quot;&quot;&quot;&amp;[.A170]&amp;&quot;&quot;&quot;&quot;&amp;&quot;: [{&quot;&quot;&quot; &amp;&quot;shape_coords&quot;&amp;&quot;&quot;&quot;&quot; &amp; &quot;:&quot; &amp; &quot;[&quot; &amp; [.B170] &amp; &quot;,&quot; &amp;[.C170] &amp; &quot;,&quot; &amp;[.D170]&amp; &quot;,&quot; &amp;[.E170]&amp; &quot;,&quot; &amp;[.F170]&amp; &quot;,&quot; &amp;[.G170]&amp; &quot;,&quot; &amp;[.H170]&amp; &quot;,&quot; &amp;[.I170] &amp; &quot;],&quot; &amp; &quot;&quot;&quot;&quot; &amp;&quot;shape_name&quot;&amp;&quot;&quot;&quot;&quot; &amp; &quot;:&quot; &amp; &quot;&quot;&quot;&quot; &amp;[.J170] &amp; &quot;&quot;&quot;&quot; &amp; &quot;,&quot; &amp; &quot;&quot;&quot;&quot;&amp;[.P170]" table:style-name="ce5">
            <text:p>{"L200/100/12": [{"shape_coords":[200,100,12,12,19,9.5,50,100],"shape_name":"LAngle","synonyms":["H200/100/12","L200/100/12","L200x100x12","L200x10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200/100/14</text:p>
          </table:table-cell>
          <table:table-cell office:value-type="float" office:value="200" table:style-name="ce12">
            <text:p>200</text:p>
          </table:table-cell>
          <table:table-cell office:value-type="float" office:value="100" table:style-name="ce12">
            <text:p>100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string" table:style-name="ce13">
            <text:p>21</text:p>
          </table:table-cell>
          <table:table-cell office:value-type="string" table:style-name="ce13">
            <text:p>10.5</text:p>
          </table:table-cell>
          <table:table-cell office:value-type="float" office:value="50" table:style-name="ce13">
            <text:p>50</text:p>
          </table:table-cell>
          <table:table-cell office:value-type="float" office:value="100" table:style-name="ce13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200/100/14</text:p>
          </table:table-cell>
          <table:table-cell office:value-type="string" table:style-name="ce12">
            <text:p>L200/100/14</text:p>
          </table:table-cell>
          <table:table-cell office:value-type="string" table:style-name="ce12">
            <text:p>L200x100x14</text:p>
          </table:table-cell>
          <table:table-cell office:value-type="string" table:style-name="ce13">
            <text:p>L200x100x14</text:p>
          </table:table-cell>
          <table:table-cell table:style-name="ce10"/>
          <table:table-cell office:value-type="string" office:string-value="synonyms&quot;:[&quot;H200/100/14&quot;,&quot;L200/100/14&quot;,&quot;L200x100x14&quot;,&quot;L200x100x14&quot;]}]}," table:formula="of:= &quot;synonyms&quot;&amp;&quot;&quot;&quot;&quot;&amp;&quot;:[&quot;&amp;&quot;&quot;&quot;&quot;&amp;[.K171]&amp;&quot;&quot;&quot;&quot;&amp;&quot;,&quot;&amp;&quot;&quot;&quot;&quot;&amp;[.L171]&amp;&quot;&quot;&quot;&quot;&amp;&quot;,&quot;&amp;&quot;&quot;&quot;&quot;&amp;[.M171]&amp;&quot;&quot;&quot;&quot;&amp;&quot;,&quot;&amp;&quot;&quot;&quot;&quot;&amp;[.N171]&amp;&quot;&quot;&quot;&quot;&amp;&quot;]}]},&quot;" table:style-name="ce9">
            <text:p>synonyms":["H200/100/14","L200/100/14","L200x100x14","L200x100x14"]}]},</text:p>
          </table:table-cell>
          <table:table-cell office:value-type="string" office:string-value="{&quot;L200/100/14&quot;: [{&quot;shape_coords&quot;:[200,100,14,14,21,10.5,50,100],&quot;shape_name&quot;:&quot;LAngle&quot;,&quot;synonyms&quot;:[&quot;H200/100/14&quot;,&quot;L200/100/14&quot;,&quot;L200x100x14&quot;,&quot;L200x100x14&quot;]}]}," table:formula="of:=&quot;{&quot; &amp; &quot;&quot;&quot;&quot;&amp;[.A171]&amp;&quot;&quot;&quot;&quot;&amp;&quot;: [{&quot;&quot;&quot; &amp;&quot;shape_coords&quot;&amp;&quot;&quot;&quot;&quot; &amp; &quot;:&quot; &amp; &quot;[&quot; &amp; [.B171] &amp; &quot;,&quot; &amp;[.C171] &amp; &quot;,&quot; &amp;[.D171]&amp; &quot;,&quot; &amp;[.E171]&amp; &quot;,&quot; &amp;[.F171]&amp; &quot;,&quot; &amp;[.G171]&amp; &quot;,&quot; &amp;[.H171]&amp; &quot;,&quot; &amp;[.I171] &amp; &quot;],&quot; &amp; &quot;&quot;&quot;&quot; &amp;&quot;shape_name&quot;&amp;&quot;&quot;&quot;&quot; &amp; &quot;:&quot; &amp; &quot;&quot;&quot;&quot; &amp;[.J171] &amp; &quot;&quot;&quot;&quot; &amp; &quot;,&quot; &amp; &quot;&quot;&quot;&quot;&amp;[.P171]" table:style-name="ce5">
            <text:p>{"L200/100/14": [{"shape_coords":[200,100,14,14,21,10.5,50,100],"shape_name":"LAngle","synonyms":["H200/100/14","L200/100/14","L200x100x14","L200x10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L200/100/16</text:p>
          </table:table-cell>
          <table:table-cell office:value-type="float" office:value="200" table:style-name="ce12">
            <text:p>200</text:p>
          </table:table-cell>
          <table:table-cell office:value-type="float" office:value="100" table:style-name="ce12">
            <text:p>100</text:p>
          </table:table-cell>
          <table:table-cell office:value-type="float" office:value="16" table:style-name="ce12">
            <text:p>16</text:p>
          </table:table-cell>
          <table:table-cell office:value-type="float" office:value="16" table:style-name="ce12">
            <text:p>16</text:p>
          </table:table-cell>
          <table:table-cell office:value-type="string" table:style-name="ce13">
            <text:p>23</text:p>
          </table:table-cell>
          <table:table-cell office:value-type="string" table:style-name="ce13">
            <text:p>11.5</text:p>
          </table:table-cell>
          <table:table-cell office:value-type="float" office:value="50" table:style-name="ce13">
            <text:p>50</text:p>
          </table:table-cell>
          <table:table-cell office:value-type="float" office:value="100" table:style-name="ce13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200/100/16</text:p>
          </table:table-cell>
          <table:table-cell office:value-type="string" table:style-name="ce12">
            <text:p>L200/100/16</text:p>
          </table:table-cell>
          <table:table-cell office:value-type="string" table:style-name="ce12">
            <text:p>L200x100x16</text:p>
          </table:table-cell>
          <table:table-cell office:value-type="string" table:style-name="ce13">
            <text:p>L200x100x16</text:p>
          </table:table-cell>
          <table:table-cell table:style-name="ce10"/>
          <table:table-cell office:value-type="string" office:string-value="synonyms&quot;:[&quot;H200/100/16&quot;,&quot;L200/100/16&quot;,&quot;L200x100x16&quot;,&quot;L200x100x16&quot;]}]}," table:formula="of:= &quot;synonyms&quot;&amp;&quot;&quot;&quot;&quot;&amp;&quot;:[&quot;&amp;&quot;&quot;&quot;&quot;&amp;[.K172]&amp;&quot;&quot;&quot;&quot;&amp;&quot;,&quot;&amp;&quot;&quot;&quot;&quot;&amp;[.L172]&amp;&quot;&quot;&quot;&quot;&amp;&quot;,&quot;&amp;&quot;&quot;&quot;&quot;&amp;[.M172]&amp;&quot;&quot;&quot;&quot;&amp;&quot;,&quot;&amp;&quot;&quot;&quot;&quot;&amp;[.N172]&amp;&quot;&quot;&quot;&quot;&amp;&quot;]}]},&quot;" table:style-name="ce9">
            <text:p>synonyms":["H200/100/16","L200/100/16","L200x100x16","L200x100x16"]}]},</text:p>
          </table:table-cell>
          <table:table-cell office:value-type="string" office:string-value="{&quot;L200/100/16&quot;: [{&quot;shape_coords&quot;:[200,100,16,16,23,11.5,50,100],&quot;shape_name&quot;:&quot;LAngle&quot;,&quot;synonyms&quot;:[&quot;H200/100/16&quot;,&quot;L200/100/16&quot;,&quot;L200x100x16&quot;,&quot;L200x100x16&quot;]}]}," table:formula="of:=&quot;{&quot; &amp; &quot;&quot;&quot;&quot;&amp;[.A172]&amp;&quot;&quot;&quot;&quot;&amp;&quot;: [{&quot;&quot;&quot; &amp;&quot;shape_coords&quot;&amp;&quot;&quot;&quot;&quot; &amp; &quot;:&quot; &amp; &quot;[&quot; &amp; [.B172] &amp; &quot;,&quot; &amp;[.C172] &amp; &quot;,&quot; &amp;[.D172]&amp; &quot;,&quot; &amp;[.E172]&amp; &quot;,&quot; &amp;[.F172]&amp; &quot;,&quot; &amp;[.G172]&amp; &quot;,&quot; &amp;[.H172]&amp; &quot;,&quot; &amp;[.I172] &amp; &quot;],&quot; &amp; &quot;&quot;&quot;&quot; &amp;&quot;shape_name&quot;&amp;&quot;&quot;&quot;&quot; &amp; &quot;:&quot; &amp; &quot;&quot;&quot;&quot; &amp;[.J172] &amp; &quot;&quot;&quot;&quot; &amp; &quot;,&quot; &amp; &quot;&quot;&quot;&quot;&amp;[.P172]" table:style-name="ce5">
            <text:p>{"L200/100/16": [{"shape_coords":[200,100,16,16,23,11.5,50,100],"shape_name":"LAngle","synonyms":["H200/100/16","L200/100/16","L200x100x16","L200x100x16"]}]},</text:p>
          </table:table-cell>
          <table:table-cell table:number-columns-repeated="16367" table:style-name="ce1"/>
        </table:table-row>
        <table:table-row table:style-name="ro1">
          <table:table-cell table:number-columns-repeated="5" table:style-name="ce12"/>
          <table:table-cell table:number-columns-repeated="4" table:style-name="ce13"/>
          <table:table-cell table:style-name="ce3"/>
          <table:table-cell table:number-columns-repeated="3" table:style-name="ce12"/>
          <table:table-cell table:style-name="ce13"/>
          <table:table-cell table:style-name="ce10"/>
          <table:table-cell table:style-name="ce9"/>
          <table:table-cell table:style-name="ce5"/>
          <table:table-cell table:number-columns-repeated="16367" table:style-name="ce1"/>
        </table:table-row>
        <table:table-row table:style-name="ro1">
          <table:table-cell table:number-columns-repeated="5" table:style-name="ce10"/>
          <table:table-cell office:value-type="string" table:style-name="ce10">
            <text:p>BOVENSTAANDE CONTROLEREN</text:p>
          </table:table-cell>
          <table:table-cell table:number-columns-repeated="16378" table:style-name="ce10"/>
        </table:table-row>
        <table:table-row table:style-name="ro1">
          <table:table-cell table:number-columns-repeated="5" table:style-name="ce10"/>
          <table:table-cell office:value-type="string" table:style-name="ce10">
            <text:p>KLOPT GEEN BIET VAN</text:p>
          </table:table-cell>
          <table:table-cell table:number-columns-repeated="11" table:style-name="ce10"/>
          <table:table-cell table:number-columns-repeated="16367" table:style-name="ce1"/>
        </table:table-row>
        <table:table-row table:style-name="ro1">
          <table:table-cell table:number-columns-repeated="17" table:style-name="ce10"/>
          <table:table-cell table:number-columns-repeated="16367" table:style-name="ce1"/>
        </table:table-row>
        <table:table-row table:number-rows-repeated="1048400" table:style-name="ro5">
          <table:table-cell table:number-columns-repeated="16384"/>
        </table:table-row>
      </table:table>
      <table:table table:name="Rectangle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5"/>
        <table:table-column table:style-name="co2" table:number-columns-repeated="2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2" table:number-columns-repeated="16374" table:default-cell-style-name="ce5"/>
        <table:table-row table:style-name="ro1">
          <table:table-cell office:value-type="string" table:style-name="ce2">
            <text:p>Profilename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3" table:style-name="ce5"/>
          <table:table-cell office:value-type="string" table:style-name="ce6">
            <text:p>JSONString</text:p>
          </table:table-cell>
          <table:table-cell table:number-columns-repeated="16374" table:style-name="ce1"/>
        </table:table-row>
        <table:table-row table:style-name="ro1">
          <table:table-cell table:style-name="ce7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table:number-columns-repeated="7" table:style-name="ce5"/>
          <table:table-cell table:number-columns-repeated="16374" table:style-name="ce1"/>
        </table:table-row>
        <table:table-row table:style-name="ro1">
          <table:table-cell office:value-type="string" office:string-value="S40/4" table:formula="of:=&quot;S&quot; &amp; [.B3] &amp; &quot;/&quot; &amp;[.C3]" table:style-name="ce8">
            <text:p>S40/4</text:p>
          </table:table-cell>
          <table:table-cell office:value-type="float" office:value="40" table:style-name="ce8">
            <text:p>40</text:p>
          </table:table-cell>
          <table:table-cell office:value-type="float" office:value="4" table:style-name="ce8">
            <text:p>4</text:p>
          </table:table-cell>
          <table:table-cell office:value-type="string" table:style-name="ce5">
            <text:p>Rectangle</text:p>
          </table:table-cell>
          <table:table-cell office:value-type="string" office:string-value="S40/4" table:formula="of:=[.A3]" table:style-name="ce9">
            <text:p>S40/4</text:p>
          </table:table-cell>
          <table:table-cell office:value-type="string" office:string-value="S40x4" table:formula="of:=&quot;S&quot; &amp; [.B3] &amp; &quot;x&quot; &amp;[.C3]" table:style-name="ce9">
            <text:p>S40x4</text:p>
          </table:table-cell>
          <table:table-cell office:value-type="string" office:string-value="40x4" table:formula="of:=[.B3] &amp; &quot;x&quot; &amp;[.C3]" table:style-name="ce9">
            <text:p>40x4</text:p>
          </table:table-cell>
          <table:table-cell table:style-name="ce9"/>
          <table:table-cell office:value-type="string" office:string-value="synonyms&quot;:[&quot;S40/4&quot;,&quot;S40x4&quot;,&quot;40x4&quot;]}]}," table:formula="of:= &quot;synonyms&quot;&amp;&quot;&quot;&quot;&quot;&amp;&quot;:[&quot;&amp;&quot;&quot;&quot;&quot;&amp;[.E3]&amp;&quot;&quot;&quot;&quot;&amp;&quot;,&quot;&amp;&quot;&quot;&quot;&quot;&amp;[.F3]&amp;&quot;&quot;&quot;&quot;&amp;&quot;,&quot;&amp;&quot;&quot;&quot;&quot;&amp;[.G3]&amp;&quot;&quot;&quot;&quot;&amp;&quot;]}]},&quot;" table:style-name="ce9">
            <text:p>synonyms":["S40/4","S40x4","40x4"]}]},</text:p>
          </table:table-cell>
          <table:table-cell office:value-type="string" office:string-value="{&quot;S40/4&quot;: [{&quot;shape_coords&quot;:[40,4],&quot;shape_name&quot;:&quot;Rectangle&quot;,&quot;synonyms&quot;:[&quot;S40/4&quot;,&quot;S40x4&quot;,&quot;40x4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],&quot; &amp; &quot;&quot;&quot;&quot; &amp;&quot;shape_name&quot;&amp;&quot;&quot;&quot;&quot; &amp; &quot;:&quot; &amp; &quot;&quot;&quot;&quot; &amp;[.D3] &amp; &quot;&quot;&quot;&quot; &amp; &quot;,&quot; &amp; &quot;&quot;&quot;&quot;&amp;[.I3]" table:style-name="ce5">
            <text:p>{"S40/4": [{"shape_coords":[40,4],"shape_name":"Rectangle","synonyms":["S40/4","S40x4","4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5" table:formula="of:=&quot;S&quot; &amp; [.B4] &amp; &quot;/&quot; &amp;[.C4]" table:style-name="ce8">
            <text:p>S40/5</text:p>
          </table:table-cell>
          <table:table-cell office:value-type="float" office:value="40" table:style-name="ce8">
            <text:p>4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40/5" table:formula="of:=[.A4]" table:style-name="ce9">
            <text:p>S40/5</text:p>
          </table:table-cell>
          <table:table-cell office:value-type="string" office:string-value="S40x5" table:formula="of:=&quot;S&quot; &amp; [.B4] &amp; &quot;x&quot; &amp;[.C4]" table:style-name="ce9">
            <text:p>S40x5</text:p>
          </table:table-cell>
          <table:table-cell office:value-type="string" office:string-value="40x5" table:formula="of:=[.B4] &amp; &quot;x&quot; &amp;[.C4]" table:style-name="ce9">
            <text:p>40x5</text:p>
          </table:table-cell>
          <table:table-cell table:style-name="ce9"/>
          <table:table-cell office:value-type="string" office:string-value="synonyms&quot;:[&quot;S40/5&quot;,&quot;S40x5&quot;,&quot;40x5&quot;]}]}," table:formula="of:= &quot;synonyms&quot;&amp;&quot;&quot;&quot;&quot;&amp;&quot;:[&quot;&amp;&quot;&quot;&quot;&quot;&amp;[.E4]&amp;&quot;&quot;&quot;&quot;&amp;&quot;,&quot;&amp;&quot;&quot;&quot;&quot;&amp;[.F4]&amp;&quot;&quot;&quot;&quot;&amp;&quot;,&quot;&amp;&quot;&quot;&quot;&quot;&amp;[.G4]&amp;&quot;&quot;&quot;&quot;&amp;&quot;]}]},&quot;" table:style-name="ce9">
            <text:p>synonyms":["S40/5","S40x5","40x5"]}]},</text:p>
          </table:table-cell>
          <table:table-cell office:value-type="string" office:string-value="{&quot;S40/5&quot;: [{&quot;shape_coords&quot;:[40,5],&quot;shape_name&quot;:&quot;Rectangle&quot;,&quot;synonyms&quot;:[&quot;S40/5&quot;,&quot;S40x5&quot;,&quot;40x5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],&quot; &amp; &quot;&quot;&quot;&quot; &amp;&quot;shape_name&quot;&amp;&quot;&quot;&quot;&quot; &amp; &quot;:&quot; &amp; &quot;&quot;&quot;&quot; &amp;[.D4] &amp; &quot;&quot;&quot;&quot; &amp; &quot;,&quot; &amp; &quot;&quot;&quot;&quot;&amp;[.I4]" table:style-name="ce5">
            <text:p>{"S40/5": [{"shape_coords":[40,5],"shape_name":"Rectangle","synonyms":["S40/5","S40x5","4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6" table:formula="of:=&quot;S&quot; &amp; [.B5] &amp; &quot;/&quot; &amp;[.C5]" table:style-name="ce8">
            <text:p>S40/6</text:p>
          </table:table-cell>
          <table:table-cell office:value-type="float" office:value="40" table:style-name="ce8">
            <text:p>4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40/6" table:formula="of:=[.A5]" table:style-name="ce9">
            <text:p>S40/6</text:p>
          </table:table-cell>
          <table:table-cell office:value-type="string" office:string-value="S40x6" table:formula="of:=&quot;S&quot; &amp; [.B5] &amp; &quot;x&quot; &amp;[.C5]" table:style-name="ce9">
            <text:p>S40x6</text:p>
          </table:table-cell>
          <table:table-cell office:value-type="string" office:string-value="40x6" table:formula="of:=[.B5] &amp; &quot;x&quot; &amp;[.C5]" table:style-name="ce9">
            <text:p>40x6</text:p>
          </table:table-cell>
          <table:table-cell table:style-name="ce9"/>
          <table:table-cell office:value-type="string" office:string-value="synonyms&quot;:[&quot;S40/6&quot;,&quot;S40x6&quot;,&quot;40x6&quot;]}]}," table:formula="of:= &quot;synonyms&quot;&amp;&quot;&quot;&quot;&quot;&amp;&quot;:[&quot;&amp;&quot;&quot;&quot;&quot;&amp;[.E5]&amp;&quot;&quot;&quot;&quot;&amp;&quot;,&quot;&amp;&quot;&quot;&quot;&quot;&amp;[.F5]&amp;&quot;&quot;&quot;&quot;&amp;&quot;,&quot;&amp;&quot;&quot;&quot;&quot;&amp;[.G5]&amp;&quot;&quot;&quot;&quot;&amp;&quot;]}]},&quot;" table:style-name="ce9">
            <text:p>synonyms":["S40/6","S40x6","40x6"]}]},</text:p>
          </table:table-cell>
          <table:table-cell office:value-type="string" office:string-value="{&quot;S40/6&quot;: [{&quot;shape_coords&quot;:[40,6],&quot;shape_name&quot;:&quot;Rectangle&quot;,&quot;synonyms&quot;:[&quot;S40/6&quot;,&quot;S40x6&quot;,&quot;40x6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],&quot; &amp; &quot;&quot;&quot;&quot; &amp;&quot;shape_name&quot;&amp;&quot;&quot;&quot;&quot; &amp; &quot;:&quot; &amp; &quot;&quot;&quot;&quot; &amp;[.D5] &amp; &quot;&quot;&quot;&quot; &amp; &quot;,&quot; &amp; &quot;&quot;&quot;&quot;&amp;[.I5]" table:style-name="ce5">
            <text:p>{"S40/6": [{"shape_coords":[40,6],"shape_name":"Rectangle","synonyms":["S40/6","S40x6","4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7" table:formula="of:=&quot;S&quot; &amp; [.B6] &amp; &quot;/&quot; &amp;[.C6]" table:style-name="ce8">
            <text:p>S40/7</text:p>
          </table:table-cell>
          <table:table-cell office:value-type="float" office:value="40" table:style-name="ce8">
            <text:p>4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40/7" table:formula="of:=[.A6]" table:style-name="ce9">
            <text:p>S40/7</text:p>
          </table:table-cell>
          <table:table-cell office:value-type="string" office:string-value="S40x7" table:formula="of:=&quot;S&quot; &amp; [.B6] &amp; &quot;x&quot; &amp;[.C6]" table:style-name="ce9">
            <text:p>S40x7</text:p>
          </table:table-cell>
          <table:table-cell office:value-type="string" office:string-value="40x7" table:formula="of:=[.B6] &amp; &quot;x&quot; &amp;[.C6]" table:style-name="ce9">
            <text:p>40x7</text:p>
          </table:table-cell>
          <table:table-cell table:style-name="ce9"/>
          <table:table-cell office:value-type="string" office:string-value="synonyms&quot;:[&quot;S40/7&quot;,&quot;S40x7&quot;,&quot;40x7&quot;]}]}," table:formula="of:= &quot;synonyms&quot;&amp;&quot;&quot;&quot;&quot;&amp;&quot;:[&quot;&amp;&quot;&quot;&quot;&quot;&amp;[.E6]&amp;&quot;&quot;&quot;&quot;&amp;&quot;,&quot;&amp;&quot;&quot;&quot;&quot;&amp;[.F6]&amp;&quot;&quot;&quot;&quot;&amp;&quot;,&quot;&amp;&quot;&quot;&quot;&quot;&amp;[.G6]&amp;&quot;&quot;&quot;&quot;&amp;&quot;]}]},&quot;" table:style-name="ce9">
            <text:p>synonyms":["S40/7","S40x7","40x7"]}]},</text:p>
          </table:table-cell>
          <table:table-cell office:value-type="string" office:string-value="{&quot;S40/7&quot;: [{&quot;shape_coords&quot;:[40,7],&quot;shape_name&quot;:&quot;Rectangle&quot;,&quot;synonyms&quot;:[&quot;S40/7&quot;,&quot;S40x7&quot;,&quot;40x7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],&quot; &amp; &quot;&quot;&quot;&quot; &amp;&quot;shape_name&quot;&amp;&quot;&quot;&quot;&quot; &amp; &quot;:&quot; &amp; &quot;&quot;&quot;&quot; &amp;[.D6] &amp; &quot;&quot;&quot;&quot; &amp; &quot;,&quot; &amp; &quot;&quot;&quot;&quot;&amp;[.I6]" table:style-name="ce5">
            <text:p>{"S40/7": [{"shape_coords":[40,7],"shape_name":"Rectangle","synonyms":["S40/7","S40x7","4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8" table:formula="of:=&quot;S&quot; &amp; [.B7] &amp; &quot;/&quot; &amp;[.C7]" table:style-name="ce8">
            <text:p>S40/8</text:p>
          </table:table-cell>
          <table:table-cell office:value-type="float" office:value="40" table:style-name="ce8">
            <text:p>4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40/8" table:formula="of:=[.A7]" table:style-name="ce9">
            <text:p>S40/8</text:p>
          </table:table-cell>
          <table:table-cell office:value-type="string" office:string-value="S40x8" table:formula="of:=&quot;S&quot; &amp; [.B7] &amp; &quot;x&quot; &amp;[.C7]" table:style-name="ce9">
            <text:p>S40x8</text:p>
          </table:table-cell>
          <table:table-cell office:value-type="string" office:string-value="40x8" table:formula="of:=[.B7] &amp; &quot;x&quot; &amp;[.C7]" table:style-name="ce9">
            <text:p>40x8</text:p>
          </table:table-cell>
          <table:table-cell table:style-name="ce9"/>
          <table:table-cell office:value-type="string" office:string-value="synonyms&quot;:[&quot;S40/8&quot;,&quot;S40x8&quot;,&quot;40x8&quot;]}]}," table:formula="of:= &quot;synonyms&quot;&amp;&quot;&quot;&quot;&quot;&amp;&quot;:[&quot;&amp;&quot;&quot;&quot;&quot;&amp;[.E7]&amp;&quot;&quot;&quot;&quot;&amp;&quot;,&quot;&amp;&quot;&quot;&quot;&quot;&amp;[.F7]&amp;&quot;&quot;&quot;&quot;&amp;&quot;,&quot;&amp;&quot;&quot;&quot;&quot;&amp;[.G7]&amp;&quot;&quot;&quot;&quot;&amp;&quot;]}]},&quot;" table:style-name="ce9">
            <text:p>synonyms":["S40/8","S40x8","40x8"]}]},</text:p>
          </table:table-cell>
          <table:table-cell office:value-type="string" office:string-value="{&quot;S40/8&quot;: [{&quot;shape_coords&quot;:[40,8],&quot;shape_name&quot;:&quot;Rectangle&quot;,&quot;synonyms&quot;:[&quot;S40/8&quot;,&quot;S40x8&quot;,&quot;40x8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],&quot; &amp; &quot;&quot;&quot;&quot; &amp;&quot;shape_name&quot;&amp;&quot;&quot;&quot;&quot; &amp; &quot;:&quot; &amp; &quot;&quot;&quot;&quot; &amp;[.D7] &amp; &quot;&quot;&quot;&quot; &amp; &quot;,&quot; &amp; &quot;&quot;&quot;&quot;&amp;[.I7]" table:style-name="ce5">
            <text:p>{"S40/8": [{"shape_coords":[40,8],"shape_name":"Rectangle","synonyms":["S40/8","S40x8","4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9" table:formula="of:=&quot;S&quot; &amp; [.B8] &amp; &quot;/&quot; &amp;[.C8]" table:style-name="ce8">
            <text:p>S40/9</text:p>
          </table:table-cell>
          <table:table-cell office:value-type="float" office:value="40" table:style-name="ce8">
            <text:p>4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40/9" table:formula="of:=[.A8]" table:style-name="ce9">
            <text:p>S40/9</text:p>
          </table:table-cell>
          <table:table-cell office:value-type="string" office:string-value="S40x9" table:formula="of:=&quot;S&quot; &amp; [.B8] &amp; &quot;x&quot; &amp;[.C8]" table:style-name="ce9">
            <text:p>S40x9</text:p>
          </table:table-cell>
          <table:table-cell office:value-type="string" office:string-value="40x9" table:formula="of:=[.B8] &amp; &quot;x&quot; &amp;[.C8]" table:style-name="ce9">
            <text:p>40x9</text:p>
          </table:table-cell>
          <table:table-cell table:style-name="ce9"/>
          <table:table-cell office:value-type="string" office:string-value="synonyms&quot;:[&quot;S40/9&quot;,&quot;S40x9&quot;,&quot;40x9&quot;]}]}," table:formula="of:= &quot;synonyms&quot;&amp;&quot;&quot;&quot;&quot;&amp;&quot;:[&quot;&amp;&quot;&quot;&quot;&quot;&amp;[.E8]&amp;&quot;&quot;&quot;&quot;&amp;&quot;,&quot;&amp;&quot;&quot;&quot;&quot;&amp;[.F8]&amp;&quot;&quot;&quot;&quot;&amp;&quot;,&quot;&amp;&quot;&quot;&quot;&quot;&amp;[.G8]&amp;&quot;&quot;&quot;&quot;&amp;&quot;]}]},&quot;" table:style-name="ce9">
            <text:p>synonyms":["S40/9","S40x9","40x9"]}]},</text:p>
          </table:table-cell>
          <table:table-cell office:value-type="string" office:string-value="{&quot;S40/9&quot;: [{&quot;shape_coords&quot;:[40,9],&quot;shape_name&quot;:&quot;Rectangle&quot;,&quot;synonyms&quot;:[&quot;S40/9&quot;,&quot;S40x9&quot;,&quot;40x9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],&quot; &amp; &quot;&quot;&quot;&quot; &amp;&quot;shape_name&quot;&amp;&quot;&quot;&quot;&quot; &amp; &quot;:&quot; &amp; &quot;&quot;&quot;&quot; &amp;[.D8] &amp; &quot;&quot;&quot;&quot; &amp; &quot;,&quot; &amp; &quot;&quot;&quot;&quot;&amp;[.I8]" table:style-name="ce5">
            <text:p>{"S40/9": [{"shape_coords":[40,9],"shape_name":"Rectangle","synonyms":["S40/9","S40x9","4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10" table:formula="of:=&quot;S&quot; &amp; [.B9] &amp; &quot;/&quot; &amp;[.C9]" table:style-name="ce8">
            <text:p>S40/10</text:p>
          </table:table-cell>
          <table:table-cell office:value-type="float" office:value="40" table:style-name="ce8">
            <text:p>4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40/10" table:formula="of:=[.A9]" table:style-name="ce9">
            <text:p>S40/10</text:p>
          </table:table-cell>
          <table:table-cell office:value-type="string" office:string-value="S40x10" table:formula="of:=&quot;S&quot; &amp; [.B9] &amp; &quot;x&quot; &amp;[.C9]" table:style-name="ce9">
            <text:p>S40x10</text:p>
          </table:table-cell>
          <table:table-cell office:value-type="string" office:string-value="40x10" table:formula="of:=[.B9] &amp; &quot;x&quot; &amp;[.C9]" table:style-name="ce9">
            <text:p>40x10</text:p>
          </table:table-cell>
          <table:table-cell table:style-name="ce9"/>
          <table:table-cell office:value-type="string" office:string-value="synonyms&quot;:[&quot;S40/10&quot;,&quot;S40x10&quot;,&quot;40x10&quot;]}]}," table:formula="of:= &quot;synonyms&quot;&amp;&quot;&quot;&quot;&quot;&amp;&quot;:[&quot;&amp;&quot;&quot;&quot;&quot;&amp;[.E9]&amp;&quot;&quot;&quot;&quot;&amp;&quot;,&quot;&amp;&quot;&quot;&quot;&quot;&amp;[.F9]&amp;&quot;&quot;&quot;&quot;&amp;&quot;,&quot;&amp;&quot;&quot;&quot;&quot;&amp;[.G9]&amp;&quot;&quot;&quot;&quot;&amp;&quot;]}]},&quot;" table:style-name="ce9">
            <text:p>synonyms":["S40/10","S40x10","40x10"]}]},</text:p>
          </table:table-cell>
          <table:table-cell office:value-type="string" office:string-value="{&quot;S40/10&quot;: [{&quot;shape_coords&quot;:[40,10],&quot;shape_name&quot;:&quot;Rectangle&quot;,&quot;synonyms&quot;:[&quot;S40/10&quot;,&quot;S40x10&quot;,&quot;40x1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],&quot; &amp; &quot;&quot;&quot;&quot; &amp;&quot;shape_name&quot;&amp;&quot;&quot;&quot;&quot; &amp; &quot;:&quot; &amp; &quot;&quot;&quot;&quot; &amp;[.D9] &amp; &quot;&quot;&quot;&quot; &amp; &quot;,&quot; &amp; &quot;&quot;&quot;&quot;&amp;[.I9]" table:style-name="ce5">
            <text:p>{"S40/10": [{"shape_coords":[40,10],"shape_name":"Rectangle","synonyms":["S40/10","S40x10","4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4" table:formula="of:=&quot;S&quot; &amp; [.B10] &amp; &quot;/&quot; &amp;[.C10]" table:style-name="ce8">
            <text:p>S50/4</text:p>
          </table:table-cell>
          <table:table-cell office:value-type="float" office:value="50" table:style-name="ce8">
            <text:p>50</text:p>
          </table:table-cell>
          <table:table-cell office:value-type="float" office:value="4" table:style-name="ce8">
            <text:p>4</text:p>
          </table:table-cell>
          <table:table-cell office:value-type="string" table:style-name="ce5">
            <text:p>Rectangle</text:p>
          </table:table-cell>
          <table:table-cell office:value-type="string" office:string-value="S50/4" table:formula="of:=[.A10]" table:style-name="ce9">
            <text:p>S50/4</text:p>
          </table:table-cell>
          <table:table-cell office:value-type="string" office:string-value="S50x4" table:formula="of:=&quot;S&quot; &amp; [.B10] &amp; &quot;x&quot; &amp;[.C10]" table:style-name="ce9">
            <text:p>S50x4</text:p>
          </table:table-cell>
          <table:table-cell office:value-type="string" office:string-value="50x4" table:formula="of:=[.B10] &amp; &quot;x&quot; &amp;[.C10]" table:style-name="ce9">
            <text:p>50x4</text:p>
          </table:table-cell>
          <table:table-cell table:style-name="ce9"/>
          <table:table-cell office:value-type="string" office:string-value="synonyms&quot;:[&quot;S50/4&quot;,&quot;S50x4&quot;,&quot;50x4&quot;]}]}," table:formula="of:= &quot;synonyms&quot;&amp;&quot;&quot;&quot;&quot;&amp;&quot;:[&quot;&amp;&quot;&quot;&quot;&quot;&amp;[.E10]&amp;&quot;&quot;&quot;&quot;&amp;&quot;,&quot;&amp;&quot;&quot;&quot;&quot;&amp;[.F10]&amp;&quot;&quot;&quot;&quot;&amp;&quot;,&quot;&amp;&quot;&quot;&quot;&quot;&amp;[.G10]&amp;&quot;&quot;&quot;&quot;&amp;&quot;]}]},&quot;" table:style-name="ce9">
            <text:p>synonyms":["S50/4","S50x4","50x4"]}]},</text:p>
          </table:table-cell>
          <table:table-cell office:value-type="string" office:string-value="{&quot;S50/4&quot;: [{&quot;shape_coords&quot;:[50,4],&quot;shape_name&quot;:&quot;Rectangle&quot;,&quot;synonyms&quot;:[&quot;S50/4&quot;,&quot;S50x4&quot;,&quot;50x4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],&quot; &amp; &quot;&quot;&quot;&quot; &amp;&quot;shape_name&quot;&amp;&quot;&quot;&quot;&quot; &amp; &quot;:&quot; &amp; &quot;&quot;&quot;&quot; &amp;[.D10] &amp; &quot;&quot;&quot;&quot; &amp; &quot;,&quot; &amp; &quot;&quot;&quot;&quot;&amp;[.I10]" table:style-name="ce5">
            <text:p>{"S50/4": [{"shape_coords":[50,4],"shape_name":"Rectangle","synonyms":["S50/4","S50x4","5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5" table:formula="of:=&quot;S&quot; &amp; [.B11] &amp; &quot;/&quot; &amp;[.C11]" table:style-name="ce8">
            <text:p>S50/5</text:p>
          </table:table-cell>
          <table:table-cell office:value-type="float" office:value="50" table:style-name="ce8">
            <text:p>5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50/5" table:formula="of:=[.A11]" table:style-name="ce9">
            <text:p>S50/5</text:p>
          </table:table-cell>
          <table:table-cell office:value-type="string" office:string-value="S50x5" table:formula="of:=&quot;S&quot; &amp; [.B11] &amp; &quot;x&quot; &amp;[.C11]" table:style-name="ce9">
            <text:p>S50x5</text:p>
          </table:table-cell>
          <table:table-cell office:value-type="string" office:string-value="50x5" table:formula="of:=[.B11] &amp; &quot;x&quot; &amp;[.C11]" table:style-name="ce9">
            <text:p>50x5</text:p>
          </table:table-cell>
          <table:table-cell table:style-name="ce9"/>
          <table:table-cell office:value-type="string" office:string-value="synonyms&quot;:[&quot;S50/5&quot;,&quot;S50x5&quot;,&quot;50x5&quot;]}]}," table:formula="of:= &quot;synonyms&quot;&amp;&quot;&quot;&quot;&quot;&amp;&quot;:[&quot;&amp;&quot;&quot;&quot;&quot;&amp;[.E11]&amp;&quot;&quot;&quot;&quot;&amp;&quot;,&quot;&amp;&quot;&quot;&quot;&quot;&amp;[.F11]&amp;&quot;&quot;&quot;&quot;&amp;&quot;,&quot;&amp;&quot;&quot;&quot;&quot;&amp;[.G11]&amp;&quot;&quot;&quot;&quot;&amp;&quot;]}]},&quot;" table:style-name="ce9">
            <text:p>synonyms":["S50/5","S50x5","50x5"]}]},</text:p>
          </table:table-cell>
          <table:table-cell office:value-type="string" office:string-value="{&quot;S50/5&quot;: [{&quot;shape_coords&quot;:[50,5],&quot;shape_name&quot;:&quot;Rectangle&quot;,&quot;synonyms&quot;:[&quot;S50/5&quot;,&quot;S50x5&quot;,&quot;50x5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],&quot; &amp; &quot;&quot;&quot;&quot; &amp;&quot;shape_name&quot;&amp;&quot;&quot;&quot;&quot; &amp; &quot;:&quot; &amp; &quot;&quot;&quot;&quot; &amp;[.D11] &amp; &quot;&quot;&quot;&quot; &amp; &quot;,&quot; &amp; &quot;&quot;&quot;&quot;&amp;[.I11]" table:style-name="ce5">
            <text:p>{"S50/5": [{"shape_coords":[50,5],"shape_name":"Rectangle","synonyms":["S50/5","S50x5","5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6" table:formula="of:=&quot;S&quot; &amp; [.B12] &amp; &quot;/&quot; &amp;[.C12]" table:style-name="ce8">
            <text:p>S50/6</text:p>
          </table:table-cell>
          <table:table-cell office:value-type="float" office:value="50" table:style-name="ce8">
            <text:p>5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50/6" table:formula="of:=[.A12]" table:style-name="ce9">
            <text:p>S50/6</text:p>
          </table:table-cell>
          <table:table-cell office:value-type="string" office:string-value="S50x6" table:formula="of:=&quot;S&quot; &amp; [.B12] &amp; &quot;x&quot; &amp;[.C12]" table:style-name="ce9">
            <text:p>S50x6</text:p>
          </table:table-cell>
          <table:table-cell office:value-type="string" office:string-value="50x6" table:formula="of:=[.B12] &amp; &quot;x&quot; &amp;[.C12]" table:style-name="ce9">
            <text:p>50x6</text:p>
          </table:table-cell>
          <table:table-cell table:style-name="ce9"/>
          <table:table-cell office:value-type="string" office:string-value="synonyms&quot;:[&quot;S50/6&quot;,&quot;S50x6&quot;,&quot;50x6&quot;]}]}," table:formula="of:= &quot;synonyms&quot;&amp;&quot;&quot;&quot;&quot;&amp;&quot;:[&quot;&amp;&quot;&quot;&quot;&quot;&amp;[.E12]&amp;&quot;&quot;&quot;&quot;&amp;&quot;,&quot;&amp;&quot;&quot;&quot;&quot;&amp;[.F12]&amp;&quot;&quot;&quot;&quot;&amp;&quot;,&quot;&amp;&quot;&quot;&quot;&quot;&amp;[.G12]&amp;&quot;&quot;&quot;&quot;&amp;&quot;]}]},&quot;" table:style-name="ce9">
            <text:p>synonyms":["S50/6","S50x6","50x6"]}]},</text:p>
          </table:table-cell>
          <table:table-cell office:value-type="string" office:string-value="{&quot;S50/6&quot;: [{&quot;shape_coords&quot;:[50,6],&quot;shape_name&quot;:&quot;Rectangle&quot;,&quot;synonyms&quot;:[&quot;S50/6&quot;,&quot;S50x6&quot;,&quot;50x6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],&quot; &amp; &quot;&quot;&quot;&quot; &amp;&quot;shape_name&quot;&amp;&quot;&quot;&quot;&quot; &amp; &quot;:&quot; &amp; &quot;&quot;&quot;&quot; &amp;[.D12] &amp; &quot;&quot;&quot;&quot; &amp; &quot;,&quot; &amp; &quot;&quot;&quot;&quot;&amp;[.I12]" table:style-name="ce5">
            <text:p>{"S50/6": [{"shape_coords":[50,6],"shape_name":"Rectangle","synonyms":["S50/6","S50x6","5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7" table:formula="of:=&quot;S&quot; &amp; [.B13] &amp; &quot;/&quot; &amp;[.C13]" table:style-name="ce8">
            <text:p>S50/7</text:p>
          </table:table-cell>
          <table:table-cell office:value-type="float" office:value="50" table:style-name="ce8">
            <text:p>5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50/7" table:formula="of:=[.A13]" table:style-name="ce9">
            <text:p>S50/7</text:p>
          </table:table-cell>
          <table:table-cell office:value-type="string" office:string-value="S50x7" table:formula="of:=&quot;S&quot; &amp; [.B13] &amp; &quot;x&quot; &amp;[.C13]" table:style-name="ce9">
            <text:p>S50x7</text:p>
          </table:table-cell>
          <table:table-cell office:value-type="string" office:string-value="50x7" table:formula="of:=[.B13] &amp; &quot;x&quot; &amp;[.C13]" table:style-name="ce9">
            <text:p>50x7</text:p>
          </table:table-cell>
          <table:table-cell table:style-name="ce9"/>
          <table:table-cell office:value-type="string" office:string-value="synonyms&quot;:[&quot;S50/7&quot;,&quot;S50x7&quot;,&quot;50x7&quot;]}]}," table:formula="of:= &quot;synonyms&quot;&amp;&quot;&quot;&quot;&quot;&amp;&quot;:[&quot;&amp;&quot;&quot;&quot;&quot;&amp;[.E13]&amp;&quot;&quot;&quot;&quot;&amp;&quot;,&quot;&amp;&quot;&quot;&quot;&quot;&amp;[.F13]&amp;&quot;&quot;&quot;&quot;&amp;&quot;,&quot;&amp;&quot;&quot;&quot;&quot;&amp;[.G13]&amp;&quot;&quot;&quot;&quot;&amp;&quot;]}]},&quot;" table:style-name="ce9">
            <text:p>synonyms":["S50/7","S50x7","50x7"]}]},</text:p>
          </table:table-cell>
          <table:table-cell office:value-type="string" office:string-value="{&quot;S50/7&quot;: [{&quot;shape_coords&quot;:[50,7],&quot;shape_name&quot;:&quot;Rectangle&quot;,&quot;synonyms&quot;:[&quot;S50/7&quot;,&quot;S50x7&quot;,&quot;50x7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],&quot; &amp; &quot;&quot;&quot;&quot; &amp;&quot;shape_name&quot;&amp;&quot;&quot;&quot;&quot; &amp; &quot;:&quot; &amp; &quot;&quot;&quot;&quot; &amp;[.D13] &amp; &quot;&quot;&quot;&quot; &amp; &quot;,&quot; &amp; &quot;&quot;&quot;&quot;&amp;[.I13]" table:style-name="ce5">
            <text:p>{"S50/7": [{"shape_coords":[50,7],"shape_name":"Rectangle","synonyms":["S50/7","S50x7","5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8" table:formula="of:=&quot;S&quot; &amp; [.B14] &amp; &quot;/&quot; &amp;[.C14]" table:style-name="ce8">
            <text:p>S50/8</text:p>
          </table:table-cell>
          <table:table-cell office:value-type="float" office:value="50" table:style-name="ce8">
            <text:p>5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50/8" table:formula="of:=[.A14]" table:style-name="ce9">
            <text:p>S50/8</text:p>
          </table:table-cell>
          <table:table-cell office:value-type="string" office:string-value="S50x8" table:formula="of:=&quot;S&quot; &amp; [.B14] &amp; &quot;x&quot; &amp;[.C14]" table:style-name="ce9">
            <text:p>S50x8</text:p>
          </table:table-cell>
          <table:table-cell office:value-type="string" office:string-value="50x8" table:formula="of:=[.B14] &amp; &quot;x&quot; &amp;[.C14]" table:style-name="ce9">
            <text:p>50x8</text:p>
          </table:table-cell>
          <table:table-cell table:style-name="ce9"/>
          <table:table-cell office:value-type="string" office:string-value="synonyms&quot;:[&quot;S50/8&quot;,&quot;S50x8&quot;,&quot;50x8&quot;]}]}," table:formula="of:= &quot;synonyms&quot;&amp;&quot;&quot;&quot;&quot;&amp;&quot;:[&quot;&amp;&quot;&quot;&quot;&quot;&amp;[.E14]&amp;&quot;&quot;&quot;&quot;&amp;&quot;,&quot;&amp;&quot;&quot;&quot;&quot;&amp;[.F14]&amp;&quot;&quot;&quot;&quot;&amp;&quot;,&quot;&amp;&quot;&quot;&quot;&quot;&amp;[.G14]&amp;&quot;&quot;&quot;&quot;&amp;&quot;]}]},&quot;" table:style-name="ce9">
            <text:p>synonyms":["S50/8","S50x8","50x8"]}]},</text:p>
          </table:table-cell>
          <table:table-cell office:value-type="string" office:string-value="{&quot;S50/8&quot;: [{&quot;shape_coords&quot;:[50,8],&quot;shape_name&quot;:&quot;Rectangle&quot;,&quot;synonyms&quot;:[&quot;S50/8&quot;,&quot;S50x8&quot;,&quot;50x8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],&quot; &amp; &quot;&quot;&quot;&quot; &amp;&quot;shape_name&quot;&amp;&quot;&quot;&quot;&quot; &amp; &quot;:&quot; &amp; &quot;&quot;&quot;&quot; &amp;[.D14] &amp; &quot;&quot;&quot;&quot; &amp; &quot;,&quot; &amp; &quot;&quot;&quot;&quot;&amp;[.I14]" table:style-name="ce5">
            <text:p>{"S50/8": [{"shape_coords":[50,8],"shape_name":"Rectangle","synonyms":["S50/8","S50x8","5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9" table:formula="of:=&quot;S&quot; &amp; [.B15] &amp; &quot;/&quot; &amp;[.C15]" table:style-name="ce8">
            <text:p>S50/9</text:p>
          </table:table-cell>
          <table:table-cell office:value-type="float" office:value="50" table:style-name="ce8">
            <text:p>5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50/9" table:formula="of:=[.A15]" table:style-name="ce9">
            <text:p>S50/9</text:p>
          </table:table-cell>
          <table:table-cell office:value-type="string" office:string-value="S50x9" table:formula="of:=&quot;S&quot; &amp; [.B15] &amp; &quot;x&quot; &amp;[.C15]" table:style-name="ce9">
            <text:p>S50x9</text:p>
          </table:table-cell>
          <table:table-cell office:value-type="string" office:string-value="50x9" table:formula="of:=[.B15] &amp; &quot;x&quot; &amp;[.C15]" table:style-name="ce9">
            <text:p>50x9</text:p>
          </table:table-cell>
          <table:table-cell table:style-name="ce9"/>
          <table:table-cell office:value-type="string" office:string-value="synonyms&quot;:[&quot;S50/9&quot;,&quot;S50x9&quot;,&quot;50x9&quot;]}]}," table:formula="of:= &quot;synonyms&quot;&amp;&quot;&quot;&quot;&quot;&amp;&quot;:[&quot;&amp;&quot;&quot;&quot;&quot;&amp;[.E15]&amp;&quot;&quot;&quot;&quot;&amp;&quot;,&quot;&amp;&quot;&quot;&quot;&quot;&amp;[.F15]&amp;&quot;&quot;&quot;&quot;&amp;&quot;,&quot;&amp;&quot;&quot;&quot;&quot;&amp;[.G15]&amp;&quot;&quot;&quot;&quot;&amp;&quot;]}]},&quot;" table:style-name="ce9">
            <text:p>synonyms":["S50/9","S50x9","50x9"]}]},</text:p>
          </table:table-cell>
          <table:table-cell office:value-type="string" office:string-value="{&quot;S50/9&quot;: [{&quot;shape_coords&quot;:[50,9],&quot;shape_name&quot;:&quot;Rectangle&quot;,&quot;synonyms&quot;:[&quot;S50/9&quot;,&quot;S50x9&quot;,&quot;50x9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],&quot; &amp; &quot;&quot;&quot;&quot; &amp;&quot;shape_name&quot;&amp;&quot;&quot;&quot;&quot; &amp; &quot;:&quot; &amp; &quot;&quot;&quot;&quot; &amp;[.D15] &amp; &quot;&quot;&quot;&quot; &amp; &quot;,&quot; &amp; &quot;&quot;&quot;&quot;&amp;[.I15]" table:style-name="ce5">
            <text:p>{"S50/9": [{"shape_coords":[50,9],"shape_name":"Rectangle","synonyms":["S50/9","S50x9","5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10" table:formula="of:=&quot;S&quot; &amp; [.B16] &amp; &quot;/&quot; &amp;[.C16]" table:style-name="ce8">
            <text:p>S50/10</text:p>
          </table:table-cell>
          <table:table-cell office:value-type="float" office:value="50" table:style-name="ce8">
            <text:p>5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50/10" table:formula="of:=[.A16]" table:style-name="ce9">
            <text:p>S50/10</text:p>
          </table:table-cell>
          <table:table-cell office:value-type="string" office:string-value="S50x10" table:formula="of:=&quot;S&quot; &amp; [.B16] &amp; &quot;x&quot; &amp;[.C16]" table:style-name="ce9">
            <text:p>S50x10</text:p>
          </table:table-cell>
          <table:table-cell office:value-type="string" office:string-value="50x10" table:formula="of:=[.B16] &amp; &quot;x&quot; &amp;[.C16]" table:style-name="ce9">
            <text:p>50x10</text:p>
          </table:table-cell>
          <table:table-cell table:style-name="ce9"/>
          <table:table-cell office:value-type="string" office:string-value="synonyms&quot;:[&quot;S50/10&quot;,&quot;S50x10&quot;,&quot;50x10&quot;]}]}," table:formula="of:= &quot;synonyms&quot;&amp;&quot;&quot;&quot;&quot;&amp;&quot;:[&quot;&amp;&quot;&quot;&quot;&quot;&amp;[.E16]&amp;&quot;&quot;&quot;&quot;&amp;&quot;,&quot;&amp;&quot;&quot;&quot;&quot;&amp;[.F16]&amp;&quot;&quot;&quot;&quot;&amp;&quot;,&quot;&amp;&quot;&quot;&quot;&quot;&amp;[.G16]&amp;&quot;&quot;&quot;&quot;&amp;&quot;]}]},&quot;" table:style-name="ce9">
            <text:p>synonyms":["S50/10","S50x10","50x10"]}]},</text:p>
          </table:table-cell>
          <table:table-cell office:value-type="string" office:string-value="{&quot;S50/10&quot;: [{&quot;shape_coords&quot;:[50,10],&quot;shape_name&quot;:&quot;Rectangle&quot;,&quot;synonyms&quot;:[&quot;S50/10&quot;,&quot;S50x10&quot;,&quot;50x1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],&quot; &amp; &quot;&quot;&quot;&quot; &amp;&quot;shape_name&quot;&amp;&quot;&quot;&quot;&quot; &amp; &quot;:&quot; &amp; &quot;&quot;&quot;&quot; &amp;[.D16] &amp; &quot;&quot;&quot;&quot; &amp; &quot;,&quot; &amp; &quot;&quot;&quot;&quot;&amp;[.I16]" table:style-name="ce5">
            <text:p>{"S50/10": [{"shape_coords":[50,10],"shape_name":"Rectangle","synonyms":["S50/10","S50x10","5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4" table:formula="of:=&quot;S&quot; &amp; [.B17] &amp; &quot;/&quot; &amp;[.C17]" table:style-name="ce8">
            <text:p>S60/4</text:p>
          </table:table-cell>
          <table:table-cell office:value-type="float" office:value="60" table:style-name="ce8">
            <text:p>60</text:p>
          </table:table-cell>
          <table:table-cell office:value-type="float" office:value="4" table:style-name="ce8">
            <text:p>4</text:p>
          </table:table-cell>
          <table:table-cell office:value-type="string" table:style-name="ce5">
            <text:p>Rectangle</text:p>
          </table:table-cell>
          <table:table-cell office:value-type="string" office:string-value="S60/4" table:formula="of:=[.A17]" table:style-name="ce9">
            <text:p>S60/4</text:p>
          </table:table-cell>
          <table:table-cell office:value-type="string" office:string-value="S60x4" table:formula="of:=&quot;S&quot; &amp; [.B17] &amp; &quot;x&quot; &amp;[.C17]" table:style-name="ce9">
            <text:p>S60x4</text:p>
          </table:table-cell>
          <table:table-cell office:value-type="string" office:string-value="60x4" table:formula="of:=[.B17] &amp; &quot;x&quot; &amp;[.C17]" table:style-name="ce9">
            <text:p>60x4</text:p>
          </table:table-cell>
          <table:table-cell table:style-name="ce9"/>
          <table:table-cell office:value-type="string" office:string-value="synonyms&quot;:[&quot;S60/4&quot;,&quot;S60x4&quot;,&quot;60x4&quot;]}]}," table:formula="of:= &quot;synonyms&quot;&amp;&quot;&quot;&quot;&quot;&amp;&quot;:[&quot;&amp;&quot;&quot;&quot;&quot;&amp;[.E17]&amp;&quot;&quot;&quot;&quot;&amp;&quot;,&quot;&amp;&quot;&quot;&quot;&quot;&amp;[.F17]&amp;&quot;&quot;&quot;&quot;&amp;&quot;,&quot;&amp;&quot;&quot;&quot;&quot;&amp;[.G17]&amp;&quot;&quot;&quot;&quot;&amp;&quot;]}]},&quot;" table:style-name="ce9">
            <text:p>synonyms":["S60/4","S60x4","60x4"]}]},</text:p>
          </table:table-cell>
          <table:table-cell office:value-type="string" office:string-value="{&quot;S60/4&quot;: [{&quot;shape_coords&quot;:[60,4],&quot;shape_name&quot;:&quot;Rectangle&quot;,&quot;synonyms&quot;:[&quot;S60/4&quot;,&quot;S60x4&quot;,&quot;60x4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],&quot; &amp; &quot;&quot;&quot;&quot; &amp;&quot;shape_name&quot;&amp;&quot;&quot;&quot;&quot; &amp; &quot;:&quot; &amp; &quot;&quot;&quot;&quot; &amp;[.D17] &amp; &quot;&quot;&quot;&quot; &amp; &quot;,&quot; &amp; &quot;&quot;&quot;&quot;&amp;[.I17]" table:style-name="ce5">
            <text:p>{"S60/4": [{"shape_coords":[60,4],"shape_name":"Rectangle","synonyms":["S60/4","S60x4","6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5" table:formula="of:=&quot;S&quot; &amp; [.B18] &amp; &quot;/&quot; &amp;[.C18]" table:style-name="ce8">
            <text:p>S60/5</text:p>
          </table:table-cell>
          <table:table-cell office:value-type="float" office:value="60" table:style-name="ce8">
            <text:p>6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60/5" table:formula="of:=[.A18]" table:style-name="ce9">
            <text:p>S60/5</text:p>
          </table:table-cell>
          <table:table-cell office:value-type="string" office:string-value="S60x5" table:formula="of:=&quot;S&quot; &amp; [.B18] &amp; &quot;x&quot; &amp;[.C18]" table:style-name="ce9">
            <text:p>S60x5</text:p>
          </table:table-cell>
          <table:table-cell office:value-type="string" office:string-value="60x5" table:formula="of:=[.B18] &amp; &quot;x&quot; &amp;[.C18]" table:style-name="ce9">
            <text:p>60x5</text:p>
          </table:table-cell>
          <table:table-cell table:style-name="ce9"/>
          <table:table-cell office:value-type="string" office:string-value="synonyms&quot;:[&quot;S60/5&quot;,&quot;S60x5&quot;,&quot;60x5&quot;]}]}," table:formula="of:= &quot;synonyms&quot;&amp;&quot;&quot;&quot;&quot;&amp;&quot;:[&quot;&amp;&quot;&quot;&quot;&quot;&amp;[.E18]&amp;&quot;&quot;&quot;&quot;&amp;&quot;,&quot;&amp;&quot;&quot;&quot;&quot;&amp;[.F18]&amp;&quot;&quot;&quot;&quot;&amp;&quot;,&quot;&amp;&quot;&quot;&quot;&quot;&amp;[.G18]&amp;&quot;&quot;&quot;&quot;&amp;&quot;]}]},&quot;" table:style-name="ce9">
            <text:p>synonyms":["S60/5","S60x5","60x5"]}]},</text:p>
          </table:table-cell>
          <table:table-cell office:value-type="string" office:string-value="{&quot;S60/5&quot;: [{&quot;shape_coords&quot;:[60,5],&quot;shape_name&quot;:&quot;Rectangle&quot;,&quot;synonyms&quot;:[&quot;S60/5&quot;,&quot;S60x5&quot;,&quot;60x5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],&quot; &amp; &quot;&quot;&quot;&quot; &amp;&quot;shape_name&quot;&amp;&quot;&quot;&quot;&quot; &amp; &quot;:&quot; &amp; &quot;&quot;&quot;&quot; &amp;[.D18] &amp; &quot;&quot;&quot;&quot; &amp; &quot;,&quot; &amp; &quot;&quot;&quot;&quot;&amp;[.I18]" table:style-name="ce5">
            <text:p>{"S60/5": [{"shape_coords":[60,5],"shape_name":"Rectangle","synonyms":["S60/5","S60x5","6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6" table:formula="of:=&quot;S&quot; &amp; [.B19] &amp; &quot;/&quot; &amp;[.C19]" table:style-name="ce8">
            <text:p>S60/6</text:p>
          </table:table-cell>
          <table:table-cell office:value-type="float" office:value="60" table:style-name="ce8">
            <text:p>6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60/6" table:formula="of:=[.A19]" table:style-name="ce9">
            <text:p>S60/6</text:p>
          </table:table-cell>
          <table:table-cell office:value-type="string" office:string-value="S60x6" table:formula="of:=&quot;S&quot; &amp; [.B19] &amp; &quot;x&quot; &amp;[.C19]" table:style-name="ce9">
            <text:p>S60x6</text:p>
          </table:table-cell>
          <table:table-cell office:value-type="string" office:string-value="60x6" table:formula="of:=[.B19] &amp; &quot;x&quot; &amp;[.C19]" table:style-name="ce9">
            <text:p>60x6</text:p>
          </table:table-cell>
          <table:table-cell table:style-name="ce9"/>
          <table:table-cell office:value-type="string" office:string-value="synonyms&quot;:[&quot;S60/6&quot;,&quot;S60x6&quot;,&quot;60x6&quot;]}]}," table:formula="of:= &quot;synonyms&quot;&amp;&quot;&quot;&quot;&quot;&amp;&quot;:[&quot;&amp;&quot;&quot;&quot;&quot;&amp;[.E19]&amp;&quot;&quot;&quot;&quot;&amp;&quot;,&quot;&amp;&quot;&quot;&quot;&quot;&amp;[.F19]&amp;&quot;&quot;&quot;&quot;&amp;&quot;,&quot;&amp;&quot;&quot;&quot;&quot;&amp;[.G19]&amp;&quot;&quot;&quot;&quot;&amp;&quot;]}]},&quot;" table:style-name="ce9">
            <text:p>synonyms":["S60/6","S60x6","60x6"]}]},</text:p>
          </table:table-cell>
          <table:table-cell office:value-type="string" office:string-value="{&quot;S60/6&quot;: [{&quot;shape_coords&quot;:[60,6],&quot;shape_name&quot;:&quot;Rectangle&quot;,&quot;synonyms&quot;:[&quot;S60/6&quot;,&quot;S60x6&quot;,&quot;60x6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],&quot; &amp; &quot;&quot;&quot;&quot; &amp;&quot;shape_name&quot;&amp;&quot;&quot;&quot;&quot; &amp; &quot;:&quot; &amp; &quot;&quot;&quot;&quot; &amp;[.D19] &amp; &quot;&quot;&quot;&quot; &amp; &quot;,&quot; &amp; &quot;&quot;&quot;&quot;&amp;[.I19]" table:style-name="ce5">
            <text:p>{"S60/6": [{"shape_coords":[60,6],"shape_name":"Rectangle","synonyms":["S60/6","S60x6","6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7" table:formula="of:=&quot;S&quot; &amp; [.B20] &amp; &quot;/&quot; &amp;[.C20]" table:style-name="ce8">
            <text:p>S60/7</text:p>
          </table:table-cell>
          <table:table-cell office:value-type="float" office:value="60" table:style-name="ce8">
            <text:p>6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60/7" table:formula="of:=[.A20]" table:style-name="ce9">
            <text:p>S60/7</text:p>
          </table:table-cell>
          <table:table-cell office:value-type="string" office:string-value="S60x7" table:formula="of:=&quot;S&quot; &amp; [.B20] &amp; &quot;x&quot; &amp;[.C20]" table:style-name="ce9">
            <text:p>S60x7</text:p>
          </table:table-cell>
          <table:table-cell office:value-type="string" office:string-value="60x7" table:formula="of:=[.B20] &amp; &quot;x&quot; &amp;[.C20]" table:style-name="ce9">
            <text:p>60x7</text:p>
          </table:table-cell>
          <table:table-cell table:style-name="ce9"/>
          <table:table-cell office:value-type="string" office:string-value="synonyms&quot;:[&quot;S60/7&quot;,&quot;S60x7&quot;,&quot;60x7&quot;]}]}," table:formula="of:= &quot;synonyms&quot;&amp;&quot;&quot;&quot;&quot;&amp;&quot;:[&quot;&amp;&quot;&quot;&quot;&quot;&amp;[.E20]&amp;&quot;&quot;&quot;&quot;&amp;&quot;,&quot;&amp;&quot;&quot;&quot;&quot;&amp;[.F20]&amp;&quot;&quot;&quot;&quot;&amp;&quot;,&quot;&amp;&quot;&quot;&quot;&quot;&amp;[.G20]&amp;&quot;&quot;&quot;&quot;&amp;&quot;]}]},&quot;" table:style-name="ce9">
            <text:p>synonyms":["S60/7","S60x7","60x7"]}]},</text:p>
          </table:table-cell>
          <table:table-cell office:value-type="string" office:string-value="{&quot;S60/7&quot;: [{&quot;shape_coords&quot;:[60,7],&quot;shape_name&quot;:&quot;Rectangle&quot;,&quot;synonyms&quot;:[&quot;S60/7&quot;,&quot;S60x7&quot;,&quot;60x7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],&quot; &amp; &quot;&quot;&quot;&quot; &amp;&quot;shape_name&quot;&amp;&quot;&quot;&quot;&quot; &amp; &quot;:&quot; &amp; &quot;&quot;&quot;&quot; &amp;[.D20] &amp; &quot;&quot;&quot;&quot; &amp; &quot;,&quot; &amp; &quot;&quot;&quot;&quot;&amp;[.I20]" table:style-name="ce5">
            <text:p>{"S60/7": [{"shape_coords":[60,7],"shape_name":"Rectangle","synonyms":["S60/7","S60x7","6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8" table:formula="of:=&quot;S&quot; &amp; [.B21] &amp; &quot;/&quot; &amp;[.C21]" table:style-name="ce8">
            <text:p>S60/8</text:p>
          </table:table-cell>
          <table:table-cell office:value-type="float" office:value="60" table:style-name="ce8">
            <text:p>6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60/8" table:formula="of:=[.A21]" table:style-name="ce9">
            <text:p>S60/8</text:p>
          </table:table-cell>
          <table:table-cell office:value-type="string" office:string-value="S60x8" table:formula="of:=&quot;S&quot; &amp; [.B21] &amp; &quot;x&quot; &amp;[.C21]" table:style-name="ce9">
            <text:p>S60x8</text:p>
          </table:table-cell>
          <table:table-cell office:value-type="string" office:string-value="60x8" table:formula="of:=[.B21] &amp; &quot;x&quot; &amp;[.C21]" table:style-name="ce9">
            <text:p>60x8</text:p>
          </table:table-cell>
          <table:table-cell table:style-name="ce9"/>
          <table:table-cell office:value-type="string" office:string-value="synonyms&quot;:[&quot;S60/8&quot;,&quot;S60x8&quot;,&quot;60x8&quot;]}]}," table:formula="of:= &quot;synonyms&quot;&amp;&quot;&quot;&quot;&quot;&amp;&quot;:[&quot;&amp;&quot;&quot;&quot;&quot;&amp;[.E21]&amp;&quot;&quot;&quot;&quot;&amp;&quot;,&quot;&amp;&quot;&quot;&quot;&quot;&amp;[.F21]&amp;&quot;&quot;&quot;&quot;&amp;&quot;,&quot;&amp;&quot;&quot;&quot;&quot;&amp;[.G21]&amp;&quot;&quot;&quot;&quot;&amp;&quot;]}]},&quot;" table:style-name="ce9">
            <text:p>synonyms":["S60/8","S60x8","60x8"]}]},</text:p>
          </table:table-cell>
          <table:table-cell office:value-type="string" office:string-value="{&quot;S60/8&quot;: [{&quot;shape_coords&quot;:[60,8],&quot;shape_name&quot;:&quot;Rectangle&quot;,&quot;synonyms&quot;:[&quot;S60/8&quot;,&quot;S60x8&quot;,&quot;60x8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],&quot; &amp; &quot;&quot;&quot;&quot; &amp;&quot;shape_name&quot;&amp;&quot;&quot;&quot;&quot; &amp; &quot;:&quot; &amp; &quot;&quot;&quot;&quot; &amp;[.D21] &amp; &quot;&quot;&quot;&quot; &amp; &quot;,&quot; &amp; &quot;&quot;&quot;&quot;&amp;[.I21]" table:style-name="ce5">
            <text:p>{"S60/8": [{"shape_coords":[60,8],"shape_name":"Rectangle","synonyms":["S60/8","S60x8","6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9" table:formula="of:=&quot;S&quot; &amp; [.B22] &amp; &quot;/&quot; &amp;[.C22]" table:style-name="ce8">
            <text:p>S60/9</text:p>
          </table:table-cell>
          <table:table-cell office:value-type="float" office:value="60" table:style-name="ce8">
            <text:p>6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60/9" table:formula="of:=[.A22]" table:style-name="ce9">
            <text:p>S60/9</text:p>
          </table:table-cell>
          <table:table-cell office:value-type="string" office:string-value="S60x9" table:formula="of:=&quot;S&quot; &amp; [.B22] &amp; &quot;x&quot; &amp;[.C22]" table:style-name="ce9">
            <text:p>S60x9</text:p>
          </table:table-cell>
          <table:table-cell office:value-type="string" office:string-value="60x9" table:formula="of:=[.B22] &amp; &quot;x&quot; &amp;[.C22]" table:style-name="ce9">
            <text:p>60x9</text:p>
          </table:table-cell>
          <table:table-cell table:style-name="ce9"/>
          <table:table-cell office:value-type="string" office:string-value="synonyms&quot;:[&quot;S60/9&quot;,&quot;S60x9&quot;,&quot;60x9&quot;]}]}," table:formula="of:= &quot;synonyms&quot;&amp;&quot;&quot;&quot;&quot;&amp;&quot;:[&quot;&amp;&quot;&quot;&quot;&quot;&amp;[.E22]&amp;&quot;&quot;&quot;&quot;&amp;&quot;,&quot;&amp;&quot;&quot;&quot;&quot;&amp;[.F22]&amp;&quot;&quot;&quot;&quot;&amp;&quot;,&quot;&amp;&quot;&quot;&quot;&quot;&amp;[.G22]&amp;&quot;&quot;&quot;&quot;&amp;&quot;]}]},&quot;" table:style-name="ce9">
            <text:p>synonyms":["S60/9","S60x9","60x9"]}]},</text:p>
          </table:table-cell>
          <table:table-cell office:value-type="string" office:string-value="{&quot;S60/9&quot;: [{&quot;shape_coords&quot;:[60,9],&quot;shape_name&quot;:&quot;Rectangle&quot;,&quot;synonyms&quot;:[&quot;S60/9&quot;,&quot;S60x9&quot;,&quot;60x9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],&quot; &amp; &quot;&quot;&quot;&quot; &amp;&quot;shape_name&quot;&amp;&quot;&quot;&quot;&quot; &amp; &quot;:&quot; &amp; &quot;&quot;&quot;&quot; &amp;[.D22] &amp; &quot;&quot;&quot;&quot; &amp; &quot;,&quot; &amp; &quot;&quot;&quot;&quot;&amp;[.I22]" table:style-name="ce5">
            <text:p>{"S60/9": [{"shape_coords":[60,9],"shape_name":"Rectangle","synonyms":["S60/9","S60x9","6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10" table:formula="of:=&quot;S&quot; &amp; [.B23] &amp; &quot;/&quot; &amp;[.C23]" table:style-name="ce8">
            <text:p>S60/10</text:p>
          </table:table-cell>
          <table:table-cell office:value-type="float" office:value="60" table:style-name="ce8">
            <text:p>6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60/10" table:formula="of:=[.A23]" table:style-name="ce9">
            <text:p>S60/10</text:p>
          </table:table-cell>
          <table:table-cell office:value-type="string" office:string-value="S60x10" table:formula="of:=&quot;S&quot; &amp; [.B23] &amp; &quot;x&quot; &amp;[.C23]" table:style-name="ce9">
            <text:p>S60x10</text:p>
          </table:table-cell>
          <table:table-cell office:value-type="string" office:string-value="60x10" table:formula="of:=[.B23] &amp; &quot;x&quot; &amp;[.C23]" table:style-name="ce9">
            <text:p>60x10</text:p>
          </table:table-cell>
          <table:table-cell table:style-name="ce9"/>
          <table:table-cell office:value-type="string" office:string-value="synonyms&quot;:[&quot;S60/10&quot;,&quot;S60x10&quot;,&quot;60x10&quot;]}]}," table:formula="of:= &quot;synonyms&quot;&amp;&quot;&quot;&quot;&quot;&amp;&quot;:[&quot;&amp;&quot;&quot;&quot;&quot;&amp;[.E23]&amp;&quot;&quot;&quot;&quot;&amp;&quot;,&quot;&amp;&quot;&quot;&quot;&quot;&amp;[.F23]&amp;&quot;&quot;&quot;&quot;&amp;&quot;,&quot;&amp;&quot;&quot;&quot;&quot;&amp;[.G23]&amp;&quot;&quot;&quot;&quot;&amp;&quot;]}]},&quot;" table:style-name="ce9">
            <text:p>synonyms":["S60/10","S60x10","60x10"]}]},</text:p>
          </table:table-cell>
          <table:table-cell office:value-type="string" office:string-value="{&quot;S60/10&quot;: [{&quot;shape_coords&quot;:[60,10],&quot;shape_name&quot;:&quot;Rectangle&quot;,&quot;synonyms&quot;:[&quot;S60/10&quot;,&quot;S60x10&quot;,&quot;60x1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],&quot; &amp; &quot;&quot;&quot;&quot; &amp;&quot;shape_name&quot;&amp;&quot;&quot;&quot;&quot; &amp; &quot;:&quot; &amp; &quot;&quot;&quot;&quot; &amp;[.D23] &amp; &quot;&quot;&quot;&quot; &amp; &quot;,&quot; &amp; &quot;&quot;&quot;&quot;&amp;[.I23]" table:style-name="ce5">
            <text:p>{"S60/10": [{"shape_coords":[60,10],"shape_name":"Rectangle","synonyms":["S60/10","S60x10","6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4" table:formula="of:=&quot;S&quot; &amp; [.B24] &amp; &quot;/&quot; &amp;[.C24]" table:style-name="ce8">
            <text:p>S70/4</text:p>
          </table:table-cell>
          <table:table-cell office:value-type="float" office:value="70" table:style-name="ce8">
            <text:p>70</text:p>
          </table:table-cell>
          <table:table-cell office:value-type="float" office:value="4" table:style-name="ce8">
            <text:p>4</text:p>
          </table:table-cell>
          <table:table-cell office:value-type="string" table:style-name="ce5">
            <text:p>Rectangle</text:p>
          </table:table-cell>
          <table:table-cell office:value-type="string" office:string-value="S70/4" table:formula="of:=[.A24]" table:style-name="ce9">
            <text:p>S70/4</text:p>
          </table:table-cell>
          <table:table-cell office:value-type="string" office:string-value="S70x4" table:formula="of:=&quot;S&quot; &amp; [.B24] &amp; &quot;x&quot; &amp;[.C24]" table:style-name="ce9">
            <text:p>S70x4</text:p>
          </table:table-cell>
          <table:table-cell office:value-type="string" office:string-value="70x4" table:formula="of:=[.B24] &amp; &quot;x&quot; &amp;[.C24]" table:style-name="ce9">
            <text:p>70x4</text:p>
          </table:table-cell>
          <table:table-cell table:style-name="ce9"/>
          <table:table-cell office:value-type="string" office:string-value="synonyms&quot;:[&quot;S70/4&quot;,&quot;S70x4&quot;,&quot;70x4&quot;]}]}," table:formula="of:= &quot;synonyms&quot;&amp;&quot;&quot;&quot;&quot;&amp;&quot;:[&quot;&amp;&quot;&quot;&quot;&quot;&amp;[.E24]&amp;&quot;&quot;&quot;&quot;&amp;&quot;,&quot;&amp;&quot;&quot;&quot;&quot;&amp;[.F24]&amp;&quot;&quot;&quot;&quot;&amp;&quot;,&quot;&amp;&quot;&quot;&quot;&quot;&amp;[.G24]&amp;&quot;&quot;&quot;&quot;&amp;&quot;]}]},&quot;" table:style-name="ce9">
            <text:p>synonyms":["S70/4","S70x4","70x4"]}]},</text:p>
          </table:table-cell>
          <table:table-cell office:value-type="string" office:string-value="{&quot;S70/4&quot;: [{&quot;shape_coords&quot;:[70,4],&quot;shape_name&quot;:&quot;Rectangle&quot;,&quot;synonyms&quot;:[&quot;S70/4&quot;,&quot;S70x4&quot;,&quot;70x4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],&quot; &amp; &quot;&quot;&quot;&quot; &amp;&quot;shape_name&quot;&amp;&quot;&quot;&quot;&quot; &amp; &quot;:&quot; &amp; &quot;&quot;&quot;&quot; &amp;[.D24] &amp; &quot;&quot;&quot;&quot; &amp; &quot;,&quot; &amp; &quot;&quot;&quot;&quot;&amp;[.I24]" table:style-name="ce5">
            <text:p>{"S70/4": [{"shape_coords":[70,4],"shape_name":"Rectangle","synonyms":["S70/4","S70x4","7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5" table:formula="of:=&quot;S&quot; &amp; [.B25] &amp; &quot;/&quot; &amp;[.C25]" table:style-name="ce8">
            <text:p>S70/5</text:p>
          </table:table-cell>
          <table:table-cell office:value-type="float" office:value="70" table:style-name="ce8">
            <text:p>7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70/5" table:formula="of:=[.A25]" table:style-name="ce9">
            <text:p>S70/5</text:p>
          </table:table-cell>
          <table:table-cell office:value-type="string" office:string-value="S70x5" table:formula="of:=&quot;S&quot; &amp; [.B25] &amp; &quot;x&quot; &amp;[.C25]" table:style-name="ce9">
            <text:p>S70x5</text:p>
          </table:table-cell>
          <table:table-cell office:value-type="string" office:string-value="70x5" table:formula="of:=[.B25] &amp; &quot;x&quot; &amp;[.C25]" table:style-name="ce9">
            <text:p>70x5</text:p>
          </table:table-cell>
          <table:table-cell table:style-name="ce9"/>
          <table:table-cell office:value-type="string" office:string-value="synonyms&quot;:[&quot;S70/5&quot;,&quot;S70x5&quot;,&quot;70x5&quot;]}]}," table:formula="of:= &quot;synonyms&quot;&amp;&quot;&quot;&quot;&quot;&amp;&quot;:[&quot;&amp;&quot;&quot;&quot;&quot;&amp;[.E25]&amp;&quot;&quot;&quot;&quot;&amp;&quot;,&quot;&amp;&quot;&quot;&quot;&quot;&amp;[.F25]&amp;&quot;&quot;&quot;&quot;&amp;&quot;,&quot;&amp;&quot;&quot;&quot;&quot;&amp;[.G25]&amp;&quot;&quot;&quot;&quot;&amp;&quot;]}]},&quot;" table:style-name="ce9">
            <text:p>synonyms":["S70/5","S70x5","70x5"]}]},</text:p>
          </table:table-cell>
          <table:table-cell office:value-type="string" office:string-value="{&quot;S70/5&quot;: [{&quot;shape_coords&quot;:[70,5],&quot;shape_name&quot;:&quot;Rectangle&quot;,&quot;synonyms&quot;:[&quot;S70/5&quot;,&quot;S70x5&quot;,&quot;70x5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],&quot; &amp; &quot;&quot;&quot;&quot; &amp;&quot;shape_name&quot;&amp;&quot;&quot;&quot;&quot; &amp; &quot;:&quot; &amp; &quot;&quot;&quot;&quot; &amp;[.D25] &amp; &quot;&quot;&quot;&quot; &amp; &quot;,&quot; &amp; &quot;&quot;&quot;&quot;&amp;[.I25]" table:style-name="ce5">
            <text:p>{"S70/5": [{"shape_coords":[70,5],"shape_name":"Rectangle","synonyms":["S70/5","S70x5","7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6" table:formula="of:=&quot;S&quot; &amp; [.B26] &amp; &quot;/&quot; &amp;[.C26]" table:style-name="ce8">
            <text:p>S70/6</text:p>
          </table:table-cell>
          <table:table-cell office:value-type="float" office:value="70" table:style-name="ce8">
            <text:p>7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70/6" table:formula="of:=[.A26]" table:style-name="ce9">
            <text:p>S70/6</text:p>
          </table:table-cell>
          <table:table-cell office:value-type="string" office:string-value="S70x6" table:formula="of:=&quot;S&quot; &amp; [.B26] &amp; &quot;x&quot; &amp;[.C26]" table:style-name="ce9">
            <text:p>S70x6</text:p>
          </table:table-cell>
          <table:table-cell office:value-type="string" office:string-value="70x6" table:formula="of:=[.B26] &amp; &quot;x&quot; &amp;[.C26]" table:style-name="ce9">
            <text:p>70x6</text:p>
          </table:table-cell>
          <table:table-cell table:style-name="ce9"/>
          <table:table-cell office:value-type="string" office:string-value="synonyms&quot;:[&quot;S70/6&quot;,&quot;S70x6&quot;,&quot;70x6&quot;]}]}," table:formula="of:= &quot;synonyms&quot;&amp;&quot;&quot;&quot;&quot;&amp;&quot;:[&quot;&amp;&quot;&quot;&quot;&quot;&amp;[.E26]&amp;&quot;&quot;&quot;&quot;&amp;&quot;,&quot;&amp;&quot;&quot;&quot;&quot;&amp;[.F26]&amp;&quot;&quot;&quot;&quot;&amp;&quot;,&quot;&amp;&quot;&quot;&quot;&quot;&amp;[.G26]&amp;&quot;&quot;&quot;&quot;&amp;&quot;]}]},&quot;" table:style-name="ce9">
            <text:p>synonyms":["S70/6","S70x6","70x6"]}]},</text:p>
          </table:table-cell>
          <table:table-cell office:value-type="string" office:string-value="{&quot;S70/6&quot;: [{&quot;shape_coords&quot;:[70,6],&quot;shape_name&quot;:&quot;Rectangle&quot;,&quot;synonyms&quot;:[&quot;S70/6&quot;,&quot;S70x6&quot;,&quot;70x6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],&quot; &amp; &quot;&quot;&quot;&quot; &amp;&quot;shape_name&quot;&amp;&quot;&quot;&quot;&quot; &amp; &quot;:&quot; &amp; &quot;&quot;&quot;&quot; &amp;[.D26] &amp; &quot;&quot;&quot;&quot; &amp; &quot;,&quot; &amp; &quot;&quot;&quot;&quot;&amp;[.I26]" table:style-name="ce5">
            <text:p>{"S70/6": [{"shape_coords":[70,6],"shape_name":"Rectangle","synonyms":["S70/6","S70x6","7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7" table:formula="of:=&quot;S&quot; &amp; [.B27] &amp; &quot;/&quot; &amp;[.C27]" table:style-name="ce8">
            <text:p>S70/7</text:p>
          </table:table-cell>
          <table:table-cell office:value-type="float" office:value="70" table:style-name="ce8">
            <text:p>7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70/7" table:formula="of:=[.A27]" table:style-name="ce9">
            <text:p>S70/7</text:p>
          </table:table-cell>
          <table:table-cell office:value-type="string" office:string-value="S70x7" table:formula="of:=&quot;S&quot; &amp; [.B27] &amp; &quot;x&quot; &amp;[.C27]" table:style-name="ce9">
            <text:p>S70x7</text:p>
          </table:table-cell>
          <table:table-cell office:value-type="string" office:string-value="70x7" table:formula="of:=[.B27] &amp; &quot;x&quot; &amp;[.C27]" table:style-name="ce9">
            <text:p>70x7</text:p>
          </table:table-cell>
          <table:table-cell table:style-name="ce5"/>
          <table:table-cell office:value-type="string" office:string-value="synonyms&quot;:[&quot;S70/7&quot;,&quot;S70x7&quot;,&quot;70x7&quot;]}]}," table:formula="of:= &quot;synonyms&quot;&amp;&quot;&quot;&quot;&quot;&amp;&quot;:[&quot;&amp;&quot;&quot;&quot;&quot;&amp;[.E27]&amp;&quot;&quot;&quot;&quot;&amp;&quot;,&quot;&amp;&quot;&quot;&quot;&quot;&amp;[.F27]&amp;&quot;&quot;&quot;&quot;&amp;&quot;,&quot;&amp;&quot;&quot;&quot;&quot;&amp;[.G27]&amp;&quot;&quot;&quot;&quot;&amp;&quot;]}]},&quot;" table:style-name="ce9">
            <text:p>synonyms":["S70/7","S70x7","70x7"]}]},</text:p>
          </table:table-cell>
          <table:table-cell office:value-type="string" office:string-value="{&quot;S70/7&quot;: [{&quot;shape_coords&quot;:[70,7],&quot;shape_name&quot;:&quot;Rectangle&quot;,&quot;synonyms&quot;:[&quot;S70/7&quot;,&quot;S70x7&quot;,&quot;70x7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],&quot; &amp; &quot;&quot;&quot;&quot; &amp;&quot;shape_name&quot;&amp;&quot;&quot;&quot;&quot; &amp; &quot;:&quot; &amp; &quot;&quot;&quot;&quot; &amp;[.D27] &amp; &quot;&quot;&quot;&quot; &amp; &quot;,&quot; &amp; &quot;&quot;&quot;&quot;&amp;[.I27]" table:style-name="ce5">
            <text:p>{"S70/7": [{"shape_coords":[70,7],"shape_name":"Rectangle","synonyms":["S70/7","S70x7","7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8" table:formula="of:=&quot;S&quot; &amp; [.B28] &amp; &quot;/&quot; &amp;[.C28]" table:style-name="ce8">
            <text:p>S70/8</text:p>
          </table:table-cell>
          <table:table-cell office:value-type="float" office:value="70" table:style-name="ce8">
            <text:p>7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70/8" table:formula="of:=[.A28]" table:style-name="ce9">
            <text:p>S70/8</text:p>
          </table:table-cell>
          <table:table-cell office:value-type="string" office:string-value="S70x8" table:formula="of:=&quot;S&quot; &amp; [.B28] &amp; &quot;x&quot; &amp;[.C28]" table:style-name="ce9">
            <text:p>S70x8</text:p>
          </table:table-cell>
          <table:table-cell office:value-type="string" office:string-value="70x8" table:formula="of:=[.B28] &amp; &quot;x&quot; &amp;[.C28]" table:style-name="ce9">
            <text:p>70x8</text:p>
          </table:table-cell>
          <table:table-cell table:style-name="ce5"/>
          <table:table-cell office:value-type="string" office:string-value="synonyms&quot;:[&quot;S70/8&quot;,&quot;S70x8&quot;,&quot;70x8&quot;]}]}," table:formula="of:= &quot;synonyms&quot;&amp;&quot;&quot;&quot;&quot;&amp;&quot;:[&quot;&amp;&quot;&quot;&quot;&quot;&amp;[.E28]&amp;&quot;&quot;&quot;&quot;&amp;&quot;,&quot;&amp;&quot;&quot;&quot;&quot;&amp;[.F28]&amp;&quot;&quot;&quot;&quot;&amp;&quot;,&quot;&amp;&quot;&quot;&quot;&quot;&amp;[.G28]&amp;&quot;&quot;&quot;&quot;&amp;&quot;]}]},&quot;" table:style-name="ce9">
            <text:p>synonyms":["S70/8","S70x8","70x8"]}]},</text:p>
          </table:table-cell>
          <table:table-cell office:value-type="string" office:string-value="{&quot;S70/8&quot;: [{&quot;shape_coords&quot;:[70,8],&quot;shape_name&quot;:&quot;Rectangle&quot;,&quot;synonyms&quot;:[&quot;S70/8&quot;,&quot;S70x8&quot;,&quot;70x8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],&quot; &amp; &quot;&quot;&quot;&quot; &amp;&quot;shape_name&quot;&amp;&quot;&quot;&quot;&quot; &amp; &quot;:&quot; &amp; &quot;&quot;&quot;&quot; &amp;[.D28] &amp; &quot;&quot;&quot;&quot; &amp; &quot;,&quot; &amp; &quot;&quot;&quot;&quot;&amp;[.I28]" table:style-name="ce5">
            <text:p>{"S70/8": [{"shape_coords":[70,8],"shape_name":"Rectangle","synonyms":["S70/8","S70x8","7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9" table:formula="of:=&quot;S&quot; &amp; [.B29] &amp; &quot;/&quot; &amp;[.C29]" table:style-name="ce8">
            <text:p>S70/9</text:p>
          </table:table-cell>
          <table:table-cell office:value-type="float" office:value="70" table:style-name="ce8">
            <text:p>7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70/9" table:formula="of:=[.A29]" table:style-name="ce9">
            <text:p>S70/9</text:p>
          </table:table-cell>
          <table:table-cell office:value-type="string" office:string-value="S70x9" table:formula="of:=&quot;S&quot; &amp; [.B29] &amp; &quot;x&quot; &amp;[.C29]" table:style-name="ce9">
            <text:p>S70x9</text:p>
          </table:table-cell>
          <table:table-cell office:value-type="string" office:string-value="70x9" table:formula="of:=[.B29] &amp; &quot;x&quot; &amp;[.C29]" table:style-name="ce9">
            <text:p>70x9</text:p>
          </table:table-cell>
          <table:table-cell table:style-name="ce5"/>
          <table:table-cell office:value-type="string" office:string-value="synonyms&quot;:[&quot;S70/9&quot;,&quot;S70x9&quot;,&quot;70x9&quot;]}]}," table:formula="of:= &quot;synonyms&quot;&amp;&quot;&quot;&quot;&quot;&amp;&quot;:[&quot;&amp;&quot;&quot;&quot;&quot;&amp;[.E29]&amp;&quot;&quot;&quot;&quot;&amp;&quot;,&quot;&amp;&quot;&quot;&quot;&quot;&amp;[.F29]&amp;&quot;&quot;&quot;&quot;&amp;&quot;,&quot;&amp;&quot;&quot;&quot;&quot;&amp;[.G29]&amp;&quot;&quot;&quot;&quot;&amp;&quot;]}]},&quot;" table:style-name="ce9">
            <text:p>synonyms":["S70/9","S70x9","70x9"]}]},</text:p>
          </table:table-cell>
          <table:table-cell office:value-type="string" office:string-value="{&quot;S70/9&quot;: [{&quot;shape_coords&quot;:[70,9],&quot;shape_name&quot;:&quot;Rectangle&quot;,&quot;synonyms&quot;:[&quot;S70/9&quot;,&quot;S70x9&quot;,&quot;70x9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],&quot; &amp; &quot;&quot;&quot;&quot; &amp;&quot;shape_name&quot;&amp;&quot;&quot;&quot;&quot; &amp; &quot;:&quot; &amp; &quot;&quot;&quot;&quot; &amp;[.D29] &amp; &quot;&quot;&quot;&quot; &amp; &quot;,&quot; &amp; &quot;&quot;&quot;&quot;&amp;[.I29]" table:style-name="ce5">
            <text:p>{"S70/9": [{"shape_coords":[70,9],"shape_name":"Rectangle","synonyms":["S70/9","S70x9","7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10" table:formula="of:=&quot;S&quot; &amp; [.B30] &amp; &quot;/&quot; &amp;[.C30]" table:style-name="ce8">
            <text:p>S70/10</text:p>
          </table:table-cell>
          <table:table-cell office:value-type="float" office:value="70" table:style-name="ce8">
            <text:p>7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70/10" table:formula="of:=[.A30]" table:style-name="ce9">
            <text:p>S70/10</text:p>
          </table:table-cell>
          <table:table-cell office:value-type="string" office:string-value="S70x10" table:formula="of:=&quot;S&quot; &amp; [.B30] &amp; &quot;x&quot; &amp;[.C30]" table:style-name="ce9">
            <text:p>S70x10</text:p>
          </table:table-cell>
          <table:table-cell office:value-type="string" office:string-value="70x10" table:formula="of:=[.B30] &amp; &quot;x&quot; &amp;[.C30]" table:style-name="ce9">
            <text:p>70x10</text:p>
          </table:table-cell>
          <table:table-cell table:style-name="ce5"/>
          <table:table-cell office:value-type="string" office:string-value="synonyms&quot;:[&quot;S70/10&quot;,&quot;S70x10&quot;,&quot;70x10&quot;]}]}," table:formula="of:= &quot;synonyms&quot;&amp;&quot;&quot;&quot;&quot;&amp;&quot;:[&quot;&amp;&quot;&quot;&quot;&quot;&amp;[.E30]&amp;&quot;&quot;&quot;&quot;&amp;&quot;,&quot;&amp;&quot;&quot;&quot;&quot;&amp;[.F30]&amp;&quot;&quot;&quot;&quot;&amp;&quot;,&quot;&amp;&quot;&quot;&quot;&quot;&amp;[.G30]&amp;&quot;&quot;&quot;&quot;&amp;&quot;]}]},&quot;" table:style-name="ce9">
            <text:p>synonyms":["S70/10","S70x10","70x10"]}]},</text:p>
          </table:table-cell>
          <table:table-cell office:value-type="string" office:string-value="{&quot;S70/10&quot;: [{&quot;shape_coords&quot;:[70,10],&quot;shape_name&quot;:&quot;Rectangle&quot;,&quot;synonyms&quot;:[&quot;S70/10&quot;,&quot;S70x10&quot;,&quot;70x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],&quot; &amp; &quot;&quot;&quot;&quot; &amp;&quot;shape_name&quot;&amp;&quot;&quot;&quot;&quot; &amp; &quot;:&quot; &amp; &quot;&quot;&quot;&quot; &amp;[.D30] &amp; &quot;&quot;&quot;&quot; &amp; &quot;,&quot; &amp; &quot;&quot;&quot;&quot;&amp;[.I30]" table:style-name="ce5">
            <text:p>{"S70/10": [{"shape_coords":[70,10],"shape_name":"Rectangle","synonyms":["S70/10","S70x10","7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4" table:formula="of:=&quot;S&quot; &amp; [.B31] &amp; &quot;/&quot; &amp;[.C31]" table:style-name="ce8">
            <text:p>S80/4</text:p>
          </table:table-cell>
          <table:table-cell office:value-type="float" office:value="80" table:style-name="ce8">
            <text:p>80</text:p>
          </table:table-cell>
          <table:table-cell office:value-type="float" office:value="4" table:style-name="ce8">
            <text:p>4</text:p>
          </table:table-cell>
          <table:table-cell office:value-type="string" table:style-name="ce5">
            <text:p>Rectangle</text:p>
          </table:table-cell>
          <table:table-cell office:value-type="string" office:string-value="S80/4" table:formula="of:=[.A31]" table:style-name="ce9">
            <text:p>S80/4</text:p>
          </table:table-cell>
          <table:table-cell office:value-type="string" office:string-value="S80x4" table:formula="of:=&quot;S&quot; &amp; [.B31] &amp; &quot;x&quot; &amp;[.C31]" table:style-name="ce9">
            <text:p>S80x4</text:p>
          </table:table-cell>
          <table:table-cell office:value-type="string" office:string-value="80x4" table:formula="of:=[.B31] &amp; &quot;x&quot; &amp;[.C31]" table:style-name="ce9">
            <text:p>80x4</text:p>
          </table:table-cell>
          <table:table-cell table:style-name="ce5"/>
          <table:table-cell office:value-type="string" office:string-value="synonyms&quot;:[&quot;S80/4&quot;,&quot;S80x4&quot;,&quot;80x4&quot;]}]}," table:formula="of:= &quot;synonyms&quot;&amp;&quot;&quot;&quot;&quot;&amp;&quot;:[&quot;&amp;&quot;&quot;&quot;&quot;&amp;[.E31]&amp;&quot;&quot;&quot;&quot;&amp;&quot;,&quot;&amp;&quot;&quot;&quot;&quot;&amp;[.F31]&amp;&quot;&quot;&quot;&quot;&amp;&quot;,&quot;&amp;&quot;&quot;&quot;&quot;&amp;[.G31]&amp;&quot;&quot;&quot;&quot;&amp;&quot;]}]},&quot;" table:style-name="ce9">
            <text:p>synonyms":["S80/4","S80x4","80x4"]}]},</text:p>
          </table:table-cell>
          <table:table-cell office:value-type="string" office:string-value="{&quot;S80/4&quot;: [{&quot;shape_coords&quot;:[80,4],&quot;shape_name&quot;:&quot;Rectangle&quot;,&quot;synonyms&quot;:[&quot;S80/4&quot;,&quot;S80x4&quot;,&quot;80x4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],&quot; &amp; &quot;&quot;&quot;&quot; &amp;&quot;shape_name&quot;&amp;&quot;&quot;&quot;&quot; &amp; &quot;:&quot; &amp; &quot;&quot;&quot;&quot; &amp;[.D31] &amp; &quot;&quot;&quot;&quot; &amp; &quot;,&quot; &amp; &quot;&quot;&quot;&quot;&amp;[.I31]" table:style-name="ce5">
            <text:p>{"S80/4": [{"shape_coords":[80,4],"shape_name":"Rectangle","synonyms":["S80/4","S80x4","8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5" table:formula="of:=&quot;S&quot; &amp; [.B32] &amp; &quot;/&quot; &amp;[.C32]" table:style-name="ce8">
            <text:p>S80/5</text:p>
          </table:table-cell>
          <table:table-cell office:value-type="float" office:value="80" table:style-name="ce8">
            <text:p>8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80/5" table:formula="of:=[.A32]" table:style-name="ce9">
            <text:p>S80/5</text:p>
          </table:table-cell>
          <table:table-cell office:value-type="string" office:string-value="S80x5" table:formula="of:=&quot;S&quot; &amp; [.B32] &amp; &quot;x&quot; &amp;[.C32]" table:style-name="ce9">
            <text:p>S80x5</text:p>
          </table:table-cell>
          <table:table-cell office:value-type="string" office:string-value="80x5" table:formula="of:=[.B32] &amp; &quot;x&quot; &amp;[.C32]" table:style-name="ce9">
            <text:p>80x5</text:p>
          </table:table-cell>
          <table:table-cell table:style-name="ce5"/>
          <table:table-cell office:value-type="string" office:string-value="synonyms&quot;:[&quot;S80/5&quot;,&quot;S80x5&quot;,&quot;80x5&quot;]}]}," table:formula="of:= &quot;synonyms&quot;&amp;&quot;&quot;&quot;&quot;&amp;&quot;:[&quot;&amp;&quot;&quot;&quot;&quot;&amp;[.E32]&amp;&quot;&quot;&quot;&quot;&amp;&quot;,&quot;&amp;&quot;&quot;&quot;&quot;&amp;[.F32]&amp;&quot;&quot;&quot;&quot;&amp;&quot;,&quot;&amp;&quot;&quot;&quot;&quot;&amp;[.G32]&amp;&quot;&quot;&quot;&quot;&amp;&quot;]}]},&quot;" table:style-name="ce9">
            <text:p>synonyms":["S80/5","S80x5","80x5"]}]},</text:p>
          </table:table-cell>
          <table:table-cell office:value-type="string" office:string-value="{&quot;S80/5&quot;: [{&quot;shape_coords&quot;:[80,5],&quot;shape_name&quot;:&quot;Rectangle&quot;,&quot;synonyms&quot;:[&quot;S80/5&quot;,&quot;S80x5&quot;,&quot;80x5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],&quot; &amp; &quot;&quot;&quot;&quot; &amp;&quot;shape_name&quot;&amp;&quot;&quot;&quot;&quot; &amp; &quot;:&quot; &amp; &quot;&quot;&quot;&quot; &amp;[.D32] &amp; &quot;&quot;&quot;&quot; &amp; &quot;,&quot; &amp; &quot;&quot;&quot;&quot;&amp;[.I32]" table:style-name="ce5">
            <text:p>{"S80/5": [{"shape_coords":[80,5],"shape_name":"Rectangle","synonyms":["S80/5","S80x5","8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6" table:formula="of:=&quot;S&quot; &amp; [.B33] &amp; &quot;/&quot; &amp;[.C33]" table:style-name="ce8">
            <text:p>S80/6</text:p>
          </table:table-cell>
          <table:table-cell office:value-type="float" office:value="80" table:style-name="ce8">
            <text:p>8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80/6" table:formula="of:=[.A33]" table:style-name="ce9">
            <text:p>S80/6</text:p>
          </table:table-cell>
          <table:table-cell office:value-type="string" office:string-value="S80x6" table:formula="of:=&quot;S&quot; &amp; [.B33] &amp; &quot;x&quot; &amp;[.C33]" table:style-name="ce9">
            <text:p>S80x6</text:p>
          </table:table-cell>
          <table:table-cell office:value-type="string" office:string-value="80x6" table:formula="of:=[.B33] &amp; &quot;x&quot; &amp;[.C33]" table:style-name="ce9">
            <text:p>80x6</text:p>
          </table:table-cell>
          <table:table-cell table:style-name="ce5"/>
          <table:table-cell office:value-type="string" office:string-value="synonyms&quot;:[&quot;S80/6&quot;,&quot;S80x6&quot;,&quot;80x6&quot;]}]}," table:formula="of:= &quot;synonyms&quot;&amp;&quot;&quot;&quot;&quot;&amp;&quot;:[&quot;&amp;&quot;&quot;&quot;&quot;&amp;[.E33]&amp;&quot;&quot;&quot;&quot;&amp;&quot;,&quot;&amp;&quot;&quot;&quot;&quot;&amp;[.F33]&amp;&quot;&quot;&quot;&quot;&amp;&quot;,&quot;&amp;&quot;&quot;&quot;&quot;&amp;[.G33]&amp;&quot;&quot;&quot;&quot;&amp;&quot;]}]},&quot;" table:style-name="ce9">
            <text:p>synonyms":["S80/6","S80x6","80x6"]}]},</text:p>
          </table:table-cell>
          <table:table-cell office:value-type="string" office:string-value="{&quot;S80/6&quot;: [{&quot;shape_coords&quot;:[80,6],&quot;shape_name&quot;:&quot;Rectangle&quot;,&quot;synonyms&quot;:[&quot;S80/6&quot;,&quot;S80x6&quot;,&quot;80x6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],&quot; &amp; &quot;&quot;&quot;&quot; &amp;&quot;shape_name&quot;&amp;&quot;&quot;&quot;&quot; &amp; &quot;:&quot; &amp; &quot;&quot;&quot;&quot; &amp;[.D33] &amp; &quot;&quot;&quot;&quot; &amp; &quot;,&quot; &amp; &quot;&quot;&quot;&quot;&amp;[.I33]" table:style-name="ce5">
            <text:p>{"S80/6": [{"shape_coords":[80,6],"shape_name":"Rectangle","synonyms":["S80/6","S80x6","8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7" table:formula="of:=&quot;S&quot; &amp; [.B34] &amp; &quot;/&quot; &amp;[.C34]" table:style-name="ce8">
            <text:p>S80/7</text:p>
          </table:table-cell>
          <table:table-cell office:value-type="float" office:value="80" table:style-name="ce8">
            <text:p>8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80/7" table:formula="of:=[.A34]" table:style-name="ce9">
            <text:p>S80/7</text:p>
          </table:table-cell>
          <table:table-cell office:value-type="string" office:string-value="S80x7" table:formula="of:=&quot;S&quot; &amp; [.B34] &amp; &quot;x&quot; &amp;[.C34]" table:style-name="ce9">
            <text:p>S80x7</text:p>
          </table:table-cell>
          <table:table-cell office:value-type="string" office:string-value="80x7" table:formula="of:=[.B34] &amp; &quot;x&quot; &amp;[.C34]" table:style-name="ce9">
            <text:p>80x7</text:p>
          </table:table-cell>
          <table:table-cell table:style-name="ce5"/>
          <table:table-cell office:value-type="string" office:string-value="synonyms&quot;:[&quot;S80/7&quot;,&quot;S80x7&quot;,&quot;80x7&quot;]}]}," table:formula="of:= &quot;synonyms&quot;&amp;&quot;&quot;&quot;&quot;&amp;&quot;:[&quot;&amp;&quot;&quot;&quot;&quot;&amp;[.E34]&amp;&quot;&quot;&quot;&quot;&amp;&quot;,&quot;&amp;&quot;&quot;&quot;&quot;&amp;[.F34]&amp;&quot;&quot;&quot;&quot;&amp;&quot;,&quot;&amp;&quot;&quot;&quot;&quot;&amp;[.G34]&amp;&quot;&quot;&quot;&quot;&amp;&quot;]}]},&quot;" table:style-name="ce9">
            <text:p>synonyms":["S80/7","S80x7","80x7"]}]},</text:p>
          </table:table-cell>
          <table:table-cell office:value-type="string" office:string-value="{&quot;S80/7&quot;: [{&quot;shape_coords&quot;:[80,7],&quot;shape_name&quot;:&quot;Rectangle&quot;,&quot;synonyms&quot;:[&quot;S80/7&quot;,&quot;S80x7&quot;,&quot;80x7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],&quot; &amp; &quot;&quot;&quot;&quot; &amp;&quot;shape_name&quot;&amp;&quot;&quot;&quot;&quot; &amp; &quot;:&quot; &amp; &quot;&quot;&quot;&quot; &amp;[.D34] &amp; &quot;&quot;&quot;&quot; &amp; &quot;,&quot; &amp; &quot;&quot;&quot;&quot;&amp;[.I34]" table:style-name="ce5">
            <text:p>{"S80/7": [{"shape_coords":[80,7],"shape_name":"Rectangle","synonyms":["S80/7","S80x7","8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8" table:formula="of:=&quot;S&quot; &amp; [.B35] &amp; &quot;/&quot; &amp;[.C35]" table:style-name="ce8">
            <text:p>S80/8</text:p>
          </table:table-cell>
          <table:table-cell office:value-type="float" office:value="80" table:style-name="ce8">
            <text:p>8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80/8" table:formula="of:=[.A35]" table:style-name="ce9">
            <text:p>S80/8</text:p>
          </table:table-cell>
          <table:table-cell office:value-type="string" office:string-value="S80x8" table:formula="of:=&quot;S&quot; &amp; [.B35] &amp; &quot;x&quot; &amp;[.C35]" table:style-name="ce9">
            <text:p>S80x8</text:p>
          </table:table-cell>
          <table:table-cell office:value-type="string" office:string-value="80x8" table:formula="of:=[.B35] &amp; &quot;x&quot; &amp;[.C35]" table:style-name="ce9">
            <text:p>80x8</text:p>
          </table:table-cell>
          <table:table-cell table:style-name="ce5"/>
          <table:table-cell office:value-type="string" office:string-value="synonyms&quot;:[&quot;S80/8&quot;,&quot;S80x8&quot;,&quot;80x8&quot;]}]}," table:formula="of:= &quot;synonyms&quot;&amp;&quot;&quot;&quot;&quot;&amp;&quot;:[&quot;&amp;&quot;&quot;&quot;&quot;&amp;[.E35]&amp;&quot;&quot;&quot;&quot;&amp;&quot;,&quot;&amp;&quot;&quot;&quot;&quot;&amp;[.F35]&amp;&quot;&quot;&quot;&quot;&amp;&quot;,&quot;&amp;&quot;&quot;&quot;&quot;&amp;[.G35]&amp;&quot;&quot;&quot;&quot;&amp;&quot;]}]},&quot;" table:style-name="ce9">
            <text:p>synonyms":["S80/8","S80x8","80x8"]}]},</text:p>
          </table:table-cell>
          <table:table-cell office:value-type="string" office:string-value="{&quot;S80/8&quot;: [{&quot;shape_coords&quot;:[80,8],&quot;shape_name&quot;:&quot;Rectangle&quot;,&quot;synonyms&quot;:[&quot;S80/8&quot;,&quot;S80x8&quot;,&quot;80x8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],&quot; &amp; &quot;&quot;&quot;&quot; &amp;&quot;shape_name&quot;&amp;&quot;&quot;&quot;&quot; &amp; &quot;:&quot; &amp; &quot;&quot;&quot;&quot; &amp;[.D35] &amp; &quot;&quot;&quot;&quot; &amp; &quot;,&quot; &amp; &quot;&quot;&quot;&quot;&amp;[.I35]" table:style-name="ce5">
            <text:p>{"S80/8": [{"shape_coords":[80,8],"shape_name":"Rectangle","synonyms":["S80/8","S80x8","8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9" table:formula="of:=&quot;S&quot; &amp; [.B36] &amp; &quot;/&quot; &amp;[.C36]" table:style-name="ce8">
            <text:p>S80/9</text:p>
          </table:table-cell>
          <table:table-cell office:value-type="float" office:value="80" table:style-name="ce8">
            <text:p>8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80/9" table:formula="of:=[.A36]" table:style-name="ce9">
            <text:p>S80/9</text:p>
          </table:table-cell>
          <table:table-cell office:value-type="string" office:string-value="S80x9" table:formula="of:=&quot;S&quot; &amp; [.B36] &amp; &quot;x&quot; &amp;[.C36]" table:style-name="ce9">
            <text:p>S80x9</text:p>
          </table:table-cell>
          <table:table-cell office:value-type="string" office:string-value="80x9" table:formula="of:=[.B36] &amp; &quot;x&quot; &amp;[.C36]" table:style-name="ce9">
            <text:p>80x9</text:p>
          </table:table-cell>
          <table:table-cell table:style-name="ce5"/>
          <table:table-cell office:value-type="string" office:string-value="synonyms&quot;:[&quot;S80/9&quot;,&quot;S80x9&quot;,&quot;80x9&quot;]}]}," table:formula="of:= &quot;synonyms&quot;&amp;&quot;&quot;&quot;&quot;&amp;&quot;:[&quot;&amp;&quot;&quot;&quot;&quot;&amp;[.E36]&amp;&quot;&quot;&quot;&quot;&amp;&quot;,&quot;&amp;&quot;&quot;&quot;&quot;&amp;[.F36]&amp;&quot;&quot;&quot;&quot;&amp;&quot;,&quot;&amp;&quot;&quot;&quot;&quot;&amp;[.G36]&amp;&quot;&quot;&quot;&quot;&amp;&quot;]}]},&quot;" table:style-name="ce9">
            <text:p>synonyms":["S80/9","S80x9","80x9"]}]},</text:p>
          </table:table-cell>
          <table:table-cell office:value-type="string" office:string-value="{&quot;S80/9&quot;: [{&quot;shape_coords&quot;:[80,9],&quot;shape_name&quot;:&quot;Rectangle&quot;,&quot;synonyms&quot;:[&quot;S80/9&quot;,&quot;S80x9&quot;,&quot;80x9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],&quot; &amp; &quot;&quot;&quot;&quot; &amp;&quot;shape_name&quot;&amp;&quot;&quot;&quot;&quot; &amp; &quot;:&quot; &amp; &quot;&quot;&quot;&quot; &amp;[.D36] &amp; &quot;&quot;&quot;&quot; &amp; &quot;,&quot; &amp; &quot;&quot;&quot;&quot;&amp;[.I36]" table:style-name="ce5">
            <text:p>{"S80/9": [{"shape_coords":[80,9],"shape_name":"Rectangle","synonyms":["S80/9","S80x9","8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10" table:formula="of:=&quot;S&quot; &amp; [.B37] &amp; &quot;/&quot; &amp;[.C37]" table:style-name="ce8">
            <text:p>S80/10</text:p>
          </table:table-cell>
          <table:table-cell office:value-type="float" office:value="80" table:style-name="ce8">
            <text:p>8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80/10" table:formula="of:=[.A37]" table:style-name="ce9">
            <text:p>S80/10</text:p>
          </table:table-cell>
          <table:table-cell office:value-type="string" office:string-value="S80x10" table:formula="of:=&quot;S&quot; &amp; [.B37] &amp; &quot;x&quot; &amp;[.C37]" table:style-name="ce9">
            <text:p>S80x10</text:p>
          </table:table-cell>
          <table:table-cell office:value-type="string" office:string-value="80x10" table:formula="of:=[.B37] &amp; &quot;x&quot; &amp;[.C37]" table:style-name="ce9">
            <text:p>80x10</text:p>
          </table:table-cell>
          <table:table-cell table:style-name="ce5"/>
          <table:table-cell office:value-type="string" office:string-value="synonyms&quot;:[&quot;S80/10&quot;,&quot;S80x10&quot;,&quot;80x10&quot;]}]}," table:formula="of:= &quot;synonyms&quot;&amp;&quot;&quot;&quot;&quot;&amp;&quot;:[&quot;&amp;&quot;&quot;&quot;&quot;&amp;[.E37]&amp;&quot;&quot;&quot;&quot;&amp;&quot;,&quot;&amp;&quot;&quot;&quot;&quot;&amp;[.F37]&amp;&quot;&quot;&quot;&quot;&amp;&quot;,&quot;&amp;&quot;&quot;&quot;&quot;&amp;[.G37]&amp;&quot;&quot;&quot;&quot;&amp;&quot;]}]},&quot;" table:style-name="ce9">
            <text:p>synonyms":["S80/10","S80x10","80x10"]}]},</text:p>
          </table:table-cell>
          <table:table-cell office:value-type="string" office:string-value="{&quot;S80/10&quot;: [{&quot;shape_coords&quot;:[80,10],&quot;shape_name&quot;:&quot;Rectangle&quot;,&quot;synonyms&quot;:[&quot;S80/10&quot;,&quot;S80x10&quot;,&quot;80x1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],&quot; &amp; &quot;&quot;&quot;&quot; &amp;&quot;shape_name&quot;&amp;&quot;&quot;&quot;&quot; &amp; &quot;:&quot; &amp; &quot;&quot;&quot;&quot; &amp;[.D37] &amp; &quot;&quot;&quot;&quot; &amp; &quot;,&quot; &amp; &quot;&quot;&quot;&quot;&amp;[.I37]" table:style-name="ce5">
            <text:p>{"S80/10": [{"shape_coords":[80,10],"shape_name":"Rectangle","synonyms":["S80/10","S80x10","8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12" table:formula="of:=&quot;S&quot; &amp; [.B38] &amp; &quot;/&quot; &amp;[.C38]" table:style-name="ce8">
            <text:p>S80/12</text:p>
          </table:table-cell>
          <table:table-cell office:value-type="float" office:value="80" table:style-name="ce8">
            <text:p>80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Rectangle</text:p>
          </table:table-cell>
          <table:table-cell office:value-type="string" office:string-value="S80/12" table:formula="of:=[.A38]" table:style-name="ce9">
            <text:p>S80/12</text:p>
          </table:table-cell>
          <table:table-cell office:value-type="string" office:string-value="S80x12" table:formula="of:=&quot;S&quot; &amp; [.B38] &amp; &quot;x&quot; &amp;[.C38]" table:style-name="ce9">
            <text:p>S80x12</text:p>
          </table:table-cell>
          <table:table-cell office:value-type="string" office:string-value="80x12" table:formula="of:=[.B38] &amp; &quot;x&quot; &amp;[.C38]" table:style-name="ce9">
            <text:p>80x12</text:p>
          </table:table-cell>
          <table:table-cell table:style-name="ce5"/>
          <table:table-cell office:value-type="string" office:string-value="synonyms&quot;:[&quot;S80/12&quot;,&quot;S80x12&quot;,&quot;80x12&quot;]}]}," table:formula="of:= &quot;synonyms&quot;&amp;&quot;&quot;&quot;&quot;&amp;&quot;:[&quot;&amp;&quot;&quot;&quot;&quot;&amp;[.E38]&amp;&quot;&quot;&quot;&quot;&amp;&quot;,&quot;&amp;&quot;&quot;&quot;&quot;&amp;[.F38]&amp;&quot;&quot;&quot;&quot;&amp;&quot;,&quot;&amp;&quot;&quot;&quot;&quot;&amp;[.G38]&amp;&quot;&quot;&quot;&quot;&amp;&quot;]}]},&quot;" table:style-name="ce9">
            <text:p>synonyms":["S80/12","S80x12","80x12"]}]},</text:p>
          </table:table-cell>
          <table:table-cell office:value-type="string" office:string-value="{&quot;S80/12&quot;: [{&quot;shape_coords&quot;:[80,12],&quot;shape_name&quot;:&quot;Rectangle&quot;,&quot;synonyms&quot;:[&quot;S80/12&quot;,&quot;S80x12&quot;,&quot;80x12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],&quot; &amp; &quot;&quot;&quot;&quot; &amp;&quot;shape_name&quot;&amp;&quot;&quot;&quot;&quot; &amp; &quot;:&quot; &amp; &quot;&quot;&quot;&quot; &amp;[.D38] &amp; &quot;&quot;&quot;&quot; &amp; &quot;,&quot; &amp; &quot;&quot;&quot;&quot;&amp;[.I38]" table:style-name="ce5">
            <text:p>{"S80/12": [{"shape_coords":[80,12],"shape_name":"Rectangle","synonyms":["S80/12","S80x12","80x12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15" table:formula="of:=&quot;S&quot; &amp; [.B39] &amp; &quot;/&quot; &amp;[.C39]" table:style-name="ce8">
            <text:p>S80/15</text:p>
          </table:table-cell>
          <table:table-cell office:value-type="float" office:value="80" table:style-name="ce8">
            <text:p>80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Rectangle</text:p>
          </table:table-cell>
          <table:table-cell office:value-type="string" office:string-value="S80/15" table:formula="of:=[.A39]" table:style-name="ce9">
            <text:p>S80/15</text:p>
          </table:table-cell>
          <table:table-cell office:value-type="string" office:string-value="S80x15" table:formula="of:=&quot;S&quot; &amp; [.B39] &amp; &quot;x&quot; &amp;[.C39]" table:style-name="ce9">
            <text:p>S80x15</text:p>
          </table:table-cell>
          <table:table-cell office:value-type="string" office:string-value="80x15" table:formula="of:=[.B39] &amp; &quot;x&quot; &amp;[.C39]" table:style-name="ce9">
            <text:p>80x15</text:p>
          </table:table-cell>
          <table:table-cell table:style-name="ce5"/>
          <table:table-cell office:value-type="string" office:string-value="synonyms&quot;:[&quot;S80/15&quot;,&quot;S80x15&quot;,&quot;80x15&quot;]}]}," table:formula="of:= &quot;synonyms&quot;&amp;&quot;&quot;&quot;&quot;&amp;&quot;:[&quot;&amp;&quot;&quot;&quot;&quot;&amp;[.E39]&amp;&quot;&quot;&quot;&quot;&amp;&quot;,&quot;&amp;&quot;&quot;&quot;&quot;&amp;[.F39]&amp;&quot;&quot;&quot;&quot;&amp;&quot;,&quot;&amp;&quot;&quot;&quot;&quot;&amp;[.G39]&amp;&quot;&quot;&quot;&quot;&amp;&quot;]}]},&quot;" table:style-name="ce9">
            <text:p>synonyms":["S80/15","S80x15","80x15"]}]},</text:p>
          </table:table-cell>
          <table:table-cell office:value-type="string" office:string-value="{&quot;S80/15&quot;: [{&quot;shape_coords&quot;:[80,15],&quot;shape_name&quot;:&quot;Rectangle&quot;,&quot;synonyms&quot;:[&quot;S80/15&quot;,&quot;S80x15&quot;,&quot;80x15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],&quot; &amp; &quot;&quot;&quot;&quot; &amp;&quot;shape_name&quot;&amp;&quot;&quot;&quot;&quot; &amp; &quot;:&quot; &amp; &quot;&quot;&quot;&quot; &amp;[.D39] &amp; &quot;&quot;&quot;&quot; &amp; &quot;,&quot; &amp; &quot;&quot;&quot;&quot;&amp;[.I39]" table:style-name="ce5">
            <text:p>{"S80/15": [{"shape_coords":[80,15],"shape_name":"Rectangle","synonyms":["S80/15","S80x15","80x1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5" table:formula="of:=&quot;S&quot; &amp; [.B40] &amp; &quot;/&quot; &amp;[.C40]" table:style-name="ce8">
            <text:p>S100/5</text:p>
          </table:table-cell>
          <table:table-cell office:value-type="float" office:value="100" table:style-name="ce8">
            <text:p>10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100/5" table:formula="of:=[.A40]" table:style-name="ce9">
            <text:p>S100/5</text:p>
          </table:table-cell>
          <table:table-cell office:value-type="string" office:string-value="S100x5" table:formula="of:=&quot;S&quot; &amp; [.B40] &amp; &quot;x&quot; &amp;[.C40]" table:style-name="ce9">
            <text:p>S100x5</text:p>
          </table:table-cell>
          <table:table-cell office:value-type="string" office:string-value="100x5" table:formula="of:=[.B40] &amp; &quot;x&quot; &amp;[.C40]" table:style-name="ce9">
            <text:p>100x5</text:p>
          </table:table-cell>
          <table:table-cell table:style-name="ce5"/>
          <table:table-cell office:value-type="string" office:string-value="synonyms&quot;:[&quot;S100/5&quot;,&quot;S100x5&quot;,&quot;100x5&quot;]}]}," table:formula="of:= &quot;synonyms&quot;&amp;&quot;&quot;&quot;&quot;&amp;&quot;:[&quot;&amp;&quot;&quot;&quot;&quot;&amp;[.E40]&amp;&quot;&quot;&quot;&quot;&amp;&quot;,&quot;&amp;&quot;&quot;&quot;&quot;&amp;[.F40]&amp;&quot;&quot;&quot;&quot;&amp;&quot;,&quot;&amp;&quot;&quot;&quot;&quot;&amp;[.G40]&amp;&quot;&quot;&quot;&quot;&amp;&quot;]}]},&quot;" table:style-name="ce9">
            <text:p>synonyms":["S100/5","S100x5","100x5"]}]},</text:p>
          </table:table-cell>
          <table:table-cell office:value-type="string" office:string-value="{&quot;S100/5&quot;: [{&quot;shape_coords&quot;:[100,5],&quot;shape_name&quot;:&quot;Rectangle&quot;,&quot;synonyms&quot;:[&quot;S100/5&quot;,&quot;S100x5&quot;,&quot;100x5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],&quot; &amp; &quot;&quot;&quot;&quot; &amp;&quot;shape_name&quot;&amp;&quot;&quot;&quot;&quot; &amp; &quot;:&quot; &amp; &quot;&quot;&quot;&quot; &amp;[.D40] &amp; &quot;&quot;&quot;&quot; &amp; &quot;,&quot; &amp; &quot;&quot;&quot;&quot;&amp;[.I40]" table:style-name="ce5">
            <text:p>{"S100/5": [{"shape_coords":[100,5],"shape_name":"Rectangle","synonyms":["S100/5","S100x5","10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6" table:formula="of:=&quot;S&quot; &amp; [.B41] &amp; &quot;/&quot; &amp;[.C41]" table:style-name="ce8">
            <text:p>S100/6</text:p>
          </table:table-cell>
          <table:table-cell office:value-type="float" office:value="100" table:style-name="ce8">
            <text:p>10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100/6" table:formula="of:=[.A41]" table:style-name="ce9">
            <text:p>S100/6</text:p>
          </table:table-cell>
          <table:table-cell office:value-type="string" office:string-value="S100x6" table:formula="of:=&quot;S&quot; &amp; [.B41] &amp; &quot;x&quot; &amp;[.C41]" table:style-name="ce9">
            <text:p>S100x6</text:p>
          </table:table-cell>
          <table:table-cell office:value-type="string" office:string-value="100x6" table:formula="of:=[.B41] &amp; &quot;x&quot; &amp;[.C41]" table:style-name="ce9">
            <text:p>100x6</text:p>
          </table:table-cell>
          <table:table-cell table:style-name="ce5"/>
          <table:table-cell office:value-type="string" office:string-value="synonyms&quot;:[&quot;S100/6&quot;,&quot;S100x6&quot;,&quot;100x6&quot;]}]}," table:formula="of:= &quot;synonyms&quot;&amp;&quot;&quot;&quot;&quot;&amp;&quot;:[&quot;&amp;&quot;&quot;&quot;&quot;&amp;[.E41]&amp;&quot;&quot;&quot;&quot;&amp;&quot;,&quot;&amp;&quot;&quot;&quot;&quot;&amp;[.F41]&amp;&quot;&quot;&quot;&quot;&amp;&quot;,&quot;&amp;&quot;&quot;&quot;&quot;&amp;[.G41]&amp;&quot;&quot;&quot;&quot;&amp;&quot;]}]},&quot;" table:style-name="ce9">
            <text:p>synonyms":["S100/6","S100x6","100x6"]}]},</text:p>
          </table:table-cell>
          <table:table-cell office:value-type="string" office:string-value="{&quot;S100/6&quot;: [{&quot;shape_coords&quot;:[100,6],&quot;shape_name&quot;:&quot;Rectangle&quot;,&quot;synonyms&quot;:[&quot;S100/6&quot;,&quot;S100x6&quot;,&quot;100x6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],&quot; &amp; &quot;&quot;&quot;&quot; &amp;&quot;shape_name&quot;&amp;&quot;&quot;&quot;&quot; &amp; &quot;:&quot; &amp; &quot;&quot;&quot;&quot; &amp;[.D41] &amp; &quot;&quot;&quot;&quot; &amp; &quot;,&quot; &amp; &quot;&quot;&quot;&quot;&amp;[.I41]" table:style-name="ce5">
            <text:p>{"S100/6": [{"shape_coords":[100,6],"shape_name":"Rectangle","synonyms":["S100/6","S100x6","10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7" table:formula="of:=&quot;S&quot; &amp; [.B42] &amp; &quot;/&quot; &amp;[.C42]" table:style-name="ce8">
            <text:p>S100/7</text:p>
          </table:table-cell>
          <table:table-cell office:value-type="float" office:value="100" table:style-name="ce8">
            <text:p>10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100/7" table:formula="of:=[.A42]" table:style-name="ce9">
            <text:p>S100/7</text:p>
          </table:table-cell>
          <table:table-cell office:value-type="string" office:string-value="S100x7" table:formula="of:=&quot;S&quot; &amp; [.B42] &amp; &quot;x&quot; &amp;[.C42]" table:style-name="ce9">
            <text:p>S100x7</text:p>
          </table:table-cell>
          <table:table-cell office:value-type="string" office:string-value="100x7" table:formula="of:=[.B42] &amp; &quot;x&quot; &amp;[.C42]" table:style-name="ce9">
            <text:p>100x7</text:p>
          </table:table-cell>
          <table:table-cell table:style-name="ce5"/>
          <table:table-cell office:value-type="string" office:string-value="synonyms&quot;:[&quot;S100/7&quot;,&quot;S100x7&quot;,&quot;100x7&quot;]}]}," table:formula="of:= &quot;synonyms&quot;&amp;&quot;&quot;&quot;&quot;&amp;&quot;:[&quot;&amp;&quot;&quot;&quot;&quot;&amp;[.E42]&amp;&quot;&quot;&quot;&quot;&amp;&quot;,&quot;&amp;&quot;&quot;&quot;&quot;&amp;[.F42]&amp;&quot;&quot;&quot;&quot;&amp;&quot;,&quot;&amp;&quot;&quot;&quot;&quot;&amp;[.G42]&amp;&quot;&quot;&quot;&quot;&amp;&quot;]}]},&quot;" table:style-name="ce9">
            <text:p>synonyms":["S100/7","S100x7","100x7"]}]},</text:p>
          </table:table-cell>
          <table:table-cell office:value-type="string" office:string-value="{&quot;S100/7&quot;: [{&quot;shape_coords&quot;:[100,7],&quot;shape_name&quot;:&quot;Rectangle&quot;,&quot;synonyms&quot;:[&quot;S100/7&quot;,&quot;S100x7&quot;,&quot;100x7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],&quot; &amp; &quot;&quot;&quot;&quot; &amp;&quot;shape_name&quot;&amp;&quot;&quot;&quot;&quot; &amp; &quot;:&quot; &amp; &quot;&quot;&quot;&quot; &amp;[.D42] &amp; &quot;&quot;&quot;&quot; &amp; &quot;,&quot; &amp; &quot;&quot;&quot;&quot;&amp;[.I42]" table:style-name="ce5">
            <text:p>{"S100/7": [{"shape_coords":[100,7],"shape_name":"Rectangle","synonyms":["S100/7","S100x7","10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8" table:formula="of:=&quot;S&quot; &amp; [.B43] &amp; &quot;/&quot; &amp;[.C43]" table:style-name="ce8">
            <text:p>S100/8</text:p>
          </table:table-cell>
          <table:table-cell office:value-type="float" office:value="100" table:style-name="ce8">
            <text:p>10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100/8" table:formula="of:=[.A43]" table:style-name="ce9">
            <text:p>S100/8</text:p>
          </table:table-cell>
          <table:table-cell office:value-type="string" office:string-value="S100x8" table:formula="of:=&quot;S&quot; &amp; [.B43] &amp; &quot;x&quot; &amp;[.C43]" table:style-name="ce9">
            <text:p>S100x8</text:p>
          </table:table-cell>
          <table:table-cell office:value-type="string" office:string-value="100x8" table:formula="of:=[.B43] &amp; &quot;x&quot; &amp;[.C43]" table:style-name="ce9">
            <text:p>100x8</text:p>
          </table:table-cell>
          <table:table-cell table:style-name="ce5"/>
          <table:table-cell office:value-type="string" office:string-value="synonyms&quot;:[&quot;S100/8&quot;,&quot;S100x8&quot;,&quot;100x8&quot;]}]}," table:formula="of:= &quot;synonyms&quot;&amp;&quot;&quot;&quot;&quot;&amp;&quot;:[&quot;&amp;&quot;&quot;&quot;&quot;&amp;[.E43]&amp;&quot;&quot;&quot;&quot;&amp;&quot;,&quot;&amp;&quot;&quot;&quot;&quot;&amp;[.F43]&amp;&quot;&quot;&quot;&quot;&amp;&quot;,&quot;&amp;&quot;&quot;&quot;&quot;&amp;[.G43]&amp;&quot;&quot;&quot;&quot;&amp;&quot;]}]},&quot;" table:style-name="ce9">
            <text:p>synonyms":["S100/8","S100x8","100x8"]}]},</text:p>
          </table:table-cell>
          <table:table-cell office:value-type="string" office:string-value="{&quot;S100/8&quot;: [{&quot;shape_coords&quot;:[100,8],&quot;shape_name&quot;:&quot;Rectangle&quot;,&quot;synonyms&quot;:[&quot;S100/8&quot;,&quot;S100x8&quot;,&quot;100x8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],&quot; &amp; &quot;&quot;&quot;&quot; &amp;&quot;shape_name&quot;&amp;&quot;&quot;&quot;&quot; &amp; &quot;:&quot; &amp; &quot;&quot;&quot;&quot; &amp;[.D43] &amp; &quot;&quot;&quot;&quot; &amp; &quot;,&quot; &amp; &quot;&quot;&quot;&quot;&amp;[.I43]" table:style-name="ce5">
            <text:p>{"S100/8": [{"shape_coords":[100,8],"shape_name":"Rectangle","synonyms":["S100/8","S100x8","10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9" table:formula="of:=&quot;S&quot; &amp; [.B44] &amp; &quot;/&quot; &amp;[.C44]" table:style-name="ce8">
            <text:p>S100/9</text:p>
          </table:table-cell>
          <table:table-cell office:value-type="float" office:value="100" table:style-name="ce8">
            <text:p>10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100/9" table:formula="of:=[.A44]" table:style-name="ce9">
            <text:p>S100/9</text:p>
          </table:table-cell>
          <table:table-cell office:value-type="string" office:string-value="S100x9" table:formula="of:=&quot;S&quot; &amp; [.B44] &amp; &quot;x&quot; &amp;[.C44]" table:style-name="ce9">
            <text:p>S100x9</text:p>
          </table:table-cell>
          <table:table-cell office:value-type="string" office:string-value="100x9" table:formula="of:=[.B44] &amp; &quot;x&quot; &amp;[.C44]" table:style-name="ce9">
            <text:p>100x9</text:p>
          </table:table-cell>
          <table:table-cell table:style-name="ce5"/>
          <table:table-cell office:value-type="string" office:string-value="synonyms&quot;:[&quot;S100/9&quot;,&quot;S100x9&quot;,&quot;100x9&quot;]}]}," table:formula="of:= &quot;synonyms&quot;&amp;&quot;&quot;&quot;&quot;&amp;&quot;:[&quot;&amp;&quot;&quot;&quot;&quot;&amp;[.E44]&amp;&quot;&quot;&quot;&quot;&amp;&quot;,&quot;&amp;&quot;&quot;&quot;&quot;&amp;[.F44]&amp;&quot;&quot;&quot;&quot;&amp;&quot;,&quot;&amp;&quot;&quot;&quot;&quot;&amp;[.G44]&amp;&quot;&quot;&quot;&quot;&amp;&quot;]}]},&quot;" table:style-name="ce9">
            <text:p>synonyms":["S100/9","S100x9","100x9"]}]},</text:p>
          </table:table-cell>
          <table:table-cell office:value-type="string" office:string-value="{&quot;S100/9&quot;: [{&quot;shape_coords&quot;:[100,9],&quot;shape_name&quot;:&quot;Rectangle&quot;,&quot;synonyms&quot;:[&quot;S100/9&quot;,&quot;S100x9&quot;,&quot;100x9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],&quot; &amp; &quot;&quot;&quot;&quot; &amp;&quot;shape_name&quot;&amp;&quot;&quot;&quot;&quot; &amp; &quot;:&quot; &amp; &quot;&quot;&quot;&quot; &amp;[.D44] &amp; &quot;&quot;&quot;&quot; &amp; &quot;,&quot; &amp; &quot;&quot;&quot;&quot;&amp;[.I44]" table:style-name="ce5">
            <text:p>{"S100/9": [{"shape_coords":[100,9],"shape_name":"Rectangle","synonyms":["S100/9","S100x9","10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10" table:formula="of:=&quot;S&quot; &amp; [.B45] &amp; &quot;/&quot; &amp;[.C45]" table:style-name="ce8">
            <text:p>S100/10</text:p>
          </table:table-cell>
          <table:table-cell office:value-type="float" office:value="100" table:style-name="ce8">
            <text:p>10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100/10" table:formula="of:=[.A45]" table:style-name="ce9">
            <text:p>S100/10</text:p>
          </table:table-cell>
          <table:table-cell office:value-type="string" office:string-value="S100x10" table:formula="of:=&quot;S&quot; &amp; [.B45] &amp; &quot;x&quot; &amp;[.C45]" table:style-name="ce9">
            <text:p>S100x10</text:p>
          </table:table-cell>
          <table:table-cell office:value-type="string" office:string-value="100x10" table:formula="of:=[.B45] &amp; &quot;x&quot; &amp;[.C45]" table:style-name="ce9">
            <text:p>100x10</text:p>
          </table:table-cell>
          <table:table-cell table:style-name="ce5"/>
          <table:table-cell office:value-type="string" office:string-value="synonyms&quot;:[&quot;S100/10&quot;,&quot;S100x10&quot;,&quot;100x10&quot;]}]}," table:formula="of:= &quot;synonyms&quot;&amp;&quot;&quot;&quot;&quot;&amp;&quot;:[&quot;&amp;&quot;&quot;&quot;&quot;&amp;[.E45]&amp;&quot;&quot;&quot;&quot;&amp;&quot;,&quot;&amp;&quot;&quot;&quot;&quot;&amp;[.F45]&amp;&quot;&quot;&quot;&quot;&amp;&quot;,&quot;&amp;&quot;&quot;&quot;&quot;&amp;[.G45]&amp;&quot;&quot;&quot;&quot;&amp;&quot;]}]},&quot;" table:style-name="ce9">
            <text:p>synonyms":["S100/10","S100x10","100x10"]}]},</text:p>
          </table:table-cell>
          <table:table-cell office:value-type="string" office:string-value="{&quot;S100/10&quot;: [{&quot;shape_coords&quot;:[100,10],&quot;shape_name&quot;:&quot;Rectangle&quot;,&quot;synonyms&quot;:[&quot;S100/10&quot;,&quot;S100x10&quot;,&quot;100x10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],&quot; &amp; &quot;&quot;&quot;&quot; &amp;&quot;shape_name&quot;&amp;&quot;&quot;&quot;&quot; &amp; &quot;:&quot; &amp; &quot;&quot;&quot;&quot; &amp;[.D45] &amp; &quot;&quot;&quot;&quot; &amp; &quot;,&quot; &amp; &quot;&quot;&quot;&quot;&amp;[.I45]" table:style-name="ce5">
            <text:p>{"S100/10": [{"shape_coords":[100,10],"shape_name":"Rectangle","synonyms":["S100/10","S100x10","10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12" table:formula="of:=&quot;S&quot; &amp; [.B46] &amp; &quot;/&quot; &amp;[.C46]" table:style-name="ce8">
            <text:p>S100/12</text:p>
          </table:table-cell>
          <table:table-cell office:value-type="float" office:value="100" table:style-name="ce8">
            <text:p>100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Rectangle</text:p>
          </table:table-cell>
          <table:table-cell office:value-type="string" office:string-value="S100/12" table:formula="of:=[.A46]" table:style-name="ce9">
            <text:p>S100/12</text:p>
          </table:table-cell>
          <table:table-cell office:value-type="string" office:string-value="S100x12" table:formula="of:=&quot;S&quot; &amp; [.B46] &amp; &quot;x&quot; &amp;[.C46]" table:style-name="ce9">
            <text:p>S100x12</text:p>
          </table:table-cell>
          <table:table-cell office:value-type="string" office:string-value="100x12" table:formula="of:=[.B46] &amp; &quot;x&quot; &amp;[.C46]" table:style-name="ce9">
            <text:p>100x12</text:p>
          </table:table-cell>
          <table:table-cell table:style-name="ce5"/>
          <table:table-cell office:value-type="string" office:string-value="synonyms&quot;:[&quot;S100/12&quot;,&quot;S100x12&quot;,&quot;100x12&quot;]}]}," table:formula="of:= &quot;synonyms&quot;&amp;&quot;&quot;&quot;&quot;&amp;&quot;:[&quot;&amp;&quot;&quot;&quot;&quot;&amp;[.E46]&amp;&quot;&quot;&quot;&quot;&amp;&quot;,&quot;&amp;&quot;&quot;&quot;&quot;&amp;[.F46]&amp;&quot;&quot;&quot;&quot;&amp;&quot;,&quot;&amp;&quot;&quot;&quot;&quot;&amp;[.G46]&amp;&quot;&quot;&quot;&quot;&amp;&quot;]}]},&quot;" table:style-name="ce9">
            <text:p>synonyms":["S100/12","S100x12","100x12"]}]},</text:p>
          </table:table-cell>
          <table:table-cell office:value-type="string" office:string-value="{&quot;S100/12&quot;: [{&quot;shape_coords&quot;:[100,12],&quot;shape_name&quot;:&quot;Rectangle&quot;,&quot;synonyms&quot;:[&quot;S100/12&quot;,&quot;S100x12&quot;,&quot;100x12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],&quot; &amp; &quot;&quot;&quot;&quot; &amp;&quot;shape_name&quot;&amp;&quot;&quot;&quot;&quot; &amp; &quot;:&quot; &amp; &quot;&quot;&quot;&quot; &amp;[.D46] &amp; &quot;&quot;&quot;&quot; &amp; &quot;,&quot; &amp; &quot;&quot;&quot;&quot;&amp;[.I46]" table:style-name="ce5">
            <text:p>{"S100/12": [{"shape_coords":[100,12],"shape_name":"Rectangle","synonyms":["S100/12","S100x12","100x12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15" table:formula="of:=&quot;S&quot; &amp; [.B47] &amp; &quot;/&quot; &amp;[.C47]" table:style-name="ce8">
            <text:p>S100/15</text:p>
          </table:table-cell>
          <table:table-cell office:value-type="float" office:value="100" table:style-name="ce8">
            <text:p>100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Rectangle</text:p>
          </table:table-cell>
          <table:table-cell office:value-type="string" office:string-value="S100/15" table:formula="of:=[.A47]" table:style-name="ce9">
            <text:p>S100/15</text:p>
          </table:table-cell>
          <table:table-cell office:value-type="string" office:string-value="S100x15" table:formula="of:=&quot;S&quot; &amp; [.B47] &amp; &quot;x&quot; &amp;[.C47]" table:style-name="ce9">
            <text:p>S100x15</text:p>
          </table:table-cell>
          <table:table-cell office:value-type="string" office:string-value="100x15" table:formula="of:=[.B47] &amp; &quot;x&quot; &amp;[.C47]" table:style-name="ce9">
            <text:p>100x15</text:p>
          </table:table-cell>
          <table:table-cell table:style-name="ce5"/>
          <table:table-cell office:value-type="string" office:string-value="synonyms&quot;:[&quot;S100/15&quot;,&quot;S100x15&quot;,&quot;100x15&quot;]}]}," table:formula="of:= &quot;synonyms&quot;&amp;&quot;&quot;&quot;&quot;&amp;&quot;:[&quot;&amp;&quot;&quot;&quot;&quot;&amp;[.E47]&amp;&quot;&quot;&quot;&quot;&amp;&quot;,&quot;&amp;&quot;&quot;&quot;&quot;&amp;[.F47]&amp;&quot;&quot;&quot;&quot;&amp;&quot;,&quot;&amp;&quot;&quot;&quot;&quot;&amp;[.G47]&amp;&quot;&quot;&quot;&quot;&amp;&quot;]}]},&quot;" table:style-name="ce9">
            <text:p>synonyms":["S100/15","S100x15","100x15"]}]},</text:p>
          </table:table-cell>
          <table:table-cell office:value-type="string" office:string-value="{&quot;S100/15&quot;: [{&quot;shape_coords&quot;:[100,15],&quot;shape_name&quot;:&quot;Rectangle&quot;,&quot;synonyms&quot;:[&quot;S100/15&quot;,&quot;S100x15&quot;,&quot;100x15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],&quot; &amp; &quot;&quot;&quot;&quot; &amp;&quot;shape_name&quot;&amp;&quot;&quot;&quot;&quot; &amp; &quot;:&quot; &amp; &quot;&quot;&quot;&quot; &amp;[.D47] &amp; &quot;&quot;&quot;&quot; &amp; &quot;,&quot; &amp; &quot;&quot;&quot;&quot;&amp;[.I47]" table:style-name="ce5">
            <text:p>{"S100/15": [{"shape_coords":[100,15],"shape_name":"Rectangle","synonyms":["S100/15","S100x15","100x1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5" table:formula="of:=&quot;S&quot; &amp; [.B48] &amp; &quot;/&quot; &amp;[.C48]" table:style-name="ce8">
            <text:p>S120/5</text:p>
          </table:table-cell>
          <table:table-cell office:value-type="float" office:value="120" table:style-name="ce8">
            <text:p>12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120/5" table:formula="of:=[.A48]" table:style-name="ce9">
            <text:p>S120/5</text:p>
          </table:table-cell>
          <table:table-cell office:value-type="string" office:string-value="S120x5" table:formula="of:=&quot;S&quot; &amp; [.B48] &amp; &quot;x&quot; &amp;[.C48]" table:style-name="ce9">
            <text:p>S120x5</text:p>
          </table:table-cell>
          <table:table-cell office:value-type="string" office:string-value="120x5" table:formula="of:=[.B48] &amp; &quot;x&quot; &amp;[.C48]" table:style-name="ce9">
            <text:p>120x5</text:p>
          </table:table-cell>
          <table:table-cell table:style-name="ce5"/>
          <table:table-cell office:value-type="string" office:string-value="synonyms&quot;:[&quot;S120/5&quot;,&quot;S120x5&quot;,&quot;120x5&quot;]}]}," table:formula="of:= &quot;synonyms&quot;&amp;&quot;&quot;&quot;&quot;&amp;&quot;:[&quot;&amp;&quot;&quot;&quot;&quot;&amp;[.E48]&amp;&quot;&quot;&quot;&quot;&amp;&quot;,&quot;&amp;&quot;&quot;&quot;&quot;&amp;[.F48]&amp;&quot;&quot;&quot;&quot;&amp;&quot;,&quot;&amp;&quot;&quot;&quot;&quot;&amp;[.G48]&amp;&quot;&quot;&quot;&quot;&amp;&quot;]}]},&quot;" table:style-name="ce9">
            <text:p>synonyms":["S120/5","S120x5","120x5"]}]},</text:p>
          </table:table-cell>
          <table:table-cell office:value-type="string" office:string-value="{&quot;S120/5&quot;: [{&quot;shape_coords&quot;:[120,5],&quot;shape_name&quot;:&quot;Rectangle&quot;,&quot;synonyms&quot;:[&quot;S120/5&quot;,&quot;S120x5&quot;,&quot;120x5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],&quot; &amp; &quot;&quot;&quot;&quot; &amp;&quot;shape_name&quot;&amp;&quot;&quot;&quot;&quot; &amp; &quot;:&quot; &amp; &quot;&quot;&quot;&quot; &amp;[.D48] &amp; &quot;&quot;&quot;&quot; &amp; &quot;,&quot; &amp; &quot;&quot;&quot;&quot;&amp;[.I48]" table:style-name="ce5">
            <text:p>{"S120/5": [{"shape_coords":[120,5],"shape_name":"Rectangle","synonyms":["S120/5","S120x5","12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6" table:formula="of:=&quot;S&quot; &amp; [.B49] &amp; &quot;/&quot; &amp;[.C49]" table:style-name="ce8">
            <text:p>S120/6</text:p>
          </table:table-cell>
          <table:table-cell office:value-type="float" office:value="120" table:style-name="ce8">
            <text:p>12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120/6" table:formula="of:=[.A49]" table:style-name="ce9">
            <text:p>S120/6</text:p>
          </table:table-cell>
          <table:table-cell office:value-type="string" office:string-value="S120x6" table:formula="of:=&quot;S&quot; &amp; [.B49] &amp; &quot;x&quot; &amp;[.C49]" table:style-name="ce9">
            <text:p>S120x6</text:p>
          </table:table-cell>
          <table:table-cell office:value-type="string" office:string-value="120x6" table:formula="of:=[.B49] &amp; &quot;x&quot; &amp;[.C49]" table:style-name="ce9">
            <text:p>120x6</text:p>
          </table:table-cell>
          <table:table-cell table:style-name="ce5"/>
          <table:table-cell office:value-type="string" office:string-value="synonyms&quot;:[&quot;S120/6&quot;,&quot;S120x6&quot;,&quot;120x6&quot;]}]}," table:formula="of:= &quot;synonyms&quot;&amp;&quot;&quot;&quot;&quot;&amp;&quot;:[&quot;&amp;&quot;&quot;&quot;&quot;&amp;[.E49]&amp;&quot;&quot;&quot;&quot;&amp;&quot;,&quot;&amp;&quot;&quot;&quot;&quot;&amp;[.F49]&amp;&quot;&quot;&quot;&quot;&amp;&quot;,&quot;&amp;&quot;&quot;&quot;&quot;&amp;[.G49]&amp;&quot;&quot;&quot;&quot;&amp;&quot;]}]},&quot;" table:style-name="ce9">
            <text:p>synonyms":["S120/6","S120x6","120x6"]}]},</text:p>
          </table:table-cell>
          <table:table-cell office:value-type="string" office:string-value="{&quot;S120/6&quot;: [{&quot;shape_coords&quot;:[120,6],&quot;shape_name&quot;:&quot;Rectangle&quot;,&quot;synonyms&quot;:[&quot;S120/6&quot;,&quot;S120x6&quot;,&quot;120x6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],&quot; &amp; &quot;&quot;&quot;&quot; &amp;&quot;shape_name&quot;&amp;&quot;&quot;&quot;&quot; &amp; &quot;:&quot; &amp; &quot;&quot;&quot;&quot; &amp;[.D49] &amp; &quot;&quot;&quot;&quot; &amp; &quot;,&quot; &amp; &quot;&quot;&quot;&quot;&amp;[.I49]" table:style-name="ce5">
            <text:p>{"S120/6": [{"shape_coords":[120,6],"shape_name":"Rectangle","synonyms":["S120/6","S120x6","12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7" table:formula="of:=&quot;S&quot; &amp; [.B50] &amp; &quot;/&quot; &amp;[.C50]" table:style-name="ce8">
            <text:p>S120/7</text:p>
          </table:table-cell>
          <table:table-cell office:value-type="float" office:value="120" table:style-name="ce8">
            <text:p>12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120/7" table:formula="of:=[.A50]" table:style-name="ce9">
            <text:p>S120/7</text:p>
          </table:table-cell>
          <table:table-cell office:value-type="string" office:string-value="S120x7" table:formula="of:=&quot;S&quot; &amp; [.B50] &amp; &quot;x&quot; &amp;[.C50]" table:style-name="ce9">
            <text:p>S120x7</text:p>
          </table:table-cell>
          <table:table-cell office:value-type="string" office:string-value="120x7" table:formula="of:=[.B50] &amp; &quot;x&quot; &amp;[.C50]" table:style-name="ce9">
            <text:p>120x7</text:p>
          </table:table-cell>
          <table:table-cell table:style-name="ce5"/>
          <table:table-cell office:value-type="string" office:string-value="synonyms&quot;:[&quot;S120/7&quot;,&quot;S120x7&quot;,&quot;120x7&quot;]}]}," table:formula="of:= &quot;synonyms&quot;&amp;&quot;&quot;&quot;&quot;&amp;&quot;:[&quot;&amp;&quot;&quot;&quot;&quot;&amp;[.E50]&amp;&quot;&quot;&quot;&quot;&amp;&quot;,&quot;&amp;&quot;&quot;&quot;&quot;&amp;[.F50]&amp;&quot;&quot;&quot;&quot;&amp;&quot;,&quot;&amp;&quot;&quot;&quot;&quot;&amp;[.G50]&amp;&quot;&quot;&quot;&quot;&amp;&quot;]}]},&quot;" table:style-name="ce9">
            <text:p>synonyms":["S120/7","S120x7","120x7"]}]},</text:p>
          </table:table-cell>
          <table:table-cell office:value-type="string" office:string-value="{&quot;S120/7&quot;: [{&quot;shape_coords&quot;:[120,7],&quot;shape_name&quot;:&quot;Rectangle&quot;,&quot;synonyms&quot;:[&quot;S120/7&quot;,&quot;S120x7&quot;,&quot;120x7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],&quot; &amp; &quot;&quot;&quot;&quot; &amp;&quot;shape_name&quot;&amp;&quot;&quot;&quot;&quot; &amp; &quot;:&quot; &amp; &quot;&quot;&quot;&quot; &amp;[.D50] &amp; &quot;&quot;&quot;&quot; &amp; &quot;,&quot; &amp; &quot;&quot;&quot;&quot;&amp;[.I50]" table:style-name="ce5">
            <text:p>{"S120/7": [{"shape_coords":[120,7],"shape_name":"Rectangle","synonyms":["S120/7","S120x7","12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8" table:formula="of:=&quot;S&quot; &amp; [.B51] &amp; &quot;/&quot; &amp;[.C51]" table:style-name="ce8">
            <text:p>S120/8</text:p>
          </table:table-cell>
          <table:table-cell office:value-type="float" office:value="120" table:style-name="ce8">
            <text:p>12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120/8" table:formula="of:=[.A51]" table:style-name="ce9">
            <text:p>S120/8</text:p>
          </table:table-cell>
          <table:table-cell office:value-type="string" office:string-value="S120x8" table:formula="of:=&quot;S&quot; &amp; [.B51] &amp; &quot;x&quot; &amp;[.C51]" table:style-name="ce9">
            <text:p>S120x8</text:p>
          </table:table-cell>
          <table:table-cell office:value-type="string" office:string-value="120x8" table:formula="of:=[.B51] &amp; &quot;x&quot; &amp;[.C51]" table:style-name="ce9">
            <text:p>120x8</text:p>
          </table:table-cell>
          <table:table-cell table:style-name="ce5"/>
          <table:table-cell office:value-type="string" office:string-value="synonyms&quot;:[&quot;S120/8&quot;,&quot;S120x8&quot;,&quot;120x8&quot;]}]}," table:formula="of:= &quot;synonyms&quot;&amp;&quot;&quot;&quot;&quot;&amp;&quot;:[&quot;&amp;&quot;&quot;&quot;&quot;&amp;[.E51]&amp;&quot;&quot;&quot;&quot;&amp;&quot;,&quot;&amp;&quot;&quot;&quot;&quot;&amp;[.F51]&amp;&quot;&quot;&quot;&quot;&amp;&quot;,&quot;&amp;&quot;&quot;&quot;&quot;&amp;[.G51]&amp;&quot;&quot;&quot;&quot;&amp;&quot;]}]},&quot;" table:style-name="ce9">
            <text:p>synonyms":["S120/8","S120x8","120x8"]}]},</text:p>
          </table:table-cell>
          <table:table-cell office:value-type="string" office:string-value="{&quot;S120/8&quot;: [{&quot;shape_coords&quot;:[120,8],&quot;shape_name&quot;:&quot;Rectangle&quot;,&quot;synonyms&quot;:[&quot;S120/8&quot;,&quot;S120x8&quot;,&quot;120x8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],&quot; &amp; &quot;&quot;&quot;&quot; &amp;&quot;shape_name&quot;&amp;&quot;&quot;&quot;&quot; &amp; &quot;:&quot; &amp; &quot;&quot;&quot;&quot; &amp;[.D51] &amp; &quot;&quot;&quot;&quot; &amp; &quot;,&quot; &amp; &quot;&quot;&quot;&quot;&amp;[.I51]" table:style-name="ce5">
            <text:p>{"S120/8": [{"shape_coords":[120,8],"shape_name":"Rectangle","synonyms":["S120/8","S120x8","12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9" table:formula="of:=&quot;S&quot; &amp; [.B52] &amp; &quot;/&quot; &amp;[.C52]" table:style-name="ce8">
            <text:p>S120/9</text:p>
          </table:table-cell>
          <table:table-cell office:value-type="float" office:value="120" table:style-name="ce8">
            <text:p>12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120/9" table:formula="of:=[.A52]" table:style-name="ce9">
            <text:p>S120/9</text:p>
          </table:table-cell>
          <table:table-cell office:value-type="string" office:string-value="S120x9" table:formula="of:=&quot;S&quot; &amp; [.B52] &amp; &quot;x&quot; &amp;[.C52]" table:style-name="ce9">
            <text:p>S120x9</text:p>
          </table:table-cell>
          <table:table-cell office:value-type="string" office:string-value="120x9" table:formula="of:=[.B52] &amp; &quot;x&quot; &amp;[.C52]" table:style-name="ce9">
            <text:p>120x9</text:p>
          </table:table-cell>
          <table:table-cell table:style-name="ce5"/>
          <table:table-cell office:value-type="string" office:string-value="synonyms&quot;:[&quot;S120/9&quot;,&quot;S120x9&quot;,&quot;120x9&quot;]}]}," table:formula="of:= &quot;synonyms&quot;&amp;&quot;&quot;&quot;&quot;&amp;&quot;:[&quot;&amp;&quot;&quot;&quot;&quot;&amp;[.E52]&amp;&quot;&quot;&quot;&quot;&amp;&quot;,&quot;&amp;&quot;&quot;&quot;&quot;&amp;[.F52]&amp;&quot;&quot;&quot;&quot;&amp;&quot;,&quot;&amp;&quot;&quot;&quot;&quot;&amp;[.G52]&amp;&quot;&quot;&quot;&quot;&amp;&quot;]}]},&quot;" table:style-name="ce9">
            <text:p>synonyms":["S120/9","S120x9","120x9"]}]},</text:p>
          </table:table-cell>
          <table:table-cell office:value-type="string" office:string-value="{&quot;S120/9&quot;: [{&quot;shape_coords&quot;:[120,9],&quot;shape_name&quot;:&quot;Rectangle&quot;,&quot;synonyms&quot;:[&quot;S120/9&quot;,&quot;S120x9&quot;,&quot;120x9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],&quot; &amp; &quot;&quot;&quot;&quot; &amp;&quot;shape_name&quot;&amp;&quot;&quot;&quot;&quot; &amp; &quot;:&quot; &amp; &quot;&quot;&quot;&quot; &amp;[.D52] &amp; &quot;&quot;&quot;&quot; &amp; &quot;,&quot; &amp; &quot;&quot;&quot;&quot;&amp;[.I52]" table:style-name="ce5">
            <text:p>{"S120/9": [{"shape_coords":[120,9],"shape_name":"Rectangle","synonyms":["S120/9","S120x9","12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10" table:formula="of:=&quot;S&quot; &amp; [.B53] &amp; &quot;/&quot; &amp;[.C53]" table:style-name="ce8">
            <text:p>S120/10</text:p>
          </table:table-cell>
          <table:table-cell office:value-type="float" office:value="120" table:style-name="ce8">
            <text:p>12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120/10" table:formula="of:=[.A53]" table:style-name="ce9">
            <text:p>S120/10</text:p>
          </table:table-cell>
          <table:table-cell office:value-type="string" office:string-value="S120x10" table:formula="of:=&quot;S&quot; &amp; [.B53] &amp; &quot;x&quot; &amp;[.C53]" table:style-name="ce9">
            <text:p>S120x10</text:p>
          </table:table-cell>
          <table:table-cell office:value-type="string" office:string-value="120x10" table:formula="of:=[.B53] &amp; &quot;x&quot; &amp;[.C53]" table:style-name="ce9">
            <text:p>120x10</text:p>
          </table:table-cell>
          <table:table-cell table:style-name="ce5"/>
          <table:table-cell office:value-type="string" office:string-value="synonyms&quot;:[&quot;S120/10&quot;,&quot;S120x10&quot;,&quot;120x10&quot;]}]}," table:formula="of:= &quot;synonyms&quot;&amp;&quot;&quot;&quot;&quot;&amp;&quot;:[&quot;&amp;&quot;&quot;&quot;&quot;&amp;[.E53]&amp;&quot;&quot;&quot;&quot;&amp;&quot;,&quot;&amp;&quot;&quot;&quot;&quot;&amp;[.F53]&amp;&quot;&quot;&quot;&quot;&amp;&quot;,&quot;&amp;&quot;&quot;&quot;&quot;&amp;[.G53]&amp;&quot;&quot;&quot;&quot;&amp;&quot;]}]},&quot;" table:style-name="ce9">
            <text:p>synonyms":["S120/10","S120x10","120x10"]}]},</text:p>
          </table:table-cell>
          <table:table-cell office:value-type="string" office:string-value="{&quot;S120/10&quot;: [{&quot;shape_coords&quot;:[120,10],&quot;shape_name&quot;:&quot;Rectangle&quot;,&quot;synonyms&quot;:[&quot;S120/10&quot;,&quot;S120x10&quot;,&quot;120x10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],&quot; &amp; &quot;&quot;&quot;&quot; &amp;&quot;shape_name&quot;&amp;&quot;&quot;&quot;&quot; &amp; &quot;:&quot; &amp; &quot;&quot;&quot;&quot; &amp;[.D53] &amp; &quot;&quot;&quot;&quot; &amp; &quot;,&quot; &amp; &quot;&quot;&quot;&quot;&amp;[.I53]" table:style-name="ce5">
            <text:p>{"S120/10": [{"shape_coords":[120,10],"shape_name":"Rectangle","synonyms":["S120/10","S120x10","12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12" table:formula="of:=&quot;S&quot; &amp; [.B54] &amp; &quot;/&quot; &amp;[.C54]" table:style-name="ce8">
            <text:p>S120/12</text:p>
          </table:table-cell>
          <table:table-cell office:value-type="float" office:value="120" table:style-name="ce8">
            <text:p>120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Rectangle</text:p>
          </table:table-cell>
          <table:table-cell office:value-type="string" office:string-value="S120/12" table:formula="of:=[.A54]" table:style-name="ce9">
            <text:p>S120/12</text:p>
          </table:table-cell>
          <table:table-cell office:value-type="string" office:string-value="S120x12" table:formula="of:=&quot;S&quot; &amp; [.B54] &amp; &quot;x&quot; &amp;[.C54]" table:style-name="ce9">
            <text:p>S120x12</text:p>
          </table:table-cell>
          <table:table-cell office:value-type="string" office:string-value="120x12" table:formula="of:=[.B54] &amp; &quot;x&quot; &amp;[.C54]" table:style-name="ce9">
            <text:p>120x12</text:p>
          </table:table-cell>
          <table:table-cell table:style-name="ce5"/>
          <table:table-cell office:value-type="string" office:string-value="synonyms&quot;:[&quot;S120/12&quot;,&quot;S120x12&quot;,&quot;120x12&quot;]}]}," table:formula="of:= &quot;synonyms&quot;&amp;&quot;&quot;&quot;&quot;&amp;&quot;:[&quot;&amp;&quot;&quot;&quot;&quot;&amp;[.E54]&amp;&quot;&quot;&quot;&quot;&amp;&quot;,&quot;&amp;&quot;&quot;&quot;&quot;&amp;[.F54]&amp;&quot;&quot;&quot;&quot;&amp;&quot;,&quot;&amp;&quot;&quot;&quot;&quot;&amp;[.G54]&amp;&quot;&quot;&quot;&quot;&amp;&quot;]}]},&quot;" table:style-name="ce9">
            <text:p>synonyms":["S120/12","S120x12","120x12"]}]},</text:p>
          </table:table-cell>
          <table:table-cell office:value-type="string" office:string-value="{&quot;S120/12&quot;: [{&quot;shape_coords&quot;:[120,12],&quot;shape_name&quot;:&quot;Rectangle&quot;,&quot;synonyms&quot;:[&quot;S120/12&quot;,&quot;S120x12&quot;,&quot;120x12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],&quot; &amp; &quot;&quot;&quot;&quot; &amp;&quot;shape_name&quot;&amp;&quot;&quot;&quot;&quot; &amp; &quot;:&quot; &amp; &quot;&quot;&quot;&quot; &amp;[.D54] &amp; &quot;&quot;&quot;&quot; &amp; &quot;,&quot; &amp; &quot;&quot;&quot;&quot;&amp;[.I54]" table:style-name="ce5">
            <text:p>{"S120/12": [{"shape_coords":[120,12],"shape_name":"Rectangle","synonyms":["S120/12","S120x12","120x12"]}]},</text:p>
          </table:table-cell>
          <table:table-cell table:number-columns-repeated="16374" table:style-name="ce1"/>
        </table:table-row>
        <table:table-row table:number-rows-repeated="1048522" table:style-name="ro3">
          <table:table-cell table:number-columns-repeated="16384"/>
        </table:table-row>
      </table:table>
      <table:table table:name="Round" table:style-name="ta2">
        <table:table-column table:style-name="co24" table:default-cell-style-name="ce16"/>
        <table:table-column table:style-name="co25" table:number-columns-repeated="2" table:default-cell-style-name="ce16"/>
        <table:table-column table:style-name="co26" table:default-cell-style-name="ce16"/>
        <table:table-column table:style-name="co8" table:number-columns-repeated="16380" table:default-cell-style-name="ce16"/>
        <table:table-row table:style-name="ro3">
          <table:table-cell office:value-type="string" table:style-name="ce14">
            <text:p>Profilename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R</text:p>
          </table:table-cell>
          <table:table-cell office:value-type="string" table:style-name="ce15">
            <text:p>Shape</text:p>
          </table:table-cell>
          <table:table-cell office:value-type="string" table:style-name="ce15">
            <text:p>Synonyms</text:p>
          </table:table-cell>
          <table:table-cell table:number-columns-repeated="16379" table:style-name="ce16"/>
        </table:table-row>
        <table:table-row table:style-name="ro3">
          <table:table-cell table:style-name="ce14"/>
          <table:table-cell office:value-type="string" table:style-name="ce16">
            <text:p>[mm]</text:p>
          </table:table-cell>
          <table:table-cell office:value-type="string" table:style-name="ce16">
            <text:p>[mm]</text:p>
          </table:table-cell>
          <table:table-cell table:style-name="ce15"/>
          <table:table-cell table:number-columns-repeated="16380" table:style-name="ce16"/>
        </table:table-row>
        <table:table-row table:style-name="ro3">
          <table:table-cell office:value-type="string" table:style-name="ce16">
            <text:p>R8<text:s/></text:p>
          </table:table-cell>
          <table:table-cell office:value-type="float" office:value="8" table:style-name="ce16">
            <text:p>8</text:p>
          </table:table-cell>
          <table:table-cell office:value-type="float" office:value="4" table:formula="of:=[.B3]/2" table:style-name="ce16">
            <text:p>4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8<text:s/></text:p>
          </table:table-cell>
          <table:table-cell office:value-type="string" table:style-name="ce16">
            <text:p>Rond 8<text:s/></text:p>
          </table:table-cell>
          <table:table-cell office:value-type="string" table:style-name="ce16">
            <text:p>Rond8<text:s/>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10</text:p>
          </table:table-cell>
          <table:table-cell office:value-type="float" office:value="10" table:style-name="ce16">
            <text:p>10</text:p>
          </table:table-cell>
          <table:table-cell office:value-type="float" office:value="5" table:formula="of:=[.B4]/2" table:style-name="ce16">
            <text:p>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10</text:p>
          </table:table-cell>
          <table:table-cell office:value-type="string" table:style-name="ce16">
            <text:p>Rond 10</text:p>
          </table:table-cell>
          <table:table-cell office:value-type="string" table:style-name="ce16">
            <text:p>Rond10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12</text:p>
          </table:table-cell>
          <table:table-cell office:value-type="float" office:value="12" table:style-name="ce16">
            <text:p>12</text:p>
          </table:table-cell>
          <table:table-cell office:value-type="float" office:value="6" table:formula="of:=[.B5]/2" table:style-name="ce16">
            <text:p>6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12</text:p>
          </table:table-cell>
          <table:table-cell office:value-type="string" table:style-name="ce16">
            <text:p>Rond 12</text:p>
          </table:table-cell>
          <table:table-cell office:value-type="string" table:style-name="ce16">
            <text:p>Rond12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14</text:p>
          </table:table-cell>
          <table:table-cell office:value-type="float" office:value="14" table:style-name="ce16">
            <text:p>14</text:p>
          </table:table-cell>
          <table:table-cell office:value-type="float" office:value="7" table:formula="of:=[.B6]/2" table:style-name="ce16">
            <text:p>7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14</text:p>
          </table:table-cell>
          <table:table-cell office:value-type="string" table:style-name="ce16">
            <text:p>Rond 14</text:p>
          </table:table-cell>
          <table:table-cell office:value-type="string" table:style-name="ce16">
            <text:p>Rond14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15</text:p>
          </table:table-cell>
          <table:table-cell office:value-type="float" office:value="15" table:style-name="ce16">
            <text:p>15</text:p>
          </table:table-cell>
          <table:table-cell office:value-type="float" office:value="7.5" table:formula="of:=[.B7]/2" table:style-name="ce16">
            <text:p>7,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15</text:p>
          </table:table-cell>
          <table:table-cell office:value-type="string" table:style-name="ce16">
            <text:p>Rond 15</text:p>
          </table:table-cell>
          <table:table-cell office:value-type="string" table:style-name="ce16">
            <text:p>Rond15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16</text:p>
          </table:table-cell>
          <table:table-cell office:value-type="float" office:value="16" table:style-name="ce16">
            <text:p>16</text:p>
          </table:table-cell>
          <table:table-cell office:value-type="float" office:value="8" table:formula="of:=[.B8]/2" table:style-name="ce16">
            <text:p>8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16</text:p>
          </table:table-cell>
          <table:table-cell office:value-type="string" table:style-name="ce16">
            <text:p>Rond 16</text:p>
          </table:table-cell>
          <table:table-cell office:value-type="string" table:style-name="ce16">
            <text:p>Rond16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18</text:p>
          </table:table-cell>
          <table:table-cell office:value-type="float" office:value="18" table:style-name="ce16">
            <text:p>18</text:p>
          </table:table-cell>
          <table:table-cell office:value-type="float" office:value="9" table:formula="of:=[.B9]/2" table:style-name="ce16">
            <text:p>9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18</text:p>
          </table:table-cell>
          <table:table-cell office:value-type="string" table:style-name="ce16">
            <text:p>Rond 18</text:p>
          </table:table-cell>
          <table:table-cell office:value-type="string" table:style-name="ce16">
            <text:p>Rond18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19</text:p>
          </table:table-cell>
          <table:table-cell office:value-type="float" office:value="19" table:style-name="ce16">
            <text:p>19</text:p>
          </table:table-cell>
          <table:table-cell office:value-type="float" office:value="9.5" table:formula="of:=[.B10]/2" table:style-name="ce16">
            <text:p>9,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19</text:p>
          </table:table-cell>
          <table:table-cell office:value-type="string" table:style-name="ce16">
            <text:p>Rond 19</text:p>
          </table:table-cell>
          <table:table-cell office:value-type="string" table:style-name="ce16">
            <text:p>Rond19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20</text:p>
          </table:table-cell>
          <table:table-cell office:value-type="float" office:value="20" table:style-name="ce16">
            <text:p>20</text:p>
          </table:table-cell>
          <table:table-cell office:value-type="float" office:value="10" table:formula="of:=[.B11]/2" table:style-name="ce16">
            <text:p>10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20</text:p>
          </table:table-cell>
          <table:table-cell office:value-type="string" table:style-name="ce16">
            <text:p>Rond 20</text:p>
          </table:table-cell>
          <table:table-cell office:value-type="string" table:style-name="ce16">
            <text:p>Rond20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22</text:p>
          </table:table-cell>
          <table:table-cell office:value-type="float" office:value="22" table:style-name="ce16">
            <text:p>22</text:p>
          </table:table-cell>
          <table:table-cell office:value-type="float" office:value="11" table:formula="of:=[.B12]/2" table:style-name="ce16">
            <text:p>11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22</text:p>
          </table:table-cell>
          <table:table-cell office:value-type="string" table:style-name="ce16">
            <text:p>Rond 22</text:p>
          </table:table-cell>
          <table:table-cell office:value-type="string" table:style-name="ce16">
            <text:p>Rond22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24</text:p>
          </table:table-cell>
          <table:table-cell office:value-type="float" office:value="24" table:style-name="ce16">
            <text:p>24</text:p>
          </table:table-cell>
          <table:table-cell office:value-type="float" office:value="12" table:formula="of:=[.B13]/2" table:style-name="ce16">
            <text:p>12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24</text:p>
          </table:table-cell>
          <table:table-cell office:value-type="string" table:style-name="ce16">
            <text:p>Rond 24</text:p>
          </table:table-cell>
          <table:table-cell office:value-type="string" table:style-name="ce16">
            <text:p>Rond24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25</text:p>
          </table:table-cell>
          <table:table-cell office:value-type="float" office:value="25" table:style-name="ce16">
            <text:p>25</text:p>
          </table:table-cell>
          <table:table-cell office:value-type="float" office:value="12.5" table:formula="of:=[.B14]/2" table:style-name="ce16">
            <text:p>12,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25</text:p>
          </table:table-cell>
          <table:table-cell office:value-type="string" table:style-name="ce16">
            <text:p>Rond 25</text:p>
          </table:table-cell>
          <table:table-cell office:value-type="string" table:style-name="ce16">
            <text:p>Rond25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27</text:p>
          </table:table-cell>
          <table:table-cell office:value-type="float" office:value="27" table:style-name="ce16">
            <text:p>27</text:p>
          </table:table-cell>
          <table:table-cell office:value-type="float" office:value="13.5" table:formula="of:=[.B15]/2" table:style-name="ce16">
            <text:p>13,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27</text:p>
          </table:table-cell>
          <table:table-cell office:value-type="string" table:style-name="ce16">
            <text:p>Rond 27</text:p>
          </table:table-cell>
          <table:table-cell office:value-type="string" table:style-name="ce16">
            <text:p>Rond27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28</text:p>
          </table:table-cell>
          <table:table-cell office:value-type="float" office:value="28" table:style-name="ce16">
            <text:p>28</text:p>
          </table:table-cell>
          <table:table-cell office:value-type="float" office:value="14" table:formula="of:=[.B16]/2" table:style-name="ce16">
            <text:p>14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28</text:p>
          </table:table-cell>
          <table:table-cell office:value-type="string" table:style-name="ce16">
            <text:p>Rond 28</text:p>
          </table:table-cell>
          <table:table-cell office:value-type="string" table:style-name="ce16">
            <text:p>Rond28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30</text:p>
          </table:table-cell>
          <table:table-cell office:value-type="float" office:value="30" table:style-name="ce16">
            <text:p>30</text:p>
          </table:table-cell>
          <table:table-cell office:value-type="float" office:value="15" table:formula="of:=[.B17]/2" table:style-name="ce16">
            <text:p>1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30</text:p>
          </table:table-cell>
          <table:table-cell office:value-type="string" table:style-name="ce16">
            <text:p>Rond 30</text:p>
          </table:table-cell>
          <table:table-cell office:value-type="string" table:style-name="ce16">
            <text:p>Rond30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31</text:p>
          </table:table-cell>
          <table:table-cell office:value-type="float" office:value="31" table:style-name="ce16">
            <text:p>31</text:p>
          </table:table-cell>
          <table:table-cell office:value-type="float" office:value="15.5" table:formula="of:=[.B18]/2" table:style-name="ce16">
            <text:p>15,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31</text:p>
          </table:table-cell>
          <table:table-cell office:value-type="string" table:style-name="ce16">
            <text:p>Rond 31</text:p>
          </table:table-cell>
          <table:table-cell office:value-type="string" table:style-name="ce16">
            <text:p>Rond31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32</text:p>
          </table:table-cell>
          <table:table-cell office:value-type="float" office:value="32" table:style-name="ce16">
            <text:p>32</text:p>
          </table:table-cell>
          <table:table-cell office:value-type="float" office:value="16" table:formula="of:=[.B19]/2" table:style-name="ce16">
            <text:p>16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32</text:p>
          </table:table-cell>
          <table:table-cell office:value-type="string" table:style-name="ce16">
            <text:p>Rond 32</text:p>
          </table:table-cell>
          <table:table-cell office:value-type="string" table:style-name="ce16">
            <text:p>Rond32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35</text:p>
          </table:table-cell>
          <table:table-cell office:value-type="float" office:value="35" table:style-name="ce16">
            <text:p>35</text:p>
          </table:table-cell>
          <table:table-cell office:value-type="float" office:value="17.5" table:formula="of:=[.B20]/2" table:style-name="ce16">
            <text:p>17,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35</text:p>
          </table:table-cell>
          <table:table-cell office:value-type="string" table:style-name="ce16">
            <text:p>Rond 35</text:p>
          </table:table-cell>
          <table:table-cell office:value-type="string" table:style-name="ce16">
            <text:p>Rond35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38</text:p>
          </table:table-cell>
          <table:table-cell office:value-type="float" office:value="38" table:style-name="ce16">
            <text:p>38</text:p>
          </table:table-cell>
          <table:table-cell office:value-type="float" office:value="19" table:formula="of:=[.B21]/2" table:style-name="ce16">
            <text:p>19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38</text:p>
          </table:table-cell>
          <table:table-cell office:value-type="string" table:style-name="ce16">
            <text:p>Rond 38</text:p>
          </table:table-cell>
          <table:table-cell office:value-type="string" table:style-name="ce16">
            <text:p>Rond38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40</text:p>
          </table:table-cell>
          <table:table-cell office:value-type="float" office:value="40" table:style-name="ce16">
            <text:p>40</text:p>
          </table:table-cell>
          <table:table-cell office:value-type="float" office:value="20" table:formula="of:=[.B22]/2" table:style-name="ce16">
            <text:p>20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40</text:p>
          </table:table-cell>
          <table:table-cell office:value-type="string" table:style-name="ce16">
            <text:p>Rond 40</text:p>
          </table:table-cell>
          <table:table-cell office:value-type="string" table:style-name="ce16">
            <text:p>Rond40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45</text:p>
          </table:table-cell>
          <table:table-cell office:value-type="float" office:value="45" table:style-name="ce16">
            <text:p>45</text:p>
          </table:table-cell>
          <table:table-cell office:value-type="float" office:value="22.5" table:formula="of:=[.B23]/2" table:style-name="ce16">
            <text:p>22,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45</text:p>
          </table:table-cell>
          <table:table-cell office:value-type="string" table:style-name="ce16">
            <text:p>Rond 45</text:p>
          </table:table-cell>
          <table:table-cell office:value-type="string" table:style-name="ce16">
            <text:p>Rond45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50</text:p>
          </table:table-cell>
          <table:table-cell office:value-type="float" office:value="50" table:style-name="ce16">
            <text:p>50</text:p>
          </table:table-cell>
          <table:table-cell office:value-type="float" office:value="25" table:formula="of:=[.B24]/2" table:style-name="ce16">
            <text:p>2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50</text:p>
          </table:table-cell>
          <table:table-cell office:value-type="string" table:style-name="ce16">
            <text:p>Rond 50</text:p>
          </table:table-cell>
          <table:table-cell office:value-type="string" table:style-name="ce16">
            <text:p>Rond50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55</text:p>
          </table:table-cell>
          <table:table-cell office:value-type="float" office:value="55" table:style-name="ce16">
            <text:p>55</text:p>
          </table:table-cell>
          <table:table-cell office:value-type="float" office:value="27.5" table:formula="of:=[.B25]/2" table:style-name="ce16">
            <text:p>27,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55</text:p>
          </table:table-cell>
          <table:table-cell office:value-type="string" table:style-name="ce16">
            <text:p>Rond 55</text:p>
          </table:table-cell>
          <table:table-cell office:value-type="string" table:style-name="ce16">
            <text:p>Rond55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60</text:p>
          </table:table-cell>
          <table:table-cell office:value-type="float" office:value="60" table:style-name="ce16">
            <text:p>60</text:p>
          </table:table-cell>
          <table:table-cell office:value-type="float" office:value="30" table:formula="of:=[.B26]/2" table:style-name="ce16">
            <text:p>30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60</text:p>
          </table:table-cell>
          <table:table-cell office:value-type="string" table:style-name="ce16">
            <text:p>Rond 60</text:p>
          </table:table-cell>
          <table:table-cell office:value-type="string" table:style-name="ce16">
            <text:p>Rond60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65</text:p>
          </table:table-cell>
          <table:table-cell office:value-type="float" office:value="65" table:style-name="ce16">
            <text:p>65</text:p>
          </table:table-cell>
          <table:table-cell office:value-type="float" office:value="32.5" table:formula="of:=[.B27]/2" table:style-name="ce16">
            <text:p>32,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65</text:p>
          </table:table-cell>
          <table:table-cell office:value-type="string" table:style-name="ce16">
            <text:p>Rond 65</text:p>
          </table:table-cell>
          <table:table-cell office:value-type="string" table:style-name="ce16">
            <text:p>Rond65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70</text:p>
          </table:table-cell>
          <table:table-cell office:value-type="float" office:value="70" table:style-name="ce16">
            <text:p>70</text:p>
          </table:table-cell>
          <table:table-cell office:value-type="float" office:value="35" table:formula="of:=[.B28]/2" table:style-name="ce16">
            <text:p>3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70</text:p>
          </table:table-cell>
          <table:table-cell office:value-type="string" table:style-name="ce16">
            <text:p>Rond 70</text:p>
          </table:table-cell>
          <table:table-cell office:value-type="string" table:style-name="ce16">
            <text:p>Rond70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75</text:p>
          </table:table-cell>
          <table:table-cell office:value-type="float" office:value="75" table:style-name="ce16">
            <text:p>75</text:p>
          </table:table-cell>
          <table:table-cell office:value-type="float" office:value="37.5" table:formula="of:=[.B29]/2" table:style-name="ce16">
            <text:p>37,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75</text:p>
          </table:table-cell>
          <table:table-cell office:value-type="string" table:style-name="ce16">
            <text:p>Rond 75</text:p>
          </table:table-cell>
          <table:table-cell office:value-type="string" table:style-name="ce16">
            <text:p>Rond75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80</text:p>
          </table:table-cell>
          <table:table-cell office:value-type="float" office:value="80" table:style-name="ce16">
            <text:p>80</text:p>
          </table:table-cell>
          <table:table-cell office:value-type="float" office:value="40" table:formula="of:=[.B30]/2" table:style-name="ce16">
            <text:p>40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80</text:p>
          </table:table-cell>
          <table:table-cell office:value-type="string" table:style-name="ce16">
            <text:p>Rond 80</text:p>
          </table:table-cell>
          <table:table-cell office:value-type="string" table:style-name="ce16">
            <text:p>Rond80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90</text:p>
          </table:table-cell>
          <table:table-cell office:value-type="float" office:value="90" table:style-name="ce16">
            <text:p>90</text:p>
          </table:table-cell>
          <table:table-cell office:value-type="float" office:value="45" table:formula="of:=[.B31]/2" table:style-name="ce16">
            <text:p>4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90</text:p>
          </table:table-cell>
          <table:table-cell office:value-type="string" table:style-name="ce16">
            <text:p>Rond 90</text:p>
          </table:table-cell>
          <table:table-cell office:value-type="string" table:style-name="ce16">
            <text:p>Rond90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R100</text:p>
          </table:table-cell>
          <table:table-cell office:value-type="float" office:value="100" table:style-name="ce16">
            <text:p>100</text:p>
          </table:table-cell>
          <table:table-cell office:value-type="float" office:value="50" table:formula="of:=[.B32]/2" table:style-name="ce16">
            <text:p>50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100</text:p>
          </table:table-cell>
          <table:table-cell office:value-type="string" table:style-name="ce16">
            <text:p>Rond 100</text:p>
          </table:table-cell>
          <table:table-cell office:value-type="string" table:style-name="ce16">
            <text:p>Rond100</text:p>
          </table:table-cell>
          <table:table-cell table:number-columns-repeated="16377"/>
        </table:table-row>
        <table:table-row table:number-rows-repeated="1048544" table:style-name="ro3">
          <table:table-cell table:number-columns-repeated="16384"/>
        </table:table-row>
      </table:table>
      <table:table table:name="RectangleHollowSection" table:style-name="ta1">
        <table:table-column table:style-name="co27" table:default-cell-style-name="ce7"/>
        <table:table-column table:style-name="co2" table:number-columns-repeated="5" table:default-cell-style-name="ce7"/>
        <table:table-column table:style-name="co3" table:default-cell-style-name="ce5"/>
        <table:table-column table:style-name="co28" table:number-columns-repeated="4" table:default-cell-style-name="ce5"/>
        <table:table-column table:style-name="co29" table:default-cell-style-name="ce5"/>
        <table:table-column table:style-name="co6" table:default-cell-style-name="ce5"/>
        <table:table-column table:style-name="co2" table:number-columns-repeated="16371" table:default-cell-style-name="ce5"/>
        <table:table-row table:style-name="ro1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1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3" table:style-name="ce5"/>
          <table:table-cell office:value-type="string" table:style-name="ce6">
            <text:p>JSONString</text:p>
          </table:table-cell>
          <table:table-cell table:number-columns-repeated="16371" table:style-name="ce1"/>
        </table:table-row>
        <table:table-row table:style-name="ro1">
          <table:table-cell table:style-name="ce7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table:number-columns-repeated="7" table:style-name="ce5"/>
          <table:table-cell table:number-columns-repeated="16371" table:style-name="ce1"/>
        </table:table-row>
        <table:table-row table:style-name="ro1">
          <table:table-cell office:value-type="string" office:string-value="K40/40/3" table:formula="of:=&quot;K&quot; &amp;[.B3] &amp; &quot;/&quot; &amp;[.C3] &amp; &quot;/&quot; &amp;[.D3]" table:style-name="ce8">
            <text:p>K40/40/3</text:p>
          </table:table-cell>
          <table:table-cell office:value-type="float" office:value="40" table:style-name="ce8">
            <text:p>40</text:p>
          </table:table-cell>
          <table:table-cell office:value-type="float" office:value="40" table:style-name="ce8">
            <text:p>40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40/40/3" table:formula="of:=[.A3]" table:style-name="ce9">
            <text:p>K40/40/3</text:p>
          </table:table-cell>
          <table:table-cell office:value-type="string" office:string-value="K40x40x3" table:formula="of:=&quot;K&quot; &amp;[.B3] &amp; &quot;x&quot; &amp;[.C3] &amp; &quot;x&quot; &amp;[.D3]" table:style-name="ce9">
            <text:p>K40x40x3</text:p>
          </table:table-cell>
          <table:table-cell office:value-type="string" office:string-value="K40/3" table:formula="of:=&quot;K&quot;&amp;[.B3]&amp; &quot;/&quot; &amp; [.D3]" table:style-name="ce9">
            <text:p>K40/3</text:p>
          </table:table-cell>
          <table:table-cell office:value-type="string" office:string-value="K40x3" table:formula="of:=&quot;K&quot;&amp;[.B3]&amp; &quot;x&quot; &amp; [.D3]" table:style-name="ce9">
            <text:p>K40x3</text:p>
          </table:table-cell>
          <table:table-cell office:value-type="string" office:string-value="synonyms&quot;:[&quot;K40/40/3&quot;,&quot;K40x40x3&quot;,&quot;K40/3&quot;]}]}," table:formula="of:= &quot;synonyms&quot;&amp;&quot;&quot;&quot;&quot;&amp;&quot;:[&quot;&amp;&quot;&quot;&quot;&quot;&amp;[.H3]&amp;&quot;&quot;&quot;&quot;&amp;&quot;,&quot;&amp;&quot;&quot;&quot;&quot;&amp;[.I3]&amp;&quot;&quot;&quot;&quot;&amp;&quot;,&quot;&amp;&quot;&quot;&quot;&quot;&amp;[.J3]&amp;&quot;&quot;&quot;&quot;&amp;&quot;]}]},&quot;" table:style-name="ce9">
            <text:p>synonyms":["K40/40/3","K40x40x3","K40/3"]}]},</text:p>
          </table:table-cell>
          <table:table-cell office:value-type="string" office:string-value="{&quot;K40/40/3&quot;: [{&quot;shape_coords&quot;:[40,40,3,,],&quot;shape_name&quot;:&quot;Rectangle Hollow Section&quot;,&quot;synonyms&quot;:[&quot;K40/40/3&quot;,&quot;K40x40x3&quot;,&quot;K40/3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,&quot; &amp;[.D3]&amp; &quot;,&quot; &amp;[.E3]&amp; &quot;,&quot; &amp;[.F3] &amp; &quot;],&quot; &amp; &quot;&quot;&quot;&quot; &amp;&quot;shape_name&quot;&amp;&quot;&quot;&quot;&quot; &amp; &quot;:&quot; &amp; &quot;&quot;&quot;&quot; &amp;[.G3] &amp; &quot;&quot;&quot;&quot; &amp; &quot;,&quot; &amp; &quot;&quot;&quot;&quot;&amp;[.L3]" table:style-name="ce5">
            <text:p>{"K40/40/3": [{"shape_coords":[40,40,3,,],"shape_name":"Rectangle Hollow Section","synonyms":["K40/40/3","K40x40x3","K40/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40/40/4" table:formula="of:=&quot;K&quot; &amp;[.B4] &amp; &quot;/&quot; &amp;[.C4] &amp; &quot;/&quot; &amp;[.D4]" table:style-name="ce8">
            <text:p>K40/40/4</text:p>
          </table:table-cell>
          <table:table-cell office:value-type="float" office:value="40" table:style-name="ce8">
            <text:p>40</text:p>
          </table:table-cell>
          <table:table-cell office:value-type="float" office:value="40" table:style-name="ce8">
            <text:p>40</text:p>
          </table:table-cell>
          <table:table-cell office:value-type="float" office:value="4" table:style-name="ce8">
            <text:p>4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40/40/4" table:formula="of:=[.A4]" table:style-name="ce9">
            <text:p>K40/40/4</text:p>
          </table:table-cell>
          <table:table-cell office:value-type="string" office:string-value="K40x40x4" table:formula="of:=&quot;K&quot; &amp;[.B4] &amp; &quot;x&quot; &amp;[.C4] &amp; &quot;x&quot; &amp;[.D4]" table:style-name="ce9">
            <text:p>K40x40x4</text:p>
          </table:table-cell>
          <table:table-cell office:value-type="string" office:string-value="K40/4" table:formula="of:=&quot;K&quot;&amp;[.B4]&amp; &quot;/&quot; &amp; [.D4]" table:style-name="ce9">
            <text:p>K40/4</text:p>
          </table:table-cell>
          <table:table-cell office:value-type="string" office:string-value="K40x4" table:formula="of:=&quot;K&quot;&amp;[.B4]&amp; &quot;x&quot; &amp; [.D4]" table:style-name="ce9">
            <text:p>K40x4</text:p>
          </table:table-cell>
          <table:table-cell office:value-type="string" office:string-value="synonyms&quot;:[&quot;K40/40/4&quot;,&quot;K40x40x4&quot;,&quot;K40/4&quot;]}]}," table:formula="of:= &quot;synonyms&quot;&amp;&quot;&quot;&quot;&quot;&amp;&quot;:[&quot;&amp;&quot;&quot;&quot;&quot;&amp;[.H4]&amp;&quot;&quot;&quot;&quot;&amp;&quot;,&quot;&amp;&quot;&quot;&quot;&quot;&amp;[.I4]&amp;&quot;&quot;&quot;&quot;&amp;&quot;,&quot;&amp;&quot;&quot;&quot;&quot;&amp;[.J4]&amp;&quot;&quot;&quot;&quot;&amp;&quot;]}]},&quot;" table:style-name="ce9">
            <text:p>synonyms":["K40/40/4","K40x40x4","K40/4"]}]},</text:p>
          </table:table-cell>
          <table:table-cell office:value-type="string" office:string-value="{&quot;K40/40/4&quot;: [{&quot;shape_coords&quot;:[40,40,4,,],&quot;shape_name&quot;:&quot;Rectangle Hollow Section&quot;,&quot;synonyms&quot;:[&quot;K40/40/4&quot;,&quot;K40x40x4&quot;,&quot;K40/4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],&quot; &amp; &quot;&quot;&quot;&quot; &amp;&quot;shape_name&quot;&amp;&quot;&quot;&quot;&quot; &amp; &quot;:&quot; &amp; &quot;&quot;&quot;&quot; &amp;[.G4] &amp; &quot;&quot;&quot;&quot; &amp; &quot;,&quot; &amp; &quot;&quot;&quot;&quot;&amp;[.L4]" table:style-name="ce5">
            <text:p>{"K40/40/4": [{"shape_coords":[40,40,4,,],"shape_name":"Rectangle Hollow Section","synonyms":["K40/40/4","K40x40x4","K40/4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50/50/3" table:formula="of:=&quot;K&quot; &amp;[.B5] &amp; &quot;/&quot; &amp;[.C5] &amp; &quot;/&quot; &amp;[.D5]" table:style-name="ce8">
            <text:p>K50/50/3</text:p>
          </table:table-cell>
          <table:table-cell office:value-type="float" office:value="50" table:style-name="ce8">
            <text:p>50</text:p>
          </table:table-cell>
          <table:table-cell office:value-type="float" office:value="50" table:style-name="ce8">
            <text:p>50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50/50/3" table:formula="of:=[.A5]" table:style-name="ce9">
            <text:p>K50/50/3</text:p>
          </table:table-cell>
          <table:table-cell office:value-type="string" office:string-value="K50x50x3" table:formula="of:=&quot;K&quot; &amp;[.B5] &amp; &quot;x&quot; &amp;[.C5] &amp; &quot;x&quot; &amp;[.D5]" table:style-name="ce9">
            <text:p>K50x50x3</text:p>
          </table:table-cell>
          <table:table-cell office:value-type="string" office:string-value="K50/3" table:formula="of:=&quot;K&quot;&amp;[.B5]&amp; &quot;/&quot; &amp; [.D5]" table:style-name="ce9">
            <text:p>K50/3</text:p>
          </table:table-cell>
          <table:table-cell office:value-type="string" office:string-value="K50x3" table:formula="of:=&quot;K&quot;&amp;[.B5]&amp; &quot;x&quot; &amp; [.D5]" table:style-name="ce9">
            <text:p>K50x3</text:p>
          </table:table-cell>
          <table:table-cell office:value-type="string" office:string-value="synonyms&quot;:[&quot;K50/50/3&quot;,&quot;K50x50x3&quot;,&quot;K50/3&quot;]}]}," table:formula="of:= &quot;synonyms&quot;&amp;&quot;&quot;&quot;&quot;&amp;&quot;:[&quot;&amp;&quot;&quot;&quot;&quot;&amp;[.H5]&amp;&quot;&quot;&quot;&quot;&amp;&quot;,&quot;&amp;&quot;&quot;&quot;&quot;&amp;[.I5]&amp;&quot;&quot;&quot;&quot;&amp;&quot;,&quot;&amp;&quot;&quot;&quot;&quot;&amp;[.J5]&amp;&quot;&quot;&quot;&quot;&amp;&quot;]}]},&quot;" table:style-name="ce9">
            <text:p>synonyms":["K50/50/3","K50x50x3","K50/3"]}]},</text:p>
          </table:table-cell>
          <table:table-cell office:value-type="string" office:string-value="{&quot;K50/50/3&quot;: [{&quot;shape_coords&quot;:[50,50,3,,],&quot;shape_name&quot;:&quot;Rectangle Hollow Section&quot;,&quot;synonyms&quot;:[&quot;K50/50/3&quot;,&quot;K50x50x3&quot;,&quot;K50/3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],&quot; &amp; &quot;&quot;&quot;&quot; &amp;&quot;shape_name&quot;&amp;&quot;&quot;&quot;&quot; &amp; &quot;:&quot; &amp; &quot;&quot;&quot;&quot; &amp;[.G5] &amp; &quot;&quot;&quot;&quot; &amp; &quot;,&quot; &amp; &quot;&quot;&quot;&quot;&amp;[.L5]" table:style-name="ce5">
            <text:p>{"K50/50/3": [{"shape_coords":[50,50,3,,],"shape_name":"Rectangle Hollow Section","synonyms":["K50/50/3","K50x50x3","K50/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50/50/4" table:formula="of:=&quot;K&quot; &amp;[.B6] &amp; &quot;/&quot; &amp;[.C6] &amp; &quot;/&quot; &amp;[.D6]" table:style-name="ce8">
            <text:p>K50/50/4</text:p>
          </table:table-cell>
          <table:table-cell office:value-type="float" office:value="50" table:style-name="ce8">
            <text:p>50</text:p>
          </table:table-cell>
          <table:table-cell office:value-type="float" office:value="50" table:style-name="ce8">
            <text:p>50</text:p>
          </table:table-cell>
          <table:table-cell office:value-type="float" office:value="4" table:style-name="ce8">
            <text:p>4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50/50/4" table:formula="of:=[.A6]" table:style-name="ce9">
            <text:p>K50/50/4</text:p>
          </table:table-cell>
          <table:table-cell office:value-type="string" office:string-value="K50x50x4" table:formula="of:=&quot;K&quot; &amp;[.B6] &amp; &quot;x&quot; &amp;[.C6] &amp; &quot;x&quot; &amp;[.D6]" table:style-name="ce9">
            <text:p>K50x50x4</text:p>
          </table:table-cell>
          <table:table-cell office:value-type="string" office:string-value="K50/4" table:formula="of:=&quot;K&quot;&amp;[.B6]&amp; &quot;/&quot; &amp; [.D6]" table:style-name="ce9">
            <text:p>K50/4</text:p>
          </table:table-cell>
          <table:table-cell office:value-type="string" office:string-value="K50x4" table:formula="of:=&quot;K&quot;&amp;[.B6]&amp; &quot;x&quot; &amp; [.D6]" table:style-name="ce9">
            <text:p>K50x4</text:p>
          </table:table-cell>
          <table:table-cell office:value-type="string" office:string-value="synonyms&quot;:[&quot;K50/50/4&quot;,&quot;K50x50x4&quot;,&quot;K50/4&quot;]}]}," table:formula="of:= &quot;synonyms&quot;&amp;&quot;&quot;&quot;&quot;&amp;&quot;:[&quot;&amp;&quot;&quot;&quot;&quot;&amp;[.H6]&amp;&quot;&quot;&quot;&quot;&amp;&quot;,&quot;&amp;&quot;&quot;&quot;&quot;&amp;[.I6]&amp;&quot;&quot;&quot;&quot;&amp;&quot;,&quot;&amp;&quot;&quot;&quot;&quot;&amp;[.J6]&amp;&quot;&quot;&quot;&quot;&amp;&quot;]}]},&quot;" table:style-name="ce9">
            <text:p>synonyms":["K50/50/4","K50x50x4","K50/4"]}]},</text:p>
          </table:table-cell>
          <table:table-cell office:value-type="string" office:string-value="{&quot;K50/50/4&quot;: [{&quot;shape_coords&quot;:[50,50,4,,],&quot;shape_name&quot;:&quot;Rectangle Hollow Section&quot;,&quot;synonyms&quot;:[&quot;K50/50/4&quot;,&quot;K50x50x4&quot;,&quot;K50/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],&quot; &amp; &quot;&quot;&quot;&quot; &amp;&quot;shape_name&quot;&amp;&quot;&quot;&quot;&quot; &amp; &quot;:&quot; &amp; &quot;&quot;&quot;&quot; &amp;[.G6] &amp; &quot;&quot;&quot;&quot; &amp; &quot;,&quot; &amp; &quot;&quot;&quot;&quot;&amp;[.L6]" table:style-name="ce5">
            <text:p>{"K50/50/4": [{"shape_coords":[50,50,4,,],"shape_name":"Rectangle Hollow Section","synonyms":["K50/50/4","K50x50x4","K50/4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60/60/4" table:formula="of:=&quot;K&quot; &amp;[.B7] &amp; &quot;/&quot; &amp;[.C7] &amp; &quot;/&quot; &amp;[.D7]" table:style-name="ce8">
            <text:p>K60/60/4</text:p>
          </table:table-cell>
          <table:table-cell office:value-type="float" office:value="60" table:style-name="ce8">
            <text:p>60</text:p>
          </table:table-cell>
          <table:table-cell office:value-type="float" office:value="60" table:style-name="ce8">
            <text:p>60</text:p>
          </table:table-cell>
          <table:table-cell office:value-type="float" office:value="4" table:style-name="ce8">
            <text:p>4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60/60/4" table:formula="of:=[.A7]" table:style-name="ce9">
            <text:p>K60/60/4</text:p>
          </table:table-cell>
          <table:table-cell office:value-type="string" office:string-value="K60x60x4" table:formula="of:=&quot;K&quot; &amp;[.B7] &amp; &quot;x&quot; &amp;[.C7] &amp; &quot;x&quot; &amp;[.D7]" table:style-name="ce9">
            <text:p>K60x60x4</text:p>
          </table:table-cell>
          <table:table-cell office:value-type="string" office:string-value="K60/4" table:formula="of:=&quot;K&quot;&amp;[.B7]&amp; &quot;/&quot; &amp; [.D7]" table:style-name="ce9">
            <text:p>K60/4</text:p>
          </table:table-cell>
          <table:table-cell office:value-type="string" office:string-value="K60x4" table:formula="of:=&quot;K&quot;&amp;[.B7]&amp; &quot;x&quot; &amp; [.D7]" table:style-name="ce9">
            <text:p>K60x4</text:p>
          </table:table-cell>
          <table:table-cell office:value-type="string" office:string-value="synonyms&quot;:[&quot;K60/60/4&quot;,&quot;K60x60x4&quot;,&quot;K60/4&quot;]}]}," table:formula="of:= &quot;synonyms&quot;&amp;&quot;&quot;&quot;&quot;&amp;&quot;:[&quot;&amp;&quot;&quot;&quot;&quot;&amp;[.H7]&amp;&quot;&quot;&quot;&quot;&amp;&quot;,&quot;&amp;&quot;&quot;&quot;&quot;&amp;[.I7]&amp;&quot;&quot;&quot;&quot;&amp;&quot;,&quot;&amp;&quot;&quot;&quot;&quot;&amp;[.J7]&amp;&quot;&quot;&quot;&quot;&amp;&quot;]}]},&quot;" table:style-name="ce9">
            <text:p>synonyms":["K60/60/4","K60x60x4","K60/4"]}]},</text:p>
          </table:table-cell>
          <table:table-cell office:value-type="string" office:string-value="{&quot;K60/60/4&quot;: [{&quot;shape_coords&quot;:[60,60,4,,],&quot;shape_name&quot;:&quot;Rectangle Hollow Section&quot;,&quot;synonyms&quot;:[&quot;K60/60/4&quot;,&quot;K60x60x4&quot;,&quot;K60/4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],&quot; &amp; &quot;&quot;&quot;&quot; &amp;&quot;shape_name&quot;&amp;&quot;&quot;&quot;&quot; &amp; &quot;:&quot; &amp; &quot;&quot;&quot;&quot; &amp;[.G7] &amp; &quot;&quot;&quot;&quot; &amp; &quot;,&quot; &amp; &quot;&quot;&quot;&quot;&amp;[.L7]" table:style-name="ce5">
            <text:p>{"K60/60/4": [{"shape_coords":[60,60,4,,],"shape_name":"Rectangle Hollow Section","synonyms":["K60/60/4","K60x60x4","K60/4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60/60/5" table:formula="of:=&quot;K&quot; &amp;[.B8] &amp; &quot;/&quot; &amp;[.C8] &amp; &quot;/&quot; &amp;[.D8]" table:style-name="ce8">
            <text:p>K60/60/5</text:p>
          </table:table-cell>
          <table:table-cell office:value-type="float" office:value="60" table:style-name="ce8">
            <text:p>60</text:p>
          </table:table-cell>
          <table:table-cell office:value-type="float" office:value="60" table:style-name="ce8">
            <text:p>60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60/60/5" table:formula="of:=[.A8]" table:style-name="ce9">
            <text:p>K60/60/5</text:p>
          </table:table-cell>
          <table:table-cell office:value-type="string" office:string-value="K60x60x5" table:formula="of:=&quot;K&quot; &amp;[.B8] &amp; &quot;x&quot; &amp;[.C8] &amp; &quot;x&quot; &amp;[.D8]" table:style-name="ce9">
            <text:p>K60x60x5</text:p>
          </table:table-cell>
          <table:table-cell office:value-type="string" office:string-value="K60/5" table:formula="of:=&quot;K&quot;&amp;[.B8]&amp; &quot;/&quot; &amp; [.D8]" table:style-name="ce9">
            <text:p>K60/5</text:p>
          </table:table-cell>
          <table:table-cell office:value-type="string" office:string-value="K60x5" table:formula="of:=&quot;K&quot;&amp;[.B8]&amp; &quot;x&quot; &amp; [.D8]" table:style-name="ce9">
            <text:p>K60x5</text:p>
          </table:table-cell>
          <table:table-cell office:value-type="string" office:string-value="synonyms&quot;:[&quot;K60/60/5&quot;,&quot;K60x60x5&quot;,&quot;K60/5&quot;]}]}," table:formula="of:= &quot;synonyms&quot;&amp;&quot;&quot;&quot;&quot;&amp;&quot;:[&quot;&amp;&quot;&quot;&quot;&quot;&amp;[.H8]&amp;&quot;&quot;&quot;&quot;&amp;&quot;,&quot;&amp;&quot;&quot;&quot;&quot;&amp;[.I8]&amp;&quot;&quot;&quot;&quot;&amp;&quot;,&quot;&amp;&quot;&quot;&quot;&quot;&amp;[.J8]&amp;&quot;&quot;&quot;&quot;&amp;&quot;]}]},&quot;" table:style-name="ce9">
            <text:p>synonyms":["K60/60/5","K60x60x5","K60/5"]}]},</text:p>
          </table:table-cell>
          <table:table-cell office:value-type="string" office:string-value="{&quot;K60/60/5&quot;: [{&quot;shape_coords&quot;:[60,60,5,,],&quot;shape_name&quot;:&quot;Rectangle Hollow Section&quot;,&quot;synonyms&quot;:[&quot;K60/60/5&quot;,&quot;K60x60x5&quot;,&quot;K60/5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],&quot; &amp; &quot;&quot;&quot;&quot; &amp;&quot;shape_name&quot;&amp;&quot;&quot;&quot;&quot; &amp; &quot;:&quot; &amp; &quot;&quot;&quot;&quot; &amp;[.G8] &amp; &quot;&quot;&quot;&quot; &amp; &quot;,&quot; &amp; &quot;&quot;&quot;&quot;&amp;[.L8]" table:style-name="ce5">
            <text:p>{"K60/60/5": [{"shape_coords":[60,60,5,,],"shape_name":"Rectangle Hollow Section","synonyms":["K60/60/5","K60x60x5","K60/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60/60/6.3" table:formula="of:=&quot;K&quot; &amp;[.B9] &amp; &quot;/&quot; &amp;[.C9] &amp; &quot;/&quot; &amp;[.D9]" table:style-name="ce8">
            <text:p>K60/60/6.3</text:p>
          </table:table-cell>
          <table:table-cell office:value-type="float" office:value="60" table:style-name="ce8">
            <text:p>60</text:p>
          </table:table-cell>
          <table:table-cell office:value-type="float" office:value="60" table:style-name="ce8">
            <text:p>60</text:p>
          </table:table-cell>
          <table:table-cell office:value-type="string" table:style-name="ce8">
            <text:p>6.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60/60/6.3" table:formula="of:=[.A9]" table:style-name="ce9">
            <text:p>K60/60/6.3</text:p>
          </table:table-cell>
          <table:table-cell office:value-type="string" office:string-value="K60x60x6.3" table:formula="of:=&quot;K&quot; &amp;[.B9] &amp; &quot;x&quot; &amp;[.C9] &amp; &quot;x&quot; &amp;[.D9]" table:style-name="ce9">
            <text:p>K60x60x6.3</text:p>
          </table:table-cell>
          <table:table-cell office:value-type="string" office:string-value="K60/6.3" table:formula="of:=&quot;K&quot;&amp;[.B9]&amp; &quot;/&quot; &amp; [.D9]" table:style-name="ce9">
            <text:p>K60/6.3</text:p>
          </table:table-cell>
          <table:table-cell office:value-type="string" office:string-value="K60x6.3" table:formula="of:=&quot;K&quot;&amp;[.B9]&amp; &quot;x&quot; &amp; [.D9]" table:style-name="ce9">
            <text:p>K60x6.3</text:p>
          </table:table-cell>
          <table:table-cell office:value-type="string" office:string-value="synonyms&quot;:[&quot;K60/60/6.3&quot;,&quot;K60x60x6.3&quot;,&quot;K60/6.3&quot;]}]}," table:formula="of:= &quot;synonyms&quot;&amp;&quot;&quot;&quot;&quot;&amp;&quot;:[&quot;&amp;&quot;&quot;&quot;&quot;&amp;[.H9]&amp;&quot;&quot;&quot;&quot;&amp;&quot;,&quot;&amp;&quot;&quot;&quot;&quot;&amp;[.I9]&amp;&quot;&quot;&quot;&quot;&amp;&quot;,&quot;&amp;&quot;&quot;&quot;&quot;&amp;[.J9]&amp;&quot;&quot;&quot;&quot;&amp;&quot;]}]},&quot;" table:style-name="ce9">
            <text:p>synonyms":["K60/60/6.3","K60x60x6.3","K60/6.3"]}]},</text:p>
          </table:table-cell>
          <table:table-cell office:value-type="string" office:string-value="{&quot;K60/60/6.3&quot;: [{&quot;shape_coords&quot;:[60,60,6.3,,],&quot;shape_name&quot;:&quot;Rectangle Hollow Section&quot;,&quot;synonyms&quot;:[&quot;K60/60/6.3&quot;,&quot;K60x60x6.3&quot;,&quot;K60/6.3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],&quot; &amp; &quot;&quot;&quot;&quot; &amp;&quot;shape_name&quot;&amp;&quot;&quot;&quot;&quot; &amp; &quot;:&quot; &amp; &quot;&quot;&quot;&quot; &amp;[.G9] &amp; &quot;&quot;&quot;&quot; &amp; &quot;,&quot; &amp; &quot;&quot;&quot;&quot;&amp;[.L9]" table:style-name="ce5">
            <text:p>{"K60/60/6.3": [{"shape_coords":[60,60,6.3,,],"shape_name":"Rectangle Hollow Section","synonyms":["K60/60/6.3","K60x60x6.3","K60/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70/70/5" table:formula="of:=&quot;K&quot; &amp;[.B10] &amp; &quot;/&quot; &amp;[.C10] &amp; &quot;/&quot; &amp;[.D10]" table:style-name="ce8">
            <text:p>K70/70/5</text:p>
          </table:table-cell>
          <table:table-cell office:value-type="float" office:value="70" table:style-name="ce8">
            <text:p>70</text:p>
          </table:table-cell>
          <table:table-cell office:value-type="float" office:value="70" table:style-name="ce8">
            <text:p>70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70/70/5" table:formula="of:=[.A10]" table:style-name="ce9">
            <text:p>K70/70/5</text:p>
          </table:table-cell>
          <table:table-cell office:value-type="string" office:string-value="K70x70x5" table:formula="of:=&quot;K&quot; &amp;[.B10] &amp; &quot;x&quot; &amp;[.C10] &amp; &quot;x&quot; &amp;[.D10]" table:style-name="ce9">
            <text:p>K70x70x5</text:p>
          </table:table-cell>
          <table:table-cell office:value-type="string" office:string-value="K70/5" table:formula="of:=&quot;K&quot;&amp;[.B10]&amp; &quot;/&quot; &amp; [.D10]" table:style-name="ce9">
            <text:p>K70/5</text:p>
          </table:table-cell>
          <table:table-cell office:value-type="string" office:string-value="K70x5" table:formula="of:=&quot;K&quot;&amp;[.B10]&amp; &quot;x&quot; &amp; [.D10]" table:style-name="ce9">
            <text:p>K70x5</text:p>
          </table:table-cell>
          <table:table-cell office:value-type="string" office:string-value="synonyms&quot;:[&quot;K70/70/5&quot;,&quot;K70x70x5&quot;,&quot;K70/5&quot;]}]}," table:formula="of:= &quot;synonyms&quot;&amp;&quot;&quot;&quot;&quot;&amp;&quot;:[&quot;&amp;&quot;&quot;&quot;&quot;&amp;[.H10]&amp;&quot;&quot;&quot;&quot;&amp;&quot;,&quot;&amp;&quot;&quot;&quot;&quot;&amp;[.I10]&amp;&quot;&quot;&quot;&quot;&amp;&quot;,&quot;&amp;&quot;&quot;&quot;&quot;&amp;[.J10]&amp;&quot;&quot;&quot;&quot;&amp;&quot;]}]},&quot;" table:style-name="ce9">
            <text:p>synonyms":["K70/70/5","K70x70x5","K70/5"]}]},</text:p>
          </table:table-cell>
          <table:table-cell office:value-type="string" office:string-value="{&quot;K70/70/5&quot;: [{&quot;shape_coords&quot;:[70,70,5,,],&quot;shape_name&quot;:&quot;Rectangle Hollow Section&quot;,&quot;synonyms&quot;:[&quot;K70/70/5&quot;,&quot;K70x70x5&quot;,&quot;K70/5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],&quot; &amp; &quot;&quot;&quot;&quot; &amp;&quot;shape_name&quot;&amp;&quot;&quot;&quot;&quot; &amp; &quot;:&quot; &amp; &quot;&quot;&quot;&quot; &amp;[.G10] &amp; &quot;&quot;&quot;&quot; &amp; &quot;,&quot; &amp; &quot;&quot;&quot;&quot;&amp;[.L10]" table:style-name="ce5">
            <text:p>{"K70/70/5": [{"shape_coords":[70,70,5,,],"shape_name":"Rectangle Hollow Section","synonyms":["K70/70/5","K70x70x5","K70/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70/70/6.3" table:formula="of:=&quot;K&quot; &amp;[.B11] &amp; &quot;/&quot; &amp;[.C11] &amp; &quot;/&quot; &amp;[.D11]" table:style-name="ce8">
            <text:p>K70/70/6.3</text:p>
          </table:table-cell>
          <table:table-cell office:value-type="float" office:value="70" table:style-name="ce8">
            <text:p>70</text:p>
          </table:table-cell>
          <table:table-cell office:value-type="float" office:value="70" table:style-name="ce8">
            <text:p>70</text:p>
          </table:table-cell>
          <table:table-cell office:value-type="string" table:style-name="ce8">
            <text:p>6.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70/70/6.3" table:formula="of:=[.A11]" table:style-name="ce9">
            <text:p>K70/70/6.3</text:p>
          </table:table-cell>
          <table:table-cell office:value-type="string" office:string-value="K70x70x6.3" table:formula="of:=&quot;K&quot; &amp;[.B11] &amp; &quot;x&quot; &amp;[.C11] &amp; &quot;x&quot; &amp;[.D11]" table:style-name="ce9">
            <text:p>K70x70x6.3</text:p>
          </table:table-cell>
          <table:table-cell office:value-type="string" office:string-value="K70/6.3" table:formula="of:=&quot;K&quot;&amp;[.B11]&amp; &quot;/&quot; &amp; [.D11]" table:style-name="ce9">
            <text:p>K70/6.3</text:p>
          </table:table-cell>
          <table:table-cell office:value-type="string" office:string-value="K70x6.3" table:formula="of:=&quot;K&quot;&amp;[.B11]&amp; &quot;x&quot; &amp; [.D11]" table:style-name="ce9">
            <text:p>K70x6.3</text:p>
          </table:table-cell>
          <table:table-cell office:value-type="string" office:string-value="synonyms&quot;:[&quot;K70/70/6.3&quot;,&quot;K70x70x6.3&quot;,&quot;K70/6.3&quot;]}]}," table:formula="of:= &quot;synonyms&quot;&amp;&quot;&quot;&quot;&quot;&amp;&quot;:[&quot;&amp;&quot;&quot;&quot;&quot;&amp;[.H11]&amp;&quot;&quot;&quot;&quot;&amp;&quot;,&quot;&amp;&quot;&quot;&quot;&quot;&amp;[.I11]&amp;&quot;&quot;&quot;&quot;&amp;&quot;,&quot;&amp;&quot;&quot;&quot;&quot;&amp;[.J11]&amp;&quot;&quot;&quot;&quot;&amp;&quot;]}]},&quot;" table:style-name="ce9">
            <text:p>synonyms":["K70/70/6.3","K70x70x6.3","K70/6.3"]}]},</text:p>
          </table:table-cell>
          <table:table-cell office:value-type="string" office:string-value="{&quot;K70/70/6.3&quot;: [{&quot;shape_coords&quot;:[70,70,6.3,,],&quot;shape_name&quot;:&quot;Rectangle Hollow Section&quot;,&quot;synonyms&quot;:[&quot;K70/70/6.3&quot;,&quot;K70x70x6.3&quot;,&quot;K70/6.3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],&quot; &amp; &quot;&quot;&quot;&quot; &amp;&quot;shape_name&quot;&amp;&quot;&quot;&quot;&quot; &amp; &quot;:&quot; &amp; &quot;&quot;&quot;&quot; &amp;[.G11] &amp; &quot;&quot;&quot;&quot; &amp; &quot;,&quot; &amp; &quot;&quot;&quot;&quot;&amp;[.L11]" table:style-name="ce5">
            <text:p>{"K70/70/6.3": [{"shape_coords":[70,70,6.3,,],"shape_name":"Rectangle Hollow Section","synonyms":["K70/70/6.3","K70x70x6.3","K70/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80/80/3.6" table:formula="of:=&quot;K&quot; &amp;[.B12] &amp; &quot;/&quot; &amp;[.C12] &amp; &quot;/&quot; &amp;[.D12]" table:style-name="ce8">
            <text:p>K80/80/3.6</text:p>
          </table:table-cell>
          <table:table-cell office:value-type="float" office:value="80" table:style-name="ce8">
            <text:p>80</text:p>
          </table:table-cell>
          <table:table-cell office:value-type="float" office:value="80" table:style-name="ce8">
            <text:p>80</text:p>
          </table:table-cell>
          <table:table-cell office:value-type="string" table:style-name="ce8">
            <text:p>3.6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80/80/3.6" table:formula="of:=[.A12]" table:style-name="ce9">
            <text:p>K80/80/3.6</text:p>
          </table:table-cell>
          <table:table-cell office:value-type="string" office:string-value="K80x80x3.6" table:formula="of:=&quot;K&quot; &amp;[.B12] &amp; &quot;x&quot; &amp;[.C12] &amp; &quot;x&quot; &amp;[.D12]" table:style-name="ce9">
            <text:p>K80x80x3.6</text:p>
          </table:table-cell>
          <table:table-cell office:value-type="string" office:string-value="K80/3.6" table:formula="of:=&quot;K&quot;&amp;[.B12]&amp; &quot;/&quot; &amp; [.D12]" table:style-name="ce9">
            <text:p>K80/3.6</text:p>
          </table:table-cell>
          <table:table-cell office:value-type="string" office:string-value="K80x3.6" table:formula="of:=&quot;K&quot;&amp;[.B12]&amp; &quot;x&quot; &amp; [.D12]" table:style-name="ce9">
            <text:p>K80x3.6</text:p>
          </table:table-cell>
          <table:table-cell office:value-type="string" office:string-value="synonyms&quot;:[&quot;K80/80/3.6&quot;,&quot;K80x80x3.6&quot;,&quot;K80/3.6&quot;]}]}," table:formula="of:= &quot;synonyms&quot;&amp;&quot;&quot;&quot;&quot;&amp;&quot;:[&quot;&amp;&quot;&quot;&quot;&quot;&amp;[.H12]&amp;&quot;&quot;&quot;&quot;&amp;&quot;,&quot;&amp;&quot;&quot;&quot;&quot;&amp;[.I12]&amp;&quot;&quot;&quot;&quot;&amp;&quot;,&quot;&amp;&quot;&quot;&quot;&quot;&amp;[.J12]&amp;&quot;&quot;&quot;&quot;&amp;&quot;]}]},&quot;" table:style-name="ce9">
            <text:p>synonyms":["K80/80/3.6","K80x80x3.6","K80/3.6"]}]},</text:p>
          </table:table-cell>
          <table:table-cell office:value-type="string" office:string-value="{&quot;K80/80/3.6&quot;: [{&quot;shape_coords&quot;:[80,80,3.6,,],&quot;shape_name&quot;:&quot;Rectangle Hollow Section&quot;,&quot;synonyms&quot;:[&quot;K80/80/3.6&quot;,&quot;K80x80x3.6&quot;,&quot;K80/3.6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],&quot; &amp; &quot;&quot;&quot;&quot; &amp;&quot;shape_name&quot;&amp;&quot;&quot;&quot;&quot; &amp; &quot;:&quot; &amp; &quot;&quot;&quot;&quot; &amp;[.G12] &amp; &quot;&quot;&quot;&quot; &amp; &quot;,&quot; &amp; &quot;&quot;&quot;&quot;&amp;[.L12]" table:style-name="ce5">
            <text:p>{"K80/80/3.6": [{"shape_coords":[80,80,3.6,,],"shape_name":"Rectangle Hollow Section","synonyms":["K80/80/3.6","K80x80x3.6","K80/3.6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80/80/5" table:formula="of:=&quot;K&quot; &amp;[.B13] &amp; &quot;/&quot; &amp;[.C13] &amp; &quot;/&quot; &amp;[.D13]" table:style-name="ce8">
            <text:p>K80/80/5</text:p>
          </table:table-cell>
          <table:table-cell office:value-type="float" office:value="80" table:style-name="ce8">
            <text:p>80</text:p>
          </table:table-cell>
          <table:table-cell office:value-type="float" office:value="80" table:style-name="ce8">
            <text:p>80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80/80/5" table:formula="of:=[.A13]" table:style-name="ce9">
            <text:p>K80/80/5</text:p>
          </table:table-cell>
          <table:table-cell office:value-type="string" office:string-value="K80x80x5" table:formula="of:=&quot;K&quot; &amp;[.B13] &amp; &quot;x&quot; &amp;[.C13] &amp; &quot;x&quot; &amp;[.D13]" table:style-name="ce9">
            <text:p>K80x80x5</text:p>
          </table:table-cell>
          <table:table-cell office:value-type="string" office:string-value="K80/5" table:formula="of:=&quot;K&quot;&amp;[.B13]&amp; &quot;/&quot; &amp; [.D13]" table:style-name="ce9">
            <text:p>K80/5</text:p>
          </table:table-cell>
          <table:table-cell office:value-type="string" office:string-value="K80x5" table:formula="of:=&quot;K&quot;&amp;[.B13]&amp; &quot;x&quot; &amp; [.D13]" table:style-name="ce9">
            <text:p>K80x5</text:p>
          </table:table-cell>
          <table:table-cell office:value-type="string" office:string-value="synonyms&quot;:[&quot;K80/80/5&quot;,&quot;K80x80x5&quot;,&quot;K80/5&quot;]}]}," table:formula="of:= &quot;synonyms&quot;&amp;&quot;&quot;&quot;&quot;&amp;&quot;:[&quot;&amp;&quot;&quot;&quot;&quot;&amp;[.H13]&amp;&quot;&quot;&quot;&quot;&amp;&quot;,&quot;&amp;&quot;&quot;&quot;&quot;&amp;[.I13]&amp;&quot;&quot;&quot;&quot;&amp;&quot;,&quot;&amp;&quot;&quot;&quot;&quot;&amp;[.J13]&amp;&quot;&quot;&quot;&quot;&amp;&quot;]}]},&quot;" table:style-name="ce9">
            <text:p>synonyms":["K80/80/5","K80x80x5","K80/5"]}]},</text:p>
          </table:table-cell>
          <table:table-cell office:value-type="string" office:string-value="{&quot;K80/80/5&quot;: [{&quot;shape_coords&quot;:[80,80,5,,],&quot;shape_name&quot;:&quot;Rectangle Hollow Section&quot;,&quot;synonyms&quot;:[&quot;K80/80/5&quot;,&quot;K80x80x5&quot;,&quot;K80/5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],&quot; &amp; &quot;&quot;&quot;&quot; &amp;&quot;shape_name&quot;&amp;&quot;&quot;&quot;&quot; &amp; &quot;:&quot; &amp; &quot;&quot;&quot;&quot; &amp;[.G13] &amp; &quot;&quot;&quot;&quot; &amp; &quot;,&quot; &amp; &quot;&quot;&quot;&quot;&amp;[.L13]" table:style-name="ce5">
            <text:p>{"K80/80/5": [{"shape_coords":[80,80,5,,],"shape_name":"Rectangle Hollow Section","synonyms":["K80/80/5","K80x80x5","K80/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80/80/6.3" table:formula="of:=&quot;K&quot; &amp;[.B14] &amp; &quot;/&quot; &amp;[.C14] &amp; &quot;/&quot; &amp;[.D14]" table:style-name="ce8">
            <text:p>K80/80/6.3</text:p>
          </table:table-cell>
          <table:table-cell office:value-type="float" office:value="80" table:style-name="ce8">
            <text:p>80</text:p>
          </table:table-cell>
          <table:table-cell office:value-type="float" office:value="80" table:style-name="ce8">
            <text:p>80</text:p>
          </table:table-cell>
          <table:table-cell office:value-type="string" table:style-name="ce8">
            <text:p>6.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80/80/6.3" table:formula="of:=[.A14]" table:style-name="ce9">
            <text:p>K80/80/6.3</text:p>
          </table:table-cell>
          <table:table-cell office:value-type="string" office:string-value="K80x80x6.3" table:formula="of:=&quot;K&quot; &amp;[.B14] &amp; &quot;x&quot; &amp;[.C14] &amp; &quot;x&quot; &amp;[.D14]" table:style-name="ce9">
            <text:p>K80x80x6.3</text:p>
          </table:table-cell>
          <table:table-cell office:value-type="string" office:string-value="K80/6.3" table:formula="of:=&quot;K&quot;&amp;[.B14]&amp; &quot;/&quot; &amp; [.D14]" table:style-name="ce9">
            <text:p>K80/6.3</text:p>
          </table:table-cell>
          <table:table-cell office:value-type="string" office:string-value="K80x6.3" table:formula="of:=&quot;K&quot;&amp;[.B14]&amp; &quot;x&quot; &amp; [.D14]" table:style-name="ce9">
            <text:p>K80x6.3</text:p>
          </table:table-cell>
          <table:table-cell office:value-type="string" office:string-value="synonyms&quot;:[&quot;K80/80/6.3&quot;,&quot;K80x80x6.3&quot;,&quot;K80/6.3&quot;]}]}," table:formula="of:= &quot;synonyms&quot;&amp;&quot;&quot;&quot;&quot;&amp;&quot;:[&quot;&amp;&quot;&quot;&quot;&quot;&amp;[.H14]&amp;&quot;&quot;&quot;&quot;&amp;&quot;,&quot;&amp;&quot;&quot;&quot;&quot;&amp;[.I14]&amp;&quot;&quot;&quot;&quot;&amp;&quot;,&quot;&amp;&quot;&quot;&quot;&quot;&amp;[.J14]&amp;&quot;&quot;&quot;&quot;&amp;&quot;]}]},&quot;" table:style-name="ce9">
            <text:p>synonyms":["K80/80/6.3","K80x80x6.3","K80/6.3"]}]},</text:p>
          </table:table-cell>
          <table:table-cell office:value-type="string" office:string-value="{&quot;K80/80/6.3&quot;: [{&quot;shape_coords&quot;:[80,80,6.3,,],&quot;shape_name&quot;:&quot;Rectangle Hollow Section&quot;,&quot;synonyms&quot;:[&quot;K80/80/6.3&quot;,&quot;K80x80x6.3&quot;,&quot;K80/6.3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],&quot; &amp; &quot;&quot;&quot;&quot; &amp;&quot;shape_name&quot;&amp;&quot;&quot;&quot;&quot; &amp; &quot;:&quot; &amp; &quot;&quot;&quot;&quot; &amp;[.G14] &amp; &quot;&quot;&quot;&quot; &amp; &quot;,&quot; &amp; &quot;&quot;&quot;&quot;&amp;[.L14]" table:style-name="ce5">
            <text:p>{"K80/80/6.3": [{"shape_coords":[80,80,6.3,,],"shape_name":"Rectangle Hollow Section","synonyms":["K80/80/6.3","K80x80x6.3","K80/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90/90/5" table:formula="of:=&quot;K&quot; &amp;[.B15] &amp; &quot;/&quot; &amp;[.C15] &amp; &quot;/&quot; &amp;[.D15]" table:style-name="ce8">
            <text:p>K90/90/5</text:p>
          </table:table-cell>
          <table:table-cell office:value-type="float" office:value="90" table:style-name="ce8">
            <text:p>90</text:p>
          </table:table-cell>
          <table:table-cell office:value-type="float" office:value="90" table:style-name="ce8">
            <text:p>90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90/90/5" table:formula="of:=[.A15]" table:style-name="ce9">
            <text:p>K90/90/5</text:p>
          </table:table-cell>
          <table:table-cell office:value-type="string" office:string-value="K90x90x5" table:formula="of:=&quot;K&quot; &amp;[.B15] &amp; &quot;x&quot; &amp;[.C15] &amp; &quot;x&quot; &amp;[.D15]" table:style-name="ce9">
            <text:p>K90x90x5</text:p>
          </table:table-cell>
          <table:table-cell office:value-type="string" office:string-value="K90/5" table:formula="of:=&quot;K&quot;&amp;[.B15]&amp; &quot;/&quot; &amp; [.D15]" table:style-name="ce9">
            <text:p>K90/5</text:p>
          </table:table-cell>
          <table:table-cell office:value-type="string" office:string-value="K90x5" table:formula="of:=&quot;K&quot;&amp;[.B15]&amp; &quot;x&quot; &amp; [.D15]" table:style-name="ce9">
            <text:p>K90x5</text:p>
          </table:table-cell>
          <table:table-cell office:value-type="string" office:string-value="synonyms&quot;:[&quot;K90/90/5&quot;,&quot;K90x90x5&quot;,&quot;K90/5&quot;]}]}," table:formula="of:= &quot;synonyms&quot;&amp;&quot;&quot;&quot;&quot;&amp;&quot;:[&quot;&amp;&quot;&quot;&quot;&quot;&amp;[.H15]&amp;&quot;&quot;&quot;&quot;&amp;&quot;,&quot;&amp;&quot;&quot;&quot;&quot;&amp;[.I15]&amp;&quot;&quot;&quot;&quot;&amp;&quot;,&quot;&amp;&quot;&quot;&quot;&quot;&amp;[.J15]&amp;&quot;&quot;&quot;&quot;&amp;&quot;]}]},&quot;" table:style-name="ce9">
            <text:p>synonyms":["K90/90/5","K90x90x5","K90/5"]}]},</text:p>
          </table:table-cell>
          <table:table-cell office:value-type="string" office:string-value="{&quot;K90/90/5&quot;: [{&quot;shape_coords&quot;:[90,90,5,,],&quot;shape_name&quot;:&quot;Rectangle Hollow Section&quot;,&quot;synonyms&quot;:[&quot;K90/90/5&quot;,&quot;K90x90x5&quot;,&quot;K90/5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],&quot; &amp; &quot;&quot;&quot;&quot; &amp;&quot;shape_name&quot;&amp;&quot;&quot;&quot;&quot; &amp; &quot;:&quot; &amp; &quot;&quot;&quot;&quot; &amp;[.G15] &amp; &quot;&quot;&quot;&quot; &amp; &quot;,&quot; &amp; &quot;&quot;&quot;&quot;&amp;[.L15]" table:style-name="ce5">
            <text:p>{"K90/90/5": [{"shape_coords":[90,90,5,,],"shape_name":"Rectangle Hollow Section","synonyms":["K90/90/5","K90x90x5","K90/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90/90/6.3" table:formula="of:=&quot;K&quot; &amp;[.B16] &amp; &quot;/&quot; &amp;[.C16] &amp; &quot;/&quot; &amp;[.D16]" table:style-name="ce8">
            <text:p>K90/90/6.3</text:p>
          </table:table-cell>
          <table:table-cell office:value-type="float" office:value="90" table:style-name="ce8">
            <text:p>90</text:p>
          </table:table-cell>
          <table:table-cell office:value-type="float" office:value="90" table:style-name="ce8">
            <text:p>90</text:p>
          </table:table-cell>
          <table:table-cell office:value-type="string" table:style-name="ce8">
            <text:p>6.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90/90/6.3" table:formula="of:=[.A16]" table:style-name="ce9">
            <text:p>K90/90/6.3</text:p>
          </table:table-cell>
          <table:table-cell office:value-type="string" office:string-value="K90x90x6.3" table:formula="of:=&quot;K&quot; &amp;[.B16] &amp; &quot;x&quot; &amp;[.C16] &amp; &quot;x&quot; &amp;[.D16]" table:style-name="ce9">
            <text:p>K90x90x6.3</text:p>
          </table:table-cell>
          <table:table-cell office:value-type="string" office:string-value="K90/6.3" table:formula="of:=&quot;K&quot;&amp;[.B16]&amp; &quot;/&quot; &amp; [.D16]" table:style-name="ce9">
            <text:p>K90/6.3</text:p>
          </table:table-cell>
          <table:table-cell office:value-type="string" office:string-value="K90x6.3" table:formula="of:=&quot;K&quot;&amp;[.B16]&amp; &quot;x&quot; &amp; [.D16]" table:style-name="ce9">
            <text:p>K90x6.3</text:p>
          </table:table-cell>
          <table:table-cell office:value-type="string" office:string-value="synonyms&quot;:[&quot;K90/90/6.3&quot;,&quot;K90x90x6.3&quot;,&quot;K90/6.3&quot;]}]}," table:formula="of:= &quot;synonyms&quot;&amp;&quot;&quot;&quot;&quot;&amp;&quot;:[&quot;&amp;&quot;&quot;&quot;&quot;&amp;[.H16]&amp;&quot;&quot;&quot;&quot;&amp;&quot;,&quot;&amp;&quot;&quot;&quot;&quot;&amp;[.I16]&amp;&quot;&quot;&quot;&quot;&amp;&quot;,&quot;&amp;&quot;&quot;&quot;&quot;&amp;[.J16]&amp;&quot;&quot;&quot;&quot;&amp;&quot;]}]},&quot;" table:style-name="ce9">
            <text:p>synonyms":["K90/90/6.3","K90x90x6.3","K90/6.3"]}]},</text:p>
          </table:table-cell>
          <table:table-cell office:value-type="string" office:string-value="{&quot;K90/90/6.3&quot;: [{&quot;shape_coords&quot;:[90,90,6.3,,],&quot;shape_name&quot;:&quot;Rectangle Hollow Section&quot;,&quot;synonyms&quot;:[&quot;K90/90/6.3&quot;,&quot;K90x90x6.3&quot;,&quot;K90/6.3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],&quot; &amp; &quot;&quot;&quot;&quot; &amp;&quot;shape_name&quot;&amp;&quot;&quot;&quot;&quot; &amp; &quot;:&quot; &amp; &quot;&quot;&quot;&quot; &amp;[.G16] &amp; &quot;&quot;&quot;&quot; &amp; &quot;,&quot; &amp; &quot;&quot;&quot;&quot;&amp;[.L16]" table:style-name="ce5">
            <text:p>{"K90/90/6.3": [{"shape_coords":[90,90,6.3,,],"shape_name":"Rectangle Hollow Section","synonyms":["K90/90/6.3","K90x90x6.3","K90/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00/100/5" table:formula="of:=&quot;K&quot; &amp;[.B17] &amp; &quot;/&quot; &amp;[.C17] &amp; &quot;/&quot; &amp;[.D17]" table:style-name="ce8">
            <text:p>K100/100/5</text:p>
          </table:table-cell>
          <table:table-cell office:value-type="float" office:value="100" table:style-name="ce8">
            <text:p>100</text:p>
          </table:table-cell>
          <table:table-cell office:value-type="float" office:value="100" table:style-name="ce8">
            <text:p>100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00/100/5" table:formula="of:=[.A17]" table:style-name="ce9">
            <text:p>K100/100/5</text:p>
          </table:table-cell>
          <table:table-cell office:value-type="string" office:string-value="K100x100x5" table:formula="of:=&quot;K&quot; &amp;[.B17] &amp; &quot;x&quot; &amp;[.C17] &amp; &quot;x&quot; &amp;[.D17]" table:style-name="ce9">
            <text:p>K100x100x5</text:p>
          </table:table-cell>
          <table:table-cell office:value-type="string" office:string-value="K100/5" table:formula="of:=&quot;K&quot;&amp;[.B17]&amp; &quot;/&quot; &amp; [.D17]" table:style-name="ce9">
            <text:p>K100/5</text:p>
          </table:table-cell>
          <table:table-cell office:value-type="string" office:string-value="K100x5" table:formula="of:=&quot;K&quot;&amp;[.B17]&amp; &quot;x&quot; &amp; [.D17]" table:style-name="ce9">
            <text:p>K100x5</text:p>
          </table:table-cell>
          <table:table-cell office:value-type="string" office:string-value="synonyms&quot;:[&quot;K100/100/5&quot;,&quot;K100x100x5&quot;,&quot;K100/5&quot;]}]}," table:formula="of:= &quot;synonyms&quot;&amp;&quot;&quot;&quot;&quot;&amp;&quot;:[&quot;&amp;&quot;&quot;&quot;&quot;&amp;[.H17]&amp;&quot;&quot;&quot;&quot;&amp;&quot;,&quot;&amp;&quot;&quot;&quot;&quot;&amp;[.I17]&amp;&quot;&quot;&quot;&quot;&amp;&quot;,&quot;&amp;&quot;&quot;&quot;&quot;&amp;[.J17]&amp;&quot;&quot;&quot;&quot;&amp;&quot;]}]},&quot;" table:style-name="ce9">
            <text:p>synonyms":["K100/100/5","K100x100x5","K100/5"]}]},</text:p>
          </table:table-cell>
          <table:table-cell office:value-type="string" office:string-value="{&quot;K100/100/5&quot;: [{&quot;shape_coords&quot;:[100,100,5,,],&quot;shape_name&quot;:&quot;Rectangle Hollow Section&quot;,&quot;synonyms&quot;:[&quot;K100/100/5&quot;,&quot;K100x100x5&quot;,&quot;K100/5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],&quot; &amp; &quot;&quot;&quot;&quot; &amp;&quot;shape_name&quot;&amp;&quot;&quot;&quot;&quot; &amp; &quot;:&quot; &amp; &quot;&quot;&quot;&quot; &amp;[.G17] &amp; &quot;&quot;&quot;&quot; &amp; &quot;,&quot; &amp; &quot;&quot;&quot;&quot;&amp;[.L17]" table:style-name="ce5">
            <text:p>{"K100/100/5": [{"shape_coords":[100,100,5,,],"shape_name":"Rectangle Hollow Section","synonyms":["K100/100/5","K100x100x5","K100/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00/100/6.3" table:formula="of:=&quot;K&quot; &amp;[.B18] &amp; &quot;/&quot; &amp;[.C18] &amp; &quot;/&quot; &amp;[.D18]" table:style-name="ce8">
            <text:p>K100/100/6.3</text:p>
          </table:table-cell>
          <table:table-cell office:value-type="float" office:value="100" table:style-name="ce8">
            <text:p>100</text:p>
          </table:table-cell>
          <table:table-cell office:value-type="float" office:value="100" table:style-name="ce8">
            <text:p>100</text:p>
          </table:table-cell>
          <table:table-cell office:value-type="string" table:style-name="ce8">
            <text:p>6.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00/100/6.3" table:formula="of:=[.A18]" table:style-name="ce9">
            <text:p>K100/100/6.3</text:p>
          </table:table-cell>
          <table:table-cell office:value-type="string" office:string-value="K100x100x6.3" table:formula="of:=&quot;K&quot; &amp;[.B18] &amp; &quot;x&quot; &amp;[.C18] &amp; &quot;x&quot; &amp;[.D18]" table:style-name="ce9">
            <text:p>K100x100x6.3</text:p>
          </table:table-cell>
          <table:table-cell office:value-type="string" office:string-value="K100/6.3" table:formula="of:=&quot;K&quot;&amp;[.B18]&amp; &quot;/&quot; &amp; [.D18]" table:style-name="ce9">
            <text:p>K100/6.3</text:p>
          </table:table-cell>
          <table:table-cell office:value-type="string" office:string-value="K100x6.3" table:formula="of:=&quot;K&quot;&amp;[.B18]&amp; &quot;x&quot; &amp; [.D18]" table:style-name="ce9">
            <text:p>K100x6.3</text:p>
          </table:table-cell>
          <table:table-cell office:value-type="string" office:string-value="synonyms&quot;:[&quot;K100/100/6.3&quot;,&quot;K100x100x6.3&quot;,&quot;K100/6.3&quot;]}]}," table:formula="of:= &quot;synonyms&quot;&amp;&quot;&quot;&quot;&quot;&amp;&quot;:[&quot;&amp;&quot;&quot;&quot;&quot;&amp;[.H18]&amp;&quot;&quot;&quot;&quot;&amp;&quot;,&quot;&amp;&quot;&quot;&quot;&quot;&amp;[.I18]&amp;&quot;&quot;&quot;&quot;&amp;&quot;,&quot;&amp;&quot;&quot;&quot;&quot;&amp;[.J18]&amp;&quot;&quot;&quot;&quot;&amp;&quot;]}]},&quot;" table:style-name="ce9">
            <text:p>synonyms":["K100/100/6.3","K100x100x6.3","K100/6.3"]}]},</text:p>
          </table:table-cell>
          <table:table-cell office:value-type="string" office:string-value="{&quot;K100/100/6.3&quot;: [{&quot;shape_coords&quot;:[100,100,6.3,,],&quot;shape_name&quot;:&quot;Rectangle Hollow Section&quot;,&quot;synonyms&quot;:[&quot;K100/100/6.3&quot;,&quot;K100x100x6.3&quot;,&quot;K100/6.3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],&quot; &amp; &quot;&quot;&quot;&quot; &amp;&quot;shape_name&quot;&amp;&quot;&quot;&quot;&quot; &amp; &quot;:&quot; &amp; &quot;&quot;&quot;&quot; &amp;[.G18] &amp; &quot;&quot;&quot;&quot; &amp; &quot;,&quot; &amp; &quot;&quot;&quot;&quot;&amp;[.L18]" table:style-name="ce5">
            <text:p>{"K100/100/6.3": [{"shape_coords":[100,100,6.3,,],"shape_name":"Rectangle Hollow Section","synonyms":["K100/100/6.3","K100x100x6.3","K100/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00/100/8" table:formula="of:=&quot;K&quot; &amp;[.B19] &amp; &quot;/&quot; &amp;[.C19] &amp; &quot;/&quot; &amp;[.D19]" table:style-name="ce8">
            <text:p>K100/100/8</text:p>
          </table:table-cell>
          <table:table-cell office:value-type="float" office:value="100" table:style-name="ce8">
            <text:p>100</text:p>
          </table:table-cell>
          <table:table-cell office:value-type="float" office:value="100" table:style-name="ce8">
            <text:p>100</text:p>
          </table:table-cell>
          <table:table-cell office:value-type="float" office:value="8" table:style-name="ce8">
            <text:p>8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00/100/8" table:formula="of:=[.A19]" table:style-name="ce9">
            <text:p>K100/100/8</text:p>
          </table:table-cell>
          <table:table-cell office:value-type="string" office:string-value="K100x100x8" table:formula="of:=&quot;K&quot; &amp;[.B19] &amp; &quot;x&quot; &amp;[.C19] &amp; &quot;x&quot; &amp;[.D19]" table:style-name="ce9">
            <text:p>K100x100x8</text:p>
          </table:table-cell>
          <table:table-cell office:value-type="string" office:string-value="K100/8" table:formula="of:=&quot;K&quot;&amp;[.B19]&amp; &quot;/&quot; &amp; [.D19]" table:style-name="ce9">
            <text:p>K100/8</text:p>
          </table:table-cell>
          <table:table-cell office:value-type="string" office:string-value="K100x8" table:formula="of:=&quot;K&quot;&amp;[.B19]&amp; &quot;x&quot; &amp; [.D19]" table:style-name="ce9">
            <text:p>K100x8</text:p>
          </table:table-cell>
          <table:table-cell office:value-type="string" office:string-value="synonyms&quot;:[&quot;K100/100/8&quot;,&quot;K100x100x8&quot;,&quot;K100/8&quot;]}]}," table:formula="of:= &quot;synonyms&quot;&amp;&quot;&quot;&quot;&quot;&amp;&quot;:[&quot;&amp;&quot;&quot;&quot;&quot;&amp;[.H19]&amp;&quot;&quot;&quot;&quot;&amp;&quot;,&quot;&amp;&quot;&quot;&quot;&quot;&amp;[.I19]&amp;&quot;&quot;&quot;&quot;&amp;&quot;,&quot;&amp;&quot;&quot;&quot;&quot;&amp;[.J19]&amp;&quot;&quot;&quot;&quot;&amp;&quot;]}]},&quot;" table:style-name="ce9">
            <text:p>synonyms":["K100/100/8","K100x100x8","K100/8"]}]},</text:p>
          </table:table-cell>
          <table:table-cell office:value-type="string" office:string-value="{&quot;K100/100/8&quot;: [{&quot;shape_coords&quot;:[100,100,8,,],&quot;shape_name&quot;:&quot;Rectangle Hollow Section&quot;,&quot;synonyms&quot;:[&quot;K100/100/8&quot;,&quot;K100x100x8&quot;,&quot;K100/8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],&quot; &amp; &quot;&quot;&quot;&quot; &amp;&quot;shape_name&quot;&amp;&quot;&quot;&quot;&quot; &amp; &quot;:&quot; &amp; &quot;&quot;&quot;&quot; &amp;[.G19] &amp; &quot;&quot;&quot;&quot; &amp; &quot;,&quot; &amp; &quot;&quot;&quot;&quot;&amp;[.L19]" table:style-name="ce5">
            <text:p>{"K100/100/8": [{"shape_coords":[100,100,8,,],"shape_name":"Rectangle Hollow Section","synonyms":["K100/100/8","K100x100x8","K100/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20/120/5" table:formula="of:=&quot;K&quot; &amp;[.B20] &amp; &quot;/&quot; &amp;[.C20] &amp; &quot;/&quot; &amp;[.D20]" table:style-name="ce8">
            <text:p>K120/120/5</text:p>
          </table:table-cell>
          <table:table-cell office:value-type="float" office:value="120" table:style-name="ce8">
            <text:p>120</text:p>
          </table:table-cell>
          <table:table-cell office:value-type="float" office:value="120" table:style-name="ce8">
            <text:p>120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20/120/5" table:formula="of:=[.A20]" table:style-name="ce9">
            <text:p>K120/120/5</text:p>
          </table:table-cell>
          <table:table-cell office:value-type="string" office:string-value="K120x120x5" table:formula="of:=&quot;K&quot; &amp;[.B20] &amp; &quot;x&quot; &amp;[.C20] &amp; &quot;x&quot; &amp;[.D20]" table:style-name="ce9">
            <text:p>K120x120x5</text:p>
          </table:table-cell>
          <table:table-cell office:value-type="string" office:string-value="K120/5" table:formula="of:=&quot;K&quot;&amp;[.B20]&amp; &quot;/&quot; &amp; [.D20]" table:style-name="ce9">
            <text:p>K120/5</text:p>
          </table:table-cell>
          <table:table-cell office:value-type="string" office:string-value="K120x5" table:formula="of:=&quot;K&quot;&amp;[.B20]&amp; &quot;x&quot; &amp; [.D20]" table:style-name="ce9">
            <text:p>K120x5</text:p>
          </table:table-cell>
          <table:table-cell office:value-type="string" office:string-value="synonyms&quot;:[&quot;K120/120/5&quot;,&quot;K120x120x5&quot;,&quot;K120/5&quot;]}]}," table:formula="of:= &quot;synonyms&quot;&amp;&quot;&quot;&quot;&quot;&amp;&quot;:[&quot;&amp;&quot;&quot;&quot;&quot;&amp;[.H20]&amp;&quot;&quot;&quot;&quot;&amp;&quot;,&quot;&amp;&quot;&quot;&quot;&quot;&amp;[.I20]&amp;&quot;&quot;&quot;&quot;&amp;&quot;,&quot;&amp;&quot;&quot;&quot;&quot;&amp;[.J20]&amp;&quot;&quot;&quot;&quot;&amp;&quot;]}]},&quot;" table:style-name="ce9">
            <text:p>synonyms":["K120/120/5","K120x120x5","K120/5"]}]},</text:p>
          </table:table-cell>
          <table:table-cell office:value-type="string" office:string-value="{&quot;K120/120/5&quot;: [{&quot;shape_coords&quot;:[120,120,5,,],&quot;shape_name&quot;:&quot;Rectangle Hollow Section&quot;,&quot;synonyms&quot;:[&quot;K120/120/5&quot;,&quot;K120x120x5&quot;,&quot;K120/5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],&quot; &amp; &quot;&quot;&quot;&quot; &amp;&quot;shape_name&quot;&amp;&quot;&quot;&quot;&quot; &amp; &quot;:&quot; &amp; &quot;&quot;&quot;&quot; &amp;[.G20] &amp; &quot;&quot;&quot;&quot; &amp; &quot;,&quot; &amp; &quot;&quot;&quot;&quot;&amp;[.L20]" table:style-name="ce5">
            <text:p>{"K120/120/5": [{"shape_coords":[120,120,5,,],"shape_name":"Rectangle Hollow Section","synonyms":["K120/120/5","K120x120x5","K120/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20/120/6.3" table:formula="of:=&quot;K&quot; &amp;[.B21] &amp; &quot;/&quot; &amp;[.C21] &amp; &quot;/&quot; &amp;[.D21]" table:style-name="ce8">
            <text:p>K120/120/6.3</text:p>
          </table:table-cell>
          <table:table-cell office:value-type="float" office:value="120" table:style-name="ce8">
            <text:p>120</text:p>
          </table:table-cell>
          <table:table-cell office:value-type="float" office:value="120" table:style-name="ce8">
            <text:p>120</text:p>
          </table:table-cell>
          <table:table-cell office:value-type="string" table:style-name="ce8">
            <text:p>6.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20/120/6.3" table:formula="of:=[.A21]" table:style-name="ce9">
            <text:p>K120/120/6.3</text:p>
          </table:table-cell>
          <table:table-cell office:value-type="string" office:string-value="K120x120x6.3" table:formula="of:=&quot;K&quot; &amp;[.B21] &amp; &quot;x&quot; &amp;[.C21] &amp; &quot;x&quot; &amp;[.D21]" table:style-name="ce9">
            <text:p>K120x120x6.3</text:p>
          </table:table-cell>
          <table:table-cell office:value-type="string" office:string-value="K120/6.3" table:formula="of:=&quot;K&quot;&amp;[.B21]&amp; &quot;/&quot; &amp; [.D21]" table:style-name="ce9">
            <text:p>K120/6.3</text:p>
          </table:table-cell>
          <table:table-cell office:value-type="string" office:string-value="K120x6.3" table:formula="of:=&quot;K&quot;&amp;[.B21]&amp; &quot;x&quot; &amp; [.D21]" table:style-name="ce9">
            <text:p>K120x6.3</text:p>
          </table:table-cell>
          <table:table-cell office:value-type="string" office:string-value="synonyms&quot;:[&quot;K120/120/6.3&quot;,&quot;K120x120x6.3&quot;,&quot;K120/6.3&quot;]}]}," table:formula="of:= &quot;synonyms&quot;&amp;&quot;&quot;&quot;&quot;&amp;&quot;:[&quot;&amp;&quot;&quot;&quot;&quot;&amp;[.H21]&amp;&quot;&quot;&quot;&quot;&amp;&quot;,&quot;&amp;&quot;&quot;&quot;&quot;&amp;[.I21]&amp;&quot;&quot;&quot;&quot;&amp;&quot;,&quot;&amp;&quot;&quot;&quot;&quot;&amp;[.J21]&amp;&quot;&quot;&quot;&quot;&amp;&quot;]}]},&quot;" table:style-name="ce9">
            <text:p>synonyms":["K120/120/6.3","K120x120x6.3","K120/6.3"]}]},</text:p>
          </table:table-cell>
          <table:table-cell office:value-type="string" office:string-value="{&quot;K120/120/6.3&quot;: [{&quot;shape_coords&quot;:[120,120,6.3,,],&quot;shape_name&quot;:&quot;Rectangle Hollow Section&quot;,&quot;synonyms&quot;:[&quot;K120/120/6.3&quot;,&quot;K120x120x6.3&quot;,&quot;K120/6.3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],&quot; &amp; &quot;&quot;&quot;&quot; &amp;&quot;shape_name&quot;&amp;&quot;&quot;&quot;&quot; &amp; &quot;:&quot; &amp; &quot;&quot;&quot;&quot; &amp;[.G21] &amp; &quot;&quot;&quot;&quot; &amp; &quot;,&quot; &amp; &quot;&quot;&quot;&quot;&amp;[.L21]" table:style-name="ce5">
            <text:p>{"K120/120/6.3": [{"shape_coords":[120,120,6.3,,],"shape_name":"Rectangle Hollow Section","synonyms":["K120/120/6.3","K120x120x6.3","K120/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20/120/8" table:formula="of:=&quot;K&quot; &amp;[.B22] &amp; &quot;/&quot; &amp;[.C22] &amp; &quot;/&quot; &amp;[.D22]" table:style-name="ce8">
            <text:p>K120/120/8</text:p>
          </table:table-cell>
          <table:table-cell office:value-type="float" office:value="120" table:style-name="ce8">
            <text:p>120</text:p>
          </table:table-cell>
          <table:table-cell office:value-type="float" office:value="120" table:style-name="ce8">
            <text:p>120</text:p>
          </table:table-cell>
          <table:table-cell office:value-type="float" office:value="8" table:style-name="ce8">
            <text:p>8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20/120/8" table:formula="of:=[.A22]" table:style-name="ce9">
            <text:p>K120/120/8</text:p>
          </table:table-cell>
          <table:table-cell office:value-type="string" office:string-value="K120x120x8" table:formula="of:=&quot;K&quot; &amp;[.B22] &amp; &quot;x&quot; &amp;[.C22] &amp; &quot;x&quot; &amp;[.D22]" table:style-name="ce9">
            <text:p>K120x120x8</text:p>
          </table:table-cell>
          <table:table-cell office:value-type="string" office:string-value="K120/8" table:formula="of:=&quot;K&quot;&amp;[.B22]&amp; &quot;/&quot; &amp; [.D22]" table:style-name="ce9">
            <text:p>K120/8</text:p>
          </table:table-cell>
          <table:table-cell office:value-type="string" office:string-value="K120x8" table:formula="of:=&quot;K&quot;&amp;[.B22]&amp; &quot;x&quot; &amp; [.D22]" table:style-name="ce9">
            <text:p>K120x8</text:p>
          </table:table-cell>
          <table:table-cell office:value-type="string" office:string-value="synonyms&quot;:[&quot;K120/120/8&quot;,&quot;K120x120x8&quot;,&quot;K120/8&quot;]}]}," table:formula="of:= &quot;synonyms&quot;&amp;&quot;&quot;&quot;&quot;&amp;&quot;:[&quot;&amp;&quot;&quot;&quot;&quot;&amp;[.H22]&amp;&quot;&quot;&quot;&quot;&amp;&quot;,&quot;&amp;&quot;&quot;&quot;&quot;&amp;[.I22]&amp;&quot;&quot;&quot;&quot;&amp;&quot;,&quot;&amp;&quot;&quot;&quot;&quot;&amp;[.J22]&amp;&quot;&quot;&quot;&quot;&amp;&quot;]}]},&quot;" table:style-name="ce9">
            <text:p>synonyms":["K120/120/8","K120x120x8","K120/8"]}]},</text:p>
          </table:table-cell>
          <table:table-cell office:value-type="string" office:string-value="{&quot;K120/120/8&quot;: [{&quot;shape_coords&quot;:[120,120,8,,],&quot;shape_name&quot;:&quot;Rectangle Hollow Section&quot;,&quot;synonyms&quot;:[&quot;K120/120/8&quot;,&quot;K120x120x8&quot;,&quot;K120/8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],&quot; &amp; &quot;&quot;&quot;&quot; &amp;&quot;shape_name&quot;&amp;&quot;&quot;&quot;&quot; &amp; &quot;:&quot; &amp; &quot;&quot;&quot;&quot; &amp;[.G22] &amp; &quot;&quot;&quot;&quot; &amp; &quot;,&quot; &amp; &quot;&quot;&quot;&quot;&amp;[.L22]" table:style-name="ce5">
            <text:p>{"K120/120/8": [{"shape_coords":[120,120,8,,],"shape_name":"Rectangle Hollow Section","synonyms":["K120/120/8","K120x120x8","K120/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40/140/8" table:formula="of:=&quot;K&quot; &amp;[.B23] &amp; &quot;/&quot; &amp;[.C23] &amp; &quot;/&quot; &amp;[.D23]" table:style-name="ce8">
            <text:p>K140/140/8</text:p>
          </table:table-cell>
          <table:table-cell office:value-type="float" office:value="140" table:style-name="ce8">
            <text:p>140</text:p>
          </table:table-cell>
          <table:table-cell office:value-type="float" office:value="140" table:style-name="ce8">
            <text:p>140</text:p>
          </table:table-cell>
          <table:table-cell office:value-type="float" office:value="8" table:style-name="ce8">
            <text:p>8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40/140/8" table:formula="of:=[.A23]" table:style-name="ce9">
            <text:p>K140/140/8</text:p>
          </table:table-cell>
          <table:table-cell office:value-type="string" office:string-value="K140x140x8" table:formula="of:=&quot;K&quot; &amp;[.B23] &amp; &quot;x&quot; &amp;[.C23] &amp; &quot;x&quot; &amp;[.D23]" table:style-name="ce9">
            <text:p>K140x140x8</text:p>
          </table:table-cell>
          <table:table-cell office:value-type="string" office:string-value="K140/8" table:formula="of:=&quot;K&quot;&amp;[.B23]&amp; &quot;/&quot; &amp; [.D23]" table:style-name="ce9">
            <text:p>K140/8</text:p>
          </table:table-cell>
          <table:table-cell office:value-type="string" office:string-value="K140x8" table:formula="of:=&quot;K&quot;&amp;[.B23]&amp; &quot;x&quot; &amp; [.D23]" table:style-name="ce9">
            <text:p>K140x8</text:p>
          </table:table-cell>
          <table:table-cell office:value-type="string" office:string-value="synonyms&quot;:[&quot;K140/140/8&quot;,&quot;K140x140x8&quot;,&quot;K140/8&quot;]}]}," table:formula="of:= &quot;synonyms&quot;&amp;&quot;&quot;&quot;&quot;&amp;&quot;:[&quot;&amp;&quot;&quot;&quot;&quot;&amp;[.H23]&amp;&quot;&quot;&quot;&quot;&amp;&quot;,&quot;&amp;&quot;&quot;&quot;&quot;&amp;[.I23]&amp;&quot;&quot;&quot;&quot;&amp;&quot;,&quot;&amp;&quot;&quot;&quot;&quot;&amp;[.J23]&amp;&quot;&quot;&quot;&quot;&amp;&quot;]}]},&quot;" table:style-name="ce9">
            <text:p>synonyms":["K140/140/8","K140x140x8","K140/8"]}]},</text:p>
          </table:table-cell>
          <table:table-cell office:value-type="string" office:string-value="{&quot;K140/140/8&quot;: [{&quot;shape_coords&quot;:[140,140,8,,],&quot;shape_name&quot;:&quot;Rectangle Hollow Section&quot;,&quot;synonyms&quot;:[&quot;K140/140/8&quot;,&quot;K140x140x8&quot;,&quot;K140/8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],&quot; &amp; &quot;&quot;&quot;&quot; &amp;&quot;shape_name&quot;&amp;&quot;&quot;&quot;&quot; &amp; &quot;:&quot; &amp; &quot;&quot;&quot;&quot; &amp;[.G23] &amp; &quot;&quot;&quot;&quot; &amp; &quot;,&quot; &amp; &quot;&quot;&quot;&quot;&amp;[.L23]" table:style-name="ce5">
            <text:p>{"K140/140/8": [{"shape_coords":[140,140,8,,],"shape_name":"Rectangle Hollow Section","synonyms":["K140/140/8","K140x140x8","K140/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40/140/10" table:formula="of:=&quot;K&quot; &amp;[.B24] &amp; &quot;/&quot; &amp;[.C24] &amp; &quot;/&quot; &amp;[.D24]" table:style-name="ce8">
            <text:p>K140/140/10</text:p>
          </table:table-cell>
          <table:table-cell office:value-type="float" office:value="140" table:style-name="ce8">
            <text:p>140</text:p>
          </table:table-cell>
          <table:table-cell office:value-type="float" office:value="140" table:style-name="ce8">
            <text:p>140</text:p>
          </table:table-cell>
          <table:table-cell office:value-type="float" office:value="10" table:style-name="ce8">
            <text:p>10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40/140/10" table:formula="of:=[.A24]" table:style-name="ce9">
            <text:p>K140/140/10</text:p>
          </table:table-cell>
          <table:table-cell office:value-type="string" office:string-value="K140x140x10" table:formula="of:=&quot;K&quot; &amp;[.B24] &amp; &quot;x&quot; &amp;[.C24] &amp; &quot;x&quot; &amp;[.D24]" table:style-name="ce9">
            <text:p>K140x140x10</text:p>
          </table:table-cell>
          <table:table-cell office:value-type="string" office:string-value="K140/10" table:formula="of:=&quot;K&quot;&amp;[.B24]&amp; &quot;/&quot; &amp; [.D24]" table:style-name="ce9">
            <text:p>K140/10</text:p>
          </table:table-cell>
          <table:table-cell office:value-type="string" office:string-value="K140x10" table:formula="of:=&quot;K&quot;&amp;[.B24]&amp; &quot;x&quot; &amp; [.D24]" table:style-name="ce9">
            <text:p>K140x10</text:p>
          </table:table-cell>
          <table:table-cell office:value-type="string" office:string-value="synonyms&quot;:[&quot;K140/140/10&quot;,&quot;K140x140x10&quot;,&quot;K140/10&quot;]}]}," table:formula="of:= &quot;synonyms&quot;&amp;&quot;&quot;&quot;&quot;&amp;&quot;:[&quot;&amp;&quot;&quot;&quot;&quot;&amp;[.H24]&amp;&quot;&quot;&quot;&quot;&amp;&quot;,&quot;&amp;&quot;&quot;&quot;&quot;&amp;[.I24]&amp;&quot;&quot;&quot;&quot;&amp;&quot;,&quot;&amp;&quot;&quot;&quot;&quot;&amp;[.J24]&amp;&quot;&quot;&quot;&quot;&amp;&quot;]}]},&quot;" table:style-name="ce9">
            <text:p>synonyms":["K140/140/10","K140x140x10","K140/10"]}]},</text:p>
          </table:table-cell>
          <table:table-cell office:value-type="string" office:string-value="{&quot;K140/140/10&quot;: [{&quot;shape_coords&quot;:[140,140,10,,],&quot;shape_name&quot;:&quot;Rectangle Hollow Section&quot;,&quot;synonyms&quot;:[&quot;K140/140/10&quot;,&quot;K140x140x10&quot;,&quot;K140/10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],&quot; &amp; &quot;&quot;&quot;&quot; &amp;&quot;shape_name&quot;&amp;&quot;&quot;&quot;&quot; &amp; &quot;:&quot; &amp; &quot;&quot;&quot;&quot; &amp;[.G24] &amp; &quot;&quot;&quot;&quot; &amp; &quot;,&quot; &amp; &quot;&quot;&quot;&quot;&amp;[.L24]" table:style-name="ce5">
            <text:p>{"K140/140/10": [{"shape_coords":[140,140,10,,],"shape_name":"Rectangle Hollow Section","synonyms":["K140/140/10","K140x140x10","K14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50/150/8" table:formula="of:=&quot;K&quot; &amp;[.B25] &amp; &quot;/&quot; &amp;[.C25] &amp; &quot;/&quot; &amp;[.D25]" table:style-name="ce8">
            <text:p>K150/150/8</text:p>
          </table:table-cell>
          <table:table-cell office:value-type="float" office:value="150" table:style-name="ce8">
            <text:p>150</text:p>
          </table:table-cell>
          <table:table-cell office:value-type="float" office:value="150" table:style-name="ce8">
            <text:p>150</text:p>
          </table:table-cell>
          <table:table-cell office:value-type="float" office:value="8" table:style-name="ce8">
            <text:p>8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50/150/8" table:formula="of:=[.A25]" table:style-name="ce9">
            <text:p>K150/150/8</text:p>
          </table:table-cell>
          <table:table-cell office:value-type="string" office:string-value="K150x150x8" table:formula="of:=&quot;K&quot; &amp;[.B25] &amp; &quot;x&quot; &amp;[.C25] &amp; &quot;x&quot; &amp;[.D25]" table:style-name="ce9">
            <text:p>K150x150x8</text:p>
          </table:table-cell>
          <table:table-cell office:value-type="string" office:string-value="K150/8" table:formula="of:=&quot;K&quot;&amp;[.B25]&amp; &quot;/&quot; &amp; [.D25]" table:style-name="ce9">
            <text:p>K150/8</text:p>
          </table:table-cell>
          <table:table-cell office:value-type="string" office:string-value="K150x8" table:formula="of:=&quot;K&quot;&amp;[.B25]&amp; &quot;x&quot; &amp; [.D25]" table:style-name="ce9">
            <text:p>K150x8</text:p>
          </table:table-cell>
          <table:table-cell office:value-type="string" office:string-value="synonyms&quot;:[&quot;K150/150/8&quot;,&quot;K150x150x8&quot;,&quot;K150/8&quot;]}]}," table:formula="of:= &quot;synonyms&quot;&amp;&quot;&quot;&quot;&quot;&amp;&quot;:[&quot;&amp;&quot;&quot;&quot;&quot;&amp;[.H25]&amp;&quot;&quot;&quot;&quot;&amp;&quot;,&quot;&amp;&quot;&quot;&quot;&quot;&amp;[.I25]&amp;&quot;&quot;&quot;&quot;&amp;&quot;,&quot;&amp;&quot;&quot;&quot;&quot;&amp;[.J25]&amp;&quot;&quot;&quot;&quot;&amp;&quot;]}]},&quot;" table:style-name="ce9">
            <text:p>synonyms":["K150/150/8","K150x150x8","K150/8"]}]},</text:p>
          </table:table-cell>
          <table:table-cell office:value-type="string" office:string-value="{&quot;K150/150/8&quot;: [{&quot;shape_coords&quot;:[150,150,8,,],&quot;shape_name&quot;:&quot;Rectangle Hollow Section&quot;,&quot;synonyms&quot;:[&quot;K150/150/8&quot;,&quot;K150x150x8&quot;,&quot;K150/8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],&quot; &amp; &quot;&quot;&quot;&quot; &amp;&quot;shape_name&quot;&amp;&quot;&quot;&quot;&quot; &amp; &quot;:&quot; &amp; &quot;&quot;&quot;&quot; &amp;[.G25] &amp; &quot;&quot;&quot;&quot; &amp; &quot;,&quot; &amp; &quot;&quot;&quot;&quot;&amp;[.L25]" table:style-name="ce5">
            <text:p>{"K150/150/8": [{"shape_coords":[150,150,8,,],"shape_name":"Rectangle Hollow Section","synonyms":["K150/150/8","K150x150x8","K150/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50/150/10" table:formula="of:=&quot;K&quot; &amp;[.B26] &amp; &quot;/&quot; &amp;[.C26] &amp; &quot;/&quot; &amp;[.D26]" table:style-name="ce8">
            <text:p>K150/150/10</text:p>
          </table:table-cell>
          <table:table-cell office:value-type="float" office:value="150" table:style-name="ce8">
            <text:p>150</text:p>
          </table:table-cell>
          <table:table-cell office:value-type="float" office:value="150" table:style-name="ce8">
            <text:p>150</text:p>
          </table:table-cell>
          <table:table-cell office:value-type="float" office:value="10" table:style-name="ce8">
            <text:p>10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50/150/10" table:formula="of:=[.A26]" table:style-name="ce9">
            <text:p>K150/150/10</text:p>
          </table:table-cell>
          <table:table-cell office:value-type="string" office:string-value="K150x150x10" table:formula="of:=&quot;K&quot; &amp;[.B26] &amp; &quot;x&quot; &amp;[.C26] &amp; &quot;x&quot; &amp;[.D26]" table:style-name="ce9">
            <text:p>K150x150x10</text:p>
          </table:table-cell>
          <table:table-cell office:value-type="string" office:string-value="K150/10" table:formula="of:=&quot;K&quot;&amp;[.B26]&amp; &quot;/&quot; &amp; [.D26]" table:style-name="ce9">
            <text:p>K150/10</text:p>
          </table:table-cell>
          <table:table-cell office:value-type="string" office:string-value="K150x10" table:formula="of:=&quot;K&quot;&amp;[.B26]&amp; &quot;x&quot; &amp; [.D26]" table:style-name="ce9">
            <text:p>K150x10</text:p>
          </table:table-cell>
          <table:table-cell office:value-type="string" office:string-value="synonyms&quot;:[&quot;K150/150/10&quot;,&quot;K150x150x10&quot;,&quot;K150/10&quot;]}]}," table:formula="of:= &quot;synonyms&quot;&amp;&quot;&quot;&quot;&quot;&amp;&quot;:[&quot;&amp;&quot;&quot;&quot;&quot;&amp;[.H26]&amp;&quot;&quot;&quot;&quot;&amp;&quot;,&quot;&amp;&quot;&quot;&quot;&quot;&amp;[.I26]&amp;&quot;&quot;&quot;&quot;&amp;&quot;,&quot;&amp;&quot;&quot;&quot;&quot;&amp;[.J26]&amp;&quot;&quot;&quot;&quot;&amp;&quot;]}]},&quot;" table:style-name="ce9">
            <text:p>synonyms":["K150/150/10","K150x150x10","K150/10"]}]},</text:p>
          </table:table-cell>
          <table:table-cell office:value-type="string" office:string-value="{&quot;K150/150/10&quot;: [{&quot;shape_coords&quot;:[150,150,10,,],&quot;shape_name&quot;:&quot;Rectangle Hollow Section&quot;,&quot;synonyms&quot;:[&quot;K150/150/10&quot;,&quot;K150x150x10&quot;,&quot;K150/1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],&quot; &amp; &quot;&quot;&quot;&quot; &amp;&quot;shape_name&quot;&amp;&quot;&quot;&quot;&quot; &amp; &quot;:&quot; &amp; &quot;&quot;&quot;&quot; &amp;[.G26] &amp; &quot;&quot;&quot;&quot; &amp; &quot;,&quot; &amp; &quot;&quot;&quot;&quot;&amp;[.L26]" table:style-name="ce5">
            <text:p>{"K150/150/10": [{"shape_coords":[150,150,10,,],"shape_name":"Rectangle Hollow Section","synonyms":["K150/150/10","K150x150x10","K15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50/150/12.5" table:formula="of:=&quot;K&quot; &amp;[.B27] &amp; &quot;/&quot; &amp;[.C27] &amp; &quot;/&quot; &amp;[.D27]" table:style-name="ce8">
            <text:p>K150/150/12.5</text:p>
          </table:table-cell>
          <table:table-cell office:value-type="float" office:value="150" table:style-name="ce7">
            <text:p>150</text:p>
          </table:table-cell>
          <table:table-cell office:value-type="float" office:value="150" table:style-name="ce7">
            <text:p>150</text:p>
          </table:table-cell>
          <table:table-cell office:value-type="string" table:style-name="ce7">
            <text:p>12.5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150/150/12.5" table:formula="of:=[.A27]" table:style-name="ce9">
            <text:p>K150/150/12.5</text:p>
          </table:table-cell>
          <table:table-cell office:value-type="string" office:string-value="K150x150x12.5" table:formula="of:=&quot;K&quot; &amp;[.B27] &amp; &quot;x&quot; &amp;[.C27] &amp; &quot;x&quot; &amp;[.D27]" table:style-name="ce9">
            <text:p>K150x150x12.5</text:p>
          </table:table-cell>
          <table:table-cell office:value-type="string" office:string-value="K150/12.5" table:formula="of:=&quot;K&quot;&amp;[.B27]&amp; &quot;/&quot; &amp; [.D27]" table:style-name="ce9">
            <text:p>K150/12.5</text:p>
          </table:table-cell>
          <table:table-cell office:value-type="string" office:string-value="K150x12.5" table:formula="of:=&quot;K&quot;&amp;[.B27]&amp; &quot;x&quot; &amp; [.D27]" table:style-name="ce9">
            <text:p>K150x12.5</text:p>
          </table:table-cell>
          <table:table-cell office:value-type="string" office:string-value="synonyms&quot;:[&quot;K150/150/12.5&quot;,&quot;K150x150x12.5&quot;,&quot;K150/12.5&quot;]}]}," table:formula="of:= &quot;synonyms&quot;&amp;&quot;&quot;&quot;&quot;&amp;&quot;:[&quot;&amp;&quot;&quot;&quot;&quot;&amp;[.H27]&amp;&quot;&quot;&quot;&quot;&amp;&quot;,&quot;&amp;&quot;&quot;&quot;&quot;&amp;[.I27]&amp;&quot;&quot;&quot;&quot;&amp;&quot;,&quot;&amp;&quot;&quot;&quot;&quot;&amp;[.J27]&amp;&quot;&quot;&quot;&quot;&amp;&quot;]}]},&quot;" table:style-name="ce9">
            <text:p>synonyms":["K150/150/12.5","K150x150x12.5","K150/12.5"]}]},</text:p>
          </table:table-cell>
          <table:table-cell office:value-type="string" office:string-value="{&quot;K150/150/12.5&quot;: [{&quot;shape_coords&quot;:[150,150,12.5,,],&quot;shape_name&quot;:&quot;Rectangle Hollow Section&quot;,&quot;synonyms&quot;:[&quot;K150/150/12.5&quot;,&quot;K150x150x12.5&quot;,&quot;K150/12.5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 &amp; &quot;],&quot; &amp; &quot;&quot;&quot;&quot; &amp;&quot;shape_name&quot;&amp;&quot;&quot;&quot;&quot; &amp; &quot;:&quot; &amp; &quot;&quot;&quot;&quot; &amp;[.G27] &amp; &quot;&quot;&quot;&quot; &amp; &quot;,&quot; &amp; &quot;&quot;&quot;&quot;&amp;[.L27]" table:style-name="ce5">
            <text:p>{"K150/150/12.5": [{"shape_coords":[150,150,12.5,,],"shape_name":"Rectangle Hollow Section","synonyms":["K150/150/12.5","K150x150x12.5","K150/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60/160/8" table:formula="of:=&quot;K&quot; &amp;[.B28] &amp; &quot;/&quot; &amp;[.C28] &amp; &quot;/&quot; &amp;[.D28]" table:style-name="ce8">
            <text:p>K160/160/8</text:p>
          </table:table-cell>
          <table:table-cell office:value-type="float" office:value="160" table:style-name="ce7">
            <text:p>160</text:p>
          </table:table-cell>
          <table:table-cell office:value-type="float" office:value="160" table:style-name="ce7">
            <text:p>160</text:p>
          </table:table-cell>
          <table:table-cell office:value-type="float" office:value="8" table:style-name="ce7">
            <text:p>8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160/160/8" table:formula="of:=[.A28]" table:style-name="ce9">
            <text:p>K160/160/8</text:p>
          </table:table-cell>
          <table:table-cell office:value-type="string" office:string-value="K160x160x8" table:formula="of:=&quot;K&quot; &amp;[.B28] &amp; &quot;x&quot; &amp;[.C28] &amp; &quot;x&quot; &amp;[.D28]" table:style-name="ce9">
            <text:p>K160x160x8</text:p>
          </table:table-cell>
          <table:table-cell office:value-type="string" office:string-value="K160/8" table:formula="of:=&quot;K&quot;&amp;[.B28]&amp; &quot;/&quot; &amp; [.D28]" table:style-name="ce9">
            <text:p>K160/8</text:p>
          </table:table-cell>
          <table:table-cell office:value-type="string" office:string-value="K160x8" table:formula="of:=&quot;K&quot;&amp;[.B28]&amp; &quot;x&quot; &amp; [.D28]" table:style-name="ce9">
            <text:p>K160x8</text:p>
          </table:table-cell>
          <table:table-cell office:value-type="string" office:string-value="synonyms&quot;:[&quot;K160/160/8&quot;,&quot;K160x160x8&quot;,&quot;K160/8&quot;]}]}," table:formula="of:= &quot;synonyms&quot;&amp;&quot;&quot;&quot;&quot;&amp;&quot;:[&quot;&amp;&quot;&quot;&quot;&quot;&amp;[.H28]&amp;&quot;&quot;&quot;&quot;&amp;&quot;,&quot;&amp;&quot;&quot;&quot;&quot;&amp;[.I28]&amp;&quot;&quot;&quot;&quot;&amp;&quot;,&quot;&amp;&quot;&quot;&quot;&quot;&amp;[.J28]&amp;&quot;&quot;&quot;&quot;&amp;&quot;]}]},&quot;" table:style-name="ce9">
            <text:p>synonyms":["K160/160/8","K160x160x8","K160/8"]}]},</text:p>
          </table:table-cell>
          <table:table-cell office:value-type="string" office:string-value="{&quot;K160/160/8&quot;: [{&quot;shape_coords&quot;:[160,160,8,,],&quot;shape_name&quot;:&quot;Rectangle Hollow Section&quot;,&quot;synonyms&quot;:[&quot;K160/160/8&quot;,&quot;K160x160x8&quot;,&quot;K160/8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 &amp; &quot;],&quot; &amp; &quot;&quot;&quot;&quot; &amp;&quot;shape_name&quot;&amp;&quot;&quot;&quot;&quot; &amp; &quot;:&quot; &amp; &quot;&quot;&quot;&quot; &amp;[.G28] &amp; &quot;&quot;&quot;&quot; &amp; &quot;,&quot; &amp; &quot;&quot;&quot;&quot;&amp;[.L28]" table:style-name="ce5">
            <text:p>{"K160/160/8": [{"shape_coords":[160,160,8,,],"shape_name":"Rectangle Hollow Section","synonyms":["K160/160/8","K160x160x8","K160/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60/160/10" table:formula="of:=&quot;K&quot; &amp;[.B29] &amp; &quot;/&quot; &amp;[.C29] &amp; &quot;/&quot; &amp;[.D29]" table:style-name="ce8">
            <text:p>K160/160/10</text:p>
          </table:table-cell>
          <table:table-cell office:value-type="float" office:value="160" table:style-name="ce7">
            <text:p>160</text:p>
          </table:table-cell>
          <table:table-cell office:value-type="float" office:value="160" table:style-name="ce7">
            <text:p>160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160/160/10" table:formula="of:=[.A29]" table:style-name="ce9">
            <text:p>K160/160/10</text:p>
          </table:table-cell>
          <table:table-cell office:value-type="string" office:string-value="K160x160x10" table:formula="of:=&quot;K&quot; &amp;[.B29] &amp; &quot;x&quot; &amp;[.C29] &amp; &quot;x&quot; &amp;[.D29]" table:style-name="ce9">
            <text:p>K160x160x10</text:p>
          </table:table-cell>
          <table:table-cell office:value-type="string" office:string-value="K160/10" table:formula="of:=&quot;K&quot;&amp;[.B29]&amp; &quot;/&quot; &amp; [.D29]" table:style-name="ce9">
            <text:p>K160/10</text:p>
          </table:table-cell>
          <table:table-cell office:value-type="string" office:string-value="K160x10" table:formula="of:=&quot;K&quot;&amp;[.B29]&amp; &quot;x&quot; &amp; [.D29]" table:style-name="ce9">
            <text:p>K160x10</text:p>
          </table:table-cell>
          <table:table-cell office:value-type="string" office:string-value="synonyms&quot;:[&quot;K160/160/10&quot;,&quot;K160x160x10&quot;,&quot;K160/10&quot;]}]}," table:formula="of:= &quot;synonyms&quot;&amp;&quot;&quot;&quot;&quot;&amp;&quot;:[&quot;&amp;&quot;&quot;&quot;&quot;&amp;[.H29]&amp;&quot;&quot;&quot;&quot;&amp;&quot;,&quot;&amp;&quot;&quot;&quot;&quot;&amp;[.I29]&amp;&quot;&quot;&quot;&quot;&amp;&quot;,&quot;&amp;&quot;&quot;&quot;&quot;&amp;[.J29]&amp;&quot;&quot;&quot;&quot;&amp;&quot;]}]},&quot;" table:style-name="ce9">
            <text:p>synonyms":["K160/160/10","K160x160x10","K160/10"]}]},</text:p>
          </table:table-cell>
          <table:table-cell office:value-type="string" office:string-value="{&quot;K160/160/10&quot;: [{&quot;shape_coords&quot;:[160,160,10,,],&quot;shape_name&quot;:&quot;Rectangle Hollow Section&quot;,&quot;synonyms&quot;:[&quot;K160/160/10&quot;,&quot;K160x160x10&quot;,&quot;K160/1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 &amp; &quot;],&quot; &amp; &quot;&quot;&quot;&quot; &amp;&quot;shape_name&quot;&amp;&quot;&quot;&quot;&quot; &amp; &quot;:&quot; &amp; &quot;&quot;&quot;&quot; &amp;[.G29] &amp; &quot;&quot;&quot;&quot; &amp; &quot;,&quot; &amp; &quot;&quot;&quot;&quot;&amp;[.L29]" table:style-name="ce5">
            <text:p>{"K160/160/10": [{"shape_coords":[160,160,10,,],"shape_name":"Rectangle Hollow Section","synonyms":["K160/160/10","K160x160x10","K16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80/180/10" table:formula="of:=&quot;K&quot; &amp;[.B30] &amp; &quot;/&quot; &amp;[.C30] &amp; &quot;/&quot; &amp;[.D30]" table:style-name="ce8">
            <text:p>K180/180/10</text:p>
          </table:table-cell>
          <table:table-cell office:value-type="float" office:value="180" table:style-name="ce7">
            <text:p>180</text:p>
          </table:table-cell>
          <table:table-cell office:value-type="float" office:value="180" table:style-name="ce7">
            <text:p>180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180/180/10" table:formula="of:=[.A30]" table:style-name="ce9">
            <text:p>K180/180/10</text:p>
          </table:table-cell>
          <table:table-cell office:value-type="string" office:string-value="K180x180x10" table:formula="of:=&quot;K&quot; &amp;[.B30] &amp; &quot;x&quot; &amp;[.C30] &amp; &quot;x&quot; &amp;[.D30]" table:style-name="ce9">
            <text:p>K180x180x10</text:p>
          </table:table-cell>
          <table:table-cell office:value-type="string" office:string-value="K180/10" table:formula="of:=&quot;K&quot;&amp;[.B30]&amp; &quot;/&quot; &amp; [.D30]" table:style-name="ce9">
            <text:p>K180/10</text:p>
          </table:table-cell>
          <table:table-cell office:value-type="string" office:string-value="K180x10" table:formula="of:=&quot;K&quot;&amp;[.B30]&amp; &quot;x&quot; &amp; [.D30]" table:style-name="ce9">
            <text:p>K180x10</text:p>
          </table:table-cell>
          <table:table-cell office:value-type="string" office:string-value="synonyms&quot;:[&quot;K180/180/10&quot;,&quot;K180x180x10&quot;,&quot;K180/10&quot;]}]}," table:formula="of:= &quot;synonyms&quot;&amp;&quot;&quot;&quot;&quot;&amp;&quot;:[&quot;&amp;&quot;&quot;&quot;&quot;&amp;[.H30]&amp;&quot;&quot;&quot;&quot;&amp;&quot;,&quot;&amp;&quot;&quot;&quot;&quot;&amp;[.I30]&amp;&quot;&quot;&quot;&quot;&amp;&quot;,&quot;&amp;&quot;&quot;&quot;&quot;&amp;[.J30]&amp;&quot;&quot;&quot;&quot;&amp;&quot;]}]},&quot;" table:style-name="ce9">
            <text:p>synonyms":["K180/180/10","K180x180x10","K180/10"]}]},</text:p>
          </table:table-cell>
          <table:table-cell office:value-type="string" office:string-value="{&quot;K180/180/10&quot;: [{&quot;shape_coords&quot;:[180,180,10,,],&quot;shape_name&quot;:&quot;Rectangle Hollow Section&quot;,&quot;synonyms&quot;:[&quot;K180/180/10&quot;,&quot;K180x180x10&quot;,&quot;K180/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 &amp; &quot;],&quot; &amp; &quot;&quot;&quot;&quot; &amp;&quot;shape_name&quot;&amp;&quot;&quot;&quot;&quot; &amp; &quot;:&quot; &amp; &quot;&quot;&quot;&quot; &amp;[.G30] &amp; &quot;&quot;&quot;&quot; &amp; &quot;,&quot; &amp; &quot;&quot;&quot;&quot;&amp;[.L30]" table:style-name="ce5">
            <text:p>{"K180/180/10": [{"shape_coords":[180,180,10,,],"shape_name":"Rectangle Hollow Section","synonyms":["K180/180/10","K180x180x10","K18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80/180/12.5" table:formula="of:=&quot;K&quot; &amp;[.B31] &amp; &quot;/&quot; &amp;[.C31] &amp; &quot;/&quot; &amp;[.D31]" table:style-name="ce8">
            <text:p>K180/180/12.5</text:p>
          </table:table-cell>
          <table:table-cell office:value-type="float" office:value="180" table:style-name="ce7">
            <text:p>180</text:p>
          </table:table-cell>
          <table:table-cell office:value-type="float" office:value="180" table:style-name="ce7">
            <text:p>180</text:p>
          </table:table-cell>
          <table:table-cell office:value-type="string" table:style-name="ce7">
            <text:p>12.5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180/180/12.5" table:formula="of:=[.A31]" table:style-name="ce9">
            <text:p>K180/180/12.5</text:p>
          </table:table-cell>
          <table:table-cell office:value-type="string" office:string-value="K180x180x12.5" table:formula="of:=&quot;K&quot; &amp;[.B31] &amp; &quot;x&quot; &amp;[.C31] &amp; &quot;x&quot; &amp;[.D31]" table:style-name="ce9">
            <text:p>K180x180x12.5</text:p>
          </table:table-cell>
          <table:table-cell office:value-type="string" office:string-value="K180/12.5" table:formula="of:=&quot;K&quot;&amp;[.B31]&amp; &quot;/&quot; &amp; [.D31]" table:style-name="ce9">
            <text:p>K180/12.5</text:p>
          </table:table-cell>
          <table:table-cell office:value-type="string" office:string-value="K180x12.5" table:formula="of:=&quot;K&quot;&amp;[.B31]&amp; &quot;x&quot; &amp; [.D31]" table:style-name="ce9">
            <text:p>K180x12.5</text:p>
          </table:table-cell>
          <table:table-cell office:value-type="string" office:string-value="synonyms&quot;:[&quot;K180/180/12.5&quot;,&quot;K180x180x12.5&quot;,&quot;K180/12.5&quot;]}]}," table:formula="of:= &quot;synonyms&quot;&amp;&quot;&quot;&quot;&quot;&amp;&quot;:[&quot;&amp;&quot;&quot;&quot;&quot;&amp;[.H31]&amp;&quot;&quot;&quot;&quot;&amp;&quot;,&quot;&amp;&quot;&quot;&quot;&quot;&amp;[.I31]&amp;&quot;&quot;&quot;&quot;&amp;&quot;,&quot;&amp;&quot;&quot;&quot;&quot;&amp;[.J31]&amp;&quot;&quot;&quot;&quot;&amp;&quot;]}]},&quot;" table:style-name="ce9">
            <text:p>synonyms":["K180/180/12.5","K180x180x12.5","K180/12.5"]}]},</text:p>
          </table:table-cell>
          <table:table-cell office:value-type="string" office:string-value="{&quot;K180/180/12.5&quot;: [{&quot;shape_coords&quot;:[180,180,12.5,,],&quot;shape_name&quot;:&quot;Rectangle Hollow Section&quot;,&quot;synonyms&quot;:[&quot;K180/180/12.5&quot;,&quot;K180x180x12.5&quot;,&quot;K180/12.5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 &amp; &quot;],&quot; &amp; &quot;&quot;&quot;&quot; &amp;&quot;shape_name&quot;&amp;&quot;&quot;&quot;&quot; &amp; &quot;:&quot; &amp; &quot;&quot;&quot;&quot; &amp;[.G31] &amp; &quot;&quot;&quot;&quot; &amp; &quot;,&quot; &amp; &quot;&quot;&quot;&quot;&amp;[.L31]" table:style-name="ce5">
            <text:p>{"K180/180/12.5": [{"shape_coords":[180,180,12.5,,],"shape_name":"Rectangle Hollow Section","synonyms":["K180/180/12.5","K180x180x12.5","K180/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00/200/8" table:formula="of:=&quot;K&quot; &amp;[.B32] &amp; &quot;/&quot; &amp;[.C32] &amp; &quot;/&quot; &amp;[.D32]" table:style-name="ce8">
            <text:p>K200/200/8</text:p>
          </table:table-cell>
          <table:table-cell office:value-type="float" office:value="200" table:style-name="ce7">
            <text:p>200</text:p>
          </table:table-cell>
          <table:table-cell office:value-type="float" office:value="200" table:style-name="ce7">
            <text:p>200</text:p>
          </table:table-cell>
          <table:table-cell office:value-type="float" office:value="8" table:style-name="ce7">
            <text:p>8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200/200/8" table:formula="of:=[.A32]" table:style-name="ce9">
            <text:p>K200/200/8</text:p>
          </table:table-cell>
          <table:table-cell office:value-type="string" office:string-value="K200x200x8" table:formula="of:=&quot;K&quot; &amp;[.B32] &amp; &quot;x&quot; &amp;[.C32] &amp; &quot;x&quot; &amp;[.D32]" table:style-name="ce9">
            <text:p>K200x200x8</text:p>
          </table:table-cell>
          <table:table-cell office:value-type="string" office:string-value="K200/8" table:formula="of:=&quot;K&quot;&amp;[.B32]&amp; &quot;/&quot; &amp; [.D32]" table:style-name="ce9">
            <text:p>K200/8</text:p>
          </table:table-cell>
          <table:table-cell office:value-type="string" office:string-value="K200x8" table:formula="of:=&quot;K&quot;&amp;[.B32]&amp; &quot;x&quot; &amp; [.D32]" table:style-name="ce9">
            <text:p>K200x8</text:p>
          </table:table-cell>
          <table:table-cell office:value-type="string" office:string-value="synonyms&quot;:[&quot;K200/200/8&quot;,&quot;K200x200x8&quot;,&quot;K200/8&quot;]}]}," table:formula="of:= &quot;synonyms&quot;&amp;&quot;&quot;&quot;&quot;&amp;&quot;:[&quot;&amp;&quot;&quot;&quot;&quot;&amp;[.H32]&amp;&quot;&quot;&quot;&quot;&amp;&quot;,&quot;&amp;&quot;&quot;&quot;&quot;&amp;[.I32]&amp;&quot;&quot;&quot;&quot;&amp;&quot;,&quot;&amp;&quot;&quot;&quot;&quot;&amp;[.J32]&amp;&quot;&quot;&quot;&quot;&amp;&quot;]}]},&quot;" table:style-name="ce9">
            <text:p>synonyms":["K200/200/8","K200x200x8","K200/8"]}]},</text:p>
          </table:table-cell>
          <table:table-cell office:value-type="string" office:string-value="{&quot;K200/200/8&quot;: [{&quot;shape_coords&quot;:[200,200,8,,],&quot;shape_name&quot;:&quot;Rectangle Hollow Section&quot;,&quot;synonyms&quot;:[&quot;K200/200/8&quot;,&quot;K200x200x8&quot;,&quot;K200/8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 &amp; &quot;],&quot; &amp; &quot;&quot;&quot;&quot; &amp;&quot;shape_name&quot;&amp;&quot;&quot;&quot;&quot; &amp; &quot;:&quot; &amp; &quot;&quot;&quot;&quot; &amp;[.G32] &amp; &quot;&quot;&quot;&quot; &amp; &quot;,&quot; &amp; &quot;&quot;&quot;&quot;&amp;[.L32]" table:style-name="ce5">
            <text:p>{"K200/200/8": [{"shape_coords":[200,200,8,,],"shape_name":"Rectangle Hollow Section","synonyms":["K200/200/8","K200x200x8","K200/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00/200/10" table:formula="of:=&quot;K&quot; &amp;[.B33] &amp; &quot;/&quot; &amp;[.C33] &amp; &quot;/&quot; &amp;[.D33]" table:style-name="ce8">
            <text:p>K200/200/10</text:p>
          </table:table-cell>
          <table:table-cell office:value-type="float" office:value="200" table:style-name="ce7">
            <text:p>200</text:p>
          </table:table-cell>
          <table:table-cell office:value-type="float" office:value="200" table:style-name="ce7">
            <text:p>200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200/200/10" table:formula="of:=[.A33]" table:style-name="ce9">
            <text:p>K200/200/10</text:p>
          </table:table-cell>
          <table:table-cell office:value-type="string" office:string-value="K200x200x10" table:formula="of:=&quot;K&quot; &amp;[.B33] &amp; &quot;x&quot; &amp;[.C33] &amp; &quot;x&quot; &amp;[.D33]" table:style-name="ce9">
            <text:p>K200x200x10</text:p>
          </table:table-cell>
          <table:table-cell office:value-type="string" office:string-value="K200/10" table:formula="of:=&quot;K&quot;&amp;[.B33]&amp; &quot;/&quot; &amp; [.D33]" table:style-name="ce9">
            <text:p>K200/10</text:p>
          </table:table-cell>
          <table:table-cell office:value-type="string" office:string-value="K200x10" table:formula="of:=&quot;K&quot;&amp;[.B33]&amp; &quot;x&quot; &amp; [.D33]" table:style-name="ce9">
            <text:p>K200x10</text:p>
          </table:table-cell>
          <table:table-cell office:value-type="string" office:string-value="synonyms&quot;:[&quot;K200/200/10&quot;,&quot;K200x200x10&quot;,&quot;K200/10&quot;]}]}," table:formula="of:= &quot;synonyms&quot;&amp;&quot;&quot;&quot;&quot;&amp;&quot;:[&quot;&amp;&quot;&quot;&quot;&quot;&amp;[.H33]&amp;&quot;&quot;&quot;&quot;&amp;&quot;,&quot;&amp;&quot;&quot;&quot;&quot;&amp;[.I33]&amp;&quot;&quot;&quot;&quot;&amp;&quot;,&quot;&amp;&quot;&quot;&quot;&quot;&amp;[.J33]&amp;&quot;&quot;&quot;&quot;&amp;&quot;]}]},&quot;" table:style-name="ce9">
            <text:p>synonyms":["K200/200/10","K200x200x10","K200/10"]}]},</text:p>
          </table:table-cell>
          <table:table-cell office:value-type="string" office:string-value="{&quot;K200/200/10&quot;: [{&quot;shape_coords&quot;:[200,200,10,,],&quot;shape_name&quot;:&quot;Rectangle Hollow Section&quot;,&quot;synonyms&quot;:[&quot;K200/200/10&quot;,&quot;K200x200x10&quot;,&quot;K200/10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 &amp; &quot;],&quot; &amp; &quot;&quot;&quot;&quot; &amp;&quot;shape_name&quot;&amp;&quot;&quot;&quot;&quot; &amp; &quot;:&quot; &amp; &quot;&quot;&quot;&quot; &amp;[.G33] &amp; &quot;&quot;&quot;&quot; &amp; &quot;,&quot; &amp; &quot;&quot;&quot;&quot;&amp;[.L33]" table:style-name="ce5">
            <text:p>{"K200/200/10": [{"shape_coords":[200,200,10,,],"shape_name":"Rectangle Hollow Section","synonyms":["K200/200/10","K200x200x10","K20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00/200/12.5" table:formula="of:=&quot;K&quot; &amp;[.B34] &amp; &quot;/&quot; &amp;[.C34] &amp; &quot;/&quot; &amp;[.D34]" table:style-name="ce8">
            <text:p>K200/200/12.5</text:p>
          </table:table-cell>
          <table:table-cell office:value-type="float" office:value="200" table:style-name="ce7">
            <text:p>200</text:p>
          </table:table-cell>
          <table:table-cell office:value-type="float" office:value="200" table:style-name="ce7">
            <text:p>200</text:p>
          </table:table-cell>
          <table:table-cell office:value-type="string" table:style-name="ce7">
            <text:p>12.5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200/200/12.5" table:formula="of:=[.A34]" table:style-name="ce9">
            <text:p>K200/200/12.5</text:p>
          </table:table-cell>
          <table:table-cell office:value-type="string" office:string-value="K200x200x12.5" table:formula="of:=&quot;K&quot; &amp;[.B34] &amp; &quot;x&quot; &amp;[.C34] &amp; &quot;x&quot; &amp;[.D34]" table:style-name="ce9">
            <text:p>K200x200x12.5</text:p>
          </table:table-cell>
          <table:table-cell office:value-type="string" office:string-value="K200/12.5" table:formula="of:=&quot;K&quot;&amp;[.B34]&amp; &quot;/&quot; &amp; [.D34]" table:style-name="ce9">
            <text:p>K200/12.5</text:p>
          </table:table-cell>
          <table:table-cell office:value-type="string" office:string-value="K200x12.5" table:formula="of:=&quot;K&quot;&amp;[.B34]&amp; &quot;x&quot; &amp; [.D34]" table:style-name="ce9">
            <text:p>K200x12.5</text:p>
          </table:table-cell>
          <table:table-cell office:value-type="string" office:string-value="synonyms&quot;:[&quot;K200/200/12.5&quot;,&quot;K200x200x12.5&quot;,&quot;K200/12.5&quot;]}]}," table:formula="of:= &quot;synonyms&quot;&amp;&quot;&quot;&quot;&quot;&amp;&quot;:[&quot;&amp;&quot;&quot;&quot;&quot;&amp;[.H34]&amp;&quot;&quot;&quot;&quot;&amp;&quot;,&quot;&amp;&quot;&quot;&quot;&quot;&amp;[.I34]&amp;&quot;&quot;&quot;&quot;&amp;&quot;,&quot;&amp;&quot;&quot;&quot;&quot;&amp;[.J34]&amp;&quot;&quot;&quot;&quot;&amp;&quot;]}]},&quot;" table:style-name="ce9">
            <text:p>synonyms":["K200/200/12.5","K200x200x12.5","K200/12.5"]}]},</text:p>
          </table:table-cell>
          <table:table-cell office:value-type="string" office:string-value="{&quot;K200/200/12.5&quot;: [{&quot;shape_coords&quot;:[200,200,12.5,,],&quot;shape_name&quot;:&quot;Rectangle Hollow Section&quot;,&quot;synonyms&quot;:[&quot;K200/200/12.5&quot;,&quot;K200x200x12.5&quot;,&quot;K200/12.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 &amp; &quot;],&quot; &amp; &quot;&quot;&quot;&quot; &amp;&quot;shape_name&quot;&amp;&quot;&quot;&quot;&quot; &amp; &quot;:&quot; &amp; &quot;&quot;&quot;&quot; &amp;[.G34] &amp; &quot;&quot;&quot;&quot; &amp; &quot;,&quot; &amp; &quot;&quot;&quot;&quot;&amp;[.L34]" table:style-name="ce5">
            <text:p>{"K200/200/12.5": [{"shape_coords":[200,200,12.5,,],"shape_name":"Rectangle Hollow Section","synonyms":["K200/200/12.5","K200x200x12.5","K200/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50/250/10" table:formula="of:=&quot;K&quot; &amp;[.B35] &amp; &quot;/&quot; &amp;[.C35] &amp; &quot;/&quot; &amp;[.D35]" table:style-name="ce8">
            <text:p>K250/250/10</text:p>
          </table:table-cell>
          <table:table-cell office:value-type="float" office:value="250" table:style-name="ce7">
            <text:p>250</text:p>
          </table:table-cell>
          <table:table-cell office:value-type="float" office:value="250" table:style-name="ce7">
            <text:p>250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250/250/10" table:formula="of:=[.A35]" table:style-name="ce9">
            <text:p>K250/250/10</text:p>
          </table:table-cell>
          <table:table-cell office:value-type="string" office:string-value="K250x250x10" table:formula="of:=&quot;K&quot; &amp;[.B35] &amp; &quot;x&quot; &amp;[.C35] &amp; &quot;x&quot; &amp;[.D35]" table:style-name="ce9">
            <text:p>K250x250x10</text:p>
          </table:table-cell>
          <table:table-cell office:value-type="string" office:string-value="K250/10" table:formula="of:=&quot;K&quot;&amp;[.B35]&amp; &quot;/&quot; &amp; [.D35]" table:style-name="ce9">
            <text:p>K250/10</text:p>
          </table:table-cell>
          <table:table-cell office:value-type="string" office:string-value="K250x10" table:formula="of:=&quot;K&quot;&amp;[.B35]&amp; &quot;x&quot; &amp; [.D35]" table:style-name="ce9">
            <text:p>K250x10</text:p>
          </table:table-cell>
          <table:table-cell office:value-type="string" office:string-value="synonyms&quot;:[&quot;K250/250/10&quot;,&quot;K250x250x10&quot;,&quot;K250/10&quot;]}]}," table:formula="of:= &quot;synonyms&quot;&amp;&quot;&quot;&quot;&quot;&amp;&quot;:[&quot;&amp;&quot;&quot;&quot;&quot;&amp;[.H35]&amp;&quot;&quot;&quot;&quot;&amp;&quot;,&quot;&amp;&quot;&quot;&quot;&quot;&amp;[.I35]&amp;&quot;&quot;&quot;&quot;&amp;&quot;,&quot;&amp;&quot;&quot;&quot;&quot;&amp;[.J35]&amp;&quot;&quot;&quot;&quot;&amp;&quot;]}]},&quot;" table:style-name="ce9">
            <text:p>synonyms":["K250/250/10","K250x250x10","K250/10"]}]},</text:p>
          </table:table-cell>
          <table:table-cell office:value-type="string" office:string-value="{&quot;K250/250/10&quot;: [{&quot;shape_coords&quot;:[250,250,10,,],&quot;shape_name&quot;:&quot;Rectangle Hollow Section&quot;,&quot;synonyms&quot;:[&quot;K250/250/10&quot;,&quot;K250x250x10&quot;,&quot;K250/10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 &amp; &quot;],&quot; &amp; &quot;&quot;&quot;&quot; &amp;&quot;shape_name&quot;&amp;&quot;&quot;&quot;&quot; &amp; &quot;:&quot; &amp; &quot;&quot;&quot;&quot; &amp;[.G35] &amp; &quot;&quot;&quot;&quot; &amp; &quot;,&quot; &amp; &quot;&quot;&quot;&quot;&amp;[.L35]" table:style-name="ce5">
            <text:p>{"K250/250/10": [{"shape_coords":[250,250,10,,],"shape_name":"Rectangle Hollow Section","synonyms":["K250/250/10","K250x250x10","K25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50/250/12.5" table:formula="of:=&quot;K&quot; &amp;[.B36] &amp; &quot;/&quot; &amp;[.C36] &amp; &quot;/&quot; &amp;[.D36]" table:style-name="ce8">
            <text:p>K250/250/12.5</text:p>
          </table:table-cell>
          <table:table-cell office:value-type="float" office:value="250" table:style-name="ce7">
            <text:p>250</text:p>
          </table:table-cell>
          <table:table-cell office:value-type="float" office:value="250" table:style-name="ce7">
            <text:p>250</text:p>
          </table:table-cell>
          <table:table-cell office:value-type="string" table:style-name="ce7">
            <text:p>12.5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250/250/12.5" table:formula="of:=[.A36]" table:style-name="ce9">
            <text:p>K250/250/12.5</text:p>
          </table:table-cell>
          <table:table-cell office:value-type="string" office:string-value="K250x250x12.5" table:formula="of:=&quot;K&quot; &amp;[.B36] &amp; &quot;x&quot; &amp;[.C36] &amp; &quot;x&quot; &amp;[.D36]" table:style-name="ce9">
            <text:p>K250x250x12.5</text:p>
          </table:table-cell>
          <table:table-cell office:value-type="string" office:string-value="K250/12.5" table:formula="of:=&quot;K&quot;&amp;[.B36]&amp; &quot;/&quot; &amp; [.D36]" table:style-name="ce9">
            <text:p>K250/12.5</text:p>
          </table:table-cell>
          <table:table-cell office:value-type="string" office:string-value="K250x12.5" table:formula="of:=&quot;K&quot;&amp;[.B36]&amp; &quot;x&quot; &amp; [.D36]" table:style-name="ce9">
            <text:p>K250x12.5</text:p>
          </table:table-cell>
          <table:table-cell office:value-type="string" office:string-value="synonyms&quot;:[&quot;K250/250/12.5&quot;,&quot;K250x250x12.5&quot;,&quot;K250/12.5&quot;]}]}," table:formula="of:= &quot;synonyms&quot;&amp;&quot;&quot;&quot;&quot;&amp;&quot;:[&quot;&amp;&quot;&quot;&quot;&quot;&amp;[.H36]&amp;&quot;&quot;&quot;&quot;&amp;&quot;,&quot;&amp;&quot;&quot;&quot;&quot;&amp;[.I36]&amp;&quot;&quot;&quot;&quot;&amp;&quot;,&quot;&amp;&quot;&quot;&quot;&quot;&amp;[.J36]&amp;&quot;&quot;&quot;&quot;&amp;&quot;]}]},&quot;" table:style-name="ce9">
            <text:p>synonyms":["K250/250/12.5","K250x250x12.5","K250/12.5"]}]},</text:p>
          </table:table-cell>
          <table:table-cell office:value-type="string" office:string-value="{&quot;K250/250/12.5&quot;: [{&quot;shape_coords&quot;:[250,250,12.5,,],&quot;shape_name&quot;:&quot;Rectangle Hollow Section&quot;,&quot;synonyms&quot;:[&quot;K250/250/12.5&quot;,&quot;K250x250x12.5&quot;,&quot;K250/12.5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 &amp; &quot;],&quot; &amp; &quot;&quot;&quot;&quot; &amp;&quot;shape_name&quot;&amp;&quot;&quot;&quot;&quot; &amp; &quot;:&quot; &amp; &quot;&quot;&quot;&quot; &amp;[.G36] &amp; &quot;&quot;&quot;&quot; &amp; &quot;,&quot; &amp; &quot;&quot;&quot;&quot;&amp;[.L36]" table:style-name="ce5">
            <text:p>{"K250/250/12.5": [{"shape_coords":[250,250,12.5,,],"shape_name":"Rectangle Hollow Section","synonyms":["K250/250/12.5","K250x250x12.5","K250/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300/300/10" table:formula="of:=&quot;K&quot; &amp;[.B37] &amp; &quot;/&quot; &amp;[.C37] &amp; &quot;/&quot; &amp;[.D37]" table:style-name="ce8">
            <text:p>K300/300/10</text:p>
          </table:table-cell>
          <table:table-cell office:value-type="float" office:value="300" table:style-name="ce7">
            <text:p>300</text:p>
          </table:table-cell>
          <table:table-cell office:value-type="float" office:value="300" table:style-name="ce7">
            <text:p>300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300/300/10" table:formula="of:=[.A37]" table:style-name="ce9">
            <text:p>K300/300/10</text:p>
          </table:table-cell>
          <table:table-cell office:value-type="string" office:string-value="K300x300x10" table:formula="of:=&quot;K&quot; &amp;[.B37] &amp; &quot;x&quot; &amp;[.C37] &amp; &quot;x&quot; &amp;[.D37]" table:style-name="ce9">
            <text:p>K300x300x10</text:p>
          </table:table-cell>
          <table:table-cell office:value-type="string" office:string-value="K300/10" table:formula="of:=&quot;K&quot;&amp;[.B37]&amp; &quot;/&quot; &amp; [.D37]" table:style-name="ce9">
            <text:p>K300/10</text:p>
          </table:table-cell>
          <table:table-cell office:value-type="string" office:string-value="K300x10" table:formula="of:=&quot;K&quot;&amp;[.B37]&amp; &quot;x&quot; &amp; [.D37]" table:style-name="ce9">
            <text:p>K300x10</text:p>
          </table:table-cell>
          <table:table-cell office:value-type="string" office:string-value="synonyms&quot;:[&quot;K300/300/10&quot;,&quot;K300x300x10&quot;,&quot;K300/10&quot;]}]}," table:formula="of:= &quot;synonyms&quot;&amp;&quot;&quot;&quot;&quot;&amp;&quot;:[&quot;&amp;&quot;&quot;&quot;&quot;&amp;[.H37]&amp;&quot;&quot;&quot;&quot;&amp;&quot;,&quot;&amp;&quot;&quot;&quot;&quot;&amp;[.I37]&amp;&quot;&quot;&quot;&quot;&amp;&quot;,&quot;&amp;&quot;&quot;&quot;&quot;&amp;[.J37]&amp;&quot;&quot;&quot;&quot;&amp;&quot;]}]},&quot;" table:style-name="ce9">
            <text:p>synonyms":["K300/300/10","K300x300x10","K300/10"]}]},</text:p>
          </table:table-cell>
          <table:table-cell office:value-type="string" office:string-value="{&quot;K300/300/10&quot;: [{&quot;shape_coords&quot;:[300,300,10,,],&quot;shape_name&quot;:&quot;Rectangle Hollow Section&quot;,&quot;synonyms&quot;:[&quot;K300/300/10&quot;,&quot;K300x300x10&quot;,&quot;K300/1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 &amp; &quot;],&quot; &amp; &quot;&quot;&quot;&quot; &amp;&quot;shape_name&quot;&amp;&quot;&quot;&quot;&quot; &amp; &quot;:&quot; &amp; &quot;&quot;&quot;&quot; &amp;[.G37] &amp; &quot;&quot;&quot;&quot; &amp; &quot;,&quot; &amp; &quot;&quot;&quot;&quot;&amp;[.L37]" table:style-name="ce5">
            <text:p>{"K300/300/10": [{"shape_coords":[300,300,10,,],"shape_name":"Rectangle Hollow Section","synonyms":["K300/300/10","K300x300x10","K30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300/300/12.5" table:formula="of:=&quot;K&quot; &amp;[.B38] &amp; &quot;/&quot; &amp;[.C38] &amp; &quot;/&quot; &amp;[.D38]" table:style-name="ce8">
            <text:p>K300/300/12.5</text:p>
          </table:table-cell>
          <table:table-cell office:value-type="float" office:value="300" table:style-name="ce7">
            <text:p>300</text:p>
          </table:table-cell>
          <table:table-cell office:value-type="float" office:value="300" table:style-name="ce7">
            <text:p>300</text:p>
          </table:table-cell>
          <table:table-cell office:value-type="string" table:style-name="ce7">
            <text:p>12.5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300/300/12.5" table:formula="of:=[.A38]" table:style-name="ce9">
            <text:p>K300/300/12.5</text:p>
          </table:table-cell>
          <table:table-cell office:value-type="string" office:string-value="K300x300x12.5" table:formula="of:=&quot;K&quot; &amp;[.B38] &amp; &quot;x&quot; &amp;[.C38] &amp; &quot;x&quot; &amp;[.D38]" table:style-name="ce9">
            <text:p>K300x300x12.5</text:p>
          </table:table-cell>
          <table:table-cell office:value-type="string" office:string-value="K300/12.5" table:formula="of:=&quot;K&quot;&amp;[.B38]&amp; &quot;/&quot; &amp; [.D38]" table:style-name="ce9">
            <text:p>K300/12.5</text:p>
          </table:table-cell>
          <table:table-cell office:value-type="string" office:string-value="K300x12.5" table:formula="of:=&quot;K&quot;&amp;[.B38]&amp; &quot;x&quot; &amp; [.D38]" table:style-name="ce9">
            <text:p>K300x12.5</text:p>
          </table:table-cell>
          <table:table-cell office:value-type="string" office:string-value="synonyms&quot;:[&quot;K300/300/12.5&quot;,&quot;K300x300x12.5&quot;,&quot;K300/12.5&quot;]}]}," table:formula="of:= &quot;synonyms&quot;&amp;&quot;&quot;&quot;&quot;&amp;&quot;:[&quot;&amp;&quot;&quot;&quot;&quot;&amp;[.H38]&amp;&quot;&quot;&quot;&quot;&amp;&quot;,&quot;&amp;&quot;&quot;&quot;&quot;&amp;[.I38]&amp;&quot;&quot;&quot;&quot;&amp;&quot;,&quot;&amp;&quot;&quot;&quot;&quot;&amp;[.J38]&amp;&quot;&quot;&quot;&quot;&amp;&quot;]}]},&quot;" table:style-name="ce9">
            <text:p>synonyms":["K300/300/12.5","K300x300x12.5","K300/12.5"]}]},</text:p>
          </table:table-cell>
          <table:table-cell office:value-type="string" office:string-value="{&quot;K300/300/12.5&quot;: [{&quot;shape_coords&quot;:[300,300,12.5,,],&quot;shape_name&quot;:&quot;Rectangle Hollow Section&quot;,&quot;synonyms&quot;:[&quot;K300/300/12.5&quot;,&quot;K300x300x12.5&quot;,&quot;K300/12.5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 &amp; &quot;],&quot; &amp; &quot;&quot;&quot;&quot; &amp;&quot;shape_name&quot;&amp;&quot;&quot;&quot;&quot; &amp; &quot;:&quot; &amp; &quot;&quot;&quot;&quot; &amp;[.G38] &amp; &quot;&quot;&quot;&quot; &amp; &quot;,&quot; &amp; &quot;&quot;&quot;&quot;&amp;[.L38]" table:style-name="ce5">
            <text:p>{"K300/300/12.5": [{"shape_coords":[300,300,12.5,,],"shape_name":"Rectangle Hollow Section","synonyms":["K300/300/12.5","K300x300x12.5","K300/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350/350/10" table:formula="of:=&quot;K&quot; &amp;[.B39] &amp; &quot;/&quot; &amp;[.C39] &amp; &quot;/&quot; &amp;[.D39]" table:style-name="ce8">
            <text:p>K350/350/10</text:p>
          </table:table-cell>
          <table:table-cell office:value-type="float" office:value="350" table:style-name="ce7">
            <text:p>350</text:p>
          </table:table-cell>
          <table:table-cell office:value-type="float" office:value="350" table:style-name="ce7">
            <text:p>350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350/350/10" table:formula="of:=[.A39]" table:style-name="ce9">
            <text:p>K350/350/10</text:p>
          </table:table-cell>
          <table:table-cell office:value-type="string" office:string-value="K350x350x10" table:formula="of:=&quot;K&quot; &amp;[.B39] &amp; &quot;x&quot; &amp;[.C39] &amp; &quot;x&quot; &amp;[.D39]" table:style-name="ce9">
            <text:p>K350x350x10</text:p>
          </table:table-cell>
          <table:table-cell office:value-type="string" office:string-value="K350/10" table:formula="of:=&quot;K&quot;&amp;[.B39]&amp; &quot;/&quot; &amp; [.D39]" table:style-name="ce9">
            <text:p>K350/10</text:p>
          </table:table-cell>
          <table:table-cell office:value-type="string" office:string-value="K350x10" table:formula="of:=&quot;K&quot;&amp;[.B39]&amp; &quot;x&quot; &amp; [.D39]" table:style-name="ce9">
            <text:p>K350x10</text:p>
          </table:table-cell>
          <table:table-cell office:value-type="string" office:string-value="synonyms&quot;:[&quot;K350/350/10&quot;,&quot;K350x350x10&quot;,&quot;K350/10&quot;]}]}," table:formula="of:= &quot;synonyms&quot;&amp;&quot;&quot;&quot;&quot;&amp;&quot;:[&quot;&amp;&quot;&quot;&quot;&quot;&amp;[.H39]&amp;&quot;&quot;&quot;&quot;&amp;&quot;,&quot;&amp;&quot;&quot;&quot;&quot;&amp;[.I39]&amp;&quot;&quot;&quot;&quot;&amp;&quot;,&quot;&amp;&quot;&quot;&quot;&quot;&amp;[.J39]&amp;&quot;&quot;&quot;&quot;&amp;&quot;]}]},&quot;" table:style-name="ce9">
            <text:p>synonyms":["K350/350/10","K350x350x10","K350/10"]}]},</text:p>
          </table:table-cell>
          <table:table-cell office:value-type="string" office:string-value="{&quot;K350/350/10&quot;: [{&quot;shape_coords&quot;:[350,350,10,,],&quot;shape_name&quot;:&quot;Rectangle Hollow Section&quot;,&quot;synonyms&quot;:[&quot;K350/350/10&quot;,&quot;K350x350x10&quot;,&quot;K350/10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 &amp; &quot;],&quot; &amp; &quot;&quot;&quot;&quot; &amp;&quot;shape_name&quot;&amp;&quot;&quot;&quot;&quot; &amp; &quot;:&quot; &amp; &quot;&quot;&quot;&quot; &amp;[.G39] &amp; &quot;&quot;&quot;&quot; &amp; &quot;,&quot; &amp; &quot;&quot;&quot;&quot;&amp;[.L39]" table:style-name="ce5">
            <text:p>{"K350/350/10": [{"shape_coords":[350,350,10,,],"shape_name":"Rectangle Hollow Section","synonyms":["K350/350/10","K350x350x10","K35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400/400/12.5" table:formula="of:=&quot;K&quot; &amp;[.B40] &amp; &quot;/&quot; &amp;[.C40] &amp; &quot;/&quot; &amp;[.D40]" table:style-name="ce8">
            <text:p>K400/400/12.5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string" table:style-name="ce7">
            <text:p>12.5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400/400/12.5" table:formula="of:=[.A40]" table:style-name="ce9">
            <text:p>K400/400/12.5</text:p>
          </table:table-cell>
          <table:table-cell office:value-type="string" office:string-value="K400x400x12.5" table:formula="of:=&quot;K&quot; &amp;[.B40] &amp; &quot;x&quot; &amp;[.C40] &amp; &quot;x&quot; &amp;[.D40]" table:style-name="ce9">
            <text:p>K400x400x12.5</text:p>
          </table:table-cell>
          <table:table-cell office:value-type="string" office:string-value="K400/12.5" table:formula="of:=&quot;K&quot;&amp;[.B40]&amp; &quot;/&quot; &amp; [.D40]" table:style-name="ce9">
            <text:p>K400/12.5</text:p>
          </table:table-cell>
          <table:table-cell office:value-type="string" office:string-value="K400x12.5" table:formula="of:=&quot;K&quot;&amp;[.B40]&amp; &quot;x&quot; &amp; [.D40]" table:style-name="ce9">
            <text:p>K400x12.5</text:p>
          </table:table-cell>
          <table:table-cell office:value-type="string" office:string-value="synonyms&quot;:[&quot;K400/400/12.5&quot;,&quot;K400x400x12.5&quot;,&quot;K400/12.5&quot;]}]}," table:formula="of:= &quot;synonyms&quot;&amp;&quot;&quot;&quot;&quot;&amp;&quot;:[&quot;&amp;&quot;&quot;&quot;&quot;&amp;[.H40]&amp;&quot;&quot;&quot;&quot;&amp;&quot;,&quot;&amp;&quot;&quot;&quot;&quot;&amp;[.I40]&amp;&quot;&quot;&quot;&quot;&amp;&quot;,&quot;&amp;&quot;&quot;&quot;&quot;&amp;[.J40]&amp;&quot;&quot;&quot;&quot;&amp;&quot;]}]},&quot;" table:style-name="ce9">
            <text:p>synonyms":["K400/400/12.5","K400x400x12.5","K400/12.5"]}]},</text:p>
          </table:table-cell>
          <table:table-cell office:value-type="string" office:string-value="{&quot;K400/400/12.5&quot;: [{&quot;shape_coords&quot;:[400,400,12.5,,],&quot;shape_name&quot;:&quot;Rectangle Hollow Section&quot;,&quot;synonyms&quot;:[&quot;K400/400/12.5&quot;,&quot;K400x400x12.5&quot;,&quot;K400/12.5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 &amp; &quot;],&quot; &amp; &quot;&quot;&quot;&quot; &amp;&quot;shape_name&quot;&amp;&quot;&quot;&quot;&quot; &amp; &quot;:&quot; &amp; &quot;&quot;&quot;&quot; &amp;[.G40] &amp; &quot;&quot;&quot;&quot; &amp; &quot;,&quot; &amp; &quot;&quot;&quot;&quot;&amp;[.L40]" table:style-name="ce5">
            <text:p>{"K400/400/12.5": [{"shape_coords":[400,400,12.5,,],"shape_name":"Rectangle Hollow Section","synonyms":["K400/400/12.5","K400x400x12.5","K400/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400/400/16" table:formula="of:=&quot;K&quot; &amp;[.B41] &amp; &quot;/&quot; &amp;[.C41] &amp; &quot;/&quot; &amp;[.D41]" table:style-name="ce8">
            <text:p>K400/400/16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16" table:style-name="ce7">
            <text:p>16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400/400/16" table:formula="of:=[.A41]" table:style-name="ce9">
            <text:p>K400/400/16</text:p>
          </table:table-cell>
          <table:table-cell office:value-type="string" office:string-value="K400x400x16" table:formula="of:=&quot;K&quot; &amp;[.B41] &amp; &quot;x&quot; &amp;[.C41] &amp; &quot;x&quot; &amp;[.D41]" table:style-name="ce9">
            <text:p>K400x400x16</text:p>
          </table:table-cell>
          <table:table-cell office:value-type="string" office:string-value="K400/16" table:formula="of:=&quot;K&quot;&amp;[.B41]&amp; &quot;/&quot; &amp; [.D41]" table:style-name="ce9">
            <text:p>K400/16</text:p>
          </table:table-cell>
          <table:table-cell office:value-type="string" office:string-value="K400x16" table:formula="of:=&quot;K&quot;&amp;[.B41]&amp; &quot;x&quot; &amp; [.D41]" table:style-name="ce9">
            <text:p>K400x16</text:p>
          </table:table-cell>
          <table:table-cell office:value-type="string" office:string-value="synonyms&quot;:[&quot;K400/400/16&quot;,&quot;K400x400x16&quot;,&quot;K400/16&quot;]}]}," table:formula="of:= &quot;synonyms&quot;&amp;&quot;&quot;&quot;&quot;&amp;&quot;:[&quot;&amp;&quot;&quot;&quot;&quot;&amp;[.H41]&amp;&quot;&quot;&quot;&quot;&amp;&quot;,&quot;&amp;&quot;&quot;&quot;&quot;&amp;[.I41]&amp;&quot;&quot;&quot;&quot;&amp;&quot;,&quot;&amp;&quot;&quot;&quot;&quot;&amp;[.J41]&amp;&quot;&quot;&quot;&quot;&amp;&quot;]}]},&quot;" table:style-name="ce9">
            <text:p>synonyms":["K400/400/16","K400x400x16","K400/16"]}]},</text:p>
          </table:table-cell>
          <table:table-cell office:value-type="string" office:string-value="{&quot;K400/400/16&quot;: [{&quot;shape_coords&quot;:[400,400,16,,],&quot;shape_name&quot;:&quot;Rectangle Hollow Section&quot;,&quot;synonyms&quot;:[&quot;K400/400/16&quot;,&quot;K400x400x16&quot;,&quot;K400/16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 &amp; &quot;],&quot; &amp; &quot;&quot;&quot;&quot; &amp;&quot;shape_name&quot;&amp;&quot;&quot;&quot;&quot; &amp; &quot;:&quot; &amp; &quot;&quot;&quot;&quot; &amp;[.G41] &amp; &quot;&quot;&quot;&quot; &amp; &quot;,&quot; &amp; &quot;&quot;&quot;&quot;&amp;[.L41]" table:style-name="ce5">
            <text:p>{"K400/400/16": [{"shape_coords":[400,400,16,,],"shape_name":"Rectangle Hollow Section","synonyms":["K400/400/16","K400x400x16","K400/16"]}]},</text:p>
          </table:table-cell>
          <table:table-cell table:number-columns-repeated="16371" table:style-name="ce1"/>
        </table:table-row>
        <table:table-row table:number-rows-repeated="1048535" table:style-name="ro3">
          <table:table-cell table:number-columns-repeated="16384"/>
        </table:table-row>
      </table:table>
      <table:table table:name="Sheet3" table:style-name="ta2">
        <table:table-column table:style-name="co8" table:number-columns-repeated="16384" table:default-cell-style-name="ce1"/>
        <table:table-row table:style-name="ro5">
          <table:table-cell table:number-columns-repeated="16384"/>
        </table:table-row>
        <table:table-row table:style-name="ro1">
          <table:table-cell office:value-type="string" table:style-name="ce1">
            <text:p>K80/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100/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150/8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number-rows-repeated="1048572" table:style-name="ro5">
          <table:table-cell table:number-columns-repeated="16384"/>
        </table:table-row>
      </table:table>
      <table:table table:name="OVERAL_JSON" table:style-name="ta2">
        <table:table-column table:style-name="co8" table:number-columns-repeated="16384" table:default-cell-style-name="ce1"/>
        <table:table-row table:style-name="ro1">
          <table:table-cell office:value-type="string" office:string-value="{&quot;HEA100&quot;: [{&quot;shape_coords&quot;:[96,100,5,8,12],&quot;shape_name&quot;:&quot;I-shape parallel flange&quot;,&quot;synonyms&quot;:[&quot;HEA100&quot;,&quot;HE100A&quot;,&quot;HEA 100&quot;]}]}," table:formula="of:=['I-shape_parallel_flange'.M3]" table:style-name="ce1">
            <text:p>{"HEA100": [{"shape_coords":[96,100,5,8,12],"shape_name":"I-shape parallel flange","synonyms":["HEA100","HE100A","HEA 100"]}]},</text:p>
          </table:table-cell>
          <table:table-cell table:number-columns-repeated="16383"/>
        </table:table-row>
        <table:table-row table:style-name="ro1">
          <table:table-cell office:value-type="string" office:string-value="{&quot;HEA120&quot;: [{&quot;shape_coords&quot;:[114,120,5,8,12],&quot;shape_name&quot;:&quot;I-shape parallel flange&quot;,&quot;synonyms&quot;:[&quot;HEA120&quot;,&quot;HE120A&quot;,&quot;HEA 120&quot;]}]}," table:formula="of:=['I-shape_parallel_flange'.M4]" table:style-name="ce1">
            <text:p>{"HEA120": [{"shape_coords":[114,120,5,8,12],"shape_name":"I-shape parallel flange","synonyms":["HEA120","HE120A","HEA 120"]}]},</text:p>
          </table:table-cell>
          <table:table-cell table:number-columns-repeated="16383"/>
        </table:table-row>
        <table:table-row table:style-name="ro1">
          <table:table-cell office:value-type="string" office:string-value="{&quot;HEA140&quot;: [{&quot;shape_coords&quot;:[133,140,5,5,8,5,12],&quot;shape_name&quot;:&quot;I-shape parallel flange&quot;,&quot;synonyms&quot;:[&quot;HEA140&quot;,&quot;HE140A&quot;,&quot;HEA 140&quot;]}]}," table:formula="of:=['I-shape_parallel_flange'.M5]" table:style-name="ce1">
            <text:p>{"HEA140": [{"shape_coords":[133,140,5,5,8,5,12],"shape_name":"I-shape parallel flange","synonyms":["HEA140","HE140A","HEA 140"]}]},</text:p>
          </table:table-cell>
          <table:table-cell table:number-columns-repeated="16383"/>
        </table:table-row>
        <table:table-row table:style-name="ro1">
          <table:table-cell office:value-type="string" office:string-value="{&quot;HEA160&quot;: [{&quot;shape_coords&quot;:[152,160,6,9,15],&quot;shape_name&quot;:&quot;I-shape parallel flange&quot;,&quot;synonyms&quot;:[&quot;HEA160&quot;,&quot;HE160A&quot;,&quot;HEA 160&quot;]}]}," table:formula="of:=['I-shape_parallel_flange'.M6]" table:style-name="ce1">
            <text:p>{"HEA160": [{"shape_coords":[152,160,6,9,15],"shape_name":"I-shape parallel flange","synonyms":["HEA160","HE160A","HEA 160"]}]},</text:p>
          </table:table-cell>
          <table:table-cell table:number-columns-repeated="16383"/>
        </table:table-row>
        <table:table-row table:style-name="ro1">
          <table:table-cell office:value-type="string" office:string-value="{&quot;HEA180&quot;: [{&quot;shape_coords&quot;:[171,180,6,9,5,15],&quot;shape_name&quot;:&quot;I-shape parallel flange&quot;,&quot;synonyms&quot;:[&quot;HEA180&quot;,&quot;HE180A&quot;,&quot;HEA 180&quot;]}]}," table:formula="of:=['I-shape_parallel_flange'.M7]" table:style-name="ce1">
            <text:p>{"HEA180": [{"shape_coords":[171,180,6,9,5,15],"shape_name":"I-shape parallel flange","synonyms":["HEA180","HE180A","HEA 180"]}]},</text:p>
          </table:table-cell>
          <table:table-cell table:number-columns-repeated="16383"/>
        </table:table-row>
        <table:table-row table:style-name="ro1">
          <table:table-cell office:value-type="string" office:string-value="{&quot;HEA200&quot;: [{&quot;shape_coords&quot;:[190,200,6,5,10,18],&quot;shape_name&quot;:&quot;I-shape parallel flange&quot;,&quot;synonyms&quot;:[&quot;HEA200&quot;,&quot;HE200A&quot;,&quot;HEA 200&quot;]}]}," table:formula="of:=['I-shape_parallel_flange'.M8]" table:style-name="ce1">
            <text:p>{"HEA200": [{"shape_coords":[190,200,6,5,10,18],"shape_name":"I-shape parallel flange","synonyms":["HEA200","HE200A","HEA 200"]}]},</text:p>
          </table:table-cell>
          <table:table-cell table:number-columns-repeated="16383"/>
        </table:table-row>
        <table:table-row table:style-name="ro1">
          <table:table-cell office:value-type="string" office:string-value="{&quot;HEA220&quot;: [{&quot;shape_coords&quot;:[210,220,7,11,18],&quot;shape_name&quot;:&quot;I-shape parallel flange&quot;,&quot;synonyms&quot;:[&quot;HEA220&quot;,&quot;HE220A&quot;,&quot;HEA 220&quot;]}]}," table:formula="of:=['I-shape_parallel_flange'.M9]" table:style-name="ce1">
            <text:p>{"HEA220": [{"shape_coords":[210,220,7,11,18],"shape_name":"I-shape parallel flange","synonyms":["HEA220","HE220A","HEA 220"]}]},</text:p>
          </table:table-cell>
          <table:table-cell table:number-columns-repeated="16383"/>
        </table:table-row>
        <table:table-row table:style-name="ro1">
          <table:table-cell office:value-type="string" office:string-value="{&quot;HEA240&quot;: [{&quot;shape_coords&quot;:[230,240,7,5,12,21],&quot;shape_name&quot;:&quot;I-shape parallel flange&quot;,&quot;synonyms&quot;:[&quot;HEA240&quot;,&quot;HE240A&quot;,&quot;HEA 240&quot;]}]}," table:formula="of:=['I-shape_parallel_flange'.M10]" table:style-name="ce1">
            <text:p>{"HEA240": [{"shape_coords":[230,240,7,5,12,21],"shape_name":"I-shape parallel flange","synonyms":["HEA240","HE240A","HEA 240"]}]},</text:p>
          </table:table-cell>
          <table:table-cell table:number-columns-repeated="16383"/>
        </table:table-row>
        <table:table-row table:style-name="ro1">
          <table:table-cell office:value-type="string" office:string-value="{&quot;HEA260&quot;: [{&quot;shape_coords&quot;:[250,260,7,5,12,5,24],&quot;shape_name&quot;:&quot;I-shape parallel flange&quot;,&quot;synonyms&quot;:[&quot;HEA260&quot;,&quot;HE260A&quot;,&quot;HEA 260&quot;]}]}," table:formula="of:=['I-shape_parallel_flange'.M11]" table:style-name="ce1">
            <text:p>{"HEA260": [{"shape_coords":[250,260,7,5,12,5,24],"shape_name":"I-shape parallel flange","synonyms":["HEA260","HE260A","HEA 260"]}]},</text:p>
          </table:table-cell>
          <table:table-cell table:number-columns-repeated="16383"/>
        </table:table-row>
        <table:table-row table:style-name="ro1">
          <table:table-cell office:value-type="string" office:string-value="{&quot;HEA280&quot;: [{&quot;shape_coords&quot;:[270,280,8,13,24],&quot;shape_name&quot;:&quot;I-shape parallel flange&quot;,&quot;synonyms&quot;:[&quot;HEA280&quot;,&quot;HE280A&quot;,&quot;HEA 280&quot;]}]}," table:formula="of:=['I-shape_parallel_flange'.M12]" table:style-name="ce1">
            <text:p>{"HEA280": [{"shape_coords":[270,280,8,13,24],"shape_name":"I-shape parallel flange","synonyms":["HEA280","HE280A","HEA 280"]}]},</text:p>
          </table:table-cell>
          <table:table-cell table:number-columns-repeated="16383"/>
        </table:table-row>
        <table:table-row table:style-name="ro1">
          <table:table-cell office:value-type="string" office:string-value="{&quot;HEA300&quot;: [{&quot;shape_coords&quot;:[290,300,8,5,14,27],&quot;shape_name&quot;:&quot;I-shape parallel flange&quot;,&quot;synonyms&quot;:[&quot;HEA300&quot;,&quot;HE300A&quot;,&quot;HEA 300&quot;]}]}," table:formula="of:=['I-shape_parallel_flange'.M13]" table:style-name="ce1">
            <text:p>{"HEA300": [{"shape_coords":[290,300,8,5,14,27],"shape_name":"I-shape parallel flange","synonyms":["HEA300","HE300A","HEA 300"]}]},</text:p>
          </table:table-cell>
          <table:table-cell table:number-columns-repeated="16383"/>
        </table:table-row>
        <table:table-row table:style-name="ro1">
          <table:table-cell office:value-type="string" office:string-value="{&quot;HEA320&quot;: [{&quot;shape_coords&quot;:[310,300,9,15,5,27],&quot;shape_name&quot;:&quot;I-shape parallel flange&quot;,&quot;synonyms&quot;:[&quot;HEA320&quot;,&quot;HE320A&quot;,&quot;HEA 320&quot;]}]}," table:formula="of:=['I-shape_parallel_flange'.M14]" table:style-name="ce1">
            <text:p>{"HEA320": [{"shape_coords":[310,300,9,15,5,27],"shape_name":"I-shape parallel flange","synonyms":["HEA320","HE320A","HEA 320"]}]},</text:p>
          </table:table-cell>
          <table:table-cell table:number-columns-repeated="16383"/>
        </table:table-row>
        <table:table-row table:style-name="ro1">
          <table:table-cell office:value-type="string" office:string-value="{&quot;HEA340&quot;: [{&quot;shape_coords&quot;:[330,300,9,5,16,5,27],&quot;shape_name&quot;:&quot;I-shape parallel flange&quot;,&quot;synonyms&quot;:[&quot;HEA340&quot;,&quot;HE340A&quot;,&quot;HEA 340&quot;]}]}," table:formula="of:=['I-shape_parallel_flange'.M15]" table:style-name="ce1">
            <text:p>{"HEA340": [{"shape_coords":[330,300,9,5,16,5,27],"shape_name":"I-shape parallel flange","synonyms":["HEA340","HE340A","HEA 340"]}]},</text:p>
          </table:table-cell>
          <table:table-cell table:number-columns-repeated="16383"/>
        </table:table-row>
        <table:table-row table:style-name="ro1">
          <table:table-cell office:value-type="string" office:string-value="{&quot;HEA360&quot;: [{&quot;shape_coords&quot;:[350,300,10,17,5,27],&quot;shape_name&quot;:&quot;I-shape parallel flange&quot;,&quot;synonyms&quot;:[&quot;HEA360&quot;,&quot;HE360A&quot;,&quot;HEA 360&quot;]}]}," table:formula="of:=['I-shape_parallel_flange'.M16]" table:style-name="ce1">
            <text:p>{"HEA360": [{"shape_coords":[350,300,10,17,5,27],"shape_name":"I-shape parallel flange","synonyms":["HEA360","HE360A","HEA 360"]}]},</text:p>
          </table:table-cell>
          <table:table-cell table:number-columns-repeated="16383"/>
        </table:table-row>
        <table:table-row table:style-name="ro1">
          <table:table-cell office:value-type="string" office:string-value="{&quot;HEA400&quot;: [{&quot;shape_coords&quot;:[390,300,11,19,27],&quot;shape_name&quot;:&quot;I-shape parallel flange&quot;,&quot;synonyms&quot;:[&quot;HEA400&quot;,&quot;HE400A&quot;,&quot;HEA 400&quot;]}]}," table:formula="of:=['I-shape_parallel_flange'.M17]" table:style-name="ce1">
            <text:p>{"HEA400": [{"shape_coords":[390,300,11,19,27],"shape_name":"I-shape parallel flange","synonyms":["HEA400","HE400A","HEA 400"]}]},</text:p>
          </table:table-cell>
          <table:table-cell table:number-columns-repeated="16383"/>
        </table:table-row>
        <table:table-row table:style-name="ro1">
          <table:table-cell office:value-type="string" office:string-value="{&quot;HEA450&quot;: [{&quot;shape_coords&quot;:[440,300,11,5,21,27],&quot;shape_name&quot;:&quot;I-shape parallel flange&quot;,&quot;synonyms&quot;:[&quot;HEA450&quot;,&quot;HE450A&quot;,&quot;HEA 450&quot;]}]}," table:formula="of:=['I-shape_parallel_flange'.M18]" table:style-name="ce1">
            <text:p>{"HEA450": [{"shape_coords":[440,300,11,5,21,27],"shape_name":"I-shape parallel flange","synonyms":["HEA450","HE450A","HEA 450"]}]},</text:p>
          </table:table-cell>
          <table:table-cell table:number-columns-repeated="16383"/>
        </table:table-row>
        <table:table-row table:style-name="ro1">
          <table:table-cell office:value-type="string" office:string-value="{&quot;HEA500&quot;: [{&quot;shape_coords&quot;:[490,300,12,23,27],&quot;shape_name&quot;:&quot;I-shape parallel flange&quot;,&quot;synonyms&quot;:[&quot;HEA500&quot;,&quot;HE500A&quot;,&quot;HEA 500&quot;]}]}," table:formula="of:=['I-shape_parallel_flange'.M19]" table:style-name="ce1">
            <text:p>{"HEA500": [{"shape_coords":[490,300,12,23,27],"shape_name":"I-shape parallel flange","synonyms":["HEA500","HE500A","HEA 500"]}]},</text:p>
          </table:table-cell>
          <table:table-cell table:number-columns-repeated="16383"/>
        </table:table-row>
        <table:table-row table:style-name="ro1">
          <table:table-cell office:value-type="string" office:string-value="{&quot;HEA550&quot;: [{&quot;shape_coords&quot;:[540,300,12,5,24,27],&quot;shape_name&quot;:&quot;I-shape parallel flange&quot;,&quot;synonyms&quot;:[&quot;HEA550&quot;,&quot;HE550A&quot;,&quot;HEA 550&quot;]}]}," table:formula="of:=['I-shape_parallel_flange'.M20]" table:style-name="ce1">
            <text:p>{"HEA550": [{"shape_coords":[540,300,12,5,24,27],"shape_name":"I-shape parallel flange","synonyms":["HEA550","HE550A","HEA 550"]}]},</text:p>
          </table:table-cell>
          <table:table-cell table:number-columns-repeated="16383"/>
        </table:table-row>
        <table:table-row table:style-name="ro1">
          <table:table-cell office:value-type="string" office:string-value="{&quot;HEA600&quot;: [{&quot;shape_coords&quot;:[590,300,13,25,27],&quot;shape_name&quot;:&quot;I-shape parallel flange&quot;,&quot;synonyms&quot;:[&quot;HEA600&quot;,&quot;HE600A&quot;,&quot;HEA 600&quot;]}]}," table:formula="of:=['I-shape_parallel_flange'.M21]" table:style-name="ce1">
            <text:p>{"HEA600": [{"shape_coords":[590,300,13,25,27],"shape_name":"I-shape parallel flange","synonyms":["HEA600","HE600A","HEA 600"]}]},</text:p>
          </table:table-cell>
          <table:table-cell table:number-columns-repeated="16383"/>
        </table:table-row>
        <table:table-row table:style-name="ro1">
          <table:table-cell office:value-type="string" office:string-value="{&quot;HEA650&quot;: [{&quot;shape_coords&quot;:[640,300,13,5,26,27],&quot;shape_name&quot;:&quot;I-shape parallel flange&quot;,&quot;synonyms&quot;:[&quot;HEA650&quot;,&quot;HE650A&quot;,&quot;HEA 650&quot;]}]}," table:formula="of:=['I-shape_parallel_flange'.M22]" table:style-name="ce1">
            <text:p>{"HEA650": [{"shape_coords":[640,300,13,5,26,27],"shape_name":"I-shape parallel flange","synonyms":["HEA650","HE650A","HEA 650"]}]},</text:p>
          </table:table-cell>
          <table:table-cell table:number-columns-repeated="16383"/>
        </table:table-row>
        <table:table-row table:style-name="ro1">
          <table:table-cell office:value-type="string" office:string-value="{&quot;HEA700&quot;: [{&quot;shape_coords&quot;:[690,300,14,5,27,27],&quot;shape_name&quot;:&quot;I-shape parallel flange&quot;,&quot;synonyms&quot;:[&quot;HEA700&quot;,&quot;HE700A&quot;,&quot;HEA 700&quot;]}]}," table:formula="of:=['I-shape_parallel_flange'.M23]" table:style-name="ce1">
            <text:p>{"HEA700": [{"shape_coords":[690,300,14,5,27,27],"shape_name":"I-shape parallel flange","synonyms":["HEA700","HE700A","HEA 700"]}]},</text:p>
          </table:table-cell>
          <table:table-cell table:number-columns-repeated="16383"/>
        </table:table-row>
        <table:table-row table:style-name="ro1">
          <table:table-cell office:value-type="string" office:string-value="{&quot;HEA800&quot;: [{&quot;shape_coords&quot;:[790,300,15,28,30],&quot;shape_name&quot;:&quot;I-shape parallel flange&quot;,&quot;synonyms&quot;:[&quot;HEA800&quot;,&quot;HE800A&quot;,&quot;HEA 800&quot;]}]}," table:formula="of:=['I-shape_parallel_flange'.M24]" table:style-name="ce1">
            <text:p>{"HEA800": [{"shape_coords":[790,300,15,28,30],"shape_name":"I-shape parallel flange","synonyms":["HEA800","HE800A","HEA 800"]}]},</text:p>
          </table:table-cell>
          <table:table-cell table:number-columns-repeated="16383"/>
        </table:table-row>
        <table:table-row table:style-name="ro1">
          <table:table-cell office:value-type="string" office:string-value="{&quot;HEA900&quot;: [{&quot;shape_coords&quot;:[890,300,16,30,30],&quot;shape_name&quot;:&quot;I-shape parallel flange&quot;,&quot;synonyms&quot;:[&quot;HEA900&quot;,&quot;HE900A&quot;,&quot;HEA 900&quot;]}]}," table:formula="of:=['I-shape_parallel_flange'.M25]" table:style-name="ce1">
            <text:p>{"HEA900": [{"shape_coords":[890,300,16,30,30],"shape_name":"I-shape parallel flange","synonyms":["HEA900","HE900A","HEA 900"]}]},</text:p>
          </table:table-cell>
          <table:table-cell table:number-columns-repeated="16383"/>
        </table:table-row>
        <table:table-row table:style-name="ro1">
          <table:table-cell office:value-type="string" office:string-value="{&quot;HEA1000&quot;: [{&quot;shape_coords&quot;:[990,300,16,5,31,30],&quot;shape_name&quot;:&quot;I-shape parallel flange&quot;,&quot;synonyms&quot;:[&quot;HEA1000&quot;,&quot;HE1000A&quot;,&quot;HEA 1000&quot;]}]}," table:formula="of:=['I-shape_parallel_flange'.M26]" table:style-name="ce1">
            <text:p>{"HEA1000": [{"shape_coords":[990,300,16,5,31,30],"shape_name":"I-shape parallel flange","synonyms":["HEA1000","HE1000A","HEA 1000"]}]},</text:p>
          </table:table-cell>
          <table:table-cell table:number-columns-repeated="16383"/>
        </table:table-row>
        <table:table-row table:style-name="ro1">
          <table:table-cell office:value-type="string" office:string-value="{&quot;HEB100&quot;: [{&quot;shape_coords&quot;:[100,100,6,10,12],&quot;shape_name&quot;:&quot;I-shape parallel flange&quot;,&quot;synonyms&quot;:[&quot;HEB100&quot;,&quot;HE100B&quot;,&quot;HEB 100&quot;]}]}," table:formula="of:=['I-shape_parallel_flange'.M27]" table:style-name="ce1">
            <text:p>{"HEB100": [{"shape_coords":[100,100,6,10,12],"shape_name":"I-shape parallel flange","synonyms":["HEB100","HE100B","HEB 100"]}]},</text:p>
          </table:table-cell>
          <table:table-cell table:number-columns-repeated="16383"/>
        </table:table-row>
        <table:table-row table:style-name="ro1">
          <table:table-cell office:value-type="string" office:string-value="{&quot;HEB120&quot;: [{&quot;shape_coords&quot;:[120,120,6,5,11,12],&quot;shape_name&quot;:&quot;I-shape parallel flange&quot;,&quot;synonyms&quot;:[&quot;HEB120&quot;,&quot;HE120B&quot;,&quot;HEB 120&quot;]}]}," table:formula="of:=['I-shape_parallel_flange'.M28]" table:style-name="ce1">
            <text:p>{"HEB120": [{"shape_coords":[120,120,6,5,11,12],"shape_name":"I-shape parallel flange","synonyms":["HEB120","HE120B","HEB 120"]}]},</text:p>
          </table:table-cell>
          <table:table-cell table:number-columns-repeated="16383"/>
        </table:table-row>
        <table:table-row table:style-name="ro1">
          <table:table-cell office:value-type="string" office:string-value="{&quot;HEB140&quot;: [{&quot;shape_coords&quot;:[140,140,7,12,12],&quot;shape_name&quot;:&quot;I-shape parallel flange&quot;,&quot;synonyms&quot;:[&quot;HEB140&quot;,&quot;HE140B&quot;,&quot;HEB 140&quot;]}]}," table:formula="of:=['I-shape_parallel_flange'.M29]" table:style-name="ce1">
            <text:p>{"HEB140": [{"shape_coords":[140,140,7,12,12],"shape_name":"I-shape parallel flange","synonyms":["HEB140","HE140B","HEB 140"]}]},</text:p>
          </table:table-cell>
          <table:table-cell table:number-columns-repeated="16383"/>
        </table:table-row>
        <table:table-row table:style-name="ro1">
          <table:table-cell office:value-type="string" office:string-value="{&quot;HEB160&quot;: [{&quot;shape_coords&quot;:[160,160,8,13,15],&quot;shape_name&quot;:&quot;I-shape parallel flange&quot;,&quot;synonyms&quot;:[&quot;HEB160&quot;,&quot;HE160B&quot;,&quot;HEB 160&quot;]}]}," table:formula="of:=['I-shape_parallel_flange'.M30]" table:style-name="ce1">
            <text:p>{"HEB160": [{"shape_coords":[160,160,8,13,15],"shape_name":"I-shape parallel flange","synonyms":["HEB160","HE160B","HEB 160"]}]},</text:p>
          </table:table-cell>
          <table:table-cell table:number-columns-repeated="16383"/>
        </table:table-row>
        <table:table-row table:style-name="ro1">
          <table:table-cell office:value-type="string" office:string-value="{&quot;HEB180&quot;: [{&quot;shape_coords&quot;:[180,180,8,5,14,15],&quot;shape_name&quot;:&quot;I-shape parallel flange&quot;,&quot;synonyms&quot;:[&quot;HEB180&quot;,&quot;HE180B&quot;,&quot;HEB 180&quot;]}]}," table:formula="of:=['I-shape_parallel_flange'.M31]" table:style-name="ce1">
            <text:p>{"HEB180": [{"shape_coords":[180,180,8,5,14,15],"shape_name":"I-shape parallel flange","synonyms":["HEB180","HE180B","HEB 180"]}]},</text:p>
          </table:table-cell>
          <table:table-cell table:number-columns-repeated="16383"/>
        </table:table-row>
        <table:table-row table:style-name="ro1">
          <table:table-cell office:value-type="string" office:string-value="{&quot;HEB200&quot;: [{&quot;shape_coords&quot;:[200,200,9,15,18],&quot;shape_name&quot;:&quot;I-shape parallel flange&quot;,&quot;synonyms&quot;:[&quot;HEB200&quot;,&quot;HE200B&quot;,&quot;HEB 200&quot;]}]}," table:formula="of:=['I-shape_parallel_flange'.M32]" table:style-name="ce1">
            <text:p>{"HEB200": [{"shape_coords":[200,200,9,15,18],"shape_name":"I-shape parallel flange","synonyms":["HEB200","HE200B","HEB 200"]}]},</text:p>
          </table:table-cell>
          <table:table-cell table:number-columns-repeated="16383"/>
        </table:table-row>
        <table:table-row table:style-name="ro1">
          <table:table-cell office:value-type="string" office:string-value="{&quot;HEB220&quot;: [{&quot;shape_coords&quot;:[220,220,9,5,16,18],&quot;shape_name&quot;:&quot;I-shape parallel flange&quot;,&quot;synonyms&quot;:[&quot;HEB220&quot;,&quot;HE220B&quot;,&quot;HEB 220&quot;]}]}," table:formula="of:=['I-shape_parallel_flange'.M33]" table:style-name="ce1">
            <text:p>{"HEB220": [{"shape_coords":[220,220,9,5,16,18],"shape_name":"I-shape parallel flange","synonyms":["HEB220","HE220B","HEB 220"]}]},</text:p>
          </table:table-cell>
          <table:table-cell table:number-columns-repeated="16383"/>
        </table:table-row>
        <table:table-row table:style-name="ro1">
          <table:table-cell office:value-type="string" office:string-value="{&quot;HEB240&quot;: [{&quot;shape_coords&quot;:[240,240,10,17,21],&quot;shape_name&quot;:&quot;I-shape parallel flange&quot;,&quot;synonyms&quot;:[&quot;HEB240&quot;,&quot;HE240B&quot;,&quot;HEB 240&quot;]}]}," table:formula="of:=['I-shape_parallel_flange'.M34]" table:style-name="ce1">
            <text:p>{"HEB240": [{"shape_coords":[240,240,10,17,21],"shape_name":"I-shape parallel flange","synonyms":["HEB240","HE240B","HEB 240"]}]},</text:p>
          </table:table-cell>
          <table:table-cell table:number-columns-repeated="16383"/>
        </table:table-row>
        <table:table-row table:style-name="ro1">
          <table:table-cell office:value-type="string" office:string-value="{&quot;HEB260&quot;: [{&quot;shape_coords&quot;:[260,260,10,17,5,24],&quot;shape_name&quot;:&quot;I-shape parallel flange&quot;,&quot;synonyms&quot;:[&quot;HEB260&quot;,&quot;HE260B&quot;,&quot;HEB 260&quot;]}]}," table:formula="of:=['I-shape_parallel_flange'.M35]" table:style-name="ce1">
            <text:p>{"HEB260": [{"shape_coords":[260,260,10,17,5,24],"shape_name":"I-shape parallel flange","synonyms":["HEB260","HE260B","HEB 260"]}]},</text:p>
          </table:table-cell>
          <table:table-cell table:number-columns-repeated="16383"/>
        </table:table-row>
        <table:table-row table:style-name="ro1">
          <table:table-cell office:value-type="string" office:string-value="{&quot;HEB280&quot;: [{&quot;shape_coords&quot;:[280,280,10,5,18,24],&quot;shape_name&quot;:&quot;I-shape parallel flange&quot;,&quot;synonyms&quot;:[&quot;HEB280&quot;,&quot;HE280B&quot;,&quot;HEB 280&quot;]}]}," table:formula="of:=['I-shape_parallel_flange'.M36]" table:style-name="ce1">
            <text:p>{"HEB280": [{"shape_coords":[280,280,10,5,18,24],"shape_name":"I-shape parallel flange","synonyms":["HEB280","HE280B","HEB 280"]}]},</text:p>
          </table:table-cell>
          <table:table-cell table:number-columns-repeated="16383"/>
        </table:table-row>
        <table:table-row table:style-name="ro1">
          <table:table-cell office:value-type="string" office:string-value="{&quot;HEB300&quot;: [{&quot;shape_coords&quot;:[300,300,11,19,27],&quot;shape_name&quot;:&quot;I-shape parallel flange&quot;,&quot;synonyms&quot;:[&quot;HEB300&quot;,&quot;HE300B&quot;,&quot;HEB 300&quot;]}]}," table:formula="of:=['I-shape_parallel_flange'.M37]" table:style-name="ce1">
            <text:p>{"HEB300": [{"shape_coords":[300,300,11,19,27],"shape_name":"I-shape parallel flange","synonyms":["HEB300","HE300B","HEB 300"]}]},</text:p>
          </table:table-cell>
          <table:table-cell table:number-columns-repeated="16383"/>
        </table:table-row>
        <table:table-row table:style-name="ro1">
          <table:table-cell office:value-type="string" office:string-value="{&quot;HEB320&quot;: [{&quot;shape_coords&quot;:[320,300,11,5,20,5,27],&quot;shape_name&quot;:&quot;I-shape parallel flange&quot;,&quot;synonyms&quot;:[&quot;HEB320&quot;,&quot;HE320B&quot;,&quot;HEB 320&quot;]}]}," table:formula="of:=['I-shape_parallel_flange'.M38]" table:style-name="ce1">
            <text:p>{"HEB320": [{"shape_coords":[320,300,11,5,20,5,27],"shape_name":"I-shape parallel flange","synonyms":["HEB320","HE320B","HEB 320"]}]},</text:p>
          </table:table-cell>
          <table:table-cell table:number-columns-repeated="16383"/>
        </table:table-row>
        <table:table-row table:style-name="ro1">
          <table:table-cell office:value-type="string" office:string-value="{&quot;HEB340&quot;: [{&quot;shape_coords&quot;:[340,300,12,21,5,27],&quot;shape_name&quot;:&quot;I-shape parallel flange&quot;,&quot;synonyms&quot;:[&quot;HEB340&quot;,&quot;HE340B&quot;,&quot;HEB 340&quot;]}]}," table:formula="of:=['I-shape_parallel_flange'.M39]" table:style-name="ce1">
            <text:p>{"HEB340": [{"shape_coords":[340,300,12,21,5,27],"shape_name":"I-shape parallel flange","synonyms":["HEB340","HE340B","HEB 340"]}]},</text:p>
          </table:table-cell>
          <table:table-cell table:number-columns-repeated="16383"/>
        </table:table-row>
        <table:table-row table:style-name="ro1">
          <table:table-cell office:value-type="string" office:string-value="{&quot;HEB360&quot;: [{&quot;shape_coords&quot;:[360,300,12,5,22,5,27],&quot;shape_name&quot;:&quot;I-shape parallel flange&quot;,&quot;synonyms&quot;:[&quot;HEB360&quot;,&quot;HE360B&quot;,&quot;HEB 360&quot;]}]}," table:formula="of:=['I-shape_parallel_flange'.M40]" table:style-name="ce1">
            <text:p>{"HEB360": [{"shape_coords":[360,300,12,5,22,5,27],"shape_name":"I-shape parallel flange","synonyms":["HEB360","HE360B","HEB 360"]}]},</text:p>
          </table:table-cell>
          <table:table-cell table:number-columns-repeated="16383"/>
        </table:table-row>
        <table:table-row table:style-name="ro1">
          <table:table-cell office:value-type="string" office:string-value="{&quot;HEB400&quot;: [{&quot;shape_coords&quot;:[400,300,13,5,24,27],&quot;shape_name&quot;:&quot;I-shape parallel flange&quot;,&quot;synonyms&quot;:[&quot;HEB400&quot;,&quot;HE400B&quot;,&quot;HEB 400&quot;]}]}," table:formula="of:=['I-shape_parallel_flange'.M41]" table:style-name="ce1">
            <text:p>{"HEB400": [{"shape_coords":[400,300,13,5,24,27],"shape_name":"I-shape parallel flange","synonyms":["HEB400","HE400B","HEB 400"]}]},</text:p>
          </table:table-cell>
          <table:table-cell table:number-columns-repeated="16383"/>
        </table:table-row>
        <table:table-row table:style-name="ro1">
          <table:table-cell office:value-type="string" office:string-value="{&quot;HEB450&quot;: [{&quot;shape_coords&quot;:[450,300,14,26,27],&quot;shape_name&quot;:&quot;I-shape parallel flange&quot;,&quot;synonyms&quot;:[&quot;HEB450&quot;,&quot;HE450B&quot;,&quot;HEB 450&quot;]}]}," table:formula="of:=['I-shape_parallel_flange'.M42]" table:style-name="ce1">
            <text:p>{"HEB450": [{"shape_coords":[450,300,14,26,27],"shape_name":"I-shape parallel flange","synonyms":["HEB450","HE450B","HEB 450"]}]},</text:p>
          </table:table-cell>
          <table:table-cell table:number-columns-repeated="16383"/>
        </table:table-row>
        <table:table-row table:style-name="ro1">
          <table:table-cell office:value-type="string" office:string-value="{&quot;HEB500&quot;: [{&quot;shape_coords&quot;:[500,300,14,5,28,27],&quot;shape_name&quot;:&quot;I-shape parallel flange&quot;,&quot;synonyms&quot;:[&quot;HEB500&quot;,&quot;HE500B&quot;,&quot;HEB 500&quot;]}]}," table:formula="of:=['I-shape_parallel_flange'.M43]" table:style-name="ce1">
            <text:p>{"HEB500": [{"shape_coords":[500,300,14,5,28,27],"shape_name":"I-shape parallel flange","synonyms":["HEB500","HE500B","HEB 500"]}]},</text:p>
          </table:table-cell>
          <table:table-cell table:number-columns-repeated="16383"/>
        </table:table-row>
        <table:table-row table:style-name="ro1">
          <table:table-cell office:value-type="string" office:string-value="{&quot;HEB550&quot;: [{&quot;shape_coords&quot;:[550,300,15,29,27],&quot;shape_name&quot;:&quot;I-shape parallel flange&quot;,&quot;synonyms&quot;:[&quot;HEB550&quot;,&quot;HE550B&quot;,&quot;HEB 550&quot;]}]}," table:formula="of:=['I-shape_parallel_flange'.M44]" table:style-name="ce1">
            <text:p>{"HEB550": [{"shape_coords":[550,300,15,29,27],"shape_name":"I-shape parallel flange","synonyms":["HEB550","HE550B","HEB 550"]}]},</text:p>
          </table:table-cell>
          <table:table-cell table:number-columns-repeated="16383"/>
        </table:table-row>
        <table:table-row table:style-name="ro1">
          <table:table-cell office:value-type="string" office:string-value="{&quot;HEB600&quot;: [{&quot;shape_coords&quot;:[600,300,15,5,30,27],&quot;shape_name&quot;:&quot;I-shape parallel flange&quot;,&quot;synonyms&quot;:[&quot;HEB600&quot;,&quot;HE600B&quot;,&quot;HEB 600&quot;]}]}," table:formula="of:=['I-shape_parallel_flange'.M45]" table:style-name="ce1">
            <text:p>{"HEB600": [{"shape_coords":[600,300,15,5,30,27],"shape_name":"I-shape parallel flange","synonyms":["HEB600","HE600B","HEB 600"]}]},</text:p>
          </table:table-cell>
          <table:table-cell table:number-columns-repeated="16383"/>
        </table:table-row>
        <table:table-row table:style-name="ro1">
          <table:table-cell office:value-type="string" office:string-value="{&quot;HEB650&quot;: [{&quot;shape_coords&quot;:[650,300,16,31,27],&quot;shape_name&quot;:&quot;I-shape parallel flange&quot;,&quot;synonyms&quot;:[&quot;HEB650&quot;,&quot;HE650B&quot;,&quot;HEB 650&quot;]}]}," table:formula="of:=['I-shape_parallel_flange'.M46]" table:style-name="ce1">
            <text:p>{"HEB650": [{"shape_coords":[650,300,16,31,27],"shape_name":"I-shape parallel flange","synonyms":["HEB650","HE650B","HEB 650"]}]},</text:p>
          </table:table-cell>
          <table:table-cell table:number-columns-repeated="16383"/>
        </table:table-row>
        <table:table-row table:style-name="ro1">
          <table:table-cell office:value-type="string" office:string-value="{&quot;HEB700&quot;: [{&quot;shape_coords&quot;:[700,300,17,32,27],&quot;shape_name&quot;:&quot;I-shape parallel flange&quot;,&quot;synonyms&quot;:[&quot;HEB700&quot;,&quot;HE700B&quot;,&quot;HEB 700&quot;]}]}," table:formula="of:=['I-shape_parallel_flange'.M47]" table:style-name="ce1">
            <text:p>{"HEB700": [{"shape_coords":[700,300,17,32,27],"shape_name":"I-shape parallel flange","synonyms":["HEB700","HE700B","HEB 700"]}]},</text:p>
          </table:table-cell>
          <table:table-cell table:number-columns-repeated="16383"/>
        </table:table-row>
        <table:table-row table:style-name="ro1">
          <table:table-cell office:value-type="string" office:string-value="{&quot;HEB800&quot;: [{&quot;shape_coords&quot;:[800,300,17,5,33,30],&quot;shape_name&quot;:&quot;I-shape parallel flange&quot;,&quot;synonyms&quot;:[&quot;HEB800&quot;,&quot;HE800B&quot;,&quot;HEB 800&quot;]}]}," table:formula="of:=['I-shape_parallel_flange'.M48]" table:style-name="ce1">
            <text:p>{"HEB800": [{"shape_coords":[800,300,17,5,33,30],"shape_name":"I-shape parallel flange","synonyms":["HEB800","HE800B","HEB 800"]}]},</text:p>
          </table:table-cell>
          <table:table-cell table:number-columns-repeated="16383"/>
        </table:table-row>
        <table:table-row table:style-name="ro1">
          <table:table-cell office:value-type="string" office:string-value="{&quot;HEB900&quot;: [{&quot;shape_coords&quot;:[900,300,18,5,35,30],&quot;shape_name&quot;:&quot;I-shape parallel flange&quot;,&quot;synonyms&quot;:[&quot;HEB900&quot;,&quot;HE900B&quot;,&quot;HEB 900&quot;]}]}," table:formula="of:=['I-shape_parallel_flange'.M49]" table:style-name="ce1">
            <text:p>{"HEB900": [{"shape_coords":[900,300,18,5,35,30],"shape_name":"I-shape parallel flange","synonyms":["HEB900","HE900B","HEB 900"]}]},</text:p>
          </table:table-cell>
          <table:table-cell table:number-columns-repeated="16383"/>
        </table:table-row>
        <table:table-row table:style-name="ro1">
          <table:table-cell office:value-type="string" office:string-value="{&quot;HEB1000&quot;: [{&quot;shape_coords&quot;:[1000,300,19,36,30],&quot;shape_name&quot;:&quot;I-shape parallel flange&quot;,&quot;synonyms&quot;:[&quot;HEB1000&quot;,&quot;HE1000B&quot;,&quot;HEB 1000&quot;]}]}," table:formula="of:=['I-shape_parallel_flange'.M50]" table:style-name="ce1">
            <text:p>{"HEB1000": [{"shape_coords":[1000,300,19,36,30],"shape_name":"I-shape parallel flange","synonyms":["HEB1000","HE1000B","HEB 1000"]}]},</text:p>
          </table:table-cell>
          <table:table-cell table:number-columns-repeated="16383"/>
        </table:table-row>
        <table:table-row table:style-name="ro1">
          <table:table-cell office:value-type="string" office:string-value="{&quot;HEM100&quot;: [{&quot;shape_coords&quot;:[120,106,12,20,12],&quot;shape_name&quot;:&quot;I-shape parallel flange&quot;,&quot;synonyms&quot;:[&quot;HEM100&quot;,&quot;HE100M&quot;,&quot;HEM 100&quot;]}]}," table:formula="of:=['I-shape_parallel_flange'.M51]" table:style-name="ce1">
            <text:p>{"HEM100": [{"shape_coords":[120,106,12,20,12],"shape_name":"I-shape parallel flange","synonyms":["HEM100","HE100M","HEM 100"]}]},</text:p>
          </table:table-cell>
          <table:table-cell table:number-columns-repeated="16383"/>
        </table:table-row>
        <table:table-row table:style-name="ro1">
          <table:table-cell office:value-type="string" office:string-value="{&quot;HEM120&quot;: [{&quot;shape_coords&quot;:[140,126,12,5,21,12],&quot;shape_name&quot;:&quot;I-shape parallel flange&quot;,&quot;synonyms&quot;:[&quot;HEM120&quot;,&quot;HE120M&quot;,&quot;HEM 120&quot;]}]}," table:formula="of:=['I-shape_parallel_flange'.M52]" table:style-name="ce1">
            <text:p>{"HEM120": [{"shape_coords":[140,126,12,5,21,12],"shape_name":"I-shape parallel flange","synonyms":["HEM120","HE120M","HEM 120"]}]},</text:p>
          </table:table-cell>
          <table:table-cell table:number-columns-repeated="16383"/>
        </table:table-row>
        <table:table-row table:style-name="ro1">
          <table:table-cell office:value-type="string" office:string-value="{&quot;HEM140&quot;: [{&quot;shape_coords&quot;:[160,146,13,22,12],&quot;shape_name&quot;:&quot;I-shape parallel flange&quot;,&quot;synonyms&quot;:[&quot;HEM140&quot;,&quot;HE140M&quot;,&quot;HEM 140&quot;]}]}," table:formula="of:=['I-shape_parallel_flange'.M53]" table:style-name="ce1">
            <text:p>{"HEM140": [{"shape_coords":[160,146,13,22,12],"shape_name":"I-shape parallel flange","synonyms":["HEM140","HE140M","HEM 140"]}]},</text:p>
          </table:table-cell>
          <table:table-cell table:number-columns-repeated="16383"/>
        </table:table-row>
        <table:table-row table:style-name="ro1">
          <table:table-cell office:value-type="string" office:string-value="{&quot;HEM160&quot;: [{&quot;shape_coords&quot;:[180,166,14,23,15],&quot;shape_name&quot;:&quot;I-shape parallel flange&quot;,&quot;synonyms&quot;:[&quot;HEM160&quot;,&quot;HE160M&quot;,&quot;HEM 160&quot;]}]}," table:formula="of:=['I-shape_parallel_flange'.M54]" table:style-name="ce1">
            <text:p>{"HEM160": [{"shape_coords":[180,166,14,23,15],"shape_name":"I-shape parallel flange","synonyms":["HEM160","HE160M","HEM 160"]}]},</text:p>
          </table:table-cell>
          <table:table-cell table:number-columns-repeated="16383"/>
        </table:table-row>
        <table:table-row table:style-name="ro1">
          <table:table-cell office:value-type="string" office:string-value="{&quot;HEM180&quot;: [{&quot;shape_coords&quot;:[200,186,14,5,24,15],&quot;shape_name&quot;:&quot;I-shape parallel flange&quot;,&quot;synonyms&quot;:[&quot;HEM180&quot;,&quot;HE180M&quot;,&quot;HEM 180&quot;]}]}," table:formula="of:=['I-shape_parallel_flange'.M55]" table:style-name="ce1">
            <text:p>{"HEM180": [{"shape_coords":[200,186,14,5,24,15],"shape_name":"I-shape parallel flange","synonyms":["HEM180","HE180M","HEM 180"]}]},</text:p>
          </table:table-cell>
          <table:table-cell table:number-columns-repeated="16383"/>
        </table:table-row>
        <table:table-row table:style-name="ro1">
          <table:table-cell office:value-type="string" office:string-value="{&quot;HEM200&quot;: [{&quot;shape_coords&quot;:[220,206,15,25,18],&quot;shape_name&quot;:&quot;I-shape parallel flange&quot;,&quot;synonyms&quot;:[&quot;HEM200&quot;,&quot;HE200M&quot;,&quot;HEM 200&quot;]}]}," table:formula="of:=['I-shape_parallel_flange'.M56]" table:style-name="ce1">
            <text:p>{"HEM200": [{"shape_coords":[220,206,15,25,18],"shape_name":"I-shape parallel flange","synonyms":["HEM200","HE200M","HEM 200"]}]},</text:p>
          </table:table-cell>
          <table:table-cell table:number-columns-repeated="16383"/>
        </table:table-row>
        <table:table-row table:style-name="ro1">
          <table:table-cell office:value-type="string" office:string-value="{&quot;HEM220&quot;: [{&quot;shape_coords&quot;:[240,226,15,5,26,18],&quot;shape_name&quot;:&quot;I-shape parallel flange&quot;,&quot;synonyms&quot;:[&quot;HEM220&quot;,&quot;HE220M&quot;,&quot;HEM 220&quot;]}]}," table:formula="of:=['I-shape_parallel_flange'.M57]" table:style-name="ce1">
            <text:p>{"HEM220": [{"shape_coords":[240,226,15,5,26,18],"shape_name":"I-shape parallel flange","synonyms":["HEM220","HE220M","HEM 220"]}]},</text:p>
          </table:table-cell>
          <table:table-cell table:number-columns-repeated="16383"/>
        </table:table-row>
        <table:table-row table:style-name="ro1">
          <table:table-cell office:value-type="string" office:string-value="{&quot;HEM240&quot;: [{&quot;shape_coords&quot;:[270,248,18,32,21],&quot;shape_name&quot;:&quot;I-shape parallel flange&quot;,&quot;synonyms&quot;:[&quot;HEM240&quot;,&quot;HE240M&quot;,&quot;HEM 240&quot;]}]}," table:formula="of:=['I-shape_parallel_flange'.M58]" table:style-name="ce1">
            <text:p>{"HEM240": [{"shape_coords":[270,248,18,32,21],"shape_name":"I-shape parallel flange","synonyms":["HEM240","HE240M","HEM 240"]}]},</text:p>
          </table:table-cell>
          <table:table-cell table:number-columns-repeated="16383"/>
        </table:table-row>
        <table:table-row table:style-name="ro1">
          <table:table-cell office:value-type="string" office:string-value="{&quot;HEM260&quot;: [{&quot;shape_coords&quot;:[290,268,18,32,5,24],&quot;shape_name&quot;:&quot;I-shape parallel flange&quot;,&quot;synonyms&quot;:[&quot;HEM260&quot;,&quot;HE260M&quot;,&quot;HEM 260&quot;]}]}," table:formula="of:=['I-shape_parallel_flange'.M59]" table:style-name="ce1">
            <text:p>{"HEM260": [{"shape_coords":[290,268,18,32,5,24],"shape_name":"I-shape parallel flange","synonyms":["HEM260","HE260M","HEM 260"]}]},</text:p>
          </table:table-cell>
          <table:table-cell table:number-columns-repeated="16383"/>
        </table:table-row>
        <table:table-row table:style-name="ro1">
          <table:table-cell office:value-type="string" office:string-value="{&quot;HEM280&quot;: [{&quot;shape_coords&quot;:[310,288,18,5,33,24],&quot;shape_name&quot;:&quot;I-shape parallel flange&quot;,&quot;synonyms&quot;:[&quot;HEM280&quot;,&quot;HE280M&quot;,&quot;HEM 280&quot;]}]}," table:formula="of:=['I-shape_parallel_flange'.M60]" table:style-name="ce1">
            <text:p>{"HEM280": [{"shape_coords":[310,288,18,5,33,24],"shape_name":"I-shape parallel flange","synonyms":["HEM280","HE280M","HEM 280"]}]},</text:p>
          </table:table-cell>
          <table:table-cell table:number-columns-repeated="16383"/>
        </table:table-row>
        <table:table-row table:style-name="ro1">
          <table:table-cell office:value-type="string" office:string-value="{&quot;HEM300&quot;: [{&quot;shape_coords&quot;:[340,310,21,39,27],&quot;shape_name&quot;:&quot;I-shape parallel flange&quot;,&quot;synonyms&quot;:[&quot;HEM300&quot;,&quot;HE300M&quot;,&quot;HEM 300&quot;]}]}," table:formula="of:=['I-shape_parallel_flange'.M61]" table:style-name="ce1">
            <text:p>{"HEM300": [{"shape_coords":[340,310,21,39,27],"shape_name":"I-shape parallel flange","synonyms":["HEM300","HE300M","HEM 300"]}]},</text:p>
          </table:table-cell>
          <table:table-cell table:number-columns-repeated="16383"/>
        </table:table-row>
        <table:table-row table:style-name="ro1">
          <table:table-cell office:value-type="string" office:string-value="{&quot;HEM320&quot;: [{&quot;shape_coords&quot;:[359,309,21,40,27],&quot;shape_name&quot;:&quot;I-shape parallel flange&quot;,&quot;synonyms&quot;:[&quot;HEM320&quot;,&quot;HE320M&quot;,&quot;HEM 320&quot;]}]}," table:formula="of:=['I-shape_parallel_flange'.M62]" table:style-name="ce1">
            <text:p>{"HEM320": [{"shape_coords":[359,309,21,40,27],"shape_name":"I-shape parallel flange","synonyms":["HEM320","HE320M","HEM 320"]}]},</text:p>
          </table:table-cell>
          <table:table-cell table:number-columns-repeated="16383"/>
        </table:table-row>
        <table:table-row table:style-name="ro1">
          <table:table-cell office:value-type="string" office:string-value="{&quot;HEM340&quot;: [{&quot;shape_coords&quot;:[377,309,21,40,27],&quot;shape_name&quot;:&quot;I-shape parallel flange&quot;,&quot;synonyms&quot;:[&quot;HEM340&quot;,&quot;HE340M&quot;,&quot;HEM 340&quot;]}]}," table:formula="of:=['I-shape_parallel_flange'.M63]" table:style-name="ce1">
            <text:p>{"HEM340": [{"shape_coords":[377,309,21,40,27],"shape_name":"I-shape parallel flange","synonyms":["HEM340","HE340M","HEM 340"]}]},</text:p>
          </table:table-cell>
          <table:table-cell table:number-columns-repeated="16383"/>
        </table:table-row>
        <table:table-row table:style-name="ro1">
          <table:table-cell office:value-type="string" office:string-value="{&quot;HEM360&quot;: [{&quot;shape_coords&quot;:[395,308,21,40,27],&quot;shape_name&quot;:&quot;I-shape parallel flange&quot;,&quot;synonyms&quot;:[&quot;HEM360&quot;,&quot;HE360M&quot;,&quot;HEM 360&quot;]}]}," table:formula="of:=['I-shape_parallel_flange'.M64]" table:style-name="ce1">
            <text:p>{"HEM360": [{"shape_coords":[395,308,21,40,27],"shape_name":"I-shape parallel flange","synonyms":["HEM360","HE360M","HEM 360"]}]},</text:p>
          </table:table-cell>
          <table:table-cell table:number-columns-repeated="16383"/>
        </table:table-row>
        <table:table-row table:style-name="ro1">
          <table:table-cell office:value-type="string" office:string-value="{&quot;HEM400&quot;: [{&quot;shape_coords&quot;:[432,307,21,40,27],&quot;shape_name&quot;:&quot;I-shape parallel flange&quot;,&quot;synonyms&quot;:[&quot;HEM400&quot;,&quot;HE400M&quot;,&quot;HEM 400&quot;]}]}," table:formula="of:=['I-shape_parallel_flange'.M65]" table:style-name="ce1">
            <text:p>{"HEM400": [{"shape_coords":[432,307,21,40,27],"shape_name":"I-shape parallel flange","synonyms":["HEM400","HE400M","HEM 400"]}]},</text:p>
          </table:table-cell>
          <table:table-cell table:number-columns-repeated="16383"/>
        </table:table-row>
        <table:table-row table:style-name="ro1">
          <table:table-cell office:value-type="string" office:string-value="{&quot;HEM450&quot;: [{&quot;shape_coords&quot;:[478,307,21,40,27],&quot;shape_name&quot;:&quot;I-shape parallel flange&quot;,&quot;synonyms&quot;:[&quot;HEM450&quot;,&quot;HE450M&quot;,&quot;HEM 450&quot;]}]}," table:formula="of:=['I-shape_parallel_flange'.M66]" table:style-name="ce1">
            <text:p>{"HEM450": [{"shape_coords":[478,307,21,40,27],"shape_name":"I-shape parallel flange","synonyms":["HEM450","HE450M","HEM 450"]}]},</text:p>
          </table:table-cell>
          <table:table-cell table:number-columns-repeated="16383"/>
        </table:table-row>
        <table:table-row table:style-name="ro1">
          <table:table-cell office:value-type="string" office:string-value="{&quot;HEM500&quot;: [{&quot;shape_coords&quot;:[524,306,21,40,27],&quot;shape_name&quot;:&quot;I-shape parallel flange&quot;,&quot;synonyms&quot;:[&quot;HEM500&quot;,&quot;HE500M&quot;,&quot;HEM 500&quot;]}]}," table:formula="of:=['I-shape_parallel_flange'.M67]" table:style-name="ce1">
            <text:p>{"HEM500": [{"shape_coords":[524,306,21,40,27],"shape_name":"I-shape parallel flange","synonyms":["HEM500","HE500M","HEM 500"]}]},</text:p>
          </table:table-cell>
          <table:table-cell table:number-columns-repeated="16383"/>
        </table:table-row>
        <table:table-row table:style-name="ro1">
          <table:table-cell office:value-type="string" office:string-value="{&quot;HEM550&quot;: [{&quot;shape_coords&quot;:[572,306,21,40,27],&quot;shape_name&quot;:&quot;I-shape parallel flange&quot;,&quot;synonyms&quot;:[&quot;HEM550&quot;,&quot;HE550M&quot;,&quot;HEM 550&quot;]}]}," table:formula="of:=['I-shape_parallel_flange'.M68]" table:style-name="ce1">
            <text:p>{"HEM550": [{"shape_coords":[572,306,21,40,27],"shape_name":"I-shape parallel flange","synonyms":["HEM550","HE550M","HEM 550"]}]},</text:p>
          </table:table-cell>
          <table:table-cell table:number-columns-repeated="16383"/>
        </table:table-row>
        <table:table-row table:style-name="ro1">
          <table:table-cell office:value-type="string" office:string-value="{&quot;HEM600&quot;: [{&quot;shape_coords&quot;:[620,305,21,40,27],&quot;shape_name&quot;:&quot;I-shape parallel flange&quot;,&quot;synonyms&quot;:[&quot;HEM600&quot;,&quot;HE600M&quot;,&quot;HEM 600&quot;]}]}," table:formula="of:=['I-shape_parallel_flange'.M69]" table:style-name="ce1">
            <text:p>{"HEM600": [{"shape_coords":[620,305,21,40,27],"shape_name":"I-shape parallel flange","synonyms":["HEM600","HE600M","HEM 600"]}]},</text:p>
          </table:table-cell>
          <table:table-cell table:number-columns-repeated="16383"/>
        </table:table-row>
        <table:table-row table:style-name="ro1">
          <table:table-cell office:value-type="string" office:string-value="{&quot;HEM650&quot;: [{&quot;shape_coords&quot;:[668,305,21,40,27],&quot;shape_name&quot;:&quot;I-shape parallel flange&quot;,&quot;synonyms&quot;:[&quot;HEM650&quot;,&quot;HE650M&quot;,&quot;HEM 650&quot;]}]}," table:formula="of:=['I-shape_parallel_flange'.M70]" table:style-name="ce1">
            <text:p>{"HEM650": [{"shape_coords":[668,305,21,40,27],"shape_name":"I-shape parallel flange","synonyms":["HEM650","HE650M","HEM 650"]}]},</text:p>
          </table:table-cell>
          <table:table-cell table:number-columns-repeated="16383"/>
        </table:table-row>
        <table:table-row table:style-name="ro1">
          <table:table-cell office:value-type="string" office:string-value="{&quot;HEM700&quot;: [{&quot;shape_coords&quot;:[716,304,21,40,27],&quot;shape_name&quot;:&quot;I-shape parallel flange&quot;,&quot;synonyms&quot;:[&quot;HEM700&quot;,&quot;HE700M&quot;,&quot;HEM 700&quot;]}]}," table:formula="of:=['I-shape_parallel_flange'.M71]" table:style-name="ce1">
            <text:p>{"HEM700": [{"shape_coords":[716,304,21,40,27],"shape_name":"I-shape parallel flange","synonyms":["HEM700","HE700M","HEM 700"]}]},</text:p>
          </table:table-cell>
          <table:table-cell table:number-columns-repeated="16383"/>
        </table:table-row>
        <table:table-row table:style-name="ro1">
          <table:table-cell office:value-type="string" office:string-value="{&quot;HEM800&quot;: [{&quot;shape_coords&quot;:[814,303,21,40,30],&quot;shape_name&quot;:&quot;I-shape parallel flange&quot;,&quot;synonyms&quot;:[&quot;HEM800&quot;,&quot;HE800M&quot;,&quot;HEM 800&quot;]}]}," table:formula="of:=['I-shape_parallel_flange'.M72]" table:style-name="ce1">
            <text:p>{"HEM800": [{"shape_coords":[814,303,21,40,30],"shape_name":"I-shape parallel flange","synonyms":["HEM800","HE800M","HEM 800"]}]},</text:p>
          </table:table-cell>
          <table:table-cell table:number-columns-repeated="16383"/>
        </table:table-row>
        <table:table-row table:style-name="ro1">
          <table:table-cell office:value-type="string" office:string-value="{&quot;HEM900&quot;: [{&quot;shape_coords&quot;:[910,302,21,40,30],&quot;shape_name&quot;:&quot;I-shape parallel flange&quot;,&quot;synonyms&quot;:[&quot;HEM900&quot;,&quot;HE900M&quot;,&quot;HEM 900&quot;]}]}," table:formula="of:=['I-shape_parallel_flange'.M73]" table:style-name="ce1">
            <text:p>{"HEM900": [{"shape_coords":[910,302,21,40,30],"shape_name":"I-shape parallel flange","synonyms":["HEM900","HE900M","HEM 900"]}]},</text:p>
          </table:table-cell>
          <table:table-cell table:number-columns-repeated="16383"/>
        </table:table-row>
        <table:table-row table:style-name="ro1">
          <table:table-cell office:value-type="string" office:string-value="{&quot;HEM1000&quot;: [{&quot;shape_coords&quot;:[1008,302,21,40,30],&quot;shape_name&quot;:&quot;I-shape parallel flange&quot;,&quot;synonyms&quot;:[&quot;HEM1000&quot;,&quot;HE1000M&quot;,&quot;HEM 1000&quot;]}]}," table:formula="of:=['I-shape_parallel_flange'.M74]" table:style-name="ce1">
            <text:p>{"HEM1000": [{"shape_coords":[1008,302,21,40,30],"shape_name":"I-shape parallel flange","synonyms":["HEM1000","HE1000M","HEM 1000"]}]},</text:p>
          </table:table-cell>
          <table:table-cell table:number-columns-repeated="16383"/>
        </table:table-row>
        <table:table-row table:style-name="ro1">
          <table:table-cell office:value-type="string" office:string-value="{&quot;IPE80&quot;: [{&quot;shape_coords&quot;:[80,46,3,8,5.2,5],&quot;shape_name&quot;:&quot;I-shape parallel flange&quot;,&quot;synonyms&quot;:[&quot;IPE80&quot;,&quot;IPE 80&quot;,&quot;ipe 80&quot;]}]}," table:formula="of:=['I-shape_parallel_flange'.M75]" table:style-name="ce1">
            <text:p>{"IPE80": [{"shape_coords":[80,46,3,8,5.2,5],"shape_name":"I-shape parallel flange","synonyms":["IPE80","IPE 80","ipe 80"]}]},</text:p>
          </table:table-cell>
          <table:table-cell table:number-columns-repeated="16383"/>
        </table:table-row>
        <table:table-row table:style-name="ro1">
          <table:table-cell office:value-type="string" office:string-value="{&quot;IPE100&quot;: [{&quot;shape_coords&quot;:[100,55,4.1,5.7,7],&quot;shape_name&quot;:&quot;I-shape parallel flange&quot;,&quot;synonyms&quot;:[&quot;IPE100&quot;,&quot;IPE 100&quot;,&quot;ipe 100&quot;]}]}," table:formula="of:=['I-shape_parallel_flange'.M76]" table:style-name="ce1">
            <text:p>{"IPE100": [{"shape_coords":[100,55,4.1,5.7,7],"shape_name":"I-shape parallel flange","synonyms":["IPE100","IPE 100","ipe 100"]}]},</text:p>
          </table:table-cell>
          <table:table-cell table:number-columns-repeated="16383"/>
        </table:table-row>
        <table:table-row table:style-name="ro1">
          <table:table-cell office:value-type="string" office:string-value="{&quot;IPE120&quot;: [{&quot;shape_coords&quot;:[120,64,4.4,6.3,7],&quot;shape_name&quot;:&quot;I-shape parallel flange&quot;,&quot;synonyms&quot;:[&quot;IPE120&quot;,&quot;IPE 120&quot;,&quot;ipe 120&quot;]}]}," table:formula="of:=['I-shape_parallel_flange'.M77]" table:style-name="ce1">
            <text:p>{"IPE120": [{"shape_coords":[120,64,4.4,6.3,7],"shape_name":"I-shape parallel flange","synonyms":["IPE120","IPE 120","ipe 120"]}]},</text:p>
          </table:table-cell>
          <table:table-cell table:number-columns-repeated="16383"/>
        </table:table-row>
        <table:table-row table:style-name="ro1">
          <table:table-cell office:value-type="string" office:string-value="{&quot;IPE140&quot;: [{&quot;shape_coords&quot;:[140,73,4.7,6.9,7],&quot;shape_name&quot;:&quot;I-shape parallel flange&quot;,&quot;synonyms&quot;:[&quot;IPE140&quot;,&quot;IPE 140&quot;,&quot;ipe 140&quot;]}]}," table:formula="of:=['I-shape_parallel_flange'.M78]" table:style-name="ce1">
            <text:p>{"IPE140": [{"shape_coords":[140,73,4.7,6.9,7],"shape_name":"I-shape parallel flange","synonyms":["IPE140","IPE 140","ipe 140"]}]},</text:p>
          </table:table-cell>
          <table:table-cell table:number-columns-repeated="16383"/>
        </table:table-row>
        <table:table-row table:style-name="ro1">
          <table:table-cell office:value-type="string" office:string-value="{&quot;IPE160&quot;: [{&quot;shape_coords&quot;:[160,82,5,7.4,9],&quot;shape_name&quot;:&quot;I-shape parallel flange&quot;,&quot;synonyms&quot;:[&quot;IPE160&quot;,&quot;IPE 160&quot;,&quot;ipe 160&quot;]}]}," table:formula="of:=['I-shape_parallel_flange'.M79]" table:style-name="ce1">
            <text:p>{"IPE160": [{"shape_coords":[160,82,5,7.4,9],"shape_name":"I-shape parallel flange","synonyms":["IPE160","IPE 160","ipe 160"]}]},</text:p>
          </table:table-cell>
          <table:table-cell table:number-columns-repeated="16383"/>
        </table:table-row>
        <table:table-row table:style-name="ro1">
          <table:table-cell office:value-type="string" office:string-value="{&quot;IPE180&quot;: [{&quot;shape_coords&quot;:[180,91,5.3,8,9],&quot;shape_name&quot;:&quot;I-shape parallel flange&quot;,&quot;synonyms&quot;:[&quot;IPE180&quot;,&quot;IPE 180&quot;,&quot;ipe 180&quot;]}]}," table:formula="of:=['I-shape_parallel_flange'.M80]" table:style-name="ce1">
            <text:p>{"IPE180": [{"shape_coords":[180,91,5.3,8,9],"shape_name":"I-shape parallel flange","synonyms":["IPE180","IPE 180","ipe 180"]}]},</text:p>
          </table:table-cell>
          <table:table-cell table:number-columns-repeated="16383"/>
        </table:table-row>
        <table:table-row table:style-name="ro1">
          <table:table-cell office:value-type="string" office:string-value="{&quot;IPE200&quot;: [{&quot;shape_coords&quot;:[200,100,5.6,8.5,12],&quot;shape_name&quot;:&quot;I-shape parallel flange&quot;,&quot;synonyms&quot;:[&quot;IPE200&quot;,&quot;IPE 200&quot;,&quot;ipe 200&quot;]}]}," table:formula="of:=['I-shape_parallel_flange'.M81]" table:style-name="ce1">
            <text:p>{"IPE200": [{"shape_coords":[200,100,5.6,8.5,12],"shape_name":"I-shape parallel flange","synonyms":["IPE200","IPE 200","ipe 200"]}]},</text:p>
          </table:table-cell>
          <table:table-cell table:number-columns-repeated="16383"/>
        </table:table-row>
        <table:table-row table:style-name="ro1">
          <table:table-cell office:value-type="string" office:string-value="{&quot;IPE220&quot;: [{&quot;shape_coords&quot;:[220,110,5.9,9.2,12],&quot;shape_name&quot;:&quot;I-shape parallel flange&quot;,&quot;synonyms&quot;:[&quot;IPE220&quot;,&quot;IPE 220&quot;,&quot;ipe 220&quot;]}]}," table:formula="of:=['I-shape_parallel_flange'.M82]" table:style-name="ce1">
            <text:p>{"IPE220": [{"shape_coords":[220,110,5.9,9.2,12],"shape_name":"I-shape parallel flange","synonyms":["IPE220","IPE 220","ipe 220"]}]},</text:p>
          </table:table-cell>
          <table:table-cell table:number-columns-repeated="16383"/>
        </table:table-row>
        <table:table-row table:style-name="ro1">
          <table:table-cell office:value-type="string" office:string-value="{&quot;IPE240&quot;: [{&quot;shape_coords&quot;:[240,120,6.2,9.8,15],&quot;shape_name&quot;:&quot;I-shape parallel flange&quot;,&quot;synonyms&quot;:[&quot;IPE240&quot;,&quot;IPE 240&quot;,&quot;ipe 240&quot;]}]}," table:formula="of:=['I-shape_parallel_flange'.M83]" table:style-name="ce1">
            <text:p>{"IPE240": [{"shape_coords":[240,120,6.2,9.8,15],"shape_name":"I-shape parallel flange","synonyms":["IPE240","IPE 240","ipe 240"]}]},</text:p>
          </table:table-cell>
          <table:table-cell table:number-columns-repeated="16383"/>
        </table:table-row>
        <table:table-row table:style-name="ro1">
          <table:table-cell office:value-type="string" office:string-value="{&quot;IPE270&quot;: [{&quot;shape_coords&quot;:[270,135,6.6,10.2,15],&quot;shape_name&quot;:&quot;I-shape parallel flange&quot;,&quot;synonyms&quot;:[&quot;IPE270&quot;,&quot;IPE 270&quot;,&quot;ipe 270&quot;]}]}," table:formula="of:=['I-shape_parallel_flange'.M84]" table:style-name="ce1">
            <text:p>{"IPE270": [{"shape_coords":[270,135,6.6,10.2,15],"shape_name":"I-shape parallel flange","synonyms":["IPE270","IPE 270","ipe 270"]}]},</text:p>
          </table:table-cell>
          <table:table-cell table:number-columns-repeated="16383"/>
        </table:table-row>
        <table:table-row table:style-name="ro1">
          <table:table-cell office:value-type="string" office:string-value="{&quot;IPE300&quot;: [{&quot;shape_coords&quot;:[300,150,7.1,10.7,15],&quot;shape_name&quot;:&quot;I-shape parallel flange&quot;,&quot;synonyms&quot;:[&quot;IPE300&quot;,&quot;IPE 300&quot;,&quot;ipe 300&quot;]}]}," table:formula="of:=['I-shape_parallel_flange'.M85]" table:style-name="ce1">
            <text:p>{"IPE300": [{"shape_coords":[300,150,7.1,10.7,15],"shape_name":"I-shape parallel flange","synonyms":["IPE300","IPE 300","ipe 300"]}]},</text:p>
          </table:table-cell>
          <table:table-cell table:number-columns-repeated="16383"/>
        </table:table-row>
        <table:table-row table:style-name="ro1">
          <table:table-cell office:value-type="string" office:string-value="{&quot;IPE330&quot;: [{&quot;shape_coords&quot;:[330,160,7.5,11.5,18],&quot;shape_name&quot;:&quot;I-shape parallel flange&quot;,&quot;synonyms&quot;:[&quot;IPE330&quot;,&quot;IPE 330&quot;,&quot;ipe 330&quot;]}]}," table:formula="of:=['I-shape_parallel_flange'.M86]" table:style-name="ce1">
            <text:p>{"IPE330": [{"shape_coords":[330,160,7.5,11.5,18],"shape_name":"I-shape parallel flange","synonyms":["IPE330","IPE 330","ipe 330"]}]},</text:p>
          </table:table-cell>
          <table:table-cell table:number-columns-repeated="16383"/>
        </table:table-row>
        <table:table-row table:style-name="ro1">
          <table:table-cell office:value-type="string" office:string-value="{&quot;IPE360&quot;: [{&quot;shape_coords&quot;:[360,170,8,12.7,18],&quot;shape_name&quot;:&quot;I-shape parallel flange&quot;,&quot;synonyms&quot;:[&quot;IPE360&quot;,&quot;IPE 360&quot;,&quot;ipe 360&quot;]}]}," table:formula="of:=['I-shape_parallel_flange'.M87]" table:style-name="ce1">
            <text:p>{"IPE360": [{"shape_coords":[360,170,8,12.7,18],"shape_name":"I-shape parallel flange","synonyms":["IPE360","IPE 360","ipe 360"]}]},</text:p>
          </table:table-cell>
          <table:table-cell table:number-columns-repeated="16383"/>
        </table:table-row>
        <table:table-row table:style-name="ro1">
          <table:table-cell office:value-type="string" office:string-value="{&quot;IPE400&quot;: [{&quot;shape_coords&quot;:[400,180,8.6,13.5,21],&quot;shape_name&quot;:&quot;I-shape parallel flange&quot;,&quot;synonyms&quot;:[&quot;IPE400&quot;,&quot;IPE 400&quot;,&quot;ipe 400&quot;]}]}," table:formula="of:=['I-shape_parallel_flange'.M88]" table:style-name="ce1">
            <text:p>{"IPE400": [{"shape_coords":[400,180,8.6,13.5,21],"shape_name":"I-shape parallel flange","synonyms":["IPE400","IPE 400","ipe 400"]}]},</text:p>
          </table:table-cell>
          <table:table-cell table:number-columns-repeated="16383"/>
        </table:table-row>
        <table:table-row table:style-name="ro1">
          <table:table-cell office:value-type="string" office:string-value="{&quot;IPE450&quot;: [{&quot;shape_coords&quot;:[450,190,9.4,14.6,21],&quot;shape_name&quot;:&quot;I-shape parallel flange&quot;,&quot;synonyms&quot;:[&quot;IPE450&quot;,&quot;IPE 450&quot;,&quot;ipe 450&quot;]}]}," table:formula="of:=['I-shape_parallel_flange'.M89]" table:style-name="ce1">
            <text:p>{"IPE450": [{"shape_coords":[450,190,9.4,14.6,21],"shape_name":"I-shape parallel flange","synonyms":["IPE450","IPE 450","ipe 450"]}]},</text:p>
          </table:table-cell>
          <table:table-cell table:number-columns-repeated="16383"/>
        </table:table-row>
        <table:table-row table:style-name="ro1">
          <table:table-cell office:value-type="string" office:string-value="{&quot;IPE500&quot;: [{&quot;shape_coords&quot;:[500,200,10.2,16,21],&quot;shape_name&quot;:&quot;I-shape parallel flange&quot;,&quot;synonyms&quot;:[&quot;IPE500&quot;,&quot;IPE 500&quot;,&quot;ipe 500&quot;]}]}," table:formula="of:=['I-shape_parallel_flange'.M90]" table:style-name="ce1">
            <text:p>{"IPE500": [{"shape_coords":[500,200,10.2,16,21],"shape_name":"I-shape parallel flange","synonyms":["IPE500","IPE 500","ipe 500"]}]},</text:p>
          </table:table-cell>
          <table:table-cell table:number-columns-repeated="16383"/>
        </table:table-row>
        <table:table-row table:style-name="ro1">
          <table:table-cell office:value-type="string" office:string-value="{&quot;IPE550&quot;: [{&quot;shape_coords&quot;:[550,210,11.1,17.2,24],&quot;shape_name&quot;:&quot;I-shape parallel flange&quot;,&quot;synonyms&quot;:[&quot;IPE550&quot;,&quot;IPE 550&quot;,&quot;ipe 550&quot;]}]}," table:formula="of:=['I-shape_parallel_flange'.M91]" table:style-name="ce1">
            <text:p>{"IPE550": [{"shape_coords":[550,210,11.1,17.2,24],"shape_name":"I-shape parallel flange","synonyms":["IPE550","IPE 550","ipe 550"]}]},</text:p>
          </table:table-cell>
          <table:table-cell table:number-columns-repeated="16383"/>
        </table:table-row>
        <table:table-row table:style-name="ro1">
          <table:table-cell office:value-type="string" office:string-value="{&quot;IPE600&quot;: [{&quot;shape_coords&quot;:[600,220,12,19,24],&quot;shape_name&quot;:&quot;I-shape parallel flange&quot;,&quot;synonyms&quot;:[&quot;IPE600&quot;,&quot;IPE 600&quot;,&quot;ipe 600&quot;]}]}," table:formula="of:=['I-shape_parallel_flange'.M92]" table:style-name="ce1">
            <text:p>{"IPE600": [{"shape_coords":[600,220,12,19,24],"shape_name":"I-shape parallel flange","synonyms":["IPE600","IPE 600","ipe 600"]}]},</text:p>
          </table:table-cell>
          <table:table-cell table:number-columns-repeated="16383"/>
        </table:table-row>
        <table:table-row table:style-name="ro1">
          <table:table-cell office:value-type="string" office:string-value="{&quot;UNP80&quot;: [{&quot;shape_coords&quot;:[80,45,6,8,8,4,22,5,8,14.5],&quot;shape_name&quot;:&quot;C-channel sloped flange&quot;,&quot;synonyms&quot;:[&quot;UNP80&quot;,&quot;UNP 80&quot;,&quot;unp 80&quot;]}]}," table:formula="of:=['C-channel_sloped_flange'.P4]" table:style-name="ce1">
            <text:p>{"UNP80": [{"shape_coords":[80,45,6,8,8,4,22,5,8,14.5],"shape_name":"C-channel sloped flange","synonyms":["UNP80","UNP 80","unp 80"]}]},</text:p>
          </table:table-cell>
          <table:table-cell table:number-columns-repeated="16383"/>
        </table:table-row>
        <table:table-row table:style-name="ro1">
          <table:table-cell office:value-type="string" office:string-value="{&quot;UNP100&quot;: [{&quot;shape_coords&quot;:[100,50,6,8,5,8,5,4,5,25,8,15.5],&quot;shape_name&quot;:&quot;C-channel sloped flange&quot;,&quot;synonyms&quot;:[&quot;UNP100&quot;,&quot;UNP 100&quot;,&quot;unp 100&quot;]}]}," table:formula="of:=['C-channel_sloped_flange'.P5]" table:style-name="ce1">
            <text:p>{"UNP100": [{"shape_coords":[100,50,6,8,5,8,5,4,5,25,8,15.5],"shape_name":"C-channel sloped flange","synonyms":["UNP100","UNP 100","unp 100"]}]},</text:p>
          </table:table-cell>
          <table:table-cell table:number-columns-repeated="16383"/>
        </table:table-row>
        <table:table-row table:style-name="ro1">
          <table:table-cell office:value-type="string" office:string-value="{&quot;UNP120&quot;: [{&quot;shape_coords&quot;:[120,55,7,9,9,4.5,27,5,8,16],&quot;shape_name&quot;:&quot;C-channel sloped flange&quot;,&quot;synonyms&quot;:[&quot;UNP120&quot;,&quot;UNP 120&quot;,&quot;unp 120&quot;]}]}," table:formula="of:=['C-channel_sloped_flange'.P6]" table:style-name="ce1">
            <text:p>{"UNP120": [{"shape_coords":[120,55,7,9,9,4.5,27,5,8,16],"shape_name":"C-channel sloped flange","synonyms":["UNP120","UNP 120","unp 120"]}]},</text:p>
          </table:table-cell>
          <table:table-cell table:number-columns-repeated="16383"/>
        </table:table-row>
        <table:table-row table:style-name="ro1">
          <table:table-cell office:value-type="string" office:string-value="{&quot;UNP140&quot;: [{&quot;shape_coords&quot;:[140,60,7,10,10,5,30,8,17.5],&quot;shape_name&quot;:&quot;C-channel sloped flange&quot;,&quot;synonyms&quot;:[&quot;UNP140&quot;,&quot;UNP 140&quot;,&quot;unp 140&quot;]}]}," table:formula="of:=['C-channel_sloped_flange'.P7]" table:style-name="ce1">
            <text:p>{"UNP140": [{"shape_coords":[140,60,7,10,10,5,30,8,17.5],"shape_name":"C-channel sloped flange","synonyms":["UNP140","UNP 140","unp 140"]}]},</text:p>
          </table:table-cell>
          <table:table-cell table:number-columns-repeated="16383"/>
        </table:table-row>
        <table:table-row table:style-name="ro1">
          <table:table-cell office:value-type="string" office:string-value="{&quot;UNP160&quot;: [{&quot;shape_coords&quot;:[160,65,7,5,10,5,10,5,5,5,32,5,8,18.4],&quot;shape_name&quot;:&quot;C-channel sloped flange&quot;,&quot;synonyms&quot;:[&quot;UNP160&quot;,&quot;UNP 160&quot;,&quot;unp 160&quot;]}]}," table:formula="of:=['C-channel_sloped_flange'.P8]" table:style-name="ce1">
            <text:p>{"UNP160": [{"shape_coords":[160,65,7,5,10,5,10,5,5,5,32,5,8,18.4],"shape_name":"C-channel sloped flange","synonyms":["UNP160","UNP 160","unp 160"]}]},</text:p>
          </table:table-cell>
          <table:table-cell table:number-columns-repeated="16383"/>
        </table:table-row>
        <table:table-row table:style-name="ro1">
          <table:table-cell office:value-type="string" office:string-value="{&quot;UNP180&quot;: [{&quot;shape_coords&quot;:[180,70,8,11,11,5.5,35,8,19.2],&quot;shape_name&quot;:&quot;C-channel sloped flange&quot;,&quot;synonyms&quot;:[&quot;UNP180&quot;,&quot;UNP 180&quot;,&quot;unp 180&quot;]}]}," table:formula="of:=['C-channel_sloped_flange'.P9]" table:style-name="ce1">
            <text:p>{"UNP180": [{"shape_coords":[180,70,8,11,11,5.5,35,8,19.2],"shape_name":"C-channel sloped flange","synonyms":["UNP180","UNP 180","unp 180"]}]},</text:p>
          </table:table-cell>
          <table:table-cell table:number-columns-repeated="16383"/>
        </table:table-row>
        <table:table-row table:style-name="ro1">
          <table:table-cell office:value-type="string" office:string-value="{&quot;UNP200&quot;: [{&quot;shape_coords&quot;:[200,75,8,5,11,5,11,5,6,37,5,8,20.1],&quot;shape_name&quot;:&quot;C-channel sloped flange&quot;,&quot;synonyms&quot;:[&quot;UNP200&quot;,&quot;UNP 200&quot;,&quot;unp 200&quot;]}]}," table:formula="of:=['C-channel_sloped_flange'.P10]" table:style-name="ce1">
            <text:p>{"UNP200": [{"shape_coords":[200,75,8,5,11,5,11,5,6,37,5,8,20.1],"shape_name":"C-channel sloped flange","synonyms":["UNP200","UNP 200","unp 200"]}]},</text:p>
          </table:table-cell>
          <table:table-cell table:number-columns-repeated="16383"/>
        </table:table-row>
        <table:table-row table:style-name="ro1">
          <table:table-cell office:value-type="string" office:string-value="{&quot;UNP220&quot;: [{&quot;shape_coords&quot;:[220,80,9,12,5,12,5,6.5,40,8,21.4],&quot;shape_name&quot;:&quot;C-channel sloped flange&quot;,&quot;synonyms&quot;:[&quot;UNP220&quot;,&quot;UNP 220&quot;,&quot;unp 220&quot;]}]}," table:formula="of:=['C-channel_sloped_flange'.P11]" table:style-name="ce1">
            <text:p>{"UNP220": [{"shape_coords":[220,80,9,12,5,12,5,6.5,40,8,21.4],"shape_name":"C-channel sloped flange","synonyms":["UNP220","UNP 220","unp 220"]}]},</text:p>
          </table:table-cell>
          <table:table-cell table:number-columns-repeated="16383"/>
        </table:table-row>
        <table:table-row table:style-name="ro1">
          <table:table-cell office:value-type="string" office:string-value="{&quot;UNP240&quot;: [{&quot;shape_coords&quot;:[240,85,9,5,13,13,6.5,42,5,8,22.3],&quot;shape_name&quot;:&quot;C-channel sloped flange&quot;,&quot;synonyms&quot;:[&quot;UNP240&quot;,&quot;UNP 240&quot;,&quot;unp 240&quot;]}]}," table:formula="of:=['C-channel_sloped_flange'.P12]" table:style-name="ce1">
            <text:p>{"UNP240": [{"shape_coords":[240,85,9,5,13,13,6.5,42,5,8,22.3],"shape_name":"C-channel sloped flange","synonyms":["UNP240","UNP 240","unp 240"]}]},</text:p>
          </table:table-cell>
          <table:table-cell table:number-columns-repeated="16383"/>
        </table:table-row>
        <table:table-row table:style-name="ro1">
          <table:table-cell office:value-type="string" office:string-value="{&quot;UNP260&quot;: [{&quot;shape_coords&quot;:[260,90,10,14,14,7,45,8,23.6],&quot;shape_name&quot;:&quot;C-channel sloped flange&quot;,&quot;synonyms&quot;:[&quot;UNP260&quot;,&quot;UNP 260&quot;,&quot;unp 260&quot;]}]}," table:formula="of:=['C-channel_sloped_flange'.P13]" table:style-name="ce1">
            <text:p>{"UNP260": [{"shape_coords":[260,90,10,14,14,7,45,8,23.6],"shape_name":"C-channel sloped flange","synonyms":["UNP260","UNP 260","unp 260"]}]},</text:p>
          </table:table-cell>
          <table:table-cell table:number-columns-repeated="16383"/>
        </table:table-row>
        <table:table-row table:style-name="ro1">
          <table:table-cell office:value-type="string" office:string-value="{&quot;UNP280&quot;: [{&quot;shape_coords&quot;:[280,95,10,15,15,7.5,47,5,8,25.3],&quot;shape_name&quot;:&quot;C-channel sloped flange&quot;,&quot;synonyms&quot;:[&quot;UNP280&quot;,&quot;UNP 280&quot;,&quot;unp 280&quot;]}]}," table:formula="of:=['C-channel_sloped_flange'.P14]" table:style-name="ce1">
            <text:p>{"UNP280": [{"shape_coords":[280,95,10,15,15,7.5,47,5,8,25.3],"shape_name":"C-channel sloped flange","synonyms":["UNP280","UNP 280","unp 280"]}]},</text:p>
          </table:table-cell>
          <table:table-cell table:number-columns-repeated="16383"/>
        </table:table-row>
        <table:table-row table:style-name="ro1">
          <table:table-cell office:value-type="string" office:string-value="{&quot;UNP300&quot;: [{&quot;shape_coords&quot;:[300,100,10,16,16,8,50,8,27],&quot;shape_name&quot;:&quot;C-channel sloped flange&quot;,&quot;synonyms&quot;:[&quot;UNP300&quot;,&quot;UNP 300&quot;,&quot;unp 300&quot;]}]}," table:formula="of:=['C-channel_sloped_flange'.P15]" table:style-name="ce1">
            <text:p>{"UNP300": [{"shape_coords":[300,100,10,16,16,8,50,8,27],"shape_name":"C-channel sloped flange","synonyms":["UNP300","UNP 300","unp 300"]}]},</text:p>
          </table:table-cell>
          <table:table-cell table:number-columns-repeated="16383"/>
        </table:table-row>
        <table:table-row table:style-name="ro1">
          <table:table-cell office:value-type="string" office:string-value="{&quot;UNP320&quot;: [{&quot;shape_coords&quot;:[320,100,14,17,5,17,5,8.75,50,5,26],&quot;shape_name&quot;:&quot;C-channel sloped flange&quot;,&quot;synonyms&quot;:[&quot;UNP320&quot;,&quot;UNP 320&quot;,&quot;unp 320&quot;]}]}," table:formula="of:=['C-channel_sloped_flange'.P16]" table:style-name="ce1">
            <text:p>{"UNP320": [{"shape_coords":[320,100,14,17,5,17,5,8.75,50,5,26],"shape_name":"C-channel sloped flange","synonyms":["UNP320","UNP 320","unp 320"]}]},</text:p>
          </table:table-cell>
          <table:table-cell table:number-columns-repeated="16383"/>
        </table:table-row>
        <table:table-row table:style-name="ro1">
          <table:table-cell office:value-type="string" office:string-value="{&quot;UNP350&quot;: [{&quot;shape_coords&quot;:[350,100,14,16,16,8,50,5,24],&quot;shape_name&quot;:&quot;C-channel sloped flange&quot;,&quot;synonyms&quot;:[&quot;UNP350&quot;,&quot;UNP 350&quot;,&quot;unp 350&quot;]}]}," table:formula="of:=['C-channel_sloped_flange'.P17]" table:style-name="ce1">
            <text:p>{"UNP350": [{"shape_coords":[350,100,14,16,16,8,50,5,24],"shape_name":"C-channel sloped flange","synonyms":["UNP350","UNP 350","unp 350"]}]},</text:p>
          </table:table-cell>
          <table:table-cell table:number-columns-repeated="16383"/>
        </table:table-row>
        <table:table-row table:style-name="ro1">
          <table:table-cell office:value-type="string" office:string-value="{&quot;UNP380&quot;: [{&quot;shape_coords&quot;:[380,102,13,5,16,16,8,51,5,23.8],&quot;shape_name&quot;:&quot;C-channel sloped flange&quot;,&quot;synonyms&quot;:[&quot;UNP380&quot;,&quot;UNP 380&quot;,&quot;unp 380&quot;]}]}," table:formula="of:=['C-channel_sloped_flange'.P18]" table:style-name="ce1">
            <text:p>{"UNP380": [{"shape_coords":[380,102,13,5,16,16,8,51,5,23.8],"shape_name":"C-channel sloped flange","synonyms":["UNP380","UNP 380","unp 380"]}]},</text:p>
          </table:table-cell>
          <table:table-cell table:number-columns-repeated="16383"/>
        </table:table-row>
        <table:table-row table:style-name="ro1">
          <table:table-cell office:value-type="string" office:string-value="{&quot;UNP400&quot;: [{&quot;shape_coords&quot;:[400,110,14,18,18,9,55,5,26.5],&quot;shape_name&quot;:&quot;C-channel sloped flange&quot;,&quot;synonyms&quot;:[&quot;UNP400&quot;,&quot;UNP 400&quot;,&quot;unp 400&quot;]}]}," table:formula="of:=['C-channel_sloped_flange'.P19]" table:style-name="ce1">
            <text:p>{"UNP400": [{"shape_coords":[400,110,14,18,18,9,55,5,26.5],"shape_name":"C-channel sloped flange","synonyms":["UNP400","UNP 400","unp 400"]}]},</text:p>
          </table:table-cell>
          <table:table-cell table:number-columns-repeated="16383"/>
        </table:table-row>
        <table:table-row table:style-name="ro1">
          <table:table-cell office:value-type="string" office:string-value="{&quot;UPE80&quot;: [{&quot;shape_coords&quot;:[80,50,4,7,10,10,25],&quot;shape_name&quot;:&quot;C-channel parallel flange&quot;,&quot;synonyms&quot;:[&quot;UPE80&quot;,&quot;UPE 80&quot;,&quot;upe 80&quot;]}]}," table:formula="of:=[CChannelParallelFlange.N4]" table:style-name="ce1">
            <text:p>{"UPE80": [{"shape_coords":[80,50,4,7,10,10,25],"shape_name":"C-channel parallel flange","synonyms":["UPE80","UPE 80","upe 80"]}]},</text:p>
          </table:table-cell>
          <table:table-cell table:number-columns-repeated="16383"/>
        </table:table-row>
        <table:table-row table:style-name="ro1">
          <table:table-cell office:value-type="string" office:string-value="{&quot;UPE100&quot;: [{&quot;shape_coords&quot;:[100,55,4.5,7,5,10,10,27.5],&quot;shape_name&quot;:&quot;C-channel parallel flange&quot;,&quot;synonyms&quot;:[&quot;UPE100&quot;,&quot;UPE 100&quot;,&quot;upe 100&quot;]}]}," table:formula="of:=[CChannelParallelFlange.N5]" table:style-name="ce1">
            <text:p>{"UPE100": [{"shape_coords":[100,55,4.5,7,5,10,10,27.5],"shape_name":"C-channel parallel flange","synonyms":["UPE100","UPE 100","upe 100"]}]},</text:p>
          </table:table-cell>
          <table:table-cell table:number-columns-repeated="16383"/>
        </table:table-row>
        <table:table-row table:style-name="ro1">
          <table:table-cell office:value-type="string" office:string-value="{&quot;UPE120&quot;: [{&quot;shape_coords&quot;:[120,60,5,8,10,10,30],&quot;shape_name&quot;:&quot;C-channel parallel flange&quot;,&quot;synonyms&quot;:[&quot;UPE120&quot;,&quot;UPE 120&quot;,&quot;upe 120&quot;]}]}," table:formula="of:=[CChannelParallelFlange.N6]" table:style-name="ce1">
            <text:p>{"UPE120": [{"shape_coords":[120,60,5,8,10,10,30],"shape_name":"C-channel parallel flange","synonyms":["UPE120","UPE 120","upe 120"]}]},</text:p>
          </table:table-cell>
          <table:table-cell table:number-columns-repeated="16383"/>
        </table:table-row>
        <table:table-row table:style-name="ro1">
          <table:table-cell office:value-type="string" office:string-value="{&quot;UPE140&quot;: [{&quot;shape_coords&quot;:[140,65,5,9,10,10,32.5],&quot;shape_name&quot;:&quot;C-channel parallel flange&quot;,&quot;synonyms&quot;:[&quot;UPE140&quot;,&quot;UPE 140&quot;,&quot;upe 140&quot;]}]}," table:formula="of:=[CChannelParallelFlange.N7]" table:style-name="ce1">
            <text:p>{"UPE140": [{"shape_coords":[140,65,5,9,10,10,32.5],"shape_name":"C-channel parallel flange","synonyms":["UPE140","UPE 140","upe 140"]}]},</text:p>
          </table:table-cell>
          <table:table-cell table:number-columns-repeated="16383"/>
        </table:table-row>
        <table:table-row table:style-name="ro1">
          <table:table-cell office:value-type="string" office:string-value="{&quot;UPE160&quot;: [{&quot;shape_coords&quot;:[160,70,5,5,9,5,12,12,35],&quot;shape_name&quot;:&quot;C-channel parallel flange&quot;,&quot;synonyms&quot;:[&quot;UPE160&quot;,&quot;UPE 160&quot;,&quot;upe 160&quot;]}]}," table:formula="of:=[CChannelParallelFlange.N8]" table:style-name="ce1">
            <text:p>{"UPE160": [{"shape_coords":[160,70,5,5,9,5,12,12,35],"shape_name":"C-channel parallel flange","synonyms":["UPE160","UPE 160","upe 160"]}]},</text:p>
          </table:table-cell>
          <table:table-cell table:number-columns-repeated="16383"/>
        </table:table-row>
        <table:table-row table:style-name="ro1">
          <table:table-cell office:value-type="string" office:string-value="{&quot;UPE180&quot;: [{&quot;shape_coords&quot;:[180,75,5,5,10,5,12,12,37.5],&quot;shape_name&quot;:&quot;C-channel parallel flange&quot;,&quot;synonyms&quot;:[&quot;UPE180&quot;,&quot;UPE 180&quot;,&quot;upe 180&quot;]}]}," table:formula="of:=[CChannelParallelFlange.N9]" table:style-name="ce1">
            <text:p>{"UPE180": [{"shape_coords":[180,75,5,5,10,5,12,12,37.5],"shape_name":"C-channel parallel flange","synonyms":["UPE180","UPE 180","upe 180"]}]},</text:p>
          </table:table-cell>
          <table:table-cell table:number-columns-repeated="16383"/>
        </table:table-row>
        <table:table-row table:style-name="ro1">
          <table:table-cell office:value-type="string" office:string-value="{&quot;UPE200&quot;: [{&quot;shape_coords&quot;:[200,80,6,11,12,12,40],&quot;shape_name&quot;:&quot;C-channel parallel flange&quot;,&quot;synonyms&quot;:[&quot;UPE200&quot;,&quot;UPE 200&quot;,&quot;upe 200&quot;]}]}," table:formula="of:=[CChannelParallelFlange.N10]" table:style-name="ce1">
            <text:p>{"UPE200": [{"shape_coords":[200,80,6,11,12,12,40],"shape_name":"C-channel parallel flange","synonyms":["UPE200","UPE 200","upe 200"]}]},</text:p>
          </table:table-cell>
          <table:table-cell table:number-columns-repeated="16383"/>
        </table:table-row>
        <table:table-row table:style-name="ro1">
          <table:table-cell office:value-type="string" office:string-value="{&quot;UPE220&quot;: [{&quot;shape_coords&quot;:[220,85,6,5,12,12,12,42.5],&quot;shape_name&quot;:&quot;C-channel parallel flange&quot;,&quot;synonyms&quot;:[&quot;UPE220&quot;,&quot;UPE 220&quot;,&quot;upe 220&quot;]}]}," table:formula="of:=[CChannelParallelFlange.N11]" table:style-name="ce1">
            <text:p>{"UPE220": [{"shape_coords":[220,85,6,5,12,12,12,42.5],"shape_name":"C-channel parallel flange","synonyms":["UPE220","UPE 220","upe 220"]}]},</text:p>
          </table:table-cell>
          <table:table-cell table:number-columns-repeated="16383"/>
        </table:table-row>
        <table:table-row table:style-name="ro1">
          <table:table-cell office:value-type="string" office:string-value="{&quot;UPE240&quot;: [{&quot;shape_coords&quot;:[240,90,7,12,5,15,15,45],&quot;shape_name&quot;:&quot;C-channel parallel flange&quot;,&quot;synonyms&quot;:[&quot;UPE240&quot;,&quot;UPE 240&quot;,&quot;upe 240&quot;]}]}," table:formula="of:=[CChannelParallelFlange.N12]" table:style-name="ce1">
            <text:p>{"UPE240": [{"shape_coords":[240,90,7,12,5,15,15,45],"shape_name":"C-channel parallel flange","synonyms":["UPE240","UPE 240","upe 240"]}]},</text:p>
          </table:table-cell>
          <table:table-cell table:number-columns-repeated="16383"/>
        </table:table-row>
        <table:table-row table:style-name="ro1">
          <table:table-cell office:value-type="string" office:string-value="{&quot;UPE270&quot;: [{&quot;shape_coords&quot;:[270,95,7,5,13,5,15,15,47.5],&quot;shape_name&quot;:&quot;C-channel parallel flange&quot;,&quot;synonyms&quot;:[&quot;UPE270&quot;,&quot;UPE 270&quot;,&quot;upe 270&quot;]}]}," table:formula="of:=[CChannelParallelFlange.N13]" table:style-name="ce1">
            <text:p>{"UPE270": [{"shape_coords":[270,95,7,5,13,5,15,15,47.5],"shape_name":"C-channel parallel flange","synonyms":["UPE270","UPE 270","upe 270"]}]},</text:p>
          </table:table-cell>
          <table:table-cell table:number-columns-repeated="16383"/>
        </table:table-row>
        <table:table-row table:style-name="ro1">
          <table:table-cell office:value-type="string" office:string-value="{&quot;UPE300&quot;: [{&quot;shape_coords&quot;:[300,100,9,5,15,15,15,50],&quot;shape_name&quot;:&quot;C-channel parallel flange&quot;,&quot;synonyms&quot;:[&quot;UPE300&quot;,&quot;UPE 300&quot;,&quot;upe 300&quot;]}]}," table:formula="of:=[CChannelParallelFlange.N14]" table:style-name="ce1">
            <text:p>{"UPE300": [{"shape_coords":[300,100,9,5,15,15,15,50],"shape_name":"C-channel parallel flange","synonyms":["UPE300","UPE 300","upe 300"]}]},</text:p>
          </table:table-cell>
          <table:table-cell table:number-columns-repeated="16383"/>
        </table:table-row>
        <table:table-row table:style-name="ro1">
          <table:table-cell office:value-type="string" office:string-value="{&quot;UPE330&quot;: [{&quot;shape_coords&quot;:[330,105,11,16,18,18,52.5],&quot;shape_name&quot;:&quot;C-channel parallel flange&quot;,&quot;synonyms&quot;:[&quot;UPE330&quot;,&quot;UPE 330&quot;,&quot;upe 330&quot;]}]}," table:formula="of:=[CChannelParallelFlange.N15]" table:style-name="ce1">
            <text:p>{"UPE330": [{"shape_coords":[330,105,11,16,18,18,52.5],"shape_name":"C-channel parallel flange","synonyms":["UPE330","UPE 330","upe 330"]}]},</text:p>
          </table:table-cell>
          <table:table-cell table:number-columns-repeated="16383"/>
        </table:table-row>
        <table:table-row table:style-name="ro1">
          <table:table-cell office:value-type="string" office:string-value="{&quot;UPE360&quot;: [{&quot;shape_coords&quot;:[360,110,12,17,18,18,55],&quot;shape_name&quot;:&quot;C-channel parallel flange&quot;,&quot;synonyms&quot;:[&quot;UPE360&quot;,&quot;UPE 360&quot;,&quot;upe 360&quot;]}]}," table:formula="of:=[CChannelParallelFlange.N16]" table:style-name="ce1">
            <text:p>{"UPE360": [{"shape_coords":[360,110,12,17,18,18,55],"shape_name":"C-channel parallel flange","synonyms":["UPE360","UPE 360","upe 360"]}]},</text:p>
          </table:table-cell>
          <table:table-cell table:number-columns-repeated="16383"/>
        </table:table-row>
        <table:table-row table:style-name="ro1">
          <table:table-cell office:value-type="string" office:string-value="{&quot;UPE400&quot;: [{&quot;shape_coords&quot;:[400,115,13.5,18,18,18,57.5],&quot;shape_name&quot;:&quot;C-channel parallel flange&quot;,&quot;synonyms&quot;:[&quot;UPE400&quot;,&quot;UPE 400&quot;,&quot;upe 400&quot;]}]}," table:formula="of:=[CChannelParallelFlange.N17]" table:style-name="ce1">
            <text:p>{"UPE400": [{"shape_coords":[400,115,13.5,18,18,18,57.5],"shape_name":"C-channel parallel flange","synonyms":["UPE400","UPE 400","upe 400"]}]},</text:p>
          </table:table-cell>
          <table:table-cell table:number-columns-repeated="16383"/>
        </table:table-row>
        <table:table-row table:style-name="ro1">
          <table:table-cell office:value-type="string" office:string-value="{&quot;L16/16/3&quot;: [{&quot;shape_coords&quot;:[16,16,3,3,5,2.5,8,8],&quot;shape_name&quot;:&quot;LAngle&quot;,&quot;synonyms&quot;:[&quot;H16/16/3&quot;,&quot;L16/16/3&quot;,&quot;L16x16x3&quot;,&quot;L16x3&quot;]}]}," table:formula="of:=[LAngle.Q5]" table:style-name="ce1">
            <text:p>{"L16/16/3": [{"shape_coords":[16,16,3,3,5,2.5,8,8],"shape_name":"LAngle","synonyms":["H16/16/3","L16/16/3","L16x16x3","L16x3"]}]},</text:p>
          </table:table-cell>
          <table:table-cell table:number-columns-repeated="16383"/>
        </table:table-row>
        <table:table-row table:style-name="ro1">
          <table:table-cell office:value-type="string" office:string-value="{&quot;L16/16/4&quot;: [{&quot;shape_coords&quot;:[16,16,4,4,6,3,8,8],&quot;shape_name&quot;:&quot;LAngle&quot;,&quot;synonyms&quot;:[&quot;H16/16/4&quot;,&quot;L16/16/4&quot;,&quot;L16x16x4&quot;,&quot;L16x4&quot;]}]}," table:formula="of:=[LAngle.Q6]" table:style-name="ce1">
            <text:p>{"L16/16/4": [{"shape_coords":[16,16,4,4,6,3,8,8],"shape_name":"LAngle","synonyms":["H16/16/4","L16/16/4","L16x16x4","L16x4"]}]},</text:p>
          </table:table-cell>
          <table:table-cell table:number-columns-repeated="16383"/>
        </table:table-row>
        <table:table-row table:style-name="ro1">
          <table:table-cell office:value-type="string" office:string-value="{&quot;L20/20/3&quot;: [{&quot;shape_coords&quot;:[20,20,3,3,5,2.5,10,10],&quot;shape_name&quot;:&quot;LAngle&quot;,&quot;synonyms&quot;:[&quot;H20/20/3&quot;,&quot;L20/20/3&quot;,&quot;L20x20x3&quot;,&quot;L20x20x3&quot;]}]}," table:formula="of:=[LAngle.Q7]" table:style-name="ce1">
            <text:p>{"L20/20/3": [{"shape_coords":[20,20,3,3,5,2.5,10,10],"shape_name":"LAngle","synonyms":["H20/20/3","L20/20/3","L20x20x3","L20x20x3"]}]},</text:p>
          </table:table-cell>
          <table:table-cell table:number-columns-repeated="16383"/>
        </table:table-row>
        <table:table-row table:style-name="ro1">
          <table:table-cell office:value-type="string" office:string-value="{&quot;L20/20/4&quot;: [{&quot;shape_coords&quot;:[20,20,4,4,6,3,10,10],&quot;shape_name&quot;:&quot;LAngle&quot;,&quot;synonyms&quot;:[&quot;H20/20/4&quot;,&quot;L20/20/4&quot;,&quot;L20x20x4&quot;,&quot;L20x20x4&quot;]}]}," table:formula="of:=[LAngle.Q8]" table:style-name="ce1">
            <text:p>{"L20/20/4": [{"shape_coords":[20,20,4,4,6,3,10,10],"shape_name":"LAngle","synonyms":["H20/20/4","L20/20/4","L20x20x4","L20x20x4"]}]},</text:p>
          </table:table-cell>
          <table:table-cell table:number-columns-repeated="16383"/>
        </table:table-row>
        <table:table-row table:style-name="ro1">
          <table:table-cell office:value-type="string" office:string-value="{&quot;L25/25/3&quot;: [{&quot;shape_coords&quot;:[25,25,3,3,5,2.5,12.5,12.5],&quot;shape_name&quot;:&quot;LAngle&quot;,&quot;synonyms&quot;:[&quot;H25/25/3&quot;,&quot;L25/25/3&quot;,&quot;L25x25x3&quot;,&quot;L25x25x3&quot;]}]}," table:formula="of:=[LAngle.Q9]" table:style-name="ce1">
            <text:p>{"L25/25/3": [{"shape_coords":[25,25,3,3,5,2.5,12.5,12.5],"shape_name":"LAngle","synonyms":["H25/25/3","L25/25/3","L25x25x3","L25x25x3"]}]},</text:p>
          </table:table-cell>
          <table:table-cell table:number-columns-repeated="16383"/>
        </table:table-row>
        <table:table-row table:style-name="ro1">
          <table:table-cell office:value-type="string" office:string-value="{&quot;L25/25/4&quot;: [{&quot;shape_coords&quot;:[25,25,4,4,6,3,12.5,12.5],&quot;shape_name&quot;:&quot;LAngle&quot;,&quot;synonyms&quot;:[&quot;H25/25/4&quot;,&quot;L25/25/4&quot;,&quot;L25x25x4&quot;,&quot;L25x25x4&quot;]}]}," table:formula="of:=[LAngle.Q10]" table:style-name="ce1">
            <text:p>{"L25/25/4": [{"shape_coords":[25,25,4,4,6,3,12.5,12.5],"shape_name":"LAngle","synonyms":["H25/25/4","L25/25/4","L25x25x4","L25x25x4"]}]},</text:p>
          </table:table-cell>
          <table:table-cell table:number-columns-repeated="16383"/>
        </table:table-row>
        <table:table-row table:style-name="ro1">
          <table:table-cell office:value-type="string" office:string-value="{&quot;L25/25/5&quot;: [{&quot;shape_coords&quot;:[25,25,5,5,7,3.5,12.5,12.5],&quot;shape_name&quot;:&quot;LAngle&quot;,&quot;synonyms&quot;:[&quot;H25/25/5&quot;,&quot;L25/25/5&quot;,&quot;L25x25x5&quot;,&quot;L25x25x5&quot;]}]}," table:formula="of:=[LAngle.Q11]" table:style-name="ce1">
            <text:p>{"L25/25/5": [{"shape_coords":[25,25,5,5,7,3.5,12.5,12.5],"shape_name":"LAngle","synonyms":["H25/25/5","L25/25/5","L25x25x5","L25x25x5"]}]},</text:p>
          </table:table-cell>
          <table:table-cell table:number-columns-repeated="16383"/>
        </table:table-row>
        <table:table-row table:style-name="ro1">
          <table:table-cell office:value-type="string" office:string-value="{&quot;L30/30/3&quot;: [{&quot;shape_coords&quot;:[30,30,3,3,5.5,2.75,15,15],&quot;shape_name&quot;:&quot;LAngle&quot;,&quot;synonyms&quot;:[&quot;H30/30/3&quot;,&quot;L30/30/3&quot;,&quot;L30x30x3&quot;,&quot;L30x30x3&quot;]}]}," table:formula="of:=[LAngle.Q12]" table:style-name="ce1">
            <text:p>{"L30/30/3": [{"shape_coords":[30,30,3,3,5.5,2.75,15,15],"shape_name":"LAngle","synonyms":["H30/30/3","L30/30/3","L30x30x3","L30x30x3"]}]},</text:p>
          </table:table-cell>
          <table:table-cell table:number-columns-repeated="16383"/>
        </table:table-row>
        <table:table-row table:style-name="ro1">
          <table:table-cell office:value-type="string" office:string-value="{&quot;L30/30/4&quot;: [{&quot;shape_coords&quot;:[30,30,4,4,6.5,3.25,15,15],&quot;shape_name&quot;:&quot;LAngle&quot;,&quot;synonyms&quot;:[&quot;H30/30/4&quot;,&quot;L30/30/4&quot;,&quot;L30x30x4&quot;,&quot;L30x30x4&quot;]}]}," table:formula="of:=[LAngle.Q13]" table:style-name="ce1">
            <text:p>{"L30/30/4": [{"shape_coords":[30,30,4,4,6.5,3.25,15,15],"shape_name":"LAngle","synonyms":["H30/30/4","L30/30/4","L30x30x4","L30x30x4"]}]},</text:p>
          </table:table-cell>
          <table:table-cell table:number-columns-repeated="16383"/>
        </table:table-row>
        <table:table-row table:style-name="ro1">
          <table:table-cell office:value-type="string" office:string-value="{&quot;L30/30/5&quot;: [{&quot;shape_coords&quot;:[30,30,5,5,7.5,3.75,15,15],&quot;shape_name&quot;:&quot;LAngle&quot;,&quot;synonyms&quot;:[&quot;H30/30/5&quot;,&quot;L30/30/5&quot;,&quot;L30x30x5&quot;,&quot;L30x30x5&quot;]}]}," table:formula="of:=[LAngle.Q14]" table:style-name="ce1">
            <text:p>{"L30/30/5": [{"shape_coords":[30,30,5,5,7.5,3.75,15,15],"shape_name":"LAngle","synonyms":["H30/30/5","L30/30/5","L30x30x5","L30x30x5"]}]},</text:p>
          </table:table-cell>
          <table:table-cell table:number-columns-repeated="16383"/>
        </table:table-row>
        <table:table-row table:style-name="ro1">
          <table:table-cell office:value-type="string" office:string-value="{&quot;L30/30/6&quot;: [{&quot;shape_coords&quot;:[30,30,6,6,8.5,4.25,15,15],&quot;shape_name&quot;:&quot;LAngle&quot;,&quot;synonyms&quot;:[&quot;H30/30/6&quot;,&quot;L30/30/6&quot;,&quot;L30x30x6&quot;,&quot;L30x30x6&quot;]}]}," table:formula="of:=[LAngle.Q15]" table:style-name="ce1">
            <text:p>{"L30/30/6": [{"shape_coords":[30,30,6,6,8.5,4.25,15,15],"shape_name":"LAngle","synonyms":["H30/30/6","L30/30/6","L30x30x6","L30x30x6"]}]},</text:p>
          </table:table-cell>
          <table:table-cell table:number-columns-repeated="16383"/>
        </table:table-row>
        <table:table-row table:style-name="ro1">
          <table:table-cell office:value-type="string" office:string-value="{&quot;L35/35/3&quot;: [{&quot;shape_coords&quot;:[35,35,3,3,5.5,2.75,17.5,17.5],&quot;shape_name&quot;:&quot;LAngle&quot;,&quot;synonyms&quot;:[&quot;H35/35/3&quot;,&quot;L35/35/3&quot;,&quot;L35x35x3&quot;,&quot;L35x35x3&quot;]}]}," table:formula="of:=[LAngle.Q16]" table:style-name="ce1">
            <text:p>{"L35/35/3": [{"shape_coords":[35,35,3,3,5.5,2.75,17.5,17.5],"shape_name":"LAngle","synonyms":["H35/35/3","L35/35/3","L35x35x3","L35x35x3"]}]},</text:p>
          </table:table-cell>
          <table:table-cell table:number-columns-repeated="16383"/>
        </table:table-row>
        <table:table-row table:style-name="ro1">
          <table:table-cell office:value-type="string" office:string-value="{&quot;L35/35/4&quot;: [{&quot;shape_coords&quot;:[35,35,4,4,6.5,3.25,17.5,17.5],&quot;shape_name&quot;:&quot;LAngle&quot;,&quot;synonyms&quot;:[&quot;H35/35/4&quot;,&quot;L35/35/4&quot;,&quot;L35x35x4&quot;,&quot;L35x35x4&quot;]}]}," table:formula="of:=[LAngle.Q17]" table:style-name="ce1">
            <text:p>{"L35/35/4": [{"shape_coords":[35,35,4,4,6.5,3.25,17.5,17.5],"shape_name":"LAngle","synonyms":["H35/35/4","L35/35/4","L35x35x4","L35x35x4"]}]},</text:p>
          </table:table-cell>
          <table:table-cell table:number-columns-repeated="16383"/>
        </table:table-row>
        <table:table-row table:style-name="ro1">
          <table:table-cell office:value-type="string" office:string-value="{&quot;L35/35/5&quot;: [{&quot;shape_coords&quot;:[35,35,5,5,7.5,3.75,17.5,17.5],&quot;shape_name&quot;:&quot;LAngle&quot;,&quot;synonyms&quot;:[&quot;H35/35/5&quot;,&quot;L35/35/5&quot;,&quot;L35x35x5&quot;,&quot;L35x35x5&quot;]}]}," table:formula="of:=[LAngle.Q18]" table:style-name="ce1">
            <text:p>{"L35/35/5": [{"shape_coords":[35,35,5,5,7.5,3.75,17.5,17.5],"shape_name":"LAngle","synonyms":["H35/35/5","L35/35/5","L35x35x5","L35x35x5"]}]},</text:p>
          </table:table-cell>
          <table:table-cell table:number-columns-repeated="16383"/>
        </table:table-row>
        <table:table-row table:style-name="ro1">
          <table:table-cell office:value-type="string" office:string-value="{&quot;L35/35/6&quot;: [{&quot;shape_coords&quot;:[35,35,6,6,8.5,4.25,17.5,17.5],&quot;shape_name&quot;:&quot;LAngle&quot;,&quot;synonyms&quot;:[&quot;H35/35/6&quot;,&quot;L35/35/6&quot;,&quot;L35x35x6&quot;,&quot;L35x35x6&quot;]}]}," table:formula="of:=[LAngle.Q19]" table:style-name="ce1">
            <text:p>{"L35/35/6": [{"shape_coords":[35,35,6,6,8.5,4.25,17.5,17.5],"shape_name":"LAngle","synonyms":["H35/35/6","L35/35/6","L35x35x6","L35x35x6"]}]},</text:p>
          </table:table-cell>
          <table:table-cell table:number-columns-repeated="16383"/>
        </table:table-row>
        <table:table-row table:style-name="ro1">
          <table:table-cell office:value-type="string" office:string-value="{&quot;L40/40/3&quot;: [{&quot;shape_coords&quot;:[40,40,3,3,6,3,20,20],&quot;shape_name&quot;:&quot;LAngle&quot;,&quot;synonyms&quot;:[&quot;H40/40/3&quot;,&quot;L40/40/3&quot;,&quot;L40x40x3&quot;,&quot;L40x40x3&quot;]}]}," table:formula="of:=[LAngle.Q20]" table:style-name="ce1">
            <text:p>{"L40/40/3": [{"shape_coords":[40,40,3,3,6,3,20,20],"shape_name":"LAngle","synonyms":["H40/40/3","L40/40/3","L40x40x3","L40x40x3"]}]},</text:p>
          </table:table-cell>
          <table:table-cell table:number-columns-repeated="16383"/>
        </table:table-row>
        <table:table-row table:style-name="ro1">
          <table:table-cell office:value-type="string" office:string-value="{&quot;L40/40/4&quot;: [{&quot;shape_coords&quot;:[40,40,4,4,7,3.5,20,20],&quot;shape_name&quot;:&quot;LAngle&quot;,&quot;synonyms&quot;:[&quot;H40/40/4&quot;,&quot;L40/40/4&quot;,&quot;L40x40x4&quot;,&quot;L40x40x4&quot;]}]}," table:formula="of:=[LAngle.Q21]" table:style-name="ce1">
            <text:p>{"L40/40/4": [{"shape_coords":[40,40,4,4,7,3.5,20,20],"shape_name":"LAngle","synonyms":["H40/40/4","L40/40/4","L40x40x4","L40x40x4"]}]},</text:p>
          </table:table-cell>
          <table:table-cell table:number-columns-repeated="16383"/>
        </table:table-row>
        <table:table-row table:style-name="ro1">
          <table:table-cell office:value-type="string" office:string-value="{&quot;L40/40/5&quot;: [{&quot;shape_coords&quot;:[40,40,5,5,8,4,20,20],&quot;shape_name&quot;:&quot;LAngle&quot;,&quot;synonyms&quot;:[&quot;H40/40/5&quot;,&quot;L40/40/5&quot;,&quot;L40x40x5&quot;,&quot;L40x40x5&quot;]}]}," table:formula="of:=[LAngle.Q22]" table:style-name="ce1">
            <text:p>{"L40/40/5": [{"shape_coords":[40,40,5,5,8,4,20,20],"shape_name":"LAngle","synonyms":["H40/40/5","L40/40/5","L40x40x5","L40x40x5"]}]},</text:p>
          </table:table-cell>
          <table:table-cell table:number-columns-repeated="16383"/>
        </table:table-row>
        <table:table-row table:style-name="ro1">
          <table:table-cell office:value-type="string" office:string-value="{&quot;L40/40/6&quot;: [{&quot;shape_coords&quot;:[40,40,6,6,9,4.5,20,20],&quot;shape_name&quot;:&quot;LAngle&quot;,&quot;synonyms&quot;:[&quot;H40/40/6&quot;,&quot;L40/40/6&quot;,&quot;L40x40x6&quot;,&quot;L40x40x6&quot;]}]}," table:formula="of:=[LAngle.Q23]" table:style-name="ce1">
            <text:p>{"L40/40/6": [{"shape_coords":[40,40,6,6,9,4.5,20,20],"shape_name":"LAngle","synonyms":["H40/40/6","L40/40/6","L40x40x6","L40x40x6"]}]},</text:p>
          </table:table-cell>
          <table:table-cell table:number-columns-repeated="16383"/>
        </table:table-row>
        <table:table-row table:style-name="ro1">
          <table:table-cell office:value-type="string" office:string-value="{&quot;L45/45/4&quot;: [{&quot;shape_coords&quot;:[45,45,4,4,7.5,3.75,22.5,22.5],&quot;shape_name&quot;:&quot;LAngle&quot;,&quot;synonyms&quot;:[&quot;H45/45/4&quot;,&quot;L45/45/4&quot;,&quot;L45x45x4&quot;,&quot;L45x45x4&quot;]}]}," table:formula="of:=[LAngle.Q24]" table:style-name="ce1">
            <text:p>{"L45/45/4": [{"shape_coords":[45,45,4,4,7.5,3.75,22.5,22.5],"shape_name":"LAngle","synonyms":["H45/45/4","L45/45/4","L45x45x4","L45x45x4"]}]},</text:p>
          </table:table-cell>
          <table:table-cell table:number-columns-repeated="16383"/>
        </table:table-row>
        <table:table-row table:style-name="ro1">
          <table:table-cell office:value-type="string" office:string-value="{&quot;L45/45/5&quot;: [{&quot;shape_coords&quot;:[45,45,5,5,8.5,4.25,22.5,22.5],&quot;shape_name&quot;:&quot;LAngle&quot;,&quot;synonyms&quot;:[&quot;H45/45/5&quot;,&quot;L45/45/5&quot;,&quot;L45x45x5&quot;,&quot;L45x45x5&quot;]}]}," table:formula="of:=[LAngle.Q25]" table:style-name="ce1">
            <text:p>{"L45/45/5": [{"shape_coords":[45,45,5,5,8.5,4.25,22.5,22.5],"shape_name":"LAngle","synonyms":["H45/45/5","L45/45/5","L45x45x5","L45x45x5"]}]},</text:p>
          </table:table-cell>
          <table:table-cell table:number-columns-repeated="16383"/>
        </table:table-row>
        <table:table-row table:style-name="ro1">
          <table:table-cell office:value-type="string" office:string-value="{&quot;L45/45/6&quot;: [{&quot;shape_coords&quot;:[45,45,6,6,9.5,4.75,22.5,22.5],&quot;shape_name&quot;:&quot;LAngle&quot;,&quot;synonyms&quot;:[&quot;H45/45/6&quot;,&quot;L45/45/6&quot;,&quot;L45x45x6&quot;,&quot;L45x45x6&quot;]}]}," table:formula="of:=[LAngle.Q26]" table:style-name="ce1">
            <text:p>{"L45/45/6": [{"shape_coords":[45,45,6,6,9.5,4.75,22.5,22.5],"shape_name":"LAngle","synonyms":["H45/45/6","L45/45/6","L45x45x6","L45x45x6"]}]},</text:p>
          </table:table-cell>
          <table:table-cell table:number-columns-repeated="16383"/>
        </table:table-row>
        <table:table-row table:style-name="ro1">
          <table:table-cell office:value-type="string" office:string-value="{&quot;L45/45/7&quot;: [{&quot;shape_coords&quot;:[45,45,7,7,10.5,5.25,22.5,22.5],&quot;shape_name&quot;:&quot;LAngle&quot;,&quot;synonyms&quot;:[&quot;H45/45/7&quot;,&quot;L45/45/7&quot;,&quot;L45x45x7&quot;,&quot;L45x45x7&quot;]}]}," table:formula="of:=[LAngle.Q27]" table:style-name="ce1">
            <text:p>{"L45/45/7": [{"shape_coords":[45,45,7,7,10.5,5.25,22.5,22.5],"shape_name":"LAngle","synonyms":["H45/45/7","L45/45/7","L45x45x7","L45x45x7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4&quot;: [{&quot;shape_coords&quot;:[50,50,4,4,7.5,3.75,25,25],&quot;shape_name&quot;:&quot;LAngle&quot;,&quot;synonyms&quot;:[&quot;H50/50/4&quot;,&quot;L50/50/4&quot;,&quot;L50x50x4&quot;,&quot;L50x50x4&quot;]}]}," table:formula="of:=[LAngle.Q28]" table:style-name="ce1">
            <text:p>{"L50/50/4": [{"shape_coords":[50,50,4,4,7.5,3.75,25,25],"shape_name":"LAngle","synonyms":["H50/50/4","L50/50/4","L50x50x4","L50x50x4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5&quot;: [{&quot;shape_coords&quot;:[50,50,5,5,8.5,4.25,25,25],&quot;shape_name&quot;:&quot;LAngle&quot;,&quot;synonyms&quot;:[&quot;H50/50/5&quot;,&quot;L50/50/5&quot;,&quot;L50x50x5&quot;,&quot;L50x50x5&quot;]}]}," table:formula="of:=[LAngle.Q29]" table:style-name="ce1">
            <text:p>{"L50/50/5": [{"shape_coords":[50,50,5,5,8.5,4.25,25,25],"shape_name":"LAngle","synonyms":["H50/50/5","L50/50/5","L50x50x5","L50x50x5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6&quot;: [{&quot;shape_coords&quot;:[50,50,6,6,9.5,4.75,25,25],&quot;shape_name&quot;:&quot;LAngle&quot;,&quot;synonyms&quot;:[&quot;H50/50/6&quot;,&quot;L50/50/6&quot;,&quot;L50x50x6&quot;,&quot;L50x50x6&quot;]}]}," table:formula="of:=[LAngle.Q30]" table:style-name="ce1">
            <text:p>{"L50/50/6": [{"shape_coords":[50,50,6,6,9.5,4.75,25,25],"shape_name":"LAngle","synonyms":["H50/50/6","L50/50/6","L50x50x6","L50x50x6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7&quot;: [{&quot;shape_coords&quot;:[50,50,7,7,10,5,25,25],&quot;shape_name&quot;:&quot;LAngle&quot;,&quot;synonyms&quot;:[&quot;H50/50/7&quot;,&quot;L50/50/7&quot;,&quot;L50x50x7&quot;,&quot;L50x50x7&quot;]}]}," table:formula="of:=[LAngle.Q31]" table:style-name="ce1">
            <text:p>{"L50/50/7": [{"shape_coords":[50,50,7,7,10,5,25,25],"shape_name":"LAngle","synonyms":["H50/50/7","L50/50/7","L50x50x7","L50x50x7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8&quot;: [{&quot;shape_coords&quot;:[50,50,8,8,11,5.5,25,25],&quot;shape_name&quot;:&quot;LAngle&quot;,&quot;synonyms&quot;:[&quot;H50/50/8&quot;,&quot;L50/50/8&quot;,&quot;L50x50x8&quot;,&quot;L50x50x8&quot;]}]}," table:formula="of:=[LAngle.Q32]" table:style-name="ce1">
            <text:p>{"L50/50/8": [{"shape_coords":[50,50,8,8,11,5.5,25,25],"shape_name":"LAngle","synonyms":["H50/50/8","L50/50/8","L50x50x8","L50x50x8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9&quot;: [{&quot;shape_coords&quot;:[50,50,9,9,12,6,25,25],&quot;shape_name&quot;:&quot;LAngle&quot;,&quot;synonyms&quot;:[&quot;H50/50/9&quot;,&quot;L50/50/9&quot;,&quot;L50x50x9&quot;,&quot;L50x50x9&quot;]}]}," table:formula="of:=[LAngle.Q33]" table:style-name="ce1">
            <text:p>{"L50/50/9": [{"shape_coords":[50,50,9,9,12,6,25,25],"shape_name":"LAngle","synonyms":["H50/50/9","L50/50/9","L50x50x9","L50x50x9"]}]},</text:p>
          </table:table-cell>
          <table:table-cell table:number-columns-repeated="16383"/>
        </table:table-row>
        <table:table-row table:style-name="ro1">
          <table:table-cell office:value-type="string" office:string-value="{&quot;L55/55/5&quot;: [{&quot;shape_coords&quot;:[55,55,5,5,9,4.5,27.5,27.5],&quot;shape_name&quot;:&quot;LAngle&quot;,&quot;synonyms&quot;:[&quot;H55/55/5&quot;,&quot;L55/55/5&quot;,&quot;L55x55x5&quot;,&quot;L55x55x5&quot;]}]}," table:formula="of:=[LAngle.Q34]" table:style-name="ce1">
            <text:p>{"L55/55/5": [{"shape_coords":[55,55,5,5,9,4.5,27.5,27.5],"shape_name":"LAngle","synonyms":["H55/55/5","L55/55/5","L55x55x5","L55x55x5"]}]},</text:p>
          </table:table-cell>
          <table:table-cell table:number-columns-repeated="16383"/>
        </table:table-row>
        <table:table-row table:style-name="ro1">
          <table:table-cell office:value-type="string" office:string-value="{&quot;L55/55/6&quot;: [{&quot;shape_coords&quot;:[55,55,6,6,10,5,27.5,27.5],&quot;shape_name&quot;:&quot;LAngle&quot;,&quot;synonyms&quot;:[&quot;H55/55/6&quot;,&quot;L55/55/6&quot;,&quot;L55x55x6&quot;,&quot;L55x55x6&quot;]}]}," table:formula="of:=[LAngle.Q35]" table:style-name="ce1">
            <text:p>{"L55/55/6": [{"shape_coords":[55,55,6,6,10,5,27.5,27.5],"shape_name":"LAngle","synonyms":["H55/55/6","L55/55/6","L55x55x6","L55x55x6"]}]},</text:p>
          </table:table-cell>
          <table:table-cell table:number-columns-repeated="16383"/>
        </table:table-row>
        <table:table-row table:style-name="ro1">
          <table:table-cell office:value-type="string" office:string-value="{&quot;L55/55/7&quot;: [{&quot;shape_coords&quot;:[55,55,7,7,11,5.5,27.5,27.5],&quot;shape_name&quot;:&quot;LAngle&quot;,&quot;synonyms&quot;:[&quot;H55/55/7&quot;,&quot;L55/55/7&quot;,&quot;L55x55x7&quot;,&quot;L55x55x7&quot;]}]}," table:formula="of:=[LAngle.Q36]" table:style-name="ce1">
            <text:p>{"L55/55/7": [{"shape_coords":[55,55,7,7,11,5.5,27.5,27.5],"shape_name":"LAngle","synonyms":["H55/55/7","L55/55/7","L55x55x7","L55x55x7"]}]},</text:p>
          </table:table-cell>
          <table:table-cell table:number-columns-repeated="16383"/>
        </table:table-row>
        <table:table-row table:style-name="ro1">
          <table:table-cell office:value-type="string" office:string-value="{&quot;L55/55/8&quot;: [{&quot;shape_coords&quot;:[55,55,8,8,12,6,27.5,27.5],&quot;shape_name&quot;:&quot;LAngle&quot;,&quot;synonyms&quot;:[&quot;H55/55/8&quot;,&quot;L55/55/8&quot;,&quot;L55x55x8&quot;,&quot;L55x55x8&quot;]}]}," table:formula="of:=[LAngle.Q37]" table:style-name="ce1">
            <text:p>{"L55/55/8": [{"shape_coords":[55,55,8,8,12,6,27.5,27.5],"shape_name":"LAngle","synonyms":["H55/55/8","L55/55/8","L55x55x8","L55x55x8"]}]},</text:p>
          </table:table-cell>
          <table:table-cell table:number-columns-repeated="16383"/>
        </table:table-row>
        <table:table-row table:style-name="ro1">
          <table:table-cell office:value-type="string" office:string-value="{&quot;L55/55/10&quot;: [{&quot;shape_coords&quot;:[55,55,10,10,14,7,27.5,27.5],&quot;shape_name&quot;:&quot;LAngle&quot;,&quot;synonyms&quot;:[&quot;H55/55/10&quot;,&quot;L55/55/10&quot;,&quot;L55x55x10&quot;,&quot;L55x55x10&quot;]}]}," table:formula="of:=[LAngle.Q38]" table:style-name="ce1">
            <text:p>{"L55/55/10": [{"shape_coords":[55,55,10,10,14,7,27.5,27.5],"shape_name":"LAngle","synonyms":["H55/55/10","L55/55/10","L55x55x10","L55x55x10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6&quot;: [{&quot;shape_coords&quot;:[60,60,6,6,10,5,30,30],&quot;shape_name&quot;:&quot;LAngle&quot;,&quot;synonyms&quot;:[&quot;H60/60/6&quot;,&quot;L60/60/6&quot;,&quot;L60x60x6&quot;,&quot;L60x60x6&quot;]}]}," table:formula="of:=[LAngle.Q39]" table:style-name="ce1">
            <text:p>{"L60/60/6": [{"shape_coords":[60,60,6,6,10,5,30,30],"shape_name":"LAngle","synonyms":["H60/60/6","L60/60/6","L60x60x6","L60x60x6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7&quot;: [{&quot;shape_coords&quot;:[60,60,7,7,11,5.5,30,30],&quot;shape_name&quot;:&quot;LAngle&quot;,&quot;synonyms&quot;:[&quot;H60/60/7&quot;,&quot;L60/60/7&quot;,&quot;L60x60x7&quot;,&quot;L60x60x7&quot;]}]}," table:formula="of:=[LAngle.Q40]" table:style-name="ce1">
            <text:p>{"L60/60/7": [{"shape_coords":[60,60,7,7,11,5.5,30,30],"shape_name":"LAngle","synonyms":["H60/60/7","L60/60/7","L60x60x7","L60x60x7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8&quot;: [{&quot;shape_coords&quot;:[60,60,8,8,12,6,30,30],&quot;shape_name&quot;:&quot;LAngle&quot;,&quot;synonyms&quot;:[&quot;H60/60/8&quot;,&quot;L60/60/8&quot;,&quot;L60x60x8&quot;,&quot;L60x60x8&quot;]}]}," table:formula="of:=[LAngle.Q41]" table:style-name="ce1">
            <text:p>{"L60/60/8": [{"shape_coords":[60,60,8,8,12,6,30,30],"shape_name":"LAngle","synonyms":["H60/60/8","L60/60/8","L60x60x8","L60x60x8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10&quot;: [{&quot;shape_coords&quot;:[60,60,10,10,14,7,30,30],&quot;shape_name&quot;:&quot;LAngle&quot;,&quot;synonyms&quot;:[&quot;H60/60/10&quot;,&quot;L60/60/10&quot;,&quot;L60x60x10&quot;,&quot;L60x60x10&quot;]}]}," table:formula="of:=[LAngle.Q42]" table:style-name="ce1">
            <text:p>{"L60/60/10": [{"shape_coords":[60,60,10,10,14,7,30,30],"shape_name":"LAngle","synonyms":["H60/60/10","L60/60/10","L60x60x10","L60x60x10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6&quot;: [{&quot;shape_coords&quot;:[65,65,6,6,10,5,32.5,32.5],&quot;shape_name&quot;:&quot;LAngle&quot;,&quot;synonyms&quot;:[&quot;H65/65/6&quot;,&quot;L65/65/6&quot;,&quot;L65x65x6&quot;,&quot;L65x65x6&quot;]}]}," table:formula="of:=[LAngle.Q43]" table:style-name="ce1">
            <text:p>{"L65/65/6": [{"shape_coords":[65,65,6,6,10,5,32.5,32.5],"shape_name":"LAngle","synonyms":["H65/65/6","L65/65/6","L65x65x6","L65x65x6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7&quot;: [{&quot;shape_coords&quot;:[65,65,7,7,11,5.5,32.5,32.5],&quot;shape_name&quot;:&quot;LAngle&quot;,&quot;synonyms&quot;:[&quot;H65/65/7&quot;,&quot;L65/65/7&quot;,&quot;L65x65x7&quot;,&quot;L65x65x7&quot;]}]}," table:formula="of:=[LAngle.Q44]" table:style-name="ce1">
            <text:p>{"L65/65/7": [{"shape_coords":[65,65,7,7,11,5.5,32.5,32.5],"shape_name":"LAngle","synonyms":["H65/65/7","L65/65/7","L65x65x7","L65x65x7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8&quot;: [{&quot;shape_coords&quot;:[65,65,8,8,12,6,32.5,32.5],&quot;shape_name&quot;:&quot;LAngle&quot;,&quot;synonyms&quot;:[&quot;H65/65/8&quot;,&quot;L65/65/8&quot;,&quot;L65x65x8&quot;,&quot;L65x65x8&quot;]}]}," table:formula="of:=[LAngle.Q45]" table:style-name="ce1">
            <text:p>{"L65/65/8": [{"shape_coords":[65,65,8,8,12,6,32.5,32.5],"shape_name":"LAngle","synonyms":["H65/65/8","L65/65/8","L65x65x8","L65x65x8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9&quot;: [{&quot;shape_coords&quot;:[65,65,9,9,13,6.5,32.5,32.5],&quot;shape_name&quot;:&quot;LAngle&quot;,&quot;synonyms&quot;:[&quot;H65/65/9&quot;,&quot;L65/65/9&quot;,&quot;L65x65x9&quot;,&quot;L65x65x9&quot;]}]}," table:formula="of:=[LAngle.Q46]" table:style-name="ce1">
            <text:p>{"L65/65/9": [{"shape_coords":[65,65,9,9,13,6.5,32.5,32.5],"shape_name":"LAngle","synonyms":["H65/65/9","L65/65/9","L65x65x9","L65x65x9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10&quot;: [{&quot;shape_coords&quot;:[65,65,10,10,14,7,32.5,32.5],&quot;shape_name&quot;:&quot;LAngle&quot;,&quot;synonyms&quot;:[&quot;H65/65/10&quot;,&quot;L65/65/10&quot;,&quot;L65x65x10&quot;,&quot;L65x65x10&quot;]}]}," table:formula="of:=[LAngle.Q47]" table:style-name="ce1">
            <text:p>{"L65/65/10": [{"shape_coords":[65,65,10,10,14,7,32.5,32.5],"shape_name":"LAngle","synonyms":["H65/65/10","L65/65/10","L65x65x10","L65x65x10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11&quot;: [{&quot;shape_coords&quot;:[65,65,11,11,15,7.5,32.5,32.5],&quot;shape_name&quot;:&quot;LAngle&quot;,&quot;synonyms&quot;:[&quot;H65/65/11&quot;,&quot;L65/65/11&quot;,&quot;L65x65x11&quot;,&quot;L65x65x11&quot;]}]}," table:formula="of:=[LAngle.Q48]" table:style-name="ce1">
            <text:p>{"L65/65/11": [{"shape_coords":[65,65,11,11,15,7.5,32.5,32.5],"shape_name":"LAngle","synonyms":["H65/65/11","L65/65/11","L65x65x11","L65x65x11"]}]},</text:p>
          </table:table-cell>
          <table:table-cell table:number-columns-repeated="16383"/>
        </table:table-row>
        <table:table-row table:style-name="ro1">
          <table:table-cell office:value-type="string" office:string-value="{&quot;L70/70/8&quot;: [{&quot;shape_coords&quot;:[70,70,8,8,11,5.5,35,35],&quot;shape_name&quot;:&quot;LAngle&quot;,&quot;synonyms&quot;:[&quot;H70/70/8&quot;,&quot;L70/70/8&quot;,&quot;L70x70x8&quot;,&quot;L70x70x8&quot;]}]}," table:formula="of:=[LAngle.Q50]" table:style-name="ce1">
            <text:p>{"L70/70/8": [{"shape_coords":[70,70,8,8,11,5.5,35,35],"shape_name":"LAngle","synonyms":["H70/70/8","L70/70/8","L70x70x8","L70x70x8"]}]},</text:p>
          </table:table-cell>
          <table:table-cell table:number-columns-repeated="16383"/>
        </table:table-row>
        <table:table-row table:style-name="ro1">
          <table:table-cell office:value-type="string" office:string-value="{&quot;L70/70/9&quot;: [{&quot;shape_coords&quot;:[70,70,9,9,13,6.5,35,35],&quot;shape_name&quot;:&quot;LAngle&quot;,&quot;synonyms&quot;:[&quot;H70/70/9&quot;,&quot;L70/70/9&quot;,&quot;L70x70x9&quot;,&quot;L70x70x9&quot;]}]}," table:formula="of:=[LAngle.Q51]" table:style-name="ce1">
            <text:p>{"L70/70/9": [{"shape_coords":[70,70,9,9,13,6.5,35,35],"shape_name":"LAngle","synonyms":["H70/70/9","L70/70/9","L70x70x9","L70x70x9"]}]},</text:p>
          </table:table-cell>
          <table:table-cell table:number-columns-repeated="16383"/>
        </table:table-row>
        <table:table-row table:style-name="ro1">
          <table:table-cell office:value-type="string" office:string-value="{&quot;L70/70/11&quot;: [{&quot;shape_coords&quot;:[70,70,11,11,15,7.5,35,35],&quot;shape_name&quot;:&quot;LAngle&quot;,&quot;synonyms&quot;:[&quot;H70/70/11&quot;,&quot;L70/70/11&quot;,&quot;L70x70x11&quot;,&quot;L70x70x11&quot;]}]}," table:formula="of:=[LAngle.Q52]" table:style-name="ce1">
            <text:p>{"L70/70/11": [{"shape_coords":[70,70,11,11,15,7.5,35,35],"shape_name":"LAngle","synonyms":["H70/70/11","L70/70/11","L70x70x11","L70x70x11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7&quot;: [{&quot;shape_coords&quot;:[75,75,7,7,12,6,37.5,37.5],&quot;shape_name&quot;:&quot;LAngle&quot;,&quot;synonyms&quot;:[&quot;H75/75/7&quot;,&quot;L75/75/7&quot;,&quot;L75x75x7&quot;,&quot;L75x75x7&quot;]}]}," table:formula="of:=[LAngle.Q53]" table:style-name="ce1">
            <text:p>{"L75/75/7": [{"shape_coords":[75,75,7,7,12,6,37.5,37.5],"shape_name":"LAngle","synonyms":["H75/75/7","L75/75/7","L75x75x7","L75x75x7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8&quot;: [{&quot;shape_coords&quot;:[75,75,8,8,13,6.5,37.5,37.5],&quot;shape_name&quot;:&quot;LAngle&quot;,&quot;synonyms&quot;:[&quot;H75/75/8&quot;,&quot;L75/75/8&quot;,&quot;L75x75x8&quot;,&quot;L75x75x8&quot;]}]}," table:formula="of:=[LAngle.Q54]" table:style-name="ce1">
            <text:p>{"L75/75/8": [{"shape_coords":[75,75,8,8,13,6.5,37.5,37.5],"shape_name":"LAngle","synonyms":["H75/75/8","L75/75/8","L75x75x8","L75x75x8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9&quot;: [{&quot;shape_coords&quot;:[75,75,9,9,14,7,37.5,37.5],&quot;shape_name&quot;:&quot;LAngle&quot;,&quot;synonyms&quot;:[&quot;H75/75/9&quot;,&quot;L75/75/9&quot;,&quot;L75x75x9&quot;,&quot;L75x75x9&quot;]}]}," table:formula="of:=[LAngle.Q55]" table:style-name="ce1">
            <text:p>{"L75/75/9": [{"shape_coords":[75,75,9,9,14,7,37.5,37.5],"shape_name":"LAngle","synonyms":["H75/75/9","L75/75/9","L75x75x9","L75x75x9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10&quot;: [{&quot;shape_coords&quot;:[75,75,10,10,15,7.5,37.5,37.5],&quot;shape_name&quot;:&quot;LAngle&quot;,&quot;synonyms&quot;:[&quot;H75/75/10&quot;,&quot;L75/75/10&quot;,&quot;L75x75x10&quot;,&quot;L75x75x10&quot;]}]}," table:formula="of:=[LAngle.Q56]" table:style-name="ce1">
            <text:p>{"L75/75/10": [{"shape_coords":[75,75,10,10,15,7.5,37.5,37.5],"shape_name":"LAngle","synonyms":["H75/75/10","L75/75/10","L75x75x10","L75x75x10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12&quot;: [{&quot;shape_coords&quot;:[75,75,12,12,17,8.5,37.5,37.5],&quot;shape_name&quot;:&quot;LAngle&quot;,&quot;synonyms&quot;:[&quot;H75/75/12&quot;,&quot;L75/75/12&quot;,&quot;L75x75x12&quot;,&quot;L75x75x12&quot;]}]}," table:formula="of:=[LAngle.Q57]" table:style-name="ce1">
            <text:p>{"L75/75/12": [{"shape_coords":[75,75,12,12,17,8.5,37.5,37.5],"shape_name":"LAngle","synonyms":["H75/75/12","L75/75/12","L75x75x12","L75x75x12"]}]},</text:p>
          </table:table-cell>
          <table:table-cell table:number-columns-repeated="16383"/>
        </table:table-row>
        <table:table-row table:style-name="ro1">
          <table:table-cell office:value-type="string" office:string-value="{&quot;L80/80/8&quot;: [{&quot;shape_coords&quot;:[80,80,8,8,13,6.5,40,40],&quot;shape_name&quot;:&quot;LAngle&quot;,&quot;synonyms&quot;:[&quot;H80/80/8&quot;,&quot;L80/80/8&quot;,&quot;L80x80x8&quot;,&quot;L80x80x8&quot;]}]}," table:formula="of:=[LAngle.Q58]" table:style-name="ce1">
            <text:p>{"L80/80/8": [{"shape_coords":[80,80,8,8,13,6.5,40,40],"shape_name":"LAngle","synonyms":["H80/80/8","L80/80/8","L80x80x8","L80x80x8"]}]},</text:p>
          </table:table-cell>
          <table:table-cell table:number-columns-repeated="16383"/>
        </table:table-row>
        <table:table-row table:style-name="ro1">
          <table:table-cell office:value-type="string" office:string-value="{&quot;L80/80/10&quot;: [{&quot;shape_coords&quot;:[80,80,10,10,15,7.5,40,40],&quot;shape_name&quot;:&quot;LAngle&quot;,&quot;synonyms&quot;:[&quot;H80/80/10&quot;,&quot;L80/80/10&quot;,&quot;L80x80x10&quot;,&quot;L80x80x10&quot;]}]}," table:formula="of:=[LAngle.Q59]" table:style-name="ce1">
            <text:p>{"L80/80/10": [{"shape_coords":[80,80,10,10,15,7.5,40,40],"shape_name":"LAngle","synonyms":["H80/80/10","L80/80/10","L80x80x10","L80x80x10"]}]},</text:p>
          </table:table-cell>
          <table:table-cell table:number-columns-repeated="16383"/>
        </table:table-row>
        <table:table-row table:style-name="ro1">
          <table:table-cell office:value-type="string" office:string-value="{&quot;L80/80/12&quot;: [{&quot;shape_coords&quot;:[80,80,12,12,17,8.5,40,40],&quot;shape_name&quot;:&quot;LAngle&quot;,&quot;synonyms&quot;:[&quot;H80/80/12&quot;,&quot;L80/80/12&quot;,&quot;L80x80x12&quot;,&quot;L80x80x12&quot;]}]}," table:formula="of:=[LAngle.Q60]" table:style-name="ce1">
            <text:p>{"L80/80/12": [{"shape_coords":[80,80,12,12,17,8.5,40,40],"shape_name":"LAngle","synonyms":["H80/80/12","L80/80/12","L80x80x12","L80x80x12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8&quot;: [{&quot;shape_coords&quot;:[90,90,8,8,13,6.5,45,45],&quot;shape_name&quot;:&quot;LAngle&quot;,&quot;synonyms&quot;:[&quot;H90/90/8&quot;,&quot;L90/90/8&quot;,&quot;L90x90x8&quot;,&quot;L90x90x8&quot;]}]}," table:formula="of:=[LAngle.Q61]" table:style-name="ce1">
            <text:p>{"L90/90/8": [{"shape_coords":[90,90,8,8,13,6.5,45,45],"shape_name":"LAngle","synonyms":["H90/90/8","L90/90/8","L90x90x8","L90x90x8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9&quot;: [{&quot;shape_coords&quot;:[90,90,9,9,14,7,45,45],&quot;shape_name&quot;:&quot;LAngle&quot;,&quot;synonyms&quot;:[&quot;H90/90/9&quot;,&quot;L90/90/9&quot;,&quot;L90x90x9&quot;,&quot;L90x90x9&quot;]}]}," table:formula="of:=[LAngle.Q62]" table:style-name="ce1">
            <text:p>{"L90/90/9": [{"shape_coords":[90,90,9,9,14,7,45,45],"shape_name":"LAngle","synonyms":["H90/90/9","L90/90/9","L90x90x9","L90x90x9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10&quot;: [{&quot;shape_coords&quot;:[90,90,10,10,15,7.5,45,45],&quot;shape_name&quot;:&quot;LAngle&quot;,&quot;synonyms&quot;:[&quot;H90/90/10&quot;,&quot;L90/90/10&quot;,&quot;L90x90x10&quot;,&quot;L90x90x10&quot;]}]}," table:formula="of:=[LAngle.Q63]" table:style-name="ce1">
            <text:p>{"L90/90/10": [{"shape_coords":[90,90,10,10,15,7.5,45,45],"shape_name":"LAngle","synonyms":["H90/90/10","L90/90/10","L90x90x10","L90x90x10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11&quot;: [{&quot;shape_coords&quot;:[90,90,11,11,16,8,45,45],&quot;shape_name&quot;:&quot;LAngle&quot;,&quot;synonyms&quot;:[&quot;H90/90/11&quot;,&quot;L90/90/11&quot;,&quot;L90x90x11&quot;,&quot;L90x90x11&quot;]}]}," table:formula="of:=[LAngle.Q64]" table:style-name="ce1">
            <text:p>{"L90/90/11": [{"shape_coords":[90,90,11,11,16,8,45,45],"shape_name":"LAngle","synonyms":["H90/90/11","L90/90/11","L90x90x11","L90x90x11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12&quot;: [{&quot;shape_coords&quot;:[90,90,12,12,17,8.5,45,45],&quot;shape_name&quot;:&quot;LAngle&quot;,&quot;synonyms&quot;:[&quot;H90/90/12&quot;,&quot;L90/90/12&quot;,&quot;L90x90x12&quot;,&quot;L90x90x12&quot;]}]}," table:formula="of:=[LAngle.Q65]" table:style-name="ce1">
            <text:p>{"L90/90/12": [{"shape_coords":[90,90,12,12,17,8.5,45,45],"shape_name":"LAngle","synonyms":["H90/90/12","L90/90/12","L90x90x12","L90x90x12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13&quot;: [{&quot;shape_coords&quot;:[90,90,13,13,18,9,45,45],&quot;shape_name&quot;:&quot;LAngle&quot;,&quot;synonyms&quot;:[&quot;H90/90/13&quot;,&quot;L90/90/13&quot;,&quot;L90x90x13&quot;,&quot;L90x90x13&quot;]}]}," table:formula="of:=[LAngle.Q66]" table:style-name="ce1">
            <text:p>{"L90/90/13": [{"shape_coords":[90,90,13,13,18,9,45,45],"shape_name":"LAngle","synonyms":["H90/90/13","L90/90/13","L90x90x13","L90x90x13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16&quot;: [{&quot;shape_coords&quot;:[90,90,16,16,21,10.5,45,45],&quot;shape_name&quot;:&quot;LAngle&quot;,&quot;synonyms&quot;:[&quot;H90/90/16&quot;,&quot;L90/90/16&quot;,&quot;L90x90x16&quot;,&quot;L90x90x16&quot;]}]}," table:formula="of:=[LAngle.Q67]" table:style-name="ce1">
            <text:p>{"L90/90/16": [{"shape_coords":[90,90,16,16,21,10.5,45,45],"shape_name":"LAngle","synonyms":["H90/90/16","L90/90/16","L90x90x16","L90x90x16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8&quot;: [{&quot;shape_coords&quot;:[100,100,8,8,14,7,50,50],&quot;shape_name&quot;:&quot;LAngle&quot;,&quot;synonyms&quot;:[&quot;H100/100/8&quot;,&quot;L100/100/8&quot;,&quot;L100x100x8&quot;,&quot;L100x100x8&quot;]}]}," table:formula="of:=[LAngle.Q68]" table:style-name="ce1">
            <text:p>{"L100/100/8": [{"shape_coords":[100,100,8,8,14,7,50,50],"shape_name":"LAngle","synonyms":["H100/100/8","L100/100/8","L100x100x8","L100x100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10&quot;: [{&quot;shape_coords&quot;:[100,100,10,10,16,8,50,50],&quot;shape_name&quot;:&quot;LAngle&quot;,&quot;synonyms&quot;:[&quot;H100/100/10&quot;,&quot;L100/100/10&quot;,&quot;L100x100x10&quot;,&quot;L100x100x10&quot;]}]}," table:formula="of:=[LAngle.Q69]" table:style-name="ce1">
            <text:p>{"L100/100/10": [{"shape_coords":[100,100,10,10,16,8,50,50],"shape_name":"LAngle","synonyms":["H100/100/10","L100/100/10","L100x100x10","L100x100x10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12&quot;: [{&quot;shape_coords&quot;:[100,100,12,12,18,9,50,50],&quot;shape_name&quot;:&quot;LAngle&quot;,&quot;synonyms&quot;:[&quot;H100/100/12&quot;,&quot;L100/100/12&quot;,&quot;L100x100x12&quot;,&quot;L100x100x12&quot;]}]}," table:formula="of:=[LAngle.Q70]" table:style-name="ce1">
            <text:p>{"L100/100/12": [{"shape_coords":[100,100,12,12,18,9,50,50],"shape_name":"LAngle","synonyms":["H100/100/12","L100/100/12","L100x100x12","L100x100x12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14&quot;: [{&quot;shape_coords&quot;:[100,100,14,14,20,10,50,50],&quot;shape_name&quot;:&quot;LAngle&quot;,&quot;synonyms&quot;:[&quot;H100/100/14&quot;,&quot;L100/100/14&quot;,&quot;L100x100x14&quot;,&quot;L100x100x14&quot;]}]}," table:formula="of:=[LAngle.Q71]" table:style-name="ce1">
            <text:p>{"L100/100/14": [{"shape_coords":[100,100,14,14,20,10,50,50],"shape_name":"LAngle","synonyms":["H100/100/14","L100/100/14","L100x100x14","L100x100x14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16&quot;: [{&quot;shape_coords&quot;:[100,100,16,16,22,11,50,50],&quot;shape_name&quot;:&quot;LAngle&quot;,&quot;synonyms&quot;:[&quot;H100/100/16&quot;,&quot;L100/100/16&quot;,&quot;L100x100x16&quot;,&quot;L100x100x16&quot;]}]}," table:formula="of:=[LAngle.Q72]" table:style-name="ce1">
            <text:p>{"L100/100/16": [{"shape_coords":[100,100,16,16,22,11,50,50],"shape_name":"LAngle","synonyms":["H100/100/16","L100/100/16","L100x100x16","L100x100x16"]}]},</text:p>
          </table:table-cell>
          <table:table-cell table:number-columns-repeated="16383"/>
        </table:table-row>
        <table:table-row table:style-name="ro1">
          <table:table-cell office:value-type="string" office:string-value="{&quot;L110/110/10&quot;: [{&quot;shape_coords&quot;:[110,110,10,10,16,8,55,55],&quot;shape_name&quot;:&quot;LAngle&quot;,&quot;synonyms&quot;:[&quot;H110/110/10&quot;,&quot;L110/110/10&quot;,&quot;L110x110x10&quot;,&quot;L110x110x10&quot;]}]}," table:formula="of:=[LAngle.Q73]" table:style-name="ce1">
            <text:p>{"L110/110/10": [{"shape_coords":[110,110,10,10,16,8,55,55],"shape_name":"LAngle","synonyms":["H110/110/10","L110/110/10","L110x110x10","L110x110x10"]}]},</text:p>
          </table:table-cell>
          <table:table-cell table:number-columns-repeated="16383"/>
        </table:table-row>
        <table:table-row table:style-name="ro1">
          <table:table-cell office:value-type="string" office:string-value="{&quot;L110/110/12&quot;: [{&quot;shape_coords&quot;:[110,110,12,12,18,9,55,55],&quot;shape_name&quot;:&quot;LAngle&quot;,&quot;synonyms&quot;:[&quot;H110/110/12&quot;,&quot;L110/110/12&quot;,&quot;L110x110x12&quot;,&quot;L110x110x12&quot;]}]}," table:formula="of:=[LAngle.Q74]" table:style-name="ce1">
            <text:p>{"L110/110/12": [{"shape_coords":[110,110,12,12,18,9,55,55],"shape_name":"LAngle","synonyms":["H110/110/12","L110/110/12","L110x110x12","L110x110x12"]}]},</text:p>
          </table:table-cell>
          <table:table-cell table:number-columns-repeated="16383"/>
        </table:table-row>
        <table:table-row table:style-name="ro1">
          <table:table-cell office:value-type="string" office:string-value="{&quot;L110/110/14&quot;: [{&quot;shape_coords&quot;:[110,110,14,14,20,10,55,55],&quot;shape_name&quot;:&quot;LAngle&quot;,&quot;synonyms&quot;:[&quot;H110/110/14&quot;,&quot;L110/110/14&quot;,&quot;L110x110x14&quot;,&quot;L110x110x14&quot;]}]}," table:formula="of:=[LAngle.Q75]" table:style-name="ce1">
            <text:p>{"L110/110/14": [{"shape_coords":[110,110,14,14,20,10,55,55],"shape_name":"LAngle","synonyms":["H110/110/14","L110/110/14","L110x110x14","L110x110x14"]}]},</text:p>
          </table:table-cell>
          <table:table-cell table:number-columns-repeated="16383"/>
        </table:table-row>
        <table:table-row table:style-name="ro1">
          <table:table-cell office:value-type="string" office:string-value="{&quot;L110/110/16&quot;: [{&quot;shape_coords&quot;:[110,110,16,16,22,11,55,55],&quot;shape_name&quot;:&quot;LAngle&quot;,&quot;synonyms&quot;:[&quot;H110/110/16&quot;,&quot;L110/110/16&quot;,&quot;L110x110x16&quot;,&quot;L110x110x16&quot;]}]}," table:formula="of:=[LAngle.Q76]" table:style-name="ce1">
            <text:p>{"L110/110/16": [{"shape_coords":[110,110,16,16,22,11,55,55],"shape_name":"LAngle","synonyms":["H110/110/16","L110/110/16","L110x110x16","L110x110x16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1&quot;: [{&quot;shape_coords&quot;:[120,120,11,11,17,8.5,60,60],&quot;shape_name&quot;:&quot;LAngle&quot;,&quot;synonyms&quot;:[&quot;H120/120/11&quot;,&quot;L120/120/11&quot;,&quot;L120x120x11&quot;,&quot;L120x120x11&quot;]}]}," table:formula="of:=[LAngle.Q77]" table:style-name="ce1">
            <text:p>{"L120/120/11": [{"shape_coords":[120,120,11,11,17,8.5,60,60],"shape_name":"LAngle","synonyms":["H120/120/11","L120/120/11","L120x120x11","L120x120x11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2&quot;: [{&quot;shape_coords&quot;:[120,120,12,12,18,9,60,60],&quot;shape_name&quot;:&quot;LAngle&quot;,&quot;synonyms&quot;:[&quot;H120/120/12&quot;,&quot;L120/120/12&quot;,&quot;L120x120x12&quot;,&quot;L120x120x12&quot;]}]}," table:formula="of:=[LAngle.Q78]" table:style-name="ce1">
            <text:p>{"L120/120/12": [{"shape_coords":[120,120,12,12,18,9,60,60],"shape_name":"LAngle","synonyms":["H120/120/12","L120/120/12","L120x120x12","L120x120x12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3&quot;: [{&quot;shape_coords&quot;:[120,120,13,13,19,9.5,60,60],&quot;shape_name&quot;:&quot;LAngle&quot;,&quot;synonyms&quot;:[&quot;H120/120/13&quot;,&quot;L120/120/13&quot;,&quot;L120x120x13&quot;,&quot;L120x120x13&quot;]}]}," table:formula="of:=[LAngle.Q79]" table:style-name="ce1">
            <text:p>{"L120/120/13": [{"shape_coords":[120,120,13,13,19,9.5,60,60],"shape_name":"LAngle","synonyms":["H120/120/13","L120/120/13","L120x120x13","L120x120x13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5&quot;: [{&quot;shape_coords&quot;:[120,120,15,15,21,10.5,60,60],&quot;shape_name&quot;:&quot;LAngle&quot;,&quot;synonyms&quot;:[&quot;H120/120/15&quot;,&quot;L120/120/15&quot;,&quot;L120x120x15&quot;,&quot;L120x120x15&quot;]}]}," table:formula="of:=[LAngle.Q80]" table:style-name="ce1">
            <text:p>{"L120/120/15": [{"shape_coords":[120,120,15,15,21,10.5,60,60],"shape_name":"LAngle","synonyms":["H120/120/15","L120/120/15","L120x120x15","L120x120x15"]}]},</text:p>
          </table:table-cell>
          <table:table-cell table:number-columns-repeated="16383"/>
        </table:table-row>
        <table:table-row table:style-name="ro1">
          <table:table-cell office:value-type="string" office:string-value="{&quot;L130/130/12&quot;: [{&quot;shape_coords&quot;:[130,130,12,12,19,9.5,65,65],&quot;shape_name&quot;:&quot;LAngle&quot;,&quot;synonyms&quot;:[&quot;H130/130/12&quot;,&quot;L130/130/12&quot;,&quot;L130x130x12&quot;,&quot;L130x130x12&quot;]}]}," table:formula="of:=[LAngle.Q81]" table:style-name="ce1">
            <text:p>{"L130/130/12": [{"shape_coords":[130,130,12,12,19,9.5,65,65],"shape_name":"LAngle","synonyms":["H130/130/12","L130/130/12","L130x130x12","L130x130x12"]}]},</text:p>
          </table:table-cell>
          <table:table-cell table:number-columns-repeated="16383"/>
        </table:table-row>
        <table:table-row table:style-name="ro1">
          <table:table-cell office:value-type="string" office:string-value="{&quot;L130/130/13&quot;: [{&quot;shape_coords&quot;:[130,130,13,13,20,10,65,65],&quot;shape_name&quot;:&quot;LAngle&quot;,&quot;synonyms&quot;:[&quot;H130/130/13&quot;,&quot;L130/130/13&quot;,&quot;L130x130x13&quot;,&quot;L130x130x13&quot;]}]}," table:formula="of:=[LAngle.Q82]" table:style-name="ce1">
            <text:p>{"L130/130/13": [{"shape_coords":[130,130,13,13,20,10,65,65],"shape_name":"LAngle","synonyms":["H130/130/13","L130/130/13","L130x130x13","L130x130x13"]}]},</text:p>
          </table:table-cell>
          <table:table-cell table:number-columns-repeated="16383"/>
        </table:table-row>
        <table:table-row table:style-name="ro1">
          <table:table-cell office:value-type="string" office:string-value="{&quot;L130/130/14&quot;: [{&quot;shape_coords&quot;:[130,130,14,14,21,10.5,65,65],&quot;shape_name&quot;:&quot;LAngle&quot;,&quot;synonyms&quot;:[&quot;H130/130/14&quot;,&quot;L130/130/14&quot;,&quot;L130x130x14&quot;,&quot;L130x130x14&quot;]}]}," table:formula="of:=[LAngle.Q83]" table:style-name="ce1">
            <text:p>{"L130/130/14": [{"shape_coords":[130,130,14,14,21,10.5,65,65],"shape_name":"LAngle","synonyms":["H130/130/14","L130/130/14","L130x130x14","L130x130x14"]}]},</text:p>
          </table:table-cell>
          <table:table-cell table:number-columns-repeated="16383"/>
        </table:table-row>
        <table:table-row table:style-name="ro1">
          <table:table-cell office:value-type="string" office:string-value="{&quot;L130/130/16&quot;: [{&quot;shape_coords&quot;:[130,130,16,16,23,11.5,65,65],&quot;shape_name&quot;:&quot;LAngle&quot;,&quot;synonyms&quot;:[&quot;H130/130/16&quot;,&quot;L130/130/16&quot;,&quot;L130x130x16&quot;,&quot;L130x130x16&quot;]}]}," table:formula="of:=[LAngle.Q84]" table:style-name="ce1">
            <text:p>{"L130/130/16": [{"shape_coords":[130,130,16,16,23,11.5,65,65],"shape_name":"LAngle","synonyms":["H130/130/16","L130/130/16","L130x130x16","L130x130x16"]}]},</text:p>
          </table:table-cell>
          <table:table-cell table:number-columns-repeated="16383"/>
        </table:table-row>
        <table:table-row table:style-name="ro1">
          <table:table-cell office:value-type="string" office:string-value="{&quot;L140/140/13&quot;: [{&quot;shape_coords&quot;:[140,140,13,13,21,10.5,70,70],&quot;shape_name&quot;:&quot;LAngle&quot;,&quot;synonyms&quot;:[&quot;H140/140/13&quot;,&quot;L140/140/13&quot;,&quot;L140x140x13&quot;,&quot;L140x140x13&quot;]}]}," table:formula="of:=[LAngle.Q85]" table:style-name="ce1">
            <text:p>{"L140/140/13": [{"shape_coords":[140,140,13,13,21,10.5,70,70],"shape_name":"LAngle","synonyms":["H140/140/13","L140/140/13","L140x140x13","L140x140x13"]}]},</text:p>
          </table:table-cell>
          <table:table-cell table:number-columns-repeated="16383"/>
        </table:table-row>
        <table:table-row table:style-name="ro1">
          <table:table-cell office:value-type="string" office:string-value="{&quot;L140/140/15&quot;: [{&quot;shape_coords&quot;:[140,140,15,15,22,11,70,70],&quot;shape_name&quot;:&quot;LAngle&quot;,&quot;synonyms&quot;:[&quot;H140/140/15&quot;,&quot;L140/140/15&quot;,&quot;L140x140x15&quot;,&quot;L140x140x15&quot;]}]}," table:formula="of:=[LAngle.Q86]" table:style-name="ce1">
            <text:p>{"L140/140/15": [{"shape_coords":[140,140,15,15,22,11,70,70],"shape_name":"LAngle","synonyms":["H140/140/15","L140/140/15","L140x140x15","L140x140x15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2&quot;: [{&quot;shape_coords&quot;:[150,150,12,12,20,10,75,75],&quot;shape_name&quot;:&quot;LAngle&quot;,&quot;synonyms&quot;:[&quot;H150/150/12&quot;,&quot;L150/150/12&quot;,&quot;L150x150x12&quot;,&quot;L150x150x12&quot;]}]}," table:formula="of:=[LAngle.Q87]" table:style-name="ce1">
            <text:p>{"L150/150/12": [{"shape_coords":[150,150,12,12,20,10,75,75],"shape_name":"LAngle","synonyms":["H150/150/12","L150/150/12","L150x150x12","L150x150x12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4&quot;: [{&quot;shape_coords&quot;:[150,150,14,14,22,11,75,75],&quot;shape_name&quot;:&quot;LAngle&quot;,&quot;synonyms&quot;:[&quot;H150/150/14&quot;,&quot;L150/150/14&quot;,&quot;L150x150x14&quot;,&quot;L150x150x14&quot;]}]}," table:formula="of:=[LAngle.Q88]" table:style-name="ce1">
            <text:p>{"L150/150/14": [{"shape_coords":[150,150,14,14,22,11,75,75],"shape_name":"LAngle","synonyms":["H150/150/14","L150/150/14","L150x150x14","L150x150x14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5&quot;: [{&quot;shape_coords&quot;:[150,150,15,15,23,11.5,75,75],&quot;shape_name&quot;:&quot;LAngle&quot;,&quot;synonyms&quot;:[&quot;H150/150/15&quot;,&quot;L150/150/15&quot;,&quot;L150x150x15&quot;,&quot;L150x150x15&quot;]}]}," table:formula="of:=[LAngle.Q89]" table:style-name="ce1">
            <text:p>{"L150/150/15": [{"shape_coords":[150,150,15,15,23,11.5,75,75],"shape_name":"LAngle","synonyms":["H150/150/15","L150/150/15","L150x150x15","L150x150x15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6&quot;: [{&quot;shape_coords&quot;:[150,150,16,16,24,12,75,75],&quot;shape_name&quot;:&quot;LAngle&quot;,&quot;synonyms&quot;:[&quot;H150/150/16&quot;,&quot;L150/150/16&quot;,&quot;L150x150x16&quot;,&quot;L150x150x16&quot;]}]}," table:formula="of:=[LAngle.Q90]" table:style-name="ce1">
            <text:p>{"L150/150/16": [{"shape_coords":[150,150,16,16,24,12,75,75],"shape_name":"LAngle","synonyms":["H150/150/16","L150/150/16","L150x150x16","L150x150x16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8&quot;: [{&quot;shape_coords&quot;:[150,150,18,18,26,13,75,75],&quot;shape_name&quot;:&quot;LAngle&quot;,&quot;synonyms&quot;:[&quot;H150/150/18&quot;,&quot;L150/150/18&quot;,&quot;L150x150x18&quot;,&quot;L150x150x18&quot;]}]}," table:formula="of:=[LAngle.Q91]" table:style-name="ce1">
            <text:p>{"L150/150/18": [{"shape_coords":[150,150,18,18,26,13,75,75],"shape_name":"LAngle","synonyms":["H150/150/18","L150/150/18","L150x150x18","L150x150x18"]}]},</text:p>
          </table:table-cell>
          <table:table-cell table:number-columns-repeated="16383"/>
        </table:table-row>
        <table:table-row table:style-name="ro1">
          <table:table-cell office:value-type="string" office:string-value="{&quot;L160/160/15&quot;: [{&quot;shape_coords&quot;:[160,160,15,15,23,11.5,80,80],&quot;shape_name&quot;:&quot;LAngle&quot;,&quot;synonyms&quot;:[&quot;H160/160/15&quot;,&quot;L160/160/15&quot;,&quot;L160x160x15&quot;,&quot;L160x160x15&quot;]}]}," table:formula="of:=[LAngle.Q92]" table:style-name="ce1">
            <text:p>{"L160/160/15": [{"shape_coords":[160,160,15,15,23,11.5,80,80],"shape_name":"LAngle","synonyms":["H160/160/15","L160/160/15","L160x160x15","L160x160x15"]}]},</text:p>
          </table:table-cell>
          <table:table-cell table:number-columns-repeated="16383"/>
        </table:table-row>
        <table:table-row table:style-name="ro1">
          <table:table-cell office:value-type="string" office:string-value="{&quot;L160/160/17&quot;: [{&quot;shape_coords&quot;:[160,160,17,17,25,12.5,80,80],&quot;shape_name&quot;:&quot;LAngle&quot;,&quot;synonyms&quot;:[&quot;H160/160/17&quot;,&quot;L160/160/17&quot;,&quot;L160x160x17&quot;,&quot;L160x160x17&quot;]}]}," table:formula="of:=[LAngle.Q93]" table:style-name="ce1">
            <text:p>{"L160/160/17": [{"shape_coords":[160,160,17,17,25,12.5,80,80],"shape_name":"LAngle","synonyms":["H160/160/17","L160/160/17","L160x160x17","L160x160x17"]}]},</text:p>
          </table:table-cell>
          <table:table-cell table:number-columns-repeated="16383"/>
        </table:table-row>
        <table:table-row table:style-name="ro1">
          <table:table-cell office:value-type="string" office:string-value="{&quot;L180/180/16&quot;: [{&quot;shape_coords&quot;:[180,180,16,16,25,12.5,90,90],&quot;shape_name&quot;:&quot;LAngle&quot;,&quot;synonyms&quot;:[&quot;H180/180/16&quot;,&quot;L180/180/16&quot;,&quot;L180x180x16&quot;,&quot;L180x180x16&quot;]}]}," table:formula="of:=[LAngle.Q94]" table:style-name="ce1">
            <text:p>{"L180/180/16": [{"shape_coords":[180,180,16,16,25,12.5,90,90],"shape_name":"LAngle","synonyms":["H180/180/16","L180/180/16","L180x180x16","L180x180x16"]}]},</text:p>
          </table:table-cell>
          <table:table-cell table:number-columns-repeated="16383"/>
        </table:table-row>
        <table:table-row table:style-name="ro1">
          <table:table-cell office:value-type="string" office:string-value="{&quot;L180/180/18&quot;: [{&quot;shape_coords&quot;:[180,180,18,18,27,13.5,90,90],&quot;shape_name&quot;:&quot;LAngle&quot;,&quot;synonyms&quot;:[&quot;H180/180/18&quot;,&quot;L180/180/18&quot;,&quot;L180x180x18&quot;,&quot;L180x180x18&quot;]}]}," table:formula="of:=[LAngle.Q95]" table:style-name="ce1">
            <text:p>{"L180/180/18": [{"shape_coords":[180,180,18,18,27,13.5,90,90],"shape_name":"LAngle","synonyms":["H180/180/18","L180/180/18","L180x180x18","L180x180x18"]}]},</text:p>
          </table:table-cell>
          <table:table-cell table:number-columns-repeated="16383"/>
        </table:table-row>
        <table:table-row table:style-name="ro1">
          <table:table-cell office:value-type="string" office:string-value="{&quot;L180/180/20&quot;: [{&quot;shape_coords&quot;:[180,180,20,20,29,14.5,90,90],&quot;shape_name&quot;:&quot;LAngle&quot;,&quot;synonyms&quot;:[&quot;H180/180/20&quot;,&quot;L180/180/20&quot;,&quot;L180x180x20&quot;,&quot;L180x180x20&quot;]}]}," table:formula="of:=[LAngle.Q96]" table:style-name="ce1">
            <text:p>{"L180/180/20": [{"shape_coords":[180,180,20,20,29,14.5,90,90],"shape_name":"LAngle","synonyms":["H180/180/20","L180/180/20","L180x180x20","L180x180x20"]}]},</text:p>
          </table:table-cell>
          <table:table-cell table:number-columns-repeated="16383"/>
        </table:table-row>
        <table:table-row table:style-name="ro1">
          <table:table-cell office:value-type="string" office:string-value="{&quot;L200/200/16&quot;: [{&quot;shape_coords&quot;:[200,200,16,16,25,12.5,100,100],&quot;shape_name&quot;:&quot;LAngle&quot;,&quot;synonyms&quot;:[&quot;H200/200/16&quot;,&quot;L200/200/16&quot;,&quot;L200x200x16&quot;,&quot;L200x200x16&quot;]}]}," table:formula="of:=[LAngle.Q97]" table:style-name="ce1">
            <text:p>{"L200/200/16": [{"shape_coords":[200,200,16,16,25,12.5,100,100],"shape_name":"LAngle","synonyms":["H200/200/16","L200/200/16","L200x200x16","L200x200x16"]}]},</text:p>
          </table:table-cell>
          <table:table-cell table:number-columns-repeated="16383"/>
        </table:table-row>
        <table:table-row table:style-name="ro1">
          <table:table-cell office:value-type="string" office:string-value="{&quot;L200/200/18&quot;: [{&quot;shape_coords&quot;:[200,200,18,18,27,13.5,100,100],&quot;shape_name&quot;:&quot;LAngle&quot;,&quot;synonyms&quot;:[&quot;H200/200/18&quot;,&quot;L200/200/18&quot;,&quot;L200x200x18&quot;,&quot;L200x200x18&quot;]}]}," table:formula="of:=[LAngle.Q98]" table:style-name="ce1">
            <text:p>{"L200/200/18": [{"shape_coords":[200,200,18,18,27,13.5,100,100],"shape_name":"LAngle","synonyms":["H200/200/18","L200/200/18","L200x200x18","L200x200x18"]}]},</text:p>
          </table:table-cell>
          <table:table-cell table:number-columns-repeated="16383"/>
        </table:table-row>
        <table:table-row table:style-name="ro1">
          <table:table-cell office:value-type="string" office:string-value="{&quot;L200/200/20&quot;: [{&quot;shape_coords&quot;:[200,200,20,20,29,14.5,100,100],&quot;shape_name&quot;:&quot;LAngle&quot;,&quot;synonyms&quot;:[&quot;H200/200/20&quot;,&quot;L200/200/20&quot;,&quot;L200x200x20&quot;,&quot;L200x200x20&quot;]}]}," table:formula="of:=[LAngle.Q99]" table:style-name="ce1">
            <text:p>{"L200/200/20": [{"shape_coords":[200,200,20,20,29,14.5,100,100],"shape_name":"LAngle","synonyms":["H200/200/20","L200/200/20","L200x200x20","L200x200x20"]}]},</text:p>
          </table:table-cell>
          <table:table-cell table:number-columns-repeated="16383"/>
        </table:table-row>
        <table:table-row table:style-name="ro1">
          <table:table-cell office:value-type="string" office:string-value="{&quot;L30/20/3&quot;: [{&quot;shape_coords&quot;:[30,20,3,3,5,2.5,10,15],&quot;shape_name&quot;:&quot;LAngle&quot;,&quot;synonyms&quot;:[&quot;H30/20/3&quot;,&quot;L30/20/3&quot;,&quot;L30x20x3&quot;,&quot;L30x20x3&quot;]}]}," table:formula="of:=[LAngle.Q100]" table:style-name="ce1">
            <text:p>{"L30/20/3": [{"shape_coords":[30,20,3,3,5,2.5,10,15],"shape_name":"LAngle","synonyms":["H30/20/3","L30/20/3","L30x20x3","L30x20x3"]}]},</text:p>
          </table:table-cell>
          <table:table-cell table:number-columns-repeated="16383"/>
        </table:table-row>
        <table:table-row table:style-name="ro1">
          <table:table-cell office:value-type="string" office:string-value="{&quot;L30/20/4&quot;: [{&quot;shape_coords&quot;:[30,20,4,4,6,3,10,15],&quot;shape_name&quot;:&quot;LAngle&quot;,&quot;synonyms&quot;:[&quot;H30/20/4&quot;,&quot;L30/20/4&quot;,&quot;L30x20x4&quot;,&quot;L30x20x4&quot;]}]}," table:formula="of:=[LAngle.Q101]" table:style-name="ce1">
            <text:p>{"L30/20/4": [{"shape_coords":[30,20,4,4,6,3,10,15],"shape_name":"LAngle","synonyms":["H30/20/4","L30/20/4","L30x20x4","L30x20x4"]}]},</text:p>
          </table:table-cell>
          <table:table-cell table:number-columns-repeated="16383"/>
        </table:table-row>
        <table:table-row table:style-name="ro1">
          <table:table-cell office:value-type="string" office:string-value="{&quot;L40/20/3&quot;: [{&quot;shape_coords&quot;:[40,20,3,3,5,2.5,10,20],&quot;shape_name&quot;:&quot;LAngle&quot;,&quot;synonyms&quot;:[&quot;H40/20/3&quot;,&quot;L40/20/3&quot;,&quot;L40x20x3&quot;,&quot;L40x20x3&quot;]}]}," table:formula="of:=[LAngle.Q102]" table:style-name="ce1">
            <text:p>{"L40/20/3": [{"shape_coords":[40,20,3,3,5,2.5,10,20],"shape_name":"LAngle","synonyms":["H40/20/3","L40/20/3","L40x20x3","L40x20x3"]}]},</text:p>
          </table:table-cell>
          <table:table-cell table:number-columns-repeated="16383"/>
        </table:table-row>
        <table:table-row table:style-name="ro1">
          <table:table-cell office:value-type="string" office:string-value="{&quot;L40/20/4&quot;: [{&quot;shape_coords&quot;:[40,20,4,4,6,3,10,20],&quot;shape_name&quot;:&quot;LAngle&quot;,&quot;synonyms&quot;:[&quot;H40/20/4&quot;,&quot;L40/20/4&quot;,&quot;L40x20x4&quot;,&quot;L40x20x4&quot;]}]}," table:formula="of:=[LAngle.Q103]" table:style-name="ce1">
            <text:p>{"L40/20/4": [{"shape_coords":[40,20,4,4,6,3,10,20],"shape_name":"LAngle","synonyms":["H40/20/4","L40/20/4","L40x20x4","L40x20x4"]}]},</text:p>
          </table:table-cell>
          <table:table-cell table:number-columns-repeated="16383"/>
        </table:table-row>
        <table:table-row table:style-name="ro1">
          <table:table-cell office:value-type="string" office:string-value="{&quot;L40/20/5&quot;: [{&quot;shape_coords&quot;:[40,20,5,5,7,3.5,10,20],&quot;shape_name&quot;:&quot;LAngle&quot;,&quot;synonyms&quot;:[&quot;H40/20/5&quot;,&quot;L40/20/5&quot;,&quot;L40x20x5&quot;,&quot;L40x20x5&quot;]}]}," table:formula="of:=[LAngle.Q104]" table:style-name="ce1">
            <text:p>{"L40/20/5": [{"shape_coords":[40,20,5,5,7,3.5,10,20],"shape_name":"LAngle","synonyms":["H40/20/5","L40/20/5","L40x20x5","L40x20x5"]}]},</text:p>
          </table:table-cell>
          <table:table-cell table:number-columns-repeated="16383"/>
        </table:table-row>
        <table:table-row table:style-name="ro1">
          <table:table-cell office:value-type="string" office:string-value="{&quot;L40/25/4&quot;: [{&quot;shape_coords&quot;:[40,25,4,4,65,32.5,12.5,20],&quot;shape_name&quot;:&quot;LAngle&quot;,&quot;synonyms&quot;:[&quot;H40/25/4&quot;,&quot;L40/25/4&quot;,&quot;L40x25x4&quot;,&quot;L40x25x4&quot;]}]}," table:formula="of:=[LAngle.Q105]" table:style-name="ce1">
            <text:p>{"L40/25/4": [{"shape_coords":[40,25,4,4,65,32.5,12.5,20],"shape_name":"LAngle","synonyms":["H40/25/4","L40/25/4","L40x25x4","L40x25x4"]}]},</text:p>
          </table:table-cell>
          <table:table-cell table:number-columns-repeated="16383"/>
        </table:table-row>
        <table:table-row table:style-name="ro1">
          <table:table-cell office:value-type="string" office:string-value="{&quot;L40/25/5&quot;: [{&quot;shape_coords&quot;:[40,25,5,5,75,37.5,12.5,20],&quot;shape_name&quot;:&quot;LAngle&quot;,&quot;synonyms&quot;:[&quot;H40/25/5&quot;,&quot;L40/25/5&quot;,&quot;L40x25x5&quot;,&quot;L40x25x5&quot;]}]}," table:formula="of:=[LAngle.Q106]" table:style-name="ce1">
            <text:p>{"L40/25/5": [{"shape_coords":[40,25,5,5,75,37.5,12.5,20],"shape_name":"LAngle","synonyms":["H40/25/5","L40/25/5","L40x25x5","L40x25x5"]}]},</text:p>
          </table:table-cell>
          <table:table-cell table:number-columns-repeated="16383"/>
        </table:table-row>
        <table:table-row table:style-name="ro1">
          <table:table-cell office:value-type="string" office:string-value="{&quot;L45/30/4&quot;: [{&quot;shape_coords&quot;:[45,30,4,4,65,32.5,15,22.5],&quot;shape_name&quot;:&quot;LAngle&quot;,&quot;synonyms&quot;:[&quot;H45/30/4&quot;,&quot;L45/30/4&quot;,&quot;L45x30x4&quot;,&quot;L45x30x4&quot;]}]}," table:formula="of:=[LAngle.Q107]" table:style-name="ce1">
            <text:p>{"L45/30/4": [{"shape_coords":[45,30,4,4,65,32.5,15,22.5],"shape_name":"LAngle","synonyms":["H45/30/4","L45/30/4","L45x30x4","L45x30x4"]}]},</text:p>
          </table:table-cell>
          <table:table-cell table:number-columns-repeated="16383"/>
        </table:table-row>
        <table:table-row table:style-name="ro1">
          <table:table-cell office:value-type="string" office:string-value="{&quot;L45/30/5&quot;: [{&quot;shape_coords&quot;:[45,30,5,5,75,37.5,15,22.5],&quot;shape_name&quot;:&quot;LAngle&quot;,&quot;synonyms&quot;:[&quot;H45/30/5&quot;,&quot;L45/30/5&quot;,&quot;L45x30x5&quot;,&quot;L45x30x5&quot;]}]}," table:formula="of:=[LAngle.Q108]" table:style-name="ce1">
            <text:p>{"L45/30/5": [{"shape_coords":[45,30,5,5,75,37.5,15,22.5],"shape_name":"LAngle","synonyms":["H45/30/5","L45/30/5","L45x30x5","L45x30x5"]}]},</text:p>
          </table:table-cell>
          <table:table-cell table:number-columns-repeated="16383"/>
        </table:table-row>
        <table:table-row table:style-name="ro1">
          <table:table-cell office:value-type="string" office:string-value="{&quot;L50/30/5&quot;: [{&quot;shape_coords&quot;:[50,30,5,5,75,37.5,15,25],&quot;shape_name&quot;:&quot;LAngle&quot;,&quot;synonyms&quot;:[&quot;H50/30/5&quot;,&quot;L50/30/5&quot;,&quot;L50x30x5&quot;,&quot;L50x30x5&quot;]}]}," table:formula="of:=[LAngle.Q109]" table:style-name="ce1">
            <text:p>{"L50/30/5": [{"shape_coords":[50,30,5,5,75,37.5,15,25],"shape_name":"LAngle","synonyms":["H50/30/5","L50/30/5","L50x30x5","L50x30x5"]}]},</text:p>
          </table:table-cell>
          <table:table-cell table:number-columns-repeated="16383"/>
        </table:table-row>
        <table:table-row table:style-name="ro1">
          <table:table-cell office:value-type="string" office:string-value="{&quot;L50/30/6&quot;: [{&quot;shape_coords&quot;:[50,30,6,6,85,42.5,15,25],&quot;shape_name&quot;:&quot;LAngle&quot;,&quot;synonyms&quot;:[&quot;H50/30/6&quot;,&quot;L50/30/6&quot;,&quot;L50x30x6&quot;,&quot;L50x30x6&quot;]}]}," table:formula="of:=[LAngle.Q110]" table:style-name="ce1">
            <text:p>{"L50/30/6": [{"shape_coords":[50,30,6,6,85,42.5,15,25],"shape_name":"LAngle","synonyms":["H50/30/6","L50/30/6","L50x30x6","L50x30x6"]}]},</text:p>
          </table:table-cell>
          <table:table-cell table:number-columns-repeated="16383"/>
        </table:table-row>
        <table:table-row table:style-name="ro1">
          <table:table-cell office:value-type="string" office:string-value="{&quot;L50/40/5&quot;: [{&quot;shape_coords&quot;:[50,40,5,5,75,37.5,20,25],&quot;shape_name&quot;:&quot;LAngle&quot;,&quot;synonyms&quot;:[&quot;H50/40/5&quot;,&quot;L50/40/5&quot;,&quot;L50x40x5&quot;,&quot;L50x40x5&quot;]}]}," table:formula="of:=[LAngle.Q111]" table:style-name="ce1">
            <text:p>{"L50/40/5": [{"shape_coords":[50,40,5,5,75,37.5,20,25],"shape_name":"LAngle","synonyms":["H50/40/5","L50/40/5","L50x40x5","L50x40x5"]}]},</text:p>
          </table:table-cell>
          <table:table-cell table:number-columns-repeated="16383"/>
        </table:table-row>
        <table:table-row table:style-name="ro1">
          <table:table-cell office:value-type="string" office:string-value="{&quot;L50/40/6&quot;: [{&quot;shape_coords&quot;:[50,40,6,6,85,42.5,20,25],&quot;shape_name&quot;:&quot;LAngle&quot;,&quot;synonyms&quot;:[&quot;H50/40/6&quot;,&quot;L50/40/6&quot;,&quot;L50x40x6&quot;,&quot;L50x40x6&quot;]}]}," table:formula="of:=[LAngle.Q112]" table:style-name="ce1">
            <text:p>{"L50/40/6": [{"shape_coords":[50,40,6,6,85,42.5,20,25],"shape_name":"LAngle","synonyms":["H50/40/6","L50/40/6","L50x40x6","L50x40x6"]}]},</text:p>
          </table:table-cell>
          <table:table-cell table:number-columns-repeated="16383"/>
        </table:table-row>
        <table:table-row table:style-name="ro1">
          <table:table-cell office:value-type="string" office:string-value="{&quot;L60/30/5&quot;: [{&quot;shape_coords&quot;:[60,30,5,5,8,4,15,30],&quot;shape_name&quot;:&quot;LAngle&quot;,&quot;synonyms&quot;:[&quot;H60/30/5&quot;,&quot;L60/30/5&quot;,&quot;L60x30x5&quot;,&quot;L60x30x5&quot;]}]}," table:formula="of:=[LAngle.Q113]" table:style-name="ce1">
            <text:p>{"L60/30/5": [{"shape_coords":[60,30,5,5,8,4,15,30],"shape_name":"LAngle","synonyms":["H60/30/5","L60/30/5","L60x30x5","L60x30x5"]}]},</text:p>
          </table:table-cell>
          <table:table-cell table:number-columns-repeated="16383"/>
        </table:table-row>
        <table:table-row table:style-name="ro1">
          <table:table-cell office:value-type="string" office:string-value="{&quot;L60/30/6&quot;: [{&quot;shape_coords&quot;:[60,30,6,6,9,4.5,15,30],&quot;shape_name&quot;:&quot;LAngle&quot;,&quot;synonyms&quot;:[&quot;H60/30/6&quot;,&quot;L60/30/6&quot;,&quot;L60x30x6&quot;,&quot;L60x30x6&quot;]}]}," table:formula="of:=[LAngle.Q114]" table:style-name="ce1">
            <text:p>{"L60/30/6": [{"shape_coords":[60,30,6,6,9,4.5,15,30],"shape_name":"LAngle","synonyms":["H60/30/6","L60/30/6","L60x30x6","L60x30x6"]}]},</text:p>
          </table:table-cell>
          <table:table-cell table:number-columns-repeated="16383"/>
        </table:table-row>
        <table:table-row table:style-name="ro1">
          <table:table-cell office:value-type="string" office:string-value="{&quot;L60/30/7&quot;: [{&quot;shape_coords&quot;:[60,30,7,7,10,5,15,30],&quot;shape_name&quot;:&quot;LAngle&quot;,&quot;synonyms&quot;:[&quot;H60/30/7&quot;,&quot;L60/30/7&quot;,&quot;L60x30x7&quot;,&quot;L60x30x7&quot;]}]}," table:formula="of:=[LAngle.Q115]" table:style-name="ce1">
            <text:p>{"L60/30/7": [{"shape_coords":[60,30,7,7,10,5,15,30],"shape_name":"LAngle","synonyms":["H60/30/7","L60/30/7","L60x30x7","L60x30x7"]}]},</text:p>
          </table:table-cell>
          <table:table-cell table:number-columns-repeated="16383"/>
        </table:table-row>
        <table:table-row table:style-name="ro1">
          <table:table-cell office:value-type="string" office:string-value="{&quot;L60/40/5&quot;: [{&quot;shape_coords&quot;:[60,40,5,5,8,4,20,30],&quot;shape_name&quot;:&quot;LAngle&quot;,&quot;synonyms&quot;:[&quot;H60/40/5&quot;,&quot;L60/40/5&quot;,&quot;L60x40x5&quot;,&quot;L60x40x5&quot;]}]}," table:formula="of:=[LAngle.Q116]" table:style-name="ce1">
            <text:p>{"L60/40/5": [{"shape_coords":[60,40,5,5,8,4,20,30],"shape_name":"LAngle","synonyms":["H60/40/5","L60/40/5","L60x40x5","L60x40x5"]}]},</text:p>
          </table:table-cell>
          <table:table-cell table:number-columns-repeated="16383"/>
        </table:table-row>
        <table:table-row table:style-name="ro1">
          <table:table-cell office:value-type="string" office:string-value="{&quot;L60/40/6&quot;: [{&quot;shape_coords&quot;:[60,40,6,6,9,4.5,20,30],&quot;shape_name&quot;:&quot;LAngle&quot;,&quot;synonyms&quot;:[&quot;H60/40/6&quot;,&quot;L60/40/6&quot;,&quot;L60x40x6&quot;,&quot;L60x40x6&quot;]}]}," table:formula="of:=[LAngle.Q117]" table:style-name="ce1">
            <text:p>{"L60/40/6": [{"shape_coords":[60,40,6,6,9,4.5,20,30],"shape_name":"LAngle","synonyms":["H60/40/6","L60/40/6","L60x40x6","L60x40x6"]}]},</text:p>
          </table:table-cell>
          <table:table-cell table:number-columns-repeated="16383"/>
        </table:table-row>
        <table:table-row table:style-name="ro1">
          <table:table-cell office:value-type="string" office:string-value="{&quot;L60/40/7&quot;: [{&quot;shape_coords&quot;:[60,40,7,7,10,5,20,30],&quot;shape_name&quot;:&quot;LAngle&quot;,&quot;synonyms&quot;:[&quot;H60/40/7&quot;,&quot;L60/40/7&quot;,&quot;L60x40x7&quot;,&quot;L60x40x7&quot;]}]}," table:formula="of:=[LAngle.Q118]" table:style-name="ce1">
            <text:p>{"L60/40/7": [{"shape_coords":[60,40,7,7,10,5,20,30],"shape_name":"LAngle","synonyms":["H60/40/7","L60/40/7","L60x40x7","L60x40x7"]}]},</text:p>
          </table:table-cell>
          <table:table-cell table:number-columns-repeated="16383"/>
        </table:table-row>
        <table:table-row table:style-name="ro1">
          <table:table-cell office:value-type="string" office:string-value="{&quot;L65/50/5&quot;: [{&quot;shape_coords&quot;:[65,50,5,5,85,42.5,25,32.5],&quot;shape_name&quot;:&quot;LAngle&quot;,&quot;synonyms&quot;:[&quot;H65/50/5&quot;,&quot;L65/50/5&quot;,&quot;L65x50x5&quot;,&quot;L65x50x5&quot;]}]}," table:formula="of:=[LAngle.Q119]" table:style-name="ce1">
            <text:p>{"L65/50/5": [{"shape_coords":[65,50,5,5,85,42.5,25,32.5],"shape_name":"LAngle","synonyms":["H65/50/5","L65/50/5","L65x50x5","L65x50x5"]}]},</text:p>
          </table:table-cell>
          <table:table-cell table:number-columns-repeated="16383"/>
        </table:table-row>
        <table:table-row table:style-name="ro1">
          <table:table-cell office:value-type="string" office:string-value="{&quot;L65/50/6&quot;: [{&quot;shape_coords&quot;:[65,50,6,6,95,47.5,25,32.5],&quot;shape_name&quot;:&quot;LAngle&quot;,&quot;synonyms&quot;:[&quot;H65/50/6&quot;,&quot;L65/50/6&quot;,&quot;L65x50x6&quot;,&quot;L65x50x6&quot;]}]}," table:formula="of:=[LAngle.Q120]" table:style-name="ce1">
            <text:p>{"L65/50/6": [{"shape_coords":[65,50,6,6,95,47.5,25,32.5],"shape_name":"LAngle","synonyms":["H65/50/6","L65/50/6","L65x50x6","L65x50x6"]}]},</text:p>
          </table:table-cell>
          <table:table-cell table:number-columns-repeated="16383"/>
        </table:table-row>
        <table:table-row table:style-name="ro1">
          <table:table-cell office:value-type="string" office:string-value="{&quot;L65/50/7&quot;: [{&quot;shape_coords&quot;:[65,50,7,7,10,5,25,32.5],&quot;shape_name&quot;:&quot;LAngle&quot;,&quot;synonyms&quot;:[&quot;H65/50/7&quot;,&quot;L65/50/7&quot;,&quot;L65x50x7&quot;,&quot;L65x50x7&quot;]}]}," table:formula="of:=[LAngle.Q121]" table:style-name="ce1">
            <text:p>{"L65/50/7": [{"shape_coords":[65,50,7,7,10,5,25,32.5],"shape_name":"LAngle","synonyms":["H65/50/7","L65/50/7","L65x50x7","L65x50x7"]}]},</text:p>
          </table:table-cell>
          <table:table-cell table:number-columns-repeated="16383"/>
        </table:table-row>
        <table:table-row table:style-name="ro1">
          <table:table-cell office:value-type="string" office:string-value="{&quot;L65/50/8&quot;: [{&quot;shape_coords&quot;:[65,50,8,8,11,5.5,25,32.5],&quot;shape_name&quot;:&quot;LAngle&quot;,&quot;synonyms&quot;:[&quot;H65/50/8&quot;,&quot;L65/50/8&quot;,&quot;L65x50x8&quot;,&quot;L65x50x8&quot;]}]}," table:formula="of:=[LAngle.Q122]" table:style-name="ce1">
            <text:p>{"L65/50/8": [{"shape_coords":[65,50,8,8,11,5.5,25,32.5],"shape_name":"LAngle","synonyms":["H65/50/8","L65/50/8","L65x50x8","L65x50x8"]}]},</text:p>
          </table:table-cell>
          <table:table-cell table:number-columns-repeated="16383"/>
        </table:table-row>
        <table:table-row table:style-name="ro1">
          <table:table-cell office:value-type="string" office:string-value="{&quot;L65/50/9&quot;: [{&quot;shape_coords&quot;:[65,50,9,9,12,6,25,32.5],&quot;shape_name&quot;:&quot;LAngle&quot;,&quot;synonyms&quot;:[&quot;H65/50/9&quot;,&quot;L65/50/9&quot;,&quot;L65x50x9&quot;,&quot;L65x50x9&quot;]}]}," table:formula="of:=[LAngle.Q123]" table:style-name="ce1">
            <text:p>{"L65/50/9": [{"shape_coords":[65,50,9,9,12,6,25,32.5],"shape_name":"LAngle","synonyms":["H65/50/9","L65/50/9","L65x50x9","L65x50x9"]}]},</text:p>
          </table:table-cell>
          <table:table-cell table:number-columns-repeated="16383"/>
        </table:table-row>
        <table:table-row table:style-name="ro1">
          <table:table-cell office:value-type="string" office:string-value="{&quot;L75/50/5&quot;: [{&quot;shape_coords&quot;:[75,50,5,5,85,42.5,25,37.5],&quot;shape_name&quot;:&quot;LAngle&quot;,&quot;synonyms&quot;:[&quot;H75/50/5&quot;,&quot;L75/50/5&quot;,&quot;L75x50x5&quot;,&quot;L75x50x5&quot;]}]}," table:formula="of:=[LAngle.Q124]" table:style-name="ce1">
            <text:p>{"L75/50/5": [{"shape_coords":[75,50,5,5,85,42.5,25,37.5],"shape_name":"LAngle","synonyms":["H75/50/5","L75/50/5","L75x50x5","L75x50x5"]}]},</text:p>
          </table:table-cell>
          <table:table-cell table:number-columns-repeated="16383"/>
        </table:table-row>
        <table:table-row table:style-name="ro1">
          <table:table-cell office:value-type="string" office:string-value="{&quot;L75/50/6&quot;: [{&quot;shape_coords&quot;:[75,50,6,6,95,47.5,25,37.5],&quot;shape_name&quot;:&quot;LAngle&quot;,&quot;synonyms&quot;:[&quot;H75/50/6&quot;,&quot;L75/50/6&quot;,&quot;L75x50x6&quot;,&quot;L75x50x6&quot;]}]}," table:formula="of:=[LAngle.Q125]" table:style-name="ce1">
            <text:p>{"L75/50/6": [{"shape_coords":[75,50,6,6,95,47.5,25,37.5],"shape_name":"LAngle","synonyms":["H75/50/6","L75/50/6","L75x50x6","L75x50x6"]}]},</text:p>
          </table:table-cell>
          <table:table-cell table:number-columns-repeated="16383"/>
        </table:table-row>
        <table:table-row table:style-name="ro1">
          <table:table-cell office:value-type="string" office:string-value="{&quot;L75/50/7&quot;: [{&quot;shape_coords&quot;:[75,50,7,7,10,5,25,37.5],&quot;shape_name&quot;:&quot;LAngle&quot;,&quot;synonyms&quot;:[&quot;H75/50/7&quot;,&quot;L75/50/7&quot;,&quot;L75x50x7&quot;,&quot;L75x50x7&quot;]}]}," table:formula="of:=[LAngle.Q126]" table:style-name="ce1">
            <text:p>{"L75/50/7": [{"shape_coords":[75,50,7,7,10,5,25,37.5],"shape_name":"LAngle","synonyms":["H75/50/7","L75/50/7","L75x50x7","L75x50x7"]}]},</text:p>
          </table:table-cell>
          <table:table-cell table:number-columns-repeated="16383"/>
        </table:table-row>
        <table:table-row table:style-name="ro1">
          <table:table-cell office:value-type="string" office:string-value="{&quot;L75/55/7&quot;: [{&quot;shape_coords&quot;:[75,55,7,7,10,5,27.5,37.5],&quot;shape_name&quot;:&quot;LAngle&quot;,&quot;synonyms&quot;:[&quot;H75/55/7&quot;,&quot;L75/55/7&quot;,&quot;L75x55x7&quot;,&quot;L75x55x7&quot;]}]}," table:formula="of:=[LAngle.Q127]" table:style-name="ce1">
            <text:p>{"L75/55/7": [{"shape_coords":[75,55,7,7,10,5,27.5,37.5],"shape_name":"LAngle","synonyms":["H75/55/7","L75/55/7","L75x55x7","L75x55x7"]}]},</text:p>
          </table:table-cell>
          <table:table-cell table:number-columns-repeated="16383"/>
        </table:table-row>
        <table:table-row table:style-name="ro1">
          <table:table-cell office:value-type="string" office:string-value="{&quot;L75/65/6&quot;: [{&quot;shape_coords&quot;:[75,65,6,6,10,5,32.5,37.5],&quot;shape_name&quot;:&quot;LAngle&quot;,&quot;synonyms&quot;:[&quot;H75/65/6&quot;,&quot;L75/65/6&quot;,&quot;L75x65x6&quot;,&quot;L75x65x6&quot;]}]}," table:formula="of:=[LAngle.Q128]" table:style-name="ce1">
            <text:p>{"L75/65/6": [{"shape_coords":[75,65,6,6,10,5,32.5,37.5],"shape_name":"LAngle","synonyms":["H75/65/6","L75/65/6","L75x65x6","L75x65x6"]}]},</text:p>
          </table:table-cell>
          <table:table-cell table:number-columns-repeated="16383"/>
        </table:table-row>
        <table:table-row table:style-name="ro1">
          <table:table-cell office:value-type="string" office:string-value="{&quot;L75/65/7&quot;: [{&quot;shape_coords&quot;:[75,65,7,7,11,5.5,32.5,37.5],&quot;shape_name&quot;:&quot;LAngle&quot;,&quot;synonyms&quot;:[&quot;H75/65/7&quot;,&quot;L75/65/7&quot;,&quot;L75x65x7&quot;,&quot;L75x65x7&quot;]}]}," table:formula="of:=[LAngle.Q129]" table:style-name="ce1">
            <text:p>{"L75/65/7": [{"shape_coords":[75,65,7,7,11,5.5,32.5,37.5],"shape_name":"LAngle","synonyms":["H75/65/7","L75/65/7","L75x65x7","L75x65x7"]}]},</text:p>
          </table:table-cell>
          <table:table-cell table:number-columns-repeated="16383"/>
        </table:table-row>
        <table:table-row table:style-name="ro1">
          <table:table-cell office:value-type="string" office:string-value="{&quot;L75/65/8&quot;: [{&quot;shape_coords&quot;:[75,65,8,8,12,6,32.5,37.5],&quot;shape_name&quot;:&quot;LAngle&quot;,&quot;synonyms&quot;:[&quot;H75/65/8&quot;,&quot;L75/65/8&quot;,&quot;L75x65x8&quot;,&quot;L75x65x8&quot;]}]}," table:formula="of:=[LAngle.Q130]" table:style-name="ce1">
            <text:p>{"L75/65/8": [{"shape_coords":[75,65,8,8,12,6,32.5,37.5],"shape_name":"LAngle","synonyms":["H75/65/8","L75/65/8","L75x65x8","L75x65x8"]}]},</text:p>
          </table:table-cell>
          <table:table-cell table:number-columns-repeated="16383"/>
        </table:table-row>
        <table:table-row table:style-name="ro1">
          <table:table-cell office:value-type="string" office:string-value="{&quot;L75/65/10&quot;: [{&quot;shape_coords&quot;:[75,65,10,10,14,7,32.5,37.5],&quot;shape_name&quot;:&quot;LAngle&quot;,&quot;synonyms&quot;:[&quot;H75/65/10&quot;,&quot;L75/65/10&quot;,&quot;L75x65x10&quot;,&quot;L75x65x10&quot;]}]}," table:formula="of:=[LAngle.Q131]" table:style-name="ce1">
            <text:p>{"L75/65/10": [{"shape_coords":[75,65,10,10,14,7,32.5,37.5],"shape_name":"LAngle","synonyms":["H75/65/10","L75/65/10","L75x65x10","L75x65x10"]}]},</text:p>
          </table:table-cell>
          <table:table-cell table:number-columns-repeated="16383"/>
        </table:table-row>
        <table:table-row table:style-name="ro1">
          <table:table-cell office:value-type="string" office:string-value="{&quot;L80/40/6&quot;: [{&quot;shape_coords&quot;:[80,40,6,6,95,47.5,20,40],&quot;shape_name&quot;:&quot;LAngle&quot;,&quot;synonyms&quot;:[&quot;H80/40/6&quot;,&quot;L80/40/6&quot;,&quot;L80x40x6&quot;,&quot;L80x40x6&quot;]}]}," table:formula="of:=[LAngle.Q132]" table:style-name="ce1">
            <text:p>{"L80/40/6": [{"shape_coords":[80,40,6,6,95,47.5,20,40],"shape_name":"LAngle","synonyms":["H80/40/6","L80/40/6","L80x40x6","L80x40x6"]}]},</text:p>
          </table:table-cell>
          <table:table-cell table:number-columns-repeated="16383"/>
        </table:table-row>
        <table:table-row table:style-name="ro1">
          <table:table-cell office:value-type="string" office:string-value="{&quot;L80/40/7&quot;: [{&quot;shape_coords&quot;:[80,40,7,7,10,5,20,40],&quot;shape_name&quot;:&quot;LAngle&quot;,&quot;synonyms&quot;:[&quot;H80/40/7&quot;,&quot;L80/40/7&quot;,&quot;L80x40x7&quot;,&quot;L80x40x7&quot;]}]}," table:formula="of:=[LAngle.Q133]" table:style-name="ce1">
            <text:p>{"L80/40/7": [{"shape_coords":[80,40,7,7,10,5,20,40],"shape_name":"LAngle","synonyms":["H80/40/7","L80/40/7","L80x40x7","L80x40x7"]}]},</text:p>
          </table:table-cell>
          <table:table-cell table:number-columns-repeated="16383"/>
        </table:table-row>
        <table:table-row table:style-name="ro1">
          <table:table-cell office:value-type="string" office:string-value="{&quot;L80/40/8&quot;: [{&quot;shape_coords&quot;:[80,40,8,8,11,5.5,20,40],&quot;shape_name&quot;:&quot;LAngle&quot;,&quot;synonyms&quot;:[&quot;H80/40/8&quot;,&quot;L80/40/8&quot;,&quot;L80x40x8&quot;,&quot;L80x40x8&quot;]}]}," table:formula="of:=[LAngle.Q134]" table:style-name="ce1">
            <text:p>{"L80/40/8": [{"shape_coords":[80,40,8,8,11,5.5,20,40],"shape_name":"LAngle","synonyms":["H80/40/8","L80/40/8","L80x40x8","L80x40x8"]}]},</text:p>
          </table:table-cell>
          <table:table-cell table:number-columns-repeated="16383"/>
        </table:table-row>
        <table:table-row table:style-name="ro1">
          <table:table-cell office:value-type="string" office:string-value="{&quot;L90/60/6&quot;: [{&quot;shape_coords&quot;:[90,60,6,6,95,47.5,30,45],&quot;shape_name&quot;:&quot;LAngle&quot;,&quot;synonyms&quot;:[&quot;H90/60/6&quot;,&quot;L90/60/6&quot;,&quot;L90x60x6&quot;,&quot;L90x60x6&quot;]}]}," table:formula="of:=[LAngle.Q135]" table:style-name="ce1">
            <text:p>{"L90/60/6": [{"shape_coords":[90,60,6,6,95,47.5,30,45],"shape_name":"LAngle","synonyms":["H90/60/6","L90/60/6","L90x60x6","L90x60x6"]}]},</text:p>
          </table:table-cell>
          <table:table-cell table:number-columns-repeated="16383"/>
        </table:table-row>
        <table:table-row table:style-name="ro1">
          <table:table-cell office:value-type="string" office:string-value="{&quot;L90/60/8&quot;: [{&quot;shape_coords&quot;:[90,60,8,8,11,5.5,30,45],&quot;shape_name&quot;:&quot;LAngle&quot;,&quot;synonyms&quot;:[&quot;H90/60/8&quot;,&quot;L90/60/8&quot;,&quot;L90x60x8&quot;,&quot;L90x60x8&quot;]}]}," table:formula="of:=[LAngle.Q136]" table:style-name="ce1">
            <text:p>{"L90/60/8": [{"shape_coords":[90,60,8,8,11,5.5,30,45],"shape_name":"LAngle","synonyms":["H90/60/8","L90/60/8","L90x60x8","L90x60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50/6&quot;: [{&quot;shape_coords&quot;:[100,50,6,6,10,5,25,50],&quot;shape_name&quot;:&quot;LAngle&quot;,&quot;synonyms&quot;:[&quot;H100/50/6&quot;,&quot;L100/50/6&quot;,&quot;L100x50x6&quot;,&quot;L100x50x6&quot;]}]}," table:formula="of:=[LAngle.Q137]" table:style-name="ce1">
            <text:p>{"L100/50/6": [{"shape_coords":[100,50,6,6,10,5,25,50],"shape_name":"LAngle","synonyms":["H100/50/6","L100/50/6","L100x50x6","L100x50x6"]}]},</text:p>
          </table:table-cell>
          <table:table-cell table:number-columns-repeated="16383"/>
        </table:table-row>
        <table:table-row table:style-name="ro1">
          <table:table-cell office:value-type="string" office:string-value="{&quot;L100/50/7&quot;: [{&quot;shape_coords&quot;:[100,50,7,7,11,5.5,25,50],&quot;shape_name&quot;:&quot;LAngle&quot;,&quot;synonyms&quot;:[&quot;H100/50/7&quot;,&quot;L100/50/7&quot;,&quot;L100x50x7&quot;,&quot;L100x50x7&quot;]}]}," table:formula="of:=[LAngle.Q138]" table:style-name="ce1">
            <text:p>{"L100/50/7": [{"shape_coords":[100,50,7,7,11,5.5,25,50],"shape_name":"LAngle","synonyms":["H100/50/7","L100/50/7","L100x50x7","L100x50x7"]}]},</text:p>
          </table:table-cell>
          <table:table-cell table:number-columns-repeated="16383"/>
        </table:table-row>
        <table:table-row table:style-name="ro1">
          <table:table-cell office:value-type="string" office:string-value="{&quot;L100/50/8&quot;: [{&quot;shape_coords&quot;:[100,50,8,8,12,6,25,50],&quot;shape_name&quot;:&quot;LAngle&quot;,&quot;synonyms&quot;:[&quot;H100/50/8&quot;,&quot;L100/50/8&quot;,&quot;L100x50x8&quot;,&quot;L100x50x8&quot;]}]}," table:formula="of:=[LAngle.Q139]" table:style-name="ce1">
            <text:p>{"L100/50/8": [{"shape_coords":[100,50,8,8,12,6,25,50],"shape_name":"LAngle","synonyms":["H100/50/8","L100/50/8","L100x50x8","L100x50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50/10&quot;: [{&quot;shape_coords&quot;:[100,50,10,10,14,7,25,50],&quot;shape_name&quot;:&quot;LAngle&quot;,&quot;synonyms&quot;:[&quot;H100/50/10&quot;,&quot;L100/50/10&quot;,&quot;L100x50x10&quot;,&quot;L100x50x10&quot;]}]}," table:formula="of:=[LAngle.Q140]" table:style-name="ce1">
            <text:p>{"L100/50/10": [{"shape_coords":[100,50,10,10,14,7,25,50],"shape_name":"LAngle","synonyms":["H100/50/10","L100/50/10","L100x50x10","L100x50x10"]}]},</text:p>
          </table:table-cell>
          <table:table-cell table:number-columns-repeated="16383"/>
        </table:table-row>
        <table:table-row table:style-name="ro1">
          <table:table-cell office:value-type="string" office:string-value="{&quot;L100/65/7&quot;: [{&quot;shape_coords&quot;:[100,65,7,7,12,6,32.5,50],&quot;shape_name&quot;:&quot;LAngle&quot;,&quot;synonyms&quot;:[&quot;H100/65/7&quot;,&quot;L100/65/7&quot;,&quot;L100x65x7&quot;,&quot;L100x65x7&quot;]}]}," table:formula="of:=[LAngle.Q141]" table:style-name="ce1">
            <text:p>{"L100/65/7": [{"shape_coords":[100,65,7,7,12,6,32.5,50],"shape_name":"LAngle","synonyms":["H100/65/7","L100/65/7","L100x65x7","L100x65x7"]}]},</text:p>
          </table:table-cell>
          <table:table-cell table:number-columns-repeated="16383"/>
        </table:table-row>
        <table:table-row table:style-name="ro1">
          <table:table-cell office:value-type="string" office:string-value="{&quot;L100/65/8&quot;: [{&quot;shape_coords&quot;:[100,65,8,8,13,6.5,32.5,50],&quot;shape_name&quot;:&quot;LAngle&quot;,&quot;synonyms&quot;:[&quot;H100/65/8&quot;,&quot;L100/65/8&quot;,&quot;L100x65x8&quot;,&quot;L100x65x8&quot;]}]}," table:formula="of:=[LAngle.Q142]" table:style-name="ce1">
            <text:p>{"L100/65/8": [{"shape_coords":[100,65,8,8,13,6.5,32.5,50],"shape_name":"LAngle","synonyms":["H100/65/8","L100/65/8","L100x65x8","L100x65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65/9&quot;: [{&quot;shape_coords&quot;:[100,65,9,9,14,7,32.5,50],&quot;shape_name&quot;:&quot;LAngle&quot;,&quot;synonyms&quot;:[&quot;H100/65/9&quot;,&quot;L100/65/9&quot;,&quot;L100x65x9&quot;,&quot;L100x65x9&quot;]}]}," table:formula="of:=[LAngle.Q143]" table:style-name="ce1">
            <text:p>{"L100/65/9": [{"shape_coords":[100,65,9,9,14,7,32.5,50],"shape_name":"LAngle","synonyms":["H100/65/9","L100/65/9","L100x65x9","L100x65x9"]}]},</text:p>
          </table:table-cell>
          <table:table-cell table:number-columns-repeated="16383"/>
        </table:table-row>
        <table:table-row table:style-name="ro1">
          <table:table-cell office:value-type="string" office:string-value="{&quot;L100/65/10&quot;: [{&quot;shape_coords&quot;:[100,65,10,10,15,7.5,32.5,50],&quot;shape_name&quot;:&quot;LAngle&quot;,&quot;synonyms&quot;:[&quot;H100/65/10&quot;,&quot;L100/65/10&quot;,&quot;L100x65x10&quot;,&quot;L100x65x10&quot;]}]}," table:formula="of:=[LAngle.Q144]" table:style-name="ce1">
            <text:p>{"L100/65/10": [{"shape_coords":[100,65,10,10,15,7.5,32.5,50],"shape_name":"LAngle","synonyms":["H100/65/10","L100/65/10","L100x65x10","L100x65x10"]}]},</text:p>
          </table:table-cell>
          <table:table-cell table:number-columns-repeated="16383"/>
        </table:table-row>
        <table:table-row table:style-name="ro1">
          <table:table-cell office:value-type="string" office:string-value="{&quot;L100/65/11&quot;: [{&quot;shape_coords&quot;:[100,65,11,11,16,8,32.5,50],&quot;shape_name&quot;:&quot;LAngle&quot;,&quot;synonyms&quot;:[&quot;H100/65/11&quot;,&quot;L100/65/11&quot;,&quot;L100x65x11&quot;,&quot;L100x65x11&quot;]}]}," table:formula="of:=[LAngle.Q145]" table:style-name="ce1">
            <text:p>{"L100/65/11": [{"shape_coords":[100,65,11,11,16,8,32.5,50],"shape_name":"LAngle","synonyms":["H100/65/11","L100/65/11","L100x65x11","L100x65x11"]}]},</text:p>
          </table:table-cell>
          <table:table-cell table:number-columns-repeated="16383"/>
        </table:table-row>
        <table:table-row table:style-name="ro1">
          <table:table-cell office:value-type="string" office:string-value="{&quot;L100/75/7&quot;: [{&quot;shape_coords&quot;:[100,75,7,7,12,6,37.5,50],&quot;shape_name&quot;:&quot;LAngle&quot;,&quot;synonyms&quot;:[&quot;H100/75/7&quot;,&quot;L100/75/7&quot;,&quot;L100x75x7&quot;,&quot;L100x75x7&quot;]}]}," table:formula="of:=[LAngle.Q146]" table:style-name="ce1">
            <text:p>{"L100/75/7": [{"shape_coords":[100,75,7,7,12,6,37.5,50],"shape_name":"LAngle","synonyms":["H100/75/7","L100/75/7","L100x75x7","L100x75x7"]}]},</text:p>
          </table:table-cell>
          <table:table-cell table:number-columns-repeated="16383"/>
        </table:table-row>
        <table:table-row table:style-name="ro1">
          <table:table-cell office:value-type="string" office:string-value="{&quot;L100/75/8&quot;: [{&quot;shape_coords&quot;:[100,75,8,8,13,6.5,37.5,50],&quot;shape_name&quot;:&quot;LAngle&quot;,&quot;synonyms&quot;:[&quot;H100/75/8&quot;,&quot;L100/75/8&quot;,&quot;L100x75x8&quot;,&quot;L100x75x8&quot;]}]}," table:formula="of:=[LAngle.Q147]" table:style-name="ce1">
            <text:p>{"L100/75/8": [{"shape_coords":[100,75,8,8,13,6.5,37.5,50],"shape_name":"LAngle","synonyms":["H100/75/8","L100/75/8","L100x75x8","L100x75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75/9&quot;: [{&quot;shape_coords&quot;:[100,75,9,9,14,7,37.5,50],&quot;shape_name&quot;:&quot;LAngle&quot;,&quot;synonyms&quot;:[&quot;H100/75/9&quot;,&quot;L100/75/9&quot;,&quot;L100x75x9&quot;,&quot;L100x75x9&quot;]}]}," table:formula="of:=[LAngle.Q148]" table:style-name="ce1">
            <text:p>{"L100/75/9": [{"shape_coords":[100,75,9,9,14,7,37.5,50],"shape_name":"LAngle","synonyms":["H100/75/9","L100/75/9","L100x75x9","L100x75x9"]}]},</text:p>
          </table:table-cell>
          <table:table-cell table:number-columns-repeated="16383"/>
        </table:table-row>
        <table:table-row table:style-name="ro1">
          <table:table-cell office:value-type="string" office:string-value="{&quot;L100/75/10&quot;: [{&quot;shape_coords&quot;:[100,75,10,10,15,7.5,37.5,50],&quot;shape_name&quot;:&quot;LAngle&quot;,&quot;synonyms&quot;:[&quot;H100/75/10&quot;,&quot;L100/75/10&quot;,&quot;L100x75x10&quot;,&quot;L100x75x10&quot;]}]}," table:formula="of:=[LAngle.Q149]" table:style-name="ce1">
            <text:p>{"L100/75/10": [{"shape_coords":[100,75,10,10,15,7.5,37.5,50],"shape_name":"LAngle","synonyms":["H100/75/10","L100/75/10","L100x75x10","L100x75x10"]}]},</text:p>
          </table:table-cell>
          <table:table-cell table:number-columns-repeated="16383"/>
        </table:table-row>
        <table:table-row table:style-name="ro1">
          <table:table-cell office:value-type="string" office:string-value="{&quot;L120/80/8&quot;: [{&quot;shape_coords&quot;:[120,80,8,8,13,6.5,40,60],&quot;shape_name&quot;:&quot;LAngle&quot;,&quot;synonyms&quot;:[&quot;H120/80/8&quot;,&quot;L120/80/8&quot;,&quot;L120x80x8&quot;,&quot;L120x80x8&quot;]}]}," table:formula="of:=[LAngle.Q150]" table:style-name="ce1">
            <text:p>{"L120/80/8": [{"shape_coords":[120,80,8,8,13,6.5,40,60],"shape_name":"LAngle","synonyms":["H120/80/8","L120/80/8","L120x80x8","L120x80x8"]}]},</text:p>
          </table:table-cell>
          <table:table-cell table:number-columns-repeated="16383"/>
        </table:table-row>
        <table:table-row table:style-name="ro1">
          <table:table-cell office:value-type="string" office:string-value="{&quot;L120/80/12&quot;: [{&quot;shape_coords&quot;:[120,80,12,12,17,8.5,40,60],&quot;shape_name&quot;:&quot;LAngle&quot;,&quot;synonyms&quot;:[&quot;H120/80/12&quot;,&quot;L120/80/12&quot;,&quot;L120x80x12&quot;,&quot;L120x80x12&quot;]}]}," table:formula="of:=[LAngle.Q151]" table:style-name="ce1">
            <text:p>{"L120/80/12": [{"shape_coords":[120,80,12,12,17,8.5,40,60],"shape_name":"LAngle","synonyms":["H120/80/12","L120/80/12","L120x80x12","L120x80x12"]}]},</text:p>
          </table:table-cell>
          <table:table-cell table:number-columns-repeated="16383"/>
        </table:table-row>
        <table:table-row table:style-name="ro1">
          <table:table-cell office:value-type="string" office:string-value="{&quot;L130/65/8&quot;: [{&quot;shape_coords&quot;:[130,65,8,8,13,6.5,32.5,65],&quot;shape_name&quot;:&quot;LAngle&quot;,&quot;synonyms&quot;:[&quot;H130/65/8&quot;,&quot;L130/65/8&quot;,&quot;L130x65x8&quot;,&quot;L130x65x8&quot;]}]}," table:formula="of:=[LAngle.Q152]" table:style-name="ce1">
            <text:p>{"L130/65/8": [{"shape_coords":[130,65,8,8,13,6.5,32.5,65],"shape_name":"LAngle","synonyms":["H130/65/8","L130/65/8","L130x65x8","L130x65x8"]}]},</text:p>
          </table:table-cell>
          <table:table-cell table:number-columns-repeated="16383"/>
        </table:table-row>
        <table:table-row table:style-name="ro1">
          <table:table-cell office:value-type="string" office:string-value="{&quot;L130/65/10&quot;: [{&quot;shape_coords&quot;:[130,65,10,10,15,7.5,32.5,65],&quot;shape_name&quot;:&quot;LAngle&quot;,&quot;synonyms&quot;:[&quot;H130/65/10&quot;,&quot;L130/65/10&quot;,&quot;L130x65x10&quot;,&quot;L130x65x10&quot;]}]}," table:formula="of:=[LAngle.Q153]" table:style-name="ce1">
            <text:p>{"L130/65/10": [{"shape_coords":[130,65,10,10,15,7.5,32.5,65],"shape_name":"LAngle","synonyms":["H130/65/10","L130/65/10","L130x65x10","L130x65x10"]}]},</text:p>
          </table:table-cell>
          <table:table-cell table:number-columns-repeated="16383"/>
        </table:table-row>
        <table:table-row table:style-name="ro1">
          <table:table-cell office:value-type="string" office:string-value="{&quot;L130/65/12&quot;: [{&quot;shape_coords&quot;:[130,65,12,12,17,8.5,32.5,65],&quot;shape_name&quot;:&quot;LAngle&quot;,&quot;synonyms&quot;:[&quot;H130/65/12&quot;,&quot;L130/65/12&quot;,&quot;L130x65x12&quot;,&quot;L130x65x12&quot;]}]}," table:formula="of:=[LAngle.Q154]" table:style-name="ce1">
            <text:p>{"L130/65/12": [{"shape_coords":[130,65,12,12,17,8.5,32.5,65],"shape_name":"LAngle","synonyms":["H130/65/12","L130/65/12","L130x65x12","L130x65x12"]}]},</text:p>
          </table:table-cell>
          <table:table-cell table:number-columns-repeated="16383"/>
        </table:table-row>
        <table:table-row table:style-name="ro1">
          <table:table-cell office:value-type="string" office:string-value="{&quot;L130/75/8&quot;: [{&quot;shape_coords&quot;:[130,75,8,8,13,6.5,37.5,65],&quot;shape_name&quot;:&quot;LAngle&quot;,&quot;synonyms&quot;:[&quot;H130/75/8&quot;,&quot;L130/75/8&quot;,&quot;L130x75x8&quot;,&quot;L130x75x8&quot;]}]}," table:formula="of:=[LAngle.Q155]" table:style-name="ce1">
            <text:p>{"L130/75/8": [{"shape_coords":[130,75,8,8,13,6.5,37.5,65],"shape_name":"LAngle","synonyms":["H130/75/8","L130/75/8","L130x75x8","L130x75x8"]}]},</text:p>
          </table:table-cell>
          <table:table-cell table:number-columns-repeated="16383"/>
        </table:table-row>
        <table:table-row table:style-name="ro1">
          <table:table-cell office:value-type="string" office:string-value="{&quot;L130/75/10&quot;: [{&quot;shape_coords&quot;:[130,75,10,10,15,7.5,37.5,65],&quot;shape_name&quot;:&quot;LAngle&quot;,&quot;synonyms&quot;:[&quot;H130/75/10&quot;,&quot;L130/75/10&quot;,&quot;L130x75x10&quot;,&quot;L130x75x10&quot;]}]}," table:formula="of:=[LAngle.Q156]" table:style-name="ce1">
            <text:p>{"L130/75/10": [{"shape_coords":[130,75,10,10,15,7.5,37.5,65],"shape_name":"LAngle","synonyms":["H130/75/10","L130/75/10","L130x75x10","L130x75x10"]}]},</text:p>
          </table:table-cell>
          <table:table-cell table:number-columns-repeated="16383"/>
        </table:table-row>
        <table:table-row table:style-name="ro1">
          <table:table-cell office:value-type="string" office:string-value="{&quot;L130/75/12&quot;: [{&quot;shape_coords&quot;:[130,75,12,12,17,8.5,37.5,65],&quot;shape_name&quot;:&quot;LAngle&quot;,&quot;synonyms&quot;:[&quot;H130/75/12&quot;,&quot;L130/75/12&quot;,&quot;L130x75x12&quot;,&quot;L130x75x12&quot;]}]}," table:formula="of:=[LAngle.Q157]" table:style-name="ce1">
            <text:p>{"L130/75/12": [{"shape_coords":[130,75,12,12,17,8.5,37.5,65],"shape_name":"LAngle","synonyms":["H130/75/12","L130/75/12","L130x75x12","L130x75x12"]}]},</text:p>
          </table:table-cell>
          <table:table-cell table:number-columns-repeated="16383"/>
        </table:table-row>
        <table:table-row table:style-name="ro1">
          <table:table-cell office:value-type="string" office:string-value="{&quot;L150/75/9&quot;: [{&quot;shape_coords&quot;:[150,75,9,9,14,7,37.5,75],&quot;shape_name&quot;:&quot;LAngle&quot;,&quot;synonyms&quot;:[&quot;H150/75/9&quot;,&quot;L150/75/9&quot;,&quot;L150x75x9&quot;,&quot;L150x75x9&quot;]}]}," table:formula="of:=[LAngle.Q158]" table:style-name="ce1">
            <text:p>{"L150/75/9": [{"shape_coords":[150,75,9,9,14,7,37.5,75],"shape_name":"LAngle","synonyms":["H150/75/9","L150/75/9","L150x75x9","L150x75x9"]}]},</text:p>
          </table:table-cell>
          <table:table-cell table:number-columns-repeated="16383"/>
        </table:table-row>
        <table:table-row table:style-name="ro1">
          <table:table-cell office:value-type="string" office:string-value="{&quot;L150/75/10&quot;: [{&quot;shape_coords&quot;:[150,75,10,10,15,7.5,37.5,75],&quot;shape_name&quot;:&quot;LAngle&quot;,&quot;synonyms&quot;:[&quot;H150/75/10&quot;,&quot;L150/75/10&quot;,&quot;L150x75x10&quot;,&quot;L150x75x10&quot;]}]}," table:formula="of:=[LAngle.Q159]" table:style-name="ce1">
            <text:p>{"L150/75/10": [{"shape_coords":[150,75,10,10,15,7.5,37.5,75],"shape_name":"LAngle","synonyms":["H150/75/10","L150/75/10","L150x75x10","L150x75x10"]}]},</text:p>
          </table:table-cell>
          <table:table-cell table:number-columns-repeated="16383"/>
        </table:table-row>
        <table:table-row table:style-name="ro1">
          <table:table-cell office:value-type="string" office:string-value="{&quot;L150/75/11&quot;: [{&quot;shape_coords&quot;:[150,75,11,11,16,8,37.5,75],&quot;shape_name&quot;:&quot;LAngle&quot;,&quot;synonyms&quot;:[&quot;H150/75/11&quot;,&quot;L150/75/11&quot;,&quot;L150x75x11&quot;,&quot;L150x75x11&quot;]}]}," table:formula="of:=[LAngle.Q160]" table:style-name="ce1">
            <text:p>{"L150/75/11": [{"shape_coords":[150,75,11,11,16,8,37.5,75],"shape_name":"LAngle","synonyms":["H150/75/11","L150/75/11","L150x75x11","L150x75x11"]}]},</text:p>
          </table:table-cell>
          <table:table-cell table:number-columns-repeated="16383"/>
        </table:table-row>
        <table:table-row table:style-name="ro1">
          <table:table-cell office:value-type="string" office:string-value="{&quot;L150/90/10&quot;: [{&quot;shape_coords&quot;:[150,90,10,10,16,8,45,75],&quot;shape_name&quot;:&quot;LAngle&quot;,&quot;synonyms&quot;:[&quot;H150/90/10&quot;,&quot;L150/90/10&quot;,&quot;L150x90x10&quot;,&quot;L150x90x10&quot;]}]}," table:formula="of:=[LAngle.Q161]" table:style-name="ce1">
            <text:p>{"L150/90/10": [{"shape_coords":[150,90,10,10,16,8,45,75],"shape_name":"LAngle","synonyms":["H150/90/10","L150/90/10","L150x90x10","L150x90x10"]}]},</text:p>
          </table:table-cell>
          <table:table-cell table:number-columns-repeated="16383"/>
        </table:table-row>
        <table:table-row table:style-name="ro1">
          <table:table-cell office:value-type="string" office:string-value="{&quot;L150/90/12&quot;: [{&quot;shape_coords&quot;:[150,90,12,12,18,9,45,75],&quot;shape_name&quot;:&quot;LAngle&quot;,&quot;synonyms&quot;:[&quot;H150/90/12&quot;,&quot;L150/90/12&quot;,&quot;L150x90x12&quot;,&quot;L150x90x12&quot;]}]}," table:formula="of:=[LAngle.Q162]" table:style-name="ce1">
            <text:p>{"L150/90/12": [{"shape_coords":[150,90,12,12,18,9,45,75],"shape_name":"LAngle","synonyms":["H150/90/12","L150/90/12","L150x90x12","L150x90x12"]}]},</text:p>
          </table:table-cell>
          <table:table-cell table:number-columns-repeated="16383"/>
        </table:table-row>
        <table:table-row table:style-name="ro1">
          <table:table-cell office:value-type="string" office:string-value="{&quot;L150/100/10&quot;: [{&quot;shape_coords&quot;:[150,100,10,10,16,8,50,75],&quot;shape_name&quot;:&quot;LAngle&quot;,&quot;synonyms&quot;:[&quot;H150/100/10&quot;,&quot;L150/100/10&quot;,&quot;L150x100x10&quot;,&quot;L150x100x10&quot;]}]}," table:formula="of:=[LAngle.Q163]" table:style-name="ce1">
            <text:p>{"L150/100/10": [{"shape_coords":[150,100,10,10,16,8,50,75],"shape_name":"LAngle","synonyms":["H150/100/10","L150/100/10","L150x100x10","L150x100x10"]}]},</text:p>
          </table:table-cell>
          <table:table-cell table:number-columns-repeated="16383"/>
        </table:table-row>
        <table:table-row table:style-name="ro1">
          <table:table-cell office:value-type="string" office:string-value="{&quot;L150/100/12&quot;: [{&quot;shape_coords&quot;:[150,100,12,12,18,9,50,75],&quot;shape_name&quot;:&quot;LAngle&quot;,&quot;synonyms&quot;:[&quot;H150/100/12&quot;,&quot;L150/100/12&quot;,&quot;L150x100x12&quot;,&quot;L150x100x12&quot;]}]}," table:formula="of:=[LAngle.Q164]" table:style-name="ce1">
            <text:p>{"L150/100/12": [{"shape_coords":[150,100,12,12,18,9,50,75],"shape_name":"LAngle","synonyms":["H150/100/12","L150/100/12","L150x100x12","L150x100x12"]}]},</text:p>
          </table:table-cell>
          <table:table-cell table:number-columns-repeated="16383"/>
        </table:table-row>
        <table:table-row table:style-name="ro1">
          <table:table-cell office:value-type="string" office:string-value="{&quot;L150/100/14&quot;: [{&quot;shape_coords&quot;:[150,100,14,14,20,10,50,75],&quot;shape_name&quot;:&quot;LAngle&quot;,&quot;synonyms&quot;:[&quot;H150/100/14&quot;,&quot;L150/100/14&quot;,&quot;L150x100x14&quot;,&quot;L150x100x14&quot;]}]}," table:formula="of:=[LAngle.Q165]" table:style-name="ce1">
            <text:p>{"L150/100/14": [{"shape_coords":[150,100,14,14,20,10,50,75],"shape_name":"LAngle","synonyms":["H150/100/14","L150/100/14","L150x100x14","L150x100x14"]}]},</text:p>
          </table:table-cell>
          <table:table-cell table:number-columns-repeated="16383"/>
        </table:table-row>
        <table:table-row table:style-name="ro1">
          <table:table-cell office:value-type="string" office:string-value="{&quot;L160/80/10&quot;: [{&quot;shape_coords&quot;:[160,80,10,10,16,8,40,80],&quot;shape_name&quot;:&quot;LAngle&quot;,&quot;synonyms&quot;:[&quot;H160/80/10&quot;,&quot;L160/80/10&quot;,&quot;L160x80x10&quot;,&quot;L160x80x10&quot;]}]}," table:formula="of:=[LAngle.Q166]" table:style-name="ce1">
            <text:p>{"L160/80/10": [{"shape_coords":[160,80,10,10,16,8,40,80],"shape_name":"LAngle","synonyms":["H160/80/10","L160/80/10","L160x80x10","L160x80x10"]}]},</text:p>
          </table:table-cell>
          <table:table-cell table:number-columns-repeated="16383"/>
        </table:table-row>
        <table:table-row table:style-name="ro1">
          <table:table-cell office:value-type="string" office:string-value="{&quot;L160/80/12&quot;: [{&quot;shape_coords&quot;:[160,80,12,12,18,9,40,80],&quot;shape_name&quot;:&quot;LAngle&quot;,&quot;synonyms&quot;:[&quot;H160/80/12&quot;,&quot;L160/80/12&quot;,&quot;L160x80x12&quot;,&quot;L160x80x12&quot;]}]}," table:formula="of:=[LAngle.Q167]" table:style-name="ce1">
            <text:p>{"L160/80/12": [{"shape_coords":[160,80,12,12,18,9,40,80],"shape_name":"LAngle","synonyms":["H160/80/12","L160/80/12","L160x80x12","L160x80x12"]}]},</text:p>
          </table:table-cell>
          <table:table-cell table:number-columns-repeated="16383"/>
        </table:table-row>
        <table:table-row table:style-name="ro1">
          <table:table-cell office:value-type="string" office:string-value="{&quot;L160/80/14&quot;: [{&quot;shape_coords&quot;:[160,80,14,14,20,10,40,80],&quot;shape_name&quot;:&quot;LAngle&quot;,&quot;synonyms&quot;:[&quot;H160/80/14&quot;,&quot;L160/80/14&quot;,&quot;L160x80x14&quot;,&quot;L160x80x14&quot;]}]}," table:formula="of:=[LAngle.Q168]" table:style-name="ce1">
            <text:p>{"L160/80/14": [{"shape_coords":[160,80,14,14,20,10,40,80],"shape_name":"LAngle","synonyms":["H160/80/14","L160/80/14","L160x80x14","L160x80x14"]}]},</text:p>
          </table:table-cell>
          <table:table-cell table:number-columns-repeated="16383"/>
        </table:table-row>
        <table:table-row table:style-name="ro1">
          <table:table-cell office:value-type="string" office:string-value="{&quot;L200/100/10&quot;: [{&quot;shape_coords&quot;:[200,100,10,10,17,8.5,50,100],&quot;shape_name&quot;:&quot;LAngle&quot;,&quot;synonyms&quot;:[&quot;H200/100/10&quot;,&quot;L200/100/10&quot;,&quot;L200x100x10&quot;,&quot;L200x100x10&quot;]}]}," table:formula="of:=[LAngle.Q169]" table:style-name="ce1">
            <text:p>{"L200/100/10": [{"shape_coords":[200,100,10,10,17,8.5,50,100],"shape_name":"LAngle","synonyms":["H200/100/10","L200/100/10","L200x100x10","L200x100x10"]}]},</text:p>
          </table:table-cell>
          <table:table-cell table:number-columns-repeated="16383"/>
        </table:table-row>
        <table:table-row table:style-name="ro1">
          <table:table-cell office:value-type="string" office:string-value="{&quot;L200/100/12&quot;: [{&quot;shape_coords&quot;:[200,100,12,12,19,9.5,50,100],&quot;shape_name&quot;:&quot;LAngle&quot;,&quot;synonyms&quot;:[&quot;H200/100/12&quot;,&quot;L200/100/12&quot;,&quot;L200x100x12&quot;,&quot;L200x100x12&quot;]}]}," table:formula="of:=[LAngle.Q170]" table:style-name="ce1">
            <text:p>{"L200/100/12": [{"shape_coords":[200,100,12,12,19,9.5,50,100],"shape_name":"LAngle","synonyms":["H200/100/12","L200/100/12","L200x100x12","L200x100x12"]}]},</text:p>
          </table:table-cell>
          <table:table-cell table:number-columns-repeated="16383"/>
        </table:table-row>
        <table:table-row table:style-name="ro1">
          <table:table-cell office:value-type="string" office:string-value="{&quot;L200/100/14&quot;: [{&quot;shape_coords&quot;:[200,100,14,14,21,10.5,50,100],&quot;shape_name&quot;:&quot;LAngle&quot;,&quot;synonyms&quot;:[&quot;H200/100/14&quot;,&quot;L200/100/14&quot;,&quot;L200x100x14&quot;,&quot;L200x100x14&quot;]}]}," table:formula="of:=[LAngle.Q171]" table:style-name="ce1">
            <text:p>{"L200/100/14": [{"shape_coords":[200,100,14,14,21,10.5,50,100],"shape_name":"LAngle","synonyms":["H200/100/14","L200/100/14","L200x100x14","L200x100x14"]}]},</text:p>
          </table:table-cell>
          <table:table-cell table:number-columns-repeated="16383"/>
        </table:table-row>
        <table:table-row table:style-name="ro1">
          <table:table-cell office:value-type="string" office:string-value="{&quot;L200/100/16&quot;: [{&quot;shape_coords&quot;:[200,100,16,16,23,11.5,50,100],&quot;shape_name&quot;:&quot;LAngle&quot;,&quot;synonyms&quot;:[&quot;H200/100/16&quot;,&quot;L200/100/16&quot;,&quot;L200x100x16&quot;,&quot;L200x100x16&quot;]}]}," table:formula="of:=[LAngle.Q172]" table:style-name="ce1">
            <text:p>{"L200/100/16": [{"shape_coords":[200,100,16,16,23,11.5,50,100],"shape_name":"LAngle","synonyms":["H200/100/16","L200/100/16","L200x100x16","L200x100x16"]}]},</text:p>
          </table:table-cell>
          <table:table-cell table:number-columns-repeated="16383"/>
        </table:table-row>
        <table:table-row table:style-name="ro1">
          <table:table-cell office:value-type="float" office:value="0" table:formula="of:=[LAngle.Q173]" table:style-name="ce1">
            <text:p>0</text:p>
          </table:table-cell>
          <table:table-cell table:number-columns-repeated="16383"/>
        </table:table-row>
        <table:table-row table:style-name="ro1">
          <table:table-cell office:value-type="string" office:string-value="{&quot;S40/4&quot;: [{&quot;shape_coords&quot;:[40,4],&quot;shape_name&quot;:&quot;Rectangle&quot;,&quot;synonyms&quot;:[&quot;S40/4&quot;,&quot;S40x4&quot;,&quot;40x4&quot;]}]}," table:formula="of:=[Rectangle.J3]" table:style-name="ce1">
            <text:p>{"S40/4": [{"shape_coords":[40,4],"shape_name":"Rectangle","synonyms":["S40/4","S40x4","40x4"]}]},</text:p>
          </table:table-cell>
          <table:table-cell table:number-columns-repeated="16383"/>
        </table:table-row>
        <table:table-row table:style-name="ro1">
          <table:table-cell office:value-type="string" office:string-value="{&quot;S40/5&quot;: [{&quot;shape_coords&quot;:[40,5],&quot;shape_name&quot;:&quot;Rectangle&quot;,&quot;synonyms&quot;:[&quot;S40/5&quot;,&quot;S40x5&quot;,&quot;40x5&quot;]}]}," table:formula="of:=[Rectangle.J4]" table:style-name="ce1">
            <text:p>{"S40/5": [{"shape_coords":[40,5],"shape_name":"Rectangle","synonyms":["S40/5","S40x5","40x5"]}]},</text:p>
          </table:table-cell>
          <table:table-cell table:number-columns-repeated="16383"/>
        </table:table-row>
        <table:table-row table:style-name="ro1">
          <table:table-cell office:value-type="string" office:string-value="{&quot;S40/6&quot;: [{&quot;shape_coords&quot;:[40,6],&quot;shape_name&quot;:&quot;Rectangle&quot;,&quot;synonyms&quot;:[&quot;S40/6&quot;,&quot;S40x6&quot;,&quot;40x6&quot;]}]}," table:formula="of:=[Rectangle.J5]" table:style-name="ce1">
            <text:p>{"S40/6": [{"shape_coords":[40,6],"shape_name":"Rectangle","synonyms":["S40/6","S40x6","40x6"]}]},</text:p>
          </table:table-cell>
          <table:table-cell table:number-columns-repeated="16383"/>
        </table:table-row>
        <table:table-row table:style-name="ro1">
          <table:table-cell office:value-type="string" office:string-value="{&quot;S40/7&quot;: [{&quot;shape_coords&quot;:[40,7],&quot;shape_name&quot;:&quot;Rectangle&quot;,&quot;synonyms&quot;:[&quot;S40/7&quot;,&quot;S40x7&quot;,&quot;40x7&quot;]}]}," table:formula="of:=[Rectangle.J6]" table:style-name="ce1">
            <text:p>{"S40/7": [{"shape_coords":[40,7],"shape_name":"Rectangle","synonyms":["S40/7","S40x7","40x7"]}]},</text:p>
          </table:table-cell>
          <table:table-cell table:number-columns-repeated="16383"/>
        </table:table-row>
        <table:table-row table:style-name="ro1">
          <table:table-cell office:value-type="string" office:string-value="{&quot;S40/8&quot;: [{&quot;shape_coords&quot;:[40,8],&quot;shape_name&quot;:&quot;Rectangle&quot;,&quot;synonyms&quot;:[&quot;S40/8&quot;,&quot;S40x8&quot;,&quot;40x8&quot;]}]}," table:formula="of:=[Rectangle.J7]" table:style-name="ce1">
            <text:p>{"S40/8": [{"shape_coords":[40,8],"shape_name":"Rectangle","synonyms":["S40/8","S40x8","40x8"]}]},</text:p>
          </table:table-cell>
          <table:table-cell table:number-columns-repeated="16383"/>
        </table:table-row>
        <table:table-row table:style-name="ro1">
          <table:table-cell office:value-type="string" office:string-value="{&quot;S40/9&quot;: [{&quot;shape_coords&quot;:[40,9],&quot;shape_name&quot;:&quot;Rectangle&quot;,&quot;synonyms&quot;:[&quot;S40/9&quot;,&quot;S40x9&quot;,&quot;40x9&quot;]}]}," table:formula="of:=[Rectangle.J8]" table:style-name="ce1">
            <text:p>{"S40/9": [{"shape_coords":[40,9],"shape_name":"Rectangle","synonyms":["S40/9","S40x9","40x9"]}]},</text:p>
          </table:table-cell>
          <table:table-cell table:number-columns-repeated="16383"/>
        </table:table-row>
        <table:table-row table:style-name="ro1">
          <table:table-cell office:value-type="string" office:string-value="{&quot;S40/10&quot;: [{&quot;shape_coords&quot;:[40,10],&quot;shape_name&quot;:&quot;Rectangle&quot;,&quot;synonyms&quot;:[&quot;S40/10&quot;,&quot;S40x10&quot;,&quot;40x10&quot;]}]}," table:formula="of:=[Rectangle.J9]" table:style-name="ce1">
            <text:p>{"S40/10": [{"shape_coords":[40,10],"shape_name":"Rectangle","synonyms":["S40/10","S40x10","40x10"]}]},</text:p>
          </table:table-cell>
          <table:table-cell table:number-columns-repeated="16383"/>
        </table:table-row>
        <table:table-row table:style-name="ro1">
          <table:table-cell office:value-type="string" office:string-value="{&quot;S50/4&quot;: [{&quot;shape_coords&quot;:[50,4],&quot;shape_name&quot;:&quot;Rectangle&quot;,&quot;synonyms&quot;:[&quot;S50/4&quot;,&quot;S50x4&quot;,&quot;50x4&quot;]}]}," table:formula="of:=[Rectangle.J10]" table:style-name="ce1">
            <text:p>{"S50/4": [{"shape_coords":[50,4],"shape_name":"Rectangle","synonyms":["S50/4","S50x4","50x4"]}]},</text:p>
          </table:table-cell>
          <table:table-cell table:number-columns-repeated="16383"/>
        </table:table-row>
        <table:table-row table:style-name="ro1">
          <table:table-cell office:value-type="string" office:string-value="{&quot;S50/5&quot;: [{&quot;shape_coords&quot;:[50,5],&quot;shape_name&quot;:&quot;Rectangle&quot;,&quot;synonyms&quot;:[&quot;S50/5&quot;,&quot;S50x5&quot;,&quot;50x5&quot;]}]}," table:formula="of:=[Rectangle.J11]" table:style-name="ce1">
            <text:p>{"S50/5": [{"shape_coords":[50,5],"shape_name":"Rectangle","synonyms":["S50/5","S50x5","50x5"]}]},</text:p>
          </table:table-cell>
          <table:table-cell table:number-columns-repeated="16383"/>
        </table:table-row>
        <table:table-row table:style-name="ro1">
          <table:table-cell office:value-type="string" office:string-value="{&quot;S50/6&quot;: [{&quot;shape_coords&quot;:[50,6],&quot;shape_name&quot;:&quot;Rectangle&quot;,&quot;synonyms&quot;:[&quot;S50/6&quot;,&quot;S50x6&quot;,&quot;50x6&quot;]}]}," table:formula="of:=[Rectangle.J12]" table:style-name="ce1">
            <text:p>{"S50/6": [{"shape_coords":[50,6],"shape_name":"Rectangle","synonyms":["S50/6","S50x6","50x6"]}]},</text:p>
          </table:table-cell>
          <table:table-cell table:number-columns-repeated="16383"/>
        </table:table-row>
        <table:table-row table:style-name="ro1">
          <table:table-cell office:value-type="string" office:string-value="{&quot;S50/7&quot;: [{&quot;shape_coords&quot;:[50,7],&quot;shape_name&quot;:&quot;Rectangle&quot;,&quot;synonyms&quot;:[&quot;S50/7&quot;,&quot;S50x7&quot;,&quot;50x7&quot;]}]}," table:formula="of:=[Rectangle.J13]" table:style-name="ce1">
            <text:p>{"S50/7": [{"shape_coords":[50,7],"shape_name":"Rectangle","synonyms":["S50/7","S50x7","50x7"]}]},</text:p>
          </table:table-cell>
          <table:table-cell table:number-columns-repeated="16383"/>
        </table:table-row>
        <table:table-row table:style-name="ro1">
          <table:table-cell office:value-type="string" office:string-value="{&quot;S50/8&quot;: [{&quot;shape_coords&quot;:[50,8],&quot;shape_name&quot;:&quot;Rectangle&quot;,&quot;synonyms&quot;:[&quot;S50/8&quot;,&quot;S50x8&quot;,&quot;50x8&quot;]}]}," table:formula="of:=[Rectangle.J14]" table:style-name="ce1">
            <text:p>{"S50/8": [{"shape_coords":[50,8],"shape_name":"Rectangle","synonyms":["S50/8","S50x8","50x8"]}]},</text:p>
          </table:table-cell>
          <table:table-cell table:number-columns-repeated="16383"/>
        </table:table-row>
        <table:table-row table:style-name="ro1">
          <table:table-cell office:value-type="string" office:string-value="{&quot;S50/9&quot;: [{&quot;shape_coords&quot;:[50,9],&quot;shape_name&quot;:&quot;Rectangle&quot;,&quot;synonyms&quot;:[&quot;S50/9&quot;,&quot;S50x9&quot;,&quot;50x9&quot;]}]}," table:formula="of:=[Rectangle.J15]" table:style-name="ce1">
            <text:p>{"S50/9": [{"shape_coords":[50,9],"shape_name":"Rectangle","synonyms":["S50/9","S50x9","50x9"]}]},</text:p>
          </table:table-cell>
          <table:table-cell table:number-columns-repeated="16383"/>
        </table:table-row>
        <table:table-row table:style-name="ro1">
          <table:table-cell office:value-type="string" office:string-value="{&quot;S50/10&quot;: [{&quot;shape_coords&quot;:[50,10],&quot;shape_name&quot;:&quot;Rectangle&quot;,&quot;synonyms&quot;:[&quot;S50/10&quot;,&quot;S50x10&quot;,&quot;50x10&quot;]}]}," table:formula="of:=[Rectangle.J16]" table:style-name="ce1">
            <text:p>{"S50/10": [{"shape_coords":[50,10],"shape_name":"Rectangle","synonyms":["S50/10","S50x10","50x10"]}]},</text:p>
          </table:table-cell>
          <table:table-cell table:number-columns-repeated="16383"/>
        </table:table-row>
        <table:table-row table:style-name="ro1">
          <table:table-cell office:value-type="string" office:string-value="{&quot;S60/4&quot;: [{&quot;shape_coords&quot;:[60,4],&quot;shape_name&quot;:&quot;Rectangle&quot;,&quot;synonyms&quot;:[&quot;S60/4&quot;,&quot;S60x4&quot;,&quot;60x4&quot;]}]}," table:formula="of:=[Rectangle.J17]" table:style-name="ce1">
            <text:p>{"S60/4": [{"shape_coords":[60,4],"shape_name":"Rectangle","synonyms":["S60/4","S60x4","60x4"]}]},</text:p>
          </table:table-cell>
          <table:table-cell table:number-columns-repeated="16383"/>
        </table:table-row>
        <table:table-row table:style-name="ro1">
          <table:table-cell office:value-type="string" office:string-value="{&quot;S60/5&quot;: [{&quot;shape_coords&quot;:[60,5],&quot;shape_name&quot;:&quot;Rectangle&quot;,&quot;synonyms&quot;:[&quot;S60/5&quot;,&quot;S60x5&quot;,&quot;60x5&quot;]}]}," table:formula="of:=[Rectangle.J18]" table:style-name="ce1">
            <text:p>{"S60/5": [{"shape_coords":[60,5],"shape_name":"Rectangle","synonyms":["S60/5","S60x5","60x5"]}]},</text:p>
          </table:table-cell>
          <table:table-cell table:number-columns-repeated="16383"/>
        </table:table-row>
        <table:table-row table:style-name="ro1">
          <table:table-cell office:value-type="string" office:string-value="{&quot;S60/6&quot;: [{&quot;shape_coords&quot;:[60,6],&quot;shape_name&quot;:&quot;Rectangle&quot;,&quot;synonyms&quot;:[&quot;S60/6&quot;,&quot;S60x6&quot;,&quot;60x6&quot;]}]}," table:formula="of:=[Rectangle.J19]" table:style-name="ce1">
            <text:p>{"S60/6": [{"shape_coords":[60,6],"shape_name":"Rectangle","synonyms":["S60/6","S60x6","60x6"]}]},</text:p>
          </table:table-cell>
          <table:table-cell table:number-columns-repeated="16383"/>
        </table:table-row>
        <table:table-row table:style-name="ro1">
          <table:table-cell office:value-type="string" office:string-value="{&quot;S60/7&quot;: [{&quot;shape_coords&quot;:[60,7],&quot;shape_name&quot;:&quot;Rectangle&quot;,&quot;synonyms&quot;:[&quot;S60/7&quot;,&quot;S60x7&quot;,&quot;60x7&quot;]}]}," table:formula="of:=[Rectangle.J20]" table:style-name="ce1">
            <text:p>{"S60/7": [{"shape_coords":[60,7],"shape_name":"Rectangle","synonyms":["S60/7","S60x7","60x7"]}]},</text:p>
          </table:table-cell>
          <table:table-cell table:number-columns-repeated="16383"/>
        </table:table-row>
        <table:table-row table:style-name="ro1">
          <table:table-cell office:value-type="string" office:string-value="{&quot;S60/8&quot;: [{&quot;shape_coords&quot;:[60,8],&quot;shape_name&quot;:&quot;Rectangle&quot;,&quot;synonyms&quot;:[&quot;S60/8&quot;,&quot;S60x8&quot;,&quot;60x8&quot;]}]}," table:formula="of:=[Rectangle.J21]" table:style-name="ce1">
            <text:p>{"S60/8": [{"shape_coords":[60,8],"shape_name":"Rectangle","synonyms":["S60/8","S60x8","60x8"]}]},</text:p>
          </table:table-cell>
          <table:table-cell table:number-columns-repeated="16383"/>
        </table:table-row>
        <table:table-row table:style-name="ro1">
          <table:table-cell office:value-type="string" office:string-value="{&quot;S60/9&quot;: [{&quot;shape_coords&quot;:[60,9],&quot;shape_name&quot;:&quot;Rectangle&quot;,&quot;synonyms&quot;:[&quot;S60/9&quot;,&quot;S60x9&quot;,&quot;60x9&quot;]}]}," table:formula="of:=[Rectangle.J22]" table:style-name="ce1">
            <text:p>{"S60/9": [{"shape_coords":[60,9],"shape_name":"Rectangle","synonyms":["S60/9","S60x9","60x9"]}]},</text:p>
          </table:table-cell>
          <table:table-cell table:number-columns-repeated="16383"/>
        </table:table-row>
        <table:table-row table:style-name="ro1">
          <table:table-cell office:value-type="string" office:string-value="{&quot;S60/10&quot;: [{&quot;shape_coords&quot;:[60,10],&quot;shape_name&quot;:&quot;Rectangle&quot;,&quot;synonyms&quot;:[&quot;S60/10&quot;,&quot;S60x10&quot;,&quot;60x10&quot;]}]}," table:formula="of:=[Rectangle.J23]" table:style-name="ce1">
            <text:p>{"S60/10": [{"shape_coords":[60,10],"shape_name":"Rectangle","synonyms":["S60/10","S60x10","60x10"]}]},</text:p>
          </table:table-cell>
          <table:table-cell table:number-columns-repeated="16383"/>
        </table:table-row>
        <table:table-row table:style-name="ro1">
          <table:table-cell office:value-type="string" office:string-value="{&quot;S70/4&quot;: [{&quot;shape_coords&quot;:[70,4],&quot;shape_name&quot;:&quot;Rectangle&quot;,&quot;synonyms&quot;:[&quot;S70/4&quot;,&quot;S70x4&quot;,&quot;70x4&quot;]}]}," table:formula="of:=[Rectangle.J24]" table:style-name="ce1">
            <text:p>{"S70/4": [{"shape_coords":[70,4],"shape_name":"Rectangle","synonyms":["S70/4","S70x4","70x4"]}]},</text:p>
          </table:table-cell>
          <table:table-cell table:number-columns-repeated="16383"/>
        </table:table-row>
        <table:table-row table:style-name="ro1">
          <table:table-cell office:value-type="string" office:string-value="{&quot;S70/5&quot;: [{&quot;shape_coords&quot;:[70,5],&quot;shape_name&quot;:&quot;Rectangle&quot;,&quot;synonyms&quot;:[&quot;S70/5&quot;,&quot;S70x5&quot;,&quot;70x5&quot;]}]}," table:formula="of:=[Rectangle.J25]" table:style-name="ce1">
            <text:p>{"S70/5": [{"shape_coords":[70,5],"shape_name":"Rectangle","synonyms":["S70/5","S70x5","70x5"]}]},</text:p>
          </table:table-cell>
          <table:table-cell table:number-columns-repeated="16383"/>
        </table:table-row>
        <table:table-row table:style-name="ro1">
          <table:table-cell office:value-type="string" office:string-value="{&quot;S70/6&quot;: [{&quot;shape_coords&quot;:[70,6],&quot;shape_name&quot;:&quot;Rectangle&quot;,&quot;synonyms&quot;:[&quot;S70/6&quot;,&quot;S70x6&quot;,&quot;70x6&quot;]}]}," table:formula="of:=[Rectangle.J26]" table:style-name="ce1">
            <text:p>{"S70/6": [{"shape_coords":[70,6],"shape_name":"Rectangle","synonyms":["S70/6","S70x6","70x6"]}]},</text:p>
          </table:table-cell>
          <table:table-cell table:number-columns-repeated="16383"/>
        </table:table-row>
        <table:table-row table:style-name="ro1">
          <table:table-cell office:value-type="string" office:string-value="{&quot;S70/7&quot;: [{&quot;shape_coords&quot;:[70,7],&quot;shape_name&quot;:&quot;Rectangle&quot;,&quot;synonyms&quot;:[&quot;S70/7&quot;,&quot;S70x7&quot;,&quot;70x7&quot;]}]}," table:formula="of:=[Rectangle.J27]" table:style-name="ce1">
            <text:p>{"S70/7": [{"shape_coords":[70,7],"shape_name":"Rectangle","synonyms":["S70/7","S70x7","70x7"]}]},</text:p>
          </table:table-cell>
          <table:table-cell table:number-columns-repeated="16383"/>
        </table:table-row>
        <table:table-row table:style-name="ro1">
          <table:table-cell office:value-type="string" office:string-value="{&quot;S70/8&quot;: [{&quot;shape_coords&quot;:[70,8],&quot;shape_name&quot;:&quot;Rectangle&quot;,&quot;synonyms&quot;:[&quot;S70/8&quot;,&quot;S70x8&quot;,&quot;70x8&quot;]}]}," table:formula="of:=[Rectangle.J28]" table:style-name="ce1">
            <text:p>{"S70/8": [{"shape_coords":[70,8],"shape_name":"Rectangle","synonyms":["S70/8","S70x8","70x8"]}]},</text:p>
          </table:table-cell>
          <table:table-cell table:number-columns-repeated="16383"/>
        </table:table-row>
        <table:table-row table:style-name="ro1">
          <table:table-cell office:value-type="string" office:string-value="{&quot;S70/9&quot;: [{&quot;shape_coords&quot;:[70,9],&quot;shape_name&quot;:&quot;Rectangle&quot;,&quot;synonyms&quot;:[&quot;S70/9&quot;,&quot;S70x9&quot;,&quot;70x9&quot;]}]}," table:formula="of:=[Rectangle.J29]" table:style-name="ce1">
            <text:p>{"S70/9": [{"shape_coords":[70,9],"shape_name":"Rectangle","synonyms":["S70/9","S70x9","70x9"]}]},</text:p>
          </table:table-cell>
          <table:table-cell table:number-columns-repeated="16383"/>
        </table:table-row>
        <table:table-row table:style-name="ro1">
          <table:table-cell office:value-type="string" office:string-value="{&quot;S70/10&quot;: [{&quot;shape_coords&quot;:[70,10],&quot;shape_name&quot;:&quot;Rectangle&quot;,&quot;synonyms&quot;:[&quot;S70/10&quot;,&quot;S70x10&quot;,&quot;70x10&quot;]}]}," table:formula="of:=[Rectangle.J30]" table:style-name="ce1">
            <text:p>{"S70/10": [{"shape_coords":[70,10],"shape_name":"Rectangle","synonyms":["S70/10","S70x10","70x10"]}]},</text:p>
          </table:table-cell>
          <table:table-cell table:number-columns-repeated="16383"/>
        </table:table-row>
        <table:table-row table:style-name="ro1">
          <table:table-cell office:value-type="string" office:string-value="{&quot;S80/4&quot;: [{&quot;shape_coords&quot;:[80,4],&quot;shape_name&quot;:&quot;Rectangle&quot;,&quot;synonyms&quot;:[&quot;S80/4&quot;,&quot;S80x4&quot;,&quot;80x4&quot;]}]}," table:formula="of:=[Rectangle.J31]" table:style-name="ce1">
            <text:p>{"S80/4": [{"shape_coords":[80,4],"shape_name":"Rectangle","synonyms":["S80/4","S80x4","80x4"]}]},</text:p>
          </table:table-cell>
          <table:table-cell table:number-columns-repeated="16383"/>
        </table:table-row>
        <table:table-row table:style-name="ro1">
          <table:table-cell office:value-type="string" office:string-value="{&quot;S80/5&quot;: [{&quot;shape_coords&quot;:[80,5],&quot;shape_name&quot;:&quot;Rectangle&quot;,&quot;synonyms&quot;:[&quot;S80/5&quot;,&quot;S80x5&quot;,&quot;80x5&quot;]}]}," table:formula="of:=[Rectangle.J32]" table:style-name="ce1">
            <text:p>{"S80/5": [{"shape_coords":[80,5],"shape_name":"Rectangle","synonyms":["S80/5","S80x5","80x5"]}]},</text:p>
          </table:table-cell>
          <table:table-cell table:number-columns-repeated="16383"/>
        </table:table-row>
        <table:table-row table:style-name="ro1">
          <table:table-cell office:value-type="string" office:string-value="{&quot;S80/6&quot;: [{&quot;shape_coords&quot;:[80,6],&quot;shape_name&quot;:&quot;Rectangle&quot;,&quot;synonyms&quot;:[&quot;S80/6&quot;,&quot;S80x6&quot;,&quot;80x6&quot;]}]}," table:formula="of:=[Rectangle.J33]" table:style-name="ce1">
            <text:p>{"S80/6": [{"shape_coords":[80,6],"shape_name":"Rectangle","synonyms":["S80/6","S80x6","80x6"]}]},</text:p>
          </table:table-cell>
          <table:table-cell table:number-columns-repeated="16383"/>
        </table:table-row>
        <table:table-row table:style-name="ro1">
          <table:table-cell office:value-type="string" office:string-value="{&quot;S80/7&quot;: [{&quot;shape_coords&quot;:[80,7],&quot;shape_name&quot;:&quot;Rectangle&quot;,&quot;synonyms&quot;:[&quot;S80/7&quot;,&quot;S80x7&quot;,&quot;80x7&quot;]}]}," table:formula="of:=[Rectangle.J34]" table:style-name="ce1">
            <text:p>{"S80/7": [{"shape_coords":[80,7],"shape_name":"Rectangle","synonyms":["S80/7","S80x7","80x7"]}]},</text:p>
          </table:table-cell>
          <table:table-cell table:number-columns-repeated="16383"/>
        </table:table-row>
        <table:table-row table:style-name="ro1">
          <table:table-cell office:value-type="string" office:string-value="{&quot;S80/8&quot;: [{&quot;shape_coords&quot;:[80,8],&quot;shape_name&quot;:&quot;Rectangle&quot;,&quot;synonyms&quot;:[&quot;S80/8&quot;,&quot;S80x8&quot;,&quot;80x8&quot;]}]}," table:formula="of:=[Rectangle.J35]" table:style-name="ce1">
            <text:p>{"S80/8": [{"shape_coords":[80,8],"shape_name":"Rectangle","synonyms":["S80/8","S80x8","80x8"]}]},</text:p>
          </table:table-cell>
          <table:table-cell table:number-columns-repeated="16383"/>
        </table:table-row>
        <table:table-row table:style-name="ro1">
          <table:table-cell office:value-type="string" office:string-value="{&quot;S80/9&quot;: [{&quot;shape_coords&quot;:[80,9],&quot;shape_name&quot;:&quot;Rectangle&quot;,&quot;synonyms&quot;:[&quot;S80/9&quot;,&quot;S80x9&quot;,&quot;80x9&quot;]}]}," table:formula="of:=[Rectangle.J36]" table:style-name="ce1">
            <text:p>{"S80/9": [{"shape_coords":[80,9],"shape_name":"Rectangle","synonyms":["S80/9","S80x9","80x9"]}]},</text:p>
          </table:table-cell>
          <table:table-cell table:number-columns-repeated="16383"/>
        </table:table-row>
        <table:table-row table:style-name="ro1">
          <table:table-cell office:value-type="string" office:string-value="{&quot;S80/10&quot;: [{&quot;shape_coords&quot;:[80,10],&quot;shape_name&quot;:&quot;Rectangle&quot;,&quot;synonyms&quot;:[&quot;S80/10&quot;,&quot;S80x10&quot;,&quot;80x10&quot;]}]}," table:formula="of:=[Rectangle.J37]" table:style-name="ce1">
            <text:p>{"S80/10": [{"shape_coords":[80,10],"shape_name":"Rectangle","synonyms":["S80/10","S80x10","80x10"]}]},</text:p>
          </table:table-cell>
          <table:table-cell table:number-columns-repeated="16383"/>
        </table:table-row>
        <table:table-row table:style-name="ro1">
          <table:table-cell office:value-type="string" office:string-value="{&quot;S80/12&quot;: [{&quot;shape_coords&quot;:[80,12],&quot;shape_name&quot;:&quot;Rectangle&quot;,&quot;synonyms&quot;:[&quot;S80/12&quot;,&quot;S80x12&quot;,&quot;80x12&quot;]}]}," table:formula="of:=[Rectangle.J38]" table:style-name="ce1">
            <text:p>{"S80/12": [{"shape_coords":[80,12],"shape_name":"Rectangle","synonyms":["S80/12","S80x12","80x12"]}]},</text:p>
          </table:table-cell>
          <table:table-cell table:number-columns-repeated="16383"/>
        </table:table-row>
        <table:table-row table:style-name="ro1">
          <table:table-cell office:value-type="string" office:string-value="{&quot;S80/15&quot;: [{&quot;shape_coords&quot;:[80,15],&quot;shape_name&quot;:&quot;Rectangle&quot;,&quot;synonyms&quot;:[&quot;S80/15&quot;,&quot;S80x15&quot;,&quot;80x15&quot;]}]}," table:formula="of:=[Rectangle.J39]" table:style-name="ce1">
            <text:p>{"S80/15": [{"shape_coords":[80,15],"shape_name":"Rectangle","synonyms":["S80/15","S80x15","80x15"]}]},</text:p>
          </table:table-cell>
          <table:table-cell table:number-columns-repeated="16383"/>
        </table:table-row>
        <table:table-row table:style-name="ro1">
          <table:table-cell office:value-type="string" office:string-value="{&quot;S100/5&quot;: [{&quot;shape_coords&quot;:[100,5],&quot;shape_name&quot;:&quot;Rectangle&quot;,&quot;synonyms&quot;:[&quot;S100/5&quot;,&quot;S100x5&quot;,&quot;100x5&quot;]}]}," table:formula="of:=[Rectangle.J40]" table:style-name="ce1">
            <text:p>{"S100/5": [{"shape_coords":[100,5],"shape_name":"Rectangle","synonyms":["S100/5","S100x5","100x5"]}]},</text:p>
          </table:table-cell>
          <table:table-cell table:number-columns-repeated="16383"/>
        </table:table-row>
        <table:table-row table:style-name="ro1">
          <table:table-cell office:value-type="string" office:string-value="{&quot;S100/6&quot;: [{&quot;shape_coords&quot;:[100,6],&quot;shape_name&quot;:&quot;Rectangle&quot;,&quot;synonyms&quot;:[&quot;S100/6&quot;,&quot;S100x6&quot;,&quot;100x6&quot;]}]}," table:formula="of:=[Rectangle.J41]" table:style-name="ce1">
            <text:p>{"S100/6": [{"shape_coords":[100,6],"shape_name":"Rectangle","synonyms":["S100/6","S100x6","100x6"]}]},</text:p>
          </table:table-cell>
          <table:table-cell table:number-columns-repeated="16383"/>
        </table:table-row>
        <table:table-row table:style-name="ro1">
          <table:table-cell office:value-type="string" office:string-value="{&quot;S100/7&quot;: [{&quot;shape_coords&quot;:[100,7],&quot;shape_name&quot;:&quot;Rectangle&quot;,&quot;synonyms&quot;:[&quot;S100/7&quot;,&quot;S100x7&quot;,&quot;100x7&quot;]}]}," table:formula="of:=[Rectangle.J42]" table:style-name="ce1">
            <text:p>{"S100/7": [{"shape_coords":[100,7],"shape_name":"Rectangle","synonyms":["S100/7","S100x7","100x7"]}]},</text:p>
          </table:table-cell>
          <table:table-cell table:number-columns-repeated="16383"/>
        </table:table-row>
        <table:table-row table:style-name="ro1">
          <table:table-cell office:value-type="string" office:string-value="{&quot;S100/8&quot;: [{&quot;shape_coords&quot;:[100,8],&quot;shape_name&quot;:&quot;Rectangle&quot;,&quot;synonyms&quot;:[&quot;S100/8&quot;,&quot;S100x8&quot;,&quot;100x8&quot;]}]}," table:formula="of:=[Rectangle.J43]" table:style-name="ce1">
            <text:p>{"S100/8": [{"shape_coords":[100,8],"shape_name":"Rectangle","synonyms":["S100/8","S100x8","100x8"]}]},</text:p>
          </table:table-cell>
          <table:table-cell table:number-columns-repeated="16383"/>
        </table:table-row>
        <table:table-row table:style-name="ro1">
          <table:table-cell office:value-type="string" office:string-value="{&quot;S100/9&quot;: [{&quot;shape_coords&quot;:[100,9],&quot;shape_name&quot;:&quot;Rectangle&quot;,&quot;synonyms&quot;:[&quot;S100/9&quot;,&quot;S100x9&quot;,&quot;100x9&quot;]}]}," table:formula="of:=[Rectangle.J44]" table:style-name="ce1">
            <text:p>{"S100/9": [{"shape_coords":[100,9],"shape_name":"Rectangle","synonyms":["S100/9","S100x9","100x9"]}]},</text:p>
          </table:table-cell>
          <table:table-cell table:number-columns-repeated="16383"/>
        </table:table-row>
        <table:table-row table:style-name="ro1">
          <table:table-cell office:value-type="string" office:string-value="{&quot;S100/10&quot;: [{&quot;shape_coords&quot;:[100,10],&quot;shape_name&quot;:&quot;Rectangle&quot;,&quot;synonyms&quot;:[&quot;S100/10&quot;,&quot;S100x10&quot;,&quot;100x10&quot;]}]}," table:formula="of:=[Rectangle.J45]" table:style-name="ce1">
            <text:p>{"S100/10": [{"shape_coords":[100,10],"shape_name":"Rectangle","synonyms":["S100/10","S100x10","100x10"]}]},</text:p>
          </table:table-cell>
          <table:table-cell table:number-columns-repeated="16383"/>
        </table:table-row>
        <table:table-row table:style-name="ro1">
          <table:table-cell office:value-type="string" office:string-value="{&quot;S100/12&quot;: [{&quot;shape_coords&quot;:[100,12],&quot;shape_name&quot;:&quot;Rectangle&quot;,&quot;synonyms&quot;:[&quot;S100/12&quot;,&quot;S100x12&quot;,&quot;100x12&quot;]}]}," table:formula="of:=[Rectangle.J46]" table:style-name="ce1">
            <text:p>{"S100/12": [{"shape_coords":[100,12],"shape_name":"Rectangle","synonyms":["S100/12","S100x12","100x12"]}]},</text:p>
          </table:table-cell>
          <table:table-cell table:number-columns-repeated="16383"/>
        </table:table-row>
        <table:table-row table:style-name="ro1">
          <table:table-cell office:value-type="string" office:string-value="{&quot;S100/15&quot;: [{&quot;shape_coords&quot;:[100,15],&quot;shape_name&quot;:&quot;Rectangle&quot;,&quot;synonyms&quot;:[&quot;S100/15&quot;,&quot;S100x15&quot;,&quot;100x15&quot;]}]}," table:formula="of:=[Rectangle.J47]" table:style-name="ce1">
            <text:p>{"S100/15": [{"shape_coords":[100,15],"shape_name":"Rectangle","synonyms":["S100/15","S100x15","100x15"]}]},</text:p>
          </table:table-cell>
          <table:table-cell table:number-columns-repeated="16383"/>
        </table:table-row>
        <table:table-row table:style-name="ro1">
          <table:table-cell office:value-type="string" office:string-value="{&quot;S120/5&quot;: [{&quot;shape_coords&quot;:[120,5],&quot;shape_name&quot;:&quot;Rectangle&quot;,&quot;synonyms&quot;:[&quot;S120/5&quot;,&quot;S120x5&quot;,&quot;120x5&quot;]}]}," table:formula="of:=[Rectangle.J48]" table:style-name="ce1">
            <text:p>{"S120/5": [{"shape_coords":[120,5],"shape_name":"Rectangle","synonyms":["S120/5","S120x5","120x5"]}]},</text:p>
          </table:table-cell>
          <table:table-cell table:number-columns-repeated="16383"/>
        </table:table-row>
        <table:table-row table:style-name="ro1">
          <table:table-cell office:value-type="string" office:string-value="{&quot;S120/6&quot;: [{&quot;shape_coords&quot;:[120,6],&quot;shape_name&quot;:&quot;Rectangle&quot;,&quot;synonyms&quot;:[&quot;S120/6&quot;,&quot;S120x6&quot;,&quot;120x6&quot;]}]}," table:formula="of:=[Rectangle.J49]" table:style-name="ce1">
            <text:p>{"S120/6": [{"shape_coords":[120,6],"shape_name":"Rectangle","synonyms":["S120/6","S120x6","120x6"]}]},</text:p>
          </table:table-cell>
          <table:table-cell table:number-columns-repeated="16383"/>
        </table:table-row>
        <table:table-row table:style-name="ro1">
          <table:table-cell office:value-type="string" office:string-value="{&quot;S120/7&quot;: [{&quot;shape_coords&quot;:[120,7],&quot;shape_name&quot;:&quot;Rectangle&quot;,&quot;synonyms&quot;:[&quot;S120/7&quot;,&quot;S120x7&quot;,&quot;120x7&quot;]}]}," table:formula="of:=[Rectangle.J50]" table:style-name="ce1">
            <text:p>{"S120/7": [{"shape_coords":[120,7],"shape_name":"Rectangle","synonyms":["S120/7","S120x7","120x7"]}]},</text:p>
          </table:table-cell>
          <table:table-cell table:number-columns-repeated="16383"/>
        </table:table-row>
        <table:table-row table:style-name="ro1">
          <table:table-cell office:value-type="string" office:string-value="{&quot;S120/8&quot;: [{&quot;shape_coords&quot;:[120,8],&quot;shape_name&quot;:&quot;Rectangle&quot;,&quot;synonyms&quot;:[&quot;S120/8&quot;,&quot;S120x8&quot;,&quot;120x8&quot;]}]}," table:formula="of:=[Rectangle.J51]" table:style-name="ce1">
            <text:p>{"S120/8": [{"shape_coords":[120,8],"shape_name":"Rectangle","synonyms":["S120/8","S120x8","120x8"]}]},</text:p>
          </table:table-cell>
          <table:table-cell table:number-columns-repeated="16383"/>
        </table:table-row>
        <table:table-row table:style-name="ro1">
          <table:table-cell office:value-type="string" office:string-value="{&quot;S120/9&quot;: [{&quot;shape_coords&quot;:[120,9],&quot;shape_name&quot;:&quot;Rectangle&quot;,&quot;synonyms&quot;:[&quot;S120/9&quot;,&quot;S120x9&quot;,&quot;120x9&quot;]}]}," table:formula="of:=[Rectangle.J52]" table:style-name="ce1">
            <text:p>{"S120/9": [{"shape_coords":[120,9],"shape_name":"Rectangle","synonyms":["S120/9","S120x9","120x9"]}]},</text:p>
          </table:table-cell>
          <table:table-cell table:number-columns-repeated="16383"/>
        </table:table-row>
        <table:table-row table:style-name="ro1">
          <table:table-cell office:value-type="string" office:string-value="{&quot;S120/10&quot;: [{&quot;shape_coords&quot;:[120,10],&quot;shape_name&quot;:&quot;Rectangle&quot;,&quot;synonyms&quot;:[&quot;S120/10&quot;,&quot;S120x10&quot;,&quot;120x10&quot;]}]}," table:formula="of:=[Rectangle.J53]" table:style-name="ce1">
            <text:p>{"S120/10": [{"shape_coords":[120,10],"shape_name":"Rectangle","synonyms":["S120/10","S120x10","120x10"]}]},</text:p>
          </table:table-cell>
          <table:table-cell table:number-columns-repeated="16383"/>
        </table:table-row>
        <table:table-row table:style-name="ro1">
          <table:table-cell office:value-type="string" office:string-value="{&quot;S120/12&quot;: [{&quot;shape_coords&quot;:[120,12],&quot;shape_name&quot;:&quot;Rectangle&quot;,&quot;synonyms&quot;:[&quot;S120/12&quot;,&quot;S120x12&quot;,&quot;120x12&quot;]}]}," table:formula="of:=[Rectangle.J54]" table:style-name="ce1">
            <text:p>{"S120/12": [{"shape_coords":[120,12],"shape_name":"Rectangle","synonyms":["S120/12","S120x12","120x12"]}]},</text:p>
          </table:table-cell>
          <table:table-cell table:number-columns-repeated="16383"/>
        </table:table-row>
        <table:table-row table:style-name="ro1">
          <table:table-cell office:value-type="string" office:string-value="{&quot;K40/40/3&quot;: [{&quot;shape_coords&quot;:[40,40,3,,],&quot;shape_name&quot;:&quot;Rectangle Hollow Section&quot;,&quot;synonyms&quot;:[&quot;K40/40/3&quot;,&quot;K40x40x3&quot;,&quot;K40/3&quot;]}]}," table:formula="of:=[RectangleHollowSection.M3]" table:style-name="ce1">
            <text:p>{"K40/40/3": [{"shape_coords":[40,40,3,,],"shape_name":"Rectangle Hollow Section","synonyms":["K40/40/3","K40x40x3","K40/3"]}]},</text:p>
          </table:table-cell>
          <table:table-cell table:number-columns-repeated="16383"/>
        </table:table-row>
        <table:table-row table:style-name="ro1">
          <table:table-cell office:value-type="string" office:string-value="{&quot;K40/40/4&quot;: [{&quot;shape_coords&quot;:[40,40,4,,],&quot;shape_name&quot;:&quot;Rectangle Hollow Section&quot;,&quot;synonyms&quot;:[&quot;K40/40/4&quot;,&quot;K40x40x4&quot;,&quot;K40/4&quot;]}]}," table:formula="of:=[RectangleHollowSection.M4]" table:style-name="ce1">
            <text:p>{"K40/40/4": [{"shape_coords":[40,40,4,,],"shape_name":"Rectangle Hollow Section","synonyms":["K40/40/4","K40x40x4","K40/4"]}]},</text:p>
          </table:table-cell>
          <table:table-cell table:number-columns-repeated="16383"/>
        </table:table-row>
        <table:table-row table:style-name="ro1">
          <table:table-cell office:value-type="string" office:string-value="{&quot;K50/50/3&quot;: [{&quot;shape_coords&quot;:[50,50,3,,],&quot;shape_name&quot;:&quot;Rectangle Hollow Section&quot;,&quot;synonyms&quot;:[&quot;K50/50/3&quot;,&quot;K50x50x3&quot;,&quot;K50/3&quot;]}]}," table:formula="of:=[RectangleHollowSection.M5]" table:style-name="ce1">
            <text:p>{"K50/50/3": [{"shape_coords":[50,50,3,,],"shape_name":"Rectangle Hollow Section","synonyms":["K50/50/3","K50x50x3","K50/3"]}]},</text:p>
          </table:table-cell>
          <table:table-cell table:number-columns-repeated="16383"/>
        </table:table-row>
        <table:table-row table:style-name="ro1">
          <table:table-cell office:value-type="string" office:string-value="{&quot;K50/50/4&quot;: [{&quot;shape_coords&quot;:[50,50,4,,],&quot;shape_name&quot;:&quot;Rectangle Hollow Section&quot;,&quot;synonyms&quot;:[&quot;K50/50/4&quot;,&quot;K50x50x4&quot;,&quot;K50/4&quot;]}]}," table:formula="of:=[RectangleHollowSection.M6]" table:style-name="ce1">
            <text:p>{"K50/50/4": [{"shape_coords":[50,50,4,,],"shape_name":"Rectangle Hollow Section","synonyms":["K50/50/4","K50x50x4","K50/4"]}]},</text:p>
          </table:table-cell>
          <table:table-cell table:number-columns-repeated="16383"/>
        </table:table-row>
        <table:table-row table:style-name="ro1">
          <table:table-cell office:value-type="string" office:string-value="{&quot;K60/60/4&quot;: [{&quot;shape_coords&quot;:[60,60,4,,],&quot;shape_name&quot;:&quot;Rectangle Hollow Section&quot;,&quot;synonyms&quot;:[&quot;K60/60/4&quot;,&quot;K60x60x4&quot;,&quot;K60/4&quot;]}]}," table:formula="of:=[RectangleHollowSection.M7]" table:style-name="ce1">
            <text:p>{"K60/60/4": [{"shape_coords":[60,60,4,,],"shape_name":"Rectangle Hollow Section","synonyms":["K60/60/4","K60x60x4","K60/4"]}]},</text:p>
          </table:table-cell>
          <table:table-cell table:number-columns-repeated="16383"/>
        </table:table-row>
        <table:table-row table:style-name="ro1">
          <table:table-cell office:value-type="string" office:string-value="{&quot;K60/60/5&quot;: [{&quot;shape_coords&quot;:[60,60,5,,],&quot;shape_name&quot;:&quot;Rectangle Hollow Section&quot;,&quot;synonyms&quot;:[&quot;K60/60/5&quot;,&quot;K60x60x5&quot;,&quot;K60/5&quot;]}]}," table:formula="of:=[RectangleHollowSection.M8]" table:style-name="ce1">
            <text:p>{"K60/60/5": [{"shape_coords":[60,60,5,,],"shape_name":"Rectangle Hollow Section","synonyms":["K60/60/5","K60x60x5","K60/5"]}]},</text:p>
          </table:table-cell>
          <table:table-cell table:number-columns-repeated="16383"/>
        </table:table-row>
        <table:table-row table:style-name="ro1">
          <table:table-cell office:value-type="string" office:string-value="{&quot;K60/60/6.3&quot;: [{&quot;shape_coords&quot;:[60,60,6.3,,],&quot;shape_name&quot;:&quot;Rectangle Hollow Section&quot;,&quot;synonyms&quot;:[&quot;K60/60/6.3&quot;,&quot;K60x60x6.3&quot;,&quot;K60/6.3&quot;]}]}," table:formula="of:=[RectangleHollowSection.M9]" table:style-name="ce1">
            <text:p>{"K60/60/6.3": [{"shape_coords":[60,60,6.3,,],"shape_name":"Rectangle Hollow Section","synonyms":["K60/60/6.3","K60x60x6.3","K60/6.3"]}]},</text:p>
          </table:table-cell>
          <table:table-cell table:number-columns-repeated="16383"/>
        </table:table-row>
        <table:table-row table:style-name="ro1">
          <table:table-cell office:value-type="string" office:string-value="{&quot;K70/70/5&quot;: [{&quot;shape_coords&quot;:[70,70,5,,],&quot;shape_name&quot;:&quot;Rectangle Hollow Section&quot;,&quot;synonyms&quot;:[&quot;K70/70/5&quot;,&quot;K70x70x5&quot;,&quot;K70/5&quot;]}]}," table:formula="of:=[RectangleHollowSection.M10]" table:style-name="ce1">
            <text:p>{"K70/70/5": [{"shape_coords":[70,70,5,,],"shape_name":"Rectangle Hollow Section","synonyms":["K70/70/5","K70x70x5","K70/5"]}]},</text:p>
          </table:table-cell>
          <table:table-cell table:number-columns-repeated="16383"/>
        </table:table-row>
        <table:table-row table:style-name="ro1">
          <table:table-cell office:value-type="string" office:string-value="{&quot;K70/70/6.3&quot;: [{&quot;shape_coords&quot;:[70,70,6.3,,],&quot;shape_name&quot;:&quot;Rectangle Hollow Section&quot;,&quot;synonyms&quot;:[&quot;K70/70/6.3&quot;,&quot;K70x70x6.3&quot;,&quot;K70/6.3&quot;]}]}," table:formula="of:=[RectangleHollowSection.M11]" table:style-name="ce1">
            <text:p>{"K70/70/6.3": [{"shape_coords":[70,70,6.3,,],"shape_name":"Rectangle Hollow Section","synonyms":["K70/70/6.3","K70x70x6.3","K70/6.3"]}]},</text:p>
          </table:table-cell>
          <table:table-cell table:number-columns-repeated="16383"/>
        </table:table-row>
        <table:table-row table:style-name="ro1">
          <table:table-cell office:value-type="string" office:string-value="{&quot;K80/80/3.6&quot;: [{&quot;shape_coords&quot;:[80,80,3.6,,],&quot;shape_name&quot;:&quot;Rectangle Hollow Section&quot;,&quot;synonyms&quot;:[&quot;K80/80/3.6&quot;,&quot;K80x80x3.6&quot;,&quot;K80/3.6&quot;]}]}," table:formula="of:=[RectangleHollowSection.M12]" table:style-name="ce1">
            <text:p>{"K80/80/3.6": [{"shape_coords":[80,80,3.6,,],"shape_name":"Rectangle Hollow Section","synonyms":["K80/80/3.6","K80x80x3.6","K80/3.6"]}]},</text:p>
          </table:table-cell>
          <table:table-cell table:number-columns-repeated="16383"/>
        </table:table-row>
        <table:table-row table:style-name="ro1">
          <table:table-cell office:value-type="string" office:string-value="{&quot;K80/80/5&quot;: [{&quot;shape_coords&quot;:[80,80,5,,],&quot;shape_name&quot;:&quot;Rectangle Hollow Section&quot;,&quot;synonyms&quot;:[&quot;K80/80/5&quot;,&quot;K80x80x5&quot;,&quot;K80/5&quot;]}]}," table:formula="of:=[RectangleHollowSection.M13]" table:style-name="ce1">
            <text:p>{"K80/80/5": [{"shape_coords":[80,80,5,,],"shape_name":"Rectangle Hollow Section","synonyms":["K80/80/5","K80x80x5","K80/5"]}]},</text:p>
          </table:table-cell>
          <table:table-cell table:number-columns-repeated="16383"/>
        </table:table-row>
        <table:table-row table:style-name="ro1">
          <table:table-cell office:value-type="string" office:string-value="{&quot;K80/80/6.3&quot;: [{&quot;shape_coords&quot;:[80,80,6.3,,],&quot;shape_name&quot;:&quot;Rectangle Hollow Section&quot;,&quot;synonyms&quot;:[&quot;K80/80/6.3&quot;,&quot;K80x80x6.3&quot;,&quot;K80/6.3&quot;]}]}," table:formula="of:=[RectangleHollowSection.M14]" table:style-name="ce1">
            <text:p>{"K80/80/6.3": [{"shape_coords":[80,80,6.3,,],"shape_name":"Rectangle Hollow Section","synonyms":["K80/80/6.3","K80x80x6.3","K80/6.3"]}]},</text:p>
          </table:table-cell>
          <table:table-cell table:number-columns-repeated="16383"/>
        </table:table-row>
        <table:table-row table:style-name="ro1">
          <table:table-cell office:value-type="string" office:string-value="{&quot;K90/90/5&quot;: [{&quot;shape_coords&quot;:[90,90,5,,],&quot;shape_name&quot;:&quot;Rectangle Hollow Section&quot;,&quot;synonyms&quot;:[&quot;K90/90/5&quot;,&quot;K90x90x5&quot;,&quot;K90/5&quot;]}]}," table:formula="of:=[RectangleHollowSection.M15]" table:style-name="ce1">
            <text:p>{"K90/90/5": [{"shape_coords":[90,90,5,,],"shape_name":"Rectangle Hollow Section","synonyms":["K90/90/5","K90x90x5","K90/5"]}]},</text:p>
          </table:table-cell>
          <table:table-cell table:number-columns-repeated="16383"/>
        </table:table-row>
        <table:table-row table:style-name="ro1">
          <table:table-cell office:value-type="string" office:string-value="{&quot;K90/90/6.3&quot;: [{&quot;shape_coords&quot;:[90,90,6.3,,],&quot;shape_name&quot;:&quot;Rectangle Hollow Section&quot;,&quot;synonyms&quot;:[&quot;K90/90/6.3&quot;,&quot;K90x90x6.3&quot;,&quot;K90/6.3&quot;]}]}," table:formula="of:=[RectangleHollowSection.M16]" table:style-name="ce1">
            <text:p>{"K90/90/6.3": [{"shape_coords":[90,90,6.3,,],"shape_name":"Rectangle Hollow Section","synonyms":["K90/90/6.3","K90x90x6.3","K90/6.3"]}]},</text:p>
          </table:table-cell>
          <table:table-cell table:number-columns-repeated="16383"/>
        </table:table-row>
        <table:table-row table:style-name="ro1">
          <table:table-cell office:value-type="string" office:string-value="{&quot;K100/100/5&quot;: [{&quot;shape_coords&quot;:[100,100,5,,],&quot;shape_name&quot;:&quot;Rectangle Hollow Section&quot;,&quot;synonyms&quot;:[&quot;K100/100/5&quot;,&quot;K100x100x5&quot;,&quot;K100/5&quot;]}]}," table:formula="of:=[RectangleHollowSection.M17]" table:style-name="ce1">
            <text:p>{"K100/100/5": [{"shape_coords":[100,100,5,,],"shape_name":"Rectangle Hollow Section","synonyms":["K100/100/5","K100x100x5","K100/5"]}]},</text:p>
          </table:table-cell>
          <table:table-cell table:number-columns-repeated="16383"/>
        </table:table-row>
        <table:table-row table:style-name="ro1">
          <table:table-cell office:value-type="string" office:string-value="{&quot;K100/100/6.3&quot;: [{&quot;shape_coords&quot;:[100,100,6.3,,],&quot;shape_name&quot;:&quot;Rectangle Hollow Section&quot;,&quot;synonyms&quot;:[&quot;K100/100/6.3&quot;,&quot;K100x100x6.3&quot;,&quot;K100/6.3&quot;]}]}," table:formula="of:=[RectangleHollowSection.M18]" table:style-name="ce1">
            <text:p>{"K100/100/6.3": [{"shape_coords":[100,100,6.3,,],"shape_name":"Rectangle Hollow Section","synonyms":["K100/100/6.3","K100x100x6.3","K100/6.3"]}]},</text:p>
          </table:table-cell>
          <table:table-cell table:number-columns-repeated="16383"/>
        </table:table-row>
        <table:table-row table:style-name="ro1">
          <table:table-cell office:value-type="string" office:string-value="{&quot;K100/100/8&quot;: [{&quot;shape_coords&quot;:[100,100,8,,],&quot;shape_name&quot;:&quot;Rectangle Hollow Section&quot;,&quot;synonyms&quot;:[&quot;K100/100/8&quot;,&quot;K100x100x8&quot;,&quot;K100/8&quot;]}]}," table:formula="of:=[RectangleHollowSection.M19]" table:style-name="ce1">
            <text:p>{"K100/100/8": [{"shape_coords":[100,100,8,,],"shape_name":"Rectangle Hollow Section","synonyms":["K100/100/8","K100x100x8","K100/8"]}]},</text:p>
          </table:table-cell>
          <table:table-cell table:number-columns-repeated="16383"/>
        </table:table-row>
        <table:table-row table:style-name="ro1">
          <table:table-cell office:value-type="string" office:string-value="{&quot;K120/120/5&quot;: [{&quot;shape_coords&quot;:[120,120,5,,],&quot;shape_name&quot;:&quot;Rectangle Hollow Section&quot;,&quot;synonyms&quot;:[&quot;K120/120/5&quot;,&quot;K120x120x5&quot;,&quot;K120/5&quot;]}]}," table:formula="of:=[RectangleHollowSection.M20]" table:style-name="ce1">
            <text:p>{"K120/120/5": [{"shape_coords":[120,120,5,,],"shape_name":"Rectangle Hollow Section","synonyms":["K120/120/5","K120x120x5","K120/5"]}]},</text:p>
          </table:table-cell>
          <table:table-cell table:number-columns-repeated="16383"/>
        </table:table-row>
        <table:table-row table:style-name="ro1">
          <table:table-cell office:value-type="string" office:string-value="{&quot;K120/120/6.3&quot;: [{&quot;shape_coords&quot;:[120,120,6.3,,],&quot;shape_name&quot;:&quot;Rectangle Hollow Section&quot;,&quot;synonyms&quot;:[&quot;K120/120/6.3&quot;,&quot;K120x120x6.3&quot;,&quot;K120/6.3&quot;]}]}," table:formula="of:=[RectangleHollowSection.M21]" table:style-name="ce1">
            <text:p>{"K120/120/6.3": [{"shape_coords":[120,120,6.3,,],"shape_name":"Rectangle Hollow Section","synonyms":["K120/120/6.3","K120x120x6.3","K120/6.3"]}]},</text:p>
          </table:table-cell>
          <table:table-cell table:number-columns-repeated="16383"/>
        </table:table-row>
        <table:table-row table:style-name="ro1">
          <table:table-cell office:value-type="string" office:string-value="{&quot;K120/120/8&quot;: [{&quot;shape_coords&quot;:[120,120,8,,],&quot;shape_name&quot;:&quot;Rectangle Hollow Section&quot;,&quot;synonyms&quot;:[&quot;K120/120/8&quot;,&quot;K120x120x8&quot;,&quot;K120/8&quot;]}]}," table:formula="of:=[RectangleHollowSection.M22]" table:style-name="ce1">
            <text:p>{"K120/120/8": [{"shape_coords":[120,120,8,,],"shape_name":"Rectangle Hollow Section","synonyms":["K120/120/8","K120x120x8","K120/8"]}]},</text:p>
          </table:table-cell>
          <table:table-cell table:number-columns-repeated="16383"/>
        </table:table-row>
        <table:table-row table:style-name="ro1">
          <table:table-cell office:value-type="string" office:string-value="{&quot;K140/140/8&quot;: [{&quot;shape_coords&quot;:[140,140,8,,],&quot;shape_name&quot;:&quot;Rectangle Hollow Section&quot;,&quot;synonyms&quot;:[&quot;K140/140/8&quot;,&quot;K140x140x8&quot;,&quot;K140/8&quot;]}]}," table:formula="of:=[RectangleHollowSection.M23]" table:style-name="ce1">
            <text:p>{"K140/140/8": [{"shape_coords":[140,140,8,,],"shape_name":"Rectangle Hollow Section","synonyms":["K140/140/8","K140x140x8","K140/8"]}]},</text:p>
          </table:table-cell>
          <table:table-cell table:number-columns-repeated="16383"/>
        </table:table-row>
        <table:table-row table:style-name="ro1">
          <table:table-cell office:value-type="string" office:string-value="{&quot;K140/140/10&quot;: [{&quot;shape_coords&quot;:[140,140,10,,],&quot;shape_name&quot;:&quot;Rectangle Hollow Section&quot;,&quot;synonyms&quot;:[&quot;K140/140/10&quot;,&quot;K140x140x10&quot;,&quot;K140/10&quot;]}]}," table:formula="of:=[RectangleHollowSection.M24]" table:style-name="ce1">
            <text:p>{"K140/140/10": [{"shape_coords":[140,140,10,,],"shape_name":"Rectangle Hollow Section","synonyms":["K140/140/10","K140x140x10","K140/10"]}]},</text:p>
          </table:table-cell>
          <table:table-cell table:number-columns-repeated="16383"/>
        </table:table-row>
        <table:table-row table:style-name="ro1">
          <table:table-cell office:value-type="string" office:string-value="{&quot;K150/150/8&quot;: [{&quot;shape_coords&quot;:[150,150,8,,],&quot;shape_name&quot;:&quot;Rectangle Hollow Section&quot;,&quot;synonyms&quot;:[&quot;K150/150/8&quot;,&quot;K150x150x8&quot;,&quot;K150/8&quot;]}]}," table:formula="of:=[RectangleHollowSection.M25]" table:style-name="ce1">
            <text:p>{"K150/150/8": [{"shape_coords":[150,150,8,,],"shape_name":"Rectangle Hollow Section","synonyms":["K150/150/8","K150x150x8","K150/8"]}]},</text:p>
          </table:table-cell>
          <table:table-cell table:number-columns-repeated="16383"/>
        </table:table-row>
        <table:table-row table:style-name="ro1">
          <table:table-cell office:value-type="string" office:string-value="{&quot;K150/150/10&quot;: [{&quot;shape_coords&quot;:[150,150,10,,],&quot;shape_name&quot;:&quot;Rectangle Hollow Section&quot;,&quot;synonyms&quot;:[&quot;K150/150/10&quot;,&quot;K150x150x10&quot;,&quot;K150/10&quot;]}]}," table:formula="of:=[RectangleHollowSection.M26]" table:style-name="ce1">
            <text:p>{"K150/150/10": [{"shape_coords":[150,150,10,,],"shape_name":"Rectangle Hollow Section","synonyms":["K150/150/10","K150x150x10","K150/10"]}]},</text:p>
          </table:table-cell>
          <table:table-cell table:number-columns-repeated="16383"/>
        </table:table-row>
        <table:table-row table:style-name="ro1">
          <table:table-cell office:value-type="string" office:string-value="{&quot;K150/150/12.5&quot;: [{&quot;shape_coords&quot;:[150,150,12.5,,],&quot;shape_name&quot;:&quot;Rectangle Hollow Section&quot;,&quot;synonyms&quot;:[&quot;K150/150/12.5&quot;,&quot;K150x150x12.5&quot;,&quot;K150/12.5&quot;]}]}," table:formula="of:=[RectangleHollowSection.M27]" table:style-name="ce1">
            <text:p>{"K150/150/12.5": [{"shape_coords":[150,150,12.5,,],"shape_name":"Rectangle Hollow Section","synonyms":["K150/150/12.5","K150x150x12.5","K150/12.5"]}]},</text:p>
          </table:table-cell>
          <table:table-cell table:number-columns-repeated="16383"/>
        </table:table-row>
        <table:table-row table:style-name="ro1">
          <table:table-cell office:value-type="string" office:string-value="{&quot;K160/160/8&quot;: [{&quot;shape_coords&quot;:[160,160,8,,],&quot;shape_name&quot;:&quot;Rectangle Hollow Section&quot;,&quot;synonyms&quot;:[&quot;K160/160/8&quot;,&quot;K160x160x8&quot;,&quot;K160/8&quot;]}]}," table:formula="of:=[RectangleHollowSection.M28]" table:style-name="ce1">
            <text:p>{"K160/160/8": [{"shape_coords":[160,160,8,,],"shape_name":"Rectangle Hollow Section","synonyms":["K160/160/8","K160x160x8","K160/8"]}]},</text:p>
          </table:table-cell>
          <table:table-cell table:number-columns-repeated="16383"/>
        </table:table-row>
        <table:table-row table:style-name="ro1">
          <table:table-cell office:value-type="string" office:string-value="{&quot;K160/160/10&quot;: [{&quot;shape_coords&quot;:[160,160,10,,],&quot;shape_name&quot;:&quot;Rectangle Hollow Section&quot;,&quot;synonyms&quot;:[&quot;K160/160/10&quot;,&quot;K160x160x10&quot;,&quot;K160/10&quot;]}]}," table:formula="of:=[RectangleHollowSection.M29]" table:style-name="ce1">
            <text:p>{"K160/160/10": [{"shape_coords":[160,160,10,,],"shape_name":"Rectangle Hollow Section","synonyms":["K160/160/10","K160x160x10","K160/10"]}]},</text:p>
          </table:table-cell>
          <table:table-cell table:number-columns-repeated="16383"/>
        </table:table-row>
        <table:table-row table:style-name="ro1">
          <table:table-cell office:value-type="string" office:string-value="{&quot;K180/180/10&quot;: [{&quot;shape_coords&quot;:[180,180,10,,],&quot;shape_name&quot;:&quot;Rectangle Hollow Section&quot;,&quot;synonyms&quot;:[&quot;K180/180/10&quot;,&quot;K180x180x10&quot;,&quot;K180/10&quot;]}]}," table:formula="of:=[RectangleHollowSection.M30]" table:style-name="ce1">
            <text:p>{"K180/180/10": [{"shape_coords":[180,180,10,,],"shape_name":"Rectangle Hollow Section","synonyms":["K180/180/10","K180x180x10","K180/10"]}]},</text:p>
          </table:table-cell>
          <table:table-cell table:number-columns-repeated="16383"/>
        </table:table-row>
        <table:table-row table:style-name="ro1">
          <table:table-cell office:value-type="string" office:string-value="{&quot;K180/180/12.5&quot;: [{&quot;shape_coords&quot;:[180,180,12.5,,],&quot;shape_name&quot;:&quot;Rectangle Hollow Section&quot;,&quot;synonyms&quot;:[&quot;K180/180/12.5&quot;,&quot;K180x180x12.5&quot;,&quot;K180/12.5&quot;]}]}," table:formula="of:=[RectangleHollowSection.M31]" table:style-name="ce1">
            <text:p>{"K180/180/12.5": [{"shape_coords":[180,180,12.5,,],"shape_name":"Rectangle Hollow Section","synonyms":["K180/180/12.5","K180x180x12.5","K180/12.5"]}]},</text:p>
          </table:table-cell>
          <table:table-cell table:number-columns-repeated="16383"/>
        </table:table-row>
        <table:table-row table:style-name="ro1">
          <table:table-cell office:value-type="string" office:string-value="{&quot;K200/200/8&quot;: [{&quot;shape_coords&quot;:[200,200,8,,],&quot;shape_name&quot;:&quot;Rectangle Hollow Section&quot;,&quot;synonyms&quot;:[&quot;K200/200/8&quot;,&quot;K200x200x8&quot;,&quot;K200/8&quot;]}]}," table:formula="of:=[RectangleHollowSection.M32]" table:style-name="ce1">
            <text:p>{"K200/200/8": [{"shape_coords":[200,200,8,,],"shape_name":"Rectangle Hollow Section","synonyms":["K200/200/8","K200x200x8","K200/8"]}]},</text:p>
          </table:table-cell>
          <table:table-cell table:number-columns-repeated="16383"/>
        </table:table-row>
        <table:table-row table:style-name="ro1">
          <table:table-cell office:value-type="string" office:string-value="{&quot;K200/200/10&quot;: [{&quot;shape_coords&quot;:[200,200,10,,],&quot;shape_name&quot;:&quot;Rectangle Hollow Section&quot;,&quot;synonyms&quot;:[&quot;K200/200/10&quot;,&quot;K200x200x10&quot;,&quot;K200/10&quot;]}]}," table:formula="of:=[RectangleHollowSection.M33]" table:style-name="ce1">
            <text:p>{"K200/200/10": [{"shape_coords":[200,200,10,,],"shape_name":"Rectangle Hollow Section","synonyms":["K200/200/10","K200x200x10","K200/10"]}]},</text:p>
          </table:table-cell>
          <table:table-cell table:number-columns-repeated="16383"/>
        </table:table-row>
        <table:table-row table:style-name="ro1">
          <table:table-cell office:value-type="string" office:string-value="{&quot;K200/200/12.5&quot;: [{&quot;shape_coords&quot;:[200,200,12.5,,],&quot;shape_name&quot;:&quot;Rectangle Hollow Section&quot;,&quot;synonyms&quot;:[&quot;K200/200/12.5&quot;,&quot;K200x200x12.5&quot;,&quot;K200/12.5&quot;]}]}," table:formula="of:=[RectangleHollowSection.M34]" table:style-name="ce1">
            <text:p>{"K200/200/12.5": [{"shape_coords":[200,200,12.5,,],"shape_name":"Rectangle Hollow Section","synonyms":["K200/200/12.5","K200x200x12.5","K200/12.5"]}]},</text:p>
          </table:table-cell>
          <table:table-cell table:number-columns-repeated="16383"/>
        </table:table-row>
        <table:table-row table:style-name="ro1">
          <table:table-cell office:value-type="string" office:string-value="{&quot;K250/250/10&quot;: [{&quot;shape_coords&quot;:[250,250,10,,],&quot;shape_name&quot;:&quot;Rectangle Hollow Section&quot;,&quot;synonyms&quot;:[&quot;K250/250/10&quot;,&quot;K250x250x10&quot;,&quot;K250/10&quot;]}]}," table:formula="of:=[RectangleHollowSection.M35]" table:style-name="ce1">
            <text:p>{"K250/250/10": [{"shape_coords":[250,250,10,,],"shape_name":"Rectangle Hollow Section","synonyms":["K250/250/10","K250x250x10","K250/10"]}]},</text:p>
          </table:table-cell>
          <table:table-cell table:number-columns-repeated="16383"/>
        </table:table-row>
        <table:table-row table:style-name="ro1">
          <table:table-cell office:value-type="string" office:string-value="{&quot;K250/250/12.5&quot;: [{&quot;shape_coords&quot;:[250,250,12.5,,],&quot;shape_name&quot;:&quot;Rectangle Hollow Section&quot;,&quot;synonyms&quot;:[&quot;K250/250/12.5&quot;,&quot;K250x250x12.5&quot;,&quot;K250/12.5&quot;]}]}," table:formula="of:=[RectangleHollowSection.M36]" table:style-name="ce1">
            <text:p>{"K250/250/12.5": [{"shape_coords":[250,250,12.5,,],"shape_name":"Rectangle Hollow Section","synonyms":["K250/250/12.5","K250x250x12.5","K250/12.5"]}]},</text:p>
          </table:table-cell>
          <table:table-cell table:number-columns-repeated="16383"/>
        </table:table-row>
        <table:table-row table:style-name="ro1">
          <table:table-cell office:value-type="string" office:string-value="{&quot;K300/300/10&quot;: [{&quot;shape_coords&quot;:[300,300,10,,],&quot;shape_name&quot;:&quot;Rectangle Hollow Section&quot;,&quot;synonyms&quot;:[&quot;K300/300/10&quot;,&quot;K300x300x10&quot;,&quot;K300/10&quot;]}]}," table:formula="of:=[RectangleHollowSection.M37]" table:style-name="ce1">
            <text:p>{"K300/300/10": [{"shape_coords":[300,300,10,,],"shape_name":"Rectangle Hollow Section","synonyms":["K300/300/10","K300x300x10","K300/10"]}]},</text:p>
          </table:table-cell>
          <table:table-cell table:number-columns-repeated="16383"/>
        </table:table-row>
        <table:table-row table:style-name="ro1">
          <table:table-cell office:value-type="string" office:string-value="{&quot;K300/300/12.5&quot;: [{&quot;shape_coords&quot;:[300,300,12.5,,],&quot;shape_name&quot;:&quot;Rectangle Hollow Section&quot;,&quot;synonyms&quot;:[&quot;K300/300/12.5&quot;,&quot;K300x300x12.5&quot;,&quot;K300/12.5&quot;]}]}," table:formula="of:=[RectangleHollowSection.M38]" table:style-name="ce1">
            <text:p>{"K300/300/12.5": [{"shape_coords":[300,300,12.5,,],"shape_name":"Rectangle Hollow Section","synonyms":["K300/300/12.5","K300x300x12.5","K300/12.5"]}]},</text:p>
          </table:table-cell>
          <table:table-cell table:number-columns-repeated="16383"/>
        </table:table-row>
        <table:table-row table:style-name="ro1">
          <table:table-cell office:value-type="string" office:string-value="{&quot;K350/350/10&quot;: [{&quot;shape_coords&quot;:[350,350,10,,],&quot;shape_name&quot;:&quot;Rectangle Hollow Section&quot;,&quot;synonyms&quot;:[&quot;K350/350/10&quot;,&quot;K350x350x10&quot;,&quot;K350/10&quot;]}]}," table:formula="of:=[RectangleHollowSection.M39]" table:style-name="ce1">
            <text:p>{"K350/350/10": [{"shape_coords":[350,350,10,,],"shape_name":"Rectangle Hollow Section","synonyms":["K350/350/10","K350x350x10","K350/10"]}]},</text:p>
          </table:table-cell>
          <table:table-cell table:number-columns-repeated="16383"/>
        </table:table-row>
        <table:table-row table:style-name="ro1">
          <table:table-cell office:value-type="string" office:string-value="{&quot;K400/400/12.5&quot;: [{&quot;shape_coords&quot;:[400,400,12.5,,],&quot;shape_name&quot;:&quot;Rectangle Hollow Section&quot;,&quot;synonyms&quot;:[&quot;K400/400/12.5&quot;,&quot;K400x400x12.5&quot;,&quot;K400/12.5&quot;]}]}," table:formula="of:=[RectangleHollowSection.M40]" table:style-name="ce1">
            <text:p>{"K400/400/12.5": [{"shape_coords":[400,400,12.5,,],"shape_name":"Rectangle Hollow Section","synonyms":["K400/400/12.5","K400x400x12.5","K400/12.5"]}]},</text:p>
          </table:table-cell>
          <table:table-cell table:number-columns-repeated="16383"/>
        </table:table-row>
        <table:table-row table:style-name="ro1">
          <table:table-cell office:value-type="string" office:string-value="{&quot;K400/400/16&quot;: [{&quot;shape_coords&quot;:[400,400,16,,],&quot;shape_name&quot;:&quot;Rectangle Hollow Section&quot;,&quot;synonyms&quot;:[&quot;K400/400/16&quot;,&quot;K400x400x16&quot;,&quot;K400/16&quot;]}]}," table:formula="of:=[RectangleHollowSection.M41]" table:style-name="ce1">
            <text:p>{"K400/400/16": [{"shape_coords":[400,400,16,,],"shape_name":"Rectangle Hollow Section","synonyms":["K400/400/16","K400x400x16","K400/16"]}]},</text:p>
          </table:table-cell>
          <table:table-cell table:number-columns-repeated="16383"/>
        </table:table-row>
        <table:table-row table:number-rows-repeated="104819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Maarten Vroegindeweij</meta:initial-creator>
    <dc:creator>Joas Hollander</dc:creator>
    <meta:creation-date>2019-05-11T13:30:30Z</meta:creation-date>
    <dc:date>2023-03-28T10:00:44Z</dc:date>
    <meta:editing-duration>PT0S</meta:editing-duration>
  </office:meta>
</office:document-meta>
</file>